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-val</text:p>
          </table:table-cell>
          <table:table-cell table:style-name="ce1" office:value-type="string" calcext:value-type="string">
            <text:p>K11 coop</text:p>
          </table:table-cell>
          <table:table-cell table:style-name="ce1" office:value-type="string" calcext:value-type="string">
            <text:p>L20 coop</text:p>
          </table:table-cell>
          <table:table-cell table:style-name="ce1" office:value-type="string" calcext:value-type="string">
            <text:p>K21 coop</text:p>
          </table:table-cell>
          <table:table-cell table:style-name="ce1" office:value-type="string" calcext:value-type="string">
            <text:p>K22 coop</text:p>
          </table:table-cell>
          <table:table-cell table:style-name="ce1" office:value-type="string" calcext:value-type="string">
            <text:p>K11 nocoop</text:p>
          </table:table-cell>
          <table:table-cell table:style-name="ce1" office:value-type="string" calcext:value-type="string">
            <text:p>L20 nocoop</text:p>
          </table:table-cell>
          <table:table-cell table:style-name="ce1" office:value-type="string" calcext:value-type="string">
            <text:p>K21 nocoop</text:p>
          </table:table-cell>
          <table:table-cell office:value-type="string" calcext:value-type="string">
            <text:p>K21/4</text:p>
          </table:table-cell>
          <table:table-cell office:value-type="string" calcext:value-type="string">
            <text:p>wtcoop</text:p>
          </table:table-cell>
          <table:table-cell table:number-columns-repeated="4"/>
          <table:table-cell table:style-name="ce1" office:value-type="string" calcext:value-type="string">
            <text:p>K11 coop</text:p>
          </table:table-cell>
          <table:table-cell table:style-name="ce1" office:value-type="string" calcext:value-type="string">
            <text:p>L20 coop</text:p>
          </table:table-cell>
          <table:table-cell table:style-name="ce1" office:value-type="string" calcext:value-type="string">
            <text:p>K21 coop</text:p>
          </table:table-cell>
          <table:table-cell table:style-name="ce1" office:value-type="string" calcext:value-type="string">
            <text:p>K22 coop</text:p>
          </table:table-cell>
          <table:table-cell table:style-name="ce1" office:value-type="string" calcext:value-type="string">
            <text:p>K11 nocoop</text:p>
          </table:table-cell>
          <table:table-cell table:style-name="ce1" office:value-type="string" calcext:value-type="string">
            <text:p>L20 nocoop</text:p>
          </table:table-cell>
          <table:table-cell table:style-name="ce1" office:value-type="string" calcext:value-type="string">
            <text:p>K21 no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8" calcext:value-type="float">
            <text:p>3.958</text:p>
          </table:table-cell>
          <table:table-cell office:value-type="float" office:value="373.9" calcext:value-type="float">
            <text:p>373.9</text:p>
          </table:table-cell>
          <table:table-cell office:value-type="float" office:value="1.847" calcext:value-type="float">
            <text:p>1.847</text:p>
          </table:table-cell>
          <table:table-cell office:value-type="float" office:value="0.1375" calcext:value-type="float">
            <text:p>0.1375</text:p>
          </table:table-cell>
          <table:table-cell office:value-type="float" office:value="4.439" calcext:value-type="float">
            <text:p>4.439</text:p>
          </table:table-cell>
          <table:table-cell office:value-type="float" office:value="693.9" calcext:value-type="float">
            <text:p>693.9</text:p>
          </table:table-cell>
          <table:table-cell office:value-type="float" office:value="1.549" calcext:value-type="float">
            <text:p>1.549</text:p>
          </table:table-cell>
          <table:table-cell table:formula="of:=[.H2]/4" office:value-type="float" office:value="0.38725" calcext:value-type="float">
            <text:p>0.38725</text:p>
          </table:table-cell>
          <table:table-cell table:formula="of:=[.D2]/[.E2]" office:value-type="float" office:value="13.4327272727273" calcext:value-type="float">
            <text:p>13.4327272727</text:p>
          </table:table-cell>
          <table:table-cell table:number-columns-repeated="4"/>
          <table:table-cell table:formula="of:=LOG([.B2])" office:value-type="float" office:value="0.597475789870377" calcext:value-type="float">
            <text:p>0.5974757899</text:p>
          </table:table-cell>
          <table:table-cell table:formula="of:=LOG([.C2])" office:value-type="float" office:value="2.57275546515422" calcext:value-type="float">
            <text:p>2.5727554652</text:p>
          </table:table-cell>
          <table:table-cell table:formula="of:=LOG([.D2])" office:value-type="float" office:value="0.266466895440241" calcext:value-type="float">
            <text:p>0.2664668954</text:p>
          </table:table-cell>
          <table:table-cell table:formula="of:=LOG([.E2])" office:value-type="float" office:value="-0.861697301833718" calcext:value-type="float">
            <text:p>-0.8616973018</text:p>
          </table:table-cell>
          <table:table-cell table:formula="of:=LOG([.F2])" office:value-type="float" office:value="0.647285145025367" calcext:value-type="float">
            <text:p>0.647285145</text:p>
          </table:table-cell>
          <table:table-cell table:formula="of:=LOG([.G2])" office:value-type="float" office:value="2.84129688749028" calcext:value-type="float">
            <text:p>2.8412968875</text:p>
          </table:table-cell>
          <table:table-cell table:formula="of:=LOG([.H2])" office:value-type="float" office:value="0.190051417759206" calcext:value-type="float">
            <text:p>0.1900514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1" calcext:value-type="float">
            <text:p>4.221</text:p>
          </table:table-cell>
          <table:table-cell office:value-type="float" office:value="457.9" calcext:value-type="float">
            <text:p>457.9</text:p>
          </table:table-cell>
          <table:table-cell office:value-type="float" office:value="1.761" calcext:value-type="float">
            <text:p>1.761</text:p>
          </table:table-cell>
          <table:table-cell office:value-type="float" office:value="0.1752" calcext:value-type="float">
            <text:p>0.1752</text:p>
          </table:table-cell>
          <table:table-cell office:value-type="float" office:value="4.706" calcext:value-type="float">
            <text:p>4.706</text:p>
          </table:table-cell>
          <table:table-cell office:value-type="float" office:value="784.8" calcext:value-type="float">
            <text:p>784.8</text:p>
          </table:table-cell>
          <table:table-cell office:value-type="float" office:value="1.526" calcext:value-type="float">
            <text:p>1.526</text:p>
          </table:table-cell>
          <table:table-cell table:formula="of:=[.H3]/4" office:value-type="float" office:value="0.3815" calcext:value-type="float">
            <text:p>0.3815</text:p>
          </table:table-cell>
          <table:table-cell table:formula="of:=[.D3]/[.E3]" office:value-type="float" office:value="10.0513698630137" calcext:value-type="float">
            <text:p>10.051369863</text:p>
          </table:table-cell>
          <table:table-cell table:number-columns-repeated="4"/>
          <table:table-cell table:formula="of:=LOG([.B3])" office:value-type="float" office:value="0.625415352154408" calcext:value-type="float">
            <text:p>0.6254153522</text:p>
          </table:table-cell>
          <table:table-cell table:formula="of:=LOG([.C3])" office:value-type="float" office:value="2.6607706435277" calcext:value-type="float">
            <text:p>2.6607706435</text:p>
          </table:table-cell>
          <table:table-cell table:formula="of:=LOG([.D3])" office:value-type="float" office:value="0.245759355967277" calcext:value-type="float">
            <text:p>0.245759356</text:p>
          </table:table-cell>
          <table:table-cell table:formula="of:=LOG([.E3])" office:value-type="float" office:value="-0.756465898167938" calcext:value-type="float">
            <text:p>-0.7564658982</text:p>
          </table:table-cell>
          <table:table-cell table:formula="of:=LOG([.F3])" office:value-type="float" office:value="0.672651922840002" calcext:value-type="float">
            <text:p>0.6726519228</text:p>
          </table:table-cell>
          <table:table-cell table:formula="of:=LOG([.G3])" office:value-type="float" office:value="2.89475899437189" calcext:value-type="float">
            <text:p>2.8947589944</text:p>
          </table:table-cell>
          <table:table-cell table:formula="of:=LOG([.H3])" office:value-type="float" office:value="0.183554533618862" calcext:value-type="float">
            <text:p>0.1835545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8" calcext:value-type="float">
            <text:p>3.668</text:p>
          </table:table-cell>
          <table:table-cell office:value-type="float" office:value="261.4" calcext:value-type="float">
            <text:p>261.4</text:p>
          </table:table-cell>
          <table:table-cell office:value-type="float" office:value="1.866" calcext:value-type="float">
            <text:p>1.866</text:p>
          </table:table-cell>
          <table:table-cell office:value-type="float" office:value="0.1471" calcext:value-type="float">
            <text:p>0.1471</text:p>
          </table:table-cell>
          <table:table-cell office:value-type="float" office:value="3.958" calcext:value-type="float">
            <text:p>3.958</text:p>
          </table:table-cell>
          <table:table-cell office:value-type="float" office:value="431.4" calcext:value-type="float">
            <text:p>431.4</text:p>
          </table:table-cell>
          <table:table-cell office:value-type="float" office:value="1.583" calcext:value-type="float">
            <text:p>1.583</text:p>
          </table:table-cell>
          <table:table-cell table:formula="of:=[.H4]/4" office:value-type="float" office:value="0.39575" calcext:value-type="float">
            <text:p>0.39575</text:p>
          </table:table-cell>
          <table:table-cell table:formula="of:=[.D4]/[.E4]" office:value-type="float" office:value="12.6852481305235" calcext:value-type="float">
            <text:p>12.6852481305</text:p>
          </table:table-cell>
          <table:table-cell table:number-columns-repeated="4"/>
          <table:table-cell table:formula="of:=LOG([.B4])" office:value-type="float" office:value="0.564429326997983" calcext:value-type="float">
            <text:p>0.564429327</text:p>
          </table:table-cell>
          <table:table-cell table:formula="of:=LOG([.C4])" office:value-type="float" office:value="2.41730558324452" calcext:value-type="float">
            <text:p>2.4173055832</text:p>
          </table:table-cell>
          <table:table-cell table:formula="of:=LOG([.D4])" office:value-type="float" office:value="0.270911639410481" calcext:value-type="float">
            <text:p>0.2709116394</text:p>
          </table:table-cell>
          <table:table-cell table:formula="of:=LOG([.E4])" office:value-type="float" office:value="-0.83238732727247" calcext:value-type="float">
            <text:p>-0.8323873273</text:p>
          </table:table-cell>
          <table:table-cell table:formula="of:=LOG([.F4])" office:value-type="float" office:value="0.597475789870377" calcext:value-type="float">
            <text:p>0.5974757899</text:p>
          </table:table-cell>
          <table:table-cell table:formula="of:=LOG([.G4])" office:value-type="float" office:value="2.63488014076653" calcext:value-type="float">
            <text:p>2.6348801408</text:p>
          </table:table-cell>
          <table:table-cell table:formula="of:=LOG([.H4])" office:value-type="float" office:value="0.199480914862356" calcext:value-type="float">
            <text:p>0.1994809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61" calcext:value-type="float">
            <text:p>4.061</text:p>
          </table:table-cell>
          <table:table-cell office:value-type="float" office:value="363.2" calcext:value-type="float">
            <text:p>363.2</text:p>
          </table:table-cell>
          <table:table-cell office:value-type="float" office:value="1.99" calcext:value-type="float">
            <text:p>1.99</text:p>
          </table:table-cell>
          <table:table-cell office:value-type="float" office:value="0.09397" calcext:value-type="float">
            <text:p>0.09397</text:p>
          </table:table-cell>
          <table:table-cell office:value-type="float" office:value="4.581" calcext:value-type="float">
            <text:p>4.581</text:p>
          </table:table-cell>
          <table:table-cell office:value-type="float" office:value="708.2" calcext:value-type="float">
            <text:p>708.2</text:p>
          </table:table-cell>
          <table:table-cell office:value-type="float" office:value="1.567" calcext:value-type="float">
            <text:p>1.567</text:p>
          </table:table-cell>
          <table:table-cell table:formula="of:=[.H5]/4" office:value-type="float" office:value="0.39175" calcext:value-type="float">
            <text:p>0.39175</text:p>
          </table:table-cell>
          <table:table-cell table:formula="of:=[.D5]/[.E5]" office:value-type="float" office:value="21.1769713738427" calcext:value-type="float">
            <text:p>21.1769713738</text:p>
          </table:table-cell>
          <table:table-cell table:number-columns-repeated="4"/>
          <table:table-cell table:formula="of:=LOG([.B5])" office:value-type="float" office:value="0.608632989490037" calcext:value-type="float">
            <text:p>0.6086329895</text:p>
          </table:table-cell>
          <table:table-cell table:formula="of:=LOG([.C5])" office:value-type="float" office:value="2.56014583984905" calcext:value-type="float">
            <text:p>2.5601458398</text:p>
          </table:table-cell>
          <table:table-cell table:formula="of:=LOG([.D5])" office:value-type="float" office:value="0.298853076409707" calcext:value-type="float">
            <text:p>0.2988530764</text:p>
          </table:table-cell>
          <table:table-cell table:formula="of:=LOG([.E5])" office:value-type="float" office:value="-1.02701077314465" calcext:value-type="float">
            <text:p>-1.0270107731</text:p>
          </table:table-cell>
          <table:table-cell table:formula="of:=LOG([.F5])" office:value-type="float" office:value="0.660960291776084" calcext:value-type="float">
            <text:p>0.6609602918</text:p>
          </table:table-cell>
          <table:table-cell table:formula="of:=LOG([.G5])" office:value-type="float" office:value="2.85015592242209" calcext:value-type="float">
            <text:p>2.8501559224</text:p>
          </table:table-cell>
          <table:table-cell table:formula="of:=LOG([.H5])" office:value-type="float" office:value="0.19506899646859" calcext:value-type="float">
            <text:p>0.1950689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7" calcext:value-type="float">
            <text:p>3.867</text:p>
          </table:table-cell>
          <table:table-cell office:value-type="float" office:value="365.1" calcext:value-type="float">
            <text:p>365.1</text:p>
          </table:table-cell>
          <table:table-cell office:value-type="float" office:value="1.883" calcext:value-type="float">
            <text:p>1.883</text:p>
          </table:table-cell>
          <table:table-cell office:value-type="float" office:value="0.179" calcext:value-type="float">
            <text:p>0.179</text:p>
          </table:table-cell>
          <table:table-cell office:value-type="float" office:value="4.161" calcext:value-type="float">
            <text:p>4.161</text:p>
          </table:table-cell>
          <table:table-cell office:value-type="float" office:value="565.9" calcext:value-type="float">
            <text:p>565.9</text:p>
          </table:table-cell>
          <table:table-cell office:value-type="float" office:value="1.569" calcext:value-type="float">
            <text:p>1.569</text:p>
          </table:table-cell>
          <table:table-cell table:formula="of:=[.H6]/4" office:value-type="float" office:value="0.39225" calcext:value-type="float">
            <text:p>0.39225</text:p>
          </table:table-cell>
          <table:table-cell table:formula="of:=[.D6]/[.E6]" office:value-type="float" office:value="10.5195530726257" calcext:value-type="float">
            <text:p>10.5195530726</text:p>
          </table:table-cell>
          <table:table-cell table:number-columns-repeated="4"/>
          <table:table-cell table:formula="of:=LOG([.B6])" office:value-type="float" office:value="0.587374172073065" calcext:value-type="float">
            <text:p>0.5873741721</text:p>
          </table:table-cell>
          <table:table-cell table:formula="of:=LOG([.C6])" office:value-type="float" office:value="2.56241183294973" calcext:value-type="float">
            <text:p>2.5624118329</text:p>
          </table:table-cell>
          <table:table-cell table:formula="of:=LOG([.D6])" office:value-type="float" office:value="0.274850320016665" calcext:value-type="float">
            <text:p>0.27485032</text:p>
          </table:table-cell>
          <table:table-cell table:formula="of:=LOG([.E6])" office:value-type="float" office:value="-0.747146969020107" calcext:value-type="float">
            <text:p>-0.747146969</text:p>
          </table:table-cell>
          <table:table-cell table:formula="of:=LOG([.F6])" office:value-type="float" office:value="0.619197715792947" calcext:value-type="float">
            <text:p>0.6191977158</text:p>
          </table:table-cell>
          <table:table-cell table:formula="of:=LOG([.G6])" office:value-type="float" office:value="2.75273969393533" calcext:value-type="float">
            <text:p>2.7527396939</text:p>
          </table:table-cell>
          <table:table-cell table:formula="of:=LOG([.H6])" office:value-type="float" office:value="0.195622943586937" calcext:value-type="float">
            <text:p>0.1956229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44" calcext:value-type="float">
            <text:p>3.944</text:p>
          </table:table-cell>
          <table:table-cell office:value-type="float" office:value="295.4" calcext:value-type="float">
            <text:p>295.4</text:p>
          </table:table-cell>
          <table:table-cell office:value-type="float" office:value="1.625" calcext:value-type="float">
            <text:p>1.625</text:p>
          </table:table-cell>
          <table:table-cell office:value-type="float" office:value="0.03486" calcext:value-type="float">
            <text:p>0.03486</text:p>
          </table:table-cell>
          <table:table-cell office:value-type="float" office:value="4.474" calcext:value-type="float">
            <text:p>4.474</text:p>
          </table:table-cell>
          <table:table-cell office:value-type="float" office:value="590.7" calcext:value-type="float">
            <text:p>590.7</text:p>
          </table:table-cell>
          <table:table-cell office:value-type="float" office:value="1.366" calcext:value-type="float">
            <text:p>1.366</text:p>
          </table:table-cell>
          <table:table-cell table:formula="of:=[.H7]/4" office:value-type="float" office:value="0.3415" calcext:value-type="float">
            <text:p>0.3415</text:p>
          </table:table-cell>
          <table:table-cell table:formula="of:=[.D7]/[.E7]" office:value-type="float" office:value="46.6150315547906" calcext:value-type="float">
            <text:p>46.6150315548</text:p>
          </table:table-cell>
          <table:table-cell table:number-columns-repeated="4"/>
          <table:table-cell table:formula="of:=LOG([.B7])" office:value-type="float" office:value="0.595936906269174" calcext:value-type="float">
            <text:p>0.5959369063</text:p>
          </table:table-cell>
          <table:table-cell table:formula="of:=LOG([.C7])" office:value-type="float" office:value="2.47041049097593" calcext:value-type="float">
            <text:p>2.470410491</text:p>
          </table:table-cell>
          <table:table-cell table:formula="of:=LOG([.D7])" office:value-type="float" office:value="0.210853365314893" calcext:value-type="float">
            <text:p>0.2108533653</text:p>
          </table:table-cell>
          <table:table-cell table:formula="of:=LOG([.E7])" office:value-type="float" office:value="-1.45767261722603" calcext:value-type="float">
            <text:p>-1.4576726172</text:p>
          </table:table-cell>
          <table:table-cell table:formula="of:=LOG([.F7])" office:value-type="float" office:value="0.650695979760611" calcext:value-type="float">
            <text:p>0.6506959798</text:p>
          </table:table-cell>
          <table:table-cell table:formula="of:=LOG([.G7])" office:value-type="float" office:value="2.77136697085778" calcext:value-type="float">
            <text:p>2.7713669709</text:p>
          </table:table-cell>
          <table:table-cell table:formula="of:=LOG([.H7])" office:value-type="float" office:value="0.135450699345514" calcext:value-type="float">
            <text:p>0.1354506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44" calcext:value-type="float">
            <text:p>3.744</text:p>
          </table:table-cell>
          <table:table-cell office:value-type="float" office:value="283.8" calcext:value-type="float">
            <text:p>283.8</text:p>
          </table:table-cell>
          <table:table-cell office:value-type="float" office:value="1.836" calcext:value-type="float">
            <text:p>1.836</text:p>
          </table:table-cell>
          <table:table-cell office:value-type="float" office:value="0.08319" calcext:value-type="float">
            <text:p>0.08319</text:p>
          </table:table-cell>
          <table:table-cell office:value-type="float" office:value="4.191" calcext:value-type="float">
            <text:p>4.191</text:p>
          </table:table-cell>
          <table:table-cell office:value-type="float" office:value="551.6" calcext:value-type="float">
            <text:p>551.6</text:p>
          </table:table-cell>
          <table:table-cell office:value-type="float" office:value="1.5" calcext:value-type="float">
            <text:p>1.5</text:p>
          </table:table-cell>
          <table:table-cell table:formula="of:=[.H8]/4" office:value-type="float" office:value="0.375" calcext:value-type="float">
            <text:p>0.375</text:p>
          </table:table-cell>
          <table:table-cell table:formula="of:=[.D8]/[.E8]" office:value-type="float" office:value="22.0699603317706" calcext:value-type="float">
            <text:p>22.0699603318</text:p>
          </table:table-cell>
          <table:table-cell table:number-columns-repeated="4"/>
          <table:table-cell table:formula="of:=LOG([.B8])" office:value-type="float" office:value="0.573335840066068" calcext:value-type="float">
            <text:p>0.5733358401</text:p>
          </table:table-cell>
          <table:table-cell table:formula="of:=LOG([.C8])" office:value-type="float" office:value="2.45301239112145" calcext:value-type="float">
            <text:p>2.4530123911</text:p>
          </table:table-cell>
          <table:table-cell table:formula="of:=LOG([.D8])" office:value-type="float" office:value="0.263872676865224" calcext:value-type="float">
            <text:p>0.2638726769</text:p>
          </table:table-cell>
          <table:table-cell table:formula="of:=LOG([.E8])" office:value-type="float" office:value="-1.07992887570248" calcext:value-type="float">
            <text:p>-1.0799288757</text:p>
          </table:table-cell>
          <table:table-cell table:formula="of:=LOG([.F8])" office:value-type="float" office:value="0.622317660833844" calcext:value-type="float">
            <text:p>0.6223176608</text:p>
          </table:table-cell>
          <table:table-cell table:formula="of:=LOG([.G8])" office:value-type="float" office:value="2.74162425750381" calcext:value-type="float">
            <text:p>2.7416242575</text:p>
          </table:table-cell>
          <table:table-cell table:formula="of:=LOG([.H8])" office:value-type="float" office:value="0.176091259055681" calcext:value-type="float">
            <text:p>0.1760912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263.3" calcext:value-type="float">
            <text:p>263.3</text:p>
          </table:table-cell>
          <table:table-cell office:value-type="float" office:value="1.595" calcext:value-type="float">
            <text:p>1.595</text:p>
          </table:table-cell>
          <table:table-cell office:value-type="float" office:value="0.0351" calcext:value-type="float">
            <text:p>0.0351</text:p>
          </table:table-cell>
          <table:table-cell office:value-type="float" office:value="4.414" calcext:value-type="float">
            <text:p>4.414</text:p>
          </table:table-cell>
          <table:table-cell office:value-type="float" office:value="561.8" calcext:value-type="float">
            <text:p>561.8</text:p>
          </table:table-cell>
          <table:table-cell office:value-type="float" office:value="1.412" calcext:value-type="float">
            <text:p>1.412</text:p>
          </table:table-cell>
          <table:table-cell table:formula="of:=[.H9]/4" office:value-type="float" office:value="0.353" calcext:value-type="float">
            <text:p>0.353</text:p>
          </table:table-cell>
          <table:table-cell table:formula="of:=[.D9]/[.E9]" office:value-type="float" office:value="45.4415954415954" calcext:value-type="float">
            <text:p>45.4415954416</text:p>
          </table:table-cell>
          <table:table-cell table:number-columns-repeated="4"/>
          <table:table-cell table:formula="of:=LOG([.B9])" office:value-type="float" office:value="0.585460729508501" calcext:value-type="float">
            <text:p>0.5854607295</text:p>
          </table:table-cell>
          <table:table-cell table:formula="of:=LOG([.C9])" office:value-type="float" office:value="2.42045085910607" calcext:value-type="float">
            <text:p>2.4204508591</text:p>
          </table:table-cell>
          <table:table-cell table:formula="of:=LOG([.D9])" office:value-type="float" office:value="0.2027606873932" calcext:value-type="float">
            <text:p>0.2027606874</text:p>
          </table:table-cell>
          <table:table-cell table:formula="of:=LOG([.E9])" office:value-type="float" office:value="-1.45469288353418" calcext:value-type="float">
            <text:p>-1.4546928835</text:p>
          </table:table-cell>
          <table:table-cell table:formula="of:=LOG([.F9])" office:value-type="float" office:value="0.644832328825636" calcext:value-type="float">
            <text:p>0.6448323288</text:p>
          </table:table-cell>
          <table:table-cell table:formula="of:=LOG([.G9])" office:value-type="float" office:value="2.74958173486556" calcext:value-type="float">
            <text:p>2.7495817349</text:p>
          </table:table-cell>
          <table:table-cell table:formula="of:=LOG([.H9])" office:value-type="float" office:value="0.149834696715785" calcext:value-type="float">
            <text:p>0.1498346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2" calcext:value-type="float">
            <text:p>3.772</text:p>
          </table:table-cell>
          <table:table-cell office:value-type="float" office:value="298.4" calcext:value-type="float">
            <text:p>298.4</text:p>
          </table:table-cell>
          <table:table-cell office:value-type="float" office:value="1.872" calcext:value-type="float">
            <text:p>1.872</text:p>
          </table:table-cell>
          <table:table-cell office:value-type="float" office:value="0.1458" calcext:value-type="float">
            <text:p>0.1458</text:p>
          </table:table-cell>
          <table:table-cell office:value-type="float" office:value="4.158" calcext:value-type="float">
            <text:p>4.158</text:p>
          </table:table-cell>
          <table:table-cell office:value-type="float" office:value="533.7" calcext:value-type="float">
            <text:p>533.7</text:p>
          </table:table-cell>
          <table:table-cell office:value-type="float" office:value="1.595" calcext:value-type="float">
            <text:p>1.595</text:p>
          </table:table-cell>
          <table:table-cell table:formula="of:=[.H10]/4" office:value-type="float" office:value="0.39875" calcext:value-type="float">
            <text:p>0.39875</text:p>
          </table:table-cell>
          <table:table-cell table:formula="of:=[.D10]/[.E10]" office:value-type="float" office:value="12.8395061728395" calcext:value-type="float">
            <text:p>12.8395061728</text:p>
          </table:table-cell>
          <table:table-cell table:number-columns-repeated="4"/>
          <table:table-cell table:formula="of:=LOG([.B10])" office:value-type="float" office:value="0.576571684065291" calcext:value-type="float">
            <text:p>0.5765716841</text:p>
          </table:table-cell>
          <table:table-cell table:formula="of:=LOG([.C10])" office:value-type="float" office:value="2.47479881880063" calcext:value-type="float">
            <text:p>2.4747988188</text:p>
          </table:table-cell>
          <table:table-cell table:formula="of:=LOG([.D10])" office:value-type="float" office:value="0.272305844402086" calcext:value-type="float">
            <text:p>0.2723058444</text:p>
          </table:table-cell>
          <table:table-cell table:formula="of:=LOG([.E10])" office:value-type="float" office:value="-0.836242476018044" calcext:value-type="float">
            <text:p>-0.836242476</text:p>
          </table:table-cell>
          <table:table-cell table:formula="of:=LOG([.F10])" office:value-type="float" office:value="0.61888448499545" calcext:value-type="float">
            <text:p>0.618884485</text:p>
          </table:table-cell>
          <table:table-cell table:formula="of:=LOG([.G10])" office:value-type="float" office:value="2.72729720280359" calcext:value-type="float">
            <text:p>2.7272972028</text:p>
          </table:table-cell>
          <table:table-cell table:formula="of:=LOG([.H10])" office:value-type="float" office:value="0.2027606873932" calcext:value-type="float">
            <text:p>0.2027606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88" calcext:value-type="float">
            <text:p>3.588</text:p>
          </table:table-cell>
          <table:table-cell office:value-type="float" office:value="237.6" calcext:value-type="float">
            <text:p>237.6</text:p>
          </table:table-cell>
          <table:table-cell office:value-type="float" office:value="1.756" calcext:value-type="float">
            <text:p>1.756</text:p>
          </table:table-cell>
          <table:table-cell office:value-type="float" office:value="0.07078" calcext:value-type="float">
            <text:p>0.07078</text:p>
          </table:table-cell>
          <table:table-cell office:value-type="float" office:value="3.934" calcext:value-type="float">
            <text:p>3.934</text:p>
          </table:table-cell>
          <table:table-cell office:value-type="float" office:value="431.4" calcext:value-type="float">
            <text:p>431.4</text:p>
          </table:table-cell>
          <table:table-cell office:value-type="float" office:value="1.445" calcext:value-type="float">
            <text:p>1.445</text:p>
          </table:table-cell>
          <table:table-cell table:formula="of:=[.H11]/4" office:value-type="float" office:value="0.36125" calcext:value-type="float">
            <text:p>0.36125</text:p>
          </table:table-cell>
          <table:table-cell table:formula="of:=[.D11]/[.E11]" office:value-type="float" office:value="24.809268154846" calcext:value-type="float">
            <text:p>24.8092681548</text:p>
          </table:table-cell>
          <table:table-cell table:number-columns-repeated="4"/>
          <table:table-cell table:formula="of:=LOG([.B11])" office:value-type="float" office:value="0.554852434372054" calcext:value-type="float">
            <text:p>0.5548524344</text:p>
          </table:table-cell>
          <table:table-cell table:formula="of:=LOG([.C11])" office:value-type="float" office:value="2.37584643630916" calcext:value-type="float">
            <text:p>2.3758464363</text:p>
          </table:table-cell>
          <table:table-cell table:formula="of:=LOG([.D11])" office:value-type="float" office:value="0.244524511570084" calcext:value-type="float">
            <text:p>0.2445245116</text:p>
          </table:table-cell>
          <table:table-cell table:formula="of:=LOG([.E11])" office:value-type="float" office:value="-1.1500894416985" calcext:value-type="float">
            <text:p>-1.1500894417</text:p>
          </table:table-cell>
          <table:table-cell table:formula="of:=LOG([.F11])" office:value-type="float" office:value="0.594834355583318" calcext:value-type="float">
            <text:p>0.5948343556</text:p>
          </table:table-cell>
          <table:table-cell table:formula="of:=LOG([.G11])" office:value-type="float" office:value="2.63488014076653" calcext:value-type="float">
            <text:p>2.6348801408</text:p>
          </table:table-cell>
          <table:table-cell table:formula="of:=LOG([.H11])" office:value-type="float" office:value="0.159867847092567" calcext:value-type="float">
            <text:p>0.1598678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float" office:value="234.9" calcext:value-type="float">
            <text:p>234.9</text:p>
          </table:table-cell>
          <table:table-cell office:value-type="float" office:value="1.849" calcext:value-type="float">
            <text:p>1.849</text:p>
          </table:table-cell>
          <table:table-cell office:value-type="float" office:value="-0.01042" calcext:value-type="float">
            <text:p>-0.01042</text:p>
          </table:table-cell>
          <table:table-cell office:value-type="float" office:value="4.409" calcext:value-type="float">
            <text:p>4.409</text:p>
          </table:table-cell>
          <table:table-cell office:value-type="float" office:value="639.7" calcext:value-type="float">
            <text:p>639.7</text:p>
          </table:table-cell>
          <table:table-cell office:value-type="float" office:value="1.515" calcext:value-type="float">
            <text:p>1.515</text:p>
          </table:table-cell>
          <table:table-cell table:formula="of:=[.H12]/4" office:value-type="float" office:value="0.37875" calcext:value-type="float">
            <text:p>0.37875</text:p>
          </table:table-cell>
          <table:table-cell table:formula="of:=[.D12]/[.E12]" office:value-type="float" office:value="-177.447216890595" calcext:value-type="float">
            <text:p>-177.4472168906</text:p>
          </table:table-cell>
          <table:table-cell table:number-columns-repeated="4"/>
          <table:table-cell table:formula="of:=LOG([.B12])" office:value-type="float" office:value="0.56702636615906" calcext:value-type="float">
            <text:p>0.5670263662</text:p>
          </table:table-cell>
          <table:table-cell table:formula="of:=LOG([.C12])" office:value-type="float" office:value="2.37088301677761" calcext:value-type="float">
            <text:p>2.3708830168</text:p>
          </table:table-cell>
          <table:table-cell table:formula="of:=LOG([.D12])" office:value-type="float" office:value="0.266936911159173" calcext:value-type="float">
            <text:p>0.2669369112</text:p>
          </table:table-cell>
          <table:table-cell table:formula="of:=LOG([.E12])" office:value-type="string" office:string-value="" calcext:value-type="error">
            <text:p>Err:502</text:p>
          </table:table-cell>
          <table:table-cell table:formula="of:=LOG([.F12])" office:value-type="float" office:value="0.644340098826322" calcext:value-type="float">
            <text:p>0.6443400988</text:p>
          </table:table-cell>
          <table:table-cell table:formula="of:=LOG([.G12])" office:value-type="float" office:value="2.80597635071756" calcext:value-type="float">
            <text:p>2.8059763507</text:p>
          </table:table-cell>
          <table:table-cell table:formula="of:=LOG([.H12])" office:value-type="float" office:value="0.180412632838324" calcext:value-type="float">
            <text:p>0.1804126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9" calcext:value-type="float">
            <text:p>3.699</text:p>
          </table:table-cell>
          <table:table-cell office:value-type="float" office:value="285.9" calcext:value-type="float">
            <text:p>285.9</text:p>
          </table:table-cell>
          <table:table-cell office:value-type="float" office:value="1.901" calcext:value-type="float">
            <text:p>1.901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4.16" calcext:value-type="float">
            <text:p>4.16</text:p>
          </table:table-cell>
          <table:table-cell office:value-type="float" office:value="574.7" calcext:value-type="float">
            <text:p>574.7</text:p>
          </table:table-cell>
          <table:table-cell office:value-type="float" office:value="1.522" calcext:value-type="float">
            <text:p>1.522</text:p>
          </table:table-cell>
          <table:table-cell table:formula="of:=[.H13]/4" office:value-type="float" office:value="0.3805" calcext:value-type="float">
            <text:p>0.3805</text:p>
          </table:table-cell>
          <table:table-cell table:formula="of:=[.D13]/[.E13]" office:value-type="float" office:value="24.1888280951775" calcext:value-type="float">
            <text:p>24.1888280952</text:p>
          </table:table-cell>
          <table:table-cell table:number-columns-repeated="4"/>
          <table:table-cell table:formula="of:=LOG([.B13])" office:value-type="float" office:value="0.568084331315394" calcext:value-type="float">
            <text:p>0.5680843313</text:p>
          </table:table-cell>
          <table:table-cell table:formula="of:=LOG([.C13])" office:value-type="float" office:value="2.45621415535799" calcext:value-type="float">
            <text:p>2.4562141554</text:p>
          </table:table-cell>
          <table:table-cell table:formula="of:=LOG([.D13])" office:value-type="float" office:value="0.278982116865443" calcext:value-type="float">
            <text:p>0.2789821169</text:p>
          </table:table-cell>
          <table:table-cell table:formula="of:=LOG([.E13])" office:value-type="float" office:value="-1.10463271122664" calcext:value-type="float">
            <text:p>-1.1046327112</text:p>
          </table:table-cell>
          <table:table-cell table:formula="of:=LOG([.F13])" office:value-type="float" office:value="0.619093330626743" calcext:value-type="float">
            <text:p>0.6190933306</text:p>
          </table:table-cell>
          <table:table-cell table:formula="of:=LOG([.G13])" office:value-type="float" office:value="2.7594411971337" calcext:value-type="float">
            <text:p>2.7594411971</text:p>
          </table:table-cell>
          <table:table-cell table:formula="of:=LOG([.H13])" office:value-type="float" office:value="0.182414652434554" calcext:value-type="float">
            <text:p>0.1824146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39" calcext:value-type="float">
            <text:p>3.739</text:p>
          </table:table-cell>
          <table:table-cell office:value-type="float" office:value="246.5" calcext:value-type="float">
            <text:p>246.5</text:p>
          </table:table-cell>
          <table:table-cell office:value-type="float" office:value="1.694" calcext:value-type="float">
            <text:p>1.694</text:p>
          </table:table-cell>
          <table:table-cell office:value-type="float" office:value="0.04166" calcext:value-type="float">
            <text:p>0.04166</text:p>
          </table:table-cell>
          <table:table-cell office:value-type="float" office:value="4.344" calcext:value-type="float">
            <text:p>4.344</text:p>
          </table:table-cell>
          <table:table-cell office:value-type="float" office:value="572.9" calcext:value-type="float">
            <text:p>572.9</text:p>
          </table:table-cell>
          <table:table-cell office:value-type="float" office:value="1.495" calcext:value-type="float">
            <text:p>1.495</text:p>
          </table:table-cell>
          <table:table-cell table:formula="of:=[.H14]/4" office:value-type="float" office:value="0.37375" calcext:value-type="float">
            <text:p>0.37375</text:p>
          </table:table-cell>
          <table:table-cell table:formula="of:=[.D14]/[.E14]" office:value-type="float" office:value="40.6625060009602" calcext:value-type="float">
            <text:p>40.662506001</text:p>
          </table:table-cell>
          <table:table-cell table:number-columns-repeated="4"/>
          <table:table-cell table:formula="of:=LOG([.B14])" office:value-type="float" office:value="0.57275546515422" calcext:value-type="float">
            <text:p>0.5727554652</text:p>
          </table:table-cell>
          <table:table-cell table:formula="of:=LOG([.C14])" office:value-type="float" office:value="2.39181692361325" calcext:value-type="float">
            <text:p>2.3918169236</text:p>
          </table:table-cell>
          <table:table-cell table:formula="of:=LOG([.D14])" office:value-type="float" office:value="0.228913405994688" calcext:value-type="float">
            <text:p>0.228913406</text:p>
          </table:table-cell>
          <table:table-cell table:formula="of:=LOG([.E14])" office:value-type="float" office:value="-1.38028073438827" calcext:value-type="float">
            <text:p>-1.3802807344</text:p>
          </table:table-cell>
          <table:table-cell table:formula="of:=LOG([.F14])" office:value-type="float" office:value="0.637889816580791" calcext:value-type="float">
            <text:p>0.6378898166</text:p>
          </table:table-cell>
          <table:table-cell table:formula="of:=LOG([.G14])" office:value-type="float" office:value="2.75807882224961" calcext:value-type="float">
            <text:p>2.7580788222</text:p>
          </table:table-cell>
          <table:table-cell table:formula="of:=LOG([.H14])" office:value-type="float" office:value="0.174641192660448" calcext:value-type="float">
            <text:p>0.1746411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68" calcext:value-type="float">
            <text:p>3.568</text:p>
          </table:table-cell>
          <table:table-cell office:value-type="float" office:value="230.1" calcext:value-type="float">
            <text:p>230.1</text:p>
          </table:table-cell>
          <table:table-cell office:value-type="float" office:value="1.8" calcext:value-type="float">
            <text:p>1.8</text:p>
          </table:table-cell>
          <table:table-cell office:value-type="float" office:value="0.1228" calcext:value-type="float">
            <text:p>0.1228</text:p>
          </table:table-cell>
          <table:table-cell office:value-type="float" office:value="3.81" calcext:value-type="float">
            <text:p>3.81</text:p>
          </table:table-cell>
          <table:table-cell office:value-type="float" office:value="367.2" calcext:value-type="float">
            <text:p>367.2</text:p>
          </table:table-cell>
          <table:table-cell office:value-type="float" office:value="1.517" calcext:value-type="float">
            <text:p>1.517</text:p>
          </table:table-cell>
          <table:table-cell table:formula="of:=[.H15]/4" office:value-type="float" office:value="0.37925" calcext:value-type="float">
            <text:p>0.37925</text:p>
          </table:table-cell>
          <table:table-cell table:formula="of:=[.D15]/[.E15]" office:value-type="float" office:value="14.6579804560261" calcext:value-type="float">
            <text:p>14.657980456</text:p>
          </table:table-cell>
          <table:table-cell table:number-columns-repeated="4"/>
          <table:table-cell table:formula="of:=LOG([.B15])" office:value-type="float" office:value="0.552424845704085" calcext:value-type="float">
            <text:p>0.5524248457</text:p>
          </table:table-cell>
          <table:table-cell table:formula="of:=LOG([.C15])" office:value-type="float" office:value="2.36191661866864" calcext:value-type="float">
            <text:p>2.3619166187</text:p>
          </table:table-cell>
          <table:table-cell table:formula="of:=LOG([.D15])" office:value-type="float" office:value="0.255272505103306" calcext:value-type="float">
            <text:p>0.2552725051</text:p>
          </table:table-cell>
          <table:table-cell table:formula="of:=LOG([.E15])" office:value-type="float" office:value="-0.910801633194851" calcext:value-type="float">
            <text:p>-0.9108016332</text:p>
          </table:table-cell>
          <table:table-cell table:formula="of:=LOG([.F15])" office:value-type="float" office:value="0.580924975675619" calcext:value-type="float">
            <text:p>0.5809249757</text:p>
          </table:table-cell>
          <table:table-cell table:formula="of:=LOG([.G15])" office:value-type="float" office:value="2.5649026725292" calcext:value-type="float">
            <text:p>2.5649026725</text:p>
          </table:table-cell>
          <table:table-cell table:formula="of:=LOG([.H15])" office:value-type="float" office:value="0.18098558078673" calcext:value-type="float">
            <text:p>0.1809855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394.1" calcext:value-type="float">
            <text:p>394.1</text:p>
          </table:table-cell>
          <table:table-cell office:value-type="float" office:value="1.978" calcext:value-type="float">
            <text:p>1.978</text:p>
          </table:table-cell>
          <table:table-cell office:value-type="float" office:value="0.2005" calcext:value-type="float">
            <text:p>0.2005</text:p>
          </table:table-cell>
          <table:table-cell office:value-type="float" office:value="4.162" calcext:value-type="float">
            <text:p>4.162</text:p>
          </table:table-cell>
          <table:table-cell office:value-type="float" office:value="577.9" calcext:value-type="float">
            <text:p>577.9</text:p>
          </table:table-cell>
          <table:table-cell office:value-type="float" office:value="1.61" calcext:value-type="float">
            <text:p>1.61</text:p>
          </table:table-cell>
          <table:table-cell table:formula="of:=[.H16]/4" office:value-type="float" office:value="0.4025" calcext:value-type="float">
            <text:p>0.4025</text:p>
          </table:table-cell>
          <table:table-cell table:formula="of:=[.D16]/[.E16]" office:value-type="float" office:value="9.86533665835411" calcext:value-type="float">
            <text:p>9.8653366584</text:p>
          </table:table-cell>
          <table:table-cell table:number-columns-repeated="4"/>
          <table:table-cell table:formula="of:=LOG([.B16])" office:value-type="float" office:value="0.592176757395867" calcext:value-type="float">
            <text:p>0.5921767574</text:p>
          </table:table-cell>
          <table:table-cell table:formula="of:=LOG([.C16])" office:value-type="float" office:value="2.5956064348656" calcext:value-type="float">
            <text:p>2.5956064349</text:p>
          </table:table-cell>
          <table:table-cell table:formula="of:=LOG([.D16])" office:value-type="float" office:value="0.296226287261161" calcext:value-type="float">
            <text:p>0.2962262873</text:p>
          </table:table-cell>
          <table:table-cell table:formula="of:=LOG([.E16])" office:value-type="float" office:value="-0.697885623043799" calcext:value-type="float">
            <text:p>-0.697885623</text:p>
          </table:table-cell>
          <table:table-cell table:formula="of:=LOG([.F16])" office:value-type="float" office:value="0.619302075875608" calcext:value-type="float">
            <text:p>0.6193020759</text:p>
          </table:table-cell>
          <table:table-cell table:formula="of:=LOG([.G16])" office:value-type="float" office:value="2.76185269446638" calcext:value-type="float">
            <text:p>2.7618526945</text:p>
          </table:table-cell>
          <table:table-cell table:formula="of:=LOG([.H16])" office:value-type="float" office:value="0.20682587603185" calcext:value-type="float">
            <text:p>0.206825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68" calcext:value-type="float">
            <text:p>3.468</text:p>
          </table:table-cell>
          <table:table-cell office:value-type="float" office:value="184.7" calcext:value-type="float">
            <text:p>184.7</text:p>
          </table:table-cell>
          <table:table-cell office:value-type="float" office:value="1.686" calcext:value-type="float">
            <text:p>1.686</text:p>
          </table:table-cell>
          <table:table-cell office:value-type="float" office:value="0.003321" calcext:value-type="float">
            <text:p>0.003321</text:p>
          </table:table-cell>
          <table:table-cell office:value-type="float" office:value="3.867" calcext:value-type="float">
            <text:p>3.867</text:p>
          </table:table-cell>
          <table:table-cell office:value-type="float" office:value="385.6" calcext:value-type="float">
            <text:p>385.6</text:p>
          </table:table-cell>
          <table:table-cell office:value-type="float" office:value="1.44" calcext:value-type="float">
            <text:p>1.44</text:p>
          </table:table-cell>
          <table:table-cell table:formula="of:=[.H17]/4" office:value-type="float" office:value="0.36" calcext:value-type="float">
            <text:p>0.36</text:p>
          </table:table-cell>
          <table:table-cell table:formula="of:=[.D17]/[.E17]" office:value-type="float" office:value="507.678410117435" calcext:value-type="float">
            <text:p>507.6784101174</text:p>
          </table:table-cell>
          <table:table-cell table:number-columns-repeated="4"/>
          <table:table-cell table:formula="of:=LOG([.B17])" office:value-type="float" office:value="0.540079088804173" calcext:value-type="float">
            <text:p>0.5400790888</text:p>
          </table:table-cell>
          <table:table-cell table:formula="of:=LOG([.C17])" office:value-type="float" office:value="2.26646689544024" calcext:value-type="float">
            <text:p>2.2664668954</text:p>
          </table:table-cell>
          <table:table-cell table:formula="of:=LOG([.D17])" office:value-type="float" office:value="0.226857570288723" calcext:value-type="float">
            <text:p>0.2268575703</text:p>
          </table:table-cell>
          <table:table-cell table:formula="of:=LOG([.E17])" office:value-type="float" office:value="-2.47873112440161" calcext:value-type="float">
            <text:p>-2.4787311244</text:p>
          </table:table-cell>
          <table:table-cell table:formula="of:=LOG([.F17])" office:value-type="float" office:value="0.587374172073065" calcext:value-type="float">
            <text:p>0.5873741721</text:p>
          </table:table-cell>
          <table:table-cell table:formula="of:=LOG([.G17])" office:value-type="float" office:value="2.58613702523079" calcext:value-type="float">
            <text:p>2.5861370252</text:p>
          </table:table-cell>
          <table:table-cell table:formula="of:=LOG([.H17])" office:value-type="float" office:value="0.15836249209525" calcext:value-type="float">
            <text:p>0.1583624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8" calcext:value-type="float">
            <text:p>3.668</text:p>
          </table:table-cell>
          <table:table-cell office:value-type="float" office:value="284.8" calcext:value-type="float">
            <text:p>284.8</text:p>
          </table:table-cell>
          <table:table-cell office:value-type="float" office:value="1.846" calcext:value-type="float">
            <text:p>1.846</text:p>
          </table:table-cell>
          <table:table-cell office:value-type="float" office:value="0.1618" calcext:value-type="float">
            <text:p>0.1618</text:p>
          </table:table-cell>
          <table:table-cell office:value-type="float" office:value="3.949" calcext:value-type="float">
            <text:p>3.949</text:p>
          </table:table-cell>
          <table:table-cell office:value-type="float" office:value="458.5" calcext:value-type="float">
            <text:p>458.5</text:p>
          </table:table-cell>
          <table:table-cell office:value-type="float" office:value="1.572" calcext:value-type="float">
            <text:p>1.572</text:p>
          </table:table-cell>
          <table:table-cell table:formula="of:=[.H18]/4" office:value-type="float" office:value="0.393" calcext:value-type="float">
            <text:p>0.393</text:p>
          </table:table-cell>
          <table:table-cell table:formula="of:=[.D18]/[.E18]" office:value-type="float" office:value="11.4091470951792" calcext:value-type="float">
            <text:p>11.4091470952</text:p>
          </table:table-cell>
          <table:table-cell table:number-columns-repeated="4"/>
          <table:table-cell table:formula="of:=LOG([.B18])" office:value-type="float" office:value="0.564429326997983" calcext:value-type="float">
            <text:p>0.564429327</text:p>
          </table:table-cell>
          <table:table-cell table:formula="of:=LOG([.C18])" office:value-type="float" office:value="2.45453998496482" calcext:value-type="float">
            <text:p>2.454539985</text:p>
          </table:table-cell>
          <table:table-cell table:formula="of:=LOG([.D18])" office:value-type="float" office:value="0.266231696689893" calcext:value-type="float">
            <text:p>0.2662316967</text:p>
          </table:table-cell>
          <table:table-cell table:formula="of:=LOG([.E18])" office:value-type="float" office:value="-0.791021482723747" calcext:value-type="float">
            <text:p>-0.7910214827</text:p>
          </table:table-cell>
          <table:table-cell table:formula="of:=LOG([.F18])" office:value-type="float" office:value="0.596487133736544" calcext:value-type="float">
            <text:p>0.5964871337</text:p>
          </table:table-cell>
          <table:table-cell table:formula="of:=LOG([.G18])" office:value-type="float" office:value="2.66133934000604" calcext:value-type="float">
            <text:p>2.66133934</text:p>
          </table:table-cell>
          <table:table-cell table:formula="of:=LOG([.H18])" office:value-type="float" office:value="0.196452541703389" calcext:value-type="float">
            <text:p>0.1964525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4" calcext:value-type="float">
            <text:p>3.694</text:p>
          </table:table-cell>
          <table:table-cell office:value-type="float" office:value="306.3" calcext:value-type="float">
            <text:p>306.3</text:p>
          </table:table-cell>
          <table:table-cell office:value-type="float" office:value="1.974" calcext:value-type="float">
            <text:p>1.974</text:p>
          </table:table-cell>
          <table:table-cell office:value-type="float" office:value="0.1703" calcext:value-type="float">
            <text:p>0.1703</text:p>
          </table:table-cell>
          <table:table-cell office:value-type="float" office:value="3.967" calcext:value-type="float">
            <text:p>3.967</text:p>
          </table:table-cell>
          <table:table-cell office:value-type="float" office:value="487.8" calcext:value-type="float">
            <text:p>487.8</text:p>
          </table:table-cell>
          <table:table-cell office:value-type="float" office:value="1.619" calcext:value-type="float">
            <text:p>1.619</text:p>
          </table:table-cell>
          <table:table-cell table:formula="of:=[.H19]/4" office:value-type="float" office:value="0.40475" calcext:value-type="float">
            <text:p>0.40475</text:p>
          </table:table-cell>
          <table:table-cell table:formula="of:=[.D19]/[.E19]" office:value-type="float" office:value="11.5913094539049" calcext:value-type="float">
            <text:p>11.5913094539</text:p>
          </table:table-cell>
          <table:table-cell table:number-columns-repeated="4"/>
          <table:table-cell table:formula="of:=LOG([.B19])" office:value-type="float" office:value="0.567496891104222" calcext:value-type="float">
            <text:p>0.5674968911</text:p>
          </table:table-cell>
          <table:table-cell table:formula="of:=LOG([.C19])" office:value-type="float" office:value="2.48614699680657" calcext:value-type="float">
            <text:p>2.4861469968</text:p>
          </table:table-cell>
          <table:table-cell table:formula="of:=LOG([.D19])" office:value-type="float" office:value="0.295347148333618" calcext:value-type="float">
            <text:p>0.2953471483</text:p>
          </table:table-cell>
          <table:table-cell table:formula="of:=LOG([.E19])" office:value-type="float" office:value="-0.768785352037399" calcext:value-type="float">
            <text:p>-0.768785352</text:p>
          </table:table-cell>
          <table:table-cell table:formula="of:=LOG([.F19])" office:value-type="float" office:value="0.59846220047415" calcext:value-type="float">
            <text:p>0.5984622005</text:p>
          </table:table-cell>
          <table:table-cell table:formula="of:=LOG([.G19])" office:value-type="float" office:value="2.68824179597771" calcext:value-type="float">
            <text:p>2.688241796</text:p>
          </table:table-cell>
          <table:table-cell table:formula="of:=LOG([.H19])" office:value-type="float" office:value="0.209246848753374" calcext:value-type="float">
            <text:p>0.2092468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97" calcext:value-type="float">
            <text:p>3.897</text:p>
          </table:table-cell>
          <table:table-cell office:value-type="float" office:value="330.7" calcext:value-type="float">
            <text:p>330.7</text:p>
          </table:table-cell>
          <table:table-cell office:value-type="float" office:value="1.849" calcext:value-type="float">
            <text:p>1.849</text:p>
          </table:table-cell>
          <table:table-cell office:value-type="float" office:value="0.126" calcext:value-type="float">
            <text:p>0.126</text:p>
          </table:table-cell>
          <table:table-cell office:value-type="float" office:value="4.311" calcext:value-type="float">
            <text:p>4.311</text:p>
          </table:table-cell>
          <table:table-cell office:value-type="float" office:value="589.6" calcext:value-type="float">
            <text:p>589.6</text:p>
          </table:table-cell>
          <table:table-cell office:value-type="float" office:value="1.533" calcext:value-type="float">
            <text:p>1.533</text:p>
          </table:table-cell>
          <table:table-cell table:formula="of:=[.H20]/4" office:value-type="float" office:value="0.38325" calcext:value-type="float">
            <text:p>0.38325</text:p>
          </table:table-cell>
          <table:table-cell table:formula="of:=[.D20]/[.E20]" office:value-type="float" office:value="14.6746031746032" calcext:value-type="float">
            <text:p>14.6746031746</text:p>
          </table:table-cell>
          <table:table-cell table:number-columns-repeated="4"/>
          <table:table-cell table:formula="of:=LOG([.B20])" office:value-type="float" office:value="0.59073040579269" calcext:value-type="float">
            <text:p>0.5907304058</text:p>
          </table:table-cell>
          <table:table-cell table:formula="of:=LOG([.C20])" office:value-type="float" office:value="2.5194341949137" calcext:value-type="float">
            <text:p>2.5194341949</text:p>
          </table:table-cell>
          <table:table-cell table:formula="of:=LOG([.D20])" office:value-type="float" office:value="0.266936911159173" calcext:value-type="float">
            <text:p>0.2669369112</text:p>
          </table:table-cell>
          <table:table-cell table:formula="of:=LOG([.E20])" office:value-type="float" office:value="-0.899629454882437" calcext:value-type="float">
            <text:p>-0.8996294549</text:p>
          </table:table-cell>
          <table:table-cell table:formula="of:=LOG([.F20])" office:value-type="float" office:value="0.634578022853888" calcext:value-type="float">
            <text:p>0.6345780229</text:p>
          </table:table-cell>
          <table:table-cell table:formula="of:=LOG([.G20])" office:value-type="float" office:value="2.77055747485099" calcext:value-type="float">
            <text:p>2.7705574749</text:p>
          </table:table-cell>
          <table:table-cell table:formula="of:=LOG([.H20])" office:value-type="float" office:value="0.185542154854375" calcext:value-type="float">
            <text:p>0.1855421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office:value-type="float" office:value="331" calcext:value-type="float">
            <text:p>331</text:p>
          </table:table-cell>
          <table:table-cell office:value-type="float" office:value="1.684" calcext:value-type="float">
            <text:p>1.684</text:p>
          </table:table-cell>
          <table:table-cell office:value-type="float" office:value="0.08891" calcext:value-type="float">
            <text:p>0.08891</text:p>
          </table:table-cell>
          <table:table-cell office:value-type="float" office:value="4.747" calcext:value-type="float">
            <text:p>4.747</text:p>
          </table:table-cell>
          <table:table-cell office:value-type="float" office:value="770.9" calcext:value-type="float">
            <text:p>770.9</text:p>
          </table:table-cell>
          <table:table-cell office:value-type="float" office:value="1.516" calcext:value-type="float">
            <text:p>1.516</text:p>
          </table:table-cell>
          <table:table-cell table:formula="of:=[.H21]/4" office:value-type="float" office:value="0.379" calcext:value-type="float">
            <text:p>0.379</text:p>
          </table:table-cell>
          <table:table-cell table:formula="of:=[.D21]/[.E21]" office:value-type="float" office:value="18.9405016308627" calcext:value-type="float">
            <text:p>18.9405016309</text:p>
          </table:table-cell>
          <table:table-cell table:number-columns-repeated="4"/>
          <table:table-cell table:formula="of:=LOG([.B21])" office:value-type="float" office:value="0.602602520420256" calcext:value-type="float">
            <text:p>0.6026025204</text:p>
          </table:table-cell>
          <table:table-cell table:formula="of:=LOG([.C21])" office:value-type="float" office:value="2.51982799377572" calcext:value-type="float">
            <text:p>2.5198279938</text:p>
          </table:table-cell>
          <table:table-cell table:formula="of:=LOG([.D21])" office:value-type="float" office:value="0.226342087163631" calcext:value-type="float">
            <text:p>0.2263420872</text:p>
          </table:table-cell>
          <table:table-cell table:formula="of:=LOG([.E21])" office:value-type="float" office:value="-1.05104938975445" calcext:value-type="float">
            <text:p>-1.0510493898</text:p>
          </table:table-cell>
          <table:table-cell table:formula="of:=LOG([.F21])" office:value-type="float" office:value="0.67641923171836" calcext:value-type="float">
            <text:p>0.6764192317</text:p>
          </table:table-cell>
          <table:table-cell table:formula="of:=LOG([.G21])" office:value-type="float" office:value="2.8869980456711" calcext:value-type="float">
            <text:p>2.8869980457</text:p>
          </table:table-cell>
          <table:table-cell table:formula="of:=LOG([.H21])" office:value-type="float" office:value="0.180699201296035" calcext:value-type="float">
            <text:p>0.1806992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49" calcext:value-type="float">
            <text:p>4.049</text:p>
          </table:table-cell>
          <table:table-cell office:value-type="float" office:value="396.2" calcext:value-type="float">
            <text:p>396.2</text:p>
          </table:table-cell>
          <table:table-cell office:value-type="float" office:value="1.883" calcext:value-type="float">
            <text:p>1.883</text:p>
          </table:table-cell>
          <table:table-cell office:value-type="float" office:value="0.1199" calcext:value-type="float">
            <text:p>0.1199</text:p>
          </table:table-cell>
          <table:table-cell office:value-type="float" office:value="4.455" calcext:value-type="float">
            <text:p>4.455</text:p>
          </table:table-cell>
          <table:table-cell office:value-type="float" office:value="676.5" calcext:value-type="float">
            <text:p>676.5</text:p>
          </table:table-cell>
          <table:table-cell office:value-type="float" office:value="1.493" calcext:value-type="float">
            <text:p>1.493</text:p>
          </table:table-cell>
          <table:table-cell table:formula="of:=[.H22]/4" office:value-type="float" office:value="0.37325" calcext:value-type="float">
            <text:p>0.37325</text:p>
          </table:table-cell>
          <table:table-cell table:formula="of:=[.D22]/[.E22]" office:value-type="float" office:value="15.7047539616347" calcext:value-type="float">
            <text:p>15.7047539616</text:p>
          </table:table-cell>
          <table:table-cell table:number-columns-repeated="4"/>
          <table:table-cell table:formula="of:=LOG([.B22])" office:value-type="float" office:value="0.607347776768413" calcext:value-type="float">
            <text:p>0.6073477768</text:p>
          </table:table-cell>
          <table:table-cell table:formula="of:=LOG([.C22])" office:value-type="float" office:value="2.59791447120253" calcext:value-type="float">
            <text:p>2.5979144712</text:p>
          </table:table-cell>
          <table:table-cell table:formula="of:=LOG([.D22])" office:value-type="float" office:value="0.274850320016665" calcext:value-type="float">
            <text:p>0.27485032</text:p>
          </table:table-cell>
          <table:table-cell table:formula="of:=LOG([.E22])" office:value-type="float" office:value="-0.921180816901151" calcext:value-type="float">
            <text:p>-0.9211808169</text:p>
          </table:table-cell>
          <table:table-cell table:formula="of:=LOG([.F22])" office:value-type="float" office:value="0.648847708372893" calcext:value-type="float">
            <text:p>0.6488477084</text:p>
          </table:table-cell>
          <table:table-cell table:formula="of:=LOG([.G22])" office:value-type="float" office:value="2.83026780093364" calcext:value-type="float">
            <text:p>2.8302678009</text:p>
          </table:table-cell>
          <table:table-cell table:formula="of:=LOG([.H22])" office:value-type="float" office:value="0.174059807725025" calcext:value-type="float">
            <text:p>0.1740598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71" calcext:value-type="float">
            <text:p>3.471</text:p>
          </table:table-cell>
          <table:table-cell office:value-type="float" office:value="187.7" calcext:value-type="float">
            <text:p>187.7</text:p>
          </table:table-cell>
          <table:table-cell office:value-type="float" office:value="1.622" calcext:value-type="float">
            <text:p>1.622</text:p>
          </table:table-cell>
          <table:table-cell office:value-type="float" office:value="0.03388" calcext:value-type="float">
            <text:p>0.03388</text:p>
          </table:table-cell>
          <table:table-cell office:value-type="float" office:value="3.776" calcext:value-type="float">
            <text:p>3.776</text:p>
          </table:table-cell>
          <table:table-cell office:value-type="float" office:value="338.1" calcext:value-type="float">
            <text:p>338.1</text:p>
          </table:table-cell>
          <table:table-cell office:value-type="float" office:value="1.381" calcext:value-type="float">
            <text:p>1.381</text:p>
          </table:table-cell>
          <table:table-cell table:formula="of:=[.H23]/4" office:value-type="float" office:value="0.34525" calcext:value-type="float">
            <text:p>0.34525</text:p>
          </table:table-cell>
          <table:table-cell table:formula="of:=[.D23]/[.E23]" office:value-type="float" office:value="47.874852420307" calcext:value-type="float">
            <text:p>47.8748524203</text:p>
          </table:table-cell>
          <table:table-cell table:number-columns-repeated="4"/>
          <table:table-cell table:formula="of:=LOG([.B23])" office:value-type="float" office:value="0.540454613671412" calcext:value-type="float">
            <text:p>0.5404546137</text:p>
          </table:table-cell>
          <table:table-cell table:formula="of:=LOG([.C23])" office:value-type="float" office:value="2.27346427262135" calcext:value-type="float">
            <text:p>2.2734642726</text:p>
          </table:table-cell>
          <table:table-cell table:formula="of:=LOG([.D23])" office:value-type="float" office:value="0.210050849875137" calcext:value-type="float">
            <text:p>0.2100508499</text:p>
          </table:table-cell>
          <table:table-cell table:formula="of:=LOG([.E23])" office:value-type="float" office:value="-1.47005659834133" calcext:value-type="float">
            <text:p>-1.4700565983</text:p>
          </table:table-cell>
          <table:table-cell table:formula="of:=LOG([.F23])" office:value-type="float" office:value="0.577031985626031" calcext:value-type="float">
            <text:p>0.5770319856</text:p>
          </table:table-cell>
          <table:table-cell table:formula="of:=LOG([.G23])" office:value-type="float" office:value="2.52904517076577" calcext:value-type="float">
            <text:p>2.5290451708</text:p>
          </table:table-cell>
          <table:table-cell table:formula="of:=LOG([.H23])" office:value-type="float" office:value="0.140193678578631" calcext:value-type="float">
            <text:p>0.1401936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86" calcext:value-type="float">
            <text:p>3.486</text:p>
          </table:table-cell>
          <table:table-cell office:value-type="float" office:value="204.7" calcext:value-type="float">
            <text:p>204.7</text:p>
          </table:table-cell>
          <table:table-cell office:value-type="float" office:value="1.706" calcext:value-type="float">
            <text:p>1.706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3.792" calcext:value-type="float">
            <text:p>3.792</text:p>
          </table:table-cell>
          <table:table-cell office:value-type="float" office:value="365.8" calcext:value-type="float">
            <text:p>365.8</text:p>
          </table:table-cell>
          <table:table-cell office:value-type="float" office:value="1.436" calcext:value-type="float">
            <text:p>1.436</text:p>
          </table:table-cell>
          <table:table-cell table:formula="of:=[.H24]/4" office:value-type="float" office:value="0.359" calcext:value-type="float">
            <text:p>0.359</text:p>
          </table:table-cell>
          <table:table-cell table:formula="of:=[.D24]/[.E24]" office:value-type="float" office:value="27.5338928340865" calcext:value-type="float">
            <text:p>27.5338928341</text:p>
          </table:table-cell>
          <table:table-cell table:number-columns-repeated="4"/>
          <table:table-cell table:formula="of:=LOG([.B24])" office:value-type="float" office:value="0.542327382773974" calcext:value-type="float">
            <text:p>0.5423273828</text:p>
          </table:table-cell>
          <table:table-cell table:formula="of:=LOG([.C24])" office:value-type="float" office:value="2.31111784266251" calcext:value-type="float">
            <text:p>2.3111178427</text:p>
          </table:table-cell>
          <table:table-cell table:formula="of:=LOG([.D24])" office:value-type="float" office:value="0.231979026831504" calcext:value-type="float">
            <text:p>0.2319790268</text:p>
          </table:table-cell>
          <table:table-cell table:formula="of:=LOG([.E24])" office:value-type="float" office:value="-1.20788859091283" calcext:value-type="float">
            <text:p>-1.2078885909</text:p>
          </table:table-cell>
          <table:table-cell table:formula="of:=LOG([.F24])" office:value-type="float" office:value="0.578868328666029" calcext:value-type="float">
            <text:p>0.5788683287</text:p>
          </table:table-cell>
          <table:table-cell table:formula="of:=LOG([.G24])" office:value-type="float" office:value="2.5632437011404" calcext:value-type="float">
            <text:p>2.5632437011</text:p>
          </table:table-cell>
          <table:table-cell table:formula="of:=LOG([.H24])" office:value-type="float" office:value="0.157154439906281" calcext:value-type="float">
            <text:p>0.1571544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15" calcext:value-type="float">
            <text:p>4.115</text:p>
          </table:table-cell>
          <table:table-cell office:value-type="float" office:value="425.3" calcext:value-type="float">
            <text:p>425.3</text:p>
          </table:table-cell>
          <table:table-cell office:value-type="float" office:value="1.943" calcext:value-type="float">
            <text:p>1.943</text:p>
          </table:table-cell>
          <table:table-cell office:value-type="float" office:value="0.1371" calcext:value-type="float">
            <text:p>0.1371</text:p>
          </table:table-cell>
          <table:table-cell office:value-type="float" office:value="4.636" calcext:value-type="float">
            <text:p>4.636</text:p>
          </table:table-cell>
          <table:table-cell office:value-type="float" office:value="791.3" calcext:value-type="float">
            <text:p>791.3</text:p>
          </table:table-cell>
          <table:table-cell office:value-type="float" office:value="1.569" calcext:value-type="float">
            <text:p>1.569</text:p>
          </table:table-cell>
          <table:table-cell table:formula="of:=[.H25]/4" office:value-type="float" office:value="0.39225" calcext:value-type="float">
            <text:p>0.39225</text:p>
          </table:table-cell>
          <table:table-cell table:formula="of:=[.D25]/[.E25]" office:value-type="float" office:value="14.1721371261853" calcext:value-type="float">
            <text:p>14.1721371262</text:p>
          </table:table-cell>
          <table:table-cell table:number-columns-repeated="4"/>
          <table:table-cell table:formula="of:=LOG([.B25])" office:value-type="float" office:value="0.614369839548289" calcext:value-type="float">
            <text:p>0.6143698395</text:p>
          </table:table-cell>
          <table:table-cell table:formula="of:=LOG([.C25])" office:value-type="float" office:value="2.62869538271402" calcext:value-type="float">
            <text:p>2.6286953827</text:p>
          </table:table-cell>
          <table:table-cell table:formula="of:=LOG([.D25])" office:value-type="float" office:value="0.288472800599782" calcext:value-type="float">
            <text:p>0.2884728006</text:p>
          </table:table-cell>
          <table:table-cell table:formula="of:=LOG([.E25])" office:value-type="float" office:value="-0.862962545210487" calcext:value-type="float">
            <text:p>-0.8629625452</text:p>
          </table:table-cell>
          <table:table-cell table:formula="of:=LOG([.F25])" office:value-type="float" office:value="0.666143427291558" calcext:value-type="float">
            <text:p>0.6661434273</text:p>
          </table:table-cell>
          <table:table-cell table:formula="of:=LOG([.G25])" office:value-type="float" office:value="2.89834116572751" calcext:value-type="float">
            <text:p>2.8983411657</text:p>
          </table:table-cell>
          <table:table-cell table:formula="of:=LOG([.H25])" office:value-type="float" office:value="0.195622943586937" calcext:value-type="float">
            <text:p>0.1956229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74" calcext:value-type="float">
            <text:p>3.874</text:p>
          </table:table-cell>
          <table:table-cell office:value-type="float" office:value="308.6" calcext:value-type="float">
            <text:p>308.6</text:p>
          </table:table-cell>
          <table:table-cell office:value-type="float" office:value="1.807" calcext:value-type="float">
            <text:p>1.807</text:p>
          </table:table-cell>
          <table:table-cell office:value-type="float" office:value="0.1332" calcext:value-type="float">
            <text:p>0.1332</text:p>
          </table:table-cell>
          <table:table-cell office:value-type="float" office:value="4.282" calcext:value-type="float">
            <text:p>4.282</text:p>
          </table:table-cell>
          <table:table-cell office:value-type="float" office:value="549.5" calcext:value-type="float">
            <text:p>549.5</text:p>
          </table:table-cell>
          <table:table-cell office:value-type="float" office:value="1.551" calcext:value-type="float">
            <text:p>1.551</text:p>
          </table:table-cell>
          <table:table-cell table:formula="of:=[.H26]/4" office:value-type="float" office:value="0.38775" calcext:value-type="float">
            <text:p>0.38775</text:p>
          </table:table-cell>
          <table:table-cell table:formula="of:=[.D26]/[.E26]" office:value-type="float" office:value="13.5660660660661" calcext:value-type="float">
            <text:p>13.5660660661</text:p>
          </table:table-cell>
          <table:table-cell table:number-columns-repeated="4"/>
          <table:table-cell table:formula="of:=LOG([.B26])" office:value-type="float" office:value="0.588159616383092" calcext:value-type="float">
            <text:p>0.5881596164</text:p>
          </table:table-cell>
          <table:table-cell table:formula="of:=LOG([.C26])" office:value-type="float" office:value="2.48939592172713" calcext:value-type="float">
            <text:p>2.4893959217</text:p>
          </table:table-cell>
          <table:table-cell table:formula="of:=LOG([.D26])" office:value-type="float" office:value="0.256958152560932" calcext:value-type="float">
            <text:p>0.2569581526</text:p>
          </table:table-cell>
          <table:table-cell table:formula="of:=LOG([.E26])" office:value-type="float" office:value="-0.875495775165718" calcext:value-type="float">
            <text:p>-0.8754957752</text:p>
          </table:table-cell>
          <table:table-cell table:formula="of:=LOG([.F26])" office:value-type="float" office:value="0.63164666295842" calcext:value-type="float">
            <text:p>0.631646663</text:p>
          </table:table-cell>
          <table:table-cell table:formula="of:=LOG([.G26])" office:value-type="float" office:value="2.73996769675951" calcext:value-type="float">
            <text:p>2.7399676968</text:p>
          </table:table-cell>
          <table:table-cell table:formula="of:=LOG([.H26])" office:value-type="float" office:value="0.190611797813605" calcext:value-type="float">
            <text:p>0.1906117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6" calcext:value-type="float">
            <text:p>3.936</text:p>
          </table:table-cell>
          <table:table-cell office:value-type="float" office:value="370.1" calcext:value-type="float">
            <text:p>370.1</text:p>
          </table:table-cell>
          <table:table-cell office:value-type="float" office:value="1.911" calcext:value-type="float">
            <text:p>1.911</text:p>
          </table:table-cell>
          <table:table-cell office:value-type="float" office:value="0.1253" calcext:value-type="float">
            <text:p>0.1253</text:p>
          </table:table-cell>
          <table:table-cell office:value-type="float" office:value="4.353" calcext:value-type="float">
            <text:p>4.353</text:p>
          </table:table-cell>
          <table:table-cell office:value-type="float" office:value="652.4" calcext:value-type="float">
            <text:p>652.4</text:p>
          </table:table-cell>
          <table:table-cell office:value-type="float" office:value="1.525" calcext:value-type="float">
            <text:p>1.525</text:p>
          </table:table-cell>
          <table:table-cell table:formula="of:=[.H27]/4" office:value-type="float" office:value="0.38125" calcext:value-type="float">
            <text:p>0.38125</text:p>
          </table:table-cell>
          <table:table-cell table:formula="of:=[.D27]/[.E27]" office:value-type="float" office:value="15.2513966480447" calcext:value-type="float">
            <text:p>15.251396648</text:p>
          </table:table-cell>
          <table:table-cell table:number-columns-repeated="4"/>
          <table:table-cell table:formula="of:=LOG([.B27])" office:value-type="float" office:value="0.595055089759304" calcext:value-type="float">
            <text:p>0.5950550898</text:p>
          </table:table-cell>
          <table:table-cell table:formula="of:=LOG([.C27])" office:value-type="float" office:value="2.56831908509511" calcext:value-type="float">
            <text:p>2.5683190851</text:p>
          </table:table-cell>
          <table:table-cell table:formula="of:=LOG([.D27])" office:value-type="float" office:value="0.281260687055013" calcext:value-type="float">
            <text:p>0.2812606871</text:p>
          </table:table-cell>
          <table:table-cell table:formula="of:=LOG([.E27])" office:value-type="float" office:value="-0.90204892900585" calcext:value-type="float">
            <text:p>-0.902048929</text:p>
          </table:table-cell>
          <table:table-cell table:formula="of:=LOG([.F27])" office:value-type="float" office:value="0.638788667157398" calcext:value-type="float">
            <text:p>0.6387886672</text:p>
          </table:table-cell>
          <table:table-cell table:formula="of:=LOG([.G27])" office:value-type="float" office:value="2.81451395236824" calcext:value-type="float">
            <text:p>2.8145139524</text:p>
          </table:table-cell>
          <table:table-cell table:formula="of:=LOG([.H27])" office:value-type="float" office:value="0.183269843682805" calcext:value-type="float">
            <text:p>0.1832698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01" calcext:value-type="float">
            <text:p>4.001</text:p>
          </table:table-cell>
          <table:table-cell office:value-type="float" office:value="391.7" calcext:value-type="float">
            <text:p>391.7</text:p>
          </table:table-cell>
          <table:table-cell office:value-type="float" office:value="1.872" calcext:value-type="float">
            <text:p>1.872</text:p>
          </table:table-cell>
          <table:table-cell office:value-type="float" office:value="0.1914" calcext:value-type="float">
            <text:p>0.1914</text:p>
          </table:table-cell>
          <table:table-cell office:value-type="float" office:value="4.32" calcext:value-type="float">
            <text:p>4.32</text:p>
          </table:table-cell>
          <table:table-cell office:value-type="float" office:value="608.4" calcext:value-type="float">
            <text:p>608.4</text:p>
          </table:table-cell>
          <table:table-cell office:value-type="float" office:value="1.593" calcext:value-type="float">
            <text:p>1.593</text:p>
          </table:table-cell>
          <table:table-cell table:formula="of:=[.H28]/4" office:value-type="float" office:value="0.39825" calcext:value-type="float">
            <text:p>0.39825</text:p>
          </table:table-cell>
          <table:table-cell table:formula="of:=[.D28]/[.E28]" office:value-type="float" office:value="9.78056426332288" calcext:value-type="float">
            <text:p>9.7805642633</text:p>
          </table:table-cell>
          <table:table-cell table:number-columns-repeated="4"/>
          <table:table-cell table:formula="of:=LOG([.B28])" office:value-type="float" office:value="0.602168551378997" calcext:value-type="float">
            <text:p>0.6021685514</text:p>
          </table:table-cell>
          <table:table-cell table:formula="of:=LOG([.C28])" office:value-type="float" office:value="2.59295357154787" calcext:value-type="float">
            <text:p>2.5929535715</text:p>
          </table:table-cell>
          <table:table-cell table:formula="of:=LOG([.D28])" office:value-type="float" office:value="0.272305844402086" calcext:value-type="float">
            <text:p>0.2723058444</text:p>
          </table:table-cell>
          <table:table-cell table:formula="of:=LOG([.E28])" office:value-type="float" office:value="-0.718058066559175" calcext:value-type="float">
            <text:p>-0.7180580666</text:p>
          </table:table-cell>
          <table:table-cell table:formula="of:=LOG([.F28])" office:value-type="float" office:value="0.635483746814912" calcext:value-type="float">
            <text:p>0.6354837468</text:p>
          </table:table-cell>
          <table:table-cell table:formula="of:=LOG([.G28])" office:value-type="float" office:value="2.78418920538096" calcext:value-type="float">
            <text:p>2.7841892054</text:p>
          </table:table-cell>
          <table:table-cell table:formula="of:=LOG([.H28])" office:value-type="float" office:value="0.202215775801131" calcext:value-type="float">
            <text:p>0.2022157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7" calcext:value-type="float">
            <text:p>3.637</text:p>
          </table:table-cell>
          <table:table-cell office:value-type="float" office:value="223.3" calcext:value-type="float">
            <text:p>223.3</text:p>
          </table:table-cell>
          <table:table-cell office:value-type="float" office:value="1.695" calcext:value-type="float">
            <text:p>1.695</text:p>
          </table:table-cell>
          <table:table-cell office:value-type="float" office:value="0.05744" calcext:value-type="float">
            <text:p>0.05744</text:p>
          </table:table-cell>
          <table:table-cell office:value-type="float" office:value="4.098" calcext:value-type="float">
            <text:p>4.098</text:p>
          </table:table-cell>
          <table:table-cell office:value-type="float" office:value="461.5" calcext:value-type="float">
            <text:p>461.5</text:p>
          </table:table-cell>
          <table:table-cell office:value-type="float" office:value="1.494" calcext:value-type="float">
            <text:p>1.494</text:p>
          </table:table-cell>
          <table:table-cell table:formula="of:=[.H29]/4" office:value-type="float" office:value="0.3735" calcext:value-type="float">
            <text:p>0.3735</text:p>
          </table:table-cell>
          <table:table-cell table:formula="of:=[.D29]/[.E29]" office:value-type="float" office:value="29.5090529247911" calcext:value-type="float">
            <text:p>29.5090529248</text:p>
          </table:table-cell>
          <table:table-cell table:number-columns-repeated="4"/>
          <table:table-cell table:formula="of:=LOG([.B29])" office:value-type="float" office:value="0.560743301054712" calcext:value-type="float">
            <text:p>0.5607433011</text:p>
          </table:table-cell>
          <table:table-cell table:formula="of:=LOG([.C29])" office:value-type="float" office:value="2.34888872307144" calcext:value-type="float">
            <text:p>2.3488887231</text:p>
          </table:table-cell>
          <table:table-cell table:formula="of:=LOG([.D29])" office:value-type="float" office:value="0.229169702539101" calcext:value-type="float">
            <text:p>0.2291697025</text:p>
          </table:table-cell>
          <table:table-cell table:formula="of:=LOG([.E29])" office:value-type="float" office:value="-1.24078556876576" calcext:value-type="float">
            <text:p>-1.2407855688</text:p>
          </table:table-cell>
          <table:table-cell table:formula="of:=LOG([.F29])" office:value-type="float" office:value="0.612571954065176" calcext:value-type="float">
            <text:p>0.6125719541</text:p>
          </table:table-cell>
          <table:table-cell table:formula="of:=LOG([.G29])" office:value-type="float" office:value="2.66417170536193" calcext:value-type="float">
            <text:p>2.6641717054</text:p>
          </table:table-cell>
          <table:table-cell table:formula="of:=LOG([.H29])" office:value-type="float" office:value="0.17435059747938" calcext:value-type="float">
            <text:p>0.1743505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55" calcext:value-type="float">
            <text:p>3.455</text:p>
          </table:table-cell>
          <table:table-cell office:value-type="float" office:value="192.5" calcext:value-type="float">
            <text:p>192.5</text:p>
          </table:table-cell>
          <table:table-cell office:value-type="float" office:value="1.553" calcext:value-type="float">
            <text:p>1.553</text:p>
          </table:table-cell>
          <table:table-cell office:value-type="float" office:value="0.06534" calcext:value-type="float">
            <text:p>0.06534</text:p>
          </table:table-cell>
          <table:table-cell office:value-type="float" office:value="3.753" calcext:value-type="float">
            <text:p>3.753</text:p>
          </table:table-cell>
          <table:table-cell office:value-type="float" office:value="337.4" calcext:value-type="float">
            <text:p>337.4</text:p>
          </table:table-cell>
          <table:table-cell office:value-type="float" office:value="1.384" calcext:value-type="float">
            <text:p>1.384</text:p>
          </table:table-cell>
          <table:table-cell table:formula="of:=[.H30]/4" office:value-type="float" office:value="0.346" calcext:value-type="float">
            <text:p>0.346</text:p>
          </table:table-cell>
          <table:table-cell table:formula="of:=[.D30]/[.E30]" office:value-type="float" office:value="23.7679828588919" calcext:value-type="float">
            <text:p>23.7679828589</text:p>
          </table:table-cell>
          <table:table-cell table:number-columns-repeated="4"/>
          <table:table-cell table:formula="of:=LOG([.B30])" office:value-type="float" office:value="0.538448051710217" calcext:value-type="float">
            <text:p>0.5384480517</text:p>
          </table:table-cell>
          <table:table-cell table:formula="of:=LOG([.C30])" office:value-type="float" office:value="2.28443073384452" calcext:value-type="float">
            <text:p>2.2844307338</text:p>
          </table:table-cell>
          <table:table-cell table:formula="of:=LOG([.D30])" office:value-type="float" office:value="0.191171455728558" calcext:value-type="float">
            <text:p>0.1911714557</text:p>
          </table:table-cell>
          <table:table-cell table:formula="of:=LOG([.E30])" office:value-type="float" office:value="-1.18482086986058" calcext:value-type="float">
            <text:p>-1.1848208699</text:p>
          </table:table-cell>
          <table:table-cell table:formula="of:=LOG([.F30])" office:value-type="float" office:value="0.574378564413082" calcext:value-type="float">
            <text:p>0.5743785644</text:p>
          </table:table-cell>
          <table:table-cell table:formula="of:=LOG([.G30])" office:value-type="float" office:value="2.52814507825311" calcext:value-type="float">
            <text:p>2.5281450783</text:p>
          </table:table-cell>
          <table:table-cell table:formula="of:=LOG([.H30])" office:value-type="float" office:value="0.141136090120739" calcext:value-type="float">
            <text:p>0.1411360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7" calcext:value-type="float">
            <text:p>3.707</text:p>
          </table:table-cell>
          <table:table-cell office:value-type="float" office:value="289.4" calcext:value-type="float">
            <text:p>289.4</text:p>
          </table:table-cell>
          <table:table-cell office:value-type="float" office:value="1.916" calcext:value-type="float">
            <text:p>1.916</text:p>
          </table:table-cell>
          <table:table-cell office:value-type="float" office:value="0.1177" calcext:value-type="float">
            <text:p>0.1177</text:p>
          </table:table-cell>
          <table:table-cell office:value-type="float" office:value="4.134" calcext:value-type="float">
            <text:p>4.134</text:p>
          </table:table-cell>
          <table:table-cell office:value-type="float" office:value="555.5" calcext:value-type="float">
            <text:p>555.5</text:p>
          </table:table-cell>
          <table:table-cell office:value-type="float" office:value="1.586" calcext:value-type="float">
            <text:p>1.586</text:p>
          </table:table-cell>
          <table:table-cell table:formula="of:=[.H31]/4" office:value-type="float" office:value="0.3965" calcext:value-type="float">
            <text:p>0.3965</text:p>
          </table:table-cell>
          <table:table-cell table:formula="of:=[.D31]/[.E31]" office:value-type="float" office:value="16.2786745964316" calcext:value-type="float">
            <text:p>16.2786745964</text:p>
          </table:table-cell>
          <table:table-cell table:number-columns-repeated="4"/>
          <table:table-cell table:formula="of:=LOG([.B31])" office:value-type="float" office:value="0.569022586029564" calcext:value-type="float">
            <text:p>0.569022586</text:p>
          </table:table-cell>
          <table:table-cell table:formula="of:=LOG([.C31])" office:value-type="float" office:value="2.46149852678302" calcext:value-type="float">
            <text:p>2.4614985268</text:p>
          </table:table-cell>
          <table:table-cell table:formula="of:=LOG([.D31])" office:value-type="float" office:value="0.282395504742526" calcext:value-type="float">
            <text:p>0.2823955047</text:p>
          </table:table-cell>
          <table:table-cell table:formula="of:=LOG([.E31])" office:value-type="float" office:value="-0.929223537156565" calcext:value-type="float">
            <text:p>-0.9292235372</text:p>
          </table:table-cell>
          <table:table-cell table:formula="of:=LOG([.F31])" office:value-type="float" office:value="0.616370472291269" calcext:value-type="float">
            <text:p>0.6163704723</text:p>
          </table:table-cell>
          <table:table-cell table:formula="of:=LOG([.G31])" office:value-type="float" office:value="2.74468406327689" calcext:value-type="float">
            <text:p>2.7446840633</text:p>
          </table:table-cell>
          <table:table-cell table:formula="of:=LOG([.H31])" office:value-type="float" office:value="0.200303182981585" calcext:value-type="float">
            <text:p>0.200303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33" calcext:value-type="float">
            <text:p>3.733</text:p>
          </table:table-cell>
          <table:table-cell office:value-type="float" office:value="275" calcext:value-type="float">
            <text:p>275</text:p>
          </table:table-cell>
          <table:table-cell office:value-type="float" office:value="1.813" calcext:value-type="float">
            <text:p>1.813</text:p>
          </table:table-cell>
          <table:table-cell office:value-type="float" office:value="0.1151" calcext:value-type="float">
            <text:p>0.1151</text:p>
          </table:table-cell>
          <table:table-cell office:value-type="float" office:value="4.074" calcext:value-type="float">
            <text:p>4.074</text:p>
          </table:table-cell>
          <table:table-cell office:value-type="float" office:value="476.9" calcext:value-type="float">
            <text:p>476.9</text:p>
          </table:table-cell>
          <table:table-cell office:value-type="float" office:value="1.522" calcext:value-type="float">
            <text:p>1.522</text:p>
          </table:table-cell>
          <table:table-cell table:formula="of:=[.H32]/4" office:value-type="float" office:value="0.3805" calcext:value-type="float">
            <text:p>0.3805</text:p>
          </table:table-cell>
          <table:table-cell table:formula="of:=[.D32]/[.E32]" office:value-type="float" office:value="15.7515204170287" calcext:value-type="float">
            <text:p>15.751520417</text:p>
          </table:table-cell>
          <table:table-cell table:number-columns-repeated="4"/>
          <table:table-cell table:formula="of:=LOG([.B32])" office:value-type="float" office:value="0.572057989926305" calcext:value-type="float">
            <text:p>0.5720579899</text:p>
          </table:table-cell>
          <table:table-cell table:formula="of:=LOG([.C32])" office:value-type="float" office:value="2.43933269383026" calcext:value-type="float">
            <text:p>2.4393326938</text:p>
          </table:table-cell>
          <table:table-cell table:formula="of:=LOG([.D32])" office:value-type="float" office:value="0.258397804095509" calcext:value-type="float">
            <text:p>0.2583978041</text:p>
          </table:table-cell>
          <table:table-cell table:formula="of:=LOG([.E32])" office:value-type="float" office:value="-0.938924676370208" calcext:value-type="float">
            <text:p>-0.9389246764</text:p>
          </table:table-cell>
          <table:table-cell table:formula="of:=LOG([.F32])" office:value-type="float" office:value="0.610021024664145" calcext:value-type="float">
            <text:p>0.6100210247</text:p>
          </table:table-cell>
          <table:table-cell table:formula="of:=LOG([.G32])" office:value-type="float" office:value="2.67842732243387" calcext:value-type="float">
            <text:p>2.6784273224</text:p>
          </table:table-cell>
          <table:table-cell table:formula="of:=LOG([.H32])" office:value-type="float" office:value="0.182414652434554" calcext:value-type="float">
            <text:p>0.1824146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office:value-type="float" office:value="311.7" calcext:value-type="float">
            <text:p>311.7</text:p>
          </table:table-cell>
          <table:table-cell office:value-type="float" office:value="1.798" calcext:value-type="float">
            <text:p>1.798</text:p>
          </table:table-cell>
          <table:table-cell office:value-type="float" office:value="0.1507" calcext:value-type="float">
            <text:p>0.1507</text:p>
          </table:table-cell>
          <table:table-cell office:value-type="float" office:value="4.178" calcext:value-type="float">
            <text:p>4.178</text:p>
          </table:table-cell>
          <table:table-cell office:value-type="float" office:value="513.8" calcext:value-type="float">
            <text:p>513.8</text:p>
          </table:table-cell>
          <table:table-cell office:value-type="float" office:value="1.531" calcext:value-type="float">
            <text:p>1.531</text:p>
          </table:table-cell>
          <table:table-cell table:formula="of:=[.H33]/4" office:value-type="float" office:value="0.38275" calcext:value-type="float">
            <text:p>0.38275</text:p>
          </table:table-cell>
          <table:table-cell table:formula="of:=[.D33]/[.E33]" office:value-type="float" office:value="11.9309887193099" calcext:value-type="float">
            <text:p>11.9309887193</text:p>
          </table:table-cell>
          <table:table-cell table:number-columns-repeated="4"/>
          <table:table-cell table:formula="of:=LOG([.B33])" office:value-type="float" office:value="0.584331224367531" calcext:value-type="float">
            <text:p>0.5843312244</text:p>
          </table:table-cell>
          <table:table-cell table:formula="of:=LOG([.C33])" office:value-type="float" office:value="2.49373680227684" calcext:value-type="float">
            <text:p>2.4937368023</text:p>
          </table:table-cell>
          <table:table-cell table:formula="of:=LOG([.D33])" office:value-type="float" office:value="0.25478968739721" calcext:value-type="float">
            <text:p>0.2547896874</text:p>
          </table:table-cell>
          <table:table-cell table:formula="of:=LOG([.E33])" office:value-type="float" office:value="-0.821886747685368" calcext:value-type="float">
            <text:p>-0.8218867477</text:p>
          </table:table-cell>
          <table:table-cell table:formula="of:=LOG([.F33])" office:value-type="float" office:value="0.62096843564429" calcext:value-type="float">
            <text:p>0.6209684356</text:p>
          </table:table-cell>
          <table:table-cell table:formula="of:=LOG([.G33])" office:value-type="float" office:value="2.71079409993033" calcext:value-type="float">
            <text:p>2.7107940999</text:p>
          </table:table-cell>
          <table:table-cell table:formula="of:=LOG([.H33])" office:value-type="float" office:value="0.184975190698261" calcext:value-type="float">
            <text:p>0.1849751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2" calcext:value-type="float">
            <text:p>3.662</text:p>
          </table:table-cell>
          <table:table-cell office:value-type="float" office:value="248.4" calcext:value-type="float">
            <text:p>248.4</text:p>
          </table:table-cell>
          <table:table-cell office:value-type="float" office:value="1.796" calcext:value-type="float">
            <text:p>1.796</text:p>
          </table:table-cell>
          <table:table-cell office:value-type="float" office:value="0.05719" calcext:value-type="float">
            <text:p>0.05719</text:p>
          </table:table-cell>
          <table:table-cell office:value-type="float" office:value="4.124" calcext:value-type="float">
            <text:p>4.124</text:p>
          </table:table-cell>
          <table:table-cell office:value-type="float" office:value="509.4" calcext:value-type="float">
            <text:p>509.4</text:p>
          </table:table-cell>
          <table:table-cell office:value-type="float" office:value="1.488" calcext:value-type="float">
            <text:p>1.488</text:p>
          </table:table-cell>
          <table:table-cell table:formula="of:=[.H34]/4" office:value-type="float" office:value="0.372" calcext:value-type="float">
            <text:p>0.372</text:p>
          </table:table-cell>
          <table:table-cell table:formula="of:=[.D34]/[.E34]" office:value-type="float" office:value="31.4040916244099" calcext:value-type="float">
            <text:p>31.4040916244</text:p>
          </table:table-cell>
          <table:table-cell table:number-columns-repeated="4"/>
          <table:table-cell table:formula="of:=LOG([.B34])" office:value-type="float" office:value="0.563718339965678" calcext:value-type="float">
            <text:p>0.56371834</text:p>
          </table:table-cell>
          <table:table-cell table:formula="of:=LOG([.C34])" office:value-type="float" office:value="2.39515159150454" calcext:value-type="float">
            <text:p>2.3951515915</text:p>
          </table:table-cell>
          <table:table-cell table:formula="of:=LOG([.D34])" office:value-type="float" office:value="0.254306332331286" calcext:value-type="float">
            <text:p>0.2543063323</text:p>
          </table:table-cell>
          <table:table-cell table:formula="of:=LOG([.E34])" office:value-type="float" office:value="-1.24267990345333" calcext:value-type="float">
            <text:p>-1.2426799035</text:p>
          </table:table-cell>
          <table:table-cell table:formula="of:=LOG([.F34])" office:value-type="float" office:value="0.615318656611479" calcext:value-type="float">
            <text:p>0.6153186566</text:p>
          </table:table-cell>
          <table:table-cell table:formula="of:=LOG([.G34])" office:value-type="float" office:value="2.7070589406276" calcext:value-type="float">
            <text:p>2.7070589406</text:p>
          </table:table-cell>
          <table:table-cell table:formula="of:=LOG([.H34])" office:value-type="float" office:value="0.17260293120986" calcext:value-type="float">
            <text:p>0.1726029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03" calcext:value-type="float">
            <text:p>3.803</text:p>
          </table:table-cell>
          <table:table-cell office:value-type="float" office:value="327" calcext:value-type="float">
            <text:p>327</text:p>
          </table:table-cell>
          <table:table-cell office:value-type="float" office:value="1.856" calcext:value-type="float">
            <text:p>1.856</text:p>
          </table:table-cell>
          <table:table-cell office:value-type="float" office:value="0.1711" calcext:value-type="float">
            <text:p>0.1711</text:p>
          </table:table-cell>
          <table:table-cell office:value-type="float" office:value="4.128" calcext:value-type="float">
            <text:p>4.128</text:p>
          </table:table-cell>
          <table:table-cell office:value-type="float" office:value="532.7" calcext:value-type="float">
            <text:p>532.7</text:p>
          </table:table-cell>
          <table:table-cell office:value-type="float" office:value="1.572" calcext:value-type="float">
            <text:p>1.572</text:p>
          </table:table-cell>
          <table:table-cell table:formula="of:=[.H35]/4" office:value-type="float" office:value="0.393" calcext:value-type="float">
            <text:p>0.393</text:p>
          </table:table-cell>
          <table:table-cell table:formula="of:=[.D35]/[.E35]" office:value-type="float" office:value="10.8474576271186" calcext:value-type="float">
            <text:p>10.8474576271</text:p>
          </table:table-cell>
          <table:table-cell table:number-columns-repeated="4"/>
          <table:table-cell table:formula="of:=LOG([.B35])" office:value-type="float" office:value="0.580126325411582" calcext:value-type="float">
            <text:p>0.5801263254</text:p>
          </table:table-cell>
          <table:table-cell table:formula="of:=LOG([.C35])" office:value-type="float" office:value="2.51454775266029" calcext:value-type="float">
            <text:p>2.5145477527</text:p>
          </table:table-cell>
          <table:table-cell table:formula="of:=LOG([.D35])" office:value-type="float" office:value="0.268577971882843" calcext:value-type="float">
            <text:p>0.2685779719</text:p>
          </table:table-cell>
          <table:table-cell table:formula="of:=LOG([.E35])" office:value-type="float" office:value="-0.7667499904589" calcext:value-type="float">
            <text:p>-0.7667499905</text:p>
          </table:table-cell>
          <table:table-cell table:formula="of:=LOG([.F35])" office:value-type="float" office:value="0.615739688619155" calcext:value-type="float">
            <text:p>0.6157396886</text:p>
          </table:table-cell>
          <table:table-cell table:formula="of:=LOG([.G35])" office:value-type="float" office:value="2.72648269678483" calcext:value-type="float">
            <text:p>2.7264826968</text:p>
          </table:table-cell>
          <table:table-cell table:formula="of:=LOG([.H35])" office:value-type="float" office:value="0.196452541703389" calcext:value-type="float">
            <text:p>0.1964525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" calcext:value-type="float">
            <text:p>3.86</text:p>
          </table:table-cell>
          <table:table-cell office:value-type="float" office:value="319.4" calcext:value-type="float">
            <text:p>319.4</text:p>
          </table:table-cell>
          <table:table-cell office:value-type="float" office:value="1.796" calcext:value-type="float">
            <text:p>1.796</text:p>
          </table:table-cell>
          <table:table-cell office:value-type="float" office:value="0.1575" calcext:value-type="float">
            <text:p>0.1575</text:p>
          </table:table-cell>
          <table:table-cell office:value-type="float" office:value="4.306" calcext:value-type="float">
            <text:p>4.306</text:p>
          </table:table-cell>
          <table:table-cell office:value-type="float" office:value="585.3" calcext:value-type="float">
            <text:p>585.3</text:p>
          </table:table-cell>
          <table:table-cell office:value-type="float" office:value="1.582" calcext:value-type="float">
            <text:p>1.582</text:p>
          </table:table-cell>
          <table:table-cell table:formula="of:=[.H36]/4" office:value-type="float" office:value="0.3955" calcext:value-type="float">
            <text:p>0.3955</text:p>
          </table:table-cell>
          <table:table-cell table:formula="of:=[.D36]/[.E36]" office:value-type="float" office:value="11.4031746031746" calcext:value-type="float">
            <text:p>11.4031746032</text:p>
          </table:table-cell>
          <table:table-cell table:number-columns-repeated="4"/>
          <table:table-cell table:formula="of:=LOG([.B36])" office:value-type="float" office:value="0.586587304671755" calcext:value-type="float">
            <text:p>0.5865873047</text:p>
          </table:table-cell>
          <table:table-cell table:formula="of:=LOG([.C36])" office:value-type="float" office:value="2.50433491180246" calcext:value-type="float">
            <text:p>2.5043349118</text:p>
          </table:table-cell>
          <table:table-cell table:formula="of:=LOG([.D36])" office:value-type="float" office:value="0.254306332331286" calcext:value-type="float">
            <text:p>0.2543063323</text:p>
          </table:table-cell>
          <table:table-cell table:formula="of:=LOG([.E36])" office:value-type="float" office:value="-0.802719441874381" calcext:value-type="float">
            <text:p>-0.8027194419</text:p>
          </table:table-cell>
          <table:table-cell table:formula="of:=LOG([.F36])" office:value-type="float" office:value="0.634074025487468" calcext:value-type="float">
            <text:p>0.6340740255</text:p>
          </table:table-cell>
          <table:table-cell table:formula="of:=LOG([.G36])" office:value-type="float" office:value="2.76737852411418" calcext:value-type="float">
            <text:p>2.7673785241</text:p>
          </table:table-cell>
          <table:table-cell table:formula="of:=LOG([.H36])" office:value-type="float" office:value="0.199206479161658" calcext:value-type="float">
            <text:p>0.1992064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3" calcext:value-type="float">
            <text:p>3.683</text:p>
          </table:table-cell>
          <table:table-cell office:value-type="float" office:value="285.4" calcext:value-type="float">
            <text:p>285.4</text:p>
          </table:table-cell>
          <table:table-cell office:value-type="float" office:value="1.973" calcext:value-type="float">
            <text:p>1.973</text:p>
          </table:table-cell>
          <table:table-cell office:value-type="float" office:value="0.09728" calcext:value-type="float">
            <text:p>0.09728</text:p>
          </table:table-cell>
          <table:table-cell office:value-type="float" office:value="4.027" calcext:value-type="float">
            <text:p>4.027</text:p>
          </table:table-cell>
          <table:table-cell office:value-type="float" office:value="506.2" calcext:value-type="float">
            <text:p>506.2</text:p>
          </table:table-cell>
          <table:table-cell office:value-type="float" office:value="1.525" calcext:value-type="float">
            <text:p>1.525</text:p>
          </table:table-cell>
          <table:table-cell table:formula="of:=[.H37]/4" office:value-type="float" office:value="0.38125" calcext:value-type="float">
            <text:p>0.38125</text:p>
          </table:table-cell>
          <table:table-cell table:formula="of:=[.D37]/[.E37]" office:value-type="float" office:value="20.2816611842105" calcext:value-type="float">
            <text:p>20.2816611842</text:p>
          </table:table-cell>
          <table:table-cell table:number-columns-repeated="4"/>
          <table:table-cell table:formula="of:=LOG([.B37])" office:value-type="float" office:value="0.566201718854913" calcext:value-type="float">
            <text:p>0.5662017189</text:p>
          </table:table-cell>
          <table:table-cell table:formula="of:=LOG([.C37])" office:value-type="float" office:value="2.45545396877863" calcext:value-type="float">
            <text:p>2.4554539688</text:p>
          </table:table-cell>
          <table:table-cell table:formula="of:=LOG([.D37])" office:value-type="float" office:value="0.295127085252191" calcext:value-type="float">
            <text:p>0.2951270853</text:p>
          </table:table-cell>
          <table:table-cell table:formula="of:=LOG([.E37])" office:value-type="float" office:value="-1.01197643807134" calcext:value-type="float">
            <text:p>-1.0119764381</text:p>
          </table:table-cell>
          <table:table-cell table:formula="of:=LOG([.F37])" office:value-type="float" office:value="0.604981629607432" calcext:value-type="float">
            <text:p>0.6049816296</text:p>
          </table:table-cell>
          <table:table-cell table:formula="of:=LOG([.G37])" office:value-type="float" office:value="2.70432214082223" calcext:value-type="float">
            <text:p>2.7043221408</text:p>
          </table:table-cell>
          <table:table-cell table:formula="of:=LOG([.H37])" office:value-type="float" office:value="0.183269843682805" calcext:value-type="float">
            <text:p>0.1832698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76" calcext:value-type="float">
            <text:p>3.576</text:p>
          </table:table-cell>
          <table:table-cell office:value-type="float" office:value="261.7" calcext:value-type="float">
            <text:p>261.7</text:p>
          </table:table-cell>
          <table:table-cell office:value-type="float" office:value="1.828" calcext:value-type="float">
            <text:p>1.828</text:p>
          </table:table-cell>
          <table:table-cell office:value-type="float" office:value="0.1859" calcext:value-type="float">
            <text:p>0.1859</text:p>
          </table:table-cell>
          <table:table-cell office:value-type="float" office:value="3.804" calcext:value-type="float">
            <text:p>3.804</text:p>
          </table:table-cell>
          <table:table-cell office:value-type="float" office:value="398.7" calcext:value-type="float">
            <text:p>398.7</text:p>
          </table:table-cell>
          <table:table-cell office:value-type="float" office:value="1.587" calcext:value-type="float">
            <text:p>1.587</text:p>
          </table:table-cell>
          <table:table-cell table:formula="of:=[.H38]/4" office:value-type="float" office:value="0.39675" calcext:value-type="float">
            <text:p>0.39675</text:p>
          </table:table-cell>
          <table:table-cell table:formula="of:=[.D38]/[.E38]" office:value-type="float" office:value="9.83324367939753" calcext:value-type="float">
            <text:p>9.8332436794</text:p>
          </table:table-cell>
          <table:table-cell table:number-columns-repeated="4"/>
          <table:table-cell table:formula="of:=LOG([.B38])" office:value-type="float" office:value="0.55339751012388" calcext:value-type="float">
            <text:p>0.5533975101</text:p>
          </table:table-cell>
          <table:table-cell table:formula="of:=LOG([.C38])" office:value-type="float" office:value="2.41780372263988" calcext:value-type="float">
            <text:p>2.4178037226</text:p>
          </table:table-cell>
          <table:table-cell table:formula="of:=LOG([.D38])" office:value-type="float" office:value="0.261976191397813" calcext:value-type="float">
            <text:p>0.2619761914</text:p>
          </table:table-cell>
          <table:table-cell table:formula="of:=LOG([.E38])" office:value-type="float" office:value="-0.730720610228101" calcext:value-type="float">
            <text:p>-0.7307206102</text:p>
          </table:table-cell>
          <table:table-cell table:formula="of:=LOG([.F38])" office:value-type="float" office:value="0.580240508265376" calcext:value-type="float">
            <text:p>0.5802405083</text:p>
          </table:table-cell>
          <table:table-cell table:formula="of:=LOG([.G38])" office:value-type="float" office:value="2.60064623566239" calcext:value-type="float">
            <text:p>2.6006462357</text:p>
          </table:table-cell>
          <table:table-cell table:formula="of:=LOG([.H38])" office:value-type="float" office:value="0.200576926754848" calcext:value-type="float">
            <text:p>0.2005769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06" calcext:value-type="float">
            <text:p>3.606</text:p>
          </table:table-cell>
          <table:table-cell office:value-type="float" office:value="262.5" calcext:value-type="float">
            <text:p>262.5</text:p>
          </table:table-cell>
          <table:table-cell office:value-type="float" office:value="1.999" calcext:value-type="float">
            <text:p>1.999</text:p>
          </table:table-cell>
          <table:table-cell office:value-type="float" office:value="0.08876" calcext:value-type="float">
            <text:p>0.08876</text:p>
          </table:table-cell>
          <table:table-cell office:value-type="float" office:value="3.913" calcext:value-type="float">
            <text:p>3.913</text:p>
          </table:table-cell>
          <table:table-cell office:value-type="float" office:value="459.2" calcext:value-type="float">
            <text:p>459.2</text:p>
          </table:table-cell>
          <table:table-cell office:value-type="float" office:value="1.532" calcext:value-type="float">
            <text:p>1.532</text:p>
          </table:table-cell>
          <table:table-cell table:formula="of:=[.H39]/4" office:value-type="float" office:value="0.383" calcext:value-type="float">
            <text:p>0.383</text:p>
          </table:table-cell>
          <table:table-cell table:formula="of:=[.D39]/[.E39]" office:value-type="float" office:value="22.5214060387562" calcext:value-type="float">
            <text:p>22.5214060388</text:p>
          </table:table-cell>
          <table:table-cell table:number-columns-repeated="4"/>
          <table:table-cell table:formula="of:=LOG([.B39])" office:value-type="float" office:value="0.557025722386383" calcext:value-type="float">
            <text:p>0.5570257224</text:p>
          </table:table-cell>
          <table:table-cell table:formula="of:=LOG([.C39])" office:value-type="float" office:value="2.41912930774198" calcext:value-type="float">
            <text:p>2.4191293077</text:p>
          </table:table-cell>
          <table:table-cell table:formula="of:=LOG([.D39])" office:value-type="float" office:value="0.300812794118117" calcext:value-type="float">
            <text:p>0.3008127941</text:p>
          </table:table-cell>
          <table:table-cell table:formula="of:=LOG([.E39])" office:value-type="float" office:value="-1.05178270644003" calcext:value-type="float">
            <text:p>-1.0517827064</text:p>
          </table:table-cell>
          <table:table-cell table:formula="of:=LOG([.F39])" office:value-type="float" office:value="0.59250984790068" calcext:value-type="float">
            <text:p>0.5925098479</text:p>
          </table:table-cell>
          <table:table-cell table:formula="of:=LOG([.G39])" office:value-type="float" office:value="2.66200187938992" calcext:value-type="float">
            <text:p>2.6620018794</text:p>
          </table:table-cell>
          <table:table-cell table:formula="of:=LOG([.H39])" office:value-type="float" office:value="0.185258765296585" calcext:value-type="float">
            <text:p>0.1852587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77" calcext:value-type="float">
            <text:p>3.577</text:p>
          </table:table-cell>
          <table:table-cell office:value-type="float" office:value="187.2" calcext:value-type="float">
            <text:p>187.2</text:p>
          </table:table-cell>
          <table:table-cell office:value-type="float" office:value="1.552" calcext:value-type="float">
            <text:p>1.552</text:p>
          </table:table-cell>
          <table:table-cell office:value-type="float" office:value="0.004043" calcext:value-type="float">
            <text:p>0.004043</text:p>
          </table:table-cell>
          <table:table-cell office:value-type="float" office:value="3.939" calcext:value-type="float">
            <text:p>3.939</text:p>
          </table:table-cell>
          <table:table-cell office:value-type="float" office:value="356.1" calcext:value-type="float">
            <text:p>356.1</text:p>
          </table:table-cell>
          <table:table-cell office:value-type="float" office:value="1.366" calcext:value-type="float">
            <text:p>1.366</text:p>
          </table:table-cell>
          <table:table-cell table:formula="of:=[.H40]/4" office:value-type="float" office:value="0.3415" calcext:value-type="float">
            <text:p>0.3415</text:p>
          </table:table-cell>
          <table:table-cell table:formula="of:=[.D40]/[.E40]" office:value-type="float" office:value="383.873361365323" calcext:value-type="float">
            <text:p>383.8733613653</text:p>
          </table:table-cell>
          <table:table-cell table:number-columns-repeated="4"/>
          <table:table-cell table:formula="of:=LOG([.B40])" office:value-type="float" office:value="0.55351894014897" calcext:value-type="float">
            <text:p>0.5535189401</text:p>
          </table:table-cell>
          <table:table-cell table:formula="of:=LOG([.C40])" office:value-type="float" office:value="2.27230584440209" calcext:value-type="float">
            <text:p>2.2723058444</text:p>
          </table:table-cell>
          <table:table-cell table:formula="of:=LOG([.D40])" office:value-type="float" office:value="0.19089171692217" calcext:value-type="float">
            <text:p>0.1908917169</text:p>
          </table:table-cell>
          <table:table-cell table:formula="of:=LOG([.E40])" office:value-type="float" office:value="-2.39329625866633" calcext:value-type="float">
            <text:p>-2.3932962587</text:p>
          </table:table-cell>
          <table:table-cell table:formula="of:=LOG([.F40])" office:value-type="float" office:value="0.595385980809142" calcext:value-type="float">
            <text:p>0.5953859808</text:p>
          </table:table-cell>
          <table:table-cell table:formula="of:=LOG([.G40])" office:value-type="float" office:value="2.55157197367425" calcext:value-type="float">
            <text:p>2.5515719737</text:p>
          </table:table-cell>
          <table:table-cell table:formula="of:=LOG([.H40])" office:value-type="float" office:value="0.135450699345514" calcext:value-type="float">
            <text:p>0.1354506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8" calcext:value-type="float">
            <text:p>3.768</text:p>
          </table:table-cell>
          <table:table-cell office:value-type="float" office:value="285.9" calcext:value-type="float">
            <text:p>285.9</text:p>
          </table:table-cell>
          <table:table-cell office:value-type="float" office:value="1.758" calcext:value-type="float">
            <text:p>1.758</text:p>
          </table:table-cell>
          <table:table-cell office:value-type="float" office:value="0.1081" calcext:value-type="float">
            <text:p>0.1081</text:p>
          </table:table-cell>
          <table:table-cell office:value-type="float" office:value="4.151" calcext:value-type="float">
            <text:p>4.151</text:p>
          </table:table-cell>
          <table:table-cell office:value-type="float" office:value="508" calcext:value-type="float">
            <text:p>508</text:p>
          </table:table-cell>
          <table:table-cell office:value-type="float" office:value="1.48" calcext:value-type="float">
            <text:p>1.48</text:p>
          </table:table-cell>
          <table:table-cell table:formula="of:=[.H41]/4" office:value-type="float" office:value="0.37" calcext:value-type="float">
            <text:p>0.37</text:p>
          </table:table-cell>
          <table:table-cell table:formula="of:=[.D41]/[.E41]" office:value-type="float" office:value="16.2627197039778" calcext:value-type="float">
            <text:p>16.262719704</text:p>
          </table:table-cell>
          <table:table-cell table:number-columns-repeated="4"/>
          <table:table-cell table:formula="of:=LOG([.B41])" office:value-type="float" office:value="0.57611089412084" calcext:value-type="float">
            <text:p>0.5761108941</text:p>
          </table:table-cell>
          <table:table-cell table:formula="of:=LOG([.C41])" office:value-type="float" office:value="2.45621415535799" calcext:value-type="float">
            <text:p>2.4562141554</text:p>
          </table:table-cell>
          <table:table-cell table:formula="of:=LOG([.D41])" office:value-type="float" office:value="0.245018870737753" calcext:value-type="float">
            <text:p>0.2450188707</text:p>
          </table:table-cell>
          <table:table-cell table:formula="of:=LOG([.E41])" office:value-type="float" office:value="-0.96617430604669" calcext:value-type="float">
            <text:p>-0.966174306</text:p>
          </table:table-cell>
          <table:table-cell table:formula="of:=LOG([.F41])" office:value-type="float" office:value="0.618152733378519" calcext:value-type="float">
            <text:p>0.6181527334</text:p>
          </table:table-cell>
          <table:table-cell table:formula="of:=LOG([.G41])" office:value-type="float" office:value="2.70586371228392" calcext:value-type="float">
            <text:p>2.7058637123</text:p>
          </table:table-cell>
          <table:table-cell table:formula="of:=LOG([.H41])" office:value-type="float" office:value="0.170261715394957" calcext:value-type="float">
            <text:p>0.1702617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75" calcext:value-type="float">
            <text:p>3.875</text:p>
          </table:table-cell>
          <table:table-cell office:value-type="float" office:value="329.6" calcext:value-type="float">
            <text:p>329.6</text:p>
          </table:table-cell>
          <table:table-cell office:value-type="float" office:value="1.862" calcext:value-type="float">
            <text:p>1.862</text:p>
          </table:table-cell>
          <table:table-cell office:value-type="float" office:value="0.1004" calcext:value-type="float">
            <text:p>0.1004</text:p>
          </table:table-cell>
          <table:table-cell office:value-type="float" office:value="4.377" calcext:value-type="float">
            <text:p>4.377</text:p>
          </table:table-cell>
          <table:table-cell office:value-type="float" office:value="648.1" calcext:value-type="float">
            <text:p>648.1</text:p>
          </table:table-cell>
          <table:table-cell office:value-type="float" office:value="1.522" calcext:value-type="float">
            <text:p>1.522</text:p>
          </table:table-cell>
          <table:table-cell table:formula="of:=[.H42]/4" office:value-type="float" office:value="0.3805" calcext:value-type="float">
            <text:p>0.3805</text:p>
          </table:table-cell>
          <table:table-cell table:formula="of:=[.D42]/[.E42]" office:value-type="float" office:value="18.5458167330677" calcext:value-type="float">
            <text:p>18.5458167331</text:p>
          </table:table-cell>
          <table:table-cell table:number-columns-repeated="4"/>
          <table:table-cell table:formula="of:=LOG([.B42])" office:value-type="float" office:value="0.588271706842329" calcext:value-type="float">
            <text:p>0.5882717068</text:p>
          </table:table-cell>
          <table:table-cell table:formula="of:=LOG([.C42])" office:value-type="float" office:value="2.51798720302508" calcext:value-type="float">
            <text:p>2.517987203</text:p>
          </table:table-cell>
          <table:table-cell table:formula="of:=LOG([.D42])" office:value-type="float" office:value="0.269979676645324" calcext:value-type="float">
            <text:p>0.2699796766</text:p>
          </table:table-cell>
          <table:table-cell table:formula="of:=LOG([.E42])" office:value-type="float" office:value="-0.998266287190999" calcext:value-type="float">
            <text:p>-0.9982662872</text:p>
          </table:table-cell>
          <table:table-cell table:formula="of:=LOG([.F42])" office:value-type="float" office:value="0.641176546613114" calcext:value-type="float">
            <text:p>0.6411765466</text:p>
          </table:table-cell>
          <table:table-cell table:formula="of:=LOG([.G42])" office:value-type="float" office:value="2.81164202145315" calcext:value-type="float">
            <text:p>2.8116420215</text:p>
          </table:table-cell>
          <table:table-cell table:formula="of:=LOG([.H42])" office:value-type="float" office:value="0.182414652434554" calcext:value-type="float">
            <text:p>0.1824146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58" calcext:value-type="float">
            <text:p>3.758</text:p>
          </table:table-cell>
          <table:table-cell office:value-type="float" office:value="273.1" calcext:value-type="float">
            <text:p>273.1</text:p>
          </table:table-cell>
          <table:table-cell office:value-type="float" office:value="1.645" calcext:value-type="float">
            <text:p>1.645</text:p>
          </table:table-cell>
          <table:table-cell office:value-type="float" office:value="0.08449" calcext:value-type="float">
            <text:p>0.08449</text:p>
          </table:table-cell>
          <table:table-cell office:value-type="float" office:value="4.169" calcext:value-type="float">
            <text:p>4.169</text:p>
          </table:table-cell>
          <table:table-cell office:value-type="float" office:value="502.8" calcext:value-type="float">
            <text:p>502.8</text:p>
          </table:table-cell>
          <table:table-cell office:value-type="float" office:value="1.429" calcext:value-type="float">
            <text:p>1.429</text:p>
          </table:table-cell>
          <table:table-cell table:formula="of:=[.H43]/4" office:value-type="float" office:value="0.35725" calcext:value-type="float">
            <text:p>0.35725</text:p>
          </table:table-cell>
          <table:table-cell table:formula="of:=[.D43]/[.E43]" office:value-type="float" office:value="19.4697597348799" calcext:value-type="float">
            <text:p>19.4697597349</text:p>
          </table:table-cell>
          <table:table-cell table:number-columns-repeated="4"/>
          <table:table-cell table:formula="of:=LOG([.B43])" office:value-type="float" office:value="0.574956775764507" calcext:value-type="float">
            <text:p>0.5749567758</text:p>
          </table:table-cell>
          <table:table-cell table:formula="of:=LOG([.C43])" office:value-type="float" office:value="2.43632170013973" calcext:value-type="float">
            <text:p>2.4363217001</text:p>
          </table:table-cell>
          <table:table-cell table:formula="of:=LOG([.D43])" office:value-type="float" office:value="0.216165902285993" calcext:value-type="float">
            <text:p>0.2161659023</text:p>
          </table:table-cell>
          <table:table-cell table:formula="of:=LOG([.E43])" office:value-type="float" office:value="-1.07319468988839" calcext:value-type="float">
            <text:p>-1.0731946899</text:p>
          </table:table-cell>
          <table:table-cell table:formula="of:=LOG([.F43])" office:value-type="float" office:value="0.620031895126297" calcext:value-type="float">
            <text:p>0.6200318951</text:p>
          </table:table-cell>
          <table:table-cell table:formula="of:=LOG([.G43])" office:value-type="float" office:value="2.70139526901392" calcext:value-type="float">
            <text:p>2.701395269</text:p>
          </table:table-cell>
          <table:table-cell table:formula="of:=LOG([.H43])" office:value-type="float" office:value="0.15503222879097" calcext:value-type="float">
            <text:p>0.1550322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5" calcext:value-type="float">
            <text:p>3.685</text:p>
          </table:table-cell>
          <table:table-cell office:value-type="float" office:value="257.4" calcext:value-type="float">
            <text:p>257.4</text:p>
          </table:table-cell>
          <table:table-cell office:value-type="float" office:value="1.718" calcext:value-type="float">
            <text:p>1.718</text:p>
          </table:table-cell>
          <table:table-cell office:value-type="float" office:value="0.07654" calcext:value-type="float">
            <text:p>0.07654</text:p>
          </table:table-cell>
          <table:table-cell office:value-type="float" office:value="4.084" calcext:value-type="float">
            <text:p>4.084</text:p>
          </table:table-cell>
          <table:table-cell office:value-type="float" office:value="481.1" calcext:value-type="float">
            <text:p>481.1</text:p>
          </table:table-cell>
          <table:table-cell office:value-type="float" office:value="1.451" calcext:value-type="float">
            <text:p>1.451</text:p>
          </table:table-cell>
          <table:table-cell table:formula="of:=[.H44]/4" office:value-type="float" office:value="0.36275" calcext:value-type="float">
            <text:p>0.36275</text:p>
          </table:table-cell>
          <table:table-cell table:formula="of:=[.D44]/[.E44]" office:value-type="float" office:value="22.4457799843219" calcext:value-type="float">
            <text:p>22.4457799843</text:p>
          </table:table-cell>
          <table:table-cell table:number-columns-repeated="4"/>
          <table:table-cell table:formula="of:=LOG([.B44])" office:value-type="float" office:value="0.56643749219507" calcext:value-type="float">
            <text:p>0.5664374922</text:p>
          </table:table-cell>
          <table:table-cell table:formula="of:=LOG([.C44])" office:value-type="float" office:value="2.41060854256837" calcext:value-type="float">
            <text:p>2.4106085426</text:p>
          </table:table-cell>
          <table:table-cell table:formula="of:=LOG([.D44])" office:value-type="float" office:value="0.235023159495223" calcext:value-type="float">
            <text:p>0.2350231595</text:p>
          </table:table-cell>
          <table:table-cell table:formula="of:=LOG([.E44])" office:value-type="float" office:value="-1.11611154211152" calcext:value-type="float">
            <text:p>-1.1161115421</text:p>
          </table:table-cell>
          <table:table-cell table:formula="of:=LOG([.F44])" office:value-type="float" office:value="0.611085733414873" calcext:value-type="float">
            <text:p>0.6110857334</text:p>
          </table:table-cell>
          <table:table-cell table:formula="of:=LOG([.G44])" office:value-type="float" office:value="2.68223535690256" calcext:value-type="float">
            <text:p>2.6822353569</text:p>
          </table:table-cell>
          <table:table-cell table:formula="of:=LOG([.H44])" office:value-type="float" office:value="0.161667412437736" calcext:value-type="float">
            <text:p>0.1616674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9" calcext:value-type="float">
            <text:p>3.849</text:p>
          </table:table-cell>
          <table:table-cell office:value-type="float" office:value="335.9" calcext:value-type="float">
            <text:p>335.9</text:p>
          </table:table-cell>
          <table:table-cell office:value-type="float" office:value="1.859" calcext:value-type="float">
            <text:p>1.859</text:p>
          </table:table-cell>
          <table:table-cell office:value-type="float" office:value="0.1194" calcext:value-type="float">
            <text:p>0.1194</text:p>
          </table:table-cell>
          <table:table-cell office:value-type="float" office:value="4.345" calcext:value-type="float">
            <text:p>4.345</text:p>
          </table:table-cell>
          <table:table-cell office:value-type="float" office:value="655.4" calcext:value-type="float">
            <text:p>655.4</text:p>
          </table:table-cell>
          <table:table-cell office:value-type="float" office:value="1.544" calcext:value-type="float">
            <text:p>1.544</text:p>
          </table:table-cell>
          <table:table-cell table:formula="of:=[.H45]/4" office:value-type="float" office:value="0.386" calcext:value-type="float">
            <text:p>0.386</text:p>
          </table:table-cell>
          <table:table-cell table:formula="of:=[.D45]/[.E45]" office:value-type="float" office:value="15.5695142378559" calcext:value-type="float">
            <text:p>15.5695142379</text:p>
          </table:table-cell>
          <table:table-cell table:number-columns-repeated="4"/>
          <table:table-cell table:formula="of:=LOG([.B45])" office:value-type="float" office:value="0.585347911094591" calcext:value-type="float">
            <text:p>0.5853479111</text:p>
          </table:table-cell>
          <table:table-cell table:formula="of:=LOG([.C45])" office:value-type="float" office:value="2.52621000384166" calcext:value-type="float">
            <text:p>2.5262100038</text:p>
          </table:table-cell>
          <table:table-cell table:formula="of:=LOG([.D45])" office:value-type="float" office:value="0.269279389771899" calcext:value-type="float">
            <text:p>0.2692793898</text:p>
          </table:table-cell>
          <table:table-cell table:formula="of:=LOG([.E45])" office:value-type="float" office:value="-0.92299567320665" calcext:value-type="float">
            <text:p>-0.9229956732</text:p>
          </table:table-cell>
          <table:table-cell table:formula="of:=LOG([.F45])" office:value-type="float" office:value="0.637989780784685" calcext:value-type="float">
            <text:p>0.6379897808</text:p>
          </table:table-cell>
          <table:table-cell table:formula="of:=LOG([.G45])" office:value-type="float" office:value="2.81650643704636" calcext:value-type="float">
            <text:p>2.816506437</text:p>
          </table:table-cell>
          <table:table-cell table:formula="of:=LOG([.H45])" office:value-type="float" office:value="0.188647295999717" calcext:value-type="float">
            <text:p>0.188647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office:value-type="float" office:value="228.5" calcext:value-type="float">
            <text:p>228.5</text:p>
          </table:table-cell>
          <table:table-cell office:value-type="float" office:value="1.785" calcext:value-type="float">
            <text:p>1.785</text:p>
          </table:table-cell>
          <table:table-cell office:value-type="float" office:value="0.05899" calcext:value-type="float">
            <text:p>0.05899</text:p>
          </table:table-cell>
          <table:table-cell office:value-type="float" office:value="4.069" calcext:value-type="float">
            <text:p>4.069</text:p>
          </table:table-cell>
          <table:table-cell office:value-type="float" office:value="453.1" calcext:value-type="float">
            <text:p>453.1</text:p>
          </table:table-cell>
          <table:table-cell office:value-type="float" office:value="1.509" calcext:value-type="float">
            <text:p>1.509</text:p>
          </table:table-cell>
          <table:table-cell table:formula="of:=[.H46]/4" office:value-type="float" office:value="0.37725" calcext:value-type="float">
            <text:p>0.37725</text:p>
          </table:table-cell>
          <table:table-cell table:formula="of:=[.D46]/[.E46]" office:value-type="float" office:value="30.2593659942363" calcext:value-type="float">
            <text:p>30.2593659942</text:p>
          </table:table-cell>
          <table:table-cell table:number-columns-repeated="4"/>
          <table:table-cell table:formula="of:=LOG([.B46])" office:value-type="float" office:value="0.562292864456475" calcext:value-type="float">
            <text:p>0.5622928645</text:p>
          </table:table-cell>
          <table:table-cell table:formula="of:=LOG([.C46])" office:value-type="float" office:value="2.35888620440587" calcext:value-type="float">
            <text:p>2.3588862044</text:p>
          </table:table-cell>
          <table:table-cell table:formula="of:=LOG([.D46])" office:value-type="float" office:value="0.251638220448212" calcext:value-type="float">
            <text:p>0.2516382204</text:p>
          </table:table-cell>
          <table:table-cell table:formula="of:=LOG([.E46])" office:value-type="float" office:value="-1.22922160383085" calcext:value-type="float">
            <text:p>-1.2292216038</text:p>
          </table:table-cell>
          <table:table-cell table:formula="of:=LOG([.F46])" office:value-type="float" office:value="0.609487689853285" calcext:value-type="float">
            <text:p>0.6094876899</text:p>
          </table:table-cell>
          <table:table-cell table:formula="of:=LOG([.G46])" office:value-type="float" office:value="2.65619406217919" calcext:value-type="float">
            <text:p>2.6561940622</text:p>
          </table:table-cell>
          <table:table-cell table:formula="of:=LOG([.H46])" office:value-type="float" office:value="0.17868923977559" calcext:value-type="float">
            <text:p>0.1786892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2" calcext:value-type="float">
            <text:p>3.882</text:p>
          </table:table-cell>
          <table:table-cell office:value-type="float" office:value="363.7" calcext:value-type="float">
            <text:p>363.7</text:p>
          </table:table-cell>
          <table:table-cell office:value-type="float" office:value="2.008" calcext:value-type="float">
            <text:p>2.008</text:p>
          </table:table-cell>
          <table:table-cell office:value-type="float" office:value="0.1968" calcext:value-type="float">
            <text:p>0.1968</text:p>
          </table:table-cell>
          <table:table-cell office:value-type="float" office:value="4.137" calcext:value-type="float">
            <text:p>4.137</text:p>
          </table:table-cell>
          <table:table-cell office:value-type="float" office:value="544.8" calcext:value-type="float">
            <text:p>544.8</text:p>
          </table:table-cell>
          <table:table-cell office:value-type="float" office:value="1.65" calcext:value-type="float">
            <text:p>1.65</text:p>
          </table:table-cell>
          <table:table-cell table:formula="of:=[.H47]/4" office:value-type="float" office:value="0.4125" calcext:value-type="float">
            <text:p>0.4125</text:p>
          </table:table-cell>
          <table:table-cell table:formula="of:=[.D47]/[.E47]" office:value-type="float" office:value="10.2032520325203" calcext:value-type="float">
            <text:p>10.2032520325</text:p>
          </table:table-cell>
          <table:table-cell table:number-columns-repeated="4"/>
          <table:table-cell table:formula="of:=LOG([.B47])" office:value-type="float" office:value="0.589055531052344" calcext:value-type="float">
            <text:p>0.5890555311</text:p>
          </table:table-cell>
          <table:table-cell table:formula="of:=LOG([.C47])" office:value-type="float" office:value="2.56074330105471" calcext:value-type="float">
            <text:p>2.5607433011</text:p>
          </table:table-cell>
          <table:table-cell table:formula="of:=LOG([.D47])" office:value-type="float" office:value="0.302763708472982" calcext:value-type="float">
            <text:p>0.3027637085</text:p>
          </table:table-cell>
          <table:table-cell table:formula="of:=LOG([.E47])" office:value-type="float" office:value="-0.705974905904677" calcext:value-type="float">
            <text:p>-0.7059749059</text:p>
          </table:table-cell>
          <table:table-cell table:formula="of:=LOG([.F47])" office:value-type="float" office:value="0.616685520895512" calcext:value-type="float">
            <text:p>0.6166855209</text:p>
          </table:table-cell>
          <table:table-cell table:formula="of:=LOG([.G47])" office:value-type="float" office:value="2.73623709890473" calcext:value-type="float">
            <text:p>2.7362370989</text:p>
          </table:table-cell>
          <table:table-cell table:formula="of:=LOG([.H47])" office:value-type="float" office:value="0.217483944213906" calcext:value-type="float">
            <text:p>0.2174839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8" calcext:value-type="float">
            <text:p>4.028</text:p>
          </table:table-cell>
          <table:table-cell office:value-type="float" office:value="407.6" calcext:value-type="float">
            <text:p>407.6</text:p>
          </table:table-cell>
          <table:table-cell office:value-type="float" office:value="1.98" calcext:value-type="float">
            <text:p>1.98</text:p>
          </table:table-cell>
          <table:table-cell office:value-type="float" office:value="0.1543" calcext:value-type="float">
            <text:p>0.1543</text:p>
          </table:table-cell>
          <table:table-cell office:value-type="float" office:value="4.39" calcext:value-type="float">
            <text:p>4.39</text:p>
          </table:table-cell>
          <table:table-cell office:value-type="float" office:value="668.7" calcext:value-type="float">
            <text:p>668.7</text:p>
          </table:table-cell>
          <table:table-cell office:value-type="float" office:value="1.573" calcext:value-type="float">
            <text:p>1.573</text:p>
          </table:table-cell>
          <table:table-cell table:formula="of:=[.H48]/4" office:value-type="float" office:value="0.39325" calcext:value-type="float">
            <text:p>0.39325</text:p>
          </table:table-cell>
          <table:table-cell table:formula="of:=[.D48]/[.E48]" office:value-type="float" office:value="12.8321451717434" calcext:value-type="float">
            <text:p>12.8321451717</text:p>
          </table:table-cell>
          <table:table-cell table:number-columns-repeated="4"/>
          <table:table-cell table:formula="of:=LOG([.B48])" office:value-type="float" office:value="0.60508946188158" calcext:value-type="float">
            <text:p>0.6050894619</text:p>
          </table:table-cell>
          <table:table-cell table:formula="of:=LOG([.C48])" office:value-type="float" office:value="2.61023417533439" calcext:value-type="float">
            <text:p>2.6102341753</text:p>
          </table:table-cell>
          <table:table-cell table:formula="of:=LOG([.D48])" office:value-type="float" office:value="0.296665190261531" calcext:value-type="float">
            <text:p>0.2966651903</text:p>
          </table:table-cell>
          <table:table-cell table:formula="of:=LOG([.E48])" office:value-type="float" office:value="-0.811634073936852" calcext:value-type="float">
            <text:p>-0.8116340739</text:p>
          </table:table-cell>
          <table:table-cell table:formula="of:=LOG([.F48])" office:value-type="float" office:value="0.642464520242121" calcext:value-type="float">
            <text:p>0.6424645202</text:p>
          </table:table-cell>
          <table:table-cell table:formula="of:=LOG([.G48])" office:value-type="float" office:value="2.8252313231999" calcext:value-type="float">
            <text:p>2.8252313232</text:p>
          </table:table-cell>
          <table:table-cell table:formula="of:=LOG([.H48])" office:value-type="float" office:value="0.196728722623287" calcext:value-type="float">
            <text:p>0.1967287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92" calcext:value-type="float">
            <text:p>3.792</text:p>
          </table:table-cell>
          <table:table-cell office:value-type="float" office:value="289.8" calcext:value-type="float">
            <text:p>289.8</text:p>
          </table:table-cell>
          <table:table-cell office:value-type="float" office:value="1.716" calcext:value-type="float">
            <text:p>1.716</text:p>
          </table:table-cell>
          <table:table-cell office:value-type="float" office:value="0.0443" calcext:value-type="float">
            <text:p>0.0443</text:p>
          </table:table-cell>
          <table:table-cell office:value-type="float" office:value="4.357" calcext:value-type="float">
            <text:p>4.357</text:p>
          </table:table-cell>
          <table:table-cell office:value-type="float" office:value="623.8" calcext:value-type="float">
            <text:p>623.8</text:p>
          </table:table-cell>
          <table:table-cell office:value-type="float" office:value="1.418" calcext:value-type="float">
            <text:p>1.418</text:p>
          </table:table-cell>
          <table:table-cell table:formula="of:=[.H49]/4" office:value-type="float" office:value="0.3545" calcext:value-type="float">
            <text:p>0.3545</text:p>
          </table:table-cell>
          <table:table-cell table:formula="of:=[.D49]/[.E49]" office:value-type="float" office:value="38.7358916478555" calcext:value-type="float">
            <text:p>38.7358916479</text:p>
          </table:table-cell>
          <table:table-cell table:number-columns-repeated="4"/>
          <table:table-cell table:formula="of:=LOG([.B49])" office:value-type="float" office:value="0.578868328666029" calcext:value-type="float">
            <text:p>0.5788683287</text:p>
          </table:table-cell>
          <table:table-cell table:formula="of:=LOG([.C49])" office:value-type="float" office:value="2.46209838113516" calcext:value-type="float">
            <text:p>2.4620983811</text:p>
          </table:table-cell>
          <table:table-cell table:formula="of:=LOG([.D49])" office:value-type="float" office:value="0.234517283512687" calcext:value-type="float">
            <text:p>0.2345172835</text:p>
          </table:table-cell>
          <table:table-cell table:formula="of:=LOG([.E49])" office:value-type="float" office:value="-1.35359627377693" calcext:value-type="float">
            <text:p>-1.3535962738</text:p>
          </table:table-cell>
          <table:table-cell table:formula="of:=LOG([.F49])" office:value-type="float" office:value="0.639187559935754" calcext:value-type="float">
            <text:p>0.6391875599</text:p>
          </table:table-cell>
          <table:table-cell table:formula="of:=LOG([.G49])" office:value-type="float" office:value="2.79504537042112" calcext:value-type="float">
            <text:p>2.7950453704</text:p>
          </table:table-cell>
          <table:table-cell table:formula="of:=LOG([.H49])" office:value-type="float" office:value="0.151676230847048" calcext:value-type="float">
            <text:p>0.151676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16" calcext:value-type="float">
            <text:p>3.616</text:p>
          </table:table-cell>
          <table:table-cell office:value-type="float" office:value="245" calcext:value-type="float">
            <text:p>245</text:p>
          </table:table-cell>
          <table:table-cell office:value-type="float" office:value="1.918" calcext:value-type="float">
            <text:p>1.918</text:p>
          </table:table-cell>
          <table:table-cell office:value-type="float" office:value="0.08748" calcext:value-type="float">
            <text:p>0.08748</text:p>
          </table:table-cell>
          <table:table-cell office:value-type="float" office:value="4.013" calcext:value-type="float">
            <text:p>4.013</text:p>
          </table:table-cell>
          <table:table-cell office:value-type="float" office:value="478.1" calcext:value-type="float">
            <text:p>478.1</text:p>
          </table:table-cell>
          <table:table-cell office:value-type="float" office:value="1.578" calcext:value-type="float">
            <text:p>1.578</text:p>
          </table:table-cell>
          <table:table-cell table:formula="of:=[.H50]/4" office:value-type="float" office:value="0.3945" calcext:value-type="float">
            <text:p>0.3945</text:p>
          </table:table-cell>
          <table:table-cell table:formula="of:=[.D50]/[.E50]" office:value-type="float" office:value="21.9250114311843" calcext:value-type="float">
            <text:p>21.9250114312</text:p>
          </table:table-cell>
          <table:table-cell table:number-columns-repeated="4"/>
          <table:table-cell table:formula="of:=LOG([.B50])" office:value-type="float" office:value="0.558228421803326" calcext:value-type="float">
            <text:p>0.5582284218</text:p>
          </table:table-cell>
          <table:table-cell table:formula="of:=LOG([.C50])" office:value-type="float" office:value="2.38916608436453" calcext:value-type="float">
            <text:p>2.3891660844</text:p>
          </table:table-cell>
          <table:table-cell table:formula="of:=LOG([.D50])" office:value-type="float" office:value="0.282848602834645" calcext:value-type="float">
            <text:p>0.2828486028</text:p>
          </table:table-cell>
          <table:table-cell table:formula="of:=LOG([.E50])" office:value-type="float" office:value="-1.0580912256344" calcext:value-type="float">
            <text:p>-1.0580912256</text:p>
          </table:table-cell>
          <table:table-cell table:formula="of:=LOG([.F50])" office:value-type="float" office:value="0.603469159733839" calcext:value-type="float">
            <text:p>0.6034691597</text:p>
          </table:table-cell>
          <table:table-cell table:formula="of:=LOG([.G50])" office:value-type="float" office:value="2.67951874369579" calcext:value-type="float">
            <text:p>2.6795187437</text:p>
          </table:table-cell>
          <table:table-cell table:formula="of:=LOG([.H50])" office:value-type="float" office:value="0.198106998873401" calcext:value-type="float">
            <text:p>0.1981069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94" calcext:value-type="float">
            <text:p>4.294</text:p>
          </table:table-cell>
          <table:table-cell office:value-type="float" office:value="520" calcext:value-type="float">
            <text:p>520</text:p>
          </table:table-cell>
          <table:table-cell office:value-type="float" office:value="1.905" calcext:value-type="float">
            <text:p>1.905</text:p>
          </table:table-cell>
          <table:table-cell office:value-type="float" office:value="0.1929" calcext:value-type="float">
            <text:p>0.1929</text:p>
          </table:table-cell>
          <table:table-cell office:value-type="float" office:value="4.932" calcext:value-type="float">
            <text:p>4.932</text:p>
          </table:table-cell>
          <table:table-cell office:value-type="float" office:value="994.6" calcext:value-type="float">
            <text:p>994.6</text:p>
          </table:table-cell>
          <table:table-cell office:value-type="float" office:value="1.64" calcext:value-type="float">
            <text:p>1.64</text:p>
          </table:table-cell>
          <table:table-cell table:formula="of:=[.H51]/4" office:value-type="float" office:value="0.41" calcext:value-type="float">
            <text:p>0.41</text:p>
          </table:table-cell>
          <table:table-cell table:formula="of:=[.D51]/[.E51]" office:value-type="float" office:value="9.8755832037325" calcext:value-type="float">
            <text:p>9.8755832037</text:p>
          </table:table-cell>
          <table:table-cell table:number-columns-repeated="4"/>
          <table:table-cell table:formula="of:=LOG([.B51])" office:value-type="float" office:value="0.63286204010023" calcext:value-type="float">
            <text:p>0.6328620401</text:p>
          </table:table-cell>
          <table:table-cell table:formula="of:=LOG([.C51])" office:value-type="float" office:value="2.7160033436348" calcext:value-type="float">
            <text:p>2.7160033436</text:p>
          </table:table-cell>
          <table:table-cell table:formula="of:=LOG([.D51])" office:value-type="float" office:value="0.279894980011638" calcext:value-type="float">
            <text:p>0.27989498</text:p>
          </table:table-cell>
          <table:table-cell table:formula="of:=LOG([.E51])" office:value-type="float" office:value="-0.714667772356115" calcext:value-type="float">
            <text:p>-0.7146677724</text:p>
          </table:table-cell>
          <table:table-cell table:formula="of:=LOG([.F51])" office:value-type="float" office:value="0.693023067923694" calcext:value-type="float">
            <text:p>0.6930230679</text:p>
          </table:table-cell>
          <table:table-cell table:formula="of:=LOG([.G51])" office:value-type="float" office:value="2.99764845489621" calcext:value-type="float">
            <text:p>2.9976484549</text:p>
          </table:table-cell>
          <table:table-cell table:formula="of:=LOG([.H51])" office:value-type="float" office:value="0.214843848047698" calcext:value-type="float">
            <text:p>0.214843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7" calcext:value-type="float">
            <text:p>3.767</text:p>
          </table:table-cell>
          <table:table-cell office:value-type="float" office:value="333.7" calcext:value-type="float">
            <text:p>333.7</text:p>
          </table:table-cell>
          <table:table-cell office:value-type="float" office:value="2.052" calcext:value-type="float">
            <text:p>2.052</text:p>
          </table:table-cell>
          <table:table-cell office:value-type="float" office:value="0.1868" calcext:value-type="float">
            <text:p>0.1868</text:p>
          </table:table-cell>
          <table:table-cell office:value-type="float" office:value="4.023" calcext:value-type="float">
            <text:p>4.023</text:p>
          </table:table-cell>
          <table:table-cell office:value-type="float" office:value="513.4" calcext:value-type="float">
            <text:p>513.4</text:p>
          </table:table-cell>
          <table:table-cell office:value-type="float" office:value="1.659" calcext:value-type="float">
            <text:p>1.659</text:p>
          </table:table-cell>
          <table:table-cell table:formula="of:=[.H52]/4" office:value-type="float" office:value="0.41475" calcext:value-type="float">
            <text:p>0.41475</text:p>
          </table:table-cell>
          <table:table-cell table:formula="of:=[.D52]/[.E52]" office:value-type="float" office:value="10.9850107066381" calcext:value-type="float">
            <text:p>10.9850107066</text:p>
          </table:table-cell>
          <table:table-cell table:number-columns-repeated="4"/>
          <table:table-cell table:formula="of:=LOG([.B52])" office:value-type="float" office:value="0.575995620203268" calcext:value-type="float">
            <text:p>0.5759956202</text:p>
          </table:table-cell>
          <table:table-cell table:formula="of:=LOG([.C52])" office:value-type="float" office:value="2.52335620665479" calcext:value-type="float">
            <text:p>2.5233562067</text:p>
          </table:table-cell>
          <table:table-cell table:formula="of:=LOG([.D52])" office:value-type="float" office:value="0.312177356439779" calcext:value-type="float">
            <text:p>0.3121773564</text:p>
          </table:table-cell>
          <table:table-cell table:formula="of:=LOG([.E52])" office:value-type="float" office:value="-0.728623128105925" calcext:value-type="float">
            <text:p>-0.7286231281</text:p>
          </table:table-cell>
          <table:table-cell table:formula="of:=LOG([.F52])" office:value-type="float" office:value="0.604550032571261" calcext:value-type="float">
            <text:p>0.6045500326</text:p>
          </table:table-cell>
          <table:table-cell table:formula="of:=LOG([.G52])" office:value-type="float" office:value="2.71045586433542" calcext:value-type="float">
            <text:p>2.7104558643</text:p>
          </table:table-cell>
          <table:table-cell table:formula="of:=LOG([.H52])" office:value-type="float" office:value="0.219846386024361" calcext:value-type="float">
            <text:p>0.219846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06" calcext:value-type="float">
            <text:p>4.206</text:p>
          </table:table-cell>
          <table:table-cell office:value-type="float" office:value="474.1" calcext:value-type="float">
            <text:p>474.1</text:p>
          </table:table-cell>
          <table:table-cell office:value-type="float" office:value="1.925" calcext:value-type="float">
            <text:p>1.925</text:p>
          </table:table-cell>
          <table:table-cell office:value-type="float" office:value="0.1802" calcext:value-type="float">
            <text:p>0.1802</text:p>
          </table:table-cell>
          <table:table-cell office:value-type="float" office:value="4.607" calcext:value-type="float">
            <text:p>4.607</text:p>
          </table:table-cell>
          <table:table-cell office:value-type="float" office:value="765.1" calcext:value-type="float">
            <text:p>765.1</text:p>
          </table:table-cell>
          <table:table-cell office:value-type="float" office:value="1.578" calcext:value-type="float">
            <text:p>1.578</text:p>
          </table:table-cell>
          <table:table-cell table:formula="of:=[.H53]/4" office:value-type="float" office:value="0.3945" calcext:value-type="float">
            <text:p>0.3945</text:p>
          </table:table-cell>
          <table:table-cell table:formula="of:=[.D53]/[.E53]" office:value-type="float" office:value="10.6825749167592" calcext:value-type="float">
            <text:p>10.6825749168</text:p>
          </table:table-cell>
          <table:table-cell table:number-columns-repeated="4"/>
          <table:table-cell table:formula="of:=LOG([.B53])" office:value-type="float" office:value="0.623869268350302" calcext:value-type="float">
            <text:p>0.6238692684</text:p>
          </table:table-cell>
          <table:table-cell table:formula="of:=LOG([.C53])" office:value-type="float" office:value="2.67586995531896" calcext:value-type="float">
            <text:p>2.6758699553</text:p>
          </table:table-cell>
          <table:table-cell table:formula="of:=LOG([.D53])" office:value-type="float" office:value="0.284430733844519" calcext:value-type="float">
            <text:p>0.2844307338</text:p>
          </table:table-cell>
          <table:table-cell table:formula="of:=LOG([.E53])" office:value-type="float" office:value="-0.744245213356956" calcext:value-type="float">
            <text:p>-0.7442452134</text:p>
          </table:table-cell>
          <table:table-cell table:formula="of:=LOG([.F53])" office:value-type="float" office:value="0.66341821225268" calcext:value-type="float">
            <text:p>0.6634182123</text:p>
          </table:table-cell>
          <table:table-cell table:formula="of:=LOG([.G53])" office:value-type="float" office:value="2.88371820196396" calcext:value-type="float">
            <text:p>2.883718202</text:p>
          </table:table-cell>
          <table:table-cell table:formula="of:=LOG([.H53])" office:value-type="float" office:value="0.198106998873401" calcext:value-type="float">
            <text:p>0.1981069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14" calcext:value-type="float">
            <text:p>4.014</text:p>
          </table:table-cell>
          <table:table-cell office:value-type="float" office:value="373.7" calcext:value-type="float">
            <text:p>373.7</text:p>
          </table:table-cell>
          <table:table-cell office:value-type="float" office:value="1.899" calcext:value-type="float">
            <text:p>1.899</text:p>
          </table:table-cell>
          <table:table-cell office:value-type="float" office:value="0.162" calcext:value-type="float">
            <text:p>0.162</text:p>
          </table:table-cell>
          <table:table-cell office:value-type="float" office:value="4.491" calcext:value-type="float">
            <text:p>4.491</text:p>
          </table:table-cell>
          <table:table-cell office:value-type="float" office:value="685.2" calcext:value-type="float">
            <text:p>685.2</text:p>
          </table:table-cell>
          <table:table-cell office:value-type="float" office:value="1.622" calcext:value-type="float">
            <text:p>1.622</text:p>
          </table:table-cell>
          <table:table-cell table:formula="of:=[.H54]/4" office:value-type="float" office:value="0.4055" calcext:value-type="float">
            <text:p>0.4055</text:p>
          </table:table-cell>
          <table:table-cell table:formula="of:=[.D54]/[.E54]" office:value-type="float" office:value="11.7222222222222" calcext:value-type="float">
            <text:p>11.7222222222</text:p>
          </table:table-cell>
          <table:table-cell table:number-columns-repeated="4"/>
          <table:table-cell table:formula="of:=LOG([.B54])" office:value-type="float" office:value="0.603577368151467" calcext:value-type="float">
            <text:p>0.6035773682</text:p>
          </table:table-cell>
          <table:table-cell table:formula="of:=LOG([.C54])" office:value-type="float" office:value="2.57252309784964" calcext:value-type="float">
            <text:p>2.5725230978</text:p>
          </table:table-cell>
          <table:table-cell table:formula="of:=LOG([.D54])" office:value-type="float" office:value="0.278524964737017" calcext:value-type="float">
            <text:p>0.2785249647</text:p>
          </table:table-cell>
          <table:table-cell table:formula="of:=LOG([.E54])" office:value-type="float" office:value="-0.790484985457369" calcext:value-type="float">
            <text:p>-0.7904849855</text:p>
          </table:table-cell>
          <table:table-cell table:formula="of:=LOG([.F54])" office:value-type="float" office:value="0.652343055062715" calcext:value-type="float">
            <text:p>0.6523430551</text:p>
          </table:table-cell>
          <table:table-cell table:formula="of:=LOG([.G54])" office:value-type="float" office:value="2.83581735429347" calcext:value-type="float">
            <text:p>2.8358173543</text:p>
          </table:table-cell>
          <table:table-cell table:formula="of:=LOG([.H54])" office:value-type="float" office:value="0.210050849875137" calcext:value-type="float">
            <text:p>0.2100508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68" calcext:value-type="float">
            <text:p>3.568</text:p>
          </table:table-cell>
          <table:table-cell office:value-type="float" office:value="212.7" calcext:value-type="float">
            <text:p>212.7</text:p>
          </table:table-cell>
          <table:table-cell office:value-type="float" office:value="1.582" calcext:value-type="float">
            <text:p>1.582</text:p>
          </table:table-cell>
          <table:table-cell office:value-type="float" office:value="0.05511" calcext:value-type="float">
            <text:p>0.05511</text:p>
          </table:table-cell>
          <table:table-cell office:value-type="float" office:value="3.91" calcext:value-type="float">
            <text:p>3.91</text:p>
          </table:table-cell>
          <table:table-cell office:value-type="float" office:value="386.8" calcext:value-type="float">
            <text:p>386.8</text:p>
          </table:table-cell>
          <table:table-cell office:value-type="float" office:value="1.402" calcext:value-type="float">
            <text:p>1.402</text:p>
          </table:table-cell>
          <table:table-cell table:formula="of:=[.H55]/4" office:value-type="float" office:value="0.3505" calcext:value-type="float">
            <text:p>0.3505</text:p>
          </table:table-cell>
          <table:table-cell table:formula="of:=[.D55]/[.E55]" office:value-type="float" office:value="28.7062239158047" calcext:value-type="float">
            <text:p>28.7062239158</text:p>
          </table:table-cell>
          <table:table-cell table:number-columns-repeated="4"/>
          <table:table-cell table:formula="of:=LOG([.B55])" office:value-type="float" office:value="0.552424845704085" calcext:value-type="float">
            <text:p>0.5524248457</text:p>
          </table:table-cell>
          <table:table-cell table:formula="of:=LOG([.C55])" office:value-type="float" office:value="2.32776748990273" calcext:value-type="float">
            <text:p>2.3277674899</text:p>
          </table:table-cell>
          <table:table-cell table:formula="of:=LOG([.D55])" office:value-type="float" office:value="0.199206479161658" calcext:value-type="float">
            <text:p>0.1992064792</text:p>
          </table:table-cell>
          <table:table-cell table:formula="of:=LOG([.E55])" office:value-type="float" office:value="-1.25876958897453" calcext:value-type="float">
            <text:p>-1.258769589</text:p>
          </table:table-cell>
          <table:table-cell table:formula="of:=LOG([.F55])" office:value-type="float" office:value="0.592176757395867" calcext:value-type="float">
            <text:p>0.5921767574</text:p>
          </table:table-cell>
          <table:table-cell table:formula="of:=LOG([.G55])" office:value-type="float" office:value="2.58748646541096" calcext:value-type="float">
            <text:p>2.5874864654</text:p>
          </table:table-cell>
          <table:table-cell table:formula="of:=LOG([.H55])" office:value-type="float" office:value="0.14674801363064" calcext:value-type="float">
            <text:p>0.1467480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66" calcext:value-type="float">
            <text:p>3.566</text:p>
          </table:table-cell>
          <table:table-cell office:value-type="float" office:value="210.4" calcext:value-type="float">
            <text:p>210.4</text:p>
          </table:table-cell>
          <table:table-cell office:value-type="float" office:value="1.703" calcext:value-type="float">
            <text:p>1.703</text:p>
          </table:table-cell>
          <table:table-cell office:value-type="float" office:value="0.03758" calcext:value-type="float">
            <text:p>0.03758</text:p>
          </table:table-cell>
          <table:table-cell office:value-type="float" office:value="3.913" calcext:value-type="float">
            <text:p>3.913</text:p>
          </table:table-cell>
          <table:table-cell office:value-type="float" office:value="392.2" calcext:value-type="float">
            <text:p>392.2</text:p>
          </table:table-cell>
          <table:table-cell office:value-type="float" office:value="1.419" calcext:value-type="float">
            <text:p>1.419</text:p>
          </table:table-cell>
          <table:table-cell table:formula="of:=[.H56]/4" office:value-type="float" office:value="0.35475" calcext:value-type="float">
            <text:p>0.35475</text:p>
          </table:table-cell>
          <table:table-cell table:formula="of:=[.D56]/[.E56]" office:value-type="float" office:value="45.3166577967004" calcext:value-type="float">
            <text:p>45.3166577967</text:p>
          </table:table-cell>
          <table:table-cell table:number-columns-repeated="4"/>
          <table:table-cell table:formula="of:=LOG([.B56])" office:value-type="float" office:value="0.552181338839336" calcext:value-type="float">
            <text:p>0.5521813388</text:p>
          </table:table-cell>
          <table:table-cell table:formula="of:=LOG([.C56])" office:value-type="float" office:value="2.3230457354817" calcext:value-type="float">
            <text:p>2.3230457355</text:p>
          </table:table-cell>
          <table:table-cell table:formula="of:=LOG([.D56])" office:value-type="float" office:value="0.231214647962601" calcext:value-type="float">
            <text:p>0.231214648</text:p>
          </table:table-cell>
          <table:table-cell table:formula="of:=LOG([.E56])" office:value-type="float" office:value="-1.42504322423549" calcext:value-type="float">
            <text:p>-1.4250432242</text:p>
          </table:table-cell>
          <table:table-cell table:formula="of:=LOG([.F56])" office:value-type="float" office:value="0.59250984790068" calcext:value-type="float">
            <text:p>0.5925098479</text:p>
          </table:table-cell>
          <table:table-cell table:formula="of:=LOG([.G56])" office:value-type="float" office:value="2.59350758933176" calcext:value-type="float">
            <text:p>2.5935075893</text:p>
          </table:table-cell>
          <table:table-cell table:formula="of:=LOG([.H56])" office:value-type="float" office:value="0.151982395457474" calcext:value-type="float">
            <text:p>0.1519823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37" calcext:value-type="float">
            <text:p>3.337</text:p>
          </table:table-cell>
          <table:table-cell office:value-type="float" office:value="177.6" calcext:value-type="float">
            <text:p>177.6</text:p>
          </table:table-cell>
          <table:table-cell office:value-type="float" office:value="1.79" calcext:value-type="float">
            <text:p>1.79</text:p>
          </table:table-cell>
          <table:table-cell office:value-type="float" office:value="0.0722" calcext:value-type="float">
            <text:p>0.0722</text:p>
          </table:table-cell>
          <table:table-cell office:value-type="float" office:value="3.555" calcext:value-type="float">
            <text:p>3.555</text:p>
          </table:table-cell>
          <table:table-cell office:value-type="float" office:value="294.3" calcext:value-type="float">
            <text:p>294.3</text:p>
          </table:table-cell>
          <table:table-cell office:value-type="float" office:value="1.456" calcext:value-type="float">
            <text:p>1.456</text:p>
          </table:table-cell>
          <table:table-cell table:formula="of:=[.H57]/4" office:value-type="float" office:value="0.364" calcext:value-type="float">
            <text:p>0.364</text:p>
          </table:table-cell>
          <table:table-cell table:formula="of:=[.D57]/[.E57]" office:value-type="float" office:value="24.792243767313" calcext:value-type="float">
            <text:p>24.7922437673</text:p>
          </table:table-cell>
          <table:table-cell table:number-columns-repeated="4"/>
          <table:table-cell table:formula="of:=LOG([.B57])" office:value-type="float" office:value="0.523356206654793" calcext:value-type="float">
            <text:p>0.5233562067</text:p>
          </table:table-cell>
          <table:table-cell table:formula="of:=LOG([.C57])" office:value-type="float" office:value="2.24944296144258" calcext:value-type="float">
            <text:p>2.2494429614</text:p>
          </table:table-cell>
          <table:table-cell table:formula="of:=LOG([.D57])" office:value-type="float" office:value="0.252853030979893" calcext:value-type="float">
            <text:p>0.252853031</text:p>
          </table:table-cell>
          <table:table-cell table:formula="of:=LOG([.E57])" office:value-type="float" office:value="-1.14146280243036" calcext:value-type="float">
            <text:p>-1.1414628024</text:p>
          </table:table-cell>
          <table:table-cell table:formula="of:=LOG([.F57])" office:value-type="float" office:value="0.550839605065785" calcext:value-type="float">
            <text:p>0.5508396051</text:p>
          </table:table-cell>
          <table:table-cell table:formula="of:=LOG([.G57])" office:value-type="float" office:value="2.46879026209961" calcext:value-type="float">
            <text:p>2.4687902621</text:p>
          </table:table-cell>
          <table:table-cell table:formula="of:=LOG([.H57])" office:value-type="float" office:value="0.163161374977018" calcext:value-type="float">
            <text:p>0.163161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21" calcext:value-type="float">
            <text:p>3.721</text:p>
          </table:table-cell>
          <table:table-cell office:value-type="float" office:value="277" calcext:value-type="float">
            <text:p>277</text:p>
          </table:table-cell>
          <table:table-cell office:value-type="float" office:value="1.766" calcext:value-type="float">
            <text:p>1.766</text:p>
          </table:table-cell>
          <table:table-cell office:value-type="float" office:value="0.1458" calcext:value-type="float">
            <text:p>0.1458</text:p>
          </table:table-cell>
          <table:table-cell office:value-type="float" office:value="4.024" calcext:value-type="float">
            <text:p>4.024</text:p>
          </table:table-cell>
          <table:table-cell office:value-type="float" office:value="453.3" calcext:value-type="float">
            <text:p>453.3</text:p>
          </table:table-cell>
          <table:table-cell office:value-type="float" office:value="1.526" calcext:value-type="float">
            <text:p>1.526</text:p>
          </table:table-cell>
          <table:table-cell table:formula="of:=[.H58]/4" office:value-type="float" office:value="0.3815" calcext:value-type="float">
            <text:p>0.3815</text:p>
          </table:table-cell>
          <table:table-cell table:formula="of:=[.D58]/[.E58]" office:value-type="float" office:value="12.1124828532236" calcext:value-type="float">
            <text:p>12.1124828532</text:p>
          </table:table-cell>
          <table:table-cell table:number-columns-repeated="4"/>
          <table:table-cell table:formula="of:=LOG([.B58])" office:value-type="float" office:value="0.570659670021534" calcext:value-type="float">
            <text:p>0.57065967</text:p>
          </table:table-cell>
          <table:table-cell table:formula="of:=LOG([.C58])" office:value-type="float" office:value="2.44247976906445" calcext:value-type="float">
            <text:p>2.4424797691</text:p>
          </table:table-cell>
          <table:table-cell table:formula="of:=LOG([.D58])" office:value-type="float" office:value="0.24699069924155" calcext:value-type="float">
            <text:p>0.2469906992</text:p>
          </table:table-cell>
          <table:table-cell table:formula="of:=LOG([.E58])" office:value-type="float" office:value="-0.836242476018044" calcext:value-type="float">
            <text:p>-0.836242476</text:p>
          </table:table-cell>
          <table:table-cell table:formula="of:=LOG([.F58])" office:value-type="float" office:value="0.604657972047871" calcext:value-type="float">
            <text:p>0.604657972</text:p>
          </table:table-cell>
          <table:table-cell table:formula="of:=LOG([.G58])" office:value-type="float" office:value="2.65638571905869" calcext:value-type="float">
            <text:p>2.6563857191</text:p>
          </table:table-cell>
          <table:table-cell table:formula="of:=LOG([.H58])" office:value-type="float" office:value="0.183554533618862" calcext:value-type="float">
            <text:p>0.1835545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42" calcext:value-type="float">
            <text:p>3.642</text:p>
          </table:table-cell>
          <table:table-cell office:value-type="float" office:value="242.5" calcext:value-type="float">
            <text:p>242.5</text:p>
          </table:table-cell>
          <table:table-cell office:value-type="float" office:value="1.762" calcext:value-type="float">
            <text:p>1.762</text:p>
          </table:table-cell>
          <table:table-cell office:value-type="float" office:value="0.05579" calcext:value-type="float">
            <text:p>0.05579</text:p>
          </table:table-cell>
          <table:table-cell office:value-type="float" office:value="3.962" calcext:value-type="float">
            <text:p>3.962</text:p>
          </table:table-cell>
          <table:table-cell office:value-type="float" office:value="425.4" calcext:value-type="float">
            <text:p>425.4</text:p>
          </table:table-cell>
          <table:table-cell office:value-type="float" office:value="1.412" calcext:value-type="float">
            <text:p>1.412</text:p>
          </table:table-cell>
          <table:table-cell table:formula="of:=[.H59]/4" office:value-type="float" office:value="0.353" calcext:value-type="float">
            <text:p>0.353</text:p>
          </table:table-cell>
          <table:table-cell table:formula="of:=[.D59]/[.E59]" office:value-type="float" office:value="31.5827209177272" calcext:value-type="float">
            <text:p>31.5827209177</text:p>
          </table:table-cell>
          <table:table-cell table:number-columns-repeated="4"/>
          <table:table-cell table:formula="of:=LOG([.B59])" office:value-type="float" office:value="0.561339941458901" calcext:value-type="float">
            <text:p>0.5613399415</text:p>
          </table:table-cell>
          <table:table-cell table:formula="of:=LOG([.C59])" office:value-type="float" office:value="2.38471174293828" calcext:value-type="float">
            <text:p>2.3847117429</text:p>
          </table:table-cell>
          <table:table-cell table:formula="of:=LOG([.D59])" office:value-type="float" office:value="0.246005904076029" calcext:value-type="float">
            <text:p>0.2460059041</text:p>
          </table:table-cell>
          <table:table-cell table:formula="of:=LOG([.E59])" office:value-type="float" office:value="-1.25344363858963" calcext:value-type="float">
            <text:p>-1.2534436386</text:p>
          </table:table-cell>
          <table:table-cell table:formula="of:=LOG([.F59])" office:value-type="float" office:value="0.597914471202528" calcext:value-type="float">
            <text:p>0.5979144712</text:p>
          </table:table-cell>
          <table:table-cell table:formula="of:=LOG([.G59])" office:value-type="float" office:value="2.62879748556671" calcext:value-type="float">
            <text:p>2.6287974856</text:p>
          </table:table-cell>
          <table:table-cell table:formula="of:=LOG([.H59])" office:value-type="float" office:value="0.149834696715785" calcext:value-type="float">
            <text:p>0.1498346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57" calcext:value-type="float">
            <text:p>3.457</text:p>
          </table:table-cell>
          <table:table-cell office:value-type="float" office:value="195.2" calcext:value-type="float">
            <text:p>195.2</text:p>
          </table:table-cell>
          <table:table-cell office:value-type="float" office:value="1.87" calcext:value-type="float">
            <text:p>1.87</text:p>
          </table:table-cell>
          <table:table-cell office:value-type="float" office:value="0.05612" calcext:value-type="float">
            <text:p>0.05612</text:p>
          </table:table-cell>
          <table:table-cell office:value-type="float" office:value="3.755" calcext:value-type="float">
            <text:p>3.755</text:p>
          </table:table-cell>
          <table:table-cell office:value-type="float" office:value="356.9" calcext:value-type="float">
            <text:p>356.9</text:p>
          </table:table-cell>
          <table:table-cell office:value-type="float" office:value="1.497" calcext:value-type="float">
            <text:p>1.497</text:p>
          </table:table-cell>
          <table:table-cell table:formula="of:=[.H60]/4" office:value-type="float" office:value="0.37425" calcext:value-type="float">
            <text:p>0.37425</text:p>
          </table:table-cell>
          <table:table-cell table:formula="of:=[.D60]/[.E60]" office:value-type="float" office:value="33.3214540270848" calcext:value-type="float">
            <text:p>33.3214540271</text:p>
          </table:table-cell>
          <table:table-cell table:number-columns-repeated="4"/>
          <table:table-cell table:formula="of:=LOG([.B60])" office:value-type="float" office:value="0.538699379542407" calcext:value-type="float">
            <text:p>0.5386993795</text:p>
          </table:table-cell>
          <table:table-cell table:formula="of:=LOG([.C60])" office:value-type="float" office:value="2.29047981333067" calcext:value-type="float">
            <text:p>2.2904798133</text:p>
          </table:table-cell>
          <table:table-cell table:formula="of:=LOG([.D60])" office:value-type="float" office:value="0.271841606536499" calcext:value-type="float">
            <text:p>0.2718416065</text:p>
          </table:table-cell>
          <table:table-cell table:formula="of:=LOG([.E60])" office:value-type="float" office:value="-1.25088233764368" calcext:value-type="float">
            <text:p>-1.2508823376</text:p>
          </table:table-cell>
          <table:table-cell table:formula="of:=LOG([.F60])" office:value-type="float" office:value="0.574609941340187" calcext:value-type="float">
            <text:p>0.5746099413</text:p>
          </table:table-cell>
          <table:table-cell table:formula="of:=LOG([.G60])" office:value-type="float" office:value="2.55254654795566" calcext:value-type="float">
            <text:p>2.552546548</text:p>
          </table:table-cell>
          <table:table-cell table:formula="of:=LOG([.H60])" office:value-type="float" office:value="0.175221800343052" calcext:value-type="float">
            <text:p>0.1752218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99" calcext:value-type="float">
            <text:p>3.999</text:p>
          </table:table-cell>
          <table:table-cell office:value-type="float" office:value="376.7" calcext:value-type="float">
            <text:p>376.7</text:p>
          </table:table-cell>
          <table:table-cell office:value-type="float" office:value="1.923" calcext:value-type="float">
            <text:p>1.923</text:p>
          </table:table-cell>
          <table:table-cell office:value-type="float" office:value="0.1417" calcext:value-type="float">
            <text:p>0.1417</text:p>
          </table:table-cell>
          <table:table-cell office:value-type="float" office:value="4.529" calcext:value-type="float">
            <text:p>4.529</text:p>
          </table:table-cell>
          <table:table-cell office:value-type="float" office:value="730.6" calcext:value-type="float">
            <text:p>730.6</text:p>
          </table:table-cell>
          <table:table-cell office:value-type="float" office:value="1.609" calcext:value-type="float">
            <text:p>1.609</text:p>
          </table:table-cell>
          <table:table-cell table:formula="of:=[.H61]/4" office:value-type="float" office:value="0.40225" calcext:value-type="float">
            <text:p>0.40225</text:p>
          </table:table-cell>
          <table:table-cell table:formula="of:=[.D61]/[.E61]" office:value-type="float" office:value="13.5709244883557" calcext:value-type="float">
            <text:p>13.5709244884</text:p>
          </table:table-cell>
          <table:table-cell table:number-columns-repeated="4"/>
          <table:table-cell table:formula="of:=LOG([.B61])" office:value-type="float" office:value="0.601951404133522" calcext:value-type="float">
            <text:p>0.6019514041</text:p>
          </table:table-cell>
          <table:table-cell table:formula="of:=LOG([.C61])" office:value-type="float" office:value="2.57599562020327" calcext:value-type="float">
            <text:p>2.5759956202</text:p>
          </table:table-cell>
          <table:table-cell table:formula="of:=LOG([.D61])" office:value-type="float" office:value="0.28397928423848" calcext:value-type="float">
            <text:p>0.2839792842</text:p>
          </table:table-cell>
          <table:table-cell table:formula="of:=LOG([.E61])" office:value-type="float" office:value="-0.848630149752539" calcext:value-type="float">
            <text:p>-0.8486301498</text:p>
          </table:table-cell>
          <table:table-cell table:formula="of:=LOG([.F61])" office:value-type="float" office:value="0.656002320682957" calcext:value-type="float">
            <text:p>0.6560023207</text:p>
          </table:table-cell>
          <table:table-cell table:formula="of:=LOG([.G61])" office:value-type="float" office:value="2.8636796678759" calcext:value-type="float">
            <text:p>2.8636796679</text:p>
          </table:table-cell>
          <table:table-cell table:formula="of:=LOG([.H61])" office:value-type="float" office:value="0.206556044099029" calcext:value-type="float">
            <text:p>0.2065560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6" calcext:value-type="float">
            <text:p>3.716</text:p>
          </table:table-cell>
          <table:table-cell office:value-type="float" office:value="265" calcext:value-type="float">
            <text:p>265</text:p>
          </table:table-cell>
          <table:table-cell office:value-type="float" office:value="1.697" calcext:value-type="float">
            <text:p>1.697</text:p>
          </table:table-cell>
          <table:table-cell office:value-type="float" office:value="0.1202" calcext:value-type="float">
            <text:p>0.1202</text:p>
          </table:table-cell>
          <table:table-cell office:value-type="float" office:value="4.088" calcext:value-type="float">
            <text:p>4.088</text:p>
          </table:table-cell>
          <table:table-cell office:value-type="float" office:value="470.4" calcext:value-type="float">
            <text:p>470.4</text:p>
          </table:table-cell>
          <table:table-cell office:value-type="float" office:value="1.496" calcext:value-type="float">
            <text:p>1.496</text:p>
          </table:table-cell>
          <table:table-cell table:formula="of:=[.H62]/4" office:value-type="float" office:value="0.374" calcext:value-type="float">
            <text:p>0.374</text:p>
          </table:table-cell>
          <table:table-cell table:formula="of:=[.D62]/[.E62]" office:value-type="float" office:value="14.1181364392679" calcext:value-type="float">
            <text:p>14.1181364393</text:p>
          </table:table-cell>
          <table:table-cell table:number-columns-repeated="4"/>
          <table:table-cell table:formula="of:=LOG([.B62])" office:value-type="float" office:value="0.570075705321604" calcext:value-type="float">
            <text:p>0.5700757053</text:p>
          </table:table-cell>
          <table:table-cell table:formula="of:=LOG([.C62])" office:value-type="float" office:value="2.42324587393681" calcext:value-type="float">
            <text:p>2.4232458739</text:p>
          </table:table-cell>
          <table:table-cell table:formula="of:=LOG([.D62])" office:value-type="float" office:value="0.229681842317676" calcext:value-type="float">
            <text:p>0.2296818423</text:p>
          </table:table-cell>
          <table:table-cell table:formula="of:=LOG([.E62])" office:value-type="float" office:value="-0.920095532333279" calcext:value-type="float">
            <text:p>-0.9200955323</text:p>
          </table:table-cell>
          <table:table-cell table:formula="of:=LOG([.F62])" office:value-type="float" office:value="0.611510887126656" calcext:value-type="float">
            <text:p>0.6115108871</text:p>
          </table:table-cell>
          <table:table-cell table:formula="of:=LOG([.G62])" office:value-type="float" office:value="2.67246731306808" calcext:value-type="float">
            <text:p>2.6724673131</text:p>
          </table:table-cell>
          <table:table-cell table:formula="of:=LOG([.H62])" office:value-type="float" office:value="0.174931593528443" calcext:value-type="float">
            <text:p>0.1749315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347.2" calcext:value-type="float">
            <text:p>347.2</text:p>
          </table:table-cell>
          <table:table-cell office:value-type="float" office:value="1.76" calcext:value-type="float">
            <text:p>1.76</text:p>
          </table:table-cell>
          <table:table-cell office:value-type="float" office:value="0.1194" calcext:value-type="float">
            <text:p>0.1194</text:p>
          </table:table-cell>
          <table:table-cell office:value-type="float" office:value="4.55" calcext:value-type="float">
            <text:p>4.55</text:p>
          </table:table-cell>
          <table:table-cell office:value-type="float" office:value="737.8" calcext:value-type="float">
            <text:p>737.8</text:p>
          </table:table-cell>
          <table:table-cell office:value-type="float" office:value="1.542" calcext:value-type="float">
            <text:p>1.542</text:p>
          </table:table-cell>
          <table:table-cell table:formula="of:=[.H63]/4" office:value-type="float" office:value="0.3855" calcext:value-type="float">
            <text:p>0.3855</text:p>
          </table:table-cell>
          <table:table-cell table:formula="of:=[.D63]/[.E63]" office:value-type="float" office:value="14.7403685092127" calcext:value-type="float">
            <text:p>14.7403685092</text:p>
          </table:table-cell>
          <table:table-cell table:number-columns-repeated="4"/>
          <table:table-cell table:formula="of:=LOG([.B63])" office:value-type="float" office:value="0.594392550375427" calcext:value-type="float">
            <text:p>0.5943925504</text:p>
          </table:table-cell>
          <table:table-cell table:formula="of:=LOG([.C63])" office:value-type="float" office:value="2.54057971650445" calcext:value-type="float">
            <text:p>2.5405797165</text:p>
          </table:table-cell>
          <table:table-cell table:formula="of:=LOG([.D63])" office:value-type="float" office:value="0.24551266781415" calcext:value-type="float">
            <text:p>0.2455126678</text:p>
          </table:table-cell>
          <table:table-cell table:formula="of:=LOG([.E63])" office:value-type="float" office:value="-0.92299567320665" calcext:value-type="float">
            <text:p>-0.9229956732</text:p>
          </table:table-cell>
          <table:table-cell table:formula="of:=LOG([.F63])" office:value-type="float" office:value="0.658011396657112" calcext:value-type="float">
            <text:p>0.6580113967</text:p>
          </table:table-cell>
          <table:table-cell table:formula="of:=LOG([.G63])" office:value-type="float" office:value="2.86793865089078" calcext:value-type="float">
            <text:p>2.8679386509</text:p>
          </table:table-cell>
          <table:table-cell table:formula="of:=LOG([.H63])" office:value-type="float" office:value="0.188084373714938" calcext:value-type="float">
            <text:p>0.1880843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5" calcext:value-type="float">
            <text:p>4.165</text:p>
          </table:table-cell>
          <table:table-cell office:value-type="float" office:value="482.4" calcext:value-type="float">
            <text:p>482.4</text:p>
          </table:table-cell>
          <table:table-cell office:value-type="float" office:value="1.914" calcext:value-type="float">
            <text:p>1.914</text:p>
          </table:table-cell>
          <table:table-cell office:value-type="float" office:value="0.2211" calcext:value-type="float">
            <text:p>0.2211</text:p>
          </table:table-cell>
          <table:table-cell office:value-type="float" office:value="4.478" calcext:value-type="float">
            <text:p>4.478</text:p>
          </table:table-cell>
          <table:table-cell office:value-type="float" office:value="713.8" calcext:value-type="float">
            <text:p>713.8</text:p>
          </table:table-cell>
          <table:table-cell office:value-type="float" office:value="1.615" calcext:value-type="float">
            <text:p>1.615</text:p>
          </table:table-cell>
          <table:table-cell table:formula="of:=[.H64]/4" office:value-type="float" office:value="0.40375" calcext:value-type="float">
            <text:p>0.40375</text:p>
          </table:table-cell>
          <table:table-cell table:formula="of:=[.D64]/[.E64]" office:value-type="float" office:value="8.65671641791045" calcext:value-type="float">
            <text:p>8.6567164179</text:p>
          </table:table-cell>
          <table:table-cell table:number-columns-repeated="4"/>
          <table:table-cell table:formula="of:=LOG([.B64])" office:value-type="float" office:value="0.619615005742806" calcext:value-type="float">
            <text:p>0.6196150057</text:p>
          </table:table-cell>
          <table:table-cell table:formula="of:=LOG([.C64])" office:value-type="float" office:value="2.68340729913209" calcext:value-type="float">
            <text:p>2.6834072991</text:p>
          </table:table-cell>
          <table:table-cell table:formula="of:=LOG([.D64])" office:value-type="float" office:value="0.281941933440825" calcext:value-type="float">
            <text:p>0.2819419334</text:p>
          </table:table-cell>
          <table:table-cell table:formula="of:=LOG([.E64])" office:value-type="float" office:value="-0.655411257421286" calcext:value-type="float">
            <text:p>-0.6554112574</text:p>
          </table:table-cell>
          <table:table-cell table:formula="of:=LOG([.F64])" office:value-type="float" office:value="0.651084089243011" calcext:value-type="float">
            <text:p>0.6510840892</text:p>
          </table:table-cell>
          <table:table-cell table:formula="of:=LOG([.G64])" office:value-type="float" office:value="2.85357654361964" calcext:value-type="float">
            <text:p>2.8535765436</text:p>
          </table:table-cell>
          <table:table-cell table:formula="of:=LOG([.H64])" office:value-type="float" office:value="0.208172526667122" calcext:value-type="float">
            <text:p>0.2081725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office:value-type="float" office:value="385.8" calcext:value-type="float">
            <text:p>385.8</text:p>
          </table:table-cell>
          <table:table-cell office:value-type="float" office:value="1.921" calcext:value-type="float">
            <text:p>1.921</text:p>
          </table:table-cell>
          <table:table-cell office:value-type="float" office:value="0.1172" calcext:value-type="float">
            <text:p>0.1172</text:p>
          </table:table-cell>
          <table:table-cell office:value-type="float" office:value="4.754" calcext:value-type="float">
            <text:p>4.754</text:p>
          </table:table-cell>
          <table:table-cell office:value-type="float" office:value="811.9" calcext:value-type="float">
            <text:p>811.9</text:p>
          </table:table-cell>
          <table:table-cell office:value-type="float" office:value="1.593" calcext:value-type="float">
            <text:p>1.593</text:p>
          </table:table-cell>
          <table:table-cell table:formula="of:=[.H65]/4" office:value-type="float" office:value="0.39825" calcext:value-type="float">
            <text:p>0.39825</text:p>
          </table:table-cell>
          <table:table-cell table:formula="of:=[.D65]/[.E65]" office:value-type="float" office:value="16.3907849829352" calcext:value-type="float">
            <text:p>16.3907849829</text:p>
          </table:table-cell>
          <table:table-cell table:number-columns-repeated="4"/>
          <table:table-cell table:formula="of:=LOG([.B65])" office:value-type="float" office:value="0.613841821876069" calcext:value-type="float">
            <text:p>0.6138418219</text:p>
          </table:table-cell>
          <table:table-cell table:formula="of:=LOG([.C65])" office:value-type="float" office:value="2.58636222330787" calcext:value-type="float">
            <text:p>2.5863622233</text:p>
          </table:table-cell>
          <table:table-cell table:formula="of:=LOG([.D65])" office:value-type="float" office:value="0.283527364861694" calcext:value-type="float">
            <text:p>0.2835273649</text:p>
          </table:table-cell>
          <table:table-cell table:formula="of:=LOG([.E65])" office:value-type="float" office:value="-0.931072388317928" calcext:value-type="float">
            <text:p>-0.9310723883</text:p>
          </table:table-cell>
          <table:table-cell table:formula="of:=LOG([.F65])" office:value-type="float" office:value="0.677059177392161" calcext:value-type="float">
            <text:p>0.6770591774</text:p>
          </table:table-cell>
          <table:table-cell table:formula="of:=LOG([.G65])" office:value-type="float" office:value="2.90950254140541" calcext:value-type="float">
            <text:p>2.9095025414</text:p>
          </table:table-cell>
          <table:table-cell table:formula="of:=LOG([.H65])" office:value-type="float" office:value="0.202215775801131" calcext:value-type="float">
            <text:p>0.2022157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26" calcext:value-type="float">
            <text:p>3.826</text:p>
          </table:table-cell>
          <table:table-cell office:value-type="float" office:value="295.1" calcext:value-type="float">
            <text:p>295.1</text:p>
          </table:table-cell>
          <table:table-cell office:value-type="float" office:value="1.778" calcext:value-type="float">
            <text:p>1.778</text:p>
          </table:table-cell>
          <table:table-cell office:value-type="float" office:value="0.1056" calcext:value-type="float">
            <text:p>0.1056</text:p>
          </table:table-cell>
          <table:table-cell office:value-type="float" office:value="4.227" calcext:value-type="float">
            <text:p>4.227</text:p>
          </table:table-cell>
          <table:table-cell office:value-type="float" office:value="530.1" calcext:value-type="float">
            <text:p>530.1</text:p>
          </table:table-cell>
          <table:table-cell office:value-type="float" office:value="1.489" calcext:value-type="float">
            <text:p>1.489</text:p>
          </table:table-cell>
          <table:table-cell table:formula="of:=[.H66]/4" office:value-type="float" office:value="0.37225" calcext:value-type="float">
            <text:p>0.37225</text:p>
          </table:table-cell>
          <table:table-cell table:formula="of:=[.D66]/[.E66]" office:value-type="float" office:value="16.8371212121212" calcext:value-type="float">
            <text:p>16.8371212121</text:p>
          </table:table-cell>
          <table:table-cell table:number-columns-repeated="4"/>
          <table:table-cell table:formula="of:=LOG([.B66])" office:value-type="float" office:value="0.582744965691277" calcext:value-type="float">
            <text:p>0.5827449657</text:p>
          </table:table-cell>
          <table:table-cell table:formula="of:=LOG([.C66])" office:value-type="float" office:value="2.46996920949996" calcext:value-type="float">
            <text:p>2.4699692095</text:p>
          </table:table-cell>
          <table:table-cell table:formula="of:=LOG([.D66])" office:value-type="float" office:value="0.249931756634195" calcext:value-type="float">
            <text:p>0.2499317566</text:p>
          </table:table-cell>
          <table:table-cell table:formula="of:=LOG([.E66])" office:value-type="float" office:value="-0.976336081802206" calcext:value-type="float">
            <text:p>-0.9763360818</text:p>
          </table:table-cell>
          <table:table-cell table:formula="of:=LOG([.F66])" office:value-type="float" office:value="0.626032247829019" calcext:value-type="float">
            <text:p>0.6260322478</text:p>
          </table:table-cell>
          <table:table-cell table:formula="of:=LOG([.G66])" office:value-type="float" office:value="2.72435780422643" calcext:value-type="float">
            <text:p>2.7243578042</text:p>
          </table:table-cell>
          <table:table-cell table:formula="of:=LOG([.H66])" office:value-type="float" office:value="0.172894697752176" calcext:value-type="float">
            <text:p>0.1728946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54" calcext:value-type="float">
            <text:p>4.154</text:p>
          </table:table-cell>
          <table:table-cell office:value-type="float" office:value="443.3" calcext:value-type="float">
            <text:p>443.3</text:p>
          </table:table-cell>
          <table:table-cell office:value-type="float" office:value="1.778" calcext:value-type="float">
            <text:p>1.778</text:p>
          </table:table-cell>
          <table:table-cell office:value-type="float" office:value="0.235" calcext:value-type="float">
            <text:p>0.235</text:p>
          </table:table-cell>
          <table:table-cell office:value-type="float" office:value="4.414" calcext:value-type="float">
            <text:p>4.414</text:p>
          </table:table-cell>
          <table:table-cell office:value-type="float" office:value="617.7" calcext:value-type="float">
            <text:p>617.7</text:p>
          </table:table-cell>
          <table:table-cell office:value-type="float" office:value="1.566" calcext:value-type="float">
            <text:p>1.566</text:p>
          </table:table-cell>
          <table:table-cell table:formula="of:=[.H67]/4" office:value-type="float" office:value="0.3915" calcext:value-type="float">
            <text:p>0.3915</text:p>
          </table:table-cell>
          <table:table-cell table:formula="of:=[.D67]/[.E67]" office:value-type="float" office:value="7.56595744680851" calcext:value-type="float">
            <text:p>7.5659574468</text:p>
          </table:table-cell>
          <table:table-cell table:number-columns-repeated="4"/>
          <table:table-cell table:formula="of:=LOG([.B67])" office:value-type="float" office:value="0.61846649219908" calcext:value-type="float">
            <text:p>0.6184664922</text:p>
          </table:table-cell>
          <table:table-cell table:formula="of:=LOG([.C67])" office:value-type="float" office:value="2.64669773129933" calcext:value-type="float">
            <text:p>2.6466977313</text:p>
          </table:table-cell>
          <table:table-cell table:formula="of:=LOG([.D67])" office:value-type="float" office:value="0.249931756634195" calcext:value-type="float">
            <text:p>0.2499317566</text:p>
          </table:table-cell>
          <table:table-cell table:formula="of:=LOG([.E67])" office:value-type="float" office:value="-0.628932137728264" calcext:value-type="float">
            <text:p>-0.6289321377</text:p>
          </table:table-cell>
          <table:table-cell table:formula="of:=LOG([.F67])" office:value-type="float" office:value="0.644832328825636" calcext:value-type="float">
            <text:p>0.6448323288</text:p>
          </table:table-cell>
          <table:table-cell table:formula="of:=LOG([.G67])" office:value-type="float" office:value="2.79077760133769" calcext:value-type="float">
            <text:p>2.7907776013</text:p>
          </table:table-cell>
          <table:table-cell table:formula="of:=LOG([.H67])" office:value-type="float" office:value="0.194791757721925" calcext:value-type="float">
            <text:p>0.1947917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5" calcext:value-type="float">
            <text:p>3.715</text:p>
          </table:table-cell>
          <table:table-cell office:value-type="float" office:value="313.2" calcext:value-type="float">
            <text:p>313.2</text:p>
          </table:table-cell>
          <table:table-cell office:value-type="float" office:value="1.956" calcext:value-type="float">
            <text:p>1.956</text:p>
          </table:table-cell>
          <table:table-cell office:value-type="float" office:value="0.1516" calcext:value-type="float">
            <text:p>0.1516</text:p>
          </table:table-cell>
          <table:table-cell office:value-type="float" office:value="3.993" calcext:value-type="float">
            <text:p>3.993</text:p>
          </table:table-cell>
          <table:table-cell office:value-type="float" office:value="500.5" calcext:value-type="float">
            <text:p>500.5</text:p>
          </table:table-cell>
          <table:table-cell office:value-type="float" office:value="1.574" calcext:value-type="float">
            <text:p>1.574</text:p>
          </table:table-cell>
          <table:table-cell table:formula="of:=[.H68]/4" office:value-type="float" office:value="0.3935" calcext:value-type="float">
            <text:p>0.3935</text:p>
          </table:table-cell>
          <table:table-cell table:formula="of:=[.D68]/[.E68]" office:value-type="float" office:value="12.9023746701847" calcext:value-type="float">
            <text:p>12.9023746702</text:p>
          </table:table-cell>
          <table:table-cell table:number-columns-repeated="4"/>
          <table:table-cell table:formula="of:=LOG([.B68])" office:value-type="float" office:value="0.569958818096594" calcext:value-type="float">
            <text:p>0.5699588181</text:p>
          </table:table-cell>
          <table:table-cell table:formula="of:=LOG([.C68])" office:value-type="float" office:value="2.49582175338591" calcext:value-type="float">
            <text:p>2.4958217534</text:p>
          </table:table-cell>
          <table:table-cell table:formula="of:=LOG([.D68])" office:value-type="float" office:value="0.291368850451583" calcext:value-type="float">
            <text:p>0.2913688505</text:p>
          </table:table-cell>
          <table:table-cell table:formula="of:=LOG([.E68])" office:value-type="float" office:value="-0.819300798703965" calcext:value-type="float">
            <text:p>-0.8193007987</text:p>
          </table:table-cell>
          <table:table-cell table:formula="of:=LOG([.F68])" office:value-type="float" office:value="0.601299310194337" calcext:value-type="float">
            <text:p>0.6012993102</text:p>
          </table:table-cell>
          <table:table-cell table:formula="of:=LOG([.G68])" office:value-type="float" office:value="2.69940408181534" calcext:value-type="float">
            <text:p>2.6994040818</text:p>
          </table:table-cell>
          <table:table-cell table:formula="of:=LOG([.H68])" office:value-type="float" office:value="0.197004728023046" calcext:value-type="float">
            <text:p>0.197004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8" calcext:value-type="float">
            <text:p>4.028</text:p>
          </table:table-cell>
          <table:table-cell office:value-type="float" office:value="396" calcext:value-type="float">
            <text:p>396</text:p>
          </table:table-cell>
          <table:table-cell office:value-type="float" office:value="1.888" calcext:value-type="float">
            <text:p>1.888</text:p>
          </table:table-cell>
          <table:table-cell office:value-type="float" office:value="0.1558" calcext:value-type="float">
            <text:p>0.1558</text:p>
          </table:table-cell>
          <table:table-cell office:value-type="float" office:value="4.625" calcext:value-type="float">
            <text:p>4.625</text:p>
          </table:table-cell>
          <table:table-cell office:value-type="float" office:value="799.8" calcext:value-type="float">
            <text:p>799.8</text:p>
          </table:table-cell>
          <table:table-cell office:value-type="float" office:value="1.62" calcext:value-type="float">
            <text:p>1.62</text:p>
          </table:table-cell>
          <table:table-cell table:formula="of:=[.H69]/4" office:value-type="float" office:value="0.405" calcext:value-type="float">
            <text:p>0.405</text:p>
          </table:table-cell>
          <table:table-cell table:formula="of:=[.D69]/[.E69]" office:value-type="float" office:value="12.1181001283697" calcext:value-type="float">
            <text:p>12.1181001284</text:p>
          </table:table-cell>
          <table:table-cell table:number-columns-repeated="4"/>
          <table:table-cell table:formula="of:=LOG([.B69])" office:value-type="float" office:value="0.60508946188158" calcext:value-type="float">
            <text:p>0.6050894619</text:p>
          </table:table-cell>
          <table:table-cell table:formula="of:=LOG([.C69])" office:value-type="float" office:value="2.59769518592551" calcext:value-type="float">
            <text:p>2.5976951859</text:p>
          </table:table-cell>
          <table:table-cell table:formula="of:=LOG([.D69])" office:value-type="float" office:value="0.27600198996205" calcext:value-type="float">
            <text:p>0.27600199</text:p>
          </table:table-cell>
          <table:table-cell table:formula="of:=LOG([.E69])" office:value-type="float" office:value="-0.807432546663454" calcext:value-type="float">
            <text:p>-0.8074325467</text:p>
          </table:table-cell>
          <table:table-cell table:formula="of:=LOG([.F69])" office:value-type="float" office:value="0.665111737075051" calcext:value-type="float">
            <text:p>0.6651117371</text:p>
          </table:table-cell>
          <table:table-cell table:formula="of:=LOG([.G69])" office:value-type="float" office:value="2.9029813997975" calcext:value-type="float">
            <text:p>2.9029813998</text:p>
          </table:table-cell>
          <table:table-cell table:formula="of:=LOG([.H69])" office:value-type="float" office:value="0.209515014542631" calcext:value-type="float">
            <text:p>0.2095150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43" calcext:value-type="float">
            <text:p>4.243</text:p>
          </table:table-cell>
          <table:table-cell office:value-type="float" office:value="443" calcext:value-type="float">
            <text:p>443</text:p>
          </table:table-cell>
          <table:table-cell office:value-type="float" office:value="1.933" calcext:value-type="float">
            <text:p>1.933</text:p>
          </table:table-cell>
          <table:table-cell office:value-type="float" office:value="0.1269" calcext:value-type="float">
            <text:p>0.1269</text:p>
          </table:table-cell>
          <table:table-cell office:value-type="float" office:value="5.062" calcext:value-type="float">
            <text:p>5.062</text:p>
          </table:table-cell>
          <table:table-cell office:value-type="float" office:value="1020" calcext:value-type="float">
            <text:p>1020</text:p>
          </table:table-cell>
          <table:table-cell office:value-type="float" office:value="1.622" calcext:value-type="float">
            <text:p>1.622</text:p>
          </table:table-cell>
          <table:table-cell table:formula="of:=[.H70]/4" office:value-type="float" office:value="0.4055" calcext:value-type="float">
            <text:p>0.4055</text:p>
          </table:table-cell>
          <table:table-cell table:formula="of:=[.D70]/[.E70]" office:value-type="float" office:value="15.2324665090623" calcext:value-type="float">
            <text:p>15.2324665091</text:p>
          </table:table-cell>
          <table:table-cell table:number-columns-repeated="4"/>
          <table:table-cell table:formula="of:=LOG([.B70])" office:value-type="float" office:value="0.627673031766616" calcext:value-type="float">
            <text:p>0.6276730318</text:p>
          </table:table-cell>
          <table:table-cell table:formula="of:=LOG([.C70])" office:value-type="float" office:value="2.64640372622307" calcext:value-type="float">
            <text:p>2.6464037262</text:p>
          </table:table-cell>
          <table:table-cell table:formula="of:=LOG([.D70])" office:value-type="float" office:value="0.286231854028553" calcext:value-type="float">
            <text:p>0.286231854</text:p>
          </table:table-cell>
          <table:table-cell table:formula="of:=LOG([.E70])" office:value-type="float" office:value="-0.896538377905295" calcext:value-type="float">
            <text:p>-0.8965383779</text:p>
          </table:table-cell>
          <table:table-cell table:formula="of:=LOG([.F70])" office:value-type="float" office:value="0.704322140822235" calcext:value-type="float">
            <text:p>0.7043221408</text:p>
          </table:table-cell>
          <table:table-cell table:formula="of:=LOG([.G70])" office:value-type="float" office:value="3.00860017176192" calcext:value-type="float">
            <text:p>3.0086001718</text:p>
          </table:table-cell>
          <table:table-cell table:formula="of:=LOG([.H70])" office:value-type="float" office:value="0.210050849875137" calcext:value-type="float">
            <text:p>0.2100508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47" calcext:value-type="float">
            <text:p>3.547</text:p>
          </table:table-cell>
          <table:table-cell office:value-type="float" office:value="245.8" calcext:value-type="float">
            <text:p>245.8</text:p>
          </table:table-cell>
          <table:table-cell office:value-type="float" office:value="1.799" calcext:value-type="float">
            <text:p>1.799</text:p>
          </table:table-cell>
          <table:table-cell office:value-type="float" office:value="0.1663" calcext:value-type="float">
            <text:p>0.1663</text:p>
          </table:table-cell>
          <table:table-cell office:value-type="float" office:value="3.725" calcext:value-type="float">
            <text:p>3.725</text:p>
          </table:table-cell>
          <table:table-cell office:value-type="float" office:value="353.7" calcext:value-type="float">
            <text:p>353.7</text:p>
          </table:table-cell>
          <table:table-cell office:value-type="float" office:value="1.522" calcext:value-type="float">
            <text:p>1.522</text:p>
          </table:table-cell>
          <table:table-cell table:formula="of:=[.H71]/4" office:value-type="float" office:value="0.3805" calcext:value-type="float">
            <text:p>0.3805</text:p>
          </table:table-cell>
          <table:table-cell table:formula="of:=[.D71]/[.E71]" office:value-type="float" office:value="10.8177991581479" calcext:value-type="float">
            <text:p>10.8177991581</text:p>
          </table:table-cell>
          <table:table-cell table:number-columns-repeated="4"/>
          <table:table-cell table:formula="of:=LOG([.B71])" office:value-type="float" office:value="0.549861188471943" calcext:value-type="float">
            <text:p>0.5498611885</text:p>
          </table:table-cell>
          <table:table-cell table:formula="of:=LOG([.C71])" office:value-type="float" office:value="2.39058187855044" calcext:value-type="float">
            <text:p>2.3905818786</text:p>
          </table:table-cell>
          <table:table-cell table:formula="of:=LOG([.D71])" office:value-type="float" office:value="0.255031163345551" calcext:value-type="float">
            <text:p>0.2550311633</text:p>
          </table:table-cell>
          <table:table-cell table:formula="of:=LOG([.E71])" office:value-type="float" office:value="-0.779107750780481" calcext:value-type="float">
            <text:p>-0.7791077508</text:p>
          </table:table-cell>
          <table:table-cell table:formula="of:=LOG([.F71])" office:value-type="float" office:value="0.571126277084312" calcext:value-type="float">
            <text:p>0.5711262771</text:p>
          </table:table-cell>
          <table:table-cell table:formula="of:=LOG([.G71])" office:value-type="float" office:value="2.54863505981475" calcext:value-type="float">
            <text:p>2.5486350598</text:p>
          </table:table-cell>
          <table:table-cell table:formula="of:=LOG([.H71])" office:value-type="float" office:value="0.182414652434554" calcext:value-type="float">
            <text:p>0.1824146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86" calcext:value-type="float">
            <text:p>4.086</text:p>
          </table:table-cell>
          <table:table-cell office:value-type="float" office:value="407.4" calcext:value-type="float">
            <text:p>407.4</text:p>
          </table:table-cell>
          <table:table-cell office:value-type="float" office:value="2.019" calcext:value-type="float">
            <text:p>2.019</text:p>
          </table:table-cell>
          <table:table-cell office:value-type="float" office:value="0.1802" calcext:value-type="float">
            <text:p>0.1802</text:p>
          </table:table-cell>
          <table:table-cell office:value-type="float" office:value="4.542" calcext:value-type="float">
            <text:p>4.542</text:p>
          </table:table-cell>
          <table:table-cell office:value-type="float" office:value="723.5" calcext:value-type="float">
            <text:p>723.5</text:p>
          </table:table-cell>
          <table:table-cell office:value-type="float" office:value="1.685" calcext:value-type="float">
            <text:p>1.685</text:p>
          </table:table-cell>
          <table:table-cell table:formula="of:=[.H72]/4" office:value-type="float" office:value="0.42125" calcext:value-type="float">
            <text:p>0.42125</text:p>
          </table:table-cell>
          <table:table-cell table:formula="of:=[.D72]/[.E72]" office:value-type="float" office:value="11.204217536071" calcext:value-type="float">
            <text:p>11.2042175361</text:p>
          </table:table-cell>
          <table:table-cell table:number-columns-repeated="4"/>
          <table:table-cell table:formula="of:=LOG([.B72])" office:value-type="float" office:value="0.611298362296429" calcext:value-type="float">
            <text:p>0.6112983623</text:p>
          </table:table-cell>
          <table:table-cell table:formula="of:=LOG([.C72])" office:value-type="float" office:value="2.61002102466414" calcext:value-type="float">
            <text:p>2.6100210247</text:p>
          </table:table-cell>
          <table:table-cell table:formula="of:=LOG([.D72])" office:value-type="float" office:value="0.305136318943639" calcext:value-type="float">
            <text:p>0.3051363189</text:p>
          </table:table-cell>
          <table:table-cell table:formula="of:=LOG([.E72])" office:value-type="float" office:value="-0.744245213356956" calcext:value-type="float">
            <text:p>-0.7442452134</text:p>
          </table:table-cell>
          <table:table-cell table:formula="of:=LOG([.F72])" office:value-type="float" office:value="0.657247129883716" calcext:value-type="float">
            <text:p>0.6572471299</text:p>
          </table:table-cell>
          <table:table-cell table:formula="of:=LOG([.G72])" office:value-type="float" office:value="2.85943853545506" calcext:value-type="float">
            <text:p>2.8594385355</text:p>
          </table:table-cell>
          <table:table-cell table:formula="of:=LOG([.H72])" office:value-type="float" office:value="0.226599905207357" calcext:value-type="float">
            <text:p>0.2265999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95" calcext:value-type="float">
            <text:p>4.095</text:p>
          </table:table-cell>
          <table:table-cell office:value-type="float" office:value="442.8" calcext:value-type="float">
            <text:p>442.8</text:p>
          </table:table-cell>
          <table:table-cell office:value-type="float" office:value="2.085" calcext:value-type="float">
            <text:p>2.085</text:p>
          </table:table-cell>
          <table:table-cell office:value-type="float" office:value="0.1665" calcext:value-type="float">
            <text:p>0.1665</text:p>
          </table:table-cell>
          <table:table-cell office:value-type="float" office:value="4.606" calcext:value-type="float">
            <text:p>4.606</text:p>
          </table:table-cell>
          <table:table-cell office:value-type="float" office:value="825.5" calcext:value-type="float">
            <text:p>825.5</text:p>
          </table:table-cell>
          <table:table-cell office:value-type="float" office:value="1.68" calcext:value-type="float">
            <text:p>1.68</text:p>
          </table:table-cell>
          <table:table-cell table:formula="of:=[.H73]/4" office:value-type="float" office:value="0.42" calcext:value-type="float">
            <text:p>0.42</text:p>
          </table:table-cell>
          <table:table-cell table:formula="of:=[.D73]/[.E73]" office:value-type="float" office:value="12.5225225225225" calcext:value-type="float">
            <text:p>12.5225225225</text:p>
          </table:table-cell>
          <table:table-cell table:number-columns-repeated="4"/>
          <table:table-cell table:formula="of:=LOG([.B73])" office:value-type="float" office:value="0.612253906096437" calcext:value-type="float">
            <text:p>0.6122539061</text:p>
          </table:table-cell>
          <table:table-cell table:formula="of:=LOG([.C73])" office:value-type="float" office:value="2.64620761220668" calcext:value-type="float">
            <text:p>2.6462076122</text:p>
          </table:table-cell>
          <table:table-cell table:formula="of:=LOG([.D73])" office:value-type="float" office:value="0.319106059309776" calcext:value-type="float">
            <text:p>0.3191060593</text:p>
          </table:table-cell>
          <table:table-cell table:formula="of:=LOG([.E73])" office:value-type="float" office:value="-0.778585762157661" calcext:value-type="float">
            <text:p>-0.7785857622</text:p>
          </table:table-cell>
          <table:table-cell table:formula="of:=LOG([.F73])" office:value-type="float" office:value="0.663323933628212" calcext:value-type="float">
            <text:p>0.6633239336</text:p>
          </table:table-cell>
          <table:table-cell table:formula="of:=LOG([.G73])" office:value-type="float" office:value="2.91671707759881" calcext:value-type="float">
            <text:p>2.9167170776</text:p>
          </table:table-cell>
          <table:table-cell table:formula="of:=LOG([.H73])" office:value-type="float" office:value="0.225309281725863" calcext:value-type="float">
            <text:p>0.2253092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257.9" calcext:value-type="float">
            <text:p>257.9</text:p>
          </table:table-cell>
          <table:table-cell office:value-type="float" office:value="1.845" calcext:value-type="float">
            <text:p>1.845</text:p>
          </table:table-cell>
          <table:table-cell office:value-type="float" office:value="0.1071" calcext:value-type="float">
            <text:p>0.1071</text:p>
          </table:table-cell>
          <table:table-cell office:value-type="float" office:value="3.951" calcext:value-type="float">
            <text:p>3.951</text:p>
          </table:table-cell>
          <table:table-cell office:value-type="float" office:value="452.8" calcext:value-type="float">
            <text:p>452.8</text:p>
          </table:table-cell>
          <table:table-cell office:value-type="float" office:value="1.516" calcext:value-type="float">
            <text:p>1.516</text:p>
          </table:table-cell>
          <table:table-cell table:formula="of:=[.H74]/4" office:value-type="float" office:value="0.379" calcext:value-type="float">
            <text:p>0.379</text:p>
          </table:table-cell>
          <table:table-cell table:formula="of:=[.D74]/[.E74]" office:value-type="float" office:value="17.2268907563025" calcext:value-type="float">
            <text:p>17.2268907563</text:p>
          </table:table-cell>
          <table:table-cell table:number-columns-repeated="4"/>
          <table:table-cell table:formula="of:=LOG([.B74])" office:value-type="float" office:value="0.558708570533166" calcext:value-type="float">
            <text:p>0.5587085705</text:p>
          </table:table-cell>
          <table:table-cell table:formula="of:=LOG([.C74])" office:value-type="float" office:value="2.41145134213794" calcext:value-type="float">
            <text:p>2.4114513421</text:p>
          </table:table-cell>
          <table:table-cell table:formula="of:=LOG([.D74])" office:value-type="float" office:value="0.265996370495079" calcext:value-type="float">
            <text:p>0.2659963705</text:p>
          </table:table-cell>
          <table:table-cell table:formula="of:=LOG([.E74])" office:value-type="float" office:value="-0.970210529168144" calcext:value-type="float">
            <text:p>-0.9702105292</text:p>
          </table:table-cell>
          <table:table-cell table:formula="of:=LOG([.F74])" office:value-type="float" office:value="0.596707029681446" calcext:value-type="float">
            <text:p>0.5967070297</text:p>
          </table:table-cell>
          <table:table-cell table:formula="of:=LOG([.G74])" office:value-type="float" office:value="2.65590641818021" calcext:value-type="float">
            <text:p>2.6559064182</text:p>
          </table:table-cell>
          <table:table-cell table:formula="of:=LOG([.H74])" office:value-type="float" office:value="0.180699201296035" calcext:value-type="float">
            <text:p>0.1806992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5" calcext:value-type="float">
            <text:p>3.655</text:p>
          </table:table-cell>
          <table:table-cell office:value-type="float" office:value="288.1" calcext:value-type="float">
            <text:p>288.1</text:p>
          </table:table-cell>
          <table:table-cell office:value-type="float" office:value="1.899" calcext:value-type="float">
            <text:p>1.899</text:p>
          </table:table-cell>
          <table:table-cell office:value-type="float" office:value="0.1588" calcext:value-type="float">
            <text:p>0.1588</text:p>
          </table:table-cell>
          <table:table-cell office:value-type="float" office:value="3.928" calcext:value-type="float">
            <text:p>3.928</text:p>
          </table:table-cell>
          <table:table-cell office:value-type="float" office:value="460.3" calcext:value-type="float">
            <text:p>460.3</text:p>
          </table:table-cell>
          <table:table-cell office:value-type="float" office:value="1.572" calcext:value-type="float">
            <text:p>1.572</text:p>
          </table:table-cell>
          <table:table-cell table:formula="of:=[.H75]/4" office:value-type="float" office:value="0.393" calcext:value-type="float">
            <text:p>0.393</text:p>
          </table:table-cell>
          <table:table-cell table:formula="of:=[.D75]/[.E75]" office:value-type="float" office:value="11.9584382871537" calcext:value-type="float">
            <text:p>11.9584382872</text:p>
          </table:table-cell>
          <table:table-cell table:number-columns-repeated="4"/>
          <table:table-cell table:formula="of:=LOG([.B75])" office:value-type="float" office:value="0.562887381293879" calcext:value-type="float">
            <text:p>0.5628873813</text:p>
          </table:table-cell>
          <table:table-cell table:formula="of:=LOG([.C75])" office:value-type="float" office:value="2.45954325828041" calcext:value-type="float">
            <text:p>2.4595432583</text:p>
          </table:table-cell>
          <table:table-cell table:formula="of:=LOG([.D75])" office:value-type="float" office:value="0.278524964737017" calcext:value-type="float">
            <text:p>0.2785249647</text:p>
          </table:table-cell>
          <table:table-cell table:formula="of:=LOG([.E75])" office:value-type="float" office:value="-0.799149501908922" calcext:value-type="float">
            <text:p>-0.7991495019</text:p>
          </table:table-cell>
          <table:table-cell table:formula="of:=LOG([.F75])" office:value-type="float" office:value="0.594171479114912" calcext:value-type="float">
            <text:p>0.5941714791</text:p>
          </table:table-cell>
          <table:table-cell table:formula="of:=LOG([.G75])" office:value-type="float" office:value="2.66304097489397" calcext:value-type="float">
            <text:p>2.6630409749</text:p>
          </table:table-cell>
          <table:table-cell table:formula="of:=LOG([.H75])" office:value-type="float" office:value="0.196452541703389" calcext:value-type="float">
            <text:p>0.1964525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96" calcext:value-type="float">
            <text:p>3.396</text:p>
          </table:table-cell>
          <table:table-cell office:value-type="float" office:value="169.4" calcext:value-type="float">
            <text:p>169.4</text:p>
          </table:table-cell>
          <table:table-cell office:value-type="float" office:value="1.708" calcext:value-type="float">
            <text:p>1.708</text:p>
          </table:table-cell>
          <table:table-cell office:value-type="float" office:value="-0.006024" calcext:value-type="float">
            <text:p>-0.006024</text:p>
          </table:table-cell>
          <table:table-cell office:value-type="float" office:value="3.782" calcext:value-type="float">
            <text:p>3.782</text:p>
          </table:table-cell>
          <table:table-cell office:value-type="float" office:value="359.7" calcext:value-type="float">
            <text:p>359.7</text:p>
          </table:table-cell>
          <table:table-cell office:value-type="float" office:value="1.449" calcext:value-type="float">
            <text:p>1.449</text:p>
          </table:table-cell>
          <table:table-cell table:formula="of:=[.H76]/4" office:value-type="float" office:value="0.36225" calcext:value-type="float">
            <text:p>0.36225</text:p>
          </table:table-cell>
          <table:table-cell table:formula="of:=[.D76]/[.E76]" office:value-type="float" office:value="-283.532536520584" calcext:value-type="float">
            <text:p>-283.5325365206</text:p>
          </table:table-cell>
          <table:table-cell table:number-columns-repeated="4"/>
          <table:table-cell table:formula="of:=LOG([.B76])" office:value-type="float" office:value="0.530967681571915" calcext:value-type="float">
            <text:p>0.5309676816</text:p>
          </table:table-cell>
          <table:table-cell table:formula="of:=LOG([.C76])" office:value-type="float" office:value="2.22891340599469" calcext:value-type="float">
            <text:p>2.228913406</text:p>
          </table:table-cell>
          <table:table-cell table:formula="of:=LOG([.D76])" office:value-type="float" office:value="0.232487866352986" calcext:value-type="float">
            <text:p>0.2324878664</text:p>
          </table:table-cell>
          <table:table-cell table:formula="of:=LOG([.E76])" office:value-type="string" office:string-value="" calcext:value-type="error">
            <text:p>Err:502</text:p>
          </table:table-cell>
          <table:table-cell table:formula="of:=LOG([.F76])" office:value-type="float" office:value="0.577721524509021" calcext:value-type="float">
            <text:p>0.5777215245</text:p>
          </table:table-cell>
          <table:table-cell table:formula="of:=LOG([.G76])" office:value-type="float" office:value="2.55594043781851" calcext:value-type="float">
            <text:p>2.5559404378</text:p>
          </table:table-cell>
          <table:table-cell table:formula="of:=LOG([.H76])" office:value-type="float" office:value="0.161068385471175" calcext:value-type="float">
            <text:p>0.1610683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1" calcext:value-type="float">
            <text:p>3.861</text:p>
          </table:table-cell>
          <table:table-cell office:value-type="float" office:value="348.7" calcext:value-type="float">
            <text:p>348.7</text:p>
          </table:table-cell>
          <table:table-cell office:value-type="float" office:value="2.081" calcext:value-type="float">
            <text:p>2.081</text:p>
          </table:table-cell>
          <table:table-cell office:value-type="float" office:value="0.1584" calcext:value-type="float">
            <text:p>0.1584</text:p>
          </table:table-cell>
          <table:table-cell office:value-type="float" office:value="4.346" calcext:value-type="float">
            <text:p>4.346</text:p>
          </table:table-cell>
          <table:table-cell office:value-type="float" office:value="684.2" calcext:value-type="float">
            <text:p>684.2</text:p>
          </table:table-cell>
          <table:table-cell office:value-type="float" office:value="1.717" calcext:value-type="float">
            <text:p>1.717</text:p>
          </table:table-cell>
          <table:table-cell table:formula="of:=[.H77]/4" office:value-type="float" office:value="0.42925" calcext:value-type="float">
            <text:p>0.42925</text:p>
          </table:table-cell>
          <table:table-cell table:formula="of:=[.D77]/[.E77]" office:value-type="float" office:value="13.1376262626263" calcext:value-type="float">
            <text:p>13.1376262626</text:p>
          </table:table-cell>
          <table:table-cell table:number-columns-repeated="4"/>
          <table:table-cell table:formula="of:=LOG([.B77])" office:value-type="float" office:value="0.586699801624049" calcext:value-type="float">
            <text:p>0.5866998016</text:p>
          </table:table-cell>
          <table:table-cell table:formula="of:=LOG([.C77])" office:value-type="float" office:value="2.54245194737598" calcext:value-type="float">
            <text:p>2.5424519474</text:p>
          </table:table-cell>
          <table:table-cell table:formula="of:=LOG([.D77])" office:value-type="float" office:value="0.318272080211627" calcext:value-type="float">
            <text:p>0.3182720802</text:p>
          </table:table-cell>
          <table:table-cell table:formula="of:=LOG([.E77])" office:value-type="float" office:value="-0.800244822746525" calcext:value-type="float">
            <text:p>-0.8002448227</text:p>
          </table:table-cell>
          <table:table-cell table:formula="of:=LOG([.F77])" office:value-type="float" office:value="0.638089721984506" calcext:value-type="float">
            <text:p>0.638089722</text:p>
          </table:table-cell>
          <table:table-cell table:formula="of:=LOG([.G77])" office:value-type="float" office:value="2.83518306984904" calcext:value-type="float">
            <text:p>2.8351830698</text:p>
          </table:table-cell>
          <table:table-cell table:formula="of:=LOG([.H77])" office:value-type="float" office:value="0.234770295160916" calcext:value-type="float">
            <text:p>0.2347702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19" calcext:value-type="float">
            <text:p>3.619</text:p>
          </table:table-cell>
          <table:table-cell office:value-type="float" office:value="279.2" calcext:value-type="float">
            <text:p>279.2</text:p>
          </table:table-cell>
          <table:table-cell office:value-type="float" office:value="2.049" calcext:value-type="float">
            <text:p>2.049</text:p>
          </table:table-cell>
          <table:table-cell office:value-type="float" office:value="0.1289" calcext:value-type="float">
            <text:p>0.1289</text:p>
          </table:table-cell>
          <table:table-cell office:value-type="float" office:value="4.08" calcext:value-type="float">
            <text:p>4.08</text:p>
          </table:table-cell>
          <table:table-cell office:value-type="float" office:value="576.6" calcext:value-type="float">
            <text:p>576.6</text:p>
          </table:table-cell>
          <table:table-cell office:value-type="float" office:value="1.679" calcext:value-type="float">
            <text:p>1.679</text:p>
          </table:table-cell>
          <table:table-cell table:formula="of:=[.H78]/4" office:value-type="float" office:value="0.41975" calcext:value-type="float">
            <text:p>0.41975</text:p>
          </table:table-cell>
          <table:table-cell table:formula="of:=[.D78]/[.E78]" office:value-type="float" office:value="15.8960434445306" calcext:value-type="float">
            <text:p>15.8960434445</text:p>
          </table:table-cell>
          <table:table-cell table:number-columns-repeated="4"/>
          <table:table-cell table:formula="of:=LOG([.B78])" office:value-type="float" office:value="0.558588583108199" calcext:value-type="float">
            <text:p>0.5585885831</text:p>
          </table:table-cell>
          <table:table-cell table:formula="of:=LOG([.C78])" office:value-type="float" office:value="2.44591541395112" calcext:value-type="float">
            <text:p>2.445915414</text:p>
          </table:table-cell>
          <table:table-cell table:formula="of:=LOG([.D78])" office:value-type="float" office:value="0.311541958401195" calcext:value-type="float">
            <text:p>0.3115419584</text:p>
          </table:table-cell>
          <table:table-cell table:formula="of:=LOG([.E78])" office:value-type="float" office:value="-0.889747082646597" calcext:value-type="float">
            <text:p>-0.8897470826</text:p>
          </table:table-cell>
          <table:table-cell table:formula="of:=LOG([.F78])" office:value-type="float" office:value="0.61066016308988" calcext:value-type="float">
            <text:p>0.6106601631</text:p>
          </table:table-cell>
          <table:table-cell table:formula="of:=LOG([.G78])" office:value-type="float" office:value="2.76087463805219" calcext:value-type="float">
            <text:p>2.7608746381</text:p>
          </table:table-cell>
          <table:table-cell table:formula="of:=LOG([.H78])" office:value-type="float" office:value="0.225050696138049" calcext:value-type="float">
            <text:p>0.2250506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71" calcext:value-type="float">
            <text:p>3.971</text:p>
          </table:table-cell>
          <table:table-cell office:value-type="float" office:value="368.9" calcext:value-type="float">
            <text:p>368.9</text:p>
          </table:table-cell>
          <table:table-cell office:value-type="float" office:value="1.961" calcext:value-type="float">
            <text:p>1.961</text:p>
          </table:table-cell>
          <table:table-cell office:value-type="float" office:value="0.1413" calcext:value-type="float">
            <text:p>0.1413</text:p>
          </table:table-cell>
          <table:table-cell office:value-type="float" office:value="4.414" calcext:value-type="float">
            <text:p>4.414</text:p>
          </table:table-cell>
          <table:table-cell office:value-type="float" office:value="665.5" calcext:value-type="float">
            <text:p>665.5</text:p>
          </table:table-cell>
          <table:table-cell office:value-type="float" office:value="1.593" calcext:value-type="float">
            <text:p>1.593</text:p>
          </table:table-cell>
          <table:table-cell table:formula="of:=[.H79]/4" office:value-type="float" office:value="0.39825" calcext:value-type="float">
            <text:p>0.39825</text:p>
          </table:table-cell>
          <table:table-cell table:formula="of:=[.D79]/[.E79]" office:value-type="float" office:value="13.8782731776362" calcext:value-type="float">
            <text:p>13.8782731776</text:p>
          </table:table-cell>
          <table:table-cell table:number-columns-repeated="4"/>
          <table:table-cell table:formula="of:=LOG([.B79])" office:value-type="float" office:value="0.598899887063883" calcext:value-type="float">
            <text:p>0.5988998871</text:p>
          </table:table-cell>
          <table:table-cell table:formula="of:=LOG([.C79])" office:value-type="float" office:value="2.5669086552268" calcext:value-type="float">
            <text:p>2.5669086552</text:p>
          </table:table-cell>
          <table:table-cell table:formula="of:=LOG([.D79])" office:value-type="float" office:value="0.292477593667784" calcext:value-type="float">
            <text:p>0.2924775937</text:p>
          </table:table-cell>
          <table:table-cell table:formula="of:=LOG([.E79])" office:value-type="float" office:value="-0.849857838151441" calcext:value-type="float">
            <text:p>-0.8498578382</text:p>
          </table:table-cell>
          <table:table-cell table:formula="of:=LOG([.F79])" office:value-type="float" office:value="0.644832328825636" calcext:value-type="float">
            <text:p>0.6448323288</text:p>
          </table:table-cell>
          <table:table-cell table:formula="of:=LOG([.G79])" office:value-type="float" office:value="2.82314805981069" calcext:value-type="float">
            <text:p>2.8231480598</text:p>
          </table:table-cell>
          <table:table-cell table:formula="of:=LOG([.H79])" office:value-type="float" office:value="0.202215775801131" calcext:value-type="float">
            <text:p>0.2022157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5" calcext:value-type="float">
            <text:p>3.435</text:p>
          </table:table-cell>
          <table:table-cell office:value-type="float" office:value="169.6" calcext:value-type="float">
            <text:p>169.6</text:p>
          </table:table-cell>
          <table:table-cell office:value-type="float" office:value="1.552" calcext:value-type="float">
            <text:p>1.552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3.838" calcext:value-type="float">
            <text:p>3.838</text:p>
          </table:table-cell>
          <table:table-cell office:value-type="float" office:value="359.2" calcext:value-type="float">
            <text:p>359.2</text:p>
          </table:table-cell>
          <table:table-cell office:value-type="float" office:value="1.362" calcext:value-type="float">
            <text:p>1.362</text:p>
          </table:table-cell>
          <table:table-cell table:formula="of:=[.H80]/4" office:value-type="float" office:value="0.3405" calcext:value-type="float">
            <text:p>0.3405</text:p>
          </table:table-cell>
          <table:table-cell table:formula="of:=[.D80]/[.E80]" office:value-type="float" office:value="-48.8050314465409" calcext:value-type="float">
            <text:p>-48.8050314465</text:p>
          </table:table-cell>
          <table:table-cell table:number-columns-repeated="4"/>
          <table:table-cell table:formula="of:=LOG([.B80])" office:value-type="float" office:value="0.535926741395569" calcext:value-type="float">
            <text:p>0.5359267414</text:p>
          </table:table-cell>
          <table:table-cell table:formula="of:=LOG([.C80])" office:value-type="float" office:value="2.22942584792069" calcext:value-type="float">
            <text:p>2.2294258479</text:p>
          </table:table-cell>
          <table:table-cell table:formula="of:=LOG([.D80])" office:value-type="float" office:value="0.19089171692217" calcext:value-type="float">
            <text:p>0.1908917169</text:p>
          </table:table-cell>
          <table:table-cell table:formula="of:=LOG([.E80])" office:value-type="string" office:string-value="" calcext:value-type="error">
            <text:p>Err:502</text:p>
          </table:table-cell>
          <table:table-cell table:formula="of:=LOG([.F80])" office:value-type="float" office:value="0.584104970399453" calcext:value-type="float">
            <text:p>0.5841049704</text:p>
          </table:table-cell>
          <table:table-cell table:formula="of:=LOG([.G80])" office:value-type="float" office:value="2.55533632799527" calcext:value-type="float">
            <text:p>2.555336328</text:p>
          </table:table-cell>
          <table:table-cell table:formula="of:=LOG([.H80])" office:value-type="float" office:value="0.134177107576766" calcext:value-type="float">
            <text:p>0.1341771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94" calcext:value-type="float">
            <text:p>3.494</text:p>
          </table:table-cell>
          <table:table-cell office:value-type="float" office:value="181.4" calcext:value-type="float">
            <text:p>181.4</text:p>
          </table:table-cell>
          <table:table-cell office:value-type="float" office:value="1.582" calcext:value-type="float">
            <text:p>1.582</text:p>
          </table:table-cell>
          <table:table-cell office:value-type="float" office:value="-0.006818" calcext:value-type="float">
            <text:p>-0.006818</text:p>
          </table:table-cell>
          <table:table-cell office:value-type="float" office:value="3.942" calcext:value-type="float">
            <text:p>3.942</text:p>
          </table:table-cell>
          <table:table-cell office:value-type="float" office:value="394.2" calcext:value-type="float">
            <text:p>394.2</text:p>
          </table:table-cell>
          <table:table-cell office:value-type="float" office:value="1.408" calcext:value-type="float">
            <text:p>1.408</text:p>
          </table:table-cell>
          <table:table-cell table:formula="of:=[.H81]/4" office:value-type="float" office:value="0.352" calcext:value-type="float">
            <text:p>0.352</text:p>
          </table:table-cell>
          <table:table-cell table:formula="of:=[.D81]/[.E81]" office:value-type="float" office:value="-232.032854209446" calcext:value-type="float">
            <text:p>-232.0328542094</text:p>
          </table:table-cell>
          <table:table-cell table:number-columns-repeated="4"/>
          <table:table-cell table:formula="of:=LOG([.B81])" office:value-type="float" office:value="0.543322900646912" calcext:value-type="float">
            <text:p>0.5433229006</text:p>
          </table:table-cell>
          <table:table-cell table:formula="of:=LOG([.C81])" office:value-type="float" office:value="2.25863728272408" calcext:value-type="float">
            <text:p>2.2586372827</text:p>
          </table:table-cell>
          <table:table-cell table:formula="of:=LOG([.D81])" office:value-type="float" office:value="0.199206479161658" calcext:value-type="float">
            <text:p>0.1992064792</text:p>
          </table:table-cell>
          <table:table-cell table:formula="of:=LOG([.E81])" office:value-type="string" office:string-value="" calcext:value-type="error">
            <text:p>Err:502</text:p>
          </table:table-cell>
          <table:table-cell table:formula="of:=LOG([.F81])" office:value-type="float" office:value="0.595716619943424" calcext:value-type="float">
            <text:p>0.5957166199</text:p>
          </table:table-cell>
          <table:table-cell table:formula="of:=LOG([.G81])" office:value-type="float" office:value="2.59571661994342" calcext:value-type="float">
            <text:p>2.5957166199</text:p>
          </table:table-cell>
          <table:table-cell table:formula="of:=LOG([.H81])" office:value-type="float" office:value="0.148602654806093" calcext:value-type="float">
            <text:p>0.1486026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5" calcext:value-type="float">
            <text:p>3.635</text:p>
          </table:table-cell>
          <table:table-cell office:value-type="float" office:value="259.1" calcext:value-type="float">
            <text:p>259.1</text:p>
          </table:table-cell>
          <table:table-cell office:value-type="float" office:value="1.88" calcext:value-type="float">
            <text:p>1.88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4.01" calcext:value-type="float">
            <text:p>4.01</text:p>
          </table:table-cell>
          <table:table-cell office:value-type="float" office:value="486.6" calcext:value-type="float">
            <text:p>486.6</text:p>
          </table:table-cell>
          <table:table-cell office:value-type="float" office:value="1.494" calcext:value-type="float">
            <text:p>1.494</text:p>
          </table:table-cell>
          <table:table-cell table:formula="of:=[.H82]/4" office:value-type="float" office:value="0.3735" calcext:value-type="float">
            <text:p>0.3735</text:p>
          </table:table-cell>
          <table:table-cell table:formula="of:=[.D82]/[.E82]" office:value-type="float" office:value="27.1440947155645" calcext:value-type="float">
            <text:p>27.1440947156</text:p>
          </table:table-cell>
          <table:table-cell table:number-columns-repeated="4"/>
          <table:table-cell table:formula="of:=LOG([.B82])" office:value-type="float" office:value="0.560504415195057" calcext:value-type="float">
            <text:p>0.5605044152</text:p>
          </table:table-cell>
          <table:table-cell table:formula="of:=LOG([.C82])" office:value-type="float" office:value="2.41346741298582" calcext:value-type="float">
            <text:p>2.413467413</text:p>
          </table:table-cell>
          <table:table-cell table:formula="of:=LOG([.D82])" office:value-type="float" office:value="0.27415784926368" calcext:value-type="float">
            <text:p>0.2741578493</text:p>
          </table:table-cell>
          <table:table-cell table:formula="of:=LOG([.E82])" office:value-type="float" office:value="-1.15951751278656" calcext:value-type="float">
            <text:p>-1.1595175128</text:p>
          </table:table-cell>
          <table:table-cell table:formula="of:=LOG([.F82])" office:value-type="float" office:value="0.603144372620182" calcext:value-type="float">
            <text:p>0.6031443726</text:p>
          </table:table-cell>
          <table:table-cell table:formula="of:=LOG([.G82])" office:value-type="float" office:value="2.6871721045948" calcext:value-type="float">
            <text:p>2.6871721046</text:p>
          </table:table-cell>
          <table:table-cell table:formula="of:=LOG([.H82])" office:value-type="float" office:value="0.17435059747938" calcext:value-type="float">
            <text:p>0.1743505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8" calcext:value-type="float">
            <text:p>3.988</text:p>
          </table:table-cell>
          <table:table-cell office:value-type="float" office:value="348" calcext:value-type="float">
            <text:p>348</text:p>
          </table:table-cell>
          <table:table-cell office:value-type="float" office:value="1.793" calcext:value-type="float">
            <text:p>1.793</text:p>
          </table:table-cell>
          <table:table-cell office:value-type="float" office:value="0.1436" calcext:value-type="float">
            <text:p>0.1436</text:p>
          </table:table-cell>
          <table:table-cell office:value-type="float" office:value="4.483" calcext:value-type="float">
            <text:p>4.483</text:p>
          </table:table-cell>
          <table:table-cell office:value-type="float" office:value="650.4" calcext:value-type="float">
            <text:p>650.4</text:p>
          </table:table-cell>
          <table:table-cell office:value-type="float" office:value="1.56" calcext:value-type="float">
            <text:p>1.56</text:p>
          </table:table-cell>
          <table:table-cell table:formula="of:=[.H83]/4" office:value-type="float" office:value="0.39" calcext:value-type="float">
            <text:p>0.39</text:p>
          </table:table-cell>
          <table:table-cell table:formula="of:=[.D83]/[.E83]" office:value-type="float" office:value="12.4860724233983" calcext:value-type="float">
            <text:p>12.4860724234</text:p>
          </table:table-cell>
          <table:table-cell table:number-columns-repeated="4"/>
          <table:table-cell table:formula="of:=LOG([.B83])" office:value-type="float" office:value="0.600755149639618" calcext:value-type="float">
            <text:p>0.6007551496</text:p>
          </table:table-cell>
          <table:table-cell table:formula="of:=LOG([.C83])" office:value-type="float" office:value="2.54157924394658" calcext:value-type="float">
            <text:p>2.5415792439</text:p>
          </table:table-cell>
          <table:table-cell table:formula="of:=LOG([.D83])" office:value-type="float" office:value="0.253580289562183" calcext:value-type="float">
            <text:p>0.2535802896</text:p>
          </table:table-cell>
          <table:table-cell table:formula="of:=LOG([.E83])" office:value-type="float" office:value="-0.842845560093718" calcext:value-type="float">
            <text:p>-0.8428455601</text:p>
          </table:table-cell>
          <table:table-cell table:formula="of:=LOG([.F83])" office:value-type="float" office:value="0.651568738865792" calcext:value-type="float">
            <text:p>0.6515687389</text:p>
          </table:table-cell>
          <table:table-cell table:formula="of:=LOG([.G83])" office:value-type="float" office:value="2.81318053258601" calcext:value-type="float">
            <text:p>2.8131805326</text:p>
          </table:table-cell>
          <table:table-cell table:formula="of:=LOG([.H83])" office:value-type="float" office:value="0.193124598354462" calcext:value-type="float">
            <text:p>0.1931245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27" calcext:value-type="float">
            <text:p>3.727</text:p>
          </table:table-cell>
          <table:table-cell office:value-type="float" office:value="286.5" calcext:value-type="float">
            <text:p>286.5</text:p>
          </table:table-cell>
          <table:table-cell office:value-type="float" office:value="1.869" calcext:value-type="float">
            <text:p>1.869</text:p>
          </table:table-cell>
          <table:table-cell office:value-type="float" office:value="0.1306" calcext:value-type="float">
            <text:p>0.1306</text:p>
          </table:table-cell>
          <table:table-cell office:value-type="float" office:value="4.024" calcext:value-type="float">
            <text:p>4.024</text:p>
          </table:table-cell>
          <table:table-cell office:value-type="float" office:value="468.7" calcext:value-type="float">
            <text:p>468.7</text:p>
          </table:table-cell>
          <table:table-cell office:value-type="float" office:value="1.529" calcext:value-type="float">
            <text:p>1.529</text:p>
          </table:table-cell>
          <table:table-cell table:formula="of:=[.H84]/4" office:value-type="float" office:value="0.38225" calcext:value-type="float">
            <text:p>0.38225</text:p>
          </table:table-cell>
          <table:table-cell table:formula="of:=[.D84]/[.E84]" office:value-type="float" office:value="14.3108728943338" calcext:value-type="float">
            <text:p>14.3108728943</text:p>
          </table:table-cell>
          <table:table-cell table:number-columns-repeated="4"/>
          <table:table-cell table:formula="of:=LOG([.B84])" office:value-type="float" office:value="0.57135939275384" calcext:value-type="float">
            <text:p>0.5713593928</text:p>
          </table:table-cell>
          <table:table-cell table:formula="of:=LOG([.C84])" office:value-type="float" office:value="2.45712462630341" calcext:value-type="float">
            <text:p>2.4571246263</text:p>
          </table:table-cell>
          <table:table-cell table:formula="of:=LOG([.D84])" office:value-type="float" office:value="0.271609301378832" calcext:value-type="float">
            <text:p>0.2716093014</text:p>
          </table:table-cell>
          <table:table-cell table:formula="of:=LOG([.E84])" office:value-type="float" office:value="-0.884056823060945" calcext:value-type="float">
            <text:p>-0.8840568231</text:p>
          </table:table-cell>
          <table:table-cell table:formula="of:=LOG([.F84])" office:value-type="float" office:value="0.604657972047871" calcext:value-type="float">
            <text:p>0.604657972</text:p>
          </table:table-cell>
          <table:table-cell table:formula="of:=LOG([.G84])" office:value-type="float" office:value="2.67089495352021" calcext:value-type="float">
            <text:p>2.6708949535</text:p>
          </table:table-cell>
          <table:table-cell table:formula="of:=LOG([.H84])" office:value-type="float" office:value="0.18440748541232" calcext:value-type="float">
            <text:p>0.1844074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2" calcext:value-type="float">
            <text:p>3.772</text:p>
          </table:table-cell>
          <table:table-cell office:value-type="float" office:value="301.5" calcext:value-type="float">
            <text:p>301.5</text:p>
          </table:table-cell>
          <table:table-cell office:value-type="float" office:value="1.77" calcext:value-type="float">
            <text:p>1.77</text:p>
          </table:table-cell>
          <table:table-cell office:value-type="float" office:value="0.1546" calcext:value-type="float">
            <text:p>0.1546</text:p>
          </table:table-cell>
          <table:table-cell office:value-type="float" office:value="4.102" calcext:value-type="float">
            <text:p>4.102</text:p>
          </table:table-cell>
          <table:table-cell office:value-type="float" office:value="499.2" calcext:value-type="float">
            <text:p>499.2</text:p>
          </table:table-cell>
          <table:table-cell office:value-type="float" office:value="1.533" calcext:value-type="float">
            <text:p>1.533</text:p>
          </table:table-cell>
          <table:table-cell table:formula="of:=[.H85]/4" office:value-type="float" office:value="0.38325" calcext:value-type="float">
            <text:p>0.38325</text:p>
          </table:table-cell>
          <table:table-cell table:formula="of:=[.D85]/[.E85]" office:value-type="float" office:value="11.4489003880983" calcext:value-type="float">
            <text:p>11.4489003881</text:p>
          </table:table-cell>
          <table:table-cell table:number-columns-repeated="4"/>
          <table:table-cell table:formula="of:=LOG([.B85])" office:value-type="float" office:value="0.576571684065291" calcext:value-type="float">
            <text:p>0.5765716841</text:p>
          </table:table-cell>
          <table:table-cell table:formula="of:=LOG([.C85])" office:value-type="float" office:value="2.47928731647617" calcext:value-type="float">
            <text:p>2.4792873165</text:p>
          </table:table-cell>
          <table:table-cell table:formula="of:=LOG([.D85])" office:value-type="float" office:value="0.247973266361807" calcext:value-type="float">
            <text:p>0.2479732664</text:p>
          </table:table-cell>
          <table:table-cell table:formula="of:=LOG([.E85])" office:value-type="float" office:value="-0.810790510417694" calcext:value-type="float">
            <text:p>-0.8107905104</text:p>
          </table:table-cell>
          <table:table-cell table:formula="of:=LOG([.F85])" office:value-type="float" office:value="0.612995656032348" calcext:value-type="float">
            <text:p>0.612995656</text:p>
          </table:table-cell>
          <table:table-cell table:formula="of:=LOG([.G85])" office:value-type="float" office:value="2.69827457667437" calcext:value-type="float">
            <text:p>2.6982745767</text:p>
          </table:table-cell>
          <table:table-cell table:formula="of:=LOG([.H85])" office:value-type="float" office:value="0.185542154854375" calcext:value-type="float">
            <text:p>0.1855421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13" calcext:value-type="float">
            <text:p>3.513</text:p>
          </table:table-cell>
          <table:table-cell office:value-type="float" office:value="228.8" calcext:value-type="float">
            <text:p>228.8</text:p>
          </table:table-cell>
          <table:table-cell office:value-type="float" office:value="1.915" calcext:value-type="float">
            <text:p>1.915</text:p>
          </table:table-cell>
          <table:table-cell office:value-type="float" office:value="0.06761" calcext:value-type="float">
            <text:p>0.06761</text:p>
          </table:table-cell>
          <table:table-cell office:value-type="float" office:value="3.907" calcext:value-type="float">
            <text:p>3.907</text:p>
          </table:table-cell>
          <table:table-cell office:value-type="float" office:value="460.2" calcext:value-type="float">
            <text:p>460.2</text:p>
          </table:table-cell>
          <table:table-cell office:value-type="float" office:value="1.547" calcext:value-type="float">
            <text:p>1.547</text:p>
          </table:table-cell>
          <table:table-cell table:formula="of:=[.H86]/4" office:value-type="float" office:value="0.38675" calcext:value-type="float">
            <text:p>0.38675</text:p>
          </table:table-cell>
          <table:table-cell table:formula="of:=[.D86]/[.E86]" office:value-type="float" office:value="28.3242123946162" calcext:value-type="float">
            <text:p>28.3242123946</text:p>
          </table:table-cell>
          <table:table-cell table:number-columns-repeated="4"/>
          <table:table-cell table:formula="of:=LOG([.B86])" office:value-type="float" office:value="0.545678149792025" calcext:value-type="float">
            <text:p>0.5456781498</text:p>
          </table:table-cell>
          <table:table-cell table:formula="of:=LOG([.C86])" office:value-type="float" office:value="2.35945602012099" calcext:value-type="float">
            <text:p>2.3594560201</text:p>
          </table:table-cell>
          <table:table-cell table:formula="of:=LOG([.D86])" office:value-type="float" office:value="0.282168778304641" calcext:value-type="float">
            <text:p>0.2821687783</text:p>
          </table:table-cell>
          <table:table-cell table:formula="of:=LOG([.E86])" office:value-type="float" office:value="-1.16998906406388" calcext:value-type="float">
            <text:p>-1.1699890641</text:p>
          </table:table-cell>
          <table:table-cell table:formula="of:=LOG([.F86])" office:value-type="float" office:value="0.591843411224784" calcext:value-type="float">
            <text:p>0.5918434112</text:p>
          </table:table-cell>
          <table:table-cell table:formula="of:=LOG([.G86])" office:value-type="float" office:value="2.66294661433262" calcext:value-type="float">
            <text:p>2.6629466143</text:p>
          </table:table-cell>
          <table:table-cell table:formula="of:=LOG([.H86])" office:value-type="float" office:value="0.189490313699368" calcext:value-type="float">
            <text:p>0.1894903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6.6" calcext:value-type="float">
            <text:p>326.6</text:p>
          </table:table-cell>
          <table:table-cell office:value-type="float" office:value="1.891" calcext:value-type="float">
            <text:p>1.891</text:p>
          </table:table-cell>
          <table:table-cell office:value-type="float" office:value="0.1546" calcext:value-type="float">
            <text:p>0.1546</text:p>
          </table:table-cell>
          <table:table-cell office:value-type="float" office:value="4.066" calcext:value-type="float">
            <text:p>4.066</text:p>
          </table:table-cell>
          <table:table-cell office:value-type="float" office:value="502.6" calcext:value-type="float">
            <text:p>502.6</text:p>
          </table:table-cell>
          <table:table-cell office:value-type="float" office:value="1.539" calcext:value-type="float">
            <text:p>1.539</text:p>
          </table:table-cell>
          <table:table-cell table:formula="of:=[.H87]/4" office:value-type="float" office:value="0.38475" calcext:value-type="float">
            <text:p>0.38475</text:p>
          </table:table-cell>
          <table:table-cell table:formula="of:=[.D87]/[.E87]" office:value-type="float" office:value="12.2315653298836" calcext:value-type="float">
            <text:p>12.2315653299</text:p>
          </table:table-cell>
          <table:table-cell table:number-columns-repeated="4"/>
          <table:table-cell table:formula="of:=LOG([.B87])" office:value-type="float" office:value="0.57978359661681" calcext:value-type="float">
            <text:p>0.5797835966</text:p>
          </table:table-cell>
          <table:table-cell table:formula="of:=LOG([.C87])" office:value-type="float" office:value="2.51401618040065" calcext:value-type="float">
            <text:p>2.5140161804</text:p>
          </table:table-cell>
          <table:table-cell table:formula="of:=LOG([.D87])" office:value-type="float" office:value="0.27669152884504" calcext:value-type="float">
            <text:p>0.2766915288</text:p>
          </table:table-cell>
          <table:table-cell table:formula="of:=LOG([.E87])" office:value-type="float" office:value="-0.810790510417694" calcext:value-type="float">
            <text:p>-0.8107905104</text:p>
          </table:table-cell>
          <table:table-cell table:formula="of:=LOG([.F87])" office:value-type="float" office:value="0.60916737430202" calcext:value-type="float">
            <text:p>0.6091673743</text:p>
          </table:table-cell>
          <table:table-cell table:formula="of:=LOG([.G87])" office:value-type="float" office:value="2.70122248425656" calcext:value-type="float">
            <text:p>2.7012224843</text:p>
          </table:table-cell>
          <table:table-cell table:formula="of:=LOG([.H87])" office:value-type="float" office:value="0.187238619831479" calcext:value-type="float">
            <text:p>0.1872386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4" calcext:value-type="float">
            <text:p>3.764</text:p>
          </table:table-cell>
          <table:table-cell office:value-type="float" office:value="317.6" calcext:value-type="float">
            <text:p>317.6</text:p>
          </table:table-cell>
          <table:table-cell office:value-type="float" office:value="1.895" calcext:value-type="float">
            <text:p>1.895</text:p>
          </table:table-cell>
          <table:table-cell office:value-type="float" office:value="0.1833" calcext:value-type="float">
            <text:p>0.1833</text:p>
          </table:table-cell>
          <table:table-cell office:value-type="float" office:value="3.994" calcext:value-type="float">
            <text:p>3.994</text:p>
          </table:table-cell>
          <table:table-cell office:value-type="float" office:value="468" calcext:value-type="float">
            <text:p>468</text:p>
          </table:table-cell>
          <table:table-cell office:value-type="float" office:value="1.576" calcext:value-type="float">
            <text:p>1.576</text:p>
          </table:table-cell>
          <table:table-cell table:formula="of:=[.H88]/4" office:value-type="float" office:value="0.394" calcext:value-type="float">
            <text:p>0.394</text:p>
          </table:table-cell>
          <table:table-cell table:formula="of:=[.D88]/[.E88]" office:value-type="float" office:value="10.3382433169667" calcext:value-type="float">
            <text:p>10.338243317</text:p>
          </table:table-cell>
          <table:table-cell table:number-columns-repeated="4"/>
          <table:table-cell table:formula="of:=LOG([.B88])" office:value-type="float" office:value="0.575649614755219" calcext:value-type="float">
            <text:p>0.5756496148</text:p>
          </table:table-cell>
          <table:table-cell table:formula="of:=LOG([.C88])" office:value-type="float" office:value="2.50188049375506" calcext:value-type="float">
            <text:p>2.5018804938</text:p>
          </table:table-cell>
          <table:table-cell table:formula="of:=LOG([.D88])" office:value-type="float" office:value="0.277609214304091" calcext:value-type="float">
            <text:p>0.2776092143</text:p>
          </table:table-cell>
          <table:table-cell table:formula="of:=LOG([.E88])" office:value-type="float" office:value="-0.736837535037783" calcext:value-type="float">
            <text:p>-0.736837535</text:p>
          </table:table-cell>
          <table:table-cell table:formula="of:=LOG([.F88])" office:value-type="float" office:value="0.601408060534684" calcext:value-type="float">
            <text:p>0.6014080605</text:p>
          </table:table-cell>
          <table:table-cell table:formula="of:=LOG([.G88])" office:value-type="float" office:value="2.67024585307412" calcext:value-type="float">
            <text:p>2.6702458531</text:p>
          </table:table-cell>
          <table:table-cell table:formula="of:=LOG([.H88])" office:value-type="float" office:value="0.197556213153537" calcext:value-type="float">
            <text:p>0.1975562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9" calcext:value-type="float">
            <text:p>3.639</text:p>
          </table:table-cell>
          <table:table-cell office:value-type="float" office:value="231.9" calcext:value-type="float">
            <text:p>231.9</text:p>
          </table:table-cell>
          <table:table-cell office:value-type="float" office:value="1.695" calcext:value-type="float">
            <text:p>1.695</text:p>
          </table:table-cell>
          <table:table-cell office:value-type="float" office:value="0.05961" calcext:value-type="float">
            <text:p>0.05961</text:p>
          </table:table-cell>
          <table:table-cell office:value-type="float" office:value="4.114" calcext:value-type="float">
            <text:p>4.114</text:p>
          </table:table-cell>
          <table:table-cell office:value-type="float" office:value="486.2" calcext:value-type="float">
            <text:p>486.2</text:p>
          </table:table-cell>
          <table:table-cell office:value-type="float" office:value="1.501" calcext:value-type="float">
            <text:p>1.501</text:p>
          </table:table-cell>
          <table:table-cell table:formula="of:=[.H89]/4" office:value-type="float" office:value="0.37525" calcext:value-type="float">
            <text:p>0.37525</text:p>
          </table:table-cell>
          <table:table-cell table:formula="of:=[.D89]/[.E89]" office:value-type="float" office:value="28.4348263714142" calcext:value-type="float">
            <text:p>28.4348263714</text:p>
          </table:table-cell>
          <table:table-cell table:number-columns-repeated="4"/>
          <table:table-cell table:formula="of:=LOG([.B89])" office:value-type="float" office:value="0.560982055586235" calcext:value-type="float">
            <text:p>0.5609820556</text:p>
          </table:table-cell>
          <table:table-cell table:formula="of:=LOG([.C89])" office:value-type="float" office:value="2.36530074863799" calcext:value-type="float">
            <text:p>2.3653007486</text:p>
          </table:table-cell>
          <table:table-cell table:formula="of:=LOG([.D89])" office:value-type="float" office:value="0.229169702539101" calcext:value-type="float">
            <text:p>0.2291697025</text:p>
          </table:table-cell>
          <table:table-cell table:formula="of:=LOG([.E89])" office:value-type="float" office:value="-1.22468087817052" calcext:value-type="float">
            <text:p>-1.2246808782</text:p>
          </table:table-cell>
          <table:table-cell table:formula="of:=LOG([.F89])" office:value-type="float" office:value="0.614264287358705" calcext:value-type="float">
            <text:p>0.6142642874</text:p>
          </table:table-cell>
          <table:table-cell table:formula="of:=LOG([.G89])" office:value-type="float" office:value="2.68681495450732" calcext:value-type="float">
            <text:p>2.6868149545</text:p>
          </table:table-cell>
          <table:table-cell table:formula="of:=LOG([.H89])" office:value-type="float" office:value="0.17638069224327" calcext:value-type="float">
            <text:p>0.1763806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02" calcext:value-type="float">
            <text:p>4.002</text:p>
          </table:table-cell>
          <table:table-cell office:value-type="float" office:value="403.6" calcext:value-type="float">
            <text:p>403.6</text:p>
          </table:table-cell>
          <table:table-cell office:value-type="float" office:value="1.954" calcext:value-type="float">
            <text:p>1.954</text:p>
          </table:table-cell>
          <table:table-cell office:value-type="float" office:value="0.1882" calcext:value-type="float">
            <text:p>0.1882</text:p>
          </table:table-cell>
          <table:table-cell office:value-type="float" office:value="4.414" calcext:value-type="float">
            <text:p>4.414</text:p>
          </table:table-cell>
          <table:table-cell office:value-type="float" office:value="690.2" calcext:value-type="float">
            <text:p>690.2</text:p>
          </table:table-cell>
          <table:table-cell office:value-type="float" office:value="1.649" calcext:value-type="float">
            <text:p>1.649</text:p>
          </table:table-cell>
          <table:table-cell table:formula="of:=[.H90]/4" office:value-type="float" office:value="0.41225" calcext:value-type="float">
            <text:p>0.41225</text:p>
          </table:table-cell>
          <table:table-cell table:formula="of:=[.D90]/[.E90]" office:value-type="float" office:value="10.3825717321998" calcext:value-type="float">
            <text:p>10.3825717322</text:p>
          </table:table-cell>
          <table:table-cell table:number-columns-repeated="4"/>
          <table:table-cell table:formula="of:=LOG([.B90])" office:value-type="float" office:value="0.602277084300192" calcext:value-type="float">
            <text:p>0.6022770843</text:p>
          </table:table-cell>
          <table:table-cell table:formula="of:=LOG([.C90])" office:value-type="float" office:value="2.60595115756487" calcext:value-type="float">
            <text:p>2.6059511576</text:p>
          </table:table-cell>
          <table:table-cell table:formula="of:=LOG([.D90])" office:value-type="float" office:value="0.290924559382754" calcext:value-type="float">
            <text:p>0.2909245594</text:p>
          </table:table-cell>
          <table:table-cell table:formula="of:=LOG([.E90])" office:value-type="float" office:value="-0.725380380908762" calcext:value-type="float">
            <text:p>-0.7253803809</text:p>
          </table:table-cell>
          <table:table-cell table:formula="of:=LOG([.F90])" office:value-type="float" office:value="0.644832328825636" calcext:value-type="float">
            <text:p>0.6448323288</text:p>
          </table:table-cell>
          <table:table-cell table:formula="of:=LOG([.G90])" office:value-type="float" office:value="2.83897495495547" calcext:value-type="float">
            <text:p>2.838974955</text:p>
          </table:table-cell>
          <table:table-cell table:formula="of:=LOG([.H90])" office:value-type="float" office:value="0.217220655644519" calcext:value-type="float">
            <text:p>0.2172206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1" calcext:value-type="float">
            <text:p>3.681</text:p>
          </table:table-cell>
          <table:table-cell office:value-type="float" office:value="258.5" calcext:value-type="float">
            <text:p>258.5</text:p>
          </table:table-cell>
          <table:table-cell office:value-type="float" office:value="1.78" calcext:value-type="float">
            <text:p>1.78</text:p>
          </table:table-cell>
          <table:table-cell office:value-type="float" office:value="0.06798" calcext:value-type="float">
            <text:p>0.06798</text:p>
          </table:table-cell>
          <table:table-cell office:value-type="float" office:value="4.175" calcext:value-type="float">
            <text:p>4.175</text:p>
          </table:table-cell>
          <table:table-cell office:value-type="float" office:value="542.5" calcext:value-type="float">
            <text:p>542.5</text:p>
          </table:table-cell>
          <table:table-cell office:value-type="float" office:value="1.502" calcext:value-type="float">
            <text:p>1.502</text:p>
          </table:table-cell>
          <table:table-cell table:formula="of:=[.H91]/4" office:value-type="float" office:value="0.3755" calcext:value-type="float">
            <text:p>0.3755</text:p>
          </table:table-cell>
          <table:table-cell table:formula="of:=[.D91]/[.E91]" office:value-type="float" office:value="26.1841718152398" calcext:value-type="float">
            <text:p>26.1841718152</text:p>
          </table:table-cell>
          <table:table-cell table:number-columns-repeated="4"/>
          <table:table-cell table:formula="of:=LOG([.B91])" office:value-type="float" office:value="0.565965817446667" calcext:value-type="float">
            <text:p>0.5659658174</text:p>
          </table:table-cell>
          <table:table-cell table:formula="of:=LOG([.C91])" office:value-type="float" office:value="2.41246054742996" calcext:value-type="float">
            <text:p>2.4124605474</text:p>
          </table:table-cell>
          <table:table-cell table:formula="of:=LOG([.D91])" office:value-type="float" office:value="0.250420002308894" calcext:value-type="float">
            <text:p>0.2504200023</text:p>
          </table:table-cell>
          <table:table-cell table:formula="of:=LOG([.E91])" office:value-type="float" office:value="-1.16761883975296" calcext:value-type="float">
            <text:p>-1.1676188398</text:p>
          </table:table-cell>
          <table:table-cell table:formula="of:=LOG([.F91])" office:value-type="float" office:value="0.620656479819621" calcext:value-type="float">
            <text:p>0.6206564798</text:p>
          </table:table-cell>
          <table:table-cell table:formula="of:=LOG([.G91])" office:value-type="float" office:value="2.73439974252057" calcext:value-type="float">
            <text:p>2.7343997425</text:p>
          </table:table-cell>
          <table:table-cell table:formula="of:=LOG([.H91])" office:value-type="float" office:value="0.17666993266815" calcext:value-type="float">
            <text:p>0.1766699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77" calcext:value-type="float">
            <text:p>3.677</text:p>
          </table:table-cell>
          <table:table-cell office:value-type="float" office:value="220.5" calcext:value-type="float">
            <text:p>220.5</text:p>
          </table:table-cell>
          <table:table-cell office:value-type="float" office:value="1.646" calcext:value-type="float">
            <text:p>1.646</text:p>
          </table:table-cell>
          <table:table-cell office:value-type="float" office:value="0.04202" calcext:value-type="float">
            <text:p>0.04202</text:p>
          </table:table-cell>
          <table:table-cell office:value-type="float" office:value="4.178" calcext:value-type="float">
            <text:p>4.178</text:p>
          </table:table-cell>
          <table:table-cell office:value-type="float" office:value="472.6" calcext:value-type="float">
            <text:p>472.6</text:p>
          </table:table-cell>
          <table:table-cell office:value-type="float" office:value="1.482" calcext:value-type="float">
            <text:p>1.482</text:p>
          </table:table-cell>
          <table:table-cell table:formula="of:=[.H92]/4" office:value-type="float" office:value="0.3705" calcext:value-type="float">
            <text:p>0.3705</text:p>
          </table:table-cell>
          <table:table-cell table:formula="of:=[.D92]/[.E92]" office:value-type="float" office:value="39.1718229414564" calcext:value-type="float">
            <text:p>39.1718229415</text:p>
          </table:table-cell>
          <table:table-cell table:number-columns-repeated="4"/>
          <table:table-cell table:formula="of:=LOG([.B92])" office:value-type="float" office:value="0.565493629868862" calcext:value-type="float">
            <text:p>0.5654936299</text:p>
          </table:table-cell>
          <table:table-cell table:formula="of:=LOG([.C92])" office:value-type="float" office:value="2.34340859380386" calcext:value-type="float">
            <text:p>2.3434085938</text:p>
          </table:table-cell>
          <table:table-cell table:formula="of:=LOG([.D92])" office:value-type="float" office:value="0.216429830876251" calcext:value-type="float">
            <text:p>0.2164298309</text:p>
          </table:table-cell>
          <table:table-cell table:formula="of:=LOG([.E92])" office:value-type="float" office:value="-1.37654395193007" calcext:value-type="float">
            <text:p>-1.3765439519</text:p>
          </table:table-cell>
          <table:table-cell table:formula="of:=LOG([.F92])" office:value-type="float" office:value="0.62096843564429" calcext:value-type="float">
            <text:p>0.6209684356</text:p>
          </table:table-cell>
          <table:table-cell table:formula="of:=LOG([.G92])" office:value-type="float" office:value="2.67449371729635" calcext:value-type="float">
            <text:p>2.6744937173</text:p>
          </table:table-cell>
          <table:table-cell table:formula="of:=LOG([.H92])" office:value-type="float" office:value="0.170848203643309" calcext:value-type="float">
            <text:p>0.1708482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13" calcext:value-type="float">
            <text:p>4.013</text:p>
          </table:table-cell>
          <table:table-cell office:value-type="float" office:value="382" calcext:value-type="float">
            <text:p>382</text:p>
          </table:table-cell>
          <table:table-cell office:value-type="float" office:value="1.844" calcext:value-type="float">
            <text:p>1.844</text:p>
          </table:table-cell>
          <table:table-cell office:value-type="float" office:value="0.1764" calcext:value-type="float">
            <text:p>0.1764</text:p>
          </table:table-cell>
          <table:table-cell office:value-type="float" office:value="4.447" calcext:value-type="float">
            <text:p>4.447</text:p>
          </table:table-cell>
          <table:table-cell office:value-type="float" office:value="665.2" calcext:value-type="float">
            <text:p>665.2</text:p>
          </table:table-cell>
          <table:table-cell office:value-type="float" office:value="1.6" calcext:value-type="float">
            <text:p>1.6</text:p>
          </table:table-cell>
          <table:table-cell table:formula="of:=[.H93]/4" office:value-type="float" office:value="0.4" calcext:value-type="float">
            <text:p>0.4</text:p>
          </table:table-cell>
          <table:table-cell table:formula="of:=[.D93]/[.E93]" office:value-type="float" office:value="10.453514739229" calcext:value-type="float">
            <text:p>10.4535147392</text:p>
          </table:table-cell>
          <table:table-cell table:number-columns-repeated="4"/>
          <table:table-cell table:formula="of:=LOG([.B93])" office:value-type="float" office:value="0.603469159733839" calcext:value-type="float">
            <text:p>0.6034691597</text:p>
          </table:table-cell>
          <table:table-cell table:formula="of:=LOG([.C93])" office:value-type="float" office:value="2.58206336291171" calcext:value-type="float">
            <text:p>2.5820633629</text:p>
          </table:table-cell>
          <table:table-cell table:formula="of:=LOG([.D93])" office:value-type="float" office:value="0.26576091671761" calcext:value-type="float">
            <text:p>0.2657609167</text:p>
          </table:table-cell>
          <table:table-cell table:formula="of:=LOG([.E93])" office:value-type="float" office:value="-0.753501419204199" calcext:value-type="float">
            <text:p>-0.7535014192</text:p>
          </table:table-cell>
          <table:table-cell table:formula="of:=LOG([.F93])" office:value-type="float" office:value="0.648067129448935" calcext:value-type="float">
            <text:p>0.6480671294</text:p>
          </table:table-cell>
          <table:table-cell table:formula="of:=LOG([.G93])" office:value-type="float" office:value="2.82295224054748" calcext:value-type="float">
            <text:p>2.8229522405</text:p>
          </table:table-cell>
          <table:table-cell table:formula="of:=LOG([.H93])" office:value-type="float" office:value="0.204119982655925" calcext:value-type="float">
            <text:p>0.2041199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27" calcext:value-type="float">
            <text:p>3.727</text:p>
          </table:table-cell>
          <table:table-cell office:value-type="float" office:value="294" calcext:value-type="float">
            <text:p>294</text:p>
          </table:table-cell>
          <table:table-cell office:value-type="float" office:value="1.788" calcext:value-type="float">
            <text:p>1.788</text:p>
          </table:table-cell>
          <table:table-cell office:value-type="float" office:value="0.1812" calcext:value-type="float">
            <text:p>0.1812</text:p>
          </table:table-cell>
          <table:table-cell office:value-type="float" office:value="3.961" calcext:value-type="float">
            <text:p>3.961</text:p>
          </table:table-cell>
          <table:table-cell office:value-type="float" office:value="437.3" calcext:value-type="float">
            <text:p>437.3</text:p>
          </table:table-cell>
          <table:table-cell office:value-type="float" office:value="1.546" calcext:value-type="float">
            <text:p>1.546</text:p>
          </table:table-cell>
          <table:table-cell table:formula="of:=[.H94]/4" office:value-type="float" office:value="0.3865" calcext:value-type="float">
            <text:p>0.3865</text:p>
          </table:table-cell>
          <table:table-cell table:formula="of:=[.D94]/[.E94]" office:value-type="float" office:value="9.86754966887417" calcext:value-type="float">
            <text:p>9.8675496689</text:p>
          </table:table-cell>
          <table:table-cell table:number-columns-repeated="4"/>
          <table:table-cell table:formula="of:=LOG([.B94])" office:value-type="float" office:value="0.57135939275384" calcext:value-type="float">
            <text:p>0.5713593928</text:p>
          </table:table-cell>
          <table:table-cell table:formula="of:=LOG([.C94])" office:value-type="float" office:value="2.46834733041216" calcext:value-type="float">
            <text:p>2.4683473304</text:p>
          </table:table-cell>
          <table:table-cell table:formula="of:=LOG([.D94])" office:value-type="float" office:value="0.252367514459899" calcext:value-type="float">
            <text:p>0.2523675145</text:p>
          </table:table-cell>
          <table:table-cell table:formula="of:=LOG([.E94])" office:value-type="float" office:value="-0.741841806659206" calcext:value-type="float">
            <text:p>-0.7418418067</text:p>
          </table:table-cell>
          <table:table-cell table:formula="of:=LOG([.F94])" office:value-type="float" office:value="0.597804842404293" calcext:value-type="float">
            <text:p>0.5978048424</text:p>
          </table:table-cell>
          <table:table-cell table:formula="of:=LOG([.G94])" office:value-type="float" office:value="2.64077947734486" calcext:value-type="float">
            <text:p>2.6407794773</text:p>
          </table:table-cell>
          <table:table-cell table:formula="of:=LOG([.H94])" office:value-type="float" office:value="0.189209489582306" calcext:value-type="float">
            <text:p>0.1892094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19" calcext:value-type="float">
            <text:p>4.219</text:p>
          </table:table-cell>
          <table:table-cell office:value-type="float" office:value="516.2" calcext:value-type="float">
            <text:p>516.2</text:p>
          </table:table-cell>
          <table:table-cell office:value-type="float" office:value="1.931" calcext:value-type="float">
            <text:p>1.931</text:p>
          </table:table-cell>
          <table:table-cell office:value-type="float" office:value="0.2402" calcext:value-type="float">
            <text:p>0.2402</text:p>
          </table:table-cell>
          <table:table-cell office:value-type="float" office:value="4.618" calcext:value-type="float">
            <text:p>4.618</text:p>
          </table:table-cell>
          <table:table-cell office:value-type="float" office:value="815.7" calcext:value-type="float">
            <text:p>815.7</text:p>
          </table:table-cell>
          <table:table-cell office:value-type="float" office:value="1.681" calcext:value-type="float">
            <text:p>1.681</text:p>
          </table:table-cell>
          <table:table-cell table:formula="of:=[.H95]/4" office:value-type="float" office:value="0.42025" calcext:value-type="float">
            <text:p>0.42025</text:p>
          </table:table-cell>
          <table:table-cell table:formula="of:=[.D95]/[.E95]" office:value-type="float" office:value="8.0391340549542" calcext:value-type="float">
            <text:p>8.039134055</text:p>
          </table:table-cell>
          <table:table-cell table:number-columns-repeated="4"/>
          <table:table-cell table:formula="of:=LOG([.B95])" office:value-type="float" office:value="0.625209525381881" calcext:value-type="float">
            <text:p>0.6252095254</text:p>
          </table:table-cell>
          <table:table-cell table:formula="of:=LOG([.C95])" office:value-type="float" office:value="2.71281800020785" calcext:value-type="float">
            <text:p>2.7128180002</text:p>
          </table:table-cell>
          <table:table-cell table:formula="of:=LOG([.D95])" office:value-type="float" office:value="0.285782273779395" calcext:value-type="float">
            <text:p>0.2857822738</text:p>
          </table:table-cell>
          <table:table-cell table:formula="of:=LOG([.E95])" office:value-type="float" office:value="-0.619426996933113" calcext:value-type="float">
            <text:p>-0.6194269969</text:p>
          </table:table-cell>
          <table:table-cell table:formula="of:=LOG([.F95])" office:value-type="float" office:value="0.664453928581157" calcext:value-type="float">
            <text:p>0.6644539286</text:p>
          </table:table-cell>
          <table:table-cell table:formula="of:=LOG([.G95])" office:value-type="float" office:value="2.91153046230716" calcext:value-type="float">
            <text:p>2.9115304623</text:p>
          </table:table-cell>
          <table:table-cell table:formula="of:=LOG([.H95])" office:value-type="float" office:value="0.225567713439471" calcext:value-type="float">
            <text:p>0.2255677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78" calcext:value-type="float">
            <text:p>4.278</text:p>
          </table:table-cell>
          <table:table-cell office:value-type="float" office:value="549.6" calcext:value-type="float">
            <text:p>549.6</text:p>
          </table:table-cell>
          <table:table-cell office:value-type="float" office:value="1.948" calcext:value-type="float">
            <text:p>1.948</text:p>
          </table:table-cell>
          <table:table-cell office:value-type="float" office:value="0.2404" calcext:value-type="float">
            <text:p>0.2404</text:p>
          </table:table-cell>
          <table:table-cell office:value-type="float" office:value="4.681" calcext:value-type="float">
            <text:p>4.681</text:p>
          </table:table-cell>
          <table:table-cell office:value-type="float" office:value="863.2" calcext:value-type="float">
            <text:p>863.2</text:p>
          </table:table-cell>
          <table:table-cell office:value-type="float" office:value="1.681" calcext:value-type="float">
            <text:p>1.681</text:p>
          </table:table-cell>
          <table:table-cell table:formula="of:=[.H96]/4" office:value-type="float" office:value="0.42025" calcext:value-type="float">
            <text:p>0.42025</text:p>
          </table:table-cell>
          <table:table-cell table:formula="of:=[.D96]/[.E96]" office:value-type="float" office:value="8.10316139767055" calcext:value-type="float">
            <text:p>8.1031613977</text:p>
          </table:table-cell>
          <table:table-cell table:number-columns-repeated="4"/>
          <table:table-cell table:formula="of:=LOG([.B96])" office:value-type="float" office:value="0.631240780235509" calcext:value-type="float">
            <text:p>0.6312407802</text:p>
          </table:table-cell>
          <table:table-cell table:formula="of:=LOG([.C96])" office:value-type="float" office:value="2.74004672405149" calcext:value-type="float">
            <text:p>2.7400467241</text:p>
          </table:table-cell>
          <table:table-cell table:formula="of:=LOG([.D96])" office:value-type="float" office:value="0.289588952542597" calcext:value-type="float">
            <text:p>0.2895889525</text:p>
          </table:table-cell>
          <table:table-cell table:formula="of:=LOG([.E96])" office:value-type="float" office:value="-0.619065536669298" calcext:value-type="float">
            <text:p>-0.6190655367</text:p>
          </table:table-cell>
          <table:table-cell table:formula="of:=LOG([.F96])" office:value-type="float" office:value="0.670338641127442" calcext:value-type="float">
            <text:p>0.6703386411</text:p>
          </table:table-cell>
          <table:table-cell table:formula="of:=LOG([.G96])" office:value-type="float" office:value="2.93611143167485" calcext:value-type="float">
            <text:p>2.9361114317</text:p>
          </table:table-cell>
          <table:table-cell table:formula="of:=LOG([.H96])" office:value-type="float" office:value="0.225567713439471" calcext:value-type="float">
            <text:p>0.2255677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06" calcext:value-type="float">
            <text:p>3.606</text:p>
          </table:table-cell>
          <table:table-cell office:value-type="float" office:value="225.6" calcext:value-type="float">
            <text:p>225.6</text:p>
          </table:table-cell>
          <table:table-cell office:value-type="float" office:value="1.669" calcext:value-type="float">
            <text:p>1.669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3.966" calcext:value-type="float">
            <text:p>3.966</text:p>
          </table:table-cell>
          <table:table-cell office:value-type="float" office:value="413.8" calcext:value-type="float">
            <text:p>413.8</text:p>
          </table:table-cell>
          <table:table-cell office:value-type="float" office:value="1.438" calcext:value-type="float">
            <text:p>1.438</text:p>
          </table:table-cell>
          <table:table-cell table:formula="of:=[.H97]/4" office:value-type="float" office:value="0.3595" calcext:value-type="float">
            <text:p>0.3595</text:p>
          </table:table-cell>
          <table:table-cell table:formula="of:=[.D97]/[.E97]" office:value-type="float" office:value="23.3917309039944" calcext:value-type="float">
            <text:p>23.391730904</text:p>
          </table:table-cell>
          <table:table-cell table:number-columns-repeated="4"/>
          <table:table-cell table:formula="of:=LOG([.B97])" office:value-type="float" office:value="0.557025722386383" calcext:value-type="float">
            <text:p>0.5570257224</text:p>
          </table:table-cell>
          <table:table-cell table:formula="of:=LOG([.C97])" office:value-type="float" office:value="2.3533390953113" calcext:value-type="float">
            <text:p>2.3533390953</text:p>
          </table:table-cell>
          <table:table-cell table:formula="of:=LOG([.D97])" office:value-type="float" office:value="0.222456336679247" calcext:value-type="float">
            <text:p>0.2224563367</text:p>
          </table:table-cell>
          <table:table-cell table:formula="of:=LOG([.E97])" office:value-type="float" office:value="-1.14660602254933" calcext:value-type="float">
            <text:p>-1.1466060225</text:p>
          </table:table-cell>
          <table:table-cell table:formula="of:=LOG([.F97])" office:value-type="float" office:value="0.598352709869284" calcext:value-type="float">
            <text:p>0.5983527099</text:p>
          </table:table-cell>
          <table:table-cell table:formula="of:=LOG([.G97])" office:value-type="float" office:value="2.61679048632972" calcext:value-type="float">
            <text:p>2.6167904863</text:p>
          </table:table-cell>
          <table:table-cell table:formula="of:=LOG([.H97])" office:value-type="float" office:value="0.157758886046864" calcext:value-type="float">
            <text:p>0.157758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45" calcext:value-type="float">
            <text:p>4.045</text:p>
          </table:table-cell>
          <table:table-cell office:value-type="float" office:value="395.6" calcext:value-type="float">
            <text:p>395.6</text:p>
          </table:table-cell>
          <table:table-cell office:value-type="float" office:value="1.914" calcext:value-type="float">
            <text:p>1.914</text:p>
          </table:table-cell>
          <table:table-cell office:value-type="float" office:value="0.132" calcext:value-type="float">
            <text:p>0.132</text:p>
          </table:table-cell>
          <table:table-cell office:value-type="float" office:value="4.698" calcext:value-type="float">
            <text:p>4.698</text:p>
          </table:table-cell>
          <table:table-cell office:value-type="float" office:value="837.4" calcext:value-type="float">
            <text:p>837.4</text:p>
          </table:table-cell>
          <table:table-cell office:value-type="float" office:value="1.594" calcext:value-type="float">
            <text:p>1.594</text:p>
          </table:table-cell>
          <table:table-cell table:formula="of:=[.H98]/4" office:value-type="float" office:value="0.3985" calcext:value-type="float">
            <text:p>0.3985</text:p>
          </table:table-cell>
          <table:table-cell table:formula="of:=[.D98]/[.E98]" office:value-type="float" office:value="14.5" calcext:value-type="float">
            <text:p>14.5</text:p>
          </table:table-cell>
          <table:table-cell table:number-columns-repeated="4"/>
          <table:table-cell table:formula="of:=LOG([.B98])" office:value-type="float" office:value="0.606918525948291" calcext:value-type="float">
            <text:p>0.6069185259</text:p>
          </table:table-cell>
          <table:table-cell table:formula="of:=LOG([.C98])" office:value-type="float" office:value="2.59725628292514" calcext:value-type="float">
            <text:p>2.5972562829</text:p>
          </table:table-cell>
          <table:table-cell table:formula="of:=LOG([.D98])" office:value-type="float" office:value="0.281941933440825" calcext:value-type="float">
            <text:p>0.2819419334</text:p>
          </table:table-cell>
          <table:table-cell table:formula="of:=LOG([.E98])" office:value-type="float" office:value="-0.87942606879415" calcext:value-type="float">
            <text:p>-0.8794260688</text:p>
          </table:table-cell>
          <table:table-cell table:formula="of:=LOG([.F98])" office:value-type="float" office:value="0.671913012441587" calcext:value-type="float">
            <text:p>0.6719130124</text:p>
          </table:table-cell>
          <table:table-cell table:formula="of:=LOG([.G98])" office:value-type="float" office:value="2.92293295655521" calcext:value-type="float">
            <text:p>2.9229329566</text:p>
          </table:table-cell>
          <table:table-cell table:formula="of:=LOG([.H98])" office:value-type="float" office:value="0.202488317060093" calcext:value-type="float">
            <text:p>0.2024883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8" calcext:value-type="float">
            <text:p>3.868</text:p>
          </table:table-cell>
          <table:table-cell office:value-type="float" office:value="298.1" calcext:value-type="float">
            <text:p>298.1</text:p>
          </table:table-cell>
          <table:table-cell office:value-type="float" office:value="1.73" calcext:value-type="float">
            <text:p>1.73</text:p>
          </table:table-cell>
          <table:table-cell office:value-type="float" office:value="0.07734" calcext:value-type="float">
            <text:p>0.07734</text:p>
          </table:table-cell>
          <table:table-cell office:value-type="float" office:value="4.261" calcext:value-type="float">
            <text:p>4.261</text:p>
          </table:table-cell>
          <table:table-cell office:value-type="float" office:value="529.2" calcext:value-type="float">
            <text:p>529.2</text:p>
          </table:table-cell>
          <table:table-cell office:value-type="float" office:value="1.421" calcext:value-type="float">
            <text:p>1.421</text:p>
          </table:table-cell>
          <table:table-cell table:formula="of:=[.H99]/4" office:value-type="float" office:value="0.35525" calcext:value-type="float">
            <text:p>0.35525</text:p>
          </table:table-cell>
          <table:table-cell table:formula="of:=[.D99]/[.E99]" office:value-type="float" office:value="22.3687613136799" calcext:value-type="float">
            <text:p>22.3687613137</text:p>
          </table:table-cell>
          <table:table-cell table:number-columns-repeated="4"/>
          <table:table-cell table:formula="of:=LOG([.B99])" office:value-type="float" office:value="0.587486465410964" calcext:value-type="float">
            <text:p>0.5874864654</text:p>
          </table:table-cell>
          <table:table-cell table:formula="of:=LOG([.C99])" office:value-type="float" office:value="2.47436197603263" calcext:value-type="float">
            <text:p>2.474361976</text:p>
          </table:table-cell>
          <table:table-cell table:formula="of:=LOG([.D99])" office:value-type="float" office:value="0.238046103128795" calcext:value-type="float">
            <text:p>0.2380461031</text:p>
          </table:table-cell>
          <table:table-cell table:formula="of:=LOG([.E99])" office:value-type="float" office:value="-1.11159583226295" calcext:value-type="float">
            <text:p>-1.1115958323</text:p>
          </table:table-cell>
          <table:table-cell table:formula="of:=LOG([.F99])" office:value-type="float" office:value="0.629511534200453" calcext:value-type="float">
            <text:p>0.6295115342</text:p>
          </table:table-cell>
          <table:table-cell table:formula="of:=LOG([.G99])" office:value-type="float" office:value="2.72361983551546" calcext:value-type="float">
            <text:p>2.7236198355</text:p>
          </table:table-cell>
          <table:table-cell table:formula="of:=LOG([.H99])" office:value-type="float" office:value="0.15259407792747" calcext:value-type="float">
            <text:p>0.1525940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8" calcext:value-type="float">
            <text:p>3.58</text:p>
          </table:table-cell>
          <table:table-cell office:value-type="float" office:value="235.5" calcext:value-type="float">
            <text:p>235.5</text:p>
          </table:table-cell>
          <table:table-cell office:value-type="float" office:value="1.71" calcext:value-type="float">
            <text:p>1.71</text:p>
          </table:table-cell>
          <table:table-cell office:value-type="float" office:value="0.1379" calcext:value-type="float">
            <text:p>0.1379</text:p>
          </table:table-cell>
          <table:table-cell office:value-type="float" office:value="3.882" calcext:value-type="float">
            <text:p>3.882</text:p>
          </table:table-cell>
          <table:table-cell office:value-type="float" office:value="397.4" calcext:value-type="float">
            <text:p>397.4</text:p>
          </table:table-cell>
          <table:table-cell office:value-type="float" office:value="1.518" calcext:value-type="float">
            <text:p>1.518</text:p>
          </table:table-cell>
          <table:table-cell table:formula="of:=[.H100]/4" office:value-type="float" office:value="0.3795" calcext:value-type="float">
            <text:p>0.3795</text:p>
          </table:table-cell>
          <table:table-cell table:formula="of:=[.D100]/[.E100]" office:value-type="float" office:value="12.4002900652647" calcext:value-type="float">
            <text:p>12.4002900653</text:p>
          </table:table-cell>
          <table:table-cell table:number-columns-repeated="4"/>
          <table:table-cell table:formula="of:=LOG([.B100])" office:value-type="float" office:value="0.553883026643874" calcext:value-type="float">
            <text:p>0.5538830266</text:p>
          </table:table-cell>
          <table:table-cell table:formula="of:=LOG([.C100])" office:value-type="float" office:value="2.37199091146491" calcext:value-type="float">
            <text:p>2.3719909115</text:p>
          </table:table-cell>
          <table:table-cell table:formula="of:=LOG([.D100])" office:value-type="float" office:value="0.232996110392154" calcext:value-type="float">
            <text:p>0.2329961104</text:p>
          </table:table-cell>
          <table:table-cell table:formula="of:=LOG([.E100])" office:value-type="float" office:value="-0.86043573382415" calcext:value-type="float">
            <text:p>-0.8604357338</text:p>
          </table:table-cell>
          <table:table-cell table:formula="of:=LOG([.F100])" office:value-type="float" office:value="0.589055531052344" calcext:value-type="float">
            <text:p>0.5890555311</text:p>
          </table:table-cell>
          <table:table-cell table:formula="of:=LOG([.G100])" office:value-type="float" office:value="2.5992278627738" calcext:value-type="float">
            <text:p>2.5992278628</text:p>
          </table:table-cell>
          <table:table-cell table:formula="of:=LOG([.H100])" office:value-type="float" office:value="0.181271771559462" calcext:value-type="float">
            <text:p>0.1812717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44" calcext:value-type="float">
            <text:p>3.644</text:p>
          </table:table-cell>
          <table:table-cell office:value-type="float" office:value="255.1" calcext:value-type="float">
            <text:p>255.1</text:p>
          </table:table-cell>
          <table:table-cell office:value-type="float" office:value="1.811" calcext:value-type="float">
            <text:p>1.811</text:p>
          </table:table-cell>
          <table:table-cell office:value-type="float" office:value="0.09546" calcext:value-type="float">
            <text:p>0.09546</text:p>
          </table:table-cell>
          <table:table-cell office:value-type="float" office:value="4.002" calcext:value-type="float">
            <text:p>4.002</text:p>
          </table:table-cell>
          <table:table-cell office:value-type="float" office:value="461" calcext:value-type="float">
            <text:p>461</text:p>
          </table:table-cell>
          <table:table-cell office:value-type="float" office:value="1.495" calcext:value-type="float">
            <text:p>1.495</text:p>
          </table:table-cell>
          <table:table-cell table:formula="of:=[.H101]/4" office:value-type="float" office:value="0.37375" calcext:value-type="float">
            <text:p>0.37375</text:p>
          </table:table-cell>
          <table:table-cell table:formula="of:=[.D101]/[.E101]" office:value-type="float" office:value="18.9712968782736" calcext:value-type="float">
            <text:p>18.9712968783</text:p>
          </table:table-cell>
          <table:table-cell table:number-columns-repeated="4"/>
          <table:table-cell table:formula="of:=LOG([.B101])" office:value-type="float" office:value="0.561578368300961" calcext:value-type="float">
            <text:p>0.5615783683</text:p>
          </table:table-cell>
          <table:table-cell table:formula="of:=LOG([.C101])" office:value-type="float" office:value="2.40671045860979" calcext:value-type="float">
            <text:p>2.4067104586</text:p>
          </table:table-cell>
          <table:table-cell table:formula="of:=LOG([.D101])" office:value-type="float" office:value="0.257918450314058" calcext:value-type="float">
            <text:p>0.2579184503</text:p>
          </table:table-cell>
          <table:table-cell table:formula="of:=LOG([.E101])" office:value-type="float" office:value="-1.02017856996977" calcext:value-type="float">
            <text:p>-1.02017857</text:p>
          </table:table-cell>
          <table:table-cell table:formula="of:=LOG([.F101])" office:value-type="float" office:value="0.602277084300192" calcext:value-type="float">
            <text:p>0.6022770843</text:p>
          </table:table-cell>
          <table:table-cell table:formula="of:=LOG([.G101])" office:value-type="float" office:value="2.66370092538965" calcext:value-type="float">
            <text:p>2.6637009254</text:p>
          </table:table-cell>
          <table:table-cell table:formula="of:=LOG([.H101])" office:value-type="float" office:value="0.174641192660448" calcext:value-type="float">
            <text:p>0.1746411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3" calcext:value-type="float">
            <text:p>3.703</text:p>
          </table:table-cell>
          <table:table-cell office:value-type="float" office:value="278.9" calcext:value-type="float">
            <text:p>278.9</text:p>
          </table:table-cell>
          <table:table-cell office:value-type="float" office:value="1.861" calcext:value-type="float">
            <text:p>1.861</text:p>
          </table:table-cell>
          <table:table-cell office:value-type="float" office:value="0.124" calcext:value-type="float">
            <text:p>0.124</text:p>
          </table:table-cell>
          <table:table-cell office:value-type="float" office:value="4.047" calcext:value-type="float">
            <text:p>4.047</text:p>
          </table:table-cell>
          <table:table-cell office:value-type="float" office:value="486.3" calcext:value-type="float">
            <text:p>486.3</text:p>
          </table:table-cell>
          <table:table-cell office:value-type="float" office:value="1.544" calcext:value-type="float">
            <text:p>1.544</text:p>
          </table:table-cell>
          <table:table-cell table:formula="of:=[.H102]/4" office:value-type="float" office:value="0.386" calcext:value-type="float">
            <text:p>0.386</text:p>
          </table:table-cell>
          <table:table-cell table:formula="of:=[.D102]/[.E102]" office:value-type="float" office:value="15.008064516129" calcext:value-type="float">
            <text:p>15.0080645161</text:p>
          </table:table-cell>
          <table:table-cell table:number-columns-repeated="4"/>
          <table:table-cell table:formula="of:=LOG([.B102])" office:value-type="float" office:value="0.568553712049443" calcext:value-type="float">
            <text:p>0.568553712</text:p>
          </table:table-cell>
          <table:table-cell table:formula="of:=LOG([.C102])" office:value-type="float" office:value="2.44544851426605" calcext:value-type="float">
            <text:p>2.4454485143</text:p>
          </table:table-cell>
          <table:table-cell table:formula="of:=LOG([.D102])" office:value-type="float" office:value="0.269746373130767" calcext:value-type="float">
            <text:p>0.2697463731</text:p>
          </table:table-cell>
          <table:table-cell table:formula="of:=LOG([.E102])" office:value-type="float" office:value="-0.906578314837765" calcext:value-type="float">
            <text:p>-0.9065783148</text:p>
          </table:table-cell>
          <table:table-cell table:formula="of:=LOG([.F102])" office:value-type="float" office:value="0.607133204391567" calcext:value-type="float">
            <text:p>0.6071332044</text:p>
          </table:table-cell>
          <table:table-cell table:formula="of:=LOG([.G102])" office:value-type="float" office:value="2.68690426956818" calcext:value-type="float">
            <text:p>2.6869042696</text:p>
          </table:table-cell>
          <table:table-cell table:formula="of:=LOG([.H102])" office:value-type="float" office:value="0.188647295999717" calcext:value-type="float">
            <text:p>0.188647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26" calcext:value-type="float">
            <text:p>3.826</text:p>
          </table:table-cell>
          <table:table-cell office:value-type="float" office:value="266.6" calcext:value-type="float">
            <text:p>266.6</text:p>
          </table:table-cell>
          <table:table-cell office:value-type="float" office:value="1.538" calcext:value-type="float">
            <text:p>1.538</text:p>
          </table:table-cell>
          <table:table-cell office:value-type="float" office:value="0.06379" calcext:value-type="float">
            <text:p>0.06379</text:p>
          </table:table-cell>
          <table:table-cell office:value-type="float" office:value="4.222" calcext:value-type="float">
            <text:p>4.222</text:p>
          </table:table-cell>
          <table:table-cell office:value-type="float" office:value="475.2" calcext:value-type="float">
            <text:p>475.2</text:p>
          </table:table-cell>
          <table:table-cell office:value-type="float" office:value="1.353" calcext:value-type="float">
            <text:p>1.353</text:p>
          </table:table-cell>
          <table:table-cell table:formula="of:=[.H103]/4" office:value-type="float" office:value="0.33825" calcext:value-type="float">
            <text:p>0.33825</text:p>
          </table:table-cell>
          <table:table-cell table:formula="of:=[.D103]/[.E103]" office:value-type="float" office:value="24.110362125725" calcext:value-type="float">
            <text:p>24.1103621257</text:p>
          </table:table-cell>
          <table:table-cell table:number-columns-repeated="4"/>
          <table:table-cell table:formula="of:=LOG([.B103])" office:value-type="float" office:value="0.582744965691277" calcext:value-type="float">
            <text:p>0.5827449657</text:p>
          </table:table-cell>
          <table:table-cell table:formula="of:=LOG([.C103])" office:value-type="float" office:value="2.42586014507784" calcext:value-type="float">
            <text:p>2.4258601451</text:p>
          </table:table-cell>
          <table:table-cell table:formula="of:=LOG([.D103])" office:value-type="float" office:value="0.186956335465412" calcext:value-type="float">
            <text:p>0.1869563355</text:p>
          </table:table-cell>
          <table:table-cell table:formula="of:=LOG([.E103])" office:value-type="float" office:value="-1.19524739784954" calcext:value-type="float">
            <text:p>-1.1952473978</text:p>
          </table:table-cell>
          <table:table-cell table:formula="of:=LOG([.F103])" office:value-type="float" office:value="0.625518228971638" calcext:value-type="float">
            <text:p>0.625518229</text:p>
          </table:table-cell>
          <table:table-cell table:formula="of:=LOG([.G103])" office:value-type="float" office:value="2.67687643197314" calcext:value-type="float">
            <text:p>2.676876432</text:p>
          </table:table-cell>
          <table:table-cell table:formula="of:=LOG([.H103])" office:value-type="float" office:value="0.131297796597623" calcext:value-type="float">
            <text:p>0.1312977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44" calcext:value-type="float">
            <text:p>3.744</text:p>
          </table:table-cell>
          <table:table-cell office:value-type="float" office:value="279.9" calcext:value-type="float">
            <text:p>279.9</text:p>
          </table:table-cell>
          <table:table-cell office:value-type="float" office:value="1.828" calcext:value-type="float">
            <text:p>1.828</text:p>
          </table:table-cell>
          <table:table-cell office:value-type="float" office:value="0.09321" calcext:value-type="float">
            <text:p>0.09321</text:p>
          </table:table-cell>
          <table:table-cell office:value-type="float" office:value="4.212" calcext:value-type="float">
            <text:p>4.212</text:p>
          </table:table-cell>
          <table:table-cell office:value-type="float" office:value="556.2" calcext:value-type="float">
            <text:p>556.2</text:p>
          </table:table-cell>
          <table:table-cell office:value-type="float" office:value="1.534" calcext:value-type="float">
            <text:p>1.534</text:p>
          </table:table-cell>
          <table:table-cell table:formula="of:=[.H104]/4" office:value-type="float" office:value="0.3835" calcext:value-type="float">
            <text:p>0.3835</text:p>
          </table:table-cell>
          <table:table-cell table:formula="of:=[.D104]/[.E104]" office:value-type="float" office:value="19.6116296534707" calcext:value-type="float">
            <text:p>19.6116296535</text:p>
          </table:table-cell>
          <table:table-cell table:number-columns-repeated="4"/>
          <table:table-cell table:formula="of:=LOG([.B104])" office:value-type="float" office:value="0.573335840066068" calcext:value-type="float">
            <text:p>0.5733358401</text:p>
          </table:table-cell>
          <table:table-cell table:formula="of:=LOG([.C104])" office:value-type="float" office:value="2.44700289846616" calcext:value-type="float">
            <text:p>2.4470028985</text:p>
          </table:table-cell>
          <table:table-cell table:formula="of:=LOG([.D104])" office:value-type="float" office:value="0.261976191397813" calcext:value-type="float">
            <text:p>0.2619761914</text:p>
          </table:table-cell>
          <table:table-cell table:formula="of:=LOG([.E104])" office:value-type="float" office:value="-1.03053749202536" calcext:value-type="float">
            <text:p>-1.030537492</text:p>
          </table:table-cell>
          <table:table-cell table:formula="of:=LOG([.F104])" office:value-type="float" office:value="0.624488362513449" calcext:value-type="float">
            <text:p>0.6244883625</text:p>
          </table:table-cell>
          <table:table-cell table:formula="of:=LOG([.G104])" office:value-type="float" office:value="2.74523098452814" calcext:value-type="float">
            <text:p>2.7452309845</text:p>
          </table:table-cell>
          <table:table-cell table:formula="of:=LOG([.H104])" office:value-type="float" office:value="0.185825359612962" calcext:value-type="float">
            <text:p>0.1858253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14" calcext:value-type="float">
            <text:p>3.514</text:p>
          </table:table-cell>
          <table:table-cell office:value-type="float" office:value="221.5" calcext:value-type="float">
            <text:p>221.5</text:p>
          </table:table-cell>
          <table:table-cell office:value-type="float" office:value="1.925" calcext:value-type="float">
            <text:p>1.925</text:p>
          </table:table-cell>
          <table:table-cell office:value-type="float" office:value="0.0671" calcext:value-type="float">
            <text:p>0.0671</text:p>
          </table:table-cell>
          <table:table-cell office:value-type="float" office:value="3.874" calcext:value-type="float">
            <text:p>3.874</text:p>
          </table:table-cell>
          <table:table-cell office:value-type="float" office:value="428.5" calcext:value-type="float">
            <text:p>428.5</text:p>
          </table:table-cell>
          <table:table-cell office:value-type="float" office:value="1.535" calcext:value-type="float">
            <text:p>1.535</text:p>
          </table:table-cell>
          <table:table-cell table:formula="of:=[.H105]/4" office:value-type="float" office:value="0.38375" calcext:value-type="float">
            <text:p>0.38375</text:p>
          </table:table-cell>
          <table:table-cell table:formula="of:=[.D105]/[.E105]" office:value-type="float" office:value="28.6885245901639" calcext:value-type="float">
            <text:p>28.6885245902</text:p>
          </table:table-cell>
          <table:table-cell table:number-columns-repeated="4"/>
          <table:table-cell table:formula="of:=LOG([.B105])" office:value-type="float" office:value="0.545801757159276" calcext:value-type="float">
            <text:p>0.5458017572</text:p>
          </table:table-cell>
          <table:table-cell table:formula="of:=LOG([.C105])" office:value-type="float" office:value="2.34537373055909" calcext:value-type="float">
            <text:p>2.3453737306</text:p>
          </table:table-cell>
          <table:table-cell table:formula="of:=LOG([.D105])" office:value-type="float" office:value="0.284430733844519" calcext:value-type="float">
            <text:p>0.2844307338</text:p>
          </table:table-cell>
          <table:table-cell table:formula="of:=LOG([.E105])" office:value-type="float" office:value="-1.17327747983101" calcext:value-type="float">
            <text:p>-1.1732774798</text:p>
          </table:table-cell>
          <table:table-cell table:formula="of:=LOG([.F105])" office:value-type="float" office:value="0.588159616383092" calcext:value-type="float">
            <text:p>0.5881596164</text:p>
          </table:table-cell>
          <table:table-cell table:formula="of:=LOG([.G105])" office:value-type="float" office:value="2.63195082625922" calcext:value-type="float">
            <text:p>2.6319508263</text:p>
          </table:table-cell>
          <table:table-cell table:formula="of:=LOG([.H105])" office:value-type="float" office:value="0.186108379813205" calcext:value-type="float">
            <text:p>0.1861083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69" calcext:value-type="float">
            <text:p>4.069</text:p>
          </table:table-cell>
          <table:table-cell office:value-type="float" office:value="400.5" calcext:value-type="float">
            <text:p>400.5</text:p>
          </table:table-cell>
          <table:table-cell office:value-type="float" office:value="1.762" calcext:value-type="float">
            <text:p>1.762</text:p>
          </table:table-cell>
          <table:table-cell office:value-type="float" office:value="0.1973" calcext:value-type="float">
            <text:p>0.1973</text:p>
          </table:table-cell>
          <table:table-cell office:value-type="float" office:value="4.483" calcext:value-type="float">
            <text:p>4.483</text:p>
          </table:table-cell>
          <table:table-cell office:value-type="float" office:value="664.2" calcext:value-type="float">
            <text:p>664.2</text:p>
          </table:table-cell>
          <table:table-cell office:value-type="float" office:value="1.574" calcext:value-type="float">
            <text:p>1.574</text:p>
          </table:table-cell>
          <table:table-cell table:formula="of:=[.H106]/4" office:value-type="float" office:value="0.3935" calcext:value-type="float">
            <text:p>0.3935</text:p>
          </table:table-cell>
          <table:table-cell table:formula="of:=[.D106]/[.E106]" office:value-type="float" office:value="8.93056259503294" calcext:value-type="float">
            <text:p>8.930562595</text:p>
          </table:table-cell>
          <table:table-cell table:number-columns-repeated="4"/>
          <table:table-cell table:formula="of:=LOG([.B106])" office:value-type="float" office:value="0.609487689853285" calcext:value-type="float">
            <text:p>0.6094876899</text:p>
          </table:table-cell>
          <table:table-cell table:formula="of:=LOG([.C106])" office:value-type="float" office:value="2.60260252042026" calcext:value-type="float">
            <text:p>2.6026025204</text:p>
          </table:table-cell>
          <table:table-cell table:formula="of:=LOG([.D106])" office:value-type="float" office:value="0.246005904076029" calcext:value-type="float">
            <text:p>0.2460059041</text:p>
          </table:table-cell>
          <table:table-cell table:formula="of:=LOG([.E106])" office:value-type="float" office:value="-0.704872914747809" calcext:value-type="float">
            <text:p>-0.7048729147</text:p>
          </table:table-cell>
          <table:table-cell table:formula="of:=LOG([.F106])" office:value-type="float" office:value="0.651568738865792" calcext:value-type="float">
            <text:p>0.6515687389</text:p>
          </table:table-cell>
          <table:table-cell table:formula="of:=LOG([.G106])" office:value-type="float" office:value="2.82229887126237" calcext:value-type="float">
            <text:p>2.8222988713</text:p>
          </table:table-cell>
          <table:table-cell table:formula="of:=LOG([.H106])" office:value-type="float" office:value="0.197004728023046" calcext:value-type="float">
            <text:p>0.197004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46.6" calcext:value-type="float">
            <text:p>346.6</text:p>
          </table:table-cell>
          <table:table-cell office:value-type="float" office:value="1.905" calcext:value-type="float">
            <text:p>1.905</text:p>
          </table:table-cell>
          <table:table-cell office:value-type="float" office:value="0.1362" calcext:value-type="float">
            <text:p>0.1362</text:p>
          </table:table-cell>
          <table:table-cell office:value-type="float" office:value="4.289" calcext:value-type="float">
            <text:p>4.289</text:p>
          </table:table-cell>
          <table:table-cell office:value-type="float" office:value="600.7" calcext:value-type="float">
            <text:p>600.7</text:p>
          </table:table-cell>
          <table:table-cell office:value-type="float" office:value="1.551" calcext:value-type="float">
            <text:p>1.551</text:p>
          </table:table-cell>
          <table:table-cell table:formula="of:=[.H107]/4" office:value-type="float" office:value="0.38775" calcext:value-type="float">
            <text:p>0.38775</text:p>
          </table:table-cell>
          <table:table-cell table:formula="of:=[.D107]/[.E107]" office:value-type="float" office:value="13.9867841409692" calcext:value-type="float">
            <text:p>13.986784141</text:p>
          </table:table-cell>
          <table:table-cell table:number-columns-repeated="4"/>
          <table:table-cell table:formula="of:=LOG([.B107])" office:value-type="float" office:value="0.591064607026499" calcext:value-type="float">
            <text:p>0.591064607</text:p>
          </table:table-cell>
          <table:table-cell table:formula="of:=LOG([.C107])" office:value-type="float" office:value="2.5398285583779" calcext:value-type="float">
            <text:p>2.5398285584</text:p>
          </table:table-cell>
          <table:table-cell table:formula="of:=LOG([.D107])" office:value-type="float" office:value="0.279894980011638" calcext:value-type="float">
            <text:p>0.27989498</text:p>
          </table:table-cell>
          <table:table-cell table:formula="of:=LOG([.E107])" office:value-type="float" office:value="-0.865822892423233" calcext:value-type="float">
            <text:p>-0.8658228924</text:p>
          </table:table-cell>
          <table:table-cell table:formula="of:=LOG([.F107])" office:value-type="float" office:value="0.632356046239073" calcext:value-type="float">
            <text:p>0.6323560462</text:p>
          </table:table-cell>
          <table:table-cell table:formula="of:=LOG([.G107])" office:value-type="float" office:value="2.77865763194735" calcext:value-type="float">
            <text:p>2.7786576319</text:p>
          </table:table-cell>
          <table:table-cell table:formula="of:=LOG([.H107])" office:value-type="float" office:value="0.190611797813605" calcext:value-type="float">
            <text:p>0.1906117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73" calcext:value-type="float">
            <text:p>3.873</text:p>
          </table:table-cell>
          <table:table-cell office:value-type="float" office:value="339.8" calcext:value-type="float">
            <text:p>339.8</text:p>
          </table:table-cell>
          <table:table-cell office:value-type="float" office:value="1.956" calcext:value-type="float">
            <text:p>1.956</text:p>
          </table:table-cell>
          <table:table-cell office:value-type="float" office:value="0.1528" calcext:value-type="float">
            <text:p>0.1528</text:p>
          </table:table-cell>
          <table:table-cell office:value-type="float" office:value="4.136" calcext:value-type="float">
            <text:p>4.136</text:p>
          </table:table-cell>
          <table:table-cell office:value-type="float" office:value="518.8" calcext:value-type="float">
            <text:p>518.8</text:p>
          </table:table-cell>
          <table:table-cell office:value-type="float" office:value="1.554" calcext:value-type="float">
            <text:p>1.554</text:p>
          </table:table-cell>
          <table:table-cell table:formula="of:=[.H108]/4" office:value-type="float" office:value="0.3885" calcext:value-type="float">
            <text:p>0.3885</text:p>
          </table:table-cell>
          <table:table-cell table:formula="of:=[.D108]/[.E108]" office:value-type="float" office:value="12.8010471204188" calcext:value-type="float">
            <text:p>12.8010471204</text:p>
          </table:table-cell>
          <table:table-cell table:number-columns-repeated="4"/>
          <table:table-cell table:formula="of:=LOG([.B108])" office:value-type="float" office:value="0.588047496986083" calcext:value-type="float">
            <text:p>0.588047497</text:p>
          </table:table-cell>
          <table:table-cell table:formula="of:=LOG([.C108])" office:value-type="float" office:value="2.53122337453303" calcext:value-type="float">
            <text:p>2.5312233745</text:p>
          </table:table-cell>
          <table:table-cell table:formula="of:=LOG([.D108])" office:value-type="float" office:value="0.291368850451583" calcext:value-type="float">
            <text:p>0.2913688505</text:p>
          </table:table-cell>
          <table:table-cell table:formula="of:=LOG([.E108])" office:value-type="float" office:value="-0.815876645760329" calcext:value-type="float">
            <text:p>-0.8158766458</text:p>
          </table:table-cell>
          <table:table-cell table:formula="of:=LOG([.F108])" office:value-type="float" office:value="0.616580530085886" calcext:value-type="float">
            <text:p>0.6165805301</text:p>
          </table:table-cell>
          <table:table-cell table:formula="of:=LOG([.G108])" office:value-type="float" office:value="2.71499996741204" calcext:value-type="float">
            <text:p>2.7149999674</text:p>
          </table:table-cell>
          <table:table-cell table:formula="of:=LOG([.H108])" office:value-type="float" office:value="0.191451014464895" calcext:value-type="float">
            <text:p>0.1914510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4" calcext:value-type="float">
            <text:p>3.934</text:p>
          </table:table-cell>
          <table:table-cell office:value-type="float" office:value="333.4" calcext:value-type="float">
            <text:p>333.4</text:p>
          </table:table-cell>
          <table:table-cell office:value-type="float" office:value="1.753" calcext:value-type="float">
            <text:p>1.753</text:p>
          </table:table-cell>
          <table:table-cell office:value-type="float" office:value="0.1183" calcext:value-type="float">
            <text:p>0.1183</text:p>
          </table:table-cell>
          <table:table-cell office:value-type="float" office:value="4.512" calcext:value-type="float">
            <text:p>4.512</text:p>
          </table:table-cell>
          <table:table-cell office:value-type="float" office:value="685.9" calcext:value-type="float">
            <text:p>685.9</text:p>
          </table:table-cell>
          <table:table-cell office:value-type="float" office:value="1.543" calcext:value-type="float">
            <text:p>1.543</text:p>
          </table:table-cell>
          <table:table-cell table:formula="of:=[.H109]/4" office:value-type="float" office:value="0.38575" calcext:value-type="float">
            <text:p>0.38575</text:p>
          </table:table-cell>
          <table:table-cell table:formula="of:=[.D109]/[.E109]" office:value-type="float" office:value="14.8182586644125" calcext:value-type="float">
            <text:p>14.8182586644</text:p>
          </table:table-cell>
          <table:table-cell table:number-columns-repeated="4"/>
          <table:table-cell table:formula="of:=LOG([.B109])" office:value-type="float" office:value="0.594834355583318" calcext:value-type="float">
            <text:p>0.5948343556</text:p>
          </table:table-cell>
          <table:table-cell table:formula="of:=LOG([.C109])" office:value-type="float" office:value="2.52296559549199" calcext:value-type="float">
            <text:p>2.5229655955</text:p>
          </table:table-cell>
          <table:table-cell table:formula="of:=LOG([.D109])" office:value-type="float" office:value="0.243781916093795" calcext:value-type="float">
            <text:p>0.2437819161</text:p>
          </table:table-cell>
          <table:table-cell table:formula="of:=LOG([.E109])" office:value-type="float" office:value="-0.927015255372069" calcext:value-type="float">
            <text:p>-0.9270152554</text:p>
          </table:table-cell>
          <table:table-cell table:formula="of:=LOG([.F109])" office:value-type="float" office:value="0.654369090975286" calcext:value-type="float">
            <text:p>0.654369091</text:p>
          </table:table-cell>
          <table:table-cell table:formula="of:=LOG([.G109])" office:value-type="float" office:value="2.83626080285849" calcext:value-type="float">
            <text:p>2.8362608029</text:p>
          </table:table-cell>
          <table:table-cell table:formula="of:=LOG([.H109])" office:value-type="float" office:value="0.188365926063148" calcext:value-type="float">
            <text:p>0.1883659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99" calcext:value-type="float">
            <text:p>3.999</text:p>
          </table:table-cell>
          <table:table-cell office:value-type="float" office:value="367.3" calcext:value-type="float">
            <text:p>367.3</text:p>
          </table:table-cell>
          <table:table-cell office:value-type="float" office:value="1.849" calcext:value-type="float">
            <text:p>1.849</text:p>
          </table:table-cell>
          <table:table-cell office:value-type="float" office:value="0.1496" calcext:value-type="float">
            <text:p>0.1496</text:p>
          </table:table-cell>
          <table:table-cell office:value-type="float" office:value="4.482" calcext:value-type="float">
            <text:p>4.482</text:p>
          </table:table-cell>
          <table:table-cell office:value-type="float" office:value="677.1" calcext:value-type="float">
            <text:p>677.1</text:p>
          </table:table-cell>
          <table:table-cell office:value-type="float" office:value="1.578" calcext:value-type="float">
            <text:p>1.578</text:p>
          </table:table-cell>
          <table:table-cell table:formula="of:=[.H110]/4" office:value-type="float" office:value="0.3945" calcext:value-type="float">
            <text:p>0.3945</text:p>
          </table:table-cell>
          <table:table-cell table:formula="of:=[.D110]/[.E110]" office:value-type="float" office:value="12.3596256684492" calcext:value-type="float">
            <text:p>12.3596256684</text:p>
          </table:table-cell>
          <table:table-cell table:number-columns-repeated="4"/>
          <table:table-cell table:formula="of:=LOG([.B110])" office:value-type="float" office:value="0.601951404133522" calcext:value-type="float">
            <text:p>0.6019514041</text:p>
          </table:table-cell>
          <table:table-cell table:formula="of:=LOG([.C110])" office:value-type="float" office:value="2.56502092834529" calcext:value-type="float">
            <text:p>2.5650209283</text:p>
          </table:table-cell>
          <table:table-cell table:formula="of:=LOG([.D110])" office:value-type="float" office:value="0.266936911159173" calcext:value-type="float">
            <text:p>0.2669369112</text:p>
          </table:table-cell>
          <table:table-cell table:formula="of:=LOG([.E110])" office:value-type="float" office:value="-0.825068406471557" calcext:value-type="float">
            <text:p>-0.8250684065</text:p>
          </table:table-cell>
          <table:table-cell table:formula="of:=LOG([.F110])" office:value-type="float" office:value="0.651471852199042" calcext:value-type="float">
            <text:p>0.6514718522</text:p>
          </table:table-cell>
          <table:table-cell table:formula="of:=LOG([.G110])" office:value-type="float" office:value="2.83065281379742" calcext:value-type="float">
            <text:p>2.8306528138</text:p>
          </table:table-cell>
          <table:table-cell table:formula="of:=LOG([.H110])" office:value-type="float" office:value="0.198106998873401" calcext:value-type="float">
            <text:p>0.1981069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257.4" calcext:value-type="float">
            <text:p>257.4</text:p>
          </table:table-cell>
          <table:table-cell office:value-type="float" office:value="1.688" calcext:value-type="float">
            <text:p>1.688</text:p>
          </table:table-cell>
          <table:table-cell office:value-type="float" office:value="0.1133" calcext:value-type="float">
            <text:p>0.1133</text:p>
          </table:table-cell>
          <table:table-cell office:value-type="float" office:value="4.089" calcext:value-type="float">
            <text:p>4.089</text:p>
          </table:table-cell>
          <table:table-cell office:value-type="float" office:value="456.4" calcext:value-type="float">
            <text:p>456.4</text:p>
          </table:table-cell>
          <table:table-cell office:value-type="float" office:value="1.49" calcext:value-type="float">
            <text:p>1.49</text:p>
          </table:table-cell>
          <table:table-cell table:formula="of:=[.H111]/4" office:value-type="float" office:value="0.3725" calcext:value-type="float">
            <text:p>0.3725</text:p>
          </table:table-cell>
          <table:table-cell table:formula="of:=[.D111]/[.E111]" office:value-type="float" office:value="14.8984995586937" calcext:value-type="float">
            <text:p>14.8984995587</text:p>
          </table:table-cell>
          <table:table-cell table:number-columns-repeated="4"/>
          <table:table-cell table:formula="of:=LOG([.B111])" office:value-type="float" office:value="0.570542939881897" calcext:value-type="float">
            <text:p>0.5705429399</text:p>
          </table:table-cell>
          <table:table-cell table:formula="of:=LOG([.C111])" office:value-type="float" office:value="2.41060854256837" calcext:value-type="float">
            <text:p>2.4106085426</text:p>
          </table:table-cell>
          <table:table-cell table:formula="of:=LOG([.D111])" office:value-type="float" office:value="0.227372442289636" calcext:value-type="float">
            <text:p>0.2273724423</text:p>
          </table:table-cell>
          <table:table-cell table:formula="of:=LOG([.E111])" office:value-type="float" office:value="-0.945770090136602" calcext:value-type="float">
            <text:p>-0.9457700901</text:p>
          </table:table-cell>
          <table:table-cell table:formula="of:=LOG([.F111])" office:value-type="float" office:value="0.611617110554336" calcext:value-type="float">
            <text:p>0.6116171106</text:p>
          </table:table-cell>
          <table:table-cell table:formula="of:=LOG([.G111])" office:value-type="float" office:value="2.65934563574618" calcext:value-type="float">
            <text:p>2.6593456357</text:p>
          </table:table-cell>
          <table:table-cell table:formula="of:=LOG([.H111])" office:value-type="float" office:value="0.173186268412274" calcext:value-type="float">
            <text:p>0.1731862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2" calcext:value-type="float">
            <text:p>3.702</text:p>
          </table:table-cell>
          <table:table-cell office:value-type="float" office:value="296.5" calcext:value-type="float">
            <text:p>296.5</text:p>
          </table:table-cell>
          <table:table-cell office:value-type="float" office:value="1.824" calcext:value-type="float">
            <text:p>1.824</text:p>
          </table:table-cell>
          <table:table-cell office:value-type="float" office:value="0.1478" calcext:value-type="float">
            <text:p>0.1478</text:p>
          </table:table-cell>
          <table:table-cell office:value-type="float" office:value="3.988" calcext:value-type="float">
            <text:p>3.988</text:p>
          </table:table-cell>
          <table:table-cell office:value-type="float" office:value="474.3" calcext:value-type="float">
            <text:p>474.3</text:p>
          </table:table-cell>
          <table:table-cell office:value-type="float" office:value="1.516" calcext:value-type="float">
            <text:p>1.516</text:p>
          </table:table-cell>
          <table:table-cell table:formula="of:=[.H112]/4" office:value-type="float" office:value="0.379" calcext:value-type="float">
            <text:p>0.379</text:p>
          </table:table-cell>
          <table:table-cell table:formula="of:=[.D112]/[.E112]" office:value-type="float" office:value="12.34100135318" calcext:value-type="float">
            <text:p>12.3410013532</text:p>
          </table:table-cell>
          <table:table-cell table:number-columns-repeated="4"/>
          <table:table-cell table:formula="of:=LOG([.B112])" office:value-type="float" office:value="0.568436414416885" calcext:value-type="float">
            <text:p>0.5684364144</text:p>
          </table:table-cell>
          <table:table-cell table:formula="of:=LOG([.C112])" office:value-type="float" office:value="2.47202469770028" calcext:value-type="float">
            <text:p>2.4720246977</text:p>
          </table:table-cell>
          <table:table-cell table:formula="of:=LOG([.D112])" office:value-type="float" office:value="0.261024833992397" calcext:value-type="float">
            <text:p>0.261024834</text:p>
          </table:table-cell>
          <table:table-cell table:formula="of:=LOG([.E112])" office:value-type="float" office:value="-0.830325565941193" calcext:value-type="float">
            <text:p>-0.8303255659</text:p>
          </table:table-cell>
          <table:table-cell table:formula="of:=LOG([.F112])" office:value-type="float" office:value="0.600755149639618" calcext:value-type="float">
            <text:p>0.6007551496</text:p>
          </table:table-cell>
          <table:table-cell table:formula="of:=LOG([.G112])" office:value-type="float" office:value="2.67605312465187" calcext:value-type="float">
            <text:p>2.6760531247</text:p>
          </table:table-cell>
          <table:table-cell table:formula="of:=LOG([.H112])" office:value-type="float" office:value="0.180699201296035" calcext:value-type="float">
            <text:p>0.1806992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53" calcext:value-type="float">
            <text:p>3.753</text:p>
          </table:table-cell>
          <table:table-cell office:value-type="float" office:value="286.8" calcext:value-type="float">
            <text:p>286.8</text:p>
          </table:table-cell>
          <table:table-cell office:value-type="float" office:value="1.885" calcext:value-type="float">
            <text:p>1.885</text:p>
          </table:table-cell>
          <table:table-cell office:value-type="float" office:value="0.05151" calcext:value-type="float">
            <text:p>0.05151</text:p>
          </table:table-cell>
          <table:table-cell office:value-type="float" office:value="4.383" calcext:value-type="float">
            <text:p>4.383</text:p>
          </table:table-cell>
          <table:table-cell office:value-type="float" office:value="676.7" calcext:value-type="float">
            <text:p>676.7</text:p>
          </table:table-cell>
          <table:table-cell office:value-type="float" office:value="1.532" calcext:value-type="float">
            <text:p>1.532</text:p>
          </table:table-cell>
          <table:table-cell table:formula="of:=[.H113]/4" office:value-type="float" office:value="0.383" calcext:value-type="float">
            <text:p>0.383</text:p>
          </table:table-cell>
          <table:table-cell table:formula="of:=[.D113]/[.E113]" office:value-type="float" office:value="36.5948359541836" calcext:value-type="float">
            <text:p>36.5948359542</text:p>
          </table:table-cell>
          <table:table-cell table:number-columns-repeated="4"/>
          <table:table-cell table:formula="of:=LOG([.B113])" office:value-type="float" office:value="0.574378564413082" calcext:value-type="float">
            <text:p>0.5743785644</text:p>
          </table:table-cell>
          <table:table-cell table:formula="of:=LOG([.C113])" office:value-type="float" office:value="2.45757914699576" calcext:value-type="float">
            <text:p>2.457579147</text:p>
          </table:table-cell>
          <table:table-cell table:formula="of:=LOG([.D113])" office:value-type="float" office:value="0.275311354541812" calcext:value-type="float">
            <text:p>0.2753113545</text:p>
          </table:table-cell>
          <table:table-cell table:formula="of:=LOG([.E113])" office:value-type="float" office:value="-1.28810845011942" calcext:value-type="float">
            <text:p>-1.2881084501</text:p>
          </table:table-cell>
          <table:table-cell table:formula="of:=LOG([.F113])" office:value-type="float" office:value="0.641771470653959" calcext:value-type="float">
            <text:p>0.6417714707</text:p>
          </table:table-cell>
          <table:table-cell table:formula="of:=LOG([.G113])" office:value-type="float" office:value="2.83039617648347" calcext:value-type="float">
            <text:p>2.8303961765</text:p>
          </table:table-cell>
          <table:table-cell table:formula="of:=LOG([.H113])" office:value-type="float" office:value="0.185258765296585" calcext:value-type="float">
            <text:p>0.1852587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43" calcext:value-type="float">
            <text:p>4.243</text:p>
          </table:table-cell>
          <table:table-cell office:value-type="float" office:value="516.7" calcext:value-type="float">
            <text:p>516.7</text:p>
          </table:table-cell>
          <table:table-cell office:value-type="float" office:value="2.089" calcext:value-type="float">
            <text:p>2.089</text:p>
          </table:table-cell>
          <table:table-cell office:value-type="float" office:value="0.166" calcext:value-type="float">
            <text:p>0.166</text:p>
          </table:table-cell>
          <table:table-cell office:value-type="float" office:value="4.917" calcext:value-type="float">
            <text:p>4.917</text:p>
          </table:table-cell>
          <table:table-cell office:value-type="float" office:value="1052" calcext:value-type="float">
            <text:p>1052</text:p>
          </table:table-cell>
          <table:table-cell office:value-type="float" office:value="1.682" calcext:value-type="float">
            <text:p>1.682</text:p>
          </table:table-cell>
          <table:table-cell table:formula="of:=[.H114]/4" office:value-type="float" office:value="0.4205" calcext:value-type="float">
            <text:p>0.4205</text:p>
          </table:table-cell>
          <table:table-cell table:formula="of:=[.D114]/[.E114]" office:value-type="float" office:value="12.5843373493976" calcext:value-type="float">
            <text:p>12.5843373494</text:p>
          </table:table-cell>
          <table:table-cell table:number-columns-repeated="4"/>
          <table:table-cell table:formula="of:=LOG([.B114])" office:value-type="float" office:value="0.627673031766616" calcext:value-type="float">
            <text:p>0.6276730318</text:p>
          </table:table-cell>
          <table:table-cell table:formula="of:=LOG([.C114])" office:value-type="float" office:value="2.71323846154566" calcext:value-type="float">
            <text:p>2.7132384615</text:p>
          </table:table-cell>
          <table:table-cell table:formula="of:=LOG([.D114])" office:value-type="float" office:value="0.319938439980308" calcext:value-type="float">
            <text:p>0.31993844</text:p>
          </table:table-cell>
          <table:table-cell table:formula="of:=LOG([.E114])" office:value-type="float" office:value="-0.779891911959945" calcext:value-type="float">
            <text:p>-0.779891912</text:p>
          </table:table-cell>
          <table:table-cell table:formula="of:=LOG([.F114])" office:value-type="float" office:value="0.691700208290161" calcext:value-type="float">
            <text:p>0.6917002083</text:p>
          </table:table-cell>
          <table:table-cell table:formula="of:=LOG([.G114])" office:value-type="float" office:value="3.02201573981772" calcext:value-type="float">
            <text:p>3.0220157398</text:p>
          </table:table-cell>
          <table:table-cell table:formula="of:=LOG([.H114])" office:value-type="float" office:value="0.225825991461893" calcext:value-type="float">
            <text:p>0.2258259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78" calcext:value-type="float">
            <text:p>3.978</text:p>
          </table:table-cell>
          <table:table-cell office:value-type="float" office:value="373.6" calcext:value-type="float">
            <text:p>373.6</text:p>
          </table:table-cell>
          <table:table-cell office:value-type="float" office:value="2" calcext:value-type="float">
            <text:p>2</text:p>
          </table:table-cell>
          <table:table-cell office:value-type="float" office:value="0.1415" calcext:value-type="float">
            <text:p>0.1415</text:p>
          </table:table-cell>
          <table:table-cell office:value-type="float" office:value="4.42" calcext:value-type="float">
            <text:p>4.42</text:p>
          </table:table-cell>
          <table:table-cell office:value-type="float" office:value="679.2" calcext:value-type="float">
            <text:p>679.2</text:p>
          </table:table-cell>
          <table:table-cell office:value-type="float" office:value="1.621" calcext:value-type="float">
            <text:p>1.621</text:p>
          </table:table-cell>
          <table:table-cell table:formula="of:=[.H115]/4" office:value-type="float" office:value="0.40525" calcext:value-type="float">
            <text:p>0.40525</text:p>
          </table:table-cell>
          <table:table-cell table:formula="of:=[.D115]/[.E115]" office:value-type="float" office:value="14.1342756183746" calcext:value-type="float">
            <text:p>14.1342756184</text:p>
          </table:table-cell>
          <table:table-cell table:number-columns-repeated="4"/>
          <table:table-cell table:formula="of:=LOG([.B115])" office:value-type="float" office:value="0.599664778788417" calcext:value-type="float">
            <text:p>0.5996647788</text:p>
          </table:table-cell>
          <table:table-cell table:formula="of:=LOG([.C115])" office:value-type="float" office:value="2.57240686755806" calcext:value-type="float">
            <text:p>2.5724068676</text:p>
          </table:table-cell>
          <table:table-cell table:formula="of:=LOG([.D115])" office:value-type="float" office:value="0.301029995663981" calcext:value-type="float">
            <text:p>0.3010299957</text:p>
          </table:table-cell>
          <table:table-cell table:formula="of:=LOG([.E115])" office:value-type="float" office:value="-0.849243560139691" calcext:value-type="float">
            <text:p>-0.8492435601</text:p>
          </table:table-cell>
          <table:table-cell table:formula="of:=LOG([.F115])" office:value-type="float" office:value="0.645422269349092" calcext:value-type="float">
            <text:p>0.6454222693</text:p>
          </table:table-cell>
          <table:table-cell table:formula="of:=LOG([.G115])" office:value-type="float" office:value="2.8319976772359" calcext:value-type="float">
            <text:p>2.8319976772</text:p>
          </table:table-cell>
          <table:table-cell table:formula="of:=LOG([.H115])" office:value-type="float" office:value="0.209783014848515" calcext:value-type="float">
            <text:p>0.209783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12" calcext:value-type="float">
            <text:p>3.912</text:p>
          </table:table-cell>
          <table:table-cell office:value-type="float" office:value="342.3" calcext:value-type="float">
            <text:p>342.3</text:p>
          </table:table-cell>
          <table:table-cell office:value-type="float" office:value="1.871" calcext:value-type="float">
            <text:p>1.871</text:p>
          </table:table-cell>
          <table:table-cell office:value-type="float" office:value="0.16" calcext:value-type="float">
            <text:p>0.16</text:p>
          </table:table-cell>
          <table:table-cell office:value-type="float" office:value="4.346" calcext:value-type="float">
            <text:p>4.346</text:p>
          </table:table-cell>
          <table:table-cell office:value-type="float" office:value="616.7" calcext:value-type="float">
            <text:p>616.7</text:p>
          </table:table-cell>
          <table:table-cell office:value-type="float" office:value="1.615" calcext:value-type="float">
            <text:p>1.615</text:p>
          </table:table-cell>
          <table:table-cell table:formula="of:=[.H116]/4" office:value-type="float" office:value="0.40375" calcext:value-type="float">
            <text:p>0.40375</text:p>
          </table:table-cell>
          <table:table-cell table:formula="of:=[.D116]/[.E116]" office:value-type="float" office:value="11.69375" calcext:value-type="float">
            <text:p>11.69375</text:p>
          </table:table-cell>
          <table:table-cell table:number-columns-repeated="4"/>
          <table:table-cell table:formula="of:=LOG([.B116])" office:value-type="float" office:value="0.592398846115564" calcext:value-type="float">
            <text:p>0.5923988461</text:p>
          </table:table-cell>
          <table:table-cell table:formula="of:=LOG([.C116])" office:value-type="float" office:value="2.53440689913788" calcext:value-type="float">
            <text:p>2.5344068991</text:p>
          </table:table-cell>
          <table:table-cell table:formula="of:=LOG([.D116])" office:value-type="float" office:value="0.27207378750001" calcext:value-type="float">
            <text:p>0.2720737875</text:p>
          </table:table-cell>
          <table:table-cell table:formula="of:=LOG([.E116])" office:value-type="float" office:value="-0.795880017344075" calcext:value-type="float">
            <text:p>-0.7958800173</text:p>
          </table:table-cell>
          <table:table-cell table:formula="of:=LOG([.F116])" office:value-type="float" office:value="0.638089721984506" calcext:value-type="float">
            <text:p>0.638089722</text:p>
          </table:table-cell>
          <table:table-cell table:formula="of:=LOG([.G116])" office:value-type="float" office:value="2.7900739484263" calcext:value-type="float">
            <text:p>2.7900739484</text:p>
          </table:table-cell>
          <table:table-cell table:formula="of:=LOG([.H116])" office:value-type="float" office:value="0.208172526667122" calcext:value-type="float">
            <text:p>0.2081725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45" calcext:value-type="float">
            <text:p>3.945</text:p>
          </table:table-cell>
          <table:table-cell office:value-type="float" office:value="342.1" calcext:value-type="float">
            <text:p>342.1</text:p>
          </table:table-cell>
          <table:table-cell office:value-type="float" office:value="1.826" calcext:value-type="float">
            <text:p>1.826</text:p>
          </table:table-cell>
          <table:table-cell office:value-type="float" office:value="0.1199" calcext:value-type="float">
            <text:p>0.1199</text:p>
          </table:table-cell>
          <table:table-cell office:value-type="float" office:value="4.393" calcext:value-type="float">
            <text:p>4.393</text:p>
          </table:table-cell>
          <table:table-cell office:value-type="float" office:value="624.5" calcext:value-type="float">
            <text:p>624.5</text:p>
          </table:table-cell>
          <table:table-cell office:value-type="float" office:value="1.525" calcext:value-type="float">
            <text:p>1.525</text:p>
          </table:table-cell>
          <table:table-cell table:formula="of:=[.H117]/4" office:value-type="float" office:value="0.38125" calcext:value-type="float">
            <text:p>0.38125</text:p>
          </table:table-cell>
          <table:table-cell table:formula="of:=[.D117]/[.E117]" office:value-type="float" office:value="15.2293577981651" calcext:value-type="float">
            <text:p>15.2293577982</text:p>
          </table:table-cell>
          <table:table-cell table:number-columns-repeated="4"/>
          <table:table-cell table:formula="of:=LOG([.B117])" office:value-type="float" office:value="0.596047007545439" calcext:value-type="float">
            <text:p>0.5960470075</text:p>
          </table:table-cell>
          <table:table-cell table:formula="of:=LOG([.C117])" office:value-type="float" office:value="2.53415307418506" calcext:value-type="float">
            <text:p>2.5341530742</text:p>
          </table:table-cell>
          <table:table-cell table:formula="of:=LOG([.D117])" office:value-type="float" office:value="0.26150077319828" calcext:value-type="float">
            <text:p>0.2615007732</text:p>
          </table:table-cell>
          <table:table-cell table:formula="of:=LOG([.E117])" office:value-type="float" office:value="-0.921180816901151" calcext:value-type="float">
            <text:p>-0.9211808169</text:p>
          </table:table-cell>
          <table:table-cell table:formula="of:=LOG([.F117])" office:value-type="float" office:value="0.64276120326532" calcext:value-type="float">
            <text:p>0.6427612033</text:p>
          </table:table-cell>
          <table:table-cell table:formula="of:=LOG([.G117])" office:value-type="float" office:value="2.79553244271015" calcext:value-type="float">
            <text:p>2.7955324427</text:p>
          </table:table-cell>
          <table:table-cell table:formula="of:=LOG([.H117])" office:value-type="float" office:value="0.183269843682805" calcext:value-type="float">
            <text:p>0.1832698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1" calcext:value-type="float">
            <text:p>3.701</text:p>
          </table:table-cell>
          <table:table-cell office:value-type="float" office:value="291.7" calcext:value-type="float">
            <text:p>291.7</text:p>
          </table:table-cell>
          <table:table-cell office:value-type="float" office:value="1.88" calcext:value-type="float">
            <text:p>1.88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62" calcext:value-type="float">
            <text:p>4.062</text:p>
          </table:table-cell>
          <table:table-cell office:value-type="float" office:value="514.4" calcext:value-type="float">
            <text:p>514.4</text:p>
          </table:table-cell>
          <table:table-cell office:value-type="float" office:value="1.561" calcext:value-type="float">
            <text:p>1.561</text:p>
          </table:table-cell>
          <table:table-cell table:formula="of:=[.H118]/4" office:value-type="float" office:value="0.39025" calcext:value-type="float">
            <text:p>0.39025</text:p>
          </table:table-cell>
          <table:table-cell table:formula="of:=[.D118]/[.E118]" office:value-type="float" office:value="14.0193885160328" calcext:value-type="float">
            <text:p>14.019388516</text:p>
          </table:table-cell>
          <table:table-cell table:number-columns-repeated="4"/>
          <table:table-cell table:formula="of:=LOG([.B118])" office:value-type="float" office:value="0.568319085095112" calcext:value-type="float">
            <text:p>0.5683190851</text:p>
          </table:table-cell>
          <table:table-cell table:formula="of:=LOG([.C118])" office:value-type="float" office:value="2.46493642912173" calcext:value-type="float">
            <text:p>2.4649364291</text:p>
          </table:table-cell>
          <table:table-cell table:formula="of:=LOG([.D118])" office:value-type="float" office:value="0.27415784926368" calcext:value-type="float">
            <text:p>0.2741578493</text:p>
          </table:table-cell>
          <table:table-cell table:formula="of:=LOG([.E118])" office:value-type="float" office:value="-0.872571222148401" calcext:value-type="float">
            <text:p>-0.8725712221</text:p>
          </table:table-cell>
          <table:table-cell table:formula="of:=LOG([.F118])" office:value-type="float" office:value="0.608739919068788" calcext:value-type="float">
            <text:p>0.6087399191</text:p>
          </table:table-cell>
          <table:table-cell table:formula="of:=LOG([.G118])" office:value-type="float" office:value="2.71130095991617" calcext:value-type="float">
            <text:p>2.7113009599</text:p>
          </table:table-cell>
          <table:table-cell table:formula="of:=LOG([.H118])" office:value-type="float" office:value="0.193402903062417" calcext:value-type="float">
            <text:p>0.1934029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office:value-type="float" office:value="236.7" calcext:value-type="float">
            <text:p>236.7</text:p>
          </table:table-cell>
          <table:table-cell office:value-type="float" office:value="1.76" calcext:value-type="float">
            <text:p>1.7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3.894" calcext:value-type="float">
            <text:p>3.894</text:p>
          </table:table-cell>
          <table:table-cell office:value-type="float" office:value="425.5" calcext:value-type="float">
            <text:p>425.5</text:p>
          </table:table-cell>
          <table:table-cell office:value-type="float" office:value="1.467" calcext:value-type="float">
            <text:p>1.467</text:p>
          </table:table-cell>
          <table:table-cell table:formula="of:=[.H119]/4" office:value-type="float" office:value="0.36675" calcext:value-type="float">
            <text:p>0.36675</text:p>
          </table:table-cell>
          <table:table-cell table:formula="of:=[.D119]/[.E119]" office:value-type="float" office:value="20.9374256483464" calcext:value-type="float">
            <text:p>20.9374256483</text:p>
          </table:table-cell>
          <table:table-cell table:number-columns-repeated="4"/>
          <table:table-cell table:formula="of:=LOG([.B119])" office:value-type="float" office:value="0.551449997972875" calcext:value-type="float">
            <text:p>0.551449998</text:p>
          </table:table-cell>
          <table:table-cell table:formula="of:=LOG([.C119])" office:value-type="float" office:value="2.37419825792908" calcext:value-type="float">
            <text:p>2.3741982579</text:p>
          </table:table-cell>
          <table:table-cell table:formula="of:=LOG([.D119])" office:value-type="float" office:value="0.24551266781415" calcext:value-type="float">
            <text:p>0.2455126678</text:p>
          </table:table-cell>
          <table:table-cell table:formula="of:=LOG([.E119])" office:value-type="float" office:value="-1.07541061433058" calcext:value-type="float">
            <text:p>-1.0754106143</text:p>
          </table:table-cell>
          <table:table-cell table:formula="of:=LOG([.F119])" office:value-type="float" office:value="0.590395947184013" calcext:value-type="float">
            <text:p>0.5903959472</text:p>
          </table:table-cell>
          <table:table-cell table:formula="of:=LOG([.G119])" office:value-type="float" office:value="2.62889956442061" calcext:value-type="float">
            <text:p>2.6288995644</text:p>
          </table:table-cell>
          <table:table-cell table:formula="of:=LOG([.H119])" office:value-type="float" office:value="0.166430113843283" calcext:value-type="float">
            <text:p>0.1664301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1" calcext:value-type="float">
            <text:p>3.551</text:p>
          </table:table-cell>
          <table:table-cell office:value-type="float" office:value="200.3" calcext:value-type="float">
            <text:p>200.3</text:p>
          </table:table-cell>
          <table:table-cell office:value-type="float" office:value="1.716" calcext:value-type="float">
            <text:p>1.716</text:p>
          </table:table-cell>
          <table:table-cell office:value-type="float" office:value="0.04012" calcext:value-type="float">
            <text:p>0.04012</text:p>
          </table:table-cell>
          <table:table-cell office:value-type="float" office:value="3.916" calcext:value-type="float">
            <text:p>3.916</text:p>
          </table:table-cell>
          <table:table-cell office:value-type="float" office:value="385" calcext:value-type="float">
            <text:p>385</text:p>
          </table:table-cell>
          <table:table-cell office:value-type="float" office:value="1.449" calcext:value-type="float">
            <text:p>1.449</text:p>
          </table:table-cell>
          <table:table-cell table:formula="of:=[.H120]/4" office:value-type="float" office:value="0.36225" calcext:value-type="float">
            <text:p>0.36225</text:p>
          </table:table-cell>
          <table:table-cell table:formula="of:=[.D120]/[.E120]" office:value-type="float" office:value="42.7716849451645" calcext:value-type="float">
            <text:p>42.7716849452</text:p>
          </table:table-cell>
          <table:table-cell table:number-columns-repeated="4"/>
          <table:table-cell table:formula="of:=LOG([.B120])" office:value-type="float" office:value="0.550350672301615" calcext:value-type="float">
            <text:p>0.5503506723</text:p>
          </table:table-cell>
          <table:table-cell table:formula="of:=LOG([.C120])" office:value-type="float" office:value="2.30168094929358" calcext:value-type="float">
            <text:p>2.3016809493</text:p>
          </table:table-cell>
          <table:table-cell table:formula="of:=LOG([.D120])" office:value-type="float" office:value="0.234517283512687" calcext:value-type="float">
            <text:p>0.2345172835</text:p>
          </table:table-cell>
          <table:table-cell table:formula="of:=LOG([.E120])" office:value-type="float" office:value="-1.39663907565162" calcext:value-type="float">
            <text:p>-1.3966390757</text:p>
          </table:table-cell>
          <table:table-cell table:formula="of:=LOG([.F120])" office:value-type="float" office:value="0.5928426831311" calcext:value-type="float">
            <text:p>0.5928426831</text:p>
          </table:table-cell>
          <table:table-cell table:formula="of:=LOG([.G120])" office:value-type="float" office:value="2.5854607295085" calcext:value-type="float">
            <text:p>2.5854607295</text:p>
          </table:table-cell>
          <table:table-cell table:formula="of:=LOG([.H120])" office:value-type="float" office:value="0.161068385471175" calcext:value-type="float">
            <text:p>0.1610683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16" calcext:value-type="float">
            <text:p>3.516</text:p>
          </table:table-cell>
          <table:table-cell office:value-type="float" office:value="218.8" calcext:value-type="float">
            <text:p>218.8</text:p>
          </table:table-cell>
          <table:table-cell office:value-type="float" office:value="1.81" calcext:value-type="float">
            <text:p>1.81</text:p>
          </table:table-cell>
          <table:table-cell office:value-type="float" office:value="0.0684" calcext:value-type="float">
            <text:p>0.0684</text:p>
          </table:table-cell>
          <table:table-cell office:value-type="float" office:value="3.897" calcext:value-type="float">
            <text:p>3.897</text:p>
          </table:table-cell>
          <table:table-cell office:value-type="float" office:value="428.3" calcext:value-type="float">
            <text:p>428.3</text:p>
          </table:table-cell>
          <table:table-cell office:value-type="float" office:value="1.507" calcext:value-type="float">
            <text:p>1.507</text:p>
          </table:table-cell>
          <table:table-cell table:formula="of:=[.H121]/4" office:value-type="float" office:value="0.37675" calcext:value-type="float">
            <text:p>0.37675</text:p>
          </table:table-cell>
          <table:table-cell table:formula="of:=[.D121]/[.E121]" office:value-type="float" office:value="26.4619883040936" calcext:value-type="float">
            <text:p>26.4619883041</text:p>
          </table:table-cell>
          <table:table-cell table:number-columns-repeated="4"/>
          <table:table-cell table:formula="of:=LOG([.B121])" office:value-type="float" office:value="0.546048866401734" calcext:value-type="float">
            <text:p>0.5460488664</text:p>
          </table:table-cell>
          <table:table-cell table:formula="of:=LOG([.C121])" office:value-type="float" office:value="2.34004731766139" calcext:value-type="float">
            <text:p>2.3400473177</text:p>
          </table:table-cell>
          <table:table-cell table:formula="of:=LOG([.D121])" office:value-type="float" office:value="0.257678574869184" calcext:value-type="float">
            <text:p>0.2576785749</text:p>
          </table:table-cell>
          <table:table-cell table:formula="of:=LOG([.E121])" office:value-type="float" office:value="-1.16494389827988" calcext:value-type="float">
            <text:p>-1.1649438983</text:p>
          </table:table-cell>
          <table:table-cell table:formula="of:=LOG([.F121])" office:value-type="float" office:value="0.59073040579269" calcext:value-type="float">
            <text:p>0.5907304058</text:p>
          </table:table-cell>
          <table:table-cell table:formula="of:=LOG([.G121])" office:value-type="float" office:value="2.63174807439657" calcext:value-type="float">
            <text:p>2.6317480744</text:p>
          </table:table-cell>
          <table:table-cell table:formula="of:=LOG([.H121])" office:value-type="float" office:value="0.178113252314632" calcext:value-type="float">
            <text:p>0.1781132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5" calcext:value-type="float">
            <text:p>3.665</text:p>
          </table:table-cell>
          <table:table-cell office:value-type="float" office:value="256.3" calcext:value-type="float">
            <text:p>256.3</text:p>
          </table:table-cell>
          <table:table-cell office:value-type="float" office:value="1.729" calcext:value-type="float">
            <text:p>1.729</text:p>
          </table:table-cell>
          <table:table-cell office:value-type="float" office:value="0.09803" calcext:value-type="float">
            <text:p>0.09803</text:p>
          </table:table-cell>
          <table:table-cell office:value-type="float" office:value="4.053" calcext:value-type="float">
            <text:p>4.053</text:p>
          </table:table-cell>
          <table:table-cell office:value-type="float" office:value="473.2" calcext:value-type="float">
            <text:p>473.2</text:p>
          </table:table-cell>
          <table:table-cell office:value-type="float" office:value="1.489" calcext:value-type="float">
            <text:p>1.489</text:p>
          </table:table-cell>
          <table:table-cell table:formula="of:=[.H122]/4" office:value-type="float" office:value="0.37225" calcext:value-type="float">
            <text:p>0.37225</text:p>
          </table:table-cell>
          <table:table-cell table:formula="of:=[.D122]/[.E122]" office:value-type="float" office:value="17.6374579210446" calcext:value-type="float">
            <text:p>17.637457921</text:p>
          </table:table-cell>
          <table:table-cell table:number-columns-repeated="4"/>
          <table:table-cell table:formula="of:=LOG([.B122])" office:value-type="float" office:value="0.564073978977147" calcext:value-type="float">
            <text:p>0.564073979</text:p>
          </table:table-cell>
          <table:table-cell table:formula="of:=LOG([.C122])" office:value-type="float" office:value="2.40874860618424" calcext:value-type="float">
            <text:p>2.4087486062</text:p>
          </table:table-cell>
          <table:table-cell table:formula="of:=LOG([.D122])" office:value-type="float" office:value="0.237794993273923" calcext:value-type="float">
            <text:p>0.2377949933</text:p>
          </table:table-cell>
          <table:table-cell table:formula="of:=LOG([.E122])" office:value-type="float" office:value="-1.00864099736205" calcext:value-type="float">
            <text:p>-1.0086409974</text:p>
          </table:table-cell>
          <table:table-cell table:formula="of:=LOG([.F122])" office:value-type="float" office:value="0.607776603741693" calcext:value-type="float">
            <text:p>0.6077766037</text:p>
          </table:table-cell>
          <table:table-cell table:formula="of:=LOG([.G122])" office:value-type="float" office:value="2.67504473595589" calcext:value-type="float">
            <text:p>2.675044736</text:p>
          </table:table-cell>
          <table:table-cell table:formula="of:=LOG([.H122])" office:value-type="float" office:value="0.172894697752176" calcext:value-type="float">
            <text:p>0.1728946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39" calcext:value-type="float">
            <text:p>4.139</text:p>
          </table:table-cell>
          <table:table-cell office:value-type="float" office:value="427.2" calcext:value-type="float">
            <text:p>427.2</text:p>
          </table:table-cell>
          <table:table-cell office:value-type="float" office:value="1.905" calcext:value-type="float">
            <text:p>1.905</text:p>
          </table:table-cell>
          <table:table-cell office:value-type="float" office:value="0.1916" calcext:value-type="float">
            <text:p>0.1916</text:p>
          </table:table-cell>
          <table:table-cell office:value-type="float" office:value="4.641" calcext:value-type="float">
            <text:p>4.641</text:p>
          </table:table-cell>
          <table:table-cell office:value-type="float" office:value="766.8" calcext:value-type="float">
            <text:p>766.8</text:p>
          </table:table-cell>
          <table:table-cell office:value-type="float" office:value="1.651" calcext:value-type="float">
            <text:p>1.651</text:p>
          </table:table-cell>
          <table:table-cell table:formula="of:=[.H123]/4" office:value-type="float" office:value="0.41275" calcext:value-type="float">
            <text:p>0.41275</text:p>
          </table:table-cell>
          <table:table-cell table:formula="of:=[.D123]/[.E123]" office:value-type="float" office:value="9.94258872651357" calcext:value-type="float">
            <text:p>9.9425887265</text:p>
          </table:table-cell>
          <table:table-cell table:number-columns-repeated="4"/>
          <table:table-cell table:formula="of:=LOG([.B123])" office:value-type="float" office:value="0.61689542640076" calcext:value-type="float">
            <text:p>0.6168954264</text:p>
          </table:table-cell>
          <table:table-cell table:formula="of:=LOG([.C123])" office:value-type="float" office:value="2.6306312440205" calcext:value-type="float">
            <text:p>2.630631244</text:p>
          </table:table-cell>
          <table:table-cell table:formula="of:=LOG([.D123])" office:value-type="float" office:value="0.279894980011638" calcext:value-type="float">
            <text:p>0.27989498</text:p>
          </table:table-cell>
          <table:table-cell table:formula="of:=LOG([.E123])" office:value-type="float" office:value="-0.717604495257474" calcext:value-type="float">
            <text:p>-0.7176044953</text:p>
          </table:table-cell>
          <table:table-cell table:formula="of:=LOG([.F123])" office:value-type="float" office:value="0.66661156841903" calcext:value-type="float">
            <text:p>0.6666115684</text:p>
          </table:table-cell>
          <table:table-cell table:formula="of:=LOG([.G123])" office:value-type="float" office:value="2.88468210420602" calcext:value-type="float">
            <text:p>2.8846821042</text:p>
          </table:table-cell>
          <table:table-cell table:formula="of:=LOG([.H123])" office:value-type="float" office:value="0.217747073262794" calcext:value-type="float">
            <text:p>0.2177470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7" calcext:value-type="float">
            <text:p>3.667</text:p>
          </table:table-cell>
          <table:table-cell office:value-type="float" office:value="262.4" calcext:value-type="float">
            <text:p>262.4</text:p>
          </table:table-cell>
          <table:table-cell office:value-type="float" office:value="1.96" calcext:value-type="float">
            <text:p>1.96</text:p>
          </table:table-cell>
          <table:table-cell office:value-type="float" office:value="0.1063" calcext:value-type="float">
            <text:p>0.1063</text:p>
          </table:table-cell>
          <table:table-cell office:value-type="float" office:value="4.182" calcext:value-type="float">
            <text:p>4.182</text:p>
          </table:table-cell>
          <table:table-cell office:value-type="float" office:value="570.2" calcext:value-type="float">
            <text:p>570.2</text:p>
          </table:table-cell>
          <table:table-cell office:value-type="float" office:value="1.647" calcext:value-type="float">
            <text:p>1.647</text:p>
          </table:table-cell>
          <table:table-cell table:formula="of:=[.H124]/4" office:value-type="float" office:value="0.41175" calcext:value-type="float">
            <text:p>0.41175</text:p>
          </table:table-cell>
          <table:table-cell table:formula="of:=[.D124]/[.E124]" office:value-type="float" office:value="18.4383819379116" calcext:value-type="float">
            <text:p>18.4383819379</text:p>
          </table:table-cell>
          <table:table-cell table:number-columns-repeated="4"/>
          <table:table-cell table:formula="of:=LOG([.B124])" office:value-type="float" office:value="0.564310909960603" calcext:value-type="float">
            <text:p>0.56431091</text:p>
          </table:table-cell>
          <table:table-cell table:formula="of:=LOG([.C124])" office:value-type="float" office:value="2.41896383070362" calcext:value-type="float">
            <text:p>2.4189638307</text:p>
          </table:table-cell>
          <table:table-cell table:formula="of:=LOG([.D124])" office:value-type="float" office:value="0.292256071356476" calcext:value-type="float">
            <text:p>0.2922560714</text:p>
          </table:table-cell>
          <table:table-cell table:formula="of:=LOG([.E124])" office:value-type="float" office:value="-0.973466735476703" calcext:value-type="float">
            <text:p>-0.9734667355</text:p>
          </table:table-cell>
          <table:table-cell table:formula="of:=LOG([.F124])" office:value-type="float" office:value="0.621384028481653" calcext:value-type="float">
            <text:p>0.6213840285</text:p>
          </table:table-cell>
          <table:table-cell table:formula="of:=LOG([.G124])" office:value-type="float" office:value="2.75602721297344" calcext:value-type="float">
            <text:p>2.756027213</text:p>
          </table:table-cell>
          <table:table-cell table:formula="of:=LOG([.H124])" office:value-type="float" office:value="0.216693599169754" calcext:value-type="float">
            <text:p>0.2166935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18" calcext:value-type="float">
            <text:p>3.918</text:p>
          </table:table-cell>
          <table:table-cell office:value-type="float" office:value="348.6" calcext:value-type="float">
            <text:p>348.6</text:p>
          </table:table-cell>
          <table:table-cell office:value-type="float" office:value="1.873" calcext:value-type="float">
            <text:p>1.873</text:p>
          </table:table-cell>
          <table:table-cell office:value-type="float" office:value="0.141" calcext:value-type="float">
            <text:p>0.141</text:p>
          </table:table-cell>
          <table:table-cell office:value-type="float" office:value="4.334" calcext:value-type="float">
            <text:p>4.334</text:p>
          </table:table-cell>
          <table:table-cell office:value-type="float" office:value="616" calcext:value-type="float">
            <text:p>616</text:p>
          </table:table-cell>
          <table:table-cell office:value-type="float" office:value="1.559" calcext:value-type="float">
            <text:p>1.559</text:p>
          </table:table-cell>
          <table:table-cell table:formula="of:=[.H125]/4" office:value-type="float" office:value="0.38975" calcext:value-type="float">
            <text:p>0.38975</text:p>
          </table:table-cell>
          <table:table-cell table:formula="of:=[.D125]/[.E125]" office:value-type="float" office:value="13.2836879432624" calcext:value-type="float">
            <text:p>13.2836879433</text:p>
          </table:table-cell>
          <table:table-cell table:number-columns-repeated="4"/>
          <table:table-cell table:formula="of:=LOG([.B125])" office:value-type="float" office:value="0.593064431658717" calcext:value-type="float">
            <text:p>0.5930644317</text:p>
          </table:table-cell>
          <table:table-cell table:formula="of:=LOG([.C125])" office:value-type="float" office:value="2.54232738277397" calcext:value-type="float">
            <text:p>2.5423273828</text:p>
          </table:table-cell>
          <table:table-cell table:formula="of:=LOG([.D125])" office:value-type="float" office:value="0.272537777375237" calcext:value-type="float">
            <text:p>0.2725377774</text:p>
          </table:table-cell>
          <table:table-cell table:formula="of:=LOG([.E125])" office:value-type="float" office:value="-0.85078088734462" calcext:value-type="float">
            <text:p>-0.8507808873</text:p>
          </table:table-cell>
          <table:table-cell table:formula="of:=LOG([.F125])" office:value-type="float" office:value="0.636888906983799" calcext:value-type="float">
            <text:p>0.636888907</text:p>
          </table:table-cell>
          <table:table-cell table:formula="of:=LOG([.G125])" office:value-type="float" office:value="2.78958071216443" calcext:value-type="float">
            <text:p>2.7895807122</text:p>
          </table:table-cell>
          <table:table-cell table:formula="of:=LOG([.H125])" office:value-type="float" office:value="0.192846115188842" calcext:value-type="float">
            <text:p>0.1928461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1" calcext:value-type="float">
            <text:p>3.661</text:p>
          </table:table-cell>
          <table:table-cell office:value-type="float" office:value="235.6" calcext:value-type="float">
            <text:p>235.6</text:p>
          </table:table-cell>
          <table:table-cell office:value-type="float" office:value="1.706" calcext:value-type="float">
            <text:p>1.706</text:p>
          </table:table-cell>
          <table:table-cell office:value-type="float" office:value="0.04378" calcext:value-type="float">
            <text:p>0.04378</text:p>
          </table:table-cell>
          <table:table-cell office:value-type="float" office:value="4.031" calcext:value-type="float">
            <text:p>4.031</text:p>
          </table:table-cell>
          <table:table-cell office:value-type="float" office:value="436.5" calcext:value-type="float">
            <text:p>436.5</text:p>
          </table:table-cell>
          <table:table-cell office:value-type="float" office:value="1.408" calcext:value-type="float">
            <text:p>1.408</text:p>
          </table:table-cell>
          <table:table-cell table:formula="of:=[.H126]/4" office:value-type="float" office:value="0.352" calcext:value-type="float">
            <text:p>0.352</text:p>
          </table:table-cell>
          <table:table-cell table:formula="of:=[.D126]/[.E126]" office:value-type="float" office:value="38.9675650982184" calcext:value-type="float">
            <text:p>38.9675650982</text:p>
          </table:table-cell>
          <table:table-cell table:number-columns-repeated="4"/>
          <table:table-cell table:formula="of:=LOG([.B126])" office:value-type="float" office:value="0.563599728881531" calcext:value-type="float">
            <text:p>0.5635997289</text:p>
          </table:table-cell>
          <table:table-cell table:formula="of:=LOG([.C126])" office:value-type="float" office:value="2.37217528611506" calcext:value-type="float">
            <text:p>2.3721752861</text:p>
          </table:table-cell>
          <table:table-cell table:formula="of:=LOG([.D126])" office:value-type="float" office:value="0.231979026831504" calcext:value-type="float">
            <text:p>0.2319790268</text:p>
          </table:table-cell>
          <table:table-cell table:formula="of:=LOG([.E126])" office:value-type="float" office:value="-1.35872424276809" calcext:value-type="float">
            <text:p>-1.3587242428</text:p>
          </table:table-cell>
          <table:table-cell table:formula="of:=LOG([.F126])" office:value-type="float" office:value="0.605412798153051" calcext:value-type="float">
            <text:p>0.6054127982</text:p>
          </table:table-cell>
          <table:table-cell table:formula="of:=LOG([.G126])" office:value-type="float" office:value="2.63998424804159" calcext:value-type="float">
            <text:p>2.639984248</text:p>
          </table:table-cell>
          <table:table-cell table:formula="of:=LOG([.H126])" office:value-type="float" office:value="0.148602654806093" calcext:value-type="float">
            <text:p>0.1486026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7" calcext:value-type="float">
            <text:p>3.687</text:p>
          </table:table-cell>
          <table:table-cell office:value-type="float" office:value="244" calcext:value-type="float">
            <text:p>244</text:p>
          </table:table-cell>
          <table:table-cell office:value-type="float" office:value="1.785" calcext:value-type="float">
            <text:p>1.785</text:p>
          </table:table-cell>
          <table:table-cell office:value-type="float" office:value="0.004201" calcext:value-type="float">
            <text:p>0.004201</text:p>
          </table:table-cell>
          <table:table-cell office:value-type="float" office:value="4.218" calcext:value-type="float">
            <text:p>4.218</text:p>
          </table:table-cell>
          <table:table-cell office:value-type="float" office:value="544.4" calcext:value-type="float">
            <text:p>544.4</text:p>
          </table:table-cell>
          <table:table-cell office:value-type="float" office:value="1.432" calcext:value-type="float">
            <text:p>1.432</text:p>
          </table:table-cell>
          <table:table-cell table:formula="of:=[.H127]/4" office:value-type="float" office:value="0.358" calcext:value-type="float">
            <text:p>0.358</text:p>
          </table:table-cell>
          <table:table-cell table:formula="of:=[.D127]/[.E127]" office:value-type="float" office:value="424.898833611045" calcext:value-type="float">
            <text:p>424.898833611</text:p>
          </table:table-cell>
          <table:table-cell table:number-columns-repeated="4"/>
          <table:table-cell table:formula="of:=LOG([.B127])" office:value-type="float" office:value="0.566673137606117" calcext:value-type="float">
            <text:p>0.5666731376</text:p>
          </table:table-cell>
          <table:table-cell table:formula="of:=LOG([.C127])" office:value-type="float" office:value="2.38738982633873" calcext:value-type="float">
            <text:p>2.3873898263</text:p>
          </table:table-cell>
          <table:table-cell table:formula="of:=LOG([.D127])" office:value-type="float" office:value="0.251638220448212" calcext:value-type="float">
            <text:p>0.2516382204</text:p>
          </table:table-cell>
          <table:table-cell table:formula="of:=LOG([.E127])" office:value-type="float" office:value="-2.37664731846201" calcext:value-type="float">
            <text:p>-2.3766473185</text:p>
          </table:table-cell>
          <table:table-cell table:formula="of:=LOG([.F127])" office:value-type="float" office:value="0.625106575403467" calcext:value-type="float">
            <text:p>0.6251065754</text:p>
          </table:table-cell>
          <table:table-cell table:formula="of:=LOG([.G127])" office:value-type="float" office:value="2.7359181165313" calcext:value-type="float">
            <text:p>2.7359181165</text:p>
          </table:table-cell>
          <table:table-cell table:formula="of:=LOG([.H127])" office:value-type="float" office:value="0.155943017971837" calcext:value-type="float">
            <text:p>0.155943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8" calcext:value-type="float">
            <text:p>3.888</text:p>
          </table:table-cell>
          <table:table-cell office:value-type="float" office:value="314.7" calcext:value-type="float">
            <text:p>314.7</text:p>
          </table:table-cell>
          <table:table-cell office:value-type="float" office:value="1.681" calcext:value-type="float">
            <text:p>1.681</text:p>
          </table:table-cell>
          <table:table-cell office:value-type="float" office:value="0.1204" calcext:value-type="float">
            <text:p>0.1204</text:p>
          </table:table-cell>
          <table:table-cell office:value-type="float" office:value="4.221" calcext:value-type="float">
            <text:p>4.221</text:p>
          </table:table-cell>
          <table:table-cell office:value-type="float" office:value="511" calcext:value-type="float">
            <text:p>511</text:p>
          </table:table-cell>
          <table:table-cell office:value-type="float" office:value="1.429" calcext:value-type="float">
            <text:p>1.429</text:p>
          </table:table-cell>
          <table:table-cell table:formula="of:=[.H128]/4" office:value-type="float" office:value="0.35725" calcext:value-type="float">
            <text:p>0.35725</text:p>
          </table:table-cell>
          <table:table-cell table:formula="of:=[.D128]/[.E128]" office:value-type="float" office:value="13.9617940199336" calcext:value-type="float">
            <text:p>13.9617940199</text:p>
          </table:table-cell>
          <table:table-cell table:number-columns-repeated="4"/>
          <table:table-cell table:formula="of:=LOG([.B128])" office:value-type="float" office:value="0.589726256254237" calcext:value-type="float">
            <text:p>0.5897262563</text:p>
          </table:table-cell>
          <table:table-cell table:formula="of:=LOG([.C128])" office:value-type="float" office:value="2.49789674291322" calcext:value-type="float">
            <text:p>2.4978967429</text:p>
          </table:table-cell>
          <table:table-cell table:formula="of:=LOG([.D128])" office:value-type="float" office:value="0.225567713439471" calcext:value-type="float">
            <text:p>0.2255677134</text:p>
          </table:table-cell>
          <table:table-cell table:formula="of:=LOG([.E128])" office:value-type="float" office:value="-0.919373513078194" calcext:value-type="float">
            <text:p>-0.9193735131</text:p>
          </table:table-cell>
          <table:table-cell table:formula="of:=LOG([.F128])" office:value-type="float" office:value="0.625415352154408" calcext:value-type="float">
            <text:p>0.6254153522</text:p>
          </table:table-cell>
          <table:table-cell table:formula="of:=LOG([.G128])" office:value-type="float" office:value="2.70842090013471" calcext:value-type="float">
            <text:p>2.7084209001</text:p>
          </table:table-cell>
          <table:table-cell table:formula="of:=LOG([.H128])" office:value-type="float" office:value="0.15503222879097" calcext:value-type="float">
            <text:p>0.1550322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office:value-type="float" office:value="411.6" calcext:value-type="float">
            <text:p>411.6</text:p>
          </table:table-cell>
          <table:table-cell office:value-type="float" office:value="1.896" calcext:value-type="float">
            <text:p>1.896</text:p>
          </table:table-cell>
          <table:table-cell office:value-type="float" office:value="0.1429" calcext:value-type="float">
            <text:p>0.1429</text:p>
          </table:table-cell>
          <table:table-cell office:value-type="float" office:value="4.838" calcext:value-type="float">
            <text:p>4.838</text:p>
          </table:table-cell>
          <table:table-cell office:value-type="float" office:value="907" calcext:value-type="float">
            <text:p>907</text:p>
          </table:table-cell>
          <table:table-cell office:value-type="float" office:value="1.62" calcext:value-type="float">
            <text:p>1.62</text:p>
          </table:table-cell>
          <table:table-cell table:formula="of:=[.H129]/4" office:value-type="float" office:value="0.405" calcext:value-type="float">
            <text:p>0.405</text:p>
          </table:table-cell>
          <table:table-cell table:formula="of:=[.D129]/[.E129]" office:value-type="float" office:value="13.2680195941218" calcext:value-type="float">
            <text:p>13.2680195941</text:p>
          </table:table-cell>
          <table:table-cell table:number-columns-repeated="4"/>
          <table:table-cell table:formula="of:=LOG([.B129])" office:value-type="float" office:value="0.613841821876069" calcext:value-type="float">
            <text:p>0.6138418219</text:p>
          </table:table-cell>
          <table:table-cell table:formula="of:=LOG([.C129])" office:value-type="float" office:value="2.61447536609039" calcext:value-type="float">
            <text:p>2.6144753661</text:p>
          </table:table-cell>
          <table:table-cell table:formula="of:=LOG([.D129])" office:value-type="float" office:value="0.277838333002047" calcext:value-type="float">
            <text:p>0.277838333</text:p>
          </table:table-cell>
          <table:table-cell table:formula="of:=LOG([.E129])" office:value-type="float" office:value="-0.84496777120903" calcext:value-type="float">
            <text:p>-0.8449677712</text:p>
          </table:table-cell>
          <table:table-cell table:formula="of:=LOG([.F129])" office:value-type="float" office:value="0.684665864025861" calcext:value-type="float">
            <text:p>0.684665864</text:p>
          </table:table-cell>
          <table:table-cell table:formula="of:=LOG([.G129])" office:value-type="float" office:value="2.95760728706009" calcext:value-type="float">
            <text:p>2.9576072871</text:p>
          </table:table-cell>
          <table:table-cell table:formula="of:=LOG([.H129])" office:value-type="float" office:value="0.209515014542631" calcext:value-type="float">
            <text:p>0.2095150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6" calcext:value-type="float">
            <text:p>3.986</text:p>
          </table:table-cell>
          <table:table-cell office:value-type="float" office:value="345.9" calcext:value-type="float">
            <text:p>345.9</text:p>
          </table:table-cell>
          <table:table-cell office:value-type="float" office:value="1.805" calcext:value-type="float">
            <text:p>1.805</text:p>
          </table:table-cell>
          <table:table-cell office:value-type="float" office:value="0.1574" calcext:value-type="float">
            <text:p>0.1574</text:p>
          </table:table-cell>
          <table:table-cell office:value-type="float" office:value="4.426" calcext:value-type="float">
            <text:p>4.426</text:p>
          </table:table-cell>
          <table:table-cell office:value-type="float" office:value="613.9" calcext:value-type="float">
            <text:p>613.9</text:p>
          </table:table-cell>
          <table:table-cell office:value-type="float" office:value="1.575" calcext:value-type="float">
            <text:p>1.575</text:p>
          </table:table-cell>
          <table:table-cell table:formula="of:=[.H130]/4" office:value-type="float" office:value="0.39375" calcext:value-type="float">
            <text:p>0.39375</text:p>
          </table:table-cell>
          <table:table-cell table:formula="of:=[.D130]/[.E130]" office:value-type="float" office:value="11.4675984752224" calcext:value-type="float">
            <text:p>11.4675984752</text:p>
          </table:table-cell>
          <table:table-cell table:number-columns-repeated="4"/>
          <table:table-cell table:formula="of:=LOG([.B130])" office:value-type="float" office:value="0.600537294364469" calcext:value-type="float">
            <text:p>0.6005372944</text:p>
          </table:table-cell>
          <table:table-cell table:formula="of:=LOG([.C130])" office:value-type="float" office:value="2.53895056201436" calcext:value-type="float">
            <text:p>2.538950562</text:p>
          </table:table-cell>
          <table:table-cell table:formula="of:=LOG([.D130])" office:value-type="float" office:value="0.256477206241677" calcext:value-type="float">
            <text:p>0.2564772062</text:p>
          </table:table-cell>
          <table:table-cell table:formula="of:=LOG([.E130])" office:value-type="float" office:value="-0.802995271976954" calcext:value-type="float">
            <text:p>-0.802995272</text:p>
          </table:table-cell>
          <table:table-cell table:formula="of:=LOG([.F130])" office:value-type="float" office:value="0.646011409591239" calcext:value-type="float">
            <text:p>0.6460114096</text:p>
          </table:table-cell>
          <table:table-cell table:formula="of:=LOG([.G130])" office:value-type="float" office:value="2.7880976333803" calcext:value-type="float">
            <text:p>2.7880976334</text:p>
          </table:table-cell>
          <table:table-cell table:formula="of:=LOG([.H130])" office:value-type="float" office:value="0.197280558125619" calcext:value-type="float">
            <text:p>0.1972805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13" calcext:value-type="float">
            <text:p>3.913</text:p>
          </table:table-cell>
          <table:table-cell office:value-type="float" office:value="343.6" calcext:value-type="float">
            <text:p>343.6</text:p>
          </table:table-cell>
          <table:table-cell office:value-type="float" office:value="1.612" calcext:value-type="float">
            <text:p>1.612</text:p>
          </table:table-cell>
          <table:table-cell office:value-type="float" office:value="0.2065" calcext:value-type="float">
            <text:p>0.2065</text:p>
          </table:table-cell>
          <table:table-cell office:value-type="float" office:value="4.155" calcext:value-type="float">
            <text:p>4.155</text:p>
          </table:table-cell>
          <table:table-cell office:value-type="float" office:value="485.1" calcext:value-type="float">
            <text:p>485.1</text:p>
          </table:table-cell>
          <table:table-cell office:value-type="float" office:value="1.465" calcext:value-type="float">
            <text:p>1.465</text:p>
          </table:table-cell>
          <table:table-cell table:formula="of:=[.H131]/4" office:value-type="float" office:value="0.36625" calcext:value-type="float">
            <text:p>0.36625</text:p>
          </table:table-cell>
          <table:table-cell table:formula="of:=[.D131]/[.E131]" office:value-type="float" office:value="7.80629539951574" calcext:value-type="float">
            <text:p>7.8062953995</text:p>
          </table:table-cell>
          <table:table-cell table:number-columns-repeated="4"/>
          <table:table-cell table:formula="of:=LOG([.B131])" office:value-type="float" office:value="0.59250984790068" calcext:value-type="float">
            <text:p>0.5925098479</text:p>
          </table:table-cell>
          <table:table-cell table:formula="of:=LOG([.C131])" office:value-type="float" office:value="2.5360531551592" calcext:value-type="float">
            <text:p>2.5360531552</text:p>
          </table:table-cell>
          <table:table-cell table:formula="of:=LOG([.D131])" office:value-type="float" office:value="0.207365037469072" calcext:value-type="float">
            <text:p>0.2073650375</text:p>
          </table:table-cell>
          <table:table-cell table:formula="of:=LOG([.E131])" office:value-type="float" office:value="-0.68507994400758" calcext:value-type="float">
            <text:p>-0.685079944</text:p>
          </table:table-cell>
          <table:table-cell table:formula="of:=LOG([.F131])" office:value-type="float" office:value="0.61857102812013" calcext:value-type="float">
            <text:p>0.6185710281</text:p>
          </table:table-cell>
          <table:table-cell table:formula="of:=LOG([.G131])" office:value-type="float" office:value="2.68583127462606" calcext:value-type="float">
            <text:p>2.6858312746</text:p>
          </table:table-cell>
          <table:table-cell table:formula="of:=LOG([.H131])" office:value-type="float" office:value="0.165837624690128" calcext:value-type="float">
            <text:p>0.1658376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81" calcext:value-type="float">
            <text:p>4.081</text:p>
          </table:table-cell>
          <table:table-cell office:value-type="float" office:value="413.4" calcext:value-type="float">
            <text:p>413.4</text:p>
          </table:table-cell>
          <table:table-cell office:value-type="float" office:value="1.932" calcext:value-type="float">
            <text:p>1.932</text:p>
          </table:table-cell>
          <table:table-cell office:value-type="float" office:value="0.1636" calcext:value-type="float">
            <text:p>0.1636</text:p>
          </table:table-cell>
          <table:table-cell office:value-type="float" office:value="4.619" calcext:value-type="float">
            <text:p>4.619</text:p>
          </table:table-cell>
          <table:table-cell office:value-type="float" office:value="782.5" calcext:value-type="float">
            <text:p>782.5</text:p>
          </table:table-cell>
          <table:table-cell office:value-type="float" office:value="1.627" calcext:value-type="float">
            <text:p>1.627</text:p>
          </table:table-cell>
          <table:table-cell table:formula="of:=[.H132]/4" office:value-type="float" office:value="0.40675" calcext:value-type="float">
            <text:p>0.40675</text:p>
          </table:table-cell>
          <table:table-cell table:formula="of:=[.D132]/[.E132]" office:value-type="float" office:value="11.8092909535452" calcext:value-type="float">
            <text:p>11.8092909535</text:p>
          </table:table-cell>
          <table:table-cell table:number-columns-repeated="4"/>
          <table:table-cell table:formula="of:=LOG([.B132])" office:value-type="float" office:value="0.610766594773271" calcext:value-type="float">
            <text:p>0.6107665948</text:p>
          </table:table-cell>
          <table:table-cell table:formula="of:=LOG([.C132])" office:value-type="float" office:value="2.61637047229127" calcext:value-type="float">
            <text:p>2.6163704723</text:p>
          </table:table-cell>
          <table:table-cell table:formula="of:=LOG([.D132])" office:value-type="float" office:value="0.286007122079474" calcext:value-type="float">
            <text:p>0.2860071221</text:p>
          </table:table-cell>
          <table:table-cell table:formula="of:=LOG([.E132])" office:value-type="float" office:value="-0.786216700664696" calcext:value-type="float">
            <text:p>-0.7862167007</text:p>
          </table:table-cell>
          <table:table-cell table:formula="of:=LOG([.F132])" office:value-type="float" office:value="0.664547962246547" calcext:value-type="float">
            <text:p>0.6645479622</text:p>
          </table:table-cell>
          <table:table-cell table:formula="of:=LOG([.G132])" office:value-type="float" office:value="2.89348434621849" calcext:value-type="float">
            <text:p>2.8934843462</text:p>
          </table:table-cell>
          <table:table-cell table:formula="of:=LOG([.H132])" office:value-type="float" office:value="0.211387552936859" calcext:value-type="float">
            <text:p>0.2113875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6" calcext:value-type="float">
            <text:p>3.886</text:p>
          </table:table-cell>
          <table:table-cell office:value-type="float" office:value="382.8" calcext:value-type="float">
            <text:p>382.8</text:p>
          </table:table-cell>
          <table:table-cell office:value-type="float" office:value="2.003" calcext:value-type="float">
            <text:p>2.003</text:p>
          </table:table-cell>
          <table:table-cell office:value-type="float" office:value="0.1433" calcext:value-type="float">
            <text:p>0.1433</text:p>
          </table:table-cell>
          <table:table-cell office:value-type="float" office:value="4.339" calcext:value-type="float">
            <text:p>4.339</text:p>
          </table:table-cell>
          <table:table-cell office:value-type="float" office:value="706.8" calcext:value-type="float">
            <text:p>706.8</text:p>
          </table:table-cell>
          <table:table-cell office:value-type="float" office:value="1.599" calcext:value-type="float">
            <text:p>1.599</text:p>
          </table:table-cell>
          <table:table-cell table:formula="of:=[.H133]/4" office:value-type="float" office:value="0.39975" calcext:value-type="float">
            <text:p>0.39975</text:p>
          </table:table-cell>
          <table:table-cell table:formula="of:=[.D133]/[.E133]" office:value-type="float" office:value="13.9776692254013" calcext:value-type="float">
            <text:p>13.9776692254</text:p>
          </table:table-cell>
          <table:table-cell table:number-columns-repeated="4"/>
          <table:table-cell table:formula="of:=LOG([.B133])" office:value-type="float" office:value="0.589502796263764" calcext:value-type="float">
            <text:p>0.5895027963</text:p>
          </table:table-cell>
          <table:table-cell table:formula="of:=LOG([.C133])" office:value-type="float" office:value="2.58297192910481" calcext:value-type="float">
            <text:p>2.5829719291</text:p>
          </table:table-cell>
          <table:table-cell table:formula="of:=LOG([.D133])" office:value-type="float" office:value="0.301680949293576" calcext:value-type="float">
            <text:p>0.3016809493</text:p>
          </table:table-cell>
          <table:table-cell table:formula="of:=LOG([.E133])" office:value-type="float" office:value="-0.843753809602655" calcext:value-type="float">
            <text:p>-0.8437538096</text:p>
          </table:table-cell>
          <table:table-cell table:formula="of:=LOG([.F133])" office:value-type="float" office:value="0.637389650129212" calcext:value-type="float">
            <text:p>0.6373896501</text:p>
          </table:table-cell>
          <table:table-cell table:formula="of:=LOG([.G133])" office:value-type="float" office:value="2.84929654083473" calcext:value-type="float">
            <text:p>2.8492965408</text:p>
          </table:table-cell>
          <table:table-cell table:formula="of:=LOG([.H133])" office:value-type="float" office:value="0.203848463746235" calcext:value-type="float">
            <text:p>0.2038484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14" calcext:value-type="float">
            <text:p>3.914</text:p>
          </table:table-cell>
          <table:table-cell office:value-type="float" office:value="407.3" calcext:value-type="float">
            <text:p>407.3</text:p>
          </table:table-cell>
          <table:table-cell office:value-type="float" office:value="2.099" calcext:value-type="float">
            <text:p>2.099</text:p>
          </table:table-cell>
          <table:table-cell office:value-type="float" office:value="0.2014" calcext:value-type="float">
            <text:p>0.2014</text:p>
          </table:table-cell>
          <table:table-cell office:value-type="float" office:value="4.25" calcext:value-type="float">
            <text:p>4.25</text:p>
          </table:table-cell>
          <table:table-cell office:value-type="float" office:value="661.9" calcext:value-type="float">
            <text:p>661.9</text:p>
          </table:table-cell>
          <table:table-cell office:value-type="float" office:value="1.711" calcext:value-type="float">
            <text:p>1.711</text:p>
          </table:table-cell>
          <table:table-cell table:formula="of:=[.H134]/4" office:value-type="float" office:value="0.42775" calcext:value-type="float">
            <text:p>0.42775</text:p>
          </table:table-cell>
          <table:table-cell table:formula="of:=[.D134]/[.E134]" office:value-type="float" office:value="10.4220456802383" calcext:value-type="float">
            <text:p>10.4220456802</text:p>
          </table:table-cell>
          <table:table-cell table:number-columns-repeated="4"/>
          <table:table-cell table:formula="of:=LOG([.B134])" office:value-type="float" office:value="0.592620821321982" calcext:value-type="float">
            <text:p>0.5926208213</text:p>
          </table:table-cell>
          <table:table-cell table:formula="of:=LOG([.C134])" office:value-type="float" office:value="2.609914410086" calcext:value-type="float">
            <text:p>2.6099144101</text:p>
          </table:table-cell>
          <table:table-cell table:formula="of:=LOG([.D134])" office:value-type="float" office:value="0.3220124385824" calcext:value-type="float">
            <text:p>0.3220124386</text:p>
          </table:table-cell>
          <table:table-cell table:formula="of:=LOG([.E134])" office:value-type="float" office:value="-0.695940533782401" calcext:value-type="float">
            <text:p>-0.6959405338</text:p>
          </table:table-cell>
          <table:table-cell table:formula="of:=LOG([.F134])" office:value-type="float" office:value="0.628388930050311" calcext:value-type="float">
            <text:p>0.6283889301</text:p>
          </table:table-cell>
          <table:table-cell table:formula="of:=LOG([.G134])" office:value-type="float" office:value="2.8207923810882" calcext:value-type="float">
            <text:p>2.8207923811</text:p>
          </table:table-cell>
          <table:table-cell table:formula="of:=LOG([.H134])" office:value-type="float" office:value="0.2332500095411" calcext:value-type="float">
            <text:p>0.2332500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09" calcext:value-type="float">
            <text:p>4.409</text:p>
          </table:table-cell>
          <table:table-cell office:value-type="float" office:value="600" calcext:value-type="float">
            <text:p>600</text:p>
          </table:table-cell>
          <table:table-cell office:value-type="float" office:value="2.055" calcext:value-type="float">
            <text:p>2.055</text:p>
          </table:table-cell>
          <table:table-cell office:value-type="float" office:value="0.1872" calcext:value-type="float">
            <text:p>0.1872</text:p>
          </table:table-cell>
          <table:table-cell office:value-type="float" office:value="5.141" calcext:value-type="float">
            <text:p>5.141</text:p>
          </table:table-cell>
          <table:table-cell office:value-type="float" office:value="1208" calcext:value-type="float">
            <text:p>1208</text:p>
          </table:table-cell>
          <table:table-cell office:value-type="float" office:value="1.686" calcext:value-type="float">
            <text:p>1.686</text:p>
          </table:table-cell>
          <table:table-cell table:formula="of:=[.H135]/4" office:value-type="float" office:value="0.4215" calcext:value-type="float">
            <text:p>0.4215</text:p>
          </table:table-cell>
          <table:table-cell table:formula="of:=[.D135]/[.E135]" office:value-type="float" office:value="10.9775641025641" calcext:value-type="float">
            <text:p>10.9775641026</text:p>
          </table:table-cell>
          <table:table-cell table:number-columns-repeated="4"/>
          <table:table-cell table:formula="of:=LOG([.B135])" office:value-type="float" office:value="0.644340098826322" calcext:value-type="float">
            <text:p>0.6443400988</text:p>
          </table:table-cell>
          <table:table-cell table:formula="of:=LOG([.C135])" office:value-type="float" office:value="2.77815125038364" calcext:value-type="float">
            <text:p>2.7781512504</text:p>
          </table:table-cell>
          <table:table-cell table:formula="of:=LOG([.D135])" office:value-type="float" office:value="0.312811826212088" calcext:value-type="float">
            <text:p>0.3128118262</text:p>
          </table:table-cell>
          <table:table-cell table:formula="of:=LOG([.E135])" office:value-type="float" office:value="-0.727694155597913" calcext:value-type="float">
            <text:p>-0.7276941556</text:p>
          </table:table-cell>
          <table:table-cell table:formula="of:=LOG([.F135])" office:value-type="float" office:value="0.711047603867034" calcext:value-type="float">
            <text:p>0.7110476039</text:p>
          </table:table-cell>
          <table:table-cell table:formula="of:=LOG([.G135])" office:value-type="float" office:value="3.08206693428511" calcext:value-type="float">
            <text:p>3.0820669343</text:p>
          </table:table-cell>
          <table:table-cell table:formula="of:=LOG([.H135])" office:value-type="float" office:value="0.226857570288723" calcext:value-type="float">
            <text:p>0.2268575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office:value-type="float" office:value="395.8" calcext:value-type="float">
            <text:p>395.8</text:p>
          </table:table-cell>
          <table:table-cell office:value-type="float" office:value="1.698" calcext:value-type="float">
            <text:p>1.698</text:p>
          </table:table-cell>
          <table:table-cell office:value-type="float" office:value="0.1966" calcext:value-type="float">
            <text:p>0.1966</text:p>
          </table:table-cell>
          <table:table-cell office:value-type="float" office:value="4.423" calcext:value-type="float">
            <text:p>4.423</text:p>
          </table:table-cell>
          <table:table-cell office:value-type="float" office:value="617.7" calcext:value-type="float">
            <text:p>617.7</text:p>
          </table:table-cell>
          <table:table-cell office:value-type="float" office:value="1.527" calcext:value-type="float">
            <text:p>1.527</text:p>
          </table:table-cell>
          <table:table-cell table:formula="of:=[.H136]/4" office:value-type="float" office:value="0.38175" calcext:value-type="float">
            <text:p>0.38175</text:p>
          </table:table-cell>
          <table:table-cell table:formula="of:=[.D136]/[.E136]" office:value-type="float" office:value="8.63682604272635" calcext:value-type="float">
            <text:p>8.6368260427</text:p>
          </table:table-cell>
          <table:table-cell table:number-columns-repeated="4"/>
          <table:table-cell table:formula="of:=LOG([.B136])" office:value-type="float" office:value="0.60959440922522" calcext:value-type="float">
            <text:p>0.6095944092</text:p>
          </table:table-cell>
          <table:table-cell table:formula="of:=LOG([.C136])" office:value-type="float" office:value="2.59747578987038" calcext:value-type="float">
            <text:p>2.5974757899</text:p>
          </table:table-cell>
          <table:table-cell table:formula="of:=LOG([.D136])" office:value-type="float" office:value="0.229937685907934" calcext:value-type="float">
            <text:p>0.2299376859</text:p>
          </table:table-cell>
          <table:table-cell table:formula="of:=LOG([.E136])" office:value-type="float" office:value="-0.706416486503883" calcext:value-type="float">
            <text:p>-0.7064164865</text:p>
          </table:table-cell>
          <table:table-cell table:formula="of:=LOG([.F136])" office:value-type="float" office:value="0.645716939369604" calcext:value-type="float">
            <text:p>0.6457169394</text:p>
          </table:table-cell>
          <table:table-cell table:formula="of:=LOG([.G136])" office:value-type="float" office:value="2.79077760133769" calcext:value-type="float">
            <text:p>2.7907776013</text:p>
          </table:table-cell>
          <table:table-cell table:formula="of:=LOG([.H136])" office:value-type="float" office:value="0.183839037056421" calcext:value-type="float">
            <text:p>0.1838390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85" calcext:value-type="float">
            <text:p>3.585</text:p>
          </table:table-cell>
          <table:table-cell office:value-type="float" office:value="218.1" calcext:value-type="float">
            <text:p>218.1</text:p>
          </table:table-cell>
          <table:table-cell office:value-type="float" office:value="1.79" calcext:value-type="float">
            <text:p>1.79</text:p>
          </table:table-cell>
          <table:table-cell office:value-type="float" office:value="0.02063" calcext:value-type="float">
            <text:p>0.02063</text:p>
          </table:table-cell>
          <table:table-cell office:value-type="float" office:value="3.973" calcext:value-type="float">
            <text:p>3.973</text:p>
          </table:table-cell>
          <table:table-cell office:value-type="float" office:value="431.3" calcext:value-type="float">
            <text:p>431.3</text:p>
          </table:table-cell>
          <table:table-cell office:value-type="float" office:value="1.441" calcext:value-type="float">
            <text:p>1.441</text:p>
          </table:table-cell>
          <table:table-cell table:formula="of:=[.H137]/4" office:value-type="float" office:value="0.36025" calcext:value-type="float">
            <text:p>0.36025</text:p>
          </table:table-cell>
          <table:table-cell table:formula="of:=[.D137]/[.E137]" office:value-type="float" office:value="86.7668444013572" calcext:value-type="float">
            <text:p>86.7668444014</text:p>
          </table:table-cell>
          <table:table-cell table:number-columns-repeated="4"/>
          <table:table-cell table:formula="of:=LOG([.B137])" office:value-type="float" office:value="0.554489160003819" calcext:value-type="float">
            <text:p>0.55448916</text:p>
          </table:table-cell>
          <table:table-cell table:formula="of:=LOG([.C137])" office:value-type="float" office:value="2.3386556655787" calcext:value-type="float">
            <text:p>2.3386556656</text:p>
          </table:table-cell>
          <table:table-cell table:formula="of:=LOG([.D137])" office:value-type="float" office:value="0.252853030979893" calcext:value-type="float">
            <text:p>0.252853031</text:p>
          </table:table-cell>
          <table:table-cell table:formula="of:=LOG([.E137])" office:value-type="float" office:value="-1.68550077202685" calcext:value-type="float">
            <text:p>-1.685500772</text:p>
          </table:table-cell>
          <table:table-cell table:formula="of:=LOG([.F137])" office:value-type="float" office:value="0.599118565055363" calcext:value-type="float">
            <text:p>0.5991185651</text:p>
          </table:table-cell>
          <table:table-cell table:formula="of:=LOG([.G137])" office:value-type="float" office:value="2.63477945814595" calcext:value-type="float">
            <text:p>2.6347794581</text:p>
          </table:table-cell>
          <table:table-cell table:formula="of:=LOG([.H137])" office:value-type="float" office:value="0.158663980813989" calcext:value-type="float">
            <text:p>0.1586639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228.8" calcext:value-type="float">
            <text:p>228.8</text:p>
          </table:table-cell>
          <table:table-cell office:value-type="float" office:value="1.601" calcext:value-type="float">
            <text:p>1.601</text:p>
          </table:table-cell>
          <table:table-cell office:value-type="float" office:value="0.1012" calcext:value-type="float">
            <text:p>0.1012</text:p>
          </table:table-cell>
          <table:table-cell office:value-type="float" office:value="3.962" calcext:value-type="float">
            <text:p>3.962</text:p>
          </table:table-cell>
          <table:table-cell office:value-type="float" office:value="414.7" calcext:value-type="float">
            <text:p>414.7</text:p>
          </table:table-cell>
          <table:table-cell office:value-type="float" office:value="1.459" calcext:value-type="float">
            <text:p>1.459</text:p>
          </table:table-cell>
          <table:table-cell table:formula="of:=[.H138]/4" office:value-type="float" office:value="0.36475" calcext:value-type="float">
            <text:p>0.36475</text:p>
          </table:table-cell>
          <table:table-cell table:formula="of:=[.D138]/[.E138]" office:value-type="float" office:value="15.8201581027668" calcext:value-type="float">
            <text:p>15.8201581028</text:p>
          </table:table-cell>
          <table:table-cell table:number-columns-repeated="4"/>
          <table:table-cell table:formula="of:=LOG([.B138])" office:value-type="float" office:value="0.556302500767287" calcext:value-type="float">
            <text:p>0.5563025008</text:p>
          </table:table-cell>
          <table:table-cell table:formula="of:=LOG([.C138])" office:value-type="float" office:value="2.35945602012099" calcext:value-type="float">
            <text:p>2.3594560201</text:p>
          </table:table-cell>
          <table:table-cell table:formula="of:=LOG([.D138])" office:value-type="float" office:value="0.2043913319193" calcext:value-type="float">
            <text:p>0.2043913319</text:p>
          </table:table-cell>
          <table:table-cell table:formula="of:=LOG([.E138])" office:value-type="float" office:value="-0.99481948749622" calcext:value-type="float">
            <text:p>-0.9948194875</text:p>
          </table:table-cell>
          <table:table-cell table:formula="of:=LOG([.F138])" office:value-type="float" office:value="0.597914471202528" calcext:value-type="float">
            <text:p>0.5979144712</text:p>
          </table:table-cell>
          <table:table-cell table:formula="of:=LOG([.G138])" office:value-type="float" office:value="2.61773403536402" calcext:value-type="float">
            <text:p>2.6177340354</text:p>
          </table:table-cell>
          <table:table-cell table:formula="of:=LOG([.H138])" office:value-type="float" office:value="0.164055291893452" calcext:value-type="float">
            <text:p>0.1640552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5" calcext:value-type="float">
            <text:p>3.955</text:p>
          </table:table-cell>
          <table:table-cell office:value-type="float" office:value="357.3" calcext:value-type="float">
            <text:p>357.3</text:p>
          </table:table-cell>
          <table:table-cell office:value-type="float" office:value="1.953" calcext:value-type="float">
            <text:p>1.953</text:p>
          </table:table-cell>
          <table:table-cell office:value-type="float" office:value="0.1395" calcext:value-type="float">
            <text:p>0.1395</text:p>
          </table:table-cell>
          <table:table-cell office:value-type="float" office:value="4.532" calcext:value-type="float">
            <text:p>4.532</text:p>
          </table:table-cell>
          <table:table-cell office:value-type="float" office:value="735.5" calcext:value-type="float">
            <text:p>735.5</text:p>
          </table:table-cell>
          <table:table-cell office:value-type="float" office:value="1.64" calcext:value-type="float">
            <text:p>1.64</text:p>
          </table:table-cell>
          <table:table-cell table:formula="of:=[.H139]/4" office:value-type="float" office:value="0.41" calcext:value-type="float">
            <text:p>0.41</text:p>
          </table:table-cell>
          <table:table-cell table:formula="of:=[.D139]/[.E139]" office:value-type="float" office:value="14" calcext:value-type="float">
            <text:p>14</text:p>
          </table:table-cell>
          <table:table-cell table:number-columns-repeated="4"/>
          <table:table-cell table:formula="of:=LOG([.B139])" office:value-type="float" office:value="0.597146487833695" calcext:value-type="float">
            <text:p>0.5971464878</text:p>
          </table:table-cell>
          <table:table-cell table:formula="of:=LOG([.C139])" office:value-type="float" office:value="2.55303301620244" calcext:value-type="float">
            <text:p>2.5530330162</text:p>
          </table:table-cell>
          <table:table-cell table:formula="of:=LOG([.D139])" office:value-type="float" office:value="0.290702243287854" calcext:value-type="float">
            <text:p>0.2907022433</text:p>
          </table:table-cell>
          <table:table-cell table:formula="of:=LOG([.E139])" office:value-type="float" office:value="-0.855425792390384" calcext:value-type="float">
            <text:p>-0.8554257924</text:p>
          </table:table-cell>
          <table:table-cell table:formula="of:=LOG([.F139])" office:value-type="float" office:value="0.65628990119136" calcext:value-type="float">
            <text:p>0.6562899012</text:p>
          </table:table-cell>
          <table:table-cell table:formula="of:=LOG([.G139])" office:value-type="float" office:value="2.86658267706355" calcext:value-type="float">
            <text:p>2.8665826771</text:p>
          </table:table-cell>
          <table:table-cell table:formula="of:=LOG([.H139])" office:value-type="float" office:value="0.214843848047698" calcext:value-type="float">
            <text:p>0.214843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98" calcext:value-type="float">
            <text:p>3.598</text:p>
          </table:table-cell>
          <table:table-cell office:value-type="float" office:value="258.8" calcext:value-type="float">
            <text:p>258.8</text:p>
          </table:table-cell>
          <table:table-cell office:value-type="float" office:value="1.802" calcext:value-type="float">
            <text:p>1.802</text:p>
          </table:table-cell>
          <table:table-cell office:value-type="float" office:value="0.1526" calcext:value-type="float">
            <text:p>0.1526</text:p>
          </table:table-cell>
          <table:table-cell office:value-type="float" office:value="3.829" calcext:value-type="float">
            <text:p>3.829</text:p>
          </table:table-cell>
          <table:table-cell office:value-type="float" office:value="396.8" calcext:value-type="float">
            <text:p>396.8</text:p>
          </table:table-cell>
          <table:table-cell office:value-type="float" office:value="1.522" calcext:value-type="float">
            <text:p>1.522</text:p>
          </table:table-cell>
          <table:table-cell table:formula="of:=[.H140]/4" office:value-type="float" office:value="0.3805" calcext:value-type="float">
            <text:p>0.3805</text:p>
          </table:table-cell>
          <table:table-cell table:formula="of:=[.D140]/[.E140]" office:value-type="float" office:value="11.8086500655308" calcext:value-type="float">
            <text:p>11.8086500655</text:p>
          </table:table-cell>
          <table:table-cell table:number-columns-repeated="4"/>
          <table:table-cell table:formula="of:=LOG([.B140])" office:value-type="float" office:value="0.556061159009532" calcext:value-type="float">
            <text:p>0.556061159</text:p>
          </table:table-cell>
          <table:table-cell table:formula="of:=LOG([.C140])" office:value-type="float" office:value="2.41296427199666" calcext:value-type="float">
            <text:p>2.412964272</text:p>
          </table:table-cell>
          <table:table-cell table:formula="of:=LOG([.D140])" office:value-type="float" office:value="0.255754786643044" calcext:value-type="float">
            <text:p>0.2557547866</text:p>
          </table:table-cell>
          <table:table-cell table:formula="of:=LOG([.E140])" office:value-type="float" office:value="-0.816445466381138" calcext:value-type="float">
            <text:p>-0.8164454664</text:p>
          </table:table-cell>
          <table:table-cell table:formula="of:=LOG([.F140])" office:value-type="float" office:value="0.583085366347688" calcext:value-type="float">
            <text:p>0.5830853663</text:p>
          </table:table-cell>
          <table:table-cell table:formula="of:=LOG([.G140])" office:value-type="float" office:value="2.59857166348214" calcext:value-type="float">
            <text:p>2.5985716635</text:p>
          </table:table-cell>
          <table:table-cell table:formula="of:=LOG([.H140])" office:value-type="float" office:value="0.182414652434554" calcext:value-type="float">
            <text:p>0.1824146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02" calcext:value-type="float">
            <text:p>3.502</text:p>
          </table:table-cell>
          <table:table-cell office:value-type="float" office:value="225" calcext:value-type="float">
            <text:p>225</text:p>
          </table:table-cell>
          <table:table-cell office:value-type="float" office:value="1.923" calcext:value-type="float">
            <text:p>1.923</text:p>
          </table:table-cell>
          <table:table-cell office:value-type="float" office:value="0.1158" calcext:value-type="float">
            <text:p>0.1158</text:p>
          </table:table-cell>
          <table:table-cell office:value-type="float" office:value="3.782" calcext:value-type="float">
            <text:p>3.782</text:p>
          </table:table-cell>
          <table:table-cell office:value-type="float" office:value="389" calcext:value-type="float">
            <text:p>389</text:p>
          </table:table-cell>
          <table:table-cell office:value-type="float" office:value="1.587" calcext:value-type="float">
            <text:p>1.587</text:p>
          </table:table-cell>
          <table:table-cell table:formula="of:=[.H141]/4" office:value-type="float" office:value="0.39675" calcext:value-type="float">
            <text:p>0.39675</text:p>
          </table:table-cell>
          <table:table-cell table:formula="of:=[.D141]/[.E141]" office:value-type="float" office:value="16.6062176165803" calcext:value-type="float">
            <text:p>16.6062176166</text:p>
          </table:table-cell>
          <table:table-cell table:number-columns-repeated="4"/>
          <table:table-cell table:formula="of:=LOG([.B141])" office:value-type="float" office:value="0.544316141747427" calcext:value-type="float">
            <text:p>0.5443161417</text:p>
          </table:table-cell>
          <table:table-cell table:formula="of:=LOG([.C141])" office:value-type="float" office:value="2.35218251811136" calcext:value-type="float">
            <text:p>2.3521825181</text:p>
          </table:table-cell>
          <table:table-cell table:formula="of:=LOG([.D141])" office:value-type="float" office:value="0.28397928423848" calcext:value-type="float">
            <text:p>0.2839792842</text:p>
          </table:table-cell>
          <table:table-cell table:formula="of:=LOG([.E141])" office:value-type="float" office:value="-0.936291440608582" calcext:value-type="float">
            <text:p>-0.9362914406</text:p>
          </table:table-cell>
          <table:table-cell table:formula="of:=LOG([.F141])" office:value-type="float" office:value="0.577721524509021" calcext:value-type="float">
            <text:p>0.5777215245</text:p>
          </table:table-cell>
          <table:table-cell table:formula="of:=LOG([.G141])" office:value-type="float" office:value="2.58994960132571" calcext:value-type="float">
            <text:p>2.5899496013</text:p>
          </table:table-cell>
          <table:table-cell table:formula="of:=LOG([.H141])" office:value-type="float" office:value="0.200576926754848" calcext:value-type="float">
            <text:p>0.2005769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7" calcext:value-type="float">
            <text:p>3.867</text:p>
          </table:table-cell>
          <table:table-cell office:value-type="float" office:value="320.2" calcext:value-type="float">
            <text:p>320.2</text:p>
          </table:table-cell>
          <table:table-cell office:value-type="float" office:value="1.963" calcext:value-type="float">
            <text:p>1.963</text:p>
          </table:table-cell>
          <table:table-cell office:value-type="float" office:value="0.1028" calcext:value-type="float">
            <text:p>0.1028</text:p>
          </table:table-cell>
          <table:table-cell office:value-type="float" office:value="4.433" calcext:value-type="float">
            <text:p>4.433</text:p>
          </table:table-cell>
          <table:table-cell office:value-type="float" office:value="679.9" calcext:value-type="float">
            <text:p>679.9</text:p>
          </table:table-cell>
          <table:table-cell office:value-type="float" office:value="1.604" calcext:value-type="float">
            <text:p>1.604</text:p>
          </table:table-cell>
          <table:table-cell table:formula="of:=[.H142]/4" office:value-type="float" office:value="0.401" calcext:value-type="float">
            <text:p>0.401</text:p>
          </table:table-cell>
          <table:table-cell table:formula="of:=[.D142]/[.E142]" office:value-type="float" office:value="19.0953307392996" calcext:value-type="float">
            <text:p>19.0953307393</text:p>
          </table:table-cell>
          <table:table-cell table:number-columns-repeated="4"/>
          <table:table-cell table:formula="of:=LOG([.B142])" office:value-type="float" office:value="0.587374172073065" calcext:value-type="float">
            <text:p>0.5873741721</text:p>
          </table:table-cell>
          <table:table-cell table:formula="of:=LOG([.C142])" office:value-type="float" office:value="2.50542132758328" calcext:value-type="float">
            <text:p>2.5054213276</text:p>
          </table:table-cell>
          <table:table-cell table:formula="of:=LOG([.D142])" office:value-type="float" office:value="0.292920299600006" calcext:value-type="float">
            <text:p>0.2929202996</text:p>
          </table:table-cell>
          <table:table-cell table:formula="of:=LOG([.E142])" office:value-type="float" office:value="-0.988006885340743" calcext:value-type="float">
            <text:p>-0.9880068853</text:p>
          </table:table-cell>
          <table:table-cell table:formula="of:=LOG([.F142])" office:value-type="float" office:value="0.646697731299334" calcext:value-type="float">
            <text:p>0.6466977313</text:p>
          </table:table-cell>
          <table:table-cell table:formula="of:=LOG([.G142])" office:value-type="float" office:value="2.83244504117411" calcext:value-type="float">
            <text:p>2.8324450412</text:p>
          </table:table-cell>
          <table:table-cell table:formula="of:=LOG([.H142])" office:value-type="float" office:value="0.205204363948145" calcext:value-type="float">
            <text:p>0.2052043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19" calcext:value-type="float">
            <text:p>3.619</text:p>
          </table:table-cell>
          <table:table-cell office:value-type="float" office:value="247.3" calcext:value-type="float">
            <text:p>247.3</text:p>
          </table:table-cell>
          <table:table-cell office:value-type="float" office:value="1.791" calcext:value-type="float">
            <text:p>1.791</text:p>
          </table:table-cell>
          <table:table-cell office:value-type="float" office:value="0.07713" calcext:value-type="float">
            <text:p>0.07713</text:p>
          </table:table-cell>
          <table:table-cell office:value-type="float" office:value="4.023" calcext:value-type="float">
            <text:p>4.023</text:p>
          </table:table-cell>
          <table:table-cell office:value-type="float" office:value="478.4" calcext:value-type="float">
            <text:p>478.4</text:p>
          </table:table-cell>
          <table:table-cell office:value-type="float" office:value="1.498" calcext:value-type="float">
            <text:p>1.498</text:p>
          </table:table-cell>
          <table:table-cell table:formula="of:=[.H143]/4" office:value-type="float" office:value="0.3745" calcext:value-type="float">
            <text:p>0.3745</text:p>
          </table:table-cell>
          <table:table-cell table:formula="of:=[.D143]/[.E143]" office:value-type="float" office:value="23.220536756126" calcext:value-type="float">
            <text:p>23.2205367561</text:p>
          </table:table-cell>
          <table:table-cell table:number-columns-repeated="4"/>
          <table:table-cell table:formula="of:=LOG([.B143])" office:value-type="float" office:value="0.558588583108199" calcext:value-type="float">
            <text:p>0.5585885831</text:p>
          </table:table-cell>
          <table:table-cell table:formula="of:=LOG([.C143])" office:value-type="float" office:value="2.3932241163613" calcext:value-type="float">
            <text:p>2.3932241164</text:p>
          </table:table-cell>
          <table:table-cell table:formula="of:=LOG([.D143])" office:value-type="float" office:value="0.253095585849031" calcext:value-type="float">
            <text:p>0.2530955858</text:p>
          </table:table-cell>
          <table:table-cell table:formula="of:=LOG([.E143])" office:value-type="float" office:value="-1.11277666863748" calcext:value-type="float">
            <text:p>-1.1127766686</text:p>
          </table:table-cell>
          <table:table-cell table:formula="of:=LOG([.F143])" office:value-type="float" office:value="0.604550032571261" calcext:value-type="float">
            <text:p>0.6045500326</text:p>
          </table:table-cell>
          <table:table-cell table:formula="of:=LOG([.G143])" office:value-type="float" office:value="2.67979117098035" calcext:value-type="float">
            <text:p>2.679791171</text:p>
          </table:table-cell>
          <table:table-cell table:formula="of:=LOG([.H143])" office:value-type="float" office:value="0.175511813363448" calcext:value-type="float">
            <text:p>0.1755118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26" calcext:value-type="float">
            <text:p>3.826</text:p>
          </table:table-cell>
          <table:table-cell office:value-type="float" office:value="296.7" calcext:value-type="float">
            <text:p>296.7</text:p>
          </table:table-cell>
          <table:table-cell office:value-type="float" office:value="1.734" calcext:value-type="float">
            <text:p>1.734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4.264" calcext:value-type="float">
            <text:p>4.264</text:p>
          </table:table-cell>
          <table:table-cell office:value-type="float" office:value="553.1" calcext:value-type="float">
            <text:p>553.1</text:p>
          </table:table-cell>
          <table:table-cell office:value-type="float" office:value="1.466" calcext:value-type="float">
            <text:p>1.466</text:p>
          </table:table-cell>
          <table:table-cell table:formula="of:=[.H144]/4" office:value-type="float" office:value="0.3665" calcext:value-type="float">
            <text:p>0.3665</text:p>
          </table:table-cell>
          <table:table-cell table:formula="of:=[.D144]/[.E144]" office:value-type="float" office:value="18.3123877917415" calcext:value-type="float">
            <text:p>18.3123877917</text:p>
          </table:table-cell>
          <table:table-cell table:number-columns-repeated="4"/>
          <table:table-cell table:formula="of:=LOG([.B144])" office:value-type="float" office:value="0.582744965691277" calcext:value-type="float">
            <text:p>0.5827449657</text:p>
          </table:table-cell>
          <table:table-cell table:formula="of:=LOG([.C144])" office:value-type="float" office:value="2.47231754631684" calcext:value-type="float">
            <text:p>2.4723175463</text:p>
          </table:table-cell>
          <table:table-cell table:formula="of:=LOG([.D144])" office:value-type="float" office:value="0.239049093140191" calcext:value-type="float">
            <text:p>0.2390490931</text:p>
          </table:table-cell>
          <table:table-cell table:formula="of:=LOG([.E144])" office:value-type="float" office:value="-1.023695883448" calcext:value-type="float">
            <text:p>-1.0236958834</text:p>
          </table:table-cell>
          <table:table-cell table:formula="of:=LOG([.F144])" office:value-type="float" office:value="0.629817196018516" calcext:value-type="float">
            <text:p>0.629817196</text:p>
          </table:table-cell>
          <table:table-cell table:formula="of:=LOG([.G144])" office:value-type="float" office:value="2.74280365846917" calcext:value-type="float">
            <text:p>2.7428036585</text:p>
          </table:table-cell>
          <table:table-cell table:formula="of:=LOG([.H144])" office:value-type="float" office:value="0.166133970305109" calcext:value-type="float">
            <text:p>0.1661339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6" calcext:value-type="float">
            <text:p>3.836</text:p>
          </table:table-cell>
          <table:table-cell office:value-type="float" office:value="339.9" calcext:value-type="float">
            <text:p>339.9</text:p>
          </table:table-cell>
          <table:table-cell office:value-type="float" office:value="1.905" calcext:value-type="float">
            <text:p>1.905</text:p>
          </table:table-cell>
          <table:table-cell office:value-type="float" office:value="0.1617" calcext:value-type="float">
            <text:p>0.1617</text:p>
          </table:table-cell>
          <table:table-cell office:value-type="float" office:value="4.204" calcext:value-type="float">
            <text:p>4.204</text:p>
          </table:table-cell>
          <table:table-cell office:value-type="float" office:value="577.9" calcext:value-type="float">
            <text:p>577.9</text:p>
          </table:table-cell>
          <table:table-cell office:value-type="float" office:value="1.586" calcext:value-type="float">
            <text:p>1.586</text:p>
          </table:table-cell>
          <table:table-cell table:formula="of:=[.H145]/4" office:value-type="float" office:value="0.3965" calcext:value-type="float">
            <text:p>0.3965</text:p>
          </table:table-cell>
          <table:table-cell table:formula="of:=[.D145]/[.E145]" office:value-type="float" office:value="11.7810760667904" calcext:value-type="float">
            <text:p>11.7810760668</text:p>
          </table:table-cell>
          <table:table-cell table:number-columns-repeated="4"/>
          <table:table-cell table:formula="of:=LOG([.B145])" office:value-type="float" office:value="0.583878598498626" calcext:value-type="float">
            <text:p>0.5838785985</text:p>
          </table:table-cell>
          <table:table-cell table:formula="of:=LOG([.C145])" office:value-type="float" office:value="2.53135116458306" calcext:value-type="float">
            <text:p>2.5313511646</text:p>
          </table:table-cell>
          <table:table-cell table:formula="of:=LOG([.D145])" office:value-type="float" office:value="0.279894980011638" calcext:value-type="float">
            <text:p>0.27989498</text:p>
          </table:table-cell>
          <table:table-cell table:formula="of:=LOG([.E145])" office:value-type="float" office:value="-0.791289980093599" calcext:value-type="float">
            <text:p>-0.7912899801</text:p>
          </table:table-cell>
          <table:table-cell table:formula="of:=LOG([.F145])" office:value-type="float" office:value="0.623662707356205" calcext:value-type="float">
            <text:p>0.6236627074</text:p>
          </table:table-cell>
          <table:table-cell table:formula="of:=LOG([.G145])" office:value-type="float" office:value="2.76185269446638" calcext:value-type="float">
            <text:p>2.7618526945</text:p>
          </table:table-cell>
          <table:table-cell table:formula="of:=LOG([.H145])" office:value-type="float" office:value="0.200303182981585" calcext:value-type="float">
            <text:p>0.200303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office:value-type="float" office:value="268.6" calcext:value-type="float">
            <text:p>268.6</text:p>
          </table:table-cell>
          <table:table-cell office:value-type="float" office:value="1.741" calcext:value-type="float">
            <text:p>1.741</text:p>
          </table:table-cell>
          <table:table-cell office:value-type="float" office:value="0.1489" calcext:value-type="float">
            <text:p>0.1489</text:p>
          </table:table-cell>
          <table:table-cell office:value-type="float" office:value="3.946" calcext:value-type="float">
            <text:p>3.946</text:p>
          </table:table-cell>
          <table:table-cell office:value-type="float" office:value="437.7" calcext:value-type="float">
            <text:p>437.7</text:p>
          </table:table-cell>
          <table:table-cell office:value-type="float" office:value="1.507" calcext:value-type="float">
            <text:p>1.507</text:p>
          </table:table-cell>
          <table:table-cell table:formula="of:=[.H146]/4" office:value-type="float" office:value="0.37675" calcext:value-type="float">
            <text:p>0.37675</text:p>
          </table:table-cell>
          <table:table-cell table:formula="of:=[.D146]/[.E146]" office:value-type="float" office:value="11.6924110141034" calcext:value-type="float">
            <text:p>11.6924110141</text:p>
          </table:table-cell>
          <table:table-cell table:number-columns-repeated="4"/>
          <table:table-cell table:formula="of:=LOG([.B146])" office:value-type="float" office:value="0.562292864456475" calcext:value-type="float">
            <text:p>0.5622928645</text:p>
          </table:table-cell>
          <table:table-cell table:formula="of:=LOG([.C146])" office:value-type="float" office:value="2.4291060083327" calcext:value-type="float">
            <text:p>2.4291060083</text:p>
          </table:table-cell>
          <table:table-cell table:formula="of:=LOG([.D146])" office:value-type="float" office:value="0.240798771117331" calcext:value-type="float">
            <text:p>0.2407987711</text:p>
          </table:table-cell>
          <table:table-cell table:formula="of:=LOG([.E146])" office:value-type="float" office:value="-0.827105302247824" calcext:value-type="float">
            <text:p>-0.8271053022</text:p>
          </table:table-cell>
          <table:table-cell table:formula="of:=LOG([.F146])" office:value-type="float" office:value="0.596157080916172" calcext:value-type="float">
            <text:p>0.5961570809</text:p>
          </table:table-cell>
          <table:table-cell table:formula="of:=LOG([.G146])" office:value-type="float" office:value="2.64117654661311" calcext:value-type="float">
            <text:p>2.6411765466</text:p>
          </table:table-cell>
          <table:table-cell table:formula="of:=LOG([.H146])" office:value-type="float" office:value="0.178113252314632" calcext:value-type="float">
            <text:p>0.1781132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99" calcext:value-type="float">
            <text:p>5.499</text:p>
          </table:table-cell>
          <table:table-cell office:value-type="float" office:value="1466" calcext:value-type="float">
            <text:p>1466</text:p>
          </table:table-cell>
          <table:table-cell office:value-type="float" office:value="2.225" calcext:value-type="float">
            <text:p>2.225</text:p>
          </table:table-cell>
          <table:table-cell office:value-type="float" office:value="0.3095" calcext:value-type="float">
            <text:p>0.3095</text:p>
          </table:table-cell>
          <table:table-cell office:value-type="float" office:value="6.168" calcext:value-type="float">
            <text:p>6.168</text:p>
          </table:table-cell>
          <table:table-cell office:value-type="float" office:value="2300" calcext:value-type="float">
            <text:p>2300</text:p>
          </table:table-cell>
          <table:table-cell office:value-type="float" office:value="1.871" calcext:value-type="float">
            <text:p>1.871</text:p>
          </table:table-cell>
          <table:table-cell table:formula="of:=[.H147]/4" office:value-type="float" office:value="0.46775" calcext:value-type="float">
            <text:p>0.46775</text:p>
          </table:table-cell>
          <table:table-cell table:formula="of:=[.D147]/[.E147]" office:value-type="float" office:value="7.18901453957997" calcext:value-type="float">
            <text:p>7.1890145396</text:p>
          </table:table-cell>
          <table:table-cell table:number-columns-repeated="4"/>
          <table:table-cell table:formula="of:=LOG([.B147])" office:value-type="float" office:value="0.740283719681879" calcext:value-type="float">
            <text:p>0.7402837197</text:p>
          </table:table-cell>
          <table:table-cell table:formula="of:=LOG([.C147])" office:value-type="float" office:value="3.16613397030511" calcext:value-type="float">
            <text:p>3.1661339703</text:p>
          </table:table-cell>
          <table:table-cell table:formula="of:=LOG([.D147])" office:value-type="float" office:value="0.34733001531695" calcext:value-type="float">
            <text:p>0.3473300153</text:p>
          </table:table-cell>
          <table:table-cell table:formula="of:=LOG([.E147])" office:value-type="float" office:value="-0.509339346643863" calcext:value-type="float">
            <text:p>-0.5093393466</text:p>
          </table:table-cell>
          <table:table-cell table:formula="of:=LOG([.F147])" office:value-type="float" office:value="0.790144365042901" calcext:value-type="float">
            <text:p>0.790144365</text:p>
          </table:table-cell>
          <table:table-cell table:formula="of:=LOG([.G147])" office:value-type="float" office:value="3.36172783601759" calcext:value-type="float">
            <text:p>3.361727836</text:p>
          </table:table-cell>
          <table:table-cell table:formula="of:=LOG([.H147])" office:value-type="float" office:value="0.27207378750001" calcext:value-type="float">
            <text:p>0.2720737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2" calcext:value-type="float">
            <text:p>4.142</text:p>
          </table:table-cell>
          <table:table-cell office:value-type="float" office:value="403.5" calcext:value-type="float">
            <text:p>403.5</text:p>
          </table:table-cell>
          <table:table-cell office:value-type="float" office:value="1.859" calcext:value-type="float">
            <text:p>1.859</text:p>
          </table:table-cell>
          <table:table-cell office:value-type="float" office:value="0.1666" calcext:value-type="float">
            <text:p>0.1666</text:p>
          </table:table-cell>
          <table:table-cell office:value-type="float" office:value="4.686" calcext:value-type="float">
            <text:p>4.686</text:p>
          </table:table-cell>
          <table:table-cell office:value-type="float" office:value="757.8" calcext:value-type="float">
            <text:p>757.8</text:p>
          </table:table-cell>
          <table:table-cell office:value-type="float" office:value="1.614" calcext:value-type="float">
            <text:p>1.614</text:p>
          </table:table-cell>
          <table:table-cell table:formula="of:=[.H148]/4" office:value-type="float" office:value="0.4035" calcext:value-type="float">
            <text:p>0.4035</text:p>
          </table:table-cell>
          <table:table-cell table:formula="of:=[.D148]/[.E148]" office:value-type="float" office:value="11.1584633853541" calcext:value-type="float">
            <text:p>11.1584633854</text:p>
          </table:table-cell>
          <table:table-cell table:number-columns-repeated="4"/>
          <table:table-cell table:formula="of:=LOG([.B148])" office:value-type="float" office:value="0.617210094557434" calcext:value-type="float">
            <text:p>0.6172100946</text:p>
          </table:table-cell>
          <table:table-cell table:formula="of:=LOG([.C148])" office:value-type="float" office:value="2.60584353905809" calcext:value-type="float">
            <text:p>2.6058435391</text:p>
          </table:table-cell>
          <table:table-cell table:formula="of:=LOG([.D148])" office:value-type="float" office:value="0.269279389771899" calcext:value-type="float">
            <text:p>0.2692793898</text:p>
          </table:table-cell>
          <table:table-cell table:formula="of:=LOG([.E148])" office:value-type="float" office:value="-0.778325002929231" calcext:value-type="float">
            <text:p>-0.7783250029</text:p>
          </table:table-cell>
          <table:table-cell table:formula="of:=LOG([.F148])" office:value-type="float" office:value="0.670802284260944" calcext:value-type="float">
            <text:p>0.6708022843</text:p>
          </table:table-cell>
          <table:table-cell table:formula="of:=LOG([.G148])" office:value-type="float" office:value="2.87955460093897" calcext:value-type="float">
            <text:p>2.8795546009</text:p>
          </table:table-cell>
          <table:table-cell table:formula="of:=LOG([.H148])" office:value-type="float" office:value="0.207903530386052" calcext:value-type="float">
            <text:p>0.2079035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7" calcext:value-type="float">
            <text:p>3.697</text:p>
          </table:table-cell>
          <table:table-cell office:value-type="float" office:value="287.2" calcext:value-type="float">
            <text:p>287.2</text:p>
          </table:table-cell>
          <table:table-cell office:value-type="float" office:value="1.827" calcext:value-type="float">
            <text:p>1.827</text:p>
          </table:table-cell>
          <table:table-cell office:value-type="float" office:value="0.1527" calcext:value-type="float">
            <text:p>0.1527</text:p>
          </table:table-cell>
          <table:table-cell office:value-type="float" office:value="3.982" calcext:value-type="float">
            <text:p>3.982</text:p>
          </table:table-cell>
          <table:table-cell office:value-type="float" office:value="461.1" calcext:value-type="float">
            <text:p>461.1</text:p>
          </table:table-cell>
          <table:table-cell office:value-type="float" office:value="1.54" calcext:value-type="float">
            <text:p>1.54</text:p>
          </table:table-cell>
          <table:table-cell table:formula="of:=[.H149]/4" office:value-type="float" office:value="0.385" calcext:value-type="float">
            <text:p>0.385</text:p>
          </table:table-cell>
          <table:table-cell table:formula="of:=[.D149]/[.E149]" office:value-type="float" office:value="11.9646365422397" calcext:value-type="float">
            <text:p>11.9646365422</text:p>
          </table:table-cell>
          <table:table-cell table:number-columns-repeated="4"/>
          <table:table-cell table:formula="of:=LOG([.B149])" office:value-type="float" office:value="0.567849450573107" calcext:value-type="float">
            <text:p>0.5678494506</text:p>
          </table:table-cell>
          <table:table-cell table:formula="of:=LOG([.C149])" office:value-type="float" office:value="2.45818443557026" calcext:value-type="float">
            <text:p>2.4581844356</text:p>
          </table:table-cell>
          <table:table-cell table:formula="of:=LOG([.D149])" office:value-type="float" office:value="0.261738547352538" calcext:value-type="float">
            <text:p>0.2617385474</text:p>
          </table:table-cell>
          <table:table-cell table:formula="of:=LOG([.E149])" office:value-type="float" office:value="-0.816160962943579" calcext:value-type="float">
            <text:p>-0.8161609629</text:p>
          </table:table-cell>
          <table:table-cell table:formula="of:=LOG([.F149])" office:value-type="float" office:value="0.600101255691391" calcext:value-type="float">
            <text:p>0.6001012557</text:p>
          </table:table-cell>
          <table:table-cell table:formula="of:=LOG([.G149])" office:value-type="float" office:value="2.66379512221941" calcext:value-type="float">
            <text:p>2.6637951222</text:p>
          </table:table-cell>
          <table:table-cell table:formula="of:=LOG([.H149])" office:value-type="float" office:value="0.187520720836463" calcext:value-type="float">
            <text:p>0.1875207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6" calcext:value-type="float">
            <text:p>3.956</text:p>
          </table:table-cell>
          <table:table-cell office:value-type="float" office:value="376.7" calcext:value-type="float">
            <text:p>376.7</text:p>
          </table:table-cell>
          <table:table-cell office:value-type="float" office:value="1.852" calcext:value-type="float">
            <text:p>1.852</text:p>
          </table:table-cell>
          <table:table-cell office:value-type="float" office:value="0.1909" calcext:value-type="float">
            <text:p>0.1909</text:p>
          </table:table-cell>
          <table:table-cell office:value-type="float" office:value="4.294" calcext:value-type="float">
            <text:p>4.294</text:p>
          </table:table-cell>
          <table:table-cell office:value-type="float" office:value="600.5" calcext:value-type="float">
            <text:p>600.5</text:p>
          </table:table-cell>
          <table:table-cell office:value-type="float" office:value="1.597" calcext:value-type="float">
            <text:p>1.597</text:p>
          </table:table-cell>
          <table:table-cell table:formula="of:=[.H150]/4" office:value-type="float" office:value="0.39925" calcext:value-type="float">
            <text:p>0.39925</text:p>
          </table:table-cell>
          <table:table-cell table:formula="of:=[.D150]/[.E150]" office:value-type="float" office:value="9.70141435306443" calcext:value-type="float">
            <text:p>9.7014143531</text:p>
          </table:table-cell>
          <table:table-cell table:number-columns-repeated="4"/>
          <table:table-cell table:formula="of:=LOG([.B150])" office:value-type="float" office:value="0.597256282925142" calcext:value-type="float">
            <text:p>0.5972562829</text:p>
          </table:table-cell>
          <table:table-cell table:formula="of:=LOG([.C150])" office:value-type="float" office:value="2.57599562020327" calcext:value-type="float">
            <text:p>2.5759956202</text:p>
          </table:table-cell>
          <table:table-cell table:formula="of:=LOG([.D150])" office:value-type="float" office:value="0.267640982345915" calcext:value-type="float">
            <text:p>0.2676409823</text:p>
          </table:table-cell>
          <table:table-cell table:formula="of:=LOG([.E150])" office:value-type="float" office:value="-0.719194071606333" calcext:value-type="float">
            <text:p>-0.7191940716</text:p>
          </table:table-cell>
          <table:table-cell table:formula="of:=LOG([.F150])" office:value-type="float" office:value="0.63286204010023" calcext:value-type="float">
            <text:p>0.6328620401</text:p>
          </table:table-cell>
          <table:table-cell table:formula="of:=LOG([.G150])" office:value-type="float" office:value="2.77851301173892" calcext:value-type="float">
            <text:p>2.7785130117</text:p>
          </table:table-cell>
          <table:table-cell table:formula="of:=LOG([.H150])" office:value-type="float" office:value="0.203304916138483" calcext:value-type="float">
            <text:p>0.2033049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8" calcext:value-type="float">
            <text:p>3.688</text:p>
          </table:table-cell>
          <table:table-cell office:value-type="float" office:value="247.2" calcext:value-type="float">
            <text:p>247.2</text:p>
          </table:table-cell>
          <table:table-cell office:value-type="float" office:value="1.793" calcext:value-type="float">
            <text:p>1.793</text:p>
          </table:table-cell>
          <table:table-cell office:value-type="float" office:value="0.03458" calcext:value-type="float">
            <text:p>0.03458</text:p>
          </table:table-cell>
          <table:table-cell office:value-type="float" office:value="4.199" calcext:value-type="float">
            <text:p>4.199</text:p>
          </table:table-cell>
          <table:table-cell office:value-type="float" office:value="536.4" calcext:value-type="float">
            <text:p>536.4</text:p>
          </table:table-cell>
          <table:table-cell office:value-type="float" office:value="1.481" calcext:value-type="float">
            <text:p>1.481</text:p>
          </table:table-cell>
          <table:table-cell table:formula="of:=[.H151]/4" office:value-type="float" office:value="0.37025" calcext:value-type="float">
            <text:p>0.37025</text:p>
          </table:table-cell>
          <table:table-cell table:formula="of:=[.D151]/[.E151]" office:value-type="float" office:value="51.8507807981492" calcext:value-type="float">
            <text:p>51.8507807981</text:p>
          </table:table-cell>
          <table:table-cell table:number-columns-repeated="4"/>
          <table:table-cell table:formula="of:=LOG([.B151])" office:value-type="float" office:value="0.566790912381592" calcext:value-type="float">
            <text:p>0.5667909124</text:p>
          </table:table-cell>
          <table:table-cell table:formula="of:=LOG([.C151])" office:value-type="float" office:value="2.39304846641678" calcext:value-type="float">
            <text:p>2.3930484664</text:p>
          </table:table-cell>
          <table:table-cell table:formula="of:=LOG([.D151])" office:value-type="float" office:value="0.253580289562183" calcext:value-type="float">
            <text:p>0.2535802896</text:p>
          </table:table-cell>
          <table:table-cell table:formula="of:=LOG([.E151])" office:value-type="float" office:value="-1.4611750110621" calcext:value-type="float">
            <text:p>-1.4611750111</text:p>
          </table:table-cell>
          <table:table-cell table:formula="of:=LOG([.F151])" office:value-type="float" office:value="0.62314587463794" calcext:value-type="float">
            <text:p>0.6231458746</text:p>
          </table:table-cell>
          <table:table-cell table:formula="of:=LOG([.G151])" office:value-type="float" office:value="2.72948876917956" calcext:value-type="float">
            <text:p>2.7294887692</text:p>
          </table:table-cell>
          <table:table-cell table:formula="of:=LOG([.H151])" office:value-type="float" office:value="0.170555058521208" calcext:value-type="float">
            <text:p>0.1705550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43" calcext:value-type="float">
            <text:p>3.743</text:p>
          </table:table-cell>
          <table:table-cell office:value-type="float" office:value="268" calcext:value-type="float">
            <text:p>268</text:p>
          </table:table-cell>
          <table:table-cell office:value-type="float" office:value="1.74" calcext:value-type="float">
            <text:p>1.74</text:p>
          </table:table-cell>
          <table:table-cell office:value-type="float" office:value="0.06925" calcext:value-type="float">
            <text:p>0.06925</text:p>
          </table:table-cell>
          <table:table-cell office:value-type="float" office:value="4.217" calcext:value-type="float">
            <text:p>4.217</text:p>
          </table:table-cell>
          <table:table-cell office:value-type="float" office:value="536.8" calcext:value-type="float">
            <text:p>536.8</text:p>
          </table:table-cell>
          <table:table-cell office:value-type="float" office:value="1.47" calcext:value-type="float">
            <text:p>1.47</text:p>
          </table:table-cell>
          <table:table-cell table:formula="of:=[.H152]/4" office:value-type="float" office:value="0.3675" calcext:value-type="float">
            <text:p>0.3675</text:p>
          </table:table-cell>
          <table:table-cell table:formula="of:=[.D152]/[.E152]" office:value-type="float" office:value="25.1263537906137" calcext:value-type="float">
            <text:p>25.1263537906</text:p>
          </table:table-cell>
          <table:table-cell table:number-columns-repeated="4"/>
          <table:table-cell table:formula="of:=LOG([.B152])" office:value-type="float" office:value="0.573219827114422" calcext:value-type="float">
            <text:p>0.5732198271</text:p>
          </table:table-cell>
          <table:table-cell table:formula="of:=LOG([.C152])" office:value-type="float" office:value="2.42813479402879" calcext:value-type="float">
            <text:p>2.428134794</text:p>
          </table:table-cell>
          <table:table-cell table:formula="of:=LOG([.D152])" office:value-type="float" office:value="0.2405492482826" calcext:value-type="float">
            <text:p>0.2405492483</text:p>
          </table:table-cell>
          <table:table-cell table:formula="of:=LOG([.E152])" office:value-type="float" office:value="-1.15958022226351" calcext:value-type="float">
            <text:p>-1.1595802223</text:p>
          </table:table-cell>
          <table:table-cell table:formula="of:=LOG([.F152])" office:value-type="float" office:value="0.625003601014863" calcext:value-type="float">
            <text:p>0.625003601</text:p>
          </table:table-cell>
          <table:table-cell table:formula="of:=LOG([.G152])" office:value-type="float" office:value="2.72981250716094" calcext:value-type="float">
            <text:p>2.7298125072</text:p>
          </table:table-cell>
          <table:table-cell table:formula="of:=LOG([.H152])" office:value-type="float" office:value="0.167317334748176" calcext:value-type="float">
            <text:p>0.1673173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3" calcext:value-type="float">
            <text:p>4.023</text:p>
          </table:table-cell>
          <table:table-cell office:value-type="float" office:value="386.1" calcext:value-type="float">
            <text:p>386.1</text:p>
          </table:table-cell>
          <table:table-cell office:value-type="float" office:value="1.707" calcext:value-type="float">
            <text:p>1.707</text:p>
          </table:table-cell>
          <table:table-cell office:value-type="float" office:value="0.1437" calcext:value-type="float">
            <text:p>0.1437</text:p>
          </table:table-cell>
          <table:table-cell office:value-type="float" office:value="4.486" calcext:value-type="float">
            <text:p>4.486</text:p>
          </table:table-cell>
          <table:table-cell office:value-type="float" office:value="681" calcext:value-type="float">
            <text:p>681</text:p>
          </table:table-cell>
          <table:table-cell office:value-type="float" office:value="1.476" calcext:value-type="float">
            <text:p>1.476</text:p>
          </table:table-cell>
          <table:table-cell table:formula="of:=[.H153]/4" office:value-type="float" office:value="0.369" calcext:value-type="float">
            <text:p>0.369</text:p>
          </table:table-cell>
          <table:table-cell table:formula="of:=[.D153]/[.E153]" office:value-type="float" office:value="11.8789144050104" calcext:value-type="float">
            <text:p>11.878914405</text:p>
          </table:table-cell>
          <table:table-cell table:number-columns-repeated="4"/>
          <table:table-cell table:formula="of:=LOG([.B153])" office:value-type="float" office:value="0.604550032571261" calcext:value-type="float">
            <text:p>0.6045500326</text:p>
          </table:table-cell>
          <table:table-cell table:formula="of:=LOG([.C153])" office:value-type="float" office:value="2.58669980162405" calcext:value-type="float">
            <text:p>2.5866998016</text:p>
          </table:table-cell>
          <table:table-cell table:formula="of:=LOG([.D153])" office:value-type="float" office:value="0.232233521114734" calcext:value-type="float">
            <text:p>0.2322335211</text:p>
          </table:table-cell>
          <table:table-cell table:formula="of:=LOG([.E153])" office:value-type="float" office:value="-0.842543231865774" calcext:value-type="float">
            <text:p>-0.8425432319</text:p>
          </table:table-cell>
          <table:table-cell table:formula="of:=LOG([.F153])" office:value-type="float" office:value="0.651859269246949" calcext:value-type="float">
            <text:p>0.6518592692</text:p>
          </table:table-cell>
          <table:table-cell table:formula="of:=LOG([.G153])" office:value-type="float" office:value="2.83314711191278" calcext:value-type="float">
            <text:p>2.8331471119</text:p>
          </table:table-cell>
          <table:table-cell table:formula="of:=LOG([.H153])" office:value-type="float" office:value="0.169086357487023" calcext:value-type="float">
            <text:p>0.1690863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9" calcext:value-type="float">
            <text:p>3.789</text:p>
          </table:table-cell>
          <table:table-cell office:value-type="float" office:value="294.4" calcext:value-type="float">
            <text:p>294.4</text:p>
          </table:table-cell>
          <table:table-cell office:value-type="float" office:value="1.886" calcext:value-type="float">
            <text:p>1.886</text:p>
          </table:table-cell>
          <table:table-cell office:value-type="float" office:value="0.09686" calcext:value-type="float">
            <text:p>0.09686</text:p>
          </table:table-cell>
          <table:table-cell office:value-type="float" office:value="4.12" calcext:value-type="float">
            <text:p>4.12</text:p>
          </table:table-cell>
          <table:table-cell office:value-type="float" office:value="500.9" calcext:value-type="float">
            <text:p>500.9</text:p>
          </table:table-cell>
          <table:table-cell office:value-type="float" office:value="1.491" calcext:value-type="float">
            <text:p>1.491</text:p>
          </table:table-cell>
          <table:table-cell table:formula="of:=[.H154]/4" office:value-type="float" office:value="0.37275" calcext:value-type="float">
            <text:p>0.37275</text:p>
          </table:table-cell>
          <table:table-cell table:formula="of:=[.D154]/[.E154]" office:value-type="float" office:value="19.4714020235391" calcext:value-type="float">
            <text:p>19.4714020235</text:p>
          </table:table-cell>
          <table:table-cell table:number-columns-repeated="4"/>
          <table:table-cell table:formula="of:=LOG([.B154])" office:value-type="float" office:value="0.578524605274993" calcext:value-type="float">
            <text:p>0.5785246053</text:p>
          </table:table-cell>
          <table:table-cell table:formula="of:=LOG([.C154])" office:value-type="float" office:value="2.46893780566546" calcext:value-type="float">
            <text:p>2.4689378057</text:p>
          </table:table-cell>
          <table:table-cell table:formula="of:=LOG([.D154])" office:value-type="float" office:value="0.27554168840131" calcext:value-type="float">
            <text:p>0.2755416884</text:p>
          </table:table-cell>
          <table:table-cell table:formula="of:=LOG([.E154])" office:value-type="float" office:value="-1.01385553528948" calcext:value-type="float">
            <text:p>-1.0138555353</text:p>
          </table:table-cell>
          <table:table-cell table:formula="of:=LOG([.F154])" office:value-type="float" office:value="0.614897216033135" calcext:value-type="float">
            <text:p>0.614897216</text:p>
          </table:table-cell>
          <table:table-cell table:formula="of:=LOG([.G154])" office:value-type="float" office:value="2.69975103168951" calcext:value-type="float">
            <text:p>2.6997510317</text:p>
          </table:table-cell>
          <table:table-cell table:formula="of:=LOG([.H154])" office:value-type="float" office:value="0.173477643452995" calcext:value-type="float">
            <text:p>0.1734776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19" calcext:value-type="float">
            <text:p>4.019</text:p>
          </table:table-cell>
          <table:table-cell office:value-type="float" office:value="368.6" calcext:value-type="float">
            <text:p>368.6</text:p>
          </table:table-cell>
          <table:table-cell office:value-type="float" office:value="1.852" calcext:value-type="float">
            <text:p>1.852</text:p>
          </table:table-cell>
          <table:table-cell office:value-type="float" office:value="0.157" calcext:value-type="float">
            <text:p>0.157</text:p>
          </table:table-cell>
          <table:table-cell office:value-type="float" office:value="4.436" calcext:value-type="float">
            <text:p>4.436</text:p>
          </table:table-cell>
          <table:table-cell office:value-type="float" office:value="633.6" calcext:value-type="float">
            <text:p>633.6</text:p>
          </table:table-cell>
          <table:table-cell office:value-type="float" office:value="1.563" calcext:value-type="float">
            <text:p>1.563</text:p>
          </table:table-cell>
          <table:table-cell table:formula="of:=[.H155]/4" office:value-type="float" office:value="0.39075" calcext:value-type="float">
            <text:p>0.39075</text:p>
          </table:table-cell>
          <table:table-cell table:formula="of:=[.D155]/[.E155]" office:value-type="float" office:value="11.796178343949" calcext:value-type="float">
            <text:p>11.7961783439</text:p>
          </table:table-cell>
          <table:table-cell table:number-columns-repeated="4"/>
          <table:table-cell table:formula="of:=LOG([.B155])" office:value-type="float" office:value="0.604118006192035" calcext:value-type="float">
            <text:p>0.6041180062</text:p>
          </table:table-cell>
          <table:table-cell table:formula="of:=LOG([.C155])" office:value-type="float" office:value="2.56655533088305" calcext:value-type="float">
            <text:p>2.5665553309</text:p>
          </table:table-cell>
          <table:table-cell table:formula="of:=LOG([.D155])" office:value-type="float" office:value="0.267640982345915" calcext:value-type="float">
            <text:p>0.2676409823</text:p>
          </table:table-cell>
          <table:table-cell table:formula="of:=LOG([.E155])" office:value-type="float" office:value="-0.804100347590766" calcext:value-type="float">
            <text:p>-0.8041003476</text:p>
          </table:table-cell>
          <table:table-cell table:formula="of:=LOG([.F155])" office:value-type="float" office:value="0.646991537477122" calcext:value-type="float">
            <text:p>0.6469915375</text:p>
          </table:table-cell>
          <table:table-cell table:formula="of:=LOG([.G155])" office:value-type="float" office:value="2.80181516858144" calcext:value-type="float">
            <text:p>2.8018151686</text:p>
          </table:table-cell>
          <table:table-cell table:formula="of:=LOG([.H155])" office:value-type="float" office:value="0.193958978019187" calcext:value-type="float">
            <text:p>0.193958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64" calcext:value-type="float">
            <text:p>3.464</text:p>
          </table:table-cell>
          <table:table-cell office:value-type="float" office:value="187.9" calcext:value-type="float">
            <text:p>187.9</text:p>
          </table:table-cell>
          <table:table-cell office:value-type="float" office:value="1.73" calcext:value-type="float">
            <text:p>1.73</text:p>
          </table:table-cell>
          <table:table-cell office:value-type="float" office:value="-0.003637" calcext:value-type="float">
            <text:p>-0.003637</text:p>
          </table:table-cell>
          <table:table-cell office:value-type="float" office:value="3.877" calcext:value-type="float">
            <text:p>3.877</text:p>
          </table:table-cell>
          <table:table-cell office:value-type="float" office:value="400.4" calcext:value-type="float">
            <text:p>400.4</text:p>
          </table:table-cell>
          <table:table-cell office:value-type="float" office:value="1.437" calcext:value-type="float">
            <text:p>1.437</text:p>
          </table:table-cell>
          <table:table-cell table:formula="of:=[.H156]/4" office:value-type="float" office:value="0.35925" calcext:value-type="float">
            <text:p>0.35925</text:p>
          </table:table-cell>
          <table:table-cell table:formula="of:=[.D156]/[.E156]" office:value-type="float" office:value="-475.666758317295" calcext:value-type="float">
            <text:p>-475.6667583173</text:p>
          </table:table-cell>
          <table:table-cell table:number-columns-repeated="4"/>
          <table:table-cell table:formula="of:=LOG([.B156])" office:value-type="float" office:value="0.539577883345309" calcext:value-type="float">
            <text:p>0.5395778833</text:p>
          </table:table-cell>
          <table:table-cell table:formula="of:=LOG([.C156])" office:value-type="float" office:value="2.27392678010053" calcext:value-type="float">
            <text:p>2.2739267801</text:p>
          </table:table-cell>
          <table:table-cell table:formula="of:=LOG([.D156])" office:value-type="float" office:value="0.238046103128795" calcext:value-type="float">
            <text:p>0.2380461031</text:p>
          </table:table-cell>
          <table:table-cell table:formula="of:=LOG([.E156])" office:value-type="string" office:string-value="" calcext:value-type="error">
            <text:p>Err:502</text:p>
          </table:table-cell>
          <table:table-cell table:formula="of:=LOG([.F156])" office:value-type="float" office:value="0.58849580100721" calcext:value-type="float">
            <text:p>0.588495801</text:p>
          </table:table-cell>
          <table:table-cell table:formula="of:=LOG([.G156])" office:value-type="float" office:value="2.60249406880728" calcext:value-type="float">
            <text:p>2.6024940688</text:p>
          </table:table-cell>
          <table:table-cell table:formula="of:=LOG([.H156])" office:value-type="float" office:value="0.157456768134226" calcext:value-type="float">
            <text:p>0.1574567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4" calcext:value-type="float">
            <text:p>3.684</text:p>
          </table:table-cell>
          <table:table-cell office:value-type="float" office:value="233.4" calcext:value-type="float">
            <text:p>233.4</text:p>
          </table:table-cell>
          <table:table-cell office:value-type="float" office:value="1.736" calcext:value-type="float">
            <text:p>1.736</text:p>
          </table:table-cell>
          <table:table-cell office:value-type="float" office:value="0.06683" calcext:value-type="float">
            <text:p>0.06683</text:p>
          </table:table-cell>
          <table:table-cell office:value-type="float" office:value="4.128" calcext:value-type="float">
            <text:p>4.128</text:p>
          </table:table-cell>
          <table:table-cell office:value-type="float" office:value="468.6" calcext:value-type="float">
            <text:p>468.6</text:p>
          </table:table-cell>
          <table:table-cell office:value-type="float" office:value="1.511" calcext:value-type="float">
            <text:p>1.511</text:p>
          </table:table-cell>
          <table:table-cell table:formula="of:=[.H157]/4" office:value-type="float" office:value="0.37775" calcext:value-type="float">
            <text:p>0.37775</text:p>
          </table:table-cell>
          <table:table-cell table:formula="of:=[.D157]/[.E157]" office:value-type="float" office:value="25.9763579230884" calcext:value-type="float">
            <text:p>25.9763579231</text:p>
          </table:table-cell>
          <table:table-cell table:number-columns-repeated="4"/>
          <table:table-cell table:formula="of:=LOG([.B157])" office:value-type="float" office:value="0.566319621524811" calcext:value-type="float">
            <text:p>0.5663196215</text:p>
          </table:table-cell>
          <table:table-cell table:formula="of:=LOG([.C157])" office:value-type="float" office:value="2.36810085170935" calcext:value-type="float">
            <text:p>2.3681008517</text:p>
          </table:table-cell>
          <table:table-cell table:formula="of:=LOG([.D157])" office:value-type="float" office:value="0.239549720840473" calcext:value-type="float">
            <text:p>0.2395497208</text:p>
          </table:table-cell>
          <table:table-cell table:formula="of:=LOG([.E157])" office:value-type="float" office:value="-1.17502853887631" calcext:value-type="float">
            <text:p>-1.1750285389</text:p>
          </table:table-cell>
          <table:table-cell table:formula="of:=LOG([.F157])" office:value-type="float" office:value="0.615739688619155" calcext:value-type="float">
            <text:p>0.6157396886</text:p>
          </table:table-cell>
          <table:table-cell table:formula="of:=LOG([.G157])" office:value-type="float" office:value="2.67080228426094" calcext:value-type="float">
            <text:p>2.6708022843</text:p>
          </table:table-cell>
          <table:table-cell table:formula="of:=LOG([.H157])" office:value-type="float" office:value="0.179264464339025" calcext:value-type="float">
            <text:p>0.1792644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55" calcext:value-type="float">
            <text:p>3.855</text:p>
          </table:table-cell>
          <table:table-cell office:value-type="float" office:value="271.9" calcext:value-type="float">
            <text:p>271.9</text:p>
          </table:table-cell>
          <table:table-cell office:value-type="float" office:value="1.695" calcext:value-type="float">
            <text:p>1.695</text:p>
          </table:table-cell>
          <table:table-cell office:value-type="float" office:value="0.08765" calcext:value-type="float">
            <text:p>0.08765</text:p>
          </table:table-cell>
          <table:table-cell office:value-type="float" office:value="4.384" calcext:value-type="float">
            <text:p>4.384</text:p>
          </table:table-cell>
          <table:table-cell office:value-type="float" office:value="558.2" calcext:value-type="float">
            <text:p>558.2</text:p>
          </table:table-cell>
          <table:table-cell office:value-type="float" office:value="1.522" calcext:value-type="float">
            <text:p>1.522</text:p>
          </table:table-cell>
          <table:table-cell table:formula="of:=[.H158]/4" office:value-type="float" office:value="0.3805" calcext:value-type="float">
            <text:p>0.3805</text:p>
          </table:table-cell>
          <table:table-cell table:formula="of:=[.D158]/[.E158]" office:value-type="float" office:value="19.3382772390188" calcext:value-type="float">
            <text:p>19.338277239</text:p>
          </table:table-cell>
          <table:table-cell table:number-columns-repeated="4"/>
          <table:table-cell table:formula="of:=LOG([.B158])" office:value-type="float" office:value="0.586024382386976" calcext:value-type="float">
            <text:p>0.5860243824</text:p>
          </table:table-cell>
          <table:table-cell table:formula="of:=LOG([.C158])" office:value-type="float" office:value="2.4344092075875" calcext:value-type="float">
            <text:p>2.4344092076</text:p>
          </table:table-cell>
          <table:table-cell table:formula="of:=LOG([.D158])" office:value-type="float" office:value="0.229169702539101" calcext:value-type="float">
            <text:p>0.2291697025</text:p>
          </table:table-cell>
          <table:table-cell table:formula="of:=LOG([.E158])" office:value-type="float" office:value="-1.05724807957019" calcext:value-type="float">
            <text:p>-1.0572480796</text:p>
          </table:table-cell>
          <table:table-cell table:formula="of:=LOG([.F158])" office:value-type="float" office:value="0.641870545476313" calcext:value-type="float">
            <text:p>0.6418705455</text:p>
          </table:table-cell>
          <table:table-cell table:formula="of:=LOG([.G158])" office:value-type="float" office:value="2.74678983215261" calcext:value-type="float">
            <text:p>2.7467898322</text:p>
          </table:table-cell>
          <table:table-cell table:formula="of:=LOG([.H158])" office:value-type="float" office:value="0.182414652434554" calcext:value-type="float">
            <text:p>0.1824146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1" calcext:value-type="float">
            <text:p>4.01</text:p>
          </table:table-cell>
          <table:table-cell office:value-type="float" office:value="432.3" calcext:value-type="float">
            <text:p>432.3</text:p>
          </table:table-cell>
          <table:table-cell office:value-type="float" office:value="1.862" calcext:value-type="float">
            <text:p>1.862</text:p>
          </table:table-cell>
          <table:table-cell office:value-type="float" office:value="0.2152" calcext:value-type="float">
            <text:p>0.2152</text:p>
          </table:table-cell>
          <table:table-cell office:value-type="float" office:value="4.308" calcext:value-type="float">
            <text:p>4.308</text:p>
          </table:table-cell>
          <table:table-cell office:value-type="float" office:value="644.9" calcext:value-type="float">
            <text:p>644.9</text:p>
          </table:table-cell>
          <table:table-cell office:value-type="float" office:value="1.592" calcext:value-type="float">
            <text:p>1.592</text:p>
          </table:table-cell>
          <table:table-cell table:formula="of:=[.H159]/4" office:value-type="float" office:value="0.398" calcext:value-type="float">
            <text:p>0.398</text:p>
          </table:table-cell>
          <table:table-cell table:formula="of:=[.D159]/[.E159]" office:value-type="float" office:value="8.65241635687732" calcext:value-type="float">
            <text:p>8.6524163569</text:p>
          </table:table-cell>
          <table:table-cell table:number-columns-repeated="4"/>
          <table:table-cell table:formula="of:=LOG([.B159])" office:value-type="float" office:value="0.603144372620182" calcext:value-type="float">
            <text:p>0.6031443726</text:p>
          </table:table-cell>
          <table:table-cell table:formula="of:=LOG([.C159])" office:value-type="float" office:value="2.63578523553365" calcext:value-type="float">
            <text:p>2.6357852355</text:p>
          </table:table-cell>
          <table:table-cell table:formula="of:=LOG([.D159])" office:value-type="float" office:value="0.269979676645324" calcext:value-type="float">
            <text:p>0.2699796766</text:p>
          </table:table-cell>
          <table:table-cell table:formula="of:=LOG([.E159])" office:value-type="float" office:value="-0.667157733005648" calcext:value-type="float">
            <text:p>-0.667157733</text:p>
          </table:table-cell>
          <table:table-cell table:formula="of:=LOG([.F159])" office:value-type="float" office:value="0.634275694625944" calcext:value-type="float">
            <text:p>0.6342756946</text:p>
          </table:table-cell>
          <table:table-cell table:formula="of:=LOG([.G159])" office:value-type="float" office:value="2.80949237693734" calcext:value-type="float">
            <text:p>2.8094923769</text:p>
          </table:table-cell>
          <table:table-cell table:formula="of:=LOG([.H159])" office:value-type="float" office:value="0.20194306340165" calcext:value-type="float">
            <text:p>0.2019430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7" calcext:value-type="float">
            <text:p>3.787</text:p>
          </table:table-cell>
          <table:table-cell office:value-type="float" office:value="277.6" calcext:value-type="float">
            <text:p>277.6</text:p>
          </table:table-cell>
          <table:table-cell office:value-type="float" office:value="1.854" calcext:value-type="float">
            <text:p>1.854</text:p>
          </table:table-cell>
          <table:table-cell office:value-type="float" office:value="0.08145" calcext:value-type="float">
            <text:p>0.08145</text:p>
          </table:table-cell>
          <table:table-cell office:value-type="float" office:value="4.288" calcext:value-type="float">
            <text:p>4.288</text:p>
          </table:table-cell>
          <table:table-cell office:value-type="float" office:value="569.3" calcext:value-type="float">
            <text:p>569.3</text:p>
          </table:table-cell>
          <table:table-cell office:value-type="float" office:value="1.546" calcext:value-type="float">
            <text:p>1.546</text:p>
          </table:table-cell>
          <table:table-cell table:formula="of:=[.H160]/4" office:value-type="float" office:value="0.3865" calcext:value-type="float">
            <text:p>0.3865</text:p>
          </table:table-cell>
          <table:table-cell table:formula="of:=[.D160]/[.E160]" office:value-type="float" office:value="22.7624309392265" calcext:value-type="float">
            <text:p>22.7624309392</text:p>
          </table:table-cell>
          <table:table-cell table:number-columns-repeated="4"/>
          <table:table-cell table:formula="of:=LOG([.B160])" office:value-type="float" office:value="0.578295305120826" calcext:value-type="float">
            <text:p>0.5782953051</text:p>
          </table:table-cell>
          <table:table-cell table:formula="of:=LOG([.C160])" office:value-type="float" office:value="2.44341946178282" calcext:value-type="float">
            <text:p>2.4434194618</text:p>
          </table:table-cell>
          <table:table-cell table:formula="of:=LOG([.D160])" office:value-type="float" office:value="0.268109729808478" calcext:value-type="float">
            <text:p>0.2681097298</text:p>
          </table:table-cell>
          <table:table-cell table:formula="of:=LOG([.E160])" office:value-type="float" office:value="-1.08910891135547" calcext:value-type="float">
            <text:p>-1.0891089114</text:p>
          </table:table-cell>
          <table:table-cell table:formula="of:=LOG([.F160])" office:value-type="float" office:value="0.632254776684714" calcext:value-type="float">
            <text:p>0.6322547767</text:p>
          </table:table-cell>
          <table:table-cell table:formula="of:=LOG([.G160])" office:value-type="float" office:value="2.75534118381155" calcext:value-type="float">
            <text:p>2.7553411838</text:p>
          </table:table-cell>
          <table:table-cell table:formula="of:=LOG([.H160])" office:value-type="float" office:value="0.189209489582306" calcext:value-type="float">
            <text:p>0.1892094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99" calcext:value-type="float">
            <text:p>3.499</text:p>
          </table:table-cell>
          <table:table-cell office:value-type="float" office:value="192.8" calcext:value-type="float">
            <text:p>192.8</text:p>
          </table:table-cell>
          <table:table-cell office:value-type="float" office:value="1.741" calcext:value-type="float">
            <text:p>1.741</text:p>
          </table:table-cell>
          <table:table-cell office:value-type="float" office:value="-0.0002474" calcext:value-type="float">
            <text:p>-0.0002474</text:p>
          </table:table-cell>
          <table:table-cell office:value-type="float" office:value="4.023" calcext:value-type="float">
            <text:p>4.023</text:p>
          </table:table-cell>
          <table:table-cell office:value-type="float" office:value="463.1" calcext:value-type="float">
            <text:p>463.1</text:p>
          </table:table-cell>
          <table:table-cell office:value-type="float" office:value="1.497" calcext:value-type="float">
            <text:p>1.497</text:p>
          </table:table-cell>
          <table:table-cell table:formula="of:=[.H161]/4" office:value-type="float" office:value="0.37425" calcext:value-type="float">
            <text:p>0.37425</text:p>
          </table:table-cell>
          <table:table-cell table:formula="of:=[.D161]/[.E161]" office:value-type="float" office:value="-7037.18674211803" calcext:value-type="float">
            <text:p>-7037.186742118</text:p>
          </table:table-cell>
          <table:table-cell table:number-columns-repeated="4"/>
          <table:table-cell table:formula="of:=LOG([.B161])" office:value-type="float" office:value="0.543943942482906" calcext:value-type="float">
            <text:p>0.5439439425</text:p>
          </table:table-cell>
          <table:table-cell table:formula="of:=LOG([.C161])" office:value-type="float" office:value="2.28510702956681" calcext:value-type="float">
            <text:p>2.2851070296</text:p>
          </table:table-cell>
          <table:table-cell table:formula="of:=LOG([.D161])" office:value-type="float" office:value="0.240798771117331" calcext:value-type="float">
            <text:p>0.2407987711</text:p>
          </table:table-cell>
          <table:table-cell table:formula="of:=LOG([.E161])" office:value-type="string" office:string-value="" calcext:value-type="error">
            <text:p>Err:502</text:p>
          </table:table-cell>
          <table:table-cell table:formula="of:=LOG([.F161])" office:value-type="float" office:value="0.604550032571261" calcext:value-type="float">
            <text:p>0.6045500326</text:p>
          </table:table-cell>
          <table:table-cell table:formula="of:=LOG([.G161])" office:value-type="float" office:value="2.66567478099389" calcext:value-type="float">
            <text:p>2.665674781</text:p>
          </table:table-cell>
          <table:table-cell table:formula="of:=LOG([.H161])" office:value-type="float" office:value="0.175221800343052" calcext:value-type="float">
            <text:p>0.1752218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9" calcext:value-type="float">
            <text:p>3.719</text:p>
          </table:table-cell>
          <table:table-cell office:value-type="float" office:value="258.9" calcext:value-type="float">
            <text:p>258.9</text:p>
          </table:table-cell>
          <table:table-cell office:value-type="float" office:value="1.725" calcext:value-type="float">
            <text:p>1.725</text:p>
          </table:table-cell>
          <table:table-cell office:value-type="float" office:value="0.05684" calcext:value-type="float">
            <text:p>0.05684</text:p>
          </table:table-cell>
          <table:table-cell office:value-type="float" office:value="4.168" calcext:value-type="float">
            <text:p>4.168</text:p>
          </table:table-cell>
          <table:table-cell office:value-type="float" office:value="510.3" calcext:value-type="float">
            <text:p>510.3</text:p>
          </table:table-cell>
          <table:table-cell office:value-type="float" office:value="1.442" calcext:value-type="float">
            <text:p>1.442</text:p>
          </table:table-cell>
          <table:table-cell table:formula="of:=[.H162]/4" office:value-type="float" office:value="0.3605" calcext:value-type="float">
            <text:p>0.3605</text:p>
          </table:table-cell>
          <table:table-cell table:formula="of:=[.D162]/[.E162]" office:value-type="float" office:value="30.3483462350457" calcext:value-type="float">
            <text:p>30.348346235</text:p>
          </table:table-cell>
          <table:table-cell table:number-columns-repeated="4"/>
          <table:table-cell table:formula="of:=LOG([.B162])" office:value-type="float" office:value="0.570426178358973" calcext:value-type="float">
            <text:p>0.5704261784</text:p>
          </table:table-cell>
          <table:table-cell table:formula="of:=LOG([.C162])" office:value-type="float" office:value="2.41313205043487" calcext:value-type="float">
            <text:p>2.4131320504</text:p>
          </table:table-cell>
          <table:table-cell table:formula="of:=LOG([.D162])" office:value-type="float" office:value="0.236789099409293" calcext:value-type="float">
            <text:p>0.2367890994</text:p>
          </table:table-cell>
          <table:table-cell table:formula="of:=LOG([.E162])" office:value-type="float" office:value="-1.24534593074457" calcext:value-type="float">
            <text:p>-1.2453459307</text:p>
          </table:table-cell>
          <table:table-cell table:formula="of:=LOG([.F162])" office:value-type="float" office:value="0.619927710291468" calcext:value-type="float">
            <text:p>0.6199277103</text:p>
          </table:table-cell>
          <table:table-cell table:formula="of:=LOG([.G162])" office:value-type="float" office:value="2.70782556833223" calcext:value-type="float">
            <text:p>2.7078255683</text:p>
          </table:table-cell>
          <table:table-cell table:formula="of:=LOG([.H162])" office:value-type="float" office:value="0.15896526038341" calcext:value-type="float">
            <text:p>0.1589652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91" calcext:value-type="float">
            <text:p>3.891</text:p>
          </table:table-cell>
          <table:table-cell office:value-type="float" office:value="314" calcext:value-type="float">
            <text:p>314</text:p>
          </table:table-cell>
          <table:table-cell office:value-type="float" office:value="1.755" calcext:value-type="float">
            <text:p>1.755</text:p>
          </table:table-cell>
          <table:table-cell office:value-type="float" office:value="0.1187" calcext:value-type="float">
            <text:p>0.1187</text:p>
          </table:table-cell>
          <table:table-cell office:value-type="float" office:value="4.287" calcext:value-type="float">
            <text:p>4.287</text:p>
          </table:table-cell>
          <table:table-cell office:value-type="float" office:value="547.4" calcext:value-type="float">
            <text:p>547.4</text:p>
          </table:table-cell>
          <table:table-cell office:value-type="float" office:value="1.484" calcext:value-type="float">
            <text:p>1.484</text:p>
          </table:table-cell>
          <table:table-cell table:formula="of:=[.H163]/4" office:value-type="float" office:value="0.371" calcext:value-type="float">
            <text:p>0.371</text:p>
          </table:table-cell>
          <table:table-cell table:formula="of:=[.D163]/[.E163]" office:value-type="float" office:value="14.7851727042965" calcext:value-type="float">
            <text:p>14.7851727043</text:p>
          </table:table-cell>
          <table:table-cell table:number-columns-repeated="4"/>
          <table:table-cell table:formula="of:=LOG([.B163])" office:value-type="float" office:value="0.590061230803742" calcext:value-type="float">
            <text:p>0.5900612308</text:p>
          </table:table-cell>
          <table:table-cell table:formula="of:=LOG([.C163])" office:value-type="float" office:value="2.49692964807321" calcext:value-type="float">
            <text:p>2.4969296481</text:p>
          </table:table-cell>
          <table:table-cell table:formula="of:=LOG([.D163])" office:value-type="float" office:value="0.244277120801843" calcext:value-type="float">
            <text:p>0.2442771208</text:p>
          </table:table-cell>
          <table:table-cell table:formula="of:=LOG([.E163])" office:value-type="float" office:value="-0.925549281045408" calcext:value-type="float">
            <text:p>-0.925549281</text:p>
          </table:table-cell>
          <table:table-cell table:formula="of:=LOG([.F163])" office:value-type="float" office:value="0.632153483510633" calcext:value-type="float">
            <text:p>0.6321534835</text:p>
          </table:table-cell>
          <table:table-cell table:formula="of:=LOG([.G163])" office:value-type="float" office:value="2.7383047930741" calcext:value-type="float">
            <text:p>2.7383047931</text:p>
          </table:table-cell>
          <table:table-cell table:formula="of:=LOG([.H163])" office:value-type="float" office:value="0.171433900943008" calcext:value-type="float">
            <text:p>0.1714339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23" calcext:value-type="float">
            <text:p>3.923</text:p>
          </table:table-cell>
          <table:table-cell office:value-type="float" office:value="340.4" calcext:value-type="float">
            <text:p>340.4</text:p>
          </table:table-cell>
          <table:table-cell office:value-type="float" office:value="1.894" calcext:value-type="float">
            <text:p>1.894</text:p>
          </table:table-cell>
          <table:table-cell office:value-type="float" office:value="0.1085" calcext:value-type="float">
            <text:p>0.1085</text:p>
          </table:table-cell>
          <table:table-cell office:value-type="float" office:value="4.591" calcext:value-type="float">
            <text:p>4.591</text:p>
          </table:table-cell>
          <table:table-cell office:value-type="float" office:value="771.2" calcext:value-type="float">
            <text:p>771.2</text:p>
          </table:table-cell>
          <table:table-cell office:value-type="float" office:value="1.604" calcext:value-type="float">
            <text:p>1.604</text:p>
          </table:table-cell>
          <table:table-cell table:formula="of:=[.H164]/4" office:value-type="float" office:value="0.401" calcext:value-type="float">
            <text:p>0.401</text:p>
          </table:table-cell>
          <table:table-cell table:formula="of:=[.D164]/[.E164]" office:value-type="float" office:value="17.4562211981567" calcext:value-type="float">
            <text:p>17.4562211982</text:p>
          </table:table-cell>
          <table:table-cell table:number-columns-repeated="4"/>
          <table:table-cell table:formula="of:=LOG([.B164])" office:value-type="float" office:value="0.593618308129536" calcext:value-type="float">
            <text:p>0.5936183081</text:p>
          </table:table-cell>
          <table:table-cell table:formula="of:=LOG([.C164])" office:value-type="float" office:value="2.53198955141255" calcext:value-type="float">
            <text:p>2.5319895514</text:p>
          </table:table-cell>
          <table:table-cell table:formula="of:=LOG([.D164])" office:value-type="float" office:value="0.277379974667255" calcext:value-type="float">
            <text:p>0.2773799747</text:p>
          </table:table-cell>
          <table:table-cell table:formula="of:=LOG([.E164])" office:value-type="float" office:value="-0.964570261815452" calcext:value-type="float">
            <text:p>-0.9645702618</text:p>
          </table:table-cell>
          <table:table-cell table:formula="of:=LOG([.F164])" office:value-type="float" office:value="0.661907292766021" calcext:value-type="float">
            <text:p>0.6619072928</text:p>
          </table:table-cell>
          <table:table-cell table:formula="of:=LOG([.G164])" office:value-type="float" office:value="2.88716702089477" calcext:value-type="float">
            <text:p>2.8871670209</text:p>
          </table:table-cell>
          <table:table-cell table:formula="of:=LOG([.H164])" office:value-type="float" office:value="0.205204363948145" calcext:value-type="float">
            <text:p>0.2052043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27" calcext:value-type="float">
            <text:p>4.127</text:p>
          </table:table-cell>
          <table:table-cell office:value-type="float" office:value="441.8" calcext:value-type="float">
            <text:p>441.8</text:p>
          </table:table-cell>
          <table:table-cell office:value-type="float" office:value="1.913" calcext:value-type="float">
            <text:p>1.913</text:p>
          </table:table-cell>
          <table:table-cell office:value-type="float" office:value="0.1715" calcext:value-type="float">
            <text:p>0.1715</text:p>
          </table:table-cell>
          <table:table-cell office:value-type="float" office:value="4.702" calcext:value-type="float">
            <text:p>4.702</text:p>
          </table:table-cell>
          <table:table-cell office:value-type="float" office:value="848.6" calcext:value-type="float">
            <text:p>848.6</text:p>
          </table:table-cell>
          <table:table-cell office:value-type="float" office:value="1.634" calcext:value-type="float">
            <text:p>1.634</text:p>
          </table:table-cell>
          <table:table-cell table:formula="of:=[.H165]/4" office:value-type="float" office:value="0.4085" calcext:value-type="float">
            <text:p>0.4085</text:p>
          </table:table-cell>
          <table:table-cell table:formula="of:=[.D165]/[.E165]" office:value-type="float" office:value="11.1545189504373" calcext:value-type="float">
            <text:p>11.1545189504</text:p>
          </table:table-cell>
          <table:table-cell table:number-columns-repeated="4"/>
          <table:table-cell table:formula="of:=LOG([.B165])" office:value-type="float" office:value="0.615634468877416" calcext:value-type="float">
            <text:p>0.6156344689</text:p>
          </table:table-cell>
          <table:table-cell table:formula="of:=LOG([.C165])" office:value-type="float" office:value="2.64522571153542" calcext:value-type="float">
            <text:p>2.6452257115</text:p>
          </table:table-cell>
          <table:table-cell table:formula="of:=LOG([.D165])" office:value-type="float" office:value="0.281714970027296" calcext:value-type="float">
            <text:p>0.28171497</text:p>
          </table:table-cell>
          <table:table-cell table:formula="of:=LOG([.E165])" office:value-type="float" office:value="-0.765735875621211" calcext:value-type="float">
            <text:p>-0.7657358756</text:p>
          </table:table-cell>
          <table:table-cell table:formula="of:=LOG([.F165])" office:value-type="float" office:value="0.67228262478892" calcext:value-type="float">
            <text:p>0.6722826248</text:p>
          </table:table-cell>
          <table:table-cell table:formula="of:=LOG([.G165])" office:value-type="float" office:value="2.9287030274306" calcext:value-type="float">
            <text:p>2.9287030274</text:p>
          </table:table-cell>
          <table:table-cell table:formula="of:=LOG([.H165])" office:value-type="float" office:value="0.213252052196397" calcext:value-type="float">
            <text:p>0.2132520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7" calcext:value-type="float">
            <text:p>4.027</text:p>
          </table:table-cell>
          <table:table-cell office:value-type="float" office:value="394.3" calcext:value-type="float">
            <text:p>394.3</text:p>
          </table:table-cell>
          <table:table-cell office:value-type="float" office:value="1.883" calcext:value-type="float">
            <text:p>1.883</text:p>
          </table:table-cell>
          <table:table-cell office:value-type="float" office:value="0.1972" calcext:value-type="float">
            <text:p>0.1972</text:p>
          </table:table-cell>
          <table:table-cell office:value-type="float" office:value="4.426" calcext:value-type="float">
            <text:p>4.426</text:p>
          </table:table-cell>
          <table:table-cell office:value-type="float" office:value="657.8" calcext:value-type="float">
            <text:p>657.8</text:p>
          </table:table-cell>
          <table:table-cell office:value-type="float" office:value="1.629" calcext:value-type="float">
            <text:p>1.629</text:p>
          </table:table-cell>
          <table:table-cell table:formula="of:=[.H166]/4" office:value-type="float" office:value="0.40725" calcext:value-type="float">
            <text:p>0.40725</text:p>
          </table:table-cell>
          <table:table-cell table:formula="of:=[.D166]/[.E166]" office:value-type="float" office:value="9.54868154158215" calcext:value-type="float">
            <text:p>9.5486815416</text:p>
          </table:table-cell>
          <table:table-cell table:number-columns-repeated="4"/>
          <table:table-cell table:formula="of:=LOG([.B166])" office:value-type="float" office:value="0.604981629607432" calcext:value-type="float">
            <text:p>0.6049816296</text:p>
          </table:table-cell>
          <table:table-cell table:formula="of:=LOG([.C166])" office:value-type="float" office:value="2.59582677707322" calcext:value-type="float">
            <text:p>2.5958267771</text:p>
          </table:table-cell>
          <table:table-cell table:formula="of:=LOG([.D166])" office:value-type="float" office:value="0.274850320016665" calcext:value-type="float">
            <text:p>0.27485032</text:p>
          </table:table-cell>
          <table:table-cell table:formula="of:=LOG([.E166])" office:value-type="float" office:value="-0.705093089394807" calcext:value-type="float">
            <text:p>-0.7050930894</text:p>
          </table:table-cell>
          <table:table-cell table:formula="of:=LOG([.F166])" office:value-type="float" office:value="0.646011409591239" calcext:value-type="float">
            <text:p>0.6460114096</text:p>
          </table:table-cell>
          <table:table-cell table:formula="of:=LOG([.G166])" office:value-type="float" office:value="2.81809386914664" calcext:value-type="float">
            <text:p>2.8180938691</text:p>
          </table:table-cell>
          <table:table-cell table:formula="of:=LOG([.H166])" office:value-type="float" office:value="0.211921084308509" calcext:value-type="float">
            <text:p>0.2119210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14" calcext:value-type="float">
            <text:p>3.514</text:p>
          </table:table-cell>
          <table:table-cell office:value-type="float" office:value="208.5" calcext:value-type="float">
            <text:p>208.5</text:p>
          </table:table-cell>
          <table:table-cell office:value-type="float" office:value="1.566" calcext:value-type="float">
            <text:p>1.566</text:p>
          </table:table-cell>
          <table:table-cell office:value-type="float" office:value="0.1053" calcext:value-type="float">
            <text:p>0.1053</text:p>
          </table:table-cell>
          <table:table-cell office:value-type="float" office:value="3.746" calcext:value-type="float">
            <text:p>3.746</text:p>
          </table:table-cell>
          <table:table-cell office:value-type="float" office:value="326.4" calcext:value-type="float">
            <text:p>326.4</text:p>
          </table:table-cell>
          <table:table-cell office:value-type="float" office:value="1.386" calcext:value-type="float">
            <text:p>1.386</text:p>
          </table:table-cell>
          <table:table-cell table:formula="of:=[.H167]/4" office:value-type="float" office:value="0.3465" calcext:value-type="float">
            <text:p>0.3465</text:p>
          </table:table-cell>
          <table:table-cell table:formula="of:=[.D167]/[.E167]" office:value-type="float" office:value="14.8717948717949" calcext:value-type="float">
            <text:p>14.8717948718</text:p>
          </table:table-cell>
          <table:table-cell table:number-columns-repeated="4"/>
          <table:table-cell table:formula="of:=LOG([.B167])" office:value-type="float" office:value="0.545801757159276" calcext:value-type="float">
            <text:p>0.5458017572</text:p>
          </table:table-cell>
          <table:table-cell table:formula="of:=LOG([.C167])" office:value-type="float" office:value="2.31910605930978" calcext:value-type="float">
            <text:p>2.3191060593</text:p>
          </table:table-cell>
          <table:table-cell table:formula="of:=LOG([.D167])" office:value-type="float" office:value="0.194791757721925" calcext:value-type="float">
            <text:p>0.1947917577</text:p>
          </table:table-cell>
          <table:table-cell table:formula="of:=LOG([.E167])" office:value-type="float" office:value="-0.977571628814513" calcext:value-type="float">
            <text:p>-0.9775716288</text:p>
          </table:table-cell>
          <table:table-cell table:formula="of:=LOG([.F167])" office:value-type="float" office:value="0.573567773039219" calcext:value-type="float">
            <text:p>0.573567773</text:p>
          </table:table-cell>
          <table:table-cell table:formula="of:=LOG([.G167])" office:value-type="float" office:value="2.51375015008182" calcext:value-type="float">
            <text:p>2.5137501501</text:p>
          </table:table-cell>
          <table:table-cell table:formula="of:=LOG([.H167])" office:value-type="float" office:value="0.141763230275788" calcext:value-type="float">
            <text:p>0.1417632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14" calcext:value-type="float">
            <text:p>3.414</text:p>
          </table:table-cell>
          <table:table-cell office:value-type="float" office:value="182.1" calcext:value-type="float">
            <text:p>182.1</text:p>
          </table:table-cell>
          <table:table-cell office:value-type="float" office:value="1.571" calcext:value-type="float">
            <text:p>1.571</text:p>
          </table:table-cell>
          <table:table-cell office:value-type="float" office:value="0.06066" calcext:value-type="float">
            <text:p>0.06066</text:p>
          </table:table-cell>
          <table:table-cell office:value-type="float" office:value="3.709" calcext:value-type="float">
            <text:p>3.709</text:p>
          </table:table-cell>
          <table:table-cell office:value-type="float" office:value="324.6" calcext:value-type="float">
            <text:p>324.6</text:p>
          </table:table-cell>
          <table:table-cell office:value-type="float" office:value="1.406" calcext:value-type="float">
            <text:p>1.406</text:p>
          </table:table-cell>
          <table:table-cell table:formula="of:=[.H168]/4" office:value-type="float" office:value="0.3515" calcext:value-type="float">
            <text:p>0.3515</text:p>
          </table:table-cell>
          <table:table-cell table:formula="of:=[.D168]/[.E168]" office:value-type="float" office:value="25.8984503791625" calcext:value-type="float">
            <text:p>25.8984503792</text:p>
          </table:table-cell>
          <table:table-cell table:number-columns-repeated="4"/>
          <table:table-cell table:formula="of:=LOG([.B168])" office:value-type="float" office:value="0.533263516778715" calcext:value-type="float">
            <text:p>0.5332635168</text:p>
          </table:table-cell>
          <table:table-cell table:formula="of:=LOG([.C168])" office:value-type="float" office:value="2.26030994579492" calcext:value-type="float">
            <text:p>2.2603099458</text:p>
          </table:table-cell>
          <table:table-cell table:formula="of:=LOG([.D168])" office:value-type="float" office:value="0.196176185039973" calcext:value-type="float">
            <text:p>0.196176185</text:p>
          </table:table-cell>
          <table:table-cell table:formula="of:=LOG([.E168])" office:value-type="float" office:value="-1.21709759402536" calcext:value-type="float">
            <text:p>-1.217097594</text:p>
          </table:table-cell>
          <table:table-cell table:formula="of:=LOG([.F168])" office:value-type="float" office:value="0.56925683332861" calcext:value-type="float">
            <text:p>0.5692568333</text:p>
          </table:table-cell>
          <table:table-cell table:formula="of:=LOG([.G168])" office:value-type="float" office:value="2.51134851549021" calcext:value-type="float">
            <text:p>2.5113485155</text:p>
          </table:table-cell>
          <table:table-cell table:formula="of:=LOG([.H168])" office:value-type="float" office:value="0.147985320683805" calcext:value-type="float">
            <text:p>0.1479853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16" calcext:value-type="float">
            <text:p>4.016</text:p>
          </table:table-cell>
          <table:table-cell office:value-type="float" office:value="341.3" calcext:value-type="float">
            <text:p>341.3</text:p>
          </table:table-cell>
          <table:table-cell office:value-type="float" office:value="1.759" calcext:value-type="float">
            <text:p>1.759</text:p>
          </table:table-cell>
          <table:table-cell office:value-type="float" office:value="0.1304" calcext:value-type="float">
            <text:p>0.1304</text:p>
          </table:table-cell>
          <table:table-cell office:value-type="float" office:value="4.579" calcext:value-type="float">
            <text:p>4.579</text:p>
          </table:table-cell>
          <table:table-cell office:value-type="float" office:value="676.2" calcext:value-type="float">
            <text:p>676.2</text:p>
          </table:table-cell>
          <table:table-cell office:value-type="float" office:value="1.553" calcext:value-type="float">
            <text:p>1.553</text:p>
          </table:table-cell>
          <table:table-cell table:formula="of:=[.H169]/4" office:value-type="float" office:value="0.38825" calcext:value-type="float">
            <text:p>0.38825</text:p>
          </table:table-cell>
          <table:table-cell table:formula="of:=[.D169]/[.E169]" office:value-type="float" office:value="13.489263803681" calcext:value-type="float">
            <text:p>13.4892638037</text:p>
          </table:table-cell>
          <table:table-cell table:number-columns-repeated="4"/>
          <table:table-cell table:formula="of:=LOG([.B169])" office:value-type="float" office:value="0.603793704136963" calcext:value-type="float">
            <text:p>0.6037937041</text:p>
          </table:table-cell>
          <table:table-cell table:formula="of:=LOG([.C169])" office:value-type="float" office:value="2.53313628827864" calcext:value-type="float">
            <text:p>2.5331362883</text:p>
          </table:table-cell>
          <table:table-cell table:formula="of:=LOG([.D169])" office:value-type="float" office:value="0.245265839457461" calcext:value-type="float">
            <text:p>0.2452658395</text:p>
          </table:table-cell>
          <table:table-cell table:formula="of:=LOG([.E169])" office:value-type="float" office:value="-0.884722408604099" calcext:value-type="float">
            <text:p>-0.8847224086</text:p>
          </table:table-cell>
          <table:table-cell table:formula="of:=LOG([.F169])" office:value-type="float" office:value="0.660770643527697" calcext:value-type="float">
            <text:p>0.6607706435</text:p>
          </table:table-cell>
          <table:table-cell table:formula="of:=LOG([.G169])" office:value-type="float" office:value="2.83007516642975" calcext:value-type="float">
            <text:p>2.8300751664</text:p>
          </table:table-cell>
          <table:table-cell table:formula="of:=LOG([.H169])" office:value-type="float" office:value="0.191171455728558" calcext:value-type="float">
            <text:p>0.1911714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2" calcext:value-type="float">
            <text:p>3.712</text:p>
          </table:table-cell>
          <table:table-cell office:value-type="float" office:value="269.7" calcext:value-type="float">
            <text:p>269.7</text:p>
          </table:table-cell>
          <table:table-cell office:value-type="float" office:value="1.787" calcext:value-type="float">
            <text:p>1.787</text:p>
          </table:table-cell>
          <table:table-cell office:value-type="float" office:value="0.1121" calcext:value-type="float">
            <text:p>0.1121</text:p>
          </table:table-cell>
          <table:table-cell office:value-type="float" office:value="4.035" calcext:value-type="float">
            <text:p>4.035</text:p>
          </table:table-cell>
          <table:table-cell office:value-type="float" office:value="457.1" calcext:value-type="float">
            <text:p>457.1</text:p>
          </table:table-cell>
          <table:table-cell office:value-type="float" office:value="1.493" calcext:value-type="float">
            <text:p>1.493</text:p>
          </table:table-cell>
          <table:table-cell table:formula="of:=[.H170]/4" office:value-type="float" office:value="0.37325" calcext:value-type="float">
            <text:p>0.37325</text:p>
          </table:table-cell>
          <table:table-cell table:formula="of:=[.D170]/[.E170]" office:value-type="float" office:value="15.9411239964318" calcext:value-type="float">
            <text:p>15.9411239964</text:p>
          </table:table-cell>
          <table:table-cell table:number-columns-repeated="4"/>
          <table:table-cell table:formula="of:=LOG([.B170])" office:value-type="float" office:value="0.569607967546824" calcext:value-type="float">
            <text:p>0.5696079675</text:p>
          </table:table-cell>
          <table:table-cell table:formula="of:=LOG([.C170])" office:value-type="float" office:value="2.43088094645289" calcext:value-type="float">
            <text:p>2.4308809465</text:p>
          </table:table-cell>
          <table:table-cell table:formula="of:=LOG([.D170])" office:value-type="float" office:value="0.252124552505644" calcext:value-type="float">
            <text:p>0.2521245525</text:p>
          </table:table-cell>
          <table:table-cell table:formula="of:=LOG([.E170])" office:value-type="float" office:value="-0.950394387405027" calcext:value-type="float">
            <text:p>-0.9503943874</text:p>
          </table:table-cell>
          <table:table-cell table:formula="of:=LOG([.F170])" office:value-type="float" office:value="0.605843539058089" calcext:value-type="float">
            <text:p>0.6058435391</text:p>
          </table:table-cell>
          <table:table-cell table:formula="of:=LOG([.G170])" office:value-type="float" office:value="2.66001122128933" calcext:value-type="float">
            <text:p>2.6600112213</text:p>
          </table:table-cell>
          <table:table-cell table:formula="of:=LOG([.H170])" office:value-type="float" office:value="0.174059807725025" calcext:value-type="float">
            <text:p>0.1740598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57" calcext:value-type="float">
            <text:p>3.857</text:p>
          </table:table-cell>
          <table:table-cell office:value-type="float" office:value="308.2" calcext:value-type="float">
            <text:p>308.2</text:p>
          </table:table-cell>
          <table:table-cell office:value-type="float" office:value="1.866" calcext:value-type="float">
            <text:p>1.866</text:p>
          </table:table-cell>
          <table:table-cell office:value-type="float" office:value="0.08958" calcext:value-type="float">
            <text:p>0.08958</text:p>
          </table:table-cell>
          <table:table-cell office:value-type="float" office:value="4.414" calcext:value-type="float">
            <text:p>4.414</text:p>
          </table:table-cell>
          <table:table-cell office:value-type="float" office:value="649.9" calcext:value-type="float">
            <text:p>649.9</text:p>
          </table:table-cell>
          <table:table-cell office:value-type="float" office:value="1.553" calcext:value-type="float">
            <text:p>1.553</text:p>
          </table:table-cell>
          <table:table-cell table:formula="of:=[.H171]/4" office:value-type="float" office:value="0.38825" calcext:value-type="float">
            <text:p>0.38825</text:p>
          </table:table-cell>
          <table:table-cell table:formula="of:=[.D171]/[.E171]" office:value-type="float" office:value="20.8305425318151" calcext:value-type="float">
            <text:p>20.8305425318</text:p>
          </table:table-cell>
          <table:table-cell table:number-columns-repeated="4"/>
          <table:table-cell table:formula="of:=LOG([.B171])" office:value-type="float" office:value="0.586249638866042" calcext:value-type="float">
            <text:p>0.5862496389</text:p>
          </table:table-cell>
          <table:table-cell table:formula="of:=LOG([.C171])" office:value-type="float" office:value="2.4888326343824" calcext:value-type="float">
            <text:p>2.4888326344</text:p>
          </table:table-cell>
          <table:table-cell table:formula="of:=LOG([.D171])" office:value-type="float" office:value="0.270911639410481" calcext:value-type="float">
            <text:p>0.2709116394</text:p>
          </table:table-cell>
          <table:table-cell table:formula="of:=LOG([.E171])" office:value-type="float" office:value="-1.04778894189133" calcext:value-type="float">
            <text:p>-1.0477889419</text:p>
          </table:table-cell>
          <table:table-cell table:formula="of:=LOG([.F171])" office:value-type="float" office:value="0.644832328825636" calcext:value-type="float">
            <text:p>0.6448323288</text:p>
          </table:table-cell>
          <table:table-cell table:formula="of:=LOG([.G171])" office:value-type="float" office:value="2.81284653696707" calcext:value-type="float">
            <text:p>2.812846537</text:p>
          </table:table-cell>
          <table:table-cell table:formula="of:=LOG([.H171])" office:value-type="float" office:value="0.191171455728558" calcext:value-type="float">
            <text:p>0.1911714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5" calcext:value-type="float">
            <text:p>3.775</text:p>
          </table:table-cell>
          <table:table-cell office:value-type="float" office:value="312.9" calcext:value-type="float">
            <text:p>312.9</text:p>
          </table:table-cell>
          <table:table-cell office:value-type="float" office:value="1.971" calcext:value-type="float">
            <text:p>1.971</text:p>
          </table:table-cell>
          <table:table-cell office:value-type="float" office:value="0.1469" calcext:value-type="float">
            <text:p>0.1469</text:p>
          </table:table-cell>
          <table:table-cell office:value-type="float" office:value="4.208" calcext:value-type="float">
            <text:p>4.208</text:p>
          </table:table-cell>
          <table:table-cell office:value-type="float" office:value="590" calcext:value-type="float">
            <text:p>590</text:p>
          </table:table-cell>
          <table:table-cell office:value-type="float" office:value="1.64" calcext:value-type="float">
            <text:p>1.64</text:p>
          </table:table-cell>
          <table:table-cell table:formula="of:=[.H172]/4" office:value-type="float" office:value="0.41" calcext:value-type="float">
            <text:p>0.41</text:p>
          </table:table-cell>
          <table:table-cell table:formula="of:=[.D172]/[.E172]" office:value-type="float" office:value="13.4172906739278" calcext:value-type="float">
            <text:p>13.4172906739</text:p>
          </table:table-cell>
          <table:table-cell table:number-columns-repeated="4"/>
          <table:table-cell table:formula="of:=LOG([.B172])" office:value-type="float" office:value="0.576916955965207" calcext:value-type="float">
            <text:p>0.576916956</text:p>
          </table:table-cell>
          <table:table-cell table:formula="of:=LOG([.C172])" office:value-type="float" office:value="2.49540556314619" calcext:value-type="float">
            <text:p>2.4954055631</text:p>
          </table:table-cell>
          <table:table-cell table:formula="of:=LOG([.D172])" office:value-type="float" office:value="0.294686624279443" calcext:value-type="float">
            <text:p>0.2946866243</text:p>
          </table:table-cell>
          <table:table-cell table:formula="of:=LOG([.E172])" office:value-type="float" office:value="-0.832978204209743" calcext:value-type="float">
            <text:p>-0.8329782042</text:p>
          </table:table-cell>
          <table:table-cell table:formula="of:=LOG([.F172])" office:value-type="float" office:value="0.624075731145683" calcext:value-type="float">
            <text:p>0.6240757311</text:p>
          </table:table-cell>
          <table:table-cell table:formula="of:=LOG([.G172])" office:value-type="float" office:value="2.77085201164214" calcext:value-type="float">
            <text:p>2.7708520116</text:p>
          </table:table-cell>
          <table:table-cell table:formula="of:=LOG([.H172])" office:value-type="float" office:value="0.214843848047698" calcext:value-type="float">
            <text:p>0.214843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9" calcext:value-type="float">
            <text:p>3.869</text:p>
          </table:table-cell>
          <table:table-cell office:value-type="float" office:value="355" calcext:value-type="float">
            <text:p>355</text:p>
          </table:table-cell>
          <table:table-cell office:value-type="float" office:value="1.841" calcext:value-type="float">
            <text:p>1.841</text:p>
          </table:table-cell>
          <table:table-cell office:value-type="float" office:value="0.1553" calcext:value-type="float">
            <text:p>0.1553</text:p>
          </table:table-cell>
          <table:table-cell office:value-type="float" office:value="4.239" calcext:value-type="float">
            <text:p>4.239</text:p>
          </table:table-cell>
          <table:table-cell office:value-type="float" office:value="596.2" calcext:value-type="float">
            <text:p>596.2</text:p>
          </table:table-cell>
          <table:table-cell office:value-type="float" office:value="1.534" calcext:value-type="float">
            <text:p>1.534</text:p>
          </table:table-cell>
          <table:table-cell table:formula="of:=[.H173]/4" office:value-type="float" office:value="0.3835" calcext:value-type="float">
            <text:p>0.3835</text:p>
          </table:table-cell>
          <table:table-cell table:formula="of:=[.D173]/[.E173]" office:value-type="float" office:value="11.8544752092724" calcext:value-type="float">
            <text:p>11.8544752093</text:p>
          </table:table-cell>
          <table:table-cell table:number-columns-repeated="4"/>
          <table:table-cell table:formula="of:=LOG([.B173])" office:value-type="float" office:value="0.587598729721245" calcext:value-type="float">
            <text:p>0.5875987297</text:p>
          </table:table-cell>
          <table:table-cell table:formula="of:=LOG([.C173])" office:value-type="float" office:value="2.55022835305509" calcext:value-type="float">
            <text:p>2.5502283531</text:p>
          </table:table-cell>
          <table:table-cell table:formula="of:=LOG([.D173])" office:value-type="float" office:value="0.265053788504015" calcext:value-type="float">
            <text:p>0.2650537885</text:p>
          </table:table-cell>
          <table:table-cell table:formula="of:=LOG([.E173])" office:value-type="float" office:value="-0.808828544271441" calcext:value-type="float">
            <text:p>-0.8088285443</text:p>
          </table:table-cell>
          <table:table-cell table:formula="of:=LOG([.F173])" office:value-type="float" office:value="0.627263416568221" calcext:value-type="float">
            <text:p>0.6272634166</text:p>
          </table:table-cell>
          <table:table-cell table:formula="of:=LOG([.G173])" office:value-type="float" office:value="2.77539197169661" calcext:value-type="float">
            <text:p>2.7753919717</text:p>
          </table:table-cell>
          <table:table-cell table:formula="of:=LOG([.H173])" office:value-type="float" office:value="0.185825359612962" calcext:value-type="float">
            <text:p>0.1858253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3" calcext:value-type="float">
            <text:p>3.683</text:p>
          </table:table-cell>
          <table:table-cell office:value-type="float" office:value="255.4" calcext:value-type="float">
            <text:p>255.4</text:p>
          </table:table-cell>
          <table:table-cell office:value-type="float" office:value="1.792" calcext:value-type="float">
            <text:p>1.792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4.06" calcext:value-type="float">
            <text:p>4.06</text:p>
          </table:table-cell>
          <table:table-cell office:value-type="float" office:value="473.3" calcext:value-type="float">
            <text:p>473.3</text:p>
          </table:table-cell>
          <table:table-cell office:value-type="float" office:value="1.429" calcext:value-type="float">
            <text:p>1.429</text:p>
          </table:table-cell>
          <table:table-cell table:formula="of:=[.H174]/4" office:value-type="float" office:value="0.35725" calcext:value-type="float">
            <text:p>0.35725</text:p>
          </table:table-cell>
          <table:table-cell table:formula="of:=[.D174]/[.E174]" office:value-type="float" office:value="34.4681669551837" calcext:value-type="float">
            <text:p>34.4681669552</text:p>
          </table:table-cell>
          <table:table-cell table:number-columns-repeated="4"/>
          <table:table-cell table:formula="of:=LOG([.B174])" office:value-type="float" office:value="0.566201718854913" calcext:value-type="float">
            <text:p>0.5662017189</text:p>
          </table:table-cell>
          <table:table-cell table:formula="of:=LOG([.C174])" office:value-type="float" office:value="2.4072208929274" calcext:value-type="float">
            <text:p>2.4072208929</text:p>
          </table:table-cell>
          <table:table-cell table:formula="of:=LOG([.D174])" office:value-type="float" office:value="0.253338005326106" calcext:value-type="float">
            <text:p>0.2533380053</text:p>
          </table:table-cell>
          <table:table-cell table:formula="of:=LOG([.E174])" office:value-type="float" office:value="-1.28408018256642" calcext:value-type="float">
            <text:p>-1.2840801826</text:p>
          </table:table-cell>
          <table:table-cell table:formula="of:=LOG([.F174])" office:value-type="float" office:value="0.608526033577194" calcext:value-type="float">
            <text:p>0.6085260336</text:p>
          </table:table-cell>
          <table:table-cell table:formula="of:=LOG([.G174])" office:value-type="float" office:value="2.67513650446799" calcext:value-type="float">
            <text:p>2.6751365045</text:p>
          </table:table-cell>
          <table:table-cell table:formula="of:=LOG([.H174])" office:value-type="float" office:value="0.15503222879097" calcext:value-type="float">
            <text:p>0.1550322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09" calcext:value-type="float">
            <text:p>3.609</text:p>
          </table:table-cell>
          <table:table-cell office:value-type="float" office:value="237.6" calcext:value-type="float">
            <text:p>237.6</text:p>
          </table:table-cell>
          <table:table-cell office:value-type="float" office:value="1.773" calcext:value-type="float">
            <text:p>1.773</text:p>
          </table:table-cell>
          <table:table-cell office:value-type="float" office:value="0.1231" calcext:value-type="float">
            <text:p>0.1231</text:p>
          </table:table-cell>
          <table:table-cell office:value-type="float" office:value="3.959" calcext:value-type="float">
            <text:p>3.959</text:p>
          </table:table-cell>
          <table:table-cell office:value-type="float" office:value="428.6" calcext:value-type="float">
            <text:p>428.6</text:p>
          </table:table-cell>
          <table:table-cell office:value-type="float" office:value="1.558" calcext:value-type="float">
            <text:p>1.558</text:p>
          </table:table-cell>
          <table:table-cell table:formula="of:=[.H175]/4" office:value-type="float" office:value="0.3895" calcext:value-type="float">
            <text:p>0.3895</text:p>
          </table:table-cell>
          <table:table-cell table:formula="of:=[.D175]/[.E175]" office:value-type="float" office:value="14.4029244516653" calcext:value-type="float">
            <text:p>14.4029244517</text:p>
          </table:table-cell>
          <table:table-cell table:number-columns-repeated="4"/>
          <table:table-cell table:formula="of:=LOG([.B175])" office:value-type="float" office:value="0.557386882059507" calcext:value-type="float">
            <text:p>0.5573868821</text:p>
          </table:table-cell>
          <table:table-cell table:formula="of:=LOG([.C175])" office:value-type="float" office:value="2.37584643630916" calcext:value-type="float">
            <text:p>2.3758464363</text:p>
          </table:table-cell>
          <table:table-cell table:formula="of:=LOG([.D175])" office:value-type="float" office:value="0.248708735600918" calcext:value-type="float">
            <text:p>0.2487087356</text:p>
          </table:table-cell>
          <table:table-cell table:formula="of:=LOG([.E175])" office:value-type="float" office:value="-0.909741947068684" calcext:value-type="float">
            <text:p>-0.9097419471</text:p>
          </table:table-cell>
          <table:table-cell table:formula="of:=LOG([.F175])" office:value-type="float" office:value="0.597585501752205" calcext:value-type="float">
            <text:p>0.5975855018</text:p>
          </table:table-cell>
          <table:table-cell table:formula="of:=LOG([.G175])" office:value-type="float" office:value="2.63205216670581" calcext:value-type="float">
            <text:p>2.6320521667</text:p>
          </table:table-cell>
          <table:table-cell table:formula="of:=LOG([.H175])" office:value-type="float" office:value="0.192567453336546" calcext:value-type="float">
            <text:p>0.1925674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23" calcext:value-type="float">
            <text:p>4.523</text:p>
          </table:table-cell>
          <table:table-cell office:value-type="float" office:value="736.1" calcext:value-type="float">
            <text:p>736.1</text:p>
          </table:table-cell>
          <table:table-cell office:value-type="float" office:value="2.071" calcext:value-type="float">
            <text:p>2.071</text:p>
          </table:table-cell>
          <table:table-cell office:value-type="float" office:value="0.2807" calcext:value-type="float">
            <text:p>0.2807</text:p>
          </table:table-cell>
          <table:table-cell office:value-type="float" office:value="4.9" calcext:value-type="float">
            <text:p>4.9</text:p>
          </table:table-cell>
          <table:table-cell office:value-type="float" office:value="1082" calcext:value-type="float">
            <text:p>1082</text:p>
          </table:table-cell>
          <table:table-cell office:value-type="float" office:value="1.765" calcext:value-type="float">
            <text:p>1.765</text:p>
          </table:table-cell>
          <table:table-cell table:formula="of:=[.H176]/4" office:value-type="float" office:value="0.44125" calcext:value-type="float">
            <text:p>0.44125</text:p>
          </table:table-cell>
          <table:table-cell table:formula="of:=[.D176]/[.E176]" office:value-type="float" office:value="7.37798361239758" calcext:value-type="float">
            <text:p>7.3779836124</text:p>
          </table:table-cell>
          <table:table-cell table:number-columns-repeated="4"/>
          <table:table-cell table:formula="of:=LOG([.B176])" office:value-type="float" office:value="0.655426587745919" calcext:value-type="float">
            <text:p>0.6554265877</text:p>
          </table:table-cell>
          <table:table-cell table:formula="of:=LOG([.C176])" office:value-type="float" office:value="2.86693681773164" calcext:value-type="float">
            <text:p>2.8669368177</text:p>
          </table:table-cell>
          <table:table-cell table:formula="of:=LOG([.D176])" office:value-type="float" office:value="0.316180098893453" calcext:value-type="float">
            <text:p>0.3161800989</text:p>
          </table:table-cell>
          <table:table-cell table:formula="of:=LOG([.E176])" office:value-type="float" office:value="-0.551757587365561" calcext:value-type="float">
            <text:p>-0.5517575874</text:p>
          </table:table-cell>
          <table:table-cell table:formula="of:=LOG([.F176])" office:value-type="float" office:value="0.690196080028514" calcext:value-type="float">
            <text:p>0.69019608</text:p>
          </table:table-cell>
          <table:table-cell table:formula="of:=LOG([.G176])" office:value-type="float" office:value="3.03422726077055" calcext:value-type="float">
            <text:p>3.0342272608</text:p>
          </table:table-cell>
          <table:table-cell table:formula="of:=LOG([.H176])" office:value-type="float" office:value="0.246744709723841" calcext:value-type="float">
            <text:p>0.2467447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79" calcext:value-type="float">
            <text:p>3.679</text:p>
          </table:table-cell>
          <table:table-cell office:value-type="float" office:value="286.8" calcext:value-type="float">
            <text:p>286.8</text:p>
          </table:table-cell>
          <table:table-cell office:value-type="float" office:value="1.889" calcext:value-type="float">
            <text:p>1.889</text:p>
          </table:table-cell>
          <table:table-cell office:value-type="float" office:value="0.1343" calcext:value-type="float">
            <text:p>0.1343</text:p>
          </table:table-cell>
          <table:table-cell office:value-type="float" office:value="4.05" calcext:value-type="float">
            <text:p>4.05</text:p>
          </table:table-cell>
          <table:table-cell office:value-type="float" office:value="516.2" calcext:value-type="float">
            <text:p>516.2</text:p>
          </table:table-cell>
          <table:table-cell office:value-type="float" office:value="1.578" calcext:value-type="float">
            <text:p>1.578</text:p>
          </table:table-cell>
          <table:table-cell table:formula="of:=[.H177]/4" office:value-type="float" office:value="0.3945" calcext:value-type="float">
            <text:p>0.3945</text:p>
          </table:table-cell>
          <table:table-cell table:formula="of:=[.D177]/[.E177]" office:value-type="float" office:value="14.0655249441549" calcext:value-type="float">
            <text:p>14.0655249442</text:p>
          </table:table-cell>
          <table:table-cell table:number-columns-repeated="4"/>
          <table:table-cell table:formula="of:=LOG([.B177])" office:value-type="float" office:value="0.565729787831127" calcext:value-type="float">
            <text:p>0.5657297878</text:p>
          </table:table-cell>
          <table:table-cell table:formula="of:=LOG([.C177])" office:value-type="float" office:value="2.45757914699576" calcext:value-type="float">
            <text:p>2.457579147</text:p>
          </table:table-cell>
          <table:table-cell table:formula="of:=LOG([.D177])" office:value-type="float" office:value="0.276231957921834" calcext:value-type="float">
            <text:p>0.2762319579</text:p>
          </table:table-cell>
          <table:table-cell table:formula="of:=LOG([.E177])" office:value-type="float" office:value="-0.871923987331284" calcext:value-type="float">
            <text:p>-0.8719239873</text:p>
          </table:table-cell>
          <table:table-cell table:formula="of:=LOG([.F177])" office:value-type="float" office:value="0.607455023214668" calcext:value-type="float">
            <text:p>0.6074550232</text:p>
          </table:table-cell>
          <table:table-cell table:formula="of:=LOG([.G177])" office:value-type="float" office:value="2.71281800020785" calcext:value-type="float">
            <text:p>2.7128180002</text:p>
          </table:table-cell>
          <table:table-cell table:formula="of:=LOG([.H177])" office:value-type="float" office:value="0.198106998873401" calcext:value-type="float">
            <text:p>0.1981069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61" calcext:value-type="float">
            <text:p>3.561</text:p>
          </table:table-cell>
          <table:table-cell office:value-type="float" office:value="212.2" calcext:value-type="float">
            <text:p>212.2</text:p>
          </table:table-cell>
          <table:table-cell office:value-type="float" office:value="1.739" calcext:value-type="float">
            <text:p>1.739</text:p>
          </table:table-cell>
          <table:table-cell office:value-type="float" office:value="0.08488" calcext:value-type="float">
            <text:p>0.08488</text:p>
          </table:table-cell>
          <table:table-cell office:value-type="float" office:value="3.792" calcext:value-type="float">
            <text:p>3.792</text:p>
          </table:table-cell>
          <table:table-cell office:value-type="float" office:value="337.5" calcext:value-type="float">
            <text:p>337.5</text:p>
          </table:table-cell>
          <table:table-cell office:value-type="float" office:value="1.436" calcext:value-type="float">
            <text:p>1.436</text:p>
          </table:table-cell>
          <table:table-cell table:formula="of:=[.H178]/4" office:value-type="float" office:value="0.359" calcext:value-type="float">
            <text:p>0.359</text:p>
          </table:table-cell>
          <table:table-cell table:formula="of:=[.D178]/[.E178]" office:value-type="float" office:value="20.4877474081056" calcext:value-type="float">
            <text:p>20.4877474081</text:p>
          </table:table-cell>
          <table:table-cell table:number-columns-repeated="4"/>
          <table:table-cell table:formula="of:=LOG([.B178])" office:value-type="float" office:value="0.551571973674254" calcext:value-type="float">
            <text:p>0.5515719737</text:p>
          </table:table-cell>
          <table:table-cell table:formula="of:=LOG([.C178])" office:value-type="float" office:value="2.32674537956532" calcext:value-type="float">
            <text:p>2.3267453796</text:p>
          </table:table-cell>
          <table:table-cell table:formula="of:=LOG([.D178])" office:value-type="float" office:value="0.240299582002712" calcext:value-type="float">
            <text:p>0.240299582</text:p>
          </table:table-cell>
          <table:table-cell table:formula="of:=LOG([.E178])" office:value-type="float" office:value="-1.07119462910672" calcext:value-type="float">
            <text:p>-1.0711946291</text:p>
          </table:table-cell>
          <table:table-cell table:formula="of:=LOG([.F178])" office:value-type="float" office:value="0.578868328666029" calcext:value-type="float">
            <text:p>0.5788683287</text:p>
          </table:table-cell>
          <table:table-cell table:formula="of:=LOG([.G178])" office:value-type="float" office:value="2.52827377716704" calcext:value-type="float">
            <text:p>2.5282737772</text:p>
          </table:table-cell>
          <table:table-cell table:formula="of:=LOG([.H178])" office:value-type="float" office:value="0.157154439906281" calcext:value-type="float">
            <text:p>0.1571544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7" calcext:value-type="float">
            <text:p>3.707</text:p>
          </table:table-cell>
          <table:table-cell office:value-type="float" office:value="253.5" calcext:value-type="float">
            <text:p>253.5</text:p>
          </table:table-cell>
          <table:table-cell office:value-type="float" office:value="1.66" calcext:value-type="float">
            <text:p>1.66</text:p>
          </table:table-cell>
          <table:table-cell office:value-type="float" office:value="0.06215" calcext:value-type="float">
            <text:p>0.06215</text:p>
          </table:table-cell>
          <table:table-cell office:value-type="float" office:value="4.118" calcext:value-type="float">
            <text:p>4.118</text:p>
          </table:table-cell>
          <table:table-cell office:value-type="float" office:value="477.6" calcext:value-type="float">
            <text:p>477.6</text:p>
          </table:table-cell>
          <table:table-cell office:value-type="float" office:value="1.413" calcext:value-type="float">
            <text:p>1.413</text:p>
          </table:table-cell>
          <table:table-cell table:formula="of:=[.H179]/4" office:value-type="float" office:value="0.35325" calcext:value-type="float">
            <text:p>0.35325</text:p>
          </table:table-cell>
          <table:table-cell table:formula="of:=[.D179]/[.E179]" office:value-type="float" office:value="26.7095736122285" calcext:value-type="float">
            <text:p>26.7095736122</text:p>
          </table:table-cell>
          <table:table-cell table:number-columns-repeated="4"/>
          <table:table-cell table:formula="of:=LOG([.B179])" office:value-type="float" office:value="0.569022586029564" calcext:value-type="float">
            <text:p>0.569022586</text:p>
          </table:table-cell>
          <table:table-cell table:formula="of:=LOG([.C179])" office:value-type="float" office:value="2.40397796366935" calcext:value-type="float">
            <text:p>2.4039779637</text:p>
          </table:table-cell>
          <table:table-cell table:formula="of:=LOG([.D179])" office:value-type="float" office:value="0.220108088040055" calcext:value-type="float">
            <text:p>0.220108088</text:p>
          </table:table-cell>
          <table:table-cell table:formula="of:=LOG([.E179])" office:value-type="float" office:value="-1.20655886702234" calcext:value-type="float">
            <text:p>-1.206558867</text:p>
          </table:table-cell>
          <table:table-cell table:formula="of:=LOG([.F179])" office:value-type="float" office:value="0.614686342282013" calcext:value-type="float">
            <text:p>0.6146863423</text:p>
          </table:table-cell>
          <table:table-cell table:formula="of:=LOG([.G179])" office:value-type="float" office:value="2.67906431812131" calcext:value-type="float">
            <text:p>2.6790643181</text:p>
          </table:table-cell>
          <table:table-cell table:formula="of:=LOG([.H179])" office:value-type="float" office:value="0.150142161848559" calcext:value-type="float">
            <text:p>0.150142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4" calcext:value-type="float">
            <text:p>3.774</text:p>
          </table:table-cell>
          <table:table-cell office:value-type="float" office:value="285.1" calcext:value-type="float">
            <text:p>285.1</text:p>
          </table:table-cell>
          <table:table-cell office:value-type="float" office:value="1.81" calcext:value-type="float">
            <text:p>1.81</text:p>
          </table:table-cell>
          <table:table-cell office:value-type="float" office:value="0.07028" calcext:value-type="float">
            <text:p>0.07028</text:p>
          </table:table-cell>
          <table:table-cell office:value-type="float" office:value="4.182" calcext:value-type="float">
            <text:p>4.182</text:p>
          </table:table-cell>
          <table:table-cell office:value-type="float" office:value="529.8" calcext:value-type="float">
            <text:p>529.8</text:p>
          </table:table-cell>
          <table:table-cell office:value-type="float" office:value="1.452" calcext:value-type="float">
            <text:p>1.452</text:p>
          </table:table-cell>
          <table:table-cell table:formula="of:=[.H180]/4" office:value-type="float" office:value="0.363" calcext:value-type="float">
            <text:p>0.363</text:p>
          </table:table-cell>
          <table:table-cell table:formula="of:=[.D180]/[.E180]" office:value-type="float" office:value="25.7541263517359" calcext:value-type="float">
            <text:p>25.7541263517</text:p>
          </table:table-cell>
          <table:table-cell table:number-columns-repeated="4"/>
          <table:table-cell table:formula="of:=LOG([.B180])" office:value-type="float" office:value="0.576801895828913" calcext:value-type="float">
            <text:p>0.5768018958</text:p>
          </table:table-cell>
          <table:table-cell table:formula="of:=LOG([.C180])" office:value-type="float" office:value="2.45499721730946" calcext:value-type="float">
            <text:p>2.4549972173</text:p>
          </table:table-cell>
          <table:table-cell table:formula="of:=LOG([.D180])" office:value-type="float" office:value="0.257678574869184" calcext:value-type="float">
            <text:p>0.2576785749</text:p>
          </table:table-cell>
          <table:table-cell table:formula="of:=LOG([.E180])" office:value-type="float" office:value="-1.15316824717674" calcext:value-type="float">
            <text:p>-1.1531682472</text:p>
          </table:table-cell>
          <table:table-cell table:formula="of:=LOG([.F180])" office:value-type="float" office:value="0.621384028481653" calcext:value-type="float">
            <text:p>0.6213840285</text:p>
          </table:table-cell>
          <table:table-cell table:formula="of:=LOG([.G180])" office:value-type="float" office:value="2.72411195396121" calcext:value-type="float">
            <text:p>2.724111954</text:p>
          </table:table-cell>
          <table:table-cell table:formula="of:=LOG([.H180])" office:value-type="float" office:value="0.161966616364075" calcext:value-type="float">
            <text:p>0.1619666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56" calcext:value-type="float">
            <text:p>3.756</text:p>
          </table:table-cell>
          <table:table-cell office:value-type="float" office:value="265.4" calcext:value-type="float">
            <text:p>265.4</text:p>
          </table:table-cell>
          <table:table-cell office:value-type="float" office:value="1.639" calcext:value-type="float">
            <text:p>1.639</text:p>
          </table:table-cell>
          <table:table-cell office:value-type="float" office:value="0.1066" calcext:value-type="float">
            <text:p>0.1066</text:p>
          </table:table-cell>
          <table:table-cell office:value-type="float" office:value="4.072" calcext:value-type="float">
            <text:p>4.072</text:p>
          </table:table-cell>
          <table:table-cell office:value-type="float" office:value="438.5" calcext:value-type="float">
            <text:p>438.5</text:p>
          </table:table-cell>
          <table:table-cell office:value-type="float" office:value="1.424" calcext:value-type="float">
            <text:p>1.424</text:p>
          </table:table-cell>
          <table:table-cell table:formula="of:=[.H181]/4" office:value-type="float" office:value="0.356" calcext:value-type="float">
            <text:p>0.356</text:p>
          </table:table-cell>
          <table:table-cell table:formula="of:=[.D181]/[.E181]" office:value-type="float" office:value="15.375234521576" calcext:value-type="float">
            <text:p>15.3752345216</text:p>
          </table:table-cell>
          <table:table-cell table:number-columns-repeated="4"/>
          <table:table-cell table:formula="of:=LOG([.B181])" office:value-type="float" office:value="0.574725583594073" calcext:value-type="float">
            <text:p>0.5747255836</text:p>
          </table:table-cell>
          <table:table-cell table:formula="of:=LOG([.C181])" office:value-type="float" office:value="2.42390091852842" calcext:value-type="float">
            <text:p>2.4239009185</text:p>
          </table:table-cell>
          <table:table-cell table:formula="of:=LOG([.D181])" office:value-type="float" office:value="0.214578953570499" calcext:value-type="float">
            <text:p>0.2145789536</text:p>
          </table:table-cell>
          <table:table-cell table:formula="of:=LOG([.E181])" office:value-type="float" office:value="-0.972242795309447" calcext:value-type="float">
            <text:p>-0.9722427953</text:p>
          </table:table-cell>
          <table:table-cell table:formula="of:=LOG([.F181])" office:value-type="float" office:value="0.609807769328702" calcext:value-type="float">
            <text:p>0.6098077693</text:p>
          </table:table-cell>
          <table:table-cell table:formula="of:=LOG([.G181])" office:value-type="float" office:value="2.64196959770206" calcext:value-type="float">
            <text:p>2.6419695977</text:p>
          </table:table-cell>
          <table:table-cell table:formula="of:=LOG([.H181])" office:value-type="float" office:value="0.153509989300838" calcext:value-type="float">
            <text:p>0.1535099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79" calcext:value-type="float">
            <text:p>3.879</text:p>
          </table:table-cell>
          <table:table-cell office:value-type="float" office:value="345.5" calcext:value-type="float">
            <text:p>345.5</text:p>
          </table:table-cell>
          <table:table-cell office:value-type="float" office:value="1.795" calcext:value-type="float">
            <text:p>1.795</text:p>
          </table:table-cell>
          <table:table-cell office:value-type="float" office:value="0.2011" calcext:value-type="float">
            <text:p>0.2011</text:p>
          </table:table-cell>
          <table:table-cell office:value-type="float" office:value="4.11" calcext:value-type="float">
            <text:p>4.11</text:p>
          </table:table-cell>
          <table:table-cell office:value-type="float" office:value="493.3" calcext:value-type="float">
            <text:p>493.3</text:p>
          </table:table-cell>
          <table:table-cell office:value-type="float" office:value="1.548" calcext:value-type="float">
            <text:p>1.548</text:p>
          </table:table-cell>
          <table:table-cell table:formula="of:=[.H182]/4" office:value-type="float" office:value="0.387" calcext:value-type="float">
            <text:p>0.387</text:p>
          </table:table-cell>
          <table:table-cell table:formula="of:=[.D182]/[.E182]" office:value-type="float" office:value="8.92590750870214" calcext:value-type="float">
            <text:p>8.9259075087</text:p>
          </table:table-cell>
          <table:table-cell table:number-columns-repeated="4"/>
          <table:table-cell table:formula="of:=LOG([.B182])" office:value-type="float" office:value="0.588719779600056" calcext:value-type="float">
            <text:p>0.5887197796</text:p>
          </table:table-cell>
          <table:table-cell table:formula="of:=LOG([.C182])" office:value-type="float" office:value="2.53844805171022" calcext:value-type="float">
            <text:p>2.5384480517</text:p>
          </table:table-cell>
          <table:table-cell table:formula="of:=LOG([.D182])" office:value-type="float" office:value="0.254064452914338" calcext:value-type="float">
            <text:p>0.2540644529</text:p>
          </table:table-cell>
          <table:table-cell table:formula="of:=LOG([.E182])" office:value-type="float" office:value="-0.696587929403258" calcext:value-type="float">
            <text:p>-0.6965879294</text:p>
          </table:table-cell>
          <table:table-cell table:formula="of:=LOG([.F182])" office:value-type="float" office:value="0.613841821876069" calcext:value-type="float">
            <text:p>0.6138418219</text:p>
          </table:table-cell>
          <table:table-cell table:formula="of:=LOG([.G182])" office:value-type="float" office:value="2.69311111546214" calcext:value-type="float">
            <text:p>2.6931111155</text:p>
          </table:table-cell>
          <table:table-cell table:formula="of:=LOG([.H182])" office:value-type="float" office:value="0.189770956346874" calcext:value-type="float">
            <text:p>0.1897709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33" calcext:value-type="float">
            <text:p>3.233</text:p>
          </table:table-cell>
          <table:table-cell office:value-type="float" office:value="144" calcext:value-type="float">
            <text:p>144</text:p>
          </table:table-cell>
          <table:table-cell office:value-type="float" office:value="1.565" calcext:value-type="float">
            <text:p>1.565</text:p>
          </table:table-cell>
          <table:table-cell office:value-type="float" office:value="0.005826" calcext:value-type="float">
            <text:p>0.005826</text:p>
          </table:table-cell>
          <table:table-cell office:value-type="float" office:value="3.537" calcext:value-type="float">
            <text:p>3.537</text:p>
          </table:table-cell>
          <table:table-cell office:value-type="float" office:value="283.7" calcext:value-type="float">
            <text:p>283.7</text:p>
          </table:table-cell>
          <table:table-cell office:value-type="float" office:value="1.411" calcext:value-type="float">
            <text:p>1.411</text:p>
          </table:table-cell>
          <table:table-cell table:formula="of:=[.H183]/4" office:value-type="float" office:value="0.35275" calcext:value-type="float">
            <text:p>0.35275</text:p>
          </table:table-cell>
          <table:table-cell table:formula="of:=[.D183]/[.E183]" office:value-type="float" office:value="268.623412289736" calcext:value-type="float">
            <text:p>268.6234122897</text:p>
          </table:table-cell>
          <table:table-cell table:number-columns-repeated="4"/>
          <table:table-cell table:formula="of:=LOG([.B183])" office:value-type="float" office:value="0.509605704611556" calcext:value-type="float">
            <text:p>0.5096057046</text:p>
          </table:table-cell>
          <table:table-cell table:formula="of:=LOG([.C183])" office:value-type="float" office:value="2.15836249209525" calcext:value-type="float">
            <text:p>2.1583624921</text:p>
          </table:table-cell>
          <table:table-cell table:formula="of:=LOG([.D183])" office:value-type="float" office:value="0.194514341882467" calcext:value-type="float">
            <text:p>0.1945143419</text:p>
          </table:table-cell>
          <table:table-cell table:formula="of:=LOG([.E183])" office:value-type="float" office:value="-2.23462951970835" calcext:value-type="float">
            <text:p>-2.2346295197</text:p>
          </table:table-cell>
          <table:table-cell table:formula="of:=LOG([.F183])" office:value-type="float" office:value="0.548635059814751" calcext:value-type="float">
            <text:p>0.5486350598</text:p>
          </table:table-cell>
          <table:table-cell table:formula="of:=LOG([.G183])" office:value-type="float" office:value="2.45285933579585" calcext:value-type="float">
            <text:p>2.4528593358</text:p>
          </table:table-cell>
          <table:table-cell table:formula="of:=LOG([.H183])" office:value-type="float" office:value="0.149527013754348" calcext:value-type="float">
            <text:p>0.1495270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39" calcext:value-type="float">
            <text:p>3.539</text:p>
          </table:table-cell>
          <table:table-cell office:value-type="float" office:value="207.2" calcext:value-type="float">
            <text:p>207.2</text:p>
          </table:table-cell>
          <table:table-cell office:value-type="float" office:value="1.68" calcext:value-type="float">
            <text:p>1.68</text:p>
          </table:table-cell>
          <table:table-cell office:value-type="float" office:value="0.07328" calcext:value-type="float">
            <text:p>0.07328</text:p>
          </table:table-cell>
          <table:table-cell office:value-type="float" office:value="3.789" calcext:value-type="float">
            <text:p>3.789</text:p>
          </table:table-cell>
          <table:table-cell office:value-type="float" office:value="337.8" calcext:value-type="float">
            <text:p>337.8</text:p>
          </table:table-cell>
          <table:table-cell office:value-type="float" office:value="1.403" calcext:value-type="float">
            <text:p>1.403</text:p>
          </table:table-cell>
          <table:table-cell table:formula="of:=[.H184]/4" office:value-type="float" office:value="0.35075" calcext:value-type="float">
            <text:p>0.35075</text:p>
          </table:table-cell>
          <table:table-cell table:formula="of:=[.D184]/[.E184]" office:value-type="float" office:value="22.9257641921397" calcext:value-type="float">
            <text:p>22.9257641921</text:p>
          </table:table-cell>
          <table:table-cell table:number-columns-repeated="4"/>
          <table:table-cell table:formula="of:=LOG([.B184])" office:value-type="float" office:value="0.548880562637515" calcext:value-type="float">
            <text:p>0.5488805626</text:p>
          </table:table-cell>
          <table:table-cell table:formula="of:=LOG([.C184])" office:value-type="float" office:value="2.3163897510732" calcext:value-type="float">
            <text:p>2.3163897511</text:p>
          </table:table-cell>
          <table:table-cell table:formula="of:=LOG([.D184])" office:value-type="float" office:value="0.225309281725863" calcext:value-type="float">
            <text:p>0.2253092817</text:p>
          </table:table-cell>
          <table:table-cell table:formula="of:=LOG([.E184])" office:value-type="float" office:value="-1.13501453934021" calcext:value-type="float">
            <text:p>-1.1350145393</text:p>
          </table:table-cell>
          <table:table-cell table:formula="of:=LOG([.F184])" office:value-type="float" office:value="0.578524605274993" calcext:value-type="float">
            <text:p>0.5785246053</text:p>
          </table:table-cell>
          <table:table-cell table:formula="of:=LOG([.G184])" office:value-type="float" office:value="2.52865964523499" calcext:value-type="float">
            <text:p>2.5286596452</text:p>
          </table:table-cell>
          <table:table-cell table:formula="of:=LOG([.H184])" office:value-type="float" office:value="0.14705767102836" calcext:value-type="float">
            <text:p>0.147057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5" calcext:value-type="float">
            <text:p>3.555</text:p>
          </table:table-cell>
          <table:table-cell office:value-type="float" office:value="195.6" calcext:value-type="float">
            <text:p>195.6</text:p>
          </table:table-cell>
          <table:table-cell office:value-type="float" office:value="1.66" calcext:value-type="float">
            <text:p>1.66</text:p>
          </table:table-cell>
          <table:table-cell office:value-type="float" office:value="-0.009396" calcext:value-type="float">
            <text:p>-0.009396</text:p>
          </table:table-cell>
          <table:table-cell office:value-type="float" office:value="4.097" calcext:value-type="float">
            <text:p>4.097</text:p>
          </table:table-cell>
          <table:table-cell office:value-type="float" office:value="465.6" calcext:value-type="float">
            <text:p>465.6</text:p>
          </table:table-cell>
          <table:table-cell office:value-type="float" office:value="1.451" calcext:value-type="float">
            <text:p>1.451</text:p>
          </table:table-cell>
          <table:table-cell table:formula="of:=[.H185]/4" office:value-type="float" office:value="0.36275" calcext:value-type="float">
            <text:p>0.36275</text:p>
          </table:table-cell>
          <table:table-cell table:formula="of:=[.D185]/[.E185]" office:value-type="float" office:value="-176.670923797361" calcext:value-type="float">
            <text:p>-176.6709237974</text:p>
          </table:table-cell>
          <table:table-cell table:number-columns-repeated="4"/>
          <table:table-cell table:formula="of:=LOG([.B185])" office:value-type="float" office:value="0.550839605065785" calcext:value-type="float">
            <text:p>0.5508396051</text:p>
          </table:table-cell>
          <table:table-cell table:formula="of:=LOG([.C185])" office:value-type="float" office:value="2.29136885045158" calcext:value-type="float">
            <text:p>2.2913688505</text:p>
          </table:table-cell>
          <table:table-cell table:formula="of:=LOG([.D185])" office:value-type="float" office:value="0.220108088040055" calcext:value-type="float">
            <text:p>0.220108088</text:p>
          </table:table-cell>
          <table:table-cell table:formula="of:=LOG([.E185])" office:value-type="string" office:string-value="" calcext:value-type="error">
            <text:p>Err:502</text:p>
          </table:table-cell>
          <table:table-cell table:formula="of:=LOG([.F185])" office:value-type="float" office:value="0.612465963953142" calcext:value-type="float">
            <text:p>0.612465964</text:p>
          </table:table-cell>
          <table:table-cell table:formula="of:=LOG([.G185])" office:value-type="float" office:value="2.66801297164183" calcext:value-type="float">
            <text:p>2.6680129716</text:p>
          </table:table-cell>
          <table:table-cell table:formula="of:=LOG([.H185])" office:value-type="float" office:value="0.161667412437736" calcext:value-type="float">
            <text:p>0.1616674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4" calcext:value-type="float">
            <text:p>3.694</text:p>
          </table:table-cell>
          <table:table-cell office:value-type="float" office:value="262.1" calcext:value-type="float">
            <text:p>262.1</text:p>
          </table:table-cell>
          <table:table-cell office:value-type="float" office:value="1.807" calcext:value-type="float">
            <text:p>1.807</text:p>
          </table:table-cell>
          <table:table-cell office:value-type="float" office:value="0.08613" calcext:value-type="float">
            <text:p>0.08613</text:p>
          </table:table-cell>
          <table:table-cell office:value-type="float" office:value="3.987" calcext:value-type="float">
            <text:p>3.987</text:p>
          </table:table-cell>
          <table:table-cell office:value-type="float" office:value="433.2" calcext:value-type="float">
            <text:p>433.2</text:p>
          </table:table-cell>
          <table:table-cell office:value-type="float" office:value="1.437" calcext:value-type="float">
            <text:p>1.437</text:p>
          </table:table-cell>
          <table:table-cell table:formula="of:=[.H186]/4" office:value-type="float" office:value="0.35925" calcext:value-type="float">
            <text:p>0.35925</text:p>
          </table:table-cell>
          <table:table-cell table:formula="of:=[.D186]/[.E186]" office:value-type="float" office:value="20.9799140833624" calcext:value-type="float">
            <text:p>20.9799140834</text:p>
          </table:table-cell>
          <table:table-cell table:number-columns-repeated="4"/>
          <table:table-cell table:formula="of:=LOG([.B186])" office:value-type="float" office:value="0.567496891104222" calcext:value-type="float">
            <text:p>0.5674968911</text:p>
          </table:table-cell>
          <table:table-cell table:formula="of:=LOG([.C186])" office:value-type="float" office:value="2.4184670209466" calcext:value-type="float">
            <text:p>2.4184670209</text:p>
          </table:table-cell>
          <table:table-cell table:formula="of:=LOG([.D186])" office:value-type="float" office:value="0.256958152560932" calcext:value-type="float">
            <text:p>0.2569581526</text:p>
          </table:table-cell>
          <table:table-cell table:formula="of:=LOG([.E186])" office:value-type="float" office:value="-1.06484555278383" calcext:value-type="float">
            <text:p>-1.0648455528</text:p>
          </table:table-cell>
          <table:table-cell table:formula="of:=LOG([.F186])" office:value-type="float" office:value="0.600646235662394" calcext:value-type="float">
            <text:p>0.6006462357</text:p>
          </table:table-cell>
          <table:table-cell table:formula="of:=LOG([.G186])" office:value-type="float" office:value="2.63668844795328" calcext:value-type="float">
            <text:p>2.636688448</text:p>
          </table:table-cell>
          <table:table-cell table:formula="of:=LOG([.H186])" office:value-type="float" office:value="0.157456768134226" calcext:value-type="float">
            <text:p>0.1574567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58" calcext:value-type="float">
            <text:p>4.258</text:p>
          </table:table-cell>
          <table:table-cell office:value-type="float" office:value="482.8" calcext:value-type="float">
            <text:p>482.8</text:p>
          </table:table-cell>
          <table:table-cell office:value-type="float" office:value="1.979" calcext:value-type="float">
            <text:p>1.979</text:p>
          </table:table-cell>
          <table:table-cell office:value-type="float" office:value="0.1962" calcext:value-type="float">
            <text:p>0.1962</text:p>
          </table:table-cell>
          <table:table-cell office:value-type="float" office:value="4.805" calcext:value-type="float">
            <text:p>4.805</text:p>
          </table:table-cell>
          <table:table-cell office:value-type="float" office:value="879.7" calcext:value-type="float">
            <text:p>879.7</text:p>
          </table:table-cell>
          <table:table-cell office:value-type="float" office:value="1.684" calcext:value-type="float">
            <text:p>1.684</text:p>
          </table:table-cell>
          <table:table-cell table:formula="of:=[.H187]/4" office:value-type="float" office:value="0.421" calcext:value-type="float">
            <text:p>0.421</text:p>
          </table:table-cell>
          <table:table-cell table:formula="of:=[.D187]/[.E187]" office:value-type="float" office:value="10.0866462793068" calcext:value-type="float">
            <text:p>10.0866462793</text:p>
          </table:table-cell>
          <table:table-cell table:number-columns-repeated="4"/>
          <table:table-cell table:formula="of:=LOG([.B187])" office:value-type="float" office:value="0.629205657102304" calcext:value-type="float">
            <text:p>0.6292056571</text:p>
          </table:table-cell>
          <table:table-cell table:formula="of:=LOG([.C187])" office:value-type="float" office:value="2.68376726142531" calcext:value-type="float">
            <text:p>2.6837672614</text:p>
          </table:table-cell>
          <table:table-cell table:formula="of:=LOG([.D187])" office:value-type="float" office:value="0.296445794206396" calcext:value-type="float">
            <text:p>0.2964457942</text:p>
          </table:table-cell>
          <table:table-cell table:formula="of:=LOG([.E187])" office:value-type="float" office:value="-0.70730099695607" calcext:value-type="float">
            <text:p>-0.707300997</text:p>
          </table:table-cell>
          <table:table-cell table:formula="of:=LOG([.F187])" office:value-type="float" office:value="0.681693392004564" calcext:value-type="float">
            <text:p>0.681693392</text:p>
          </table:table-cell>
          <table:table-cell table:formula="of:=LOG([.G187])" office:value-type="float" office:value="2.94433459197078" calcext:value-type="float">
            <text:p>2.944334592</text:p>
          </table:table-cell>
          <table:table-cell table:formula="of:=LOG([.H187])" office:value-type="float" office:value="0.226342087163631" calcext:value-type="float">
            <text:p>0.2263420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36" calcext:value-type="float">
            <text:p>3.736</text:p>
          </table:table-cell>
          <table:table-cell office:value-type="float" office:value="254.8" calcext:value-type="float">
            <text:p>254.8</text:p>
          </table:table-cell>
          <table:table-cell office:value-type="float" office:value="1.717" calcext:value-type="float">
            <text:p>1.717</text:p>
          </table:table-cell>
          <table:table-cell office:value-type="float" office:value="0.06318" calcext:value-type="float">
            <text:p>0.06318</text:p>
          </table:table-cell>
          <table:table-cell office:value-type="float" office:value="4.278" calcext:value-type="float">
            <text:p>4.278</text:p>
          </table:table-cell>
          <table:table-cell office:value-type="float" office:value="552.1" calcext:value-type="float">
            <text:p>552.1</text:p>
          </table:table-cell>
          <table:table-cell office:value-type="float" office:value="1.5" calcext:value-type="float">
            <text:p>1.5</text:p>
          </table:table-cell>
          <table:table-cell table:formula="of:=[.H188]/4" office:value-type="float" office:value="0.375" calcext:value-type="float">
            <text:p>0.375</text:p>
          </table:table-cell>
          <table:table-cell table:formula="of:=[.D188]/[.E188]" office:value-type="float" office:value="27.1763216207661" calcext:value-type="float">
            <text:p>27.1763216208</text:p>
          </table:table-cell>
          <table:table-cell table:number-columns-repeated="4"/>
          <table:table-cell table:formula="of:=LOG([.B188])" office:value-type="float" office:value="0.572406867558056" calcext:value-type="float">
            <text:p>0.5724068676</text:p>
          </table:table-cell>
          <table:table-cell table:formula="of:=LOG([.C188])" office:value-type="float" office:value="2.40619942366331" calcext:value-type="float">
            <text:p>2.4061994237</text:p>
          </table:table-cell>
          <table:table-cell table:formula="of:=LOG([.D188])" office:value-type="float" office:value="0.234770295160916" calcext:value-type="float">
            <text:p>0.2347702952</text:p>
          </table:table-cell>
          <table:table-cell table:formula="of:=LOG([.E188])" office:value-type="float" office:value="-1.19942037843087" calcext:value-type="float">
            <text:p>-1.1994203784</text:p>
          </table:table-cell>
          <table:table-cell table:formula="of:=LOG([.F188])" office:value-type="float" office:value="0.631240780235509" calcext:value-type="float">
            <text:p>0.6312407802</text:p>
          </table:table-cell>
          <table:table-cell table:formula="of:=LOG([.G188])" office:value-type="float" office:value="2.74201774714014" calcext:value-type="float">
            <text:p>2.7420177471</text:p>
          </table:table-cell>
          <table:table-cell table:formula="of:=LOG([.H188])" office:value-type="float" office:value="0.176091259055681" calcext:value-type="float">
            <text:p>0.1760912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15" calcext:value-type="float">
            <text:p>4.015</text:p>
          </table:table-cell>
          <table:table-cell office:value-type="float" office:value="386.6" calcext:value-type="float">
            <text:p>386.6</text:p>
          </table:table-cell>
          <table:table-cell office:value-type="float" office:value="1.856" calcext:value-type="float">
            <text:p>1.856</text:p>
          </table:table-cell>
          <table:table-cell office:value-type="float" office:value="0.1595" calcext:value-type="float">
            <text:p>0.1595</text:p>
          </table:table-cell>
          <table:table-cell office:value-type="float" office:value="4.397" calcext:value-type="float">
            <text:p>4.397</text:p>
          </table:table-cell>
          <table:table-cell office:value-type="float" office:value="641.7" calcext:value-type="float">
            <text:p>641.7</text:p>
          </table:table-cell>
          <table:table-cell office:value-type="float" office:value="1.554" calcext:value-type="float">
            <text:p>1.554</text:p>
          </table:table-cell>
          <table:table-cell table:formula="of:=[.H189]/4" office:value-type="float" office:value="0.3885" calcext:value-type="float">
            <text:p>0.3885</text:p>
          </table:table-cell>
          <table:table-cell table:formula="of:=[.D189]/[.E189]" office:value-type="float" office:value="11.6363636363636" calcext:value-type="float">
            <text:p>11.6363636364</text:p>
          </table:table-cell>
          <table:table-cell table:number-columns-repeated="4"/>
          <table:table-cell table:formula="of:=LOG([.B189])" office:value-type="float" office:value="0.6036855496147" calcext:value-type="float">
            <text:p>0.6036855496</text:p>
          </table:table-cell>
          <table:table-cell table:formula="of:=LOG([.C189])" office:value-type="float" office:value="2.58726184969253" calcext:value-type="float">
            <text:p>2.5872618497</text:p>
          </table:table-cell>
          <table:table-cell table:formula="of:=LOG([.D189])" office:value-type="float" office:value="0.268577971882843" calcext:value-type="float">
            <text:p>0.2685779719</text:p>
          </table:table-cell>
          <table:table-cell table:formula="of:=LOG([.E189])" office:value-type="float" office:value="-0.7972393126068" calcext:value-type="float">
            <text:p>-0.7972393126</text:p>
          </table:table-cell>
          <table:table-cell table:formula="of:=LOG([.F189])" office:value-type="float" office:value="0.643156465619706" calcext:value-type="float">
            <text:p>0.6431564656</text:p>
          </table:table-cell>
          <table:table-cell table:formula="of:=LOG([.G189])" office:value-type="float" office:value="2.80733203929119" calcext:value-type="float">
            <text:p>2.8073320393</text:p>
          </table:table-cell>
          <table:table-cell table:formula="of:=LOG([.H189])" office:value-type="float" office:value="0.191451014464895" calcext:value-type="float">
            <text:p>0.1914510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74" calcext:value-type="float">
            <text:p>4.274</text:p>
          </table:table-cell>
          <table:table-cell office:value-type="float" office:value="467" calcext:value-type="float">
            <text:p>467</text:p>
          </table:table-cell>
          <table:table-cell office:value-type="float" office:value="1.744" calcext:value-type="float">
            <text:p>1.744</text:p>
          </table:table-cell>
          <table:table-cell office:value-type="float" office:value="0.1867" calcext:value-type="float">
            <text:p>0.1867</text:p>
          </table:table-cell>
          <table:table-cell office:value-type="float" office:value="4.744" calcext:value-type="float">
            <text:p>4.744</text:p>
          </table:table-cell>
          <table:table-cell office:value-type="float" office:value="781.4" calcext:value-type="float">
            <text:p>781.4</text:p>
          </table:table-cell>
          <table:table-cell office:value-type="float" office:value="1.54" calcext:value-type="float">
            <text:p>1.54</text:p>
          </table:table-cell>
          <table:table-cell table:formula="of:=[.H190]/4" office:value-type="float" office:value="0.385" calcext:value-type="float">
            <text:p>0.385</text:p>
          </table:table-cell>
          <table:table-cell table:formula="of:=[.D190]/[.E190]" office:value-type="float" office:value="9.34118907337975" calcext:value-type="float">
            <text:p>9.3411890734</text:p>
          </table:table-cell>
          <table:table-cell table:number-columns-repeated="4"/>
          <table:table-cell table:formula="of:=LOG([.B190])" office:value-type="float" office:value="0.630834517828051" calcext:value-type="float">
            <text:p>0.6308345178</text:p>
          </table:table-cell>
          <table:table-cell table:formula="of:=LOG([.C190])" office:value-type="float" office:value="2.66931688056611" calcext:value-type="float">
            <text:p>2.6693168806</text:p>
          </table:table-cell>
          <table:table-cell table:formula="of:=LOG([.D190])" office:value-type="float" office:value="0.241546480596548" calcext:value-type="float">
            <text:p>0.2415464806</text:p>
          </table:table-cell>
          <table:table-cell table:formula="of:=LOG([.E190])" office:value-type="float" office:value="-0.728855682050922" calcext:value-type="float">
            <text:p>-0.7288556821</text:p>
          </table:table-cell>
          <table:table-cell table:formula="of:=LOG([.F190])" office:value-type="float" office:value="0.676144680356206" calcext:value-type="float">
            <text:p>0.6761446804</text:p>
          </table:table-cell>
          <table:table-cell table:formula="of:=LOG([.G190])" office:value-type="float" office:value="2.89287340688876" calcext:value-type="float">
            <text:p>2.8928734069</text:p>
          </table:table-cell>
          <table:table-cell table:formula="of:=LOG([.H190])" office:value-type="float" office:value="0.187520720836463" calcext:value-type="float">
            <text:p>0.1875207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13" calcext:value-type="float">
            <text:p>3.513</text:p>
          </table:table-cell>
          <table:table-cell office:value-type="float" office:value="212.7" calcext:value-type="float">
            <text:p>212.7</text:p>
          </table:table-cell>
          <table:table-cell office:value-type="float" office:value="1.805" calcext:value-type="float">
            <text:p>1.805</text:p>
          </table:table-cell>
          <table:table-cell office:value-type="float" office:value="0.06014" calcext:value-type="float">
            <text:p>0.06014</text:p>
          </table:table-cell>
          <table:table-cell office:value-type="float" office:value="3.892" calcext:value-type="float">
            <text:p>3.892</text:p>
          </table:table-cell>
          <table:table-cell office:value-type="float" office:value="418.7" calcext:value-type="float">
            <text:p>418.7</text:p>
          </table:table-cell>
          <table:table-cell office:value-type="float" office:value="1.512" calcext:value-type="float">
            <text:p>1.512</text:p>
          </table:table-cell>
          <table:table-cell table:formula="of:=[.H191]/4" office:value-type="float" office:value="0.378" calcext:value-type="float">
            <text:p>0.378</text:p>
          </table:table-cell>
          <table:table-cell table:formula="of:=[.D191]/[.E191]" office:value-type="float" office:value="30.0133022946458" calcext:value-type="float">
            <text:p>30.0133022946</text:p>
          </table:table-cell>
          <table:table-cell table:number-columns-repeated="4"/>
          <table:table-cell table:formula="of:=LOG([.B191])" office:value-type="float" office:value="0.545678149792025" calcext:value-type="float">
            <text:p>0.5456781498</text:p>
          </table:table-cell>
          <table:table-cell table:formula="of:=LOG([.C191])" office:value-type="float" office:value="2.32776748990273" calcext:value-type="float">
            <text:p>2.3277674899</text:p>
          </table:table-cell>
          <table:table-cell table:formula="of:=LOG([.D191])" office:value-type="float" office:value="0.256477206241677" calcext:value-type="float">
            <text:p>0.2564772062</text:p>
          </table:table-cell>
          <table:table-cell table:formula="of:=LOG([.E191])" office:value-type="float" office:value="-1.2208365762355" calcext:value-type="float">
            <text:p>-1.2208365762</text:p>
          </table:table-cell>
          <table:table-cell table:formula="of:=LOG([.F191])" office:value-type="float" office:value="0.590172831596314" calcext:value-type="float">
            <text:p>0.5901728316</text:p>
          </table:table-cell>
          <table:table-cell table:formula="of:=LOG([.G191])" office:value-type="float" office:value="2.62190296089123" calcext:value-type="float">
            <text:p>2.6219029609</text:p>
          </table:table-cell>
          <table:table-cell table:formula="of:=LOG([.H191])" office:value-type="float" office:value="0.179551791165188" calcext:value-type="float">
            <text:p>0.1795517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1" calcext:value-type="float">
            <text:p>3.661</text:p>
          </table:table-cell>
          <table:table-cell office:value-type="float" office:value="244.7" calcext:value-type="float">
            <text:p>244.7</text:p>
          </table:table-cell>
          <table:table-cell office:value-type="float" office:value="1.808" calcext:value-type="float">
            <text:p>1.808</text:p>
          </table:table-cell>
          <table:table-cell office:value-type="float" office:value="0.0768" calcext:value-type="float">
            <text:p>0.0768</text:p>
          </table:table-cell>
          <table:table-cell office:value-type="float" office:value="4.122" calcext:value-type="float">
            <text:p>4.122</text:p>
          </table:table-cell>
          <table:table-cell office:value-type="float" office:value="500.9" calcext:value-type="float">
            <text:p>500.9</text:p>
          </table:table-cell>
          <table:table-cell office:value-type="float" office:value="1.537" calcext:value-type="float">
            <text:p>1.537</text:p>
          </table:table-cell>
          <table:table-cell table:formula="of:=[.H192]/4" office:value-type="float" office:value="0.38425" calcext:value-type="float">
            <text:p>0.38425</text:p>
          </table:table-cell>
          <table:table-cell table:formula="of:=[.D192]/[.E192]" office:value-type="float" office:value="23.5416666666667" calcext:value-type="float">
            <text:p>23.5416666667</text:p>
          </table:table-cell>
          <table:table-cell table:number-columns-repeated="4"/>
          <table:table-cell table:formula="of:=LOG([.B192])" office:value-type="float" office:value="0.563599728881531" calcext:value-type="float">
            <text:p>0.5635997289</text:p>
          </table:table-cell>
          <table:table-cell table:formula="of:=LOG([.C192])" office:value-type="float" office:value="2.38863396935179" calcext:value-type="float">
            <text:p>2.3886339694</text:p>
          </table:table-cell>
          <table:table-cell table:formula="of:=LOG([.D192])" office:value-type="float" office:value="0.257198426139345" calcext:value-type="float">
            <text:p>0.2571984261</text:p>
          </table:table-cell>
          <table:table-cell table:formula="of:=LOG([.E192])" office:value-type="float" office:value="-1.11463877996849" calcext:value-type="float">
            <text:p>-1.11463878</text:p>
          </table:table-cell>
          <table:table-cell table:formula="of:=LOG([.F192])" office:value-type="float" office:value="0.615107987443194" calcext:value-type="float">
            <text:p>0.6151079874</text:p>
          </table:table-cell>
          <table:table-cell table:formula="of:=LOG([.G192])" office:value-type="float" office:value="2.69975103168951" calcext:value-type="float">
            <text:p>2.6997510317</text:p>
          </table:table-cell>
          <table:table-cell table:formula="of:=LOG([.H192])" office:value-type="float" office:value="0.186673867499745" calcext:value-type="float">
            <text:p>0.1866738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22" calcext:value-type="float">
            <text:p>4.322</text:p>
          </table:table-cell>
          <table:table-cell office:value-type="float" office:value="489.6" calcext:value-type="float">
            <text:p>489.6</text:p>
          </table:table-cell>
          <table:table-cell office:value-type="float" office:value="1.845" calcext:value-type="float">
            <text:p>1.845</text:p>
          </table:table-cell>
          <table:table-cell office:value-type="float" office:value="0.1451" calcext:value-type="float">
            <text:p>0.1451</text:p>
          </table:table-cell>
          <table:table-cell office:value-type="float" office:value="5.153" calcext:value-type="float">
            <text:p>5.153</text:p>
          </table:table-cell>
          <table:table-cell office:value-type="float" office:value="1082" calcext:value-type="float">
            <text:p>1082</text:p>
          </table:table-cell>
          <table:table-cell office:value-type="float" office:value="1.579" calcext:value-type="float">
            <text:p>1.579</text:p>
          </table:table-cell>
          <table:table-cell table:formula="of:=[.H193]/4" office:value-type="float" office:value="0.39475" calcext:value-type="float">
            <text:p>0.39475</text:p>
          </table:table-cell>
          <table:table-cell table:formula="of:=[.D193]/[.E193]" office:value-type="float" office:value="12.7153687112336" calcext:value-type="float">
            <text:p>12.7153687112</text:p>
          </table:table-cell>
          <table:table-cell table:number-columns-repeated="4"/>
          <table:table-cell table:formula="of:=LOG([.B193])" office:value-type="float" office:value="0.635684762547222" calcext:value-type="float">
            <text:p>0.6356847625</text:p>
          </table:table-cell>
          <table:table-cell table:formula="of:=LOG([.C193])" office:value-type="float" office:value="2.6898414091375" calcext:value-type="float">
            <text:p>2.6898414091</text:p>
          </table:table-cell>
          <table:table-cell table:formula="of:=LOG([.D193])" office:value-type="float" office:value="0.265996370495079" calcext:value-type="float">
            <text:p>0.2659963705</text:p>
          </table:table-cell>
          <table:table-cell table:formula="of:=LOG([.E193])" office:value-type="float" office:value="-0.838332587562264" calcext:value-type="float">
            <text:p>-0.8383325876</text:p>
          </table:table-cell>
          <table:table-cell table:formula="of:=LOG([.F193])" office:value-type="float" office:value="0.712060142461075" calcext:value-type="float">
            <text:p>0.7120601425</text:p>
          </table:table-cell>
          <table:table-cell table:formula="of:=LOG([.G193])" office:value-type="float" office:value="3.03422726077055" calcext:value-type="float">
            <text:p>3.0342272608</text:p>
          </table:table-cell>
          <table:table-cell table:formula="of:=LOG([.H193])" office:value-type="float" office:value="0.198382130008294" calcext:value-type="float">
            <text:p>0.19838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7" calcext:value-type="float">
            <text:p>3.717</text:p>
          </table:table-cell>
          <table:table-cell office:value-type="float" office:value="286" calcext:value-type="float">
            <text:p>286</text:p>
          </table:table-cell>
          <table:table-cell office:value-type="float" office:value="1.794" calcext:value-type="float">
            <text:p>1.794</text:p>
          </table:table-cell>
          <table:table-cell office:value-type="float" office:value="0.1531" calcext:value-type="float">
            <text:p>0.1531</text:p>
          </table:table-cell>
          <table:table-cell office:value-type="float" office:value="4.038" calcext:value-type="float">
            <text:p>4.038</text:p>
          </table:table-cell>
          <table:table-cell office:value-type="float" office:value="477.1" calcext:value-type="float">
            <text:p>477.1</text:p>
          </table:table-cell>
          <table:table-cell office:value-type="float" office:value="1.55" calcext:value-type="float">
            <text:p>1.55</text:p>
          </table:table-cell>
          <table:table-cell table:formula="of:=[.H194]/4" office:value-type="float" office:value="0.3875" calcext:value-type="float">
            <text:p>0.3875</text:p>
          </table:table-cell>
          <table:table-cell table:formula="of:=[.D194]/[.E194]" office:value-type="float" office:value="11.7178314826911" calcext:value-type="float">
            <text:p>11.7178314827</text:p>
          </table:table-cell>
          <table:table-cell table:number-columns-repeated="4"/>
          <table:table-cell table:formula="of:=LOG([.B194])" office:value-type="float" office:value="0.570192561095726" calcext:value-type="float">
            <text:p>0.5701925611</text:p>
          </table:table-cell>
          <table:table-cell table:formula="of:=LOG([.C194])" office:value-type="float" office:value="2.45636603312904" calcext:value-type="float">
            <text:p>2.4563660331</text:p>
          </table:table-cell>
          <table:table-cell table:formula="of:=LOG([.D194])" office:value-type="float" office:value="0.253822438708073" calcext:value-type="float">
            <text:p>0.2538224387</text:p>
          </table:table-cell>
          <table:table-cell table:formula="of:=LOG([.E194])" office:value-type="float" office:value="-0.815024809301739" calcext:value-type="float">
            <text:p>-0.8150248093</text:p>
          </table:table-cell>
          <table:table-cell table:formula="of:=LOG([.F194])" office:value-type="float" office:value="0.60616631460762" calcext:value-type="float">
            <text:p>0.6061663146</text:p>
          </table:table-cell>
          <table:table-cell table:formula="of:=LOG([.G194])" office:value-type="float" office:value="2.67860941655893" calcext:value-type="float">
            <text:p>2.6786094166</text:p>
          </table:table-cell>
          <table:table-cell table:formula="of:=LOG([.H194])" office:value-type="float" office:value="0.190331698170292" calcext:value-type="float">
            <text:p>0.1903316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77" calcext:value-type="float">
            <text:p>4.077</text:p>
          </table:table-cell>
          <table:table-cell office:value-type="float" office:value="376.6" calcext:value-type="float">
            <text:p>376.6</text:p>
          </table:table-cell>
          <table:table-cell office:value-type="float" office:value="1.808" calcext:value-type="float">
            <text:p>1.808</text:p>
          </table:table-cell>
          <table:table-cell office:value-type="float" office:value="0.1199" calcext:value-type="float">
            <text:p>0.1199</text:p>
          </table:table-cell>
          <table:table-cell office:value-type="float" office:value="4.628" calcext:value-type="float">
            <text:p>4.628</text:p>
          </table:table-cell>
          <table:table-cell office:value-type="float" office:value="727.9" calcext:value-type="float">
            <text:p>727.9</text:p>
          </table:table-cell>
          <table:table-cell office:value-type="float" office:value="1.528" calcext:value-type="float">
            <text:p>1.528</text:p>
          </table:table-cell>
          <table:table-cell table:formula="of:=[.H195]/4" office:value-type="float" office:value="0.382" calcext:value-type="float">
            <text:p>0.382</text:p>
          </table:table-cell>
          <table:table-cell table:formula="of:=[.D195]/[.E195]" office:value-type="float" office:value="15.0792326939116" calcext:value-type="float">
            <text:p>15.0792326939</text:p>
          </table:table-cell>
          <table:table-cell table:number-columns-repeated="4"/>
          <table:table-cell table:formula="of:=LOG([.B195])" office:value-type="float" office:value="0.610340711452157" calcext:value-type="float">
            <text:p>0.6103407115</text:p>
          </table:table-cell>
          <table:table-cell table:formula="of:=LOG([.C195])" office:value-type="float" office:value="2.57588031568065" calcext:value-type="float">
            <text:p>2.5758803157</text:p>
          </table:table-cell>
          <table:table-cell table:formula="of:=LOG([.D195])" office:value-type="float" office:value="0.257198426139345" calcext:value-type="float">
            <text:p>0.2571984261</text:p>
          </table:table-cell>
          <table:table-cell table:formula="of:=LOG([.E195])" office:value-type="float" office:value="-0.921180816901151" calcext:value-type="float">
            <text:p>-0.9211808169</text:p>
          </table:table-cell>
          <table:table-cell table:formula="of:=LOG([.F195])" office:value-type="float" office:value="0.665393350279712" calcext:value-type="float">
            <text:p>0.6653933503</text:p>
          </table:table-cell>
          <table:table-cell table:formula="of:=LOG([.G195])" office:value-type="float" office:value="2.86207171937999" calcext:value-type="float">
            <text:p>2.8620717194</text:p>
          </table:table-cell>
          <table:table-cell table:formula="of:=LOG([.H195])" office:value-type="float" office:value="0.184123354239671" calcext:value-type="float">
            <text:p>0.1841233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75" calcext:value-type="float">
            <text:p>3.375</text:p>
          </table:table-cell>
          <table:table-cell office:value-type="float" office:value="167.2" calcext:value-type="float">
            <text:p>167.2</text:p>
          </table:table-cell>
          <table:table-cell office:value-type="float" office:value="1.715" calcext:value-type="float">
            <text:p>1.715</text:p>
          </table:table-cell>
          <table:table-cell office:value-type="float" office:value="0.04668" calcext:value-type="float">
            <text:p>0.04668</text:p>
          </table:table-cell>
          <table:table-cell office:value-type="float" office:value="3.634" calcext:value-type="float">
            <text:p>3.634</text:p>
          </table:table-cell>
          <table:table-cell office:value-type="float" office:value="295.1" calcext:value-type="float">
            <text:p>295.1</text:p>
          </table:table-cell>
          <table:table-cell office:value-type="float" office:value="1.451" calcext:value-type="float">
            <text:p>1.451</text:p>
          </table:table-cell>
          <table:table-cell table:formula="of:=[.H196]/4" office:value-type="float" office:value="0.36275" calcext:value-type="float">
            <text:p>0.36275</text:p>
          </table:table-cell>
          <table:table-cell table:formula="of:=[.D196]/[.E196]" office:value-type="float" office:value="36.7395029991431" calcext:value-type="float">
            <text:p>36.7395029991</text:p>
          </table:table-cell>
          <table:table-cell table:number-columns-repeated="4"/>
          <table:table-cell table:formula="of:=LOG([.B196])" office:value-type="float" office:value="0.528273777167044" calcext:value-type="float">
            <text:p>0.5282737772</text:p>
          </table:table-cell>
          <table:table-cell table:formula="of:=LOG([.C196])" office:value-type="float" office:value="2.223236273103" calcext:value-type="float">
            <text:p>2.2232362731</text:p>
          </table:table-cell>
          <table:table-cell table:formula="of:=LOG([.D196])" office:value-type="float" office:value="0.234264124378789" calcext:value-type="float">
            <text:p>0.2342641244</text:p>
          </table:table-cell>
          <table:table-cell table:formula="of:=LOG([.E196])" office:value-type="float" office:value="-1.33086915262667" calcext:value-type="float">
            <text:p>-1.3308691526</text:p>
          </table:table-cell>
          <table:table-cell table:formula="of:=LOG([.F196])" office:value-type="float" office:value="0.560384922972015" calcext:value-type="float">
            <text:p>0.560384923</text:p>
          </table:table-cell>
          <table:table-cell table:formula="of:=LOG([.G196])" office:value-type="float" office:value="2.46996920949996" calcext:value-type="float">
            <text:p>2.4699692095</text:p>
          </table:table-cell>
          <table:table-cell table:formula="of:=LOG([.H196])" office:value-type="float" office:value="0.161667412437736" calcext:value-type="float">
            <text:p>0.1616674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9" calcext:value-type="float">
            <text:p>3.909</text:p>
          </table:table-cell>
          <table:table-cell office:value-type="float" office:value="380.9" calcext:value-type="float">
            <text:p>380.9</text:p>
          </table:table-cell>
          <table:table-cell office:value-type="float" office:value="1.951" calcext:value-type="float">
            <text:p>1.951</text:p>
          </table:table-cell>
          <table:table-cell office:value-type="float" office:value="0.1912" calcext:value-type="float">
            <text:p>0.1912</text:p>
          </table:table-cell>
          <table:table-cell office:value-type="float" office:value="4.349" calcext:value-type="float">
            <text:p>4.349</text:p>
          </table:table-cell>
          <table:table-cell office:value-type="float" office:value="682.5" calcext:value-type="float">
            <text:p>682.5</text:p>
          </table:table-cell>
          <table:table-cell office:value-type="float" office:value="1.67" calcext:value-type="float">
            <text:p>1.67</text:p>
          </table:table-cell>
          <table:table-cell table:formula="of:=[.H197]/4" office:value-type="float" office:value="0.4175" calcext:value-type="float">
            <text:p>0.4175</text:p>
          </table:table-cell>
          <table:table-cell table:formula="of:=[.D197]/[.E197]" office:value-type="float" office:value="10.2039748953975" calcext:value-type="float">
            <text:p>10.2039748954</text:p>
          </table:table-cell>
          <table:table-cell table:number-columns-repeated="4"/>
          <table:table-cell table:formula="of:=LOG([.B197])" office:value-type="float" office:value="0.592065670432247" calcext:value-type="float">
            <text:p>0.5920656704</text:p>
          </table:table-cell>
          <table:table-cell table:formula="of:=LOG([.C197])" office:value-type="float" office:value="2.58081097266095" calcext:value-type="float">
            <text:p>2.5808109727</text:p>
          </table:table-cell>
          <table:table-cell table:formula="of:=LOG([.D197])" office:value-type="float" office:value="0.290257269394518" calcext:value-type="float">
            <text:p>0.2902572694</text:p>
          </table:table-cell>
          <table:table-cell table:formula="of:=LOG([.E197])" office:value-type="float" office:value="-0.718512112059919" calcext:value-type="float">
            <text:p>-0.7185121121</text:p>
          </table:table-cell>
          <table:table-cell table:formula="of:=LOG([.F197])" office:value-type="float" office:value="0.638389407665336" calcext:value-type="float">
            <text:p>0.6383894077</text:p>
          </table:table-cell>
          <table:table-cell table:formula="of:=LOG([.G197])" office:value-type="float" office:value="2.83410265571279" calcext:value-type="float">
            <text:p>2.8341026557</text:p>
          </table:table-cell>
          <table:table-cell table:formula="of:=LOG([.H197])" office:value-type="float" office:value="0.222716471147583" calcext:value-type="float">
            <text:p>0.2227164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float" office:value="271.9" calcext:value-type="float">
            <text:p>271.9</text:p>
          </table:table-cell>
          <table:table-cell office:value-type="float" office:value="1.82" calcext:value-type="float">
            <text:p>1.82</text:p>
          </table:table-cell>
          <table:table-cell office:value-type="float" office:value="0.09981" calcext:value-type="float">
            <text:p>0.09981</text:p>
          </table:table-cell>
          <table:table-cell office:value-type="float" office:value="3.97" calcext:value-type="float">
            <text:p>3.97</text:p>
          </table:table-cell>
          <table:table-cell office:value-type="float" office:value="443.1" calcext:value-type="float">
            <text:p>443.1</text:p>
          </table:table-cell>
          <table:table-cell office:value-type="float" office:value="1.46" calcext:value-type="float">
            <text:p>1.46</text:p>
          </table:table-cell>
          <table:table-cell table:formula="of:=[.H198]/4" office:value-type="float" office:value="0.365" calcext:value-type="float">
            <text:p>0.365</text:p>
          </table:table-cell>
          <table:table-cell table:formula="of:=[.D198]/[.E198]" office:value-type="float" office:value="18.2346458270714" calcext:value-type="float">
            <text:p>18.2346458271</text:p>
          </table:table-cell>
          <table:table-cell table:number-columns-repeated="4"/>
          <table:table-cell table:formula="of:=LOG([.B198])" office:value-type="float" office:value="0.56702636615906" calcext:value-type="float">
            <text:p>0.5670263662</text:p>
          </table:table-cell>
          <table:table-cell table:formula="of:=LOG([.C198])" office:value-type="float" office:value="2.4344092075875" calcext:value-type="float">
            <text:p>2.4344092076</text:p>
          </table:table-cell>
          <table:table-cell table:formula="of:=LOG([.D198])" office:value-type="float" office:value="0.260071387985075" calcext:value-type="float">
            <text:p>0.260071388</text:p>
          </table:table-cell>
          <table:table-cell table:formula="of:=LOG([.E198])" office:value-type="float" office:value="-1.00082594441152" calcext:value-type="float">
            <text:p>-1.0008259444</text:p>
          </table:table-cell>
          <table:table-cell table:formula="of:=LOG([.F198])" office:value-type="float" office:value="0.598790506763115" calcext:value-type="float">
            <text:p>0.5987905068</text:p>
          </table:table-cell>
          <table:table-cell table:formula="of:=LOG([.G198])" office:value-type="float" office:value="2.64650175003161" calcext:value-type="float">
            <text:p>2.64650175</text:p>
          </table:table-cell>
          <table:table-cell table:formula="of:=LOG([.H198])" office:value-type="float" office:value="0.164352855784437" calcext:value-type="float">
            <text:p>0.1643528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27" calcext:value-type="float">
            <text:p>3.827</text:p>
          </table:table-cell>
          <table:table-cell office:value-type="float" office:value="351.9" calcext:value-type="float">
            <text:p>351.9</text:p>
          </table:table-cell>
          <table:table-cell office:value-type="float" office:value="2.075" calcext:value-type="float">
            <text:p>2.075</text:p>
          </table:table-cell>
          <table:table-cell office:value-type="float" office:value="0.2112" calcext:value-type="float">
            <text:p>0.2112</text:p>
          </table:table-cell>
          <table:table-cell office:value-type="float" office:value="4.039" calcext:value-type="float">
            <text:p>4.039</text:p>
          </table:table-cell>
          <table:table-cell office:value-type="float" office:value="506.5" calcext:value-type="float">
            <text:p>506.5</text:p>
          </table:table-cell>
          <table:table-cell office:value-type="float" office:value="1.689" calcext:value-type="float">
            <text:p>1.689</text:p>
          </table:table-cell>
          <table:table-cell table:formula="of:=[.H199]/4" office:value-type="float" office:value="0.42225" calcext:value-type="float">
            <text:p>0.42225</text:p>
          </table:table-cell>
          <table:table-cell table:formula="of:=[.D199]/[.E199]" office:value-type="float" office:value="9.82481060606061" calcext:value-type="float">
            <text:p>9.8248106061</text:p>
          </table:table-cell>
          <table:table-cell table:number-columns-repeated="4"/>
          <table:table-cell table:formula="of:=LOG([.B199])" office:value-type="float" office:value="0.582858462224499" calcext:value-type="float">
            <text:p>0.5828584622</text:p>
          </table:table-cell>
          <table:table-cell table:formula="of:=LOG([.C199])" office:value-type="float" office:value="2.54641926683519" calcext:value-type="float">
            <text:p>2.5464192668</text:p>
          </table:table-cell>
          <table:table-cell table:formula="of:=LOG([.D199])" office:value-type="float" office:value="0.317018101048111" calcext:value-type="float">
            <text:p>0.317018101</text:p>
          </table:table-cell>
          <table:table-cell table:formula="of:=LOG([.E199])" office:value-type="float" office:value="-0.675306086138225" calcext:value-type="float">
            <text:p>-0.6753060861</text:p>
          </table:table-cell>
          <table:table-cell table:formula="of:=LOG([.F199])" office:value-type="float" office:value="0.606273853169988" calcext:value-type="float">
            <text:p>0.6062738532</text:p>
          </table:table-cell>
          <table:table-cell table:formula="of:=LOG([.G199])" office:value-type="float" office:value="2.7045794496963" calcext:value-type="float">
            <text:p>2.7045794497</text:p>
          </table:table-cell>
          <table:table-cell table:formula="of:=LOG([.H199])" office:value-type="float" office:value="0.227629649571009" calcext:value-type="float">
            <text:p>0.2276296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6" calcext:value-type="float">
            <text:p>3.716</text:p>
          </table:table-cell>
          <table:table-cell office:value-type="float" office:value="318.4" calcext:value-type="float">
            <text:p>318.4</text:p>
          </table:table-cell>
          <table:table-cell office:value-type="float" office:value="1.983" calcext:value-type="float">
            <text:p>1.983</text:p>
          </table:table-cell>
          <table:table-cell office:value-type="float" office:value="0.1906" calcext:value-type="float">
            <text:p>0.1906</text:p>
          </table:table-cell>
          <table:table-cell office:value-type="float" office:value="3.997" calcext:value-type="float">
            <text:p>3.997</text:p>
          </table:table-cell>
          <table:table-cell office:value-type="float" office:value="506.4" calcext:value-type="float">
            <text:p>506.4</text:p>
          </table:table-cell>
          <table:table-cell office:value-type="float" office:value="1.654" calcext:value-type="float">
            <text:p>1.654</text:p>
          </table:table-cell>
          <table:table-cell table:formula="of:=[.H200]/4" office:value-type="float" office:value="0.4135" calcext:value-type="float">
            <text:p>0.4135</text:p>
          </table:table-cell>
          <table:table-cell table:formula="of:=[.D200]/[.E200]" office:value-type="float" office:value="10.4039874081847" calcext:value-type="float">
            <text:p>10.4039874082</text:p>
          </table:table-cell>
          <table:table-cell table:number-columns-repeated="4"/>
          <table:table-cell table:formula="of:=LOG([.B200])" office:value-type="float" office:value="0.570075705321604" calcext:value-type="float">
            <text:p>0.5700757053</text:p>
          </table:table-cell>
          <table:table-cell table:formula="of:=LOG([.C200])" office:value-type="float" office:value="2.50297305906563" calcext:value-type="float">
            <text:p>2.5029730591</text:p>
          </table:table-cell>
          <table:table-cell table:formula="of:=LOG([.D200])" office:value-type="float" office:value="0.297322714205303" calcext:value-type="float">
            <text:p>0.2973227142</text:p>
          </table:table-cell>
          <table:table-cell table:formula="of:=LOG([.E200])" office:value-type="float" office:value="-0.719877103697692" calcext:value-type="float">
            <text:p>-0.7198771037</text:p>
          </table:table-cell>
          <table:table-cell table:formula="of:=LOG([.F200])" office:value-type="float" office:value="0.601734148260105" calcext:value-type="float">
            <text:p>0.6017341483</text:p>
          </table:table-cell>
          <table:table-cell table:formula="of:=LOG([.G200])" office:value-type="float" office:value="2.7044936970093" calcext:value-type="float">
            <text:p>2.704493697</text:p>
          </table:table-cell>
          <table:table-cell table:formula="of:=LOG([.H200])" office:value-type="float" office:value="0.218535505216528" calcext:value-type="float">
            <text:p>0.2185355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94" calcext:value-type="float">
            <text:p>3.494</text:p>
          </table:table-cell>
          <table:table-cell office:value-type="float" office:value="221.2" calcext:value-type="float">
            <text:p>221.2</text:p>
          </table:table-cell>
          <table:table-cell office:value-type="float" office:value="1.798" calcext:value-type="float">
            <text:p>1.798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759" calcext:value-type="float">
            <text:p>3.759</text:p>
          </table:table-cell>
          <table:table-cell office:value-type="float" office:value="371.2" calcext:value-type="float">
            <text:p>371.2</text:p>
          </table:table-cell>
          <table:table-cell office:value-type="float" office:value="1.464" calcext:value-type="float">
            <text:p>1.464</text:p>
          </table:table-cell>
          <table:table-cell table:formula="of:=[.H201]/4" office:value-type="float" office:value="0.366" calcext:value-type="float">
            <text:p>0.366</text:p>
          </table:table-cell>
          <table:table-cell table:formula="of:=[.D201]/[.E201]" office:value-type="float" office:value="19.5860566448802" calcext:value-type="float">
            <text:p>19.5860566449</text:p>
          </table:table-cell>
          <table:table-cell table:number-columns-repeated="4"/>
          <table:table-cell table:formula="of:=LOG([.B201])" office:value-type="float" office:value="0.543322900646912" calcext:value-type="float">
            <text:p>0.5433229006</text:p>
          </table:table-cell>
          <table:table-cell table:formula="of:=LOG([.C201])" office:value-type="float" office:value="2.34478512263266" calcext:value-type="float">
            <text:p>2.3447851226</text:p>
          </table:table-cell>
          <table:table-cell table:formula="of:=LOG([.D201])" office:value-type="float" office:value="0.25478968739721" calcext:value-type="float">
            <text:p>0.2547896874</text:p>
          </table:table-cell>
          <table:table-cell table:formula="of:=LOG([.E201])" office:value-type="float" office:value="-1.03715731879876" calcext:value-type="float">
            <text:p>-1.0371573188</text:p>
          </table:table-cell>
          <table:table-cell table:formula="of:=LOG([.F201])" office:value-type="float" office:value="0.575072325713812" calcext:value-type="float">
            <text:p>0.5750723257</text:p>
          </table:table-cell>
          <table:table-cell table:formula="of:=LOG([.G201])" office:value-type="float" office:value="2.56960796754682" calcext:value-type="float">
            <text:p>2.5696079675</text:p>
          </table:table-cell>
          <table:table-cell table:formula="of:=LOG([.H201])" office:value-type="float" office:value="0.165541076722373" calcext:value-type="float">
            <text:p>0.1655410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26" calcext:value-type="float">
            <text:p>4.126</text:p>
          </table:table-cell>
          <table:table-cell office:value-type="float" office:value="473.9" calcext:value-type="float">
            <text:p>473.9</text:p>
          </table:table-cell>
          <table:table-cell office:value-type="float" office:value="2.046" calcext:value-type="float">
            <text:p>2.046</text:p>
          </table:table-cell>
          <table:table-cell office:value-type="float" office:value="0.1905" calcext:value-type="float">
            <text:p>0.1905</text:p>
          </table:table-cell>
          <table:table-cell office:value-type="float" office:value="4.625" calcext:value-type="float">
            <text:p>4.625</text:p>
          </table:table-cell>
          <table:table-cell office:value-type="float" office:value="856.5" calcext:value-type="float">
            <text:p>856.5</text:p>
          </table:table-cell>
          <table:table-cell office:value-type="float" office:value="1.691" calcext:value-type="float">
            <text:p>1.691</text:p>
          </table:table-cell>
          <table:table-cell table:formula="of:=[.H202]/4" office:value-type="float" office:value="0.42275" calcext:value-type="float">
            <text:p>0.42275</text:p>
          </table:table-cell>
          <table:table-cell table:formula="of:=[.D202]/[.E202]" office:value-type="float" office:value="10.740157480315" calcext:value-type="float">
            <text:p>10.7401574803</text:p>
          </table:table-cell>
          <table:table-cell table:number-columns-repeated="4"/>
          <table:table-cell table:formula="of:=LOG([.B202])" office:value-type="float" office:value="0.615529223637133" calcext:value-type="float">
            <text:p>0.6155292236</text:p>
          </table:table-cell>
          <table:table-cell table:formula="of:=LOG([.C202])" office:value-type="float" office:value="2.6756867086994" calcext:value-type="float">
            <text:p>2.6756867087</text:p>
          </table:table-cell>
          <table:table-cell table:formula="of:=LOG([.D202])" office:value-type="float" office:value="0.310905629376141" calcext:value-type="float">
            <text:p>0.3109056294</text:p>
          </table:table-cell>
          <table:table-cell table:formula="of:=LOG([.E202])" office:value-type="float" office:value="-0.720105019988362" calcext:value-type="float">
            <text:p>-0.72010502</text:p>
          </table:table-cell>
          <table:table-cell table:formula="of:=LOG([.F202])" office:value-type="float" office:value="0.665111737075051" calcext:value-type="float">
            <text:p>0.6651117371</text:p>
          </table:table-cell>
          <table:table-cell table:formula="of:=LOG([.G202])" office:value-type="float" office:value="2.93272736730153" calcext:value-type="float">
            <text:p>2.9327273673</text:p>
          </table:table-cell>
          <table:table-cell table:formula="of:=LOG([.H202])" office:value-type="float" office:value="0.228143607597742" calcext:value-type="float">
            <text:p>0.2281436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45" calcext:value-type="float">
            <text:p>3.745</text:p>
          </table:table-cell>
          <table:table-cell office:value-type="float" office:value="270.3" calcext:value-type="float">
            <text:p>270.3</text:p>
          </table:table-cell>
          <table:table-cell office:value-type="float" office:value="1.819" calcext:value-type="float">
            <text:p>1.819</text:p>
          </table:table-cell>
          <table:table-cell office:value-type="float" office:value="0.05213" calcext:value-type="float">
            <text:p>0.05213</text:p>
          </table:table-cell>
          <table:table-cell office:value-type="float" office:value="4.275" calcext:value-type="float">
            <text:p>4.275</text:p>
          </table:table-cell>
          <table:table-cell office:value-type="float" office:value="581" calcext:value-type="float">
            <text:p>581</text:p>
          </table:table-cell>
          <table:table-cell office:value-type="float" office:value="1.494" calcext:value-type="float">
            <text:p>1.494</text:p>
          </table:table-cell>
          <table:table-cell table:formula="of:=[.H203]/4" office:value-type="float" office:value="0.3735" calcext:value-type="float">
            <text:p>0.3735</text:p>
          </table:table-cell>
          <table:table-cell table:formula="of:=[.D203]/[.E203]" office:value-type="float" office:value="34.8935353922885" calcext:value-type="float">
            <text:p>34.8935353923</text:p>
          </table:table-cell>
          <table:table-cell table:number-columns-repeated="4"/>
          <table:table-cell table:formula="of:=LOG([.B203])" office:value-type="float" office:value="0.573451822035485" calcext:value-type="float">
            <text:p>0.573451822</text:p>
          </table:table-cell>
          <table:table-cell table:formula="of:=LOG([.C203])" office:value-type="float" office:value="2.43184604569872" calcext:value-type="float">
            <text:p>2.4318460457</text:p>
          </table:table-cell>
          <table:table-cell table:formula="of:=LOG([.D203])" office:value-type="float" office:value="0.259832699063483" calcext:value-type="float">
            <text:p>0.2598326991</text:p>
          </table:table-cell>
          <table:table-cell table:formula="of:=LOG([.E203])" office:value-type="float" office:value="-1.28291227507298" calcext:value-type="float">
            <text:p>-1.2829122751</text:p>
          </table:table-cell>
          <table:table-cell table:formula="of:=LOG([.F203])" office:value-type="float" office:value="0.630936119064191" calcext:value-type="float">
            <text:p>0.6309361191</text:p>
          </table:table-cell>
          <table:table-cell table:formula="of:=LOG([.G203])" office:value-type="float" office:value="2.76417613239033" calcext:value-type="float">
            <text:p>2.7641761324</text:p>
          </table:table-cell>
          <table:table-cell table:formula="of:=LOG([.H203])" office:value-type="float" office:value="0.17435059747938" calcext:value-type="float">
            <text:p>0.1743505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22" calcext:value-type="float">
            <text:p>3.822</text:p>
          </table:table-cell>
          <table:table-cell office:value-type="float" office:value="273.9" calcext:value-type="float">
            <text:p>273.9</text:p>
          </table:table-cell>
          <table:table-cell office:value-type="float" office:value="1.63" calcext:value-type="float">
            <text:p>1.63</text:p>
          </table:table-cell>
          <table:table-cell office:value-type="float" office:value="0.08603" calcext:value-type="float">
            <text:p>0.08603</text:p>
          </table:table-cell>
          <table:table-cell office:value-type="float" office:value="4.281" calcext:value-type="float">
            <text:p>4.281</text:p>
          </table:table-cell>
          <table:table-cell office:value-type="float" office:value="522.4" calcext:value-type="float">
            <text:p>522.4</text:p>
          </table:table-cell>
          <table:table-cell office:value-type="float" office:value="1.45" calcext:value-type="float">
            <text:p>1.45</text:p>
          </table:table-cell>
          <table:table-cell table:formula="of:=[.H204]/4" office:value-type="float" office:value="0.3625" calcext:value-type="float">
            <text:p>0.3625</text:p>
          </table:table-cell>
          <table:table-cell table:formula="of:=[.D204]/[.E204]" office:value-type="float" office:value="18.9468789956992" calcext:value-type="float">
            <text:p>18.9468789957</text:p>
          </table:table-cell>
          <table:table-cell table:number-columns-repeated="4"/>
          <table:table-cell table:formula="of:=LOG([.B204])" office:value-type="float" office:value="0.582290682718994" calcext:value-type="float">
            <text:p>0.5822906827</text:p>
          </table:table-cell>
          <table:table-cell table:formula="of:=LOG([.C204])" office:value-type="float" office:value="2.43759203225396" calcext:value-type="float">
            <text:p>2.4375920323</text:p>
          </table:table-cell>
          <table:table-cell table:formula="of:=LOG([.D204])" office:value-type="float" office:value="0.212187604403958" calcext:value-type="float">
            <text:p>0.2121876044</text:p>
          </table:table-cell>
          <table:table-cell table:formula="of:=LOG([.E204])" office:value-type="float" office:value="-1.06535007709929" calcext:value-type="float">
            <text:p>-1.0653500771</text:p>
          </table:table-cell>
          <table:table-cell table:formula="of:=LOG([.F204])" office:value-type="float" office:value="0.631545227834309" calcext:value-type="float">
            <text:p>0.6315452278</text:p>
          </table:table-cell>
          <table:table-cell table:formula="of:=LOG([.G204])" office:value-type="float" office:value="2.71800316826702" calcext:value-type="float">
            <text:p>2.7180031683</text:p>
          </table:table-cell>
          <table:table-cell table:formula="of:=LOG([.H204])" office:value-type="float" office:value="0.161368002234975" calcext:value-type="float">
            <text:p>0.1613680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6" calcext:value-type="float">
            <text:p>3.556</text:p>
          </table:table-cell>
          <table:table-cell office:value-type="float" office:value="238.9" calcext:value-type="float">
            <text:p>238.9</text:p>
          </table:table-cell>
          <table:table-cell office:value-type="float" office:value="1.749" calcext:value-type="float">
            <text:p>1.749</text:p>
          </table:table-cell>
          <table:table-cell office:value-type="float" office:value="0.1322" calcext:value-type="float">
            <text:p>0.1322</text:p>
          </table:table-cell>
          <table:table-cell office:value-type="float" office:value="3.84" calcext:value-type="float">
            <text:p>3.84</text:p>
          </table:table-cell>
          <table:table-cell office:value-type="float" office:value="398" calcext:value-type="float">
            <text:p>398</text:p>
          </table:table-cell>
          <table:table-cell office:value-type="float" office:value="1.514" calcext:value-type="float">
            <text:p>1.514</text:p>
          </table:table-cell>
          <table:table-cell table:formula="of:=[.H205]/4" office:value-type="float" office:value="0.3785" calcext:value-type="float">
            <text:p>0.3785</text:p>
          </table:table-cell>
          <table:table-cell table:formula="of:=[.D205]/[.E205]" office:value-type="float" office:value="13.2299546142209" calcext:value-type="float">
            <text:p>13.2299546142</text:p>
          </table:table-cell>
          <table:table-cell table:number-columns-repeated="4"/>
          <table:table-cell table:formula="of:=LOG([.B205])" office:value-type="float" office:value="0.550961752298176" calcext:value-type="float">
            <text:p>0.5509617523</text:p>
          </table:table-cell>
          <table:table-cell table:formula="of:=LOG([.C205])" office:value-type="float" office:value="2.37821614974988" calcext:value-type="float">
            <text:p>2.3782161497</text:p>
          </table:table-cell>
          <table:table-cell table:formula="of:=LOG([.D205])" office:value-type="float" office:value="0.242789809478676" calcext:value-type="float">
            <text:p>0.2427898095</text:p>
          </table:table-cell>
          <table:table-cell table:formula="of:=LOG([.E205])" office:value-type="float" office:value="-0.878768544850379" calcext:value-type="float">
            <text:p>-0.8787685449</text:p>
          </table:table-cell>
          <table:table-cell table:formula="of:=LOG([.F205])" office:value-type="float" office:value="0.584331224367531" calcext:value-type="float">
            <text:p>0.5843312244</text:p>
          </table:table-cell>
          <table:table-cell table:formula="of:=LOG([.G205])" office:value-type="float" office:value="2.59988307207369" calcext:value-type="float">
            <text:p>2.5998830721</text:p>
          </table:table-cell>
          <table:table-cell table:formula="of:=LOG([.H205])" office:value-type="float" office:value="0.180125875164054" calcext:value-type="float">
            <text:p>0.1801258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49" calcext:value-type="float">
            <text:p>3.949</text:p>
          </table:table-cell>
          <table:table-cell office:value-type="float" office:value="336.4" calcext:value-type="float">
            <text:p>336.4</text:p>
          </table:table-cell>
          <table:table-cell office:value-type="float" office:value="1.927" calcext:value-type="float">
            <text:p>1.927</text:p>
          </table:table-cell>
          <table:table-cell office:value-type="float" office:value="0.1022" calcext:value-type="float">
            <text:p>0.1022</text:p>
          </table:table-cell>
          <table:table-cell office:value-type="float" office:value="4.345" calcext:value-type="float">
            <text:p>4.345</text:p>
          </table:table-cell>
          <table:table-cell office:value-type="float" office:value="592.4" calcext:value-type="float">
            <text:p>592.4</text:p>
          </table:table-cell>
          <table:table-cell office:value-type="float" office:value="1.521" calcext:value-type="float">
            <text:p>1.521</text:p>
          </table:table-cell>
          <table:table-cell table:formula="of:=[.H206]/4" office:value-type="float" office:value="0.38025" calcext:value-type="float">
            <text:p>0.38025</text:p>
          </table:table-cell>
          <table:table-cell table:formula="of:=[.D206]/[.E206]" office:value-type="float" office:value="18.8551859099804" calcext:value-type="float">
            <text:p>18.85518591</text:p>
          </table:table-cell>
          <table:table-cell table:number-columns-repeated="4"/>
          <table:table-cell table:formula="of:=LOG([.B206])" office:value-type="float" office:value="0.596487133736544" calcext:value-type="float">
            <text:p>0.5964871337</text:p>
          </table:table-cell>
          <table:table-cell table:formula="of:=LOG([.C206])" office:value-type="float" office:value="2.52685598712587" calcext:value-type="float">
            <text:p>2.5268559871</text:p>
          </table:table-cell>
          <table:table-cell table:formula="of:=LOG([.D206])" office:value-type="float" office:value="0.284881714655453" calcext:value-type="float">
            <text:p>0.2848817147</text:p>
          </table:table-cell>
          <table:table-cell table:formula="of:=LOG([.E206])" office:value-type="float" office:value="-0.990549104201306" calcext:value-type="float">
            <text:p>-0.9905491042</text:p>
          </table:table-cell>
          <table:table-cell table:formula="of:=LOG([.F206])" office:value-type="float" office:value="0.637989780784685" calcext:value-type="float">
            <text:p>0.6379897808</text:p>
          </table:table-cell>
          <table:table-cell table:formula="of:=LOG([.G206])" office:value-type="float" office:value="2.77261504984917" calcext:value-type="float">
            <text:p>2.7726150498</text:p>
          </table:table-cell>
          <table:table-cell table:formula="of:=LOG([.H206])" office:value-type="float" office:value="0.182129214052998" calcext:value-type="float">
            <text:p>0.1821292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14" calcext:value-type="float">
            <text:p>3.614</text:p>
          </table:table-cell>
          <table:table-cell office:value-type="float" office:value="215.8" calcext:value-type="float">
            <text:p>215.8</text:p>
          </table:table-cell>
          <table:table-cell office:value-type="float" office:value="1.556" calcext:value-type="float">
            <text:p>1.556</text:p>
          </table:table-cell>
          <table:table-cell office:value-type="float" office:value="0.009868" calcext:value-type="float">
            <text:p>0.009868</text:p>
          </table:table-cell>
          <table:table-cell office:value-type="float" office:value="3.977" calcext:value-type="float">
            <text:p>3.977</text:p>
          </table:table-cell>
          <table:table-cell office:value-type="float" office:value="400" calcext:value-type="float">
            <text:p>400</text:p>
          </table:table-cell>
          <table:table-cell office:value-type="float" office:value="1.313" calcext:value-type="float">
            <text:p>1.313</text:p>
          </table:table-cell>
          <table:table-cell table:formula="of:=[.H207]/4" office:value-type="float" office:value="0.32825" calcext:value-type="float">
            <text:p>0.32825</text:p>
          </table:table-cell>
          <table:table-cell table:formula="of:=[.D207]/[.E207]" office:value-type="float" office:value="157.681394406161" calcext:value-type="float">
            <text:p>157.6813944062</text:p>
          </table:table-cell>
          <table:table-cell table:number-columns-repeated="4"/>
          <table:table-cell table:formula="of:=LOG([.B207])" office:value-type="float" office:value="0.557988148224913" calcext:value-type="float">
            <text:p>0.5579881482</text:p>
          </table:table-cell>
          <table:table-cell table:formula="of:=LOG([.C207])" office:value-type="float" office:value="2.33405144034689" calcext:value-type="float">
            <text:p>2.3340514403</text:p>
          </table:table-cell>
          <table:table-cell table:formula="of:=LOG([.D207])" office:value-type="float" office:value="0.19200959265367" calcext:value-type="float">
            <text:p>0.1920095927</text:p>
          </table:table-cell>
          <table:table-cell table:formula="of:=LOG([.E207])" office:value-type="float" office:value="-2.0057708591823" calcext:value-type="float">
            <text:p>-2.0057708592</text:p>
          </table:table-cell>
          <table:table-cell table:formula="of:=LOG([.F207])" office:value-type="float" office:value="0.59955559098598" calcext:value-type="float">
            <text:p>0.599555591</text:p>
          </table:table-cell>
          <table:table-cell table:formula="of:=LOG([.G207])" office:value-type="float" office:value="2.60205999132796" calcext:value-type="float">
            <text:p>2.6020599913</text:p>
          </table:table-cell>
          <table:table-cell table:formula="of:=LOG([.H207])" office:value-type="float" office:value="0.118264726089479" calcext:value-type="float">
            <text:p>0.1182647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  <table:table-cell office:value-type="float" office:value="228" calcext:value-type="float">
            <text:p>228</text:p>
          </table:table-cell>
          <table:table-cell office:value-type="float" office:value="1.737" calcext:value-type="float">
            <text:p>1.737</text:p>
          </table:table-cell>
          <table:table-cell office:value-type="float" office:value="0.1197" calcext:value-type="float">
            <text:p>0.1197</text:p>
          </table:table-cell>
          <table:table-cell office:value-type="float" office:value="3.904" calcext:value-type="float">
            <text:p>3.904</text:p>
          </table:table-cell>
          <table:table-cell office:value-type="float" office:value="412.5" calcext:value-type="float">
            <text:p>412.5</text:p>
          </table:table-cell>
          <table:table-cell office:value-type="float" office:value="1.532" calcext:value-type="float">
            <text:p>1.532</text:p>
          </table:table-cell>
          <table:table-cell table:formula="of:=[.H208]/4" office:value-type="float" office:value="0.383" calcext:value-type="float">
            <text:p>0.383</text:p>
          </table:table-cell>
          <table:table-cell table:formula="of:=[.D208]/[.E208]" office:value-type="float" office:value="14.5112781954887" calcext:value-type="float">
            <text:p>14.5112781955</text:p>
          </table:table-cell>
          <table:table-cell table:number-columns-repeated="4"/>
          <table:table-cell table:formula="of:=LOG([.B208])" office:value-type="float" office:value="0.55108386518578" calcext:value-type="float">
            <text:p>0.5510838652</text:p>
          </table:table-cell>
          <table:table-cell table:formula="of:=LOG([.C208])" office:value-type="float" office:value="2.35793484700045" calcext:value-type="float">
            <text:p>2.357934847</text:p>
          </table:table-cell>
          <table:table-cell table:formula="of:=LOG([.D208])" office:value-type="float" office:value="0.239799818447099" calcext:value-type="float">
            <text:p>0.2397998184</text:p>
          </table:table-cell>
          <table:table-cell table:formula="of:=LOG([.E208])" office:value-type="float" office:value="-0.921905849593589" calcext:value-type="float">
            <text:p>-0.9219058496</text:p>
          </table:table-cell>
          <table:table-cell table:formula="of:=LOG([.F208])" office:value-type="float" office:value="0.591509808994654" calcext:value-type="float">
            <text:p>0.591509809</text:p>
          </table:table-cell>
          <table:table-cell table:formula="of:=LOG([.G208])" office:value-type="float" office:value="2.61542395288594" calcext:value-type="float">
            <text:p>2.6154239529</text:p>
          </table:table-cell>
          <table:table-cell table:formula="of:=LOG([.H208])" office:value-type="float" office:value="0.185258765296585" calcext:value-type="float">
            <text:p>0.1852587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63" calcext:value-type="float">
            <text:p>4.063</text:p>
          </table:table-cell>
          <table:table-cell office:value-type="float" office:value="400.7" calcext:value-type="float">
            <text:p>400.7</text:p>
          </table:table-cell>
          <table:table-cell office:value-type="float" office:value="1.928" calcext:value-type="float">
            <text:p>1.928</text:p>
          </table:table-cell>
          <table:table-cell office:value-type="float" office:value="0.1851" calcext:value-type="float">
            <text:p>0.1851</text:p>
          </table:table-cell>
          <table:table-cell office:value-type="float" office:value="4.569" calcext:value-type="float">
            <text:p>4.569</text:p>
          </table:table-cell>
          <table:table-cell office:value-type="float" office:value="741.4" calcext:value-type="float">
            <text:p>741.4</text:p>
          </table:table-cell>
          <table:table-cell office:value-type="float" office:value="1.674" calcext:value-type="float">
            <text:p>1.674</text:p>
          </table:table-cell>
          <table:table-cell table:formula="of:=[.H209]/4" office:value-type="float" office:value="0.4185" calcext:value-type="float">
            <text:p>0.4185</text:p>
          </table:table-cell>
          <table:table-cell table:formula="of:=[.D209]/[.E209]" office:value-type="float" office:value="10.4159913560238" calcext:value-type="float">
            <text:p>10.415991356</text:p>
          </table:table-cell>
          <table:table-cell table:number-columns-repeated="4"/>
          <table:table-cell table:formula="of:=LOG([.B209])" office:value-type="float" office:value="0.608846822326411" calcext:value-type="float">
            <text:p>0.6088468223</text:p>
          </table:table-cell>
          <table:table-cell table:formula="of:=LOG([.C209])" office:value-type="float" office:value="2.6028193424327" calcext:value-type="float">
            <text:p>2.6028193424</text:p>
          </table:table-cell>
          <table:table-cell table:formula="of:=LOG([.D209])" office:value-type="float" office:value="0.285107029566812" calcext:value-type="float">
            <text:p>0.2851070296</text:p>
          </table:table-cell>
          <table:table-cell table:formula="of:=LOG([.E209])" office:value-type="float" office:value="-0.732593581247096" calcext:value-type="float">
            <text:p>-0.7325935812</text:p>
          </table:table-cell>
          <table:table-cell table:formula="of:=LOG([.F209])" office:value-type="float" office:value="0.659821158055705" calcext:value-type="float">
            <text:p>0.6598211581</text:p>
          </table:table-cell>
          <table:table-cell table:formula="of:=LOG([.G209])" office:value-type="float" office:value="2.87005258169354" calcext:value-type="float">
            <text:p>2.8700525817</text:p>
          </table:table-cell>
          <table:table-cell table:formula="of:=LOG([.H209])" office:value-type="float" office:value="0.223755453657241" calcext:value-type="float">
            <text:p>0.2237554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94" calcext:value-type="float">
            <text:p>3.594</text:p>
          </table:table-cell>
          <table:table-cell office:value-type="float" office:value="226" calcext:value-type="float">
            <text:p>226</text:p>
          </table:table-cell>
          <table:table-cell office:value-type="float" office:value="1.697" calcext:value-type="float">
            <text:p>1.697</text:p>
          </table:table-cell>
          <table:table-cell office:value-type="float" office:value="0.1066" calcext:value-type="float">
            <text:p>0.1066</text:p>
          </table:table-cell>
          <table:table-cell office:value-type="float" office:value="3.885" calcext:value-type="float">
            <text:p>3.885</text:p>
          </table:table-cell>
          <table:table-cell office:value-type="float" office:value="380.2" calcext:value-type="float">
            <text:p>380.2</text:p>
          </table:table-cell>
          <table:table-cell office:value-type="float" office:value="1.472" calcext:value-type="float">
            <text:p>1.472</text:p>
          </table:table-cell>
          <table:table-cell table:formula="of:=[.H210]/4" office:value-type="float" office:value="0.368" calcext:value-type="float">
            <text:p>0.368</text:p>
          </table:table-cell>
          <table:table-cell table:formula="of:=[.D210]/[.E210]" office:value-type="float" office:value="15.9193245778612" calcext:value-type="float">
            <text:p>15.9193245779</text:p>
          </table:table-cell>
          <table:table-cell table:number-columns-repeated="4"/>
          <table:table-cell table:formula="of:=LOG([.B210])" office:value-type="float" office:value="0.555578072772955" calcext:value-type="float">
            <text:p>0.5555780728</text:p>
          </table:table-cell>
          <table:table-cell table:formula="of:=LOG([.C210])" office:value-type="float" office:value="2.3541084391474" calcext:value-type="float">
            <text:p>2.3541084391</text:p>
          </table:table-cell>
          <table:table-cell table:formula="of:=LOG([.D210])" office:value-type="float" office:value="0.229681842317676" calcext:value-type="float">
            <text:p>0.2296818423</text:p>
          </table:table-cell>
          <table:table-cell table:formula="of:=LOG([.E210])" office:value-type="float" office:value="-0.972242795309447" calcext:value-type="float">
            <text:p>-0.9722427953</text:p>
          </table:table-cell>
          <table:table-cell table:formula="of:=LOG([.F210])" office:value-type="float" office:value="0.589391023136933" calcext:value-type="float">
            <text:p>0.5893910231</text:p>
          </table:table-cell>
          <table:table-cell table:formula="of:=LOG([.G210])" office:value-type="float" office:value="2.58001211252942" calcext:value-type="float">
            <text:p>2.5800121125</text:p>
          </table:table-cell>
          <table:table-cell table:formula="of:=LOG([.H210])" office:value-type="float" office:value="0.16790781000148" calcext:value-type="float">
            <text:p>0.16790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35" calcext:value-type="float">
            <text:p>4.035</text:p>
          </table:table-cell>
          <table:table-cell office:value-type="float" office:value="369.4" calcext:value-type="float">
            <text:p>369.4</text:p>
          </table:table-cell>
          <table:table-cell office:value-type="float" office:value="1.94" calcext:value-type="float">
            <text:p>1.94</text:p>
          </table:table-cell>
          <table:table-cell office:value-type="float" office:value="0.113" calcext:value-type="float">
            <text:p>0.113</text:p>
          </table:table-cell>
          <table:table-cell office:value-type="float" office:value="4.802" calcext:value-type="float">
            <text:p>4.802</text:p>
          </table:table-cell>
          <table:table-cell office:value-type="float" office:value="881.6" calcext:value-type="float">
            <text:p>881.6</text:p>
          </table:table-cell>
          <table:table-cell office:value-type="float" office:value="1.64" calcext:value-type="float">
            <text:p>1.64</text:p>
          </table:table-cell>
          <table:table-cell table:formula="of:=[.H211]/4" office:value-type="float" office:value="0.41" calcext:value-type="float">
            <text:p>0.41</text:p>
          </table:table-cell>
          <table:table-cell table:formula="of:=[.D211]/[.E211]" office:value-type="float" office:value="17.1681415929204" calcext:value-type="float">
            <text:p>17.1681415929</text:p>
          </table:table-cell>
          <table:table-cell table:number-columns-repeated="4"/>
          <table:table-cell table:formula="of:=LOG([.B211])" office:value-type="float" office:value="0.605843539058089" calcext:value-type="float">
            <text:p>0.6058435391</text:p>
          </table:table-cell>
          <table:table-cell table:formula="of:=LOG([.C211])" office:value-type="float" office:value="2.56749689110422" calcext:value-type="float">
            <text:p>2.5674968911</text:p>
          </table:table-cell>
          <table:table-cell table:formula="of:=LOG([.D211])" office:value-type="float" office:value="0.287801729930226" calcext:value-type="float">
            <text:p>0.2878017299</text:p>
          </table:table-cell>
          <table:table-cell table:formula="of:=LOG([.E211])" office:value-type="float" office:value="-0.94692155651658" calcext:value-type="float">
            <text:p>-0.9469215565</text:p>
          </table:table-cell>
          <table:table-cell table:formula="of:=LOG([.F211])" office:value-type="float" office:value="0.681422155721008" calcext:value-type="float">
            <text:p>0.6814221557</text:p>
          </table:table-cell>
          <table:table-cell table:formula="of:=LOG([.G211])" office:value-type="float" office:value="2.94527158150771" calcext:value-type="float">
            <text:p>2.9452715815</text:p>
          </table:table-cell>
          <table:table-cell table:formula="of:=LOG([.H211])" office:value-type="float" office:value="0.214843848047698" calcext:value-type="float">
            <text:p>0.214843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95" calcext:value-type="float">
            <text:p>4.395</text:p>
          </table:table-cell>
          <table:table-cell office:value-type="float" office:value="607.9" calcext:value-type="float">
            <text:p>607.9</text:p>
          </table:table-cell>
          <table:table-cell office:value-type="float" office:value="2.041" calcext:value-type="float">
            <text:p>2.041</text:p>
          </table:table-cell>
          <table:table-cell office:value-type="float" office:value="0.2142" calcext:value-type="float">
            <text:p>0.2142</text:p>
          </table:table-cell>
          <table:table-cell office:value-type="float" office:value="4.964" calcext:value-type="float">
            <text:p>4.964</text:p>
          </table:table-cell>
          <table:table-cell office:value-type="float" office:value="1079" calcext:value-type="float">
            <text:p>1079</text:p>
          </table:table-cell>
          <table:table-cell office:value-type="float" office:value="1.696" calcext:value-type="float">
            <text:p>1.696</text:p>
          </table:table-cell>
          <table:table-cell table:formula="of:=[.H212]/4" office:value-type="float" office:value="0.424" calcext:value-type="float">
            <text:p>0.424</text:p>
          </table:table-cell>
          <table:table-cell table:formula="of:=[.D212]/[.E212]" office:value-type="float" office:value="9.52847805788982" calcext:value-type="float">
            <text:p>9.5284780579</text:p>
          </table:table-cell>
          <table:table-cell table:number-columns-repeated="4"/>
          <table:table-cell table:formula="of:=LOG([.B212])" office:value-type="float" office:value="0.642958879409791" calcext:value-type="float">
            <text:p>0.6429588794</text:p>
          </table:table-cell>
          <table:table-cell table:formula="of:=LOG([.C212])" office:value-type="float" office:value="2.78383214338444" calcext:value-type="float">
            <text:p>2.7838321434</text:p>
          </table:table-cell>
          <table:table-cell table:formula="of:=LOG([.D212])" office:value-type="float" office:value="0.30984300471607" calcext:value-type="float">
            <text:p>0.3098430047</text:p>
          </table:table-cell>
          <table:table-cell table:formula="of:=LOG([.E212])" office:value-type="float" office:value="-0.669180533504163" calcext:value-type="float">
            <text:p>-0.6691805335</text:p>
          </table:table-cell>
          <table:table-cell table:formula="of:=LOG([.F212])" office:value-type="float" office:value="0.695831772826692" calcext:value-type="float">
            <text:p>0.6958317728</text:p>
          </table:table-cell>
          <table:table-cell table:formula="of:=LOG([.G212])" office:value-type="float" office:value="3.03302144468291" calcext:value-type="float">
            <text:p>3.0330214447</text:p>
          </table:table-cell>
          <table:table-cell table:formula="of:=LOG([.H212])" office:value-type="float" office:value="0.229425847920695" calcext:value-type="float">
            <text:p>0.2294258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32" calcext:value-type="float">
            <text:p>4.232</text:p>
          </table:table-cell>
          <table:table-cell office:value-type="float" office:value="544.1" calcext:value-type="float">
            <text:p>544.1</text:p>
          </table:table-cell>
          <table:table-cell office:value-type="float" office:value="2.045" calcext:value-type="float">
            <text:p>2.045</text:p>
          </table:table-cell>
          <table:table-cell office:value-type="float" office:value="0.212" calcext:value-type="float">
            <text:p>0.212</text:p>
          </table:table-cell>
          <table:table-cell office:value-type="float" office:value="4.618" calcext:value-type="float">
            <text:p>4.618</text:p>
          </table:table-cell>
          <table:table-cell office:value-type="float" office:value="861.9" calcext:value-type="float">
            <text:p>861.9</text:p>
          </table:table-cell>
          <table:table-cell office:value-type="float" office:value="1.675" calcext:value-type="float">
            <text:p>1.675</text:p>
          </table:table-cell>
          <table:table-cell table:formula="of:=[.H213]/4" office:value-type="float" office:value="0.41875" calcext:value-type="float">
            <text:p>0.41875</text:p>
          </table:table-cell>
          <table:table-cell table:formula="of:=[.D213]/[.E213]" office:value-type="float" office:value="9.64622641509434" calcext:value-type="float">
            <text:p>9.6462264151</text:p>
          </table:table-cell>
          <table:table-cell table:number-columns-repeated="4"/>
          <table:table-cell table:formula="of:=LOG([.B213])" office:value-type="float" office:value="0.626545659027129" calcext:value-type="float">
            <text:p>0.626545659</text:p>
          </table:table-cell>
          <table:table-cell table:formula="of:=LOG([.C213])" office:value-type="float" office:value="2.7356787259059" calcext:value-type="float">
            <text:p>2.7356787259</text:p>
          </table:table-cell>
          <table:table-cell table:formula="of:=LOG([.D213])" office:value-type="float" office:value="0.310693312343361" calcext:value-type="float">
            <text:p>0.3106933123</text:p>
          </table:table-cell>
          <table:table-cell table:formula="of:=LOG([.E213])" office:value-type="float" office:value="-0.673664139071249" calcext:value-type="float">
            <text:p>-0.6736641391</text:p>
          </table:table-cell>
          <table:table-cell table:formula="of:=LOG([.F213])" office:value-type="float" office:value="0.664453928581157" calcext:value-type="float">
            <text:p>0.6644539286</text:p>
          </table:table-cell>
          <table:table-cell table:formula="of:=LOG([.G213])" office:value-type="float" office:value="2.93545688071161" calcext:value-type="float">
            <text:p>2.9354568807</text:p>
          </table:table-cell>
          <table:table-cell table:formula="of:=LOG([.H213])" office:value-type="float" office:value="0.224014811372864" calcext:value-type="float">
            <text:p>0.2240148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2" calcext:value-type="float">
            <text:p>3.832</text:p>
          </table:table-cell>
          <table:table-cell office:value-type="float" office:value="293.8" calcext:value-type="float">
            <text:p>293.8</text:p>
          </table:table-cell>
          <table:table-cell office:value-type="float" office:value="1.724" calcext:value-type="float">
            <text:p>1.724</text:p>
          </table:table-cell>
          <table:table-cell office:value-type="float" office:value="0.1359" calcext:value-type="float">
            <text:p>0.1359</text:p>
          </table:table-cell>
          <table:table-cell office:value-type="float" office:value="4.309" calcext:value-type="float">
            <text:p>4.309</text:p>
          </table:table-cell>
          <table:table-cell office:value-type="float" office:value="564" calcext:value-type="float">
            <text:p>564</text:p>
          </table:table-cell>
          <table:table-cell office:value-type="float" office:value="1.555" calcext:value-type="float">
            <text:p>1.555</text:p>
          </table:table-cell>
          <table:table-cell table:formula="of:=[.H214]/4" office:value-type="float" office:value="0.38875" calcext:value-type="float">
            <text:p>0.38875</text:p>
          </table:table-cell>
          <table:table-cell table:formula="of:=[.D214]/[.E214]" office:value-type="float" office:value="12.6857983811626" calcext:value-type="float">
            <text:p>12.6857983812</text:p>
          </table:table-cell>
          <table:table-cell table:number-columns-repeated="4"/>
          <table:table-cell table:formula="of:=LOG([.B214])" office:value-type="float" office:value="0.583425500406507" calcext:value-type="float">
            <text:p>0.5834255004</text:p>
          </table:table-cell>
          <table:table-cell table:formula="of:=LOG([.C214])" office:value-type="float" office:value="2.46805179145424" calcext:value-type="float">
            <text:p>2.4680517915</text:p>
          </table:table-cell>
          <table:table-cell table:formula="of:=LOG([.D214])" office:value-type="float" office:value="0.236537261488694" calcext:value-type="float">
            <text:p>0.2365372615</text:p>
          </table:table-cell>
          <table:table-cell table:formula="of:=LOG([.E214])" office:value-type="float" office:value="-0.866780543267506" calcext:value-type="float">
            <text:p>-0.8667805433</text:p>
          </table:table-cell>
          <table:table-cell table:formula="of:=LOG([.F214])" office:value-type="float" office:value="0.634376494088368" calcext:value-type="float">
            <text:p>0.6343764941</text:p>
          </table:table-cell>
          <table:table-cell table:formula="of:=LOG([.G214])" office:value-type="float" office:value="2.75127910398334" calcext:value-type="float">
            <text:p>2.751279104</text:p>
          </table:table-cell>
          <table:table-cell table:formula="of:=LOG([.H214])" office:value-type="float" office:value="0.191730393362856" calcext:value-type="float">
            <text:p>0.1917303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35" calcext:value-type="float">
            <text:p>4.135</text:p>
          </table:table-cell>
          <table:table-cell office:value-type="float" office:value="423.4" calcext:value-type="float">
            <text:p>423.4</text:p>
          </table:table-cell>
          <table:table-cell office:value-type="float" office:value="1.816" calcext:value-type="float">
            <text:p>1.816</text:p>
          </table:table-cell>
          <table:table-cell office:value-type="float" office:value="0.1759" calcext:value-type="float">
            <text:p>0.1759</text:p>
          </table:table-cell>
          <table:table-cell office:value-type="float" office:value="4.582" calcext:value-type="float">
            <text:p>4.582</text:p>
          </table:table-cell>
          <table:table-cell office:value-type="float" office:value="722.3" calcext:value-type="float">
            <text:p>722.3</text:p>
          </table:table-cell>
          <table:table-cell office:value-type="float" office:value="1.567" calcext:value-type="float">
            <text:p>1.567</text:p>
          </table:table-cell>
          <table:table-cell table:formula="of:=[.H215]/4" office:value-type="float" office:value="0.39175" calcext:value-type="float">
            <text:p>0.39175</text:p>
          </table:table-cell>
          <table:table-cell table:formula="of:=[.D215]/[.E215]" office:value-type="float" office:value="10.3240477544059" calcext:value-type="float">
            <text:p>10.3240477544</text:p>
          </table:table-cell>
          <table:table-cell table:number-columns-repeated="4"/>
          <table:table-cell table:formula="of:=LOG([.B215])" office:value-type="float" office:value="0.616475513888565" calcext:value-type="float">
            <text:p>0.6164755139</text:p>
          </table:table-cell>
          <table:table-cell table:formula="of:=LOG([.C215])" office:value-type="float" office:value="2.62675085368339" calcext:value-type="float">
            <text:p>2.6267508537</text:p>
          </table:table-cell>
          <table:table-cell table:formula="of:=LOG([.D215])" office:value-type="float" office:value="0.259115844185066" calcext:value-type="float">
            <text:p>0.2591158442</text:p>
          </table:table-cell>
          <table:table-cell table:formula="of:=LOG([.E215])" office:value-type="float" office:value="-0.754734160542539" calcext:value-type="float">
            <text:p>-0.7547341605</text:p>
          </table:table-cell>
          <table:table-cell table:formula="of:=LOG([.F215])" office:value-type="float" office:value="0.661055084853379" calcext:value-type="float">
            <text:p>0.6610550849</text:p>
          </table:table-cell>
          <table:table-cell table:formula="of:=LOG([.G215])" office:value-type="float" office:value="2.85871761486029" calcext:value-type="float">
            <text:p>2.8587176149</text:p>
          </table:table-cell>
          <table:table-cell table:formula="of:=LOG([.H215])" office:value-type="float" office:value="0.19506899646859" calcext:value-type="float">
            <text:p>0.1950689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7" calcext:value-type="float">
            <text:p>4.027</text:p>
          </table:table-cell>
          <table:table-cell office:value-type="float" office:value="359.1" calcext:value-type="float">
            <text:p>359.1</text:p>
          </table:table-cell>
          <table:table-cell office:value-type="float" office:value="1.74" calcext:value-type="float">
            <text:p>1.74</text:p>
          </table:table-cell>
          <table:table-cell office:value-type="float" office:value="0.1561" calcext:value-type="float">
            <text:p>0.1561</text:p>
          </table:table-cell>
          <table:table-cell office:value-type="float" office:value="4.423" calcext:value-type="float">
            <text:p>4.423</text:p>
          </table:table-cell>
          <table:table-cell office:value-type="float" office:value="602.4" calcext:value-type="float">
            <text:p>602.4</text:p>
          </table:table-cell>
          <table:table-cell office:value-type="float" office:value="1.524" calcext:value-type="float">
            <text:p>1.524</text:p>
          </table:table-cell>
          <table:table-cell table:formula="of:=[.H216]/4" office:value-type="float" office:value="0.381" calcext:value-type="float">
            <text:p>0.381</text:p>
          </table:table-cell>
          <table:table-cell table:formula="of:=[.D216]/[.E216]" office:value-type="float" office:value="11.1467008327995" calcext:value-type="float">
            <text:p>11.1467008328</text:p>
          </table:table-cell>
          <table:table-cell table:number-columns-repeated="4"/>
          <table:table-cell table:formula="of:=LOG([.B216])" office:value-type="float" office:value="0.604981629607432" calcext:value-type="float">
            <text:p>0.6049816296</text:p>
          </table:table-cell>
          <table:table-cell table:formula="of:=LOG([.C216])" office:value-type="float" office:value="2.55521540512607" calcext:value-type="float">
            <text:p>2.5552154051</text:p>
          </table:table-cell>
          <table:table-cell table:formula="of:=LOG([.D216])" office:value-type="float" office:value="0.2405492482826" calcext:value-type="float">
            <text:p>0.2405492483</text:p>
          </table:table-cell>
          <table:table-cell table:formula="of:=LOG([.E216])" office:value-type="float" office:value="-0.806597096937582" calcext:value-type="float">
            <text:p>-0.8065970969</text:p>
          </table:table-cell>
          <table:table-cell table:formula="of:=LOG([.F216])" office:value-type="float" office:value="0.645716939369604" calcext:value-type="float">
            <text:p>0.6457169394</text:p>
          </table:table-cell>
          <table:table-cell table:formula="of:=LOG([.G216])" office:value-type="float" office:value="2.77988496319264" calcext:value-type="float">
            <text:p>2.7798849632</text:p>
          </table:table-cell>
          <table:table-cell table:formula="of:=LOG([.H216])" office:value-type="float" office:value="0.182984967003582" calcext:value-type="float">
            <text:p>0.182984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5" calcext:value-type="float">
            <text:p>4.025</text:p>
          </table:table-cell>
          <table:table-cell office:value-type="float" office:value="398.6" calcext:value-type="float">
            <text:p>398.6</text:p>
          </table:table-cell>
          <table:table-cell office:value-type="float" office:value="1.896" calcext:value-type="float">
            <text:p>1.896</text:p>
          </table:table-cell>
          <table:table-cell office:value-type="float" office:value="0.1504" calcext:value-type="float">
            <text:p>0.1504</text:p>
          </table:table-cell>
          <table:table-cell office:value-type="float" office:value="4.447" calcext:value-type="float">
            <text:p>4.447</text:p>
          </table:table-cell>
          <table:table-cell office:value-type="float" office:value="688.2" calcext:value-type="float">
            <text:p>688.2</text:p>
          </table:table-cell>
          <table:table-cell office:value-type="float" office:value="1.561" calcext:value-type="float">
            <text:p>1.561</text:p>
          </table:table-cell>
          <table:table-cell table:formula="of:=[.H217]/4" office:value-type="float" office:value="0.39025" calcext:value-type="float">
            <text:p>0.39025</text:p>
          </table:table-cell>
          <table:table-cell table:formula="of:=[.D217]/[.E217]" office:value-type="float" office:value="12.6063829787234" calcext:value-type="float">
            <text:p>12.6063829787</text:p>
          </table:table-cell>
          <table:table-cell table:number-columns-repeated="4"/>
          <table:table-cell table:formula="of:=LOG([.B217])" office:value-type="float" office:value="0.604765884703887" calcext:value-type="float">
            <text:p>0.6047658847</text:p>
          </table:table-cell>
          <table:table-cell table:formula="of:=LOG([.C217])" office:value-type="float" office:value="2.60053729436447" calcext:value-type="float">
            <text:p>2.6005372944</text:p>
          </table:table-cell>
          <table:table-cell table:formula="of:=LOG([.D217])" office:value-type="float" office:value="0.277838333002047" calcext:value-type="float">
            <text:p>0.277838333</text:p>
          </table:table-cell>
          <table:table-cell table:formula="of:=LOG([.E217])" office:value-type="float" office:value="-0.822752163744376" calcext:value-type="float">
            <text:p>-0.8227521637</text:p>
          </table:table-cell>
          <table:table-cell table:formula="of:=LOG([.F217])" office:value-type="float" office:value="0.648067129448935" calcext:value-type="float">
            <text:p>0.6480671294</text:p>
          </table:table-cell>
          <table:table-cell table:formula="of:=LOG([.G217])" office:value-type="float" office:value="2.83771466828491" calcext:value-type="float">
            <text:p>2.8377146683</text:p>
          </table:table-cell>
          <table:table-cell table:formula="of:=LOG([.H217])" office:value-type="float" office:value="0.193402903062417" calcext:value-type="float">
            <text:p>0.1934029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1" calcext:value-type="float">
            <text:p>3.901</text:p>
          </table:table-cell>
          <table:table-cell office:value-type="float" office:value="331.5" calcext:value-type="float">
            <text:p>331.5</text:p>
          </table:table-cell>
          <table:table-cell office:value-type="float" office:value="2.007" calcext:value-type="float">
            <text:p>2.007</text:p>
          </table:table-cell>
          <table:table-cell office:value-type="float" office:value="0.07815" calcext:value-type="float">
            <text:p>0.07815</text:p>
          </table:table-cell>
          <table:table-cell office:value-type="float" office:value="4.685" calcext:value-type="float">
            <text:p>4.685</text:p>
          </table:table-cell>
          <table:table-cell office:value-type="float" office:value="854.2" calcext:value-type="float">
            <text:p>854.2</text:p>
          </table:table-cell>
          <table:table-cell office:value-type="float" office:value="1.633" calcext:value-type="float">
            <text:p>1.633</text:p>
          </table:table-cell>
          <table:table-cell table:formula="of:=[.H218]/4" office:value-type="float" office:value="0.40825" calcext:value-type="float">
            <text:p>0.40825</text:p>
          </table:table-cell>
          <table:table-cell table:formula="of:=[.D218]/[.E218]" office:value-type="float" office:value="25.6813819577735" calcext:value-type="float">
            <text:p>25.6813819578</text:p>
          </table:table-cell>
          <table:table-cell table:number-columns-repeated="4"/>
          <table:table-cell table:formula="of:=LOG([.B218])" office:value-type="float" office:value="0.591175950311791" calcext:value-type="float">
            <text:p>0.5911759503</text:p>
          </table:table-cell>
          <table:table-cell table:formula="of:=LOG([.C218])" office:value-type="float" office:value="2.52048353274079" calcext:value-type="float">
            <text:p>2.5204835327</text:p>
          </table:table-cell>
          <table:table-cell table:formula="of:=LOG([.D218])" office:value-type="float" office:value="0.302547372487485" calcext:value-type="float">
            <text:p>0.3025473725</text:p>
          </table:table-cell>
          <table:table-cell table:formula="of:=LOG([.E218])" office:value-type="float" office:value="-1.10707101764479" calcext:value-type="float">
            <text:p>-1.1070710176</text:p>
          </table:table-cell>
          <table:table-cell table:formula="of:=LOG([.F218])" office:value-type="float" office:value="0.670709595223797" calcext:value-type="float">
            <text:p>0.6707095952</text:p>
          </table:table-cell>
          <table:table-cell table:formula="of:=LOG([.G218])" office:value-type="float" office:value="2.9315595670908" calcext:value-type="float">
            <text:p>2.9315595671</text:p>
          </table:table-cell>
          <table:table-cell table:formula="of:=LOG([.H218])" office:value-type="float" office:value="0.212986184736668" calcext:value-type="float">
            <text:p>0.2129861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5" calcext:value-type="float">
            <text:p>3.885</text:p>
          </table:table-cell>
          <table:table-cell office:value-type="float" office:value="328.1" calcext:value-type="float">
            <text:p>328.1</text:p>
          </table:table-cell>
          <table:table-cell office:value-type="float" office:value="1.711" calcext:value-type="float">
            <text:p>1.711</text:p>
          </table:table-cell>
          <table:table-cell office:value-type="float" office:value="0.1755" calcext:value-type="float">
            <text:p>0.1755</text:p>
          </table:table-cell>
          <table:table-cell office:value-type="float" office:value="4.21" calcext:value-type="float">
            <text:p>4.21</text:p>
          </table:table-cell>
          <table:table-cell office:value-type="float" office:value="520.3" calcext:value-type="float">
            <text:p>520.3</text:p>
          </table:table-cell>
          <table:table-cell office:value-type="float" office:value="1.515" calcext:value-type="float">
            <text:p>1.515</text:p>
          </table:table-cell>
          <table:table-cell table:formula="of:=[.H219]/4" office:value-type="float" office:value="0.37875" calcext:value-type="float">
            <text:p>0.37875</text:p>
          </table:table-cell>
          <table:table-cell table:formula="of:=[.D219]/[.E219]" office:value-type="float" office:value="9.74928774928775" calcext:value-type="float">
            <text:p>9.7492877493</text:p>
          </table:table-cell>
          <table:table-cell table:number-columns-repeated="4"/>
          <table:table-cell table:formula="of:=LOG([.B219])" office:value-type="float" office:value="0.589391023136933" calcext:value-type="float">
            <text:p>0.5893910231</text:p>
          </table:table-cell>
          <table:table-cell table:formula="of:=LOG([.C219])" office:value-type="float" office:value="2.51600623038605" calcext:value-type="float">
            <text:p>2.5160062304</text:p>
          </table:table-cell>
          <table:table-cell table:formula="of:=LOG([.D219])" office:value-type="float" office:value="0.2332500095411" calcext:value-type="float">
            <text:p>0.2332500095</text:p>
          </table:table-cell>
          <table:table-cell table:formula="of:=LOG([.E219])" office:value-type="float" office:value="-0.755722879198157" calcext:value-type="float">
            <text:p>-0.7557228792</text:p>
          </table:table-cell>
          <table:table-cell table:formula="of:=LOG([.F219])" office:value-type="float" office:value="0.624282095835668" calcext:value-type="float">
            <text:p>0.6242820958</text:p>
          </table:table-cell>
          <table:table-cell table:formula="of:=LOG([.G219])" office:value-type="float" office:value="2.71625382589604" calcext:value-type="float">
            <text:p>2.7162538259</text:p>
          </table:table-cell>
          <table:table-cell table:formula="of:=LOG([.H219])" office:value-type="float" office:value="0.180412632838324" calcext:value-type="float">
            <text:p>0.1804126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5" calcext:value-type="float">
            <text:p>3.985</text:p>
          </table:table-cell>
          <table:table-cell office:value-type="float" office:value="330.3" calcext:value-type="float">
            <text:p>330.3</text:p>
          </table:table-cell>
          <table:table-cell office:value-type="float" office:value="1.807" calcext:value-type="float">
            <text:p>1.807</text:p>
          </table:table-cell>
          <table:table-cell office:value-type="float" office:value="0.09728" calcext:value-type="float">
            <text:p>0.09728</text:p>
          </table:table-cell>
          <table:table-cell office:value-type="float" office:value="4.438" calcext:value-type="float">
            <text:p>4.438</text:p>
          </table:table-cell>
          <table:table-cell office:value-type="float" office:value="605.1" calcext:value-type="float">
            <text:p>605.1</text:p>
          </table:table-cell>
          <table:table-cell office:value-type="float" office:value="1.49" calcext:value-type="float">
            <text:p>1.49</text:p>
          </table:table-cell>
          <table:table-cell table:formula="of:=[.H220]/4" office:value-type="float" office:value="0.3725" calcext:value-type="float">
            <text:p>0.3725</text:p>
          </table:table-cell>
          <table:table-cell table:formula="of:=[.D220]/[.E220]" office:value-type="float" office:value="18.5752467105263" calcext:value-type="float">
            <text:p>18.5752467105</text:p>
          </table:table-cell>
          <table:table-cell table:number-columns-repeated="4"/>
          <table:table-cell table:formula="of:=LOG([.B220])" office:value-type="float" office:value="0.600428325732131" calcext:value-type="float">
            <text:p>0.6004283257</text:p>
          </table:table-cell>
          <table:table-cell table:formula="of:=LOG([.C220])" office:value-type="float" office:value="2.51890857369141" calcext:value-type="float">
            <text:p>2.5189085737</text:p>
          </table:table-cell>
          <table:table-cell table:formula="of:=LOG([.D220])" office:value-type="float" office:value="0.256958152560932" calcext:value-type="float">
            <text:p>0.2569581526</text:p>
          </table:table-cell>
          <table:table-cell table:formula="of:=LOG([.E220])" office:value-type="float" office:value="-1.01197643807134" calcext:value-type="float">
            <text:p>-1.0119764381</text:p>
          </table:table-cell>
          <table:table-cell table:formula="of:=LOG([.F220])" office:value-type="float" office:value="0.647187297895989" calcext:value-type="float">
            <text:p>0.6471872979</text:p>
          </table:table-cell>
          <table:table-cell table:formula="of:=LOG([.G220])" office:value-type="float" office:value="2.78182715293243" calcext:value-type="float">
            <text:p>2.7818271529</text:p>
          </table:table-cell>
          <table:table-cell table:formula="of:=LOG([.H220])" office:value-type="float" office:value="0.173186268412274" calcext:value-type="float">
            <text:p>0.1731862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57" calcext:value-type="float">
            <text:p>4.057</text:p>
          </table:table-cell>
          <table:table-cell office:value-type="float" office:value="421.1" calcext:value-type="float">
            <text:p>421.1</text:p>
          </table:table-cell>
          <table:table-cell office:value-type="float" office:value="1.882" calcext:value-type="float">
            <text:p>1.882</text:p>
          </table:table-cell>
          <table:table-cell office:value-type="float" office:value="0.2045" calcext:value-type="float">
            <text:p>0.2045</text:p>
          </table:table-cell>
          <table:table-cell office:value-type="float" office:value="4.488" calcext:value-type="float">
            <text:p>4.488</text:p>
          </table:table-cell>
          <table:table-cell office:value-type="float" office:value="714.9" calcext:value-type="float">
            <text:p>714.9</text:p>
          </table:table-cell>
          <table:table-cell office:value-type="float" office:value="1.636" calcext:value-type="float">
            <text:p>1.636</text:p>
          </table:table-cell>
          <table:table-cell table:formula="of:=[.H221]/4" office:value-type="float" office:value="0.409" calcext:value-type="float">
            <text:p>0.409</text:p>
          </table:table-cell>
          <table:table-cell table:formula="of:=[.D221]/[.E221]" office:value-type="float" office:value="9.20293398533007" calcext:value-type="float">
            <text:p>9.2029339853</text:p>
          </table:table-cell>
          <table:table-cell table:number-columns-repeated="4"/>
          <table:table-cell table:formula="of:=LOG([.B221])" office:value-type="float" office:value="0.608205007704326" calcext:value-type="float">
            <text:p>0.6082050077</text:p>
          </table:table-cell>
          <table:table-cell table:formula="of:=LOG([.C221])" office:value-type="float" office:value="2.62438524142026" calcext:value-type="float">
            <text:p>2.6243852414</text:p>
          </table:table-cell>
          <table:table-cell table:formula="of:=LOG([.D221])" office:value-type="float" office:value="0.274619619091238" calcext:value-type="float">
            <text:p>0.2746196191</text:p>
          </table:table-cell>
          <table:table-cell table:formula="of:=LOG([.E221])" office:value-type="float" office:value="-0.689306687656639" calcext:value-type="float">
            <text:p>-0.6893066877</text:p>
          </table:table-cell>
          <table:table-cell table:formula="of:=LOG([.F221])" office:value-type="float" office:value="0.652052848248105" calcext:value-type="float">
            <text:p>0.6520528482</text:p>
          </table:table-cell>
          <table:table-cell table:formula="of:=LOG([.G221])" office:value-type="float" office:value="2.85424529706612" calcext:value-type="float">
            <text:p>2.8542452971</text:p>
          </table:table-cell>
          <table:table-cell table:formula="of:=LOG([.H221])" office:value-type="float" office:value="0.213783299335304" calcext:value-type="float">
            <text:p>0.2137832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55" calcext:value-type="float">
            <text:p>3.855</text:p>
          </table:table-cell>
          <table:table-cell office:value-type="float" office:value="336.6" calcext:value-type="float">
            <text:p>336.6</text:p>
          </table:table-cell>
          <table:table-cell office:value-type="float" office:value="1.924" calcext:value-type="float">
            <text:p>1.924</text:p>
          </table:table-cell>
          <table:table-cell office:value-type="float" office:value="0.09957" calcext:value-type="float">
            <text:p>0.09957</text:p>
          </table:table-cell>
          <table:table-cell office:value-type="float" office:value="4.234" calcext:value-type="float">
            <text:p>4.234</text:p>
          </table:table-cell>
          <table:table-cell office:value-type="float" office:value="591.3" calcext:value-type="float">
            <text:p>591.3</text:p>
          </table:table-cell>
          <table:table-cell office:value-type="float" office:value="1.497" calcext:value-type="float">
            <text:p>1.497</text:p>
          </table:table-cell>
          <table:table-cell table:formula="of:=[.H222]/4" office:value-type="float" office:value="0.37425" calcext:value-type="float">
            <text:p>0.37425</text:p>
          </table:table-cell>
          <table:table-cell table:formula="of:=[.D222]/[.E222]" office:value-type="float" office:value="19.3230892839209" calcext:value-type="float">
            <text:p>19.3230892839</text:p>
          </table:table-cell>
          <table:table-cell table:number-columns-repeated="4"/>
          <table:table-cell table:formula="of:=LOG([.B222])" office:value-type="float" office:value="0.586024382386976" calcext:value-type="float">
            <text:p>0.5860243824</text:p>
          </table:table-cell>
          <table:table-cell table:formula="of:=LOG([.C222])" office:value-type="float" office:value="2.5271141116398" calcext:value-type="float">
            <text:p>2.5271141116</text:p>
          </table:table-cell>
          <table:table-cell table:formula="of:=LOG([.D222])" office:value-type="float" office:value="0.284205067701794" calcext:value-type="float">
            <text:p>0.2842050677</text:p>
          </table:table-cell>
          <table:table-cell table:formula="of:=LOG([.E222])" office:value-type="float" office:value="-1.00187149287173" calcext:value-type="float">
            <text:p>-1.0018714929</text:p>
          </table:table-cell>
          <table:table-cell table:formula="of:=LOG([.F222])" office:value-type="float" office:value="0.626750853683393" calcext:value-type="float">
            <text:p>0.6267508537</text:p>
          </table:table-cell>
          <table:table-cell table:formula="of:=LOG([.G222])" office:value-type="float" office:value="2.77180787899911" calcext:value-type="float">
            <text:p>2.771807879</text:p>
          </table:table-cell>
          <table:table-cell table:formula="of:=LOG([.H222])" office:value-type="float" office:value="0.175221800343052" calcext:value-type="float">
            <text:p>0.1752218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44" calcext:value-type="float">
            <text:p>4.044</text:p>
          </table:table-cell>
          <table:table-cell office:value-type="float" office:value="406.7" calcext:value-type="float">
            <text:p>406.7</text:p>
          </table:table-cell>
          <table:table-cell office:value-type="float" office:value="1.803" calcext:value-type="float">
            <text:p>1.803</text:p>
          </table:table-cell>
          <table:table-cell office:value-type="float" office:value="0.188" calcext:value-type="float">
            <text:p>0.188</text:p>
          </table:table-cell>
          <table:table-cell office:value-type="float" office:value="4.487" calcext:value-type="float">
            <text:p>4.487</text:p>
          </table:table-cell>
          <table:table-cell office:value-type="float" office:value="696.9" calcext:value-type="float">
            <text:p>696.9</text:p>
          </table:table-cell>
          <table:table-cell office:value-type="float" office:value="1.578" calcext:value-type="float">
            <text:p>1.578</text:p>
          </table:table-cell>
          <table:table-cell table:formula="of:=[.H223]/4" office:value-type="float" office:value="0.3945" calcext:value-type="float">
            <text:p>0.3945</text:p>
          </table:table-cell>
          <table:table-cell table:formula="of:=[.D223]/[.E223]" office:value-type="float" office:value="9.59042553191489" calcext:value-type="float">
            <text:p>9.5904255319</text:p>
          </table:table-cell>
          <table:table-cell table:number-columns-repeated="4"/>
          <table:table-cell table:formula="of:=LOG([.B223])" office:value-type="float" office:value="0.606811146918963" calcext:value-type="float">
            <text:p>0.6068111469</text:p>
          </table:table-cell>
          <table:table-cell table:formula="of:=LOG([.C223])" office:value-type="float" office:value="2.60927417240459" calcext:value-type="float">
            <text:p>2.6092741724</text:p>
          </table:table-cell>
          <table:table-cell table:formula="of:=LOG([.D223])" office:value-type="float" office:value="0.255995726722402" calcext:value-type="float">
            <text:p>0.2559957267</text:p>
          </table:table-cell>
          <table:table-cell table:formula="of:=LOG([.E223])" office:value-type="float" office:value="-0.72584215073632" calcext:value-type="float">
            <text:p>-0.7258421507</text:p>
          </table:table-cell>
          <table:table-cell table:formula="of:=LOG([.F223])" office:value-type="float" office:value="0.651956069533074" calcext:value-type="float">
            <text:p>0.6519560695</text:p>
          </table:table-cell>
          <table:table-cell table:formula="of:=LOG([.G223])" office:value-type="float" office:value="2.8431704645199" calcext:value-type="float">
            <text:p>2.8431704645</text:p>
          </table:table-cell>
          <table:table-cell table:formula="of:=LOG([.H223])" office:value-type="float" office:value="0.198106998873401" calcext:value-type="float">
            <text:p>0.1981069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55" calcext:value-type="float">
            <text:p>3.755</text:p>
          </table:table-cell>
          <table:table-cell office:value-type="float" office:value="262.8" calcext:value-type="float">
            <text:p>262.8</text:p>
          </table:table-cell>
          <table:table-cell office:value-type="float" office:value="1.727" calcext:value-type="float">
            <text:p>1.727</text:p>
          </table:table-cell>
          <table:table-cell office:value-type="float" office:value="0.08837" calcext:value-type="float">
            <text:p>0.08837</text:p>
          </table:table-cell>
          <table:table-cell office:value-type="float" office:value="4.151" calcext:value-type="float">
            <text:p>4.151</text:p>
          </table:table-cell>
          <table:table-cell office:value-type="float" office:value="481.5" calcext:value-type="float">
            <text:p>481.5</text:p>
          </table:table-cell>
          <table:table-cell office:value-type="float" office:value="1.47" calcext:value-type="float">
            <text:p>1.47</text:p>
          </table:table-cell>
          <table:table-cell table:formula="of:=[.H224]/4" office:value-type="float" office:value="0.3675" calcext:value-type="float">
            <text:p>0.3675</text:p>
          </table:table-cell>
          <table:table-cell table:formula="of:=[.D224]/[.E224]" office:value-type="float" office:value="19.5428312775829" calcext:value-type="float">
            <text:p>19.5428312776</text:p>
          </table:table-cell>
          <table:table-cell table:number-columns-repeated="4"/>
          <table:table-cell table:formula="of:=LOG([.B224])" office:value-type="float" office:value="0.574609941340187" calcext:value-type="float">
            <text:p>0.5746099413</text:p>
          </table:table-cell>
          <table:table-cell table:formula="of:=LOG([.C224])" office:value-type="float" office:value="2.41962536088774" calcext:value-type="float">
            <text:p>2.4196253609</text:p>
          </table:table-cell>
          <table:table-cell table:formula="of:=LOG([.D224])" office:value-type="float" office:value="0.237292337567459" calcext:value-type="float">
            <text:p>0.2372923376</text:p>
          </table:table-cell>
          <table:table-cell table:formula="of:=LOG([.E224])" office:value-type="float" office:value="-1.05369514500653" calcext:value-type="float">
            <text:p>-1.053695145</text:p>
          </table:table-cell>
          <table:table-cell table:formula="of:=LOG([.F224])" office:value-type="float" office:value="0.618152733378519" calcext:value-type="float">
            <text:p>0.6181527334</text:p>
          </table:table-cell>
          <table:table-cell table:formula="of:=LOG([.G224])" office:value-type="float" office:value="2.68259629146055" calcext:value-type="float">
            <text:p>2.6825962915</text:p>
          </table:table-cell>
          <table:table-cell table:formula="of:=LOG([.H224])" office:value-type="float" office:value="0.167317334748176" calcext:value-type="float">
            <text:p>0.1673173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84" calcext:value-type="float">
            <text:p>4.084</text:p>
          </table:table-cell>
          <table:table-cell office:value-type="float" office:value="396" calcext:value-type="float">
            <text:p>396</text:p>
          </table:table-cell>
          <table:table-cell office:value-type="float" office:value="1.868" calcext:value-type="float">
            <text:p>1.868</text:p>
          </table:table-cell>
          <table:table-cell office:value-type="float" office:value="0.1519" calcext:value-type="float">
            <text:p>0.1519</text:p>
          </table:table-cell>
          <table:table-cell office:value-type="float" office:value="4.535" calcext:value-type="float">
            <text:p>4.535</text:p>
          </table:table-cell>
          <table:table-cell office:value-type="float" office:value="691.9" calcext:value-type="float">
            <text:p>691.9</text:p>
          </table:table-cell>
          <table:table-cell office:value-type="float" office:value="1.553" calcext:value-type="float">
            <text:p>1.553</text:p>
          </table:table-cell>
          <table:table-cell table:formula="of:=[.H225]/4" office:value-type="float" office:value="0.38825" calcext:value-type="float">
            <text:p>0.38825</text:p>
          </table:table-cell>
          <table:table-cell table:formula="of:=[.D225]/[.E225]" office:value-type="float" office:value="12.2975641869651" calcext:value-type="float">
            <text:p>12.297564187</text:p>
          </table:table-cell>
          <table:table-cell table:number-columns-repeated="4"/>
          <table:table-cell table:formula="of:=LOG([.B225])" office:value-type="float" office:value="0.611085733414873" calcext:value-type="float">
            <text:p>0.6110857334</text:p>
          </table:table-cell>
          <table:table-cell table:formula="of:=LOG([.C225])" office:value-type="float" office:value="2.59769518592551" calcext:value-type="float">
            <text:p>2.5976951859</text:p>
          </table:table-cell>
          <table:table-cell table:formula="of:=LOG([.D225])" office:value-type="float" office:value="0.271376871894074" calcext:value-type="float">
            <text:p>0.2713768719</text:p>
          </table:table-cell>
          <table:table-cell table:formula="of:=LOG([.E225])" office:value-type="float" office:value="-0.818442226137213" calcext:value-type="float">
            <text:p>-0.8184422261</text:p>
          </table:table-cell>
          <table:table-cell table:formula="of:=LOG([.F225])" office:value-type="float" office:value="0.656577291396114" calcext:value-type="float">
            <text:p>0.6565772914</text:p>
          </table:table-cell>
          <table:table-cell table:formula="of:=LOG([.G225])" office:value-type="float" office:value="2.84004333060349" calcext:value-type="float">
            <text:p>2.8400433306</text:p>
          </table:table-cell>
          <table:table-cell table:formula="of:=LOG([.H225])" office:value-type="float" office:value="0.191171455728558" calcext:value-type="float">
            <text:p>0.1911714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73" calcext:value-type="float">
            <text:p>3.873</text:p>
          </table:table-cell>
          <table:table-cell office:value-type="float" office:value="330.7" calcext:value-type="float">
            <text:p>330.7</text:p>
          </table:table-cell>
          <table:table-cell office:value-type="float" office:value="1.913" calcext:value-type="float">
            <text:p>1.913</text:p>
          </table:table-cell>
          <table:table-cell office:value-type="float" office:value="0.1247" calcext:value-type="float">
            <text:p>0.1247</text:p>
          </table:table-cell>
          <table:table-cell office:value-type="float" office:value="4.359" calcext:value-type="float">
            <text:p>4.359</text:p>
          </table:table-cell>
          <table:table-cell office:value-type="float" office:value="639.9" calcext:value-type="float">
            <text:p>639.9</text:p>
          </table:table-cell>
          <table:table-cell office:value-type="float" office:value="1.586" calcext:value-type="float">
            <text:p>1.586</text:p>
          </table:table-cell>
          <table:table-cell table:formula="of:=[.H226]/4" office:value-type="float" office:value="0.3965" calcext:value-type="float">
            <text:p>0.3965</text:p>
          </table:table-cell>
          <table:table-cell table:formula="of:=[.D226]/[.E226]" office:value-type="float" office:value="15.3408179631115" calcext:value-type="float">
            <text:p>15.3408179631</text:p>
          </table:table-cell>
          <table:table-cell table:number-columns-repeated="4"/>
          <table:table-cell table:formula="of:=LOG([.B226])" office:value-type="float" office:value="0.588047496986083" calcext:value-type="float">
            <text:p>0.588047497</text:p>
          </table:table-cell>
          <table:table-cell table:formula="of:=LOG([.C226])" office:value-type="float" office:value="2.5194341949137" calcext:value-type="float">
            <text:p>2.5194341949</text:p>
          </table:table-cell>
          <table:table-cell table:formula="of:=LOG([.D226])" office:value-type="float" office:value="0.281714970027296" calcext:value-type="float">
            <text:p>0.28171497</text:p>
          </table:table-cell>
          <table:table-cell table:formula="of:=LOG([.E226])" office:value-type="float" office:value="-0.904133546521457" calcext:value-type="float">
            <text:p>-0.9041335465</text:p>
          </table:table-cell>
          <table:table-cell table:formula="of:=LOG([.F226])" office:value-type="float" office:value="0.639386869017684" calcext:value-type="float">
            <text:p>0.639386869</text:p>
          </table:table-cell>
          <table:table-cell table:formula="of:=LOG([.G226])" office:value-type="float" office:value="2.80611211016909" calcext:value-type="float">
            <text:p>2.8061121102</text:p>
          </table:table-cell>
          <table:table-cell table:formula="of:=LOG([.H226])" office:value-type="float" office:value="0.200303182981585" calcext:value-type="float">
            <text:p>0.200303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53" calcext:value-type="float">
            <text:p>3.853</text:p>
          </table:table-cell>
          <table:table-cell office:value-type="float" office:value="310.3" calcext:value-type="float">
            <text:p>310.3</text:p>
          </table:table-cell>
          <table:table-cell office:value-type="float" office:value="1.904" calcext:value-type="float">
            <text:p>1.904</text:p>
          </table:table-cell>
          <table:table-cell office:value-type="float" office:value="0.1194" calcext:value-type="float">
            <text:p>0.1194</text:p>
          </table:table-cell>
          <table:table-cell office:value-type="float" office:value="4.402" calcext:value-type="float">
            <text:p>4.402</text:p>
          </table:table-cell>
          <table:table-cell office:value-type="float" office:value="647.5" calcext:value-type="float">
            <text:p>647.5</text:p>
          </table:table-cell>
          <table:table-cell office:value-type="float" office:value="1.616" calcext:value-type="float">
            <text:p>1.616</text:p>
          </table:table-cell>
          <table:table-cell table:formula="of:=[.H227]/4" office:value-type="float" office:value="0.404" calcext:value-type="float">
            <text:p>0.404</text:p>
          </table:table-cell>
          <table:table-cell table:formula="of:=[.D227]/[.E227]" office:value-type="float" office:value="15.9463986599665" calcext:value-type="float">
            <text:p>15.94639866</text:p>
          </table:table-cell>
          <table:table-cell table:number-columns-repeated="4"/>
          <table:table-cell table:formula="of:=LOG([.B227])" office:value-type="float" office:value="0.585799009013001" calcext:value-type="float">
            <text:p>0.585799009</text:p>
          </table:table-cell>
          <table:table-cell table:formula="of:=LOG([.C227])" office:value-type="float" office:value="2.49178177558417" calcext:value-type="float">
            <text:p>2.4917817756</text:p>
          </table:table-cell>
          <table:table-cell table:formula="of:=LOG([.D227])" office:value-type="float" office:value="0.279666944048455" calcext:value-type="float">
            <text:p>0.279666944</text:p>
          </table:table-cell>
          <table:table-cell table:formula="of:=LOG([.E227])" office:value-type="float" office:value="-0.92299567320665" calcext:value-type="float">
            <text:p>-0.9229956732</text:p>
          </table:table-cell>
          <table:table-cell table:formula="of:=LOG([.F227])" office:value-type="float" office:value="0.643650038217329" calcext:value-type="float">
            <text:p>0.6436500382</text:p>
          </table:table-cell>
          <table:table-cell table:formula="of:=LOG([.G227])" office:value-type="float" office:value="2.81123977275329" calcext:value-type="float">
            <text:p>2.8112397728</text:p>
          </table:table-cell>
          <table:table-cell table:formula="of:=LOG([.H227])" office:value-type="float" office:value="0.208441356438567" calcext:value-type="float">
            <text:p>0.2084413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9" calcext:value-type="float">
            <text:p>3.639</text:p>
          </table:table-cell>
          <table:table-cell office:value-type="float" office:value="279.5" calcext:value-type="float">
            <text:p>279.5</text:p>
          </table:table-cell>
          <table:table-cell office:value-type="float" office:value="2.087" calcext:value-type="float">
            <text:p>2.087</text:p>
          </table:table-cell>
          <table:table-cell office:value-type="float" office:value="0.1278" calcext:value-type="float">
            <text:p>0.1278</text:p>
          </table:table-cell>
          <table:table-cell office:value-type="float" office:value="3.868" calcext:value-type="float">
            <text:p>3.868</text:p>
          </table:table-cell>
          <table:table-cell office:value-type="float" office:value="439.7" calcext:value-type="float">
            <text:p>439.7</text:p>
          </table:table-cell>
          <table:table-cell office:value-type="float" office:value="1.592" calcext:value-type="float">
            <text:p>1.592</text:p>
          </table:table-cell>
          <table:table-cell table:formula="of:=[.H228]/4" office:value-type="float" office:value="0.398" calcext:value-type="float">
            <text:p>0.398</text:p>
          </table:table-cell>
          <table:table-cell table:formula="of:=[.D228]/[.E228]" office:value-type="float" office:value="16.3302034428795" calcext:value-type="float">
            <text:p>16.3302034429</text:p>
          </table:table-cell>
          <table:table-cell table:number-columns-repeated="4"/>
          <table:table-cell table:formula="of:=LOG([.B228])" office:value-type="float" office:value="0.560982055586235" calcext:value-type="float">
            <text:p>0.5609820556</text:p>
          </table:table-cell>
          <table:table-cell table:formula="of:=LOG([.C228])" office:value-type="float" office:value="2.44638181222244" calcext:value-type="float">
            <text:p>2.4463818122</text:p>
          </table:table-cell>
          <table:table-cell table:formula="of:=LOG([.D228])" office:value-type="float" office:value="0.319522449065454" calcext:value-type="float">
            <text:p>0.3195224491</text:p>
          </table:table-cell>
          <table:table-cell table:formula="of:=LOG([.E228])" office:value-type="float" office:value="-0.893469146177619" calcext:value-type="float">
            <text:p>-0.8934691462</text:p>
          </table:table-cell>
          <table:table-cell table:formula="of:=LOG([.F228])" office:value-type="float" office:value="0.587486465410964" calcext:value-type="float">
            <text:p>0.5874864654</text:p>
          </table:table-cell>
          <table:table-cell table:formula="of:=LOG([.G228])" office:value-type="float" office:value="2.64315646561971" calcext:value-type="float">
            <text:p>2.6431564656</text:p>
          </table:table-cell>
          <table:table-cell table:formula="of:=LOG([.H228])" office:value-type="float" office:value="0.20194306340165" calcext:value-type="float">
            <text:p>0.2019430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23" calcext:value-type="float">
            <text:p>3.823</text:p>
          </table:table-cell>
          <table:table-cell office:value-type="float" office:value="305" calcext:value-type="float">
            <text:p>305</text:p>
          </table:table-cell>
          <table:table-cell office:value-type="float" office:value="1.758" calcext:value-type="float">
            <text:p>1.758</text:p>
          </table:table-cell>
          <table:table-cell office:value-type="float" office:value="0.1855" calcext:value-type="float">
            <text:p>0.1855</text:p>
          </table:table-cell>
          <table:table-cell office:value-type="float" office:value="4.111" calcext:value-type="float">
            <text:p>4.111</text:p>
          </table:table-cell>
          <table:table-cell office:value-type="float" office:value="473.3" calcext:value-type="float">
            <text:p>473.3</text:p>
          </table:table-cell>
          <table:table-cell office:value-type="float" office:value="1.562" calcext:value-type="float">
            <text:p>1.562</text:p>
          </table:table-cell>
          <table:table-cell table:formula="of:=[.H229]/4" office:value-type="float" office:value="0.3905" calcext:value-type="float">
            <text:p>0.3905</text:p>
          </table:table-cell>
          <table:table-cell table:formula="of:=[.D229]/[.E229]" office:value-type="float" office:value="9.47708894878706" calcext:value-type="float">
            <text:p>9.4770889488</text:p>
          </table:table-cell>
          <table:table-cell table:number-columns-repeated="4"/>
          <table:table-cell table:formula="of:=LOG([.B229])" office:value-type="float" office:value="0.582404298019028" calcext:value-type="float">
            <text:p>0.582404298</text:p>
          </table:table-cell>
          <table:table-cell table:formula="of:=LOG([.C229])" office:value-type="float" office:value="2.48429983934679" calcext:value-type="float">
            <text:p>2.4842998393</text:p>
          </table:table-cell>
          <table:table-cell table:formula="of:=LOG([.D229])" office:value-type="float" office:value="0.245018870737753" calcext:value-type="float">
            <text:p>0.2450188707</text:p>
          </table:table-cell>
          <table:table-cell table:formula="of:=LOG([.E229])" office:value-type="float" office:value="-0.731656086048935" calcext:value-type="float">
            <text:p>-0.731656086</text:p>
          </table:table-cell>
          <table:table-cell table:formula="of:=LOG([.F229])" office:value-type="float" office:value="0.61394747678035" calcext:value-type="float">
            <text:p>0.6139474768</text:p>
          </table:table-cell>
          <table:table-cell table:formula="of:=LOG([.G229])" office:value-type="float" office:value="2.67513650446799" calcext:value-type="float">
            <text:p>2.6751365045</text:p>
          </table:table-cell>
          <table:table-cell table:formula="of:=LOG([.H229])" office:value-type="float" office:value="0.193681029541282" calcext:value-type="float">
            <text:p>0.1936810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84" calcext:value-type="float">
            <text:p>3.484</text:p>
          </table:table-cell>
          <table:table-cell office:value-type="float" office:value="181.8" calcext:value-type="float">
            <text:p>181.8</text:p>
          </table:table-cell>
          <table:table-cell office:value-type="float" office:value="1.406" calcext:value-type="float">
            <text:p>1.406</text:p>
          </table:table-cell>
          <table:table-cell office:value-type="float" office:value="0.04936" calcext:value-type="float">
            <text:p>0.04936</text:p>
          </table:table-cell>
          <table:table-cell office:value-type="float" office:value="3.714" calcext:value-type="float">
            <text:p>3.714</text:p>
          </table:table-cell>
          <table:table-cell office:value-type="float" office:value="287.7" calcext:value-type="float">
            <text:p>287.7</text:p>
          </table:table-cell>
          <table:table-cell office:value-type="float" office:value="1.274" calcext:value-type="float">
            <text:p>1.274</text:p>
          </table:table-cell>
          <table:table-cell table:formula="of:=[.H230]/4" office:value-type="float" office:value="0.3185" calcext:value-type="float">
            <text:p>0.3185</text:p>
          </table:table-cell>
          <table:table-cell table:formula="of:=[.D230]/[.E230]" office:value-type="float" office:value="28.484602917342" calcext:value-type="float">
            <text:p>28.4846029173</text:p>
          </table:table-cell>
          <table:table-cell table:number-columns-repeated="4"/>
          <table:table-cell table:formula="of:=LOG([.B230])" office:value-type="float" office:value="0.542078146335626" calcext:value-type="float">
            <text:p>0.5420781463</text:p>
          </table:table-cell>
          <table:table-cell table:formula="of:=LOG([.C230])" office:value-type="float" office:value="2.25959387888595" calcext:value-type="float">
            <text:p>2.2595938789</text:p>
          </table:table-cell>
          <table:table-cell table:formula="of:=LOG([.D230])" office:value-type="float" office:value="0.147985320683805" calcext:value-type="float">
            <text:p>0.1479853207</text:p>
          </table:table-cell>
          <table:table-cell table:formula="of:=LOG([.E230])" office:value-type="float" office:value="-1.30662484897481" calcext:value-type="float">
            <text:p>-1.306624849</text:p>
          </table:table-cell>
          <table:table-cell table:formula="of:=LOG([.F230])" office:value-type="float" office:value="0.569841899403762" calcext:value-type="float">
            <text:p>0.5698418994</text:p>
          </table:table-cell>
          <table:table-cell table:formula="of:=LOG([.G230])" office:value-type="float" office:value="2.45893986189033" calcext:value-type="float">
            <text:p>2.4589398619</text:p>
          </table:table-cell>
          <table:table-cell table:formula="of:=LOG([.H230])" office:value-type="float" office:value="0.105169427999332" calcext:value-type="float">
            <text:p>0.105169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45" calcext:value-type="float">
            <text:p>3.645</text:p>
          </table:table-cell>
          <table:table-cell office:value-type="float" office:value="252.7" calcext:value-type="float">
            <text:p>252.7</text:p>
          </table:table-cell>
          <table:table-cell office:value-type="float" office:value="1.839" calcext:value-type="float">
            <text:p>1.839</text:p>
          </table:table-cell>
          <table:table-cell office:value-type="float" office:value="0.09205" calcext:value-type="float">
            <text:p>0.09205</text:p>
          </table:table-cell>
          <table:table-cell office:value-type="float" office:value="4.047" calcext:value-type="float">
            <text:p>4.047</text:p>
          </table:table-cell>
          <table:table-cell office:value-type="float" office:value="483.9" calcext:value-type="float">
            <text:p>483.9</text:p>
          </table:table-cell>
          <table:table-cell office:value-type="float" office:value="1.531" calcext:value-type="float">
            <text:p>1.531</text:p>
          </table:table-cell>
          <table:table-cell table:formula="of:=[.H231]/4" office:value-type="float" office:value="0.38275" calcext:value-type="float">
            <text:p>0.38275</text:p>
          </table:table-cell>
          <table:table-cell table:formula="of:=[.D231]/[.E231]" office:value-type="float" office:value="19.9782726778924" calcext:value-type="float">
            <text:p>19.9782726779</text:p>
          </table:table-cell>
          <table:table-cell table:number-columns-repeated="4"/>
          <table:table-cell table:formula="of:=LOG([.B231])" office:value-type="float" office:value="0.561697532653993" calcext:value-type="float">
            <text:p>0.5616975327</text:p>
          </table:table-cell>
          <table:table-cell table:formula="of:=LOG([.C231])" office:value-type="float" office:value="2.40260524191991" calcext:value-type="float">
            <text:p>2.4026052419</text:p>
          </table:table-cell>
          <table:table-cell table:formula="of:=LOG([.D231])" office:value-type="float" office:value="0.264581729238077" calcext:value-type="float">
            <text:p>0.2645817292</text:p>
          </table:table-cell>
          <table:table-cell table:formula="of:=LOG([.E231])" office:value-type="float" office:value="-1.03597620715997" calcext:value-type="float">
            <text:p>-1.0359762072</text:p>
          </table:table-cell>
          <table:table-cell table:formula="of:=LOG([.F231])" office:value-type="float" office:value="0.607133204391567" calcext:value-type="float">
            <text:p>0.6071332044</text:p>
          </table:table-cell>
          <table:table-cell table:formula="of:=LOG([.G231])" office:value-type="float" office:value="2.68475562210862" calcext:value-type="float">
            <text:p>2.6847556221</text:p>
          </table:table-cell>
          <table:table-cell table:formula="of:=LOG([.H231])" office:value-type="float" office:value="0.184975190698261" calcext:value-type="float">
            <text:p>0.1849751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1" calcext:value-type="float">
            <text:p>3.691</text:p>
          </table:table-cell>
          <table:table-cell office:value-type="float" office:value="283.6" calcext:value-type="float">
            <text:p>283.6</text:p>
          </table:table-cell>
          <table:table-cell office:value-type="float" office:value="1.914" calcext:value-type="float">
            <text:p>1.914</text:p>
          </table:table-cell>
          <table:table-cell office:value-type="float" office:value="0.1064" calcext:value-type="float">
            <text:p>0.1064</text:p>
          </table:table-cell>
          <table:table-cell office:value-type="float" office:value="4.048" calcext:value-type="float">
            <text:p>4.048</text:p>
          </table:table-cell>
          <table:table-cell office:value-type="float" office:value="509.1" calcext:value-type="float">
            <text:p>509.1</text:p>
          </table:table-cell>
          <table:table-cell office:value-type="float" office:value="1.545" calcext:value-type="float">
            <text:p>1.545</text:p>
          </table:table-cell>
          <table:table-cell table:formula="of:=[.H232]/4" office:value-type="float" office:value="0.38625" calcext:value-type="float">
            <text:p>0.38625</text:p>
          </table:table-cell>
          <table:table-cell table:formula="of:=[.D232]/[.E232]" office:value-type="float" office:value="17.9887218045113" calcext:value-type="float">
            <text:p>17.9887218045</text:p>
          </table:table-cell>
          <table:table-cell table:number-columns-repeated="4"/>
          <table:table-cell table:formula="of:=LOG([.B232])" office:value-type="float" office:value="0.567144045195657" calcext:value-type="float">
            <text:p>0.5671440452</text:p>
          </table:table-cell>
          <table:table-cell table:formula="of:=LOG([.C232])" office:value-type="float" office:value="2.45270622651103" calcext:value-type="float">
            <text:p>2.4527062265</text:p>
          </table:table-cell>
          <table:table-cell table:formula="of:=LOG([.D232])" office:value-type="float" office:value="0.281941933440825" calcext:value-type="float">
            <text:p>0.2819419334</text:p>
          </table:table-cell>
          <table:table-cell table:formula="of:=LOG([.E232])" office:value-type="float" office:value="-0.97305837204097" calcext:value-type="float">
            <text:p>-0.973058372</text:p>
          </table:table-cell>
          <table:table-cell table:formula="of:=LOG([.F232])" office:value-type="float" office:value="0.607240503831743" calcext:value-type="float">
            <text:p>0.6072405038</text:p>
          </table:table-cell>
          <table:table-cell table:formula="of:=LOG([.G232])" office:value-type="float" office:value="2.70680309703734" calcext:value-type="float">
            <text:p>2.706803097</text:p>
          </table:table-cell>
          <table:table-cell table:formula="of:=LOG([.H232])" office:value-type="float" office:value="0.188928483760853" calcext:value-type="float">
            <text:p>0.1889284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55" calcext:value-type="float">
            <text:p>4.155</text:p>
          </table:table-cell>
          <table:table-cell office:value-type="float" office:value="447.1" calcext:value-type="float">
            <text:p>447.1</text:p>
          </table:table-cell>
          <table:table-cell office:value-type="float" office:value="1.86" calcext:value-type="float">
            <text:p>1.86</text:p>
          </table:table-cell>
          <table:table-cell office:value-type="float" office:value="0.1593" calcext:value-type="float">
            <text:p>0.1593</text:p>
          </table:table-cell>
          <table:table-cell office:value-type="float" office:value="4.813" calcext:value-type="float">
            <text:p>4.813</text:p>
          </table:table-cell>
          <table:table-cell office:value-type="float" office:value="909" calcext:value-type="float">
            <text:p>909</text:p>
          </table:table-cell>
          <table:table-cell office:value-type="float" office:value="1.599" calcext:value-type="float">
            <text:p>1.599</text:p>
          </table:table-cell>
          <table:table-cell table:formula="of:=[.H233]/4" office:value-type="float" office:value="0.39975" calcext:value-type="float">
            <text:p>0.39975</text:p>
          </table:table-cell>
          <table:table-cell table:formula="of:=[.D233]/[.E233]" office:value-type="float" office:value="11.6760828625235" calcext:value-type="float">
            <text:p>11.6760828625</text:p>
          </table:table-cell>
          <table:table-cell table:number-columns-repeated="4"/>
          <table:table-cell table:formula="of:=LOG([.B233])" office:value-type="float" office:value="0.61857102812013" calcext:value-type="float">
            <text:p>0.6185710281</text:p>
          </table:table-cell>
          <table:table-cell table:formula="of:=LOG([.C233])" office:value-type="float" office:value="2.65040466986803" calcext:value-type="float">
            <text:p>2.6504046699</text:p>
          </table:table-cell>
          <table:table-cell table:formula="of:=LOG([.D233])" office:value-type="float" office:value="0.269512944217916" calcext:value-type="float">
            <text:p>0.2695129442</text:p>
          </table:table-cell>
          <table:table-cell table:formula="of:=LOG([.E233])" office:value-type="float" office:value="-0.797784224198869" calcext:value-type="float">
            <text:p>-0.7977842242</text:p>
          </table:table-cell>
          <table:table-cell table:formula="of:=LOG([.F233])" office:value-type="float" office:value="0.682415861677358" calcext:value-type="float">
            <text:p>0.6824158617</text:p>
          </table:table-cell>
          <table:table-cell table:formula="of:=LOG([.G233])" office:value-type="float" office:value="2.95856388322197" calcext:value-type="float">
            <text:p>2.9585638832</text:p>
          </table:table-cell>
          <table:table-cell table:formula="of:=LOG([.H233])" office:value-type="float" office:value="0.203848463746235" calcext:value-type="float">
            <text:p>0.2038484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23" calcext:value-type="float">
            <text:p>3.723</text:p>
          </table:table-cell>
          <table:table-cell office:value-type="float" office:value="259.6" calcext:value-type="float">
            <text:p>259.6</text:p>
          </table:table-cell>
          <table:table-cell office:value-type="float" office:value="1.817" calcext:value-type="float">
            <text:p>1.817</text:p>
          </table:table-cell>
          <table:table-cell office:value-type="float" office:value="0.1505" calcext:value-type="float">
            <text:p>0.1505</text:p>
          </table:table-cell>
          <table:table-cell office:value-type="float" office:value="4.071" calcext:value-type="float">
            <text:p>4.071</text:p>
          </table:table-cell>
          <table:table-cell office:value-type="float" office:value="453.5" calcext:value-type="float">
            <text:p>453.5</text:p>
          </table:table-cell>
          <table:table-cell office:value-type="float" office:value="1.61" calcext:value-type="float">
            <text:p>1.61</text:p>
          </table:table-cell>
          <table:table-cell table:formula="of:=[.H234]/4" office:value-type="float" office:value="0.4025" calcext:value-type="float">
            <text:p>0.4025</text:p>
          </table:table-cell>
          <table:table-cell table:formula="of:=[.D234]/[.E234]" office:value-type="float" office:value="12.0730897009967" calcext:value-type="float">
            <text:p>12.073089701</text:p>
          </table:table-cell>
          <table:table-cell table:number-columns-repeated="4"/>
          <table:table-cell table:formula="of:=LOG([.B234])" office:value-type="float" office:value="0.570893036218392" calcext:value-type="float">
            <text:p>0.5708930362</text:p>
          </table:table-cell>
          <table:table-cell table:formula="of:=LOG([.C234])" office:value-type="float" office:value="2.41430468812833" calcext:value-type="float">
            <text:p>2.4143046881</text:p>
          </table:table-cell>
          <table:table-cell table:formula="of:=LOG([.D234])" office:value-type="float" office:value="0.259354927308034" calcext:value-type="float">
            <text:p>0.2593549273</text:p>
          </table:table-cell>
          <table:table-cell table:formula="of:=LOG([.E234])" office:value-type="float" office:value="-0.822463500070138" calcext:value-type="float">
            <text:p>-0.8224635001</text:p>
          </table:table-cell>
          <table:table-cell table:formula="of:=LOG([.F234])" office:value-type="float" office:value="0.609701102379399" calcext:value-type="float">
            <text:p>0.6097011024</text:p>
          </table:table-cell>
          <table:table-cell table:formula="of:=LOG([.G234])" office:value-type="float" office:value="2.65657729139611" calcext:value-type="float">
            <text:p>2.6565772914</text:p>
          </table:table-cell>
          <table:table-cell table:formula="of:=LOG([.H234])" office:value-type="float" office:value="0.20682587603185" calcext:value-type="float">
            <text:p>0.206825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39" calcext:value-type="float">
            <text:p>4.139</text:p>
          </table:table-cell>
          <table:table-cell office:value-type="float" office:value="488.7" calcext:value-type="float">
            <text:p>488.7</text:p>
          </table:table-cell>
          <table:table-cell office:value-type="float" office:value="1.955" calcext:value-type="float">
            <text:p>1.955</text:p>
          </table:table-cell>
          <table:table-cell office:value-type="float" office:value="0.2239" calcext:value-type="float">
            <text:p>0.2239</text:p>
          </table:table-cell>
          <table:table-cell office:value-type="float" office:value="4.493" calcext:value-type="float">
            <text:p>4.493</text:p>
          </table:table-cell>
          <table:table-cell office:value-type="float" office:value="755.7" calcext:value-type="float">
            <text:p>755.7</text:p>
          </table:table-cell>
          <table:table-cell office:value-type="float" office:value="1.653" calcext:value-type="float">
            <text:p>1.653</text:p>
          </table:table-cell>
          <table:table-cell table:formula="of:=[.H235]/4" office:value-type="float" office:value="0.41325" calcext:value-type="float">
            <text:p>0.41325</text:p>
          </table:table-cell>
          <table:table-cell table:formula="of:=[.D235]/[.E235]" office:value-type="float" office:value="8.73157659669495" calcext:value-type="float">
            <text:p>8.7315765967</text:p>
          </table:table-cell>
          <table:table-cell table:number-columns-repeated="4"/>
          <table:table-cell table:formula="of:=LOG([.B235])" office:value-type="float" office:value="0.61689542640076" calcext:value-type="float">
            <text:p>0.6168954264</text:p>
          </table:table-cell>
          <table:table-cell table:formula="of:=LOG([.C235])" office:value-type="float" office:value="2.68904233902817" calcext:value-type="float">
            <text:p>2.689042339</text:p>
          </table:table-cell>
          <table:table-cell table:formula="of:=LOG([.D235])" office:value-type="float" office:value="0.291146761731886" calcext:value-type="float">
            <text:p>0.2911467617</text:p>
          </table:table-cell>
          <table:table-cell table:formula="of:=LOG([.E235])" office:value-type="float" office:value="-0.64994590642097" calcext:value-type="float">
            <text:p>-0.6499459064</text:p>
          </table:table-cell>
          <table:table-cell table:formula="of:=LOG([.F235])" office:value-type="float" office:value="0.652536418593025" calcext:value-type="float">
            <text:p>0.6525364186</text:p>
          </table:table-cell>
          <table:table-cell table:formula="of:=LOG([.G235])" office:value-type="float" office:value="2.87834942221777" calcext:value-type="float">
            <text:p>2.8783494222</text:p>
          </table:table-cell>
          <table:table-cell table:formula="of:=LOG([.H235])" office:value-type="float" office:value="0.218272853571447" calcext:value-type="float">
            <text:p>0.2182728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" calcext:value-type="float">
            <text:p>3.63</text:p>
          </table:table-cell>
          <table:table-cell office:value-type="float" office:value="233.6" calcext:value-type="float">
            <text:p>233.6</text:p>
          </table:table-cell>
          <table:table-cell office:value-type="float" office:value="1.745" calcext:value-type="float">
            <text:p>1.745</text:p>
          </table:table-cell>
          <table:table-cell office:value-type="float" office:value="0.075" calcext:value-type="float">
            <text:p>0.075</text:p>
          </table:table-cell>
          <table:table-cell office:value-type="float" office:value="3.984" calcext:value-type="float">
            <text:p>3.984</text:p>
          </table:table-cell>
          <table:table-cell office:value-type="float" office:value="425.5" calcext:value-type="float">
            <text:p>425.5</text:p>
          </table:table-cell>
          <table:table-cell office:value-type="float" office:value="1.467" calcext:value-type="float">
            <text:p>1.467</text:p>
          </table:table-cell>
          <table:table-cell table:formula="of:=[.H236]/4" office:value-type="float" office:value="0.36675" calcext:value-type="float">
            <text:p>0.36675</text:p>
          </table:table-cell>
          <table:table-cell table:formula="of:=[.D236]/[.E236]" office:value-type="float" office:value="23.2666666666667" calcext:value-type="float">
            <text:p>23.2666666667</text:p>
          </table:table-cell>
          <table:table-cell table:number-columns-repeated="4"/>
          <table:table-cell table:formula="of:=LOG([.B236])" office:value-type="float" office:value="0.559906625036112" calcext:value-type="float">
            <text:p>0.559906625</text:p>
          </table:table-cell>
          <table:table-cell table:formula="of:=LOG([.C236])" office:value-type="float" office:value="2.36847283844036" calcext:value-type="float">
            <text:p>2.3684728384</text:p>
          </table:table-cell>
          <table:table-cell table:formula="of:=LOG([.D236])" office:value-type="float" office:value="0.241795431295199" calcext:value-type="float">
            <text:p>0.2417954313</text:p>
          </table:table-cell>
          <table:table-cell table:formula="of:=LOG([.E236])" office:value-type="float" office:value="-1.1249387366083" calcext:value-type="float">
            <text:p>-1.1249387366</text:p>
          </table:table-cell>
          <table:table-cell table:formula="of:=LOG([.F236])" office:value-type="float" office:value="0.600319329751661" calcext:value-type="float">
            <text:p>0.6003193298</text:p>
          </table:table-cell>
          <table:table-cell table:formula="of:=LOG([.G236])" office:value-type="float" office:value="2.62889956442061" calcext:value-type="float">
            <text:p>2.6288995644</text:p>
          </table:table-cell>
          <table:table-cell table:formula="of:=LOG([.H236])" office:value-type="float" office:value="0.166430113843283" calcext:value-type="float">
            <text:p>0.1664301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1" calcext:value-type="float">
            <text:p>3.861</text:p>
          </table:table-cell>
          <table:table-cell office:value-type="float" office:value="316.1" calcext:value-type="float">
            <text:p>316.1</text:p>
          </table:table-cell>
          <table:table-cell office:value-type="float" office:value="1.949" calcext:value-type="float">
            <text:p>1.949</text:p>
          </table:table-cell>
          <table:table-cell office:value-type="float" office:value="0.121" calcext:value-type="float">
            <text:p>0.121</text:p>
          </table:table-cell>
          <table:table-cell office:value-type="float" office:value="4.267" calcext:value-type="float">
            <text:p>4.267</text:p>
          </table:table-cell>
          <table:table-cell office:value-type="float" office:value="571.8" calcext:value-type="float">
            <text:p>571.8</text:p>
          </table:table-cell>
          <table:table-cell office:value-type="float" office:value="1.578" calcext:value-type="float">
            <text:p>1.578</text:p>
          </table:table-cell>
          <table:table-cell table:formula="of:=[.H237]/4" office:value-type="float" office:value="0.3945" calcext:value-type="float">
            <text:p>0.3945</text:p>
          </table:table-cell>
          <table:table-cell table:formula="of:=[.D237]/[.E237]" office:value-type="float" office:value="16.1074380165289" calcext:value-type="float">
            <text:p>16.1074380165</text:p>
          </table:table-cell>
          <table:table-cell table:number-columns-repeated="4"/>
          <table:table-cell table:formula="of:=LOG([.B237])" office:value-type="float" office:value="0.586699801624049" calcext:value-type="float">
            <text:p>0.5866998016</text:p>
          </table:table-cell>
          <table:table-cell table:formula="of:=LOG([.C237])" office:value-type="float" office:value="2.49982449583958" calcext:value-type="float">
            <text:p>2.4998244958</text:p>
          </table:table-cell>
          <table:table-cell table:formula="of:=LOG([.D237])" office:value-type="float" office:value="0.289811839117621" calcext:value-type="float">
            <text:p>0.2898118391</text:p>
          </table:table-cell>
          <table:table-cell table:formula="of:=LOG([.E237])" office:value-type="float" office:value="-0.91721462968355" calcext:value-type="float">
            <text:p>-0.9172146297</text:p>
          </table:table-cell>
          <table:table-cell table:formula="of:=LOG([.F237])" office:value-type="float" office:value="0.630122642859312" calcext:value-type="float">
            <text:p>0.6301226429</text:p>
          </table:table-cell>
          <table:table-cell table:formula="of:=LOG([.G237])" office:value-type="float" office:value="2.75724415102197" calcext:value-type="float">
            <text:p>2.757244151</text:p>
          </table:table-cell>
          <table:table-cell table:formula="of:=LOG([.H237])" office:value-type="float" office:value="0.198106998873401" calcext:value-type="float">
            <text:p>0.1981069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7" calcext:value-type="float">
            <text:p>3.837</text:p>
          </table:table-cell>
          <table:table-cell office:value-type="float" office:value="317.2" calcext:value-type="float">
            <text:p>317.2</text:p>
          </table:table-cell>
          <table:table-cell office:value-type="float" office:value="1.861" calcext:value-type="float">
            <text:p>1.861</text:p>
          </table:table-cell>
          <table:table-cell office:value-type="float" office:value="0.1193" calcext:value-type="float">
            <text:p>0.1193</text:p>
          </table:table-cell>
          <table:table-cell office:value-type="float" office:value="4.366" calcext:value-type="float">
            <text:p>4.366</text:p>
          </table:table-cell>
          <table:table-cell office:value-type="float" office:value="645.5" calcext:value-type="float">
            <text:p>645.5</text:p>
          </table:table-cell>
          <table:table-cell office:value-type="float" office:value="1.578" calcext:value-type="float">
            <text:p>1.578</text:p>
          </table:table-cell>
          <table:table-cell table:formula="of:=[.H238]/4" office:value-type="float" office:value="0.3945" calcext:value-type="float">
            <text:p>0.3945</text:p>
          </table:table-cell>
          <table:table-cell table:formula="of:=[.D238]/[.E238]" office:value-type="float" office:value="15.5993294216262" calcext:value-type="float">
            <text:p>15.5993294216</text:p>
          </table:table-cell>
          <table:table-cell table:number-columns-repeated="4"/>
          <table:table-cell table:formula="of:=LOG([.B238])" office:value-type="float" office:value="0.583991799198316" calcext:value-type="float">
            <text:p>0.5839917992</text:p>
          </table:table-cell>
          <table:table-cell table:formula="of:=LOG([.C238])" office:value-type="float" office:value="2.50133317864557" calcext:value-type="float">
            <text:p>2.5013331786</text:p>
          </table:table-cell>
          <table:table-cell table:formula="of:=LOG([.D238])" office:value-type="float" office:value="0.269746373130767" calcext:value-type="float">
            <text:p>0.2697463731</text:p>
          </table:table-cell>
          <table:table-cell table:formula="of:=LOG([.E238])" office:value-type="float" office:value="-0.923359556329658" calcext:value-type="float">
            <text:p>-0.9233595563</text:p>
          </table:table-cell>
          <table:table-cell table:formula="of:=LOG([.F238])" office:value-type="float" office:value="0.64008373137312" calcext:value-type="float">
            <text:p>0.6400837314</text:p>
          </table:table-cell>
          <table:table-cell table:formula="of:=LOG([.G238])" office:value-type="float" office:value="2.80989624660244" calcext:value-type="float">
            <text:p>2.8098962466</text:p>
          </table:table-cell>
          <table:table-cell table:formula="of:=LOG([.H238])" office:value-type="float" office:value="0.198106998873401" calcext:value-type="float">
            <text:p>0.1981069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78" calcext:value-type="float">
            <text:p>4.178</text:p>
          </table:table-cell>
          <table:table-cell office:value-type="float" office:value="496.1" calcext:value-type="float">
            <text:p>496.1</text:p>
          </table:table-cell>
          <table:table-cell office:value-type="float" office:value="2.051" calcext:value-type="float">
            <text:p>2.051</text:p>
          </table:table-cell>
          <table:table-cell office:value-type="float" office:value="0.2085" calcext:value-type="float">
            <text:p>0.2085</text:p>
          </table:table-cell>
          <table:table-cell office:value-type="float" office:value="4.743" calcext:value-type="float">
            <text:p>4.743</text:p>
          </table:table-cell>
          <table:table-cell office:value-type="float" office:value="929.2" calcext:value-type="float">
            <text:p>929.2</text:p>
          </table:table-cell>
          <table:table-cell office:value-type="float" office:value="1.729" calcext:value-type="float">
            <text:p>1.729</text:p>
          </table:table-cell>
          <table:table-cell table:formula="of:=[.H239]/4" office:value-type="float" office:value="0.43225" calcext:value-type="float">
            <text:p>0.43225</text:p>
          </table:table-cell>
          <table:table-cell table:formula="of:=[.D239]/[.E239]" office:value-type="float" office:value="9.83693045563549" calcext:value-type="float">
            <text:p>9.8369304556</text:p>
          </table:table-cell>
          <table:table-cell table:number-columns-repeated="4"/>
          <table:table-cell table:formula="of:=LOG([.B239])" office:value-type="float" office:value="0.62096843564429" calcext:value-type="float">
            <text:p>0.6209684356</text:p>
          </table:table-cell>
          <table:table-cell table:formula="of:=LOG([.C239])" office:value-type="float" office:value="2.69556922703619" calcext:value-type="float">
            <text:p>2.695569227</text:p>
          </table:table-cell>
          <table:table-cell table:formula="of:=LOG([.D239])" office:value-type="float" office:value="0.311965660368366" calcext:value-type="float">
            <text:p>0.3119656604</text:p>
          </table:table-cell>
          <table:table-cell table:formula="of:=LOG([.E239])" office:value-type="float" office:value="-0.680893940690224" calcext:value-type="float">
            <text:p>-0.6808939407</text:p>
          </table:table-cell>
          <table:table-cell table:formula="of:=LOG([.F239])" office:value-type="float" office:value="0.676053124651872" calcext:value-type="float">
            <text:p>0.6760531247</text:p>
          </table:table-cell>
          <table:table-cell table:formula="of:=LOG([.G239])" office:value-type="float" office:value="2.9681092011282" calcext:value-type="float">
            <text:p>2.9681092011</text:p>
          </table:table-cell>
          <table:table-cell table:formula="of:=LOG([.H239])" office:value-type="float" office:value="0.237794993273923" calcext:value-type="float">
            <text:p>0.2377949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15" calcext:value-type="float">
            <text:p>3.615</text:p>
          </table:table-cell>
          <table:table-cell office:value-type="float" office:value="244.6" calcext:value-type="float">
            <text:p>244.6</text:p>
          </table:table-cell>
          <table:table-cell office:value-type="float" office:value="1.837" calcext:value-type="float">
            <text:p>1.837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3.929" calcext:value-type="float">
            <text:p>3.929</text:p>
          </table:table-cell>
          <table:table-cell office:value-type="float" office:value="425.2" calcext:value-type="float">
            <text:p>425.2</text:p>
          </table:table-cell>
          <table:table-cell office:value-type="float" office:value="1.466" calcext:value-type="float">
            <text:p>1.466</text:p>
          </table:table-cell>
          <table:table-cell table:formula="of:=[.H240]/4" office:value-type="float" office:value="0.3665" calcext:value-type="float">
            <text:p>0.3665</text:p>
          </table:table-cell>
          <table:table-cell table:formula="of:=[.D240]/[.E240]" office:value-type="float" office:value="22.3072252580449" calcext:value-type="float">
            <text:p>22.307225258</text:p>
          </table:table-cell>
          <table:table-cell table:number-columns-repeated="4"/>
          <table:table-cell table:formula="of:=LOG([.B240])" office:value-type="float" office:value="0.55810830163055" calcext:value-type="float">
            <text:p>0.5581083016</text:p>
          </table:table-cell>
          <table:table-cell table:formula="of:=LOG([.C240])" office:value-type="float" office:value="2.38845645270027" calcext:value-type="float">
            <text:p>2.3884564527</text:p>
          </table:table-cell>
          <table:table-cell table:formula="of:=LOG([.D240])" office:value-type="float" office:value="0.264109156305808" calcext:value-type="float">
            <text:p>0.2641091563</text:p>
          </table:table-cell>
          <table:table-cell table:formula="of:=LOG([.E240])" office:value-type="float" office:value="-1.08433639649423" calcext:value-type="float">
            <text:p>-1.0843363965</text:p>
          </table:table-cell>
          <table:table-cell table:formula="of:=LOG([.F240])" office:value-type="float" office:value="0.594282028811806" calcext:value-type="float">
            <text:p>0.5942820288</text:p>
          </table:table-cell>
          <table:table-cell table:formula="of:=LOG([.G240])" office:value-type="float" office:value="2.62859325585126" calcext:value-type="float">
            <text:p>2.6285932559</text:p>
          </table:table-cell>
          <table:table-cell table:formula="of:=LOG([.H240])" office:value-type="float" office:value="0.166133970305109" calcext:value-type="float">
            <text:p>0.1661339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56" calcext:value-type="float">
            <text:p>3.856</text:p>
          </table:table-cell>
          <table:table-cell office:value-type="float" office:value="356" calcext:value-type="float">
            <text:p>356</text:p>
          </table:table-cell>
          <table:table-cell office:value-type="float" office:value="2.089" calcext:value-type="float">
            <text:p>2.089</text:p>
          </table:table-cell>
          <table:table-cell office:value-type="float" office:value="0.1679" calcext:value-type="float">
            <text:p>0.1679</text:p>
          </table:table-cell>
          <table:table-cell office:value-type="float" office:value="4.212" calcext:value-type="float">
            <text:p>4.212</text:p>
          </table:table-cell>
          <table:table-cell office:value-type="float" office:value="607.3" calcext:value-type="float">
            <text:p>607.3</text:p>
          </table:table-cell>
          <table:table-cell office:value-type="float" office:value="1.679" calcext:value-type="float">
            <text:p>1.679</text:p>
          </table:table-cell>
          <table:table-cell table:formula="of:=[.H241]/4" office:value-type="float" office:value="0.41975" calcext:value-type="float">
            <text:p>0.41975</text:p>
          </table:table-cell>
          <table:table-cell table:formula="of:=[.D241]/[.E241]" office:value-type="float" office:value="12.4419297200715" calcext:value-type="float">
            <text:p>12.4419297201</text:p>
          </table:table-cell>
          <table:table-cell table:number-columns-repeated="4"/>
          <table:table-cell table:formula="of:=LOG([.B241])" office:value-type="float" office:value="0.586137025230793" calcext:value-type="float">
            <text:p>0.5861370252</text:p>
          </table:table-cell>
          <table:table-cell table:formula="of:=LOG([.C241])" office:value-type="float" office:value="2.55144999797287" calcext:value-type="float">
            <text:p>2.551449998</text:p>
          </table:table-cell>
          <table:table-cell table:formula="of:=LOG([.D241])" office:value-type="float" office:value="0.319938439980308" calcext:value-type="float">
            <text:p>0.31993844</text:p>
          </table:table-cell>
          <table:table-cell table:formula="of:=LOG([.E241])" office:value-type="float" office:value="-0.774949303861951" calcext:value-type="float">
            <text:p>-0.7749493039</text:p>
          </table:table-cell>
          <table:table-cell table:formula="of:=LOG([.F241])" office:value-type="float" office:value="0.624488362513449" calcext:value-type="float">
            <text:p>0.6244883625</text:p>
          </table:table-cell>
          <table:table-cell table:formula="of:=LOG([.G241])" office:value-type="float" office:value="2.78340328112256" calcext:value-type="float">
            <text:p>2.7834032811</text:p>
          </table:table-cell>
          <table:table-cell table:formula="of:=LOG([.H241])" office:value-type="float" office:value="0.225050696138049" calcext:value-type="float">
            <text:p>0.2250506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8" calcext:value-type="float">
            <text:p>3.708</text:p>
          </table:table-cell>
          <table:table-cell office:value-type="float" office:value="252.7" calcext:value-type="float">
            <text:p>252.7</text:p>
          </table:table-cell>
          <table:table-cell office:value-type="float" office:value="1.796" calcext:value-type="float">
            <text:p>1.796</text:p>
          </table:table-cell>
          <table:table-cell office:value-type="float" office:value="0.08068" calcext:value-type="float">
            <text:p>0.08068</text:p>
          </table:table-cell>
          <table:table-cell office:value-type="float" office:value="4.149" calcext:value-type="float">
            <text:p>4.149</text:p>
          </table:table-cell>
          <table:table-cell office:value-type="float" office:value="498.7" calcext:value-type="float">
            <text:p>498.7</text:p>
          </table:table-cell>
          <table:table-cell office:value-type="float" office:value="1.527" calcext:value-type="float">
            <text:p>1.527</text:p>
          </table:table-cell>
          <table:table-cell table:formula="of:=[.H242]/4" office:value-type="float" office:value="0.38175" calcext:value-type="float">
            <text:p>0.38175</text:p>
          </table:table-cell>
          <table:table-cell table:formula="of:=[.D242]/[.E242]" office:value-type="float" office:value="22.2607833415964" calcext:value-type="float">
            <text:p>22.2607833416</text:p>
          </table:table-cell>
          <table:table-cell table:number-columns-repeated="4"/>
          <table:table-cell table:formula="of:=LOG([.B242])" office:value-type="float" office:value="0.569139725472459" calcext:value-type="float">
            <text:p>0.5691397255</text:p>
          </table:table-cell>
          <table:table-cell table:formula="of:=LOG([.C242])" office:value-type="float" office:value="2.40260524191991" calcext:value-type="float">
            <text:p>2.4026052419</text:p>
          </table:table-cell>
          <table:table-cell table:formula="of:=LOG([.D242])" office:value-type="float" office:value="0.254306332331286" calcext:value-type="float">
            <text:p>0.2543063323</text:p>
          </table:table-cell>
          <table:table-cell table:formula="of:=LOG([.E242])" office:value-type="float" office:value="-1.09323411045927" calcext:value-type="float">
            <text:p>-1.0932341105</text:p>
          </table:table-cell>
          <table:table-cell table:formula="of:=LOG([.F242])" office:value-type="float" office:value="0.617943434828973" calcext:value-type="float">
            <text:p>0.6179434348</text:p>
          </table:table-cell>
          <table:table-cell table:formula="of:=LOG([.G242])" office:value-type="float" office:value="2.69783936821836" calcext:value-type="float">
            <text:p>2.6978393682</text:p>
          </table:table-cell>
          <table:table-cell table:formula="of:=LOG([.H242])" office:value-type="float" office:value="0.183839037056421" calcext:value-type="float">
            <text:p>0.1838390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49" calcext:value-type="float">
            <text:p>3.649</text:p>
          </table:table-cell>
          <table:table-cell office:value-type="float" office:value="254.1" calcext:value-type="float">
            <text:p>254.1</text:p>
          </table:table-cell>
          <table:table-cell office:value-type="float" office:value="1.795" calcext:value-type="float">
            <text:p>1.795</text:p>
          </table:table-cell>
          <table:table-cell office:value-type="float" office:value="0.09293" calcext:value-type="float">
            <text:p>0.09293</text:p>
          </table:table-cell>
          <table:table-cell office:value-type="float" office:value="3.962" calcext:value-type="float">
            <text:p>3.962</text:p>
          </table:table-cell>
          <table:table-cell office:value-type="float" office:value="436.5" calcext:value-type="float">
            <text:p>436.5</text:p>
          </table:table-cell>
          <table:table-cell office:value-type="float" office:value="1.473" calcext:value-type="float">
            <text:p>1.473</text:p>
          </table:table-cell>
          <table:table-cell table:formula="of:=[.H243]/4" office:value-type="float" office:value="0.36825" calcext:value-type="float">
            <text:p>0.36825</text:p>
          </table:table-cell>
          <table:table-cell table:formula="of:=[.D243]/[.E243]" office:value-type="float" office:value="19.3156139029377" calcext:value-type="float">
            <text:p>19.3156139029</text:p>
          </table:table-cell>
          <table:table-cell table:number-columns-repeated="4"/>
          <table:table-cell table:formula="of:=LOG([.B243])" office:value-type="float" office:value="0.562173863364648" calcext:value-type="float">
            <text:p>0.5621738634</text:p>
          </table:table-cell>
          <table:table-cell table:formula="of:=LOG([.C243])" office:value-type="float" office:value="2.40500466505037" calcext:value-type="float">
            <text:p>2.4050046651</text:p>
          </table:table-cell>
          <table:table-cell table:formula="of:=LOG([.D243])" office:value-type="float" office:value="0.254064452914338" calcext:value-type="float">
            <text:p>0.2540644529</text:p>
          </table:table-cell>
          <table:table-cell table:formula="of:=LOG([.E243])" office:value-type="float" office:value="-1.03184406285003" calcext:value-type="float">
            <text:p>-1.0318440629</text:p>
          </table:table-cell>
          <table:table-cell table:formula="of:=LOG([.F243])" office:value-type="float" office:value="0.597914471202528" calcext:value-type="float">
            <text:p>0.5979144712</text:p>
          </table:table-cell>
          <table:table-cell table:formula="of:=LOG([.G243])" office:value-type="float" office:value="2.63998424804159" calcext:value-type="float">
            <text:p>2.639984248</text:p>
          </table:table-cell>
          <table:table-cell table:formula="of:=LOG([.H243])" office:value-type="float" office:value="0.168202746842631" calcext:value-type="float">
            <text:p>0.1682027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6" calcext:value-type="float">
            <text:p>3.846</text:p>
          </table:table-cell>
          <table:table-cell office:value-type="float" office:value="308.6" calcext:value-type="float">
            <text:p>308.6</text:p>
          </table:table-cell>
          <table:table-cell office:value-type="float" office:value="1.795" calcext:value-type="float">
            <text:p>1.795</text:p>
          </table:table-cell>
          <table:table-cell office:value-type="float" office:value="0.09912" calcext:value-type="float">
            <text:p>0.09912</text:p>
          </table:table-cell>
          <table:table-cell office:value-type="float" office:value="4.362" calcext:value-type="float">
            <text:p>4.362</text:p>
          </table:table-cell>
          <table:table-cell office:value-type="float" office:value="620.1" calcext:value-type="float">
            <text:p>620.1</text:p>
          </table:table-cell>
          <table:table-cell office:value-type="float" office:value="1.522" calcext:value-type="float">
            <text:p>1.522</text:p>
          </table:table-cell>
          <table:table-cell table:formula="of:=[.H244]/4" office:value-type="float" office:value="0.3805" calcext:value-type="float">
            <text:p>0.3805</text:p>
          </table:table-cell>
          <table:table-cell table:formula="of:=[.D244]/[.E244]" office:value-type="float" office:value="18.1093623890234" calcext:value-type="float">
            <text:p>18.109362389</text:p>
          </table:table-cell>
          <table:table-cell table:number-columns-repeated="4"/>
          <table:table-cell table:formula="of:=LOG([.B244])" office:value-type="float" office:value="0.585009279902461" calcext:value-type="float">
            <text:p>0.5850092799</text:p>
          </table:table-cell>
          <table:table-cell table:formula="of:=LOG([.C244])" office:value-type="float" office:value="2.48939592172713" calcext:value-type="float">
            <text:p>2.4893959217</text:p>
          </table:table-cell>
          <table:table-cell table:formula="of:=LOG([.D244])" office:value-type="float" office:value="0.254064452914338" calcext:value-type="float">
            <text:p>0.2540644529</text:p>
          </table:table-cell>
          <table:table-cell table:formula="of:=LOG([.E244])" office:value-type="float" office:value="-1.00383870663199" calcext:value-type="float">
            <text:p>-1.0038387066</text:p>
          </table:table-cell>
          <table:table-cell table:formula="of:=LOG([.F244])" office:value-type="float" office:value="0.639685661242681" calcext:value-type="float">
            <text:p>0.6396856612</text:p>
          </table:table-cell>
          <table:table-cell table:formula="of:=LOG([.G244])" office:value-type="float" office:value="2.79246173134695" calcext:value-type="float">
            <text:p>2.7924617313</text:p>
          </table:table-cell>
          <table:table-cell table:formula="of:=LOG([.H244])" office:value-type="float" office:value="0.182414652434554" calcext:value-type="float">
            <text:p>0.1824146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347.1" calcext:value-type="float">
            <text:p>347.1</text:p>
          </table:table-cell>
          <table:table-cell office:value-type="float" office:value="1.945" calcext:value-type="float">
            <text:p>1.945</text:p>
          </table:table-cell>
          <table:table-cell office:value-type="float" office:value="0.1929" calcext:value-type="float">
            <text:p>0.1929</text:p>
          </table:table-cell>
          <table:table-cell office:value-type="float" office:value="4.139" calcext:value-type="float">
            <text:p>4.139</text:p>
          </table:table-cell>
          <table:table-cell office:value-type="float" office:value="540.4" calcext:value-type="float">
            <text:p>540.4</text:p>
          </table:table-cell>
          <table:table-cell office:value-type="float" office:value="1.628" calcext:value-type="float">
            <text:p>1.628</text:p>
          </table:table-cell>
          <table:table-cell table:formula="of:=[.H245]/4" office:value-type="float" office:value="0.407" calcext:value-type="float">
            <text:p>0.407</text:p>
          </table:table-cell>
          <table:table-cell table:formula="of:=[.D245]/[.E245]" office:value-type="float" office:value="10.082944530845" calcext:value-type="float">
            <text:p>10.0829445308</text:p>
          </table:table-cell>
          <table:table-cell table:number-columns-repeated="4"/>
          <table:table-cell table:formula="of:=LOG([.B245])" office:value-type="float" office:value="0.585460729508501" calcext:value-type="float">
            <text:p>0.5854607295</text:p>
          </table:table-cell>
          <table:table-cell table:formula="of:=LOG([.C245])" office:value-type="float" office:value="2.54045461367141" calcext:value-type="float">
            <text:p>2.5404546137</text:p>
          </table:table-cell>
          <table:table-cell table:formula="of:=LOG([.D245])" office:value-type="float" office:value="0.288919605661727" calcext:value-type="float">
            <text:p>0.2889196057</text:p>
          </table:table-cell>
          <table:table-cell table:formula="of:=LOG([.E245])" office:value-type="float" office:value="-0.714667772356115" calcext:value-type="float">
            <text:p>-0.7146677724</text:p>
          </table:table-cell>
          <table:table-cell table:formula="of:=LOG([.F245])" office:value-type="float" office:value="0.61689542640076" calcext:value-type="float">
            <text:p>0.6168954264</text:p>
          </table:table-cell>
          <table:table-cell table:formula="of:=LOG([.G245])" office:value-type="float" office:value="2.73271534034999" calcext:value-type="float">
            <text:p>2.7327153404</text:p>
          </table:table-cell>
          <table:table-cell table:formula="of:=LOG([.H245])" office:value-type="float" office:value="0.211654400553182" calcext:value-type="float">
            <text:p>0.2116544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76" calcext:value-type="float">
            <text:p>4.076</text:p>
          </table:table-cell>
          <table:table-cell office:value-type="float" office:value="453.5" calcext:value-type="float">
            <text:p>453.5</text:p>
          </table:table-cell>
          <table:table-cell office:value-type="float" office:value="1.885" calcext:value-type="float">
            <text:p>1.885</text:p>
          </table:table-cell>
          <table:table-cell office:value-type="float" office:value="0.2385" calcext:value-type="float">
            <text:p>0.2385</text:p>
          </table:table-cell>
          <table:table-cell office:value-type="float" office:value="4.352" calcext:value-type="float">
            <text:p>4.352</text:p>
          </table:table-cell>
          <table:table-cell office:value-type="float" office:value="653.7" calcext:value-type="float">
            <text:p>653.7</text:p>
          </table:table-cell>
          <table:table-cell office:value-type="float" office:value="1.635" calcext:value-type="float">
            <text:p>1.635</text:p>
          </table:table-cell>
          <table:table-cell table:formula="of:=[.H246]/4" office:value-type="float" office:value="0.40875" calcext:value-type="float">
            <text:p>0.40875</text:p>
          </table:table-cell>
          <table:table-cell table:formula="of:=[.D246]/[.E246]" office:value-type="float" office:value="7.90356394129979" calcext:value-type="float">
            <text:p>7.9035639413</text:p>
          </table:table-cell>
          <table:table-cell table:number-columns-repeated="4"/>
          <table:table-cell table:formula="of:=LOG([.B246])" office:value-type="float" office:value="0.610234175334389" calcext:value-type="float">
            <text:p>0.6102341753</text:p>
          </table:table-cell>
          <table:table-cell table:formula="of:=LOG([.C246])" office:value-type="float" office:value="2.65657729139611" calcext:value-type="float">
            <text:p>2.6565772914</text:p>
          </table:table-cell>
          <table:table-cell table:formula="of:=LOG([.D246])" office:value-type="float" office:value="0.275311354541812" calcext:value-type="float">
            <text:p>0.2753113545</text:p>
          </table:table-cell>
          <table:table-cell table:formula="of:=LOG([.E246])" office:value-type="float" office:value="-0.622511616623867" calcext:value-type="float">
            <text:p>-0.6225116166</text:p>
          </table:table-cell>
          <table:table-cell table:formula="of:=LOG([.F246])" office:value-type="float" office:value="0.638688886690123" calcext:value-type="float">
            <text:p>0.6386888867</text:p>
          </table:table-cell>
          <table:table-cell table:formula="of:=LOG([.G246])" office:value-type="float" office:value="2.81537848496592" calcext:value-type="float">
            <text:p>2.815378485</text:p>
          </table:table-cell>
          <table:table-cell table:formula="of:=LOG([.H246])" office:value-type="float" office:value="0.213517756996305" calcext:value-type="float">
            <text:p>0.213517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97" calcext:value-type="float">
            <text:p>3.797</text:p>
          </table:table-cell>
          <table:table-cell office:value-type="float" office:value="290.8" calcext:value-type="float">
            <text:p>290.8</text:p>
          </table:table-cell>
          <table:table-cell office:value-type="float" office:value="1.727" calcext:value-type="float">
            <text:p>1.727</text:p>
          </table:table-cell>
          <table:table-cell office:value-type="float" office:value="0.1153" calcext:value-type="float">
            <text:p>0.1153</text:p>
          </table:table-cell>
          <table:table-cell office:value-type="float" office:value="4.139" calcext:value-type="float">
            <text:p>4.139</text:p>
          </table:table-cell>
          <table:table-cell office:value-type="float" office:value="489.4" calcext:value-type="float">
            <text:p>489.4</text:p>
          </table:table-cell>
          <table:table-cell office:value-type="float" office:value="1.458" calcext:value-type="float">
            <text:p>1.458</text:p>
          </table:table-cell>
          <table:table-cell table:formula="of:=[.H247]/4" office:value-type="float" office:value="0.3645" calcext:value-type="float">
            <text:p>0.3645</text:p>
          </table:table-cell>
          <table:table-cell table:formula="of:=[.D247]/[.E247]" office:value-type="float" office:value="14.978317432784" calcext:value-type="float">
            <text:p>14.9783174328</text:p>
          </table:table-cell>
          <table:table-cell table:number-columns-repeated="4"/>
          <table:table-cell table:formula="of:=LOG([.B247])" office:value-type="float" office:value="0.579440597139797" calcext:value-type="float">
            <text:p>0.5794405971</text:p>
          </table:table-cell>
          <table:table-cell table:formula="of:=LOG([.C247])" office:value-type="float" office:value="2.463594402187" calcext:value-type="float">
            <text:p>2.4635944022</text:p>
          </table:table-cell>
          <table:table-cell table:formula="of:=LOG([.D247])" office:value-type="float" office:value="0.237292337567459" calcext:value-type="float">
            <text:p>0.2372923376</text:p>
          </table:table-cell>
          <table:table-cell table:formula="of:=LOG([.E247])" office:value-type="float" office:value="-0.938170692705301" calcext:value-type="float">
            <text:p>-0.9381706927</text:p>
          </table:table-cell>
          <table:table-cell table:formula="of:=LOG([.F247])" office:value-type="float" office:value="0.61689542640076" calcext:value-type="float">
            <text:p>0.6168954264</text:p>
          </table:table-cell>
          <table:table-cell table:formula="of:=LOG([.G247])" office:value-type="float" office:value="2.68966396501577" calcext:value-type="float">
            <text:p>2.689663965</text:p>
          </table:table-cell>
          <table:table-cell table:formula="of:=LOG([.H247])" office:value-type="float" office:value="0.163757523981956" calcext:value-type="float">
            <text:p>0.163757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269.7" calcext:value-type="float">
            <text:p>269.7</text:p>
          </table:table-cell>
          <table:table-cell office:value-type="float" office:value="1.623" calcext:value-type="float">
            <text:p>1.623</text:p>
          </table:table-cell>
          <table:table-cell office:value-type="float" office:value="0.1062" calcext:value-type="float">
            <text:p>0.1062</text:p>
          </table:table-cell>
          <table:table-cell office:value-type="float" office:value="4.184" calcext:value-type="float">
            <text:p>4.184</text:p>
          </table:table-cell>
          <table:table-cell office:value-type="float" office:value="486.2" calcext:value-type="float">
            <text:p>486.2</text:p>
          </table:table-cell>
          <table:table-cell office:value-type="float" office:value="1.451" calcext:value-type="float">
            <text:p>1.451</text:p>
          </table:table-cell>
          <table:table-cell table:formula="of:=[.H248]/4" office:value-type="float" office:value="0.36275" calcext:value-type="float">
            <text:p>0.36275</text:p>
          </table:table-cell>
          <table:table-cell table:formula="of:=[.D248]/[.E248]" office:value-type="float" office:value="15.2824858757062" calcext:value-type="float">
            <text:p>15.2824858757</text:p>
          </table:table-cell>
          <table:table-cell table:number-columns-repeated="4"/>
          <table:table-cell table:formula="of:=LOG([.B248])" office:value-type="float" office:value="0.577491799837225" calcext:value-type="float">
            <text:p>0.5774917998</text:p>
          </table:table-cell>
          <table:table-cell table:formula="of:=LOG([.C248])" office:value-type="float" office:value="2.43088094645289" calcext:value-type="float">
            <text:p>2.4308809465</text:p>
          </table:table-cell>
          <table:table-cell table:formula="of:=LOG([.D248])" office:value-type="float" office:value="0.210318519826232" calcext:value-type="float">
            <text:p>0.2103185198</text:p>
          </table:table-cell>
          <table:table-cell table:formula="of:=LOG([.E248])" office:value-type="float" office:value="-0.97387548325455" calcext:value-type="float">
            <text:p>-0.9738754833</text:p>
          </table:table-cell>
          <table:table-cell table:formula="of:=LOG([.F248])" office:value-type="float" office:value="0.621591675859218" calcext:value-type="float">
            <text:p>0.6215916759</text:p>
          </table:table-cell>
          <table:table-cell table:formula="of:=LOG([.G248])" office:value-type="float" office:value="2.68681495450732" calcext:value-type="float">
            <text:p>2.6868149545</text:p>
          </table:table-cell>
          <table:table-cell table:formula="of:=LOG([.H248])" office:value-type="float" office:value="0.161667412437736" calcext:value-type="float">
            <text:p>0.1616674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2" calcext:value-type="float">
            <text:p>3.772</text:p>
          </table:table-cell>
          <table:table-cell office:value-type="float" office:value="293.6" calcext:value-type="float">
            <text:p>293.6</text:p>
          </table:table-cell>
          <table:table-cell office:value-type="float" office:value="1.638" calcext:value-type="float">
            <text:p>1.638</text:p>
          </table:table-cell>
          <table:table-cell office:value-type="float" office:value="0.09811" calcext:value-type="float">
            <text:p>0.09811</text:p>
          </table:table-cell>
          <table:table-cell office:value-type="float" office:value="4.163" calcext:value-type="float">
            <text:p>4.163</text:p>
          </table:table-cell>
          <table:table-cell office:value-type="float" office:value="519.8" calcext:value-type="float">
            <text:p>519.8</text:p>
          </table:table-cell>
          <table:table-cell office:value-type="float" office:value="1.404" calcext:value-type="float">
            <text:p>1.404</text:p>
          </table:table-cell>
          <table:table-cell table:formula="of:=[.H249]/4" office:value-type="float" office:value="0.351" calcext:value-type="float">
            <text:p>0.351</text:p>
          </table:table-cell>
          <table:table-cell table:formula="of:=[.D249]/[.E249]" office:value-type="float" office:value="16.6955458159209" calcext:value-type="float">
            <text:p>16.6955458159</text:p>
          </table:table-cell>
          <table:table-cell table:number-columns-repeated="4"/>
          <table:table-cell table:formula="of:=LOG([.B249])" office:value-type="float" office:value="0.576571684065291" calcext:value-type="float">
            <text:p>0.5765716841</text:p>
          </table:table-cell>
          <table:table-cell table:formula="of:=LOG([.C249])" office:value-type="float" office:value="2.46775605124403" calcext:value-type="float">
            <text:p>2.4677560512</text:p>
          </table:table-cell>
          <table:table-cell table:formula="of:=LOG([.D249])" office:value-type="float" office:value="0.2143138974244" calcext:value-type="float">
            <text:p>0.2143138974</text:p>
          </table:table-cell>
          <table:table-cell table:formula="of:=LOG([.E249])" office:value-type="float" office:value="-1.00828672428691" calcext:value-type="float">
            <text:p>-1.0082867243</text:p>
          </table:table-cell>
          <table:table-cell table:formula="of:=LOG([.F249])" office:value-type="float" office:value="0.619406410886777" calcext:value-type="float">
            <text:p>0.6194064109</text:p>
          </table:table-cell>
          <table:table-cell table:formula="of:=LOG([.G249])" office:value-type="float" office:value="2.71583627516499" calcext:value-type="float">
            <text:p>2.7158362752</text:p>
          </table:table-cell>
          <table:table-cell table:formula="of:=LOG([.H249])" office:value-type="float" office:value="0.147367107793786" calcext:value-type="float">
            <text:p>0.1473671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61" calcext:value-type="float">
            <text:p>3.461</text:p>
          </table:table-cell>
          <table:table-cell office:value-type="float" office:value="189.1" calcext:value-type="float">
            <text:p>189.1</text:p>
          </table:table-cell>
          <table:table-cell office:value-type="float" office:value="1.658" calcext:value-type="float">
            <text:p>1.658</text:p>
          </table:table-cell>
          <table:table-cell office:value-type="float" office:value="0.06127" calcext:value-type="float">
            <text:p>0.06127</text:p>
          </table:table-cell>
          <table:table-cell office:value-type="float" office:value="3.772" calcext:value-type="float">
            <text:p>3.772</text:p>
          </table:table-cell>
          <table:table-cell office:value-type="float" office:value="343.8" calcext:value-type="float">
            <text:p>343.8</text:p>
          </table:table-cell>
          <table:table-cell office:value-type="float" office:value="1.451" calcext:value-type="float">
            <text:p>1.451</text:p>
          </table:table-cell>
          <table:table-cell table:formula="of:=[.H250]/4" office:value-type="float" office:value="0.36275" calcext:value-type="float">
            <text:p>0.36275</text:p>
          </table:table-cell>
          <table:table-cell table:formula="of:=[.D250]/[.E250]" office:value-type="float" office:value="27.0605516566019" calcext:value-type="float">
            <text:p>27.0605516566</text:p>
          </table:table-cell>
          <table:table-cell table:number-columns-repeated="4"/>
          <table:table-cell table:formula="of:=LOG([.B250])" office:value-type="float" office:value="0.539201599294128" calcext:value-type="float">
            <text:p>0.5392015993</text:p>
          </table:table-cell>
          <table:table-cell table:formula="of:=LOG([.C250])" office:value-type="float" office:value="2.27669152884504" calcext:value-type="float">
            <text:p>2.2766915288</text:p>
          </table:table-cell>
          <table:table-cell table:formula="of:=LOG([.D250])" office:value-type="float" office:value="0.219584526214255" calcext:value-type="float">
            <text:p>0.2195845262</text:p>
          </table:table-cell>
          <table:table-cell table:formula="of:=LOG([.E250])" office:value-type="float" office:value="-1.21275211966805" calcext:value-type="float">
            <text:p>-1.2127521197</text:p>
          </table:table-cell>
          <table:table-cell table:formula="of:=LOG([.F250])" office:value-type="float" office:value="0.576571684065291" calcext:value-type="float">
            <text:p>0.5765716841</text:p>
          </table:table-cell>
          <table:table-cell table:formula="of:=LOG([.G250])" office:value-type="float" office:value="2.53630587235103" calcext:value-type="float">
            <text:p>2.5363058724</text:p>
          </table:table-cell>
          <table:table-cell table:formula="of:=LOG([.H250])" office:value-type="float" office:value="0.161667412437736" calcext:value-type="float">
            <text:p>0.1616674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66" calcext:value-type="float">
            <text:p>3.466</text:p>
          </table:table-cell>
          <table:table-cell office:value-type="float" office:value="222.3" calcext:value-type="float">
            <text:p>222.3</text:p>
          </table:table-cell>
          <table:table-cell office:value-type="float" office:value="1.893" calcext:value-type="float">
            <text:p>1.893</text:p>
          </table:table-cell>
          <table:table-cell office:value-type="float" office:value="0.1284" calcext:value-type="float">
            <text:p>0.1284</text:p>
          </table:table-cell>
          <table:table-cell office:value-type="float" office:value="3.689" calcext:value-type="float">
            <text:p>3.689</text:p>
          </table:table-cell>
          <table:table-cell office:value-type="float" office:value="355.3" calcext:value-type="float">
            <text:p>355.3</text:p>
          </table:table-cell>
          <table:table-cell office:value-type="float" office:value="1.559" calcext:value-type="float">
            <text:p>1.559</text:p>
          </table:table-cell>
          <table:table-cell table:formula="of:=[.H251]/4" office:value-type="float" office:value="0.38975" calcext:value-type="float">
            <text:p>0.38975</text:p>
          </table:table-cell>
          <table:table-cell table:formula="of:=[.D251]/[.E251]" office:value-type="float" office:value="14.7429906542056" calcext:value-type="float">
            <text:p>14.7429906542</text:p>
          </table:table-cell>
          <table:table-cell table:number-columns-repeated="4"/>
          <table:table-cell table:formula="of:=LOG([.B251])" office:value-type="float" office:value="0.539828558377898" calcext:value-type="float">
            <text:p>0.5398285584</text:p>
          </table:table-cell>
          <table:table-cell table:formula="of:=LOG([.C251])" office:value-type="float" office:value="2.34693946269899" calcext:value-type="float">
            <text:p>2.3469394627</text:p>
          </table:table-cell>
          <table:table-cell table:formula="of:=LOG([.D251])" office:value-type="float" office:value="0.277150613963797" calcext:value-type="float">
            <text:p>0.277150614</text:p>
          </table:table-cell>
          <table:table-cell table:formula="of:=LOG([.E251])" office:value-type="float" office:value="-0.891434976267165" calcext:value-type="float">
            <text:p>-0.8914349763</text:p>
          </table:table-cell>
          <table:table-cell table:formula="of:=LOG([.F251])" office:value-type="float" office:value="0.566908655226803" calcext:value-type="float">
            <text:p>0.5669086552</text:p>
          </table:table-cell>
          <table:table-cell table:formula="of:=LOG([.G251])" office:value-type="float" office:value="2.55059520748933" calcext:value-type="float">
            <text:p>2.5505952075</text:p>
          </table:table-cell>
          <table:table-cell table:formula="of:=LOG([.H251])" office:value-type="float" office:value="0.192846115188842" calcext:value-type="float">
            <text:p>0.1928461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08" calcext:value-type="float">
            <text:p>4.008</text:p>
          </table:table-cell>
          <table:table-cell office:value-type="float" office:value="382.5" calcext:value-type="float">
            <text:p>382.5</text:p>
          </table:table-cell>
          <table:table-cell office:value-type="float" office:value="1.927" calcext:value-type="float">
            <text:p>1.927</text:p>
          </table:table-cell>
          <table:table-cell office:value-type="float" office:value="0.1712" calcext:value-type="float">
            <text:p>0.1712</text:p>
          </table:table-cell>
          <table:table-cell office:value-type="float" office:value="4.37" calcext:value-type="float">
            <text:p>4.37</text:p>
          </table:table-cell>
          <table:table-cell office:value-type="float" office:value="627.6" calcext:value-type="float">
            <text:p>627.6</text:p>
          </table:table-cell>
          <table:table-cell office:value-type="float" office:value="1.607" calcext:value-type="float">
            <text:p>1.607</text:p>
          </table:table-cell>
          <table:table-cell table:formula="of:=[.H252]/4" office:value-type="float" office:value="0.40175" calcext:value-type="float">
            <text:p>0.40175</text:p>
          </table:table-cell>
          <table:table-cell table:formula="of:=[.D252]/[.E252]" office:value-type="float" office:value="11.2558411214953" calcext:value-type="float">
            <text:p>11.2558411215</text:p>
          </table:table-cell>
          <table:table-cell table:number-columns-repeated="4"/>
          <table:table-cell table:formula="of:=LOG([.B252])" office:value-type="float" office:value="0.602927712859189" calcext:value-type="float">
            <text:p>0.6029277129</text:p>
          </table:table-cell>
          <table:table-cell table:formula="of:=LOG([.C252])" office:value-type="float" office:value="2.58263143948964" calcext:value-type="float">
            <text:p>2.5826314395</text:p>
          </table:table-cell>
          <table:table-cell table:formula="of:=LOG([.D252])" office:value-type="float" office:value="0.284881714655453" calcext:value-type="float">
            <text:p>0.2848817147</text:p>
          </table:table-cell>
          <table:table-cell table:formula="of:=LOG([.E252])" office:value-type="float" office:value="-0.766496239658865" calcext:value-type="float">
            <text:p>-0.7664962397</text:p>
          </table:table-cell>
          <table:table-cell table:formula="of:=LOG([.F252])" office:value-type="float" office:value="0.640481436970422" calcext:value-type="float">
            <text:p>0.640481437</text:p>
          </table:table-cell>
          <table:table-cell table:formula="of:=LOG([.G252])" office:value-type="float" office:value="2.7976829349149" calcext:value-type="float">
            <text:p>2.7976829349</text:p>
          </table:table-cell>
          <table:table-cell table:formula="of:=LOG([.H252])" office:value-type="float" office:value="0.206015876763345" calcext:value-type="float">
            <text:p>0.2060158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" calcext:value-type="float">
            <text:p>3.65</text:p>
          </table:table-cell>
          <table:table-cell office:value-type="float" office:value="229" calcext:value-type="float">
            <text:p>229</text:p>
          </table:table-cell>
          <table:table-cell office:value-type="float" office:value="1.754" calcext:value-type="float">
            <text:p>1.754</text:p>
          </table:table-cell>
          <table:table-cell office:value-type="float" office:value="0.06242" calcext:value-type="float">
            <text:p>0.06242</text:p>
          </table:table-cell>
          <table:table-cell office:value-type="float" office:value="4.011" calcext:value-type="float">
            <text:p>4.011</text:p>
          </table:table-cell>
          <table:table-cell office:value-type="float" office:value="423.2" calcext:value-type="float">
            <text:p>423.2</text:p>
          </table:table-cell>
          <table:table-cell office:value-type="float" office:value="1.471" calcext:value-type="float">
            <text:p>1.471</text:p>
          </table:table-cell>
          <table:table-cell table:formula="of:=[.H253]/4" office:value-type="float" office:value="0.36775" calcext:value-type="float">
            <text:p>0.36775</text:p>
          </table:table-cell>
          <table:table-cell table:formula="of:=[.D253]/[.E253]" office:value-type="float" office:value="28.0999679589875" calcext:value-type="float">
            <text:p>28.099967959</text:p>
          </table:table-cell>
          <table:table-cell table:number-columns-repeated="4"/>
          <table:table-cell table:formula="of:=LOG([.B253])" office:value-type="float" office:value="0.562292864456475" calcext:value-type="float">
            <text:p>0.5622928645</text:p>
          </table:table-cell>
          <table:table-cell table:formula="of:=LOG([.C253])" office:value-type="float" office:value="2.35983548233989" calcext:value-type="float">
            <text:p>2.3598354823</text:p>
          </table:table-cell>
          <table:table-cell table:formula="of:=LOG([.D253])" office:value-type="float" office:value="0.244029589030022" calcext:value-type="float">
            <text:p>0.244029589</text:p>
          </table:table-cell>
          <table:table-cell table:formula="of:=LOG([.E253])" office:value-type="float" office:value="-1.20467623567069" calcext:value-type="float">
            <text:p>-1.2046762357</text:p>
          </table:table-cell>
          <table:table-cell table:formula="of:=LOG([.F253])" office:value-type="float" office:value="0.603252661981647" calcext:value-type="float">
            <text:p>0.603252662</text:p>
          </table:table-cell>
          <table:table-cell table:formula="of:=LOG([.G253])" office:value-type="float" office:value="2.62654565902713" calcext:value-type="float">
            <text:p>2.626545659</text:p>
          </table:table-cell>
          <table:table-cell table:formula="of:=LOG([.H253])" office:value-type="float" office:value="0.16761267272753" calcext:value-type="float">
            <text:p>0.1676126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23" calcext:value-type="float">
            <text:p>3.823</text:p>
          </table:table-cell>
          <table:table-cell office:value-type="float" office:value="323.5" calcext:value-type="float">
            <text:p>323.5</text:p>
          </table:table-cell>
          <table:table-cell office:value-type="float" office:value="1.822" calcext:value-type="float">
            <text:p>1.822</text:p>
          </table:table-cell>
          <table:table-cell office:value-type="float" office:value="0.1173" calcext:value-type="float">
            <text:p>0.1173</text:p>
          </table:table-cell>
          <table:table-cell office:value-type="float" office:value="4.28" calcext:value-type="float">
            <text:p>4.28</text:p>
          </table:table-cell>
          <table:table-cell office:value-type="float" office:value="611.6" calcext:value-type="float">
            <text:p>611.6</text:p>
          </table:table-cell>
          <table:table-cell office:value-type="float" office:value="1.526" calcext:value-type="float">
            <text:p>1.526</text:p>
          </table:table-cell>
          <table:table-cell table:formula="of:=[.H254]/4" office:value-type="float" office:value="0.3815" calcext:value-type="float">
            <text:p>0.3815</text:p>
          </table:table-cell>
          <table:table-cell table:formula="of:=[.D254]/[.E254]" office:value-type="float" office:value="15.5328218243819" calcext:value-type="float">
            <text:p>15.5328218244</text:p>
          </table:table-cell>
          <table:table-cell table:number-columns-repeated="4"/>
          <table:table-cell table:formula="of:=LOG([.B254])" office:value-type="float" office:value="0.582404298019028" calcext:value-type="float">
            <text:p>0.582404298</text:p>
          </table:table-cell>
          <table:table-cell table:formula="of:=LOG([.C254])" office:value-type="float" office:value="2.50987428500472" calcext:value-type="float">
            <text:p>2.509874285</text:p>
          </table:table-cell>
          <table:table-cell table:formula="of:=LOG([.D254])" office:value-type="float" office:value="0.260548372636979" calcext:value-type="float">
            <text:p>0.2605483726</text:p>
          </table:table-cell>
          <table:table-cell table:formula="of:=LOG([.E254])" office:value-type="float" office:value="-0.930701987884471" calcext:value-type="float">
            <text:p>-0.9307019879</text:p>
          </table:table-cell>
          <table:table-cell table:formula="of:=LOG([.F254])" office:value-type="float" office:value="0.631443769013172" calcext:value-type="float">
            <text:p>0.631443769</text:p>
          </table:table-cell>
          <table:table-cell table:formula="of:=LOG([.G254])" office:value-type="float" office:value="2.78646747674028" calcext:value-type="float">
            <text:p>2.7864674767</text:p>
          </table:table-cell>
          <table:table-cell table:formula="of:=LOG([.H254])" office:value-type="float" office:value="0.183554533618862" calcext:value-type="float">
            <text:p>0.1835545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263.1" calcext:value-type="float">
            <text:p>263.1</text:p>
          </table:table-cell>
          <table:table-cell office:value-type="float" office:value="1.681" calcext:value-type="float">
            <text:p>1.681</text:p>
          </table:table-cell>
          <table:table-cell office:value-type="float" office:value="0.08691" calcext:value-type="float">
            <text:p>0.08691</text:p>
          </table:table-cell>
          <table:table-cell office:value-type="float" office:value="4.26" calcext:value-type="float">
            <text:p>4.26</text:p>
          </table:table-cell>
          <table:table-cell office:value-type="float" office:value="524.5" calcext:value-type="float">
            <text:p>524.5</text:p>
          </table:table-cell>
          <table:table-cell office:value-type="float" office:value="1.503" calcext:value-type="float">
            <text:p>1.503</text:p>
          </table:table-cell>
          <table:table-cell table:formula="of:=[.H255]/4" office:value-type="float" office:value="0.37575" calcext:value-type="float">
            <text:p>0.37575</text:p>
          </table:table-cell>
          <table:table-cell table:formula="of:=[.D255]/[.E255]" office:value-type="float" office:value="19.3418478886204" calcext:value-type="float">
            <text:p>19.3418478886</text:p>
          </table:table-cell>
          <table:table-cell table:number-columns-repeated="4"/>
          <table:table-cell table:formula="of:=LOG([.B255])" office:value-type="float" office:value="0.577491799837225" calcext:value-type="float">
            <text:p>0.5774917998</text:p>
          </table:table-cell>
          <table:table-cell table:formula="of:=LOG([.C255])" office:value-type="float" office:value="2.4201208480857" calcext:value-type="float">
            <text:p>2.4201208481</text:p>
          </table:table-cell>
          <table:table-cell table:formula="of:=LOG([.D255])" office:value-type="float" office:value="0.225567713439471" calcext:value-type="float">
            <text:p>0.2255677134</text:p>
          </table:table-cell>
          <table:table-cell table:formula="of:=LOG([.E255])" office:value-type="float" office:value="-1.06093025007658" calcext:value-type="float">
            <text:p>-1.0609302501</text:p>
          </table:table-cell>
          <table:table-cell table:formula="of:=LOG([.F255])" office:value-type="float" office:value="0.629409599102719" calcext:value-type="float">
            <text:p>0.6294095991</text:p>
          </table:table-cell>
          <table:table-cell table:formula="of:=LOG([.G255])" office:value-type="float" office:value="2.71974549252958" calcext:value-type="float">
            <text:p>2.7197454925</text:p>
          </table:table-cell>
          <table:table-cell table:formula="of:=LOG([.H255])" office:value-type="float" office:value="0.176958980586908" calcext:value-type="float">
            <text:p>0.1769589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7" calcext:value-type="float">
            <text:p>3.787</text:p>
          </table:table-cell>
          <table:table-cell office:value-type="float" office:value="287.9" calcext:value-type="float">
            <text:p>287.9</text:p>
          </table:table-cell>
          <table:table-cell office:value-type="float" office:value="1.78" calcext:value-type="float">
            <text:p>1.78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4.251" calcext:value-type="float">
            <text:p>4.251</text:p>
          </table:table-cell>
          <table:table-cell office:value-type="float" office:value="560" calcext:value-type="float">
            <text:p>560</text:p>
          </table:table-cell>
          <table:table-cell office:value-type="float" office:value="1.513" calcext:value-type="float">
            <text:p>1.513</text:p>
          </table:table-cell>
          <table:table-cell table:formula="of:=[.H256]/4" office:value-type="float" office:value="0.37825" calcext:value-type="float">
            <text:p>0.37825</text:p>
          </table:table-cell>
          <table:table-cell table:formula="of:=[.D256]/[.E256]" office:value-type="float" office:value="18.2171732678334" calcext:value-type="float">
            <text:p>18.2171732678</text:p>
          </table:table-cell>
          <table:table-cell table:number-columns-repeated="4"/>
          <table:table-cell table:formula="of:=LOG([.B256])" office:value-type="float" office:value="0.578295305120826" calcext:value-type="float">
            <text:p>0.5782953051</text:p>
          </table:table-cell>
          <table:table-cell table:formula="of:=LOG([.C256])" office:value-type="float" office:value="2.45924166487808" calcext:value-type="float">
            <text:p>2.4592416649</text:p>
          </table:table-cell>
          <table:table-cell table:formula="of:=LOG([.D256])" office:value-type="float" office:value="0.250420002308894" calcext:value-type="float">
            <text:p>0.2504200023</text:p>
          </table:table-cell>
          <table:table-cell table:formula="of:=LOG([.E256])" office:value-type="float" office:value="-1.01006098671546" calcext:value-type="float">
            <text:p>-1.0100609867</text:p>
          </table:table-cell>
          <table:table-cell table:formula="of:=LOG([.F256])" office:value-type="float" office:value="0.628491104967123" calcext:value-type="float">
            <text:p>0.628491105</text:p>
          </table:table-cell>
          <table:table-cell table:formula="of:=LOG([.G256])" office:value-type="float" office:value="2.7481880270062" calcext:value-type="float">
            <text:p>2.748188027</text:p>
          </table:table-cell>
          <table:table-cell table:formula="of:=LOG([.H256])" office:value-type="float" office:value="0.179838928023187" calcext:value-type="float">
            <text:p>0.179838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78" calcext:value-type="float">
            <text:p>3.878</text:p>
          </table:table-cell>
          <table:table-cell office:value-type="float" office:value="316.8" calcext:value-type="float">
            <text:p>316.8</text:p>
          </table:table-cell>
          <table:table-cell office:value-type="float" office:value="1.884" calcext:value-type="float">
            <text:p>1.884</text:p>
          </table:table-cell>
          <table:table-cell office:value-type="float" office:value="0.0998" calcext:value-type="float">
            <text:p>0.0998</text:p>
          </table:table-cell>
          <table:table-cell office:value-type="float" office:value="4.552" calcext:value-type="float">
            <text:p>4.552</text:p>
          </table:table-cell>
          <table:table-cell office:value-type="float" office:value="739.8" calcext:value-type="float">
            <text:p>739.8</text:p>
          </table:table-cell>
          <table:table-cell office:value-type="float" office:value="1.613" calcext:value-type="float">
            <text:p>1.613</text:p>
          </table:table-cell>
          <table:table-cell table:formula="of:=[.H257]/4" office:value-type="float" office:value="0.40325" calcext:value-type="float">
            <text:p>0.40325</text:p>
          </table:table-cell>
          <table:table-cell table:formula="of:=[.D257]/[.E257]" office:value-type="float" office:value="18.877755511022" calcext:value-type="float">
            <text:p>18.877755511</text:p>
          </table:table-cell>
          <table:table-cell table:number-columns-repeated="4"/>
          <table:table-cell table:formula="of:=LOG([.B257])" office:value-type="float" office:value="0.588607804742687" calcext:value-type="float">
            <text:p>0.5886078047</text:p>
          </table:table-cell>
          <table:table-cell table:formula="of:=LOG([.C257])" office:value-type="float" office:value="2.50078517291746" calcext:value-type="float">
            <text:p>2.5007851729</text:p>
          </table:table-cell>
          <table:table-cell table:formula="of:=LOG([.D257])" office:value-type="float" office:value="0.275080898456858" calcext:value-type="float">
            <text:p>0.2750808985</text:p>
          </table:table-cell>
          <table:table-cell table:formula="of:=LOG([.E257])" office:value-type="float" office:value="-1.00086945871263" calcext:value-type="float">
            <text:p>-1.0008694587</text:p>
          </table:table-cell>
          <table:table-cell table:formula="of:=LOG([.F257])" office:value-type="float" office:value="0.658202253387015" calcext:value-type="float">
            <text:p>0.6582022534</text:p>
          </table:table-cell>
          <table:table-cell table:formula="of:=LOG([.G257])" office:value-type="float" office:value="2.86911432697937" calcext:value-type="float">
            <text:p>2.869114327</text:p>
          </table:table-cell>
          <table:table-cell table:formula="of:=LOG([.H257])" office:value-type="float" office:value="0.207634367388961" calcext:value-type="float">
            <text:p>0.2076343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2" calcext:value-type="float">
            <text:p>3.712</text:p>
          </table:table-cell>
          <table:table-cell office:value-type="float" office:value="270.1" calcext:value-type="float">
            <text:p>270.1</text:p>
          </table:table-cell>
          <table:table-cell office:value-type="float" office:value="1.818" calcext:value-type="float">
            <text:p>1.818</text:p>
          </table:table-cell>
          <table:table-cell office:value-type="float" office:value="0.1164" calcext:value-type="float">
            <text:p>0.1164</text:p>
          </table:table-cell>
          <table:table-cell office:value-type="float" office:value="4.134" calcext:value-type="float">
            <text:p>4.134</text:p>
          </table:table-cell>
          <table:table-cell office:value-type="float" office:value="515" calcext:value-type="float">
            <text:p>515</text:p>
          </table:table-cell>
          <table:table-cell office:value-type="float" office:value="1.566" calcext:value-type="float">
            <text:p>1.566</text:p>
          </table:table-cell>
          <table:table-cell table:formula="of:=[.H258]/4" office:value-type="float" office:value="0.3915" calcext:value-type="float">
            <text:p>0.3915</text:p>
          </table:table-cell>
          <table:table-cell table:formula="of:=[.D258]/[.E258]" office:value-type="float" office:value="15.6185567010309" calcext:value-type="float">
            <text:p>15.618556701</text:p>
          </table:table-cell>
          <table:table-cell table:number-columns-repeated="4"/>
          <table:table-cell table:formula="of:=LOG([.B258])" office:value-type="float" office:value="0.569607967546824" calcext:value-type="float">
            <text:p>0.5696079675</text:p>
          </table:table-cell>
          <table:table-cell table:formula="of:=LOG([.C258])" office:value-type="float" office:value="2.43152458418745" calcext:value-type="float">
            <text:p>2.4315245842</text:p>
          </table:table-cell>
          <table:table-cell table:formula="of:=LOG([.D258])" office:value-type="float" office:value="0.259593878885949" calcext:value-type="float">
            <text:p>0.2595938789</text:p>
          </table:table-cell>
          <table:table-cell table:formula="of:=LOG([.E258])" office:value-type="float" office:value="-0.93404701968613" calcext:value-type="float">
            <text:p>-0.9340470197</text:p>
          </table:table-cell>
          <table:table-cell table:formula="of:=LOG([.F258])" office:value-type="float" office:value="0.616370472291269" calcext:value-type="float">
            <text:p>0.6163704723</text:p>
          </table:table-cell>
          <table:table-cell table:formula="of:=LOG([.G258])" office:value-type="float" office:value="2.71180722904119" calcext:value-type="float">
            <text:p>2.711807229</text:p>
          </table:table-cell>
          <table:table-cell table:formula="of:=LOG([.H258])" office:value-type="float" office:value="0.194791757721925" calcext:value-type="float">
            <text:p>0.1947917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6" calcext:value-type="float">
            <text:p>3.656</text:p>
          </table:table-cell>
          <table:table-cell office:value-type="float" office:value="254.7" calcext:value-type="float">
            <text:p>254.7</text:p>
          </table:table-cell>
          <table:table-cell office:value-type="float" office:value="1.869" calcext:value-type="float">
            <text:p>1.869</text:p>
          </table:table-cell>
          <table:table-cell office:value-type="float" office:value="0.09792" calcext:value-type="float">
            <text:p>0.09792</text:p>
          </table:table-cell>
          <table:table-cell office:value-type="float" office:value="4.006" calcext:value-type="float">
            <text:p>4.006</text:p>
          </table:table-cell>
          <table:table-cell office:value-type="float" office:value="460.6" calcext:value-type="float">
            <text:p>460.6</text:p>
          </table:table-cell>
          <table:table-cell office:value-type="float" office:value="1.536" calcext:value-type="float">
            <text:p>1.536</text:p>
          </table:table-cell>
          <table:table-cell table:formula="of:=[.H259]/4" office:value-type="float" office:value="0.384" calcext:value-type="float">
            <text:p>0.384</text:p>
          </table:table-cell>
          <table:table-cell table:formula="of:=[.D259]/[.E259]" office:value-type="float" office:value="19.0870098039216" calcext:value-type="float">
            <text:p>19.0870098039</text:p>
          </table:table-cell>
          <table:table-cell table:number-columns-repeated="4"/>
          <table:table-cell table:formula="of:=LOG([.B259])" office:value-type="float" office:value="0.563006187061794" calcext:value-type="float">
            <text:p>0.5630061871</text:p>
          </table:table-cell>
          <table:table-cell table:formula="of:=LOG([.C259])" office:value-type="float" office:value="2.40602894496361" calcext:value-type="float">
            <text:p>2.406028945</text:p>
          </table:table-cell>
          <table:table-cell table:formula="of:=LOG([.D259])" office:value-type="float" office:value="0.271609301378832" calcext:value-type="float">
            <text:p>0.2716093014</text:p>
          </table:table-cell>
          <table:table-cell table:formula="of:=LOG([.E259])" office:value-type="float" office:value="-1.00912859519851" calcext:value-type="float">
            <text:p>-1.0091285952</text:p>
          </table:table-cell>
          <table:table-cell table:formula="of:=LOG([.F259])" office:value-type="float" office:value="0.602710944957557" calcext:value-type="float">
            <text:p>0.602710945</text:p>
          </table:table-cell>
          <table:table-cell table:formula="of:=LOG([.G259])" office:value-type="float" office:value="2.66332393362821" calcext:value-type="float">
            <text:p>2.6633239336</text:p>
          </table:table-cell>
          <table:table-cell table:formula="of:=LOG([.H259])" office:value-type="float" office:value="0.186391215695493" calcext:value-type="float">
            <text:p>0.1863912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22" calcext:value-type="float">
            <text:p>3.622</text:p>
          </table:table-cell>
          <table:table-cell office:value-type="float" office:value="251.9" calcext:value-type="float">
            <text:p>251.9</text:p>
          </table:table-cell>
          <table:table-cell office:value-type="float" office:value="1.803" calcext:value-type="float">
            <text:p>1.803</text:p>
          </table:table-cell>
          <table:table-cell office:value-type="float" office:value="0.1425" calcext:value-type="float">
            <text:p>0.1425</text:p>
          </table:table-cell>
          <table:table-cell office:value-type="float" office:value="3.876" calcext:value-type="float">
            <text:p>3.876</text:p>
          </table:table-cell>
          <table:table-cell office:value-type="float" office:value="397.9" calcext:value-type="float">
            <text:p>397.9</text:p>
          </table:table-cell>
          <table:table-cell office:value-type="float" office:value="1.522" calcext:value-type="float">
            <text:p>1.522</text:p>
          </table:table-cell>
          <table:table-cell table:formula="of:=[.H260]/4" office:value-type="float" office:value="0.3805" calcext:value-type="float">
            <text:p>0.3805</text:p>
          </table:table-cell>
          <table:table-cell table:formula="of:=[.D260]/[.E260]" office:value-type="float" office:value="12.6526315789474" calcext:value-type="float">
            <text:p>12.6526315789</text:p>
          </table:table-cell>
          <table:table-cell table:number-columns-repeated="4"/>
          <table:table-cell table:formula="of:=LOG([.B260])" office:value-type="float" office:value="0.55894844597804" calcext:value-type="float">
            <text:p>0.558948446</text:p>
          </table:table-cell>
          <table:table-cell table:formula="of:=LOG([.C260])" office:value-type="float" office:value="2.40122816749811" calcext:value-type="float">
            <text:p>2.4012281675</text:p>
          </table:table-cell>
          <table:table-cell table:formula="of:=LOG([.D260])" office:value-type="float" office:value="0.255995726722402" calcext:value-type="float">
            <text:p>0.2559957267</text:p>
          </table:table-cell>
          <table:table-cell table:formula="of:=LOG([.E260])" office:value-type="float" office:value="-0.846185135655471" calcext:value-type="float">
            <text:p>-0.8461851357</text:p>
          </table:table-cell>
          <table:table-cell table:formula="of:=LOG([.F260])" office:value-type="float" office:value="0.588383768378728" calcext:value-type="float">
            <text:p>0.5883837684</text:p>
          </table:table-cell>
          <table:table-cell table:formula="of:=LOG([.G260])" office:value-type="float" office:value="2.59977393914639" calcext:value-type="float">
            <text:p>2.5997739391</text:p>
          </table:table-cell>
          <table:table-cell table:formula="of:=LOG([.H260])" office:value-type="float" office:value="0.182414652434554" calcext:value-type="float">
            <text:p>0.1824146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23" calcext:value-type="float">
            <text:p>3.623</text:p>
          </table:table-cell>
          <table:table-cell office:value-type="float" office:value="255.9" calcext:value-type="float">
            <text:p>255.9</text:p>
          </table:table-cell>
          <table:table-cell office:value-type="float" office:value="1.842" calcext:value-type="float">
            <text:p>1.842</text:p>
          </table:table-cell>
          <table:table-cell office:value-type="float" office:value="0.09055" calcext:value-type="float">
            <text:p>0.09055</text:p>
          </table:table-cell>
          <table:table-cell office:value-type="float" office:value="4.035" calcext:value-type="float">
            <text:p>4.035</text:p>
          </table:table-cell>
          <table:table-cell office:value-type="float" office:value="498.5" calcext:value-type="float">
            <text:p>498.5</text:p>
          </table:table-cell>
          <table:table-cell office:value-type="float" office:value="1.532" calcext:value-type="float">
            <text:p>1.532</text:p>
          </table:table-cell>
          <table:table-cell table:formula="of:=[.H261]/4" office:value-type="float" office:value="0.383" calcext:value-type="float">
            <text:p>0.383</text:p>
          </table:table-cell>
          <table:table-cell table:formula="of:=[.D261]/[.E261]" office:value-type="float" office:value="20.3423522915516" calcext:value-type="float">
            <text:p>20.3423522916</text:p>
          </table:table-cell>
          <table:table-cell table:number-columns-repeated="4"/>
          <table:table-cell table:formula="of:=LOG([.B261])" office:value-type="float" office:value="0.559068334034537" calcext:value-type="float">
            <text:p>0.559068334</text:p>
          </table:table-cell>
          <table:table-cell table:formula="of:=LOG([.C261])" office:value-type="float" office:value="2.40807028588719" calcext:value-type="float">
            <text:p>2.4080702859</text:p>
          </table:table-cell>
          <table:table-cell table:formula="of:=LOG([.D261])" office:value-type="float" office:value="0.26528962586083" calcext:value-type="float">
            <text:p>0.2652896259</text:p>
          </table:table-cell>
          <table:table-cell table:formula="of:=LOG([.E261])" office:value-type="float" office:value="-1.04311154534992" calcext:value-type="float">
            <text:p>-1.0431115453</text:p>
          </table:table-cell>
          <table:table-cell table:formula="of:=LOG([.F261])" office:value-type="float" office:value="0.605843539058089" calcext:value-type="float">
            <text:p>0.6058435391</text:p>
          </table:table-cell>
          <table:table-cell table:formula="of:=LOG([.G261])" office:value-type="float" office:value="2.69766516264767" calcext:value-type="float">
            <text:p>2.6976651626</text:p>
          </table:table-cell>
          <table:table-cell table:formula="of:=LOG([.H261])" office:value-type="float" office:value="0.185258765296585" calcext:value-type="float">
            <text:p>0.1852587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26" calcext:value-type="float">
            <text:p>3.726</text:p>
          </table:table-cell>
          <table:table-cell office:value-type="float" office:value="271.1" calcext:value-type="float">
            <text:p>271.1</text:p>
          </table:table-cell>
          <table:table-cell office:value-type="float" office:value="1.873" calcext:value-type="float">
            <text:p>1.873</text:p>
          </table:table-cell>
          <table:table-cell office:value-type="float" office:value="0.09772" calcext:value-type="float">
            <text:p>0.09772</text:p>
          </table:table-cell>
          <table:table-cell office:value-type="float" office:value="4.076" calcext:value-type="float">
            <text:p>4.076</text:p>
          </table:table-cell>
          <table:table-cell office:value-type="float" office:value="480.5" calcext:value-type="float">
            <text:p>480.5</text:p>
          </table:table-cell>
          <table:table-cell office:value-type="float" office:value="1.52" calcext:value-type="float">
            <text:p>1.52</text:p>
          </table:table-cell>
          <table:table-cell table:formula="of:=[.H262]/4" office:value-type="float" office:value="0.38" calcext:value-type="float">
            <text:p>0.38</text:p>
          </table:table-cell>
          <table:table-cell table:formula="of:=[.D262]/[.E262]" office:value-type="float" office:value="19.167007777323" calcext:value-type="float">
            <text:p>19.1670077773</text:p>
          </table:table-cell>
          <table:table-cell table:number-columns-repeated="4"/>
          <table:table-cell table:formula="of:=LOG([.B262])" office:value-type="float" office:value="0.571242850560224" calcext:value-type="float">
            <text:p>0.5712428506</text:p>
          </table:table-cell>
          <table:table-cell table:formula="of:=LOG([.C262])" office:value-type="float" office:value="2.43312951758049" calcext:value-type="float">
            <text:p>2.4331295176</text:p>
          </table:table-cell>
          <table:table-cell table:formula="of:=LOG([.D262])" office:value-type="float" office:value="0.272537777375237" calcext:value-type="float">
            <text:p>0.2725377774</text:p>
          </table:table-cell>
          <table:table-cell table:formula="of:=LOG([.E262])" office:value-type="float" office:value="-1.0100165416986" calcext:value-type="float">
            <text:p>-1.0100165417</text:p>
          </table:table-cell>
          <table:table-cell table:formula="of:=LOG([.F262])" office:value-type="float" office:value="0.610234175334389" calcext:value-type="float">
            <text:p>0.6102341753</text:p>
          </table:table-cell>
          <table:table-cell table:formula="of:=LOG([.G262])" office:value-type="float" office:value="2.68169339200456" calcext:value-type="float">
            <text:p>2.681693392</text:p>
          </table:table-cell>
          <table:table-cell table:formula="of:=LOG([.H262])" office:value-type="float" office:value="0.181843587944773" calcext:value-type="float">
            <text:p>0.1818435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7" calcext:value-type="float">
            <text:p>3.777</text:p>
          </table:table-cell>
          <table:table-cell office:value-type="float" office:value="272.9" calcext:value-type="float">
            <text:p>272.9</text:p>
          </table:table-cell>
          <table:table-cell office:value-type="float" office:value="1.726" calcext:value-type="float">
            <text:p>1.726</text:p>
          </table:table-cell>
          <table:table-cell office:value-type="float" office:value="0.09121" calcext:value-type="float">
            <text:p>0.09121</text:p>
          </table:table-cell>
          <table:table-cell office:value-type="float" office:value="4.227" calcext:value-type="float">
            <text:p>4.227</text:p>
          </table:table-cell>
          <table:table-cell office:value-type="float" office:value="527.5" calcext:value-type="float">
            <text:p>527.5</text:p>
          </table:table-cell>
          <table:table-cell office:value-type="float" office:value="1.503" calcext:value-type="float">
            <text:p>1.503</text:p>
          </table:table-cell>
          <table:table-cell table:formula="of:=[.H263]/4" office:value-type="float" office:value="0.37575" calcext:value-type="float">
            <text:p>0.37575</text:p>
          </table:table-cell>
          <table:table-cell table:formula="of:=[.D263]/[.E263]" office:value-type="float" office:value="18.9233636662647" calcext:value-type="float">
            <text:p>18.9233636663</text:p>
          </table:table-cell>
          <table:table-cell table:number-columns-repeated="4"/>
          <table:table-cell table:formula="of:=LOG([.B263])" office:value-type="float" office:value="0.577146984827525" calcext:value-type="float">
            <text:p>0.5771469848</text:p>
          </table:table-cell>
          <table:table-cell table:formula="of:=LOG([.C263])" office:value-type="float" office:value="2.4360035356699" calcext:value-type="float">
            <text:p>2.4360035357</text:p>
          </table:table-cell>
          <table:table-cell table:formula="of:=LOG([.D263])" office:value-type="float" office:value="0.237040791379191" calcext:value-type="float">
            <text:p>0.2370407914</text:p>
          </table:table-cell>
          <table:table-cell table:formula="of:=LOG([.E263])" office:value-type="float" office:value="-1.03995754427316" calcext:value-type="float">
            <text:p>-1.0399575443</text:p>
          </table:table-cell>
          <table:table-cell table:formula="of:=LOG([.F263])" office:value-type="float" office:value="0.626032247829019" calcext:value-type="float">
            <text:p>0.6260322478</text:p>
          </table:table-cell>
          <table:table-cell table:formula="of:=LOG([.G263])" office:value-type="float" office:value="2.72222246396973" calcext:value-type="float">
            <text:p>2.722222464</text:p>
          </table:table-cell>
          <table:table-cell table:formula="of:=LOG([.H263])" office:value-type="float" office:value="0.176958980586908" calcext:value-type="float">
            <text:p>0.1769589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7" calcext:value-type="float">
            <text:p>3.787</text:p>
          </table:table-cell>
          <table:table-cell office:value-type="float" office:value="283.1" calcext:value-type="float">
            <text:p>283.1</text:p>
          </table:table-cell>
          <table:table-cell office:value-type="float" office:value="1.888" calcext:value-type="float">
            <text:p>1.888</text:p>
          </table:table-cell>
          <table:table-cell office:value-type="float" office:value="0.1432" calcext:value-type="float">
            <text:p>0.1432</text:p>
          </table:table-cell>
          <table:table-cell office:value-type="float" office:value="4.145" calcext:value-type="float">
            <text:p>4.145</text:p>
          </table:table-cell>
          <table:table-cell office:value-type="float" office:value="494.3" calcext:value-type="float">
            <text:p>494.3</text:p>
          </table:table-cell>
          <table:table-cell office:value-type="float" office:value="1.61" calcext:value-type="float">
            <text:p>1.61</text:p>
          </table:table-cell>
          <table:table-cell table:formula="of:=[.H264]/4" office:value-type="float" office:value="0.4025" calcext:value-type="float">
            <text:p>0.4025</text:p>
          </table:table-cell>
          <table:table-cell table:formula="of:=[.D264]/[.E264]" office:value-type="float" office:value="13.1843575418994" calcext:value-type="float">
            <text:p>13.1843575419</text:p>
          </table:table-cell>
          <table:table-cell table:number-columns-repeated="4"/>
          <table:table-cell table:formula="of:=LOG([.B264])" office:value-type="float" office:value="0.578295305120826" calcext:value-type="float">
            <text:p>0.5782953051</text:p>
          </table:table-cell>
          <table:table-cell table:formula="of:=LOG([.C264])" office:value-type="float" office:value="2.4519398693651" calcext:value-type="float">
            <text:p>2.4519398694</text:p>
          </table:table-cell>
          <table:table-cell table:formula="of:=LOG([.D264])" office:value-type="float" office:value="0.27600198996205" calcext:value-type="float">
            <text:p>0.27600199</text:p>
          </table:table-cell>
          <table:table-cell table:formula="of:=LOG([.E264])" office:value-type="float" office:value="-0.844056982028163" calcext:value-type="float">
            <text:p>-0.844056982</text:p>
          </table:table-cell>
          <table:table-cell table:formula="of:=LOG([.F264])" office:value-type="float" office:value="0.617524534886292" calcext:value-type="float">
            <text:p>0.6175245349</text:p>
          </table:table-cell>
          <table:table-cell table:formula="of:=LOG([.G264])" office:value-type="float" office:value="2.69399061046078" calcext:value-type="float">
            <text:p>2.6939906105</text:p>
          </table:table-cell>
          <table:table-cell table:formula="of:=LOG([.H264])" office:value-type="float" office:value="0.20682587603185" calcext:value-type="float">
            <text:p>0.206825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14" calcext:value-type="float">
            <text:p>3.914</text:p>
          </table:table-cell>
          <table:table-cell office:value-type="float" office:value="371" calcext:value-type="float">
            <text:p>371</text:p>
          </table:table-cell>
          <table:table-cell office:value-type="float" office:value="1.976" calcext:value-type="float">
            <text:p>1.976</text:p>
          </table:table-cell>
          <table:table-cell office:value-type="float" office:value="0.1815" calcext:value-type="float">
            <text:p>0.1815</text:p>
          </table:table-cell>
          <table:table-cell office:value-type="float" office:value="4.285" calcext:value-type="float">
            <text:p>4.285</text:p>
          </table:table-cell>
          <table:table-cell office:value-type="float" office:value="623.9" calcext:value-type="float">
            <text:p>623.9</text:p>
          </table:table-cell>
          <table:table-cell office:value-type="float" office:value="1.646" calcext:value-type="float">
            <text:p>1.646</text:p>
          </table:table-cell>
          <table:table-cell table:formula="of:=[.H265]/4" office:value-type="float" office:value="0.4115" calcext:value-type="float">
            <text:p>0.4115</text:p>
          </table:table-cell>
          <table:table-cell table:formula="of:=[.D265]/[.E265]" office:value-type="float" office:value="10.8870523415978" calcext:value-type="float">
            <text:p>10.8870523416</text:p>
          </table:table-cell>
          <table:table-cell table:number-columns-repeated="4"/>
          <table:table-cell table:formula="of:=LOG([.B265])" office:value-type="float" office:value="0.592620821321982" calcext:value-type="float">
            <text:p>0.5926208213</text:p>
          </table:table-cell>
          <table:table-cell table:formula="of:=LOG([.C265])" office:value-type="float" office:value="2.56937390961505" calcext:value-type="float">
            <text:p>2.5693739096</text:p>
          </table:table-cell>
          <table:table-cell table:formula="of:=LOG([.D265])" office:value-type="float" office:value="0.295786940251609" calcext:value-type="float">
            <text:p>0.2957869403</text:p>
          </table:table-cell>
          <table:table-cell table:formula="of:=LOG([.E265])" office:value-type="float" office:value="-0.741123370627869" calcext:value-type="float">
            <text:p>-0.7411233706</text:p>
          </table:table-cell>
          <table:table-cell table:formula="of:=LOG([.F265])" office:value-type="float" office:value="0.631950826259217" calcext:value-type="float">
            <text:p>0.6319508263</text:p>
          </table:table-cell>
          <table:table-cell table:formula="of:=LOG([.G265])" office:value-type="float" office:value="2.79511498563036" calcext:value-type="float">
            <text:p>2.7951149856</text:p>
          </table:table-cell>
          <table:table-cell table:formula="of:=LOG([.H265])" office:value-type="float" office:value="0.216429830876251" calcext:value-type="float">
            <text:p>0.2164298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33" calcext:value-type="float">
            <text:p>4.033</text:p>
          </table:table-cell>
          <table:table-cell office:value-type="float" office:value="391.9" calcext:value-type="float">
            <text:p>391.9</text:p>
          </table:table-cell>
          <table:table-cell office:value-type="float" office:value="2.037" calcext:value-type="float">
            <text:p>2.037</text:p>
          </table:table-cell>
          <table:table-cell office:value-type="float" office:value="0.132" calcext:value-type="float">
            <text:p>0.132</text:p>
          </table:table-cell>
          <table:table-cell office:value-type="float" office:value="4.503" calcext:value-type="float">
            <text:p>4.503</text:p>
          </table:table-cell>
          <table:table-cell office:value-type="float" office:value="726.3" calcext:value-type="float">
            <text:p>726.3</text:p>
          </table:table-cell>
          <table:table-cell office:value-type="float" office:value="1.623" calcext:value-type="float">
            <text:p>1.623</text:p>
          </table:table-cell>
          <table:table-cell table:formula="of:=[.H266]/4" office:value-type="float" office:value="0.40575" calcext:value-type="float">
            <text:p>0.40575</text:p>
          </table:table-cell>
          <table:table-cell table:formula="of:=[.D266]/[.E266]" office:value-type="float" office:value="15.4318181818182" calcext:value-type="float">
            <text:p>15.4318181818</text:p>
          </table:table-cell>
          <table:table-cell table:number-columns-repeated="4"/>
          <table:table-cell table:formula="of:=LOG([.B266])" office:value-type="float" office:value="0.605628222007619" calcext:value-type="float">
            <text:p>0.605628222</text:p>
          </table:table-cell>
          <table:table-cell table:formula="of:=LOG([.C266])" office:value-type="float" office:value="2.5931752634781" calcext:value-type="float">
            <text:p>2.5931752635</text:p>
          </table:table-cell>
          <table:table-cell table:formula="of:=LOG([.D266])" office:value-type="float" office:value="0.308991029000164" calcext:value-type="float">
            <text:p>0.308991029</text:p>
          </table:table-cell>
          <table:table-cell table:formula="of:=LOG([.E266])" office:value-type="float" office:value="-0.87942606879415" calcext:value-type="float">
            <text:p>-0.8794260688</text:p>
          </table:table-cell>
          <table:table-cell table:formula="of:=LOG([.F266])" office:value-type="float" office:value="0.653501946962933" calcext:value-type="float">
            <text:p>0.653501947</text:p>
          </table:table-cell>
          <table:table-cell table:formula="of:=LOG([.G266])" office:value-type="float" office:value="2.86111604416139" calcext:value-type="float">
            <text:p>2.8611160442</text:p>
          </table:table-cell>
          <table:table-cell table:formula="of:=LOG([.H266])" office:value-type="float" office:value="0.210318519826232" calcext:value-type="float">
            <text:p>0.2103185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8" calcext:value-type="float">
            <text:p>3.958</text:p>
          </table:table-cell>
          <table:table-cell office:value-type="float" office:value="390.4" calcext:value-type="float">
            <text:p>390.4</text:p>
          </table:table-cell>
          <table:table-cell office:value-type="float" office:value="1.891" calcext:value-type="float">
            <text:p>1.891</text:p>
          </table:table-cell>
          <table:table-cell office:value-type="float" office:value="0.2157" calcext:value-type="float">
            <text:p>0.2157</text:p>
          </table:table-cell>
          <table:table-cell office:value-type="float" office:value="4.227" calcext:value-type="float">
            <text:p>4.227</text:p>
          </table:table-cell>
          <table:table-cell office:value-type="float" office:value="574" calcext:value-type="float">
            <text:p>574</text:p>
          </table:table-cell>
          <table:table-cell office:value-type="float" office:value="1.611" calcext:value-type="float">
            <text:p>1.611</text:p>
          </table:table-cell>
          <table:table-cell table:formula="of:=[.H267]/4" office:value-type="float" office:value="0.40275" calcext:value-type="float">
            <text:p>0.40275</text:p>
          </table:table-cell>
          <table:table-cell table:formula="of:=[.D267]/[.E267]" office:value-type="float" office:value="8.76680574872508" calcext:value-type="float">
            <text:p>8.7668057487</text:p>
          </table:table-cell>
          <table:table-cell table:number-columns-repeated="4"/>
          <table:table-cell table:formula="of:=LOG([.B267])" office:value-type="float" office:value="0.597475789870377" calcext:value-type="float">
            <text:p>0.5974757899</text:p>
          </table:table-cell>
          <table:table-cell table:formula="of:=LOG([.C267])" office:value-type="float" office:value="2.59150980899465" calcext:value-type="float">
            <text:p>2.591509809</text:p>
          </table:table-cell>
          <table:table-cell table:formula="of:=LOG([.D267])" office:value-type="float" office:value="0.27669152884504" calcext:value-type="float">
            <text:p>0.2766915288</text:p>
          </table:table-cell>
          <table:table-cell table:formula="of:=LOG([.E267])" office:value-type="float" office:value="-0.666149854897455" calcext:value-type="float">
            <text:p>-0.6661498549</text:p>
          </table:table-cell>
          <table:table-cell table:formula="of:=LOG([.F267])" office:value-type="float" office:value="0.626032247829019" calcext:value-type="float">
            <text:p>0.6260322478</text:p>
          </table:table-cell>
          <table:table-cell table:formula="of:=LOG([.G267])" office:value-type="float" office:value="2.75891189239797" calcext:value-type="float">
            <text:p>2.7589118924</text:p>
          </table:table-cell>
          <table:table-cell table:formula="of:=LOG([.H267])" office:value-type="float" office:value="0.207095540419218" calcext:value-type="float">
            <text:p>0.2070955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43" calcext:value-type="float">
            <text:p>3.643</text:p>
          </table:table-cell>
          <table:table-cell office:value-type="float" office:value="264.6" calcext:value-type="float">
            <text:p>264.6</text:p>
          </table:table-cell>
          <table:table-cell office:value-type="float" office:value="2.002" calcext:value-type="float">
            <text:p>2.002</text:p>
          </table:table-cell>
          <table:table-cell office:value-type="float" office:value="0.05975" calcext:value-type="float">
            <text:p>0.05975</text:p>
          </table:table-cell>
          <table:table-cell office:value-type="float" office:value="4.268" calcext:value-type="float">
            <text:p>4.268</text:p>
          </table:table-cell>
          <table:table-cell office:value-type="float" office:value="654.6" calcext:value-type="float">
            <text:p>654.6</text:p>
          </table:table-cell>
          <table:table-cell office:value-type="float" office:value="1.603" calcext:value-type="float">
            <text:p>1.603</text:p>
          </table:table-cell>
          <table:table-cell table:formula="of:=[.H268]/4" office:value-type="float" office:value="0.40075" calcext:value-type="float">
            <text:p>0.40075</text:p>
          </table:table-cell>
          <table:table-cell table:formula="of:=[.D268]/[.E268]" office:value-type="float" office:value="33.5062761506276" calcext:value-type="float">
            <text:p>33.5062761506</text:p>
          </table:table-cell>
          <table:table-cell table:number-columns-repeated="4"/>
          <table:table-cell table:formula="of:=LOG([.B268])" office:value-type="float" office:value="0.561459171241916" calcext:value-type="float">
            <text:p>0.5614591712</text:p>
          </table:table-cell>
          <table:table-cell table:formula="of:=LOG([.C268])" office:value-type="float" office:value="2.42258983985148" calcext:value-type="float">
            <text:p>2.4225898399</text:p>
          </table:table-cell>
          <table:table-cell table:formula="of:=LOG([.D268])" office:value-type="float" office:value="0.3014640731433" calcext:value-type="float">
            <text:p>0.3014640731</text:p>
          </table:table-cell>
          <table:table-cell table:formula="of:=LOG([.E268])" office:value-type="float" office:value="-1.22366209037982" calcext:value-type="float">
            <text:p>-1.2236620904</text:p>
          </table:table-cell>
          <table:table-cell table:formula="of:=LOG([.F268])" office:value-type="float" office:value="0.630224410752432" calcext:value-type="float">
            <text:p>0.6302244108</text:p>
          </table:table-cell>
          <table:table-cell table:formula="of:=LOG([.G268])" office:value-type="float" office:value="2.81597600097198" calcext:value-type="float">
            <text:p>2.815976001</text:p>
          </table:table-cell>
          <table:table-cell table:formula="of:=LOG([.H268])" office:value-type="float" office:value="0.204933522354145" calcext:value-type="float">
            <text:p>0.2049335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1" calcext:value-type="float">
            <text:p>3.861</text:p>
          </table:table-cell>
          <table:table-cell office:value-type="float" office:value="305.1" calcext:value-type="float">
            <text:p>305.1</text:p>
          </table:table-cell>
          <table:table-cell office:value-type="float" office:value="1.904" calcext:value-type="float">
            <text:p>1.904</text:p>
          </table:table-cell>
          <table:table-cell office:value-type="float" office:value="0.07581" calcext:value-type="float">
            <text:p>0.07581</text:p>
          </table:table-cell>
          <table:table-cell office:value-type="float" office:value="4.446" calcext:value-type="float">
            <text:p>4.446</text:p>
          </table:table-cell>
          <table:table-cell office:value-type="float" office:value="668.1" calcext:value-type="float">
            <text:p>668.1</text:p>
          </table:table-cell>
          <table:table-cell office:value-type="float" office:value="1.567" calcext:value-type="float">
            <text:p>1.567</text:p>
          </table:table-cell>
          <table:table-cell table:formula="of:=[.H269]/4" office:value-type="float" office:value="0.39175" calcext:value-type="float">
            <text:p>0.39175</text:p>
          </table:table-cell>
          <table:table-cell table:formula="of:=[.D269]/[.E269]" office:value-type="float" office:value="25.1154201292705" calcext:value-type="float">
            <text:p>25.1154201293</text:p>
          </table:table-cell>
          <table:table-cell table:number-columns-repeated="4"/>
          <table:table-cell table:formula="of:=LOG([.B269])" office:value-type="float" office:value="0.586699801624049" calcext:value-type="float">
            <text:p>0.5866998016</text:p>
          </table:table-cell>
          <table:table-cell table:formula="of:=LOG([.C269])" office:value-type="float" office:value="2.48444220764241" calcext:value-type="float">
            <text:p>2.4844422076</text:p>
          </table:table-cell>
          <table:table-cell table:formula="of:=LOG([.D269])" office:value-type="float" office:value="0.279666944048455" calcext:value-type="float">
            <text:p>0.279666944</text:p>
          </table:table-cell>
          <table:table-cell table:formula="of:=LOG([.E269])" office:value-type="float" office:value="-1.12027350336042" calcext:value-type="float">
            <text:p>-1.1202735034</text:p>
          </table:table-cell>
          <table:table-cell table:formula="of:=LOG([.F269])" office:value-type="float" office:value="0.647969458362972" calcext:value-type="float">
            <text:p>0.6479694584</text:p>
          </table:table-cell>
          <table:table-cell table:formula="of:=LOG([.G269])" office:value-type="float" office:value="2.8248414717537" calcext:value-type="float">
            <text:p>2.8248414718</text:p>
          </table:table-cell>
          <table:table-cell table:formula="of:=LOG([.H269])" office:value-type="float" office:value="0.19506899646859" calcext:value-type="float">
            <text:p>0.1950689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35" calcext:value-type="float">
            <text:p>3.535</text:p>
          </table:table-cell>
          <table:table-cell office:value-type="float" office:value="216.9" calcext:value-type="float">
            <text:p>216.9</text:p>
          </table:table-cell>
          <table:table-cell office:value-type="float" office:value="1.648" calcext:value-type="float">
            <text:p>1.648</text:p>
          </table:table-cell>
          <table:table-cell office:value-type="float" office:value="0.07318" calcext:value-type="float">
            <text:p>0.07318</text:p>
          </table:table-cell>
          <table:table-cell office:value-type="float" office:value="3.88" calcext:value-type="float">
            <text:p>3.88</text:p>
          </table:table-cell>
          <table:table-cell office:value-type="float" office:value="396.3" calcext:value-type="float">
            <text:p>396.3</text:p>
          </table:table-cell>
          <table:table-cell office:value-type="float" office:value="1.428" calcext:value-type="float">
            <text:p>1.428</text:p>
          </table:table-cell>
          <table:table-cell table:formula="of:=[.H270]/4" office:value-type="float" office:value="0.357" calcext:value-type="float">
            <text:p>0.357</text:p>
          </table:table-cell>
          <table:table-cell table:formula="of:=[.D270]/[.E270]" office:value-type="float" office:value="22.5198141568735" calcext:value-type="float">
            <text:p>22.5198141569</text:p>
          </table:table-cell>
          <table:table-cell table:number-columns-repeated="4"/>
          <table:table-cell table:formula="of:=LOG([.B270])" office:value-type="float" office:value="0.548389418132918" calcext:value-type="float">
            <text:p>0.5483894181</text:p>
          </table:table-cell>
          <table:table-cell table:formula="of:=LOG([.C270])" office:value-type="float" office:value="2.33625955201419" calcext:value-type="float">
            <text:p>2.336259552</text:p>
          </table:table-cell>
          <table:table-cell table:formula="of:=LOG([.D270])" office:value-type="float" office:value="0.216957207361097" calcext:value-type="float">
            <text:p>0.2169572074</text:p>
          </table:table-cell>
          <table:table-cell table:formula="of:=LOG([.E270])" office:value-type="float" office:value="-1.13560759484941" calcext:value-type="float">
            <text:p>-1.1356075948</text:p>
          </table:table-cell>
          <table:table-cell table:formula="of:=LOG([.F270])" office:value-type="float" office:value="0.588831725594207" calcext:value-type="float">
            <text:p>0.5888317256</text:p>
          </table:table-cell>
          <table:table-cell table:formula="of:=LOG([.G270])" office:value-type="float" office:value="2.59802407233419" calcext:value-type="float">
            <text:p>2.5980240723</text:p>
          </table:table-cell>
          <table:table-cell table:formula="of:=LOG([.H270])" office:value-type="float" office:value="0.154728207440156" calcext:value-type="float">
            <text:p>0.1547282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51" calcext:value-type="float">
            <text:p>4.051</text:p>
          </table:table-cell>
          <table:table-cell office:value-type="float" office:value="378.2" calcext:value-type="float">
            <text:p>378.2</text:p>
          </table:table-cell>
          <table:table-cell office:value-type="float" office:value="1.757" calcext:value-type="float">
            <text:p>1.757</text:p>
          </table:table-cell>
          <table:table-cell office:value-type="float" office:value="0.1319" calcext:value-type="float">
            <text:p>0.1319</text:p>
          </table:table-cell>
          <table:table-cell office:value-type="float" office:value="4.61" calcext:value-type="float">
            <text:p>4.61</text:p>
          </table:table-cell>
          <table:table-cell office:value-type="float" office:value="730.8" calcext:value-type="float">
            <text:p>730.8</text:p>
          </table:table-cell>
          <table:table-cell office:value-type="float" office:value="1.518" calcext:value-type="float">
            <text:p>1.518</text:p>
          </table:table-cell>
          <table:table-cell table:formula="of:=[.H271]/4" office:value-type="float" office:value="0.3795" calcext:value-type="float">
            <text:p>0.3795</text:p>
          </table:table-cell>
          <table:table-cell table:formula="of:=[.D271]/[.E271]" office:value-type="float" office:value="13.3206974981046" calcext:value-type="float">
            <text:p>13.3206974981</text:p>
          </table:table-cell>
          <table:table-cell table:number-columns-repeated="4"/>
          <table:table-cell table:formula="of:=LOG([.B271])" office:value-type="float" office:value="0.607562243183588" calcext:value-type="float">
            <text:p>0.6075622432</text:p>
          </table:table-cell>
          <table:table-cell table:formula="of:=LOG([.C271])" office:value-type="float" office:value="2.57772152450902" calcext:value-type="float">
            <text:p>2.5777215245</text:p>
          </table:table-cell>
          <table:table-cell table:formula="of:=LOG([.D271])" office:value-type="float" office:value="0.244771761495295" calcext:value-type="float">
            <text:p>0.2447717615</text:p>
          </table:table-cell>
          <table:table-cell table:formula="of:=LOG([.E271])" office:value-type="float" office:value="-0.879755204453635" calcext:value-type="float">
            <text:p>-0.8797552045</text:p>
          </table:table-cell>
          <table:table-cell table:formula="of:=LOG([.F271])" office:value-type="float" office:value="0.663700925389648" calcext:value-type="float">
            <text:p>0.6637009254</text:p>
          </table:table-cell>
          <table:table-cell table:formula="of:=LOG([.G271])" office:value-type="float" office:value="2.8637985386805" calcext:value-type="float">
            <text:p>2.8637985387</text:p>
          </table:table-cell>
          <table:table-cell table:formula="of:=LOG([.H271])" office:value-type="float" office:value="0.181271771559462" calcext:value-type="float">
            <text:p>0.1812717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15" calcext:value-type="float">
            <text:p>4.115</text:p>
          </table:table-cell>
          <table:table-cell office:value-type="float" office:value="485.2" calcext:value-type="float">
            <text:p>485.2</text:p>
          </table:table-cell>
          <table:table-cell office:value-type="float" office:value="2.062" calcext:value-type="float">
            <text:p>2.062</text:p>
          </table:table-cell>
          <table:table-cell office:value-type="float" office:value="0.1885" calcext:value-type="float">
            <text:p>0.1885</text:p>
          </table:table-cell>
          <table:table-cell office:value-type="float" office:value="4.527" calcext:value-type="float">
            <text:p>4.527</text:p>
          </table:table-cell>
          <table:table-cell office:value-type="float" office:value="811.9" calcext:value-type="float">
            <text:p>811.9</text:p>
          </table:table-cell>
          <table:table-cell office:value-type="float" office:value="1.66" calcext:value-type="float">
            <text:p>1.66</text:p>
          </table:table-cell>
          <table:table-cell table:formula="of:=[.H272]/4" office:value-type="float" office:value="0.415" calcext:value-type="float">
            <text:p>0.415</text:p>
          </table:table-cell>
          <table:table-cell table:formula="of:=[.D272]/[.E272]" office:value-type="float" office:value="10.9389920424403" calcext:value-type="float">
            <text:p>10.9389920424</text:p>
          </table:table-cell>
          <table:table-cell table:number-columns-repeated="4"/>
          <table:table-cell table:formula="of:=LOG([.B272])" office:value-type="float" office:value="0.614369839548289" calcext:value-type="float">
            <text:p>0.6143698395</text:p>
          </table:table-cell>
          <table:table-cell table:formula="of:=LOG([.C272])" office:value-type="float" office:value="2.68592079219454" calcext:value-type="float">
            <text:p>2.6859207922</text:p>
          </table:table-cell>
          <table:table-cell table:formula="of:=LOG([.D272])" office:value-type="float" office:value="0.314288660947498" calcext:value-type="float">
            <text:p>0.3142886609</text:p>
          </table:table-cell>
          <table:table-cell table:formula="of:=LOG([.E272])" office:value-type="float" office:value="-0.724688645458188" calcext:value-type="float">
            <text:p>-0.7246886455</text:p>
          </table:table-cell>
          <table:table-cell table:formula="of:=LOG([.F272])" office:value-type="float" office:value="0.655810494495252" calcext:value-type="float">
            <text:p>0.6558104945</text:p>
          </table:table-cell>
          <table:table-cell table:formula="of:=LOG([.G272])" office:value-type="float" office:value="2.90950254140541" calcext:value-type="float">
            <text:p>2.9095025414</text:p>
          </table:table-cell>
          <table:table-cell table:formula="of:=LOG([.H272])" office:value-type="float" office:value="0.220108088040055" calcext:value-type="float">
            <text:p>0.220108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office:value-type="float" office:value="364.7" calcext:value-type="float">
            <text:p>364.7</text:p>
          </table:table-cell>
          <table:table-cell office:value-type="float" office:value="1.854" calcext:value-type="float">
            <text:p>1.854</text:p>
          </table:table-cell>
          <table:table-cell office:value-type="float" office:value="0.1342" calcext:value-type="float">
            <text:p>0.1342</text:p>
          </table:table-cell>
          <table:table-cell office:value-type="float" office:value="4.439" calcext:value-type="float">
            <text:p>4.439</text:p>
          </table:table-cell>
          <table:table-cell office:value-type="float" office:value="658.7" calcext:value-type="float">
            <text:p>658.7</text:p>
          </table:table-cell>
          <table:table-cell office:value-type="float" office:value="1.549" calcext:value-type="float">
            <text:p>1.549</text:p>
          </table:table-cell>
          <table:table-cell table:formula="of:=[.H273]/4" office:value-type="float" office:value="0.38725" calcext:value-type="float">
            <text:p>0.38725</text:p>
          </table:table-cell>
          <table:table-cell table:formula="of:=[.D273]/[.E273]" office:value-type="float" office:value="13.8152011922504" calcext:value-type="float">
            <text:p>13.8152011923</text:p>
          </table:table-cell>
          <table:table-cell table:number-columns-repeated="4"/>
          <table:table-cell table:formula="of:=LOG([.B273])" office:value-type="float" office:value="0.600646235662394" calcext:value-type="float">
            <text:p>0.6006462357</text:p>
          </table:table-cell>
          <table:table-cell table:formula="of:=LOG([.C273])" office:value-type="float" office:value="2.56193576331378" calcext:value-type="float">
            <text:p>2.5619357633</text:p>
          </table:table-cell>
          <table:table-cell table:formula="of:=LOG([.D273])" office:value-type="float" office:value="0.268109729808478" calcext:value-type="float">
            <text:p>0.2681097298</text:p>
          </table:table-cell>
          <table:table-cell table:formula="of:=LOG([.E273])" office:value-type="float" office:value="-0.872247484167027" calcext:value-type="float">
            <text:p>-0.8722474842</text:p>
          </table:table-cell>
          <table:table-cell table:formula="of:=LOG([.F273])" office:value-type="float" office:value="0.647285145025367" calcext:value-type="float">
            <text:p>0.647285145</text:p>
          </table:table-cell>
          <table:table-cell table:formula="of:=LOG([.G273])" office:value-type="float" office:value="2.81868766344151" calcext:value-type="float">
            <text:p>2.8186876634</text:p>
          </table:table-cell>
          <table:table-cell table:formula="of:=LOG([.H273])" office:value-type="float" office:value="0.190051417759206" calcext:value-type="float">
            <text:p>0.1900514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8" calcext:value-type="float">
            <text:p>3.938</text:p>
          </table:table-cell>
          <table:table-cell office:value-type="float" office:value="346.3" calcext:value-type="float">
            <text:p>346.3</text:p>
          </table:table-cell>
          <table:table-cell office:value-type="float" office:value="1.785" calcext:value-type="float">
            <text:p>1.785</text:p>
          </table:table-cell>
          <table:table-cell office:value-type="float" office:value="0.2075" calcext:value-type="float">
            <text:p>0.2075</text:p>
          </table:table-cell>
          <table:table-cell office:value-type="float" office:value="4.269" calcext:value-type="float">
            <text:p>4.269</text:p>
          </table:table-cell>
          <table:table-cell office:value-type="float" office:value="548.3" calcext:value-type="float">
            <text:p>548.3</text:p>
          </table:table-cell>
          <table:table-cell office:value-type="float" office:value="1.611" calcext:value-type="float">
            <text:p>1.611</text:p>
          </table:table-cell>
          <table:table-cell table:formula="of:=[.H274]/4" office:value-type="float" office:value="0.40275" calcext:value-type="float">
            <text:p>0.40275</text:p>
          </table:table-cell>
          <table:table-cell table:formula="of:=[.D274]/[.E274]" office:value-type="float" office:value="8.60240963855422" calcext:value-type="float">
            <text:p>8.6024096386</text:p>
          </table:table-cell>
          <table:table-cell table:number-columns-repeated="4"/>
          <table:table-cell table:formula="of:=LOG([.B274])" office:value-type="float" office:value="0.595275711802099" calcext:value-type="float">
            <text:p>0.5952757118</text:p>
          </table:table-cell>
          <table:table-cell table:formula="of:=LOG([.C274])" office:value-type="float" office:value="2.53945249154946" calcext:value-type="float">
            <text:p>2.5394524915</text:p>
          </table:table-cell>
          <table:table-cell table:formula="of:=LOG([.D274])" office:value-type="float" office:value="0.251638220448212" calcext:value-type="float">
            <text:p>0.2516382204</text:p>
          </table:table-cell>
          <table:table-cell table:formula="of:=LOG([.E274])" office:value-type="float" office:value="-0.682981898951888" calcext:value-type="float">
            <text:p>-0.682981899</text:p>
          </table:table-cell>
          <table:table-cell table:formula="of:=LOG([.F274])" office:value-type="float" office:value="0.630326154803947" calcext:value-type="float">
            <text:p>0.6303261548</text:p>
          </table:table-cell>
          <table:table-cell table:formula="of:=LOG([.G274])" office:value-type="float" office:value="2.73901824588348" calcext:value-type="float">
            <text:p>2.7390182459</text:p>
          </table:table-cell>
          <table:table-cell table:formula="of:=LOG([.H274])" office:value-type="float" office:value="0.207095540419218" calcext:value-type="float">
            <text:p>0.2070955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6" calcext:value-type="float">
            <text:p>3.696</text:p>
          </table:table-cell>
          <table:table-cell office:value-type="float" office:value="233.4" calcext:value-type="float">
            <text:p>233.4</text:p>
          </table:table-cell>
          <table:table-cell office:value-type="float" office:value="1.631" calcext:value-type="float">
            <text:p>1.631</text:p>
          </table:table-cell>
          <table:table-cell office:value-type="float" office:value="0.05387" calcext:value-type="float">
            <text:p>0.05387</text:p>
          </table:table-cell>
          <table:table-cell office:value-type="float" office:value="4.111" calcext:value-type="float">
            <text:p>4.111</text:p>
          </table:table-cell>
          <table:table-cell office:value-type="float" office:value="447.2" calcext:value-type="float">
            <text:p>447.2</text:p>
          </table:table-cell>
          <table:table-cell office:value-type="float" office:value="1.427" calcext:value-type="float">
            <text:p>1.427</text:p>
          </table:table-cell>
          <table:table-cell table:formula="of:=[.H275]/4" office:value-type="float" office:value="0.35675" calcext:value-type="float">
            <text:p>0.35675</text:p>
          </table:table-cell>
          <table:table-cell table:formula="of:=[.D275]/[.E275]" office:value-type="float" office:value="30.2765917950622" calcext:value-type="float">
            <text:p>30.2765917951</text:p>
          </table:table-cell>
          <table:table-cell table:number-columns-repeated="4"/>
          <table:table-cell table:formula="of:=LOG([.B275])" office:value-type="float" office:value="0.567731962548069" calcext:value-type="float">
            <text:p>0.5677319625</text:p>
          </table:table-cell>
          <table:table-cell table:formula="of:=LOG([.C275])" office:value-type="float" office:value="2.36810085170935" calcext:value-type="float">
            <text:p>2.3681008517</text:p>
          </table:table-cell>
          <table:table-cell table:formula="of:=LOG([.D275])" office:value-type="float" office:value="0.212453961040276" calcext:value-type="float">
            <text:p>0.212453961</text:p>
          </table:table-cell>
          <table:table-cell table:formula="of:=LOG([.E275])" office:value-type="float" office:value="-1.26865302445405" calcext:value-type="float">
            <text:p>-1.2686530245</text:p>
          </table:table-cell>
          <table:table-cell table:formula="of:=LOG([.F275])" office:value-type="float" office:value="0.61394747678035" calcext:value-type="float">
            <text:p>0.6139474768</text:p>
          </table:table-cell>
          <table:table-cell table:formula="of:=LOG([.G275])" office:value-type="float" office:value="2.65050179487837" calcext:value-type="float">
            <text:p>2.6505017949</text:p>
          </table:table-cell>
          <table:table-cell table:formula="of:=LOG([.H275])" office:value-type="float" office:value="0.154423973114647" calcext:value-type="float">
            <text:p>0.1544239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4" calcext:value-type="float">
            <text:p>3.764</text:p>
          </table:table-cell>
          <table:table-cell office:value-type="float" office:value="322.7" calcext:value-type="float">
            <text:p>322.7</text:p>
          </table:table-cell>
          <table:table-cell office:value-type="float" office:value="1.846" calcext:value-type="float">
            <text:p>1.846</text:p>
          </table:table-cell>
          <table:table-cell office:value-type="float" office:value="0.2504" calcext:value-type="float">
            <text:p>0.2504</text:p>
          </table:table-cell>
          <table:table-cell office:value-type="float" office:value="3.931" calcext:value-type="float">
            <text:p>3.931</text:p>
          </table:table-cell>
          <table:table-cell office:value-type="float" office:value="430.2" calcext:value-type="float">
            <text:p>430.2</text:p>
          </table:table-cell>
          <table:table-cell office:value-type="float" office:value="1.634" calcext:value-type="float">
            <text:p>1.634</text:p>
          </table:table-cell>
          <table:table-cell table:formula="of:=[.H276]/4" office:value-type="float" office:value="0.4085" calcext:value-type="float">
            <text:p>0.4085</text:p>
          </table:table-cell>
          <table:table-cell table:formula="of:=[.D276]/[.E276]" office:value-type="float" office:value="7.37220447284345" calcext:value-type="float">
            <text:p>7.3722044728</text:p>
          </table:table-cell>
          <table:table-cell table:number-columns-repeated="4"/>
          <table:table-cell table:formula="of:=LOG([.B276])" office:value-type="float" office:value="0.575649614755219" calcext:value-type="float">
            <text:p>0.5756496148</text:p>
          </table:table-cell>
          <table:table-cell table:formula="of:=LOG([.C276])" office:value-type="float" office:value="2.5087989654039" calcext:value-type="float">
            <text:p>2.5087989654</text:p>
          </table:table-cell>
          <table:table-cell table:formula="of:=LOG([.D276])" office:value-type="float" office:value="0.266231696689893" calcext:value-type="float">
            <text:p>0.2662316967</text:p>
          </table:table-cell>
          <table:table-cell table:formula="of:=LOG([.E276])" office:value-type="float" office:value="-0.601365675461608" calcext:value-type="float">
            <text:p>-0.6013656755</text:p>
          </table:table-cell>
          <table:table-cell table:formula="of:=LOG([.F276])" office:value-type="float" office:value="0.594503043820089" calcext:value-type="float">
            <text:p>0.5945030438</text:p>
          </table:table-cell>
          <table:table-cell table:formula="of:=LOG([.G276])" office:value-type="float" office:value="2.63367040605144" calcext:value-type="float">
            <text:p>2.6336704061</text:p>
          </table:table-cell>
          <table:table-cell table:formula="of:=LOG([.H276])" office:value-type="float" office:value="0.213252052196397" calcext:value-type="float">
            <text:p>0.2132520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9" calcext:value-type="float">
            <text:p>3.659</text:p>
          </table:table-cell>
          <table:table-cell office:value-type="float" office:value="254.2" calcext:value-type="float">
            <text:p>254.2</text:p>
          </table:table-cell>
          <table:table-cell office:value-type="float" office:value="1.764" calcext:value-type="float">
            <text:p>1.764</text:p>
          </table:table-cell>
          <table:table-cell office:value-type="float" office:value="0.09216" calcext:value-type="float">
            <text:p>0.09216</text:p>
          </table:table-cell>
          <table:table-cell office:value-type="float" office:value="4.15" calcext:value-type="float">
            <text:p>4.15</text:p>
          </table:table-cell>
          <table:table-cell office:value-type="float" office:value="529.5" calcext:value-type="float">
            <text:p>529.5</text:p>
          </table:table-cell>
          <table:table-cell office:value-type="float" office:value="1.534" calcext:value-type="float">
            <text:p>1.534</text:p>
          </table:table-cell>
          <table:table-cell table:formula="of:=[.H277]/4" office:value-type="float" office:value="0.3835" calcext:value-type="float">
            <text:p>0.3835</text:p>
          </table:table-cell>
          <table:table-cell table:formula="of:=[.D277]/[.E277]" office:value-type="float" office:value="19.140625" calcext:value-type="float">
            <text:p>19.140625</text:p>
          </table:table-cell>
          <table:table-cell table:number-columns-repeated="4"/>
          <table:table-cell table:formula="of:=LOG([.B277])" office:value-type="float" office:value="0.563362409486607" calcext:value-type="float">
            <text:p>0.5633624095</text:p>
          </table:table-cell>
          <table:table-cell table:formula="of:=LOG([.C277])" office:value-type="float" office:value="2.40517554621799" calcext:value-type="float">
            <text:p>2.4051755462</text:p>
          </table:table-cell>
          <table:table-cell table:formula="of:=LOG([.D277])" office:value-type="float" office:value="0.246498580795801" calcext:value-type="float">
            <text:p>0.2464985808</text:p>
          </table:table-cell>
          <table:table-cell table:formula="of:=LOG([.E277])" office:value-type="float" office:value="-1.03545753392086" calcext:value-type="float">
            <text:p>-1.0354575339</text:p>
          </table:table-cell>
          <table:table-cell table:formula="of:=LOG([.F277])" office:value-type="float" office:value="0.618048096712093" calcext:value-type="float">
            <text:p>0.6180480967</text:p>
          </table:table-cell>
          <table:table-cell table:formula="of:=LOG([.G277])" office:value-type="float" office:value="2.7238659644435" calcext:value-type="float">
            <text:p>2.7238659644</text:p>
          </table:table-cell>
          <table:table-cell table:formula="of:=LOG([.H277])" office:value-type="float" office:value="0.185825359612962" calcext:value-type="float">
            <text:p>0.1858253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99" calcext:value-type="float">
            <text:p>4.399</text:p>
          </table:table-cell>
          <table:table-cell office:value-type="float" office:value="559.5" calcext:value-type="float">
            <text:p>559.5</text:p>
          </table:table-cell>
          <table:table-cell office:value-type="float" office:value="1.915" calcext:value-type="float">
            <text:p>1.915</text:p>
          </table:table-cell>
          <table:table-cell office:value-type="float" office:value="0.1982" calcext:value-type="float">
            <text:p>0.1982</text:p>
          </table:table-cell>
          <table:table-cell office:value-type="float" office:value="4.834" calcext:value-type="float">
            <text:p>4.834</text:p>
          </table:table-cell>
          <table:table-cell office:value-type="float" office:value="894.3" calcext:value-type="float">
            <text:p>894.3</text:p>
          </table:table-cell>
          <table:table-cell office:value-type="float" office:value="1.594" calcext:value-type="float">
            <text:p>1.594</text:p>
          </table:table-cell>
          <table:table-cell table:formula="of:=[.H278]/4" office:value-type="float" office:value="0.3985" calcext:value-type="float">
            <text:p>0.3985</text:p>
          </table:table-cell>
          <table:table-cell table:formula="of:=[.D278]/[.E278]" office:value-type="float" office:value="9.6619576185671" calcext:value-type="float">
            <text:p>9.6619576186</text:p>
          </table:table-cell>
          <table:table-cell table:number-columns-repeated="4"/>
          <table:table-cell table:formula="of:=LOG([.B278])" office:value-type="float" office:value="0.643353961976863" calcext:value-type="float">
            <text:p>0.643353962</text:p>
          </table:table-cell>
          <table:table-cell table:formula="of:=LOG([.C278])" office:value-type="float" office:value="2.74780009086437" calcext:value-type="float">
            <text:p>2.7478000909</text:p>
          </table:table-cell>
          <table:table-cell table:formula="of:=LOG([.D278])" office:value-type="float" office:value="0.282168778304641" calcext:value-type="float">
            <text:p>0.2821687783</text:p>
          </table:table-cell>
          <table:table-cell table:formula="of:=LOG([.E278])" office:value-type="float" office:value="-0.702896349850743" calcext:value-type="float">
            <text:p>-0.7028963499</text:p>
          </table:table-cell>
          <table:table-cell table:formula="of:=LOG([.F278])" office:value-type="float" office:value="0.684306646071631" calcext:value-type="float">
            <text:p>0.6843066461</text:p>
          </table:table-cell>
          <table:table-cell table:formula="of:=LOG([.G278])" office:value-type="float" office:value="2.95148323075229" calcext:value-type="float">
            <text:p>2.9514832308</text:p>
          </table:table-cell>
          <table:table-cell table:formula="of:=LOG([.H278])" office:value-type="float" office:value="0.202488317060093" calcext:value-type="float">
            <text:p>0.2024883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9" calcext:value-type="float">
            <text:p>3.839</text:p>
          </table:table-cell>
          <table:table-cell office:value-type="float" office:value="303.6" calcext:value-type="float">
            <text:p>303.6</text:p>
          </table:table-cell>
          <table:table-cell office:value-type="float" office:value="1.691" calcext:value-type="float">
            <text:p>1.691</text:p>
          </table:table-cell>
          <table:table-cell office:value-type="float" office:value="0.1197" calcext:value-type="float">
            <text:p>0.1197</text:p>
          </table:table-cell>
          <table:table-cell office:value-type="float" office:value="4.16" calcext:value-type="float">
            <text:p>4.16</text:p>
          </table:table-cell>
          <table:table-cell office:value-type="float" office:value="491.9" calcext:value-type="float">
            <text:p>491.9</text:p>
          </table:table-cell>
          <table:table-cell office:value-type="float" office:value="1.433" calcext:value-type="float">
            <text:p>1.433</text:p>
          </table:table-cell>
          <table:table-cell table:formula="of:=[.H279]/4" office:value-type="float" office:value="0.35825" calcext:value-type="float">
            <text:p>0.35825</text:p>
          </table:table-cell>
          <table:table-cell table:formula="of:=[.D279]/[.E279]" office:value-type="float" office:value="14.1269841269841" calcext:value-type="float">
            <text:p>14.126984127</text:p>
          </table:table-cell>
          <table:table-cell table:number-columns-repeated="4"/>
          <table:table-cell table:formula="of:=LOG([.B279])" office:value-type="float" office:value="0.584218112117405" calcext:value-type="float">
            <text:p>0.5842181121</text:p>
          </table:table-cell>
          <table:table-cell table:formula="of:=LOG([.C279])" office:value-type="float" office:value="2.48230176722344" calcext:value-type="float">
            <text:p>2.4823017672</text:p>
          </table:table-cell>
          <table:table-cell table:formula="of:=LOG([.D279])" office:value-type="float" office:value="0.228143607597742" calcext:value-type="float">
            <text:p>0.2281436076</text:p>
          </table:table-cell>
          <table:table-cell table:formula="of:=LOG([.E279])" office:value-type="float" office:value="-0.921905849593589" calcext:value-type="float">
            <text:p>-0.9219058496</text:p>
          </table:table-cell>
          <table:table-cell table:formula="of:=LOG([.F279])" office:value-type="float" office:value="0.619093330626743" calcext:value-type="float">
            <text:p>0.6190933306</text:p>
          </table:table-cell>
          <table:table-cell table:formula="of:=LOG([.G279])" office:value-type="float" office:value="2.69187682255933" calcext:value-type="float">
            <text:p>2.6918768226</text:p>
          </table:table-cell>
          <table:table-cell table:formula="of:=LOG([.H279])" office:value-type="float" office:value="0.156246190397344" calcext:value-type="float">
            <text:p>0.1562461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39" calcext:value-type="float">
            <text:p>3.739</text:p>
          </table:table-cell>
          <table:table-cell office:value-type="float" office:value="298.9" calcext:value-type="float">
            <text:p>298.9</text:p>
          </table:table-cell>
          <table:table-cell office:value-type="float" office:value="1.933" calcext:value-type="float">
            <text:p>1.933</text:p>
          </table:table-cell>
          <table:table-cell office:value-type="float" office:value="0.09583" calcext:value-type="float">
            <text:p>0.09583</text:p>
          </table:table-cell>
          <table:table-cell office:value-type="float" office:value="4.248" calcext:value-type="float">
            <text:p>4.248</text:p>
          </table:table-cell>
          <table:table-cell office:value-type="float" office:value="621.6" calcext:value-type="float">
            <text:p>621.6</text:p>
          </table:table-cell>
          <table:table-cell office:value-type="float" office:value="1.568" calcext:value-type="float">
            <text:p>1.568</text:p>
          </table:table-cell>
          <table:table-cell table:formula="of:=[.H280]/4" office:value-type="float" office:value="0.392" calcext:value-type="float">
            <text:p>0.392</text:p>
          </table:table-cell>
          <table:table-cell table:formula="of:=[.D280]/[.E280]" office:value-type="float" office:value="20.1711363873526" calcext:value-type="float">
            <text:p>20.1711363874</text:p>
          </table:table-cell>
          <table:table-cell table:number-columns-repeated="4"/>
          <table:table-cell table:formula="of:=LOG([.B280])" office:value-type="float" office:value="0.57275546515422" calcext:value-type="float">
            <text:p>0.5727554652</text:p>
          </table:table-cell>
          <table:table-cell table:formula="of:=LOG([.C280])" office:value-type="float" office:value="2.47552591503928" calcext:value-type="float">
            <text:p>2.475525915</text:p>
          </table:table-cell>
          <table:table-cell table:formula="of:=LOG([.D280])" office:value-type="float" office:value="0.286231854028553" calcext:value-type="float">
            <text:p>0.286231854</text:p>
          </table:table-cell>
          <table:table-cell table:formula="of:=LOG([.E280])" office:value-type="float" office:value="-1.01849851185175" calcext:value-type="float">
            <text:p>-1.0184985119</text:p>
          </table:table-cell>
          <table:table-cell table:formula="of:=LOG([.F280])" office:value-type="float" office:value="0.628184508073413" calcext:value-type="float">
            <text:p>0.6281845081</text:p>
          </table:table-cell>
          <table:table-cell table:formula="of:=LOG([.G280])" office:value-type="float" office:value="2.79351100579286" calcext:value-type="float">
            <text:p>2.7935110058</text:p>
          </table:table-cell>
          <table:table-cell table:formula="of:=LOG([.H280])" office:value-type="float" office:value="0.19534605834842" calcext:value-type="float">
            <text:p>0.1953460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96" calcext:value-type="float">
            <text:p>3.796</text:p>
          </table:table-cell>
          <table:table-cell office:value-type="float" office:value="274.9" calcext:value-type="float">
            <text:p>274.9</text:p>
          </table:table-cell>
          <table:table-cell office:value-type="float" office:value="1.734" calcext:value-type="float">
            <text:p>1.734</text:p>
          </table:table-cell>
          <table:table-cell office:value-type="float" office:value="0.08583" calcext:value-type="float">
            <text:p>0.08583</text:p>
          </table:table-cell>
          <table:table-cell office:value-type="float" office:value="4.174" calcext:value-type="float">
            <text:p>4.174</text:p>
          </table:table-cell>
          <table:table-cell office:value-type="float" office:value="488.8" calcext:value-type="float">
            <text:p>488.8</text:p>
          </table:table-cell>
          <table:table-cell office:value-type="float" office:value="1.444" calcext:value-type="float">
            <text:p>1.444</text:p>
          </table:table-cell>
          <table:table-cell table:formula="of:=[.H281]/4" office:value-type="float" office:value="0.361" calcext:value-type="float">
            <text:p>0.361</text:p>
          </table:table-cell>
          <table:table-cell table:formula="of:=[.D281]/[.E281]" office:value-type="float" office:value="20.2027263194687" calcext:value-type="float">
            <text:p>20.2027263195</text:p>
          </table:table-cell>
          <table:table-cell table:number-columns-repeated="4"/>
          <table:table-cell table:formula="of:=LOG([.B281])" office:value-type="float" office:value="0.579326203755255" calcext:value-type="float">
            <text:p>0.5793262038</text:p>
          </table:table-cell>
          <table:table-cell table:formula="of:=LOG([.C281])" office:value-type="float" office:value="2.43917473984347" calcext:value-type="float">
            <text:p>2.4391747398</text:p>
          </table:table-cell>
          <table:table-cell table:formula="of:=LOG([.D281])" office:value-type="float" office:value="0.239049093140191" calcext:value-type="float">
            <text:p>0.2390490931</text:p>
          </table:table-cell>
          <table:table-cell table:formula="of:=LOG([.E281])" office:value-type="float" office:value="-1.06636088747508" calcext:value-type="float">
            <text:p>-1.0663608875</text:p>
          </table:table-cell>
          <table:table-cell table:formula="of:=LOG([.F281])" office:value-type="float" office:value="0.620552444729435" calcext:value-type="float">
            <text:p>0.6205524447</text:p>
          </table:table-cell>
          <table:table-cell table:formula="of:=LOG([.G281])" office:value-type="float" office:value="2.6891311972345" calcext:value-type="float">
            <text:p>2.6891311972</text:p>
          </table:table-cell>
          <table:table-cell table:formula="of:=LOG([.H281])" office:value-type="float" office:value="0.15956719323362" calcext:value-type="float">
            <text:p>0.1595671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86" calcext:value-type="float">
            <text:p>3.486</text:p>
          </table:table-cell>
          <table:table-cell office:value-type="float" office:value="209.3" calcext:value-type="float">
            <text:p>209.3</text:p>
          </table:table-cell>
          <table:table-cell office:value-type="float" office:value="1.757" calcext:value-type="float">
            <text:p>1.757</text:p>
          </table:table-cell>
          <table:table-cell office:value-type="float" office:value="0.09698" calcext:value-type="float">
            <text:p>0.09698</text:p>
          </table:table-cell>
          <table:table-cell office:value-type="float" office:value="3.755" calcext:value-type="float">
            <text:p>3.755</text:p>
          </table:table-cell>
          <table:table-cell office:value-type="float" office:value="354.2" calcext:value-type="float">
            <text:p>354.2</text:p>
          </table:table-cell>
          <table:table-cell office:value-type="float" office:value="1.484" calcext:value-type="float">
            <text:p>1.484</text:p>
          </table:table-cell>
          <table:table-cell table:formula="of:=[.H282]/4" office:value-type="float" office:value="0.371" calcext:value-type="float">
            <text:p>0.371</text:p>
          </table:table-cell>
          <table:table-cell table:formula="of:=[.D282]/[.E282]" office:value-type="float" office:value="18.1171375541349" calcext:value-type="float">
            <text:p>18.1171375541</text:p>
          </table:table-cell>
          <table:table-cell table:number-columns-repeated="4"/>
          <table:table-cell table:formula="of:=LOG([.B282])" office:value-type="float" office:value="0.542327382773974" calcext:value-type="float">
            <text:p>0.5423273828</text:p>
          </table:table-cell>
          <table:table-cell table:formula="of:=LOG([.C282])" office:value-type="float" office:value="2.32076922833869" calcext:value-type="float">
            <text:p>2.3207692283</text:p>
          </table:table-cell>
          <table:table-cell table:formula="of:=LOG([.D282])" office:value-type="float" office:value="0.244771761495295" calcext:value-type="float">
            <text:p>0.2447717615</text:p>
          </table:table-cell>
          <table:table-cell table:formula="of:=LOG([.E282])" office:value-type="float" office:value="-1.01331782022049" calcext:value-type="float">
            <text:p>-1.0133178202</text:p>
          </table:table-cell>
          <table:table-cell table:formula="of:=LOG([.F282])" office:value-type="float" office:value="0.574609941340187" calcext:value-type="float">
            <text:p>0.5746099413</text:p>
          </table:table-cell>
          <table:table-cell table:formula="of:=LOG([.G282])" office:value-type="float" office:value="2.54924855685406" calcext:value-type="float">
            <text:p>2.5492485569</text:p>
          </table:table-cell>
          <table:table-cell table:formula="of:=LOG([.H282])" office:value-type="float" office:value="0.171433900943008" calcext:value-type="float">
            <text:p>0.1714339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3" calcext:value-type="float">
            <text:p>3.783</text:p>
          </table:table-cell>
          <table:table-cell office:value-type="float" office:value="268.2" calcext:value-type="float">
            <text:p>268.2</text:p>
          </table:table-cell>
          <table:table-cell office:value-type="float" office:value="1.768" calcext:value-type="float">
            <text:p>1.768</text:p>
          </table:table-cell>
          <table:table-cell office:value-type="float" office:value="0.0655" calcext:value-type="float">
            <text:p>0.0655</text:p>
          </table:table-cell>
          <table:table-cell office:value-type="float" office:value="4.369" calcext:value-type="float">
            <text:p>4.369</text:p>
          </table:table-cell>
          <table:table-cell office:value-type="float" office:value="600.7" calcext:value-type="float">
            <text:p>600.7</text:p>
          </table:table-cell>
          <table:table-cell office:value-type="float" office:value="1.533" calcext:value-type="float">
            <text:p>1.533</text:p>
          </table:table-cell>
          <table:table-cell table:formula="of:=[.H283]/4" office:value-type="float" office:value="0.38325" calcext:value-type="float">
            <text:p>0.38325</text:p>
          </table:table-cell>
          <table:table-cell table:formula="of:=[.D283]/[.E283]" office:value-type="float" office:value="26.9923664122137" calcext:value-type="float">
            <text:p>26.9923664122</text:p>
          </table:table-cell>
          <table:table-cell table:number-columns-repeated="4"/>
          <table:table-cell table:formula="of:=LOG([.B283])" office:value-type="float" office:value="0.577836341292744" calcext:value-type="float">
            <text:p>0.5778363413</text:p>
          </table:table-cell>
          <table:table-cell table:formula="of:=LOG([.C283])" office:value-type="float" office:value="2.42845877351558" calcext:value-type="float">
            <text:p>2.4284587735</text:p>
          </table:table-cell>
          <table:table-cell table:formula="of:=LOG([.D283])" office:value-type="float" office:value="0.247482260677054" calcext:value-type="float">
            <text:p>0.2474822607</text:p>
          </table:table-cell>
          <table:table-cell table:formula="of:=LOG([.E283])" office:value-type="float" office:value="-1.18375870000822" calcext:value-type="float">
            <text:p>-1.1837587</text:p>
          </table:table-cell>
          <table:table-cell table:formula="of:=LOG([.F283])" office:value-type="float" office:value="0.640382044709568" calcext:value-type="float">
            <text:p>0.6403820447</text:p>
          </table:table-cell>
          <table:table-cell table:formula="of:=LOG([.G283])" office:value-type="float" office:value="2.77865763194735" calcext:value-type="float">
            <text:p>2.7786576319</text:p>
          </table:table-cell>
          <table:table-cell table:formula="of:=LOG([.H283])" office:value-type="float" office:value="0.185542154854375" calcext:value-type="float">
            <text:p>0.1855421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96" calcext:value-type="float">
            <text:p>3.796</text:p>
          </table:table-cell>
          <table:table-cell office:value-type="float" office:value="286.4" calcext:value-type="float">
            <text:p>286.4</text:p>
          </table:table-cell>
          <table:table-cell office:value-type="float" office:value="1.839" calcext:value-type="float">
            <text:p>1.839</text:p>
          </table:table-cell>
          <table:table-cell office:value-type="float" office:value="0.0616" calcext:value-type="float">
            <text:p>0.0616</text:p>
          </table:table-cell>
          <table:table-cell office:value-type="float" office:value="4.297" calcext:value-type="float">
            <text:p>4.297</text:p>
          </table:table-cell>
          <table:table-cell office:value-type="float" office:value="586.1" calcext:value-type="float">
            <text:p>586.1</text:p>
          </table:table-cell>
          <table:table-cell office:value-type="float" office:value="1.486" calcext:value-type="float">
            <text:p>1.486</text:p>
          </table:table-cell>
          <table:table-cell table:formula="of:=[.H284]/4" office:value-type="float" office:value="0.3715" calcext:value-type="float">
            <text:p>0.3715</text:p>
          </table:table-cell>
          <table:table-cell table:formula="of:=[.D284]/[.E284]" office:value-type="float" office:value="29.8538961038961" calcext:value-type="float">
            <text:p>29.8538961039</text:p>
          </table:table-cell>
          <table:table-cell table:number-columns-repeated="4"/>
          <table:table-cell table:formula="of:=LOG([.B284])" office:value-type="float" office:value="0.579326203755255" calcext:value-type="float">
            <text:p>0.5793262038</text:p>
          </table:table-cell>
          <table:table-cell table:formula="of:=LOG([.C284])" office:value-type="float" office:value="2.45697301363582" calcext:value-type="float">
            <text:p>2.4569730136</text:p>
          </table:table-cell>
          <table:table-cell table:formula="of:=LOG([.D284])" office:value-type="float" office:value="0.264581729238077" calcext:value-type="float">
            <text:p>0.2645817292</text:p>
          </table:table-cell>
          <table:table-cell table:formula="of:=LOG([.E284])" office:value-type="float" office:value="-1.21041928783557" calcext:value-type="float">
            <text:p>-1.2104192878</text:p>
          </table:table-cell>
          <table:table-cell table:formula="of:=LOG([.F284])" office:value-type="float" office:value="0.633165353683903" calcext:value-type="float">
            <text:p>0.6331653537</text:p>
          </table:table-cell>
          <table:table-cell table:formula="of:=LOG([.G284])" office:value-type="float" office:value="2.76797172138162" calcext:value-type="float">
            <text:p>2.7679717214</text:p>
          </table:table-cell>
          <table:table-cell table:formula="of:=LOG([.H284])" office:value-type="float" office:value="0.172018809424556" calcext:value-type="float">
            <text:p>0.1720188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3" calcext:value-type="float">
            <text:p>3.833</text:p>
          </table:table-cell>
          <table:table-cell office:value-type="float" office:value="309.6" calcext:value-type="float">
            <text:p>309.6</text:p>
          </table:table-cell>
          <table:table-cell office:value-type="float" office:value="1.807" calcext:value-type="float">
            <text:p>1.807</text:p>
          </table:table-cell>
          <table:table-cell office:value-type="float" office:value="0.1191" calcext:value-type="float">
            <text:p>0.1191</text:p>
          </table:table-cell>
          <table:table-cell office:value-type="float" office:value="4.2" calcext:value-type="float">
            <text:p>4.2</text:p>
          </table:table-cell>
          <table:table-cell office:value-type="float" office:value="534.6" calcext:value-type="float">
            <text:p>534.6</text:p>
          </table:table-cell>
          <table:table-cell office:value-type="float" office:value="1.505" calcext:value-type="float">
            <text:p>1.505</text:p>
          </table:table-cell>
          <table:table-cell table:formula="of:=[.H285]/4" office:value-type="float" office:value="0.37625" calcext:value-type="float">
            <text:p>0.37625</text:p>
          </table:table-cell>
          <table:table-cell table:formula="of:=[.D285]/[.E285]" office:value-type="float" office:value="15.1721242653233" calcext:value-type="float">
            <text:p>15.1721242653</text:p>
          </table:table-cell>
          <table:table-cell table:number-columns-repeated="4"/>
          <table:table-cell table:formula="of:=LOG([.B285])" office:value-type="float" office:value="0.583538819254352" calcext:value-type="float">
            <text:p>0.5835388193</text:p>
          </table:table-cell>
          <table:table-cell table:formula="of:=LOG([.C285])" office:value-type="float" office:value="2.49080095201085" calcext:value-type="float">
            <text:p>2.490800952</text:p>
          </table:table-cell>
          <table:table-cell table:formula="of:=LOG([.D285])" office:value-type="float" office:value="0.256958152560932" calcext:value-type="float">
            <text:p>0.2569581526</text:p>
          </table:table-cell>
          <table:table-cell table:formula="of:=LOG([.E285])" office:value-type="float" office:value="-0.924088238517222" calcext:value-type="float">
            <text:p>-0.9240882385</text:p>
          </table:table-cell>
          <table:table-cell table:formula="of:=LOG([.F285])" office:value-type="float" office:value="0.6232492903979" calcext:value-type="float">
            <text:p>0.6232492904</text:p>
          </table:table-cell>
          <table:table-cell table:formula="of:=LOG([.G285])" office:value-type="float" office:value="2.72802895442052" calcext:value-type="float">
            <text:p>2.7280289544</text:p>
          </table:table-cell>
          <table:table-cell table:formula="of:=LOG([.H285])" office:value-type="float" office:value="0.177536499929862" calcext:value-type="float">
            <text:p>0.1775364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9" calcext:value-type="float">
            <text:p>3.889</text:p>
          </table:table-cell>
          <table:table-cell office:value-type="float" office:value="316.1" calcext:value-type="float">
            <text:p>316.1</text:p>
          </table:table-cell>
          <table:table-cell office:value-type="float" office:value="1.754" calcext:value-type="float">
            <text:p>1.754</text:p>
          </table:table-cell>
          <table:table-cell office:value-type="float" office:value="0.1149" calcext:value-type="float">
            <text:p>0.1149</text:p>
          </table:table-cell>
          <table:table-cell office:value-type="float" office:value="4.296" calcext:value-type="float">
            <text:p>4.296</text:p>
          </table:table-cell>
          <table:table-cell office:value-type="float" office:value="559" calcext:value-type="float">
            <text:p>559</text:p>
          </table:table-cell>
          <table:table-cell office:value-type="float" office:value="1.487" calcext:value-type="float">
            <text:p>1.487</text:p>
          </table:table-cell>
          <table:table-cell table:formula="of:=[.H286]/4" office:value-type="float" office:value="0.37175" calcext:value-type="float">
            <text:p>0.37175</text:p>
          </table:table-cell>
          <table:table-cell table:formula="of:=[.D286]/[.E286]" office:value-type="float" office:value="15.2654482158399" calcext:value-type="float">
            <text:p>15.2654482158</text:p>
          </table:table-cell>
          <table:table-cell table:number-columns-repeated="4"/>
          <table:table-cell table:formula="of:=LOG([.B286])" office:value-type="float" office:value="0.58983794314746" calcext:value-type="float">
            <text:p>0.5898379431</text:p>
          </table:table-cell>
          <table:table-cell table:formula="of:=LOG([.C286])" office:value-type="float" office:value="2.49982449583958" calcext:value-type="float">
            <text:p>2.4998244958</text:p>
          </table:table-cell>
          <table:table-cell table:formula="of:=LOG([.D286])" office:value-type="float" office:value="0.244029589030022" calcext:value-type="float">
            <text:p>0.244029589</text:p>
          </table:table-cell>
          <table:table-cell table:formula="of:=LOG([.E286])" office:value-type="float" office:value="-0.939679971311715" calcext:value-type="float">
            <text:p>-0.9396799713</text:p>
          </table:table-cell>
          <table:table-cell table:formula="of:=LOG([.F286])" office:value-type="float" office:value="0.633064272691499" calcext:value-type="float">
            <text:p>0.6330642727</text:p>
          </table:table-cell>
          <table:table-cell table:formula="of:=LOG([.G286])" office:value-type="float" office:value="2.74741180788642" calcext:value-type="float">
            <text:p>2.7474118079</text:p>
          </table:table-cell>
          <table:table-cell table:formula="of:=LOG([.H286])" office:value-type="float" office:value="0.172310968521954" calcext:value-type="float">
            <text:p>0.1723109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21" calcext:value-type="float">
            <text:p>3.721</text:p>
          </table:table-cell>
          <table:table-cell office:value-type="float" office:value="326.2" calcext:value-type="float">
            <text:p>326.2</text:p>
          </table:table-cell>
          <table:table-cell office:value-type="float" office:value="1.927" calcext:value-type="float">
            <text:p>1.927</text:p>
          </table:table-cell>
          <table:table-cell office:value-type="float" office:value="0.2064" calcext:value-type="float">
            <text:p>0.2064</text:p>
          </table:table-cell>
          <table:table-cell office:value-type="float" office:value="3.967" calcext:value-type="float">
            <text:p>3.967</text:p>
          </table:table-cell>
          <table:table-cell office:value-type="float" office:value="491" calcext:value-type="float">
            <text:p>491</text:p>
          </table:table-cell>
          <table:table-cell office:value-type="float" office:value="1.632" calcext:value-type="float">
            <text:p>1.632</text:p>
          </table:table-cell>
          <table:table-cell table:formula="of:=[.H287]/4" office:value-type="float" office:value="0.408" calcext:value-type="float">
            <text:p>0.408</text:p>
          </table:table-cell>
          <table:table-cell table:formula="of:=[.D287]/[.E287]" office:value-type="float" office:value="9.33624031007752" calcext:value-type="float">
            <text:p>9.3362403101</text:p>
          </table:table-cell>
          <table:table-cell table:number-columns-repeated="4"/>
          <table:table-cell table:formula="of:=LOG([.B287])" office:value-type="float" office:value="0.570659670021534" calcext:value-type="float">
            <text:p>0.57065967</text:p>
          </table:table-cell>
          <table:table-cell table:formula="of:=LOG([.C287])" office:value-type="float" office:value="2.51348395670426" calcext:value-type="float">
            <text:p>2.5134839567</text:p>
          </table:table-cell>
          <table:table-cell table:formula="of:=LOG([.D287])" office:value-type="float" office:value="0.284881714655453" calcext:value-type="float">
            <text:p>0.2848817147</text:p>
          </table:table-cell>
          <table:table-cell table:formula="of:=LOG([.E287])" office:value-type="float" office:value="-0.685290307044826" calcext:value-type="float">
            <text:p>-0.685290307</text:p>
          </table:table-cell>
          <table:table-cell table:formula="of:=LOG([.F287])" office:value-type="float" office:value="0.59846220047415" calcext:value-type="float">
            <text:p>0.5984622005</text:p>
          </table:table-cell>
          <table:table-cell table:formula="of:=LOG([.G287])" office:value-type="float" office:value="2.69108149212297" calcext:value-type="float">
            <text:p>2.6910814921</text:p>
          </table:table-cell>
          <table:table-cell table:formula="of:=LOG([.H287])" office:value-type="float" office:value="0.212720154417842" calcext:value-type="float">
            <text:p>0.2127201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68.1" calcext:value-type="float">
            <text:p>268.1</text:p>
          </table:table-cell>
          <table:table-cell office:value-type="float" office:value="1.736" calcext:value-type="float">
            <text:p>1.736</text:p>
          </table:table-cell>
          <table:table-cell office:value-type="float" office:value="0.1132" calcext:value-type="float">
            <text:p>0.1132</text:p>
          </table:table-cell>
          <table:table-cell office:value-type="float" office:value="4.003" calcext:value-type="float">
            <text:p>4.003</text:p>
          </table:table-cell>
          <table:table-cell office:value-type="float" office:value="468.5" calcext:value-type="float">
            <text:p>468.5</text:p>
          </table:table-cell>
          <table:table-cell office:value-type="float" office:value="1.485" calcext:value-type="float">
            <text:p>1.485</text:p>
          </table:table-cell>
          <table:table-cell table:formula="of:=[.H288]/4" office:value-type="float" office:value="0.37125" calcext:value-type="float">
            <text:p>0.37125</text:p>
          </table:table-cell>
          <table:table-cell table:formula="of:=[.D288]/[.E288]" office:value-type="float" office:value="15.3356890459364" calcext:value-type="float">
            <text:p>15.3356890459</text:p>
          </table:table-cell>
          <table:table-cell table:number-columns-repeated="4"/>
          <table:table-cell table:formula="of:=LOG([.B288])" office:value-type="float" office:value="0.563481085394411" calcext:value-type="float">
            <text:p>0.5634810854</text:p>
          </table:table-cell>
          <table:table-cell table:formula="of:=LOG([.C288])" office:value-type="float" office:value="2.42829681398288" calcext:value-type="float">
            <text:p>2.428296814</text:p>
          </table:table-cell>
          <table:table-cell table:formula="of:=LOG([.D288])" office:value-type="float" office:value="0.239549720840473" calcext:value-type="float">
            <text:p>0.2395497208</text:p>
          </table:table-cell>
          <table:table-cell table:formula="of:=LOG([.E288])" office:value-type="float" office:value="-0.946153573147747" calcext:value-type="float">
            <text:p>-0.9461535731</text:p>
          </table:table-cell>
          <table:table-cell table:formula="of:=LOG([.F288])" office:value-type="float" office:value="0.602385590105105" calcext:value-type="float">
            <text:p>0.6023855901</text:p>
          </table:table-cell>
          <table:table-cell table:formula="of:=LOG([.G288])" office:value-type="float" office:value="2.6707095952238" calcext:value-type="float">
            <text:p>2.6707095952</text:p>
          </table:table-cell>
          <table:table-cell table:formula="of:=LOG([.H288])" office:value-type="float" office:value="0.171726453653231" calcext:value-type="float">
            <text:p>0.1717264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7" calcext:value-type="float">
            <text:p>3.447</text:p>
          </table:table-cell>
          <table:table-cell office:value-type="float" office:value="185.6" calcext:value-type="float">
            <text:p>185.6</text:p>
          </table:table-cell>
          <table:table-cell office:value-type="float" office:value="1.589" calcext:value-type="float">
            <text:p>1.589</text:p>
          </table:table-cell>
          <table:table-cell office:value-type="float" office:value="0.0285" calcext:value-type="float">
            <text:p>0.0285</text:p>
          </table:table-cell>
          <table:table-cell office:value-type="float" office:value="3.798" calcext:value-type="float">
            <text:p>3.798</text:p>
          </table:table-cell>
          <table:table-cell office:value-type="float" office:value="358.1" calcext:value-type="float">
            <text:p>358.1</text:p>
          </table:table-cell>
          <table:table-cell office:value-type="float" office:value="1.396" calcext:value-type="float">
            <text:p>1.396</text:p>
          </table:table-cell>
          <table:table-cell table:formula="of:=[.H289]/4" office:value-type="float" office:value="0.349" calcext:value-type="float">
            <text:p>0.349</text:p>
          </table:table-cell>
          <table:table-cell table:formula="of:=[.D289]/[.E289]" office:value-type="float" office:value="55.7543859649123" calcext:value-type="float">
            <text:p>55.7543859649</text:p>
          </table:table-cell>
          <table:table-cell table:number-columns-repeated="4"/>
          <table:table-cell table:formula="of:=LOG([.B289])" office:value-type="float" office:value="0.537441283407948" calcext:value-type="float">
            <text:p>0.5374412834</text:p>
          </table:table-cell>
          <table:table-cell table:formula="of:=LOG([.C289])" office:value-type="float" office:value="2.26857797188284" calcext:value-type="float">
            <text:p>2.2685779719</text:p>
          </table:table-cell>
          <table:table-cell table:formula="of:=LOG([.D289])" office:value-type="float" office:value="0.20112389720738" calcext:value-type="float">
            <text:p>0.2011238972</text:p>
          </table:table-cell>
          <table:table-cell table:formula="of:=LOG([.E289])" office:value-type="float" office:value="-1.54515513999149" calcext:value-type="float">
            <text:p>-1.54515514</text:p>
          </table:table-cell>
          <table:table-cell table:formula="of:=LOG([.F289])" office:value-type="float" office:value="0.579554960400999" calcext:value-type="float">
            <text:p>0.5795549604</text:p>
          </table:table-cell>
          <table:table-cell table:formula="of:=LOG([.G289])" office:value-type="float" office:value="2.5540043210119" calcext:value-type="float">
            <text:p>2.554004321</text:p>
          </table:table-cell>
          <table:table-cell table:formula="of:=LOG([.H289])" office:value-type="float" office:value="0.144885418287142" calcext:value-type="float">
            <text:p>0.1448854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1" calcext:value-type="float">
            <text:p>4.021</text:p>
          </table:table-cell>
          <table:table-cell office:value-type="float" office:value="386.6" calcext:value-type="float">
            <text:p>386.6</text:p>
          </table:table-cell>
          <table:table-cell office:value-type="float" office:value="1.809" calcext:value-type="float">
            <text:p>1.809</text:p>
          </table:table-cell>
          <table:table-cell office:value-type="float" office:value="0.1892" calcext:value-type="float">
            <text:p>0.1892</text:p>
          </table:table-cell>
          <table:table-cell office:value-type="float" office:value="4.526" calcext:value-type="float">
            <text:p>4.526</text:p>
          </table:table-cell>
          <table:table-cell office:value-type="float" office:value="711.2" calcext:value-type="float">
            <text:p>711.2</text:p>
          </table:table-cell>
          <table:table-cell office:value-type="float" office:value="1.624" calcext:value-type="float">
            <text:p>1.624</text:p>
          </table:table-cell>
          <table:table-cell table:formula="of:=[.H290]/4" office:value-type="float" office:value="0.406" calcext:value-type="float">
            <text:p>0.406</text:p>
          </table:table-cell>
          <table:table-cell table:formula="of:=[.D290]/[.E290]" office:value-type="float" office:value="9.56131078224102" calcext:value-type="float">
            <text:p>9.5613107822</text:p>
          </table:table-cell>
          <table:table-cell table:number-columns-repeated="4"/>
          <table:table-cell table:formula="of:=LOG([.B290])" office:value-type="float" office:value="0.604334073102911" calcext:value-type="float">
            <text:p>0.6043340731</text:p>
          </table:table-cell>
          <table:table-cell table:formula="of:=LOG([.C290])" office:value-type="float" office:value="2.58726184969253" calcext:value-type="float">
            <text:p>2.5872618497</text:p>
          </table:table-cell>
          <table:table-cell table:formula="of:=LOG([.D290])" office:value-type="float" office:value="0.257438566859814" calcext:value-type="float">
            <text:p>0.2574385669</text:p>
          </table:table-cell>
          <table:table-cell table:formula="of:=LOG([.E290])" office:value-type="float" office:value="-0.723078867934226" calcext:value-type="float">
            <text:p>-0.7230788679</text:p>
          </table:table-cell>
          <table:table-cell table:formula="of:=LOG([.F290])" office:value-type="float" office:value="0.65571454961871" calcext:value-type="float">
            <text:p>0.6557145496</text:p>
          </table:table-cell>
          <table:table-cell table:formula="of:=LOG([.G290])" office:value-type="float" office:value="2.85199174796216" calcext:value-type="float">
            <text:p>2.851991748</text:p>
          </table:table-cell>
          <table:table-cell table:formula="of:=LOG([.H290])" office:value-type="float" office:value="0.210586024905156" calcext:value-type="float">
            <text:p>0.2105860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82" calcext:value-type="float">
            <text:p>4.082</text:p>
          </table:table-cell>
          <table:table-cell office:value-type="float" office:value="444.3" calcext:value-type="float">
            <text:p>444.3</text:p>
          </table:table-cell>
          <table:table-cell office:value-type="float" office:value="1.982" calcext:value-type="float">
            <text:p>1.982</text:p>
          </table:table-cell>
          <table:table-cell office:value-type="float" office:value="0.1504" calcext:value-type="float">
            <text:p>0.1504</text:p>
          </table:table-cell>
          <table:table-cell office:value-type="float" office:value="4.665" calcext:value-type="float">
            <text:p>4.665</text:p>
          </table:table-cell>
          <table:table-cell office:value-type="float" office:value="869.8" calcext:value-type="float">
            <text:p>869.8</text:p>
          </table:table-cell>
          <table:table-cell office:value-type="float" office:value="1.602" calcext:value-type="float">
            <text:p>1.602</text:p>
          </table:table-cell>
          <table:table-cell table:formula="of:=[.H291]/4" office:value-type="float" office:value="0.4005" calcext:value-type="float">
            <text:p>0.4005</text:p>
          </table:table-cell>
          <table:table-cell table:formula="of:=[.D291]/[.E291]" office:value-type="float" office:value="13.1781914893617" calcext:value-type="float">
            <text:p>13.1781914894</text:p>
          </table:table-cell>
          <table:table-cell table:number-columns-repeated="4"/>
          <table:table-cell table:formula="of:=LOG([.B291])" office:value-type="float" office:value="0.610873000380052" calcext:value-type="float">
            <text:p>0.6108730004</text:p>
          </table:table-cell>
          <table:table-cell table:formula="of:=LOG([.C291])" office:value-type="float" office:value="2.64767631324087" calcext:value-type="float">
            <text:p>2.6476763132</text:p>
          </table:table-cell>
          <table:table-cell table:formula="of:=LOG([.D291])" office:value-type="float" office:value="0.297103650149256" calcext:value-type="float">
            <text:p>0.2971036501</text:p>
          </table:table-cell>
          <table:table-cell table:formula="of:=LOG([.E291])" office:value-type="float" office:value="-0.822752163744376" calcext:value-type="float">
            <text:p>-0.8227521637</text:p>
          </table:table-cell>
          <table:table-cell table:formula="of:=LOG([.F291])" office:value-type="float" office:value="0.668851648082519" calcext:value-type="float">
            <text:p>0.6688516481</text:p>
          </table:table-cell>
          <table:table-cell table:formula="of:=LOG([.G291])" office:value-type="float" office:value="2.93941940332932" calcext:value-type="float">
            <text:p>2.9394194033</text:p>
          </table:table-cell>
          <table:table-cell table:formula="of:=LOG([.H291])" office:value-type="float" office:value="0.204662511748219" calcext:value-type="float">
            <text:p>0.2046625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15" calcext:value-type="float">
            <text:p>3.615</text:p>
          </table:table-cell>
          <table:table-cell office:value-type="float" office:value="266.3" calcext:value-type="float">
            <text:p>266.3</text:p>
          </table:table-cell>
          <table:table-cell office:value-type="float" office:value="1.993" calcext:value-type="float">
            <text:p>1.993</text:p>
          </table:table-cell>
          <table:table-cell office:value-type="float" office:value="0.1439" calcext:value-type="float">
            <text:p>0.1439</text:p>
          </table:table-cell>
          <table:table-cell office:value-type="float" office:value="3.966" calcext:value-type="float">
            <text:p>3.966</text:p>
          </table:table-cell>
          <table:table-cell office:value-type="float" office:value="483.9" calcext:value-type="float">
            <text:p>483.9</text:p>
          </table:table-cell>
          <table:table-cell office:value-type="float" office:value="1.654" calcext:value-type="float">
            <text:p>1.654</text:p>
          </table:table-cell>
          <table:table-cell table:formula="of:=[.H292]/4" office:value-type="float" office:value="0.4135" calcext:value-type="float">
            <text:p>0.4135</text:p>
          </table:table-cell>
          <table:table-cell table:formula="of:=[.D292]/[.E292]" office:value-type="float" office:value="13.8498957609451" calcext:value-type="float">
            <text:p>13.8498957609</text:p>
          </table:table-cell>
          <table:table-cell table:number-columns-repeated="4"/>
          <table:table-cell table:formula="of:=LOG([.B292])" office:value-type="float" office:value="0.55810830163055" calcext:value-type="float">
            <text:p>0.5581083016</text:p>
          </table:table-cell>
          <table:table-cell table:formula="of:=LOG([.C292])" office:value-type="float" office:value="2.42537116643894" calcext:value-type="float">
            <text:p>2.4253711664</text:p>
          </table:table-cell>
          <table:table-cell table:formula="of:=LOG([.D292])" office:value-type="float" office:value="0.299507298700488" calcext:value-type="float">
            <text:p>0.2995072987</text:p>
          </table:table-cell>
          <table:table-cell table:formula="of:=LOG([.E292])" office:value-type="float" office:value="-0.841939206063395" calcext:value-type="float">
            <text:p>-0.8419392061</text:p>
          </table:table-cell>
          <table:table-cell table:formula="of:=LOG([.F292])" office:value-type="float" office:value="0.598352709869284" calcext:value-type="float">
            <text:p>0.5983527099</text:p>
          </table:table-cell>
          <table:table-cell table:formula="of:=LOG([.G292])" office:value-type="float" office:value="2.68475562210862" calcext:value-type="float">
            <text:p>2.6847556221</text:p>
          </table:table-cell>
          <table:table-cell table:formula="of:=LOG([.H292])" office:value-type="float" office:value="0.218535505216528" calcext:value-type="float">
            <text:p>0.2185355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309.4" calcext:value-type="float">
            <text:p>309.4</text:p>
          </table:table-cell>
          <table:table-cell office:value-type="float" office:value="1.716" calcext:value-type="float">
            <text:p>1.716</text:p>
          </table:table-cell>
          <table:table-cell office:value-type="float" office:value="0.07097" calcext:value-type="float">
            <text:p>0.07097</text:p>
          </table:table-cell>
          <table:table-cell office:value-type="float" office:value="4.48" calcext:value-type="float">
            <text:p>4.48</text:p>
          </table:table-cell>
          <table:table-cell office:value-type="float" office:value="665.1" calcext:value-type="float">
            <text:p>665.1</text:p>
          </table:table-cell>
          <table:table-cell office:value-type="float" office:value="1.466" calcext:value-type="float">
            <text:p>1.466</text:p>
          </table:table-cell>
          <table:table-cell table:formula="of:=[.H293]/4" office:value-type="float" office:value="0.3665" calcext:value-type="float">
            <text:p>0.3665</text:p>
          </table:table-cell>
          <table:table-cell table:formula="of:=[.D293]/[.E293]" office:value-type="float" office:value="24.1792306608426" calcext:value-type="float">
            <text:p>24.1792306608</text:p>
          </table:table-cell>
          <table:table-cell table:number-columns-repeated="4"/>
          <table:table-cell table:formula="of:=LOG([.B293])" office:value-type="float" office:value="0.588831725594207" calcext:value-type="float">
            <text:p>0.5888317256</text:p>
          </table:table-cell>
          <table:table-cell table:formula="of:=LOG([.C293])" office:value-type="float" office:value="2.49052030936335" calcext:value-type="float">
            <text:p>2.4905203094</text:p>
          </table:table-cell>
          <table:table-cell table:formula="of:=LOG([.D293])" office:value-type="float" office:value="0.234517283512687" calcext:value-type="float">
            <text:p>0.2345172835</text:p>
          </table:table-cell>
          <table:table-cell table:formula="of:=LOG([.E293])" office:value-type="float" office:value="-1.14892519477111" calcext:value-type="float">
            <text:p>-1.1489251948</text:p>
          </table:table-cell>
          <table:table-cell table:formula="of:=LOG([.F293])" office:value-type="float" office:value="0.651278013998144" calcext:value-type="float">
            <text:p>0.651278014</text:p>
          </table:table-cell>
          <table:table-cell table:formula="of:=LOG([.G293])" office:value-type="float" office:value="2.82288694783415" calcext:value-type="float">
            <text:p>2.8228869478</text:p>
          </table:table-cell>
          <table:table-cell table:formula="of:=LOG([.H293])" office:value-type="float" office:value="0.166133970305109" calcext:value-type="float">
            <text:p>0.1661339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62" calcext:value-type="float">
            <text:p>4.362</text:p>
          </table:table-cell>
          <table:table-cell office:value-type="float" office:value="493.8" calcext:value-type="float">
            <text:p>493.8</text:p>
          </table:table-cell>
          <table:table-cell office:value-type="float" office:value="1.887" calcext:value-type="float">
            <text:p>1.887</text:p>
          </table:table-cell>
          <table:table-cell office:value-type="float" office:value="0.1193" calcext:value-type="float">
            <text:p>0.1193</text:p>
          </table:table-cell>
          <table:table-cell office:value-type="float" office:value="5.187" calcext:value-type="float">
            <text:p>5.187</text:p>
          </table:table-cell>
          <table:table-cell office:value-type="float" office:value="1092" calcext:value-type="float">
            <text:p>1092</text:p>
          </table:table-cell>
          <table:table-cell office:value-type="float" office:value="1.556" calcext:value-type="float">
            <text:p>1.556</text:p>
          </table:table-cell>
          <table:table-cell table:formula="of:=[.H294]/4" office:value-type="float" office:value="0.389" calcext:value-type="float">
            <text:p>0.389</text:p>
          </table:table-cell>
          <table:table-cell table:formula="of:=[.D294]/[.E294]" office:value-type="float" office:value="15.8172673931266" calcext:value-type="float">
            <text:p>15.8172673931</text:p>
          </table:table-cell>
          <table:table-cell table:number-columns-repeated="4"/>
          <table:table-cell table:formula="of:=LOG([.B294])" office:value-type="float" office:value="0.639685661242681" calcext:value-type="float">
            <text:p>0.6396856612</text:p>
          </table:table-cell>
          <table:table-cell table:formula="of:=LOG([.C294])" office:value-type="float" office:value="2.69355108559591" calcext:value-type="float">
            <text:p>2.6935510856</text:p>
          </table:table-cell>
          <table:table-cell table:formula="of:=LOG([.D294])" office:value-type="float" office:value="0.275771900164931" calcext:value-type="float">
            <text:p>0.2757719002</text:p>
          </table:table-cell>
          <table:table-cell table:formula="of:=LOG([.E294])" office:value-type="float" office:value="-0.923359556329658" calcext:value-type="float">
            <text:p>-0.9233595563</text:p>
          </table:table-cell>
          <table:table-cell table:formula="of:=LOG([.F294])" office:value-type="float" office:value="0.714916247993585" calcext:value-type="float">
            <text:p>0.714916248</text:p>
          </table:table-cell>
          <table:table-cell table:formula="of:=LOG([.G294])" office:value-type="float" office:value="3.03822263836872" calcext:value-type="float">
            <text:p>3.0382226384</text:p>
          </table:table-cell>
          <table:table-cell table:formula="of:=LOG([.H294])" office:value-type="float" office:value="0.19200959265367" calcext:value-type="float">
            <text:p>0.1920095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11" calcext:value-type="float">
            <text:p>3.811</text:p>
          </table:table-cell>
          <table:table-cell office:value-type="float" office:value="328.8" calcext:value-type="float">
            <text:p>328.8</text:p>
          </table:table-cell>
          <table:table-cell office:value-type="float" office:value="1.907" calcext:value-type="float">
            <text:p>1.907</text:p>
          </table:table-cell>
          <table:table-cell office:value-type="float" office:value="0.1685" calcext:value-type="float">
            <text:p>0.1685</text:p>
          </table:table-cell>
          <table:table-cell office:value-type="float" office:value="4.102" calcext:value-type="float">
            <text:p>4.102</text:p>
          </table:table-cell>
          <table:table-cell office:value-type="float" office:value="520.2" calcext:value-type="float">
            <text:p>520.2</text:p>
          </table:table-cell>
          <table:table-cell office:value-type="float" office:value="1.586" calcext:value-type="float">
            <text:p>1.586</text:p>
          </table:table-cell>
          <table:table-cell table:formula="of:=[.H295]/4" office:value-type="float" office:value="0.3965" calcext:value-type="float">
            <text:p>0.3965</text:p>
          </table:table-cell>
          <table:table-cell table:formula="of:=[.D295]/[.E295]" office:value-type="float" office:value="11.3175074183976" calcext:value-type="float">
            <text:p>11.3175074184</text:p>
          </table:table-cell>
          <table:table-cell table:number-columns-repeated="4"/>
          <table:table-cell table:formula="of:=LOG([.B295])" office:value-type="float" office:value="0.581038948772167" calcext:value-type="float">
            <text:p>0.5810389488</text:p>
          </table:table-cell>
          <table:table-cell table:formula="of:=LOG([.C295])" office:value-type="float" office:value="2.51693180886801" calcext:value-type="float">
            <text:p>2.5169318089</text:p>
          </table:table-cell>
          <table:table-cell table:formula="of:=LOG([.D295])" office:value-type="float" office:value="0.280350693046006" calcext:value-type="float">
            <text:p>0.280350693</text:p>
          </table:table-cell>
          <table:table-cell table:formula="of:=LOG([.E295])" office:value-type="float" office:value="-0.773400094792642" calcext:value-type="float">
            <text:p>-0.7734000948</text:p>
          </table:table-cell>
          <table:table-cell table:formula="of:=LOG([.F295])" office:value-type="float" office:value="0.612995656032348" calcext:value-type="float">
            <text:p>0.612995656</text:p>
          </table:table-cell>
          <table:table-cell table:formula="of:=LOG([.G295])" office:value-type="float" office:value="2.71617034785985" calcext:value-type="float">
            <text:p>2.7161703479</text:p>
          </table:table-cell>
          <table:table-cell table:formula="of:=LOG([.H295])" office:value-type="float" office:value="0.200303182981585" calcext:value-type="float">
            <text:p>0.200303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68" calcext:value-type="float">
            <text:p>3.568</text:p>
          </table:table-cell>
          <table:table-cell office:value-type="float" office:value="228.2" calcext:value-type="float">
            <text:p>228.2</text:p>
          </table:table-cell>
          <table:table-cell office:value-type="float" office:value="1.794" calcext:value-type="float">
            <text:p>1.794</text:p>
          </table:table-cell>
          <table:table-cell office:value-type="float" office:value="0.09029" calcext:value-type="float">
            <text:p>0.09029</text:p>
          </table:table-cell>
          <table:table-cell office:value-type="float" office:value="3.967" calcext:value-type="float">
            <text:p>3.967</text:p>
          </table:table-cell>
          <table:table-cell office:value-type="float" office:value="446.2" calcext:value-type="float">
            <text:p>446.2</text:p>
          </table:table-cell>
          <table:table-cell office:value-type="float" office:value="1.541" calcext:value-type="float">
            <text:p>1.541</text:p>
          </table:table-cell>
          <table:table-cell table:formula="of:=[.H296]/4" office:value-type="float" office:value="0.38525" calcext:value-type="float">
            <text:p>0.38525</text:p>
          </table:table-cell>
          <table:table-cell table:formula="of:=[.D296]/[.E296]" office:value-type="float" office:value="19.8693100011075" calcext:value-type="float">
            <text:p>19.8693100011</text:p>
          </table:table-cell>
          <table:table-cell table:number-columns-repeated="4"/>
          <table:table-cell table:formula="of:=LOG([.B296])" office:value-type="float" office:value="0.552424845704085" calcext:value-type="float">
            <text:p>0.5524248457</text:p>
          </table:table-cell>
          <table:table-cell table:formula="of:=LOG([.C296])" office:value-type="float" office:value="2.3583156400822" calcext:value-type="float">
            <text:p>2.3583156401</text:p>
          </table:table-cell>
          <table:table-cell table:formula="of:=LOG([.D296])" office:value-type="float" office:value="0.253822438708073" calcext:value-type="float">
            <text:p>0.2538224387</text:p>
          </table:table-cell>
          <table:table-cell table:formula="of:=LOG([.E296])" office:value-type="float" office:value="-1.04436034697675" calcext:value-type="float">
            <text:p>-1.044360347</text:p>
          </table:table-cell>
          <table:table-cell table:formula="of:=LOG([.F296])" office:value-type="float" office:value="0.59846220047415" calcext:value-type="float">
            <text:p>0.5984622005</text:p>
          </table:table-cell>
          <table:table-cell table:formula="of:=LOG([.G296])" office:value-type="float" office:value="2.64952956594782" calcext:value-type="float">
            <text:p>2.6495295659</text:p>
          </table:table-cell>
          <table:table-cell table:formula="of:=LOG([.H296])" office:value-type="float" office:value="0.187802638718419" calcext:value-type="float">
            <text:p>0.1878026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57" calcext:value-type="float">
            <text:p>3.857</text:p>
          </table:table-cell>
          <table:table-cell office:value-type="float" office:value="306" calcext:value-type="float">
            <text:p>306</text:p>
          </table:table-cell>
          <table:table-cell office:value-type="float" office:value="1.643" calcext:value-type="float">
            <text:p>1.643</text:p>
          </table:table-cell>
          <table:table-cell office:value-type="float" office:value="0.1789" calcext:value-type="float">
            <text:p>0.1789</text:p>
          </table:table-cell>
          <table:table-cell office:value-type="float" office:value="4.157" calcext:value-type="float">
            <text:p>4.157</text:p>
          </table:table-cell>
          <table:table-cell office:value-type="float" office:value="472.6" calcext:value-type="float">
            <text:p>472.6</text:p>
          </table:table-cell>
          <table:table-cell office:value-type="float" office:value="1.495" calcext:value-type="float">
            <text:p>1.495</text:p>
          </table:table-cell>
          <table:table-cell table:formula="of:=[.H297]/4" office:value-type="float" office:value="0.37375" calcext:value-type="float">
            <text:p>0.37375</text:p>
          </table:table-cell>
          <table:table-cell table:formula="of:=[.D297]/[.E297]" office:value-type="float" office:value="9.18390162101733" calcext:value-type="float">
            <text:p>9.183901621</text:p>
          </table:table-cell>
          <table:table-cell table:number-columns-repeated="4"/>
          <table:table-cell table:formula="of:=LOG([.B297])" office:value-type="float" office:value="0.586249638866042" calcext:value-type="float">
            <text:p>0.5862496389</text:p>
          </table:table-cell>
          <table:table-cell table:formula="of:=LOG([.C297])" office:value-type="float" office:value="2.48572142648158" calcext:value-type="float">
            <text:p>2.4857214265</text:p>
          </table:table-cell>
          <table:table-cell table:formula="of:=LOG([.D297])" office:value-type="float" office:value="0.215637563435062" calcext:value-type="float">
            <text:p>0.2156375634</text:p>
          </table:table-cell>
          <table:table-cell table:formula="of:=LOG([.E297])" office:value-type="float" office:value="-0.747389659432627" calcext:value-type="float">
            <text:p>-0.7473896594</text:p>
          </table:table-cell>
          <table:table-cell table:formula="of:=LOG([.F297])" office:value-type="float" office:value="0.618780024506215" calcext:value-type="float">
            <text:p>0.6187800245</text:p>
          </table:table-cell>
          <table:table-cell table:formula="of:=LOG([.G297])" office:value-type="float" office:value="2.67449371729635" calcext:value-type="float">
            <text:p>2.6744937173</text:p>
          </table:table-cell>
          <table:table-cell table:formula="of:=LOG([.H297])" office:value-type="float" office:value="0.174641192660448" calcext:value-type="float">
            <text:p>0.1746411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96" calcext:value-type="float">
            <text:p>3.496</text:p>
          </table:table-cell>
          <table:table-cell office:value-type="float" office:value="211.8" calcext:value-type="float">
            <text:p>211.8</text:p>
          </table:table-cell>
          <table:table-cell office:value-type="float" office:value="1.593" calcext:value-type="float">
            <text:p>1.593</text:p>
          </table:table-cell>
          <table:table-cell office:value-type="float" office:value="0.09026" calcext:value-type="float">
            <text:p>0.09026</text:p>
          </table:table-cell>
          <table:table-cell office:value-type="float" office:value="3.846" calcext:value-type="float">
            <text:p>3.846</text:p>
          </table:table-cell>
          <table:table-cell office:value-type="float" office:value="389.6" calcext:value-type="float">
            <text:p>389.6</text:p>
          </table:table-cell>
          <table:table-cell office:value-type="float" office:value="1.443" calcext:value-type="float">
            <text:p>1.443</text:p>
          </table:table-cell>
          <table:table-cell table:formula="of:=[.H298]/4" office:value-type="float" office:value="0.36075" calcext:value-type="float">
            <text:p>0.36075</text:p>
          </table:table-cell>
          <table:table-cell table:formula="of:=[.D298]/[.E298]" office:value-type="float" office:value="17.6490139596721" calcext:value-type="float">
            <text:p>17.6490139597</text:p>
          </table:table-cell>
          <table:table-cell table:number-columns-repeated="4"/>
          <table:table-cell table:formula="of:=LOG([.B298])" office:value-type="float" office:value="0.543571423962365" calcext:value-type="float">
            <text:p>0.543571424</text:p>
          </table:table-cell>
          <table:table-cell table:formula="of:=LOG([.C298])" office:value-type="float" office:value="2.32592595577147" calcext:value-type="float">
            <text:p>2.3259259558</text:p>
          </table:table-cell>
          <table:table-cell table:formula="of:=LOG([.D298])" office:value-type="float" office:value="0.202215775801131" calcext:value-type="float">
            <text:p>0.2022157758</text:p>
          </table:table-cell>
          <table:table-cell table:formula="of:=LOG([.E298])" office:value-type="float" office:value="-1.04450467081587" calcext:value-type="float">
            <text:p>-1.0445046708</text:p>
          </table:table-cell>
          <table:table-cell table:formula="of:=LOG([.F298])" office:value-type="float" office:value="0.585009279902461" calcext:value-type="float">
            <text:p>0.5850092799</text:p>
          </table:table-cell>
          <table:table-cell table:formula="of:=LOG([.G298])" office:value-type="float" office:value="2.59061894820658" calcext:value-type="float">
            <text:p>2.5906189482</text:p>
          </table:table-cell>
          <table:table-cell table:formula="of:=LOG([.H298])" office:value-type="float" office:value="0.159266331093494" calcext:value-type="float">
            <text:p>0.1592663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29" calcext:value-type="float">
            <text:p>3.529</text:p>
          </table:table-cell>
          <table:table-cell office:value-type="float" office:value="211.3" calcext:value-type="float">
            <text:p>211.3</text:p>
          </table:table-cell>
          <table:table-cell office:value-type="float" office:value="1.626" calcext:value-type="float">
            <text:p>1.626</text:p>
          </table:table-cell>
          <table:table-cell office:value-type="float" office:value="0.07099" calcext:value-type="float">
            <text:p>0.07099</text:p>
          </table:table-cell>
          <table:table-cell office:value-type="float" office:value="3.819" calcext:value-type="float">
            <text:p>3.819</text:p>
          </table:table-cell>
          <table:table-cell office:value-type="float" office:value="362.1" calcext:value-type="float">
            <text:p>362.1</text:p>
          </table:table-cell>
          <table:table-cell office:value-type="float" office:value="1.403" calcext:value-type="float">
            <text:p>1.403</text:p>
          </table:table-cell>
          <table:table-cell table:formula="of:=[.H299]/4" office:value-type="float" office:value="0.35075" calcext:value-type="float">
            <text:p>0.35075</text:p>
          </table:table-cell>
          <table:table-cell table:formula="of:=[.D299]/[.E299]" office:value-type="float" office:value="22.9046344555571" calcext:value-type="float">
            <text:p>22.9046344556</text:p>
          </table:table-cell>
          <table:table-cell table:number-columns-repeated="4"/>
          <table:table-cell table:formula="of:=LOG([.B299])" office:value-type="float" office:value="0.547651658359969" calcext:value-type="float">
            <text:p>0.5476516584</text:p>
          </table:table-cell>
          <table:table-cell table:formula="of:=LOG([.C299])" office:value-type="float" office:value="2.32489949705231" calcext:value-type="float">
            <text:p>2.3248994971</text:p>
          </table:table-cell>
          <table:table-cell table:formula="of:=LOG([.D299])" office:value-type="float" office:value="0.211120541258049" calcext:value-type="float">
            <text:p>0.2111205413</text:p>
          </table:table-cell>
          <table:table-cell table:formula="of:=LOG([.E299])" office:value-type="float" office:value="-1.14880282382584" calcext:value-type="float">
            <text:p>-1.1488028238</text:p>
          </table:table-cell>
          <table:table-cell table:formula="of:=LOG([.F299])" office:value-type="float" office:value="0.581949658373318" calcext:value-type="float">
            <text:p>0.5819496584</text:p>
          </table:table-cell>
          <table:table-cell table:formula="of:=LOG([.G299])" office:value-type="float" office:value="2.55882852481701" calcext:value-type="float">
            <text:p>2.5588285248</text:p>
          </table:table-cell>
          <table:table-cell table:formula="of:=LOG([.H299])" office:value-type="float" office:value="0.14705767102836" calcext:value-type="float">
            <text:p>0.147057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31" calcext:value-type="float">
            <text:p>3.731</text:p>
          </table:table-cell>
          <table:table-cell office:value-type="float" office:value="289.5" calcext:value-type="float">
            <text:p>289.5</text:p>
          </table:table-cell>
          <table:table-cell office:value-type="float" office:value="1.795" calcext:value-type="float">
            <text:p>1.795</text:p>
          </table:table-cell>
          <table:table-cell office:value-type="float" office:value="0.1225" calcext:value-type="float">
            <text:p>0.1225</text:p>
          </table:table-cell>
          <table:table-cell office:value-type="float" office:value="4.05" calcext:value-type="float">
            <text:p>4.05</text:p>
          </table:table-cell>
          <table:table-cell office:value-type="float" office:value="483.1" calcext:value-type="float">
            <text:p>483.1</text:p>
          </table:table-cell>
          <table:table-cell office:value-type="float" office:value="1.492" calcext:value-type="float">
            <text:p>1.492</text:p>
          </table:table-cell>
          <table:table-cell table:formula="of:=[.H300]/4" office:value-type="float" office:value="0.373" calcext:value-type="float">
            <text:p>0.373</text:p>
          </table:table-cell>
          <table:table-cell table:formula="of:=[.D300]/[.E300]" office:value-type="float" office:value="14.6530612244898" calcext:value-type="float">
            <text:p>14.6530612245</text:p>
          </table:table-cell>
          <table:table-cell table:number-columns-repeated="4"/>
          <table:table-cell table:formula="of:=LOG([.B300])" office:value-type="float" office:value="0.571825249040829" calcext:value-type="float">
            <text:p>0.571825249</text:p>
          </table:table-cell>
          <table:table-cell table:formula="of:=LOG([.C300])" office:value-type="float" office:value="2.46164856806345" calcext:value-type="float">
            <text:p>2.4616485681</text:p>
          </table:table-cell>
          <table:table-cell table:formula="of:=LOG([.D300])" office:value-type="float" office:value="0.254064452914338" calcext:value-type="float">
            <text:p>0.2540644529</text:p>
          </table:table-cell>
          <table:table-cell table:formula="of:=LOG([.E300])" office:value-type="float" office:value="-0.911863911299449" calcext:value-type="float">
            <text:p>-0.9118639113</text:p>
          </table:table-cell>
          <table:table-cell table:formula="of:=LOG([.F300])" office:value-type="float" office:value="0.607455023214668" calcext:value-type="float">
            <text:p>0.6074550232</text:p>
          </table:table-cell>
          <table:table-cell table:formula="of:=LOG([.G300])" office:value-type="float" office:value="2.68403703748652" calcext:value-type="float">
            <text:p>2.6840370375</text:p>
          </table:table-cell>
          <table:table-cell table:formula="of:=LOG([.H300])" office:value-type="float" office:value="0.17376882313665" calcext:value-type="float">
            <text:p>0.1737688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9" calcext:value-type="float">
            <text:p>3.49</text:p>
          </table:table-cell>
          <table:table-cell office:value-type="float" office:value="197.2" calcext:value-type="float">
            <text:p>197.2</text:p>
          </table:table-cell>
          <table:table-cell office:value-type="float" office:value="1.703" calcext:value-type="float">
            <text:p>1.703</text:p>
          </table:table-cell>
          <table:table-cell office:value-type="float" office:value="0.03256" calcext:value-type="float">
            <text:p>0.03256</text:p>
          </table:table-cell>
          <table:table-cell office:value-type="float" office:value="3.908" calcext:value-type="float">
            <text:p>3.908</text:p>
          </table:table-cell>
          <table:table-cell office:value-type="float" office:value="411.5" calcext:value-type="float">
            <text:p>411.5</text:p>
          </table:table-cell>
          <table:table-cell office:value-type="float" office:value="1.467" calcext:value-type="float">
            <text:p>1.467</text:p>
          </table:table-cell>
          <table:table-cell table:formula="of:=[.H301]/4" office:value-type="float" office:value="0.36675" calcext:value-type="float">
            <text:p>0.36675</text:p>
          </table:table-cell>
          <table:table-cell table:formula="of:=[.D301]/[.E301]" office:value-type="float" office:value="52.3034398034398" calcext:value-type="float">
            <text:p>52.3034398034</text:p>
          </table:table-cell>
          <table:table-cell table:number-columns-repeated="4"/>
          <table:table-cell table:formula="of:=LOG([.B301])" office:value-type="float" office:value="0.54282542695918" calcext:value-type="float">
            <text:p>0.542825427</text:p>
          </table:table-cell>
          <table:table-cell table:formula="of:=LOG([.C301])" office:value-type="float" office:value="2.29490691060519" calcext:value-type="float">
            <text:p>2.2949069106</text:p>
          </table:table-cell>
          <table:table-cell table:formula="of:=LOG([.D301])" office:value-type="float" office:value="0.231214647962601" calcext:value-type="float">
            <text:p>0.231214648</text:p>
          </table:table-cell>
          <table:table-cell table:formula="of:=LOG([.E301])" office:value-type="float" office:value="-1.48731560378284" calcext:value-type="float">
            <text:p>-1.4873156038</text:p>
          </table:table-cell>
          <table:table-cell table:formula="of:=LOG([.F301])" office:value-type="float" office:value="0.591954555046735" calcext:value-type="float">
            <text:p>0.591954555</text:p>
          </table:table-cell>
          <table:table-cell table:formula="of:=LOG([.G301])" office:value-type="float" office:value="2.61436983954829" calcext:value-type="float">
            <text:p>2.6143698395</text:p>
          </table:table-cell>
          <table:table-cell table:formula="of:=LOG([.H301])" office:value-type="float" office:value="0.166430113843283" calcext:value-type="float">
            <text:p>0.1664301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16" calcext:value-type="float">
            <text:p>3.416</text:p>
          </table:table-cell>
          <table:table-cell office:value-type="float" office:value="216" calcext:value-type="float">
            <text:p>216</text:p>
          </table:table-cell>
          <table:table-cell office:value-type="float" office:value="2.005" calcext:value-type="float">
            <text:p>2.005</text:p>
          </table:table-cell>
          <table:table-cell office:value-type="float" office:value="0.06539" calcext:value-type="float">
            <text:p>0.06539</text:p>
          </table:table-cell>
          <table:table-cell office:value-type="float" office:value="3.75" calcext:value-type="float">
            <text:p>3.75</text:p>
          </table:table-cell>
          <table:table-cell office:value-type="float" office:value="417.1" calcext:value-type="float">
            <text:p>417.1</text:p>
          </table:table-cell>
          <table:table-cell office:value-type="float" office:value="1.546" calcext:value-type="float">
            <text:p>1.546</text:p>
          </table:table-cell>
          <table:table-cell table:formula="of:=[.H302]/4" office:value-type="float" office:value="0.3865" calcext:value-type="float">
            <text:p>0.3865</text:p>
          </table:table-cell>
          <table:table-cell table:formula="of:=[.D302]/[.E302]" office:value-type="float" office:value="30.6621807615843" calcext:value-type="float">
            <text:p>30.6621807616</text:p>
          </table:table-cell>
          <table:table-cell table:number-columns-repeated="4"/>
          <table:table-cell table:formula="of:=LOG([.B302])" office:value-type="float" office:value="0.533517862016968" calcext:value-type="float">
            <text:p>0.533517862</text:p>
          </table:table-cell>
          <table:table-cell table:formula="of:=LOG([.C302])" office:value-type="float" office:value="2.33445375115093" calcext:value-type="float">
            <text:p>2.3344537512</text:p>
          </table:table-cell>
          <table:table-cell table:formula="of:=LOG([.D302])" office:value-type="float" office:value="0.302114376956201" calcext:value-type="float">
            <text:p>0.302114377</text:p>
          </table:table-cell>
          <table:table-cell table:formula="of:=LOG([.E302])" office:value-type="float" office:value="-1.18448866263724" calcext:value-type="float">
            <text:p>-1.1844886626</text:p>
          </table:table-cell>
          <table:table-cell table:formula="of:=LOG([.F302])" office:value-type="float" office:value="0.574031267727719" calcext:value-type="float">
            <text:p>0.5740312677</text:p>
          </table:table-cell>
          <table:table-cell table:formula="of:=LOG([.G302])" office:value-type="float" office:value="2.62024018984583" calcext:value-type="float">
            <text:p>2.6202401898</text:p>
          </table:table-cell>
          <table:table-cell table:formula="of:=LOG([.H302])" office:value-type="float" office:value="0.189209489582306" calcext:value-type="float">
            <text:p>0.1892094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95" calcext:value-type="float">
            <text:p>3.895</text:p>
          </table:table-cell>
          <table:table-cell office:value-type="float" office:value="312" calcext:value-type="float">
            <text:p>312</text:p>
          </table:table-cell>
          <table:table-cell office:value-type="float" office:value="1.832" calcext:value-type="float">
            <text:p>1.832</text:p>
          </table:table-cell>
          <table:table-cell office:value-type="float" office:value="0.06282" calcext:value-type="float">
            <text:p>0.06282</text:p>
          </table:table-cell>
          <table:table-cell office:value-type="float" office:value="4.438" calcext:value-type="float">
            <text:p>4.438</text:p>
          </table:table-cell>
          <table:table-cell office:value-type="float" office:value="643.4" calcext:value-type="float">
            <text:p>643.4</text:p>
          </table:table-cell>
          <table:table-cell office:value-type="float" office:value="1.477" calcext:value-type="float">
            <text:p>1.477</text:p>
          </table:table-cell>
          <table:table-cell table:formula="of:=[.H303]/4" office:value-type="float" office:value="0.36925" calcext:value-type="float">
            <text:p>0.36925</text:p>
          </table:table-cell>
          <table:table-cell table:formula="of:=[.D303]/[.E303]" office:value-type="float" office:value="29.1626870423432" calcext:value-type="float">
            <text:p>29.1626870423</text:p>
          </table:table-cell>
          <table:table-cell table:number-columns-repeated="4"/>
          <table:table-cell table:formula="of:=LOG([.B303])" office:value-type="float" office:value="0.590507462008583" calcext:value-type="float">
            <text:p>0.590507462</text:p>
          </table:table-cell>
          <table:table-cell table:formula="of:=LOG([.C303])" office:value-type="float" office:value="2.49415459401844" calcext:value-type="float">
            <text:p>2.494154594</text:p>
          </table:table-cell>
          <table:table-cell table:formula="of:=LOG([.D303])" office:value-type="float" office:value="0.262925469331832" calcext:value-type="float">
            <text:p>0.2629254693</text:p>
          </table:table-cell>
          <table:table-cell table:formula="of:=LOG([.E303])" office:value-type="float" office:value="-1.20190206793751" calcext:value-type="float">
            <text:p>-1.2019020679</text:p>
          </table:table-cell>
          <table:table-cell table:formula="of:=LOG([.F303])" office:value-type="float" office:value="0.647187297895989" calcext:value-type="float">
            <text:p>0.6471872979</text:p>
          </table:table-cell>
          <table:table-cell table:formula="of:=LOG([.G303])" office:value-type="float" office:value="2.80848105656595" calcext:value-type="float">
            <text:p>2.8084810566</text:p>
          </table:table-cell>
          <table:table-cell table:formula="of:=LOG([.H303])" office:value-type="float" office:value="0.169380495311949" calcext:value-type="float">
            <text:p>0.1693804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6" calcext:value-type="float">
            <text:p>3.656</text:p>
          </table:table-cell>
          <table:table-cell office:value-type="float" office:value="229.8" calcext:value-type="float">
            <text:p>229.8</text:p>
          </table:table-cell>
          <table:table-cell office:value-type="float" office:value="1.705" calcext:value-type="float">
            <text:p>1.705</text:p>
          </table:table-cell>
          <table:table-cell office:value-type="float" office:value="0.09865" calcext:value-type="float">
            <text:p>0.09865</text:p>
          </table:table-cell>
          <table:table-cell office:value-type="float" office:value="4.033" calcext:value-type="float">
            <text:p>4.033</text:p>
          </table:table-cell>
          <table:table-cell office:value-type="float" office:value="426.4" calcext:value-type="float">
            <text:p>426.4</text:p>
          </table:table-cell>
          <table:table-cell office:value-type="float" office:value="1.524" calcext:value-type="float">
            <text:p>1.524</text:p>
          </table:table-cell>
          <table:table-cell table:formula="of:=[.H304]/4" office:value-type="float" office:value="0.381" calcext:value-type="float">
            <text:p>0.381</text:p>
          </table:table-cell>
          <table:table-cell table:formula="of:=[.D304]/[.E304]" office:value-type="float" office:value="17.2833248859605" calcext:value-type="float">
            <text:p>17.283324886</text:p>
          </table:table-cell>
          <table:table-cell table:number-columns-repeated="4"/>
          <table:table-cell table:formula="of:=LOG([.B304])" office:value-type="float" office:value="0.563006187061794" calcext:value-type="float">
            <text:p>0.5630061871</text:p>
          </table:table-cell>
          <table:table-cell table:formula="of:=LOG([.C304])" office:value-type="float" office:value="2.36135002435227" calcext:value-type="float">
            <text:p>2.3613500244</text:p>
          </table:table-cell>
          <table:table-cell table:formula="of:=LOG([.D304])" office:value-type="float" office:value="0.231724383328517" calcext:value-type="float">
            <text:p>0.2317243833</text:p>
          </table:table-cell>
          <table:table-cell table:formula="of:=LOG([.E304])" office:value-type="float" office:value="-1.00590291041179" calcext:value-type="float">
            <text:p>-1.0059029104</text:p>
          </table:table-cell>
          <table:table-cell table:formula="of:=LOG([.F304])" office:value-type="float" office:value="0.605628222007619" calcext:value-type="float">
            <text:p>0.605628222</text:p>
          </table:table-cell>
          <table:table-cell table:formula="of:=LOG([.G304])" office:value-type="float" office:value="2.62981719601852" calcext:value-type="float">
            <text:p>2.629817196</text:p>
          </table:table-cell>
          <table:table-cell table:formula="of:=LOG([.H304])" office:value-type="float" office:value="0.182984967003582" calcext:value-type="float">
            <text:p>0.182984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49" calcext:value-type="float">
            <text:p>3.749</text:p>
          </table:table-cell>
          <table:table-cell office:value-type="float" office:value="276.2" calcext:value-type="float">
            <text:p>276.2</text:p>
          </table:table-cell>
          <table:table-cell office:value-type="float" office:value="1.702" calcext:value-type="float">
            <text:p>1.702</text:p>
          </table:table-cell>
          <table:table-cell office:value-type="float" office:value="0.1211" calcext:value-type="float">
            <text:p>0.1211</text:p>
          </table:table-cell>
          <table:table-cell office:value-type="float" office:value="4.035" calcext:value-type="float">
            <text:p>4.035</text:p>
          </table:table-cell>
          <table:table-cell office:value-type="float" office:value="440.5" calcext:value-type="float">
            <text:p>440.5</text:p>
          </table:table-cell>
          <table:table-cell office:value-type="float" office:value="1.447" calcext:value-type="float">
            <text:p>1.447</text:p>
          </table:table-cell>
          <table:table-cell table:formula="of:=[.H305]/4" office:value-type="float" office:value="0.36175" calcext:value-type="float">
            <text:p>0.36175</text:p>
          </table:table-cell>
          <table:table-cell table:formula="of:=[.D305]/[.E305]" office:value-type="float" office:value="14.0545004128819" calcext:value-type="float">
            <text:p>14.0545004129</text:p>
          </table:table-cell>
          <table:table-cell table:number-columns-repeated="4"/>
          <table:table-cell table:formula="of:=LOG([.B305])" office:value-type="float" office:value="0.573915440421551" calcext:value-type="float">
            <text:p>0.5739154404</text:p>
          </table:table-cell>
          <table:table-cell table:formula="of:=LOG([.C305])" office:value-type="float" office:value="2.44122367424261" calcext:value-type="float">
            <text:p>2.4412236742</text:p>
          </table:table-cell>
          <table:table-cell table:formula="of:=LOG([.D305])" office:value-type="float" office:value="0.230959555748569" calcext:value-type="float">
            <text:p>0.2309595557</text:p>
          </table:table-cell>
          <table:table-cell table:formula="of:=LOG([.E305])" office:value-type="float" office:value="-0.916855856856948" calcext:value-type="float">
            <text:p>-0.9168558569</text:p>
          </table:table-cell>
          <table:table-cell table:formula="of:=LOG([.F305])" office:value-type="float" office:value="0.605843539058089" calcext:value-type="float">
            <text:p>0.6058435391</text:p>
          </table:table-cell>
          <table:table-cell table:formula="of:=LOG([.G305])" office:value-type="float" office:value="2.64394591274807" calcext:value-type="float">
            <text:p>2.6439459127</text:p>
          </table:table-cell>
          <table:table-cell table:formula="of:=LOG([.H305])" office:value-type="float" office:value="0.160468531119037" calcext:value-type="float">
            <text:p>0.1604685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18" calcext:value-type="float">
            <text:p>3.918</text:p>
          </table:table-cell>
          <table:table-cell office:value-type="float" office:value="368.9" calcext:value-type="float">
            <text:p>368.9</text:p>
          </table:table-cell>
          <table:table-cell office:value-type="float" office:value="1.956" calcext:value-type="float">
            <text:p>1.956</text:p>
          </table:table-cell>
          <table:table-cell office:value-type="float" office:value="0.1858" calcext:value-type="float">
            <text:p>0.1858</text:p>
          </table:table-cell>
          <table:table-cell office:value-type="float" office:value="4.301" calcext:value-type="float">
            <text:p>4.301</text:p>
          </table:table-cell>
          <table:table-cell office:value-type="float" office:value="626.3" calcext:value-type="float">
            <text:p>626.3</text:p>
          </table:table-cell>
          <table:table-cell office:value-type="float" office:value="1.655" calcext:value-type="float">
            <text:p>1.655</text:p>
          </table:table-cell>
          <table:table-cell table:formula="of:=[.H306]/4" office:value-type="float" office:value="0.41375" calcext:value-type="float">
            <text:p>0.41375</text:p>
          </table:table-cell>
          <table:table-cell table:formula="of:=[.D306]/[.E306]" office:value-type="float" office:value="10.5274488697524" calcext:value-type="float">
            <text:p>10.5274488698</text:p>
          </table:table-cell>
          <table:table-cell table:number-columns-repeated="4"/>
          <table:table-cell table:formula="of:=LOG([.B306])" office:value-type="float" office:value="0.593064431658717" calcext:value-type="float">
            <text:p>0.5930644317</text:p>
          </table:table-cell>
          <table:table-cell table:formula="of:=LOG([.C306])" office:value-type="float" office:value="2.5669086552268" calcext:value-type="float">
            <text:p>2.5669086552</text:p>
          </table:table-cell>
          <table:table-cell table:formula="of:=LOG([.D306])" office:value-type="float" office:value="0.291368850451583" calcext:value-type="float">
            <text:p>0.2913688505</text:p>
          </table:table-cell>
          <table:table-cell table:formula="of:=LOG([.E306])" office:value-type="float" office:value="-0.730954290342377" calcext:value-type="float">
            <text:p>-0.7309542903</text:p>
          </table:table-cell>
          <table:table-cell table:formula="of:=LOG([.F306])" office:value-type="float" office:value="0.633569442554092" calcext:value-type="float">
            <text:p>0.6335694426</text:p>
          </table:table-cell>
          <table:table-cell table:formula="of:=LOG([.G306])" office:value-type="float" office:value="2.79678241170131" calcext:value-type="float">
            <text:p>2.7967824117</text:p>
          </table:table-cell>
          <table:table-cell table:formula="of:=LOG([.H306])" office:value-type="float" office:value="0.218797998111738" calcext:value-type="float">
            <text:p>0.2187979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95" calcext:value-type="float">
            <text:p>3.895</text:p>
          </table:table-cell>
          <table:table-cell office:value-type="float" office:value="354.4" calcext:value-type="float">
            <text:p>354.4</text:p>
          </table:table-cell>
          <table:table-cell office:value-type="float" office:value="1.83" calcext:value-type="float">
            <text:p>1.83</text:p>
          </table:table-cell>
          <table:table-cell office:value-type="float" office:value="0.1741" calcext:value-type="float">
            <text:p>0.1741</text:p>
          </table:table-cell>
          <table:table-cell office:value-type="float" office:value="4.296" calcext:value-type="float">
            <text:p>4.296</text:p>
          </table:table-cell>
          <table:table-cell office:value-type="float" office:value="611.5" calcext:value-type="float">
            <text:p>611.5</text:p>
          </table:table-cell>
          <table:table-cell office:value-type="float" office:value="1.586" calcext:value-type="float">
            <text:p>1.586</text:p>
          </table:table-cell>
          <table:table-cell table:formula="of:=[.H307]/4" office:value-type="float" office:value="0.3965" calcext:value-type="float">
            <text:p>0.3965</text:p>
          </table:table-cell>
          <table:table-cell table:formula="of:=[.D307]/[.E307]" office:value-type="float" office:value="10.511200459506" calcext:value-type="float">
            <text:p>10.5112004595</text:p>
          </table:table-cell>
          <table:table-cell table:number-columns-repeated="4"/>
          <table:table-cell table:formula="of:=LOG([.B307])" office:value-type="float" office:value="0.590507462008583" calcext:value-type="float">
            <text:p>0.590507462</text:p>
          </table:table-cell>
          <table:table-cell table:formula="of:=LOG([.C307])" office:value-type="float" office:value="2.54949371321501" calcext:value-type="float">
            <text:p>2.5494937132</text:p>
          </table:table-cell>
          <table:table-cell table:formula="of:=LOG([.D307])" office:value-type="float" office:value="0.262451089730429" calcext:value-type="float">
            <text:p>0.2624510897</text:p>
          </table:table-cell>
          <table:table-cell table:formula="of:=LOG([.E307])" office:value-type="float" office:value="-0.759201228882669" calcext:value-type="float">
            <text:p>-0.7592012289</text:p>
          </table:table-cell>
          <table:table-cell table:formula="of:=LOG([.F307])" office:value-type="float" office:value="0.633064272691499" calcext:value-type="float">
            <text:p>0.6330642727</text:p>
          </table:table-cell>
          <table:table-cell table:formula="of:=LOG([.G307])" office:value-type="float" office:value="2.7863964613723" calcext:value-type="float">
            <text:p>2.7863964614</text:p>
          </table:table-cell>
          <table:table-cell table:formula="of:=LOG([.H307])" office:value-type="float" office:value="0.200303182981585" calcext:value-type="float">
            <text:p>0.200303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54" calcext:value-type="float">
            <text:p>3.454</text:p>
          </table:table-cell>
          <table:table-cell office:value-type="float" office:value="201.3" calcext:value-type="float">
            <text:p>201.3</text:p>
          </table:table-cell>
          <table:table-cell office:value-type="float" office:value="1.784" calcext:value-type="float">
            <text:p>1.784</text:p>
          </table:table-cell>
          <table:table-cell office:value-type="float" office:value="0.03177" calcext:value-type="float">
            <text:p>0.03177</text:p>
          </table:table-cell>
          <table:table-cell office:value-type="float" office:value="3.752" calcext:value-type="float">
            <text:p>3.752</text:p>
          </table:table-cell>
          <table:table-cell office:value-type="float" office:value="365.4" calcext:value-type="float">
            <text:p>365.4</text:p>
          </table:table-cell>
          <table:table-cell office:value-type="float" office:value="1.412" calcext:value-type="float">
            <text:p>1.412</text:p>
          </table:table-cell>
          <table:table-cell table:formula="of:=[.H308]/4" office:value-type="float" office:value="0.353" calcext:value-type="float">
            <text:p>0.353</text:p>
          </table:table-cell>
          <table:table-cell table:formula="of:=[.D308]/[.E308]" office:value-type="float" office:value="56.1536040289581" calcext:value-type="float">
            <text:p>56.153604029</text:p>
          </table:table-cell>
          <table:table-cell table:number-columns-repeated="4"/>
          <table:table-cell table:formula="of:=LOG([.B308])" office:value-type="float" office:value="0.53832233323144" calcext:value-type="float">
            <text:p>0.5383223332</text:p>
          </table:table-cell>
          <table:table-cell table:formula="of:=LOG([.C308])" office:value-type="float" office:value="2.30384377488865" calcext:value-type="float">
            <text:p>2.3038437749</text:p>
          </table:table-cell>
          <table:table-cell table:formula="of:=LOG([.D308])" office:value-type="float" office:value="0.251394850040104" calcext:value-type="float">
            <text:p>0.25139485</text:p>
          </table:table-cell>
          <table:table-cell table:formula="of:=LOG([.E308])" office:value-type="float" office:value="-1.49798278517285" calcext:value-type="float">
            <text:p>-1.4979827852</text:p>
          </table:table-cell>
          <table:table-cell table:formula="of:=LOG([.F308])" office:value-type="float" office:value="0.574262829707027" calcext:value-type="float">
            <text:p>0.5742628297</text:p>
          </table:table-cell>
          <table:table-cell table:formula="of:=LOG([.G308])" office:value-type="float" office:value="2.56276854301652" calcext:value-type="float">
            <text:p>2.562768543</text:p>
          </table:table-cell>
          <table:table-cell table:formula="of:=LOG([.H308])" office:value-type="float" office:value="0.149834696715785" calcext:value-type="float">
            <text:p>0.1498346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91" calcext:value-type="float">
            <text:p>3.591</text:p>
          </table:table-cell>
          <table:table-cell office:value-type="float" office:value="203.7" calcext:value-type="float">
            <text:p>203.7</text:p>
          </table:table-cell>
          <table:table-cell office:value-type="float" office:value="1.484" calcext:value-type="float">
            <text:p>1.484</text:p>
          </table:table-cell>
          <table:table-cell office:value-type="float" office:value="0.0006588" calcext:value-type="float">
            <text:p>0.0006588</text:p>
          </table:table-cell>
          <table:table-cell office:value-type="float" office:value="4.026" calcext:value-type="float">
            <text:p>4.026</text:p>
          </table:table-cell>
          <table:table-cell office:value-type="float" office:value="414.1" calcext:value-type="float">
            <text:p>414.1</text:p>
          </table:table-cell>
          <table:table-cell office:value-type="float" office:value="1.34" calcext:value-type="float">
            <text:p>1.34</text:p>
          </table:table-cell>
          <table:table-cell table:formula="of:=[.H309]/4" office:value-type="float" office:value="0.335" calcext:value-type="float">
            <text:p>0.335</text:p>
          </table:table-cell>
          <table:table-cell table:formula="of:=[.D309]/[.E309]" office:value-type="float" office:value="2252.58044930176" calcext:value-type="float">
            <text:p>2252.5804493018</text:p>
          </table:table-cell>
          <table:table-cell table:number-columns-repeated="4"/>
          <table:table-cell table:formula="of:=LOG([.B309])" office:value-type="float" office:value="0.555215405126073" calcext:value-type="float">
            <text:p>0.5552154051</text:p>
          </table:table-cell>
          <table:table-cell table:formula="of:=LOG([.C309])" office:value-type="float" office:value="2.30899102900016" calcext:value-type="float">
            <text:p>2.308991029</text:p>
          </table:table-cell>
          <table:table-cell table:formula="of:=LOG([.D309])" office:value-type="float" office:value="0.171433900943008" calcext:value-type="float">
            <text:p>0.1714339009</text:p>
          </table:table-cell>
          <table:table-cell table:formula="of:=LOG([.E309])" office:value-type="float" office:value="-3.18124640950228" calcext:value-type="float">
            <text:p>-3.1812464095</text:p>
          </table:table-cell>
          <table:table-cell table:formula="of:=LOG([.F309])" office:value-type="float" office:value="0.604873770552636" calcext:value-type="float">
            <text:p>0.6048737706</text:p>
          </table:table-cell>
          <table:table-cell table:formula="of:=LOG([.G309])" office:value-type="float" office:value="2.61710523050238" calcext:value-type="float">
            <text:p>2.6171052305</text:p>
          </table:table-cell>
          <table:table-cell table:formula="of:=LOG([.H309])" office:value-type="float" office:value="0.127104798364808" calcext:value-type="float">
            <text:p>0.1271047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191.1" calcext:value-type="float">
            <text:p>191.1</text:p>
          </table:table-cell>
          <table:table-cell office:value-type="float" office:value="1.568" calcext:value-type="float">
            <text:p>1.568</text:p>
          </table:table-cell>
          <table:table-cell office:value-type="float" office:value="0.07569" calcext:value-type="float">
            <text:p>0.07569</text:p>
          </table:table-cell>
          <table:table-cell office:value-type="float" office:value="3.746" calcext:value-type="float">
            <text:p>3.746</text:p>
          </table:table-cell>
          <table:table-cell office:value-type="float" office:value="335.5" calcext:value-type="float">
            <text:p>335.5</text:p>
          </table:table-cell>
          <table:table-cell office:value-type="float" office:value="1.413" calcext:value-type="float">
            <text:p>1.413</text:p>
          </table:table-cell>
          <table:table-cell table:formula="of:=[.H310]/4" office:value-type="float" office:value="0.35325" calcext:value-type="float">
            <text:p>0.35325</text:p>
          </table:table-cell>
          <table:table-cell table:formula="of:=[.D310]/[.E310]" office:value-type="float" office:value="20.7160787422381" calcext:value-type="float">
            <text:p>20.7160787422</text:p>
          </table:table-cell>
          <table:table-cell table:number-columns-repeated="4"/>
          <table:table-cell table:formula="of:=LOG([.B310])" office:value-type="float" office:value="0.537819095073274" calcext:value-type="float">
            <text:p>0.5378190951</text:p>
          </table:table-cell>
          <table:table-cell table:formula="of:=LOG([.C310])" office:value-type="float" office:value="2.28126068705501" calcext:value-type="float">
            <text:p>2.2812606871</text:p>
          </table:table-cell>
          <table:table-cell table:formula="of:=LOG([.D310])" office:value-type="float" office:value="0.19534605834842" calcext:value-type="float">
            <text:p>0.1953460583</text:p>
          </table:table-cell>
          <table:table-cell table:formula="of:=LOG([.E310])" office:value-type="float" office:value="-1.12096149476276" calcext:value-type="float">
            <text:p>-1.1209614948</text:p>
          </table:table-cell>
          <table:table-cell table:formula="of:=LOG([.F310])" office:value-type="float" office:value="0.573567773039219" calcext:value-type="float">
            <text:p>0.573567773</text:p>
          </table:table-cell>
          <table:table-cell table:formula="of:=LOG([.G310])" office:value-type="float" office:value="2.52569252450501" calcext:value-type="float">
            <text:p>2.5256925245</text:p>
          </table:table-cell>
          <table:table-cell table:formula="of:=LOG([.H310])" office:value-type="float" office:value="0.150142161848559" calcext:value-type="float">
            <text:p>0.150142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78" calcext:value-type="float">
            <text:p>3.578</text:p>
          </table:table-cell>
          <table:table-cell office:value-type="float" office:value="208.9" calcext:value-type="float">
            <text:p>208.9</text:p>
          </table:table-cell>
          <table:table-cell office:value-type="float" office:value="1.699" calcext:value-type="float">
            <text:p>1.699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4.026" calcext:value-type="float">
            <text:p>4.026</text:p>
          </table:table-cell>
          <table:table-cell office:value-type="float" office:value="440.1" calcext:value-type="float">
            <text:p>440.1</text:p>
          </table:table-cell>
          <table:table-cell office:value-type="float" office:value="1.482" calcext:value-type="float">
            <text:p>1.482</text:p>
          </table:table-cell>
          <table:table-cell table:formula="of:=[.H311]/4" office:value-type="float" office:value="0.3705" calcext:value-type="float">
            <text:p>0.3705</text:p>
          </table:table-cell>
          <table:table-cell table:formula="of:=[.D311]/[.E311]" office:value-type="float" office:value="49.4182664339732" calcext:value-type="float">
            <text:p>49.418266434</text:p>
          </table:table-cell>
          <table:table-cell table:number-columns-repeated="4"/>
          <table:table-cell table:formula="of:=LOG([.B311])" office:value-type="float" office:value="0.553640336231354" calcext:value-type="float">
            <text:p>0.5536403362</text:p>
          </table:table-cell>
          <table:table-cell table:formula="of:=LOG([.C311])" office:value-type="float" office:value="2.31993843998031" calcext:value-type="float">
            <text:p>2.31993844</text:p>
          </table:table-cell>
          <table:table-cell table:formula="of:=LOG([.D311])" office:value-type="float" office:value="0.230193378869046" calcext:value-type="float">
            <text:p>0.2301933789</text:p>
          </table:table-cell>
          <table:table-cell table:formula="of:=LOG([.E311])" office:value-type="float" office:value="-1.46369412764897" calcext:value-type="float">
            <text:p>-1.4636941276</text:p>
          </table:table-cell>
          <table:table-cell table:formula="of:=LOG([.F311])" office:value-type="float" office:value="0.604873770552636" calcext:value-type="float">
            <text:p>0.6048737706</text:p>
          </table:table-cell>
          <table:table-cell table:formula="of:=LOG([.G311])" office:value-type="float" office:value="2.64355136856294" calcext:value-type="float">
            <text:p>2.6435513686</text:p>
          </table:table-cell>
          <table:table-cell table:formula="of:=LOG([.H311])" office:value-type="float" office:value="0.170848203643309" calcext:value-type="float">
            <text:p>0.1708482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31.6" calcext:value-type="float">
            <text:p>231.6</text:p>
          </table:table-cell>
          <table:table-cell office:value-type="float" office:value="1.58" calcext:value-type="float">
            <text:p>1.58</text:p>
          </table:table-cell>
          <table:table-cell office:value-type="float" office:value="0.05273" calcext:value-type="float">
            <text:p>0.05273</text:p>
          </table:table-cell>
          <table:table-cell office:value-type="float" office:value="4.043" calcext:value-type="float">
            <text:p>4.043</text:p>
          </table:table-cell>
          <table:table-cell office:value-type="float" office:value="429.1" calcext:value-type="float">
            <text:p>429.1</text:p>
          </table:table-cell>
          <table:table-cell office:value-type="float" office:value="1.383" calcext:value-type="float">
            <text:p>1.383</text:p>
          </table:table-cell>
          <table:table-cell table:formula="of:=[.H312]/4" office:value-type="float" office:value="0.34575" calcext:value-type="float">
            <text:p>0.34575</text:p>
          </table:table-cell>
          <table:table-cell table:formula="of:=[.D312]/[.E312]" office:value-type="float" office:value="29.9639673809975" calcext:value-type="float">
            <text:p>29.963967381</text:p>
          </table:table-cell>
          <table:table-cell table:number-columns-repeated="4"/>
          <table:table-cell table:formula="of:=LOG([.B312])" office:value-type="float" office:value="0.563481085394411" calcext:value-type="float">
            <text:p>0.5634810854</text:p>
          </table:table-cell>
          <table:table-cell table:formula="of:=LOG([.C312])" office:value-type="float" office:value="2.3647385550554" calcext:value-type="float">
            <text:p>2.3647385551</text:p>
          </table:table-cell>
          <table:table-cell table:formula="of:=LOG([.D312])" office:value-type="float" office:value="0.198657086954423" calcext:value-type="float">
            <text:p>0.198657087</text:p>
          </table:table-cell>
          <table:table-cell table:formula="of:=LOG([.E312])" office:value-type="float" office:value="-1.27794222866854" calcext:value-type="float">
            <text:p>-1.2779422287</text:p>
          </table:table-cell>
          <table:table-cell table:formula="of:=LOG([.F312])" office:value-type="float" office:value="0.606703741333674" calcext:value-type="float">
            <text:p>0.6067037413</text:p>
          </table:table-cell>
          <table:table-cell table:formula="of:=LOG([.G312])" office:value-type="float" office:value="2.63255851453267" calcext:value-type="float">
            <text:p>2.6325585145</text:p>
          </table:table-cell>
          <table:table-cell table:formula="of:=LOG([.H312])" office:value-type="float" office:value="0.140822180109311" calcext:value-type="float">
            <text:p>0.1408221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9" calcext:value-type="float">
            <text:p>3.709</text:p>
          </table:table-cell>
          <table:table-cell office:value-type="float" office:value="282.1" calcext:value-type="float">
            <text:p>282.1</text:p>
          </table:table-cell>
          <table:table-cell office:value-type="float" office:value="1.792" calcext:value-type="float">
            <text:p>1.792</text:p>
          </table:table-cell>
          <table:table-cell office:value-type="float" office:value="0.1185" calcext:value-type="float">
            <text:p>0.1185</text:p>
          </table:table-cell>
          <table:table-cell office:value-type="float" office:value="4.05" calcext:value-type="float">
            <text:p>4.05</text:p>
          </table:table-cell>
          <table:table-cell office:value-type="float" office:value="485.9" calcext:value-type="float">
            <text:p>485.9</text:p>
          </table:table-cell>
          <table:table-cell office:value-type="float" office:value="1.499" calcext:value-type="float">
            <text:p>1.499</text:p>
          </table:table-cell>
          <table:table-cell table:formula="of:=[.H313]/4" office:value-type="float" office:value="0.37475" calcext:value-type="float">
            <text:p>0.37475</text:p>
          </table:table-cell>
          <table:table-cell table:formula="of:=[.D313]/[.E313]" office:value-type="float" office:value="15.1223628691983" calcext:value-type="float">
            <text:p>15.1223628692</text:p>
          </table:table-cell>
          <table:table-cell table:number-columns-repeated="4"/>
          <table:table-cell table:formula="of:=LOG([.B313])" office:value-type="float" office:value="0.56925683332861" calcext:value-type="float">
            <text:p>0.5692568333</text:p>
          </table:table-cell>
          <table:table-cell table:formula="of:=LOG([.C313])" office:value-type="float" office:value="2.45040308615537" calcext:value-type="float">
            <text:p>2.4504030862</text:p>
          </table:table-cell>
          <table:table-cell table:formula="of:=LOG([.D313])" office:value-type="float" office:value="0.253338005326106" calcext:value-type="float">
            <text:p>0.2533380053</text:p>
          </table:table-cell>
          <table:table-cell table:formula="of:=LOG([.E313])" office:value-type="float" office:value="-0.926281649653877" calcext:value-type="float">
            <text:p>-0.9262816497</text:p>
          </table:table-cell>
          <table:table-cell table:formula="of:=LOG([.F313])" office:value-type="float" office:value="0.607455023214668" calcext:value-type="float">
            <text:p>0.6074550232</text:p>
          </table:table-cell>
          <table:table-cell table:formula="of:=LOG([.G313])" office:value-type="float" office:value="2.68654689906301" calcext:value-type="float">
            <text:p>2.6865468991</text:p>
          </table:table-cell>
          <table:table-cell table:formula="of:=LOG([.H313])" office:value-type="float" office:value="0.175801632848279" calcext:value-type="float">
            <text:p>0.1758016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400.3" calcext:value-type="float">
            <text:p>400.3</text:p>
          </table:table-cell>
          <table:table-cell office:value-type="float" office:value="1.986" calcext:value-type="float">
            <text:p>1.986</text:p>
          </table:table-cell>
          <table:table-cell office:value-type="float" office:value="0.182" calcext:value-type="float">
            <text:p>0.182</text:p>
          </table:table-cell>
          <table:table-cell office:value-type="float" office:value="4.241" calcext:value-type="float">
            <text:p>4.241</text:p>
          </table:table-cell>
          <table:table-cell office:value-type="float" office:value="621.4" calcext:value-type="float">
            <text:p>621.4</text:p>
          </table:table-cell>
          <table:table-cell office:value-type="float" office:value="1.614" calcext:value-type="float">
            <text:p>1.614</text:p>
          </table:table-cell>
          <table:table-cell table:formula="of:=[.H314]/4" office:value-type="float" office:value="0.4035" calcext:value-type="float">
            <text:p>0.4035</text:p>
          </table:table-cell>
          <table:table-cell table:formula="of:=[.D314]/[.E314]" office:value-type="float" office:value="10.9120879120879" calcext:value-type="float">
            <text:p>10.9120879121</text:p>
          </table:table-cell>
          <table:table-cell table:number-columns-repeated="4"/>
          <table:table-cell table:formula="of:=LOG([.B314])" office:value-type="float" office:value="0.595496221825574" calcext:value-type="float">
            <text:p>0.5954962218</text:p>
          </table:table-cell>
          <table:table-cell table:formula="of:=LOG([.C314])" office:value-type="float" office:value="2.6023855901051" calcext:value-type="float">
            <text:p>2.6023855901</text:p>
          </table:table-cell>
          <table:table-cell table:formula="of:=LOG([.D314])" office:value-type="float" office:value="0.297979244159362" calcext:value-type="float">
            <text:p>0.2979792442</text:p>
          </table:table-cell>
          <table:table-cell table:formula="of:=LOG([.E314])" office:value-type="float" office:value="-0.739928612014925" calcext:value-type="float">
            <text:p>-0.739928612</text:p>
          </table:table-cell>
          <table:table-cell table:formula="of:=LOG([.F314])" office:value-type="float" office:value="0.627468272459709" calcext:value-type="float">
            <text:p>0.6274682725</text:p>
          </table:table-cell>
          <table:table-cell table:formula="of:=LOG([.G314])" office:value-type="float" office:value="2.79337124891896" calcext:value-type="float">
            <text:p>2.7933712489</text:p>
          </table:table-cell>
          <table:table-cell table:formula="of:=LOG([.H314])" office:value-type="float" office:value="0.207903530386052" calcext:value-type="float">
            <text:p>0.2079035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5" calcext:value-type="float">
            <text:p>3.435</text:p>
          </table:table-cell>
          <table:table-cell office:value-type="float" office:value="201.4" calcext:value-type="float">
            <text:p>201.4</text:p>
          </table:table-cell>
          <table:table-cell office:value-type="float" office:value="1.798" calcext:value-type="float">
            <text:p>1.798</text:p>
          </table:table-cell>
          <table:table-cell office:value-type="float" office:value="0.1159" calcext:value-type="float">
            <text:p>0.1159</text:p>
          </table:table-cell>
          <table:table-cell office:value-type="float" office:value="3.624" calcext:value-type="float">
            <text:p>3.624</text:p>
          </table:table-cell>
          <table:table-cell office:value-type="float" office:value="307.8" calcext:value-type="float">
            <text:p>307.8</text:p>
          </table:table-cell>
          <table:table-cell office:value-type="float" office:value="1.488" calcext:value-type="float">
            <text:p>1.488</text:p>
          </table:table-cell>
          <table:table-cell table:formula="of:=[.H315]/4" office:value-type="float" office:value="0.372" calcext:value-type="float">
            <text:p>0.372</text:p>
          </table:table-cell>
          <table:table-cell table:formula="of:=[.D315]/[.E315]" office:value-type="float" office:value="15.5133735979293" calcext:value-type="float">
            <text:p>15.5133735979</text:p>
          </table:table-cell>
          <table:table-cell table:number-columns-repeated="4"/>
          <table:table-cell table:formula="of:=LOG([.B315])" office:value-type="float" office:value="0.535926741395569" calcext:value-type="float">
            <text:p>0.5359267414</text:p>
          </table:table-cell>
          <table:table-cell table:formula="of:=LOG([.C315])" office:value-type="float" office:value="2.3040594662176" calcext:value-type="float">
            <text:p>2.3040594662</text:p>
          </table:table-cell>
          <table:table-cell table:formula="of:=LOG([.D315])" office:value-type="float" office:value="0.25478968739721" calcext:value-type="float">
            <text:p>0.2547896874</text:p>
          </table:table-cell>
          <table:table-cell table:formula="of:=LOG([.E315])" office:value-type="float" office:value="-0.935916564036404" calcext:value-type="float">
            <text:p>-0.935916564</text:p>
          </table:table-cell>
          <table:table-cell table:formula="of:=LOG([.F315])" office:value-type="float" office:value="0.559188189004775" calcext:value-type="float">
            <text:p>0.559188189</text:p>
          </table:table-cell>
          <table:table-cell table:formula="of:=LOG([.G315])" office:value-type="float" office:value="2.48826861549546" calcext:value-type="float">
            <text:p>2.4882686155</text:p>
          </table:table-cell>
          <table:table-cell table:formula="of:=LOG([.H315])" office:value-type="float" office:value="0.17260293120986" calcext:value-type="float">
            <text:p>0.1726029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208.5" calcext:value-type="float">
            <text:p>208.5</text:p>
          </table:table-cell>
          <table:table-cell office:value-type="float" office:value="1.532" calcext:value-type="float">
            <text:p>1.532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3.978" calcext:value-type="float">
            <text:p>3.978</text:p>
          </table:table-cell>
          <table:table-cell office:value-type="float" office:value="382.6" calcext:value-type="float">
            <text:p>382.6</text:p>
          </table:table-cell>
          <table:table-cell office:value-type="float" office:value="1.351" calcext:value-type="float">
            <text:p>1.351</text:p>
          </table:table-cell>
          <table:table-cell table:formula="of:=[.H316]/4" office:value-type="float" office:value="0.33775" calcext:value-type="float">
            <text:p>0.33775</text:p>
          </table:table-cell>
          <table:table-cell table:formula="of:=[.D316]/[.E316]" office:value-type="float" office:value="52.5197120329105" calcext:value-type="float">
            <text:p>52.5197120329</text:p>
          </table:table-cell>
          <table:table-cell table:number-columns-repeated="4"/>
          <table:table-cell table:formula="of:=LOG([.B316])" office:value-type="float" office:value="0.558708570533166" calcext:value-type="float">
            <text:p>0.5587085705</text:p>
          </table:table-cell>
          <table:table-cell table:formula="of:=LOG([.C316])" office:value-type="float" office:value="2.31910605930978" calcext:value-type="float">
            <text:p>2.3191060593</text:p>
          </table:table-cell>
          <table:table-cell table:formula="of:=LOG([.D316])" office:value-type="float" office:value="0.185258765296585" calcext:value-type="float">
            <text:p>0.1852587653</text:p>
          </table:table-cell>
          <table:table-cell table:formula="of:=LOG([.E316])" office:value-type="float" office:value="-1.53506357087827" calcext:value-type="float">
            <text:p>-1.5350635709</text:p>
          </table:table-cell>
          <table:table-cell table:formula="of:=LOG([.F316])" office:value-type="float" office:value="0.599664778788417" calcext:value-type="float">
            <text:p>0.5996647788</text:p>
          </table:table-cell>
          <table:table-cell table:formula="of:=LOG([.G316])" office:value-type="float" office:value="2.58274496569128" calcext:value-type="float">
            <text:p>2.5827449657</text:p>
          </table:table-cell>
          <table:table-cell table:formula="of:=LOG([.H316])" office:value-type="float" office:value="0.130655349022031" calcext:value-type="float">
            <text:p>0.130655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22" calcext:value-type="float">
            <text:p>3.922</text:p>
          </table:table-cell>
          <table:table-cell office:value-type="float" office:value="352.6" calcext:value-type="float">
            <text:p>352.6</text:p>
          </table:table-cell>
          <table:table-cell office:value-type="float" office:value="1.746" calcext:value-type="float">
            <text:p>1.746</text:p>
          </table:table-cell>
          <table:table-cell office:value-type="float" office:value="0.1462" calcext:value-type="float">
            <text:p>0.1462</text:p>
          </table:table-cell>
          <table:table-cell office:value-type="float" office:value="4.316" calcext:value-type="float">
            <text:p>4.316</text:p>
          </table:table-cell>
          <table:table-cell office:value-type="float" office:value="599.1" calcext:value-type="float">
            <text:p>599.1</text:p>
          </table:table-cell>
          <table:table-cell office:value-type="float" office:value="1.493" calcext:value-type="float">
            <text:p>1.493</text:p>
          </table:table-cell>
          <table:table-cell table:formula="of:=[.H317]/4" office:value-type="float" office:value="0.37325" calcext:value-type="float">
            <text:p>0.37325</text:p>
          </table:table-cell>
          <table:table-cell table:formula="of:=[.D317]/[.E317]" office:value-type="float" office:value="11.9425444596443" calcext:value-type="float">
            <text:p>11.9425444596</text:p>
          </table:table-cell>
          <table:table-cell table:number-columns-repeated="4"/>
          <table:table-cell table:formula="of:=LOG([.B317])" office:value-type="float" office:value="0.593507589331765" calcext:value-type="float">
            <text:p>0.5935075893</text:p>
          </table:table-cell>
          <table:table-cell table:formula="of:=LOG([.C317])" office:value-type="float" office:value="2.5472823079633" calcext:value-type="float">
            <text:p>2.547282308</text:p>
          </table:table-cell>
          <table:table-cell table:formula="of:=LOG([.D317])" office:value-type="float" office:value="0.242044239369551" calcext:value-type="float">
            <text:p>0.2420442394</text:p>
          </table:table-cell>
          <table:table-cell table:formula="of:=LOG([.E317])" office:value-type="float" office:value="-0.835052627378158" calcext:value-type="float">
            <text:p>-0.8350526274</text:p>
          </table:table-cell>
          <table:table-cell table:formula="of:=LOG([.F317])" office:value-type="float" office:value="0.635081436010873" calcext:value-type="float">
            <text:p>0.635081436</text:p>
          </table:table-cell>
          <table:table-cell table:formula="of:=LOG([.G317])" office:value-type="float" office:value="2.77749931959036" calcext:value-type="float">
            <text:p>2.7774993196</text:p>
          </table:table-cell>
          <table:table-cell table:formula="of:=LOG([.H317])" office:value-type="float" office:value="0.174059807725025" calcext:value-type="float">
            <text:p>0.1740598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1" calcext:value-type="float">
            <text:p>3.81</text:p>
          </table:table-cell>
          <table:table-cell office:value-type="float" office:value="340.5" calcext:value-type="float">
            <text:p>340.5</text:p>
          </table:table-cell>
          <table:table-cell office:value-type="float" office:value="1.916" calcext:value-type="float">
            <text:p>1.916</text:p>
          </table:table-cell>
          <table:table-cell office:value-type="float" office:value="0.1897" calcext:value-type="float">
            <text:p>0.1897</text:p>
          </table:table-cell>
          <table:table-cell office:value-type="float" office:value="4.187" calcext:value-type="float">
            <text:p>4.187</text:p>
          </table:table-cell>
          <table:table-cell office:value-type="float" office:value="586.4" calcext:value-type="float">
            <text:p>586.4</text:p>
          </table:table-cell>
          <table:table-cell office:value-type="float" office:value="1.652" calcext:value-type="float">
            <text:p>1.652</text:p>
          </table:table-cell>
          <table:table-cell table:formula="of:=[.H318]/4" office:value-type="float" office:value="0.413" calcext:value-type="float">
            <text:p>0.413</text:p>
          </table:table-cell>
          <table:table-cell table:formula="of:=[.D318]/[.E318]" office:value-type="float" office:value="10.1001581444386" calcext:value-type="float">
            <text:p>10.1001581444</text:p>
          </table:table-cell>
          <table:table-cell table:number-columns-repeated="4"/>
          <table:table-cell table:formula="of:=LOG([.B318])" office:value-type="float" office:value="0.580924975675619" calcext:value-type="float">
            <text:p>0.5809249757</text:p>
          </table:table-cell>
          <table:table-cell table:formula="of:=LOG([.C318])" office:value-type="float" office:value="2.5321171162488" calcext:value-type="float">
            <text:p>2.5321171162</text:p>
          </table:table-cell>
          <table:table-cell table:formula="of:=LOG([.D318])" office:value-type="float" office:value="0.282395504742526" calcext:value-type="float">
            <text:p>0.2823955047</text:p>
          </table:table-cell>
          <table:table-cell table:formula="of:=LOG([.E318])" office:value-type="float" office:value="-0.721932669111337" calcext:value-type="float">
            <text:p>-0.7219326691</text:p>
          </table:table-cell>
          <table:table-cell table:formula="of:=LOG([.F318])" office:value-type="float" office:value="0.62190296089123" calcext:value-type="float">
            <text:p>0.6219029609</text:p>
          </table:table-cell>
          <table:table-cell table:formula="of:=LOG([.G318])" office:value-type="float" office:value="2.76819396163307" calcext:value-type="float">
            <text:p>2.7681939616</text:p>
          </table:table-cell>
          <table:table-cell table:formula="of:=LOG([.H318])" office:value-type="float" office:value="0.218010042984363" calcext:value-type="float">
            <text:p>0.218010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43" calcext:value-type="float">
            <text:p>3.743</text:p>
          </table:table-cell>
          <table:table-cell office:value-type="float" office:value="268.6" calcext:value-type="float">
            <text:p>268.6</text:p>
          </table:table-cell>
          <table:table-cell office:value-type="float" office:value="1.737" calcext:value-type="float">
            <text:p>1.737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4.279" calcext:value-type="float">
            <text:p>4.279</text:p>
          </table:table-cell>
          <table:table-cell office:value-type="float" office:value="573.5" calcext:value-type="float">
            <text:p>573.5</text:p>
          </table:table-cell>
          <table:table-cell office:value-type="float" office:value="1.508" calcext:value-type="float">
            <text:p>1.508</text:p>
          </table:table-cell>
          <table:table-cell table:formula="of:=[.H319]/4" office:value-type="float" office:value="0.377" calcext:value-type="float">
            <text:p>0.377</text:p>
          </table:table-cell>
          <table:table-cell table:formula="of:=[.D319]/[.E319]" office:value-type="float" office:value="23.5333965587319" calcext:value-type="float">
            <text:p>23.5333965587</text:p>
          </table:table-cell>
          <table:table-cell table:number-columns-repeated="4"/>
          <table:table-cell table:formula="of:=LOG([.B319])" office:value-type="float" office:value="0.573219827114422" calcext:value-type="float">
            <text:p>0.5732198271</text:p>
          </table:table-cell>
          <table:table-cell table:formula="of:=LOG([.C319])" office:value-type="float" office:value="2.4291060083327" calcext:value-type="float">
            <text:p>2.4291060083</text:p>
          </table:table-cell>
          <table:table-cell table:formula="of:=LOG([.D319])" office:value-type="float" office:value="0.239799818447099" calcext:value-type="float">
            <text:p>0.2397998184</text:p>
          </table:table-cell>
          <table:table-cell table:formula="of:=LOG([.E319])" office:value-type="float" office:value="-1.13188479467278" calcext:value-type="float">
            <text:p>-1.1318847947</text:p>
          </table:table-cell>
          <table:table-cell table:formula="of:=LOG([.F319])" office:value-type="float" office:value="0.631342286483933" calcext:value-type="float">
            <text:p>0.6313422865</text:p>
          </table:table-cell>
          <table:table-cell table:formula="of:=LOG([.G319])" office:value-type="float" office:value="2.75853342223729" calcext:value-type="float">
            <text:p>2.7585334222</text:p>
          </table:table-cell>
          <table:table-cell table:formula="of:=LOG([.H319])" office:value-type="float" office:value="0.178401341533755" calcext:value-type="float">
            <text:p>0.1784013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8" calcext:value-type="float">
            <text:p>4.68</text:p>
          </table:table-cell>
          <table:table-cell office:value-type="float" office:value="688.4" calcext:value-type="float">
            <text:p>688.4</text:p>
          </table:table-cell>
          <table:table-cell office:value-type="float" office:value="2.05" calcext:value-type="float">
            <text:p>2.05</text:p>
          </table:table-cell>
          <table:table-cell office:value-type="float" office:value="0.1829" calcext:value-type="float">
            <text:p>0.1829</text:p>
          </table:table-cell>
          <table:table-cell office:value-type="float" office:value="5.656" calcext:value-type="float">
            <text:p>5.656</text:p>
          </table:table-cell>
          <table:table-cell office:value-type="float" office:value="1530" calcext:value-type="float">
            <text:p>1530</text:p>
          </table:table-cell>
          <table:table-cell office:value-type="float" office:value="1.693" calcext:value-type="float">
            <text:p>1.693</text:p>
          </table:table-cell>
          <table:table-cell table:formula="of:=[.H320]/4" office:value-type="float" office:value="0.42325" calcext:value-type="float">
            <text:p>0.42325</text:p>
          </table:table-cell>
          <table:table-cell table:formula="of:=[.D320]/[.E320]" office:value-type="float" office:value="11.2083105522143" calcext:value-type="float">
            <text:p>11.2083105522</text:p>
          </table:table-cell>
          <table:table-cell table:number-columns-repeated="4"/>
          <table:table-cell table:formula="of:=LOG([.B320])" office:value-type="float" office:value="0.670245853074124" calcext:value-type="float">
            <text:p>0.6702458531</text:p>
          </table:table-cell>
          <table:table-cell table:formula="of:=LOG([.C320])" office:value-type="float" office:value="2.83784086165552" calcext:value-type="float">
            <text:p>2.8378408617</text:p>
          </table:table-cell>
          <table:table-cell table:formula="of:=LOG([.D320])" office:value-type="float" office:value="0.311753861055754" calcext:value-type="float">
            <text:p>0.3117538611</text:p>
          </table:table-cell>
          <table:table-cell table:formula="of:=LOG([.E320])" office:value-type="float" office:value="-0.737786294523583" calcext:value-type="float">
            <text:p>-0.7377862945</text:p>
          </table:table-cell>
          <table:table-cell table:formula="of:=LOG([.F320])" office:value-type="float" office:value="0.752509400788843" calcext:value-type="float">
            <text:p>0.7525094008</text:p>
          </table:table-cell>
          <table:table-cell table:formula="of:=LOG([.G320])" office:value-type="float" office:value="3.1846914308176" calcext:value-type="float">
            <text:p>3.1846914308</text:p>
          </table:table-cell>
          <table:table-cell table:formula="of:=LOG([.H320])" office:value-type="float" office:value="0.228656958108935" calcext:value-type="float">
            <text:p>0.2286569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64" calcext:value-type="float">
            <text:p>4.064</text:p>
          </table:table-cell>
          <table:table-cell office:value-type="float" office:value="411.7" calcext:value-type="float">
            <text:p>411.7</text:p>
          </table:table-cell>
          <table:table-cell office:value-type="float" office:value="1.895" calcext:value-type="float">
            <text:p>1.895</text:p>
          </table:table-cell>
          <table:table-cell office:value-type="float" office:value="0.1789" calcext:value-type="float">
            <text:p>0.1789</text:p>
          </table:table-cell>
          <table:table-cell office:value-type="float" office:value="4.585" calcext:value-type="float">
            <text:p>4.585</text:p>
          </table:table-cell>
          <table:table-cell office:value-type="float" office:value="765.9" calcext:value-type="float">
            <text:p>765.9</text:p>
          </table:table-cell>
          <table:table-cell office:value-type="float" office:value="1.635" calcext:value-type="float">
            <text:p>1.635</text:p>
          </table:table-cell>
          <table:table-cell table:formula="of:=[.H321]/4" office:value-type="float" office:value="0.40875" calcext:value-type="float">
            <text:p>0.40875</text:p>
          </table:table-cell>
          <table:table-cell table:formula="of:=[.D321]/[.E321]" office:value-type="float" office:value="10.5925097820011" calcext:value-type="float">
            <text:p>10.592509782</text:p>
          </table:table-cell>
          <table:table-cell table:number-columns-repeated="4"/>
          <table:table-cell table:formula="of:=LOG([.B321])" office:value-type="float" office:value="0.608953699275863" calcext:value-type="float">
            <text:p>0.6089536993</text:p>
          </table:table-cell>
          <table:table-cell table:formula="of:=LOG([.C321])" office:value-type="float" office:value="2.61458086699749" calcext:value-type="float">
            <text:p>2.614580867</text:p>
          </table:table-cell>
          <table:table-cell table:formula="of:=LOG([.D321])" office:value-type="float" office:value="0.277609214304091" calcext:value-type="float">
            <text:p>0.2776092143</text:p>
          </table:table-cell>
          <table:table-cell table:formula="of:=LOG([.E321])" office:value-type="float" office:value="-0.747389659432627" calcext:value-type="float">
            <text:p>-0.7473896594</text:p>
          </table:table-cell>
          <table:table-cell table:formula="of:=LOG([.F321])" office:value-type="float" office:value="0.66133934000604" calcext:value-type="float">
            <text:p>0.66133934</text:p>
          </table:table-cell>
          <table:table-cell table:formula="of:=LOG([.G321])" office:value-type="float" office:value="2.88417206952391" calcext:value-type="float">
            <text:p>2.8841720695</text:p>
          </table:table-cell>
          <table:table-cell table:formula="of:=LOG([.H321])" office:value-type="float" office:value="0.213517756996305" calcext:value-type="float">
            <text:p>0.213517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83" calcext:value-type="float">
            <text:p>3.583</text:p>
          </table:table-cell>
          <table:table-cell office:value-type="float" office:value="257.6" calcext:value-type="float">
            <text:p>257.6</text:p>
          </table:table-cell>
          <table:table-cell office:value-type="float" office:value="1.847" calcext:value-type="float">
            <text:p>1.847</text:p>
          </table:table-cell>
          <table:table-cell office:value-type="float" office:value="0.09136" calcext:value-type="float">
            <text:p>0.09136</text:p>
          </table:table-cell>
          <table:table-cell office:value-type="float" office:value="4.082" calcext:value-type="float">
            <text:p>4.082</text:p>
          </table:table-cell>
          <table:table-cell office:value-type="float" office:value="555.3" calcext:value-type="float">
            <text:p>555.3</text:p>
          </table:table-cell>
          <table:table-cell office:value-type="float" office:value="1.558" calcext:value-type="float">
            <text:p>1.558</text:p>
          </table:table-cell>
          <table:table-cell table:formula="of:=[.H322]/4" office:value-type="float" office:value="0.3895" calcext:value-type="float">
            <text:p>0.3895</text:p>
          </table:table-cell>
          <table:table-cell table:formula="of:=[.D322]/[.E322]" office:value-type="float" office:value="20.2167250437828" calcext:value-type="float">
            <text:p>20.2167250438</text:p>
          </table:table-cell>
          <table:table-cell table:number-columns-repeated="4"/>
          <table:table-cell table:formula="of:=LOG([.B322])" office:value-type="float" office:value="0.554246808166111" calcext:value-type="float">
            <text:p>0.5542468082</text:p>
          </table:table-cell>
          <table:table-cell table:formula="of:=LOG([.C322])" office:value-type="float" office:value="2.41094585868777" calcext:value-type="float">
            <text:p>2.4109458587</text:p>
          </table:table-cell>
          <table:table-cell table:formula="of:=LOG([.D322])" office:value-type="float" office:value="0.266466895440241" calcext:value-type="float">
            <text:p>0.2664668954</text:p>
          </table:table-cell>
          <table:table-cell table:formula="of:=LOG([.E322])" office:value-type="float" office:value="-1.03924390909823" calcext:value-type="float">
            <text:p>-1.0392439091</text:p>
          </table:table-cell>
          <table:table-cell table:formula="of:=LOG([.F322])" office:value-type="float" office:value="0.610873000380052" calcext:value-type="float">
            <text:p>0.6108730004</text:p>
          </table:table-cell>
          <table:table-cell table:formula="of:=LOG([.G322])" office:value-type="float" office:value="2.74452767347257" calcext:value-type="float">
            <text:p>2.7445276735</text:p>
          </table:table-cell>
          <table:table-cell table:formula="of:=LOG([.H322])" office:value-type="float" office:value="0.192567453336546" calcext:value-type="float">
            <text:p>0.1925674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5" calcext:value-type="float">
            <text:p>3.665</text:p>
          </table:table-cell>
          <table:table-cell office:value-type="float" office:value="250.4" calcext:value-type="float">
            <text:p>250.4</text:p>
          </table:table-cell>
          <table:table-cell office:value-type="float" office:value="1.836" calcext:value-type="float">
            <text:p>1.836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4.306" calcext:value-type="float">
            <text:p>4.306</text:p>
          </table:table-cell>
          <table:table-cell office:value-type="float" office:value="624.4" calcext:value-type="float">
            <text:p>624.4</text:p>
          </table:table-cell>
          <table:table-cell office:value-type="float" office:value="1.537" calcext:value-type="float">
            <text:p>1.537</text:p>
          </table:table-cell>
          <table:table-cell table:formula="of:=[.H323]/4" office:value-type="float" office:value="0.38425" calcext:value-type="float">
            <text:p>0.38425</text:p>
          </table:table-cell>
          <table:table-cell table:formula="of:=[.D323]/[.E323]" office:value-type="float" office:value="52.3524379811805" calcext:value-type="float">
            <text:p>52.3524379812</text:p>
          </table:table-cell>
          <table:table-cell table:number-columns-repeated="4"/>
          <table:table-cell table:formula="of:=LOG([.B323])" office:value-type="float" office:value="0.564073978977147" calcext:value-type="float">
            <text:p>0.564073979</text:p>
          </table:table-cell>
          <table:table-cell table:formula="of:=LOG([.C323])" office:value-type="float" office:value="2.39863432453839" calcext:value-type="float">
            <text:p>2.3986343245</text:p>
          </table:table-cell>
          <table:table-cell table:formula="of:=LOG([.D323])" office:value-type="float" office:value="0.263872676865224" calcext:value-type="float">
            <text:p>0.2638726769</text:p>
          </table:table-cell>
          <table:table-cell table:formula="of:=LOG([.E323])" office:value-type="float" office:value="-1.4550642341185" calcext:value-type="float">
            <text:p>-1.4550642341</text:p>
          </table:table-cell>
          <table:table-cell table:formula="of:=LOG([.F323])" office:value-type="float" office:value="0.634074025487468" calcext:value-type="float">
            <text:p>0.6340740255</text:p>
          </table:table-cell>
          <table:table-cell table:formula="of:=LOG([.G323])" office:value-type="float" office:value="2.79546289439038" calcext:value-type="float">
            <text:p>2.7954628944</text:p>
          </table:table-cell>
          <table:table-cell table:formula="of:=LOG([.H323])" office:value-type="float" office:value="0.186673867499745" calcext:value-type="float">
            <text:p>0.1866738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258" calcext:value-type="float">
            <text:p>258</text:p>
          </table:table-cell>
          <table:table-cell office:value-type="float" office:value="1.661" calcext:value-type="float">
            <text:p>1.661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4.14" calcext:value-type="float">
            <text:p>4.14</text:p>
          </table:table-cell>
          <table:table-cell office:value-type="float" office:value="475.8" calcext:value-type="float">
            <text:p>475.8</text:p>
          </table:table-cell>
          <table:table-cell office:value-type="float" office:value="1.431" calcext:value-type="float">
            <text:p>1.431</text:p>
          </table:table-cell>
          <table:table-cell table:formula="of:=[.H324]/4" office:value-type="float" office:value="0.35775" calcext:value-type="float">
            <text:p>0.35775</text:p>
          </table:table-cell>
          <table:table-cell table:formula="of:=[.D324]/[.E324]" office:value-type="float" office:value="22.1378115420498" calcext:value-type="float">
            <text:p>22.137811542</text:p>
          </table:table-cell>
          <table:table-cell table:number-columns-repeated="4"/>
          <table:table-cell table:formula="of:=LOG([.B324])" office:value-type="float" office:value="0.57287160220048" calcext:value-type="float">
            <text:p>0.5728716022</text:p>
          </table:table-cell>
          <table:table-cell table:formula="of:=LOG([.C324])" office:value-type="float" office:value="2.41161970596323" calcext:value-type="float">
            <text:p>2.411619706</text:p>
          </table:table-cell>
          <table:table-cell table:formula="of:=LOG([.D324])" office:value-type="float" office:value="0.220369632451394" calcext:value-type="float">
            <text:p>0.2203696325</text:p>
          </table:table-cell>
          <table:table-cell table:formula="of:=LOG([.E324])" office:value-type="float" office:value="-1.12476505354984" calcext:value-type="float">
            <text:p>-1.1247650535</text:p>
          </table:table-cell>
          <table:table-cell table:formula="of:=LOG([.F324])" office:value-type="float" office:value="0.617000341120899" calcext:value-type="float">
            <text:p>0.6170003411</text:p>
          </table:table-cell>
          <table:table-cell table:formula="of:=LOG([.G324])" office:value-type="float" office:value="2.67742443770125" calcext:value-type="float">
            <text:p>2.6774244377</text:p>
          </table:table-cell>
          <table:table-cell table:formula="of:=LOG([.H324])" office:value-type="float" office:value="0.155639633759776" calcext:value-type="float">
            <text:p>0.1556396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24" calcext:value-type="float">
            <text:p>3.624</text:p>
          </table:table-cell>
          <table:table-cell office:value-type="float" office:value="235.1" calcext:value-type="float">
            <text:p>235.1</text:p>
          </table:table-cell>
          <table:table-cell office:value-type="float" office:value="1.751" calcext:value-type="float">
            <text:p>1.751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4.052" calcext:value-type="float">
            <text:p>4.052</text:p>
          </table:table-cell>
          <table:table-cell office:value-type="float" office:value="471.5" calcext:value-type="float">
            <text:p>471.5</text:p>
          </table:table-cell>
          <table:table-cell office:value-type="float" office:value="1.462" calcext:value-type="float">
            <text:p>1.462</text:p>
          </table:table-cell>
          <table:table-cell table:formula="of:=[.H325]/4" office:value-type="float" office:value="0.3655" calcext:value-type="float">
            <text:p>0.3655</text:p>
          </table:table-cell>
          <table:table-cell table:formula="of:=[.D325]/[.E325]" office:value-type="float" office:value="36.7702645947081" calcext:value-type="float">
            <text:p>36.7702645947</text:p>
          </table:table-cell>
          <table:table-cell table:number-columns-repeated="4"/>
          <table:table-cell table:formula="of:=LOG([.B325])" office:value-type="float" office:value="0.559188189004775" calcext:value-type="float">
            <text:p>0.559188189</text:p>
          </table:table-cell>
          <table:table-cell table:formula="of:=LOG([.C325])" office:value-type="float" office:value="2.37125262912494" calcext:value-type="float">
            <text:p>2.3712526291</text:p>
          </table:table-cell>
          <table:table-cell table:formula="of:=LOG([.D325])" office:value-type="float" office:value="0.243286146083446" calcext:value-type="float">
            <text:p>0.2432861461</text:p>
          </table:table-cell>
          <table:table-cell table:formula="of:=LOG([.E325])" office:value-type="float" office:value="-1.32221060893114" calcext:value-type="float">
            <text:p>-1.3222106089</text:p>
          </table:table-cell>
          <table:table-cell table:formula="of:=LOG([.F325])" office:value-type="float" office:value="0.607669436688243" calcext:value-type="float">
            <text:p>0.6076694367</text:p>
          </table:table-cell>
          <table:table-cell table:formula="of:=LOG([.G325])" office:value-type="float" office:value="2.67348169707335" calcext:value-type="float">
            <text:p>2.6734816971</text:p>
          </table:table-cell>
          <table:table-cell table:formula="of:=LOG([.H325])" office:value-type="float" office:value="0.164947372621842" calcext:value-type="float">
            <text:p>0.1649473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27" calcext:value-type="float">
            <text:p>3.727</text:p>
          </table:table-cell>
          <table:table-cell office:value-type="float" office:value="271" calcext:value-type="float">
            <text:p>27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4.13" calcext:value-type="float">
            <text:p>4.13</text:p>
          </table:table-cell>
          <table:table-cell office:value-type="float" office:value="517" calcext:value-type="float">
            <text:p>517</text:p>
          </table:table-cell>
          <table:table-cell office:value-type="float" office:value="1.433" calcext:value-type="float">
            <text:p>1.433</text:p>
          </table:table-cell>
          <table:table-cell table:formula="of:=[.H326]/4" office:value-type="float" office:value="0.35825" calcext:value-type="float">
            <text:p>0.35825</text:p>
          </table:table-cell>
          <table:table-cell table:formula="of:=[.D326]/[.E326]" office:value-type="float" office:value="49.2643194955334" calcext:value-type="float">
            <text:p>49.2643194955</text:p>
          </table:table-cell>
          <table:table-cell table:number-columns-repeated="4"/>
          <table:table-cell table:formula="of:=LOG([.B326])" office:value-type="float" office:value="0.57135939275384" calcext:value-type="float">
            <text:p>0.5713593928</text:p>
          </table:table-cell>
          <table:table-cell table:formula="of:=LOG([.C326])" office:value-type="float" office:value="2.43296929087441" calcext:value-type="float">
            <text:p>2.4329692909</text:p>
          </table:table-cell>
          <table:table-cell table:formula="of:=LOG([.D326])" office:value-type="float" office:value="0.273001272063738" calcext:value-type="float">
            <text:p>0.2730012721</text:p>
          </table:table-cell>
          <table:table-cell table:formula="of:=LOG([.E326])" office:value-type="float" office:value="-1.419531216049" calcext:value-type="float">
            <text:p>-1.419531216</text:p>
          </table:table-cell>
          <table:table-cell table:formula="of:=LOG([.F326])" office:value-type="float" office:value="0.615950051656401" calcext:value-type="float">
            <text:p>0.6159500517</text:p>
          </table:table-cell>
          <table:table-cell table:formula="of:=LOG([.G326])" office:value-type="float" office:value="2.71349054309394" calcext:value-type="float">
            <text:p>2.7134905431</text:p>
          </table:table-cell>
          <table:table-cell table:formula="of:=LOG([.H326])" office:value-type="float" office:value="0.156246190397344" calcext:value-type="float">
            <text:p>0.1562461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78" calcext:value-type="float">
            <text:p>3.878</text:p>
          </table:table-cell>
          <table:table-cell office:value-type="float" office:value="306.7" calcext:value-type="float">
            <text:p>306.7</text:p>
          </table:table-cell>
          <table:table-cell office:value-type="float" office:value="1.715" calcext:value-type="float">
            <text:p>1.715</text:p>
          </table:table-cell>
          <table:table-cell office:value-type="float" office:value="0.0956" calcext:value-type="float">
            <text:p>0.0956</text:p>
          </table:table-cell>
          <table:table-cell office:value-type="float" office:value="4.288" calcext:value-type="float">
            <text:p>4.288</text:p>
          </table:table-cell>
          <table:table-cell office:value-type="float" office:value="547" calcext:value-type="float">
            <text:p>547</text:p>
          </table:table-cell>
          <table:table-cell office:value-type="float" office:value="1.443" calcext:value-type="float">
            <text:p>1.443</text:p>
          </table:table-cell>
          <table:table-cell table:formula="of:=[.H327]/4" office:value-type="float" office:value="0.36075" calcext:value-type="float">
            <text:p>0.36075</text:p>
          </table:table-cell>
          <table:table-cell table:formula="of:=[.D327]/[.E327]" office:value-type="float" office:value="17.9393305439331" calcext:value-type="float">
            <text:p>17.9393305439</text:p>
          </table:table-cell>
          <table:table-cell table:number-columns-repeated="4"/>
          <table:table-cell table:formula="of:=LOG([.B327])" office:value-type="float" office:value="0.588607804742687" calcext:value-type="float">
            <text:p>0.5886078047</text:p>
          </table:table-cell>
          <table:table-cell table:formula="of:=LOG([.C327])" office:value-type="float" office:value="2.48671377598249" calcext:value-type="float">
            <text:p>2.486713776</text:p>
          </table:table-cell>
          <table:table-cell table:formula="of:=LOG([.D327])" office:value-type="float" office:value="0.234264124378789" calcext:value-type="float">
            <text:p>0.2342641244</text:p>
          </table:table-cell>
          <table:table-cell table:formula="of:=LOG([.E327])" office:value-type="float" office:value="-1.0195421077239" calcext:value-type="float">
            <text:p>-1.0195421077</text:p>
          </table:table-cell>
          <table:table-cell table:formula="of:=LOG([.F327])" office:value-type="float" office:value="0.632254776684714" calcext:value-type="float">
            <text:p>0.6322547767</text:p>
          </table:table-cell>
          <table:table-cell table:formula="of:=LOG([.G327])" office:value-type="float" office:value="2.73798732633343" calcext:value-type="float">
            <text:p>2.7379873263</text:p>
          </table:table-cell>
          <table:table-cell table:formula="of:=LOG([.H327])" office:value-type="float" office:value="0.159266331093494" calcext:value-type="float">
            <text:p>0.1592663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5" calcext:value-type="float">
            <text:p>3.765</text:p>
          </table:table-cell>
          <table:table-cell office:value-type="float" office:value="297.9" calcext:value-type="float">
            <text:p>297.9</text:p>
          </table:table-cell>
          <table:table-cell office:value-type="float" office:value="1.952" calcext:value-type="float">
            <text:p>1.952</text:p>
          </table:table-cell>
          <table:table-cell office:value-type="float" office:value="0.1278" calcext:value-type="float">
            <text:p>0.1278</text:p>
          </table:table-cell>
          <table:table-cell office:value-type="float" office:value="4.067" calcext:value-type="float">
            <text:p>4.067</text:p>
          </table:table-cell>
          <table:table-cell office:value-type="float" office:value="492.3" calcext:value-type="float">
            <text:p>492.3</text:p>
          </table:table-cell>
          <table:table-cell office:value-type="float" office:value="1.563" calcext:value-type="float">
            <text:p>1.563</text:p>
          </table:table-cell>
          <table:table-cell table:formula="of:=[.H328]/4" office:value-type="float" office:value="0.39075" calcext:value-type="float">
            <text:p>0.39075</text:p>
          </table:table-cell>
          <table:table-cell table:formula="of:=[.D328]/[.E328]" office:value-type="float" office:value="15.2738654147105" calcext:value-type="float">
            <text:p>15.2738654147</text:p>
          </table:table-cell>
          <table:table-cell table:number-columns-repeated="4"/>
          <table:table-cell table:formula="of:=LOG([.B328])" office:value-type="float" office:value="0.575764980536719" calcext:value-type="float">
            <text:p>0.5757649805</text:p>
          </table:table-cell>
          <table:table-cell table:formula="of:=LOG([.C328])" office:value-type="float" office:value="2.47407050321504" calcext:value-type="float">
            <text:p>2.4740705032</text:p>
          </table:table-cell>
          <table:table-cell table:formula="of:=LOG([.D328])" office:value-type="float" office:value="0.290479813330673" calcext:value-type="float">
            <text:p>0.2904798133</text:p>
          </table:table-cell>
          <table:table-cell table:formula="of:=LOG([.E328])" office:value-type="float" office:value="-0.893469146177619" calcext:value-type="float">
            <text:p>-0.8934691462</text:p>
          </table:table-cell>
          <table:table-cell table:formula="of:=LOG([.F328])" office:value-type="float" office:value="0.609274172404587" calcext:value-type="float">
            <text:p>0.6092741724</text:p>
          </table:table-cell>
          <table:table-cell table:formula="of:=LOG([.G328])" office:value-type="float" office:value="2.69222983577276" calcext:value-type="float">
            <text:p>2.6922298358</text:p>
          </table:table-cell>
          <table:table-cell table:formula="of:=LOG([.H328])" office:value-type="float" office:value="0.193958978019187" calcext:value-type="float">
            <text:p>0.193958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25" calcext:value-type="float">
            <text:p>3.725</text:p>
          </table:table-cell>
          <table:table-cell office:value-type="float" office:value="274.2" calcext:value-type="float">
            <text:p>274.2</text:p>
          </table:table-cell>
          <table:table-cell office:value-type="float" office:value="1.82" calcext:value-type="float">
            <text:p>1.82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4.17" calcext:value-type="float">
            <text:p>4.17</text:p>
          </table:table-cell>
          <table:table-cell office:value-type="float" office:value="540.4" calcext:value-type="float">
            <text:p>540.4</text:p>
          </table:table-cell>
          <table:table-cell office:value-type="float" office:value="1.481" calcext:value-type="float">
            <text:p>1.481</text:p>
          </table:table-cell>
          <table:table-cell table:formula="of:=[.H329]/4" office:value-type="float" office:value="0.37025" calcext:value-type="float">
            <text:p>0.37025</text:p>
          </table:table-cell>
          <table:table-cell table:formula="of:=[.D329]/[.E329]" office:value-type="float" office:value="28.1167928317627" calcext:value-type="float">
            <text:p>28.1167928318</text:p>
          </table:table-cell>
          <table:table-cell table:number-columns-repeated="4"/>
          <table:table-cell table:formula="of:=LOG([.B329])" office:value-type="float" office:value="0.571126277084312" calcext:value-type="float">
            <text:p>0.5711262771</text:p>
          </table:table-cell>
          <table:table-cell table:formula="of:=LOG([.C329])" office:value-type="float" office:value="2.43806745045349" calcext:value-type="float">
            <text:p>2.4380674505</text:p>
          </table:table-cell>
          <table:table-cell table:formula="of:=LOG([.D329])" office:value-type="float" office:value="0.260071387985075" calcext:value-type="float">
            <text:p>0.260071388</text:p>
          </table:table-cell>
          <table:table-cell table:formula="of:=LOG([.E329])" office:value-type="float" office:value="-1.18889439298207" calcext:value-type="float">
            <text:p>-1.188894393</text:p>
          </table:table-cell>
          <table:table-cell table:formula="of:=LOG([.F329])" office:value-type="float" office:value="0.620136054973757" calcext:value-type="float">
            <text:p>0.620136055</text:p>
          </table:table-cell>
          <table:table-cell table:formula="of:=LOG([.G329])" office:value-type="float" office:value="2.73271534034999" calcext:value-type="float">
            <text:p>2.7327153404</text:p>
          </table:table-cell>
          <table:table-cell table:formula="of:=LOG([.H329])" office:value-type="float" office:value="0.170555058521208" calcext:value-type="float">
            <text:p>0.1705550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27" calcext:value-type="float">
            <text:p>3.627</text:p>
          </table:table-cell>
          <table:table-cell office:value-type="float" office:value="262.4" calcext:value-type="float">
            <text:p>262.4</text:p>
          </table:table-cell>
          <table:table-cell office:value-type="float" office:value="1.632" calcext:value-type="float">
            <text:p>1.632</text:p>
          </table:table-cell>
          <table:table-cell office:value-type="float" office:value="0.159" calcext:value-type="float">
            <text:p>0.159</text:p>
          </table:table-cell>
          <table:table-cell office:value-type="float" office:value="3.937" calcext:value-type="float">
            <text:p>3.937</text:p>
          </table:table-cell>
          <table:table-cell office:value-type="float" office:value="432.2" calcext:value-type="float">
            <text:p>432.2</text:p>
          </table:table-cell>
          <table:table-cell office:value-type="float" office:value="1.49" calcext:value-type="float">
            <text:p>1.49</text:p>
          </table:table-cell>
          <table:table-cell table:formula="of:=[.H330]/4" office:value-type="float" office:value="0.3725" calcext:value-type="float">
            <text:p>0.3725</text:p>
          </table:table-cell>
          <table:table-cell table:formula="of:=[.D330]/[.E330]" office:value-type="float" office:value="10.2641509433962" calcext:value-type="float">
            <text:p>10.2641509434</text:p>
          </table:table-cell>
          <table:table-cell table:number-columns-repeated="4"/>
          <table:table-cell table:formula="of:=LOG([.B330])" office:value-type="float" office:value="0.559547555580434" calcext:value-type="float">
            <text:p>0.5595475556</text:p>
          </table:table-cell>
          <table:table-cell table:formula="of:=LOG([.C330])" office:value-type="float" office:value="2.41896383070362" calcext:value-type="float">
            <text:p>2.4189638307</text:p>
          </table:table-cell>
          <table:table-cell table:formula="of:=LOG([.D330])" office:value-type="float" office:value="0.212720154417842" calcext:value-type="float">
            <text:p>0.2127201544</text:p>
          </table:table-cell>
          <table:table-cell table:formula="of:=LOG([.E330])" office:value-type="float" office:value="-0.798602875679548" calcext:value-type="float">
            <text:p>-0.7986028757</text:p>
          </table:table-cell>
          <table:table-cell table:formula="of:=LOG([.F330])" office:value-type="float" office:value="0.595165414790229" calcext:value-type="float">
            <text:p>0.5951654148</text:p>
          </table:table-cell>
          <table:table-cell table:formula="of:=LOG([.G330])" office:value-type="float" office:value="2.63568476254722" calcext:value-type="float">
            <text:p>2.6356847625</text:p>
          </table:table-cell>
          <table:table-cell table:formula="of:=LOG([.H330])" office:value-type="float" office:value="0.173186268412274" calcext:value-type="float">
            <text:p>0.1731862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6" calcext:value-type="float">
            <text:p>3.886</text:p>
          </table:table-cell>
          <table:table-cell office:value-type="float" office:value="342.6" calcext:value-type="float">
            <text:p>342.6</text:p>
          </table:table-cell>
          <table:table-cell office:value-type="float" office:value="2.011" calcext:value-type="float">
            <text:p>2.011</text:p>
          </table:table-cell>
          <table:table-cell office:value-type="float" office:value="0.1775" calcext:value-type="float">
            <text:p>0.1775</text:p>
          </table:table-cell>
          <table:table-cell office:value-type="float" office:value="4.234" calcext:value-type="float">
            <text:p>4.234</text:p>
          </table:table-cell>
          <table:table-cell office:value-type="float" office:value="573.8" calcext:value-type="float">
            <text:p>573.8</text:p>
          </table:table-cell>
          <table:table-cell office:value-type="float" office:value="1.675" calcext:value-type="float">
            <text:p>1.675</text:p>
          </table:table-cell>
          <table:table-cell table:formula="of:=[.H331]/4" office:value-type="float" office:value="0.41875" calcext:value-type="float">
            <text:p>0.41875</text:p>
          </table:table-cell>
          <table:table-cell table:formula="of:=[.D331]/[.E331]" office:value-type="float" office:value="11.3295774647887" calcext:value-type="float">
            <text:p>11.3295774648</text:p>
          </table:table-cell>
          <table:table-cell table:number-columns-repeated="4"/>
          <table:table-cell table:formula="of:=LOG([.B331])" office:value-type="float" office:value="0.589502796263764" calcext:value-type="float">
            <text:p>0.5895027963</text:p>
          </table:table-cell>
          <table:table-cell table:formula="of:=LOG([.C331])" office:value-type="float" office:value="2.53478735862949" calcext:value-type="float">
            <text:p>2.5347873586</text:p>
          </table:table-cell>
          <table:table-cell table:formula="of:=LOG([.D331])" office:value-type="float" office:value="0.303412070596742" calcext:value-type="float">
            <text:p>0.3034120706</text:p>
          </table:table-cell>
          <table:table-cell table:formula="of:=LOG([.E331])" office:value-type="float" office:value="-0.750801642608887" calcext:value-type="float">
            <text:p>-0.7508016426</text:p>
          </table:table-cell>
          <table:table-cell table:formula="of:=LOG([.F331])" office:value-type="float" office:value="0.626750853683393" calcext:value-type="float">
            <text:p>0.6267508537</text:p>
          </table:table-cell>
          <table:table-cell table:formula="of:=LOG([.G331])" office:value-type="float" office:value="2.75876054390998" calcext:value-type="float">
            <text:p>2.7587605439</text:p>
          </table:table-cell>
          <table:table-cell table:formula="of:=LOG([.H331])" office:value-type="float" office:value="0.224014811372864" calcext:value-type="float">
            <text:p>0.2240148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1" calcext:value-type="float">
            <text:p>3.761</text:p>
          </table:table-cell>
          <table:table-cell office:value-type="float" office:value="258.9" calcext:value-type="float">
            <text:p>258.9</text:p>
          </table:table-cell>
          <table:table-cell office:value-type="float" office:value="1.657" calcext:value-type="float">
            <text:p>1.657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4.299" calcext:value-type="float">
            <text:p>4.299</text:p>
          </table:table-cell>
          <table:table-cell office:value-type="float" office:value="552.7" calcext:value-type="float">
            <text:p>552.7</text:p>
          </table:table-cell>
          <table:table-cell office:value-type="float" office:value="1.414" calcext:value-type="float">
            <text:p>1.414</text:p>
          </table:table-cell>
          <table:table-cell table:formula="of:=[.H332]/4" office:value-type="float" office:value="0.3535" calcext:value-type="float">
            <text:p>0.3535</text:p>
          </table:table-cell>
          <table:table-cell table:formula="of:=[.D332]/[.E332]" office:value-type="float" office:value="51.9761606022585" calcext:value-type="float">
            <text:p>51.9761606023</text:p>
          </table:table-cell>
          <table:table-cell table:number-columns-repeated="4"/>
          <table:table-cell table:formula="of:=LOG([.B332])" office:value-type="float" office:value="0.575303333422399" calcext:value-type="float">
            <text:p>0.5753033334</text:p>
          </table:table-cell>
          <table:table-cell table:formula="of:=LOG([.C332])" office:value-type="float" office:value="2.41313205043487" calcext:value-type="float">
            <text:p>2.4131320504</text:p>
          </table:table-cell>
          <table:table-cell table:formula="of:=LOG([.D332])" office:value-type="float" office:value="0.219322508419337" calcext:value-type="float">
            <text:p>0.2193225084</text:p>
          </table:table-cell>
          <table:table-cell table:formula="of:=LOG([.E332])" office:value-type="float" office:value="-1.49648168727593" calcext:value-type="float">
            <text:p>-1.4964816873</text:p>
          </table:table-cell>
          <table:table-cell table:formula="of:=LOG([.F332])" office:value-type="float" office:value="0.633367445117007" calcext:value-type="float">
            <text:p>0.6333674451</text:p>
          </table:table-cell>
          <table:table-cell table:formula="of:=LOG([.G332])" office:value-type="float" office:value="2.74248946458177" calcext:value-type="float">
            <text:p>2.7424894646</text:p>
          </table:table-cell>
          <table:table-cell table:formula="of:=LOG([.H332])" office:value-type="float" office:value="0.150449409460881" calcext:value-type="float">
            <text:p>0.1504494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3" calcext:value-type="float">
            <text:p>3.843</text:p>
          </table:table-cell>
          <table:table-cell office:value-type="float" office:value="346.3" calcext:value-type="float">
            <text:p>346.3</text:p>
          </table:table-cell>
          <table:table-cell office:value-type="float" office:value="1.862" calcext:value-type="float">
            <text:p>1.862</text:p>
          </table:table-cell>
          <table:table-cell office:value-type="float" office:value="0.155" calcext:value-type="float">
            <text:p>0.155</text:p>
          </table:table-cell>
          <table:table-cell office:value-type="float" office:value="4.242" calcext:value-type="float">
            <text:p>4.242</text:p>
          </table:table-cell>
          <table:table-cell office:value-type="float" office:value="607" calcext:value-type="float">
            <text:p>607</text:p>
          </table:table-cell>
          <table:table-cell office:value-type="float" office:value="1.569" calcext:value-type="float">
            <text:p>1.569</text:p>
          </table:table-cell>
          <table:table-cell table:formula="of:=[.H333]/4" office:value-type="float" office:value="0.39225" calcext:value-type="float">
            <text:p>0.39225</text:p>
          </table:table-cell>
          <table:table-cell table:formula="of:=[.D333]/[.E333]" office:value-type="float" office:value="12.0129032258065" calcext:value-type="float">
            <text:p>12.0129032258</text:p>
          </table:table-cell>
          <table:table-cell table:number-columns-repeated="4"/>
          <table:table-cell table:formula="of:=LOG([.B333])" office:value-type="float" office:value="0.584670384464349" calcext:value-type="float">
            <text:p>0.5846703845</text:p>
          </table:table-cell>
          <table:table-cell table:formula="of:=LOG([.C333])" office:value-type="float" office:value="2.53945249154946" calcext:value-type="float">
            <text:p>2.5394524915</text:p>
          </table:table-cell>
          <table:table-cell table:formula="of:=LOG([.D333])" office:value-type="float" office:value="0.269979676645324" calcext:value-type="float">
            <text:p>0.2699796766</text:p>
          </table:table-cell>
          <table:table-cell table:formula="of:=LOG([.E333])" office:value-type="float" office:value="-0.809668301829709" calcext:value-type="float">
            <text:p>-0.8096683018</text:p>
          </table:table-cell>
          <table:table-cell table:formula="of:=LOG([.F333])" office:value-type="float" office:value="0.627570664180543" calcext:value-type="float">
            <text:p>0.6275706642</text:p>
          </table:table-cell>
          <table:table-cell table:formula="of:=LOG([.G333])" office:value-type="float" office:value="2.78318869107526" calcext:value-type="float">
            <text:p>2.7831886911</text:p>
          </table:table-cell>
          <table:table-cell table:formula="of:=LOG([.H333])" office:value-type="float" office:value="0.195622943586937" calcext:value-type="float">
            <text:p>0.1956229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83" calcext:value-type="float">
            <text:p>3.583</text:p>
          </table:table-cell>
          <table:table-cell office:value-type="float" office:value="223.7" calcext:value-type="float">
            <text:p>223.7</text:p>
          </table:table-cell>
          <table:table-cell office:value-type="float" office:value="1.764" calcext:value-type="float">
            <text:p>1.764</text:p>
          </table:table-cell>
          <table:table-cell office:value-type="float" office:value="0.05712" calcext:value-type="float">
            <text:p>0.05712</text:p>
          </table:table-cell>
          <table:table-cell office:value-type="float" office:value="4.088" calcext:value-type="float">
            <text:p>4.088</text:p>
          </table:table-cell>
          <table:table-cell office:value-type="float" office:value="498.4" calcext:value-type="float">
            <text:p>498.4</text:p>
          </table:table-cell>
          <table:table-cell office:value-type="float" office:value="1.538" calcext:value-type="float">
            <text:p>1.538</text:p>
          </table:table-cell>
          <table:table-cell table:formula="of:=[.H334]/4" office:value-type="float" office:value="0.3845" calcext:value-type="float">
            <text:p>0.3845</text:p>
          </table:table-cell>
          <table:table-cell table:formula="of:=[.D334]/[.E334]" office:value-type="float" office:value="30.8823529411765" calcext:value-type="float">
            <text:p>30.8823529412</text:p>
          </table:table-cell>
          <table:table-cell table:number-columns-repeated="4"/>
          <table:table-cell table:formula="of:=LOG([.B334])" office:value-type="float" office:value="0.554246808166111" calcext:value-type="float">
            <text:p>0.5542468082</text:p>
          </table:table-cell>
          <table:table-cell table:formula="of:=LOG([.C334])" office:value-type="float" office:value="2.34966598409663" calcext:value-type="float">
            <text:p>2.3496659841</text:p>
          </table:table-cell>
          <table:table-cell table:formula="of:=LOG([.D334])" office:value-type="float" office:value="0.246498580795801" calcext:value-type="float">
            <text:p>0.2464985808</text:p>
          </table:table-cell>
          <table:table-cell table:formula="of:=LOG([.E334])" office:value-type="float" office:value="-1.24321180123188" calcext:value-type="float">
            <text:p>-1.2432118012</text:p>
          </table:table-cell>
          <table:table-cell table:formula="of:=LOG([.F334])" office:value-type="float" office:value="0.611510887126656" calcext:value-type="float">
            <text:p>0.6115108871</text:p>
          </table:table-cell>
          <table:table-cell table:formula="of:=LOG([.G334])" office:value-type="float" office:value="2.69757803365111" calcext:value-type="float">
            <text:p>2.6975780337</text:p>
          </table:table-cell>
          <table:table-cell table:formula="of:=LOG([.H334])" office:value-type="float" office:value="0.186956335465412" calcext:value-type="float">
            <text:p>0.1869563355</text:p>
          </table:table-cell>
        </table:table-row>
      </table:table>
      <table:table table:name="Sheet2" table:style-name="ta1">
        <table:table-column table:style-name="co1" table:number-columns-repeated="8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-val</text:p>
          </table:table-cell>
          <table:table-cell table:style-name="ce1" office:value-type="string" calcext:value-type="string">
            <text:p>K11 coop</text:p>
          </table:table-cell>
          <table:table-cell table:style-name="ce1" office:value-type="string" calcext:value-type="string">
            <text:p>L20 coop</text:p>
          </table:table-cell>
          <table:table-cell table:style-name="ce1" office:value-type="string" calcext:value-type="string">
            <text:p>K21 coop</text:p>
          </table:table-cell>
          <table:table-cell table:style-name="ce1" office:value-type="string" calcext:value-type="string">
            <text:p>K22 coop</text:p>
          </table:table-cell>
          <table:table-cell table:style-name="ce1" office:value-type="string" calcext:value-type="string">
            <text:p>K11 nocoop</text:p>
          </table:table-cell>
          <table:table-cell table:style-name="ce1" office:value-type="string" calcext:value-type="string">
            <text:p>L20 nocoop</text:p>
          </table:table-cell>
          <table:table-cell table:style-name="ce1" office:value-type="string" calcext:value-type="string">
            <text:p>K21 nocoop</text:p>
          </table:table-cell>
          <table:table-cell office:value-type="string" calcext:value-type="string">
            <text:p>K21/4</text:p>
          </table:table-cell>
          <table:table-cell/>
          <table:table-cell office:value-type="string" calcext:value-type="string">
            <text:p>coop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3.858" calcext:value-type="float">
            <text:p>3.858</text:p>
          </table:table-cell>
          <table:table-cell office:value-type="float" office:value="352.9" calcext:value-type="float">
            <text:p>352.9</text:p>
          </table:table-cell>
          <table:table-cell office:value-type="float" office:value="1.151" calcext:value-type="float">
            <text:p>1.151</text:p>
          </table:table-cell>
          <table:table-cell office:value-type="float" office:value="0.3905" calcext:value-type="float">
            <text:p>0.3905</text:p>
          </table:table-cell>
          <table:table-cell office:value-type="float" office:value="3.748" calcext:value-type="float">
            <text:p>3.748</text:p>
          </table:table-cell>
          <table:table-cell office:value-type="float" office:value="295.6" calcext:value-type="float">
            <text:p>295.6</text:p>
          </table:table-cell>
          <table:table-cell office:value-type="float" office:value="1.174" calcext:value-type="float">
            <text:p>1.174</text:p>
          </table:table-cell>
          <table:table-cell table:formula="of:=[.H2]/4" office:value-type="float" office:value="0.2935" calcext:value-type="float">
            <text:p>0.2935</text:p>
          </table:table-cell>
          <table:table-cell/>
          <table:table-cell table:formula="of:=[.D2]/[.E2]" office:value-type="float" office:value="2.94750320102433" calcext:value-type="float">
            <text:p>2.947503201</text:p>
          </table:table-cell>
        </table:table-row>
        <table:table-row table:style-name="ro1">
          <table:table-cell office:value-type="float" office:value="0.0564" calcext:value-type="float">
            <text:p>0.0564</text:p>
          </table:table-cell>
          <table:table-cell office:value-type="float" office:value="3.515" calcext:value-type="float">
            <text:p>3.515</text:p>
          </table:table-cell>
          <table:table-cell office:value-type="float" office:value="279.7" calcext:value-type="float">
            <text:p>279.7</text:p>
          </table:table-cell>
          <table:table-cell office:value-type="float" office:value="1.249" calcext:value-type="float">
            <text:p>1.249</text:p>
          </table:table-cell>
          <table:table-cell office:value-type="float" office:value="0.4023" calcext:value-type="float">
            <text:p>0.4023</text:p>
          </table:table-cell>
          <table:table-cell office:value-type="float" office:value="3.446" calcext:value-type="float">
            <text:p>3.446</text:p>
          </table:table-cell>
          <table:table-cell office:value-type="float" office:value="242.8" calcext:value-type="float">
            <text:p>242.8</text:p>
          </table:table-cell>
          <table:table-cell office:value-type="float" office:value="1.279" calcext:value-type="float">
            <text:p>1.279</text:p>
          </table:table-cell>
          <table:table-cell table:formula="of:=[.H3]/4" office:value-type="float" office:value="0.31975" calcext:value-type="float">
            <text:p>0.31975</text:p>
          </table:table-cell>
          <table:table-cell/>
          <table:table-cell table:formula="of:=[.D3]/[.E3]" office:value-type="float" office:value="3.10464827243351" calcext:value-type="float">
            <text:p>3.1046482724</text:p>
          </table:table-cell>
        </table:table-row>
        <table:table-row table:style-name="ro1">
          <table:table-cell office:value-type="float" office:value="0.8118" calcext:value-type="float">
            <text:p>0.8118</text:p>
          </table:table-cell>
          <table:table-cell office:value-type="float" office:value="3.705" calcext:value-type="float">
            <text:p>3.705</text:p>
          </table:table-cell>
          <table:table-cell office:value-type="float" office:value="318.6" calcext:value-type="float">
            <text:p>318.6</text:p>
          </table:table-cell>
          <table:table-cell office:value-type="float" office:value="1.352" calcext:value-type="float">
            <text:p>1.352</text:p>
          </table:table-cell>
          <table:table-cell office:value-type="float" office:value="0.325" calcext:value-type="float">
            <text:p>0.325</text:p>
          </table:table-cell>
          <table:table-cell office:value-type="float" office:value="3.719" calcext:value-type="float">
            <text:p>3.719</text:p>
          </table:table-cell>
          <table:table-cell office:value-type="float" office:value="326.4" calcext:value-type="float">
            <text:p>326.4</text:p>
          </table:table-cell>
          <table:table-cell office:value-type="float" office:value="1.348" calcext:value-type="float">
            <text:p>1.348</text:p>
          </table:table-cell>
          <table:table-cell table:formula="of:=[.H4]/4" office:value-type="float" office:value="0.337" calcext:value-type="float">
            <text:p>0.337</text:p>
          </table:table-cell>
          <table:table-cell/>
          <table:table-cell table:formula="of:=[.D4]/[.E4]"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0.8333" calcext:value-type="float">
            <text:p>0.8333</text:p>
          </table:table-cell>
          <table:table-cell office:value-type="float" office:value="3.703" calcext:value-type="float">
            <text:p>3.703</text:p>
          </table:table-cell>
          <table:table-cell office:value-type="float" office:value="312.8" calcext:value-type="float">
            <text:p>312.8</text:p>
          </table:table-cell>
          <table:table-cell office:value-type="float" office:value="1.24" calcext:value-type="float">
            <text:p>1.24</text:p>
          </table:table-cell>
          <table:table-cell office:value-type="float" office:value="0.2984" calcext:value-type="float">
            <text:p>0.2984</text:p>
          </table:table-cell>
          <table:table-cell office:value-type="float" office:value="3.717" calcext:value-type="float">
            <text:p>3.717</text:p>
          </table:table-cell>
          <table:table-cell office:value-type="float" office:value="320.2" calcext:value-type="float">
            <text:p>320.2</text:p>
          </table:table-cell>
          <table:table-cell office:value-type="float" office:value="1.238" calcext:value-type="float">
            <text:p>1.238</text:p>
          </table:table-cell>
          <table:table-cell table:formula="of:=[.H5]/4" office:value-type="float" office:value="0.3095" calcext:value-type="float">
            <text:p>0.3095</text:p>
          </table:table-cell>
          <table:table-cell/>
          <table:table-cell table:formula="of:=[.D5]/[.E5]" office:value-type="float" office:value="4.15549597855228" calcext:value-type="float">
            <text:p>4.1554959786</text:p>
          </table:table-cell>
        </table:table-row>
        <table:table-row table:style-name="ro1">
          <table:table-cell office:value-type="float" office:value="0.4597" calcext:value-type="float">
            <text:p>0.4597</text:p>
          </table:table-cell>
          <table:table-cell office:value-type="float" office:value="4.391" calcext:value-type="float">
            <text:p>4.391</text:p>
          </table:table-cell>
          <table:table-cell office:value-type="float" office:value="661.8" calcext:value-type="float">
            <text:p>661.8</text:p>
          </table:table-cell>
          <table:table-cell office:value-type="float" office:value="1.492" calcext:value-type="float">
            <text:p>1.492</text:p>
          </table:table-cell>
          <table:table-cell office:value-type="float" office:value="0.4083" calcext:value-type="float">
            <text:p>0.4083</text:p>
          </table:table-cell>
          <table:table-cell office:value-type="float" office:value="4.322" calcext:value-type="float">
            <text:p>4.322</text:p>
          </table:table-cell>
          <table:table-cell office:value-type="float" office:value="612" calcext:value-type="float">
            <text:p>612</text:p>
          </table:table-cell>
          <table:table-cell office:value-type="float" office:value="1.513" calcext:value-type="float">
            <text:p>1.513</text:p>
          </table:table-cell>
          <table:table-cell table:formula="of:=[.H6]/4" office:value-type="float" office:value="0.37825" calcext:value-type="float">
            <text:p>0.37825</text:p>
          </table:table-cell>
          <table:table-cell/>
          <table:table-cell table:formula="of:=[.D6]/[.E6]" office:value-type="float" office:value="3.65417585108988" calcext:value-type="float">
            <text:p>3.6541758511</text:p>
          </table:table-cell>
        </table:table-row>
        <table:table-row table:style-name="ro1">
          <table:table-cell office:value-type="float" office:value="0.3906" calcext:value-type="float">
            <text:p>0.3906</text:p>
          </table:table-cell>
          <table:table-cell office:value-type="float" office:value="3.442" calcext:value-type="float">
            <text:p>3.442</text:p>
          </table:table-cell>
          <table:table-cell office:value-type="float" office:value="242.6" calcext:value-type="float">
            <text:p>242.6</text:p>
          </table:table-cell>
          <table:table-cell office:value-type="float" office:value="1.304" calcext:value-type="float">
            <text:p>1.304</text:p>
          </table:table-cell>
          <table:table-cell office:value-type="float" office:value="0.2741" calcext:value-type="float">
            <text:p>0.2741</text:p>
          </table:table-cell>
          <table:table-cell office:value-type="float" office:value="3.486" calcext:value-type="float">
            <text:p>3.486</text:p>
          </table:table-cell>
          <table:table-cell office:value-type="float" office:value="264.9" calcext:value-type="float">
            <text:p>264.9</text:p>
          </table:table-cell>
          <table:table-cell office:value-type="float" office:value="1.288" calcext:value-type="float">
            <text:p>1.288</text:p>
          </table:table-cell>
          <table:table-cell table:formula="of:=[.H7]/4" office:value-type="float" office:value="0.322" calcext:value-type="float">
            <text:p>0.322</text:p>
          </table:table-cell>
          <table:table-cell/>
          <table:table-cell table:formula="of:=[.D7]/[.E7]" office:value-type="float" office:value="4.75738781466618" calcext:value-type="float">
            <text:p>4.7573878147</text:p>
          </table:table-cell>
        </table:table-row>
        <table:table-row table:style-name="ro1">
          <table:table-cell office:value-type="float" office:value="0.1299" calcext:value-type="float">
            <text:p>0.1299</text:p>
          </table:table-cell>
          <table:table-cell office:value-type="float" office:value="3.695" calcext:value-type="float">
            <text:p>3.695</text:p>
          </table:table-cell>
          <table:table-cell office:value-type="float" office:value="317.2" calcext:value-type="float">
            <text:p>317.2</text:p>
          </table:table-cell>
          <table:table-cell office:value-type="float" office:value="1.25" calcext:value-type="float">
            <text:p>1.25</text:p>
          </table:table-cell>
          <table:table-cell office:value-type="float" office:value="0.3897" calcext:value-type="float">
            <text:p>0.3897</text:p>
          </table:table-cell>
          <table:table-cell office:value-type="float" office:value="3.619" calcext:value-type="float">
            <text:p>3.619</text:p>
          </table:table-cell>
          <table:table-cell office:value-type="float" office:value="276.8" calcext:value-type="float">
            <text:p>276.8</text:p>
          </table:table-cell>
          <table:table-cell office:value-type="float" office:value="1.271" calcext:value-type="float">
            <text:p>1.271</text:p>
          </table:table-cell>
          <table:table-cell table:formula="of:=[.H8]/4" office:value-type="float" office:value="0.31775" calcext:value-type="float">
            <text:p>0.31775</text:p>
          </table:table-cell>
          <table:table-cell/>
          <table:table-cell table:formula="of:=[.D8]/[.E8]" office:value-type="float" office:value="3.20759558634847" calcext:value-type="float">
            <text:p>3.2075955863</text:p>
          </table:table-cell>
        </table:table-row>
        <table:table-row table:style-name="ro1">
          <table:table-cell office:value-type="float" office:value="0.3498" calcext:value-type="float">
            <text:p>0.3498</text:p>
          </table:table-cell>
          <table:table-cell office:value-type="float" office:value="3.842" calcext:value-type="float">
            <text:p>3.842</text:p>
          </table:table-cell>
          <table:table-cell office:value-type="float" office:value="338.7" calcext:value-type="float">
            <text:p>338.7</text:p>
          </table:table-cell>
          <table:table-cell office:value-type="float" office:value="1.297" calcext:value-type="float">
            <text:p>1.297</text:p>
          </table:table-cell>
          <table:table-cell office:value-type="float" office:value="0.2792" calcext:value-type="float">
            <text:p>0.2792</text:p>
          </table:table-cell>
          <table:table-cell office:value-type="float" office:value="3.888" calcext:value-type="float">
            <text:p>3.888</text:p>
          </table:table-cell>
          <table:table-cell office:value-type="float" office:value="364.6" calcext:value-type="float">
            <text:p>364.6</text:p>
          </table:table-cell>
          <table:table-cell office:value-type="float" office:value="1.277" calcext:value-type="float">
            <text:p>1.277</text:p>
          </table:table-cell>
          <table:table-cell table:formula="of:=[.H9]/4" office:value-type="float" office:value="0.31925" calcext:value-type="float">
            <text:p>0.31925</text:p>
          </table:table-cell>
          <table:table-cell/>
          <table:table-cell table:formula="of:=[.D9]/[.E9]" office:value-type="float" office:value="4.64541547277937" calcext:value-type="float">
            <text:p>4.6454154728</text:p>
          </table:table-cell>
        </table:table-row>
        <table:table-row table:style-name="ro1">
          <table:table-cell office:value-type="float" office:value="0.9424" calcext:value-type="float">
            <text:p>0.9424</text:p>
          </table:table-cell>
          <table:table-cell office:value-type="float" office:value="3.971" calcext:value-type="float">
            <text:p>3.971</text:p>
          </table:table-cell>
          <table:table-cell office:value-type="float" office:value="396" calcext:value-type="float">
            <text:p>396</text:p>
          </table:table-cell>
          <table:table-cell office:value-type="float" office:value="1.317" calcext:value-type="float">
            <text:p>1.317</text:p>
          </table:table-cell>
          <table:table-cell office:value-type="float" office:value="0.3253" calcext:value-type="float">
            <text:p>0.3253</text:p>
          </table:table-cell>
          <table:table-cell office:value-type="float" office:value="3.977" calcext:value-type="float">
            <text:p>3.977</text:p>
          </table:table-cell>
          <table:table-cell office:value-type="float" office:value="399.6" calcext:value-type="float">
            <text:p>399.6</text:p>
          </table:table-cell>
          <table:table-cell office:value-type="float" office:value="1.317" calcext:value-type="float">
            <text:p>1.317</text:p>
          </table:table-cell>
          <table:table-cell table:formula="of:=[.H10]/4" office:value-type="float" office:value="0.32925" calcext:value-type="float">
            <text:p>0.32925</text:p>
          </table:table-cell>
          <table:table-cell/>
          <table:table-cell table:formula="of:=[.D10]/[.E10]" office:value-type="float" office:value="4.0485705502613" calcext:value-type="float">
            <text:p>4.0485705503</text:p>
          </table:table-cell>
        </table:table-row>
        <table:table-row table:style-name="ro1">
          <table:table-cell office:value-type="float" office:value="0.6392" calcext:value-type="float">
            <text:p>0.6392</text:p>
          </table:table-cell>
          <table:table-cell office:value-type="float" office:value="3.873" calcext:value-type="float">
            <text:p>3.873</text:p>
          </table:table-cell>
          <table:table-cell office:value-type="float" office:value="389.8" calcext:value-type="float">
            <text:p>389.8</text:p>
          </table:table-cell>
          <table:table-cell office:value-type="float" office:value="1.345" calcext:value-type="float">
            <text:p>1.345</text:p>
          </table:table-cell>
          <table:table-cell office:value-type="float" office:value="0.3136" calcext:value-type="float">
            <text:p>0.3136</text:p>
          </table:table-cell>
          <table:table-cell office:value-type="float" office:value="3.9" calcext:value-type="float">
            <text:p>3.9</text:p>
          </table:table-cell>
          <table:table-cell office:value-type="float" office:value="405.8" calcext:value-type="float">
            <text:p>405.8</text:p>
          </table:table-cell>
          <table:table-cell office:value-type="float" office:value="1.334" calcext:value-type="float">
            <text:p>1.334</text:p>
          </table:table-cell>
          <table:table-cell table:formula="of:=[.H11]/4" office:value-type="float" office:value="0.3335" calcext:value-type="float">
            <text:p>0.3335</text:p>
          </table:table-cell>
          <table:table-cell/>
          <table:table-cell table:formula="of:=[.D11]/[.E11]" office:value-type="float" office:value="4.28890306122449" calcext:value-type="float">
            <text:p>4.2889030612</text:p>
          </table:table-cell>
        </table:table-row>
        <table:table-row table:style-name="ro1">
          <table:table-cell office:value-type="float" office:value="0.1814" calcext:value-type="float">
            <text:p>0.1814</text:p>
          </table:table-cell>
          <table:table-cell office:value-type="float" office:value="3.608" calcext:value-type="float">
            <text:p>3.608</text:p>
          </table:table-cell>
          <table:table-cell office:value-type="float" office:value="252.1" calcext:value-type="float">
            <text:p>252.1</text:p>
          </table:table-cell>
          <table:table-cell office:value-type="float" office:value="1.238" calcext:value-type="float">
            <text:p>1.238</text:p>
          </table:table-cell>
          <table:table-cell office:value-type="float" office:value="0.2337" calcext:value-type="float">
            <text:p>0.2337</text:p>
          </table:table-cell>
          <table:table-cell office:value-type="float" office:value="3.698" calcext:value-type="float">
            <text:p>3.698</text:p>
          </table:table-cell>
          <table:table-cell office:value-type="float" office:value="294.6" calcext:value-type="float">
            <text:p>294.6</text:p>
          </table:table-cell>
          <table:table-cell office:value-type="float" office:value="1.238" calcext:value-type="float">
            <text:p>1.238</text:p>
          </table:table-cell>
          <table:table-cell table:formula="of:=[.H12]/4" office:value-type="float" office:value="0.3095" calcext:value-type="float">
            <text:p>0.3095</text:p>
          </table:table-cell>
          <table:table-cell/>
          <table:table-cell table:formula="of:=[.D12]/[.E12]" office:value-type="float" office:value="5.29738981600342" calcext:value-type="float">
            <text:p>5.297389816</text:p>
          </table:table-cell>
        </table:table-row>
        <table:table-row table:style-name="ro1">
          <table:table-cell office:value-type="float" office:value="0.1291" calcext:value-type="float">
            <text:p>0.1291</text:p>
          </table:table-cell>
          <table:table-cell office:value-type="float" office:value="3.756" calcext:value-type="float">
            <text:p>3.756</text:p>
          </table:table-cell>
          <table:table-cell office:value-type="float" office:value="320.5" calcext:value-type="float">
            <text:p>320.5</text:p>
          </table:table-cell>
          <table:table-cell office:value-type="float" office:value="1.273" calcext:value-type="float">
            <text:p>1.273</text:p>
          </table:table-cell>
          <table:table-cell office:value-type="float" office:value="0.2437" calcext:value-type="float">
            <text:p>0.2437</text:p>
          </table:table-cell>
          <table:table-cell office:value-type="float" office:value="3.841" calcext:value-type="float">
            <text:p>3.841</text:p>
          </table:table-cell>
          <table:table-cell office:value-type="float" office:value="367" calcext:value-type="float">
            <text:p>367</text:p>
          </table:table-cell>
          <table:table-cell office:value-type="float" office:value="1.247" calcext:value-type="float">
            <text:p>1.247</text:p>
          </table:table-cell>
          <table:table-cell table:formula="of:=[.H13]/4" office:value-type="float" office:value="0.31175" calcext:value-type="float">
            <text:p>0.31175</text:p>
          </table:table-cell>
          <table:table-cell/>
          <table:table-cell table:formula="of:=[.D13]/[.E13]" office:value-type="float" office:value="5.22363561756258" calcext:value-type="float">
            <text:p>5.2236356176</text:p>
          </table:table-cell>
        </table:table-row>
        <table:table-row table:style-name="ro1">
          <table:table-cell office:value-type="float" office:value="0.0687" calcext:value-type="float">
            <text:p>0.0687</text:p>
          </table:table-cell>
          <table:table-cell office:value-type="float" office:value="3.656" calcext:value-type="float">
            <text:p>3.656</text:p>
          </table:table-cell>
          <table:table-cell office:value-type="float" office:value="277.7" calcext:value-type="float">
            <text:p>277.7</text:p>
          </table:table-cell>
          <table:table-cell office:value-type="float" office:value="1.303" calcext:value-type="float">
            <text:p>1.303</text:p>
          </table:table-cell>
          <table:table-cell office:value-type="float" office:value="0.2318" calcext:value-type="float">
            <text:p>0.2318</text:p>
          </table:table-cell>
          <table:table-cell office:value-type="float" office:value="3.751" calcext:value-type="float">
            <text:p>3.751</text:p>
          </table:table-cell>
          <table:table-cell office:value-type="float" office:value="327.3" calcext:value-type="float">
            <text:p>327.3</text:p>
          </table:table-cell>
          <table:table-cell office:value-type="float" office:value="1.272" calcext:value-type="float">
            <text:p>1.272</text:p>
          </table:table-cell>
          <table:table-cell table:formula="of:=[.H14]/4" office:value-type="float" office:value="0.318" calcext:value-type="float">
            <text:p>0.318</text:p>
          </table:table-cell>
          <table:table-cell/>
          <table:table-cell table:formula="of:=[.D14]/[.E14]" office:value-type="float" office:value="5.62122519413287" calcext:value-type="float">
            <text:p>5.6212251941</text:p>
          </table:table-cell>
        </table:table-row>
        <table:table-row table:style-name="ro1">
          <table:table-cell office:value-type="float" office:value="0.4692" calcext:value-type="float">
            <text:p>0.4692</text:p>
          </table:table-cell>
          <table:table-cell office:value-type="float" office:value="3.941" calcext:value-type="float">
            <text:p>3.941</text:p>
          </table:table-cell>
          <table:table-cell office:value-type="float" office:value="372" calcext:value-type="float">
            <text:p>372</text:p>
          </table:table-cell>
          <table:table-cell office:value-type="float" office:value="1.236" calcext:value-type="float">
            <text:p>1.236</text:p>
          </table:table-cell>
          <table:table-cell office:value-type="float" office:value="0.2735" calcext:value-type="float">
            <text:p>0.2735</text:p>
          </table:table-cell>
          <table:table-cell office:value-type="float" office:value="3.989" calcext:value-type="float">
            <text:p>3.989</text:p>
          </table:table-cell>
          <table:table-cell office:value-type="float" office:value="398.4" calcext:value-type="float">
            <text:p>398.4</text:p>
          </table:table-cell>
          <table:table-cell office:value-type="float" office:value="1.226" calcext:value-type="float">
            <text:p>1.226</text:p>
          </table:table-cell>
          <table:table-cell table:formula="of:=[.H15]/4" office:value-type="float" office:value="0.3065" calcext:value-type="float">
            <text:p>0.3065</text:p>
          </table:table-cell>
          <table:table-cell/>
          <table:table-cell table:formula="of:=[.D15]/[.E15]" office:value-type="float" office:value="4.51919561243144" calcext:value-type="float">
            <text:p>4.5191956124</text:p>
          </table:table-cell>
        </table:table-row>
        <table:table-row table:style-name="ro1">
          <table:table-cell office:value-type="float" office:value="0.4006" calcext:value-type="float">
            <text:p>0.4006</text:p>
          </table:table-cell>
          <table:table-cell office:value-type="float" office:value="4.213" calcext:value-type="float">
            <text:p>4.213</text:p>
          </table:table-cell>
          <table:table-cell office:value-type="float" office:value="520.9" calcext:value-type="float">
            <text:p>520.9</text:p>
          </table:table-cell>
          <table:table-cell office:value-type="float" office:value="1.439" calcext:value-type="float">
            <text:p>1.439</text:p>
          </table:table-cell>
          <table:table-cell office:value-type="float" office:value="0.3195" calcext:value-type="float">
            <text:p>0.3195</text:p>
          </table:table-cell>
          <table:table-cell office:value-type="float" office:value="4.274" calcext:value-type="float">
            <text:p>4.274</text:p>
          </table:table-cell>
          <table:table-cell office:value-type="float" office:value="561.4" calcext:value-type="float">
            <text:p>561.4</text:p>
          </table:table-cell>
          <table:table-cell office:value-type="float" office:value="1.412" calcext:value-type="float">
            <text:p>1.412</text:p>
          </table:table-cell>
          <table:table-cell table:formula="of:=[.H16]/4" office:value-type="float" office:value="0.353" calcext:value-type="float">
            <text:p>0.353</text:p>
          </table:table-cell>
          <table:table-cell/>
          <table:table-cell table:formula="of:=[.D16]/[.E16]" office:value-type="float" office:value="4.50391236306729" calcext:value-type="float">
            <text:p>4.5039123631</text:p>
          </table:table-cell>
        </table:table-row>
        <table:table-row table:style-name="ro1">
          <table:table-cell office:value-type="float" office:value="0.2671" calcext:value-type="float">
            <text:p>0.2671</text:p>
          </table:table-cell>
          <table:table-cell office:value-type="float" office:value="4.205" calcext:value-type="float">
            <text:p>4.205</text:p>
          </table:table-cell>
          <table:table-cell office:value-type="float" office:value="531.9" calcext:value-type="float">
            <text:p>531.9</text:p>
          </table:table-cell>
          <table:table-cell office:value-type="float" office:value="1.381" calcext:value-type="float">
            <text:p>1.381</text:p>
          </table:table-cell>
          <table:table-cell office:value-type="float" office:value="0.3957" calcext:value-type="float">
            <text:p>0.3957</text:p>
          </table:table-cell>
          <table:table-cell office:value-type="float" office:value="4.129" calcext:value-type="float">
            <text:p>4.129</text:p>
          </table:table-cell>
          <table:table-cell office:value-type="float" office:value="482.7" calcext:value-type="float">
            <text:p>482.7</text:p>
          </table:table-cell>
          <table:table-cell office:value-type="float" office:value="1.409" calcext:value-type="float">
            <text:p>1.409</text:p>
          </table:table-cell>
          <table:table-cell table:formula="of:=[.H17]/4" office:value-type="float" office:value="0.35225" calcext:value-type="float">
            <text:p>0.35225</text:p>
          </table:table-cell>
          <table:table-cell/>
          <table:table-cell table:formula="of:=[.D17]/[.E17]" office:value-type="float" office:value="3.49001769016932" calcext:value-type="float">
            <text:p>3.4900176902</text:p>
          </table:table-cell>
        </table:table-row>
        <table:table-row table:style-name="ro1">
          <table:table-cell office:value-type="float" office:value="0.3769" calcext:value-type="float">
            <text:p>0.3769</text:p>
          </table:table-cell>
          <table:table-cell office:value-type="float" office:value="4.266" calcext:value-type="float">
            <text:p>4.266</text:p>
          </table:table-cell>
          <table:table-cell office:value-type="float" office:value="645.7" calcext:value-type="float">
            <text:p>645.7</text:p>
          </table:table-cell>
          <table:table-cell office:value-type="float" office:value="1.595" calcext:value-type="float">
            <text:p>1.595</text:p>
          </table:table-cell>
          <table:table-cell office:value-type="float" office:value="0.3646" calcext:value-type="float">
            <text:p>0.3646</text:p>
          </table:table-cell>
          <table:table-cell office:value-type="float" office:value="4.313" calcext:value-type="float">
            <text:p>4.313</text:p>
          </table:table-cell>
          <table:table-cell office:value-type="float" office:value="683.3" calcext:value-type="float">
            <text:p>683.3</text:p>
          </table:table-cell>
          <table:table-cell office:value-type="float" office:value="1.563" calcext:value-type="float">
            <text:p>1.563</text:p>
          </table:table-cell>
          <table:table-cell table:formula="of:=[.H18]/4" office:value-type="float" office:value="0.39075" calcext:value-type="float">
            <text:p>0.39075</text:p>
          </table:table-cell>
          <table:table-cell/>
          <table:table-cell table:formula="of:=[.D18]/[.E18]" office:value-type="float" office:value="4.3746571585299" calcext:value-type="float">
            <text:p>4.3746571585</text:p>
          </table:table-cell>
        </table:table-row>
        <table:table-row table:style-name="ro1">
          <table:table-cell office:value-type="float" office:value="0.7125" calcext:value-type="float">
            <text:p>0.7125</text:p>
          </table:table-cell>
          <table:table-cell office:value-type="float" office:value="3.848" calcext:value-type="float">
            <text:p>3.848</text:p>
          </table:table-cell>
          <table:table-cell office:value-type="float" office:value="385.6" calcext:value-type="float">
            <text:p>385.6</text:p>
          </table:table-cell>
          <table:table-cell office:value-type="float" office:value="1.346" calcext:value-type="float">
            <text:p>1.346</text:p>
          </table:table-cell>
          <table:table-cell office:value-type="float" office:value="0.354" calcext:value-type="float">
            <text:p>0.354</text:p>
          </table:table-cell>
          <table:table-cell office:value-type="float" office:value="3.827" calcext:value-type="float">
            <text:p>3.827</text:p>
          </table:table-cell>
          <table:table-cell office:value-type="float" office:value="373" calcext:value-type="float">
            <text:p>373</text:p>
          </table:table-cell>
          <table:table-cell office:value-type="float" office:value="1.353" calcext:value-type="float">
            <text:p>1.353</text:p>
          </table:table-cell>
          <table:table-cell table:formula="of:=[.H19]/4" office:value-type="float" office:value="0.33825" calcext:value-type="float">
            <text:p>0.33825</text:p>
          </table:table-cell>
          <table:table-cell/>
          <table:table-cell table:formula="of:=[.D19]/[.E19]" office:value-type="float" office:value="3.80225988700565" calcext:value-type="float">
            <text:p>3.802259887</text:p>
          </table:table-cell>
        </table:table-row>
        <table:table-row table:style-name="ro1">
          <table:table-cell office:value-type="float" office:value="0.0194" calcext:value-type="float">
            <text:p>0.0194</text:p>
          </table:table-cell>
          <table:table-cell office:value-type="float" office:value="3.457" calcext:value-type="float">
            <text:p>3.457</text:p>
          </table:table-cell>
          <table:table-cell office:value-type="float" office:value="229.7" calcext:value-type="float">
            <text:p>229.7</text:p>
          </table:table-cell>
          <table:table-cell office:value-type="float" office:value="1.33" calcext:value-type="float">
            <text:p>1.33</text:p>
          </table:table-cell>
          <table:table-cell office:value-type="float" office:value="0.2068" calcext:value-type="float">
            <text:p>0.2068</text:p>
          </table:table-cell>
          <table:table-cell office:value-type="float" office:value="3.537" calcext:value-type="float">
            <text:p>3.537</text:p>
          </table:table-cell>
          <table:table-cell office:value-type="float" office:value="272.2" calcext:value-type="float">
            <text:p>272.2</text:p>
          </table:table-cell>
          <table:table-cell office:value-type="float" office:value="1.262" calcext:value-type="float">
            <text:p>1.262</text:p>
          </table:table-cell>
          <table:table-cell table:formula="of:=[.H20]/4" office:value-type="float" office:value="0.3155" calcext:value-type="float">
            <text:p>0.3155</text:p>
          </table:table-cell>
          <table:table-cell/>
          <table:table-cell table:formula="of:=[.D20]/[.E20]" office:value-type="float" office:value="6.43133462282399" calcext:value-type="float">
            <text:p>6.4313346228</text:p>
          </table:table-cell>
        </table:table-row>
        <table:table-row table:style-name="ro1">
          <table:table-cell office:value-type="float" office:value="0.1532" calcext:value-type="float">
            <text:p>0.1532</text:p>
          </table:table-cell>
          <table:table-cell office:value-type="float" office:value="3.934" calcext:value-type="float">
            <text:p>3.934</text:p>
          </table:table-cell>
          <table:table-cell office:value-type="float" office:value="411" calcext:value-type="float">
            <text:p>411</text:p>
          </table:table-cell>
          <table:table-cell office:value-type="float" office:value="1.308" calcext:value-type="float">
            <text:p>1.308</text:p>
          </table:table-cell>
          <table:table-cell office:value-type="float" office:value="0.4007" calcext:value-type="float">
            <text:p>0.4007</text:p>
          </table:table-cell>
          <table:table-cell office:value-type="float" office:value="3.841" calcext:value-type="float">
            <text:p>3.841</text:p>
          </table:table-cell>
          <table:table-cell office:value-type="float" office:value="357.4" calcext:value-type="float">
            <text:p>357.4</text:p>
          </table:table-cell>
          <table:table-cell office:value-type="float" office:value="1.335" calcext:value-type="float">
            <text:p>1.335</text:p>
          </table:table-cell>
          <table:table-cell table:formula="of:=[.H21]/4" office:value-type="float" office:value="0.33375" calcext:value-type="float">
            <text:p>0.33375</text:p>
          </table:table-cell>
          <table:table-cell/>
          <table:table-cell table:formula="of:=[.D21]/[.E21]" office:value-type="float" office:value="3.26428749688046" calcext:value-type="float">
            <text:p>3.2642874969</text:p>
          </table:table-cell>
        </table:table-row>
        <table:table-row table:style-name="ro1">
          <table:table-cell office:value-type="float" office:value="0.4723" calcext:value-type="float">
            <text:p>0.4723</text:p>
          </table:table-cell>
          <table:table-cell office:value-type="float" office:value="3.555" calcext:value-type="float">
            <text:p>3.555</text:p>
          </table:table-cell>
          <table:table-cell office:value-type="float" office:value="246.5" calcext:value-type="float">
            <text:p>246.5</text:p>
          </table:table-cell>
          <table:table-cell office:value-type="float" office:value="1.136" calcext:value-type="float">
            <text:p>1.136</text:p>
          </table:table-cell>
          <table:table-cell office:value-type="float" office:value="0.246" calcext:value-type="float">
            <text:p>0.246</text:p>
          </table:table-cell>
          <table:table-cell office:value-type="float" office:value="3.588" calcext:value-type="float">
            <text:p>3.588</text:p>
          </table:table-cell>
          <table:table-cell office:value-type="float" office:value="262.3" calcext:value-type="float">
            <text:p>262.3</text:p>
          </table:table-cell>
          <table:table-cell office:value-type="float" office:value="1.13" calcext:value-type="float">
            <text:p>1.13</text:p>
          </table:table-cell>
          <table:table-cell table:formula="of:=[.H22]/4" office:value-type="float" office:value="0.2825" calcext:value-type="float">
            <text:p>0.2825</text:p>
          </table:table-cell>
          <table:table-cell/>
          <table:table-cell table:formula="of:=[.D22]/[.E22]" office:value-type="float" office:value="4.61788617886179" calcext:value-type="float">
            <text:p>4.6178861789</text:p>
          </table:table-cell>
        </table:table-row>
        <table:table-row table:style-name="ro1">
          <table:table-cell office:value-type="float" office:value="0.7672" calcext:value-type="float">
            <text:p>0.7672</text:p>
          </table:table-cell>
          <table:table-cell office:value-type="float" office:value="3.966" calcext:value-type="float">
            <text:p>3.966</text:p>
          </table:table-cell>
          <table:table-cell office:value-type="float" office:value="433.6" calcext:value-type="float">
            <text:p>433.6</text:p>
          </table:table-cell>
          <table:table-cell office:value-type="float" office:value="1.403" calcext:value-type="float">
            <text:p>1.403</text:p>
          </table:table-cell>
          <table:table-cell office:value-type="float" office:value="0.364" calcext:value-type="float">
            <text:p>0.364</text:p>
          </table:table-cell>
          <table:table-cell office:value-type="float" office:value="3.948" calcext:value-type="float">
            <text:p>3.948</text:p>
          </table:table-cell>
          <table:table-cell office:value-type="float" office:value="422.5" calcext:value-type="float">
            <text:p>422.5</text:p>
          </table:table-cell>
          <table:table-cell office:value-type="float" office:value="1.409" calcext:value-type="float">
            <text:p>1.409</text:p>
          </table:table-cell>
          <table:table-cell table:formula="of:=[.H23]/4" office:value-type="float" office:value="0.35225" calcext:value-type="float">
            <text:p>0.35225</text:p>
          </table:table-cell>
          <table:table-cell/>
          <table:table-cell table:formula="of:=[.D23]/[.E23]" office:value-type="float" office:value="3.8543956043956" calcext:value-type="float">
            <text:p>3.8543956044</text:p>
          </table:table-cell>
        </table:table-row>
        <table:table-row table:style-name="ro1">
          <table:table-cell office:value-type="float" office:value="0.5702" calcext:value-type="float">
            <text:p>0.5702</text:p>
          </table:table-cell>
          <table:table-cell office:value-type="float" office:value="4.062" calcext:value-type="float">
            <text:p>4.062</text:p>
          </table:table-cell>
          <table:table-cell office:value-type="float" office:value="473.3" calcext:value-type="float">
            <text:p>473.3</text:p>
          </table:table-cell>
          <table:table-cell office:value-type="float" office:value="1.384" calcext:value-type="float">
            <text:p>1.384</text:p>
          </table:table-cell>
          <table:table-cell office:value-type="float" office:value="0.371" calcext:value-type="float">
            <text:p>0.371</text:p>
          </table:table-cell>
          <table:table-cell office:value-type="float" office:value="4.029" calcext:value-type="float">
            <text:p>4.029</text:p>
          </table:table-cell>
          <table:table-cell office:value-type="float" office:value="452.6" calcext:value-type="float">
            <text:p>452.6</text:p>
          </table:table-cell>
          <table:table-cell office:value-type="float" office:value="1.398" calcext:value-type="float">
            <text:p>1.398</text:p>
          </table:table-cell>
          <table:table-cell table:formula="of:=[.H24]/4" office:value-type="float" office:value="0.3495" calcext:value-type="float">
            <text:p>0.3495</text:p>
          </table:table-cell>
          <table:table-cell/>
          <table:table-cell table:formula="of:=[.D24]/[.E24]" office:value-type="float" office:value="3.73045822102426" calcext:value-type="float">
            <text:p>3.730458221</text:p>
          </table:table-cell>
        </table:table-row>
        <table:table-row table:style-name="ro1">
          <table:table-cell office:value-type="float" office:value="0.8872" calcext:value-type="float">
            <text:p>0.8872</text:p>
          </table:table-cell>
          <table:table-cell office:value-type="float" office:value="3.8" calcext:value-type="float">
            <text:p>3.8</text:p>
          </table:table-cell>
          <table:table-cell office:value-type="float" office:value="334" calcext:value-type="float">
            <text:p>334</text:p>
          </table:table-cell>
          <table:table-cell office:value-type="float" office:value="1.276" calcext:value-type="float">
            <text:p>1.276</text:p>
          </table:table-cell>
          <table:table-cell office:value-type="float" office:value="0.3118" calcext:value-type="float">
            <text:p>0.3118</text:p>
          </table:table-cell>
          <table:table-cell office:value-type="float" office:value="3.807" calcext:value-type="float">
            <text:p>3.807</text:p>
          </table:table-cell>
          <table:table-cell office:value-type="float" office:value="338" calcext:value-type="float">
            <text:p>338</text:p>
          </table:table-cell>
          <table:table-cell office:value-type="float" office:value="1.273" calcext:value-type="float">
            <text:p>1.273</text:p>
          </table:table-cell>
          <table:table-cell table:formula="of:=[.H25]/4" office:value-type="float" office:value="0.31825" calcext:value-type="float">
            <text:p>0.31825</text:p>
          </table:table-cell>
          <table:table-cell/>
          <table:table-cell table:formula="of:=[.D25]/[.E25]" office:value-type="float" office:value="4.09236690186017" calcext:value-type="float">
            <text:p>4.0923669019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4.229" calcext:value-type="float">
            <text:p>4.229</text:p>
          </table:table-cell>
          <table:table-cell office:value-type="float" office:value="507.8" calcext:value-type="float">
            <text:p>507.8</text:p>
          </table:table-cell>
          <table:table-cell office:value-type="float" office:value="1.352" calcext:value-type="float">
            <text:p>1.352</text:p>
          </table:table-cell>
          <table:table-cell office:value-type="float" office:value="0.3371" calcext:value-type="float">
            <text:p>0.3371</text:p>
          </table:table-cell>
          <table:table-cell office:value-type="float" office:value="4.23" calcext:value-type="float">
            <text:p>4.23</text:p>
          </table:table-cell>
          <table:table-cell office:value-type="float" office:value="508.8" calcext:value-type="float">
            <text:p>508.8</text:p>
          </table:table-cell>
          <table:table-cell office:value-type="float" office:value="1.352" calcext:value-type="float">
            <text:p>1.352</text:p>
          </table:table-cell>
          <table:table-cell table:formula="of:=[.H26]/4" office:value-type="float" office:value="0.338" calcext:value-type="float">
            <text:p>0.338</text:p>
          </table:table-cell>
          <table:table-cell/>
          <table:table-cell table:formula="of:=[.D26]/[.E26]" office:value-type="float" office:value="4.01067932364284" calcext:value-type="float">
            <text:p>4.0106793236</text:p>
          </table:table-cell>
        </table:table-row>
        <table:table-row table:style-name="ro1">
          <table:table-cell office:value-type="float" office:value="0.7242" calcext:value-type="float">
            <text:p>0.7242</text:p>
          </table:table-cell>
          <table:table-cell office:value-type="float" office:value="3.819" calcext:value-type="float">
            <text:p>3.819</text:p>
          </table:table-cell>
          <table:table-cell office:value-type="float" office:value="313.4" calcext:value-type="float">
            <text:p>313.4</text:p>
          </table:table-cell>
          <table:table-cell office:value-type="float" office:value="1.082" calcext:value-type="float">
            <text:p>1.082</text:p>
          </table:table-cell>
          <table:table-cell office:value-type="float" office:value="0.2899" calcext:value-type="float">
            <text:p>0.2899</text:p>
          </table:table-cell>
          <table:table-cell office:value-type="float" office:value="3.795" calcext:value-type="float">
            <text:p>3.795</text:p>
          </table:table-cell>
          <table:table-cell office:value-type="float" office:value="301.8" calcext:value-type="float">
            <text:p>301.8</text:p>
          </table:table-cell>
          <table:table-cell office:value-type="float" office:value="1.081" calcext:value-type="float">
            <text:p>1.081</text:p>
          </table:table-cell>
          <table:table-cell table:formula="of:=[.H27]/4" office:value-type="float" office:value="0.27025" calcext:value-type="float">
            <text:p>0.27025</text:p>
          </table:table-cell>
          <table:table-cell/>
          <table:table-cell table:formula="of:=[.D27]/[.E27]" office:value-type="float" office:value="3.73232149016902" calcext:value-type="float">
            <text:p>3.7323214902</text:p>
          </table:table-cell>
        </table:table-row>
        <table:table-row table:style-name="ro1">
          <table:table-cell office:value-type="float" office:value="0.5532" calcext:value-type="float">
            <text:p>0.5532</text:p>
          </table:table-cell>
          <table:table-cell office:value-type="float" office:value="3.848" calcext:value-type="float">
            <text:p>3.848</text:p>
          </table:table-cell>
          <table:table-cell office:value-type="float" office:value="347.6" calcext:value-type="float">
            <text:p>347.6</text:p>
          </table:table-cell>
          <table:table-cell office:value-type="float" office:value="1.182" calcext:value-type="float">
            <text:p>1.182</text:p>
          </table:table-cell>
          <table:table-cell office:value-type="float" office:value="0.2684" calcext:value-type="float">
            <text:p>0.2684</text:p>
          </table:table-cell>
          <table:table-cell office:value-type="float" office:value="3.881" calcext:value-type="float">
            <text:p>3.881</text:p>
          </table:table-cell>
          <table:table-cell office:value-type="float" office:value="365.2" calcext:value-type="float">
            <text:p>365.2</text:p>
          </table:table-cell>
          <table:table-cell office:value-type="float" office:value="1.174" calcext:value-type="float">
            <text:p>1.174</text:p>
          </table:table-cell>
          <table:table-cell table:formula="of:=[.H28]/4" office:value-type="float" office:value="0.2935" calcext:value-type="float">
            <text:p>0.2935</text:p>
          </table:table-cell>
          <table:table-cell/>
          <table:table-cell table:formula="of:=[.D28]/[.E28]" office:value-type="float" office:value="4.40387481371088" calcext:value-type="float">
            <text:p>4.4038748137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3.866" calcext:value-type="float">
            <text:p>3.866</text:p>
          </table:table-cell>
          <table:table-cell office:value-type="float" office:value="361.8" calcext:value-type="float">
            <text:p>361.8</text:p>
          </table:table-cell>
          <table:table-cell office:value-type="float" office:value="1.213" calcext:value-type="float">
            <text:p>1.213</text:p>
          </table:table-cell>
          <table:table-cell office:value-type="float" office:value="0.3671" calcext:value-type="float">
            <text:p>0.3671</text:p>
          </table:table-cell>
          <table:table-cell office:value-type="float" office:value="3.793" calcext:value-type="float">
            <text:p>3.793</text:p>
          </table:table-cell>
          <table:table-cell office:value-type="float" office:value="322.3" calcext:value-type="float">
            <text:p>322.3</text:p>
          </table:table-cell>
          <table:table-cell office:value-type="float" office:value="1.229" calcext:value-type="float">
            <text:p>1.229</text:p>
          </table:table-cell>
          <table:table-cell table:formula="of:=[.H29]/4" office:value-type="float" office:value="0.30725" calcext:value-type="float">
            <text:p>0.30725</text:p>
          </table:table-cell>
          <table:table-cell/>
          <table:table-cell table:formula="of:=[.D29]/[.E29]" office:value-type="float" office:value="3.30427676382457" calcext:value-type="float">
            <text:p>3.3042767638</text:p>
          </table:table-cell>
        </table:table-row>
        <table:table-row table:style-name="ro1">
          <table:table-cell office:value-type="float" office:value="0.2281" calcext:value-type="float">
            <text:p>0.2281</text:p>
          </table:table-cell>
          <table:table-cell office:value-type="float" office:value="3.884" calcext:value-type="float">
            <text:p>3.884</text:p>
          </table:table-cell>
          <table:table-cell office:value-type="float" office:value="426.2" calcext:value-type="float">
            <text:p>426.2</text:p>
          </table:table-cell>
          <table:table-cell office:value-type="float" office:value="1.424" calcext:value-type="float">
            <text:p>1.424</text:p>
          </table:table-cell>
          <table:table-cell office:value-type="float" office:value="0.4118" calcext:value-type="float">
            <text:p>0.4118</text:p>
          </table:table-cell>
          <table:table-cell office:value-type="float" office:value="3.832" calcext:value-type="float">
            <text:p>3.832</text:p>
          </table:table-cell>
          <table:table-cell office:value-type="float" office:value="392" calcext:value-type="float">
            <text:p>392</text:p>
          </table:table-cell>
          <table:table-cell office:value-type="float" office:value="1.462" calcext:value-type="float">
            <text:p>1.462</text:p>
          </table:table-cell>
          <table:table-cell table:formula="of:=[.H30]/4" office:value-type="float" office:value="0.3655" calcext:value-type="float">
            <text:p>0.3655</text:p>
          </table:table-cell>
          <table:table-cell/>
          <table:table-cell table:formula="of:=[.D30]/[.E30]" office:value-type="float" office:value="3.45798931520155" calcext:value-type="float">
            <text:p>3.4579893152</text:p>
          </table:table-cell>
        </table:table-row>
        <table:table-row table:style-name="ro1">
          <table:table-cell office:value-type="float" office:value="0.2617" calcext:value-type="float">
            <text:p>0.2617</text:p>
          </table:table-cell>
          <table:table-cell office:value-type="float" office:value="4.101" calcext:value-type="float">
            <text:p>4.101</text:p>
          </table:table-cell>
          <table:table-cell office:value-type="float" office:value="479.7" calcext:value-type="float">
            <text:p>479.7</text:p>
          </table:table-cell>
          <table:table-cell office:value-type="float" office:value="1.457" calcext:value-type="float">
            <text:p>1.457</text:p>
          </table:table-cell>
          <table:table-cell office:value-type="float" office:value="0.3152" calcext:value-type="float">
            <text:p>0.3152</text:p>
          </table:table-cell>
          <table:table-cell office:value-type="float" office:value="4.168" calcext:value-type="float">
            <text:p>4.168</text:p>
          </table:table-cell>
          <table:table-cell office:value-type="float" office:value="524.3" calcext:value-type="float">
            <text:p>524.3</text:p>
          </table:table-cell>
          <table:table-cell office:value-type="float" office:value="1.426" calcext:value-type="float">
            <text:p>1.426</text:p>
          </table:table-cell>
          <table:table-cell table:formula="of:=[.H31]/4" office:value-type="float" office:value="0.3565" calcext:value-type="float">
            <text:p>0.3565</text:p>
          </table:table-cell>
          <table:table-cell/>
          <table:table-cell table:formula="of:=[.D31]/[.E31]" office:value-type="float" office:value="4.62246192893401" calcext:value-type="float">
            <text:p>4.6224619289</text:p>
          </table:table-cell>
        </table:table-row>
        <table:table-row table:style-name="ro1">
          <table:table-cell office:value-type="float" office:value="0.7136" calcext:value-type="float">
            <text:p>0.7136</text:p>
          </table:table-cell>
          <table:table-cell office:value-type="float" office:value="3.777" calcext:value-type="float">
            <text:p>3.777</text:p>
          </table:table-cell>
          <table:table-cell office:value-type="float" office:value="373.8" calcext:value-type="float">
            <text:p>373.8</text:p>
          </table:table-cell>
          <table:table-cell office:value-type="float" office:value="1.437" calcext:value-type="float">
            <text:p>1.437</text:p>
          </table:table-cell>
          <table:table-cell office:value-type="float" office:value="0.3774" calcext:value-type="float">
            <text:p>0.3774</text:p>
          </table:table-cell>
          <table:table-cell office:value-type="float" office:value="3.758" calcext:value-type="float">
            <text:p>3.758</text:p>
          </table:table-cell>
          <table:table-cell office:value-type="float" office:value="362.3" calcext:value-type="float">
            <text:p>362.3</text:p>
          </table:table-cell>
          <table:table-cell office:value-type="float" office:value="1.447" calcext:value-type="float">
            <text:p>1.447</text:p>
          </table:table-cell>
          <table:table-cell table:formula="of:=[.H32]/4" office:value-type="float" office:value="0.36175" calcext:value-type="float">
            <text:p>0.36175</text:p>
          </table:table-cell>
          <table:table-cell/>
          <table:table-cell table:formula="of:=[.D32]/[.E32]" office:value-type="float" office:value="3.80763116057234" calcext:value-type="float">
            <text:p>3.8076311606</text:p>
          </table:table-cell>
        </table:table-row>
        <table:table-row table:style-name="ro1">
          <table:table-cell office:value-type="float" office:value="0.5637" calcext:value-type="float">
            <text:p>0.5637</text:p>
          </table:table-cell>
          <table:table-cell office:value-type="float" office:value="3.706" calcext:value-type="float">
            <text:p>3.706</text:p>
          </table:table-cell>
          <table:table-cell office:value-type="float" office:value="293.2" calcext:value-type="float">
            <text:p>293.2</text:p>
          </table:table-cell>
          <table:table-cell office:value-type="float" office:value="1.079" calcext:value-type="float">
            <text:p>1.079</text:p>
          </table:table-cell>
          <table:table-cell office:value-type="float" office:value="0.3011" calcext:value-type="float">
            <text:p>0.3011</text:p>
          </table:table-cell>
          <table:table-cell office:value-type="float" office:value="3.67" calcext:value-type="float">
            <text:p>3.67</text:p>
          </table:table-cell>
          <table:table-cell office:value-type="float" office:value="276.3" calcext:value-type="float">
            <text:p>276.3</text:p>
          </table:table-cell>
          <table:table-cell office:value-type="float" office:value="1.078" calcext:value-type="float">
            <text:p>1.078</text:p>
          </table:table-cell>
          <table:table-cell table:formula="of:=[.H33]/4" office:value-type="float" office:value="0.2695" calcext:value-type="float">
            <text:p>0.2695</text:p>
          </table:table-cell>
          <table:table-cell/>
          <table:table-cell table:formula="of:=[.D33]/[.E33]" office:value-type="float" office:value="3.58352706741946" calcext:value-type="float">
            <text:p>3.5835270674</text:p>
          </table:table-cell>
        </table:table-row>
        <table:table-row table:style-name="ro1">
          <table:table-cell office:value-type="float" office:value="0.7706" calcext:value-type="float">
            <text:p>0.7706</text:p>
          </table:table-cell>
          <table:table-cell office:value-type="float" office:value="3.653" calcext:value-type="float">
            <text:p>3.653</text:p>
          </table:table-cell>
          <table:table-cell office:value-type="float" office:value="267.9" calcext:value-type="float">
            <text:p>267.9</text:p>
          </table:table-cell>
          <table:table-cell office:value-type="float" office:value="1.125" calcext:value-type="float">
            <text:p>1.125</text:p>
          </table:table-cell>
          <table:table-cell office:value-type="float" office:value="0.2665" calcext:value-type="float">
            <text:p>0.2665</text:p>
          </table:table-cell>
          <table:table-cell office:value-type="float" office:value="3.668" calcext:value-type="float">
            <text:p>3.668</text:p>
          </table:table-cell>
          <table:table-cell office:value-type="float" office:value="274.8" calcext:value-type="float">
            <text:p>274.8</text:p>
          </table:table-cell>
          <table:table-cell office:value-type="float" office:value="1.124" calcext:value-type="float">
            <text:p>1.124</text:p>
          </table:table-cell>
          <table:table-cell table:formula="of:=[.H34]/4" office:value-type="float" office:value="0.281" calcext:value-type="float">
            <text:p>0.281</text:p>
          </table:table-cell>
          <table:table-cell/>
          <table:table-cell table:formula="of:=[.D34]/[.E34]" office:value-type="float" office:value="4.22138836772983" calcext:value-type="float">
            <text:p>4.2213883677</text:p>
          </table:table-cell>
        </table:table-row>
        <table:table-row table:style-name="ro1">
          <table:table-cell office:value-type="float" office:value="0.1883" calcext:value-type="float">
            <text:p>0.1883</text:p>
          </table:table-cell>
          <table:table-cell office:value-type="float" office:value="3.852" calcext:value-type="float">
            <text:p>3.852</text:p>
          </table:table-cell>
          <table:table-cell office:value-type="float" office:value="401.6" calcext:value-type="float">
            <text:p>401.6</text:p>
          </table:table-cell>
          <table:table-cell office:value-type="float" office:value="1.322" calcext:value-type="float">
            <text:p>1.322</text:p>
          </table:table-cell>
          <table:table-cell office:value-type="float" office:value="0.3915" calcext:value-type="float">
            <text:p>0.3915</text:p>
          </table:table-cell>
          <table:table-cell office:value-type="float" office:value="3.78" calcext:value-type="float">
            <text:p>3.78</text:p>
          </table:table-cell>
          <table:table-cell office:value-type="float" office:value="359.2" calcext:value-type="float">
            <text:p>359.2</text:p>
          </table:table-cell>
          <table:table-cell office:value-type="float" office:value="1.348" calcext:value-type="float">
            <text:p>1.348</text:p>
          </table:table-cell>
          <table:table-cell table:formula="of:=[.H35]/4" office:value-type="float" office:value="0.337" calcext:value-type="float">
            <text:p>0.337</text:p>
          </table:table-cell>
          <table:table-cell/>
          <table:table-cell table:formula="of:=[.D35]/[.E35]" office:value-type="float" office:value="3.37675606641124" calcext:value-type="float">
            <text:p>3.3767560664</text:p>
          </table:table-cell>
        </table:table-row>
        <table:table-row table:style-name="ro1">
          <table:table-cell office:value-type="float" office:value="0.8454" calcext:value-type="float">
            <text:p>0.8454</text:p>
          </table:table-cell>
          <table:table-cell office:value-type="float" office:value="4.202" calcext:value-type="float">
            <text:p>4.202</text:p>
          </table:table-cell>
          <table:table-cell office:value-type="float" office:value="492.7" calcext:value-type="float">
            <text:p>492.7</text:p>
          </table:table-cell>
          <table:table-cell office:value-type="float" office:value="1.337" calcext:value-type="float">
            <text:p>1.337</text:p>
          </table:table-cell>
          <table:table-cell office:value-type="float" office:value="0.3425" calcext:value-type="float">
            <text:p>0.3425</text:p>
          </table:table-cell>
          <table:table-cell office:value-type="float" office:value="4.19" calcext:value-type="float">
            <text:p>4.19</text:p>
          </table:table-cell>
          <table:table-cell office:value-type="float" office:value="485.2" calcext:value-type="float">
            <text:p>485.2</text:p>
          </table:table-cell>
          <table:table-cell office:value-type="float" office:value="1.341" calcext:value-type="float">
            <text:p>1.341</text:p>
          </table:table-cell>
          <table:table-cell table:formula="of:=[.H36]/4" office:value-type="float" office:value="0.33525" calcext:value-type="float">
            <text:p>0.33525</text:p>
          </table:table-cell>
          <table:table-cell/>
          <table:table-cell table:formula="of:=[.D36]/[.E36]" office:value-type="float" office:value="3.9036496350365" calcext:value-type="float">
            <text:p>3.903649635</text:p>
          </table:table-cell>
        </table:table-row>
        <table:table-row table:style-name="ro1">
          <table:table-cell office:value-type="float" office:value="0.4653" calcext:value-type="float">
            <text:p>0.4653</text:p>
          </table:table-cell>
          <table:table-cell office:value-type="float" office:value="3.604" calcext:value-type="float">
            <text:p>3.604</text:p>
          </table:table-cell>
          <table:table-cell office:value-type="float" office:value="262.7" calcext:value-type="float">
            <text:p>262.7</text:p>
          </table:table-cell>
          <table:table-cell office:value-type="float" office:value="1.187" calcext:value-type="float">
            <text:p>1.187</text:p>
          </table:table-cell>
          <table:table-cell office:value-type="float" office:value="0.2565" calcext:value-type="float">
            <text:p>0.2565</text:p>
          </table:table-cell>
          <table:table-cell office:value-type="float" office:value="3.644" calcext:value-type="float">
            <text:p>3.644</text:p>
          </table:table-cell>
          <table:table-cell office:value-type="float" office:value="282.5" calcext:value-type="float">
            <text:p>282.5</text:p>
          </table:table-cell>
          <table:table-cell office:value-type="float" office:value="1.182" calcext:value-type="float">
            <text:p>1.182</text:p>
          </table:table-cell>
          <table:table-cell table:formula="of:=[.H37]/4" office:value-type="float" office:value="0.2955" calcext:value-type="float">
            <text:p>0.2955</text:p>
          </table:table-cell>
          <table:table-cell/>
          <table:table-cell table:formula="of:=[.D37]/[.E37]" office:value-type="float" office:value="4.62768031189084" calcext:value-type="float">
            <text:p>4.6276803119</text:p>
          </table:table-cell>
        </table:table-row>
        <table:table-row table:style-name="ro1">
          <table:table-cell office:value-type="float" office:value="0.0399" calcext:value-type="float">
            <text:p>0.0399</text:p>
          </table:table-cell>
          <table:table-cell office:value-type="float" office:value="3.892" calcext:value-type="float">
            <text:p>3.892</text:p>
          </table:table-cell>
          <table:table-cell office:value-type="float" office:value="368.9" calcext:value-type="float">
            <text:p>368.9</text:p>
          </table:table-cell>
          <table:table-cell office:value-type="float" office:value="1.389" calcext:value-type="float">
            <text:p>1.389</text:p>
          </table:table-cell>
          <table:table-cell office:value-type="float" office:value="0.2471" calcext:value-type="float">
            <text:p>0.2471</text:p>
          </table:table-cell>
          <table:table-cell office:value-type="float" office:value="4.004" calcext:value-type="float">
            <text:p>4.004</text:p>
          </table:table-cell>
          <table:table-cell office:value-type="float" office:value="435.6" calcext:value-type="float">
            <text:p>435.6</text:p>
          </table:table-cell>
          <table:table-cell office:value-type="float" office:value="1.328" calcext:value-type="float">
            <text:p>1.328</text:p>
          </table:table-cell>
          <table:table-cell table:formula="of:=[.H38]/4" office:value-type="float" office:value="0.332" calcext:value-type="float">
            <text:p>0.332</text:p>
          </table:table-cell>
          <table:table-cell/>
          <table:table-cell table:formula="of:=[.D38]/[.E38]" office:value-type="float" office:value="5.62120598947794" calcext:value-type="float">
            <text:p>5.6212059895</text:p>
          </table:table-cell>
        </table:table-row>
        <table:table-row table:style-name="ro1">
          <table:table-cell office:value-type="float" office:value="0.6937" calcext:value-type="float">
            <text:p>0.6937</text:p>
          </table:table-cell>
          <table:table-cell office:value-type="float" office:value="4.098" calcext:value-type="float">
            <text:p>4.098</text:p>
          </table:table-cell>
          <table:table-cell office:value-type="float" office:value="527" calcext:value-type="float">
            <text:p>527</text:p>
          </table:table-cell>
          <table:table-cell office:value-type="float" office:value="1.509" calcext:value-type="float">
            <text:p>1.509</text:p>
          </table:table-cell>
          <table:table-cell office:value-type="float" office:value="0.396" calcext:value-type="float">
            <text:p>0.396</text:p>
          </table:table-cell>
          <table:table-cell office:value-type="float" office:value="4.069" calcext:value-type="float">
            <text:p>4.069</text:p>
          </table:table-cell>
          <table:table-cell office:value-type="float" office:value="507.2" calcext:value-type="float">
            <text:p>507.2</text:p>
          </table:table-cell>
          <table:table-cell office:value-type="float" office:value="1.52" calcext:value-type="float">
            <text:p>1.52</text:p>
          </table:table-cell>
          <table:table-cell table:formula="of:=[.H39]/4" office:value-type="float" office:value="0.38" calcext:value-type="float">
            <text:p>0.38</text:p>
          </table:table-cell>
          <table:table-cell/>
          <table:table-cell table:formula="of:=[.D39]/[.E39]" office:value-type="float" office:value="3.81060606060606" calcext:value-type="float">
            <text:p>3.8106060606</text:p>
          </table:table-cell>
        </table:table-row>
        <table:table-row table:style-name="ro1">
          <table:table-cell office:value-type="float" office:value="0.0933" calcext:value-type="float">
            <text:p>0.0933</text:p>
          </table:table-cell>
          <table:table-cell office:value-type="float" office:value="4.19" calcext:value-type="float">
            <text:p>4.19</text:p>
          </table:table-cell>
          <table:table-cell office:value-type="float" office:value="494.5" calcext:value-type="float">
            <text:p>494.5</text:p>
          </table:table-cell>
          <table:table-cell office:value-type="float" office:value="1.31" calcext:value-type="float">
            <text:p>1.31</text:p>
          </table:table-cell>
          <table:table-cell office:value-type="float" office:value="0.41" calcext:value-type="float">
            <text:p>0.41</text:p>
          </table:table-cell>
          <table:table-cell office:value-type="float" office:value="4.049" calcext:value-type="float">
            <text:p>4.049</text:p>
          </table:table-cell>
          <table:table-cell office:value-type="float" office:value="412.2" calcext:value-type="float">
            <text:p>412.2</text:p>
          </table:table-cell>
          <table:table-cell office:value-type="float" office:value="1.331" calcext:value-type="float">
            <text:p>1.331</text:p>
          </table:table-cell>
          <table:table-cell table:formula="of:=[.H40]/4" office:value-type="float" office:value="0.33275" calcext:value-type="float">
            <text:p>0.33275</text:p>
          </table:table-cell>
          <table:table-cell/>
          <table:table-cell table:formula="of:=[.D40]/[.E40]" office:value-type="float" office:value="3.19512195121951" calcext:value-type="float">
            <text:p>3.1951219512</text:p>
          </table:table-cell>
        </table:table-row>
        <table:table-row table:style-name="ro1">
          <table:table-cell office:value-type="float" office:value="0.1736" calcext:value-type="float">
            <text:p>0.1736</text:p>
          </table:table-cell>
          <table:table-cell office:value-type="float" office:value="4.368" calcext:value-type="float">
            <text:p>4.368</text:p>
          </table:table-cell>
          <table:table-cell office:value-type="float" office:value="628.5" calcext:value-type="float">
            <text:p>628.5</text:p>
          </table:table-cell>
          <table:table-cell office:value-type="float" office:value="1.449" calcext:value-type="float">
            <text:p>1.449</text:p>
          </table:table-cell>
          <table:table-cell office:value-type="float" office:value="0.423" calcext:value-type="float">
            <text:p>0.423</text:p>
          </table:table-cell>
          <table:table-cell office:value-type="float" office:value="4.259" calcext:value-type="float">
            <text:p>4.259</text:p>
          </table:table-cell>
          <table:table-cell office:value-type="float" office:value="553.1" calcext:value-type="float">
            <text:p>553.1</text:p>
          </table:table-cell>
          <table:table-cell office:value-type="float" office:value="1.484" calcext:value-type="float">
            <text:p>1.484</text:p>
          </table:table-cell>
          <table:table-cell table:formula="of:=[.H41]/4" office:value-type="float" office:value="0.371" calcext:value-type="float">
            <text:p>0.371</text:p>
          </table:table-cell>
          <table:table-cell/>
          <table:table-cell table:formula="of:=[.D41]/[.E41]" office:value-type="float" office:value="3.42553191489362" calcext:value-type="float">
            <text:p>3.4255319149</text:p>
          </table:table-cell>
        </table:table-row>
        <table:table-row table:style-name="ro1">
          <table:table-cell office:value-type="float" office:value="0.5708" calcext:value-type="float">
            <text:p>0.5708</text:p>
          </table:table-cell>
          <table:table-cell office:value-type="float" office:value="4.032" calcext:value-type="float">
            <text:p>4.032</text:p>
          </table:table-cell>
          <table:table-cell office:value-type="float" office:value="455.9" calcext:value-type="float">
            <text:p>455.9</text:p>
          </table:table-cell>
          <table:table-cell office:value-type="float" office:value="1.32" calcext:value-type="float">
            <text:p>1.32</text:p>
          </table:table-cell>
          <table:table-cell office:value-type="float" office:value="0.3567" calcext:value-type="float">
            <text:p>0.3567</text:p>
          </table:table-cell>
          <table:table-cell office:value-type="float" office:value="3.995" calcext:value-type="float">
            <text:p>3.995</text:p>
          </table:table-cell>
          <table:table-cell office:value-type="float" office:value="432.9" calcext:value-type="float">
            <text:p>432.9</text:p>
          </table:table-cell>
          <table:table-cell office:value-type="float" office:value="1.331" calcext:value-type="float">
            <text:p>1.331</text:p>
          </table:table-cell>
          <table:table-cell table:formula="of:=[.H42]/4" office:value-type="float" office:value="0.33275" calcext:value-type="float">
            <text:p>0.33275</text:p>
          </table:table-cell>
          <table:table-cell/>
          <table:table-cell table:formula="of:=[.D42]/[.E42]" office:value-type="float" office:value="3.70058873002523" calcext:value-type="float">
            <text:p>3.70058873</text:p>
          </table:table-cell>
        </table:table-row>
        <table:table-row table:style-name="ro1">
          <table:table-cell office:value-type="float" office:value="0.1384" calcext:value-type="float">
            <text:p>0.1384</text:p>
          </table:table-cell>
          <table:table-cell office:value-type="float" office:value="4.014" calcext:value-type="float">
            <text:p>4.014</text:p>
          </table:table-cell>
          <table:table-cell office:value-type="float" office:value="413.5" calcext:value-type="float">
            <text:p>413.5</text:p>
          </table:table-cell>
          <table:table-cell office:value-type="float" office:value="1.366" calcext:value-type="float">
            <text:p>1.366</text:p>
          </table:table-cell>
          <table:table-cell office:value-type="float" office:value="0.2771" calcext:value-type="float">
            <text:p>0.2771</text:p>
          </table:table-cell>
          <table:table-cell office:value-type="float" office:value="4.1" calcext:value-type="float">
            <text:p>4.1</text:p>
          </table:table-cell>
          <table:table-cell office:value-type="float" office:value="465.3" calcext:value-type="float">
            <text:p>465.3</text:p>
          </table:table-cell>
          <table:table-cell office:value-type="float" office:value="1.333" calcext:value-type="float">
            <text:p>1.333</text:p>
          </table:table-cell>
          <table:table-cell table:formula="of:=[.H43]/4" office:value-type="float" office:value="0.33325" calcext:value-type="float">
            <text:p>0.33325</text:p>
          </table:table-cell>
          <table:table-cell/>
          <table:table-cell table:formula="of:=[.D43]/[.E43]" office:value-type="float" office:value="4.92962829303501" calcext:value-type="float">
            <text:p>4.929628293</text:p>
          </table:table-cell>
        </table:table-row>
        <table:table-row table:style-name="ro1">
          <table:table-cell office:value-type="float" office:value="0.8709" calcext:value-type="float">
            <text:p>0.8709</text:p>
          </table:table-cell>
          <table:table-cell office:value-type="float" office:value="3.931" calcext:value-type="float">
            <text:p>3.931</text:p>
          </table:table-cell>
          <table:table-cell office:value-type="float" office:value="471.3" calcext:value-type="float">
            <text:p>471.3</text:p>
          </table:table-cell>
          <table:table-cell office:value-type="float" office:value="1.574" calcext:value-type="float">
            <text:p>1.574</text:p>
          </table:table-cell>
          <table:table-cell office:value-type="float" office:value="0.4008" calcext:value-type="float">
            <text:p>0.4008</text:p>
          </table:table-cell>
          <table:table-cell office:value-type="float" office:value="3.923" calcext:value-type="float">
            <text:p>3.923</text:p>
          </table:table-cell>
          <table:table-cell office:value-type="float" office:value="465.3" calcext:value-type="float">
            <text:p>465.3</text:p>
          </table:table-cell>
          <table:table-cell office:value-type="float" office:value="1.579" calcext:value-type="float">
            <text:p>1.579</text:p>
          </table:table-cell>
          <table:table-cell table:formula="of:=[.H44]/4" office:value-type="float" office:value="0.39475" calcext:value-type="float">
            <text:p>0.39475</text:p>
          </table:table-cell>
          <table:table-cell/>
          <table:table-cell table:formula="of:=[.D44]/[.E44]" office:value-type="float" office:value="3.92714570858283" calcext:value-type="float">
            <text:p>3.9271457086</text:p>
          </table:table-cell>
        </table:table-row>
        <table:table-row table:style-name="ro1">
          <table:table-cell office:value-type="float" office:value="0.3093" calcext:value-type="float">
            <text:p>0.3093</text:p>
          </table:table-cell>
          <table:table-cell office:value-type="float" office:value="3.898" calcext:value-type="float">
            <text:p>3.898</text:p>
          </table:table-cell>
          <table:table-cell office:value-type="float" office:value="357.6" calcext:value-type="float">
            <text:p>357.6</text:p>
          </table:table-cell>
          <table:table-cell office:value-type="float" office:value="1.321" calcext:value-type="float">
            <text:p>1.321</text:p>
          </table:table-cell>
          <table:table-cell office:value-type="float" office:value="0.2855" calcext:value-type="float">
            <text:p>0.2855</text:p>
          </table:table-cell>
          <table:table-cell office:value-type="float" office:value="3.96" calcext:value-type="float">
            <text:p>3.96</text:p>
          </table:table-cell>
          <table:table-cell office:value-type="float" office:value="391.3" calcext:value-type="float">
            <text:p>391.3</text:p>
          </table:table-cell>
          <table:table-cell office:value-type="float" office:value="1.308" calcext:value-type="float">
            <text:p>1.308</text:p>
          </table:table-cell>
          <table:table-cell table:formula="of:=[.H45]/4" office:value-type="float" office:value="0.327" calcext:value-type="float">
            <text:p>0.327</text:p>
          </table:table-cell>
          <table:table-cell/>
          <table:table-cell table:formula="of:=[.D45]/[.E45]" office:value-type="float" office:value="4.62697022767075" calcext:value-type="float">
            <text:p>4.6269702277</text:p>
          </table:table-cell>
        </table:table-row>
        <table:table-row table:style-name="ro1">
          <table:table-cell office:value-type="float" office:value="0.2141" calcext:value-type="float">
            <text:p>0.2141</text:p>
          </table:table-cell>
          <table:table-cell office:value-type="float" office:value="3.622" calcext:value-type="float">
            <text:p>3.622</text:p>
          </table:table-cell>
          <table:table-cell office:value-type="float" office:value="299.9" calcext:value-type="float">
            <text:p>299.9</text:p>
          </table:table-cell>
          <table:table-cell office:value-type="float" office:value="1.332" calcext:value-type="float">
            <text:p>1.332</text:p>
          </table:table-cell>
          <table:table-cell office:value-type="float" office:value="0.2719" calcext:value-type="float">
            <text:p>0.2719</text:p>
          </table:table-cell>
          <table:table-cell office:value-type="float" office:value="3.674" calcext:value-type="float">
            <text:p>3.674</text:p>
          </table:table-cell>
          <table:table-cell office:value-type="float" office:value="330" calcext:value-type="float">
            <text:p>330</text:p>
          </table:table-cell>
          <table:table-cell office:value-type="float" office:value="1.301" calcext:value-type="float">
            <text:p>1.301</text:p>
          </table:table-cell>
          <table:table-cell table:formula="of:=[.H46]/4" office:value-type="float" office:value="0.32525" calcext:value-type="float">
            <text:p>0.32525</text:p>
          </table:table-cell>
          <table:table-cell/>
          <table:table-cell table:formula="of:=[.D46]/[.E46]" office:value-type="float" office:value="4.89885987495403" calcext:value-type="float">
            <text:p>4.898859875</text:p>
          </table:table-cell>
        </table:table-row>
        <table:table-row table:style-name="ro1">
          <table:table-cell office:value-type="float" office:value="0.2246" calcext:value-type="float">
            <text:p>0.2246</text:p>
          </table:table-cell>
          <table:table-cell office:value-type="float" office:value="5.288" calcext:value-type="float">
            <text:p>5.288</text:p>
          </table:table-cell>
          <table:table-cell office:value-type="float" office:value="1298" calcext:value-type="float">
            <text:p>1298</text:p>
          </table:table-cell>
          <table:table-cell office:value-type="float" office:value="1.627" calcext:value-type="float">
            <text:p>1.627</text:p>
          </table:table-cell>
          <table:table-cell office:value-type="float" office:value="0.4582" calcext:value-type="float">
            <text:p>0.4582</text:p>
          </table:table-cell>
          <table:table-cell office:value-type="float" office:value="5.118" calcext:value-type="float">
            <text:p>5.118</text:p>
          </table:table-cell>
          <table:table-cell office:value-type="float" office:value="1137" calcext:value-type="float">
            <text:p>1137</text:p>
          </table:table-cell>
          <table:table-cell office:value-type="float" office:value="1.667" calcext:value-type="float">
            <text:p>1.667</text:p>
          </table:table-cell>
          <table:table-cell table:formula="of:=[.H47]/4" office:value-type="float" office:value="0.41675" calcext:value-type="float">
            <text:p>0.41675</text:p>
          </table:table-cell>
          <table:table-cell/>
          <table:table-cell table:formula="of:=[.D47]/[.E47]" office:value-type="float" office:value="3.55085115670013" calcext:value-type="float">
            <text:p>3.5508511567</text:p>
          </table:table-cell>
        </table:table-row>
        <table:table-row table:style-name="ro1">
          <table:table-cell office:value-type="float" office:value="0.3382" calcext:value-type="float">
            <text:p>0.3382</text:p>
          </table:table-cell>
          <table:table-cell office:value-type="float" office:value="4.398" calcext:value-type="float">
            <text:p>4.398</text:p>
          </table:table-cell>
          <table:table-cell office:value-type="float" office:value="603.3" calcext:value-type="float">
            <text:p>603.3</text:p>
          </table:table-cell>
          <table:table-cell office:value-type="float" office:value="1.476" calcext:value-type="float">
            <text:p>1.476</text:p>
          </table:table-cell>
          <table:table-cell office:value-type="float" office:value="0.3311" calcext:value-type="float">
            <text:p>0.3311</text:p>
          </table:table-cell>
          <table:table-cell office:value-type="float" office:value="4.46" calcext:value-type="float">
            <text:p>4.46</text:p>
          </table:table-cell>
          <table:table-cell office:value-type="float" office:value="647.3" calcext:value-type="float">
            <text:p>647.3</text:p>
          </table:table-cell>
          <table:table-cell office:value-type="float" office:value="1.449" calcext:value-type="float">
            <text:p>1.449</text:p>
          </table:table-cell>
          <table:table-cell table:formula="of:=[.H48]/4" office:value-type="float" office:value="0.36225" calcext:value-type="float">
            <text:p>0.36225</text:p>
          </table:table-cell>
          <table:table-cell/>
          <table:table-cell table:formula="of:=[.D48]/[.E48]" office:value-type="float" office:value="4.45786771368167" calcext:value-type="float">
            <text:p>4.4578677137</text:p>
          </table:table-cell>
        </table:table-row>
        <table:table-row table:style-name="ro1">
          <table:table-cell office:value-type="float" office:value="0.8744" calcext:value-type="float">
            <text:p>0.8744</text:p>
          </table:table-cell>
          <table:table-cell office:value-type="float" office:value="3.638" calcext:value-type="float">
            <text:p>3.638</text:p>
          </table:table-cell>
          <table:table-cell office:value-type="float" office:value="280.8" calcext:value-type="float">
            <text:p>280.8</text:p>
          </table:table-cell>
          <table:table-cell office:value-type="float" office:value="1.152" calcext:value-type="float">
            <text:p>1.152</text:p>
          </table:table-cell>
          <table:table-cell office:value-type="float" office:value="0.2797" calcext:value-type="float">
            <text:p>0.2797</text:p>
          </table:table-cell>
          <table:table-cell office:value-type="float" office:value="3.647" calcext:value-type="float">
            <text:p>3.647</text:p>
          </table:table-cell>
          <table:table-cell office:value-type="float" office:value="285.1" calcext:value-type="float">
            <text:p>285.1</text:p>
          </table:table-cell>
          <table:table-cell office:value-type="float" office:value="1.151" calcext:value-type="float">
            <text:p>1.151</text:p>
          </table:table-cell>
          <table:table-cell table:formula="of:=[.H49]/4" office:value-type="float" office:value="0.28775" calcext:value-type="float">
            <text:p>0.28775</text:p>
          </table:table-cell>
          <table:table-cell/>
          <table:table-cell table:formula="of:=[.D49]/[.E49]" office:value-type="float" office:value="4.11869860564891" calcext:value-type="float">
            <text:p>4.1186986056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4.14" calcext:value-type="float">
            <text:p>4.14</text:p>
          </table:table-cell>
          <table:table-cell office:value-type="float" office:value="544" calcext:value-type="float">
            <text:p>544</text:p>
          </table:table-cell>
          <table:table-cell office:value-type="float" office:value="1.501" calcext:value-type="float">
            <text:p>1.501</text:p>
          </table:table-cell>
          <table:table-cell office:value-type="float" office:value="0.3894" calcext:value-type="float">
            <text:p>0.3894</text:p>
          </table:table-cell>
          <table:table-cell office:value-type="float" office:value="4.124" calcext:value-type="float">
            <text:p>4.124</text:p>
          </table:table-cell>
          <table:table-cell office:value-type="float" office:value="532.7" calcext:value-type="float">
            <text:p>532.7</text:p>
          </table:table-cell>
          <table:table-cell office:value-type="float" office:value="1.513" calcext:value-type="float">
            <text:p>1.513</text:p>
          </table:table-cell>
          <table:table-cell table:formula="of:=[.H50]/4" office:value-type="float" office:value="0.37825" calcext:value-type="float">
            <text:p>0.37825</text:p>
          </table:table-cell>
          <table:table-cell/>
          <table:table-cell table:formula="of:=[.D50]/[.E50]" office:value-type="float" office:value="3.85464817668207" calcext:value-type="float">
            <text:p>3.8546481767</text:p>
          </table:table-cell>
        </table:table-row>
        <table:table-row table:style-name="ro1">
          <table:table-cell office:value-type="float" office:value="0.3935" calcext:value-type="float">
            <text:p>0.3935</text:p>
          </table:table-cell>
          <table:table-cell office:value-type="float" office:value="3.864" calcext:value-type="float">
            <text:p>3.864</text:p>
          </table:table-cell>
          <table:table-cell office:value-type="float" office:value="410.6" calcext:value-type="float">
            <text:p>410.6</text:p>
          </table:table-cell>
          <table:table-cell office:value-type="float" office:value="1.388" calcext:value-type="float">
            <text:p>1.388</text:p>
          </table:table-cell>
          <table:table-cell office:value-type="float" office:value="0.3917" calcext:value-type="float">
            <text:p>0.3917</text:p>
          </table:table-cell>
          <table:table-cell office:value-type="float" office:value="3.813" calcext:value-type="float">
            <text:p>3.813</text:p>
          </table:table-cell>
          <table:table-cell office:value-type="float" office:value="379.1" calcext:value-type="float">
            <text:p>379.1</text:p>
          </table:table-cell>
          <table:table-cell office:value-type="float" office:value="1.411" calcext:value-type="float">
            <text:p>1.411</text:p>
          </table:table-cell>
          <table:table-cell table:formula="of:=[.H51]/4" office:value-type="float" office:value="0.35275" calcext:value-type="float">
            <text:p>0.35275</text:p>
          </table:table-cell>
          <table:table-cell/>
          <table:table-cell table:formula="of:=[.D51]/[.E51]" office:value-type="float" office:value="3.54352821036507" calcext:value-type="float">
            <text:p>3.5435282104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4.492" calcext:value-type="float">
            <text:p>4.492</text:p>
          </table:table-cell>
          <table:table-cell office:value-type="float" office:value="659.7" calcext:value-type="float">
            <text:p>659.7</text:p>
          </table:table-cell>
          <table:table-cell office:value-type="float" office:value="1.347" calcext:value-type="float">
            <text:p>1.347</text:p>
          </table:table-cell>
          <table:table-cell office:value-type="float" office:value="0.4572" calcext:value-type="float">
            <text:p>0.4572</text:p>
          </table:table-cell>
          <table:table-cell office:value-type="float" office:value="4.3" calcext:value-type="float">
            <text:p>4.3</text:p>
          </table:table-cell>
          <table:table-cell office:value-type="float" office:value="529.2" calcext:value-type="float">
            <text:p>529.2</text:p>
          </table:table-cell>
          <table:table-cell office:value-type="float" office:value="1.419" calcext:value-type="float">
            <text:p>1.419</text:p>
          </table:table-cell>
          <table:table-cell table:formula="of:=[.H52]/4" office:value-type="float" office:value="0.35475" calcext:value-type="float">
            <text:p>0.35475</text:p>
          </table:table-cell>
          <table:table-cell/>
          <table:table-cell table:formula="of:=[.D52]/[.E52]" office:value-type="float" office:value="2.94619422572178" calcext:value-type="float">
            <text:p>2.9461942257</text:p>
          </table:table-cell>
        </table:table-row>
        <table:table-row table:style-name="ro1">
          <table:table-cell office:value-type="float" office:value="0.9577" calcext:value-type="float">
            <text:p>0.9577</text:p>
          </table:table-cell>
          <table:table-cell office:value-type="float" office:value="3.835" calcext:value-type="float">
            <text:p>3.835</text:p>
          </table:table-cell>
          <table:table-cell office:value-type="float" office:value="333.4" calcext:value-type="float">
            <text:p>333.4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18" calcext:value-type="float">
            <text:p>0.2818</text:p>
          </table:table-cell>
          <table:table-cell office:value-type="float" office:value="3.831" calcext:value-type="float">
            <text:p>3.831</text:p>
          </table:table-cell>
          <table:table-cell office:value-type="float" office:value="331.7" calcext:value-type="float">
            <text:p>331.7</text:p>
          </table:table-cell>
          <table:table-cell office:value-type="float" office:value="1.117" calcext:value-type="float">
            <text:p>1.117</text:p>
          </table:table-cell>
          <table:table-cell table:formula="of:=[.H53]/4" office:value-type="float" office:value="0.27925" calcext:value-type="float">
            <text:p>0.27925</text:p>
          </table:table-cell>
          <table:table-cell/>
          <table:table-cell table:formula="of:=[.D53]/[.E53]" office:value-type="float" office:value="3.96380411639461" calcext:value-type="float">
            <text:p>3.9638041164</text:p>
          </table:table-cell>
        </table:table-row>
        <table:table-row table:style-name="ro1">
          <table:table-cell office:value-type="float" office:value="0.9269" calcext:value-type="float">
            <text:p>0.9269</text:p>
          </table:table-cell>
          <table:table-cell office:value-type="float" office:value="3.971" calcext:value-type="float">
            <text:p>3.971</text:p>
          </table:table-cell>
          <table:table-cell office:value-type="float" office:value="407.3" calcext:value-type="float">
            <text:p>407.3</text:p>
          </table:table-cell>
          <table:table-cell office:value-type="float" office:value="1.371" calcext:value-type="float">
            <text:p>1.371</text:p>
          </table:table-cell>
          <table:table-cell office:value-type="float" office:value="0.3384" calcext:value-type="float">
            <text:p>0.3384</text:p>
          </table:table-cell>
          <table:table-cell office:value-type="float" office:value="3.977" calcext:value-type="float">
            <text:p>3.977</text:p>
          </table:table-cell>
          <table:table-cell office:value-type="float" office:value="410.7" calcext:value-type="float">
            <text:p>410.7</text:p>
          </table:table-cell>
          <table:table-cell office:value-type="float" office:value="1.369" calcext:value-type="float">
            <text:p>1.369</text:p>
          </table:table-cell>
          <table:table-cell table:formula="of:=[.H54]/4" office:value-type="float" office:value="0.34225" calcext:value-type="float">
            <text:p>0.34225</text:p>
          </table:table-cell>
          <table:table-cell/>
          <table:table-cell table:formula="of:=[.D54]/[.E54]" office:value-type="float" office:value="4.05141843971631" calcext:value-type="float">
            <text:p>4.0514184397</text:p>
          </table:table-cell>
        </table:table-row>
        <table:table-row table:style-name="ro1">
          <table:table-cell office:value-type="float" office:value="0.0996" calcext:value-type="float">
            <text:p>0.0996</text:p>
          </table:table-cell>
          <table:table-cell office:value-type="float" office:value="4.103" calcext:value-type="float">
            <text:p>4.103</text:p>
          </table:table-cell>
          <table:table-cell office:value-type="float" office:value="492.1" calcext:value-type="float">
            <text:p>492.1</text:p>
          </table:table-cell>
          <table:table-cell office:value-type="float" office:value="1.39" calcext:value-type="float">
            <text:p>1.39</text:p>
          </table:table-cell>
          <table:table-cell office:value-type="float" office:value="0.4325" calcext:value-type="float">
            <text:p>0.4325</text:p>
          </table:table-cell>
          <table:table-cell office:value-type="float" office:value="3.975" calcext:value-type="float">
            <text:p>3.975</text:p>
          </table:table-cell>
          <table:table-cell office:value-type="float" office:value="413.2" calcext:value-type="float">
            <text:p>413.2</text:p>
          </table:table-cell>
          <table:table-cell office:value-type="float" office:value="1.425" calcext:value-type="float">
            <text:p>1.425</text:p>
          </table:table-cell>
          <table:table-cell table:formula="of:=[.H55]/4" office:value-type="float" office:value="0.35625" calcext:value-type="float">
            <text:p>0.35625</text:p>
          </table:table-cell>
          <table:table-cell/>
          <table:table-cell table:formula="of:=[.D55]/[.E55]" office:value-type="float" office:value="3.21387283236994" calcext:value-type="float">
            <text:p>3.2138728324</text:p>
          </table:table-cell>
        </table:table-row>
        <table:table-row table:style-name="ro1">
          <table:table-cell office:value-type="float" office:value="0.6821" calcext:value-type="float">
            <text:p>0.6821</text:p>
          </table:table-cell>
          <table:table-cell office:value-type="float" office:value="3.819" calcext:value-type="float">
            <text:p>3.819</text:p>
          </table:table-cell>
          <table:table-cell office:value-type="float" office:value="365.7" calcext:value-type="float">
            <text:p>365.7</text:p>
          </table:table-cell>
          <table:table-cell office:value-type="float" office:value="1.404" calcext:value-type="float">
            <text:p>1.404</text:p>
          </table:table-cell>
          <table:table-cell office:value-type="float" office:value="0.3324" calcext:value-type="float">
            <text:p>0.3324</text:p>
          </table:table-cell>
          <table:table-cell office:value-type="float" office:value="3.838" calcext:value-type="float">
            <text:p>3.838</text:p>
          </table:table-cell>
          <table:table-cell office:value-type="float" office:value="376.7" calcext:value-type="float">
            <text:p>376.7</text:p>
          </table:table-cell>
          <table:table-cell office:value-type="float" office:value="1.393" calcext:value-type="float">
            <text:p>1.393</text:p>
          </table:table-cell>
          <table:table-cell table:formula="of:=[.H56]/4" office:value-type="float" office:value="0.34825" calcext:value-type="float">
            <text:p>0.34825</text:p>
          </table:table-cell>
          <table:table-cell/>
          <table:table-cell table:formula="of:=[.D56]/[.E56]" office:value-type="float" office:value="4.22382671480144" calcext:value-type="float">
            <text:p>4.2238267148</text:p>
          </table:table-cell>
        </table:table-row>
        <table:table-row table:style-name="ro1">
          <table:table-cell office:value-type="float" office:value="0.5015" calcext:value-type="float">
            <text:p>0.5015</text:p>
          </table:table-cell>
          <table:table-cell office:value-type="float" office:value="3.864" calcext:value-type="float">
            <text:p>3.864</text:p>
          </table:table-cell>
          <table:table-cell office:value-type="float" office:value="353.3" calcext:value-type="float">
            <text:p>353.3</text:p>
          </table:table-cell>
          <table:table-cell office:value-type="float" office:value="1.193" calcext:value-type="float">
            <text:p>1.193</text:p>
          </table:table-cell>
          <table:table-cell office:value-type="float" office:value="0.3352" calcext:value-type="float">
            <text:p>0.3352</text:p>
          </table:table-cell>
          <table:table-cell office:value-type="float" office:value="3.823" calcext:value-type="float">
            <text:p>3.823</text:p>
          </table:table-cell>
          <table:table-cell office:value-type="float" office:value="331.2" calcext:value-type="float">
            <text:p>331.2</text:p>
          </table:table-cell>
          <table:table-cell office:value-type="float" office:value="1.204" calcext:value-type="float">
            <text:p>1.204</text:p>
          </table:table-cell>
          <table:table-cell table:formula="of:=[.H57]/4" office:value-type="float" office:value="0.301" calcext:value-type="float">
            <text:p>0.301</text:p>
          </table:table-cell>
          <table:table-cell/>
          <table:table-cell table:formula="of:=[.D57]/[.E57]" office:value-type="float" office:value="3.5590692124105" calcext:value-type="float">
            <text:p>3.5590692124</text:p>
          </table:table-cell>
        </table:table-row>
        <table:table-row table:style-name="ro1">
          <table:table-cell office:value-type="float" office:value="0.4077" calcext:value-type="float">
            <text:p>0.4077</text:p>
          </table:table-cell>
          <table:table-cell office:value-type="float" office:value="4.082" calcext:value-type="float">
            <text:p>4.082</text:p>
          </table:table-cell>
          <table:table-cell office:value-type="float" office:value="537.9" calcext:value-type="float">
            <text:p>537.9</text:p>
          </table:table-cell>
          <table:table-cell office:value-type="float" office:value="1.541" calcext:value-type="float">
            <text:p>1.541</text:p>
          </table:table-cell>
          <table:table-cell office:value-type="float" office:value="0.424" calcext:value-type="float">
            <text:p>0.424</text:p>
          </table:table-cell>
          <table:table-cell office:value-type="float" office:value="4.047" calcext:value-type="float">
            <text:p>4.047</text:p>
          </table:table-cell>
          <table:table-cell office:value-type="float" office:value="511.2" calcext:value-type="float">
            <text:p>511.2</text:p>
          </table:table-cell>
          <table:table-cell office:value-type="float" office:value="1.577" calcext:value-type="float">
            <text:p>1.577</text:p>
          </table:table-cell>
          <table:table-cell table:formula="of:=[.H58]/4" office:value-type="float" office:value="0.39425" calcext:value-type="float">
            <text:p>0.39425</text:p>
          </table:table-cell>
          <table:table-cell/>
          <table:table-cell table:formula="of:=[.D58]/[.E58]" office:value-type="float" office:value="3.63443396226415" calcext:value-type="float">
            <text:p>3.6344339623</text:p>
          </table:table-cell>
        </table:table-row>
        <table:table-row table:style-name="ro1">
          <table:table-cell office:value-type="float" office:value="0.3678" calcext:value-type="float">
            <text:p>0.3678</text:p>
          </table:table-cell>
          <table:table-cell office:value-type="float" office:value="3.904" calcext:value-type="float">
            <text:p>3.904</text:p>
          </table:table-cell>
          <table:table-cell office:value-type="float" office:value="353.9" calcext:value-type="float">
            <text:p>353.9</text:p>
          </table:table-cell>
          <table:table-cell office:value-type="float" office:value="1.254" calcext:value-type="float">
            <text:p>1.254</text:p>
          </table:table-cell>
          <table:table-cell office:value-type="float" office:value="0.265" calcext:value-type="float">
            <text:p>0.265</text:p>
          </table:table-cell>
          <table:table-cell office:value-type="float" office:value="3.965" calcext:value-type="float">
            <text:p>3.965</text:p>
          </table:table-cell>
          <table:table-cell office:value-type="float" office:value="387" calcext:value-type="float">
            <text:p>387</text:p>
          </table:table-cell>
          <table:table-cell office:value-type="float" office:value="1.239" calcext:value-type="float">
            <text:p>1.239</text:p>
          </table:table-cell>
          <table:table-cell table:formula="of:=[.H59]/4" office:value-type="float" office:value="0.30975" calcext:value-type="float">
            <text:p>0.30975</text:p>
          </table:table-cell>
          <table:table-cell/>
          <table:table-cell table:formula="of:=[.D59]/[.E59]" office:value-type="float" office:value="4.73207547169811" calcext:value-type="float">
            <text:p>4.7320754717</text:p>
          </table:table-cell>
        </table:table-row>
        <table:table-row table:style-name="ro1">
          <table:table-cell office:value-type="float" office:value="0.3895" calcext:value-type="float">
            <text:p>0.3895</text:p>
          </table:table-cell>
          <table:table-cell office:value-type="float" office:value="4.197" calcext:value-type="float">
            <text:p>4.197</text:p>
          </table:table-cell>
          <table:table-cell office:value-type="float" office:value="548.3" calcext:value-type="float">
            <text:p>548.3</text:p>
          </table:table-cell>
          <table:table-cell office:value-type="float" office:value="1.394" calcext:value-type="float">
            <text:p>1.394</text:p>
          </table:table-cell>
          <table:table-cell office:value-type="float" office:value="0.3888" calcext:value-type="float">
            <text:p>0.3888</text:p>
          </table:table-cell>
          <table:table-cell office:value-type="float" office:value="4.137" calcext:value-type="float">
            <text:p>4.137</text:p>
          </table:table-cell>
          <table:table-cell office:value-type="float" office:value="508.2" calcext:value-type="float">
            <text:p>508.2</text:p>
          </table:table-cell>
          <table:table-cell office:value-type="float" office:value="1.418" calcext:value-type="float">
            <text:p>1.418</text:p>
          </table:table-cell>
          <table:table-cell table:formula="of:=[.H60]/4" office:value-type="float" office:value="0.3545" calcext:value-type="float">
            <text:p>0.3545</text:p>
          </table:table-cell>
          <table:table-cell/>
          <table:table-cell table:formula="of:=[.D60]/[.E60]" office:value-type="float" office:value="3.58539094650206" calcext:value-type="float">
            <text:p>3.5853909465</text:p>
          </table:table-cell>
        </table:table-row>
        <table:table-row table:style-name="ro1">
          <table:table-cell office:value-type="float" office:value="0.4283" calcext:value-type="float">
            <text:p>0.4283</text:p>
          </table:table-cell>
          <table:table-cell office:value-type="float" office:value="3.71" calcext:value-type="float">
            <text:p>3.71</text:p>
          </table:table-cell>
          <table:table-cell office:value-type="float" office:value="326.3" calcext:value-type="float">
            <text:p>326.3</text:p>
          </table:table-cell>
          <table:table-cell office:value-type="float" office:value="1.267" calcext:value-type="float">
            <text:p>1.267</text:p>
          </table:table-cell>
          <table:table-cell office:value-type="float" office:value="0.3582" calcext:value-type="float">
            <text:p>0.3582</text:p>
          </table:table-cell>
          <table:table-cell office:value-type="float" office:value="3.665" calcext:value-type="float">
            <text:p>3.665</text:p>
          </table:table-cell>
          <table:table-cell office:value-type="float" office:value="302" calcext:value-type="float">
            <text:p>302</text:p>
          </table:table-cell>
          <table:table-cell office:value-type="float" office:value="1.278" calcext:value-type="float">
            <text:p>1.278</text:p>
          </table:table-cell>
          <table:table-cell table:formula="of:=[.H61]/4" office:value-type="float" office:value="0.3195" calcext:value-type="float">
            <text:p>0.3195</text:p>
          </table:table-cell>
          <table:table-cell/>
          <table:table-cell table:formula="of:=[.D61]/[.E61]" office:value-type="float" office:value="3.53713009491904" calcext:value-type="float">
            <text:p>3.5371300949</text:p>
          </table:table-cell>
        </table:table-row>
        <table:table-row table:style-name="ro1">
          <table:table-cell office:value-type="float" office:value="0.2281" calcext:value-type="float">
            <text:p>0.2281</text:p>
          </table:table-cell>
          <table:table-cell office:value-type="float" office:value="3.551" calcext:value-type="float">
            <text:p>3.551</text:p>
          </table:table-cell>
          <table:table-cell office:value-type="float" office:value="253.9" calcext:value-type="float">
            <text:p>253.9</text:p>
          </table:table-cell>
          <table:table-cell office:value-type="float" office:value="1.248" calcext:value-type="float">
            <text:p>1.248</text:p>
          </table:table-cell>
          <table:table-cell office:value-type="float" office:value="0.2523" calcext:value-type="float">
            <text:p>0.2523</text:p>
          </table:table-cell>
          <table:table-cell office:value-type="float" office:value="3.602" calcext:value-type="float">
            <text:p>3.602</text:p>
          </table:table-cell>
          <table:table-cell office:value-type="float" office:value="279.5" calcext:value-type="float">
            <text:p>279.5</text:p>
          </table:table-cell>
          <table:table-cell office:value-type="float" office:value="1.229" calcext:value-type="float">
            <text:p>1.229</text:p>
          </table:table-cell>
          <table:table-cell table:formula="of:=[.H62]/4" office:value-type="float" office:value="0.30725" calcext:value-type="float">
            <text:p>0.30725</text:p>
          </table:table-cell>
          <table:table-cell/>
          <table:table-cell table:formula="of:=[.D62]/[.E62]" office:value-type="float" office:value="4.94649227110583" calcext:value-type="float">
            <text:p>4.9464922711</text:p>
          </table:table-cell>
        </table:table-row>
        <table:table-row table:style-name="ro1">
          <table:table-cell office:value-type="float" office:value="0.5209" calcext:value-type="float">
            <text:p>0.5209</text:p>
          </table:table-cell>
          <table:table-cell office:value-type="float" office:value="4.211" calcext:value-type="float">
            <text:p>4.211</text:p>
          </table:table-cell>
          <table:table-cell office:value-type="float" office:value="499.5" calcext:value-type="float">
            <text:p>499.5</text:p>
          </table:table-cell>
          <table:table-cell office:value-type="float" office:value="1.436" calcext:value-type="float">
            <text:p>1.436</text:p>
          </table:table-cell>
          <table:table-cell office:value-type="float" office:value="0.329" calcext:value-type="float">
            <text:p>0.329</text:p>
          </table:table-cell>
          <table:table-cell office:value-type="float" office:value="4.256" calcext:value-type="float">
            <text:p>4.256</text:p>
          </table:table-cell>
          <table:table-cell office:value-type="float" office:value="528.3" calcext:value-type="float">
            <text:p>528.3</text:p>
          </table:table-cell>
          <table:table-cell office:value-type="float" office:value="1.419" calcext:value-type="float">
            <text:p>1.419</text:p>
          </table:table-cell>
          <table:table-cell table:formula="of:=[.H63]/4" office:value-type="float" office:value="0.35475" calcext:value-type="float">
            <text:p>0.35475</text:p>
          </table:table-cell>
          <table:table-cell/>
          <table:table-cell table:formula="of:=[.D63]/[.E63]" office:value-type="float" office:value="4.36474164133739" calcext:value-type="float">
            <text:p>4.3647416413</text:p>
          </table:table-cell>
        </table:table-row>
        <table:table-row table:style-name="ro1">
          <table:table-cell office:value-type="float" office:value="0.2211" calcext:value-type="float">
            <text:p>0.2211</text:p>
          </table:table-cell>
          <table:table-cell office:value-type="float" office:value="3.954" calcext:value-type="float">
            <text:p>3.954</text:p>
          </table:table-cell>
          <table:table-cell office:value-type="float" office:value="392.9" calcext:value-type="float">
            <text:p>392.9</text:p>
          </table:table-cell>
          <table:table-cell office:value-type="float" office:value="1.34" calcext:value-type="float">
            <text:p>1.34</text:p>
          </table:table-cell>
          <table:table-cell office:value-type="float" office:value="0.279" calcext:value-type="float">
            <text:p>0.279</text:p>
          </table:table-cell>
          <table:table-cell office:value-type="float" office:value="4.035" calcext:value-type="float">
            <text:p>4.035</text:p>
          </table:table-cell>
          <table:table-cell office:value-type="float" office:value="439.7" calcext:value-type="float">
            <text:p>439.7</text:p>
          </table:table-cell>
          <table:table-cell office:value-type="float" office:value="1.319" calcext:value-type="float">
            <text:p>1.319</text:p>
          </table:table-cell>
          <table:table-cell table:formula="of:=[.H64]/4" office:value-type="float" office:value="0.32975" calcext:value-type="float">
            <text:p>0.32975</text:p>
          </table:table-cell>
          <table:table-cell/>
          <table:table-cell table:formula="of:=[.D64]/[.E64]" office:value-type="float" office:value="4.80286738351254" calcext:value-type="float">
            <text:p>4.8028673835</text:p>
          </table:table-cell>
        </table:table-row>
        <table:table-row table:style-name="ro1">
          <table:table-cell office:value-type="float" office:value="0.6652" calcext:value-type="float">
            <text:p>0.6652</text:p>
          </table:table-cell>
          <table:table-cell office:value-type="float" office:value="3.829" calcext:value-type="float">
            <text:p>3.829</text:p>
          </table:table-cell>
          <table:table-cell office:value-type="float" office:value="342.4" calcext:value-type="float">
            <text:p>342.4</text:p>
          </table:table-cell>
          <table:table-cell office:value-type="float" office:value="1.287" calcext:value-type="float">
            <text:p>1.287</text:p>
          </table:table-cell>
          <table:table-cell office:value-type="float" office:value="0.302" calcext:value-type="float">
            <text:p>0.302</text:p>
          </table:table-cell>
          <table:table-cell office:value-type="float" office:value="3.851" calcext:value-type="float">
            <text:p>3.851</text:p>
          </table:table-cell>
          <table:table-cell office:value-type="float" office:value="354.3" calcext:value-type="float">
            <text:p>354.3</text:p>
          </table:table-cell>
          <table:table-cell office:value-type="float" office:value="1.279" calcext:value-type="float">
            <text:p>1.279</text:p>
          </table:table-cell>
          <table:table-cell table:formula="of:=[.H65]/4" office:value-type="float" office:value="0.31975" calcext:value-type="float">
            <text:p>0.31975</text:p>
          </table:table-cell>
          <table:table-cell/>
          <table:table-cell table:formula="of:=[.D65]/[.E65]" office:value-type="float" office:value="4.26158940397351" calcext:value-type="float">
            <text:p>4.261589404</text:p>
          </table:table-cell>
        </table:table-row>
        <table:table-row table:style-name="ro1">
          <table:table-cell office:value-type="float" office:value="0.9661" calcext:value-type="float">
            <text:p>0.9661</text:p>
          </table:table-cell>
          <table:table-cell office:value-type="float" office:value="3.994" calcext:value-type="float">
            <text:p>3.994</text:p>
          </table:table-cell>
          <table:table-cell office:value-type="float" office:value="444.3" calcext:value-type="float">
            <text:p>444.3</text:p>
          </table:table-cell>
          <table:table-cell office:value-type="float" office:value="1.327" calcext:value-type="float">
            <text:p>1.327</text:p>
          </table:table-cell>
          <table:table-cell office:value-type="float" office:value="0.3338" calcext:value-type="float">
            <text:p>0.3338</text:p>
          </table:table-cell>
          <table:table-cell office:value-type="float" office:value="3.991" calcext:value-type="float">
            <text:p>3.991</text:p>
          </table:table-cell>
          <table:table-cell office:value-type="float" office:value="442.5" calcext:value-type="float">
            <text:p>442.5</text:p>
          </table:table-cell>
          <table:table-cell office:value-type="float" office:value="1.328" calcext:value-type="float">
            <text:p>1.328</text:p>
          </table:table-cell>
          <table:table-cell table:formula="of:=[.H66]/4" office:value-type="float" office:value="0.332" calcext:value-type="float">
            <text:p>0.332</text:p>
          </table:table-cell>
          <table:table-cell/>
          <table:table-cell table:formula="of:=[.D66]/[.E66]" office:value-type="float" office:value="3.97543439185141" calcext:value-type="float">
            <text:p>3.9754343919</text:p>
          </table:table-cell>
        </table:table-row>
        <table:table-row table:style-name="ro1">
          <table:table-cell office:value-type="float" office:value="0.9539" calcext:value-type="float">
            <text:p>0.9539</text:p>
          </table:table-cell>
          <table:table-cell office:value-type="float" office:value="3.91" calcext:value-type="float">
            <text:p>3.91</text:p>
          </table:table-cell>
          <table:table-cell office:value-type="float" office:value="419.6" calcext:value-type="float">
            <text:p>419.6</text:p>
          </table:table-cell>
          <table:table-cell office:value-type="float" office:value="1.44" calcext:value-type="float">
            <text:p>1.44</text:p>
          </table:table-cell>
          <table:table-cell office:value-type="float" office:value="0.3572" calcext:value-type="float">
            <text:p>0.3572</text:p>
          </table:table-cell>
          <table:table-cell office:value-type="float" office:value="3.912" calcext:value-type="float">
            <text:p>3.912</text:p>
          </table:table-cell>
          <table:table-cell office:value-type="float" office:value="421.3" calcext:value-type="float">
            <text:p>421.3</text:p>
          </table:table-cell>
          <table:table-cell office:value-type="float" office:value="1.438" calcext:value-type="float">
            <text:p>1.438</text:p>
          </table:table-cell>
          <table:table-cell table:formula="of:=[.H67]/4" office:value-type="float" office:value="0.3595" calcext:value-type="float">
            <text:p>0.3595</text:p>
          </table:table-cell>
          <table:table-cell/>
          <table:table-cell table:formula="of:=[.D67]/[.E67]" office:value-type="float" office:value="4.03135498320269" calcext:value-type="float">
            <text:p>4.0313549832</text:p>
          </table:table-cell>
        </table:table-row>
        <table:table-row table:style-name="ro1">
          <table:table-cell office:value-type="float" office:value="0.0367" calcext:value-type="float">
            <text:p>0.0367</text:p>
          </table:table-cell>
          <table:table-cell office:value-type="float" office:value="4.41" calcext:value-type="float">
            <text:p>4.41</text:p>
          </table:table-cell>
          <table:table-cell office:value-type="float" office:value="667.8" calcext:value-type="float">
            <text:p>667.8</text:p>
          </table:table-cell>
          <table:table-cell office:value-type="float" office:value="1.371" calcext:value-type="float">
            <text:p>1.371</text:p>
          </table:table-cell>
          <table:table-cell office:value-type="float" office:value="0.4485" calcext:value-type="float">
            <text:p>0.4485</text:p>
          </table:table-cell>
          <table:table-cell office:value-type="float" office:value="4.181" calcext:value-type="float">
            <text:p>4.181</text:p>
          </table:table-cell>
          <table:table-cell office:value-type="float" office:value="513.8" calcext:value-type="float">
            <text:p>513.8</text:p>
          </table:table-cell>
          <table:table-cell office:value-type="float" office:value="1.41" calcext:value-type="float">
            <text:p>1.41</text:p>
          </table:table-cell>
          <table:table-cell table:formula="of:=[.H68]/4" office:value-type="float" office:value="0.3525" calcext:value-type="float">
            <text:p>0.3525</text:p>
          </table:table-cell>
          <table:table-cell/>
          <table:table-cell table:formula="of:=[.D68]/[.E68]" office:value-type="float" office:value="3.05685618729097" calcext:value-type="float">
            <text:p>3.0568561873</text:p>
          </table:table-cell>
        </table:table-row>
        <table:table-row table:style-name="ro1">
          <table:table-cell office:value-type="float" office:value="0.7891" calcext:value-type="float">
            <text:p>0.7891</text:p>
          </table:table-cell>
          <table:table-cell office:value-type="float" office:value="3.902" calcext:value-type="float">
            <text:p>3.902</text:p>
          </table:table-cell>
          <table:table-cell office:value-type="float" office:value="353.9" calcext:value-type="float">
            <text:p>353.9</text:p>
          </table:table-cell>
          <table:table-cell office:value-type="float" office:value="1.197" calcext:value-type="float">
            <text:p>1.197</text:p>
          </table:table-cell>
          <table:table-cell office:value-type="float" office:value="0.2856" calcext:value-type="float">
            <text:p>0.2856</text:p>
          </table:table-cell>
          <table:table-cell office:value-type="float" office:value="3.921" calcext:value-type="float">
            <text:p>3.921</text:p>
          </table:table-cell>
          <table:table-cell office:value-type="float" office:value="363.8" calcext:value-type="float">
            <text:p>363.8</text:p>
          </table:table-cell>
          <table:table-cell office:value-type="float" office:value="1.195" calcext:value-type="float">
            <text:p>1.195</text:p>
          </table:table-cell>
          <table:table-cell table:formula="of:=[.H69]/4" office:value-type="float" office:value="0.29875" calcext:value-type="float">
            <text:p>0.29875</text:p>
          </table:table-cell>
          <table:table-cell/>
          <table:table-cell table:formula="of:=[.D69]/[.E69]" office:value-type="float" office:value="4.19117647058824" calcext:value-type="float">
            <text:p>4.1911764706</text:p>
          </table:table-cell>
        </table:table-row>
        <table:table-row table:style-name="ro1">
          <table:table-cell office:value-type="float" office:value="0.8708" calcext:value-type="float">
            <text:p>0.8708</text:p>
          </table:table-cell>
          <table:table-cell office:value-type="float" office:value="3.711" calcext:value-type="float">
            <text:p>3.711</text:p>
          </table:table-cell>
          <table:table-cell office:value-type="float" office:value="340.5" calcext:value-type="float">
            <text:p>340.5</text:p>
          </table:table-cell>
          <table:table-cell office:value-type="float" office:value="1.399" calcext:value-type="float">
            <text:p>1.399</text:p>
          </table:table-cell>
          <table:table-cell office:value-type="float" office:value="0.3417" calcext:value-type="float">
            <text:p>0.3417</text:p>
          </table:table-cell>
          <table:table-cell office:value-type="float" office:value="3.719" calcext:value-type="float">
            <text:p>3.719</text:p>
          </table:table-cell>
          <table:table-cell office:value-type="float" office:value="345.1" calcext:value-type="float">
            <text:p>345.1</text:p>
          </table:table-cell>
          <table:table-cell office:value-type="float" office:value="1.395" calcext:value-type="float">
            <text:p>1.395</text:p>
          </table:table-cell>
          <table:table-cell table:formula="of:=[.H70]/4" office:value-type="float" office:value="0.34875" calcext:value-type="float">
            <text:p>0.34875</text:p>
          </table:table-cell>
          <table:table-cell/>
          <table:table-cell table:formula="of:=[.D70]/[.E70]" office:value-type="float" office:value="4.0942347088089" calcext:value-type="float">
            <text:p>4.0942347088</text:p>
          </table:table-cell>
        </table:table-row>
        <table:table-row table:style-name="ro1">
          <table:table-cell office:value-type="float" office:value="0.3527" calcext:value-type="float">
            <text:p>0.3527</text:p>
          </table:table-cell>
          <table:table-cell office:value-type="float" office:value="4.043" calcext:value-type="float">
            <text:p>4.043</text:p>
          </table:table-cell>
          <table:table-cell office:value-type="float" office:value="441.1" calcext:value-type="float">
            <text:p>441.1</text:p>
          </table:table-cell>
          <table:table-cell office:value-type="float" office:value="1.422" calcext:value-type="float">
            <text:p>1.422</text:p>
          </table:table-cell>
          <table:table-cell office:value-type="float" office:value="0.3127" calcext:value-type="float">
            <text:p>0.3127</text:p>
          </table:table-cell>
          <table:table-cell office:value-type="float" office:value="4.104" calcext:value-type="float">
            <text:p>4.104</text:p>
          </table:table-cell>
          <table:table-cell office:value-type="float" office:value="479" calcext:value-type="float">
            <text:p>479</text:p>
          </table:table-cell>
          <table:table-cell office:value-type="float" office:value="1.399" calcext:value-type="float">
            <text:p>1.399</text:p>
          </table:table-cell>
          <table:table-cell table:formula="of:=[.H71]/4" office:value-type="float" office:value="0.34975" calcext:value-type="float">
            <text:p>0.34975</text:p>
          </table:table-cell>
          <table:table-cell/>
          <table:table-cell table:formula="of:=[.D71]/[.E71]" office:value-type="float" office:value="4.54748960665174" calcext:value-type="float">
            <text:p>4.5474896067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3.434" calcext:value-type="float">
            <text:p>3.434</text:p>
          </table:table-cell>
          <table:table-cell office:value-type="float" office:value="246.8" calcext:value-type="float">
            <text:p>246.8</text:p>
          </table:table-cell>
          <table:table-cell office:value-type="float" office:value="1.381" calcext:value-type="float">
            <text:p>1.381</text:p>
          </table:table-cell>
          <table:table-cell office:value-type="float" office:value="0.2827" calcext:value-type="float">
            <text:p>0.2827</text:p>
          </table:table-cell>
          <table:table-cell office:value-type="float" office:value="3.476" calcext:value-type="float">
            <text:p>3.476</text:p>
          </table:table-cell>
          <table:table-cell office:value-type="float" office:value="270" calcext:value-type="float">
            <text:p>270</text:p>
          </table:table-cell>
          <table:table-cell office:value-type="float" office:value="1.348" calcext:value-type="float">
            <text:p>1.348</text:p>
          </table:table-cell>
          <table:table-cell table:formula="of:=[.H72]/4" office:value-type="float" office:value="0.337" calcext:value-type="float">
            <text:p>0.337</text:p>
          </table:table-cell>
          <table:table-cell/>
          <table:table-cell table:formula="of:=[.D72]/[.E72]" office:value-type="float" office:value="4.88503714184648" calcext:value-type="float">
            <text:p>4.8850371418</text:p>
          </table:table-cell>
        </table:table-row>
        <table:table-row table:style-name="ro1">
          <table:table-cell office:value-type="float" office:value="0.5215" calcext:value-type="float">
            <text:p>0.5215</text:p>
          </table:table-cell>
          <table:table-cell office:value-type="float" office:value="3.858" calcext:value-type="float">
            <text:p>3.858</text:p>
          </table:table-cell>
          <table:table-cell office:value-type="float" office:value="335.8" calcext:value-type="float">
            <text:p>335.8</text:p>
          </table:table-cell>
          <table:table-cell office:value-type="float" office:value="1.227" calcext:value-type="float">
            <text:p>1.227</text:p>
          </table:table-cell>
          <table:table-cell office:value-type="float" office:value="0.274" calcext:value-type="float">
            <text:p>0.274</text:p>
          </table:table-cell>
          <table:table-cell office:value-type="float" office:value="3.903" calcext:value-type="float">
            <text:p>3.903</text:p>
          </table:table-cell>
          <table:table-cell office:value-type="float" office:value="359.3" calcext:value-type="float">
            <text:p>359.3</text:p>
          </table:table-cell>
          <table:table-cell office:value-type="float" office:value="1.223" calcext:value-type="float">
            <text:p>1.223</text:p>
          </table:table-cell>
          <table:table-cell table:formula="of:=[.H73]/4" office:value-type="float" office:value="0.30575" calcext:value-type="float">
            <text:p>0.30575</text:p>
          </table:table-cell>
          <table:table-cell/>
          <table:table-cell table:formula="of:=[.D73]/[.E73]" office:value-type="float" office:value="4.47810218978102" calcext:value-type="float">
            <text:p>4.4781021898</text:p>
          </table:table-cell>
        </table:table-row>
        <table:table-row table:style-name="ro1">
          <table:table-cell office:value-type="float" office:value="0.9974" calcext:value-type="float">
            <text:p>0.9974</text:p>
          </table:table-cell>
          <table:table-cell office:value-type="float" office:value="4.301" calcext:value-type="float">
            <text:p>4.301</text:p>
          </table:table-cell>
          <table:table-cell office:value-type="float" office:value="628.1" calcext:value-type="float">
            <text:p>628.1</text:p>
          </table:table-cell>
          <table:table-cell office:value-type="float" office:value="1.527" calcext:value-type="float">
            <text:p>1.527</text:p>
          </table:table-cell>
          <table:table-cell office:value-type="float" office:value="0.3818" calcext:value-type="float">
            <text:p>0.3818</text:p>
          </table:table-cell>
          <table:table-cell office:value-type="float" office:value="4.301" calcext:value-type="float">
            <text:p>4.301</text:p>
          </table:table-cell>
          <table:table-cell office:value-type="float" office:value="627.9" calcext:value-type="float">
            <text:p>627.9</text:p>
          </table:table-cell>
          <table:table-cell office:value-type="float" office:value="1.527" calcext:value-type="float">
            <text:p>1.527</text:p>
          </table:table-cell>
          <table:table-cell table:formula="of:=[.H74]/4" office:value-type="float" office:value="0.38175" calcext:value-type="float">
            <text:p>0.38175</text:p>
          </table:table-cell>
          <table:table-cell/>
          <table:table-cell table:formula="of:=[.D74]/[.E74]" office:value-type="float" office:value="3.99947616553169" calcext:value-type="float">
            <text:p>3.9994761655</text:p>
          </table:table-cell>
        </table:table-row>
        <table:table-row table:style-name="ro1">
          <table:table-cell office:value-type="float" office:value="0.7716" calcext:value-type="float">
            <text:p>0.7716</text:p>
          </table:table-cell>
          <table:table-cell office:value-type="float" office:value="4.322" calcext:value-type="float">
            <text:p>4.322</text:p>
          </table:table-cell>
          <table:table-cell office:value-type="float" office:value="637.5" calcext:value-type="float">
            <text:p>637.5</text:p>
          </table:table-cell>
          <table:table-cell office:value-type="float" office:value="1.543" calcext:value-type="float">
            <text:p>1.543</text:p>
          </table:table-cell>
          <table:table-cell office:value-type="float" office:value="0.3984" calcext:value-type="float">
            <text:p>0.3984</text:p>
          </table:table-cell>
          <table:table-cell office:value-type="float" office:value="4.304" calcext:value-type="float">
            <text:p>4.304</text:p>
          </table:table-cell>
          <table:table-cell office:value-type="float" office:value="623.7" calcext:value-type="float">
            <text:p>623.7</text:p>
          </table:table-cell>
          <table:table-cell office:value-type="float" office:value="1.553" calcext:value-type="float">
            <text:p>1.553</text:p>
          </table:table-cell>
          <table:table-cell table:formula="of:=[.H75]/4" office:value-type="float" office:value="0.38825" calcext:value-type="float">
            <text:p>0.38825</text:p>
          </table:table-cell>
          <table:table-cell/>
          <table:table-cell table:formula="of:=[.D75]/[.E75]" office:value-type="float" office:value="3.87299196787149" calcext:value-type="float">
            <text:p>3.8729919679</text:p>
          </table:table-cell>
        </table:table-row>
        <table:table-row table:style-name="ro1">
          <table:table-cell office:value-type="float" office:value="0.4976" calcext:value-type="float">
            <text:p>0.4976</text:p>
          </table:table-cell>
          <table:table-cell office:value-type="float" office:value="3.765" calcext:value-type="float">
            <text:p>3.765</text:p>
          </table:table-cell>
          <table:table-cell office:value-type="float" office:value="347.6" calcext:value-type="float">
            <text:p>347.6</text:p>
          </table:table-cell>
          <table:table-cell office:value-type="float" office:value="1.266" calcext:value-type="float">
            <text:p>1.266</text:p>
          </table:table-cell>
          <table:table-cell office:value-type="float" office:value="0.3487" calcext:value-type="float">
            <text:p>0.3487</text:p>
          </table:table-cell>
          <table:table-cell office:value-type="float" office:value="3.724" calcext:value-type="float">
            <text:p>3.724</text:p>
          </table:table-cell>
          <table:table-cell office:value-type="float" office:value="326" calcext:value-type="float">
            <text:p>326</text:p>
          </table:table-cell>
          <table:table-cell office:value-type="float" office:value="1.273" calcext:value-type="float">
            <text:p>1.273</text:p>
          </table:table-cell>
          <table:table-cell table:formula="of:=[.H76]/4" office:value-type="float" office:value="0.31825" calcext:value-type="float">
            <text:p>0.31825</text:p>
          </table:table-cell>
          <table:table-cell/>
          <table:table-cell table:formula="of:=[.D76]/[.E76]" office:value-type="float" office:value="3.63062804703183" calcext:value-type="float">
            <text:p>3.630628047</text:p>
          </table:table-cell>
        </table:table-row>
        <table:table-row table:style-name="ro1">
          <table:table-cell office:value-type="float" office:value="0.5723" calcext:value-type="float">
            <text:p>0.5723</text:p>
          </table:table-cell>
          <table:table-cell office:value-type="float" office:value="3.573" calcext:value-type="float">
            <text:p>3.573</text:p>
          </table:table-cell>
          <table:table-cell office:value-type="float" office:value="276.8" calcext:value-type="float">
            <text:p>276.8</text:p>
          </table:table-cell>
          <table:table-cell office:value-type="float" office:value="1.28" calcext:value-type="float">
            <text:p>1.28</text:p>
          </table:table-cell>
          <table:table-cell office:value-type="float" office:value="0.2925" calcext:value-type="float">
            <text:p>0.2925</text:p>
          </table:table-cell>
          <table:table-cell office:value-type="float" office:value="3.598" calcext:value-type="float">
            <text:p>3.598</text:p>
          </table:table-cell>
          <table:table-cell office:value-type="float" office:value="289.8" calcext:value-type="float">
            <text:p>289.8</text:p>
          </table:table-cell>
          <table:table-cell office:value-type="float" office:value="1.271" calcext:value-type="float">
            <text:p>1.271</text:p>
          </table:table-cell>
          <table:table-cell table:formula="of:=[.H77]/4" office:value-type="float" office:value="0.31775" calcext:value-type="float">
            <text:p>0.31775</text:p>
          </table:table-cell>
          <table:table-cell/>
          <table:table-cell table:formula="of:=[.D77]/[.E77]" office:value-type="float" office:value="4.37606837606838" calcext:value-type="float">
            <text:p>4.3760683761</text:p>
          </table:table-cell>
        </table:table-row>
        <table:table-row table:style-name="ro1">
          <table:table-cell office:value-type="float" office:value="0.4581" calcext:value-type="float">
            <text:p>0.4581</text:p>
          </table:table-cell>
          <table:table-cell office:value-type="float" office:value="3.567" calcext:value-type="float">
            <text:p>3.567</text:p>
          </table:table-cell>
          <table:table-cell office:value-type="float" office:value="297.7" calcext:value-type="float">
            <text:p>297.7</text:p>
          </table:table-cell>
          <table:table-cell office:value-type="float" office:value="1.288" calcext:value-type="float">
            <text:p>1.288</text:p>
          </table:table-cell>
          <table:table-cell office:value-type="float" office:value="0.3594" calcext:value-type="float">
            <text:p>0.3594</text:p>
          </table:table-cell>
          <table:table-cell office:value-type="float" office:value="3.538" calcext:value-type="float">
            <text:p>3.538</text:p>
          </table:table-cell>
          <table:table-cell office:value-type="float" office:value="281.4" calcext:value-type="float">
            <text:p>281.4</text:p>
          </table:table-cell>
          <table:table-cell office:value-type="float" office:value="1.305" calcext:value-type="float">
            <text:p>1.305</text:p>
          </table:table-cell>
          <table:table-cell table:formula="of:=[.H78]/4" office:value-type="float" office:value="0.32625" calcext:value-type="float">
            <text:p>0.32625</text:p>
          </table:table-cell>
          <table:table-cell/>
          <table:table-cell table:formula="of:=[.D78]/[.E78]" office:value-type="float" office:value="3.58375069560378" calcext:value-type="float">
            <text:p>3.5837506956</text:p>
          </table:table-cell>
        </table:table-row>
        <table:table-row table:style-name="ro1">
          <table:table-cell office:value-type="float" office:value="0.5901" calcext:value-type="float">
            <text:p>0.5901</text:p>
          </table:table-cell>
          <table:table-cell office:value-type="float" office:value="3.724" calcext:value-type="float">
            <text:p>3.724</text:p>
          </table:table-cell>
          <table:table-cell office:value-type="float" office:value="310" calcext:value-type="float">
            <text:p>310</text:p>
          </table:table-cell>
          <table:table-cell office:value-type="float" office:value="1.272" calcext:value-type="float">
            <text:p>1.272</text:p>
          </table:table-cell>
          <table:table-cell office:value-type="float" office:value="0.2919" calcext:value-type="float">
            <text:p>0.2919</text:p>
          </table:table-cell>
          <table:table-cell office:value-type="float" office:value="3.749" calcext:value-type="float">
            <text:p>3.749</text:p>
          </table:table-cell>
          <table:table-cell office:value-type="float" office:value="323.4" calcext:value-type="float">
            <text:p>323.4</text:p>
          </table:table-cell>
          <table:table-cell office:value-type="float" office:value="1.261" calcext:value-type="float">
            <text:p>1.261</text:p>
          </table:table-cell>
          <table:table-cell table:formula="of:=[.H79]/4" office:value-type="float" office:value="0.31525" calcext:value-type="float">
            <text:p>0.31525</text:p>
          </table:table-cell>
          <table:table-cell/>
          <table:table-cell table:formula="of:=[.D79]/[.E79]" office:value-type="float" office:value="4.35765673175745" calcext:value-type="float">
            <text:p>4.3576567318</text:p>
          </table:table-cell>
        </table:table-row>
        <table:table-row table:style-name="ro1">
          <table:table-cell office:value-type="float" office:value="0.1952" calcext:value-type="float">
            <text:p>0.1952</text:p>
          </table:table-cell>
          <table:table-cell office:value-type="float" office:value="4.143" calcext:value-type="float">
            <text:p>4.143</text:p>
          </table:table-cell>
          <table:table-cell office:value-type="float" office:value="496.2" calcext:value-type="float">
            <text:p>496.2</text:p>
          </table:table-cell>
          <table:table-cell office:value-type="float" office:value="1.474" calcext:value-type="float">
            <text:p>1.474</text:p>
          </table:table-cell>
          <table:table-cell office:value-type="float" office:value="0.3121" calcext:value-type="float">
            <text:p>0.3121</text:p>
          </table:table-cell>
          <table:table-cell office:value-type="float" office:value="4.216" calcext:value-type="float">
            <text:p>4.216</text:p>
          </table:table-cell>
          <table:table-cell office:value-type="float" office:value="546.1" calcext:value-type="float">
            <text:p>546.1</text:p>
          </table:table-cell>
          <table:table-cell office:value-type="float" office:value="1.434" calcext:value-type="float">
            <text:p>1.434</text:p>
          </table:table-cell>
          <table:table-cell table:formula="of:=[.H80]/4" office:value-type="float" office:value="0.3585" calcext:value-type="float">
            <text:p>0.3585</text:p>
          </table:table-cell>
          <table:table-cell/>
          <table:table-cell table:formula="of:=[.D80]/[.E80]" office:value-type="float" office:value="4.72284524190965" calcext:value-type="float">
            <text:p>4.7228452419</text:p>
          </table:table-cell>
        </table:table-row>
        <table:table-row table:style-name="ro1">
          <table:table-cell office:value-type="float" office:value="0.2099" calcext:value-type="float">
            <text:p>0.2099</text:p>
          </table:table-cell>
          <table:table-cell office:value-type="float" office:value="3.883" calcext:value-type="float">
            <text:p>3.883</text:p>
          </table:table-cell>
          <table:table-cell office:value-type="float" office:value="359.2" calcext:value-type="float">
            <text:p>359.2</text:p>
          </table:table-cell>
          <table:table-cell office:value-type="float" office:value="1.184" calcext:value-type="float">
            <text:p>1.184</text:p>
          </table:table-cell>
          <table:table-cell office:value-type="float" office:value="0.3593" calcext:value-type="float">
            <text:p>0.3593</text:p>
          </table:table-cell>
          <table:table-cell office:value-type="float" office:value="3.814" calcext:value-type="float">
            <text:p>3.814</text:p>
          </table:table-cell>
          <table:table-cell office:value-type="float" office:value="322.1" calcext:value-type="float">
            <text:p>322.1</text:p>
          </table:table-cell>
          <table:table-cell office:value-type="float" office:value="1.201" calcext:value-type="float">
            <text:p>1.201</text:p>
          </table:table-cell>
          <table:table-cell table:formula="of:=[.H81]/4" office:value-type="float" office:value="0.30025" calcext:value-type="float">
            <text:p>0.30025</text:p>
          </table:table-cell>
          <table:table-cell/>
          <table:table-cell table:formula="of:=[.D81]/[.E81]" office:value-type="float" office:value="3.2952964096855" calcext:value-type="float">
            <text:p>3.2952964097</text:p>
          </table:table-cell>
        </table:table-row>
        <table:table-row table:style-name="ro1">
          <table:table-cell office:value-type="float" office:value="0.3251" calcext:value-type="float">
            <text:p>0.3251</text:p>
          </table:table-cell>
          <table:table-cell office:value-type="float" office:value="4.283" calcext:value-type="float">
            <text:p>4.283</text:p>
          </table:table-cell>
          <table:table-cell office:value-type="float" office:value="567.4" calcext:value-type="float">
            <text:p>567.4</text:p>
          </table:table-cell>
          <table:table-cell office:value-type="float" office:value="1.452" calcext:value-type="float">
            <text:p>1.452</text:p>
          </table:table-cell>
          <table:table-cell office:value-type="float" office:value="0.3238" calcext:value-type="float">
            <text:p>0.3238</text:p>
          </table:table-cell>
          <table:table-cell office:value-type="float" office:value="4.346" calcext:value-type="float">
            <text:p>4.346</text:p>
          </table:table-cell>
          <table:table-cell office:value-type="float" office:value="611.3" calcext:value-type="float">
            <text:p>611.3</text:p>
          </table:table-cell>
          <table:table-cell office:value-type="float" office:value="1.426" calcext:value-type="float">
            <text:p>1.426</text:p>
          </table:table-cell>
          <table:table-cell table:formula="of:=[.H82]/4" office:value-type="float" office:value="0.3565" calcext:value-type="float">
            <text:p>0.3565</text:p>
          </table:table-cell>
          <table:table-cell/>
          <table:table-cell table:formula="of:=[.D82]/[.E82]" office:value-type="float" office:value="4.48424953675108" calcext:value-type="float">
            <text:p>4.4842495368</text:p>
          </table:table-cell>
        </table:table-row>
        <table:table-row table:style-name="ro1">
          <table:table-cell office:value-type="float" office:value="0.1892" calcext:value-type="float">
            <text:p>0.1892</text:p>
          </table:table-cell>
          <table:table-cell office:value-type="float" office:value="3.992" calcext:value-type="float">
            <text:p>3.992</text:p>
          </table:table-cell>
          <table:table-cell office:value-type="float" office:value="417.9" calcext:value-type="float">
            <text:p>417.9</text:p>
          </table:table-cell>
          <table:table-cell office:value-type="float" office:value="1.273" calcext:value-type="float">
            <text:p>1.273</text:p>
          </table:table-cell>
          <table:table-cell office:value-type="float" office:value="0.382" calcext:value-type="float">
            <text:p>0.382</text:p>
          </table:table-cell>
          <table:table-cell office:value-type="float" office:value="3.923" calcext:value-type="float">
            <text:p>3.923</text:p>
          </table:table-cell>
          <table:table-cell office:value-type="float" office:value="377.1" calcext:value-type="float">
            <text:p>377.1</text:p>
          </table:table-cell>
          <table:table-cell office:value-type="float" office:value="1.305" calcext:value-type="float">
            <text:p>1.305</text:p>
          </table:table-cell>
          <table:table-cell table:formula="of:=[.H83]/4" office:value-type="float" office:value="0.32625" calcext:value-type="float">
            <text:p>0.32625</text:p>
          </table:table-cell>
          <table:table-cell/>
          <table:table-cell table:formula="of:=[.D83]/[.E83]" office:value-type="float" office:value="3.33246073298429" calcext:value-type="float">
            <text:p>3.332460733</text:p>
          </table:table-cell>
        </table:table-row>
        <table:table-row table:style-name="ro1">
          <table:table-cell office:value-type="float" office:value="0.8962" calcext:value-type="float">
            <text:p>0.8962</text:p>
          </table:table-cell>
          <table:table-cell office:value-type="float" office:value="3.874" calcext:value-type="float">
            <text:p>3.874</text:p>
          </table:table-cell>
          <table:table-cell office:value-type="float" office:value="406.4" calcext:value-type="float">
            <text:p>406.4</text:p>
          </table:table-cell>
          <table:table-cell office:value-type="float" office:value="1.324" calcext:value-type="float">
            <text:p>1.324</text:p>
          </table:table-cell>
          <table:table-cell office:value-type="float" office:value="0.337" calcext:value-type="float">
            <text:p>0.337</text:p>
          </table:table-cell>
          <table:table-cell office:value-type="float" office:value="3.868" calcext:value-type="float">
            <text:p>3.868</text:p>
          </table:table-cell>
          <table:table-cell office:value-type="float" office:value="402.4" calcext:value-type="float">
            <text:p>402.4</text:p>
          </table:table-cell>
          <table:table-cell office:value-type="float" office:value="1.327" calcext:value-type="float">
            <text:p>1.327</text:p>
          </table:table-cell>
          <table:table-cell table:formula="of:=[.H84]/4" office:value-type="float" office:value="0.33175" calcext:value-type="float">
            <text:p>0.33175</text:p>
          </table:table-cell>
          <table:table-cell/>
          <table:table-cell table:formula="of:=[.D84]/[.E84]" office:value-type="float" office:value="3.92878338278932" calcext:value-type="float">
            <text:p>3.9287833828</text:p>
          </table:table-cell>
        </table:table-row>
        <table:table-row table:style-name="ro1">
          <table:table-cell office:value-type="float" office:value="0.3572" calcext:value-type="float">
            <text:p>0.3572</text:p>
          </table:table-cell>
          <table:table-cell office:value-type="float" office:value="3.758" calcext:value-type="float">
            <text:p>3.758</text:p>
          </table:table-cell>
          <table:table-cell office:value-type="float" office:value="323.5" calcext:value-type="float">
            <text:p>323.5</text:p>
          </table:table-cell>
          <table:table-cell office:value-type="float" office:value="1.192" calcext:value-type="float">
            <text:p>1.192</text:p>
          </table:table-cell>
          <table:table-cell office:value-type="float" office:value="0.3433" calcext:value-type="float">
            <text:p>0.3433</text:p>
          </table:table-cell>
          <table:table-cell office:value-type="float" office:value="3.707" calcext:value-type="float">
            <text:p>3.707</text:p>
          </table:table-cell>
          <table:table-cell office:value-type="float" office:value="297.5" calcext:value-type="float">
            <text:p>297.5</text:p>
          </table:table-cell>
          <table:table-cell office:value-type="float" office:value="1.201" calcext:value-type="float">
            <text:p>1.201</text:p>
          </table:table-cell>
          <table:table-cell table:formula="of:=[.H85]/4" office:value-type="float" office:value="0.30025" calcext:value-type="float">
            <text:p>0.30025</text:p>
          </table:table-cell>
          <table:table-cell/>
          <table:table-cell table:formula="of:=[.D85]/[.E85]" office:value-type="float" office:value="3.47218176521992" calcext:value-type="float">
            <text:p>3.4721817652</text:p>
          </table:table-cell>
        </table:table-row>
        <table:table-row table:style-name="ro1">
          <table:table-cell office:value-type="float" office:value="0.3313" calcext:value-type="float">
            <text:p>0.3313</text:p>
          </table:table-cell>
          <table:table-cell office:value-type="float" office:value="3.704" calcext:value-type="float">
            <text:p>3.704</text:p>
          </table:table-cell>
          <table:table-cell office:value-type="float" office:value="305.4" calcext:value-type="float">
            <text:p>305.4</text:p>
          </table:table-cell>
          <table:table-cell office:value-type="float" office:value="1.063" calcext:value-type="float">
            <text:p>1.063</text:p>
          </table:table-cell>
          <table:table-cell office:value-type="float" office:value="0.3134" calcext:value-type="float">
            <text:p>0.3134</text:p>
          </table:table-cell>
          <table:table-cell office:value-type="float" office:value="3.65" calcext:value-type="float">
            <text:p>3.65</text:p>
          </table:table-cell>
          <table:table-cell office:value-type="float" office:value="279.3" calcext:value-type="float">
            <text:p>279.3</text:p>
          </table:table-cell>
          <table:table-cell office:value-type="float" office:value="1.064" calcext:value-type="float">
            <text:p>1.064</text:p>
          </table:table-cell>
          <table:table-cell table:formula="of:=[.H86]/4" office:value-type="float" office:value="0.266" calcext:value-type="float">
            <text:p>0.266</text:p>
          </table:table-cell>
          <table:table-cell/>
          <table:table-cell table:formula="of:=[.D86]/[.E86]" office:value-type="float" office:value="3.3918315252074" calcext:value-type="float">
            <text:p>3.3918315252</text:p>
          </table:table-cell>
        </table:table-row>
        <table:table-row table:style-name="ro1">
          <table:table-cell office:value-type="float" office:value="0.0408" calcext:value-type="float">
            <text:p>0.0408</text:p>
          </table:table-cell>
          <table:table-cell office:value-type="float" office:value="3.829" calcext:value-type="float">
            <text:p>3.829</text:p>
          </table:table-cell>
          <table:table-cell office:value-type="float" office:value="369.7" calcext:value-type="float">
            <text:p>369.7</text:p>
          </table:table-cell>
          <table:table-cell office:value-type="float" office:value="1.158" calcext:value-type="float">
            <text:p>1.158</text:p>
          </table:table-cell>
          <table:table-cell office:value-type="float" office:value="0.3846" calcext:value-type="float">
            <text:p>0.3846</text:p>
          </table:table-cell>
          <table:table-cell office:value-type="float" office:value="3.721" calcext:value-type="float">
            <text:p>3.721</text:p>
          </table:table-cell>
          <table:table-cell office:value-type="float" office:value="311.6" calcext:value-type="float">
            <text:p>311.6</text:p>
          </table:table-cell>
          <table:table-cell office:value-type="float" office:value="1.181" calcext:value-type="float">
            <text:p>1.181</text:p>
          </table:table-cell>
          <table:table-cell table:formula="of:=[.H87]/4" office:value-type="float" office:value="0.29525" calcext:value-type="float">
            <text:p>0.29525</text:p>
          </table:table-cell>
          <table:table-cell/>
          <table:table-cell table:formula="of:=[.D87]/[.E87]" office:value-type="float" office:value="3.01092043681747" calcext:value-type="float">
            <text:p>3.0109204368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4.215" calcext:value-type="float">
            <text:p>4.215</text:p>
          </table:table-cell>
          <table:table-cell office:value-type="float" office:value="543.5" calcext:value-type="float">
            <text:p>543.5</text:p>
          </table:table-cell>
          <table:table-cell office:value-type="float" office:value="1.46" calcext:value-type="float">
            <text:p>1.46</text:p>
          </table:table-cell>
          <table:table-cell office:value-type="float" office:value="0.389" calcext:value-type="float">
            <text:p>0.389</text:p>
          </table:table-cell>
          <table:table-cell office:value-type="float" office:value="4.175" calcext:value-type="float">
            <text:p>4.175</text:p>
          </table:table-cell>
          <table:table-cell office:value-type="float" office:value="516.9" calcext:value-type="float">
            <text:p>516.9</text:p>
          </table:table-cell>
          <table:table-cell office:value-type="float" office:value="1.473" calcext:value-type="float">
            <text:p>1.473</text:p>
          </table:table-cell>
          <table:table-cell table:formula="of:=[.H88]/4" office:value-type="float" office:value="0.36825" calcext:value-type="float">
            <text:p>0.36825</text:p>
          </table:table-cell>
          <table:table-cell/>
          <table:table-cell table:formula="of:=[.D88]/[.E88]" office:value-type="float" office:value="3.75321336760925" calcext:value-type="float">
            <text:p>3.7532133676</text:p>
          </table:table-cell>
        </table:table-row>
        <table:table-row table:style-name="ro1">
          <table:table-cell office:value-type="float" office:value="0.0796" calcext:value-type="float">
            <text:p>0.0796</text:p>
          </table:table-cell>
          <table:table-cell office:value-type="float" office:value="3.798" calcext:value-type="float">
            <text:p>3.798</text:p>
          </table:table-cell>
          <table:table-cell office:value-type="float" office:value="332.4" calcext:value-type="float">
            <text:p>332.4</text:p>
          </table:table-cell>
          <table:table-cell office:value-type="float" office:value="1.285" calcext:value-type="float">
            <text:p>1.285</text:p>
          </table:table-cell>
          <table:table-cell office:value-type="float" office:value="0.2342" calcext:value-type="float">
            <text:p>0.2342</text:p>
          </table:table-cell>
          <table:table-cell office:value-type="float" office:value="3.92" calcext:value-type="float">
            <text:p>3.92</text:p>
          </table:table-cell>
          <table:table-cell office:value-type="float" office:value="398.3" calcext:value-type="float">
            <text:p>398.3</text:p>
          </table:table-cell>
          <table:table-cell office:value-type="float" office:value="1.266" calcext:value-type="float">
            <text:p>1.266</text:p>
          </table:table-cell>
          <table:table-cell table:formula="of:=[.H89]/4" office:value-type="float" office:value="0.3165" calcext:value-type="float">
            <text:p>0.3165</text:p>
          </table:table-cell>
          <table:table-cell/>
          <table:table-cell table:formula="of:=[.D89]/[.E89]" office:value-type="float" office:value="5.4867634500427" calcext:value-type="float">
            <text:p>5.48676345</text:p>
          </table:table-cell>
        </table:table-row>
        <table:table-row table:style-name="ro1">
          <table:table-cell office:value-type="float" office:value="0.6772" calcext:value-type="float">
            <text:p>0.6772</text:p>
          </table:table-cell>
          <table:table-cell office:value-type="float" office:value="3.852" calcext:value-type="float">
            <text:p>3.852</text:p>
          </table:table-cell>
          <table:table-cell office:value-type="float" office:value="342.4" calcext:value-type="float">
            <text:p>342.4</text:p>
          </table:table-cell>
          <table:table-cell office:value-type="float" office:value="1.236" calcext:value-type="float">
            <text:p>1.236</text:p>
          </table:table-cell>
          <table:table-cell office:value-type="float" office:value="0.2873" calcext:value-type="float">
            <text:p>0.2873</text:p>
          </table:table-cell>
          <table:table-cell office:value-type="float" office:value="3.88" calcext:value-type="float">
            <text:p>3.88</text:p>
          </table:table-cell>
          <table:table-cell office:value-type="float" office:value="357" calcext:value-type="float">
            <text:p>357</text:p>
          </table:table-cell>
          <table:table-cell office:value-type="float" office:value="1.231" calcext:value-type="float">
            <text:p>1.231</text:p>
          </table:table-cell>
          <table:table-cell table:formula="of:=[.H90]/4" office:value-type="float" office:value="0.30775" calcext:value-type="float">
            <text:p>0.30775</text:p>
          </table:table-cell>
          <table:table-cell/>
          <table:table-cell table:formula="of:=[.D90]/[.E90]" office:value-type="float" office:value="4.30212321615037" calcext:value-type="float">
            <text:p>4.3021232162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.607" calcext:value-type="float">
            <text:p>3.607</text:p>
          </table:table-cell>
          <table:table-cell office:value-type="float" office:value="259.3" calcext:value-type="float">
            <text:p>259.3</text:p>
          </table:table-cell>
          <table:table-cell office:value-type="float" office:value="1.273" calcext:value-type="float">
            <text:p>1.273</text:p>
          </table:table-cell>
          <table:table-cell office:value-type="float" office:value="0.2494" calcext:value-type="float">
            <text:p>0.2494</text:p>
          </table:table-cell>
          <table:table-cell office:value-type="float" office:value="3.686" calcext:value-type="float">
            <text:p>3.686</text:p>
          </table:table-cell>
          <table:table-cell office:value-type="float" office:value="297.9" calcext:value-type="float">
            <text:p>297.9</text:p>
          </table:table-cell>
          <table:table-cell office:value-type="float" office:value="1.269" calcext:value-type="float">
            <text:p>1.269</text:p>
          </table:table-cell>
          <table:table-cell table:formula="of:=[.H91]/4" office:value-type="float" office:value="0.31725" calcext:value-type="float">
            <text:p>0.31725</text:p>
          </table:table-cell>
          <table:table-cell/>
          <table:table-cell table:formula="of:=[.D91]/[.E91]" office:value-type="float" office:value="5.10425020048116" calcext:value-type="float">
            <text:p>5.1042502005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3.417" calcext:value-type="float">
            <text:p>3.417</text:p>
          </table:table-cell>
          <table:table-cell office:value-type="float" office:value="199.6" calcext:value-type="float">
            <text:p>199.6</text:p>
          </table:table-cell>
          <table:table-cell office:value-type="float" office:value="1.038" calcext:value-type="float">
            <text:p>1.038</text:p>
          </table:table-cell>
          <table:table-cell office:value-type="float" office:value="0.2117" calcext:value-type="float">
            <text:p>0.2117</text:p>
          </table:table-cell>
          <table:table-cell office:value-type="float" office:value="3.464" calcext:value-type="float">
            <text:p>3.464</text:p>
          </table:table-cell>
          <table:table-cell office:value-type="float" office:value="219.1" calcext:value-type="float">
            <text:p>219.1</text:p>
          </table:table-cell>
          <table:table-cell office:value-type="float" office:value="1.054" calcext:value-type="float">
            <text:p>1.054</text:p>
          </table:table-cell>
          <table:table-cell table:formula="of:=[.H92]/4" office:value-type="float" office:value="0.2635" calcext:value-type="float">
            <text:p>0.2635</text:p>
          </table:table-cell>
          <table:table-cell/>
          <table:table-cell table:formula="of:=[.D92]/[.E92]" office:value-type="float" office:value="4.9031648559282" calcext:value-type="float">
            <text:p>4.9031648559</text:p>
          </table:table-cell>
        </table:table-row>
        <table:table-row table:style-name="ro1">
          <table:table-cell office:value-type="float" office:value="0.8946" calcext:value-type="float">
            <text:p>0.8946</text:p>
          </table:table-cell>
          <table:table-cell office:value-type="float" office:value="3.918" calcext:value-type="float">
            <text:p>3.918</text:p>
          </table:table-cell>
          <table:table-cell office:value-type="float" office:value="346.3" calcext:value-type="float">
            <text:p>346.3</text:p>
          </table:table-cell>
          <table:table-cell office:value-type="float" office:value="1.134" calcext:value-type="float">
            <text:p>1.134</text:p>
          </table:table-cell>
          <table:table-cell office:value-type="float" office:value="0.2898" calcext:value-type="float">
            <text:p>0.2898</text:p>
          </table:table-cell>
          <table:table-cell office:value-type="float" office:value="3.91" calcext:value-type="float">
            <text:p>3.91</text:p>
          </table:table-cell>
          <table:table-cell office:value-type="float" office:value="342.2" calcext:value-type="float">
            <text:p>342.2</text:p>
          </table:table-cell>
          <table:table-cell office:value-type="float" office:value="1.135" calcext:value-type="float">
            <text:p>1.135</text:p>
          </table:table-cell>
          <table:table-cell table:formula="of:=[.H93]/4" office:value-type="float" office:value="0.28375" calcext:value-type="float">
            <text:p>0.28375</text:p>
          </table:table-cell>
          <table:table-cell/>
          <table:table-cell table:formula="of:=[.D93]/[.E93]" office:value-type="float" office:value="3.91304347826087" calcext:value-type="float">
            <text:p>3.9130434783</text:p>
          </table:table-cell>
        </table:table-row>
        <table:table-row table:style-name="ro1">
          <table:table-cell office:value-type="float" office:value="0.1008" calcext:value-type="float">
            <text:p>0.1008</text:p>
          </table:table-cell>
          <table:table-cell office:value-type="float" office:value="4.067" calcext:value-type="float">
            <text:p>4.067</text:p>
          </table:table-cell>
          <table:table-cell office:value-type="float" office:value="463.5" calcext:value-type="float">
            <text:p>463.5</text:p>
          </table:table-cell>
          <table:table-cell office:value-type="float" office:value="1.411" calcext:value-type="float">
            <text:p>1.411</text:p>
          </table:table-cell>
          <table:table-cell office:value-type="float" office:value="0.2772" calcext:value-type="float">
            <text:p>0.2772</text:p>
          </table:table-cell>
          <table:table-cell office:value-type="float" office:value="4.195" calcext:value-type="float">
            <text:p>4.195</text:p>
          </table:table-cell>
          <table:table-cell office:value-type="float" office:value="544.6" calcext:value-type="float">
            <text:p>544.6</text:p>
          </table:table-cell>
          <table:table-cell office:value-type="float" office:value="1.374" calcext:value-type="float">
            <text:p>1.374</text:p>
          </table:table-cell>
          <table:table-cell table:formula="of:=[.H94]/4" office:value-type="float" office:value="0.3435" calcext:value-type="float">
            <text:p>0.3435</text:p>
          </table:table-cell>
          <table:table-cell/>
          <table:table-cell table:formula="of:=[.D94]/[.E94]" office:value-type="float" office:value="5.09018759018759" calcext:value-type="float">
            <text:p>5.0901875902</text:p>
          </table:table-cell>
        </table:table-row>
        <table:table-row table:style-name="ro1">
          <table:table-cell office:value-type="float" office:value="0.3273" calcext:value-type="float">
            <text:p>0.3273</text:p>
          </table:table-cell>
          <table:table-cell office:value-type="float" office:value="3.499" calcext:value-type="float">
            <text:p>3.499</text:p>
          </table:table-cell>
          <table:table-cell office:value-type="float" office:value="236.9" calcext:value-type="float">
            <text:p>236.9</text:p>
          </table:table-cell>
          <table:table-cell office:value-type="float" office:value="1.282" calcext:value-type="float">
            <text:p>1.282</text:p>
          </table:table-cell>
          <table:table-cell office:value-type="float" office:value="0.271" calcext:value-type="float">
            <text:p>0.271</text:p>
          </table:table-cell>
          <table:table-cell office:value-type="float" office:value="3.541" calcext:value-type="float">
            <text:p>3.541</text:p>
          </table:table-cell>
          <table:table-cell office:value-type="float" office:value="257.6" calcext:value-type="float">
            <text:p>257.6</text:p>
          </table:table-cell>
          <table:table-cell office:value-type="float" office:value="1.269" calcext:value-type="float">
            <text:p>1.269</text:p>
          </table:table-cell>
          <table:table-cell table:formula="of:=[.H95]/4" office:value-type="float" office:value="0.31725" calcext:value-type="float">
            <text:p>0.31725</text:p>
          </table:table-cell>
          <table:table-cell/>
          <table:table-cell table:formula="of:=[.D95]/[.E95]" office:value-type="float" office:value="4.73062730627306" calcext:value-type="float">
            <text:p>4.7306273063</text:p>
          </table:table-cell>
        </table:table-row>
        <table:table-row table:style-name="ro1">
          <table:table-cell office:value-type="float" office:value="0.6062" calcext:value-type="float">
            <text:p>0.6062</text:p>
          </table:table-cell>
          <table:table-cell office:value-type="float" office:value="4.639" calcext:value-type="float">
            <text:p>4.639</text:p>
          </table:table-cell>
          <table:table-cell office:value-type="float" office:value="763" calcext:value-type="float">
            <text:p>763</text:p>
          </table:table-cell>
          <table:table-cell office:value-type="float" office:value="1.457" calcext:value-type="float">
            <text:p>1.457</text:p>
          </table:table-cell>
          <table:table-cell office:value-type="float" office:value="0.3856" calcext:value-type="float">
            <text:p>0.3856</text:p>
          </table:table-cell>
          <table:table-cell office:value-type="float" office:value="4.593" calcext:value-type="float">
            <text:p>4.593</text:p>
          </table:table-cell>
          <table:table-cell office:value-type="float" office:value="728.9" calcext:value-type="float">
            <text:p>728.9</text:p>
          </table:table-cell>
          <table:table-cell office:value-type="float" office:value="1.471" calcext:value-type="float">
            <text:p>1.471</text:p>
          </table:table-cell>
          <table:table-cell table:formula="of:=[.H96]/4" office:value-type="float" office:value="0.36775" calcext:value-type="float">
            <text:p>0.36775</text:p>
          </table:table-cell>
          <table:table-cell/>
          <table:table-cell table:formula="of:=[.D96]/[.E96]" office:value-type="float" office:value="3.77852697095436" calcext:value-type="float">
            <text:p>3.778526971</text:p>
          </table:table-cell>
        </table:table-row>
        <table:table-row table:style-name="ro1">
          <table:table-cell office:value-type="float" office:value="0.8375" calcext:value-type="float">
            <text:p>0.8375</text:p>
          </table:table-cell>
          <table:table-cell office:value-type="float" office:value="4.128" calcext:value-type="float">
            <text:p>4.128</text:p>
          </table:table-cell>
          <table:table-cell office:value-type="float" office:value="526.1" calcext:value-type="float">
            <text:p>526.1</text:p>
          </table:table-cell>
          <table:table-cell office:value-type="float" office:value="1.418" calcext:value-type="float">
            <text:p>1.418</text:p>
          </table:table-cell>
          <table:table-cell office:value-type="float" office:value="0.3634" calcext:value-type="float">
            <text:p>0.3634</text:p>
          </table:table-cell>
          <table:table-cell office:value-type="float" office:value="4.117" calcext:value-type="float">
            <text:p>4.117</text:p>
          </table:table-cell>
          <table:table-cell office:value-type="float" office:value="517.9" calcext:value-type="float">
            <text:p>517.9</text:p>
          </table:table-cell>
          <table:table-cell office:value-type="float" office:value="1.424" calcext:value-type="float">
            <text:p>1.424</text:p>
          </table:table-cell>
          <table:table-cell table:formula="of:=[.H97]/4" office:value-type="float" office:value="0.356" calcext:value-type="float">
            <text:p>0.356</text:p>
          </table:table-cell>
          <table:table-cell/>
          <table:table-cell table:formula="of:=[.D97]/[.E97]" office:value-type="float" office:value="3.90203632361035" calcext:value-type="float">
            <text:p>3.9020363236</text:p>
          </table:table-cell>
        </table:table-row>
        <table:table-row table:style-name="ro1">
          <table:table-cell office:value-type="float" office:value="0.2593" calcext:value-type="float">
            <text:p>0.2593</text:p>
          </table:table-cell>
          <table:table-cell office:value-type="float" office:value="4.087" calcext:value-type="float">
            <text:p>4.087</text:p>
          </table:table-cell>
          <table:table-cell office:value-type="float" office:value="449.7" calcext:value-type="float">
            <text:p>449.7</text:p>
          </table:table-cell>
          <table:table-cell office:value-type="float" office:value="1.324" calcext:value-type="float">
            <text:p>1.324</text:p>
          </table:table-cell>
          <table:table-cell office:value-type="float" office:value="0.3842" calcext:value-type="float">
            <text:p>0.3842</text:p>
          </table:table-cell>
          <table:table-cell office:value-type="float" office:value="4.016" calcext:value-type="float">
            <text:p>4.016</text:p>
          </table:table-cell>
          <table:table-cell office:value-type="float" office:value="407.3" calcext:value-type="float">
            <text:p>407.3</text:p>
          </table:table-cell>
          <table:table-cell office:value-type="float" office:value="1.345" calcext:value-type="float">
            <text:p>1.345</text:p>
          </table:table-cell>
          <table:table-cell table:formula="of:=[.H98]/4" office:value-type="float" office:value="0.33625" calcext:value-type="float">
            <text:p>0.33625</text:p>
          </table:table-cell>
          <table:table-cell/>
          <table:table-cell table:formula="of:=[.D98]/[.E98]" office:value-type="float" office:value="3.44612181155648" calcext:value-type="float">
            <text:p>3.4461218116</text:p>
          </table:table-cell>
        </table:table-row>
        <table:table-row table:style-name="ro1">
          <table:table-cell office:value-type="float" office:value="0.2251" calcext:value-type="float">
            <text:p>0.2251</text:p>
          </table:table-cell>
          <table:table-cell office:value-type="float" office:value="3.967" calcext:value-type="float">
            <text:p>3.967</text:p>
          </table:table-cell>
          <table:table-cell office:value-type="float" office:value="412.2" calcext:value-type="float">
            <text:p>412.2</text:p>
          </table:table-cell>
          <table:table-cell office:value-type="float" office:value="1.258" calcext:value-type="float">
            <text:p>1.258</text:p>
          </table:table-cell>
          <table:table-cell office:value-type="float" office:value="0.3773" calcext:value-type="float">
            <text:p>0.3773</text:p>
          </table:table-cell>
          <table:table-cell office:value-type="float" office:value="3.879" calcext:value-type="float">
            <text:p>3.879</text:p>
          </table:table-cell>
          <table:table-cell office:value-type="float" office:value="362.6" calcext:value-type="float">
            <text:p>362.6</text:p>
          </table:table-cell>
          <table:table-cell office:value-type="float" office:value="1.272" calcext:value-type="float">
            <text:p>1.272</text:p>
          </table:table-cell>
          <table:table-cell table:formula="of:=[.H99]/4" office:value-type="float" office:value="0.318" calcext:value-type="float">
            <text:p>0.318</text:p>
          </table:table-cell>
          <table:table-cell/>
          <table:table-cell table:formula="of:=[.D99]/[.E99]" office:value-type="float" office:value="3.33421680360456" calcext:value-type="float">
            <text:p>3.3342168036</text:p>
          </table:table-cell>
        </table:table-row>
        <table:table-row table:style-name="ro1">
          <table:table-cell office:value-type="float" office:value="0.2059" calcext:value-type="float">
            <text:p>0.2059</text:p>
          </table:table-cell>
          <table:table-cell office:value-type="float" office:value="4.177" calcext:value-type="float">
            <text:p>4.177</text:p>
          </table:table-cell>
          <table:table-cell office:value-type="float" office:value="537.7" calcext:value-type="float">
            <text:p>537.7</text:p>
          </table:table-cell>
          <table:table-cell office:value-type="float" office:value="1.527" calcext:value-type="float">
            <text:p>1.527</text:p>
          </table:table-cell>
          <table:table-cell office:value-type="float" office:value="0.3283" calcext:value-type="float">
            <text:p>0.3283</text:p>
          </table:table-cell>
          <table:table-cell office:value-type="float" office:value="4.227" calcext:value-type="float">
            <text:p>4.227</text:p>
          </table:table-cell>
          <table:table-cell office:value-type="float" office:value="576" calcext:value-type="float">
            <text:p>576</text:p>
          </table:table-cell>
          <table:table-cell office:value-type="float" office:value="1.477" calcext:value-type="float">
            <text:p>1.477</text:p>
          </table:table-cell>
          <table:table-cell table:formula="of:=[.H100]/4" office:value-type="float" office:value="0.36925" calcext:value-type="float">
            <text:p>0.36925</text:p>
          </table:table-cell>
          <table:table-cell/>
          <table:table-cell table:formula="of:=[.D100]/[.E100]" office:value-type="float" office:value="4.65123362777947" calcext:value-type="float">
            <text:p>4.6512336278</text:p>
          </table:table-cell>
        </table:table-row>
        <table:table-row table:style-name="ro1">
          <table:table-cell office:value-type="float" office:value="0.9334" calcext:value-type="float">
            <text:p>0.9334</text:p>
          </table:table-cell>
          <table:table-cell office:value-type="float" office:value="4.085" calcext:value-type="float">
            <text:p>4.085</text:p>
          </table:table-cell>
          <table:table-cell office:value-type="float" office:value="466" calcext:value-type="float">
            <text:p>466</text:p>
          </table:table-cell>
          <table:table-cell office:value-type="float" office:value="1.393" calcext:value-type="float">
            <text:p>1.393</text:p>
          </table:table-cell>
          <table:table-cell office:value-type="float" office:value="0.3518" calcext:value-type="float">
            <text:p>0.3518</text:p>
          </table:table-cell>
          <table:table-cell office:value-type="float" office:value="4.08" calcext:value-type="float">
            <text:p>4.08</text:p>
          </table:table-cell>
          <table:table-cell office:value-type="float" office:value="462.9" calcext:value-type="float">
            <text:p>462.9</text:p>
          </table:table-cell>
          <table:table-cell office:value-type="float" office:value="1.395" calcext:value-type="float">
            <text:p>1.395</text:p>
          </table:table-cell>
          <table:table-cell table:formula="of:=[.H101]/4" office:value-type="float" office:value="0.34875" calcext:value-type="float">
            <text:p>0.34875</text:p>
          </table:table-cell>
          <table:table-cell/>
          <table:table-cell table:formula="of:=[.D101]/[.E101]" office:value-type="float" office:value="3.95963615690733" calcext:value-type="float">
            <text:p>3.9596361569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4.014" calcext:value-type="float">
            <text:p>4.014</text:p>
          </table:table-cell>
          <table:table-cell office:value-type="float" office:value="454.7" calcext:value-type="float">
            <text:p>454.7</text:p>
          </table:table-cell>
          <table:table-cell office:value-type="float" office:value="1.393" calcext:value-type="float">
            <text:p>1.393</text:p>
          </table:table-cell>
          <table:table-cell office:value-type="float" office:value="0.406" calcext:value-type="float">
            <text:p>0.406</text:p>
          </table:table-cell>
          <table:table-cell office:value-type="float" office:value="3.936" calcext:value-type="float">
            <text:p>3.936</text:p>
          </table:table-cell>
          <table:table-cell office:value-type="float" office:value="406.5" calcext:value-type="float">
            <text:p>406.5</text:p>
          </table:table-cell>
          <table:table-cell office:value-type="float" office:value="1.419" calcext:value-type="float">
            <text:p>1.419</text:p>
          </table:table-cell>
          <table:table-cell table:formula="of:=[.H102]/4" office:value-type="float" office:value="0.35475" calcext:value-type="float">
            <text:p>0.35475</text:p>
          </table:table-cell>
          <table:table-cell/>
          <table:table-cell table:formula="of:=[.D102]/[.E102]" office:value-type="float" office:value="3.43103448275862" calcext:value-type="float">
            <text:p>3.4310344828</text:p>
          </table:table-cell>
        </table:table-row>
        <table:table-row table:style-name="ro1">
          <table:table-cell office:value-type="float" office:value="0.3721" calcext:value-type="float">
            <text:p>0.3721</text:p>
          </table:table-cell>
          <table:table-cell office:value-type="float" office:value="3.958" calcext:value-type="float">
            <text:p>3.958</text:p>
          </table:table-cell>
          <table:table-cell office:value-type="float" office:value="429.2" calcext:value-type="float">
            <text:p>429.2</text:p>
          </table:table-cell>
          <table:table-cell office:value-type="float" office:value="1.47" calcext:value-type="float">
            <text:p>1.47</text:p>
          </table:table-cell>
          <table:table-cell office:value-type="float" office:value="0.3273" calcext:value-type="float">
            <text:p>0.3273</text:p>
          </table:table-cell>
          <table:table-cell office:value-type="float" office:value="4.014" calcext:value-type="float">
            <text:p>4.014</text:p>
          </table:table-cell>
          <table:table-cell office:value-type="float" office:value="464.4" calcext:value-type="float">
            <text:p>464.4</text:p>
          </table:table-cell>
          <table:table-cell office:value-type="float" office:value="1.448" calcext:value-type="float">
            <text:p>1.448</text:p>
          </table:table-cell>
          <table:table-cell table:formula="of:=[.H103]/4" office:value-type="float" office:value="0.362" calcext:value-type="float">
            <text:p>0.362</text:p>
          </table:table-cell>
          <table:table-cell/>
          <table:table-cell table:formula="of:=[.D103]/[.E103]" office:value-type="float" office:value="4.49129239230064" calcext:value-type="float">
            <text:p>4.4912923923</text:p>
          </table:table-cell>
        </table:table-row>
        <table:table-row table:style-name="ro1">
          <table:table-cell office:value-type="float" office:value="0.9449" calcext:value-type="float">
            <text:p>0.9449</text:p>
          </table:table-cell>
          <table:table-cell office:value-type="float" office:value="4.078" calcext:value-type="float">
            <text:p>4.078</text:p>
          </table:table-cell>
          <table:table-cell office:value-type="float" office:value="402.8" calcext:value-type="float">
            <text:p>402.8</text:p>
          </table:table-cell>
          <table:table-cell office:value-type="float" office:value="1.159" calcext:value-type="float">
            <text:p>1.159</text:p>
          </table:table-cell>
          <table:table-cell office:value-type="float" office:value="0.2865" calcext:value-type="float">
            <text:p>0.2865</text:p>
          </table:table-cell>
          <table:table-cell office:value-type="float" office:value="4.084" calcext:value-type="float">
            <text:p>4.084</text:p>
          </table:table-cell>
          <table:table-cell office:value-type="float" office:value="405.7" calcext:value-type="float">
            <text:p>405.7</text:p>
          </table:table-cell>
          <table:table-cell office:value-type="float" office:value="1.159" calcext:value-type="float">
            <text:p>1.159</text:p>
          </table:table-cell>
          <table:table-cell table:formula="of:=[.H104]/4" office:value-type="float" office:value="0.28975" calcext:value-type="float">
            <text:p>0.28975</text:p>
          </table:table-cell>
          <table:table-cell/>
          <table:table-cell table:formula="of:=[.D104]/[.E104]" office:value-type="float" office:value="4.04537521815009" calcext:value-type="float">
            <text:p>4.0453752182</text:p>
          </table:table-cell>
        </table:table-row>
        <table:table-row table:style-name="ro1">
          <table:table-cell office:value-type="float" office:value="0.0378" calcext:value-type="float">
            <text:p>0.0378</text:p>
          </table:table-cell>
          <table:table-cell office:value-type="float" office:value="3.719" calcext:value-type="float">
            <text:p>3.719</text:p>
          </table:table-cell>
          <table:table-cell office:value-type="float" office:value="294.5" calcext:value-type="float">
            <text:p>294.5</text:p>
          </table:table-cell>
          <table:table-cell office:value-type="float" office:value="1.249" calcext:value-type="float">
            <text:p>1.249</text:p>
          </table:table-cell>
          <table:table-cell office:value-type="float" office:value="0.2056" calcext:value-type="float">
            <text:p>0.2056</text:p>
          </table:table-cell>
          <table:table-cell office:value-type="float" office:value="3.843" calcext:value-type="float">
            <text:p>3.843</text:p>
          </table:table-cell>
          <table:table-cell office:value-type="float" office:value="359" calcext:value-type="float">
            <text:p>359</text:p>
          </table:table-cell>
          <table:table-cell office:value-type="float" office:value="1.219" calcext:value-type="float">
            <text:p>1.219</text:p>
          </table:table-cell>
          <table:table-cell table:formula="of:=[.H105]/4" office:value-type="float" office:value="0.30475" calcext:value-type="float">
            <text:p>0.30475</text:p>
          </table:table-cell>
          <table:table-cell/>
          <table:table-cell table:formula="of:=[.D105]/[.E105]" office:value-type="float" office:value="6.07490272373541" calcext:value-type="float">
            <text:p>6.0749027237</text:p>
          </table:table-cell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3.851" calcext:value-type="float">
            <text:p>3.851</text:p>
          </table:table-cell>
          <table:table-cell office:value-type="float" office:value="329.2" calcext:value-type="float">
            <text:p>329.2</text:p>
          </table:table-cell>
          <table:table-cell office:value-type="float" office:value="1.261" calcext:value-type="float">
            <text:p>1.261</text:p>
          </table:table-cell>
          <table:table-cell office:value-type="float" office:value="0.1625" calcext:value-type="float">
            <text:p>0.1625</text:p>
          </table:table-cell>
          <table:table-cell office:value-type="float" office:value="4.072" calcext:value-type="float">
            <text:p>4.072</text:p>
          </table:table-cell>
          <table:table-cell office:value-type="float" office:value="448.5" calcext:value-type="float">
            <text:p>448.5</text:p>
          </table:table-cell>
          <table:table-cell office:value-type="float" office:value="1.218" calcext:value-type="float">
            <text:p>1.218</text:p>
          </table:table-cell>
          <table:table-cell table:formula="of:=[.H106]/4" office:value-type="float" office:value="0.3045" calcext:value-type="float">
            <text:p>0.3045</text:p>
          </table:table-cell>
          <table:table-cell/>
          <table:table-cell table:formula="of:=[.D106]/[.E106]"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0.2693" calcext:value-type="float">
            <text:p>0.2693</text:p>
          </table:table-cell>
          <table:table-cell office:value-type="float" office:value="4.038" calcext:value-type="float">
            <text:p>4.038</text:p>
          </table:table-cell>
          <table:table-cell office:value-type="float" office:value="478.3" calcext:value-type="float">
            <text:p>478.3</text:p>
          </table:table-cell>
          <table:table-cell office:value-type="float" office:value="1.516" calcext:value-type="float">
            <text:p>1.516</text:p>
          </table:table-cell>
          <table:table-cell office:value-type="float" office:value="0.3295" calcext:value-type="float">
            <text:p>0.3295</text:p>
          </table:table-cell>
          <table:table-cell office:value-type="float" office:value="4.118" calcext:value-type="float">
            <text:p>4.118</text:p>
          </table:table-cell>
          <table:table-cell office:value-type="float" office:value="530.8" calcext:value-type="float">
            <text:p>530.8</text:p>
          </table:table-cell>
          <table:table-cell office:value-type="float" office:value="1.487" calcext:value-type="float">
            <text:p>1.487</text:p>
          </table:table-cell>
          <table:table-cell table:formula="of:=[.H107]/4" office:value-type="float" office:value="0.37175" calcext:value-type="float">
            <text:p>0.37175</text:p>
          </table:table-cell>
          <table:table-cell/>
          <table:table-cell table:formula="of:=[.D107]/[.E107]" office:value-type="float" office:value="4.60091047040971" calcext:value-type="float">
            <text:p>4.6009104704</text:p>
          </table:table-cell>
        </table:table-row>
        <table:table-row table:style-name="ro1">
          <table:table-cell office:value-type="float" office:value="0.0197" calcext:value-type="float">
            <text:p>0.0197</text:p>
          </table:table-cell>
          <table:table-cell office:value-type="float" office:value="4.549" calcext:value-type="float">
            <text:p>4.549</text:p>
          </table:table-cell>
          <table:table-cell office:value-type="float" office:value="780.9" calcext:value-type="float">
            <text:p>780.9</text:p>
          </table:table-cell>
          <table:table-cell office:value-type="float" office:value="1.527" calcext:value-type="float">
            <text:p>1.527</text:p>
          </table:table-cell>
          <table:table-cell office:value-type="float" office:value="0.4895" calcext:value-type="float">
            <text:p>0.4895</text:p>
          </table:table-cell>
          <table:table-cell office:value-type="float" office:value="4.419" calcext:value-type="float">
            <text:p>4.419</text:p>
          </table:table-cell>
          <table:table-cell office:value-type="float" office:value="671.7" calcext:value-type="float">
            <text:p>671.7</text:p>
          </table:table-cell>
          <table:table-cell office:value-type="float" office:value="1.628" calcext:value-type="float">
            <text:p>1.628</text:p>
          </table:table-cell>
          <table:table-cell table:formula="of:=[.H108]/4" office:value-type="float" office:value="0.407" calcext:value-type="float">
            <text:p>0.407</text:p>
          </table:table-cell>
          <table:table-cell/>
          <table:table-cell table:formula="of:=[.D108]/[.E108]" office:value-type="float" office:value="3.11950970377937" calcext:value-type="float">
            <text:p>3.1195097038</text:p>
          </table:table-cell>
        </table:table-row>
        <table:table-row table:style-name="ro1">
          <table:table-cell office:value-type="float" office:value="0.2169" calcext:value-type="float">
            <text:p>0.2169</text:p>
          </table:table-cell>
          <table:table-cell office:value-type="float" office:value="4.123" calcext:value-type="float">
            <text:p>4.123</text:p>
          </table:table-cell>
          <table:table-cell office:value-type="float" office:value="453" calcext:value-type="float">
            <text:p>453</text:p>
          </table:table-cell>
          <table:table-cell office:value-type="float" office:value="1.265" calcext:value-type="float">
            <text:p>1.265</text:p>
          </table:table-cell>
          <table:table-cell office:value-type="float" office:value="0.3801" calcext:value-type="float">
            <text:p>0.3801</text:p>
          </table:table-cell>
          <table:table-cell office:value-type="float" office:value="4.049" calcext:value-type="float">
            <text:p>4.049</text:p>
          </table:table-cell>
          <table:table-cell office:value-type="float" office:value="408.6" calcext:value-type="float">
            <text:p>408.6</text:p>
          </table:table-cell>
          <table:table-cell office:value-type="float" office:value="1.298" calcext:value-type="float">
            <text:p>1.298</text:p>
          </table:table-cell>
          <table:table-cell table:formula="of:=[.H109]/4" office:value-type="float" office:value="0.3245" calcext:value-type="float">
            <text:p>0.3245</text:p>
          </table:table-cell>
          <table:table-cell/>
          <table:table-cell table:formula="of:=[.D109]/[.E109]" office:value-type="float" office:value="3.32807156011576" calcext:value-type="float">
            <text:p>3.3280715601</text:p>
          </table:table-cell>
        </table:table-row>
        <table:table-row table:style-name="ro1">
          <table:table-cell office:value-type="float" office:value="0.3987" calcext:value-type="float">
            <text:p>0.3987</text:p>
          </table:table-cell>
          <table:table-cell office:value-type="float" office:value="3.509" calcext:value-type="float">
            <text:p>3.509</text:p>
          </table:table-cell>
          <table:table-cell office:value-type="float" office:value="239.9" calcext:value-type="float">
            <text:p>239.9</text:p>
          </table:table-cell>
          <table:table-cell office:value-type="float" office:value="1.087" calcext:value-type="float">
            <text:p>1.087</text:p>
          </table:table-cell>
          <table:table-cell office:value-type="float" office:value="0.2267" calcext:value-type="float">
            <text:p>0.2267</text:p>
          </table:table-cell>
          <table:table-cell office:value-type="float" office:value="3.546" calcext:value-type="float">
            <text:p>3.546</text:p>
          </table:table-cell>
          <table:table-cell office:value-type="float" office:value="257.7" calcext:value-type="float">
            <text:p>257.7</text:p>
          </table:table-cell>
          <table:table-cell office:value-type="float" office:value="1.079" calcext:value-type="float">
            <text:p>1.079</text:p>
          </table:table-cell>
          <table:table-cell table:formula="of:=[.H110]/4" office:value-type="float" office:value="0.26975" calcext:value-type="float">
            <text:p>0.26975</text:p>
          </table:table-cell>
          <table:table-cell/>
          <table:table-cell table:formula="of:=[.D110]/[.E110]" office:value-type="float" office:value="4.79488310542567" calcext:value-type="float">
            <text:p>4.7948831054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3.605" calcext:value-type="float">
            <text:p>3.605</text:p>
          </table:table-cell>
          <table:table-cell office:value-type="float" office:value="298.6" calcext:value-type="float">
            <text:p>298.6</text:p>
          </table:table-cell>
          <table:table-cell office:value-type="float" office:value="1.345" calcext:value-type="float">
            <text:p>1.345</text:p>
          </table:table-cell>
          <table:table-cell office:value-type="float" office:value="0.3602" calcext:value-type="float">
            <text:p>0.3602</text:p>
          </table:table-cell>
          <table:table-cell office:value-type="float" office:value="3.585" calcext:value-type="float">
            <text:p>3.585</text:p>
          </table:table-cell>
          <table:table-cell office:value-type="float" office:value="287.4" calcext:value-type="float">
            <text:p>287.4</text:p>
          </table:table-cell>
          <table:table-cell office:value-type="float" office:value="1.356" calcext:value-type="float">
            <text:p>1.356</text:p>
          </table:table-cell>
          <table:table-cell table:formula="of:=[.H111]/4" office:value-type="float" office:value="0.339" calcext:value-type="float">
            <text:p>0.339</text:p>
          </table:table-cell>
          <table:table-cell/>
          <table:table-cell table:formula="of:=[.D111]/[.E111]" office:value-type="float" office:value="3.73403664630761" calcext:value-type="float">
            <text:p>3.7340366463</text:p>
          </table:table-cell>
        </table:table-row>
        <table:table-row table:style-name="ro1">
          <table:table-cell office:value-type="float" office:value="0.8811" calcext:value-type="float">
            <text:p>0.8811</text:p>
          </table:table-cell>
          <table:table-cell office:value-type="float" office:value="4.014" calcext:value-type="float">
            <text:p>4.014</text:p>
          </table:table-cell>
          <table:table-cell office:value-type="float" office:value="462.4" calcext:value-type="float">
            <text:p>462.4</text:p>
          </table:table-cell>
          <table:table-cell office:value-type="float" office:value="1.485" calcext:value-type="float">
            <text:p>1.485</text:p>
          </table:table-cell>
          <table:table-cell office:value-type="float" office:value="0.3642" calcext:value-type="float">
            <text:p>0.3642</text:p>
          </table:table-cell>
          <table:table-cell office:value-type="float" office:value="4.024" calcext:value-type="float">
            <text:p>4.024</text:p>
          </table:table-cell>
          <table:table-cell office:value-type="float" office:value="468.6" calcext:value-type="float">
            <text:p>468.6</text:p>
          </table:table-cell>
          <table:table-cell office:value-type="float" office:value="1.481" calcext:value-type="float">
            <text:p>1.481</text:p>
          </table:table-cell>
          <table:table-cell table:formula="of:=[.H112]/4" office:value-type="float" office:value="0.37025" calcext:value-type="float">
            <text:p>0.37025</text:p>
          </table:table-cell>
          <table:table-cell/>
          <table:table-cell table:formula="of:=[.D112]/[.E112]" office:value-type="float" office:value="4.07742998352554" calcext:value-type="float">
            <text:p>4.0774299835</text:p>
          </table:table-cell>
        </table:table-row>
        <table:table-row table:style-name="ro1">
          <table:table-cell office:value-type="float" office:value="0.5969" calcext:value-type="float">
            <text:p>0.5969</text:p>
          </table:table-cell>
          <table:table-cell office:value-type="float" office:value="4.157" calcext:value-type="float">
            <text:p>4.157</text:p>
          </table:table-cell>
          <table:table-cell office:value-type="float" office:value="484.5" calcext:value-type="float">
            <text:p>484.5</text:p>
          </table:table-cell>
          <table:table-cell office:value-type="float" office:value="1.37" calcext:value-type="float">
            <text:p>1.37</text:p>
          </table:table-cell>
          <table:table-cell office:value-type="float" office:value="0.3689" calcext:value-type="float">
            <text:p>0.3689</text:p>
          </table:table-cell>
          <table:table-cell office:value-type="float" office:value="4.12" calcext:value-type="float">
            <text:p>4.12</text:p>
          </table:table-cell>
          <table:table-cell office:value-type="float" office:value="461.4" calcext:value-type="float">
            <text:p>461.4</text:p>
          </table:table-cell>
          <table:table-cell office:value-type="float" office:value="1.384" calcext:value-type="float">
            <text:p>1.384</text:p>
          </table:table-cell>
          <table:table-cell table:formula="of:=[.H113]/4" office:value-type="float" office:value="0.346" calcext:value-type="float">
            <text:p>0.346</text:p>
          </table:table-cell>
          <table:table-cell/>
          <table:table-cell table:formula="of:=[.D113]/[.E113]" office:value-type="float" office:value="3.71374356194091" calcext:value-type="float">
            <text:p>3.7137435619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3.938" calcext:value-type="float">
            <text:p>3.938</text:p>
          </table:table-cell>
          <table:table-cell office:value-type="float" office:value="374.6" calcext:value-type="float">
            <text:p>374.6</text:p>
          </table:table-cell>
          <table:table-cell office:value-type="float" office:value="1.236" calcext:value-type="float">
            <text:p>1.236</text:p>
          </table:table-cell>
          <table:table-cell office:value-type="float" office:value="0.3077" calcext:value-type="float">
            <text:p>0.3077</text:p>
          </table:table-cell>
          <table:table-cell office:value-type="float" office:value="3.94" calcext:value-type="float">
            <text:p>3.94</text:p>
          </table:table-cell>
          <table:table-cell office:value-type="float" office:value="375.8" calcext:value-type="float">
            <text:p>375.8</text:p>
          </table:table-cell>
          <table:table-cell office:value-type="float" office:value="1.236" calcext:value-type="float">
            <text:p>1.236</text:p>
          </table:table-cell>
          <table:table-cell table:formula="of:=[.H114]/4" office:value-type="float" office:value="0.309" calcext:value-type="float">
            <text:p>0.309</text:p>
          </table:table-cell>
          <table:table-cell/>
          <table:table-cell table:formula="of:=[.D114]/[.E114]" office:value-type="float" office:value="4.01689957751056" calcext:value-type="float">
            <text:p>4.0168995775</text:p>
          </table:table-cell>
        </table:table-row>
        <table:table-row table:style-name="ro1">
          <table:table-cell office:value-type="float" office:value="0.8831" calcext:value-type="float">
            <text:p>0.8831</text:p>
          </table:table-cell>
          <table:table-cell office:value-type="float" office:value="4.057" calcext:value-type="float">
            <text:p>4.057</text:p>
          </table:table-cell>
          <table:table-cell office:value-type="float" office:value="512.1" calcext:value-type="float">
            <text:p>512.1</text:p>
          </table:table-cell>
          <table:table-cell office:value-type="float" office:value="1.494" calcext:value-type="float">
            <text:p>1.494</text:p>
          </table:table-cell>
          <table:table-cell office:value-type="float" office:value="0.3798" calcext:value-type="float">
            <text:p>0.3798</text:p>
          </table:table-cell>
          <table:table-cell office:value-type="float" office:value="4.049" calcext:value-type="float">
            <text:p>4.049</text:p>
          </table:table-cell>
          <table:table-cell office:value-type="float" office:value="506.2" calcext:value-type="float">
            <text:p>506.2</text:p>
          </table:table-cell>
          <table:table-cell office:value-type="float" office:value="1.498" calcext:value-type="float">
            <text:p>1.498</text:p>
          </table:table-cell>
          <table:table-cell table:formula="of:=[.H115]/4" office:value-type="float" office:value="0.3745" calcext:value-type="float">
            <text:p>0.3745</text:p>
          </table:table-cell>
          <table:table-cell/>
          <table:table-cell table:formula="of:=[.D115]/[.E115]" office:value-type="float" office:value="3.93364928909953" calcext:value-type="float">
            <text:p>3.9336492891</text:p>
          </table:table-cell>
        </table:table-row>
        <table:table-row table:style-name="ro1">
          <table:table-cell office:value-type="float" office:value="0.2734" calcext:value-type="float">
            <text:p>0.2734</text:p>
          </table:table-cell>
          <table:table-cell office:value-type="float" office:value="3.612" calcext:value-type="float">
            <text:p>3.612</text:p>
          </table:table-cell>
          <table:table-cell office:value-type="float" office:value="282.9" calcext:value-type="float">
            <text:p>282.9</text:p>
          </table:table-cell>
          <table:table-cell office:value-type="float" office:value="1.314" calcext:value-type="float">
            <text:p>1.314</text:p>
          </table:table-cell>
          <table:table-cell office:value-type="float" office:value="0.2723" calcext:value-type="float">
            <text:p>0.2723</text:p>
          </table:table-cell>
          <table:table-cell office:value-type="float" office:value="3.665" calcext:value-type="float">
            <text:p>3.665</text:p>
          </table:table-cell>
          <table:table-cell office:value-type="float" office:value="311.4" calcext:value-type="float">
            <text:p>311.4</text:p>
          </table:table-cell>
          <table:table-cell office:value-type="float" office:value="1.294" calcext:value-type="float">
            <text:p>1.294</text:p>
          </table:table-cell>
          <table:table-cell table:formula="of:=[.H116]/4" office:value-type="float" office:value="0.3235" calcext:value-type="float">
            <text:p>0.3235</text:p>
          </table:table-cell>
          <table:table-cell/>
          <table:table-cell table:formula="of:=[.D116]/[.E116]" office:value-type="float" office:value="4.82556004406904" calcext:value-type="float">
            <text:p>4.8255600441</text:p>
          </table:table-cell>
        </table:table-row>
        <table:table-row table:style-name="ro1">
          <table:table-cell office:value-type="float" office:value="0.8627" calcext:value-type="float">
            <text:p>0.8627</text:p>
          </table:table-cell>
          <table:table-cell office:value-type="float" office:value="4.093" calcext:value-type="float">
            <text:p>4.093</text:p>
          </table:table-cell>
          <table:table-cell office:value-type="float" office:value="455.1" calcext:value-type="float">
            <text:p>455.1</text:p>
          </table:table-cell>
          <table:table-cell office:value-type="float" office:value="1.295" calcext:value-type="float">
            <text:p>1.295</text:p>
          </table:table-cell>
          <table:table-cell office:value-type="float" office:value="0.3312" calcext:value-type="float">
            <text:p>0.3312</text:p>
          </table:table-cell>
          <table:table-cell office:value-type="float" office:value="4.079" calcext:value-type="float">
            <text:p>4.079</text:p>
          </table:table-cell>
          <table:table-cell office:value-type="float" office:value="446.7" calcext:value-type="float">
            <text:p>446.7</text:p>
          </table:table-cell>
          <table:table-cell office:value-type="float" office:value="1.296" calcext:value-type="float">
            <text:p>1.296</text:p>
          </table:table-cell>
          <table:table-cell table:formula="of:=[.H117]/4" office:value-type="float" office:value="0.324" calcext:value-type="float">
            <text:p>0.324</text:p>
          </table:table-cell>
          <table:table-cell/>
          <table:table-cell table:formula="of:=[.D117]/[.E117]" office:value-type="float" office:value="3.91002415458937" calcext:value-type="float">
            <text:p>3.9100241546</text:p>
          </table:table-cell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3.669" calcext:value-type="float">
            <text:p>3.669</text:p>
          </table:table-cell>
          <table:table-cell office:value-type="float" office:value="249.7" calcext:value-type="float">
            <text:p>249.7</text:p>
          </table:table-cell>
          <table:table-cell office:value-type="float" office:value="1.123" calcext:value-type="float">
            <text:p>1.123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3.931" calcext:value-type="float">
            <text:p>3.931</text:p>
          </table:table-cell>
          <table:table-cell office:value-type="float" office:value="372.7" calcext:value-type="float">
            <text:p>372.7</text:p>
          </table:table-cell>
          <table:table-cell office:value-type="float" office:value="1.14" calcext:value-type="float">
            <text:p>1.14</text:p>
          </table:table-cell>
          <table:table-cell table:formula="of:=[.H118]/4" office:value-type="float" office:value="0.285" calcext:value-type="float">
            <text:p>0.285</text:p>
          </table:table-cell>
          <table:table-cell/>
          <table:table-cell table:formula="of:=[.D118]/[.E118]" office:value-type="float" office:value="11.8235417982733" calcext:value-type="float">
            <text:p>11.8235417983</text:p>
          </table:table-cell>
        </table:table-row>
        <table:table-row table:style-name="ro1">
          <table:table-cell office:value-type="float" office:value="0.0641" calcext:value-type="float">
            <text:p>0.0641</text:p>
          </table:table-cell>
          <table:table-cell office:value-type="float" office:value="3.879" calcext:value-type="float">
            <text:p>3.879</text:p>
          </table:table-cell>
          <table:table-cell office:value-type="float" office:value="400.5" calcext:value-type="float">
            <text:p>400.5</text:p>
          </table:table-cell>
          <table:table-cell office:value-type="float" office:value="1.289" calcext:value-type="float">
            <text:p>1.289</text:p>
          </table:table-cell>
          <table:table-cell office:value-type="float" office:value="0.4225" calcext:value-type="float">
            <text:p>0.4225</text:p>
          </table:table-cell>
          <table:table-cell office:value-type="float" office:value="3.745" calcext:value-type="float">
            <text:p>3.745</text:p>
          </table:table-cell>
          <table:table-cell office:value-type="float" office:value="325.7" calcext:value-type="float">
            <text:p>325.7</text:p>
          </table:table-cell>
          <table:table-cell office:value-type="float" office:value="1.314" calcext:value-type="float">
            <text:p>1.314</text:p>
          </table:table-cell>
          <table:table-cell table:formula="of:=[.H119]/4" office:value-type="float" office:value="0.3285" calcext:value-type="float">
            <text:p>0.3285</text:p>
          </table:table-cell>
          <table:table-cell/>
          <table:table-cell table:formula="of:=[.D119]/[.E119]" office:value-type="float" office:value="3.0508875739645" calcext:value-type="float">
            <text:p>3.050887574</text:p>
          </table:table-cell>
        </table:table-row>
        <table:table-row table:style-name="ro1">
          <table:table-cell office:value-type="float" office:value="0.7129" calcext:value-type="float">
            <text:p>0.7129</text:p>
          </table:table-cell>
          <table:table-cell office:value-type="float" office:value="4.382" calcext:value-type="float">
            <text:p>4.382</text:p>
          </table:table-cell>
          <table:table-cell office:value-type="float" office:value="635.9" calcext:value-type="float">
            <text:p>635.9</text:p>
          </table:table-cell>
          <table:table-cell office:value-type="float" office:value="1.46" calcext:value-type="float">
            <text:p>1.46</text:p>
          </table:table-cell>
          <table:table-cell office:value-type="float" office:value="0.3806" calcext:value-type="float">
            <text:p>0.3806</text:p>
          </table:table-cell>
          <table:table-cell office:value-type="float" office:value="4.35" calcext:value-type="float">
            <text:p>4.35</text:p>
          </table:table-cell>
          <table:table-cell office:value-type="float" office:value="613.3" calcext:value-type="float">
            <text:p>613.3</text:p>
          </table:table-cell>
          <table:table-cell office:value-type="float" office:value="1.468" calcext:value-type="float">
            <text:p>1.468</text:p>
          </table:table-cell>
          <table:table-cell table:formula="of:=[.H120]/4" office:value-type="float" office:value="0.367" calcext:value-type="float">
            <text:p>0.367</text:p>
          </table:table-cell>
          <table:table-cell/>
          <table:table-cell table:formula="of:=[.D120]/[.E120]" office:value-type="float" office:value="3.83604834471886" calcext:value-type="float">
            <text:p>3.8360483447</text:p>
          </table:table-cell>
        </table:table-row>
        <table:table-row table:style-name="ro1">
          <table:table-cell office:value-type="float" office:value="0.1095" calcext:value-type="float">
            <text:p>0.1095</text:p>
          </table:table-cell>
          <table:table-cell office:value-type="float" office:value="4.574" calcext:value-type="float">
            <text:p>4.574</text:p>
          </table:table-cell>
          <table:table-cell office:value-type="float" office:value="697.6" calcext:value-type="float">
            <text:p>697.6</text:p>
          </table:table-cell>
          <table:table-cell office:value-type="float" office:value="1.39" calcext:value-type="float">
            <text:p>1.39</text:p>
          </table:table-cell>
          <table:table-cell office:value-type="float" office:value="0.4254" calcext:value-type="float">
            <text:p>0.4254</text:p>
          </table:table-cell>
          <table:table-cell office:value-type="float" office:value="4.434" calcext:value-type="float">
            <text:p>4.434</text:p>
          </table:table-cell>
          <table:table-cell office:value-type="float" office:value="599" calcext:value-type="float">
            <text:p>599</text:p>
          </table:table-cell>
          <table:table-cell office:value-type="float" office:value="1.435" calcext:value-type="float">
            <text:p>1.435</text:p>
          </table:table-cell>
          <table:table-cell table:formula="of:=[.H121]/4" office:value-type="float" office:value="0.35875" calcext:value-type="float">
            <text:p>0.35875</text:p>
          </table:table-cell>
          <table:table-cell/>
          <table:table-cell table:formula="of:=[.D121]/[.E121]" office:value-type="float" office:value="3.26751292900799" calcext:value-type="float">
            <text:p>3.267512929</text:p>
          </table:table-cell>
        </table:table-row>
        <table:table-row table:style-name="ro1">
          <table:table-cell office:value-type="float" office:value="0.2283" calcext:value-type="float">
            <text:p>0.2283</text:p>
          </table:table-cell>
          <table:table-cell office:value-type="float" office:value="4.021" calcext:value-type="float">
            <text:p>4.021</text:p>
          </table:table-cell>
          <table:table-cell office:value-type="float" office:value="402" calcext:value-type="float">
            <text:p>402</text:p>
          </table:table-cell>
          <table:table-cell office:value-type="float" office:value="1.258" calcext:value-type="float">
            <text:p>1.258</text:p>
          </table:table-cell>
          <table:table-cell office:value-type="float" office:value="0.2585" calcext:value-type="float">
            <text:p>0.2585</text:p>
          </table:table-cell>
          <table:table-cell office:value-type="float" office:value="4.094" calcext:value-type="float">
            <text:p>4.094</text:p>
          </table:table-cell>
          <table:table-cell office:value-type="float" office:value="444.4" calcext:value-type="float">
            <text:p>444.4</text:p>
          </table:table-cell>
          <table:table-cell office:value-type="float" office:value="1.235" calcext:value-type="float">
            <text:p>1.235</text:p>
          </table:table-cell>
          <table:table-cell table:formula="of:=[.H122]/4" office:value-type="float" office:value="0.30875" calcext:value-type="float">
            <text:p>0.30875</text:p>
          </table:table-cell>
          <table:table-cell/>
          <table:table-cell table:formula="of:=[.D122]/[.E122]" office:value-type="float" office:value="4.86653771760155" calcext:value-type="float">
            <text:p>4.8665377176</text:p>
          </table:table-cell>
        </table:table-row>
        <table:table-row table:style-name="ro1">
          <table:table-cell office:value-type="float" office:value="0.2459" calcext:value-type="float">
            <text:p>0.2459</text:p>
          </table:table-cell>
          <table:table-cell office:value-type="float" office:value="3.89" calcext:value-type="float">
            <text:p>3.89</text:p>
          </table:table-cell>
          <table:table-cell office:value-type="float" office:value="370.5" calcext:value-type="float">
            <text:p>370.5</text:p>
          </table:table-cell>
          <table:table-cell office:value-type="float" office:value="1.183" calcext:value-type="float">
            <text:p>1.183</text:p>
          </table:table-cell>
          <table:table-cell office:value-type="float" office:value="0.3581" calcext:value-type="float">
            <text:p>0.3581</text:p>
          </table:table-cell>
          <table:table-cell office:value-type="float" office:value="3.803" calcext:value-type="float">
            <text:p>3.803</text:p>
          </table:table-cell>
          <table:table-cell office:value-type="float" office:value="325" calcext:value-type="float">
            <text:p>325</text:p>
          </table:table-cell>
          <table:table-cell office:value-type="float" office:value="1.188" calcext:value-type="float">
            <text:p>1.188</text:p>
          </table:table-cell>
          <table:table-cell table:formula="of:=[.H123]/4" office:value-type="float" office:value="0.297" calcext:value-type="float">
            <text:p>0.297</text:p>
          </table:table-cell>
          <table:table-cell/>
          <table:table-cell table:formula="of:=[.D123]/[.E123]" office:value-type="float" office:value="3.30354649539235" calcext:value-type="float">
            <text:p>3.3035464954</text:p>
          </table:table-cell>
        </table:table-row>
        <table:table-row table:style-name="ro1">
          <table:table-cell office:value-type="float" office:value="0.2869" calcext:value-type="float">
            <text:p>0.2869</text:p>
          </table:table-cell>
          <table:table-cell office:value-type="float" office:value="4.214" calcext:value-type="float">
            <text:p>4.214</text:p>
          </table:table-cell>
          <table:table-cell office:value-type="float" office:value="497" calcext:value-type="float">
            <text:p>497</text:p>
          </table:table-cell>
          <table:table-cell office:value-type="float" office:value="1.344" calcext:value-type="float">
            <text:p>1.344</text:p>
          </table:table-cell>
          <table:table-cell office:value-type="float" office:value="0.2862" calcext:value-type="float">
            <text:p>0.2862</text:p>
          </table:table-cell>
          <table:table-cell office:value-type="float" office:value="4.308" calcext:value-type="float">
            <text:p>4.308</text:p>
          </table:table-cell>
          <table:table-cell office:value-type="float" office:value="555.2" calcext:value-type="float">
            <text:p>555.2</text:p>
          </table:table-cell>
          <table:table-cell office:value-type="float" office:value="1.324" calcext:value-type="float">
            <text:p>1.324</text:p>
          </table:table-cell>
          <table:table-cell table:formula="of:=[.H124]/4" office:value-type="float" office:value="0.331" calcext:value-type="float">
            <text:p>0.331</text:p>
          </table:table-cell>
          <table:table-cell/>
          <table:table-cell table:formula="of:=[.D124]/[.E124]" office:value-type="float" office:value="4.69601677148847" calcext:value-type="float">
            <text:p>4.69601677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.187" calcext:value-type="float">
            <text:p>4.187</text:p>
          </table:table-cell>
          <table:table-cell office:value-type="float" office:value="520.6" calcext:value-type="float">
            <text:p>520.6</text:p>
          </table:table-cell>
          <table:table-cell office:value-type="float" office:value="1.322" calcext:value-type="float">
            <text:p>1.322</text:p>
          </table:table-cell>
          <table:table-cell office:value-type="float" office:value="0.3707" calcext:value-type="float">
            <text:p>0.3707</text:p>
          </table:table-cell>
          <table:table-cell office:value-type="float" office:value="4.117" calcext:value-type="float">
            <text:p>4.117</text:p>
          </table:table-cell>
          <table:table-cell office:value-type="float" office:value="476.5" calcext:value-type="float">
            <text:p>476.5</text:p>
          </table:table-cell>
          <table:table-cell office:value-type="float" office:value="1.336" calcext:value-type="float">
            <text:p>1.336</text:p>
          </table:table-cell>
          <table:table-cell table:formula="of:=[.H125]/4" office:value-type="float" office:value="0.334" calcext:value-type="float">
            <text:p>0.334</text:p>
          </table:table-cell>
          <table:table-cell/>
          <table:table-cell table:formula="of:=[.D125]/[.E125]" office:value-type="float" office:value="3.56622605880766" calcext:value-type="float">
            <text:p>3.5662260588</text:p>
          </table:table-cell>
        </table:table-row>
        <table:table-row table:style-name="ro1">
          <table:table-cell office:value-type="float" office:value="0.3877" calcext:value-type="float">
            <text:p>0.3877</text:p>
          </table:table-cell>
          <table:table-cell office:value-type="float" office:value="3.922" calcext:value-type="float">
            <text:p>3.922</text:p>
          </table:table-cell>
          <table:table-cell office:value-type="float" office:value="380.4" calcext:value-type="float">
            <text:p>380.4</text:p>
          </table:table-cell>
          <table:table-cell office:value-type="float" office:value="1.368" calcext:value-type="float">
            <text:p>1.368</text:p>
          </table:table-cell>
          <table:table-cell office:value-type="float" office:value="0.2979" calcext:value-type="float">
            <text:p>0.2979</text:p>
          </table:table-cell>
          <table:table-cell office:value-type="float" office:value="3.977" calcext:value-type="float">
            <text:p>3.977</text:p>
          </table:table-cell>
          <table:table-cell office:value-type="float" office:value="412.8" calcext:value-type="float">
            <text:p>412.8</text:p>
          </table:table-cell>
          <table:table-cell office:value-type="float" office:value="1.349" calcext:value-type="float">
            <text:p>1.349</text:p>
          </table:table-cell>
          <table:table-cell table:formula="of:=[.H126]/4" office:value-type="float" office:value="0.33725" calcext:value-type="float">
            <text:p>0.33725</text:p>
          </table:table-cell>
          <table:table-cell/>
          <table:table-cell table:formula="of:=[.D126]/[.E126]" office:value-type="float" office:value="4.59214501510574" calcext:value-type="float">
            <text:p>4.5921450151</text:p>
          </table:table-cell>
        </table:table-row>
        <table:table-row table:style-name="ro1">
          <table:table-cell office:value-type="float" office:value="0.7636" calcext:value-type="float">
            <text:p>0.7636</text:p>
          </table:table-cell>
          <table:table-cell office:value-type="float" office:value="3.513" calcext:value-type="float">
            <text:p>3.513</text:p>
          </table:table-cell>
          <table:table-cell office:value-type="float" office:value="283.8" calcext:value-type="float">
            <text:p>283.8</text:p>
          </table:table-cell>
          <table:table-cell office:value-type="float" office:value="1.333" calcext:value-type="float">
            <text:p>1.333</text:p>
          </table:table-cell>
          <table:table-cell office:value-type="float" office:value="0.3492" calcext:value-type="float">
            <text:p>0.3492</text:p>
          </table:table-cell>
          <table:table-cell office:value-type="float" office:value="3.5" calcext:value-type="float">
            <text:p>3.5</text:p>
          </table:table-cell>
          <table:table-cell office:value-type="float" office:value="276.6" calcext:value-type="float">
            <text:p>276.6</text:p>
          </table:table-cell>
          <table:table-cell office:value-type="float" office:value="1.34" calcext:value-type="float">
            <text:p>1.34</text:p>
          </table:table-cell>
          <table:table-cell table:formula="of:=[.H127]/4" office:value-type="float" office:value="0.335" calcext:value-type="float">
            <text:p>0.335</text:p>
          </table:table-cell>
          <table:table-cell/>
          <table:table-cell table:formula="of:=[.D127]/[.E127]" office:value-type="float" office:value="3.81729667812142" calcext:value-type="float">
            <text:p>3.8172966781</text:p>
          </table:table-cell>
        </table:table-row>
        <table:table-row table:style-name="ro1">
          <table:table-cell office:value-type="float" office:value="0.6872" calcext:value-type="float">
            <text:p>0.6872</text:p>
          </table:table-cell>
          <table:table-cell office:value-type="float" office:value="3.937" calcext:value-type="float">
            <text:p>3.937</text:p>
          </table:table-cell>
          <table:table-cell office:value-type="float" office:value="419.9" calcext:value-type="float">
            <text:p>419.9</text:p>
          </table:table-cell>
          <table:table-cell office:value-type="float" office:value="1.357" calcext:value-type="float">
            <text:p>1.357</text:p>
          </table:table-cell>
          <table:table-cell office:value-type="float" office:value="0.3584" calcext:value-type="float">
            <text:p>0.3584</text:p>
          </table:table-cell>
          <table:table-cell office:value-type="float" office:value="3.916" calcext:value-type="float">
            <text:p>3.916</text:p>
          </table:table-cell>
          <table:table-cell office:value-type="float" office:value="407" calcext:value-type="float">
            <text:p>407</text:p>
          </table:table-cell>
          <table:table-cell office:value-type="float" office:value="1.369" calcext:value-type="float">
            <text:p>1.369</text:p>
          </table:table-cell>
          <table:table-cell table:formula="of:=[.H128]/4" office:value-type="float" office:value="0.34225" calcext:value-type="float">
            <text:p>0.34225</text:p>
          </table:table-cell>
          <table:table-cell/>
          <table:table-cell table:formula="of:=[.D128]/[.E128]" office:value-type="float" office:value="3.78627232142857" calcext:value-type="float">
            <text:p>3.7862723214</text:p>
          </table:table-cell>
        </table:table-row>
        <table:table-row table:style-name="ro1">
          <table:table-cell office:value-type="float" office:value="0.3931" calcext:value-type="float">
            <text:p>0.3931</text:p>
          </table:table-cell>
          <table:table-cell office:value-type="float" office:value="4.071" calcext:value-type="float">
            <text:p>4.071</text:p>
          </table:table-cell>
          <table:table-cell office:value-type="float" office:value="460.5" calcext:value-type="float">
            <text:p>460.5</text:p>
          </table:table-cell>
          <table:table-cell office:value-type="float" office:value="1.325" calcext:value-type="float">
            <text:p>1.325</text:p>
          </table:table-cell>
          <table:table-cell office:value-type="float" office:value="0.3723" calcext:value-type="float">
            <text:p>0.3723</text:p>
          </table:table-cell>
          <table:table-cell office:value-type="float" office:value="4.013" calcext:value-type="float">
            <text:p>4.013</text:p>
          </table:table-cell>
          <table:table-cell office:value-type="float" office:value="425.6" calcext:value-type="float">
            <text:p>425.6</text:p>
          </table:table-cell>
          <table:table-cell office:value-type="float" office:value="1.343" calcext:value-type="float">
            <text:p>1.343</text:p>
          </table:table-cell>
          <table:table-cell table:formula="of:=[.H129]/4" office:value-type="float" office:value="0.33575" calcext:value-type="float">
            <text:p>0.33575</text:p>
          </table:table-cell>
          <table:table-cell/>
          <table:table-cell table:formula="of:=[.D129]/[.E129]" office:value-type="float" office:value="3.55895782970722" calcext:value-type="float">
            <text:p>3.5589578297</text:p>
          </table:table-cell>
        </table:table-row>
        <table:table-row table:style-name="ro1">
          <table:table-cell office:value-type="float" office:value="0.4135" calcext:value-type="float">
            <text:p>0.4135</text:p>
          </table:table-cell>
          <table:table-cell office:value-type="float" office:value="3.711" calcext:value-type="float">
            <text:p>3.711</text:p>
          </table:table-cell>
          <table:table-cell office:value-type="float" office:value="290.7" calcext:value-type="float">
            <text:p>290.7</text:p>
          </table:table-cell>
          <table:table-cell office:value-type="float" office:value="1.168" calcext:value-type="float">
            <text:p>1.168</text:p>
          </table:table-cell>
          <table:table-cell office:value-type="float" office:value="0.3392" calcext:value-type="float">
            <text:p>0.3392</text:p>
          </table:table-cell>
          <table:table-cell office:value-type="float" office:value="3.657" calcext:value-type="float">
            <text:p>3.657</text:p>
          </table:table-cell>
          <table:table-cell office:value-type="float" office:value="264.9" calcext:value-type="float">
            <text:p>264.9</text:p>
          </table:table-cell>
          <table:table-cell office:value-type="float" office:value="1.165" calcext:value-type="float">
            <text:p>1.165</text:p>
          </table:table-cell>
          <table:table-cell table:formula="of:=[.H130]/4" office:value-type="float" office:value="0.29125" calcext:value-type="float">
            <text:p>0.29125</text:p>
          </table:table-cell>
          <table:table-cell/>
          <table:table-cell table:formula="of:=[.D130]/[.E130]" office:value-type="float" office:value="3.44339622641509" calcext:value-type="float">
            <text:p>3.443396226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4.029" calcext:value-type="float">
            <text:p>4.029</text:p>
          </table:table-cell>
          <table:table-cell office:value-type="float" office:value="412.2" calcext:value-type="float">
            <text:p>412.2</text:p>
          </table:table-cell>
          <table:table-cell office:value-type="float" office:value="1.281" calcext:value-type="float">
            <text:p>1.281</text:p>
          </table:table-cell>
          <table:table-cell office:value-type="float" office:value="0.3464" calcext:value-type="float">
            <text:p>0.3464</text:p>
          </table:table-cell>
          <table:table-cell office:value-type="float" office:value="3.995" calcext:value-type="float">
            <text:p>3.995</text:p>
          </table:table-cell>
          <table:table-cell office:value-type="float" office:value="392.9" calcext:value-type="float">
            <text:p>392.9</text:p>
          </table:table-cell>
          <table:table-cell office:value-type="float" office:value="1.291" calcext:value-type="float">
            <text:p>1.291</text:p>
          </table:table-cell>
          <table:table-cell table:formula="of:=[.H131]/4" office:value-type="float" office:value="0.32275" calcext:value-type="float">
            <text:p>0.32275</text:p>
          </table:table-cell>
          <table:table-cell/>
          <table:table-cell table:formula="of:=[.D131]/[.E131]" office:value-type="float" office:value="3.69803695150115" calcext:value-type="float">
            <text:p>3.6980369515</text:p>
          </table:table-cell>
        </table:table-row>
        <table:table-row table:style-name="ro1">
          <table:table-cell office:value-type="float" office:value="0.4981" calcext:value-type="float">
            <text:p>0.4981</text:p>
          </table:table-cell>
          <table:table-cell office:value-type="float" office:value="4.146" calcext:value-type="float">
            <text:p>4.146</text:p>
          </table:table-cell>
          <table:table-cell office:value-type="float" office:value="453.1" calcext:value-type="float">
            <text:p>453.1</text:p>
          </table:table-cell>
          <table:table-cell office:value-type="float" office:value="1.292" calcext:value-type="float">
            <text:p>1.292</text:p>
          </table:table-cell>
          <table:table-cell office:value-type="float" office:value="0.3554" calcext:value-type="float">
            <text:p>0.3554</text:p>
          </table:table-cell>
          <table:table-cell office:value-type="float" office:value="4.096" calcext:value-type="float">
            <text:p>4.096</text:p>
          </table:table-cell>
          <table:table-cell office:value-type="float" office:value="424.5" calcext:value-type="float">
            <text:p>424.5</text:p>
          </table:table-cell>
          <table:table-cell office:value-type="float" office:value="1.303" calcext:value-type="float">
            <text:p>1.303</text:p>
          </table:table-cell>
          <table:table-cell table:formula="of:=[.H132]/4" office:value-type="float" office:value="0.32575" calcext:value-type="float">
            <text:p>0.32575</text:p>
          </table:table-cell>
          <table:table-cell/>
          <table:table-cell table:formula="of:=[.D132]/[.E132]" office:value-type="float" office:value="3.63534046145189" calcext:value-type="float">
            <text:p>3.6353404615</text:p>
          </table:table-cell>
        </table:table-row>
        <table:table-row table:style-name="ro1">
          <table:table-cell office:value-type="float" office:value="0.2548" calcext:value-type="float">
            <text:p>0.2548</text:p>
          </table:table-cell>
          <table:table-cell office:value-type="float" office:value="4.194" calcext:value-type="float">
            <text:p>4.194</text:p>
          </table:table-cell>
          <table:table-cell office:value-type="float" office:value="539.3" calcext:value-type="float">
            <text:p>539.3</text:p>
          </table:table-cell>
          <table:table-cell office:value-type="float" office:value="1.346" calcext:value-type="float">
            <text:p>1.346</text:p>
          </table:table-cell>
          <table:table-cell office:value-type="float" office:value="0.3884" calcext:value-type="float">
            <text:p>0.3884</text:p>
          </table:table-cell>
          <table:table-cell office:value-type="float" office:value="4.116" calcext:value-type="float">
            <text:p>4.116</text:p>
          </table:table-cell>
          <table:table-cell office:value-type="float" office:value="488" calcext:value-type="float">
            <text:p>488</text:p>
          </table:table-cell>
          <table:table-cell office:value-type="float" office:value="1.374" calcext:value-type="float">
            <text:p>1.374</text:p>
          </table:table-cell>
          <table:table-cell table:formula="of:=[.H133]/4" office:value-type="float" office:value="0.3435" calcext:value-type="float">
            <text:p>0.3435</text:p>
          </table:table-cell>
          <table:table-cell/>
          <table:table-cell table:formula="of:=[.D133]/[.E133]" office:value-type="float" office:value="3.46549948506694" calcext:value-type="float">
            <text:p>3.4654994851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4.18" calcext:value-type="float">
            <text:p>4.18</text:p>
          </table:table-cell>
          <table:table-cell office:value-type="float" office:value="501.9" calcext:value-type="float">
            <text:p>501.9</text:p>
          </table:table-cell>
          <table:table-cell office:value-type="float" office:value="1.465" calcext:value-type="float">
            <text:p>1.465</text:p>
          </table:table-cell>
          <table:table-cell office:value-type="float" office:value="0.3006" calcext:value-type="float">
            <text:p>0.3006</text:p>
          </table:table-cell>
          <table:table-cell office:value-type="float" office:value="4.292" calcext:value-type="float">
            <text:p>4.292</text:p>
          </table:table-cell>
          <table:table-cell office:value-type="float" office:value="576.1" calcext:value-type="float">
            <text:p>576.1</text:p>
          </table:table-cell>
          <table:table-cell office:value-type="float" office:value="1.429" calcext:value-type="float">
            <text:p>1.429</text:p>
          </table:table-cell>
          <table:table-cell table:formula="of:=[.H134]/4" office:value-type="float" office:value="0.35725" calcext:value-type="float">
            <text:p>0.35725</text:p>
          </table:table-cell>
          <table:table-cell/>
          <table:table-cell table:formula="of:=[.D134]/[.E134]" office:value-type="float" office:value="4.87358616101131" calcext:value-type="float">
            <text:p>4.873586161</text:p>
          </table:table-cell>
        </table:table-row>
        <table:table-row table:style-name="ro1">
          <table:table-cell office:value-type="float" office:value="0.5553" calcext:value-type="float">
            <text:p>0.5553</text:p>
          </table:table-cell>
          <table:table-cell office:value-type="float" office:value="3.854" calcext:value-type="float">
            <text:p>3.854</text:p>
          </table:table-cell>
          <table:table-cell office:value-type="float" office:value="361.9" calcext:value-type="float">
            <text:p>361.9</text:p>
          </table:table-cell>
          <table:table-cell office:value-type="float" office:value="1.317" calcext:value-type="float">
            <text:p>1.317</text:p>
          </table:table-cell>
          <table:table-cell office:value-type="float" office:value="0.3024" calcext:value-type="float">
            <text:p>0.3024</text:p>
          </table:table-cell>
          <table:table-cell office:value-type="float" office:value="3.886" calcext:value-type="float">
            <text:p>3.886</text:p>
          </table:table-cell>
          <table:table-cell office:value-type="float" office:value="379.8" calcext:value-type="float">
            <text:p>379.8</text:p>
          </table:table-cell>
          <table:table-cell office:value-type="float" office:value="1.306" calcext:value-type="float">
            <text:p>1.306</text:p>
          </table:table-cell>
          <table:table-cell table:formula="of:=[.H135]/4" office:value-type="float" office:value="0.3265" calcext:value-type="float">
            <text:p>0.3265</text:p>
          </table:table-cell>
          <table:table-cell/>
          <table:table-cell table:formula="of:=[.D135]/[.E135]" office:value-type="float" office:value="4.35515873015873" calcext:value-type="float">
            <text:p>4.3551587302</text:p>
          </table:table-cell>
        </table:table-row>
        <table:table-row table:style-name="ro1">
          <table:table-cell office:value-type="float" office:value="0.3997" calcext:value-type="float">
            <text:p>0.3997</text:p>
          </table:table-cell>
          <table:table-cell office:value-type="float" office:value="3.959" calcext:value-type="float">
            <text:p>3.959</text:p>
          </table:table-cell>
          <table:table-cell office:value-type="float" office:value="420.3" calcext:value-type="float">
            <text:p>420.3</text:p>
          </table:table-cell>
          <table:table-cell office:value-type="float" office:value="1.316" calcext:value-type="float">
            <text:p>1.316</text:p>
          </table:table-cell>
          <table:table-cell office:value-type="float" office:value="0.3692" calcext:value-type="float">
            <text:p>0.3692</text:p>
          </table:table-cell>
          <table:table-cell office:value-type="float" office:value="3.898" calcext:value-type="float">
            <text:p>3.898</text:p>
          </table:table-cell>
          <table:table-cell office:value-type="float" office:value="385.2" calcext:value-type="float">
            <text:p>385.2</text:p>
          </table:table-cell>
          <table:table-cell office:value-type="float" office:value="1.327" calcext:value-type="float">
            <text:p>1.327</text:p>
          </table:table-cell>
          <table:table-cell table:formula="of:=[.H136]/4" office:value-type="float" office:value="0.33175" calcext:value-type="float">
            <text:p>0.33175</text:p>
          </table:table-cell>
          <table:table-cell/>
          <table:table-cell table:formula="of:=[.D136]/[.E136]" office:value-type="float" office:value="3.56446370530878" calcext:value-type="float">
            <text:p>3.5644637053</text:p>
          </table:table-cell>
        </table:table-row>
        <table:table-row table:style-name="ro1">
          <table:table-cell office:value-type="float" office:value="0.0104" calcext:value-type="float">
            <text:p>0.0104</text:p>
          </table:table-cell>
          <table:table-cell office:value-type="float" office:value="3.881" calcext:value-type="float">
            <text:p>3.881</text:p>
          </table:table-cell>
          <table:table-cell office:value-type="float" office:value="405.7" calcext:value-type="float">
            <text:p>405.7</text:p>
          </table:table-cell>
          <table:table-cell office:value-type="float" office:value="1.232" calcext:value-type="float">
            <text:p>1.232</text:p>
          </table:table-cell>
          <table:table-cell office:value-type="float" office:value="0.4428" calcext:value-type="float">
            <text:p>0.4428</text:p>
          </table:table-cell>
          <table:table-cell office:value-type="float" office:value="3.729" calcext:value-type="float">
            <text:p>3.729</text:p>
          </table:table-cell>
          <table:table-cell office:value-type="float" office:value="319.1" calcext:value-type="float">
            <text:p>319.1</text:p>
          </table:table-cell>
          <table:table-cell office:value-type="float" office:value="1.279" calcext:value-type="float">
            <text:p>1.279</text:p>
          </table:table-cell>
          <table:table-cell table:formula="of:=[.H137]/4" office:value-type="float" office:value="0.31975" calcext:value-type="float">
            <text:p>0.31975</text:p>
          </table:table-cell>
          <table:table-cell/>
          <table:table-cell table:formula="of:=[.D137]/[.E137]" office:value-type="float" office:value="2.78229448961156" calcext:value-type="float">
            <text:p>2.7822944896</text:p>
          </table:table-cell>
        </table:table-row>
        <table:table-row table:style-name="ro1">
          <table:table-cell office:value-type="float" office:value="0.6807" calcext:value-type="float">
            <text:p>0.6807</text:p>
          </table:table-cell>
          <table:table-cell office:value-type="float" office:value="3.749" calcext:value-type="float">
            <text:p>3.749</text:p>
          </table:table-cell>
          <table:table-cell office:value-type="float" office:value="349.1" calcext:value-type="float">
            <text:p>349.1</text:p>
          </table:table-cell>
          <table:table-cell office:value-type="float" office:value="1.351" calcext:value-type="float">
            <text:p>1.351</text:p>
          </table:table-cell>
          <table:table-cell office:value-type="float" office:value="0.3572" calcext:value-type="float">
            <text:p>0.3572</text:p>
          </table:table-cell>
          <table:table-cell office:value-type="float" office:value="3.729" calcext:value-type="float">
            <text:p>3.729</text:p>
          </table:table-cell>
          <table:table-cell office:value-type="float" office:value="337.4" calcext:value-type="float">
            <text:p>337.4</text:p>
          </table:table-cell>
          <table:table-cell office:value-type="float" office:value="1.359" calcext:value-type="float">
            <text:p>1.359</text:p>
          </table:table-cell>
          <table:table-cell table:formula="of:=[.H138]/4" office:value-type="float" office:value="0.33975" calcext:value-type="float">
            <text:p>0.33975</text:p>
          </table:table-cell>
          <table:table-cell/>
          <table:table-cell table:formula="of:=[.D138]/[.E138]" office:value-type="float" office:value="3.78219484882419" calcext:value-type="float">
            <text:p>3.7821948488</text:p>
          </table:table-cell>
        </table:table-row>
        <table:table-row table:style-name="ro1">
          <table:table-cell office:value-type="float" office:value="0.9269" calcext:value-type="float">
            <text:p>0.9269</text:p>
          </table:table-cell>
          <table:table-cell office:value-type="float" office:value="4.078" calcext:value-type="float">
            <text:p>4.078</text:p>
          </table:table-cell>
          <table:table-cell office:value-type="float" office:value="415.7" calcext:value-type="float">
            <text:p>415.7</text:p>
          </table:table-cell>
          <table:table-cell office:value-type="float" office:value="1.276" calcext:value-type="float">
            <text:p>1.276</text:p>
          </table:table-cell>
          <table:table-cell office:value-type="float" office:value="0.3144" calcext:value-type="float">
            <text:p>0.3144</text:p>
          </table:table-cell>
          <table:table-cell office:value-type="float" office:value="4.085" calcext:value-type="float">
            <text:p>4.085</text:p>
          </table:table-cell>
          <table:table-cell office:value-type="float" office:value="419.7" calcext:value-type="float">
            <text:p>419.7</text:p>
          </table:table-cell>
          <table:table-cell office:value-type="float" office:value="1.275" calcext:value-type="float">
            <text:p>1.275</text:p>
          </table:table-cell>
          <table:table-cell table:formula="of:=[.H139]/4" office:value-type="float" office:value="0.31875" calcext:value-type="float">
            <text:p>0.31875</text:p>
          </table:table-cell>
          <table:table-cell/>
          <table:table-cell table:formula="of:=[.D139]/[.E139]" office:value-type="float" office:value="4.05852417302799" calcext:value-type="float">
            <text:p>4.058524173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3.658" calcext:value-type="float">
            <text:p>3.658</text:p>
          </table:table-cell>
          <table:table-cell office:value-type="float" office:value="261" calcext:value-type="float">
            <text:p>261</text:p>
          </table:table-cell>
          <table:table-cell office:value-type="float" office:value="1.23" calcext:value-type="float">
            <text:p>1.23</text:p>
          </table:table-cell>
          <table:table-cell office:value-type="float" office:value="0.2556" calcext:value-type="float">
            <text:p>0.2556</text:p>
          </table:table-cell>
          <table:table-cell office:value-type="float" office:value="3.717" calcext:value-type="float">
            <text:p>3.717</text:p>
          </table:table-cell>
          <table:table-cell office:value-type="float" office:value="289" calcext:value-type="float">
            <text:p>289</text:p>
          </table:table-cell>
          <table:table-cell office:value-type="float" office:value="1.229" calcext:value-type="float">
            <text:p>1.229</text:p>
          </table:table-cell>
          <table:table-cell table:formula="of:=[.H140]/4" office:value-type="float" office:value="0.30725" calcext:value-type="float">
            <text:p>0.30725</text:p>
          </table:table-cell>
          <table:table-cell/>
          <table:table-cell table:formula="of:=[.D140]/[.E140]" office:value-type="float" office:value="4.81220657276995" calcext:value-type="float">
            <text:p>4.8122065728</text:p>
          </table:table-cell>
        </table:table-row>
        <table:table-row table:style-name="ro1">
          <table:table-cell office:value-type="float" office:value="0.9475" calcext:value-type="float">
            <text:p>0.9475</text:p>
          </table:table-cell>
          <table:table-cell office:value-type="float" office:value="4.295" calcext:value-type="float">
            <text:p>4.295</text:p>
          </table:table-cell>
          <table:table-cell office:value-type="float" office:value="547.6" calcext:value-type="float">
            <text:p>547.6</text:p>
          </table:table-cell>
          <table:table-cell office:value-type="float" office:value="1.426" calcext:value-type="float">
            <text:p>1.426</text:p>
          </table:table-cell>
          <table:table-cell office:value-type="float" office:value="0.3536" calcext:value-type="float">
            <text:p>0.3536</text:p>
          </table:table-cell>
          <table:table-cell office:value-type="float" office:value="4.299" calcext:value-type="float">
            <text:p>4.299</text:p>
          </table:table-cell>
          <table:table-cell office:value-type="float" office:value="550.3" calcext:value-type="float">
            <text:p>550.3</text:p>
          </table:table-cell>
          <table:table-cell office:value-type="float" office:value="1.424" calcext:value-type="float">
            <text:p>1.424</text:p>
          </table:table-cell>
          <table:table-cell table:formula="of:=[.H141]/4" office:value-type="float" office:value="0.356" calcext:value-type="float">
            <text:p>0.356</text:p>
          </table:table-cell>
          <table:table-cell/>
          <table:table-cell table:formula="of:=[.D141]/[.E141]" office:value-type="float" office:value="4.03280542986425" calcext:value-type="float">
            <text:p>4.0328054299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3.782" calcext:value-type="float">
            <text:p>3.782</text:p>
          </table:table-cell>
          <table:table-cell office:value-type="float" office:value="355.2" calcext:value-type="float">
            <text:p>355.2</text:p>
          </table:table-cell>
          <table:table-cell office:value-type="float" office:value="1.456" calcext:value-type="float">
            <text:p>1.456</text:p>
          </table:table-cell>
          <table:table-cell office:value-type="float" office:value="0.2542" calcext:value-type="float">
            <text:p>0.2542</text:p>
          </table:table-cell>
          <table:table-cell office:value-type="float" office:value="3.886" calcext:value-type="float">
            <text:p>3.886</text:p>
          </table:table-cell>
          <table:table-cell office:value-type="float" office:value="420.1" calcext:value-type="float">
            <text:p>420.1</text:p>
          </table:table-cell>
          <table:table-cell office:value-type="float" office:value="1.376" calcext:value-type="float">
            <text:p>1.376</text:p>
          </table:table-cell>
          <table:table-cell table:formula="of:=[.H142]/4" office:value-type="float" office:value="0.344" calcext:value-type="float">
            <text:p>0.344</text:p>
          </table:table-cell>
          <table:table-cell/>
          <table:table-cell table:formula="of:=[.D142]/[.E142]" office:value-type="float" office:value="5.72777340676632" calcext:value-type="float">
            <text:p>5.727773406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785" calcext:value-type="float">
            <text:p>3.785</text:p>
          </table:table-cell>
          <table:table-cell office:value-type="float" office:value="353.9" calcext:value-type="float">
            <text:p>353.9</text:p>
          </table:table-cell>
          <table:table-cell office:value-type="float" office:value="1.406" calcext:value-type="float">
            <text:p>1.406</text:p>
          </table:table-cell>
          <table:table-cell office:value-type="float" office:value="0.312" calcext:value-type="float">
            <text:p>0.312</text:p>
          </table:table-cell>
          <table:table-cell office:value-type="float" office:value="3.822" calcext:value-type="float">
            <text:p>3.822</text:p>
          </table:table-cell>
          <table:table-cell office:value-type="float" office:value="375.8" calcext:value-type="float">
            <text:p>375.8</text:p>
          </table:table-cell>
          <table:table-cell office:value-type="float" office:value="1.381" calcext:value-type="float">
            <text:p>1.381</text:p>
          </table:table-cell>
          <table:table-cell table:formula="of:=[.H143]/4" office:value-type="float" office:value="0.34525" calcext:value-type="float">
            <text:p>0.34525</text:p>
          </table:table-cell>
          <table:table-cell/>
          <table:table-cell table:formula="of:=[.D143]/[.E143]" office:value-type="float" office:value="4.50641025641026" calcext:value-type="float">
            <text:p>4.5064102564</text:p>
          </table:table-cell>
        </table:table-row>
        <table:table-row table:style-name="ro1">
          <table:table-cell office:value-type="float" office:value="0.0572" calcext:value-type="float">
            <text:p>0.0572</text:p>
          </table:table-cell>
          <table:table-cell office:value-type="float" office:value="3.967" calcext:value-type="float">
            <text:p>3.967</text:p>
          </table:table-cell>
          <table:table-cell office:value-type="float" office:value="438.9" calcext:value-type="float">
            <text:p>438.9</text:p>
          </table:table-cell>
          <table:table-cell office:value-type="float" office:value="1.477" calcext:value-type="float">
            <text:p>1.477</text:p>
          </table:table-cell>
          <table:table-cell office:value-type="float" office:value="0.2918" calcext:value-type="float">
            <text:p>0.2918</text:p>
          </table:table-cell>
          <table:table-cell office:value-type="float" office:value="4.053" calcext:value-type="float">
            <text:p>4.053</text:p>
          </table:table-cell>
          <table:table-cell office:value-type="float" office:value="496.9" calcext:value-type="float">
            <text:p>496.9</text:p>
          </table:table-cell>
          <table:table-cell office:value-type="float" office:value="1.42" calcext:value-type="float">
            <text:p>1.42</text:p>
          </table:table-cell>
          <table:table-cell table:formula="of:=[.H144]/4" office:value-type="float" office:value="0.355" calcext:value-type="float">
            <text:p>0.355</text:p>
          </table:table-cell>
          <table:table-cell/>
          <table:table-cell table:formula="of:=[.D144]/[.E144]" office:value-type="float" office:value="5.06168608636052" calcext:value-type="float">
            <text:p>5.0616860864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4.183" calcext:value-type="float">
            <text:p>4.183</text:p>
          </table:table-cell>
          <table:table-cell office:value-type="float" office:value="438" calcext:value-type="float">
            <text:p>438</text:p>
          </table:table-cell>
          <table:table-cell office:value-type="float" office:value="1.189" calcext:value-type="float">
            <text:p>1.189</text:p>
          </table:table-cell>
          <table:table-cell office:value-type="float" office:value="0.2989" calcext:value-type="float">
            <text:p>0.2989</text:p>
          </table:table-cell>
          <table:table-cell office:value-type="float" office:value="4.18" calcext:value-type="float">
            <text:p>4.18</text:p>
          </table:table-cell>
          <table:table-cell office:value-type="float" office:value="436.4" calcext:value-type="float">
            <text:p>436.4</text:p>
          </table:table-cell>
          <table:table-cell office:value-type="float" office:value="1.189" calcext:value-type="float">
            <text:p>1.189</text:p>
          </table:table-cell>
          <table:table-cell table:formula="of:=[.H145]/4" office:value-type="float" office:value="0.29725" calcext:value-type="float">
            <text:p>0.29725</text:p>
          </table:table-cell>
          <table:table-cell/>
          <table:table-cell table:formula="of:=[.D145]/[.E145]" office:value-type="float" office:value="3.97791903646705" calcext:value-type="float">
            <text:p>3.9779190365</text:p>
          </table:table-cell>
        </table:table-row>
        <table:table-row table:style-name="ro1">
          <table:table-cell office:value-type="float" office:value="0.9625" calcext:value-type="float">
            <text:p>0.9625</text:p>
          </table:table-cell>
          <table:table-cell office:value-type="float" office:value="3.644" calcext:value-type="float">
            <text:p>3.644</text:p>
          </table:table-cell>
          <table:table-cell office:value-type="float" office:value="293.3" calcext:value-type="float">
            <text:p>293.3</text:p>
          </table:table-cell>
          <table:table-cell office:value-type="float" office:value="1.2" calcext:value-type="float">
            <text:p>1.2</text:p>
          </table:table-cell>
          <table:table-cell office:value-type="float" office:value="0.3025" calcext:value-type="float">
            <text:p>0.3025</text:p>
          </table:table-cell>
          <table:table-cell office:value-type="float" office:value="3.641" calcext:value-type="float">
            <text:p>3.641</text:p>
          </table:table-cell>
          <table:table-cell office:value-type="float" office:value="291.9" calcext:value-type="float">
            <text:p>291.9</text:p>
          </table:table-cell>
          <table:table-cell office:value-type="float" office:value="1.2" calcext:value-type="float">
            <text:p>1.2</text:p>
          </table:table-cell>
          <table:table-cell table:formula="of:=[.H146]/4" office:value-type="float" office:value="0.3" calcext:value-type="float">
            <text:p>0.3</text:p>
          </table:table-cell>
          <table:table-cell/>
          <table:table-cell table:formula="of:=[.D146]/[.E146]" office:value-type="float" office:value="3.96694214876033" calcext:value-type="float">
            <text:p>3.9669421488</text:p>
          </table:table-cell>
        </table:table-row>
        <table:table-row table:style-name="ro1">
          <table:table-cell office:value-type="float" office:value="0.1753" calcext:value-type="float">
            <text:p>0.1753</text:p>
          </table:table-cell>
          <table:table-cell office:value-type="float" office:value="3.692" calcext:value-type="float">
            <text:p>3.692</text:p>
          </table:table-cell>
          <table:table-cell office:value-type="float" office:value="274.2" calcext:value-type="float">
            <text:p>274.2</text:p>
          </table:table-cell>
          <table:table-cell office:value-type="float" office:value="1.178" calcext:value-type="float">
            <text:p>1.178</text:p>
          </table:table-cell>
          <table:table-cell office:value-type="float" office:value="0.2212" calcext:value-type="float">
            <text:p>0.2212</text:p>
          </table:table-cell>
          <table:table-cell office:value-type="float" office:value="3.773" calcext:value-type="float">
            <text:p>3.773</text:p>
          </table:table-cell>
          <table:table-cell office:value-type="float" office:value="313.6" calcext:value-type="float">
            <text:p>313.6</text:p>
          </table:table-cell>
          <table:table-cell office:value-type="float" office:value="1.167" calcext:value-type="float">
            <text:p>1.167</text:p>
          </table:table-cell>
          <table:table-cell table:formula="of:=[.H147]/4" office:value-type="float" office:value="0.29175" calcext:value-type="float">
            <text:p>0.29175</text:p>
          </table:table-cell>
          <table:table-cell/>
          <table:table-cell table:formula="of:=[.D147]/[.E147]" office:value-type="float" office:value="5.3254972875226" calcext:value-type="float">
            <text:p>5.3254972875</text:p>
          </table:table-cell>
        </table:table-row>
        <table:table-row table:style-name="ro1">
          <table:table-cell office:value-type="float" office:value="0.7862" calcext:value-type="float">
            <text:p>0.7862</text:p>
          </table:table-cell>
          <table:table-cell office:value-type="float" office:value="4.772" calcext:value-type="float">
            <text:p>4.772</text:p>
          </table:table-cell>
          <table:table-cell office:value-type="float" office:value="842.9" calcext:value-type="float">
            <text:p>842.9</text:p>
          </table:table-cell>
          <table:table-cell office:value-type="float" office:value="1.498" calcext:value-type="float">
            <text:p>1.498</text:p>
          </table:table-cell>
          <table:table-cell office:value-type="float" office:value="0.3866" calcext:value-type="float">
            <text:p>0.3866</text:p>
          </table:table-cell>
          <table:table-cell office:value-type="float" office:value="4.742" calcext:value-type="float">
            <text:p>4.742</text:p>
          </table:table-cell>
          <table:table-cell office:value-type="float" office:value="820.2" calcext:value-type="float">
            <text:p>820.2</text:p>
          </table:table-cell>
          <table:table-cell office:value-type="float" office:value="1.507" calcext:value-type="float">
            <text:p>1.507</text:p>
          </table:table-cell>
          <table:table-cell table:formula="of:=[.H148]/4" office:value-type="float" office:value="0.37675" calcext:value-type="float">
            <text:p>0.37675</text:p>
          </table:table-cell>
          <table:table-cell/>
          <table:table-cell table:formula="of:=[.D148]/[.E148]" office:value-type="float" office:value="3.87480600103466" calcext:value-type="float">
            <text:p>3.874806001</text:p>
          </table:table-cell>
        </table:table-row>
        <table:table-row table:style-name="ro1">
          <table:table-cell office:value-type="float" office:value="0.1233" calcext:value-type="float">
            <text:p>0.1233</text:p>
          </table:table-cell>
          <table:table-cell office:value-type="float" office:value="3.9" calcext:value-type="float">
            <text:p>3.9</text:p>
          </table:table-cell>
          <table:table-cell office:value-type="float" office:value="347.7" calcext:value-type="float">
            <text:p>347.7</text:p>
          </table:table-cell>
          <table:table-cell office:value-type="float" office:value="1.212" calcext:value-type="float">
            <text:p>1.212</text:p>
          </table:table-cell>
          <table:table-cell office:value-type="float" office:value="0.2301" calcext:value-type="float">
            <text:p>0.2301</text:p>
          </table:table-cell>
          <table:table-cell office:value-type="float" office:value="3.999" calcext:value-type="float">
            <text:p>3.999</text:p>
          </table:table-cell>
          <table:table-cell office:value-type="float" office:value="400.3" calcext:value-type="float">
            <text:p>400.3</text:p>
          </table:table-cell>
          <table:table-cell office:value-type="float" office:value="1.194" calcext:value-type="float">
            <text:p>1.194</text:p>
          </table:table-cell>
          <table:table-cell table:formula="of:=[.H149]/4" office:value-type="float" office:value="0.2985" calcext:value-type="float">
            <text:p>0.2985</text:p>
          </table:table-cell>
          <table:table-cell/>
          <table:table-cell table:formula="of:=[.D149]/[.E149]" office:value-type="float" office:value="5.26727509778357" calcext:value-type="float">
            <text:p>5.2672750978</text:p>
          </table:table-cell>
        </table:table-row>
        <table:table-row table:style-name="ro1">
          <table:table-cell office:value-type="float" office:value="0.2296" calcext:value-type="float">
            <text:p>0.2296</text:p>
          </table:table-cell>
          <table:table-cell office:value-type="float" office:value="3.912" calcext:value-type="float">
            <text:p>3.912</text:p>
          </table:table-cell>
          <table:table-cell office:value-type="float" office:value="407.3" calcext:value-type="float">
            <text:p>407.3</text:p>
          </table:table-cell>
          <table:table-cell office:value-type="float" office:value="1.244" calcext:value-type="float">
            <text:p>1.244</text:p>
          </table:table-cell>
          <table:table-cell office:value-type="float" office:value="0.3713" calcext:value-type="float">
            <text:p>0.3713</text:p>
          </table:table-cell>
          <table:table-cell office:value-type="float" office:value="3.841" calcext:value-type="float">
            <text:p>3.841</text:p>
          </table:table-cell>
          <table:table-cell office:value-type="float" office:value="366" calcext:value-type="float">
            <text:p>366</text:p>
          </table:table-cell>
          <table:table-cell office:value-type="float" office:value="1.268" calcext:value-type="float">
            <text:p>1.268</text:p>
          </table:table-cell>
          <table:table-cell table:formula="of:=[.H150]/4" office:value-type="float" office:value="0.317" calcext:value-type="float">
            <text:p>0.317</text:p>
          </table:table-cell>
          <table:table-cell/>
          <table:table-cell table:formula="of:=[.D150]/[.E150]" office:value-type="float" office:value="3.35039051979531" calcext:value-type="float">
            <text:p>3.3503905198</text:p>
          </table:table-cell>
        </table:table-row>
        <table:table-row table:style-name="ro1">
          <table:table-cell office:value-type="float" office:value="0.4949" calcext:value-type="float">
            <text:p>0.4949</text:p>
          </table:table-cell>
          <table:table-cell office:value-type="float" office:value="4.296" calcext:value-type="float">
            <text:p>4.296</text:p>
          </table:table-cell>
          <table:table-cell office:value-type="float" office:value="528.8" calcext:value-type="float">
            <text:p>528.8</text:p>
          </table:table-cell>
          <table:table-cell office:value-type="float" office:value="1.339" calcext:value-type="float">
            <text:p>1.339</text:p>
          </table:table-cell>
          <table:table-cell office:value-type="float" office:value="0.3651" calcext:value-type="float">
            <text:p>0.3651</text:p>
          </table:table-cell>
          <table:table-cell office:value-type="float" office:value="4.235" calcext:value-type="float">
            <text:p>4.235</text:p>
          </table:table-cell>
          <table:table-cell office:value-type="float" office:value="492" calcext:value-type="float">
            <text:p>492</text:p>
          </table:table-cell>
          <table:table-cell office:value-type="float" office:value="1.347" calcext:value-type="float">
            <text:p>1.347</text:p>
          </table:table-cell>
          <table:table-cell table:formula="of:=[.H151]/4" office:value-type="float" office:value="0.33675" calcext:value-type="float">
            <text:p>0.33675</text:p>
          </table:table-cell>
          <table:table-cell/>
          <table:table-cell table:formula="of:=[.D151]/[.E151]" office:value-type="float" office:value="3.6674883593536" calcext:value-type="float">
            <text:p>3.6674883594</text:p>
          </table:table-cell>
        </table:table-row>
        <table:table-row table:style-name="ro1">
          <table:table-cell office:value-type="float" office:value="0.7404" calcext:value-type="float">
            <text:p>0.7404</text:p>
          </table:table-cell>
          <table:table-cell office:value-type="float" office:value="3.964" calcext:value-type="float">
            <text:p>3.964</text:p>
          </table:table-cell>
          <table:table-cell office:value-type="float" office:value="399.7" calcext:value-type="float">
            <text:p>399.7</text:p>
          </table:table-cell>
          <table:table-cell office:value-type="float" office:value="1.335" calcext:value-type="float">
            <text:p>1.335</text:p>
          </table:table-cell>
          <table:table-cell office:value-type="float" office:value="0.3184" calcext:value-type="float">
            <text:p>0.3184</text:p>
          </table:table-cell>
          <table:table-cell office:value-type="float" office:value="3.986" calcext:value-type="float">
            <text:p>3.986</text:p>
          </table:table-cell>
          <table:table-cell office:value-type="float" office:value="411.9" calcext:value-type="float">
            <text:p>411.9</text:p>
          </table:table-cell>
          <table:table-cell office:value-type="float" office:value="1.33" calcext:value-type="float">
            <text:p>1.33</text:p>
          </table:table-cell>
          <table:table-cell table:formula="of:=[.H152]/4" office:value-type="float" office:value="0.3325" calcext:value-type="float">
            <text:p>0.3325</text:p>
          </table:table-cell>
          <table:table-cell/>
          <table:table-cell table:formula="of:=[.D152]/[.E152]" office:value-type="float" office:value="4.1928391959799" calcext:value-type="float">
            <text:p>4.192839196</text:p>
          </table:table-cell>
        </table:table-row>
        <table:table-row table:style-name="ro1">
          <table:table-cell office:value-type="float" office:value="0.8777" calcext:value-type="float">
            <text:p>0.8777</text:p>
          </table:table-cell>
          <table:table-cell office:value-type="float" office:value="4.001" calcext:value-type="float">
            <text:p>4.001</text:p>
          </table:table-cell>
          <table:table-cell office:value-type="float" office:value="367.1" calcext:value-type="float">
            <text:p>367.1</text:p>
          </table:table-cell>
          <table:table-cell office:value-type="float" office:value="1.261" calcext:value-type="float">
            <text:p>1.261</text:p>
          </table:table-cell>
          <table:table-cell office:value-type="float" office:value="0.3231" calcext:value-type="float">
            <text:p>0.3231</text:p>
          </table:table-cell>
          <table:table-cell office:value-type="float" office:value="3.989" calcext:value-type="float">
            <text:p>3.989</text:p>
          </table:table-cell>
          <table:table-cell office:value-type="float" office:value="361.1" calcext:value-type="float">
            <text:p>361.1</text:p>
          </table:table-cell>
          <table:table-cell office:value-type="float" office:value="1.261" calcext:value-type="float">
            <text:p>1.261</text:p>
          </table:table-cell>
          <table:table-cell table:formula="of:=[.H153]/4" office:value-type="float" office:value="0.31525" calcext:value-type="float">
            <text:p>0.31525</text:p>
          </table:table-cell>
          <table:table-cell/>
          <table:table-cell table:formula="of:=[.D153]/[.E153]" office:value-type="float" office:value="3.90281646549056" calcext:value-type="float">
            <text:p>3.9028164655</text:p>
          </table:table-cell>
        </table:table-row>
        <table:table-row table:style-name="ro1">
          <table:table-cell office:value-type="float" office:value="0.0139" calcext:value-type="float">
            <text:p>0.0139</text:p>
          </table:table-cell>
          <table:table-cell office:value-type="float" office:value="4.045" calcext:value-type="float">
            <text:p>4.045</text:p>
          </table:table-cell>
          <table:table-cell office:value-type="float" office:value="462.1" calcext:value-type="float">
            <text:p>462.1</text:p>
          </table:table-cell>
          <table:table-cell office:value-type="float" office:value="1.619" calcext:value-type="float">
            <text:p>1.619</text:p>
          </table:table-cell>
          <table:table-cell office:value-type="float" office:value="0.2821" calcext:value-type="float">
            <text:p>0.2821</text:p>
          </table:table-cell>
          <table:table-cell office:value-type="float" office:value="4.219" calcext:value-type="float">
            <text:p>4.219</text:p>
          </table:table-cell>
          <table:table-cell office:value-type="float" office:value="581.7" calcext:value-type="float">
            <text:p>581.7</text:p>
          </table:table-cell>
          <table:table-cell office:value-type="float" office:value="1.531" calcext:value-type="float">
            <text:p>1.531</text:p>
          </table:table-cell>
          <table:table-cell table:formula="of:=[.H154]/4" office:value-type="float" office:value="0.38275" calcext:value-type="float">
            <text:p>0.38275</text:p>
          </table:table-cell>
          <table:table-cell/>
          <table:table-cell table:formula="of:=[.D154]/[.E154]" office:value-type="float" office:value="5.73909961006735" calcext:value-type="float">
            <text:p>5.7390996101</text:p>
          </table:table-cell>
        </table:table-row>
        <table:table-row table:style-name="ro1">
          <table:table-cell office:value-type="float" office:value="0.6615" calcext:value-type="float">
            <text:p>0.6615</text:p>
          </table:table-cell>
          <table:table-cell office:value-type="float" office:value="3.565" calcext:value-type="float">
            <text:p>3.565</text:p>
          </table:table-cell>
          <table:table-cell office:value-type="float" office:value="243.1" calcext:value-type="float">
            <text:p>243.1</text:p>
          </table:table-cell>
          <table:table-cell office:value-type="float" office:value="1.072" calcext:value-type="float">
            <text:p>1.072</text:p>
          </table:table-cell>
          <table:table-cell office:value-type="float" office:value="0.2405" calcext:value-type="float">
            <text:p>0.2405</text:p>
          </table:table-cell>
          <table:table-cell office:value-type="float" office:value="3.593" calcext:value-type="float">
            <text:p>3.593</text:p>
          </table:table-cell>
          <table:table-cell office:value-type="float" office:value="255.8" calcext:value-type="float">
            <text:p>255.8</text:p>
          </table:table-cell>
          <table:table-cell office:value-type="float" office:value="1.074" calcext:value-type="float">
            <text:p>1.074</text:p>
          </table:table-cell>
          <table:table-cell table:formula="of:=[.H155]/4" office:value-type="float" office:value="0.2685" calcext:value-type="float">
            <text:p>0.2685</text:p>
          </table:table-cell>
          <table:table-cell/>
          <table:table-cell table:formula="of:=[.D155]/[.E155]" office:value-type="float" office:value="4.45738045738046" calcext:value-type="float">
            <text:p>4.4573804574</text:p>
          </table:table-cell>
        </table:table-row>
        <table:table-row table:style-name="ro1">
          <table:table-cell office:value-type="float" office:value="0.0268" calcext:value-type="float">
            <text:p>0.0268</text:p>
          </table:table-cell>
          <table:table-cell office:value-type="float" office:value="3.461" calcext:value-type="float">
            <text:p>3.461</text:p>
          </table:table-cell>
          <table:table-cell office:value-type="float" office:value="211.9" calcext:value-type="float">
            <text:p>211.9</text:p>
          </table:table-cell>
          <table:table-cell office:value-type="float" office:value="1.245" calcext:value-type="float">
            <text:p>1.245</text:p>
          </table:table-cell>
          <table:table-cell office:value-type="float" office:value="0.1978" calcext:value-type="float">
            <text:p>0.1978</text:p>
          </table:table-cell>
          <table:table-cell office:value-type="float" office:value="3.55" calcext:value-type="float">
            <text:p>3.55</text:p>
          </table:table-cell>
          <table:table-cell office:value-type="float" office:value="254" calcext:value-type="float">
            <text:p>254</text:p>
          </table:table-cell>
          <table:table-cell office:value-type="float" office:value="1.218" calcext:value-type="float">
            <text:p>1.218</text:p>
          </table:table-cell>
          <table:table-cell table:formula="of:=[.H156]/4" office:value-type="float" office:value="0.3045" calcext:value-type="float">
            <text:p>0.3045</text:p>
          </table:table-cell>
          <table:table-cell/>
          <table:table-cell table:formula="of:=[.D156]/[.E156]" office:value-type="float" office:value="6.29423660262892" calcext:value-type="float">
            <text:p>6.2942366026</text:p>
          </table:table-cell>
        </table:table-row>
        <table:table-row table:style-name="ro1">
          <table:table-cell office:value-type="float" office:value="0.3481" calcext:value-type="float">
            <text:p>0.3481</text:p>
          </table:table-cell>
          <table:table-cell office:value-type="float" office:value="3.938" calcext:value-type="float">
            <text:p>3.938</text:p>
          </table:table-cell>
          <table:table-cell office:value-type="float" office:value="423.5" calcext:value-type="float">
            <text:p>423.5</text:p>
          </table:table-cell>
          <table:table-cell office:value-type="float" office:value="1.379" calcext:value-type="float">
            <text:p>1.379</text:p>
          </table:table-cell>
          <table:table-cell office:value-type="float" office:value="0.3056" calcext:value-type="float">
            <text:p>0.3056</text:p>
          </table:table-cell>
          <table:table-cell office:value-type="float" office:value="3.994" calcext:value-type="float">
            <text:p>3.994</text:p>
          </table:table-cell>
          <table:table-cell office:value-type="float" office:value="457.7" calcext:value-type="float">
            <text:p>457.7</text:p>
          </table:table-cell>
          <table:table-cell office:value-type="float" office:value="1.359" calcext:value-type="float">
            <text:p>1.359</text:p>
          </table:table-cell>
          <table:table-cell table:formula="of:=[.H157]/4" office:value-type="float" office:value="0.33975" calcext:value-type="float">
            <text:p>0.33975</text:p>
          </table:table-cell>
          <table:table-cell/>
          <table:table-cell table:formula="of:=[.D157]/[.E157]" office:value-type="float" office:value="4.51243455497382" calcext:value-type="float">
            <text:p>4.512434555</text:p>
          </table:table-cell>
        </table:table-row>
        <table:table-row table:style-name="ro1">
          <table:table-cell office:value-type="float" office:value="0.0207" calcext:value-type="float">
            <text:p>0.0207</text:p>
          </table:table-cell>
          <table:table-cell office:value-type="float" office:value="4.331" calcext:value-type="float">
            <text:p>4.331</text:p>
          </table:table-cell>
          <table:table-cell office:value-type="float" office:value="600.6" calcext:value-type="float">
            <text:p>600.6</text:p>
          </table:table-cell>
          <table:table-cell office:value-type="float" office:value="1.335" calcext:value-type="float">
            <text:p>1.335</text:p>
          </table:table-cell>
          <table:table-cell office:value-type="float" office:value="0.4487" calcext:value-type="float">
            <text:p>0.4487</text:p>
          </table:table-cell>
          <table:table-cell office:value-type="float" office:value="4.129" calcext:value-type="float">
            <text:p>4.129</text:p>
          </table:table-cell>
          <table:table-cell office:value-type="float" office:value="469.6" calcext:value-type="float">
            <text:p>469.6</text:p>
          </table:table-cell>
          <table:table-cell office:value-type="float" office:value="1.382" calcext:value-type="float">
            <text:p>1.382</text:p>
          </table:table-cell>
          <table:table-cell table:formula="of:=[.H158]/4" office:value-type="float" office:value="0.3455" calcext:value-type="float">
            <text:p>0.3455</text:p>
          </table:table-cell>
          <table:table-cell/>
          <table:table-cell table:formula="of:=[.D158]/[.E158]" office:value-type="float" office:value="2.97526186761756" calcext:value-type="float">
            <text:p>2.9752618676</text:p>
          </table:table-cell>
        </table:table-row>
        <table:table-row table:style-name="ro1">
          <table:table-cell office:value-type="float" office:value="0.1798" calcext:value-type="float">
            <text:p>0.1798</text:p>
          </table:table-cell>
          <table:table-cell office:value-type="float" office:value="4.313" calcext:value-type="float">
            <text:p>4.313</text:p>
          </table:table-cell>
          <table:table-cell office:value-type="float" office:value="542.3" calcext:value-type="float">
            <text:p>542.3</text:p>
          </table:table-cell>
          <table:table-cell office:value-type="float" office:value="1.35" calcext:value-type="float">
            <text:p>1.35</text:p>
          </table:table-cell>
          <table:table-cell office:value-type="float" office:value="0.392" calcext:value-type="float">
            <text:p>0.392</text:p>
          </table:table-cell>
          <table:table-cell office:value-type="float" office:value="4.229" calcext:value-type="float">
            <text:p>4.229</text:p>
          </table:table-cell>
          <table:table-cell office:value-type="float" office:value="489.4" calcext:value-type="float">
            <text:p>489.4</text:p>
          </table:table-cell>
          <table:table-cell office:value-type="float" office:value="1.377" calcext:value-type="float">
            <text:p>1.377</text:p>
          </table:table-cell>
          <table:table-cell table:formula="of:=[.H159]/4" office:value-type="float" office:value="0.34425" calcext:value-type="float">
            <text:p>0.34425</text:p>
          </table:table-cell>
          <table:table-cell/>
          <table:table-cell table:formula="of:=[.D159]/[.E159]" office:value-type="float" office:value="3.44387755102041" calcext:value-type="float">
            <text:p>3.443877551</text:p>
          </table:table-cell>
        </table:table-row>
        <table:table-row table:style-name="ro1">
          <table:table-cell office:value-type="float" office:value="0.3153" calcext:value-type="float">
            <text:p>0.3153</text:p>
          </table:table-cell>
          <table:table-cell office:value-type="float" office:value="3.924" calcext:value-type="float">
            <text:p>3.924</text:p>
          </table:table-cell>
          <table:table-cell office:value-type="float" office:value="377.6" calcext:value-type="float">
            <text:p>377.6</text:p>
          </table:table-cell>
          <table:table-cell office:value-type="float" office:value="1.382" calcext:value-type="float">
            <text:p>1.382</text:p>
          </table:table-cell>
          <table:table-cell office:value-type="float" office:value="0.3004" calcext:value-type="float">
            <text:p>0.3004</text:p>
          </table:table-cell>
          <table:table-cell office:value-type="float" office:value="3.982" calcext:value-type="float">
            <text:p>3.982</text:p>
          </table:table-cell>
          <table:table-cell office:value-type="float" office:value="410.9" calcext:value-type="float">
            <text:p>410.9</text:p>
          </table:table-cell>
          <table:table-cell office:value-type="float" office:value="1.363" calcext:value-type="float">
            <text:p>1.363</text:p>
          </table:table-cell>
          <table:table-cell table:formula="of:=[.H160]/4" office:value-type="float" office:value="0.34075" calcext:value-type="float">
            <text:p>0.34075</text:p>
          </table:table-cell>
          <table:table-cell/>
          <table:table-cell table:formula="of:=[.D160]/[.E160]" office:value-type="float" office:value="4.60053262316911" calcext:value-type="float">
            <text:p>4.6005326232</text:p>
          </table:table-cell>
        </table:table-row>
        <table:table-row table:style-name="ro1">
          <table:table-cell office:value-type="float" office:value="0.7271" calcext:value-type="float">
            <text:p>0.7271</text:p>
          </table:table-cell>
          <table:table-cell office:value-type="float" office:value="4.174" calcext:value-type="float">
            <text:p>4.174</text:p>
          </table:table-cell>
          <table:table-cell office:value-type="float" office:value="454.9" calcext:value-type="float">
            <text:p>454.9</text:p>
          </table:table-cell>
          <table:table-cell office:value-type="float" office:value="1.202" calcext:value-type="float">
            <text:p>1.202</text:p>
          </table:table-cell>
          <table:table-cell office:value-type="float" office:value="0.2813" calcext:value-type="float">
            <text:p>0.2813</text:p>
          </table:table-cell>
          <table:table-cell office:value-type="float" office:value="4.215" calcext:value-type="float">
            <text:p>4.215</text:p>
          </table:table-cell>
          <table:table-cell office:value-type="float" office:value="477.9" calcext:value-type="float">
            <text:p>477.9</text:p>
          </table:table-cell>
          <table:table-cell office:value-type="float" office:value="1.202" calcext:value-type="float">
            <text:p>1.202</text:p>
          </table:table-cell>
          <table:table-cell table:formula="of:=[.H161]/4" office:value-type="float" office:value="0.3005" calcext:value-type="float">
            <text:p>0.3005</text:p>
          </table:table-cell>
          <table:table-cell/>
          <table:table-cell table:formula="of:=[.D161]/[.E161]" office:value-type="float" office:value="4.2730181301102" calcext:value-type="float">
            <text:p>4.2730181301</text:p>
          </table:table-cell>
        </table:table-row>
        <table:table-row table:style-name="ro1">
          <table:table-cell office:value-type="float" office:value="0.0519" calcext:value-type="float">
            <text:p>0.0519</text:p>
          </table:table-cell>
          <table:table-cell office:value-type="float" office:value="3.736" calcext:value-type="float">
            <text:p>3.736</text:p>
          </table:table-cell>
          <table:table-cell office:value-type="float" office:value="358.4" calcext:value-type="float">
            <text:p>358.4</text:p>
          </table:table-cell>
          <table:table-cell office:value-type="float" office:value="1.362" calcext:value-type="float">
            <text:p>1.362</text:p>
          </table:table-cell>
          <table:table-cell office:value-type="float" office:value="0.4395" calcext:value-type="float">
            <text:p>0.4395</text:p>
          </table:table-cell>
          <table:table-cell office:value-type="float" office:value="3.662" calcext:value-type="float">
            <text:p>3.662</text:p>
          </table:table-cell>
          <table:table-cell office:value-type="float" office:value="312.2" calcext:value-type="float">
            <text:p>312.2</text:p>
          </table:table-cell>
          <table:table-cell office:value-type="float" office:value="1.421" calcext:value-type="float">
            <text:p>1.421</text:p>
          </table:table-cell>
          <table:table-cell table:formula="of:=[.H162]/4" office:value-type="float" office:value="0.35525" calcext:value-type="float">
            <text:p>0.35525</text:p>
          </table:table-cell>
          <table:table-cell/>
          <table:table-cell table:formula="of:=[.D162]/[.E162]" office:value-type="float" office:value="3.09897610921502" calcext:value-type="float">
            <text:p>3.0989761092</text:p>
          </table:table-cell>
        </table:table-row>
        <table:table-row table:style-name="ro1">
          <table:table-cell office:value-type="float" office:value="0.3539" calcext:value-type="float">
            <text:p>0.3539</text:p>
          </table:table-cell>
          <table:table-cell office:value-type="float" office:value="4.052" calcext:value-type="float">
            <text:p>4.052</text:p>
          </table:table-cell>
          <table:table-cell office:value-type="float" office:value="492.1" calcext:value-type="float">
            <text:p>492.1</text:p>
          </table:table-cell>
          <table:table-cell office:value-type="float" office:value="1.55" calcext:value-type="float">
            <text:p>1.55</text:p>
          </table:table-cell>
          <table:table-cell office:value-type="float" office:value="0.3464" calcext:value-type="float">
            <text:p>0.3464</text:p>
          </table:table-cell>
          <table:table-cell office:value-type="float" office:value="4.1" calcext:value-type="float">
            <text:p>4.1</text:p>
          </table:table-cell>
          <table:table-cell office:value-type="float" office:value="525.8" calcext:value-type="float">
            <text:p>525.8</text:p>
          </table:table-cell>
          <table:table-cell office:value-type="float" office:value="1.516" calcext:value-type="float">
            <text:p>1.516</text:p>
          </table:table-cell>
          <table:table-cell table:formula="of:=[.H163]/4" office:value-type="float" office:value="0.379" calcext:value-type="float">
            <text:p>0.379</text:p>
          </table:table-cell>
          <table:table-cell/>
          <table:table-cell table:formula="of:=[.D163]/[.E163]" office:value-type="float" office:value="4.47459584295612" calcext:value-type="float">
            <text:p>4.474595843</text:p>
          </table:table-cell>
        </table:table-row>
        <table:table-row table:style-name="ro1">
          <table:table-cell office:value-type="float" office:value="0.0738" calcext:value-type="float">
            <text:p>0.0738</text:p>
          </table:table-cell>
          <table:table-cell office:value-type="float" office:value="4.321" calcext:value-type="float">
            <text:p>4.321</text:p>
          </table:table-cell>
          <table:table-cell office:value-type="float" office:value="613.5" calcext:value-type="float">
            <text:p>613.5</text:p>
          </table:table-cell>
          <table:table-cell office:value-type="float" office:value="1.615" calcext:value-type="float">
            <text:p>1.615</text:p>
          </table:table-cell>
          <table:table-cell office:value-type="float" office:value="0.3305" calcext:value-type="float">
            <text:p>0.3305</text:p>
          </table:table-cell>
          <table:table-cell office:value-type="float" office:value="4.449" calcext:value-type="float">
            <text:p>4.449</text:p>
          </table:table-cell>
          <table:table-cell office:value-type="float" office:value="709.5" calcext:value-type="float">
            <text:p>709.5</text:p>
          </table:table-cell>
          <table:table-cell office:value-type="float" office:value="1.558" calcext:value-type="float">
            <text:p>1.558</text:p>
          </table:table-cell>
          <table:table-cell table:formula="of:=[.H164]/4" office:value-type="float" office:value="0.3895" calcext:value-type="float">
            <text:p>0.3895</text:p>
          </table:table-cell>
          <table:table-cell/>
          <table:table-cell table:formula="of:=[.D164]/[.E164]" office:value-type="float" office:value="4.88653555219365" calcext:value-type="float">
            <text:p>4.8865355522</text:p>
          </table:table-cell>
        </table:table-row>
        <table:table-row table:style-name="ro1">
          <table:table-cell office:value-type="float" office:value="0.2554" calcext:value-type="float">
            <text:p>0.2554</text:p>
          </table:table-cell>
          <table:table-cell office:value-type="float" office:value="4.466" calcext:value-type="float">
            <text:p>4.466</text:p>
          </table:table-cell>
          <table:table-cell office:value-type="float" office:value="720.3" calcext:value-type="float">
            <text:p>720.3</text:p>
          </table:table-cell>
          <table:table-cell office:value-type="float" office:value="1.515" calcext:value-type="float">
            <text:p>1.515</text:p>
          </table:table-cell>
          <table:table-cell office:value-type="float" office:value="0.4327" calcext:value-type="float">
            <text:p>0.4327</text:p>
          </table:table-cell>
          <table:table-cell office:value-type="float" office:value="4.379" calcext:value-type="float">
            <text:p>4.379</text:p>
          </table:table-cell>
          <table:table-cell office:value-type="float" office:value="652.8" calcext:value-type="float">
            <text:p>652.8</text:p>
          </table:table-cell>
          <table:table-cell office:value-type="float" office:value="1.558" calcext:value-type="float">
            <text:p>1.558</text:p>
          </table:table-cell>
          <table:table-cell table:formula="of:=[.H165]/4" office:value-type="float" office:value="0.3895" calcext:value-type="float">
            <text:p>0.3895</text:p>
          </table:table-cell>
          <table:table-cell/>
          <table:table-cell table:formula="of:=[.D165]/[.E165]" office:value-type="float" office:value="3.50127108851398" calcext:value-type="float">
            <text:p>3.5012710885</text:p>
          </table:table-cell>
        </table:table-row>
        <table:table-row table:style-name="ro1">
          <table:table-cell office:value-type="float" office:value="0.5074" calcext:value-type="float">
            <text:p>0.5074</text:p>
          </table:table-cell>
          <table:table-cell office:value-type="float" office:value="3.918" calcext:value-type="float">
            <text:p>3.918</text:p>
          </table:table-cell>
          <table:table-cell office:value-type="float" office:value="354.5" calcext:value-type="float">
            <text:p>354.5</text:p>
          </table:table-cell>
          <table:table-cell office:value-type="float" office:value="1.264" calcext:value-type="float">
            <text:p>1.264</text:p>
          </table:table-cell>
          <table:table-cell office:value-type="float" office:value="0.2846" calcext:value-type="float">
            <text:p>0.2846</text:p>
          </table:table-cell>
          <table:table-cell office:value-type="float" office:value="3.962" calcext:value-type="float">
            <text:p>3.962</text:p>
          </table:table-cell>
          <table:table-cell office:value-type="float" office:value="377.5" calcext:value-type="float">
            <text:p>377.5</text:p>
          </table:table-cell>
          <table:table-cell office:value-type="float" office:value="1.257" calcext:value-type="float">
            <text:p>1.257</text:p>
          </table:table-cell>
          <table:table-cell table:formula="of:=[.H166]/4" office:value-type="float" office:value="0.31425" calcext:value-type="float">
            <text:p>0.31425</text:p>
          </table:table-cell>
          <table:table-cell/>
          <table:table-cell table:formula="of:=[.D166]/[.E166]" office:value-type="float" office:value="4.44132115249473" calcext:value-type="float">
            <text:p>4.4413211525</text:p>
          </table:table-cell>
        </table:table-row>
        <table:table-row table:style-name="ro1">
          <table:table-cell office:value-type="float" office:value="0.6118" calcext:value-type="float">
            <text:p>0.6118</text:p>
          </table:table-cell>
          <table:table-cell office:value-type="float" office:value="4.024" calcext:value-type="float">
            <text:p>4.024</text:p>
          </table:table-cell>
          <table:table-cell office:value-type="float" office:value="403" calcext:value-type="float">
            <text:p>403</text:p>
          </table:table-cell>
          <table:table-cell office:value-type="float" office:value="1.176" calcext:value-type="float">
            <text:p>1.176</text:p>
          </table:table-cell>
          <table:table-cell office:value-type="float" office:value="0.3201" calcext:value-type="float">
            <text:p>0.3201</text:p>
          </table:table-cell>
          <table:table-cell office:value-type="float" office:value="3.987" calcext:value-type="float">
            <text:p>3.987</text:p>
          </table:table-cell>
          <table:table-cell office:value-type="float" office:value="382.9" calcext:value-type="float">
            <text:p>382.9</text:p>
          </table:table-cell>
          <table:table-cell office:value-type="float" office:value="1.182" calcext:value-type="float">
            <text:p>1.182</text:p>
          </table:table-cell>
          <table:table-cell table:formula="of:=[.H167]/4" office:value-type="float" office:value="0.2955" calcext:value-type="float">
            <text:p>0.2955</text:p>
          </table:table-cell>
          <table:table-cell/>
          <table:table-cell table:formula="of:=[.D167]/[.E167]" office:value-type="float" office:value="3.6738519212746" calcext:value-type="float">
            <text:p>3.6738519213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3.887" calcext:value-type="float">
            <text:p>3.887</text:p>
          </table:table-cell>
          <table:table-cell office:value-type="float" office:value="400" calcext:value-type="float">
            <text:p>400</text:p>
          </table:table-cell>
          <table:table-cell office:value-type="float" office:value="1.568" calcext:value-type="float">
            <text:p>1.568</text:p>
          </table:table-cell>
          <table:table-cell office:value-type="float" office:value="0.225" calcext:value-type="float">
            <text:p>0.225</text:p>
          </table:table-cell>
          <table:table-cell office:value-type="float" office:value="4.154" calcext:value-type="float">
            <text:p>4.154</text:p>
          </table:table-cell>
          <table:table-cell office:value-type="float" office:value="573.6" calcext:value-type="float">
            <text:p>573.6</text:p>
          </table:table-cell>
          <table:table-cell office:value-type="float" office:value="1.471" calcext:value-type="float">
            <text:p>1.471</text:p>
          </table:table-cell>
          <table:table-cell table:formula="of:=[.H168]/4" office:value-type="float" office:value="0.36775" calcext:value-type="float">
            <text:p>0.36775</text:p>
          </table:table-cell>
          <table:table-cell/>
          <table:table-cell table:formula="of:=[.D168]/[.E168]" office:value-type="float" office:value="6.96888888888889" calcext:value-type="float">
            <text:p>6.9688888889</text:p>
          </table:table-cell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3.613" calcext:value-type="float">
            <text:p>3.613</text:p>
          </table:table-cell>
          <table:table-cell office:value-type="float" office:value="328.3" calcext:value-type="float">
            <text:p>328.3</text:p>
          </table:table-cell>
          <table:table-cell office:value-type="float" office:value="1.331" calcext:value-type="float">
            <text:p>1.331</text:p>
          </table:table-cell>
          <table:table-cell office:value-type="float" office:value="0.4402" calcext:value-type="float">
            <text:p>0.4402</text:p>
          </table:table-cell>
          <table:table-cell office:value-type="float" office:value="3.509" calcext:value-type="float">
            <text:p>3.509</text:p>
          </table:table-cell>
          <table:table-cell office:value-type="float" office:value="270.5" calcext:value-type="float">
            <text:p>270.5</text:p>
          </table:table-cell>
          <table:table-cell office:value-type="float" office:value="1.369" calcext:value-type="float">
            <text:p>1.369</text:p>
          </table:table-cell>
          <table:table-cell table:formula="of:=[.H169]/4" office:value-type="float" office:value="0.34225" calcext:value-type="float">
            <text:p>0.34225</text:p>
          </table:table-cell>
          <table:table-cell/>
          <table:table-cell table:formula="of:=[.D169]/[.E169]" office:value-type="float" office:value="3.02362562471604" calcext:value-type="float">
            <text:p>3.0236256247</text:p>
          </table:table-cell>
        </table:table-row>
        <table:table-row table:style-name="ro1">
          <table:table-cell office:value-type="float" office:value="0.1327" calcext:value-type="float">
            <text:p>0.1327</text:p>
          </table:table-cell>
          <table:table-cell office:value-type="float" office:value="3.969" calcext:value-type="float">
            <text:p>3.969</text:p>
          </table:table-cell>
          <table:table-cell office:value-type="float" office:value="415" calcext:value-type="float">
            <text:p>415</text:p>
          </table:table-cell>
          <table:table-cell office:value-type="float" office:value="1.28" calcext:value-type="float">
            <text:p>1.28</text:p>
          </table:table-cell>
          <table:table-cell office:value-type="float" office:value="0.3887" calcext:value-type="float">
            <text:p>0.3887</text:p>
          </table:table-cell>
          <table:table-cell office:value-type="float" office:value="3.882" calcext:value-type="float">
            <text:p>3.882</text:p>
          </table:table-cell>
          <table:table-cell office:value-type="float" office:value="365.3" calcext:value-type="float">
            <text:p>365.3</text:p>
          </table:table-cell>
          <table:table-cell office:value-type="float" office:value="1.306" calcext:value-type="float">
            <text:p>1.306</text:p>
          </table:table-cell>
          <table:table-cell table:formula="of:=[.H170]/4" office:value-type="float" office:value="0.3265" calcext:value-type="float">
            <text:p>0.3265</text:p>
          </table:table-cell>
          <table:table-cell/>
          <table:table-cell table:formula="of:=[.D170]/[.E170]" office:value-type="float" office:value="3.29302804219192" calcext:value-type="float">
            <text:p>3.2930280422</text:p>
          </table:table-cell>
        </table:table-row>
        <table:table-row table:style-name="ro1">
          <table:table-cell office:value-type="float" office:value="0.9139" calcext:value-type="float">
            <text:p>0.9139</text:p>
          </table:table-cell>
          <table:table-cell office:value-type="float" office:value="3.82" calcext:value-type="float">
            <text:p>3.82</text:p>
          </table:table-cell>
          <table:table-cell office:value-type="float" office:value="328.3" calcext:value-type="float">
            <text:p>328.3</text:p>
          </table:table-cell>
          <table:table-cell office:value-type="float" office:value="1.159" calcext:value-type="float">
            <text:p>1.159</text:p>
          </table:table-cell>
          <table:table-cell office:value-type="float" office:value="0.2837" calcext:value-type="float">
            <text:p>0.2837</text:p>
          </table:table-cell>
          <table:table-cell office:value-type="float" office:value="3.827" calcext:value-type="float">
            <text:p>3.827</text:p>
          </table:table-cell>
          <table:table-cell office:value-type="float" office:value="332.4" calcext:value-type="float">
            <text:p>332.4</text:p>
          </table:table-cell>
          <table:table-cell office:value-type="float" office:value="1.159" calcext:value-type="float">
            <text:p>1.159</text:p>
          </table:table-cell>
          <table:table-cell table:formula="of:=[.H171]/4" office:value-type="float" office:value="0.28975" calcext:value-type="float">
            <text:p>0.28975</text:p>
          </table:table-cell>
          <table:table-cell/>
          <table:table-cell table:formula="of:=[.D171]/[.E171]" office:value-type="float" office:value="4.08530137469158" calcext:value-type="float">
            <text:p>4.0853013747</text:p>
          </table:table-cell>
        </table:table-row>
        <table:table-row table:style-name="ro1">
          <table:table-cell office:value-type="float" office:value="0.4494" calcext:value-type="float">
            <text:p>0.4494</text:p>
          </table:table-cell>
          <table:table-cell office:value-type="float" office:value="3.53" calcext:value-type="float">
            <text:p>3.53</text:p>
          </table:table-cell>
          <table:table-cell office:value-type="float" office:value="262.2" calcext:value-type="float">
            <text:p>262.2</text:p>
          </table:table-cell>
          <table:table-cell office:value-type="float" office:value="1.189" calcext:value-type="float">
            <text:p>1.189</text:p>
          </table:table-cell>
          <table:table-cell office:value-type="float" office:value="0.2623" calcext:value-type="float">
            <text:p>0.2623</text:p>
          </table:table-cell>
          <table:table-cell office:value-type="float" office:value="3.556" calcext:value-type="float">
            <text:p>3.556</text:p>
          </table:table-cell>
          <table:table-cell office:value-type="float" office:value="275.7" calcext:value-type="float">
            <text:p>275.7</text:p>
          </table:table-cell>
          <table:table-cell office:value-type="float" office:value="1.174" calcext:value-type="float">
            <text:p>1.174</text:p>
          </table:table-cell>
          <table:table-cell table:formula="of:=[.H172]/4" office:value-type="float" office:value="0.2935" calcext:value-type="float">
            <text:p>0.2935</text:p>
          </table:table-cell>
          <table:table-cell/>
          <table:table-cell table:formula="of:=[.D172]/[.E172]" office:value-type="float" office:value="4.53297750667175" calcext:value-type="float">
            <text:p>4.5329775067</text:p>
          </table:table-cell>
        </table:table-row>
        <table:table-row table:style-name="ro1">
          <table:table-cell office:value-type="float" office:value="0.6145" calcext:value-type="float">
            <text:p>0.6145</text:p>
          </table:table-cell>
          <table:table-cell office:value-type="float" office:value="3.666" calcext:value-type="float">
            <text:p>3.666</text:p>
          </table:table-cell>
          <table:table-cell office:value-type="float" office:value="253.1" calcext:value-type="float">
            <text:p>253.1</text:p>
          </table:table-cell>
          <table:table-cell office:value-type="float" office:value="1.003" calcext:value-type="float">
            <text:p>1.003</text:p>
          </table:table-cell>
          <table:table-cell office:value-type="float" office:value="0.221" calcext:value-type="float">
            <text:p>0.221</text:p>
          </table:table-cell>
          <table:table-cell office:value-type="float" office:value="3.7" calcext:value-type="float">
            <text:p>3.7</text:p>
          </table:table-cell>
          <table:table-cell office:value-type="float" office:value="268" calcext:value-type="float">
            <text:p>268</text:p>
          </table:table-cell>
          <table:table-cell office:value-type="float" office:value="1.009" calcext:value-type="float">
            <text:p>1.009</text:p>
          </table:table-cell>
          <table:table-cell table:formula="of:=[.H173]/4" office:value-type="float" office:value="0.25225" calcext:value-type="float">
            <text:p>0.25225</text:p>
          </table:table-cell>
          <table:table-cell/>
          <table:table-cell table:formula="of:=[.D173]/[.E173]" office:value-type="float" office:value="4.53846153846154" calcext:value-type="float">
            <text:p>4.5384615385</text:p>
          </table:table-cell>
        </table:table-row>
        <table:table-row table:style-name="ro1">
          <table:table-cell office:value-type="float" office:value="0.7114" calcext:value-type="float">
            <text:p>0.7114</text:p>
          </table:table-cell>
          <table:table-cell office:value-type="float" office:value="4.878" calcext:value-type="float">
            <text:p>4.878</text:p>
          </table:table-cell>
          <table:table-cell office:value-type="float" office:value="941.9" calcext:value-type="float">
            <text:p>941.9</text:p>
          </table:table-cell>
          <table:table-cell office:value-type="float" office:value="1.526" calcext:value-type="float">
            <text:p>1.526</text:p>
          </table:table-cell>
          <table:table-cell office:value-type="float" office:value="0.3675" calcext:value-type="float">
            <text:p>0.3675</text:p>
          </table:table-cell>
          <table:table-cell office:value-type="float" office:value="4.909" calcext:value-type="float">
            <text:p>4.909</text:p>
          </table:table-cell>
          <table:table-cell office:value-type="float" office:value="968.3" calcext:value-type="float">
            <text:p>968.3</text:p>
          </table:table-cell>
          <table:table-cell office:value-type="float" office:value="1.514" calcext:value-type="float">
            <text:p>1.514</text:p>
          </table:table-cell>
          <table:table-cell table:formula="of:=[.H174]/4" office:value-type="float" office:value="0.3785" calcext:value-type="float">
            <text:p>0.3785</text:p>
          </table:table-cell>
          <table:table-cell/>
          <table:table-cell table:formula="of:=[.D174]/[.E174]" office:value-type="float" office:value="4.15238095238095" calcext:value-type="float">
            <text:p>4.1523809524</text:p>
          </table:table-cell>
        </table:table-row>
        <table:table-row table:style-name="ro1">
          <table:table-cell office:value-type="float" office:value="0.0652" calcext:value-type="float">
            <text:p>0.0652</text:p>
          </table:table-cell>
          <table:table-cell office:value-type="float" office:value="3.551" calcext:value-type="float">
            <text:p>3.551</text:p>
          </table:table-cell>
          <table:table-cell office:value-type="float" office:value="254" calcext:value-type="float">
            <text:p>254</text:p>
          </table:table-cell>
          <table:table-cell office:value-type="float" office:value="1.292" calcext:value-type="float">
            <text:p>1.292</text:p>
          </table:table-cell>
          <table:table-cell office:value-type="float" office:value="0.2336" calcext:value-type="float">
            <text:p>0.2336</text:p>
          </table:table-cell>
          <table:table-cell office:value-type="float" office:value="3.634" calcext:value-type="float">
            <text:p>3.634</text:p>
          </table:table-cell>
          <table:table-cell office:value-type="float" office:value="296.2" calcext:value-type="float">
            <text:p>296.2</text:p>
          </table:table-cell>
          <table:table-cell office:value-type="float" office:value="1.265" calcext:value-type="float">
            <text:p>1.265</text:p>
          </table:table-cell>
          <table:table-cell table:formula="of:=[.H175]/4" office:value-type="float" office:value="0.31625" calcext:value-type="float">
            <text:p>0.31625</text:p>
          </table:table-cell>
          <table:table-cell/>
          <table:table-cell table:formula="of:=[.D175]/[.E175]" office:value-type="float" office:value="5.53082191780822" calcext:value-type="float">
            <text:p>5.5308219178</text:p>
          </table:table-cell>
        </table:table-row>
        <table:table-row table:style-name="ro1">
          <table:table-cell office:value-type="float" office:value="0.5371" calcext:value-type="float">
            <text:p>0.5371</text:p>
          </table:table-cell>
          <table:table-cell office:value-type="float" office:value="3.867" calcext:value-type="float">
            <text:p>3.867</text:p>
          </table:table-cell>
          <table:table-cell office:value-type="float" office:value="380.9" calcext:value-type="float">
            <text:p>380.9</text:p>
          </table:table-cell>
          <table:table-cell office:value-type="float" office:value="1.445" calcext:value-type="float">
            <text:p>1.445</text:p>
          </table:table-cell>
          <table:table-cell office:value-type="float" office:value="0.3328" calcext:value-type="float">
            <text:p>0.3328</text:p>
          </table:table-cell>
          <table:table-cell office:value-type="float" office:value="3.907" calcext:value-type="float">
            <text:p>3.907</text:p>
          </table:table-cell>
          <table:table-cell office:value-type="float" office:value="404.1" calcext:value-type="float">
            <text:p>404.1</text:p>
          </table:table-cell>
          <table:table-cell office:value-type="float" office:value="1.434" calcext:value-type="float">
            <text:p>1.434</text:p>
          </table:table-cell>
          <table:table-cell table:formula="of:=[.H176]/4" office:value-type="float" office:value="0.3585" calcext:value-type="float">
            <text:p>0.3585</text:p>
          </table:table-cell>
          <table:table-cell/>
          <table:table-cell table:formula="of:=[.D176]/[.E176]" office:value-type="float" office:value="4.34194711538462" calcext:value-type="float">
            <text:p>4.3419471154</text:p>
          </table:table-cell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4.021" calcext:value-type="float">
            <text:p>4.021</text:p>
          </table:table-cell>
          <table:table-cell office:value-type="float" office:value="397" calcext:value-type="float">
            <text:p>397</text:p>
          </table:table-cell>
          <table:table-cell office:value-type="float" office:value="1.272" calcext:value-type="float">
            <text:p>1.272</text:p>
          </table:table-cell>
          <table:table-cell office:value-type="float" office:value="0.2551" calcext:value-type="float">
            <text:p>0.2551</text:p>
          </table:table-cell>
          <table:table-cell office:value-type="float" office:value="4.13" calcext:value-type="float">
            <text:p>4.13</text:p>
          </table:table-cell>
          <table:table-cell office:value-type="float" office:value="457.4" calcext:value-type="float">
            <text:p>457.4</text:p>
          </table:table-cell>
          <table:table-cell office:value-type="float" office:value="1.257" calcext:value-type="float">
            <text:p>1.257</text:p>
          </table:table-cell>
          <table:table-cell table:formula="of:=[.H177]/4" office:value-type="float" office:value="0.31425" calcext:value-type="float">
            <text:p>0.31425</text:p>
          </table:table-cell>
          <table:table-cell/>
          <table:table-cell table:formula="of:=[.D177]/[.E177]" office:value-type="float" office:value="4.98627989023912" calcext:value-type="float">
            <text:p>4.9862798902</text:p>
          </table:table-cell>
        </table:table-row>
        <table:table-row table:style-name="ro1">
          <table:table-cell office:value-type="float" office:value="0.3873" calcext:value-type="float">
            <text:p>0.3873</text:p>
          </table:table-cell>
          <table:table-cell office:value-type="float" office:value="3.953" calcext:value-type="float">
            <text:p>3.953</text:p>
          </table:table-cell>
          <table:table-cell office:value-type="float" office:value="402.5" calcext:value-type="float">
            <text:p>402.5</text:p>
          </table:table-cell>
          <table:table-cell office:value-type="float" office:value="1.245" calcext:value-type="float">
            <text:p>1.245</text:p>
          </table:table-cell>
          <table:table-cell office:value-type="float" office:value="0.3549" calcext:value-type="float">
            <text:p>0.3549</text:p>
          </table:table-cell>
          <table:table-cell office:value-type="float" office:value="3.889" calcext:value-type="float">
            <text:p>3.889</text:p>
          </table:table-cell>
          <table:table-cell office:value-type="float" office:value="367.2" calcext:value-type="float">
            <text:p>367.2</text:p>
          </table:table-cell>
          <table:table-cell office:value-type="float" office:value="1.253" calcext:value-type="float">
            <text:p>1.253</text:p>
          </table:table-cell>
          <table:table-cell table:formula="of:=[.H178]/4" office:value-type="float" office:value="0.31325" calcext:value-type="float">
            <text:p>0.31325</text:p>
          </table:table-cell>
          <table:table-cell/>
          <table:table-cell table:formula="of:=[.D178]/[.E178]" office:value-type="float" office:value="3.50803043110735" calcext:value-type="float">
            <text:p>3.5080304311</text:p>
          </table:table-cell>
        </table:table-row>
        <table:table-row table:style-name="ro1">
          <table:table-cell office:value-type="float" office:value="0.8945" calcext:value-type="float">
            <text:p>0.8945</text:p>
          </table:table-cell>
          <table:table-cell office:value-type="float" office:value="3.648" calcext:value-type="float">
            <text:p>3.648</text:p>
          </table:table-cell>
          <table:table-cell office:value-type="float" office:value="260.1" calcext:value-type="float">
            <text:p>260.1</text:p>
          </table:table-cell>
          <table:table-cell office:value-type="float" office:value="1.103" calcext:value-type="float">
            <text:p>1.103</text:p>
          </table:table-cell>
          <table:table-cell office:value-type="float" office:value="0.268" calcext:value-type="float">
            <text:p>0.268</text:p>
          </table:table-cell>
          <table:table-cell office:value-type="float" office:value="3.656" calcext:value-type="float">
            <text:p>3.656</text:p>
          </table:table-cell>
          <table:table-cell office:value-type="float" office:value="263.8" calcext:value-type="float">
            <text:p>263.8</text:p>
          </table:table-cell>
          <table:table-cell office:value-type="float" office:value="1.103" calcext:value-type="float">
            <text:p>1.103</text:p>
          </table:table-cell>
          <table:table-cell table:formula="of:=[.H179]/4" office:value-type="float" office:value="0.27575" calcext:value-type="float">
            <text:p>0.27575</text:p>
          </table:table-cell>
          <table:table-cell/>
          <table:table-cell table:formula="of:=[.D179]/[.E179]" office:value-type="float" office:value="4.11567164179104" calcext:value-type="float">
            <text:p>4.1156716418</text:p>
          </table:table-cell>
        </table:table-row>
        <table:table-row table:style-name="ro1">
          <table:table-cell office:value-type="float" office:value="0.6303" calcext:value-type="float">
            <text:p>0.6303</text:p>
          </table:table-cell>
          <table:table-cell office:value-type="float" office:value="3.626" calcext:value-type="float">
            <text:p>3.626</text:p>
          </table:table-cell>
          <table:table-cell office:value-type="float" office:value="315.8" calcext:value-type="float">
            <text:p>315.8</text:p>
          </table:table-cell>
          <table:table-cell office:value-type="float" office:value="1.352" calcext:value-type="float">
            <text:p>1.352</text:p>
          </table:table-cell>
          <table:table-cell office:value-type="float" office:value="0.3592" calcext:value-type="float">
            <text:p>0.3592</text:p>
          </table:table-cell>
          <table:table-cell office:value-type="float" office:value="3.611" calcext:value-type="float">
            <text:p>3.611</text:p>
          </table:table-cell>
          <table:table-cell office:value-type="float" office:value="306.7" calcext:value-type="float">
            <text:p>306.7</text:p>
          </table:table-cell>
          <table:table-cell office:value-type="float" office:value="1.365" calcext:value-type="float">
            <text:p>1.365</text:p>
          </table:table-cell>
          <table:table-cell table:formula="of:=[.H180]/4" office:value-type="float" office:value="0.34125" calcext:value-type="float">
            <text:p>0.34125</text:p>
          </table:table-cell>
          <table:table-cell/>
          <table:table-cell table:formula="of:=[.D180]/[.E180]" office:value-type="float" office:value="3.76391982182628" calcext:value-type="float">
            <text:p>3.7639198218</text:p>
          </table:table-cell>
        </table:table-row>
        <table:table-row table:style-name="ro1">
          <table:table-cell office:value-type="float" office:value="0.3924" calcext:value-type="float">
            <text:p>0.3924</text:p>
          </table:table-cell>
          <table:table-cell office:value-type="float" office:value="4.397" calcext:value-type="float">
            <text:p>4.397</text:p>
          </table:table-cell>
          <table:table-cell office:value-type="float" office:value="576.6" calcext:value-type="float">
            <text:p>576.6</text:p>
          </table:table-cell>
          <table:table-cell office:value-type="float" office:value="1.301" calcext:value-type="float">
            <text:p>1.301</text:p>
          </table:table-cell>
          <table:table-cell office:value-type="float" office:value="0.3651" calcext:value-type="float">
            <text:p>0.3651</text:p>
          </table:table-cell>
          <table:table-cell office:value-type="float" office:value="4.324" calcext:value-type="float">
            <text:p>4.324</text:p>
          </table:table-cell>
          <table:table-cell office:value-type="float" office:value="530.7" calcext:value-type="float">
            <text:p>530.7</text:p>
          </table:table-cell>
          <table:table-cell office:value-type="float" office:value="1.318" calcext:value-type="float">
            <text:p>1.318</text:p>
          </table:table-cell>
          <table:table-cell table:formula="of:=[.H181]/4" office:value-type="float" office:value="0.3295" calcext:value-type="float">
            <text:p>0.3295</text:p>
          </table:table-cell>
          <table:table-cell/>
          <table:table-cell table:formula="of:=[.D181]/[.E181]" office:value-type="float" office:value="3.56340728567516" calcext:value-type="float">
            <text:p>3.5634072857</text:p>
          </table:table-cell>
        </table:table-row>
        <table:table-row table:style-name="ro1">
          <table:table-cell office:value-type="float" office:value="0.5672" calcext:value-type="float">
            <text:p>0.5672</text:p>
          </table:table-cell>
          <table:table-cell office:value-type="float" office:value="4.078" calcext:value-type="float">
            <text:p>4.078</text:p>
          </table:table-cell>
          <table:table-cell office:value-type="float" office:value="458.9" calcext:value-type="float">
            <text:p>458.9</text:p>
          </table:table-cell>
          <table:table-cell office:value-type="float" office:value="1.253" calcext:value-type="float">
            <text:p>1.253</text:p>
          </table:table-cell>
          <table:table-cell office:value-type="float" office:value="0.3411" calcext:value-type="float">
            <text:p>0.3411</text:p>
          </table:table-cell>
          <table:table-cell office:value-type="float" office:value="4.033" calcext:value-type="float">
            <text:p>4.033</text:p>
          </table:table-cell>
          <table:table-cell office:value-type="float" office:value="432.3" calcext:value-type="float">
            <text:p>432.3</text:p>
          </table:table-cell>
          <table:table-cell office:value-type="float" office:value="1.261" calcext:value-type="float">
            <text:p>1.261</text:p>
          </table:table-cell>
          <table:table-cell table:formula="of:=[.H182]/4" office:value-type="float" office:value="0.31525" calcext:value-type="float">
            <text:p>0.31525</text:p>
          </table:table-cell>
          <table:table-cell/>
          <table:table-cell table:formula="of:=[.D182]/[.E182]" office:value-type="float" office:value="3.67340955731457" calcext:value-type="float">
            <text:p>3.6734095573</text:p>
          </table:table-cell>
        </table:table-row>
        <table:table-row table:style-name="ro1">
          <table:table-cell office:value-type="float" office:value="0.0287" calcext:value-type="float">
            <text:p>0.0287</text:p>
          </table:table-cell>
          <table:table-cell office:value-type="float" office:value="3.961" calcext:value-type="float">
            <text:p>3.961</text:p>
          </table:table-cell>
          <table:table-cell office:value-type="float" office:value="486.4" calcext:value-type="float">
            <text:p>486.4</text:p>
          </table:table-cell>
          <table:table-cell office:value-type="float" office:value="1.437" calcext:value-type="float">
            <text:p>1.437</text:p>
          </table:table-cell>
          <table:table-cell office:value-type="float" office:value="0.4629" calcext:value-type="float">
            <text:p>0.4629</text:p>
          </table:table-cell>
          <table:table-cell office:value-type="float" office:value="3.83" calcext:value-type="float">
            <text:p>3.83</text:p>
          </table:table-cell>
          <table:table-cell office:value-type="float" office:value="400.2" calcext:value-type="float">
            <text:p>400.2</text:p>
          </table:table-cell>
          <table:table-cell office:value-type="float" office:value="1.495" calcext:value-type="float">
            <text:p>1.495</text:p>
          </table:table-cell>
          <table:table-cell table:formula="of:=[.H183]/4" office:value-type="float" office:value="0.37375" calcext:value-type="float">
            <text:p>0.37375</text:p>
          </table:table-cell>
          <table:table-cell/>
          <table:table-cell table:formula="of:=[.D183]/[.E183]" office:value-type="float" office:value="3.10434219053791" calcext:value-type="float">
            <text:p>3.1043421905</text:p>
          </table:table-cell>
        </table:table-row>
        <table:table-row table:style-name="ro1">
          <table:table-cell office:value-type="float" office:value="0.2512" calcext:value-type="float">
            <text:p>0.2512</text:p>
          </table:table-cell>
          <table:table-cell office:value-type="float" office:value="3.9" calcext:value-type="float">
            <text:p>3.9</text:p>
          </table:table-cell>
          <table:table-cell office:value-type="float" office:value="362.7" calcext:value-type="float">
            <text:p>362.7</text:p>
          </table:table-cell>
          <table:table-cell office:value-type="float" office:value="1.268" calcext:value-type="float">
            <text:p>1.268</text:p>
          </table:table-cell>
          <table:table-cell office:value-type="float" office:value="0.2637" calcext:value-type="float">
            <text:p>0.2637</text:p>
          </table:table-cell>
          <table:table-cell office:value-type="float" office:value="3.97" calcext:value-type="float">
            <text:p>3.97</text:p>
          </table:table-cell>
          <table:table-cell office:value-type="float" office:value="401.7" calcext:value-type="float">
            <text:p>401.7</text:p>
          </table:table-cell>
          <table:table-cell office:value-type="float" office:value="1.251" calcext:value-type="float">
            <text:p>1.251</text:p>
          </table:table-cell>
          <table:table-cell table:formula="of:=[.H184]/4" office:value-type="float" office:value="0.31275" calcext:value-type="float">
            <text:p>0.31275</text:p>
          </table:table-cell>
          <table:table-cell/>
          <table:table-cell table:formula="of:=[.D184]/[.E184]" office:value-type="float" office:value="4.80849450132727" calcext:value-type="float">
            <text:p>4.8084945013</text:p>
          </table:table-cell>
        </table:table-row>
        <table:table-row table:style-name="ro1">
          <table:table-cell office:value-type="float" office:value="0.0057" calcext:value-type="float">
            <text:p>0.0057</text:p>
          </table:table-cell>
          <table:table-cell office:value-type="float" office:value="3.694" calcext:value-type="float">
            <text:p>3.694</text:p>
          </table:table-cell>
          <table:table-cell office:value-type="float" office:value="288.7" calcext:value-type="float">
            <text:p>288.7</text:p>
          </table:table-cell>
          <table:table-cell office:value-type="float" office:value="1.376" calcext:value-type="float">
            <text:p>1.376</text:p>
          </table:table-cell>
          <table:table-cell office:value-type="float" office:value="0.2117" calcext:value-type="float">
            <text:p>0.2117</text:p>
          </table:table-cell>
          <table:table-cell office:value-type="float" office:value="3.847" calcext:value-type="float">
            <text:p>3.847</text:p>
          </table:table-cell>
          <table:table-cell office:value-type="float" office:value="370.5" calcext:value-type="float">
            <text:p>370.5</text:p>
          </table:table-cell>
          <table:table-cell office:value-type="float" office:value="1.332" calcext:value-type="float">
            <text:p>1.332</text:p>
          </table:table-cell>
          <table:table-cell table:formula="of:=[.H185]/4" office:value-type="float" office:value="0.333" calcext:value-type="float">
            <text:p>0.333</text:p>
          </table:table-cell>
          <table:table-cell/>
          <table:table-cell table:formula="of:=[.D185]/[.E185]" office:value-type="float" office:value="6.49976381672178" calcext:value-type="float">
            <text:p>6.4997638167</text:p>
          </table:table-cell>
        </table:table-row>
        <table:table-row table:style-name="ro1">
          <table:table-cell office:value-type="float" office:value="0.4984" calcext:value-type="float">
            <text:p>0.4984</text:p>
          </table:table-cell>
          <table:table-cell office:value-type="float" office:value="4.172" calcext:value-type="float">
            <text:p>4.172</text:p>
          </table:table-cell>
          <table:table-cell office:value-type="float" office:value="509.3" calcext:value-type="float">
            <text:p>509.3</text:p>
          </table:table-cell>
          <table:table-cell office:value-type="float" office:value="1.407" calcext:value-type="float">
            <text:p>1.407</text:p>
          </table:table-cell>
          <table:table-cell office:value-type="float" office:value="0.3247" calcext:value-type="float">
            <text:p>0.3247</text:p>
          </table:table-cell>
          <table:table-cell office:value-type="float" office:value="4.212" calcext:value-type="float">
            <text:p>4.212</text:p>
          </table:table-cell>
          <table:table-cell office:value-type="float" office:value="535.6" calcext:value-type="float">
            <text:p>535.6</text:p>
          </table:table-cell>
          <table:table-cell office:value-type="float" office:value="1.39" calcext:value-type="float">
            <text:p>1.39</text:p>
          </table:table-cell>
          <table:table-cell table:formula="of:=[.H186]/4" office:value-type="float" office:value="0.3475" calcext:value-type="float">
            <text:p>0.3475</text:p>
          </table:table-cell>
          <table:table-cell/>
          <table:table-cell table:formula="of:=[.D186]/[.E186]" office:value-type="float" office:value="4.33323067446874" calcext:value-type="float">
            <text:p>4.3332306745</text:p>
          </table:table-cell>
        </table:table-row>
        <table:table-row table:style-name="ro1">
          <table:table-cell office:value-type="float" office:value="0.0014" calcext:value-type="float">
            <text:p>0.0014</text:p>
          </table:table-cell>
          <table:table-cell office:value-type="float" office:value="4.144" calcext:value-type="float">
            <text:p>4.144</text:p>
          </table:table-cell>
          <table:table-cell office:value-type="float" office:value="514" calcext:value-type="float">
            <text:p>514</text:p>
          </table:table-cell>
          <table:table-cell office:value-type="float" office:value="1.282" calcext:value-type="float">
            <text:p>1.282</text:p>
          </table:table-cell>
          <table:table-cell office:value-type="float" office:value="0.4792" calcext:value-type="float">
            <text:p>0.4792</text:p>
          </table:table-cell>
          <table:table-cell office:value-type="float" office:value="3.929" calcext:value-type="float">
            <text:p>3.929</text:p>
          </table:table-cell>
          <table:table-cell office:value-type="float" office:value="381.9" calcext:value-type="float">
            <text:p>381.9</text:p>
          </table:table-cell>
          <table:table-cell office:value-type="float" office:value="1.347" calcext:value-type="float">
            <text:p>1.347</text:p>
          </table:table-cell>
          <table:table-cell table:formula="of:=[.H187]/4" office:value-type="float" office:value="0.33675" calcext:value-type="float">
            <text:p>0.33675</text:p>
          </table:table-cell>
          <table:table-cell/>
          <table:table-cell table:formula="of:=[.D187]/[.E187]" office:value-type="float" office:value="2.67529215358932" calcext:value-type="float">
            <text:p>2.6752921536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4.146" calcext:value-type="float">
            <text:p>4.146</text:p>
          </table:table-cell>
          <table:table-cell office:value-type="float" office:value="420.7" calcext:value-type="float">
            <text:p>420.7</text:p>
          </table:table-cell>
          <table:table-cell office:value-type="float" office:value="1.235" calcext:value-type="float">
            <text:p>1.235</text:p>
          </table:table-cell>
          <table:table-cell office:value-type="float" office:value="0.2684" calcext:value-type="float">
            <text:p>0.2684</text:p>
          </table:table-cell>
          <table:table-cell office:value-type="float" office:value="4.213" calcext:value-type="float">
            <text:p>4.213</text:p>
          </table:table-cell>
          <table:table-cell office:value-type="float" office:value="457.6" calcext:value-type="float">
            <text:p>457.6</text:p>
          </table:table-cell>
          <table:table-cell office:value-type="float" office:value="1.225" calcext:value-type="float">
            <text:p>1.225</text:p>
          </table:table-cell>
          <table:table-cell table:formula="of:=[.H188]/4" office:value-type="float" office:value="0.30625" calcext:value-type="float">
            <text:p>0.30625</text:p>
          </table:table-cell>
          <table:table-cell/>
          <table:table-cell table:formula="of:=[.D188]/[.E188]" office:value-type="float" office:value="4.60134128166915" calcext:value-type="float">
            <text:p>4.601341281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4.298" calcext:value-type="float">
            <text:p>4.298</text:p>
          </table:table-cell>
          <table:table-cell office:value-type="float" office:value="566.2" calcext:value-type="float">
            <text:p>566.2</text:p>
          </table:table-cell>
          <table:table-cell office:value-type="float" office:value="1.299" calcext:value-type="float">
            <text:p>1.299</text:p>
          </table:table-cell>
          <table:table-cell office:value-type="float" office:value="0.4404" calcext:value-type="float">
            <text:p>0.4404</text:p>
          </table:table-cell>
          <table:table-cell office:value-type="float" office:value="4.104" calcext:value-type="float">
            <text:p>4.104</text:p>
          </table:table-cell>
          <table:table-cell office:value-type="float" office:value="444.7" calcext:value-type="float">
            <text:p>444.7</text:p>
          </table:table-cell>
          <table:table-cell office:value-type="float" office:value="1.343" calcext:value-type="float">
            <text:p>1.343</text:p>
          </table:table-cell>
          <table:table-cell table:formula="of:=[.H189]/4" office:value-type="float" office:value="0.33575" calcext:value-type="float">
            <text:p>0.33575</text:p>
          </table:table-cell>
          <table:table-cell/>
          <table:table-cell table:formula="of:=[.D189]/[.E189]" office:value-type="float" office:value="2.94959128065395" calcext:value-type="float">
            <text:p>2.9495912807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4.062" calcext:value-type="float">
            <text:p>4.062</text:p>
          </table:table-cell>
          <table:table-cell office:value-type="float" office:value="442.6" calcext:value-type="float">
            <text:p>442.6</text:p>
          </table:table-cell>
          <table:table-cell office:value-type="float" office:value="1.355" calcext:value-type="float">
            <text:p>1.355</text:p>
          </table:table-cell>
          <table:table-cell office:value-type="float" office:value="0.2652" calcext:value-type="float">
            <text:p>0.2652</text:p>
          </table:table-cell>
          <table:table-cell office:value-type="float" office:value="4.176" calcext:value-type="float">
            <text:p>4.176</text:p>
          </table:table-cell>
          <table:table-cell office:value-type="float" office:value="513.1" calcext:value-type="float">
            <text:p>513.1</text:p>
          </table:table-cell>
          <table:table-cell office:value-type="float" office:value="1.32" calcext:value-type="float">
            <text:p>1.32</text:p>
          </table:table-cell>
          <table:table-cell table:formula="of:=[.H190]/4" office:value-type="float" office:value="0.33" calcext:value-type="float">
            <text:p>0.33</text:p>
          </table:table-cell>
          <table:table-cell/>
          <table:table-cell table:formula="of:=[.D190]/[.E190]" office:value-type="float" office:value="5.10935143288085" calcext:value-type="float">
            <text:p>5.1093514329</text:p>
          </table:table-cell>
        </table:table-row>
        <table:table-row table:style-name="ro1">
          <table:table-cell office:value-type="float" office:value="0.0147" calcext:value-type="float">
            <text:p>0.0147</text:p>
          </table:table-cell>
          <table:table-cell office:value-type="float" office:value="3.81" calcext:value-type="float">
            <text:p>3.81</text:p>
          </table:table-cell>
          <table:table-cell office:value-type="float" office:value="337.8" calcext:value-type="float">
            <text:p>337.8</text:p>
          </table:table-cell>
          <table:table-cell office:value-type="float" office:value="1.428" calcext:value-type="float">
            <text:p>1.428</text:p>
          </table:table-cell>
          <table:table-cell office:value-type="float" office:value="0.243" calcext:value-type="float">
            <text:p>0.243</text:p>
          </table:table-cell>
          <table:table-cell office:value-type="float" office:value="3.942" calcext:value-type="float">
            <text:p>3.942</text:p>
          </table:table-cell>
          <table:table-cell office:value-type="float" office:value="414.2" calcext:value-type="float">
            <text:p>414.2</text:p>
          </table:table-cell>
          <table:table-cell office:value-type="float" office:value="1.37" calcext:value-type="float">
            <text:p>1.37</text:p>
          </table:table-cell>
          <table:table-cell table:formula="of:=[.H191]/4" office:value-type="float" office:value="0.3425" calcext:value-type="float">
            <text:p>0.3425</text:p>
          </table:table-cell>
          <table:table-cell/>
          <table:table-cell table:formula="of:=[.D191]/[.E191]" office:value-type="float" office:value="5.87654320987654" calcext:value-type="float">
            <text:p>5.8765432099</text:p>
          </table:table-cell>
        </table:table-row>
        <table:table-row table:style-name="ro1">
          <table:table-cell office:value-type="float" office:value="0.4621" calcext:value-type="float">
            <text:p>0.4621</text:p>
          </table:table-cell>
          <table:table-cell office:value-type="float" office:value="3.592" calcext:value-type="float">
            <text:p>3.592</text:p>
          </table:table-cell>
          <table:table-cell office:value-type="float" office:value="296.6" calcext:value-type="float">
            <text:p>296.6</text:p>
          </table:table-cell>
          <table:table-cell office:value-type="float" office:value="1.356" calcext:value-type="float">
            <text:p>1.356</text:p>
          </table:table-cell>
          <table:table-cell office:value-type="float" office:value="0.303" calcext:value-type="float">
            <text:p>0.303</text:p>
          </table:table-cell>
          <table:table-cell office:value-type="float" office:value="3.634" calcext:value-type="float">
            <text:p>3.634</text:p>
          </table:table-cell>
          <table:table-cell office:value-type="float" office:value="318.9" calcext:value-type="float">
            <text:p>318.9</text:p>
          </table:table-cell>
          <table:table-cell office:value-type="float" office:value="1.346" calcext:value-type="float">
            <text:p>1.346</text:p>
          </table:table-cell>
          <table:table-cell table:formula="of:=[.H192]/4" office:value-type="float" office:value="0.3365" calcext:value-type="float">
            <text:p>0.3365</text:p>
          </table:table-cell>
          <table:table-cell/>
          <table:table-cell table:formula="of:=[.D192]/[.E192]" office:value-type="float" office:value="4.47524752475248" calcext:value-type="float">
            <text:p>4.4752475248</text:p>
          </table:table-cell>
        </table:table-row>
        <table:table-row table:style-name="ro1">
          <table:table-cell office:value-type="float" office:value="0.0373" calcext:value-type="float">
            <text:p>0.0373</text:p>
          </table:table-cell>
          <table:table-cell office:value-type="float" office:value="3.679" calcext:value-type="float">
            <text:p>3.679</text:p>
          </table:table-cell>
          <table:table-cell office:value-type="float" office:value="300.6" calcext:value-type="float">
            <text:p>300.6</text:p>
          </table:table-cell>
          <table:table-cell office:value-type="float" office:value="1.402" calcext:value-type="float">
            <text:p>1.402</text:p>
          </table:table-cell>
          <table:table-cell office:value-type="float" office:value="0.2519" calcext:value-type="float">
            <text:p>0.2519</text:p>
          </table:table-cell>
          <table:table-cell office:value-type="float" office:value="3.787" calcext:value-type="float">
            <text:p>3.787</text:p>
          </table:table-cell>
          <table:table-cell office:value-type="float" office:value="360.4" calcext:value-type="float">
            <text:p>360.4</text:p>
          </table:table-cell>
          <table:table-cell office:value-type="float" office:value="1.362" calcext:value-type="float">
            <text:p>1.362</text:p>
          </table:table-cell>
          <table:table-cell table:formula="of:=[.H193]/4" office:value-type="float" office:value="0.3405" calcext:value-type="float">
            <text:p>0.3405</text:p>
          </table:table-cell>
          <table:table-cell/>
          <table:table-cell table:formula="of:=[.D193]/[.E193]" office:value-type="float" office:value="5.56570067487098" calcext:value-type="float">
            <text:p>5.5657006749</text:p>
          </table:table-cell>
        </table:table-row>
        <table:table-row table:style-name="ro1">
          <table:table-cell office:value-type="float" office:value="0.5935" calcext:value-type="float">
            <text:p>0.5935</text:p>
          </table:table-cell>
          <table:table-cell office:value-type="float" office:value="4.232" calcext:value-type="float">
            <text:p>4.232</text:p>
          </table:table-cell>
          <table:table-cell office:value-type="float" office:value="565.8" calcext:value-type="float">
            <text:p>565.8</text:p>
          </table:table-cell>
          <table:table-cell office:value-type="float" office:value="1.353" calcext:value-type="float">
            <text:p>1.353</text:p>
          </table:table-cell>
          <table:table-cell office:value-type="float" office:value="0.3617" calcext:value-type="float">
            <text:p>0.3617</text:p>
          </table:table-cell>
          <table:table-cell office:value-type="float" office:value="4.196" calcext:value-type="float">
            <text:p>4.196</text:p>
          </table:table-cell>
          <table:table-cell office:value-type="float" office:value="541.2" calcext:value-type="float">
            <text:p>541.2</text:p>
          </table:table-cell>
          <table:table-cell office:value-type="float" office:value="1.366" calcext:value-type="float">
            <text:p>1.366</text:p>
          </table:table-cell>
          <table:table-cell table:formula="of:=[.H194]/4" office:value-type="float" office:value="0.3415" calcext:value-type="float">
            <text:p>0.3415</text:p>
          </table:table-cell>
          <table:table-cell/>
          <table:table-cell table:formula="of:=[.D194]/[.E194]" office:value-type="float" office:value="3.74066906275919" calcext:value-type="float">
            <text:p>3.7406690628</text:p>
          </table:table-cell>
        </table:table-row>
        <table:table-row table:style-name="ro1">
          <table:table-cell office:value-type="float" office:value="0.9956" calcext:value-type="float">
            <text:p>0.9956</text:p>
          </table:table-cell>
          <table:table-cell office:value-type="float" office:value="3.601" calcext:value-type="float">
            <text:p>3.601</text:p>
          </table:table-cell>
          <table:table-cell office:value-type="float" office:value="290.2" calcext:value-type="float">
            <text:p>290.2</text:p>
          </table:table-cell>
          <table:table-cell office:value-type="float" office:value="1.285" calcext:value-type="float">
            <text:p>1.285</text:p>
          </table:table-cell>
          <table:table-cell office:value-type="float" office:value="0.3217" calcext:value-type="float">
            <text:p>0.3217</text:p>
          </table:table-cell>
          <table:table-cell office:value-type="float" office:value="3.6" calcext:value-type="float">
            <text:p>3.6</text:p>
          </table:table-cell>
          <table:table-cell office:value-type="float" office:value="290.1" calcext:value-type="float">
            <text:p>290.1</text:p>
          </table:table-cell>
          <table:table-cell office:value-type="float" office:value="1.286" calcext:value-type="float">
            <text:p>1.286</text:p>
          </table:table-cell>
          <table:table-cell table:formula="of:=[.H195]/4" office:value-type="float" office:value="0.3215" calcext:value-type="float">
            <text:p>0.3215</text:p>
          </table:table-cell>
          <table:table-cell/>
          <table:table-cell table:formula="of:=[.D195]/[.E195]" office:value-type="float" office:value="3.99440472489897" calcext:value-type="float">
            <text:p>3.9944047249</text:p>
          </table:table-cell>
        </table:table-row>
        <table:table-row table:style-name="ro1">
          <table:table-cell office:value-type="float" office:value="0.5584" calcext:value-type="float">
            <text:p>0.5584</text:p>
          </table:table-cell>
          <table:table-cell office:value-type="float" office:value="4.019" calcext:value-type="float">
            <text:p>4.019</text:p>
          </table:table-cell>
          <table:table-cell office:value-type="float" office:value="477.2" calcext:value-type="float">
            <text:p>477.2</text:p>
          </table:table-cell>
          <table:table-cell office:value-type="float" office:value="1.506" calcext:value-type="float">
            <text:p>1.506</text:p>
          </table:table-cell>
          <table:table-cell office:value-type="float" office:value="0.3521" calcext:value-type="float">
            <text:p>0.3521</text:p>
          </table:table-cell>
          <table:table-cell office:value-type="float" office:value="4.048" calcext:value-type="float">
            <text:p>4.048</text:p>
          </table:table-cell>
          <table:table-cell office:value-type="float" office:value="497" calcext:value-type="float">
            <text:p>497</text:p>
          </table:table-cell>
          <table:table-cell office:value-type="float" office:value="1.488" calcext:value-type="float">
            <text:p>1.488</text:p>
          </table:table-cell>
          <table:table-cell table:formula="of:=[.H196]/4" office:value-type="float" office:value="0.372" calcext:value-type="float">
            <text:p>0.372</text:p>
          </table:table-cell>
          <table:table-cell/>
          <table:table-cell table:formula="of:=[.D196]/[.E196]" office:value-type="float" office:value="4.27719397898324" calcext:value-type="float">
            <text:p>4.277193979</text:p>
          </table:table-cell>
        </table:table-row>
        <table:table-row table:style-name="ro1">
          <table:table-cell office:value-type="float" office:value="0.8625" calcext:value-type="float">
            <text:p>0.8625</text:p>
          </table:table-cell>
          <table:table-cell office:value-type="float" office:value="3.849" calcext:value-type="float">
            <text:p>3.849</text:p>
          </table:table-cell>
          <table:table-cell office:value-type="float" office:value="376.2" calcext:value-type="float">
            <text:p>376.2</text:p>
          </table:table-cell>
          <table:table-cell office:value-type="float" office:value="1.304" calcext:value-type="float">
            <text:p>1.304</text:p>
          </table:table-cell>
          <table:table-cell office:value-type="float" office:value="0.3347" calcext:value-type="float">
            <text:p>0.3347</text:p>
          </table:table-cell>
          <table:table-cell office:value-type="float" office:value="3.84" calcext:value-type="float">
            <text:p>3.84</text:p>
          </table:table-cell>
          <table:table-cell office:value-type="float" office:value="370.8" calcext:value-type="float">
            <text:p>370.8</text:p>
          </table:table-cell>
          <table:table-cell office:value-type="float" office:value="1.309" calcext:value-type="float">
            <text:p>1.309</text:p>
          </table:table-cell>
          <table:table-cell table:formula="of:=[.H197]/4" office:value-type="float" office:value="0.32725" calcext:value-type="float">
            <text:p>0.32725</text:p>
          </table:table-cell>
          <table:table-cell/>
          <table:table-cell table:formula="of:=[.D197]/[.E197]" office:value-type="float" office:value="3.89602629220197" calcext:value-type="float">
            <text:p>3.8960262922</text:p>
          </table:table-cell>
        </table:table-row>
        <table:table-row table:style-name="ro1">
          <table:table-cell office:value-type="float" office:value="0.0288" calcext:value-type="float">
            <text:p>0.0288</text:p>
          </table:table-cell>
          <table:table-cell office:value-type="float" office:value="4.073" calcext:value-type="float">
            <text:p>4.073</text:p>
          </table:table-cell>
          <table:table-cell office:value-type="float" office:value="483.8" calcext:value-type="float">
            <text:p>483.8</text:p>
          </table:table-cell>
          <table:table-cell office:value-type="float" office:value="1.291" calcext:value-type="float">
            <text:p>1.291</text:p>
          </table:table-cell>
          <table:table-cell office:value-type="float" office:value="0.4253" calcext:value-type="float">
            <text:p>0.4253</text:p>
          </table:table-cell>
          <table:table-cell office:value-type="float" office:value="3.954" calcext:value-type="float">
            <text:p>3.954</text:p>
          </table:table-cell>
          <table:table-cell office:value-type="float" office:value="408.4" calcext:value-type="float">
            <text:p>408.4</text:p>
          </table:table-cell>
          <table:table-cell office:value-type="float" office:value="1.347" calcext:value-type="float">
            <text:p>1.347</text:p>
          </table:table-cell>
          <table:table-cell table:formula="of:=[.H198]/4" office:value-type="float" office:value="0.33675" calcext:value-type="float">
            <text:p>0.33675</text:p>
          </table:table-cell>
          <table:table-cell/>
          <table:table-cell table:formula="of:=[.D198]/[.E198]" office:value-type="float" office:value="3.03550434987068" calcext:value-type="float">
            <text:p>3.0355043499</text:p>
          </table:table-cell>
        </table:table-row>
        <table:table-row table:style-name="ro1">
          <table:table-cell office:value-type="float" office:value="0.1707" calcext:value-type="float">
            <text:p>0.1707</text:p>
          </table:table-cell>
          <table:table-cell office:value-type="float" office:value="3.838" calcext:value-type="float">
            <text:p>3.838</text:p>
          </table:table-cell>
          <table:table-cell office:value-type="float" office:value="371" calcext:value-type="float">
            <text:p>371</text:p>
          </table:table-cell>
          <table:table-cell office:value-type="float" office:value="1.359" calcext:value-type="float">
            <text:p>1.359</text:p>
          </table:table-cell>
          <table:table-cell office:value-type="float" office:value="0.2783" calcext:value-type="float">
            <text:p>0.2783</text:p>
          </table:table-cell>
          <table:table-cell office:value-type="float" office:value="3.921" calcext:value-type="float">
            <text:p>3.921</text:p>
          </table:table-cell>
          <table:table-cell office:value-type="float" office:value="419.1" calcext:value-type="float">
            <text:p>419.1</text:p>
          </table:table-cell>
          <table:table-cell office:value-type="float" office:value="1.334" calcext:value-type="float">
            <text:p>1.334</text:p>
          </table:table-cell>
          <table:table-cell table:formula="of:=[.H199]/4" office:value-type="float" office:value="0.3335" calcext:value-type="float">
            <text:p>0.3335</text:p>
          </table:table-cell>
          <table:table-cell/>
          <table:table-cell table:formula="of:=[.D199]/[.E199]" office:value-type="float" office:value="4.88321954725117" calcext:value-type="float">
            <text:p>4.8832195473</text:p>
          </table:table-cell>
        </table:table-row>
        <table:table-row table:style-name="ro1">
          <table:table-cell office:value-type="float" office:value="0.2973" calcext:value-type="float">
            <text:p>0.2973</text:p>
          </table:table-cell>
          <table:table-cell office:value-type="float" office:value="3.656" calcext:value-type="float">
            <text:p>3.656</text:p>
          </table:table-cell>
          <table:table-cell office:value-type="float" office:value="286.8" calcext:value-type="float">
            <text:p>286.8</text:p>
          </table:table-cell>
          <table:table-cell office:value-type="float" office:value="1.249" calcext:value-type="float">
            <text:p>1.249</text:p>
          </table:table-cell>
          <table:table-cell office:value-type="float" office:value="0.2545" calcext:value-type="float">
            <text:p>0.2545</text:p>
          </table:table-cell>
          <table:table-cell office:value-type="float" office:value="3.716" calcext:value-type="float">
            <text:p>3.716</text:p>
          </table:table-cell>
          <table:table-cell office:value-type="float" office:value="317.5" calcext:value-type="float">
            <text:p>317.5</text:p>
          </table:table-cell>
          <table:table-cell office:value-type="float" office:value="1.232" calcext:value-type="float">
            <text:p>1.232</text:p>
          </table:table-cell>
          <table:table-cell table:formula="of:=[.H200]/4" office:value-type="float" office:value="0.308" calcext:value-type="float">
            <text:p>0.308</text:p>
          </table:table-cell>
          <table:table-cell/>
          <table:table-cell table:formula="of:=[.D200]/[.E200]" office:value-type="float" office:value="4.90766208251474" calcext:value-type="float">
            <text:p>4.9076620825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3.691" calcext:value-type="float">
            <text:p>3.691</text:p>
          </table:table-cell>
          <table:table-cell office:value-type="float" office:value="292.2" calcext:value-type="float">
            <text:p>292.2</text:p>
          </table:table-cell>
          <table:table-cell office:value-type="float" office:value="1.16" calcext:value-type="float">
            <text:p>1.16</text:p>
          </table:table-cell>
          <table:table-cell office:value-type="float" office:value="0.208" calcext:value-type="float">
            <text:p>0.208</text:p>
          </table:table-cell>
          <table:table-cell office:value-type="float" office:value="3.781" calcext:value-type="float">
            <text:p>3.781</text:p>
          </table:table-cell>
          <table:table-cell office:value-type="float" office:value="338.2" calcext:value-type="float">
            <text:p>338.2</text:p>
          </table:table-cell>
          <table:table-cell office:value-type="float" office:value="1.141" calcext:value-type="float">
            <text:p>1.141</text:p>
          </table:table-cell>
          <table:table-cell table:formula="of:=[.H201]/4" office:value-type="float" office:value="0.28525" calcext:value-type="float">
            <text:p>0.28525</text:p>
          </table:table-cell>
          <table:table-cell/>
          <table:table-cell table:formula="of:=[.D201]/[.E201]" office:value-type="float" office:value="5.57692307692308" calcext:value-type="float">
            <text:p>5.5769230769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3.797" calcext:value-type="float">
            <text:p>3.797</text:p>
          </table:table-cell>
          <table:table-cell office:value-type="float" office:value="358.5" calcext:value-type="float">
            <text:p>358.5</text:p>
          </table:table-cell>
          <table:table-cell office:value-type="float" office:value="1.344" calcext:value-type="float">
            <text:p>1.344</text:p>
          </table:table-cell>
          <table:table-cell office:value-type="float" office:value="0.3153" calcext:value-type="float">
            <text:p>0.3153</text:p>
          </table:table-cell>
          <table:table-cell office:value-type="float" office:value="3.828" calcext:value-type="float">
            <text:p>3.828</text:p>
          </table:table-cell>
          <table:table-cell office:value-type="float" office:value="375.4" calcext:value-type="float">
            <text:p>375.4</text:p>
          </table:table-cell>
          <table:table-cell office:value-type="float" office:value="1.339" calcext:value-type="float">
            <text:p>1.339</text:p>
          </table:table-cell>
          <table:table-cell table:formula="of:=[.H202]/4" office:value-type="float" office:value="0.33475" calcext:value-type="float">
            <text:p>0.33475</text:p>
          </table:table-cell>
          <table:table-cell/>
          <table:table-cell table:formula="of:=[.D202]/[.E202]" office:value-type="float" office:value="4.26260704091342" calcext:value-type="float">
            <text:p>4.2626070409</text:p>
          </table:table-cell>
        </table:table-row>
        <table:table-row table:style-name="ro1">
          <table:table-cell office:value-type="float" office:value="0.9672" calcext:value-type="float">
            <text:p>0.9672</text:p>
          </table:table-cell>
          <table:table-cell office:value-type="float" office:value="3.686" calcext:value-type="float">
            <text:p>3.686</text:p>
          </table:table-cell>
          <table:table-cell office:value-type="float" office:value="278.6" calcext:value-type="float">
            <text:p>278.6</text:p>
          </table:table-cell>
          <table:table-cell office:value-type="float" office:value="1.119" calcext:value-type="float">
            <text:p>1.119</text:p>
          </table:table-cell>
          <table:table-cell office:value-type="float" office:value="0.2821" calcext:value-type="float">
            <text:p>0.2821</text:p>
          </table:table-cell>
          <table:table-cell office:value-type="float" office:value="3.683" calcext:value-type="float">
            <text:p>3.683</text:p>
          </table:table-cell>
          <table:table-cell office:value-type="float" office:value="277.3" calcext:value-type="float">
            <text:p>277.3</text:p>
          </table:table-cell>
          <table:table-cell office:value-type="float" office:value="1.119" calcext:value-type="float">
            <text:p>1.119</text:p>
          </table:table-cell>
          <table:table-cell table:formula="of:=[.H203]/4" office:value-type="float" office:value="0.27975" calcext:value-type="float">
            <text:p>0.27975</text:p>
          </table:table-cell>
          <table:table-cell/>
          <table:table-cell table:formula="of:=[.D203]/[.E203]" office:value-type="float" office:value="3.96667848280751" calcext:value-type="float">
            <text:p>3.9666784828</text:p>
          </table:table-cell>
        </table:table-row>
        <table:table-row table:style-name="ro1">
          <table:table-cell office:value-type="float" office:value="0.1452" calcext:value-type="float">
            <text:p>0.1452</text:p>
          </table:table-cell>
          <table:table-cell office:value-type="float" office:value="4.094" calcext:value-type="float">
            <text:p>4.094</text:p>
          </table:table-cell>
          <table:table-cell office:value-type="float" office:value="502.6" calcext:value-type="float">
            <text:p>502.6</text:p>
          </table:table-cell>
          <table:table-cell office:value-type="float" office:value="1.333" calcext:value-type="float">
            <text:p>1.333</text:p>
          </table:table-cell>
          <table:table-cell office:value-type="float" office:value="0.4034" calcext:value-type="float">
            <text:p>0.4034</text:p>
          </table:table-cell>
          <table:table-cell office:value-type="float" office:value="3.974" calcext:value-type="float">
            <text:p>3.974</text:p>
          </table:table-cell>
          <table:table-cell office:value-type="float" office:value="429.5" calcext:value-type="float">
            <text:p>429.5</text:p>
          </table:table-cell>
          <table:table-cell office:value-type="float" office:value="1.359" calcext:value-type="float">
            <text:p>1.359</text:p>
          </table:table-cell>
          <table:table-cell table:formula="of:=[.H204]/4" office:value-type="float" office:value="0.33975" calcext:value-type="float">
            <text:p>0.33975</text:p>
          </table:table-cell>
          <table:table-cell/>
          <table:table-cell table:formula="of:=[.D204]/[.E204]" office:value-type="float" office:value="3.30441249380268" calcext:value-type="float">
            <text:p>3.3044124938</text:p>
          </table:table-cell>
        </table:table-row>
        <table:table-row table:style-name="ro1">
          <table:table-cell office:value-type="float" office:value="0.6149" calcext:value-type="float">
            <text:p>0.6149</text:p>
          </table:table-cell>
          <table:table-cell office:value-type="float" office:value="3.835" calcext:value-type="float">
            <text:p>3.835</text:p>
          </table:table-cell>
          <table:table-cell office:value-type="float" office:value="388.1" calcext:value-type="float">
            <text:p>388.1</text:p>
          </table:table-cell>
          <table:table-cell office:value-type="float" office:value="1.394" calcext:value-type="float">
            <text:p>1.394</text:p>
          </table:table-cell>
          <table:table-cell office:value-type="float" office:value="0.3267" calcext:value-type="float">
            <text:p>0.3267</text:p>
          </table:table-cell>
          <table:table-cell office:value-type="float" office:value="3.86" calcext:value-type="float">
            <text:p>3.86</text:p>
          </table:table-cell>
          <table:table-cell office:value-type="float" office:value="403.3" calcext:value-type="float">
            <text:p>403.3</text:p>
          </table:table-cell>
          <table:table-cell office:value-type="float" office:value="1.381" calcext:value-type="float">
            <text:p>1.381</text:p>
          </table:table-cell>
          <table:table-cell table:formula="of:=[.H205]/4" office:value-type="float" office:value="0.34525" calcext:value-type="float">
            <text:p>0.34525</text:p>
          </table:table-cell>
          <table:table-cell/>
          <table:table-cell table:formula="of:=[.D205]/[.E205]" office:value-type="float" office:value="4.26691153963881" calcext:value-type="float">
            <text:p>4.2669115396</text:p>
          </table:table-cell>
        </table:table-row>
        <table:table-row table:style-name="ro1">
          <table:table-cell office:value-type="float" office:value="0.5385" calcext:value-type="float">
            <text:p>0.5385</text:p>
          </table:table-cell>
          <table:table-cell office:value-type="float" office:value="4.406" calcext:value-type="float">
            <text:p>4.406</text:p>
          </table:table-cell>
          <table:table-cell office:value-type="float" office:value="615.5" calcext:value-type="float">
            <text:p>615.5</text:p>
          </table:table-cell>
          <table:table-cell office:value-type="float" office:value="1.362" calcext:value-type="float">
            <text:p>1.362</text:p>
          </table:table-cell>
          <table:table-cell office:value-type="float" office:value="0.3646" calcext:value-type="float">
            <text:p>0.3646</text:p>
          </table:table-cell>
          <table:table-cell office:value-type="float" office:value="4.351" calcext:value-type="float">
            <text:p>4.351</text:p>
          </table:table-cell>
          <table:table-cell office:value-type="float" office:value="579.6" calcext:value-type="float">
            <text:p>579.6</text:p>
          </table:table-cell>
          <table:table-cell office:value-type="float" office:value="1.371" calcext:value-type="float">
            <text:p>1.371</text:p>
          </table:table-cell>
          <table:table-cell table:formula="of:=[.H206]/4" office:value-type="float" office:value="0.34275" calcext:value-type="float">
            <text:p>0.34275</text:p>
          </table:table-cell>
          <table:table-cell/>
          <table:table-cell table:formula="of:=[.D206]/[.E206]" office:value-type="float" office:value="3.73560065825562" calcext:value-type="float">
            <text:p>3.7356006583</text:p>
          </table:table-cell>
        </table:table-row>
        <table:table-row table:style-name="ro1">
          <table:table-cell office:value-type="float" office:value="0.9317" calcext:value-type="float">
            <text:p>0.9317</text:p>
          </table:table-cell>
          <table:table-cell office:value-type="float" office:value="4.098" calcext:value-type="float">
            <text:p>4.098</text:p>
          </table:table-cell>
          <table:table-cell office:value-type="float" office:value="472" calcext:value-type="float">
            <text:p>472</text:p>
          </table:table-cell>
          <table:table-cell office:value-type="float" office:value="1.298" calcext:value-type="float">
            <text:p>1.298</text:p>
          </table:table-cell>
          <table:table-cell office:value-type="float" office:value="0.3286" calcext:value-type="float">
            <text:p>0.3286</text:p>
          </table:table-cell>
          <table:table-cell office:value-type="float" office:value="4.092" calcext:value-type="float">
            <text:p>4.092</text:p>
          </table:table-cell>
          <table:table-cell office:value-type="float" office:value="468.6" calcext:value-type="float">
            <text:p>468.6</text:p>
          </table:table-cell>
          <table:table-cell office:value-type="float" office:value="1.3" calcext:value-type="float">
            <text:p>1.3</text:p>
          </table:table-cell>
          <table:table-cell table:formula="of:=[.H207]/4" office:value-type="float" office:value="0.325" calcext:value-type="float">
            <text:p>0.325</text:p>
          </table:table-cell>
          <table:table-cell/>
          <table:table-cell table:formula="of:=[.D207]/[.E207]" office:value-type="float" office:value="3.95009129640901" calcext:value-type="float">
            <text:p>3.9500912964</text:p>
          </table:table-cell>
        </table:table-row>
        <table:table-row table:style-name="ro1">
          <table:table-cell office:value-type="float" office:value="0.3064" calcext:value-type="float">
            <text:p>0.3064</text:p>
          </table:table-cell>
          <table:table-cell office:value-type="float" office:value="4.094" calcext:value-type="float">
            <text:p>4.094</text:p>
          </table:table-cell>
          <table:table-cell office:value-type="float" office:value="532.7" calcext:value-type="float">
            <text:p>532.7</text:p>
          </table:table-cell>
          <table:table-cell office:value-type="float" office:value="1.43" calcext:value-type="float">
            <text:p>1.43</text:p>
          </table:table-cell>
          <table:table-cell office:value-type="float" office:value="0.4057" calcext:value-type="float">
            <text:p>0.4057</text:p>
          </table:table-cell>
          <table:table-cell office:value-type="float" office:value="4.024" calcext:value-type="float">
            <text:p>4.024</text:p>
          </table:table-cell>
          <table:table-cell office:value-type="float" office:value="485.6" calcext:value-type="float">
            <text:p>485.6</text:p>
          </table:table-cell>
          <table:table-cell office:value-type="float" office:value="1.459" calcext:value-type="float">
            <text:p>1.459</text:p>
          </table:table-cell>
          <table:table-cell table:formula="of:=[.H208]/4" office:value-type="float" office:value="0.36475" calcext:value-type="float">
            <text:p>0.36475</text:p>
          </table:table-cell>
          <table:table-cell/>
          <table:table-cell table:formula="of:=[.D208]/[.E208]" office:value-type="float" office:value="3.52477199901405" calcext:value-type="float">
            <text:p>3.524771999</text:p>
          </table:table-cell>
        </table:table-row>
        <table:table-row table:style-name="ro1">
          <table:table-cell office:value-type="float" office:value="0.5273" calcext:value-type="float">
            <text:p>0.5273</text:p>
          </table:table-cell>
          <table:table-cell office:value-type="float" office:value="4.053" calcext:value-type="float">
            <text:p>4.053</text:p>
          </table:table-cell>
          <table:table-cell office:value-type="float" office:value="397.6" calcext:value-type="float">
            <text:p>397.6</text:p>
          </table:table-cell>
          <table:table-cell office:value-type="float" office:value="1.241" calcext:value-type="float">
            <text:p>1.241</text:p>
          </table:table-cell>
          <table:table-cell office:value-type="float" office:value="0.3431" calcext:value-type="float">
            <text:p>0.3431</text:p>
          </table:table-cell>
          <table:table-cell office:value-type="float" office:value="4" calcext:value-type="float">
            <text:p>4</text:p>
          </table:table-cell>
          <table:table-cell office:value-type="float" office:value="369.7" calcext:value-type="float">
            <text:p>369.7</text:p>
          </table:table-cell>
          <table:table-cell office:value-type="float" office:value="1.243" calcext:value-type="float">
            <text:p>1.243</text:p>
          </table:table-cell>
          <table:table-cell table:formula="of:=[.H209]/4" office:value-type="float" office:value="0.31075" calcext:value-type="float">
            <text:p>0.31075</text:p>
          </table:table-cell>
          <table:table-cell/>
          <table:table-cell table:formula="of:=[.D209]/[.E209]" office:value-type="float" office:value="3.61702127659574" calcext:value-type="float">
            <text:p>3.6170212766</text:p>
          </table:table-cell>
        </table:table-row>
        <table:table-row table:style-name="ro1">
          <table:table-cell office:value-type="float" office:value="0.1112" calcext:value-type="float">
            <text:p>0.1112</text:p>
          </table:table-cell>
          <table:table-cell office:value-type="float" office:value="4.232" calcext:value-type="float">
            <text:p>4.232</text:p>
          </table:table-cell>
          <table:table-cell office:value-type="float" office:value="499.5" calcext:value-type="float">
            <text:p>499.5</text:p>
          </table:table-cell>
          <table:table-cell office:value-type="float" office:value="1.419" calcext:value-type="float">
            <text:p>1.419</text:p>
          </table:table-cell>
          <table:table-cell office:value-type="float" office:value="0.285" calcext:value-type="float">
            <text:p>0.285</text:p>
          </table:table-cell>
          <table:table-cell office:value-type="float" office:value="4.366" calcext:value-type="float">
            <text:p>4.366</text:p>
          </table:table-cell>
          <table:table-cell office:value-type="float" office:value="584.3" calcext:value-type="float">
            <text:p>584.3</text:p>
          </table:table-cell>
          <table:table-cell office:value-type="float" office:value="1.388" calcext:value-type="float">
            <text:p>1.388</text:p>
          </table:table-cell>
          <table:table-cell table:formula="of:=[.H210]/4" office:value-type="float" office:value="0.347" calcext:value-type="float">
            <text:p>0.347</text:p>
          </table:table-cell>
          <table:table-cell/>
          <table:table-cell table:formula="of:=[.D210]/[.E210]" office:value-type="float" office:value="4.97894736842105" calcext:value-type="float">
            <text:p>4.9789473684</text:p>
          </table:table-cell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4.384" calcext:value-type="float">
            <text:p>4.384</text:p>
          </table:table-cell>
          <table:table-cell office:value-type="float" office:value="628.9" calcext:value-type="float">
            <text:p>628.9</text:p>
          </table:table-cell>
          <table:table-cell office:value-type="float" office:value="1.453" calcext:value-type="float">
            <text:p>1.453</text:p>
          </table:table-cell>
          <table:table-cell office:value-type="float" office:value="0.373" calcext:value-type="float">
            <text:p>0.373</text:p>
          </table:table-cell>
          <table:table-cell office:value-type="float" office:value="4.366" calcext:value-type="float">
            <text:p>4.366</text:p>
          </table:table-cell>
          <table:table-cell office:value-type="float" office:value="616.3" calcext:value-type="float">
            <text:p>616.3</text:p>
          </table:table-cell>
          <table:table-cell office:value-type="float" office:value="1.459" calcext:value-type="float">
            <text:p>1.459</text:p>
          </table:table-cell>
          <table:table-cell table:formula="of:=[.H211]/4" office:value-type="float" office:value="0.36475" calcext:value-type="float">
            <text:p>0.36475</text:p>
          </table:table-cell>
          <table:table-cell/>
          <table:table-cell table:formula="of:=[.D211]/[.E211]" office:value-type="float" office:value="3.89544235924933" calcext:value-type="float">
            <text:p>3.8954423592</text:p>
          </table:table-cell>
        </table:table-row>
        <table:table-row table:style-name="ro1">
          <table:table-cell office:value-type="float" office:value="0.9334" calcext:value-type="float">
            <text:p>0.9334</text:p>
          </table:table-cell>
          <table:table-cell office:value-type="float" office:value="3.914" calcext:value-type="float">
            <text:p>3.914</text:p>
          </table:table-cell>
          <table:table-cell office:value-type="float" office:value="387.7" calcext:value-type="float">
            <text:p>387.7</text:p>
          </table:table-cell>
          <table:table-cell office:value-type="float" office:value="1.365" calcext:value-type="float">
            <text:p>1.365</text:p>
          </table:table-cell>
          <table:table-cell office:value-type="float" office:value="0.337" calcext:value-type="float">
            <text:p>0.337</text:p>
          </table:table-cell>
          <table:table-cell office:value-type="float" office:value="3.919" calcext:value-type="float">
            <text:p>3.919</text:p>
          </table:table-cell>
          <table:table-cell office:value-type="float" office:value="390.5" calcext:value-type="float">
            <text:p>390.5</text:p>
          </table:table-cell>
          <table:table-cell office:value-type="float" office:value="1.363" calcext:value-type="float">
            <text:p>1.363</text:p>
          </table:table-cell>
          <table:table-cell table:formula="of:=[.H212]/4" office:value-type="float" office:value="0.34075" calcext:value-type="float">
            <text:p>0.34075</text:p>
          </table:table-cell>
          <table:table-cell/>
          <table:table-cell table:formula="of:=[.D212]/[.E212]" office:value-type="float" office:value="4.05044510385757" calcext:value-type="float">
            <text:p>4.0504451039</text:p>
          </table:table-cell>
        </table:table-row>
        <table:table-row table:style-name="ro1">
          <table:table-cell office:value-type="float" office:value="0.5485" calcext:value-type="float">
            <text:p>0.5485</text:p>
          </table:table-cell>
          <table:table-cell office:value-type="float" office:value="4.138" calcext:value-type="float">
            <text:p>4.138</text:p>
          </table:table-cell>
          <table:table-cell office:value-type="float" office:value="516" calcext:value-type="float">
            <text:p>516</text:p>
          </table:table-cell>
          <table:table-cell office:value-type="float" office:value="1.442" calcext:value-type="float">
            <text:p>1.442</text:p>
          </table:table-cell>
          <table:table-cell office:value-type="float" office:value="0.3875" calcext:value-type="float">
            <text:p>0.3875</text:p>
          </table:table-cell>
          <table:table-cell office:value-type="float" office:value="4.101" calcext:value-type="float">
            <text:p>4.101</text:p>
          </table:table-cell>
          <table:table-cell office:value-type="float" office:value="491.1" calcext:value-type="float">
            <text:p>491.1</text:p>
          </table:table-cell>
          <table:table-cell office:value-type="float" office:value="1.458" calcext:value-type="float">
            <text:p>1.458</text:p>
          </table:table-cell>
          <table:table-cell table:formula="of:=[.H213]/4" office:value-type="float" office:value="0.3645" calcext:value-type="float">
            <text:p>0.3645</text:p>
          </table:table-cell>
          <table:table-cell/>
          <table:table-cell table:formula="of:=[.D213]/[.E213]" office:value-type="float" office:value="3.72129032258064" calcext:value-type="float">
            <text:p>3.7212903226</text:p>
          </table:table-cell>
        </table:table-row>
        <table:table-row table:style-name="ro1">
          <table:table-cell office:value-type="float" office:value="0.8956" calcext:value-type="float">
            <text:p>0.8956</text:p>
          </table:table-cell>
          <table:table-cell office:value-type="float" office:value="4.26" calcext:value-type="float">
            <text:p>4.26</text:p>
          </table:table-cell>
          <table:table-cell office:value-type="float" office:value="604.5" calcext:value-type="float">
            <text:p>604.5</text:p>
          </table:table-cell>
          <table:table-cell office:value-type="float" office:value="1.499" calcext:value-type="float">
            <text:p>1.499</text:p>
          </table:table-cell>
          <table:table-cell office:value-type="float" office:value="0.3802" calcext:value-type="float">
            <text:p>0.3802</text:p>
          </table:table-cell>
          <table:table-cell office:value-type="float" office:value="4.253" calcext:value-type="float">
            <text:p>4.253</text:p>
          </table:table-cell>
          <table:table-cell office:value-type="float" office:value="599.3" calcext:value-type="float">
            <text:p>599.3</text:p>
          </table:table-cell>
          <table:table-cell office:value-type="float" office:value="1.503" calcext:value-type="float">
            <text:p>1.503</text:p>
          </table:table-cell>
          <table:table-cell table:formula="of:=[.H214]/4" office:value-type="float" office:value="0.37575" calcext:value-type="float">
            <text:p>0.37575</text:p>
          </table:table-cell>
          <table:table-cell/>
          <table:table-cell table:formula="of:=[.D214]/[.E214]" office:value-type="float" office:value="3.94266175697002" calcext:value-type="float">
            <text:p>3.942661757</text:p>
          </table:table-cell>
        </table:table-row>
        <table:table-row table:style-name="ro1">
          <table:table-cell office:value-type="float" office:value="0.7061" calcext:value-type="float">
            <text:p>0.7061</text:p>
          </table:table-cell>
          <table:table-cell office:value-type="float" office:value="3.642" calcext:value-type="float">
            <text:p>3.642</text:p>
          </table:table-cell>
          <table:table-cell office:value-type="float" office:value="274.9" calcext:value-type="float">
            <text:p>274.9</text:p>
          </table:table-cell>
          <table:table-cell office:value-type="float" office:value="1.136" calcext:value-type="float">
            <text:p>1.136</text:p>
          </table:table-cell>
          <table:table-cell office:value-type="float" office:value="0.3042" calcext:value-type="float">
            <text:p>0.3042</text:p>
          </table:table-cell>
          <table:table-cell office:value-type="float" office:value="3.624" calcext:value-type="float">
            <text:p>3.624</text:p>
          </table:table-cell>
          <table:table-cell office:value-type="float" office:value="265.8" calcext:value-type="float">
            <text:p>265.8</text:p>
          </table:table-cell>
          <table:table-cell office:value-type="float" office:value="1.139" calcext:value-type="float">
            <text:p>1.139</text:p>
          </table:table-cell>
          <table:table-cell table:formula="of:=[.H215]/4" office:value-type="float" office:value="0.28475" calcext:value-type="float">
            <text:p>0.28475</text:p>
          </table:table-cell>
          <table:table-cell/>
          <table:table-cell table:formula="of:=[.D215]/[.E215]" office:value-type="float" office:value="3.73438527284681" calcext:value-type="float">
            <text:p>3.7343852728</text:p>
          </table:table-cell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3.967" calcext:value-type="float">
            <text:p>3.967</text:p>
          </table:table-cell>
          <table:table-cell office:value-type="float" office:value="393.7" calcext:value-type="float">
            <text:p>393.7</text:p>
          </table:table-cell>
          <table:table-cell office:value-type="float" office:value="1.432" calcext:value-type="float">
            <text:p>1.432</text:p>
          </table:table-cell>
          <table:table-cell office:value-type="float" office:value="0.2315" calcext:value-type="float">
            <text:p>0.2315</text:p>
          </table:table-cell>
          <table:table-cell office:value-type="float" office:value="4.132" calcext:value-type="float">
            <text:p>4.132</text:p>
          </table:table-cell>
          <table:table-cell office:value-type="float" office:value="494.8" calcext:value-type="float">
            <text:p>494.8</text:p>
          </table:table-cell>
          <table:table-cell office:value-type="float" office:value="1.361" calcext:value-type="float">
            <text:p>1.361</text:p>
          </table:table-cell>
          <table:table-cell table:formula="of:=[.H216]/4" office:value-type="float" office:value="0.34025" calcext:value-type="float">
            <text:p>0.34025</text:p>
          </table:table-cell>
          <table:table-cell/>
          <table:table-cell table:formula="of:=[.D216]/[.E216]" office:value-type="float" office:value="6.18574514038877" calcext:value-type="float">
            <text:p>6.1857451404</text:p>
          </table:table-cell>
        </table:table-row>
        <table:table-row table:style-name="ro1">
          <table:table-cell office:value-type="float" office:value="0.0621" calcext:value-type="float">
            <text:p>0.0621</text:p>
          </table:table-cell>
          <table:table-cell office:value-type="float" office:value="3.876" calcext:value-type="float">
            <text:p>3.876</text:p>
          </table:table-cell>
          <table:table-cell office:value-type="float" office:value="355.6" calcext:value-type="float">
            <text:p>355.6</text:p>
          </table:table-cell>
          <table:table-cell office:value-type="float" office:value="1.189" calcext:value-type="float">
            <text:p>1.189</text:p>
          </table:table-cell>
          <table:table-cell office:value-type="float" office:value="0.3983" calcext:value-type="float">
            <text:p>0.3983</text:p>
          </table:table-cell>
          <table:table-cell office:value-type="float" office:value="3.762" calcext:value-type="float">
            <text:p>3.762</text:p>
          </table:table-cell>
          <table:table-cell office:value-type="float" office:value="296.1" calcext:value-type="float">
            <text:p>296.1</text:p>
          </table:table-cell>
          <table:table-cell office:value-type="float" office:value="1.208" calcext:value-type="float">
            <text:p>1.208</text:p>
          </table:table-cell>
          <table:table-cell table:formula="of:=[.H217]/4" office:value-type="float" office:value="0.302" calcext:value-type="float">
            <text:p>0.302</text:p>
          </table:table-cell>
          <table:table-cell/>
          <table:table-cell table:formula="of:=[.D217]/[.E217]" office:value-type="float" office:value="2.985187044941" calcext:value-type="float">
            <text:p>2.9851870449</text:p>
          </table:table-cell>
        </table:table-row>
        <table:table-row table:style-name="ro1">
          <table:table-cell office:value-type="float" office:value="0.1291" calcext:value-type="float">
            <text:p>0.1291</text:p>
          </table:table-cell>
          <table:table-cell office:value-type="float" office:value="3.621" calcext:value-type="float">
            <text:p>3.621</text:p>
          </table:table-cell>
          <table:table-cell office:value-type="float" office:value="268.4" calcext:value-type="float">
            <text:p>268.4</text:p>
          </table:table-cell>
          <table:table-cell office:value-type="float" office:value="1.054" calcext:value-type="float">
            <text:p>1.054</text:p>
          </table:table-cell>
          <table:table-cell office:value-type="float" office:value="0.3473" calcext:value-type="float">
            <text:p>0.3473</text:p>
          </table:table-cell>
          <table:table-cell office:value-type="float" office:value="3.548" calcext:value-type="float">
            <text:p>3.548</text:p>
          </table:table-cell>
          <table:table-cell office:value-type="float" office:value="234.4" calcext:value-type="float">
            <text:p>234.4</text:p>
          </table:table-cell>
          <table:table-cell office:value-type="float" office:value="1.059" calcext:value-type="float">
            <text:p>1.059</text:p>
          </table:table-cell>
          <table:table-cell table:formula="of:=[.H218]/4" office:value-type="float" office:value="0.26475" calcext:value-type="float">
            <text:p>0.26475</text:p>
          </table:table-cell>
          <table:table-cell/>
          <table:table-cell table:formula="of:=[.D218]/[.E218]" office:value-type="float" office:value="3.03484019579614" calcext:value-type="float">
            <text:p>3.0348401958</text:p>
          </table:table-cell>
        </table:table-row>
        <table:table-row table:style-name="ro1">
          <table:table-cell office:value-type="float" office:value="0.7112" calcext:value-type="float">
            <text:p>0.7112</text:p>
          </table:table-cell>
          <table:table-cell office:value-type="float" office:value="3.388" calcext:value-type="float">
            <text:p>3.388</text:p>
          </table:table-cell>
          <table:table-cell office:value-type="float" office:value="203.6" calcext:value-type="float">
            <text:p>203.6</text:p>
          </table:table-cell>
          <table:table-cell office:value-type="float" office:value="1.059" calcext:value-type="float">
            <text:p>1.059</text:p>
          </table:table-cell>
          <table:table-cell office:value-type="float" office:value="0.288" calcext:value-type="float">
            <text:p>0.288</text:p>
          </table:table-cell>
          <table:table-cell office:value-type="float" office:value="3.367" calcext:value-type="float">
            <text:p>3.367</text:p>
          </table:table-cell>
          <table:table-cell office:value-type="float" office:value="195" calcext:value-type="float">
            <text:p>195</text:p>
          </table:table-cell>
          <table:table-cell office:value-type="float" office:value="1.054" calcext:value-type="float">
            <text:p>1.054</text:p>
          </table:table-cell>
          <table:table-cell table:formula="of:=[.H219]/4" office:value-type="float" office:value="0.2635" calcext:value-type="float">
            <text:p>0.2635</text:p>
          </table:table-cell>
          <table:table-cell/>
          <table:table-cell table:formula="of:=[.D219]/[.E219]" office:value-type="float" office:value="3.67708333333333" calcext:value-type="float">
            <text:p>3.6770833333</text:p>
          </table:table-cell>
        </table:table-row>
        <table:table-row table:style-name="ro1">
          <table:table-cell office:value-type="float" office:value="0.8306" calcext:value-type="float">
            <text:p>0.8306</text:p>
          </table:table-cell>
          <table:table-cell office:value-type="float" office:value="4.014" calcext:value-type="float">
            <text:p>4.014</text:p>
          </table:table-cell>
          <table:table-cell office:value-type="float" office:value="413.6" calcext:value-type="float">
            <text:p>413.6</text:p>
          </table:table-cell>
          <table:table-cell office:value-type="float" office:value="1.362" calcext:value-type="float">
            <text:p>1.362</text:p>
          </table:table-cell>
          <table:table-cell office:value-type="float" office:value="0.3306" calcext:value-type="float">
            <text:p>0.3306</text:p>
          </table:table-cell>
          <table:table-cell office:value-type="float" office:value="4.03" calcext:value-type="float">
            <text:p>4.03</text:p>
          </table:table-cell>
          <table:table-cell office:value-type="float" office:value="422.9" calcext:value-type="float">
            <text:p>422.9</text:p>
          </table:table-cell>
          <table:table-cell office:value-type="float" office:value="1.36" calcext:value-type="float">
            <text:p>1.36</text:p>
          </table:table-cell>
          <table:table-cell table:formula="of:=[.H220]/4" office:value-type="float" office:value="0.34" calcext:value-type="float">
            <text:p>0.34</text:p>
          </table:table-cell>
          <table:table-cell/>
          <table:table-cell table:formula="of:=[.D220]/[.E220]" office:value-type="float" office:value="4.11978221415608" calcext:value-type="float">
            <text:p>4.1197822142</text:p>
          </table:table-cell>
        </table:table-row>
        <table:table-row table:style-name="ro1">
          <table:table-cell office:value-type="float" office:value="0.1577" calcext:value-type="float">
            <text:p>0.1577</text:p>
          </table:table-cell>
          <table:table-cell office:value-type="float" office:value="4.434" calcext:value-type="float">
            <text:p>4.434</text:p>
          </table:table-cell>
          <table:table-cell office:value-type="float" office:value="603.6" calcext:value-type="float">
            <text:p>603.6</text:p>
          </table:table-cell>
          <table:table-cell office:value-type="float" office:value="1.33" calcext:value-type="float">
            <text:p>1.33</text:p>
          </table:table-cell>
          <table:table-cell office:value-type="float" office:value="0.4026" calcext:value-type="float">
            <text:p>0.4026</text:p>
          </table:table-cell>
          <table:table-cell office:value-type="float" office:value="4.31" calcext:value-type="float">
            <text:p>4.31</text:p>
          </table:table-cell>
          <table:table-cell office:value-type="float" office:value="523.9" calcext:value-type="float">
            <text:p>523.9</text:p>
          </table:table-cell>
          <table:table-cell office:value-type="float" office:value="1.364" calcext:value-type="float">
            <text:p>1.364</text:p>
          </table:table-cell>
          <table:table-cell table:formula="of:=[.H221]/4" office:value-type="float" office:value="0.341" calcext:value-type="float">
            <text:p>0.341</text:p>
          </table:table-cell>
          <table:table-cell/>
          <table:table-cell table:formula="of:=[.D221]/[.E221]" office:value-type="float" office:value="3.30352707401888" calcext:value-type="float">
            <text:p>3.303527074</text:p>
          </table:table-cell>
        </table:table-row>
        <table:table-row table:style-name="ro1">
          <table:table-cell office:value-type="float" office:value="0.5373" calcext:value-type="float">
            <text:p>0.5373</text:p>
          </table:table-cell>
          <table:table-cell office:value-type="float" office:value="4.245" calcext:value-type="float">
            <text:p>4.245</text:p>
          </table:table-cell>
          <table:table-cell office:value-type="float" office:value="495.7" calcext:value-type="float">
            <text:p>495.7</text:p>
          </table:table-cell>
          <table:table-cell office:value-type="float" office:value="1.247" calcext:value-type="float">
            <text:p>1.247</text:p>
          </table:table-cell>
          <table:table-cell office:value-type="float" office:value="0.3407" calcext:value-type="float">
            <text:p>0.3407</text:p>
          </table:table-cell>
          <table:table-cell office:value-type="float" office:value="4.204" calcext:value-type="float">
            <text:p>4.204</text:p>
          </table:table-cell>
          <table:table-cell office:value-type="float" office:value="470.6" calcext:value-type="float">
            <text:p>470.6</text:p>
          </table:table-cell>
          <table:table-cell office:value-type="float" office:value="1.26" calcext:value-type="float">
            <text:p>1.26</text:p>
          </table:table-cell>
          <table:table-cell table:formula="of:=[.H222]/4" office:value-type="float" office:value="0.315" calcext:value-type="float">
            <text:p>0.315</text:p>
          </table:table-cell>
          <table:table-cell/>
          <table:table-cell table:formula="of:=[.D222]/[.E222]" office:value-type="float" office:value="3.66011153507485" calcext:value-type="float">
            <text:p>3.6601115351</text:p>
          </table:table-cell>
        </table:table-row>
        <table:table-row table:style-name="ro1">
          <table:table-cell office:value-type="float" office:value="0.2507" calcext:value-type="float">
            <text:p>0.2507</text:p>
          </table:table-cell>
          <table:table-cell office:value-type="float" office:value="3.935" calcext:value-type="float">
            <text:p>3.935</text:p>
          </table:table-cell>
          <table:table-cell office:value-type="float" office:value="429.8" calcext:value-type="float">
            <text:p>429.8</text:p>
          </table:table-cell>
          <table:table-cell office:value-type="float" office:value="1.371" calcext:value-type="float">
            <text:p>1.371</text:p>
          </table:table-cell>
          <table:table-cell office:value-type="float" office:value="0.3933" calcext:value-type="float">
            <text:p>0.3933</text:p>
          </table:table-cell>
          <table:table-cell office:value-type="float" office:value="3.896" calcext:value-type="float">
            <text:p>3.896</text:p>
          </table:table-cell>
          <table:table-cell office:value-type="float" office:value="403.9" calcext:value-type="float">
            <text:p>403.9</text:p>
          </table:table-cell>
          <table:table-cell office:value-type="float" office:value="1.411" calcext:value-type="float">
            <text:p>1.411</text:p>
          </table:table-cell>
          <table:table-cell table:formula="of:=[.H223]/4" office:value-type="float" office:value="0.35275" calcext:value-type="float">
            <text:p>0.35275</text:p>
          </table:table-cell>
          <table:table-cell/>
          <table:table-cell table:formula="of:=[.D223]/[.E223]" office:value-type="float" office:value="3.48588863463005" calcext:value-type="float">
            <text:p>3.4858886346</text:p>
          </table:table-cell>
        </table:table-row>
        <table:table-row table:style-name="ro1">
          <table:table-cell office:value-type="float" office:value="0.0104" calcext:value-type="float">
            <text:p>0.0104</text:p>
          </table:table-cell>
          <table:table-cell office:value-type="float" office:value="4.104" calcext:value-type="float">
            <text:p>4.104</text:p>
          </table:table-cell>
          <table:table-cell office:value-type="float" office:value="480.2" calcext:value-type="float">
            <text:p>480.2</text:p>
          </table:table-cell>
          <table:table-cell office:value-type="float" office:value="1.525" calcext:value-type="float">
            <text:p>1.525</text:p>
          </table:table-cell>
          <table:table-cell office:value-type="float" office:value="0.2765" calcext:value-type="float">
            <text:p>0.2765</text:p>
          </table:table-cell>
          <table:table-cell office:value-type="float" office:value="4.259" calcext:value-type="float">
            <text:p>4.259</text:p>
          </table:table-cell>
          <table:table-cell office:value-type="float" office:value="585.1" calcext:value-type="float">
            <text:p>585.1</text:p>
          </table:table-cell>
          <table:table-cell office:value-type="float" office:value="1.454" calcext:value-type="float">
            <text:p>1.454</text:p>
          </table:table-cell>
          <table:table-cell table:formula="of:=[.H224]/4" office:value-type="float" office:value="0.3635" calcext:value-type="float">
            <text:p>0.3635</text:p>
          </table:table-cell>
          <table:table-cell/>
          <table:table-cell table:formula="of:=[.D224]/[.E224]" office:value-type="float" office:value="5.51537070524412" calcext:value-type="float">
            <text:p>5.5153707052</text:p>
          </table:table-cell>
        </table:table-row>
        <table:table-row table:style-name="ro1">
          <table:table-cell office:value-type="float" office:value="0.0767" calcext:value-type="float">
            <text:p>0.0767</text:p>
          </table:table-cell>
          <table:table-cell office:value-type="float" office:value="3.781" calcext:value-type="float">
            <text:p>3.781</text:p>
          </table:table-cell>
          <table:table-cell office:value-type="float" office:value="311.7" calcext:value-type="float">
            <text:p>311.7</text:p>
          </table:table-cell>
          <table:table-cell office:value-type="float" office:value="1.013" calcext:value-type="float">
            <text:p>1.013</text:p>
          </table:table-cell>
          <table:table-cell office:value-type="float" office:value="0.3609" calcext:value-type="float">
            <text:p>0.3609</text:p>
          </table:table-cell>
          <table:table-cell office:value-type="float" office:value="3.654" calcext:value-type="float">
            <text:p>3.654</text:p>
          </table:table-cell>
          <table:table-cell office:value-type="float" office:value="253.2" calcext:value-type="float">
            <text:p>253.2</text:p>
          </table:table-cell>
          <table:table-cell office:value-type="float" office:value="0.9952" calcext:value-type="float">
            <text:p>0.9952</text:p>
          </table:table-cell>
          <table:table-cell table:formula="of:=[.H225]/4" office:value-type="float" office:value="0.2488" calcext:value-type="float">
            <text:p>0.2488</text:p>
          </table:table-cell>
          <table:table-cell/>
          <table:table-cell table:formula="of:=[.D225]/[.E225]" office:value-type="float" office:value="2.80687170961485" calcext:value-type="float">
            <text:p>2.8068717096</text:p>
          </table:table-cell>
        </table:table-row>
        <table:table-row table:style-name="ro1">
          <table:table-cell office:value-type="float" office:value="0.3207" calcext:value-type="float">
            <text:p>0.3207</text:p>
          </table:table-cell>
          <table:table-cell office:value-type="float" office:value="3.744" calcext:value-type="float">
            <text:p>3.744</text:p>
          </table:table-cell>
          <table:table-cell office:value-type="float" office:value="284" calcext:value-type="float">
            <text:p>28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316" calcext:value-type="float">
            <text:p>0.3316</text:p>
          </table:table-cell>
          <table:table-cell office:value-type="float" office:value="3.674" calcext:value-type="float">
            <text:p>3.674</text:p>
          </table:table-cell>
          <table:table-cell office:value-type="float" office:value="252.2" calcext:value-type="float">
            <text:p>252.2</text:p>
          </table:table-cell>
          <table:table-cell office:value-type="float" office:value="1.072" calcext:value-type="float">
            <text:p>1.072</text:p>
          </table:table-cell>
          <table:table-cell table:formula="of:=[.H226]/4" office:value-type="float" office:value="0.268" calcext:value-type="float">
            <text:p>0.268</text:p>
          </table:table-cell>
          <table:table-cell/>
          <table:table-cell table:formula="of:=[.D226]/[.E226]" office:value-type="float" office:value="3.26899879372738" calcext:value-type="float">
            <text:p>3.2689987937</text:p>
          </table:table-cell>
        </table:table-row>
        <table:table-row table:style-name="ro1">
          <table:table-cell office:value-type="float" office:value="0.1634" calcext:value-type="float">
            <text:p>0.1634</text:p>
          </table:table-cell>
          <table:table-cell office:value-type="float" office:value="3.796" calcext:value-type="float">
            <text:p>3.796</text:p>
          </table:table-cell>
          <table:table-cell office:value-type="float" office:value="383" calcext:value-type="float">
            <text:p>383</text:p>
          </table:table-cell>
          <table:table-cell office:value-type="float" office:value="1.481" calcext:value-type="float">
            <text:p>1.481</text:p>
          </table:table-cell>
          <table:table-cell office:value-type="float" office:value="0.3036" calcext:value-type="float">
            <text:p>0.3036</text:p>
          </table:table-cell>
          <table:table-cell office:value-type="float" office:value="3.858" calcext:value-type="float">
            <text:p>3.858</text:p>
          </table:table-cell>
          <table:table-cell office:value-type="float" office:value="423.1" calcext:value-type="float">
            <text:p>423.1</text:p>
          </table:table-cell>
          <table:table-cell office:value-type="float" office:value="1.43" calcext:value-type="float">
            <text:p>1.43</text:p>
          </table:table-cell>
          <table:table-cell table:formula="of:=[.H227]/4" office:value-type="float" office:value="0.3575" calcext:value-type="float">
            <text:p>0.3575</text:p>
          </table:table-cell>
          <table:table-cell/>
          <table:table-cell table:formula="of:=[.D227]/[.E227]" office:value-type="float" office:value="4.87812911725955" calcext:value-type="float">
            <text:p>4.8781291173</text:p>
          </table:table-cell>
        </table:table-row>
        <table:table-row table:style-name="ro1">
          <table:table-cell office:value-type="float" office:value="0.8367" calcext:value-type="float">
            <text:p>0.8367</text:p>
          </table:table-cell>
          <table:table-cell office:value-type="float" office:value="4.413" calcext:value-type="float">
            <text:p>4.413</text:p>
          </table:table-cell>
          <table:table-cell office:value-type="float" office:value="655.4" calcext:value-type="float">
            <text:p>655.4</text:p>
          </table:table-cell>
          <table:table-cell office:value-type="float" office:value="1.496" calcext:value-type="float">
            <text:p>1.496</text:p>
          </table:table-cell>
          <table:table-cell office:value-type="float" office:value="0.3834" calcext:value-type="float">
            <text:p>0.3834</text:p>
          </table:table-cell>
          <table:table-cell office:value-type="float" office:value="4.395" calcext:value-type="float">
            <text:p>4.395</text:p>
          </table:table-cell>
          <table:table-cell office:value-type="float" office:value="642.6" calcext:value-type="float">
            <text:p>642.6</text:p>
          </table:table-cell>
          <table:table-cell office:value-type="float" office:value="1.502" calcext:value-type="float">
            <text:p>1.502</text:p>
          </table:table-cell>
          <table:table-cell table:formula="of:=[.H228]/4" office:value-type="float" office:value="0.3755" calcext:value-type="float">
            <text:p>0.3755</text:p>
          </table:table-cell>
          <table:table-cell/>
          <table:table-cell table:formula="of:=[.D228]/[.E228]" office:value-type="float" office:value="3.9019300991132" calcext:value-type="float">
            <text:p>3.9019300991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4.105" calcext:value-type="float">
            <text:p>4.105</text:p>
          </table:table-cell>
          <table:table-cell office:value-type="float" office:value="474.5" calcext:value-type="float">
            <text:p>474.5</text:p>
          </table:table-cell>
          <table:table-cell office:value-type="float" office:value="1.347" calcext:value-type="float">
            <text:p>1.347</text:p>
          </table:table-cell>
          <table:table-cell office:value-type="float" office:value="0.3781" calcext:value-type="float">
            <text:p>0.3781</text:p>
          </table:table-cell>
          <table:table-cell office:value-type="float" office:value="4.043" calcext:value-type="float">
            <text:p>4.043</text:p>
          </table:table-cell>
          <table:table-cell office:value-type="float" office:value="436.7" calcext:value-type="float">
            <text:p>436.7</text:p>
          </table:table-cell>
          <table:table-cell office:value-type="float" office:value="1.364" calcext:value-type="float">
            <text:p>1.364</text:p>
          </table:table-cell>
          <table:table-cell table:formula="of:=[.H229]/4" office:value-type="float" office:value="0.341" calcext:value-type="float">
            <text:p>0.341</text:p>
          </table:table-cell>
          <table:table-cell/>
          <table:table-cell table:formula="of:=[.D229]/[.E229]" office:value-type="float" office:value="3.56254959005554" calcext:value-type="float">
            <text:p>3.5625495901</text:p>
          </table:table-cell>
        </table:table-row>
        <table:table-row table:style-name="ro1">
          <table:table-cell office:value-type="float" office:value="0.1176" calcext:value-type="float">
            <text:p>0.1176</text:p>
          </table:table-cell>
          <table:table-cell office:value-type="float" office:value="3.683" calcext:value-type="float">
            <text:p>3.683</text:p>
          </table:table-cell>
          <table:table-cell office:value-type="float" office:value="317.5" calcext:value-type="float">
            <text:p>317.5</text:p>
          </table:table-cell>
          <table:table-cell office:value-type="float" office:value="1.255" calcext:value-type="float">
            <text:p>1.255</text:p>
          </table:table-cell>
          <table:table-cell office:value-type="float" office:value="0.3967" calcext:value-type="float">
            <text:p>0.3967</text:p>
          </table:table-cell>
          <table:table-cell office:value-type="float" office:value="3.631" calcext:value-type="float">
            <text:p>3.631</text:p>
          </table:table-cell>
          <table:table-cell office:value-type="float" office:value="287.2" calcext:value-type="float">
            <text:p>287.2</text:p>
          </table:table-cell>
          <table:table-cell office:value-type="float" office:value="1.305" calcext:value-type="float">
            <text:p>1.305</text:p>
          </table:table-cell>
          <table:table-cell table:formula="of:=[.H230]/4" office:value-type="float" office:value="0.32625" calcext:value-type="float">
            <text:p>0.32625</text:p>
          </table:table-cell>
          <table:table-cell/>
          <table:table-cell table:formula="of:=[.D230]/[.E230]" office:value-type="float" office:value="3.16359969750441" calcext:value-type="float">
            <text:p>3.1635996975</text:p>
          </table:table-cell>
        </table:table-row>
        <table:table-row table:style-name="ro1">
          <table:table-cell office:value-type="float" office:value="0.3848" calcext:value-type="float">
            <text:p>0.3848</text:p>
          </table:table-cell>
          <table:table-cell office:value-type="float" office:value="4.01" calcext:value-type="float">
            <text:p>4.01</text:p>
          </table:table-cell>
          <table:table-cell office:value-type="float" office:value="389.2" calcext:value-type="float">
            <text:p>389.2</text:p>
          </table:table-cell>
          <table:table-cell office:value-type="float" office:value="1.184" calcext:value-type="float">
            <text:p>1.184</text:p>
          </table:table-cell>
          <table:table-cell office:value-type="float" office:value="0.3411" calcext:value-type="float">
            <text:p>0.3411</text:p>
          </table:table-cell>
          <table:table-cell office:value-type="float" office:value="3.942" calcext:value-type="float">
            <text:p>3.942</text:p>
          </table:table-cell>
          <table:table-cell office:value-type="float" office:value="353.8" calcext:value-type="float">
            <text:p>353.8</text:p>
          </table:table-cell>
          <table:table-cell office:value-type="float" office:value="1.188" calcext:value-type="float">
            <text:p>1.188</text:p>
          </table:table-cell>
          <table:table-cell table:formula="of:=[.H231]/4" office:value-type="float" office:value="0.297" calcext:value-type="float">
            <text:p>0.297</text:p>
          </table:table-cell>
          <table:table-cell/>
          <table:table-cell table:formula="of:=[.D231]/[.E231]" office:value-type="float" office:value="3.47112283787745" calcext:value-type="float">
            <text:p>3.4711228379</text:p>
          </table:table-cell>
        </table:table-row>
        <table:table-row table:style-name="ro1">
          <table:table-cell office:value-type="float" office:value="0.5945" calcext:value-type="float">
            <text:p>0.5945</text:p>
          </table:table-cell>
          <table:table-cell office:value-type="float" office:value="4.589" calcext:value-type="float">
            <text:p>4.589</text:p>
          </table:table-cell>
          <table:table-cell office:value-type="float" office:value="682.1" calcext:value-type="float">
            <text:p>682.1</text:p>
          </table:table-cell>
          <table:table-cell office:value-type="float" office:value="1.438" calcext:value-type="float">
            <text:p>1.438</text:p>
          </table:table-cell>
          <table:table-cell office:value-type="float" office:value="0.3856" calcext:value-type="float">
            <text:p>0.3856</text:p>
          </table:table-cell>
          <table:table-cell office:value-type="float" office:value="4.531" calcext:value-type="float">
            <text:p>4.531</text:p>
          </table:table-cell>
          <table:table-cell office:value-type="float" office:value="642.2" calcext:value-type="float">
            <text:p>642.2</text:p>
          </table:table-cell>
          <table:table-cell office:value-type="float" office:value="1.451" calcext:value-type="float">
            <text:p>1.451</text:p>
          </table:table-cell>
          <table:table-cell table:formula="of:=[.H232]/4" office:value-type="float" office:value="0.36275" calcext:value-type="float">
            <text:p>0.36275</text:p>
          </table:table-cell>
          <table:table-cell/>
          <table:table-cell table:formula="of:=[.D232]/[.E232]" office:value-type="float" office:value="3.72925311203319" calcext:value-type="float">
            <text:p>3.729253112</text:p>
          </table:table-cell>
        </table:table-row>
        <table:table-row table:style-name="ro1">
          <table:table-cell office:value-type="float" office:value="0.6778" calcext:value-type="float">
            <text:p>0.6778</text:p>
          </table:table-cell>
          <table:table-cell office:value-type="float" office:value="4.009" calcext:value-type="float">
            <text:p>4.009</text:p>
          </table:table-cell>
          <table:table-cell office:value-type="float" office:value="453.4" calcext:value-type="float">
            <text:p>453.4</text:p>
          </table:table-cell>
          <table:table-cell office:value-type="float" office:value="1.352" calcext:value-type="float">
            <text:p>1.352</text:p>
          </table:table-cell>
          <table:table-cell office:value-type="float" office:value="0.3578" calcext:value-type="float">
            <text:p>0.3578</text:p>
          </table:table-cell>
          <table:table-cell office:value-type="float" office:value="3.981" calcext:value-type="float">
            <text:p>3.981</text:p>
          </table:table-cell>
          <table:table-cell office:value-type="float" office:value="436.4" calcext:value-type="float">
            <text:p>436.4</text:p>
          </table:table-cell>
          <table:table-cell office:value-type="float" office:value="1.361" calcext:value-type="float">
            <text:p>1.361</text:p>
          </table:table-cell>
          <table:table-cell table:formula="of:=[.H233]/4" office:value-type="float" office:value="0.34025" calcext:value-type="float">
            <text:p>0.34025</text:p>
          </table:table-cell>
          <table:table-cell/>
          <table:table-cell table:formula="of:=[.D233]/[.E233]" office:value-type="float" office:value="3.77864728898826" calcext:value-type="float">
            <text:p>3.778647289</text:p>
          </table:table-cell>
        </table:table-row>
        <table:table-row table:style-name="ro1">
          <table:table-cell office:value-type="float" office:value="0.0278" calcext:value-type="float">
            <text:p>0.0278</text:p>
          </table:table-cell>
          <table:table-cell office:value-type="float" office:value="3.872" calcext:value-type="float">
            <text:p>3.872</text:p>
          </table:table-cell>
          <table:table-cell office:value-type="float" office:value="363.5" calcext:value-type="float">
            <text:p>363.5</text:p>
          </table:table-cell>
          <table:table-cell office:value-type="float" office:value="1.208" calcext:value-type="float">
            <text:p>1.208</text:p>
          </table:table-cell>
          <table:table-cell office:value-type="float" office:value="0.4273" calcext:value-type="float">
            <text:p>0.4273</text:p>
          </table:table-cell>
          <table:table-cell office:value-type="float" office:value="3.707" calcext:value-type="float">
            <text:p>3.707</text:p>
          </table:table-cell>
          <table:table-cell office:value-type="float" office:value="279.5" calcext:value-type="float">
            <text:p>279.5</text:p>
          </table:table-cell>
          <table:table-cell office:value-type="float" office:value="1.21" calcext:value-type="float">
            <text:p>1.21</text:p>
          </table:table-cell>
          <table:table-cell table:formula="of:=[.H234]/4" office:value-type="float" office:value="0.3025" calcext:value-type="float">
            <text:p>0.3025</text:p>
          </table:table-cell>
          <table:table-cell/>
          <table:table-cell table:formula="of:=[.D234]/[.E234]" office:value-type="float" office:value="2.82705359232389" calcext:value-type="float">
            <text:p>2.8270535923</text:p>
          </table:table-cell>
        </table:table-row>
        <table:table-row table:style-name="ro1">
          <table:table-cell office:value-type="float" office:value="0.5854" calcext:value-type="float">
            <text:p>0.5854</text:p>
          </table:table-cell>
          <table:table-cell office:value-type="float" office:value="4.358" calcext:value-type="float">
            <text:p>4.358</text:p>
          </table:table-cell>
          <table:table-cell office:value-type="float" office:value="685.2" calcext:value-type="float">
            <text:p>685.2</text:p>
          </table:table-cell>
          <table:table-cell office:value-type="float" office:value="1.572" calcext:value-type="float">
            <text:p>1.572</text:p>
          </table:table-cell>
          <table:table-cell office:value-type="float" office:value="0.3716" calcext:value-type="float">
            <text:p>0.3716</text:p>
          </table:table-cell>
          <table:table-cell office:value-type="float" office:value="4.392" calcext:value-type="float">
            <text:p>4.392</text:p>
          </table:table-cell>
          <table:table-cell office:value-type="float" office:value="712.4" calcext:value-type="float">
            <text:p>712.4</text:p>
          </table:table-cell>
          <table:table-cell office:value-type="float" office:value="1.553" calcext:value-type="float">
            <text:p>1.553</text:p>
          </table:table-cell>
          <table:table-cell table:formula="of:=[.H235]/4" office:value-type="float" office:value="0.38825" calcext:value-type="float">
            <text:p>0.38825</text:p>
          </table:table-cell>
          <table:table-cell/>
          <table:table-cell table:formula="of:=[.D235]/[.E235]" office:value-type="float" office:value="4.23035522066738" calcext:value-type="float">
            <text:p>4.2303552207</text:p>
          </table:table-cell>
        </table:table-row>
        <table:table-row table:style-name="ro1">
          <table:table-cell office:value-type="float" office:value="0.0791" calcext:value-type="float">
            <text:p>0.0791</text:p>
          </table:table-cell>
          <table:table-cell office:value-type="float" office:value="3.326" calcext:value-type="float">
            <text:p>3.326</text:p>
          </table:table-cell>
          <table:table-cell office:value-type="float" office:value="170.9" calcext:value-type="float">
            <text:p>170.9</text:p>
          </table:table-cell>
          <table:table-cell office:value-type="float" office:value="1.015" calcext:value-type="float">
            <text:p>1.015</text:p>
          </table:table-cell>
          <table:table-cell office:value-type="float" office:value="0.1497" calcext:value-type="float">
            <text:p>0.1497</text:p>
          </table:table-cell>
          <table:table-cell office:value-type="float" office:value="3.407" calcext:value-type="float">
            <text:p>3.407</text:p>
          </table:table-cell>
          <table:table-cell office:value-type="float" office:value="203.6" calcext:value-type="float">
            <text:p>203.6</text:p>
          </table:table-cell>
          <table:table-cell office:value-type="float" office:value="1.036" calcext:value-type="float">
            <text:p>1.036</text:p>
          </table:table-cell>
          <table:table-cell table:formula="of:=[.H236]/4" office:value-type="float" office:value="0.259" calcext:value-type="float">
            <text:p>0.259</text:p>
          </table:table-cell>
          <table:table-cell/>
          <table:table-cell table:formula="of:=[.D236]/[.E236]" office:value-type="float" office:value="6.78022712090848" calcext:value-type="float">
            <text:p>6.7802271209</text:p>
          </table:table-cell>
        </table:table-row>
        <table:table-row table:style-name="ro1">
          <table:table-cell office:value-type="float" office:value="0.5003" calcext:value-type="float">
            <text:p>0.5003</text:p>
          </table:table-cell>
          <table:table-cell office:value-type="float" office:value="3.947" calcext:value-type="float">
            <text:p>3.947</text:p>
          </table:table-cell>
          <table:table-cell office:value-type="float" office:value="400.9" calcext:value-type="float">
            <text:p>400.9</text:p>
          </table:table-cell>
          <table:table-cell office:value-type="float" office:value="1.343" calcext:value-type="float">
            <text:p>1.343</text:p>
          </table:table-cell>
          <table:table-cell office:value-type="float" office:value="0.3055" calcext:value-type="float">
            <text:p>0.3055</text:p>
          </table:table-cell>
          <table:table-cell office:value-type="float" office:value="3.985" calcext:value-type="float">
            <text:p>3.985</text:p>
          </table:table-cell>
          <table:table-cell office:value-type="float" office:value="423.5" calcext:value-type="float">
            <text:p>423.5</text:p>
          </table:table-cell>
          <table:table-cell office:value-type="float" office:value="1.328" calcext:value-type="float">
            <text:p>1.328</text:p>
          </table:table-cell>
          <table:table-cell table:formula="of:=[.H237]/4" office:value-type="float" office:value="0.332" calcext:value-type="float">
            <text:p>0.332</text:p>
          </table:table-cell>
          <table:table-cell/>
          <table:table-cell table:formula="of:=[.D237]/[.E237]" office:value-type="float" office:value="4.39607201309329" calcext:value-type="float">
            <text:p>4.3960720131</text:p>
          </table:table-cell>
        </table:table-row>
        <table:table-row table:style-name="ro1">
          <table:table-cell office:value-type="float" office:value="0.9173" calcext:value-type="float">
            <text:p>0.9173</text:p>
          </table:table-cell>
          <table:table-cell office:value-type="float" office:value="4.194" calcext:value-type="float">
            <text:p>4.194</text:p>
          </table:table-cell>
          <table:table-cell office:value-type="float" office:value="524.5" calcext:value-type="float">
            <text:p>524.5</text:p>
          </table:table-cell>
          <table:table-cell office:value-type="float" office:value="1.445" calcext:value-type="float">
            <text:p>1.445</text:p>
          </table:table-cell>
          <table:table-cell office:value-type="float" office:value="0.3566" calcext:value-type="float">
            <text:p>0.3566</text:p>
          </table:table-cell>
          <table:table-cell office:value-type="float" office:value="4.201" calcext:value-type="float">
            <text:p>4.201</text:p>
          </table:table-cell>
          <table:table-cell office:value-type="float" office:value="529.4" calcext:value-type="float">
            <text:p>529.4</text:p>
          </table:table-cell>
          <table:table-cell office:value-type="float" office:value="1.442" calcext:value-type="float">
            <text:p>1.442</text:p>
          </table:table-cell>
          <table:table-cell table:formula="of:=[.H238]/4" office:value-type="float" office:value="0.3605" calcext:value-type="float">
            <text:p>0.3605</text:p>
          </table:table-cell>
          <table:table-cell/>
          <table:table-cell table:formula="of:=[.D238]/[.E238]" office:value-type="float" office:value="4.05215928210881" calcext:value-type="float">
            <text:p>4.0521592821</text:p>
          </table:table-cell>
        </table:table-row>
        <table:table-row table:style-name="ro1">
          <table:table-cell office:value-type="float" office:value="0.2275" calcext:value-type="float">
            <text:p>0.2275</text:p>
          </table:table-cell>
          <table:table-cell office:value-type="float" office:value="3.65" calcext:value-type="float">
            <text:p>3.65</text:p>
          </table:table-cell>
          <table:table-cell office:value-type="float" office:value="302.9" calcext:value-type="float">
            <text:p>302.9</text:p>
          </table:table-cell>
          <table:table-cell office:value-type="float" office:value="1.32" calcext:value-type="float">
            <text:p>1.32</text:p>
          </table:table-cell>
          <table:table-cell office:value-type="float" office:value="0.2656" calcext:value-type="float">
            <text:p>0.2656</text:p>
          </table:table-cell>
          <table:table-cell office:value-type="float" office:value="3.722" calcext:value-type="float">
            <text:p>3.722</text:p>
          </table:table-cell>
          <table:table-cell office:value-type="float" office:value="341.9" calcext:value-type="float">
            <text:p>341.9</text:p>
          </table:table-cell>
          <table:table-cell office:value-type="float" office:value="1.299" calcext:value-type="float">
            <text:p>1.299</text:p>
          </table:table-cell>
          <table:table-cell table:formula="of:=[.H239]/4" office:value-type="float" office:value="0.32475" calcext:value-type="float">
            <text:p>0.32475</text:p>
          </table:table-cell>
          <table:table-cell/>
          <table:table-cell table:formula="of:=[.D239]/[.E239]" office:value-type="float" office:value="4.96987951807229" calcext:value-type="float">
            <text:p>4.9698795181</text:p>
          </table:table-cell>
        </table:table-row>
        <table:table-row table:style-name="ro1">
          <table:table-cell office:value-type="float" office:value="0.2137" calcext:value-type="float">
            <text:p>0.2137</text:p>
          </table:table-cell>
          <table:table-cell office:value-type="float" office:value="3.665" calcext:value-type="float">
            <text:p>3.665</text:p>
          </table:table-cell>
          <table:table-cell office:value-type="float" office:value="268.5" calcext:value-type="float">
            <text:p>268.5</text:p>
          </table:table-cell>
          <table:table-cell office:value-type="float" office:value="1.178" calcext:value-type="float">
            <text:p>1.178</text:p>
          </table:table-cell>
          <table:table-cell office:value-type="float" office:value="0.2302" calcext:value-type="float">
            <text:p>0.2302</text:p>
          </table:table-cell>
          <table:table-cell office:value-type="float" office:value="3.734" calcext:value-type="float">
            <text:p>3.734</text:p>
          </table:table-cell>
          <table:table-cell office:value-type="float" office:value="301.8" calcext:value-type="float">
            <text:p>301.8</text:p>
          </table:table-cell>
          <table:table-cell office:value-type="float" office:value="1.171" calcext:value-type="float">
            <text:p>1.171</text:p>
          </table:table-cell>
          <table:table-cell table:formula="of:=[.H240]/4" office:value-type="float" office:value="0.29275" calcext:value-type="float">
            <text:p>0.29275</text:p>
          </table:table-cell>
          <table:table-cell/>
          <table:table-cell table:formula="of:=[.D240]/[.E240]" office:value-type="float" office:value="5.11728931364031" calcext:value-type="float">
            <text:p>5.1172893136</text:p>
          </table:table-cell>
        </table:table-row>
        <table:table-row table:style-name="ro1">
          <table:table-cell office:value-type="float" office:value="0.9374" calcext:value-type="float">
            <text:p>0.9374</text:p>
          </table:table-cell>
          <table:table-cell office:value-type="float" office:value="3.889" calcext:value-type="float">
            <text:p>3.889</text:p>
          </table:table-cell>
          <table:table-cell office:value-type="float" office:value="349.3" calcext:value-type="float">
            <text:p>349.3</text:p>
          </table:table-cell>
          <table:table-cell office:value-type="float" office:value="1.276" calcext:value-type="float">
            <text:p>1.276</text:p>
          </table:table-cell>
          <table:table-cell office:value-type="float" office:value="0.315" calcext:value-type="float">
            <text:p>0.315</text:p>
          </table:table-cell>
          <table:table-cell office:value-type="float" office:value="3.893" calcext:value-type="float">
            <text:p>3.893</text:p>
          </table:table-cell>
          <table:table-cell office:value-type="float" office:value="351.3" calcext:value-type="float">
            <text:p>351.3</text:p>
          </table:table-cell>
          <table:table-cell office:value-type="float" office:value="1.274" calcext:value-type="float">
            <text:p>1.274</text:p>
          </table:table-cell>
          <table:table-cell table:formula="of:=[.H241]/4" office:value-type="float" office:value="0.3185" calcext:value-type="float">
            <text:p>0.3185</text:p>
          </table:table-cell>
          <table:table-cell/>
          <table:table-cell table:formula="of:=[.D241]/[.E241]" office:value-type="float" office:value="4.05079365079365" calcext:value-type="float">
            <text:p>4.0507936508</text:p>
          </table:table-cell>
        </table:table-row>
        <table:table-row table:style-name="ro1">
          <table:table-cell office:value-type="float" office:value="0.7457" calcext:value-type="float">
            <text:p>0.7457</text:p>
          </table:table-cell>
          <table:table-cell office:value-type="float" office:value="4.301" calcext:value-type="float">
            <text:p>4.301</text:p>
          </table:table-cell>
          <table:table-cell office:value-type="float" office:value="517.7" calcext:value-type="float">
            <text:p>517.7</text:p>
          </table:table-cell>
          <table:table-cell office:value-type="float" office:value="1.335" calcext:value-type="float">
            <text:p>1.335</text:p>
          </table:table-cell>
          <table:table-cell office:value-type="float" office:value="0.3191" calcext:value-type="float">
            <text:p>0.3191</text:p>
          </table:table-cell>
          <table:table-cell office:value-type="float" office:value="4.327" calcext:value-type="float">
            <text:p>4.327</text:p>
          </table:table-cell>
          <table:table-cell office:value-type="float" office:value="533.9" calcext:value-type="float">
            <text:p>533.9</text:p>
          </table:table-cell>
          <table:table-cell office:value-type="float" office:value="1.329" calcext:value-type="float">
            <text:p>1.329</text:p>
          </table:table-cell>
          <table:table-cell table:formula="of:=[.H242]/4" office:value-type="float" office:value="0.33225" calcext:value-type="float">
            <text:p>0.33225</text:p>
          </table:table-cell>
          <table:table-cell/>
          <table:table-cell table:formula="of:=[.D242]/[.E242]" office:value-type="float" office:value="4.18364149169539" calcext:value-type="float">
            <text:p>4.1836414917</text:p>
          </table:table-cell>
        </table:table-row>
        <table:table-row table:style-name="ro1">
          <table:table-cell office:value-type="float" office:value="0.9098" calcext:value-type="float">
            <text:p>0.9098</text:p>
          </table:table-cell>
          <table:table-cell office:value-type="float" office:value="3.595" calcext:value-type="float">
            <text:p>3.595</text:p>
          </table:table-cell>
          <table:table-cell office:value-type="float" office:value="257.3" calcext:value-type="float">
            <text:p>257.3</text:p>
          </table:table-cell>
          <table:table-cell office:value-type="float" office:value="1.116" calcext:value-type="float">
            <text:p>1.116</text:p>
          </table:table-cell>
          <table:table-cell office:value-type="float" office:value="0.2855" calcext:value-type="float">
            <text:p>0.2855</text:p>
          </table:table-cell>
          <table:table-cell office:value-type="float" office:value="3.588" calcext:value-type="float">
            <text:p>3.588</text:p>
          </table:table-cell>
          <table:table-cell office:value-type="float" office:value="254.2" calcext:value-type="float">
            <text:p>254.2</text:p>
          </table:table-cell>
          <table:table-cell office:value-type="float" office:value="1.116" calcext:value-type="float">
            <text:p>1.116</text:p>
          </table:table-cell>
          <table:table-cell table:formula="of:=[.H243]/4" office:value-type="float" office:value="0.279" calcext:value-type="float">
            <text:p>0.279</text:p>
          </table:table-cell>
          <table:table-cell/>
          <table:table-cell table:formula="of:=[.D243]/[.E243]" office:value-type="float" office:value="3.90893169877408" calcext:value-type="float">
            <text:p>3.9089316988</text:p>
          </table:table-cell>
        </table:table-row>
        <table:table-row table:style-name="ro1">
          <table:table-cell office:value-type="float" office:value="0.6651" calcext:value-type="float">
            <text:p>0.6651</text:p>
          </table:table-cell>
          <table:table-cell office:value-type="float" office:value="3.883" calcext:value-type="float">
            <text:p>3.883</text:p>
          </table:table-cell>
          <table:table-cell office:value-type="float" office:value="337.1" calcext:value-type="float">
            <text:p>337.1</text:p>
          </table:table-cell>
          <table:table-cell office:value-type="float" office:value="1.201" calcext:value-type="float">
            <text:p>1.201</text:p>
          </table:table-cell>
          <table:table-cell office:value-type="float" office:value="0.3226" calcext:value-type="float">
            <text:p>0.3226</text:p>
          </table:table-cell>
          <table:table-cell office:value-type="float" office:value="3.858" calcext:value-type="float">
            <text:p>3.858</text:p>
          </table:table-cell>
          <table:table-cell office:value-type="float" office:value="324.6" calcext:value-type="float">
            <text:p>324.6</text:p>
          </table:table-cell>
          <table:table-cell office:value-type="float" office:value="1.207" calcext:value-type="float">
            <text:p>1.207</text:p>
          </table:table-cell>
          <table:table-cell table:formula="of:=[.H244]/4" office:value-type="float" office:value="0.30175" calcext:value-type="float">
            <text:p>0.30175</text:p>
          </table:table-cell>
          <table:table-cell/>
          <table:table-cell table:formula="of:=[.D244]/[.E244]" office:value-type="float" office:value="3.72287662740236" calcext:value-type="float">
            <text:p>3.7228766274</text:p>
          </table:table-cell>
        </table:table-row>
        <table:table-row table:style-name="ro1">
          <table:table-cell office:value-type="float" office:value="0.7297" calcext:value-type="float">
            <text:p>0.7297</text:p>
          </table:table-cell>
          <table:table-cell office:value-type="float" office:value="4.28" calcext:value-type="float">
            <text:p>4.28</text:p>
          </table:table-cell>
          <table:table-cell office:value-type="float" office:value="589.6" calcext:value-type="float">
            <text:p>589.6</text:p>
          </table:table-cell>
          <table:table-cell office:value-type="float" office:value="1.48" calcext:value-type="float">
            <text:p>1.48</text:p>
          </table:table-cell>
          <table:table-cell office:value-type="float" office:value="0.3858" calcext:value-type="float">
            <text:p>0.3858</text:p>
          </table:table-cell>
          <table:table-cell office:value-type="float" office:value="4.252" calcext:value-type="float">
            <text:p>4.252</text:p>
          </table:table-cell>
          <table:table-cell office:value-type="float" office:value="570.3" calcext:value-type="float">
            <text:p>570.3</text:p>
          </table:table-cell>
          <table:table-cell office:value-type="float" office:value="1.489" calcext:value-type="float">
            <text:p>1.489</text:p>
          </table:table-cell>
          <table:table-cell table:formula="of:=[.H245]/4" office:value-type="float" office:value="0.37225" calcext:value-type="float">
            <text:p>0.37225</text:p>
          </table:table-cell>
          <table:table-cell/>
          <table:table-cell table:formula="of:=[.D245]/[.E245]" office:value-type="float" office:value="3.83618455158113" calcext:value-type="float">
            <text:p>3.8361845516</text:p>
          </table:table-cell>
        </table:table-row>
        <table:table-row table:style-name="ro1">
          <table:table-cell office:value-type="float" office:value="0.1104" calcext:value-type="float">
            <text:p>0.1104</text:p>
          </table:table-cell>
          <table:table-cell office:value-type="float" office:value="3.582" calcext:value-type="float">
            <text:p>3.582</text:p>
          </table:table-cell>
          <table:table-cell office:value-type="float" office:value="278.7" calcext:value-type="float">
            <text:p>278.7</text:p>
          </table:table-cell>
          <table:table-cell office:value-type="float" office:value="1.18" calcext:value-type="float">
            <text:p>1.18</text:p>
          </table:table-cell>
          <table:table-cell office:value-type="float" office:value="0.394" calcext:value-type="float">
            <text:p>0.394</text:p>
          </table:table-cell>
          <table:table-cell office:value-type="float" office:value="3.489" calcext:value-type="float">
            <text:p>3.489</text:p>
          </table:table-cell>
          <table:table-cell office:value-type="float" office:value="233" calcext:value-type="float">
            <text:p>233</text:p>
          </table:table-cell>
          <table:table-cell office:value-type="float" office:value="1.189" calcext:value-type="float">
            <text:p>1.189</text:p>
          </table:table-cell>
          <table:table-cell table:formula="of:=[.H246]/4" office:value-type="float" office:value="0.29725" calcext:value-type="float">
            <text:p>0.29725</text:p>
          </table:table-cell>
          <table:table-cell/>
          <table:table-cell table:formula="of:=[.D246]/[.E246]" office:value-type="float" office:value="2.99492385786802" calcext:value-type="float">
            <text:p>2.9949238579</text:p>
          </table:table-cell>
        </table:table-row>
        <table:table-row table:style-name="ro1">
          <table:table-cell office:value-type="float" office:value="0.7423" calcext:value-type="float">
            <text:p>0.7423</text:p>
          </table:table-cell>
          <table:table-cell office:value-type="float" office:value="4.466" calcext:value-type="float">
            <text:p>4.466</text:p>
          </table:table-cell>
          <table:table-cell office:value-type="float" office:value="629.4" calcext:value-type="float">
            <text:p>629.4</text:p>
          </table:table-cell>
          <table:table-cell office:value-type="float" office:value="1.48" calcext:value-type="float">
            <text:p>1.48</text:p>
          </table:table-cell>
          <table:table-cell office:value-type="float" office:value="0.3555" calcext:value-type="float">
            <text:p>0.3555</text:p>
          </table:table-cell>
          <table:table-cell office:value-type="float" office:value="4.489" calcext:value-type="float">
            <text:p>4.489</text:p>
          </table:table-cell>
          <table:table-cell office:value-type="float" office:value="646" calcext:value-type="float">
            <text:p>646</text:p>
          </table:table-cell>
          <table:table-cell office:value-type="float" office:value="1.469" calcext:value-type="float">
            <text:p>1.469</text:p>
          </table:table-cell>
          <table:table-cell table:formula="of:=[.H247]/4" office:value-type="float" office:value="0.36725" calcext:value-type="float">
            <text:p>0.36725</text:p>
          </table:table-cell>
          <table:table-cell/>
          <table:table-cell table:formula="of:=[.D247]/[.E247]" office:value-type="float" office:value="4.16315049226442" calcext:value-type="float">
            <text:p>4.1631504923</text:p>
          </table:table-cell>
        </table:table-row>
        <table:table-row table:style-name="ro1">
          <table:table-cell office:value-type="float" office:value="0.7795" calcext:value-type="float">
            <text:p>0.7795</text:p>
          </table:table-cell>
          <table:table-cell office:value-type="float" office:value="4.058" calcext:value-type="float">
            <text:p>4.058</text:p>
          </table:table-cell>
          <table:table-cell office:value-type="float" office:value="450.8" calcext:value-type="float">
            <text:p>450.8</text:p>
          </table:table-cell>
          <table:table-cell office:value-type="float" office:value="1.374" calcext:value-type="float">
            <text:p>1.374</text:p>
          </table:table-cell>
          <table:table-cell office:value-type="float" office:value="0.3306" calcext:value-type="float">
            <text:p>0.3306</text:p>
          </table:table-cell>
          <table:table-cell office:value-type="float" office:value="4.074" calcext:value-type="float">
            <text:p>4.074</text:p>
          </table:table-cell>
          <table:table-cell office:value-type="float" office:value="460.9" calcext:value-type="float">
            <text:p>460.9</text:p>
          </table:table-cell>
          <table:table-cell office:value-type="float" office:value="1.366" calcext:value-type="float">
            <text:p>1.366</text:p>
          </table:table-cell>
          <table:table-cell table:formula="of:=[.H248]/4" office:value-type="float" office:value="0.3415" calcext:value-type="float">
            <text:p>0.3415</text:p>
          </table:table-cell>
          <table:table-cell/>
          <table:table-cell table:formula="of:=[.D248]/[.E248]" office:value-type="float" office:value="4.15607985480944" calcext:value-type="float">
            <text:p>4.1560798548</text:p>
          </table:table-cell>
        </table:table-row>
        <table:table-row table:style-name="ro1">
          <table:table-cell office:value-type="float" office:value="0.9476" calcext:value-type="float">
            <text:p>0.9476</text:p>
          </table:table-cell>
          <table:table-cell office:value-type="float" office:value="3.938" calcext:value-type="float">
            <text:p>3.938</text:p>
          </table:table-cell>
          <table:table-cell office:value-type="float" office:value="383.3" calcext:value-type="float">
            <text:p>383.3</text:p>
          </table:table-cell>
          <table:table-cell office:value-type="float" office:value="1.221" calcext:value-type="float">
            <text:p>1.221</text:p>
          </table:table-cell>
          <table:table-cell office:value-type="float" office:value="0.3021" calcext:value-type="float">
            <text:p>0.3021</text:p>
          </table:table-cell>
          <table:table-cell office:value-type="float" office:value="3.942" calcext:value-type="float">
            <text:p>3.942</text:p>
          </table:table-cell>
          <table:table-cell office:value-type="float" office:value="385.5" calcext:value-type="float">
            <text:p>385.5</text:p>
          </table:table-cell>
          <table:table-cell office:value-type="float" office:value="1.22" calcext:value-type="float">
            <text:p>1.22</text:p>
          </table:table-cell>
          <table:table-cell table:formula="of:=[.H249]/4" office:value-type="float" office:value="0.305" calcext:value-type="float">
            <text:p>0.305</text:p>
          </table:table-cell>
          <table:table-cell/>
          <table:table-cell table:formula="of:=[.D249]/[.E249]" office:value-type="float" office:value="4.04170804369414" calcext:value-type="float">
            <text:p>4.0417080437</text:p>
          </table:table-cell>
        </table:table-row>
        <table:table-row table:style-name="ro1">
          <table:table-cell office:value-type="float" office:value="0.5132" calcext:value-type="float">
            <text:p>0.5132</text:p>
          </table:table-cell>
          <table:table-cell office:value-type="float" office:value="4.109" calcext:value-type="float">
            <text:p>4.109</text:p>
          </table:table-cell>
          <table:table-cell office:value-type="float" office:value="502.6" calcext:value-type="float">
            <text:p>502.6</text:p>
          </table:table-cell>
          <table:table-cell office:value-type="float" office:value="1.452" calcext:value-type="float">
            <text:p>1.452</text:p>
          </table:table-cell>
          <table:table-cell office:value-type="float" office:value="0.3328" calcext:value-type="float">
            <text:p>0.3328</text:p>
          </table:table-cell>
          <table:table-cell office:value-type="float" office:value="4.162" calcext:value-type="float">
            <text:p>4.162</text:p>
          </table:table-cell>
          <table:table-cell office:value-type="float" office:value="537.1" calcext:value-type="float">
            <text:p>537.1</text:p>
          </table:table-cell>
          <table:table-cell office:value-type="float" office:value="1.436" calcext:value-type="float">
            <text:p>1.436</text:p>
          </table:table-cell>
          <table:table-cell table:formula="of:=[.H250]/4" office:value-type="float" office:value="0.359" calcext:value-type="float">
            <text:p>0.359</text:p>
          </table:table-cell>
          <table:table-cell/>
          <table:table-cell table:formula="of:=[.D250]/[.E250]" office:value-type="float" office:value="4.36298076923077" calcext:value-type="float">
            <text:p>4.3629807692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3.64" calcext:value-type="float">
            <text:p>3.64</text:p>
          </table:table-cell>
          <table:table-cell office:value-type="float" office:value="279.5" calcext:value-type="float">
            <text:p>279.5</text:p>
          </table:table-cell>
          <table:table-cell office:value-type="float" office:value="1.127" calcext:value-type="float">
            <text:p>1.127</text:p>
          </table:table-cell>
          <table:table-cell office:value-type="float" office:value="0.2969" calcext:value-type="float">
            <text:p>0.2969</text:p>
          </table:table-cell>
          <table:table-cell office:value-type="float" office:value="3.626" calcext:value-type="float">
            <text:p>3.626</text:p>
          </table:table-cell>
          <table:table-cell office:value-type="float" office:value="272.7" calcext:value-type="float">
            <text:p>272.7</text:p>
          </table:table-cell>
          <table:table-cell office:value-type="float" office:value="1.13" calcext:value-type="float">
            <text:p>1.13</text:p>
          </table:table-cell>
          <table:table-cell table:formula="of:=[.H251]/4" office:value-type="float" office:value="0.2825" calcext:value-type="float">
            <text:p>0.2825</text:p>
          </table:table-cell>
          <table:table-cell/>
          <table:table-cell table:formula="of:=[.D251]/[.E251]" office:value-type="float" office:value="3.79589087234759" calcext:value-type="float">
            <text:p>3.7958908723</text:p>
          </table:table-cell>
        </table:table-row>
        <table:table-row table:style-name="ro1">
          <table:table-cell office:value-type="float" office:value="0.2813" calcext:value-type="float">
            <text:p>0.2813</text:p>
          </table:table-cell>
          <table:table-cell office:value-type="float" office:value="4.233" calcext:value-type="float">
            <text:p>4.233</text:p>
          </table:table-cell>
          <table:table-cell office:value-type="float" office:value="432.7" calcext:value-type="float">
            <text:p>432.7</text:p>
          </table:table-cell>
          <table:table-cell office:value-type="float" office:value="1.177" calcext:value-type="float">
            <text:p>1.177</text:p>
          </table:table-cell>
          <table:table-cell office:value-type="float" office:value="0.2375" calcext:value-type="float">
            <text:p>0.2375</text:p>
          </table:table-cell>
          <table:table-cell office:value-type="float" office:value="4.339" calcext:value-type="float">
            <text:p>4.339</text:p>
          </table:table-cell>
          <table:table-cell office:value-type="float" office:value="490" calcext:value-type="float">
            <text:p>490</text:p>
          </table:table-cell>
          <table:table-cell office:value-type="float" office:value="1.169" calcext:value-type="float">
            <text:p>1.169</text:p>
          </table:table-cell>
          <table:table-cell table:formula="of:=[.H252]/4" office:value-type="float" office:value="0.29225" calcext:value-type="float">
            <text:p>0.29225</text:p>
          </table:table-cell>
          <table:table-cell/>
          <table:table-cell table:formula="of:=[.D252]/[.E252]" office:value-type="float" office:value="4.95578947368421" calcext:value-type="float">
            <text:p>4.9557894737</text:p>
          </table:table-cell>
        </table:table-row>
        <table:table-row table:style-name="ro1">
          <table:table-cell office:value-type="float" office:value="0.8617" calcext:value-type="float">
            <text:p>0.8617</text:p>
          </table:table-cell>
          <table:table-cell office:value-type="float" office:value="4.376" calcext:value-type="float">
            <text:p>4.376</text:p>
          </table:table-cell>
          <table:table-cell office:value-type="float" office:value="626" calcext:value-type="float">
            <text:p>626</text:p>
          </table:table-cell>
          <table:table-cell office:value-type="float" office:value="1.414" calcext:value-type="float">
            <text:p>1.414</text:p>
          </table:table-cell>
          <table:table-cell office:value-type="float" office:value="0.3615" calcext:value-type="float">
            <text:p>0.3615</text:p>
          </table:table-cell>
          <table:table-cell office:value-type="float" office:value="4.363" calcext:value-type="float">
            <text:p>4.363</text:p>
          </table:table-cell>
          <table:table-cell office:value-type="float" office:value="616.3" calcext:value-type="float">
            <text:p>616.3</text:p>
          </table:table-cell>
          <table:table-cell office:value-type="float" office:value="1.419" calcext:value-type="float">
            <text:p>1.419</text:p>
          </table:table-cell>
          <table:table-cell table:formula="of:=[.H253]/4" office:value-type="float" office:value="0.35475" calcext:value-type="float">
            <text:p>0.35475</text:p>
          </table:table-cell>
          <table:table-cell/>
          <table:table-cell table:formula="of:=[.D253]/[.E253]" office:value-type="float" office:value="3.91147994467497" calcext:value-type="float">
            <text:p>3.9114799447</text:p>
          </table:table-cell>
        </table:table-row>
        <table:table-row table:style-name="ro1">
          <table:table-cell office:value-type="float" office:value="0.0201" calcext:value-type="float">
            <text:p>0.0201</text:p>
          </table:table-cell>
          <table:table-cell office:value-type="float" office:value="4.206" calcext:value-type="float">
            <text:p>4.206</text:p>
          </table:table-cell>
          <table:table-cell office:value-type="float" office:value="569.8" calcext:value-type="float">
            <text:p>569.8</text:p>
          </table:table-cell>
          <table:table-cell office:value-type="float" office:value="1.647" calcext:value-type="float">
            <text:p>1.647</text:p>
          </table:table-cell>
          <table:table-cell office:value-type="float" office:value="0.3111" calcext:value-type="float">
            <text:p>0.3111</text:p>
          </table:table-cell>
          <table:table-cell office:value-type="float" office:value="4.328" calcext:value-type="float">
            <text:p>4.328</text:p>
          </table:table-cell>
          <table:table-cell office:value-type="float" office:value="665.4" calcext:value-type="float">
            <text:p>665.4</text:p>
          </table:table-cell>
          <table:table-cell office:value-type="float" office:value="1.552" calcext:value-type="float">
            <text:p>1.552</text:p>
          </table:table-cell>
          <table:table-cell table:formula="of:=[.H254]/4" office:value-type="float" office:value="0.388" calcext:value-type="float">
            <text:p>0.388</text:p>
          </table:table-cell>
          <table:table-cell/>
          <table:table-cell table:formula="of:=[.D254]/[.E254]" office:value-type="float" office:value="5.29411764705882" calcext:value-type="float">
            <text:p>5.2941176471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3.72" calcext:value-type="float">
            <text:p>3.72</text:p>
          </table:table-cell>
          <table:table-cell office:value-type="float" office:value="323.9" calcext:value-type="float">
            <text:p>323.9</text:p>
          </table:table-cell>
          <table:table-cell office:value-type="float" office:value="1.411" calcext:value-type="float">
            <text:p>1.411</text:p>
          </table:table-cell>
          <table:table-cell office:value-type="float" office:value="0.2626" calcext:value-type="float">
            <text:p>0.2626</text:p>
          </table:table-cell>
          <table:table-cell office:value-type="float" office:value="3.808" calcext:value-type="float">
            <text:p>3.808</text:p>
          </table:table-cell>
          <table:table-cell office:value-type="float" office:value="375.5" calcext:value-type="float">
            <text:p>375.5</text:p>
          </table:table-cell>
          <table:table-cell office:value-type="float" office:value="1.361" calcext:value-type="float">
            <text:p>1.361</text:p>
          </table:table-cell>
          <table:table-cell table:formula="of:=[.H255]/4" office:value-type="float" office:value="0.34025" calcext:value-type="float">
            <text:p>0.34025</text:p>
          </table:table-cell>
          <table:table-cell/>
          <table:table-cell table:formula="of:=[.D255]/[.E255]" office:value-type="float" office:value="5.37319116527037" calcext:value-type="float">
            <text:p>5.3731911653</text:p>
          </table:table-cell>
        </table:table-row>
        <table:table-row table:style-name="ro1">
          <table:table-cell office:value-type="float" office:value="0.7775" calcext:value-type="float">
            <text:p>0.7775</text:p>
          </table:table-cell>
          <table:table-cell office:value-type="float" office:value="3.966" calcext:value-type="float">
            <text:p>3.966</text:p>
          </table:table-cell>
          <table:table-cell office:value-type="float" office:value="396.8" calcext:value-type="float">
            <text:p>396.8</text:p>
          </table:table-cell>
          <table:table-cell office:value-type="float" office:value="1.353" calcext:value-type="float">
            <text:p>1.353</text:p>
          </table:table-cell>
          <table:table-cell office:value-type="float" office:value="0.3251" calcext:value-type="float">
            <text:p>0.3251</text:p>
          </table:table-cell>
          <table:table-cell office:value-type="float" office:value="3.986" calcext:value-type="float">
            <text:p>3.986</text:p>
          </table:table-cell>
          <table:table-cell office:value-type="float" office:value="407.9" calcext:value-type="float">
            <text:p>407.9</text:p>
          </table:table-cell>
          <table:table-cell office:value-type="float" office:value="1.349" calcext:value-type="float">
            <text:p>1.349</text:p>
          </table:table-cell>
          <table:table-cell table:formula="of:=[.H256]/4" office:value-type="float" office:value="0.33725" calcext:value-type="float">
            <text:p>0.33725</text:p>
          </table:table-cell>
          <table:table-cell/>
          <table:table-cell table:formula="of:=[.D256]/[.E256]" office:value-type="float" office:value="4.16179637034759" calcext:value-type="float">
            <text:p>4.1617963703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4.393" calcext:value-type="float">
            <text:p>4.393</text:p>
          </table:table-cell>
          <table:table-cell office:value-type="float" office:value="580.3" calcext:value-type="float">
            <text:p>580.3</text:p>
          </table:table-cell>
          <table:table-cell office:value-type="float" office:value="1.407" calcext:value-type="float">
            <text:p>1.407</text:p>
          </table:table-cell>
          <table:table-cell office:value-type="float" office:value="0.299" calcext:value-type="float">
            <text:p>0.299</text:p>
          </table:table-cell>
          <table:table-cell office:value-type="float" office:value="4.5" calcext:value-type="float">
            <text:p>4.5</text:p>
          </table:table-cell>
          <table:table-cell office:value-type="float" office:value="651.7" calcext:value-type="float">
            <text:p>651.7</text:p>
          </table:table-cell>
          <table:table-cell office:value-type="float" office:value="1.38" calcext:value-type="float">
            <text:p>1.38</text:p>
          </table:table-cell>
          <table:table-cell table:formula="of:=[.H257]/4" office:value-type="float" office:value="0.345" calcext:value-type="float">
            <text:p>0.345</text:p>
          </table:table-cell>
          <table:table-cell/>
          <table:table-cell table:formula="of:=[.D257]/[.E257]" office:value-type="float" office:value="4.7056856187291" calcext:value-type="float">
            <text:p>4.7056856187</text:p>
          </table:table-cell>
        </table:table-row>
        <table:table-row table:style-name="ro1">
          <table:table-cell office:value-type="float" office:value="0.5966" calcext:value-type="float">
            <text:p>0.5966</text:p>
          </table:table-cell>
          <table:table-cell office:value-type="float" office:value="3.918" calcext:value-type="float">
            <text:p>3.918</text:p>
          </table:table-cell>
          <table:table-cell office:value-type="float" office:value="424.2" calcext:value-type="float">
            <text:p>424.2</text:p>
          </table:table-cell>
          <table:table-cell office:value-type="float" office:value="1.381" calcext:value-type="float">
            <text:p>1.381</text:p>
          </table:table-cell>
          <table:table-cell office:value-type="float" office:value="0.3702" calcext:value-type="float">
            <text:p>0.3702</text:p>
          </table:table-cell>
          <table:table-cell office:value-type="float" office:value="3.897" calcext:value-type="float">
            <text:p>3.897</text:p>
          </table:table-cell>
          <table:table-cell office:value-type="float" office:value="410.3" calcext:value-type="float">
            <text:p>410.3</text:p>
          </table:table-cell>
          <table:table-cell office:value-type="float" office:value="1.4" calcext:value-type="float">
            <text:p>1.4</text:p>
          </table:table-cell>
          <table:table-cell table:formula="of:=[.H258]/4" office:value-type="float" office:value="0.35" calcext:value-type="float">
            <text:p>0.35</text:p>
          </table:table-cell>
          <table:table-cell/>
          <table:table-cell table:formula="of:=[.D258]/[.E258]" office:value-type="float" office:value="3.73041599135602" calcext:value-type="float">
            <text:p>3.7304159914</text:p>
          </table:table-cell>
        </table:table-row>
        <table:table-row table:style-name="ro1">
          <table:table-cell office:value-type="float" office:value="0.0602" calcext:value-type="float">
            <text:p>0.0602</text:p>
          </table:table-cell>
          <table:table-cell office:value-type="float" office:value="4.16" calcext:value-type="float">
            <text:p>4.16</text:p>
          </table:table-cell>
          <table:table-cell office:value-type="float" office:value="470.1" calcext:value-type="float">
            <text:p>470.1</text:p>
          </table:table-cell>
          <table:table-cell office:value-type="float" office:value="1.148" calcext:value-type="float">
            <text:p>1.148</text:p>
          </table:table-cell>
          <table:table-cell office:value-type="float" office:value="0.3828" calcext:value-type="float">
            <text:p>0.3828</text:p>
          </table:table-cell>
          <table:table-cell office:value-type="float" office:value="3.98" calcext:value-type="float">
            <text:p>3.98</text:p>
          </table:table-cell>
          <table:table-cell office:value-type="float" office:value="372.7" calcext:value-type="float">
            <text:p>372.7</text:p>
          </table:table-cell>
          <table:table-cell office:value-type="float" office:value="1.145" calcext:value-type="float">
            <text:p>1.145</text:p>
          </table:table-cell>
          <table:table-cell table:formula="of:=[.H259]/4" office:value-type="float" office:value="0.28625" calcext:value-type="float">
            <text:p>0.28625</text:p>
          </table:table-cell>
          <table:table-cell/>
          <table:table-cell table:formula="of:=[.D259]/[.E259]" office:value-type="float" office:value="2.99895506792058" calcext:value-type="float">
            <text:p>2.9989550679</text:p>
          </table:table-cell>
        </table:table-row>
        <table:table-row table:style-name="ro1">
          <table:table-cell office:value-type="float" office:value="0.6633" calcext:value-type="float">
            <text:p>0.6633</text:p>
          </table:table-cell>
          <table:table-cell office:value-type="float" office:value="3.719" calcext:value-type="float">
            <text:p>3.719</text:p>
          </table:table-cell>
          <table:table-cell office:value-type="float" office:value="319.3" calcext:value-type="float">
            <text:p>319.3</text:p>
          </table:table-cell>
          <table:table-cell office:value-type="float" office:value="1.266" calcext:value-type="float">
            <text:p>1.266</text:p>
          </table:table-cell>
          <table:table-cell office:value-type="float" office:value="0.3399" calcext:value-type="float">
            <text:p>0.3399</text:p>
          </table:table-cell>
          <table:table-cell office:value-type="float" office:value="3.693" calcext:value-type="float">
            <text:p>3.693</text:p>
          </table:table-cell>
          <table:table-cell office:value-type="float" office:value="305.6" calcext:value-type="float">
            <text:p>305.6</text:p>
          </table:table-cell>
          <table:table-cell office:value-type="float" office:value="1.271" calcext:value-type="float">
            <text:p>1.271</text:p>
          </table:table-cell>
          <table:table-cell table:formula="of:=[.H260]/4" office:value-type="float" office:value="0.31775" calcext:value-type="float">
            <text:p>0.31775</text:p>
          </table:table-cell>
          <table:table-cell/>
          <table:table-cell table:formula="of:=[.D260]/[.E260]" office:value-type="float" office:value="3.72462488967343" calcext:value-type="float">
            <text:p>3.7246248897</text:p>
          </table:table-cell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3.73" calcext:value-type="float">
            <text:p>3.73</text:p>
          </table:table-cell>
          <table:table-cell office:value-type="float" office:value="308.2" calcext:value-type="float">
            <text:p>308.2</text:p>
          </table:table-cell>
          <table:table-cell office:value-type="float" office:value="1.197" calcext:value-type="float">
            <text:p>1.197</text:p>
          </table:table-cell>
          <table:table-cell office:value-type="float" office:value="0.2881" calcext:value-type="float">
            <text:p>0.2881</text:p>
          </table:table-cell>
          <table:table-cell office:value-type="float" office:value="3.741" calcext:value-type="float">
            <text:p>3.741</text:p>
          </table:table-cell>
          <table:table-cell office:value-type="float" office:value="314.2" calcext:value-type="float">
            <text:p>314.2</text:p>
          </table:table-cell>
          <table:table-cell office:value-type="float" office:value="1.194" calcext:value-type="float">
            <text:p>1.194</text:p>
          </table:table-cell>
          <table:table-cell table:formula="of:=[.H261]/4" office:value-type="float" office:value="0.2985" calcext:value-type="float">
            <text:p>0.2985</text:p>
          </table:table-cell>
          <table:table-cell/>
          <table:table-cell table:formula="of:=[.D261]/[.E261]" office:value-type="float" office:value="4.15480735855606" calcext:value-type="float">
            <text:p>4.1548073586</text:p>
          </table:table-cell>
        </table:table-row>
        <table:table-row table:style-name="ro1">
          <table:table-cell office:value-type="float" office:value="0.3851" calcext:value-type="float">
            <text:p>0.3851</text:p>
          </table:table-cell>
          <table:table-cell office:value-type="float" office:value="3.943" calcext:value-type="float">
            <text:p>3.943</text:p>
          </table:table-cell>
          <table:table-cell office:value-type="float" office:value="458.1" calcext:value-type="float">
            <text:p>458.1</text:p>
          </table:table-cell>
          <table:table-cell office:value-type="float" office:value="1.457" calcext:value-type="float">
            <text:p>1.457</text:p>
          </table:table-cell>
          <table:table-cell office:value-type="float" office:value="0.4083" calcext:value-type="float">
            <text:p>0.4083</text:p>
          </table:table-cell>
          <table:table-cell office:value-type="float" office:value="3.893" calcext:value-type="float">
            <text:p>3.893</text:p>
          </table:table-cell>
          <table:table-cell office:value-type="float" office:value="425" calcext:value-type="float">
            <text:p>425</text:p>
          </table:table-cell>
          <table:table-cell office:value-type="float" office:value="1.486" calcext:value-type="float">
            <text:p>1.486</text:p>
          </table:table-cell>
          <table:table-cell table:formula="of:=[.H262]/4" office:value-type="float" office:value="0.3715" calcext:value-type="float">
            <text:p>0.3715</text:p>
          </table:table-cell>
          <table:table-cell/>
          <table:table-cell table:formula="of:=[.D262]/[.E262]" office:value-type="float" office:value="3.56845456771981" calcext:value-type="float">
            <text:p>3.5684545677</text:p>
          </table:table-cell>
        </table:table-row>
        <table:table-row table:style-name="ro1">
          <table:table-cell office:value-type="float" office:value="0.9185" calcext:value-type="float">
            <text:p>0.9185</text:p>
          </table:table-cell>
          <table:table-cell office:value-type="float" office:value="3.647" calcext:value-type="float">
            <text:p>3.647</text:p>
          </table:table-cell>
          <table:table-cell office:value-type="float" office:value="284.4" calcext:value-type="float">
            <text:p>284.4</text:p>
          </table:table-cell>
          <table:table-cell office:value-type="float" office:value="1.194" calcext:value-type="float">
            <text:p>1.194</text:p>
          </table:table-cell>
          <table:table-cell office:value-type="float" office:value="0.2931" calcext:value-type="float">
            <text:p>0.2931</text:p>
          </table:table-cell>
          <table:table-cell office:value-type="float" office:value="3.653" calcext:value-type="float">
            <text:p>3.653</text:p>
          </table:table-cell>
          <table:table-cell office:value-type="float" office:value="287.4" calcext:value-type="float">
            <text:p>287.4</text:p>
          </table:table-cell>
          <table:table-cell office:value-type="float" office:value="1.193" calcext:value-type="float">
            <text:p>1.193</text:p>
          </table:table-cell>
          <table:table-cell table:formula="of:=[.H263]/4" office:value-type="float" office:value="0.29825" calcext:value-type="float">
            <text:p>0.29825</text:p>
          </table:table-cell>
          <table:table-cell/>
          <table:table-cell table:formula="of:=[.D263]/[.E263]" office:value-type="float" office:value="4.07369498464688" calcext:value-type="float">
            <text:p>4.0736949846</text:p>
          </table:table-cell>
        </table:table-row>
        <table:table-row table:style-name="ro1">
          <table:table-cell office:value-type="float" office:value="0.6182" calcext:value-type="float">
            <text:p>0.6182</text:p>
          </table:table-cell>
          <table:table-cell office:value-type="float" office:value="3.744" calcext:value-type="float">
            <text:p>3.744</text:p>
          </table:table-cell>
          <table:table-cell office:value-type="float" office:value="330.3" calcext:value-type="float">
            <text:p>330.3</text:p>
          </table:table-cell>
          <table:table-cell office:value-type="float" office:value="1.212" calcext:value-type="float">
            <text:p>1.212</text:p>
          </table:table-cell>
          <table:table-cell office:value-type="float" office:value="0.329" calcext:value-type="float">
            <text:p>0.329</text:p>
          </table:table-cell>
          <table:table-cell office:value-type="float" office:value="3.71" calcext:value-type="float">
            <text:p>3.71</text:p>
          </table:table-cell>
          <table:table-cell office:value-type="float" office:value="312.7" calcext:value-type="float">
            <text:p>312.7</text:p>
          </table:table-cell>
          <table:table-cell office:value-type="float" office:value="1.214" calcext:value-type="float">
            <text:p>1.214</text:p>
          </table:table-cell>
          <table:table-cell table:formula="of:=[.H264]/4" office:value-type="float" office:value="0.3035" calcext:value-type="float">
            <text:p>0.3035</text:p>
          </table:table-cell>
          <table:table-cell/>
          <table:table-cell table:formula="of:=[.D264]/[.E264]" office:value-type="float" office:value="3.6838905775076" calcext:value-type="float">
            <text:p>3.6838905775</text:p>
          </table:table-cell>
        </table:table-row>
        <table:table-row table:style-name="ro1">
          <table:table-cell office:value-type="float" office:value="0.7264" calcext:value-type="float">
            <text:p>0.7264</text:p>
          </table:table-cell>
          <table:table-cell office:value-type="float" office:value="4.426" calcext:value-type="float">
            <text:p>4.426</text:p>
          </table:table-cell>
          <table:table-cell office:value-type="float" office:value="551.9" calcext:value-type="float">
            <text:p>551.9</text:p>
          </table:table-cell>
          <table:table-cell office:value-type="float" office:value="1.333" calcext:value-type="float">
            <text:p>1.333</text:p>
          </table:table-cell>
          <table:table-cell office:value-type="float" office:value="0.3188" calcext:value-type="float">
            <text:p>0.3188</text:p>
          </table:table-cell>
          <table:table-cell office:value-type="float" office:value="4.452" calcext:value-type="float">
            <text:p>4.452</text:p>
          </table:table-cell>
          <table:table-cell office:value-type="float" office:value="568.1" calcext:value-type="float">
            <text:p>568.1</text:p>
          </table:table-cell>
          <table:table-cell office:value-type="float" office:value="1.326" calcext:value-type="float">
            <text:p>1.326</text:p>
          </table:table-cell>
          <table:table-cell table:formula="of:=[.H265]/4" office:value-type="float" office:value="0.3315" calcext:value-type="float">
            <text:p>0.3315</text:p>
          </table:table-cell>
          <table:table-cell/>
          <table:table-cell table:formula="of:=[.D265]/[.E265]" office:value-type="float" office:value="4.18130489335006" calcext:value-type="float">
            <text:p>4.1813048934</text:p>
          </table:table-cell>
        </table:table-row>
        <table:table-row table:style-name="ro1">
          <table:table-cell office:value-type="float" office:value="0.3045" calcext:value-type="float">
            <text:p>0.3045</text:p>
          </table:table-cell>
          <table:table-cell office:value-type="float" office:value="4.294" calcext:value-type="float">
            <text:p>4.294</text:p>
          </table:table-cell>
          <table:table-cell office:value-type="float" office:value="594.2" calcext:value-type="float">
            <text:p>594.2</text:p>
          </table:table-cell>
          <table:table-cell office:value-type="float" office:value="1.574" calcext:value-type="float">
            <text:p>1.574</text:p>
          </table:table-cell>
          <table:table-cell office:value-type="float" office:value="0.3529" calcext:value-type="float">
            <text:p>0.3529</text:p>
          </table:table-cell>
          <table:table-cell office:value-type="float" office:value="4.347" calcext:value-type="float">
            <text:p>4.347</text:p>
          </table:table-cell>
          <table:table-cell office:value-type="float" office:value="634.1" calcext:value-type="float">
            <text:p>634.1</text:p>
          </table:table-cell>
          <table:table-cell office:value-type="float" office:value="1.538" calcext:value-type="float">
            <text:p>1.538</text:p>
          </table:table-cell>
          <table:table-cell table:formula="of:=[.H266]/4" office:value-type="float" office:value="0.3845" calcext:value-type="float">
            <text:p>0.3845</text:p>
          </table:table-cell>
          <table:table-cell/>
          <table:table-cell table:formula="of:=[.D266]/[.E266]" office:value-type="float" office:value="4.46018702181921" calcext:value-type="float">
            <text:p>4.4601870218</text:p>
          </table:table-cell>
        </table:table-row>
        <table:table-row table:style-name="ro1">
          <table:table-cell office:value-type="float" office:value="0.9972" calcext:value-type="float">
            <text:p>0.9972</text:p>
          </table:table-cell>
          <table:table-cell office:value-type="float" office:value="3.832" calcext:value-type="float">
            <text:p>3.832</text:p>
          </table:table-cell>
          <table:table-cell office:value-type="float" office:value="360.5" calcext:value-type="float">
            <text:p>360.5</text:p>
          </table:table-cell>
          <table:table-cell office:value-type="float" office:value="1.333" calcext:value-type="float">
            <text:p>1.333</text:p>
          </table:table-cell>
          <table:table-cell office:value-type="float" office:value="0.333" calcext:value-type="float">
            <text:p>0.333</text:p>
          </table:table-cell>
          <table:table-cell office:value-type="float" office:value="3.832" calcext:value-type="float">
            <text:p>3.832</text:p>
          </table:table-cell>
          <table:table-cell office:value-type="float" office:value="360.6" calcext:value-type="float">
            <text:p>360.6</text:p>
          </table:table-cell>
          <table:table-cell office:value-type="float" office:value="1.333" calcext:value-type="float">
            <text:p>1.333</text:p>
          </table:table-cell>
          <table:table-cell table:formula="of:=[.H267]/4" office:value-type="float" office:value="0.33325" calcext:value-type="float">
            <text:p>0.33325</text:p>
          </table:table-cell>
          <table:table-cell/>
          <table:table-cell table:formula="of:=[.D267]/[.E267]" office:value-type="float" office:value="4.003003003003" calcext:value-type="float">
            <text:p>4.003003003</text:p>
          </table:table-cell>
        </table:table-row>
        <table:table-row table:style-name="ro1">
          <table:table-cell office:value-type="float" office:value="0.7688" calcext:value-type="float">
            <text:p>0.7688</text:p>
          </table:table-cell>
          <table:table-cell office:value-type="float" office:value="4.16" calcext:value-type="float">
            <text:p>4.16</text:p>
          </table:table-cell>
          <table:table-cell office:value-type="float" office:value="456.9" calcext:value-type="float">
            <text:p>456.9</text:p>
          </table:table-cell>
          <table:table-cell office:value-type="float" office:value="1.296" calcext:value-type="float">
            <text:p>1.296</text:p>
          </table:table-cell>
          <table:table-cell office:value-type="float" office:value="0.3092" calcext:value-type="float">
            <text:p>0.3092</text:p>
          </table:table-cell>
          <table:table-cell office:value-type="float" office:value="4.184" calcext:value-type="float">
            <text:p>4.184</text:p>
          </table:table-cell>
          <table:table-cell office:value-type="float" office:value="471.5" calcext:value-type="float">
            <text:p>471.5</text:p>
          </table:table-cell>
          <table:table-cell office:value-type="float" office:value="1.292" calcext:value-type="float">
            <text:p>1.292</text:p>
          </table:table-cell>
          <table:table-cell table:formula="of:=[.H268]/4" office:value-type="float" office:value="0.323" calcext:value-type="float">
            <text:p>0.323</text:p>
          </table:table-cell>
          <table:table-cell/>
          <table:table-cell table:formula="of:=[.D268]/[.E268]" office:value-type="float" office:value="4.19146183699871" calcext:value-type="float">
            <text:p>4.191461837</text:p>
          </table:table-cell>
        </table:table-row>
        <table:table-row table:style-name="ro1">
          <table:table-cell office:value-type="float" office:value="0.1708" calcext:value-type="float">
            <text:p>0.1708</text:p>
          </table:table-cell>
          <table:table-cell office:value-type="float" office:value="3.971" calcext:value-type="float">
            <text:p>3.971</text:p>
          </table:table-cell>
          <table:table-cell office:value-type="float" office:value="406.9" calcext:value-type="float">
            <text:p>406.9</text:p>
          </table:table-cell>
          <table:table-cell office:value-type="float" office:value="1.398" calcext:value-type="float">
            <text:p>1.398</text:p>
          </table:table-cell>
          <table:table-cell office:value-type="float" office:value="0.2851" calcext:value-type="float">
            <text:p>0.2851</text:p>
          </table:table-cell>
          <table:table-cell office:value-type="float" office:value="4.072" calcext:value-type="float">
            <text:p>4.072</text:p>
          </table:table-cell>
          <table:table-cell office:value-type="float" office:value="467.4" calcext:value-type="float">
            <text:p>467.4</text:p>
          </table:table-cell>
          <table:table-cell office:value-type="float" office:value="1.375" calcext:value-type="float">
            <text:p>1.375</text:p>
          </table:table-cell>
          <table:table-cell table:formula="of:=[.H269]/4" office:value-type="float" office:value="0.34375" calcext:value-type="float">
            <text:p>0.34375</text:p>
          </table:table-cell>
          <table:table-cell/>
          <table:table-cell table:formula="of:=[.D269]/[.E269]" office:value-type="float" office:value="4.90354261662575" calcext:value-type="float">
            <text:p>4.9035426166</text:p>
          </table:table-cell>
        </table:table-row>
        <table:table-row table:style-name="ro1">
          <table:table-cell office:value-type="float" office:value="0.3293" calcext:value-type="float">
            <text:p>0.3293</text:p>
          </table:table-cell>
          <table:table-cell office:value-type="float" office:value="3.765" calcext:value-type="float">
            <text:p>3.765</text:p>
          </table:table-cell>
          <table:table-cell office:value-type="float" office:value="301.7" calcext:value-type="float">
            <text:p>301.7</text:p>
          </table:table-cell>
          <table:table-cell office:value-type="float" office:value="1.042" calcext:value-type="float">
            <text:p>1.042</text:p>
          </table:table-cell>
          <table:table-cell office:value-type="float" office:value="0.3198" calcext:value-type="float">
            <text:p>0.3198</text:p>
          </table:table-cell>
          <table:table-cell office:value-type="float" office:value="3.702" calcext:value-type="float">
            <text:p>3.702</text:p>
          </table:table-cell>
          <table:table-cell office:value-type="float" office:value="271.8" calcext:value-type="float">
            <text:p>271.8</text:p>
          </table:table-cell>
          <table:table-cell office:value-type="float" office:value="1.043" calcext:value-type="float">
            <text:p>1.043</text:p>
          </table:table-cell>
          <table:table-cell table:formula="of:=[.H270]/4" office:value-type="float" office:value="0.26075" calcext:value-type="float">
            <text:p>0.26075</text:p>
          </table:table-cell>
          <table:table-cell/>
          <table:table-cell table:formula="of:=[.D270]/[.E270]" office:value-type="float" office:value="3.25828642901814" calcext:value-type="float">
            <text:p>3.258286429</text:p>
          </table:table-cell>
        </table:table-row>
        <table:table-row table:style-name="ro1">
          <table:table-cell office:value-type="float" office:value="0.7075" calcext:value-type="float">
            <text:p>0.7075</text:p>
          </table:table-cell>
          <table:table-cell office:value-type="float" office:value="3.736" calcext:value-type="float">
            <text:p>3.736</text:p>
          </table:table-cell>
          <table:table-cell office:value-type="float" office:value="315.8" calcext:value-type="float">
            <text:p>315.8</text:p>
          </table:table-cell>
          <table:table-cell office:value-type="float" office:value="1.214" calcext:value-type="float">
            <text:p>1.214</text:p>
          </table:table-cell>
          <table:table-cell office:value-type="float" office:value="0.2855" calcext:value-type="float">
            <text:p>0.2855</text:p>
          </table:table-cell>
          <table:table-cell office:value-type="float" office:value="3.753" calcext:value-type="float">
            <text:p>3.753</text:p>
          </table:table-cell>
          <table:table-cell office:value-type="float" office:value="325.1" calcext:value-type="float">
            <text:p>325.1</text:p>
          </table:table-cell>
          <table:table-cell office:value-type="float" office:value="1.208" calcext:value-type="float">
            <text:p>1.208</text:p>
          </table:table-cell>
          <table:table-cell table:formula="of:=[.H271]/4" office:value-type="float" office:value="0.302" calcext:value-type="float">
            <text:p>0.302</text:p>
          </table:table-cell>
          <table:table-cell/>
          <table:table-cell table:formula="of:=[.D271]/[.E271]" office:value-type="float" office:value="4.25218914185639" calcext:value-type="float">
            <text:p>4.2521891419</text:p>
          </table:table-cell>
        </table:table-row>
        <table:table-row table:style-name="ro1">
          <table:table-cell office:value-type="float" office:value="0.1722" calcext:value-type="float">
            <text:p>0.1722</text:p>
          </table:table-cell>
          <table:table-cell office:value-type="float" office:value="3.915" calcext:value-type="float">
            <text:p>3.915</text:p>
          </table:table-cell>
          <table:table-cell office:value-type="float" office:value="358.3" calcext:value-type="float">
            <text:p>358.3</text:p>
          </table:table-cell>
          <table:table-cell office:value-type="float" office:value="1.272" calcext:value-type="float">
            <text:p>1.272</text:p>
          </table:table-cell>
          <table:table-cell office:value-type="float" office:value="0.2518" calcext:value-type="float">
            <text:p>0.2518</text:p>
          </table:table-cell>
          <table:table-cell office:value-type="float" office:value="3.993" calcext:value-type="float">
            <text:p>3.993</text:p>
          </table:table-cell>
          <table:table-cell office:value-type="float" office:value="401.5" calcext:value-type="float">
            <text:p>401.5</text:p>
          </table:table-cell>
          <table:table-cell office:value-type="float" office:value="1.243" calcext:value-type="float">
            <text:p>1.243</text:p>
          </table:table-cell>
          <table:table-cell table:formula="of:=[.H272]/4" office:value-type="float" office:value="0.31075" calcext:value-type="float">
            <text:p>0.31075</text:p>
          </table:table-cell>
          <table:table-cell/>
          <table:table-cell table:formula="of:=[.D272]/[.E272]" office:value-type="float" office:value="5.05162827640985" calcext:value-type="float">
            <text:p>5.0516282764</text:p>
          </table:table-cell>
        </table:table-row>
        <table:table-row table:style-name="ro1">
          <table:table-cell office:value-type="float" office:value="0.0431" calcext:value-type="float">
            <text:p>0.0431</text:p>
          </table:table-cell>
          <table:table-cell office:value-type="float" office:value="4.199" calcext:value-type="float">
            <text:p>4.199</text:p>
          </table:table-cell>
          <table:table-cell office:value-type="float" office:value="510.8" calcext:value-type="float">
            <text:p>510.8</text:p>
          </table:table-cell>
          <table:table-cell office:value-type="float" office:value="1.408" calcext:value-type="float">
            <text:p>1.408</text:p>
          </table:table-cell>
          <table:table-cell office:value-type="float" office:value="0.2658" calcext:value-type="float">
            <text:p>0.2658</text:p>
          </table:table-cell>
          <table:table-cell office:value-type="float" office:value="4.336" calcext:value-type="float">
            <text:p>4.336</text:p>
          </table:table-cell>
          <table:table-cell office:value-type="float" office:value="601.8" calcext:value-type="float">
            <text:p>601.8</text:p>
          </table:table-cell>
          <table:table-cell office:value-type="float" office:value="1.351" calcext:value-type="float">
            <text:p>1.351</text:p>
          </table:table-cell>
          <table:table-cell table:formula="of:=[.H273]/4" office:value-type="float" office:value="0.33775" calcext:value-type="float">
            <text:p>0.33775</text:p>
          </table:table-cell>
          <table:table-cell/>
          <table:table-cell table:formula="of:=[.D273]/[.E273]" office:value-type="float" office:value="5.29721595184349" calcext:value-type="float">
            <text:p>5.2972159518</text:p>
          </table:table-cell>
        </table:table-row>
        <table:table-row table:style-name="ro1">
          <table:table-cell office:value-type="float" office:value="0.6213" calcext:value-type="float">
            <text:p>0.6213</text:p>
          </table:table-cell>
          <table:table-cell office:value-type="float" office:value="3.62" calcext:value-type="float">
            <text:p>3.62</text:p>
          </table:table-cell>
          <table:table-cell office:value-type="float" office:value="250.7" calcext:value-type="float">
            <text:p>250.7</text:p>
          </table:table-cell>
          <table:table-cell office:value-type="float" office:value="1.088" calcext:value-type="float">
            <text:p>1.088</text:p>
          </table:table-cell>
          <table:table-cell office:value-type="float" office:value="0.2422" calcext:value-type="float">
            <text:p>0.2422</text:p>
          </table:table-cell>
          <table:table-cell office:value-type="float" office:value="3.651" calcext:value-type="float">
            <text:p>3.651</text:p>
          </table:table-cell>
          <table:table-cell office:value-type="float" office:value="264.8" calcext:value-type="float">
            <text:p>264.8</text:p>
          </table:table-cell>
          <table:table-cell office:value-type="float" office:value="1.09" calcext:value-type="float">
            <text:p>1.09</text:p>
          </table:table-cell>
          <table:table-cell table:formula="of:=[.H274]/4" office:value-type="float" office:value="0.2725" calcext:value-type="float">
            <text:p>0.2725</text:p>
          </table:table-cell>
          <table:table-cell/>
          <table:table-cell table:formula="of:=[.D274]/[.E274]" office:value-type="float" office:value="4.49215524360033" calcext:value-type="float">
            <text:p>4.4921552436</text:p>
          </table:table-cell>
        </table:table-row>
        <table:table-row table:style-name="ro1">
          <table:table-cell office:value-type="float" office:value="0.5349" calcext:value-type="float">
            <text:p>0.5349</text:p>
          </table:table-cell>
          <table:table-cell office:value-type="float" office:value="4.069" calcext:value-type="float">
            <text:p>4.069</text:p>
          </table:table-cell>
          <table:table-cell office:value-type="float" office:value="436.4" calcext:value-type="float">
            <text:p>436.4</text:p>
          </table:table-cell>
          <table:table-cell office:value-type="float" office:value="1.2" calcext:value-type="float">
            <text:p>1.2</text:p>
          </table:table-cell>
          <table:table-cell office:value-type="float" office:value="0.3309" calcext:value-type="float">
            <text:p>0.3309</text:p>
          </table:table-cell>
          <table:table-cell office:value-type="float" office:value="4.022" calcext:value-type="float">
            <text:p>4.022</text:p>
          </table:table-cell>
          <table:table-cell office:value-type="float" office:value="409.9" calcext:value-type="float">
            <text:p>409.9</text:p>
          </table:table-cell>
          <table:table-cell office:value-type="float" office:value="1.208" calcext:value-type="float">
            <text:p>1.208</text:p>
          </table:table-cell>
          <table:table-cell table:formula="of:=[.H275]/4" office:value-type="float" office:value="0.302" calcext:value-type="float">
            <text:p>0.302</text:p>
          </table:table-cell>
          <table:table-cell/>
          <table:table-cell table:formula="of:=[.D275]/[.E275]" office:value-type="float" office:value="3.62647325475975" calcext:value-type="float">
            <text:p>3.6264732548</text:p>
          </table:table-cell>
        </table:table-row>
        <table:table-row table:style-name="ro1">
          <table:table-cell office:value-type="float" office:value="0.0313" calcext:value-type="float">
            <text:p>0.0313</text:p>
          </table:table-cell>
          <table:table-cell office:value-type="float" office:value="4.397" calcext:value-type="float">
            <text:p>4.397</text:p>
          </table:table-cell>
          <table:table-cell office:value-type="float" office:value="668.5" calcext:value-type="float">
            <text:p>668.5</text:p>
          </table:table-cell>
          <table:table-cell office:value-type="float" office:value="1.461" calcext:value-type="float">
            <text:p>1.461</text:p>
          </table:table-cell>
          <table:table-cell office:value-type="float" office:value="0.4597" calcext:value-type="float">
            <text:p>0.4597</text:p>
          </table:table-cell>
          <table:table-cell office:value-type="float" office:value="4.221" calcext:value-type="float">
            <text:p>4.221</text:p>
          </table:table-cell>
          <table:table-cell office:value-type="float" office:value="544.6" calcext:value-type="float">
            <text:p>544.6</text:p>
          </table:table-cell>
          <table:table-cell office:value-type="float" office:value="1.515" calcext:value-type="float">
            <text:p>1.515</text:p>
          </table:table-cell>
          <table:table-cell table:formula="of:=[.H276]/4" office:value-type="float" office:value="0.37875" calcext:value-type="float">
            <text:p>0.37875</text:p>
          </table:table-cell>
          <table:table-cell/>
          <table:table-cell table:formula="of:=[.D276]/[.E276]" office:value-type="float" office:value="3.17815966934958" calcext:value-type="float">
            <text:p>3.1781596693</text:p>
          </table:table-cell>
        </table:table-row>
        <table:table-row table:style-name="ro1">
          <table:table-cell office:value-type="float" office:value="0.6988" calcext:value-type="float">
            <text:p>0.6988</text:p>
          </table:table-cell>
          <table:table-cell office:value-type="float" office:value="3.815" calcext:value-type="float">
            <text:p>3.815</text:p>
          </table:table-cell>
          <table:table-cell office:value-type="float" office:value="321" calcext:value-type="float">
            <text:p>321</text:p>
          </table:table-cell>
          <table:table-cell office:value-type="float" office:value="1.209" calcext:value-type="float">
            <text:p>1.209</text:p>
          </table:table-cell>
          <table:table-cell office:value-type="float" office:value="0.3231" calcext:value-type="float">
            <text:p>0.3231</text:p>
          </table:table-cell>
          <table:table-cell office:value-type="float" office:value="3.787" calcext:value-type="float">
            <text:p>3.787</text:p>
          </table:table-cell>
          <table:table-cell office:value-type="float" office:value="307.4" calcext:value-type="float">
            <text:p>307.4</text:p>
          </table:table-cell>
          <table:table-cell office:value-type="float" office:value="1.21" calcext:value-type="float">
            <text:p>1.21</text:p>
          </table:table-cell>
          <table:table-cell table:formula="of:=[.H277]/4" office:value-type="float" office:value="0.3025" calcext:value-type="float">
            <text:p>0.3025</text:p>
          </table:table-cell>
          <table:table-cell/>
          <table:table-cell table:formula="of:=[.D277]/[.E277]" office:value-type="float" office:value="3.74187558031569" calcext:value-type="float">
            <text:p>3.7418755803</text:p>
          </table:table-cell>
        </table:table-row>
        <table:table-row table:style-name="ro1">
          <table:table-cell office:value-type="float" office:value="0.2791" calcext:value-type="float">
            <text:p>0.2791</text:p>
          </table:table-cell>
          <table:table-cell office:value-type="float" office:value="3.698" calcext:value-type="float">
            <text:p>3.698</text:p>
          </table:table-cell>
          <table:table-cell office:value-type="float" office:value="317.6" calcext:value-type="float">
            <text:p>317.6</text:p>
          </table:table-cell>
          <table:table-cell office:value-type="float" office:value="1.29" calcext:value-type="float">
            <text:p>1.29</text:p>
          </table:table-cell>
          <table:table-cell office:value-type="float" office:value="0.27" calcext:value-type="float">
            <text:p>0.27</text:p>
          </table:table-cell>
          <table:table-cell office:value-type="float" office:value="3.76" calcext:value-type="float">
            <text:p>3.76</text:p>
          </table:table-cell>
          <table:table-cell office:value-type="float" office:value="351" calcext:value-type="float">
            <text:p>351</text:p>
          </table:table-cell>
          <table:table-cell office:value-type="float" office:value="1.273" calcext:value-type="float">
            <text:p>1.273</text:p>
          </table:table-cell>
          <table:table-cell table:formula="of:=[.H278]/4" office:value-type="float" office:value="0.31825" calcext:value-type="float">
            <text:p>0.31825</text:p>
          </table:table-cell>
          <table:table-cell/>
          <table:table-cell table:formula="of:=[.D278]/[.E278]" office:value-type="float" office:value="4.77777777777778" calcext:value-type="float">
            <text:p>4.7777777778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3.71" calcext:value-type="float">
            <text:p>3.71</text:p>
          </table:table-cell>
          <table:table-cell office:value-type="float" office:value="292.4" calcext:value-type="float">
            <text:p>292.4</text:p>
          </table:table-cell>
          <table:table-cell office:value-type="float" office:value="1.196" calcext:value-type="float">
            <text:p>1.196</text:p>
          </table:table-cell>
          <table:table-cell office:value-type="float" office:value="0.2401" calcext:value-type="float">
            <text:p>0.2401</text:p>
          </table:table-cell>
          <table:table-cell office:value-type="float" office:value="3.771" calcext:value-type="float">
            <text:p>3.771</text:p>
          </table:table-cell>
          <table:table-cell office:value-type="float" office:value="324.1" calcext:value-type="float">
            <text:p>324.1</text:p>
          </table:table-cell>
          <table:table-cell office:value-type="float" office:value="1.182" calcext:value-type="float">
            <text:p>1.182</text:p>
          </table:table-cell>
          <table:table-cell table:formula="of:=[.H279]/4" office:value-type="float" office:value="0.2955" calcext:value-type="float">
            <text:p>0.2955</text:p>
          </table:table-cell>
          <table:table-cell/>
          <table:table-cell table:formula="of:=[.D279]/[.E279]" office:value-type="float" office:value="4.98125780924615" calcext:value-type="float">
            <text:p>4.9812578092</text:p>
          </table:table-cell>
        </table:table-row>
        <table:table-row table:style-name="ro1">
          <table:table-cell office:value-type="float" office:value="0.3723" calcext:value-type="float">
            <text:p>0.3723</text:p>
          </table:table-cell>
          <table:table-cell office:value-type="float" office:value="3.783" calcext:value-type="float">
            <text:p>3.783</text:p>
          </table:table-cell>
          <table:table-cell office:value-type="float" office:value="322.5" calcext:value-type="float">
            <text:p>322.5</text:p>
          </table:table-cell>
          <table:table-cell office:value-type="float" office:value="1.336" calcext:value-type="float">
            <text:p>1.336</text:p>
          </table:table-cell>
          <table:table-cell office:value-type="float" office:value="0.2887" calcext:value-type="float">
            <text:p>0.2887</text:p>
          </table:table-cell>
          <table:table-cell office:value-type="float" office:value="3.831" calcext:value-type="float">
            <text:p>3.831</text:p>
          </table:table-cell>
          <table:table-cell office:value-type="float" office:value="348.7" calcext:value-type="float">
            <text:p>348.7</text:p>
          </table:table-cell>
          <table:table-cell office:value-type="float" office:value="1.318" calcext:value-type="float">
            <text:p>1.318</text:p>
          </table:table-cell>
          <table:table-cell table:formula="of:=[.H280]/4" office:value-type="float" office:value="0.3295" calcext:value-type="float">
            <text:p>0.3295</text:p>
          </table:table-cell>
          <table:table-cell/>
          <table:table-cell table:formula="of:=[.D280]/[.E280]" office:value-type="float" office:value="4.62764114998268" calcext:value-type="float">
            <text:p>4.62764115</text:p>
          </table:table-cell>
        </table:table-row>
        <table:table-row table:style-name="ro1">
          <table:table-cell office:value-type="float" office:value="0.2624" calcext:value-type="float">
            <text:p>0.2624</text:p>
          </table:table-cell>
          <table:table-cell office:value-type="float" office:value="3.552" calcext:value-type="float">
            <text:p>3.552</text:p>
          </table:table-cell>
          <table:table-cell office:value-type="float" office:value="271" calcext:value-type="float">
            <text:p>271</text:p>
          </table:table-cell>
          <table:table-cell office:value-type="float" office:value="1.181" calcext:value-type="float">
            <text:p>1.181</text:p>
          </table:table-cell>
          <table:table-cell office:value-type="float" office:value="0.3589" calcext:value-type="float">
            <text:p>0.3589</text:p>
          </table:table-cell>
          <table:table-cell office:value-type="float" office:value="3.501" calcext:value-type="float">
            <text:p>3.501</text:p>
          </table:table-cell>
          <table:table-cell office:value-type="float" office:value="244.8" calcext:value-type="float">
            <text:p>244.8</text:p>
          </table:table-cell>
          <table:table-cell office:value-type="float" office:value="1.197" calcext:value-type="float">
            <text:p>1.197</text:p>
          </table:table-cell>
          <table:table-cell table:formula="of:=[.H281]/4" office:value-type="float" office:value="0.29925" calcext:value-type="float">
            <text:p>0.29925</text:p>
          </table:table-cell>
          <table:table-cell/>
          <table:table-cell table:formula="of:=[.D281]/[.E281]" office:value-type="float" office:value="3.29061019782669" calcext:value-type="float">
            <text:p>3.2906101978</text:p>
          </table:table-cell>
        </table:table-row>
        <table:table-row table:style-name="ro1">
          <table:table-cell office:value-type="float" office:value="0.6611" calcext:value-type="float">
            <text:p>0.6611</text:p>
          </table:table-cell>
          <table:table-cell office:value-type="float" office:value="3.665" calcext:value-type="float">
            <text:p>3.665</text:p>
          </table:table-cell>
          <table:table-cell office:value-type="float" office:value="276.7" calcext:value-type="float">
            <text:p>276.7</text:p>
          </table:table-cell>
          <table:table-cell office:value-type="float" office:value="1.138" calcext:value-type="float">
            <text:p>1.138</text:p>
          </table:table-cell>
          <table:table-cell office:value-type="float" office:value="0.3093" calcext:value-type="float">
            <text:p>0.3093</text:p>
          </table:table-cell>
          <table:table-cell office:value-type="float" office:value="3.639" calcext:value-type="float">
            <text:p>3.639</text:p>
          </table:table-cell>
          <table:table-cell office:value-type="float" office:value="264.3" calcext:value-type="float">
            <text:p>264.3</text:p>
          </table:table-cell>
          <table:table-cell office:value-type="float" office:value="1.139" calcext:value-type="float">
            <text:p>1.139</text:p>
          </table:table-cell>
          <table:table-cell table:formula="of:=[.H282]/4" office:value-type="float" office:value="0.28475" calcext:value-type="float">
            <text:p>0.28475</text:p>
          </table:table-cell>
          <table:table-cell/>
          <table:table-cell table:formula="of:=[.D282]/[.E282]" office:value-type="float" office:value="3.67927578402845" calcext:value-type="float">
            <text:p>3.679275784</text:p>
          </table:table-cell>
        </table:table-row>
        <table:table-row table:style-name="ro1">
          <table:table-cell office:value-type="float" office:value="0.5208" calcext:value-type="float">
            <text:p>0.5208</text:p>
          </table:table-cell>
          <table:table-cell office:value-type="float" office:value="3.872" calcext:value-type="float">
            <text:p>3.872</text:p>
          </table:table-cell>
          <table:table-cell office:value-type="float" office:value="367.2" calcext:value-type="float">
            <text:p>367.2</text:p>
          </table:table-cell>
          <table:table-cell office:value-type="float" office:value="1.344" calcext:value-type="float">
            <text:p>1.344</text:p>
          </table:table-cell>
          <table:table-cell office:value-type="float" office:value="0.3037" calcext:value-type="float">
            <text:p>0.3037</text:p>
          </table:table-cell>
          <table:table-cell office:value-type="float" office:value="3.904" calcext:value-type="float">
            <text:p>3.904</text:p>
          </table:table-cell>
          <table:table-cell office:value-type="float" office:value="386.1" calcext:value-type="float">
            <text:p>386.1</text:p>
          </table:table-cell>
          <table:table-cell office:value-type="float" office:value="1.326" calcext:value-type="float">
            <text:p>1.326</text:p>
          </table:table-cell>
          <table:table-cell table:formula="of:=[.H283]/4" office:value-type="float" office:value="0.3315" calcext:value-type="float">
            <text:p>0.3315</text:p>
          </table:table-cell>
          <table:table-cell/>
          <table:table-cell table:formula="of:=[.D283]/[.E283]" office:value-type="float" office:value="4.42541982219295" calcext:value-type="float">
            <text:p>4.4254198222</text:p>
          </table:table-cell>
        </table:table-row>
        <table:table-row table:style-name="ro1">
          <table:table-cell office:value-type="float" office:value="0.7355" calcext:value-type="float">
            <text:p>0.7355</text:p>
          </table:table-cell>
          <table:table-cell office:value-type="float" office:value="3.96" calcext:value-type="float">
            <text:p>3.96</text:p>
          </table:table-cell>
          <table:table-cell office:value-type="float" office:value="388.9" calcext:value-type="float">
            <text:p>388.9</text:p>
          </table:table-cell>
          <table:table-cell office:value-type="float" office:value="1.268" calcext:value-type="float">
            <text:p>1.268</text:p>
          </table:table-cell>
          <table:table-cell office:value-type="float" office:value="0.301" calcext:value-type="float">
            <text:p>0.301</text:p>
          </table:table-cell>
          <table:table-cell office:value-type="float" office:value="3.979" calcext:value-type="float">
            <text:p>3.979</text:p>
          </table:table-cell>
          <table:table-cell office:value-type="float" office:value="399.7" calcext:value-type="float">
            <text:p>399.7</text:p>
          </table:table-cell>
          <table:table-cell office:value-type="float" office:value="1.262" calcext:value-type="float">
            <text:p>1.262</text:p>
          </table:table-cell>
          <table:table-cell table:formula="of:=[.H284]/4" office:value-type="float" office:value="0.3155" calcext:value-type="float">
            <text:p>0.3155</text:p>
          </table:table-cell>
          <table:table-cell/>
          <table:table-cell table:formula="of:=[.D284]/[.E284]" office:value-type="float" office:value="4.21262458471761" calcext:value-type="float">
            <text:p>4.2126245847</text:p>
          </table:table-cell>
        </table:table-row>
        <table:table-row table:style-name="ro1">
          <table:table-cell office:value-type="float" office:value="0.7941" calcext:value-type="float">
            <text:p>0.7941</text:p>
          </table:table-cell>
          <table:table-cell office:value-type="float" office:value="3.98" calcext:value-type="float">
            <text:p>3.98</text:p>
          </table:table-cell>
          <table:table-cell office:value-type="float" office:value="382.6" calcext:value-type="float">
            <text:p>382.6</text:p>
          </table:table-cell>
          <table:table-cell office:value-type="float" office:value="1.186" calcext:value-type="float">
            <text:p>1.186</text:p>
          </table:table-cell>
          <table:table-cell office:value-type="float" office:value="0.3102" calcext:value-type="float">
            <text:p>0.3102</text:p>
          </table:table-cell>
          <table:table-cell office:value-type="float" office:value="3.958" calcext:value-type="float">
            <text:p>3.958</text:p>
          </table:table-cell>
          <table:table-cell office:value-type="float" office:value="371.5" calcext:value-type="float">
            <text:p>371.5</text:p>
          </table:table-cell>
          <table:table-cell office:value-type="float" office:value="1.187" calcext:value-type="float">
            <text:p>1.187</text:p>
          </table:table-cell>
          <table:table-cell table:formula="of:=[.H285]/4" office:value-type="float" office:value="0.29675" calcext:value-type="float">
            <text:p>0.29675</text:p>
          </table:table-cell>
          <table:table-cell/>
          <table:table-cell table:formula="of:=[.D285]/[.E285]" office:value-type="float" office:value="3.82333978078659" calcext:value-type="float">
            <text:p>3.8233397808</text:p>
          </table:table-cell>
        </table:table-row>
        <table:table-row table:style-name="ro1">
          <table:table-cell office:value-type="float" office:value="0.9147" calcext:value-type="float">
            <text:p>0.9147</text:p>
          </table:table-cell>
          <table:table-cell office:value-type="float" office:value="4.156" calcext:value-type="float">
            <text:p>4.156</text:p>
          </table:table-cell>
          <table:table-cell office:value-type="float" office:value="502.6" calcext:value-type="float">
            <text:p>502.6</text:p>
          </table:table-cell>
          <table:table-cell office:value-type="float" office:value="1.341" calcext:value-type="float">
            <text:p>1.341</text:p>
          </table:table-cell>
          <table:table-cell office:value-type="float" office:value="0.3398" calcext:value-type="float">
            <text:p>0.3398</text:p>
          </table:table-cell>
          <table:table-cell office:value-type="float" office:value="4.148" calcext:value-type="float">
            <text:p>4.148</text:p>
          </table:table-cell>
          <table:table-cell office:value-type="float" office:value="498.1" calcext:value-type="float">
            <text:p>498.1</text:p>
          </table:table-cell>
          <table:table-cell office:value-type="float" office:value="1.343" calcext:value-type="float">
            <text:p>1.343</text:p>
          </table:table-cell>
          <table:table-cell table:formula="of:=[.H286]/4" office:value-type="float" office:value="0.33575" calcext:value-type="float">
            <text:p>0.33575</text:p>
          </table:table-cell>
          <table:table-cell/>
          <table:table-cell table:formula="of:=[.D286]/[.E286]" office:value-type="float" office:value="3.94643908181283" calcext:value-type="float">
            <text:p>3.9464390818</text:p>
          </table:table-cell>
        </table:table-row>
        <table:table-row table:style-name="ro1">
          <table:table-cell office:value-type="float" office:value="0.1583" calcext:value-type="float">
            <text:p>0.1583</text:p>
          </table:table-cell>
          <table:table-cell office:value-type="float" office:value="4.21" calcext:value-type="float">
            <text:p>4.21</text:p>
          </table:table-cell>
          <table:table-cell office:value-type="float" office:value="655.1" calcext:value-type="float">
            <text:p>655.1</text:p>
          </table:table-cell>
          <table:table-cell office:value-type="float" office:value="1.624" calcext:value-type="float">
            <text:p>1.624</text:p>
          </table:table-cell>
          <table:table-cell office:value-type="float" office:value="0.4716" calcext:value-type="float">
            <text:p>0.4716</text:p>
          </table:table-cell>
          <table:table-cell office:value-type="float" office:value="4.145" calcext:value-type="float">
            <text:p>4.145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table:formula="of:=[.H287]/4" office:value-type="float" office:value="0.4225" calcext:value-type="float">
            <text:p>0.4225</text:p>
          </table:table-cell>
          <table:table-cell/>
          <table:table-cell table:formula="of:=[.D287]/[.E287]" office:value-type="float" office:value="3.44359626802375" calcext:value-type="float">
            <text:p>3.443596268</text:p>
          </table:table-cell>
        </table:table-row>
        <table:table-row table:style-name="ro1">
          <table:table-cell office:value-type="float" office:value="0.1343" calcext:value-type="float">
            <text:p>0.1343</text:p>
          </table:table-cell>
          <table:table-cell office:value-type="float" office:value="4.212" calcext:value-type="float">
            <text:p>4.212</text:p>
          </table:table-cell>
          <table:table-cell office:value-type="float" office:value="541.6" calcext:value-type="float">
            <text:p>541.6</text:p>
          </table:table-cell>
          <table:table-cell office:value-type="float" office:value="1.384" calcext:value-type="float">
            <text:p>1.384</text:p>
          </table:table-cell>
          <table:table-cell office:value-type="float" office:value="0.4097" calcext:value-type="float">
            <text:p>0.4097</text:p>
          </table:table-cell>
          <table:table-cell office:value-type="float" office:value="4.124" calcext:value-type="float">
            <text:p>4.124</text:p>
          </table:table-cell>
          <table:table-cell office:value-type="float" office:value="483.7" calcext:value-type="float">
            <text:p>483.7</text:p>
          </table:table-cell>
          <table:table-cell office:value-type="float" office:value="1.423" calcext:value-type="float">
            <text:p>1.423</text:p>
          </table:table-cell>
          <table:table-cell table:formula="of:=[.H288]/4" office:value-type="float" office:value="0.35575" calcext:value-type="float">
            <text:p>0.35575</text:p>
          </table:table-cell>
          <table:table-cell/>
          <table:table-cell table:formula="of:=[.D288]/[.E288]" office:value-type="float" office:value="3.37808152306566" calcext:value-type="float">
            <text:p>3.3780815231</text:p>
          </table:table-cell>
        </table:table-row>
        <table:table-row table:style-name="ro1">
          <table:table-cell office:value-type="float" office:value="0.1776" calcext:value-type="float">
            <text:p>0.1776</text:p>
          </table:table-cell>
          <table:table-cell office:value-type="float" office:value="4.54" calcext:value-type="float">
            <text:p>4.54</text:p>
          </table:table-cell>
          <table:table-cell office:value-type="float" office:value="668.8" calcext:value-type="float">
            <text:p>668.8</text:p>
          </table:table-cell>
          <table:table-cell office:value-type="float" office:value="1.345" calcext:value-type="float">
            <text:p>1.345</text:p>
          </table:table-cell>
          <table:table-cell office:value-type="float" office:value="0.3923" calcext:value-type="float">
            <text:p>0.3923</text:p>
          </table:table-cell>
          <table:table-cell office:value-type="float" office:value="4.414" calcext:value-type="float">
            <text:p>4.414</text:p>
          </table:table-cell>
          <table:table-cell office:value-type="float" office:value="585" calcext:value-type="float">
            <text:p>585</text:p>
          </table:table-cell>
          <table:table-cell office:value-type="float" office:value="1.367" calcext:value-type="float">
            <text:p>1.367</text:p>
          </table:table-cell>
          <table:table-cell table:formula="of:=[.H289]/4" office:value-type="float" office:value="0.34175" calcext:value-type="float">
            <text:p>0.34175</text:p>
          </table:table-cell>
          <table:table-cell/>
          <table:table-cell table:formula="of:=[.D289]/[.E289]" office:value-type="float" office:value="3.42849859801173" calcext:value-type="float">
            <text:p>3.428498598</text:p>
          </table:table-cell>
        </table:table-row>
        <table:table-row table:style-name="ro1">
          <table:table-cell office:value-type="float" office:value="0.9462" calcext:value-type="float">
            <text:p>0.9462</text:p>
          </table:table-cell>
          <table:table-cell office:value-type="float" office:value="3.686" calcext:value-type="float">
            <text:p>3.686</text:p>
          </table:table-cell>
          <table:table-cell office:value-type="float" office:value="298.6" calcext:value-type="float">
            <text:p>298.6</text:p>
          </table:table-cell>
          <table:table-cell office:value-type="float" office:value="1.194" calcext:value-type="float">
            <text:p>1.194</text:p>
          </table:table-cell>
          <table:table-cell office:value-type="float" office:value="0.302" calcext:value-type="float">
            <text:p>0.302</text:p>
          </table:table-cell>
          <table:table-cell office:value-type="float" office:value="3.683" calcext:value-type="float">
            <text:p>3.683</text:p>
          </table:table-cell>
          <table:table-cell office:value-type="float" office:value="296.7" calcext:value-type="float">
            <text:p>296.7</text:p>
          </table:table-cell>
          <table:table-cell office:value-type="float" office:value="1.195" calcext:value-type="float">
            <text:p>1.195</text:p>
          </table:table-cell>
          <table:table-cell table:formula="of:=[.H290]/4" office:value-type="float" office:value="0.29875" calcext:value-type="float">
            <text:p>0.29875</text:p>
          </table:table-cell>
          <table:table-cell/>
          <table:table-cell table:formula="of:=[.D290]/[.E290]" office:value-type="float" office:value="3.95364238410596" calcext:value-type="float">
            <text:p>3.9536423841</text:p>
          </table:table-cell>
        </table:table-row>
        <table:table-row table:style-name="ro1">
          <table:table-cell office:value-type="float" office:value="0.6718" calcext:value-type="float">
            <text:p>0.6718</text:p>
          </table:table-cell>
          <table:table-cell office:value-type="float" office:value="3.807" calcext:value-type="float">
            <text:p>3.807</text:p>
          </table:table-cell>
          <table:table-cell office:value-type="float" office:value="354.5" calcext:value-type="float">
            <text:p>354.5</text:p>
          </table:table-cell>
          <table:table-cell office:value-type="float" office:value="1.348" calcext:value-type="float">
            <text:p>1.348</text:p>
          </table:table-cell>
          <table:table-cell office:value-type="float" office:value="0.3165" calcext:value-type="float">
            <text:p>0.3165</text:p>
          </table:table-cell>
          <table:table-cell office:value-type="float" office:value="3.829" calcext:value-type="float">
            <text:p>3.829</text:p>
          </table:table-cell>
          <table:table-cell office:value-type="float" office:value="366.9" calcext:value-type="float">
            <text:p>366.9</text:p>
          </table:table-cell>
          <table:table-cell office:value-type="float" office:value="1.338" calcext:value-type="float">
            <text:p>1.338</text:p>
          </table:table-cell>
          <table:table-cell table:formula="of:=[.H291]/4" office:value-type="float" office:value="0.3345" calcext:value-type="float">
            <text:p>0.3345</text:p>
          </table:table-cell>
          <table:table-cell/>
          <table:table-cell table:formula="of:=[.D291]/[.E291]" office:value-type="float" office:value="4.25908372827804" calcext:value-type="float">
            <text:p>4.2590837283</text:p>
          </table:table-cell>
        </table:table-row>
        <table:table-row table:style-name="ro1">
          <table:table-cell office:value-type="float" office:value="0.7865" calcext:value-type="float">
            <text:p>0.7865</text:p>
          </table:table-cell>
          <table:table-cell office:value-type="float" office:value="3.748" calcext:value-type="float">
            <text:p>3.748</text:p>
          </table:table-cell>
          <table:table-cell office:value-type="float" office:value="316.1" calcext:value-type="float">
            <text:p>316.1</text:p>
          </table:table-cell>
          <table:table-cell office:value-type="float" office:value="1.231" calcext:value-type="float">
            <text:p>1.231</text:p>
          </table:table-cell>
          <table:table-cell office:value-type="float" office:value="0.2932" calcext:value-type="float">
            <text:p>0.2932</text:p>
          </table:table-cell>
          <table:table-cell office:value-type="float" office:value="3.767" calcext:value-type="float">
            <text:p>3.767</text:p>
          </table:table-cell>
          <table:table-cell office:value-type="float" office:value="325.8" calcext:value-type="float">
            <text:p>325.8</text:p>
          </table:table-cell>
          <table:table-cell office:value-type="float" office:value="1.23" calcext:value-type="float">
            <text:p>1.23</text:p>
          </table:table-cell>
          <table:table-cell table:formula="of:=[.H292]/4" office:value-type="float" office:value="0.3075" calcext:value-type="float">
            <text:p>0.3075</text:p>
          </table:table-cell>
          <table:table-cell/>
          <table:table-cell table:formula="of:=[.D292]/[.E292]" office:value-type="float" office:value="4.19849931787176" calcext:value-type="float">
            <text:p>4.198499317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4.016" calcext:value-type="float">
            <text:p>4.016</text:p>
          </table:table-cell>
          <table:table-cell office:value-type="float" office:value="423.7" calcext:value-type="float">
            <text:p>423.7</text:p>
          </table:table-cell>
          <table:table-cell office:value-type="float" office:value="1.275" calcext:value-type="float">
            <text:p>1.275</text:p>
          </table:table-cell>
          <table:table-cell office:value-type="float" office:value="0.3471" calcext:value-type="float">
            <text:p>0.3471</text:p>
          </table:table-cell>
          <table:table-cell office:value-type="float" office:value="3.972" calcext:value-type="float">
            <text:p>3.972</text:p>
          </table:table-cell>
          <table:table-cell office:value-type="float" office:value="398.8" calcext:value-type="float">
            <text:p>398.8</text:p>
          </table:table-cell>
          <table:table-cell office:value-type="float" office:value="1.282" calcext:value-type="float">
            <text:p>1.282</text:p>
          </table:table-cell>
          <table:table-cell table:formula="of:=[.H293]/4" office:value-type="float" office:value="0.3205" calcext:value-type="float">
            <text:p>0.3205</text:p>
          </table:table-cell>
          <table:table-cell/>
          <table:table-cell table:formula="of:=[.D293]/[.E293]" office:value-type="float" office:value="3.6732929991357" calcext:value-type="float">
            <text:p>3.6732929991</text:p>
          </table:table-cell>
        </table:table-row>
        <table:table-row table:style-name="ro1">
          <table:table-cell office:value-type="float" office:value="0.9002" calcext:value-type="float">
            <text:p>0.9002</text:p>
          </table:table-cell>
          <table:table-cell office:value-type="float" office:value="3.744" calcext:value-type="float">
            <text:p>3.744</text:p>
          </table:table-cell>
          <table:table-cell office:value-type="float" office:value="361.8" calcext:value-type="float">
            <text:p>361.8</text:p>
          </table:table-cell>
          <table:table-cell office:value-type="float" office:value="1.421" calcext:value-type="float">
            <text:p>1.421</text:p>
          </table:table-cell>
          <table:table-cell office:value-type="float" office:value="0.3615" calcext:value-type="float">
            <text:p>0.3615</text:p>
          </table:table-cell>
          <table:table-cell office:value-type="float" office:value="3.74" calcext:value-type="float">
            <text:p>3.74</text:p>
          </table:table-cell>
          <table:table-cell office:value-type="float" office:value="359.1" calcext:value-type="float">
            <text:p>359.1</text:p>
          </table:table-cell>
          <table:table-cell office:value-type="float" office:value="1.426" calcext:value-type="float">
            <text:p>1.426</text:p>
          </table:table-cell>
          <table:table-cell table:formula="of:=[.H294]/4" office:value-type="float" office:value="0.3565" calcext:value-type="float">
            <text:p>0.3565</text:p>
          </table:table-cell>
          <table:table-cell/>
          <table:table-cell table:formula="of:=[.D294]/[.E294]" office:value-type="float" office:value="3.93084370677732" calcext:value-type="float">
            <text:p>3.9308437068</text:p>
          </table:table-cell>
        </table:table-row>
        <table:table-row table:style-name="ro1">
          <table:table-cell office:value-type="float" office:value="0.1639" calcext:value-type="float">
            <text:p>0.1639</text:p>
          </table:table-cell>
          <table:table-cell office:value-type="float" office:value="3.69" calcext:value-type="float">
            <text:p>3.69</text:p>
          </table:table-cell>
          <table:table-cell office:value-type="float" office:value="335.8" calcext:value-type="float">
            <text:p>335.8</text:p>
          </table:table-cell>
          <table:table-cell office:value-type="float" office:value="1.241" calcext:value-type="float">
            <text:p>1.241</text:p>
          </table:table-cell>
          <table:table-cell office:value-type="float" office:value="0.3769" calcext:value-type="float">
            <text:p>0.3769</text:p>
          </table:table-cell>
          <table:table-cell office:value-type="float" office:value="3.619" calcext:value-type="float">
            <text:p>3.619</text:p>
          </table:table-cell>
          <table:table-cell office:value-type="float" office:value="297" calcext:value-type="float">
            <text:p>297</text:p>
          </table:table-cell>
          <table:table-cell office:value-type="float" office:value="1.26" calcext:value-type="float">
            <text:p>1.26</text:p>
          </table:table-cell>
          <table:table-cell table:formula="of:=[.H295]/4" office:value-type="float" office:value="0.315" calcext:value-type="float">
            <text:p>0.315</text:p>
          </table:table-cell>
          <table:table-cell/>
          <table:table-cell table:formula="of:=[.D295]/[.E295]" office:value-type="float" office:value="3.29265057044309" calcext:value-type="float">
            <text:p>3.2926505704</text:p>
          </table:table-cell>
        </table:table-row>
        <table:table-row table:style-name="ro1">
          <table:table-cell office:value-type="float" office:value="0.6218" calcext:value-type="float">
            <text:p>0.6218</text:p>
          </table:table-cell>
          <table:table-cell office:value-type="float" office:value="4.496" calcext:value-type="float">
            <text:p>4.496</text:p>
          </table:table-cell>
          <table:table-cell office:value-type="float" office:value="610.4" calcext:value-type="float">
            <text:p>610.4</text:p>
          </table:table-cell>
          <table:table-cell office:value-type="float" office:value="1.387" calcext:value-type="float">
            <text:p>1.387</text:p>
          </table:table-cell>
          <table:table-cell office:value-type="float" office:value="0.323" calcext:value-type="float">
            <text:p>0.323</text:p>
          </table:table-cell>
          <table:table-cell office:value-type="float" office:value="4.546" calcext:value-type="float">
            <text:p>4.546</text:p>
          </table:table-cell>
          <table:table-cell office:value-type="float" office:value="643.3" calcext:value-type="float">
            <text:p>643.3</text:p>
          </table:table-cell>
          <table:table-cell office:value-type="float" office:value="1.375" calcext:value-type="float">
            <text:p>1.375</text:p>
          </table:table-cell>
          <table:table-cell table:formula="of:=[.H296]/4" office:value-type="float" office:value="0.34375" calcext:value-type="float">
            <text:p>0.34375</text:p>
          </table:table-cell>
          <table:table-cell/>
          <table:table-cell table:formula="of:=[.D296]/[.E296]" office:value-type="float" office:value="4.29411764705882" calcext:value-type="float">
            <text:p>4.2941176471</text:p>
          </table:table-cell>
        </table:table-row>
        <table:table-row table:style-name="ro1">
          <table:table-cell office:value-type="float" office:value="0.1713" calcext:value-type="float">
            <text:p>0.1713</text:p>
          </table:table-cell>
          <table:table-cell office:value-type="float" office:value="3.542" calcext:value-type="float">
            <text:p>3.542</text:p>
          </table:table-cell>
          <table:table-cell office:value-type="float" office:value="227" calcext:value-type="float">
            <text:p>227</text:p>
          </table:table-cell>
          <table:table-cell office:value-type="float" office:value="1.151" calcext:value-type="float">
            <text:p>1.151</text:p>
          </table:table-cell>
          <table:table-cell office:value-type="float" office:value="0.2057" calcext:value-type="float">
            <text:p>0.2057</text:p>
          </table:table-cell>
          <table:table-cell office:value-type="float" office:value="3.626" calcext:value-type="float">
            <text:p>3.626</text:p>
          </table:table-cell>
          <table:table-cell office:value-type="float" office:value="265" calcext:value-type="float">
            <text:p>265</text:p>
          </table:table-cell>
          <table:table-cell office:value-type="float" office:value="1.156" calcext:value-type="float">
            <text:p>1.156</text:p>
          </table:table-cell>
          <table:table-cell table:formula="of:=[.H297]/4" office:value-type="float" office:value="0.289" calcext:value-type="float">
            <text:p>0.289</text:p>
          </table:table-cell>
          <table:table-cell/>
          <table:table-cell table:formula="of:=[.D297]/[.E297]" office:value-type="float" office:value="5.59552746718522" calcext:value-type="float">
            <text:p>5.5955274672</text:p>
          </table:table-cell>
        </table:table-row>
        <table:table-row table:style-name="ro1">
          <table:table-cell office:value-type="float" office:value="0.3859" calcext:value-type="float">
            <text:p>0.3859</text:p>
          </table:table-cell>
          <table:table-cell office:value-type="float" office:value="3.694" calcext:value-type="float">
            <text:p>3.694</text:p>
          </table:table-cell>
          <table:table-cell office:value-type="float" office:value="297.9" calcext:value-type="float">
            <text:p>297.9</text:p>
          </table:table-cell>
          <table:table-cell office:value-type="float" office:value="1.366" calcext:value-type="float">
            <text:p>1.366</text:p>
          </table:table-cell>
          <table:table-cell office:value-type="float" office:value="0.2953" calcext:value-type="float">
            <text:p>0.2953</text:p>
          </table:table-cell>
          <table:table-cell office:value-type="float" office:value="3.745" calcext:value-type="float">
            <text:p>3.745</text:p>
          </table:table-cell>
          <table:table-cell office:value-type="float" office:value="325.1" calcext:value-type="float">
            <text:p>325.1</text:p>
          </table:table-cell>
          <table:table-cell office:value-type="float" office:value="1.353" calcext:value-type="float">
            <text:p>1.353</text:p>
          </table:table-cell>
          <table:table-cell table:formula="of:=[.H298]/4" office:value-type="float" office:value="0.33825" calcext:value-type="float">
            <text:p>0.33825</text:p>
          </table:table-cell>
          <table:table-cell/>
          <table:table-cell table:formula="of:=[.D298]/[.E298]" office:value-type="float" office:value="4.62580426684727" calcext:value-type="float">
            <text:p>4.6258042668</text:p>
          </table:table-cell>
        </table:table-row>
        <table:table-row table:style-name="ro1">
          <table:table-cell office:value-type="float" office:value="0.7237" calcext:value-type="float">
            <text:p>0.7237</text:p>
          </table:table-cell>
          <table:table-cell office:value-type="float" office:value="3.636" calcext:value-type="float">
            <text:p>3.636</text:p>
          </table:table-cell>
          <table:table-cell office:value-type="float" office:value="280.4" calcext:value-type="float">
            <text:p>280.4</text:p>
          </table:table-cell>
          <table:table-cell office:value-type="float" office:value="1.202" calcext:value-type="float">
            <text:p>1.202</text:p>
          </table:table-cell>
          <table:table-cell office:value-type="float" office:value="0.3202" calcext:value-type="float">
            <text:p>0.3202</text:p>
          </table:table-cell>
          <table:table-cell office:value-type="float" office:value="3.615" calcext:value-type="float">
            <text:p>3.615</text:p>
          </table:table-cell>
          <table:table-cell office:value-type="float" office:value="269.8" calcext:value-type="float">
            <text:p>269.8</text:p>
          </table:table-cell>
          <table:table-cell office:value-type="float" office:value="1.203" calcext:value-type="float">
            <text:p>1.203</text:p>
          </table:table-cell>
          <table:table-cell table:formula="of:=[.H299]/4" office:value-type="float" office:value="0.30075" calcext:value-type="float">
            <text:p>0.30075</text:p>
          </table:table-cell>
          <table:table-cell/>
          <table:table-cell table:formula="of:=[.D299]/[.E299]" office:value-type="float" office:value="3.75390381011867" calcext:value-type="float">
            <text:p>3.7539038101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4.013" calcext:value-type="float">
            <text:p>4.013</text:p>
          </table:table-cell>
          <table:table-cell office:value-type="float" office:value="401.5" calcext:value-type="float">
            <text:p>401.5</text:p>
          </table:table-cell>
          <table:table-cell office:value-type="float" office:value="1.219" calcext:value-type="float">
            <text:p>1.219</text:p>
          </table:table-cell>
          <table:table-cell office:value-type="float" office:value="0.3384" calcext:value-type="float">
            <text:p>0.3384</text:p>
          </table:table-cell>
          <table:table-cell office:value-type="float" office:value="3.975" calcext:value-type="float">
            <text:p>3.975</text:p>
          </table:table-cell>
          <table:table-cell office:value-type="float" office:value="380.3" calcext:value-type="float">
            <text:p>380.3</text:p>
          </table:table-cell>
          <table:table-cell office:value-type="float" office:value="1.234" calcext:value-type="float">
            <text:p>1.234</text:p>
          </table:table-cell>
          <table:table-cell table:formula="of:=[.H300]/4" office:value-type="float" office:value="0.3085" calcext:value-type="float">
            <text:p>0.3085</text:p>
          </table:table-cell>
          <table:table-cell/>
          <table:table-cell table:formula="of:=[.D300]/[.E300]" office:value-type="float" office:value="3.60224586288416" calcext:value-type="float">
            <text:p>3.6022458629</text:p>
          </table:table-cell>
        </table:table-row>
        <table:table-row table:style-name="ro1">
          <table:table-cell office:value-type="float" office:value="0.7237" calcext:value-type="float">
            <text:p>0.7237</text:p>
          </table:table-cell>
          <table:table-cell office:value-type="float" office:value="3.861" calcext:value-type="float">
            <text:p>3.861</text:p>
          </table:table-cell>
          <table:table-cell office:value-type="float" office:value="355.9" calcext:value-type="float">
            <text:p>355.9</text:p>
          </table:table-cell>
          <table:table-cell office:value-type="float" office:value="1.159" calcext:value-type="float">
            <text:p>1.159</text:p>
          </table:table-cell>
          <table:table-cell office:value-type="float" office:value="0.3092" calcext:value-type="float">
            <text:p>0.3092</text:p>
          </table:table-cell>
          <table:table-cell office:value-type="float" office:value="3.834" calcext:value-type="float">
            <text:p>3.834</text:p>
          </table:table-cell>
          <table:table-cell office:value-type="float" office:value="341.9" calcext:value-type="float">
            <text:p>341.9</text:p>
          </table:table-cell>
          <table:table-cell office:value-type="float" office:value="1.161" calcext:value-type="float">
            <text:p>1.161</text:p>
          </table:table-cell>
          <table:table-cell table:formula="of:=[.H301]/4" office:value-type="float" office:value="0.29025" calcext:value-type="float">
            <text:p>0.29025</text:p>
          </table:table-cell>
          <table:table-cell/>
          <table:table-cell table:formula="of:=[.D301]/[.E301]" office:value-type="float" office:value="3.748382923674" calcext:value-type="float">
            <text:p>3.7483829237</text:p>
          </table:table-cell>
        </table:table-row>
        <table:table-row table:style-name="ro1">
          <table:table-cell office:value-type="float" office:value="0.4274" calcext:value-type="float">
            <text:p>0.4274</text:p>
          </table:table-cell>
          <table:table-cell office:value-type="float" office:value="3.91" calcext:value-type="float">
            <text:p>3.91</text:p>
          </table:table-cell>
          <table:table-cell office:value-type="float" office:value="390.3" calcext:value-type="float">
            <text:p>390.3</text:p>
          </table:table-cell>
          <table:table-cell office:value-type="float" office:value="1.26" calcext:value-type="float">
            <text:p>1.26</text:p>
          </table:table-cell>
          <table:table-cell office:value-type="float" office:value="0.3513" calcext:value-type="float">
            <text:p>0.3513</text:p>
          </table:table-cell>
          <table:table-cell office:value-type="float" office:value="3.865" calcext:value-type="float">
            <text:p>3.865</text:p>
          </table:table-cell>
          <table:table-cell office:value-type="float" office:value="364.7" calcext:value-type="float">
            <text:p>364.7</text:p>
          </table:table-cell>
          <table:table-cell office:value-type="float" office:value="1.272" calcext:value-type="float">
            <text:p>1.272</text:p>
          </table:table-cell>
          <table:table-cell table:formula="of:=[.H302]/4" office:value-type="float" office:value="0.318" calcext:value-type="float">
            <text:p>0.318</text:p>
          </table:table-cell>
          <table:table-cell/>
          <table:table-cell table:formula="of:=[.D302]/[.E302]" office:value-type="float" office:value="3.5866780529462" calcext:value-type="float">
            <text:p>3.5866780529</text:p>
          </table:table-cell>
        </table:table-row>
        <table:table-row table:style-name="ro1">
          <table:table-cell office:value-type="float" office:value="0.2489" calcext:value-type="float">
            <text:p>0.2489</text:p>
          </table:table-cell>
          <table:table-cell office:value-type="float" office:value="3.525" calcext:value-type="float">
            <text:p>3.525</text:p>
          </table:table-cell>
          <table:table-cell office:value-type="float" office:value="259.1" calcext:value-type="float">
            <text:p>259.1</text:p>
          </table:table-cell>
          <table:table-cell office:value-type="float" office:value="1.299" calcext:value-type="float">
            <text:p>1.299</text:p>
          </table:table-cell>
          <table:table-cell office:value-type="float" office:value="0.2586" calcext:value-type="float">
            <text:p>0.2586</text:p>
          </table:table-cell>
          <table:table-cell office:value-type="float" office:value="3.597" calcext:value-type="float">
            <text:p>3.597</text:p>
          </table:table-cell>
          <table:table-cell office:value-type="float" office:value="295.2" calcext:value-type="float">
            <text:p>295.2</text:p>
          </table:table-cell>
          <table:table-cell office:value-type="float" office:value="1.288" calcext:value-type="float">
            <text:p>1.288</text:p>
          </table:table-cell>
          <table:table-cell table:formula="of:=[.H303]/4" office:value-type="float" office:value="0.322" calcext:value-type="float">
            <text:p>0.322</text:p>
          </table:table-cell>
          <table:table-cell/>
          <table:table-cell table:formula="of:=[.D303]/[.E303]" office:value-type="float" office:value="5.02320185614849" calcext:value-type="float">
            <text:p>5.0232018561</text:p>
          </table:table-cell>
        </table:table-row>
        <table:table-row table:style-name="ro1">
          <table:table-cell office:value-type="float" office:value="0.1343" calcext:value-type="float">
            <text:p>0.1343</text:p>
          </table:table-cell>
          <table:table-cell office:value-type="float" office:value="3.601" calcext:value-type="float">
            <text:p>3.601</text:p>
          </table:table-cell>
          <table:table-cell office:value-type="float" office:value="251.6" calcext:value-type="float">
            <text:p>251.6</text:p>
          </table:table-cell>
          <table:table-cell office:value-type="float" office:value="1.219" calcext:value-type="float">
            <text:p>1.219</text:p>
          </table:table-cell>
          <table:table-cell office:value-type="float" office:value="0.2156" calcext:value-type="float">
            <text:p>0.2156</text:p>
          </table:table-cell>
          <table:table-cell office:value-type="float" office:value="3.698" calcext:value-type="float">
            <text:p>3.698</text:p>
          </table:table-cell>
          <table:table-cell office:value-type="float" office:value="298.3" calcext:value-type="float">
            <text:p>298.3</text:p>
          </table:table-cell>
          <table:table-cell office:value-type="float" office:value="1.211" calcext:value-type="float">
            <text:p>1.211</text:p>
          </table:table-cell>
          <table:table-cell table:formula="of:=[.H304]/4" office:value-type="float" office:value="0.30275" calcext:value-type="float">
            <text:p>0.30275</text:p>
          </table:table-cell>
          <table:table-cell/>
          <table:table-cell table:formula="of:=[.D304]/[.E304]" office:value-type="float" office:value="5.65398886827458" calcext:value-type="float">
            <text:p>5.653988868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3.864" calcext:value-type="float">
            <text:p>3.864</text:p>
          </table:table-cell>
          <table:table-cell office:value-type="float" office:value="372.5" calcext:value-type="float">
            <text:p>372.5</text:p>
          </table:table-cell>
          <table:table-cell office:value-type="float" office:value="1.386" calcext:value-type="float">
            <text:p>1.386</text:p>
          </table:table-cell>
          <table:table-cell office:value-type="float" office:value="0.2555" calcext:value-type="float">
            <text:p>0.2555</text:p>
          </table:table-cell>
          <table:table-cell office:value-type="float" office:value="4.008" calcext:value-type="float">
            <text:p>4.008</text:p>
          </table:table-cell>
          <table:table-cell office:value-type="float" office:value="456.1" calcext:value-type="float">
            <text:p>456.1</text:p>
          </table:table-cell>
          <table:table-cell office:value-type="float" office:value="1.356" calcext:value-type="float">
            <text:p>1.356</text:p>
          </table:table-cell>
          <table:table-cell table:formula="of:=[.H305]/4" office:value-type="float" office:value="0.339" calcext:value-type="float">
            <text:p>0.339</text:p>
          </table:table-cell>
          <table:table-cell/>
          <table:table-cell table:formula="of:=[.D305]/[.E305]" office:value-type="float" office:value="5.42465753424658" calcext:value-type="float">
            <text:p>5.4246575342</text:p>
          </table:table-cell>
        </table:table-row>
        <table:table-row table:style-name="ro1">
          <table:table-cell office:value-type="float" office:value="0.8992" calcext:value-type="float">
            <text:p>0.8992</text:p>
          </table:table-cell>
          <table:table-cell office:value-type="float" office:value="4.241" calcext:value-type="float">
            <text:p>4.241</text:p>
          </table:table-cell>
          <table:table-cell office:value-type="float" office:value="542" calcext:value-type="float">
            <text:p>542</text:p>
          </table:table-cell>
          <table:table-cell office:value-type="float" office:value="1.515" calcext:value-type="float">
            <text:p>1.515</text:p>
          </table:table-cell>
          <table:table-cell office:value-type="float" office:value="0.3845" calcext:value-type="float">
            <text:p>0.3845</text:p>
          </table:table-cell>
          <table:table-cell office:value-type="float" office:value="4.233" calcext:value-type="float">
            <text:p>4.233</text:p>
          </table:table-cell>
          <table:table-cell office:value-type="float" office:value="536.5" calcext:value-type="float">
            <text:p>536.5</text:p>
          </table:table-cell>
          <table:table-cell office:value-type="float" office:value="1.519" calcext:value-type="float">
            <text:p>1.519</text:p>
          </table:table-cell>
          <table:table-cell table:formula="of:=[.H306]/4" office:value-type="float" office:value="0.37975" calcext:value-type="float">
            <text:p>0.37975</text:p>
          </table:table-cell>
          <table:table-cell/>
          <table:table-cell table:formula="of:=[.D306]/[.E306]" office:value-type="float" office:value="3.94018205461639" calcext:value-type="float">
            <text:p>3.9401820546</text:p>
          </table:table-cell>
        </table:table-row>
        <table:table-row table:style-name="ro1">
          <table:table-cell office:value-type="float" office:value="0.1631" calcext:value-type="float">
            <text:p>0.1631</text:p>
          </table:table-cell>
          <table:table-cell office:value-type="float" office:value="3.407" calcext:value-type="float">
            <text:p>3.407</text:p>
          </table:table-cell>
          <table:table-cell office:value-type="float" office:value="227.5" calcext:value-type="float">
            <text:p>227.5</text:p>
          </table:table-cell>
          <table:table-cell office:value-type="float" office:value="1.102" calcext:value-type="float">
            <text:p>1.102</text:p>
          </table:table-cell>
          <table:table-cell office:value-type="float" office:value="0.3611" calcext:value-type="float">
            <text:p>0.3611</text:p>
          </table:table-cell>
          <table:table-cell office:value-type="float" office:value="3.342" calcext:value-type="float">
            <text:p>3.342</text:p>
          </table:table-cell>
          <table:table-cell office:value-type="float" office:value="197.6" calcext:value-type="float">
            <text:p>197.6</text:p>
          </table:table-cell>
          <table:table-cell office:value-type="float" office:value="1.105" calcext:value-type="float">
            <text:p>1.105</text:p>
          </table:table-cell>
          <table:table-cell table:formula="of:=[.H307]/4" office:value-type="float" office:value="0.27625" calcext:value-type="float">
            <text:p>0.27625</text:p>
          </table:table-cell>
          <table:table-cell/>
          <table:table-cell table:formula="of:=[.D307]/[.E307]" office:value-type="float" office:value="3.05178620880642" calcext:value-type="float">
            <text:p>3.0517862088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4.256" calcext:value-type="float">
            <text:p>4.256</text:p>
          </table:table-cell>
          <table:table-cell office:value-type="float" office:value="546.5" calcext:value-type="float">
            <text:p>546.5</text:p>
          </table:table-cell>
          <table:table-cell office:value-type="float" office:value="1.317" calcext:value-type="float">
            <text:p>1.317</text:p>
          </table:table-cell>
          <table:table-cell office:value-type="float" office:value="0.407" calcext:value-type="float">
            <text:p>0.407</text:p>
          </table:table-cell>
          <table:table-cell office:value-type="float" office:value="4.116" calcext:value-type="float">
            <text:p>4.116</text:p>
          </table:table-cell>
          <table:table-cell office:value-type="float" office:value="459.8" calcext:value-type="float">
            <text:p>459.8</text:p>
          </table:table-cell>
          <table:table-cell office:value-type="float" office:value="1.344" calcext:value-type="float">
            <text:p>1.344</text:p>
          </table:table-cell>
          <table:table-cell table:formula="of:=[.H308]/4" office:value-type="float" office:value="0.336" calcext:value-type="float">
            <text:p>0.336</text:p>
          </table:table-cell>
          <table:table-cell/>
          <table:table-cell table:formula="of:=[.D308]/[.E308]" office:value-type="float" office:value="3.23587223587224" calcext:value-type="float">
            <text:p>3.2358722359</text:p>
          </table:table-cell>
        </table:table-row>
        <table:table-row table:style-name="ro1">
          <table:table-cell office:value-type="float" office:value="0.9811" calcext:value-type="float">
            <text:p>0.9811</text:p>
          </table:table-cell>
          <table:table-cell office:value-type="float" office:value="4.063" calcext:value-type="float">
            <text:p>4.063</text:p>
          </table:table-cell>
          <table:table-cell office:value-type="float" office:value="439.5" calcext:value-type="float">
            <text:p>439.5</text:p>
          </table:table-cell>
          <table:table-cell office:value-type="float" office:value="1.315" calcext:value-type="float">
            <text:p>1.315</text:p>
          </table:table-cell>
          <table:table-cell office:value-type="float" office:value="0.3277" calcext:value-type="float">
            <text:p>0.3277</text:p>
          </table:table-cell>
          <table:table-cell office:value-type="float" office:value="4.065" calcext:value-type="float">
            <text:p>4.065</text:p>
          </table:table-cell>
          <table:table-cell office:value-type="float" office:value="440.4" calcext:value-type="float">
            <text:p>440.4</text:p>
          </table:table-cell>
          <table:table-cell office:value-type="float" office:value="1.315" calcext:value-type="float">
            <text:p>1.315</text:p>
          </table:table-cell>
          <table:table-cell table:formula="of:=[.H309]/4" office:value-type="float" office:value="0.32875" calcext:value-type="float">
            <text:p>0.32875</text:p>
          </table:table-cell>
          <table:table-cell/>
          <table:table-cell table:formula="of:=[.D309]/[.E309]" office:value-type="float" office:value="4.01281660054928" calcext:value-type="float">
            <text:p>4.0128166005</text:p>
          </table:table-cell>
        </table:table-row>
        <table:table-row table:style-name="ro1">
          <table:table-cell office:value-type="float" office:value="0.1902" calcext:value-type="float">
            <text:p>0.1902</text:p>
          </table:table-cell>
          <table:table-cell office:value-type="float" office:value="4.48" calcext:value-type="float">
            <text:p>4.48</text:p>
          </table:table-cell>
          <table:table-cell office:value-type="float" office:value="687.5" calcext:value-type="float">
            <text:p>687.5</text:p>
          </table:table-cell>
          <table:table-cell office:value-type="float" office:value="1.455" calcext:value-type="float">
            <text:p>1.455</text:p>
          </table:table-cell>
          <table:table-cell office:value-type="float" office:value="0.4166" calcext:value-type="float">
            <text:p>0.4166</text:p>
          </table:table-cell>
          <table:table-cell office:value-type="float" office:value="4.385" calcext:value-type="float">
            <text:p>4.385</text:p>
          </table:table-cell>
          <table:table-cell office:value-type="float" office:value="619" calcext:value-type="float">
            <text:p>619</text:p>
          </table:table-cell>
          <table:table-cell office:value-type="float" office:value="1.49" calcext:value-type="float">
            <text:p>1.49</text:p>
          </table:table-cell>
          <table:table-cell table:formula="of:=[.H310]/4" office:value-type="float" office:value="0.3725" calcext:value-type="float">
            <text:p>0.3725</text:p>
          </table:table-cell>
          <table:table-cell/>
          <table:table-cell table:formula="of:=[.D310]/[.E310]" office:value-type="float" office:value="3.49255880940951" calcext:value-type="float">
            <text:p>3.4925588094</text:p>
          </table:table-cell>
        </table:table-row>
        <table:table-row table:style-name="ro1">
          <table:table-cell office:value-type="float" office:value="0.6906" calcext:value-type="float">
            <text:p>0.6906</text:p>
          </table:table-cell>
          <table:table-cell office:value-type="float" office:value="3.978" calcext:value-type="float">
            <text:p>3.978</text:p>
          </table:table-cell>
          <table:table-cell office:value-type="float" office:value="401.5" calcext:value-type="float">
            <text:p>401.5</text:p>
          </table:table-cell>
          <table:table-cell office:value-type="float" office:value="1.306" calcext:value-type="float">
            <text:p>1.306</text:p>
          </table:table-cell>
          <table:table-cell office:value-type="float" office:value="0.3466" calcext:value-type="float">
            <text:p>0.3466</text:p>
          </table:table-cell>
          <table:table-cell office:value-type="float" office:value="3.948" calcext:value-type="float">
            <text:p>3.948</text:p>
          </table:table-cell>
          <table:table-cell office:value-type="float" office:value="385.1" calcext:value-type="float">
            <text:p>385.1</text:p>
          </table:table-cell>
          <table:table-cell office:value-type="float" office:value="1.311" calcext:value-type="float">
            <text:p>1.311</text:p>
          </table:table-cell>
          <table:table-cell table:formula="of:=[.H311]/4" office:value-type="float" office:value="0.32775" calcext:value-type="float">
            <text:p>0.32775</text:p>
          </table:table-cell>
          <table:table-cell/>
          <table:table-cell table:formula="of:=[.D311]/[.E311]" office:value-type="float" office:value="3.76803231390652" calcext:value-type="float">
            <text:p>3.7680323139</text:p>
          </table:table-cell>
        </table:table-row>
        <table:table-row table:style-name="ro1">
          <table:table-cell office:value-type="float" office:value="0.8207" calcext:value-type="float">
            <text:p>0.8207</text:p>
          </table:table-cell>
          <table:table-cell office:value-type="float" office:value="3.549" calcext:value-type="float">
            <text:p>3.549</text:p>
          </table:table-cell>
          <table:table-cell office:value-type="float" office:value="274.3" calcext:value-type="float">
            <text:p>274.3</text:p>
          </table:table-cell>
          <table:table-cell office:value-type="float" office:value="1.295" calcext:value-type="float">
            <text:p>1.295</text:p>
          </table:table-cell>
          <table:table-cell office:value-type="float" office:value="0.3349" calcext:value-type="float">
            <text:p>0.3349</text:p>
          </table:table-cell>
          <table:table-cell office:value-type="float" office:value="3.542" calcext:value-type="float">
            <text:p>3.542</text:p>
          </table:table-cell>
          <table:table-cell office:value-type="float" office:value="270.4" calcext:value-type="float">
            <text:p>270.4</text:p>
          </table:table-cell>
          <table:table-cell office:value-type="float" office:value="1.301" calcext:value-type="float">
            <text:p>1.301</text:p>
          </table:table-cell>
          <table:table-cell table:formula="of:=[.H312]/4" office:value-type="float" office:value="0.32525" calcext:value-type="float">
            <text:p>0.32525</text:p>
          </table:table-cell>
          <table:table-cell/>
          <table:table-cell table:formula="of:=[.D312]/[.E312]" office:value-type="float" office:value="3.86682591818453" calcext:value-type="float">
            <text:p>3.8668259182</text:p>
          </table:table-cell>
        </table:table-row>
        <table:table-row table:style-name="ro1">
          <table:table-cell office:value-type="float" office:value="0.1073" calcext:value-type="float">
            <text:p>0.1073</text:p>
          </table:table-cell>
          <table:table-cell office:value-type="float" office:value="3.726" calcext:value-type="float">
            <text:p>3.726</text:p>
          </table:table-cell>
          <table:table-cell office:value-type="float" office:value="325.5" calcext:value-type="float">
            <text:p>325.5</text:p>
          </table:table-cell>
          <table:table-cell office:value-type="float" office:value="1.238" calcext:value-type="float">
            <text:p>1.238</text:p>
          </table:table-cell>
          <table:table-cell office:value-type="float" office:value="0.3972" calcext:value-type="float">
            <text:p>0.3972</text:p>
          </table:table-cell>
          <table:table-cell office:value-type="float" office:value="3.647" calcext:value-type="float">
            <text:p>3.647</text:p>
          </table:table-cell>
          <table:table-cell office:value-type="float" office:value="282.7" calcext:value-type="float">
            <text:p>282.7</text:p>
          </table:table-cell>
          <table:table-cell office:value-type="float" office:value="1.268" calcext:value-type="float">
            <text:p>1.268</text:p>
          </table:table-cell>
          <table:table-cell table:formula="of:=[.H313]/4" office:value-type="float" office:value="0.317" calcext:value-type="float">
            <text:p>0.317</text:p>
          </table:table-cell>
          <table:table-cell/>
          <table:table-cell table:formula="of:=[.D313]/[.E313]" office:value-type="float" office:value="3.11681772406848" calcext:value-type="float">
            <text:p>3.1168177241</text:p>
          </table:table-cell>
        </table:table-row>
        <table:table-row table:style-name="ro1">
          <table:table-cell office:value-type="float" office:value="0.3924" calcext:value-type="float">
            <text:p>0.3924</text:p>
          </table:table-cell>
          <table:table-cell office:value-type="float" office:value="4.059" calcext:value-type="float">
            <text:p>4.059</text:p>
          </table:table-cell>
          <table:table-cell office:value-type="float" office:value="442.4" calcext:value-type="float">
            <text:p>442.4</text:p>
          </table:table-cell>
          <table:table-cell office:value-type="float" office:value="1.455" calcext:value-type="float">
            <text:p>1.455</text:p>
          </table:table-cell>
          <table:table-cell office:value-type="float" office:value="0.3208" calcext:value-type="float">
            <text:p>0.3208</text:p>
          </table:table-cell>
          <table:table-cell office:value-type="float" office:value="4.119" calcext:value-type="float">
            <text:p>4.119</text:p>
          </table:table-cell>
          <table:table-cell office:value-type="float" office:value="480.3" calcext:value-type="float">
            <text:p>480.3</text:p>
          </table:table-cell>
          <table:table-cell office:value-type="float" office:value="1.433" calcext:value-type="float">
            <text:p>1.433</text:p>
          </table:table-cell>
          <table:table-cell table:formula="of:=[.H314]/4" office:value-type="float" office:value="0.35825" calcext:value-type="float">
            <text:p>0.35825</text:p>
          </table:table-cell>
          <table:table-cell/>
          <table:table-cell table:formula="of:=[.D314]/[.E314]" office:value-type="float" office:value="4.535536159601" calcext:value-type="float">
            <text:p>4.5355361596</text:p>
          </table:table-cell>
        </table:table-row>
        <table:table-row table:style-name="ro1">
          <table:table-cell office:value-type="float" office:value="0.3673" calcext:value-type="float">
            <text:p>0.3673</text:p>
          </table:table-cell>
          <table:table-cell office:value-type="float" office:value="5.259" calcext:value-type="float">
            <text:p>5.259</text:p>
          </table:table-cell>
          <table:table-cell office:value-type="float" office:value="1133" calcext:value-type="float">
            <text:p>1133</text:p>
          </table:table-cell>
          <table:table-cell office:value-type="float" office:value="1.605" calcext:value-type="float">
            <text:p>1.605</text:p>
          </table:table-cell>
          <table:table-cell office:value-type="float" office:value="0.3631" calcext:value-type="float">
            <text:p>0.3631</text:p>
          </table:table-cell>
          <table:table-cell office:value-type="float" office:value="5.402" calcext:value-type="float">
            <text:p>5.402</text:p>
          </table:table-cell>
          <table:table-cell office:value-type="float" office:value="1260" calcext:value-type="float">
            <text:p>1260</text:p>
          </table:table-cell>
          <table:table-cell office:value-type="float" office:value="1.577" calcext:value-type="float">
            <text:p>1.577</text:p>
          </table:table-cell>
          <table:table-cell table:formula="of:=[.H315]/4" office:value-type="float" office:value="0.39425" calcext:value-type="float">
            <text:p>0.39425</text:p>
          </table:table-cell>
          <table:table-cell/>
          <table:table-cell table:formula="of:=[.D315]/[.E315]" office:value-type="float" office:value="4.4202698980997" calcext:value-type="float">
            <text:p>4.4202698981</text:p>
          </table:table-cell>
        </table:table-row>
        <table:table-row table:style-name="ro1">
          <table:table-cell office:value-type="float" office:value="0.5461" calcext:value-type="float">
            <text:p>0.5461</text:p>
          </table:table-cell>
          <table:table-cell office:value-type="float" office:value="3.866" calcext:value-type="float">
            <text:p>3.866</text:p>
          </table:table-cell>
          <table:table-cell office:value-type="float" office:value="385.9" calcext:value-type="float">
            <text:p>385.9</text:p>
          </table:table-cell>
          <table:table-cell office:value-type="float" office:value="1.356" calcext:value-type="float">
            <text:p>1.356</text:p>
          </table:table-cell>
          <table:table-cell office:value-type="float" office:value="0.3091" calcext:value-type="float">
            <text:p>0.3091</text:p>
          </table:table-cell>
          <table:table-cell office:value-type="float" office:value="3.898" calcext:value-type="float">
            <text:p>3.898</text:p>
          </table:table-cell>
          <table:table-cell office:value-type="float" office:value="405.5" calcext:value-type="float">
            <text:p>405.5</text:p>
          </table:table-cell>
          <table:table-cell office:value-type="float" office:value="1.339" calcext:value-type="float">
            <text:p>1.339</text:p>
          </table:table-cell>
          <table:table-cell table:formula="of:=[.H316]/4" office:value-type="float" office:value="0.33475" calcext:value-type="float">
            <text:p>0.33475</text:p>
          </table:table-cell>
          <table:table-cell/>
          <table:table-cell table:formula="of:=[.D316]/[.E316]" office:value-type="float" office:value="4.38692979618246" calcext:value-type="float">
            <text:p>4.3869297962</text:p>
          </table:table-cell>
        </table:table-row>
        <table:table-row table:style-name="ro1">
          <table:table-cell office:value-type="float" office:value="0.0151" calcext:value-type="float">
            <text:p>0.0151</text:p>
          </table:table-cell>
          <table:table-cell office:value-type="float" office:value="4.117" calcext:value-type="float">
            <text:p>4.117</text:p>
          </table:table-cell>
          <table:table-cell office:value-type="float" office:value="450.8" calcext:value-type="float">
            <text:p>450.8</text:p>
          </table:table-cell>
          <table:table-cell office:value-type="float" office:value="1.141" calcext:value-type="float">
            <text:p>1.141</text:p>
          </table:table-cell>
          <table:table-cell office:value-type="float" office:value="0.4112" calcext:value-type="float">
            <text:p>0.4112</text:p>
          </table:table-cell>
          <table:table-cell office:value-type="float" office:value="3.94" calcext:value-type="float">
            <text:p>3.94</text:p>
          </table:table-cell>
          <table:table-cell office:value-type="float" office:value="353.7" calcext:value-type="float">
            <text:p>353.7</text:p>
          </table:table-cell>
          <table:table-cell office:value-type="float" office:value="1.168" calcext:value-type="float">
            <text:p>1.168</text:p>
          </table:table-cell>
          <table:table-cell table:formula="of:=[.H317]/4" office:value-type="float" office:value="0.292" calcext:value-type="float">
            <text:p>0.292</text:p>
          </table:table-cell>
          <table:table-cell/>
          <table:table-cell table:formula="of:=[.D317]/[.E317]" office:value-type="float" office:value="2.77480544747082" calcext:value-type="float">
            <text:p>2.7748054475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4.22" calcext:value-type="float">
            <text:p>4.22</text:p>
          </table:table-cell>
          <table:table-cell office:value-type="float" office:value="544.5" calcext:value-type="float">
            <text:p>544.5</text:p>
          </table:table-cell>
          <table:table-cell office:value-type="float" office:value="1.496" calcext:value-type="float">
            <text:p>1.496</text:p>
          </table:table-cell>
          <table:table-cell office:value-type="float" office:value="0.3225" calcext:value-type="float">
            <text:p>0.3225</text:p>
          </table:table-cell>
          <table:table-cell office:value-type="float" office:value="4.306" calcext:value-type="float">
            <text:p>4.306</text:p>
          </table:table-cell>
          <table:table-cell office:value-type="float" office:value="603.9" calcext:value-type="float">
            <text:p>603.9</text:p>
          </table:table-cell>
          <table:table-cell office:value-type="float" office:value="1.463" calcext:value-type="float">
            <text:p>1.463</text:p>
          </table:table-cell>
          <table:table-cell table:formula="of:=[.H318]/4" office:value-type="float" office:value="0.36575" calcext:value-type="float">
            <text:p>0.36575</text:p>
          </table:table-cell>
          <table:table-cell/>
          <table:table-cell table:formula="of:=[.D318]/[.E318]" office:value-type="float" office:value="4.63875968992248" calcext:value-type="float">
            <text:p>4.6387596899</text:p>
          </table:table-cell>
        </table:table-row>
        <table:table-row table:style-name="ro1">
          <table:table-cell office:value-type="float" office:value="0.8608" calcext:value-type="float">
            <text:p>0.8608</text:p>
          </table:table-cell>
          <table:table-cell office:value-type="float" office:value="3.64" calcext:value-type="float">
            <text:p>3.64</text:p>
          </table:table-cell>
          <table:table-cell office:value-type="float" office:value="255.2" calcext:value-type="float">
            <text:p>255.2</text:p>
          </table:table-cell>
          <table:table-cell office:value-type="float" office:value="1.121" calcext:value-type="float">
            <text:p>1.121</text:p>
          </table:table-cell>
          <table:table-cell office:value-type="float" office:value="0.2696" calcext:value-type="float">
            <text:p>0.2696</text:p>
          </table:table-cell>
          <table:table-cell office:value-type="float" office:value="3.653" calcext:value-type="float">
            <text:p>3.653</text:p>
          </table:table-cell>
          <table:table-cell office:value-type="float" office:value="261.1" calcext:value-type="float">
            <text:p>261.1</text:p>
          </table:table-cell>
          <table:table-cell office:value-type="float" office:value="1.124" calcext:value-type="float">
            <text:p>1.124</text:p>
          </table:table-cell>
          <table:table-cell table:formula="of:=[.H319]/4" office:value-type="float" office:value="0.281" calcext:value-type="float">
            <text:p>0.281</text:p>
          </table:table-cell>
          <table:table-cell/>
          <table:table-cell table:formula="of:=[.D319]/[.E319]" office:value-type="float" office:value="4.1580118694362" calcext:value-type="float">
            <text:p>4.1580118694</text:p>
          </table:table-cell>
        </table:table-row>
        <table:table-row table:style-name="ro1">
          <table:table-cell office:value-type="float" office:value="0.6484" calcext:value-type="float">
            <text:p>0.6484</text:p>
          </table:table-cell>
          <table:table-cell office:value-type="float" office:value="3.785" calcext:value-type="float">
            <text:p>3.785</text:p>
          </table:table-cell>
          <table:table-cell office:value-type="float" office:value="334.2" calcext:value-type="float">
            <text:p>334.2</text:p>
          </table:table-cell>
          <table:table-cell office:value-type="float" office:value="1.224" calcext:value-type="float">
            <text:p>1.224</text:p>
          </table:table-cell>
          <table:table-cell office:value-type="float" office:value="0.2836" calcext:value-type="float">
            <text:p>0.2836</text:p>
          </table:table-cell>
          <table:table-cell office:value-type="float" office:value="3.814" calcext:value-type="float">
            <text:p>3.814</text:p>
          </table:table-cell>
          <table:table-cell office:value-type="float" office:value="349.4" calcext:value-type="float">
            <text:p>349.4</text:p>
          </table:table-cell>
          <table:table-cell office:value-type="float" office:value="1.219" calcext:value-type="float">
            <text:p>1.219</text:p>
          </table:table-cell>
          <table:table-cell table:formula="of:=[.H320]/4" office:value-type="float" office:value="0.30475" calcext:value-type="float">
            <text:p>0.30475</text:p>
          </table:table-cell>
          <table:table-cell/>
          <table:table-cell table:formula="of:=[.D320]/[.E320]" office:value-type="float" office:value="4.31593794076164" calcext:value-type="float">
            <text:p>4.3159379408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3.962" calcext:value-type="float">
            <text:p>3.962</text:p>
          </table:table-cell>
          <table:table-cell office:value-type="float" office:value="467.2" calcext:value-type="float">
            <text:p>467.2</text:p>
          </table:table-cell>
          <table:table-cell office:value-type="float" office:value="1.503" calcext:value-type="float">
            <text:p>1.503</text:p>
          </table:table-cell>
          <table:table-cell office:value-type="float" office:value="0.3476" calcext:value-type="float">
            <text:p>0.3476</text:p>
          </table:table-cell>
          <table:table-cell office:value-type="float" office:value="3.993" calcext:value-type="float">
            <text:p>3.993</text:p>
          </table:table-cell>
          <table:table-cell office:value-type="float" office:value="488.4" calcext:value-type="float">
            <text:p>488.4</text:p>
          </table:table-cell>
          <table:table-cell office:value-type="float" office:value="1.481" calcext:value-type="float">
            <text:p>1.481</text:p>
          </table:table-cell>
          <table:table-cell table:formula="of:=[.H321]/4" office:value-type="float" office:value="0.37025" calcext:value-type="float">
            <text:p>0.37025</text:p>
          </table:table-cell>
          <table:table-cell/>
          <table:table-cell table:formula="of:=[.D321]/[.E321]" office:value-type="float" office:value="4.32393555811277" calcext:value-type="float">
            <text:p>4.3239355581</text:p>
          </table:table-cell>
        </table:table-row>
        <table:table-row table:style-name="ro1">
          <table:table-cell office:value-type="float" office:value="0.3926" calcext:value-type="float">
            <text:p>0.3926</text:p>
          </table:table-cell>
          <table:table-cell office:value-type="float" office:value="4.398" calcext:value-type="float">
            <text:p>4.398</text:p>
          </table:table-cell>
          <table:table-cell office:value-type="float" office:value="634.2" calcext:value-type="float">
            <text:p>634.2</text:p>
          </table:table-cell>
          <table:table-cell office:value-type="float" office:value="1.408" calcext:value-type="float">
            <text:p>1.408</text:p>
          </table:table-cell>
          <table:table-cell office:value-type="float" office:value="0.39" calcext:value-type="float">
            <text:p>0.39</text:p>
          </table:table-cell>
          <table:table-cell office:value-type="float" office:value="4.32" calcext:value-type="float">
            <text:p>4.32</text:p>
          </table:table-cell>
          <table:table-cell office:value-type="float" office:value="581.3" calcext:value-type="float">
            <text:p>581.3</text:p>
          </table:table-cell>
          <table:table-cell office:value-type="float" office:value="1.426" calcext:value-type="float">
            <text:p>1.426</text:p>
          </table:table-cell>
          <table:table-cell table:formula="of:=[.H322]/4" office:value-type="float" office:value="0.3565" calcext:value-type="float">
            <text:p>0.3565</text:p>
          </table:table-cell>
          <table:table-cell/>
          <table:table-cell table:formula="of:=[.D322]/[.E322]" office:value-type="float" office:value="3.61025641025641" calcext:value-type="float">
            <text:p>3.6102564103</text:p>
          </table:table-cell>
        </table:table-row>
        <table:table-row table:style-name="ro1">
          <table:table-cell office:value-type="float" office:value="0.4889" calcext:value-type="float">
            <text:p>0.4889</text:p>
          </table:table-cell>
          <table:table-cell office:value-type="float" office:value="4.653" calcext:value-type="float">
            <text:p>4.653</text:p>
          </table:table-cell>
          <table:table-cell office:value-type="float" office:value="793" calcext:value-type="float">
            <text:p>793</text:p>
          </table:table-cell>
          <table:table-cell office:value-type="float" office:value="1.478" calcext:value-type="float">
            <text:p>1.478</text:p>
          </table:table-cell>
          <table:table-cell office:value-type="float" office:value="0.3997" calcext:value-type="float">
            <text:p>0.3997</text:p>
          </table:table-cell>
          <table:table-cell office:value-type="float" office:value="4.59" calcext:value-type="float">
            <text:p>4.59</text:p>
          </table:table-cell>
          <table:table-cell office:value-type="float" office:value="744.4" calcext:value-type="float">
            <text:p>744.4</text:p>
          </table:table-cell>
          <table:table-cell office:value-type="float" office:value="1.5" calcext:value-type="float">
            <text:p>1.5</text:p>
          </table:table-cell>
          <table:table-cell table:formula="of:=[.H323]/4" office:value-type="float" office:value="0.375" calcext:value-type="float">
            <text:p>0.375</text:p>
          </table:table-cell>
          <table:table-cell/>
          <table:table-cell table:formula="of:=[.D323]/[.E323]" office:value-type="float" office:value="3.6977733299975" calcext:value-type="float">
            <text:p>3.69777333</text:p>
          </table:table-cell>
        </table:table-row>
        <table:table-row table:style-name="ro1">
          <table:table-cell office:value-type="float" office:value="0.5482" calcext:value-type="float">
            <text:p>0.5482</text:p>
          </table:table-cell>
          <table:table-cell office:value-type="float" office:value="3.914" calcext:value-type="float">
            <text:p>3.914</text:p>
          </table:table-cell>
          <table:table-cell office:value-type="float" office:value="430.3" calcext:value-type="float">
            <text:p>430.3</text:p>
          </table:table-cell>
          <table:table-cell office:value-type="float" office:value="1.425" calcext:value-type="float">
            <text:p>1.425</text:p>
          </table:table-cell>
          <table:table-cell office:value-type="float" office:value="0.3848" calcext:value-type="float">
            <text:p>0.3848</text:p>
          </table:table-cell>
          <table:table-cell office:value-type="float" office:value="3.883" calcext:value-type="float">
            <text:p>3.883</text:p>
          </table:table-cell>
          <table:table-cell office:value-type="float" office:value="410.7" calcext:value-type="float">
            <text:p>410.7</text:p>
          </table:table-cell>
          <table:table-cell office:value-type="float" office:value="1.443" calcext:value-type="float">
            <text:p>1.443</text:p>
          </table:table-cell>
          <table:table-cell table:formula="of:=[.H324]/4" office:value-type="float" office:value="0.36075" calcext:value-type="float">
            <text:p>0.36075</text:p>
          </table:table-cell>
          <table:table-cell/>
          <table:table-cell table:formula="of:=[.D324]/[.E324]" office:value-type="float" office:value="3.70322245322245" calcext:value-type="float">
            <text:p>3.7032224532</text:p>
          </table:table-cell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3.841" calcext:value-type="float">
            <text:p>3.841</text:p>
          </table:table-cell>
          <table:table-cell office:value-type="float" office:value="381.1" calcext:value-type="float">
            <text:p>381.1</text:p>
          </table:table-cell>
          <table:table-cell office:value-type="float" office:value="1.289" calcext:value-type="float">
            <text:p>1.289</text:p>
          </table:table-cell>
          <table:table-cell office:value-type="float" office:value="0.3123" calcext:value-type="float">
            <text:p>0.3123</text:p>
          </table:table-cell>
          <table:table-cell office:value-type="float" office:value="3.853" calcext:value-type="float">
            <text:p>3.853</text:p>
          </table:table-cell>
          <table:table-cell office:value-type="float" office:value="388.2" calcext:value-type="float">
            <text:p>388.2</text:p>
          </table:table-cell>
          <table:table-cell office:value-type="float" office:value="1.285" calcext:value-type="float">
            <text:p>1.285</text:p>
          </table:table-cell>
          <table:table-cell table:formula="of:=[.H325]/4" office:value-type="float" office:value="0.32125" calcext:value-type="float">
            <text:p>0.32125</text:p>
          </table:table-cell>
          <table:table-cell/>
          <table:table-cell table:formula="of:=[.D325]/[.E325]" office:value-type="float" office:value="4.12744156260006" calcext:value-type="float">
            <text:p>4.1274415626</text:p>
          </table:table-cell>
        </table:table-row>
        <table:table-row table:style-name="ro1">
          <table:table-cell office:value-type="float" office:value="0.8613" calcext:value-type="float">
            <text:p>0.8613</text:p>
          </table:table-cell>
          <table:table-cell office:value-type="float" office:value="4.553" calcext:value-type="float">
            <text:p>4.553</text:p>
          </table:table-cell>
          <table:table-cell office:value-type="float" office:value="692.9" calcext:value-type="float">
            <text:p>692.9</text:p>
          </table:table-cell>
          <table:table-cell office:value-type="float" office:value="1.487" calcext:value-type="float">
            <text:p>1.487</text:p>
          </table:table-cell>
          <table:table-cell office:value-type="float" office:value="0.3794" calcext:value-type="float">
            <text:p>0.3794</text:p>
          </table:table-cell>
          <table:table-cell office:value-type="float" office:value="4.539" calcext:value-type="float">
            <text:p>4.539</text:p>
          </table:table-cell>
          <table:table-cell office:value-type="float" office:value="682.6" calcext:value-type="float">
            <text:p>682.6</text:p>
          </table:table-cell>
          <table:table-cell office:value-type="float" office:value="1.493" calcext:value-type="float">
            <text:p>1.493</text:p>
          </table:table-cell>
          <table:table-cell table:formula="of:=[.H326]/4" office:value-type="float" office:value="0.37325" calcext:value-type="float">
            <text:p>0.37325</text:p>
          </table:table-cell>
          <table:table-cell/>
          <table:table-cell table:formula="of:=[.D326]/[.E326]" office:value-type="float" office:value="3.91934633632051" calcext:value-type="float">
            <text:p>3.9193463363</text:p>
          </table:table-cell>
        </table:table-row>
        <table:table-row table:style-name="ro1">
          <table:table-cell office:value-type="float" office:value="0.3155" calcext:value-type="float">
            <text:p>0.3155</text:p>
          </table:table-cell>
          <table:table-cell office:value-type="float" office:value="3.564" calcext:value-type="float">
            <text:p>3.564</text:p>
          </table:table-cell>
          <table:table-cell office:value-type="float" office:value="252.5" calcext:value-type="float">
            <text:p>252.5</text:p>
          </table:table-cell>
          <table:table-cell office:value-type="float" office:value="1.205" calcext:value-type="float">
            <text:p>1.205</text:p>
          </table:table-cell>
          <table:table-cell office:value-type="float" office:value="0.2508" calcext:value-type="float">
            <text:p>0.2508</text:p>
          </table:table-cell>
          <table:table-cell office:value-type="float" office:value="3.61" calcext:value-type="float">
            <text:p>3.61</text:p>
          </table:table-cell>
          <table:table-cell office:value-type="float" office:value="275.4" calcext:value-type="float">
            <text:p>275.4</text:p>
          </table:table-cell>
          <table:table-cell office:value-type="float" office:value="1.195" calcext:value-type="float">
            <text:p>1.195</text:p>
          </table:table-cell>
          <table:table-cell table:formula="of:=[.H327]/4" office:value-type="float" office:value="0.29875" calcext:value-type="float">
            <text:p>0.29875</text:p>
          </table:table-cell>
          <table:table-cell/>
          <table:table-cell table:formula="of:=[.D327]/[.E327]" office:value-type="float" office:value="4.80462519936204" calcext:value-type="float">
            <text:p>4.8046251994</text:p>
          </table:table-cell>
        </table:table-row>
        <table:table-row table:style-name="ro1">
          <table:table-cell office:value-type="float" office:value="0.3797" calcext:value-type="float">
            <text:p>0.3797</text:p>
          </table:table-cell>
          <table:table-cell office:value-type="float" office:value="4.185" calcext:value-type="float">
            <text:p>4.185</text:p>
          </table:table-cell>
          <table:table-cell office:value-type="float" office:value="505.5" calcext:value-type="float">
            <text:p>505.5</text:p>
          </table:table-cell>
          <table:table-cell office:value-type="float" office:value="1.357" calcext:value-type="float">
            <text:p>1.357</text:p>
          </table:table-cell>
          <table:table-cell office:value-type="float" office:value="0.3809" calcext:value-type="float">
            <text:p>0.3809</text:p>
          </table:table-cell>
          <table:table-cell office:value-type="float" office:value="4.128" calcext:value-type="float">
            <text:p>4.128</text:p>
          </table:table-cell>
          <table:table-cell office:value-type="float" office:value="468.7" calcext:value-type="float">
            <text:p>468.7</text:p>
          </table:table-cell>
          <table:table-cell office:value-type="float" office:value="1.379" calcext:value-type="float">
            <text:p>1.379</text:p>
          </table:table-cell>
          <table:table-cell table:formula="of:=[.H328]/4" office:value-type="float" office:value="0.34475" calcext:value-type="float">
            <text:p>0.34475</text:p>
          </table:table-cell>
          <table:table-cell/>
          <table:table-cell table:formula="of:=[.D328]/[.E328]" office:value-type="float" office:value="3.56261485954319" calcext:value-type="float">
            <text:p>3.5626148595</text:p>
          </table:table-cell>
        </table:table-row>
        <table:table-row table:style-name="ro1">
          <table:table-cell office:value-type="float" office:value="0.0645" calcext:value-type="float">
            <text:p>0.0645</text:p>
          </table:table-cell>
          <table:table-cell office:value-type="float" office:value="3.463" calcext:value-type="float">
            <text:p>3.463</text:p>
          </table:table-cell>
          <table:table-cell office:value-type="float" office:value="215.6" calcext:value-type="float">
            <text:p>215.6</text:p>
          </table:table-cell>
          <table:table-cell office:value-type="float" office:value="1.197" calcext:value-type="float">
            <text:p>1.197</text:p>
          </table:table-cell>
          <table:table-cell office:value-type="float" office:value="0.2005" calcext:value-type="float">
            <text:p>0.2005</text:p>
          </table:table-cell>
          <table:table-cell office:value-type="float" office:value="3.557" calcext:value-type="float">
            <text:p>3.557</text:p>
          </table:table-cell>
          <table:table-cell office:value-type="float" office:value="258.8" calcext:value-type="float">
            <text:p>258.8</text:p>
          </table:table-cell>
          <table:table-cell office:value-type="float" office:value="1.193" calcext:value-type="float">
            <text:p>1.193</text:p>
          </table:table-cell>
          <table:table-cell table:formula="of:=[.H329]/4" office:value-type="float" office:value="0.29825" calcext:value-type="float">
            <text:p>0.29825</text:p>
          </table:table-cell>
          <table:table-cell/>
          <table:table-cell table:formula="of:=[.D329]/[.E329]" office:value-type="float" office:value="5.97007481296758" calcext:value-type="float">
            <text:p>5.970074813</text:p>
          </table:table-cell>
        </table:table-row>
        <table:table-row table:style-name="ro1">
          <table:table-cell office:value-type="float" office:value="0.0544" calcext:value-type="float">
            <text:p>0.0544</text:p>
          </table:table-cell>
          <table:table-cell office:value-type="float" office:value="3.562" calcext:value-type="float">
            <text:p>3.562</text:p>
          </table:table-cell>
          <table:table-cell office:value-type="float" office:value="255.7" calcext:value-type="float">
            <text:p>255.7</text:p>
          </table:table-cell>
          <table:table-cell office:value-type="float" office:value="1.265" calcext:value-type="float">
            <text:p>1.265</text:p>
          </table:table-cell>
          <table:table-cell office:value-type="float" office:value="0.208" calcext:value-type="float">
            <text:p>0.208</text:p>
          </table:table-cell>
          <table:table-cell office:value-type="float" office:value="3.689" calcext:value-type="float">
            <text:p>3.689</text:p>
          </table:table-cell>
          <table:table-cell office:value-type="float" office:value="319.3" calcext:value-type="float">
            <text:p>319.3</text:p>
          </table:table-cell>
          <table:table-cell office:value-type="float" office:value="1.254" calcext:value-type="float">
            <text:p>1.254</text:p>
          </table:table-cell>
          <table:table-cell table:formula="of:=[.H330]/4" office:value-type="float" office:value="0.3135" calcext:value-type="float">
            <text:p>0.3135</text:p>
          </table:table-cell>
          <table:table-cell/>
          <table:table-cell table:formula="of:=[.D330]/[.E330]" office:value-type="float" office:value="6.08173076923077" calcext:value-type="float">
            <text:p>6.0817307692</text:p>
          </table:table-cell>
        </table:table-row>
        <table:table-row table:style-name="ro1">
          <table:table-cell office:value-type="float" office:value="0.6784" calcext:value-type="float">
            <text:p>0.6784</text:p>
          </table:table-cell>
          <table:table-cell office:value-type="float" office:value="3.784" calcext:value-type="float">
            <text:p>3.784</text:p>
          </table:table-cell>
          <table:table-cell office:value-type="float" office:value="333.6" calcext:value-type="float">
            <text:p>333.6</text:p>
          </table:table-cell>
          <table:table-cell office:value-type="float" office:value="1.308" calcext:value-type="float">
            <text:p>1.308</text:p>
          </table:table-cell>
          <table:table-cell office:value-type="float" office:value="0.3057" calcext:value-type="float">
            <text:p>0.3057</text:p>
          </table:table-cell>
          <table:table-cell office:value-type="float" office:value="3.81" calcext:value-type="float">
            <text:p>3.81</text:p>
          </table:table-cell>
          <table:table-cell office:value-type="float" office:value="347.8" calcext:value-type="float">
            <text:p>347.8</text:p>
          </table:table-cell>
          <table:table-cell office:value-type="float" office:value="1.303" calcext:value-type="float">
            <text:p>1.303</text:p>
          </table:table-cell>
          <table:table-cell table:formula="of:=[.H331]/4" office:value-type="float" office:value="0.32575" calcext:value-type="float">
            <text:p>0.32575</text:p>
          </table:table-cell>
          <table:table-cell/>
          <table:table-cell table:formula="of:=[.D331]/[.E331]" office:value-type="float" office:value="4.27870461236506" calcext:value-type="float">
            <text:p>4.2787046124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4.091" calcext:value-type="float">
            <text:p>4.091</text:p>
          </table:table-cell>
          <table:table-cell office:value-type="float" office:value="494.1" calcext:value-type="float">
            <text:p>494.1</text:p>
          </table:table-cell>
          <table:table-cell office:value-type="float" office:value="1.47" calcext:value-type="float">
            <text:p>1.47</text:p>
          </table:table-cell>
          <table:table-cell office:value-type="float" office:value="0.3218" calcext:value-type="float">
            <text:p>0.3218</text:p>
          </table:table-cell>
          <table:table-cell office:value-type="float" office:value="4.153" calcext:value-type="float">
            <text:p>4.153</text:p>
          </table:table-cell>
          <table:table-cell office:value-type="float" office:value="535.8" calcext:value-type="float">
            <text:p>535.8</text:p>
          </table:table-cell>
          <table:table-cell office:value-type="float" office:value="1.438" calcext:value-type="float">
            <text:p>1.438</text:p>
          </table:table-cell>
          <table:table-cell table:formula="of:=[.H332]/4" office:value-type="float" office:value="0.3595" calcext:value-type="float">
            <text:p>0.3595</text:p>
          </table:table-cell>
          <table:table-cell/>
          <table:table-cell table:formula="of:=[.D332]/[.E332]" office:value-type="float" office:value="4.5680546923555" calcext:value-type="float">
            <text:p>4.5680546924</text:p>
          </table:table-cell>
        </table:table-row>
        <table:table-row table:style-name="ro1">
          <table:table-cell office:value-type="float" office:value="0.4822" calcext:value-type="float">
            <text:p>0.4822</text:p>
          </table:table-cell>
          <table:table-cell office:value-type="float" office:value="3.791" calcext:value-type="float">
            <text:p>3.791</text:p>
          </table:table-cell>
          <table:table-cell office:value-type="float" office:value="338.8" calcext:value-type="float">
            <text:p>338.8</text:p>
          </table:table-cell>
          <table:table-cell office:value-type="float" office:value="1.231" calcext:value-type="float">
            <text:p>1.231</text:p>
          </table:table-cell>
          <table:table-cell office:value-type="float" office:value="0.272" calcext:value-type="float">
            <text:p>0.272</text:p>
          </table:table-cell>
          <table:table-cell office:value-type="float" office:value="3.838" calcext:value-type="float">
            <text:p>3.838</text:p>
          </table:table-cell>
          <table:table-cell office:value-type="float" office:value="363.9" calcext:value-type="float">
            <text:p>363.9</text:p>
          </table:table-cell>
          <table:table-cell office:value-type="float" office:value="1.223" calcext:value-type="float">
            <text:p>1.223</text:p>
          </table:table-cell>
          <table:table-cell table:formula="of:=[.H333]/4" office:value-type="float" office:value="0.30575" calcext:value-type="float">
            <text:p>0.30575</text:p>
          </table:table-cell>
          <table:table-cell/>
          <table:table-cell table:formula="of:=[.D333]/[.E333]" office:value-type="float" office:value="4.52573529411765" calcext:value-type="float">
            <text:p>4.5257352941</text:p>
          </table:table-cell>
        </table:table-row>
        <table:table-row table:style-name="ro1">
          <table:table-cell office:value-type="float" office:value="0.3233" calcext:value-type="float">
            <text:p>0.3233</text:p>
          </table:table-cell>
          <table:table-cell office:value-type="float" office:value="3.796" calcext:value-type="float">
            <text:p>3.796</text:p>
          </table:table-cell>
          <table:table-cell office:value-type="float" office:value="352.6" calcext:value-type="float">
            <text:p>352.6</text:p>
          </table:table-cell>
          <table:table-cell office:value-type="float" office:value="1.295" calcext:value-type="float">
            <text:p>1.295</text:p>
          </table:table-cell>
          <table:table-cell office:value-type="float" office:value="0.3716" calcext:value-type="float">
            <text:p>0.3716</text:p>
          </table:table-cell>
          <table:table-cell office:value-type="float" office:value="3.752" calcext:value-type="float">
            <text:p>3.752</text:p>
          </table:table-cell>
          <table:table-cell office:value-type="float" office:value="327.4" calcext:value-type="float">
            <text:p>327.4</text:p>
          </table:table-cell>
          <table:table-cell office:value-type="float" office:value="1.319" calcext:value-type="float">
            <text:p>1.319</text:p>
          </table:table-cell>
          <table:table-cell table:formula="of:=[.H334]/4" office:value-type="float" office:value="0.32975" calcext:value-type="float">
            <text:p>0.32975</text:p>
          </table:table-cell>
          <table:table-cell/>
          <table:table-cell table:formula="of:=[.D334]/[.E334]" office:value-type="float" office:value="3.48493003229279" calcext:value-type="float">
            <text:p>3.4849300323</text:p>
          </table:table-cell>
        </table:table-row>
      </table:table>
      <table:table table:name="Sheet3" table:style-name="ta1">
        <table:table-column table:style-name="co1" table:number-columns-repeated="8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-val</text:p>
          </table:table-cell>
          <table:table-cell table:style-name="ce1" office:value-type="string" calcext:value-type="string">
            <text:p>K11 coop</text:p>
          </table:table-cell>
          <table:table-cell table:style-name="ce1" office:value-type="string" calcext:value-type="string">
            <text:p>L20 coop</text:p>
          </table:table-cell>
          <table:table-cell table:style-name="ce1" office:value-type="string" calcext:value-type="string">
            <text:p>K21 coop</text:p>
          </table:table-cell>
          <table:table-cell table:style-name="ce1" office:value-type="string" calcext:value-type="string">
            <text:p>K22 coop</text:p>
          </table:table-cell>
          <table:table-cell table:style-name="ce1" office:value-type="string" calcext:value-type="string">
            <text:p>K11 nocoop</text:p>
          </table:table-cell>
          <table:table-cell table:style-name="ce1" office:value-type="string" calcext:value-type="string">
            <text:p>L20 nocoop</text:p>
          </table:table-cell>
          <table:table-cell table:style-name="ce1" office:value-type="string" calcext:value-type="string">
            <text:p>K21 nocoop</text:p>
          </table:table-cell>
          <table:table-cell office:value-type="string" calcext:value-type="string">
            <text:p>K21/4</text:p>
          </table:table-cell>
          <table:table-cell/>
          <table:table-cell office:value-type="string" calcext:value-type="string">
            <text:p>kd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43.82" calcext:value-type="float">
            <text:p>43.82</text:p>
          </table:table-cell>
          <table:table-cell office:value-type="float" office:value="5.128" calcext:value-type="float">
            <text:p>5.128</text:p>
          </table:table-cell>
          <table:table-cell office:value-type="float" office:value="0.6307" calcext:value-type="float">
            <text:p>0.6307</text:p>
          </table:table-cell>
          <table:table-cell office:value-type="float" office:value="0.08924" calcext:value-type="float">
            <text:p>0.08924</text:p>
          </table:table-cell>
          <table:table-cell office:value-type="float" office:value="83.8" calcext:value-type="float">
            <text:p>83.8</text:p>
          </table:table-cell>
          <table:table-cell office:value-type="float" office:value="3.107" calcext:value-type="float">
            <text:p>3.107</text:p>
          </table:table-cell>
          <table:table-cell table:formula="of:=[.H2]/4" office:value-type="float" office:value="0.77675" calcext:value-type="float">
            <text:p>0.77675</text:p>
          </table:table-cell>
          <table:table-cell/>
          <table:table-cell table:formula="of:=[.D2]/[.E2]" office:value-type="float" office:value="8.13064848580942" calcext:value-type="float">
            <text:p>8.1306484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2" calcext:value-type="float">
            <text:p>0.1892</text:p>
          </table:table-cell>
          <table:table-cell office:value-type="float" office:value="44.61" calcext:value-type="float">
            <text:p>44.61</text:p>
          </table:table-cell>
          <table:table-cell office:value-type="float" office:value="4.698" calcext:value-type="float">
            <text:p>4.698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1134" calcext:value-type="float">
            <text:p>0.1134</text:p>
          </table:table-cell>
          <table:table-cell office:value-type="float" office:value="85.69" calcext:value-type="float">
            <text:p>85.69</text:p>
          </table:table-cell>
          <table:table-cell office:value-type="float" office:value="3.093" calcext:value-type="float">
            <text:p>3.093</text:p>
          </table:table-cell>
          <table:table-cell table:formula="of:=[.H3]/4" office:value-type="float" office:value="0.77325" calcext:value-type="float">
            <text:p>0.77325</text:p>
          </table:table-cell>
          <table:table-cell/>
          <table:table-cell table:formula="of:=[.D3]/[.E3]" office:value-type="float" office:value="7.02767389678385" calcext:value-type="float">
            <text:p>7.0276738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68" calcext:value-type="float">
            <text:p>0.2068</text:p>
          </table:table-cell>
          <table:table-cell office:value-type="float" office:value="37.94" calcext:value-type="float">
            <text:p>37.94</text:p>
          </table:table-cell>
          <table:table-cell office:value-type="float" office:value="5.209" calcext:value-type="float">
            <text:p>5.209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1257" calcext:value-type="float">
            <text:p>0.1257</text:p>
          </table:table-cell>
          <table:table-cell office:value-type="float" office:value="82.59" calcext:value-type="float">
            <text:p>82.59</text:p>
          </table:table-cell>
          <table:table-cell office:value-type="float" office:value="3.036" calcext:value-type="float">
            <text:p>3.036</text:p>
          </table:table-cell>
          <table:table-cell table:formula="of:=[.H4]/4" office:value-type="float" office:value="0.759" calcext:value-type="float">
            <text:p>0.759</text:p>
          </table:table-cell>
          <table:table-cell/>
          <table:table-cell table:formula="of:=[.D4]/[.E4]" office:value-type="float" office:value="8.39619600257898" calcext:value-type="float">
            <text:p>8.3961960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6" calcext:value-type="float">
            <text:p>0.1526</text:p>
          </table:table-cell>
          <table:table-cell office:value-type="float" office:value="48.26" calcext:value-type="float">
            <text:p>48.26</text:p>
          </table:table-cell>
          <table:table-cell office:value-type="float" office:value="4.839" calcext:value-type="float">
            <text:p>4.839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08691" calcext:value-type="float">
            <text:p>0.08691</text:p>
          </table:table-cell>
          <table:table-cell office:value-type="float" office:value="90.88" calcext:value-type="float">
            <text:p>90.88</text:p>
          </table:table-cell>
          <table:table-cell office:value-type="float" office:value="2.998" calcext:value-type="float">
            <text:p>2.998</text:p>
          </table:table-cell>
          <table:table-cell table:formula="of:=[.H5]/4" office:value-type="float" office:value="0.7495" calcext:value-type="float">
            <text:p>0.7495</text:p>
          </table:table-cell>
          <table:table-cell/>
          <table:table-cell table:formula="of:=[.D5]/[.E5]" office:value-type="float" office:value="7.8759765625" calcext:value-type="float">
            <text:p>7.875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67" calcext:value-type="float">
            <text:p>0.1367</text:p>
          </table:table-cell>
          <table:table-cell office:value-type="float" office:value="60.41" calcext:value-type="float">
            <text:p>60.41</text:p>
          </table:table-cell>
          <table:table-cell office:value-type="float" office:value="4.456" calcext:value-type="float">
            <text:p>4.456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112.1" calcext:value-type="float">
            <text:p>112.1</text:p>
          </table:table-cell>
          <table:table-cell office:value-type="float" office:value="2.917" calcext:value-type="float">
            <text:p>2.917</text:p>
          </table:table-cell>
          <table:table-cell table:formula="of:=[.H6]/4" office:value-type="float" office:value="0.72925" calcext:value-type="float">
            <text:p>0.72925</text:p>
          </table:table-cell>
          <table:table-cell/>
          <table:table-cell table:formula="of:=[.D6]/[.E6]" office:value-type="float" office:value="7.30851238313925" calcext:value-type="float">
            <text:p>7.3085123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2" calcext:value-type="float">
            <text:p>0.1662</text:p>
          </table:table-cell>
          <table:table-cell office:value-type="float" office:value="44.52" calcext:value-type="float">
            <text:p>44.52</text:p>
          </table:table-cell>
          <table:table-cell office:value-type="float" office:value="4.77" calcext:value-type="float">
            <text:p>4.77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1225" calcext:value-type="float">
            <text:p>0.1225</text:p>
          </table:table-cell>
          <table:table-cell office:value-type="float" office:value="72.49" calcext:value-type="float">
            <text:p>72.49</text:p>
          </table:table-cell>
          <table:table-cell office:value-type="float" office:value="3.175" calcext:value-type="float">
            <text:p>3.175</text:p>
          </table:table-cell>
          <table:table-cell table:formula="of:=[.H7]/4" office:value-type="float" office:value="0.79375" calcext:value-type="float">
            <text:p>0.79375</text:p>
          </table:table-cell>
          <table:table-cell/>
          <table:table-cell table:formula="of:=[.D7]/[.E7]" office:value-type="float" office:value="7.1482092012588" calcext:value-type="float">
            <text:p>7.1482092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61" calcext:value-type="float">
            <text:p>0.1261</text:p>
          </table:table-cell>
          <table:table-cell office:value-type="float" office:value="49.68" calcext:value-type="float">
            <text:p>49.68</text:p>
          </table:table-cell>
          <table:table-cell office:value-type="float" office:value="4.959" calcext:value-type="float">
            <text:p>4.959</text:p>
          </table:table-cell>
          <table:table-cell office:value-type="float" office:value="0.6382" calcext:value-type="float">
            <text:p>0.6382</text:p>
          </table:table-cell>
          <table:table-cell office:value-type="float" office:value="0.05331" calcext:value-type="float">
            <text:p>0.05331</text:p>
          </table:table-cell>
          <table:table-cell office:value-type="float" office:value="92.15" calcext:value-type="float">
            <text:p>92.15</text:p>
          </table:table-cell>
          <table:table-cell office:value-type="float" office:value="3.111" calcext:value-type="float">
            <text:p>3.111</text:p>
          </table:table-cell>
          <table:table-cell table:formula="of:=[.H8]/4" office:value-type="float" office:value="0.77775" calcext:value-type="float">
            <text:p>0.77775</text:p>
          </table:table-cell>
          <table:table-cell/>
          <table:table-cell table:formula="of:=[.D8]/[.E8]" office:value-type="float" office:value="7.77029144468819" calcext:value-type="float">
            <text:p>7.7702914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1" calcext:value-type="float">
            <text:p>0.2131</text:p>
          </table:table-cell>
          <table:table-cell office:value-type="float" office:value="30.95" calcext:value-type="float">
            <text:p>30.95</text:p>
          </table:table-cell>
          <table:table-cell office:value-type="float" office:value="5.109" calcext:value-type="float">
            <text:p>5.109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1736" calcext:value-type="float">
            <text:p>0.1736</text:p>
          </table:table-cell>
          <table:table-cell office:value-type="float" office:value="52.96" calcext:value-type="float">
            <text:p>52.96</text:p>
          </table:table-cell>
          <table:table-cell office:value-type="float" office:value="3.329" calcext:value-type="float">
            <text:p>3.329</text:p>
          </table:table-cell>
          <table:table-cell table:formula="of:=[.H9]/4" office:value-type="float" office:value="0.83225" calcext:value-type="float">
            <text:p>0.83225</text:p>
          </table:table-cell>
          <table:table-cell/>
          <table:table-cell table:formula="of:=[.D9]/[.E9]" office:value-type="float" office:value="7.1175814990248" calcext:value-type="float">
            <text:p>7.117581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8" calcext:value-type="float">
            <text:p>0.1898</text:p>
          </table:table-cell>
          <table:table-cell office:value-type="float" office:value="42.11" calcext:value-type="float">
            <text:p>42.11</text:p>
          </table:table-cell>
          <table:table-cell office:value-type="float" office:value="4.795" calcext:value-type="float">
            <text:p>4.795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1304" calcext:value-type="float">
            <text:p>0.1304</text:p>
          </table:table-cell>
          <table:table-cell office:value-type="float" office:value="75.7" calcext:value-type="float">
            <text:p>75.7</text:p>
          </table:table-cell>
          <table:table-cell office:value-type="float" office:value="3.123" calcext:value-type="float">
            <text:p>3.123</text:p>
          </table:table-cell>
          <table:table-cell table:formula="of:=[.H10]/4" office:value-type="float" office:value="0.78075" calcext:value-type="float">
            <text:p>0.78075</text:p>
          </table:table-cell>
          <table:table-cell/>
          <table:table-cell table:formula="of:=[.D10]/[.E10]" office:value-type="float" office:value="7.25525798154032" calcext:value-type="float">
            <text:p>7.2552579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08" calcext:value-type="float">
            <text:p>0.1608</text:p>
          </table:table-cell>
          <table:table-cell office:value-type="float" office:value="42.54" calcext:value-type="float">
            <text:p>42.54</text:p>
          </table:table-cell>
          <table:table-cell office:value-type="float" office:value="4.934" calcext:value-type="float">
            <text:p>4.934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1184" calcext:value-type="float">
            <text:p>0.1184</text:p>
          </table:table-cell>
          <table:table-cell office:value-type="float" office:value="70.2" calcext:value-type="float">
            <text:p>70.2</text:p>
          </table:table-cell>
          <table:table-cell office:value-type="float" office:value="3.221" calcext:value-type="float">
            <text:p>3.221</text:p>
          </table:table-cell>
          <table:table-cell table:formula="of:=[.H11]/4" office:value-type="float" office:value="0.80525" calcext:value-type="float">
            <text:p>0.80525</text:p>
          </table:table-cell>
          <table:table-cell/>
          <table:table-cell table:formula="of:=[.D11]/[.E11]" office:value-type="float" office:value="7.32156106247218" calcext:value-type="float">
            <text:p>7.321561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89" calcext:value-type="float">
            <text:p>0.1689</text:p>
          </table:table-cell>
          <table:table-cell office:value-type="float" office:value="48.92" calcext:value-type="float">
            <text:p>48.92</text:p>
          </table:table-cell>
          <table:table-cell office:value-type="float" office:value="4.619" calcext:value-type="float">
            <text:p>4.619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09651" calcext:value-type="float">
            <text:p>0.09651</text:p>
          </table:table-cell>
          <table:table-cell office:value-type="float" office:value="92.27" calcext:value-type="float">
            <text:p>92.27</text:p>
          </table:table-cell>
          <table:table-cell office:value-type="float" office:value="3.019" calcext:value-type="float">
            <text:p>3.019</text:p>
          </table:table-cell>
          <table:table-cell table:formula="of:=[.H12]/4" office:value-type="float" office:value="0.75475" calcext:value-type="float">
            <text:p>0.75475</text:p>
          </table:table-cell>
          <table:table-cell/>
          <table:table-cell table:formula="of:=[.D12]/[.E12]" office:value-type="float" office:value="7.17347414194751" calcext:value-type="float">
            <text:p>7.1734741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40.8" calcext:value-type="float">
            <text:p>40.8</text:p>
          </table:table-cell>
          <table:table-cell office:value-type="float" office:value="5.03" calcext:value-type="float">
            <text:p>5.03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1109" calcext:value-type="float">
            <text:p>0.1109</text:p>
          </table:table-cell>
          <table:table-cell office:value-type="float" office:value="78.44" calcext:value-type="float">
            <text:p>78.44</text:p>
          </table:table-cell>
          <table:table-cell office:value-type="float" office:value="3.07" calcext:value-type="float">
            <text:p>3.07</text:p>
          </table:table-cell>
          <table:table-cell table:formula="of:=[.H13]/4" office:value-type="float" office:value="0.7675" calcext:value-type="float">
            <text:p>0.7675</text:p>
          </table:table-cell>
          <table:table-cell/>
          <table:table-cell table:formula="of:=[.D13]/[.E13]" office:value-type="float" office:value="7.96012027219497" calcext:value-type="float">
            <text:p>7.9601202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8" calcext:value-type="float">
            <text:p>0.1628</text:p>
          </table:table-cell>
          <table:table-cell office:value-type="float" office:value="43.82" calcext:value-type="float">
            <text:p>43.82</text:p>
          </table:table-cell>
          <table:table-cell office:value-type="float" office:value="4.899" calcext:value-type="float">
            <text:p>4.899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1307" calcext:value-type="float">
            <text:p>0.1307</text:p>
          </table:table-cell>
          <table:table-cell office:value-type="float" office:value="68.43" calcext:value-type="float">
            <text:p>68.43</text:p>
          </table:table-cell>
          <table:table-cell office:value-type="float" office:value="3.177" calcext:value-type="float">
            <text:p>3.177</text:p>
          </table:table-cell>
          <table:table-cell table:formula="of:=[.H14]/4" office:value-type="float" office:value="0.79425" calcext:value-type="float">
            <text:p>0.79425</text:p>
          </table:table-cell>
          <table:table-cell/>
          <table:table-cell table:formula="of:=[.D14]/[.E14]" office:value-type="float" office:value="7.57070004636069" calcext:value-type="float">
            <text:p>7.5707000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32" calcext:value-type="float">
            <text:p>0.1732</text:p>
          </table:table-cell>
          <table:table-cell office:value-type="float" office:value="44.53" calcext:value-type="float">
            <text:p>44.53</text:p>
          </table:table-cell>
          <table:table-cell office:value-type="float" office:value="4.921" calcext:value-type="float">
            <text:p>4.921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1117" calcext:value-type="float">
            <text:p>0.1117</text:p>
          </table:table-cell>
          <table:table-cell office:value-type="float" office:value="82.23" calcext:value-type="float">
            <text:p>82.23</text:p>
          </table:table-cell>
          <table:table-cell office:value-type="float" office:value="3.067" calcext:value-type="float">
            <text:p>3.067</text:p>
          </table:table-cell>
          <table:table-cell table:formula="of:=[.H15]/4" office:value-type="float" office:value="0.76675" calcext:value-type="float">
            <text:p>0.76675</text:p>
          </table:table-cell>
          <table:table-cell/>
          <table:table-cell table:formula="of:=[.D15]/[.E15]" office:value-type="float" office:value="7.81979977753059" calcext:value-type="float">
            <text:p>7.8197997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2" calcext:value-type="float">
            <text:p>0.1812</text:p>
          </table:table-cell>
          <table:table-cell office:value-type="float" office:value="45.35" calcext:value-type="float">
            <text:p>45.35</text:p>
          </table:table-cell>
          <table:table-cell office:value-type="float" office:value="4.585" calcext:value-type="float">
            <text:p>4.585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109" calcext:value-type="float">
            <text:p>0.109</text:p>
          </table:table-cell>
          <table:table-cell office:value-type="float" office:value="84.65" calcext:value-type="float">
            <text:p>84.65</text:p>
          </table:table-cell>
          <table:table-cell office:value-type="float" office:value="3.081" calcext:value-type="float">
            <text:p>3.081</text:p>
          </table:table-cell>
          <table:table-cell table:formula="of:=[.H16]/4" office:value-type="float" office:value="0.77025" calcext:value-type="float">
            <text:p>0.77025</text:p>
          </table:table-cell>
          <table:table-cell/>
          <table:table-cell table:formula="of:=[.D16]/[.E16]" office:value-type="float" office:value="6.81480380499405" calcext:value-type="float">
            <text:p>6.814803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02" calcext:value-type="float">
            <text:p>0.1802</text:p>
          </table:table-cell>
          <table:table-cell office:value-type="float" office:value="43.88" calcext:value-type="float">
            <text:p>43.88</text:p>
          </table:table-cell>
          <table:table-cell office:value-type="float" office:value="4.735" calcext:value-type="float">
            <text:p>4.735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1233" calcext:value-type="float">
            <text:p>0.1233</text:p>
          </table:table-cell>
          <table:table-cell office:value-type="float" office:value="78.03" calcext:value-type="float">
            <text:p>78.03</text:p>
          </table:table-cell>
          <table:table-cell office:value-type="float" office:value="3.099" calcext:value-type="float">
            <text:p>3.099</text:p>
          </table:table-cell>
          <table:table-cell table:formula="of:=[.H17]/4" office:value-type="float" office:value="0.77475" calcext:value-type="float">
            <text:p>0.77475</text:p>
          </table:table-cell>
          <table:table-cell/>
          <table:table-cell table:formula="of:=[.D17]/[.E17]" office:value-type="float" office:value="7.19386204800972" calcext:value-type="float">
            <text:p>7.193862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3" calcext:value-type="float">
            <text:p>0.1963</text:p>
          </table:table-cell>
          <table:table-cell office:value-type="float" office:value="39.12" calcext:value-type="float">
            <text:p>39.12</text:p>
          </table:table-cell>
          <table:table-cell office:value-type="float" office:value="4.85" calcext:value-type="float">
            <text:p>4.85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1327" calcext:value-type="float">
            <text:p>0.1327</text:p>
          </table:table-cell>
          <table:table-cell office:value-type="float" office:value="72.8" calcext:value-type="float">
            <text:p>72.8</text:p>
          </table:table-cell>
          <table:table-cell office:value-type="float" office:value="3.177" calcext:value-type="float">
            <text:p>3.177</text:p>
          </table:table-cell>
          <table:table-cell table:formula="of:=[.H18]/4" office:value-type="float" office:value="0.79425" calcext:value-type="float">
            <text:p>0.79425</text:p>
          </table:table-cell>
          <table:table-cell/>
          <table:table-cell table:formula="of:=[.D18]/[.E18]" office:value-type="float" office:value="7.04020902888663" calcext:value-type="float">
            <text:p>7.0402090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57.87" calcext:value-type="float">
            <text:p>57.87</text:p>
          </table:table-cell>
          <table:table-cell office:value-type="float" office:value="4.526" calcext:value-type="float">
            <text:p>4.526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05572" calcext:value-type="float">
            <text:p>0.05572</text:p>
          </table:table-cell>
          <table:table-cell office:value-type="float" office:value="106.4" calcext:value-type="float">
            <text:p>106.4</text:p>
          </table:table-cell>
          <table:table-cell office:value-type="float" office:value="2.994" calcext:value-type="float">
            <text:p>2.994</text:p>
          </table:table-cell>
          <table:table-cell table:formula="of:=[.H19]/4" office:value-type="float" office:value="0.7485" calcext:value-type="float">
            <text:p>0.7485</text:p>
          </table:table-cell>
          <table:table-cell/>
          <table:table-cell table:formula="of:=[.D19]/[.E19]" office:value-type="float" office:value="7.14782059380922" calcext:value-type="float">
            <text:p>7.1478205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94" calcext:value-type="float">
            <text:p>0.1594</text:p>
          </table:table-cell>
          <table:table-cell office:value-type="float" office:value="46.26" calcext:value-type="float">
            <text:p>46.26</text:p>
          </table:table-cell>
          <table:table-cell office:value-type="float" office:value="4.765" calcext:value-type="float">
            <text:p>4.765</text:p>
          </table:table-cell>
          <table:table-cell office:value-type="float" office:value="0.64" calcext:value-type="float">
            <text:p>0.64</text:p>
          </table:table-cell>
          <table:table-cell office:value-type="float" office:value="0.1059" calcext:value-type="float">
            <text:p>0.1059</text:p>
          </table:table-cell>
          <table:table-cell office:value-type="float" office:value="80.78" calcext:value-type="float">
            <text:p>80.78</text:p>
          </table:table-cell>
          <table:table-cell office:value-type="float" office:value="3.071" calcext:value-type="float">
            <text:p>3.071</text:p>
          </table:table-cell>
          <table:table-cell table:formula="of:=[.H20]/4" office:value-type="float" office:value="0.76775" calcext:value-type="float">
            <text:p>0.76775</text:p>
          </table:table-cell>
          <table:table-cell/>
          <table:table-cell table:formula="of:=[.D20]/[.E20]" office:value-type="float" office:value="7.4453125" calcext:value-type="float">
            <text:p>7.44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4" calcext:value-type="float">
            <text:p>0.1954</text:p>
          </table:table-cell>
          <table:table-cell office:value-type="float" office:value="42.12" calcext:value-type="float">
            <text:p>42.12</text:p>
          </table:table-cell>
          <table:table-cell office:value-type="float" office:value="4.757" calcext:value-type="float">
            <text:p>4.757</text:p>
          </table:table-cell>
          <table:table-cell office:value-type="float" office:value="0.6635" calcext:value-type="float">
            <text:p>0.6635</text:p>
          </table:table-cell>
          <table:table-cell office:value-type="float" office:value="0.1464" calcext:value-type="float">
            <text:p>0.1464</text:p>
          </table:table-cell>
          <table:table-cell office:value-type="float" office:value="71.63" calcext:value-type="float">
            <text:p>71.63</text:p>
          </table:table-cell>
          <table:table-cell office:value-type="float" office:value="3.144" calcext:value-type="float">
            <text:p>3.144</text:p>
          </table:table-cell>
          <table:table-cell table:formula="of:=[.H21]/4" office:value-type="float" office:value="0.786" calcext:value-type="float">
            <text:p>0.786</text:p>
          </table:table-cell>
          <table:table-cell/>
          <table:table-cell table:formula="of:=[.D21]/[.E21]" office:value-type="float" office:value="7.16955538809344" calcext:value-type="float">
            <text:p>7.1695553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21" calcext:value-type="float">
            <text:p>0.1921</text:p>
          </table:table-cell>
          <table:table-cell office:value-type="float" office:value="36.5" calcext:value-type="float">
            <text:p>36.5</text:p>
          </table:table-cell>
          <table:table-cell office:value-type="float" office:value="5.168" calcext:value-type="float">
            <text:p>5.168</text:p>
          </table:table-cell>
          <table:table-cell office:value-type="float" office:value="0.6637" calcext:value-type="float">
            <text:p>0.6637</text:p>
          </table:table-cell>
          <table:table-cell office:value-type="float" office:value="0.1276" calcext:value-type="float">
            <text:p>0.1276</text:p>
          </table:table-cell>
          <table:table-cell office:value-type="float" office:value="71.51" calcext:value-type="float">
            <text:p>71.51</text:p>
          </table:table-cell>
          <table:table-cell office:value-type="float" office:value="3.164" calcext:value-type="float">
            <text:p>3.164</text:p>
          </table:table-cell>
          <table:table-cell table:formula="of:=[.H22]/4" office:value-type="float" office:value="0.791" calcext:value-type="float">
            <text:p>0.791</text:p>
          </table:table-cell>
          <table:table-cell/>
          <table:table-cell table:formula="of:=[.D22]/[.E22]" office:value-type="float" office:value="7.78665059514841" calcext:value-type="float">
            <text:p>7.7866505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1" calcext:value-type="float">
            <text:p>0.1811</text:p>
          </table:table-cell>
          <table:table-cell office:value-type="float" office:value="48.26" calcext:value-type="float">
            <text:p>48.26</text:p>
          </table:table-cell>
          <table:table-cell office:value-type="float" office:value="4.714" calcext:value-type="float">
            <text:p>4.714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163" calcext:value-type="float">
            <text:p>0.1163</text:p>
          </table:table-cell>
          <table:table-cell office:value-type="float" office:value="88.73" calcext:value-type="float">
            <text:p>88.73</text:p>
          </table:table-cell>
          <table:table-cell office:value-type="float" office:value="2.999" calcext:value-type="float">
            <text:p>2.999</text:p>
          </table:table-cell>
          <table:table-cell table:formula="of:=[.H23]/4" office:value-type="float" office:value="0.74975" calcext:value-type="float">
            <text:p>0.74975</text:p>
          </table:table-cell>
          <table:table-cell/>
          <table:table-cell table:formula="of:=[.D23]/[.E23]" office:value-type="float" office:value="7.63400809716599" calcext:value-type="float">
            <text:p>7.6340080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office:value-type="float" office:value="31.8" calcext:value-type="float">
            <text:p>31.8</text:p>
          </table:table-cell>
          <table:table-cell office:value-type="float" office:value="5.288" calcext:value-type="float">
            <text:p>5.288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1668" calcext:value-type="float">
            <text:p>0.1668</text:p>
          </table:table-cell>
          <table:table-cell office:value-type="float" office:value="59.94" calcext:value-type="float">
            <text:p>59.94</text:p>
          </table:table-cell>
          <table:table-cell office:value-type="float" office:value="3.201" calcext:value-type="float">
            <text:p>3.201</text:p>
          </table:table-cell>
          <table:table-cell table:formula="of:=[.H24]/4" office:value-type="float" office:value="0.80025" calcext:value-type="float">
            <text:p>0.80025</text:p>
          </table:table-cell>
          <table:table-cell/>
          <table:table-cell table:formula="of:=[.D24]/[.E24]" office:value-type="float" office:value="7.95307565047376" calcext:value-type="float">
            <text:p>7.9530756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56" calcext:value-type="float">
            <text:p>0.1456</text:p>
          </table:table-cell>
          <table:table-cell office:value-type="float" office:value="52.85" calcext:value-type="float">
            <text:p>52.85</text:p>
          </table:table-cell>
          <table:table-cell office:value-type="float" office:value="4.522" calcext:value-type="float">
            <text:p>4.522</text:p>
          </table:table-cell>
          <table:table-cell office:value-type="float" office:value="0.6589" calcext:value-type="float">
            <text:p>0.6589</text:p>
          </table:table-cell>
          <table:table-cell office:value-type="float" office:value="0.08836" calcext:value-type="float">
            <text:p>0.08836</text:p>
          </table:table-cell>
          <table:table-cell office:value-type="float" office:value="88.75" calcext:value-type="float">
            <text:p>88.75</text:p>
          </table:table-cell>
          <table:table-cell office:value-type="float" office:value="3.084" calcext:value-type="float">
            <text:p>3.084</text:p>
          </table:table-cell>
          <table:table-cell table:formula="of:=[.H25]/4" office:value-type="float" office:value="0.771" calcext:value-type="float">
            <text:p>0.771</text:p>
          </table:table-cell>
          <table:table-cell/>
          <table:table-cell table:formula="of:=[.D25]/[.E25]" office:value-type="float" office:value="6.86295340719381" calcext:value-type="float">
            <text:p>6.8629534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7" calcext:value-type="float">
            <text:p>0.1717</text:p>
          </table:table-cell>
          <table:table-cell office:value-type="float" office:value="42.11" calcext:value-type="float">
            <text:p>42.11</text:p>
          </table:table-cell>
          <table:table-cell office:value-type="float" office:value="4.707" calcext:value-type="float">
            <text:p>4.707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1272" calcext:value-type="float">
            <text:p>0.1272</text:p>
          </table:table-cell>
          <table:table-cell office:value-type="float" office:value="67.62" calcext:value-type="float">
            <text:p>67.62</text:p>
          </table:table-cell>
          <table:table-cell office:value-type="float" office:value="3.271" calcext:value-type="float">
            <text:p>3.271</text:p>
          </table:table-cell>
          <table:table-cell table:formula="of:=[.H26]/4" office:value-type="float" office:value="0.81775" calcext:value-type="float">
            <text:p>0.81775</text:p>
          </table:table-cell>
          <table:table-cell/>
          <table:table-cell table:formula="of:=[.D26]/[.E26]" office:value-type="float" office:value="6.6007572570467" calcext:value-type="float">
            <text:p>6.600757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01" calcext:value-type="float">
            <text:p>0.1601</text:p>
          </table:table-cell>
          <table:table-cell office:value-type="float" office:value="43.76" calcext:value-type="float">
            <text:p>43.76</text:p>
          </table:table-cell>
          <table:table-cell office:value-type="float" office:value="4.803" calcext:value-type="float">
            <text:p>4.803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1232" calcext:value-type="float">
            <text:p>0.1232</text:p>
          </table:table-cell>
          <table:table-cell office:value-type="float" office:value="68.76" calcext:value-type="float">
            <text:p>68.76</text:p>
          </table:table-cell>
          <table:table-cell office:value-type="float" office:value="3.223" calcext:value-type="float">
            <text:p>3.223</text:p>
          </table:table-cell>
          <table:table-cell table:formula="of:=[.H27]/4" office:value-type="float" office:value="0.80575" calcext:value-type="float">
            <text:p>0.80575</text:p>
          </table:table-cell>
          <table:table-cell/>
          <table:table-cell table:formula="of:=[.D27]/[.E27]" office:value-type="float" office:value="7.08929889298893" calcext:value-type="float">
            <text:p>7.089298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5" calcext:value-type="float">
            <text:p>0.1625</text:p>
          </table:table-cell>
          <table:table-cell office:value-type="float" office:value="48.3" calcext:value-type="float">
            <text:p>48.3</text:p>
          </table:table-cell>
          <table:table-cell office:value-type="float" office:value="4.587" calcext:value-type="float">
            <text:p>4.587</text:p>
          </table:table-cell>
          <table:table-cell office:value-type="float" office:value="0.66" calcext:value-type="float">
            <text:p>0.66</text:p>
          </table:table-cell>
          <table:table-cell office:value-type="float" office:value="0.1094" calcext:value-type="float">
            <text:p>0.1094</text:p>
          </table:table-cell>
          <table:table-cell office:value-type="float" office:value="81.2" calcext:value-type="float">
            <text:p>81.2</text:p>
          </table:table-cell>
          <table:table-cell office:value-type="float" office:value="3.098" calcext:value-type="float">
            <text:p>3.098</text:p>
          </table:table-cell>
          <table:table-cell table:formula="of:=[.H28]/4" office:value-type="float" office:value="0.7745" calcext:value-type="float">
            <text:p>0.7745</text:p>
          </table:table-cell>
          <table:table-cell/>
          <table:table-cell table:formula="of:=[.D28]/[.E28]"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3" calcext:value-type="float">
            <text:p>0.1713</text:p>
          </table:table-cell>
          <table:table-cell office:value-type="float" office:value="41.91" calcext:value-type="float">
            <text:p>41.91</text:p>
          </table:table-cell>
          <table:table-cell office:value-type="float" office:value="5.09" calcext:value-type="float">
            <text:p>5.09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085" calcext:value-type="float">
            <text:p>0.1085</text:p>
          </table:table-cell>
          <table:table-cell office:value-type="float" office:value="77.83" calcext:value-type="float">
            <text:p>77.83</text:p>
          </table:table-cell>
          <table:table-cell office:value-type="float" office:value="3.174" calcext:value-type="float">
            <text:p>3.174</text:p>
          </table:table-cell>
          <table:table-cell table:formula="of:=[.H29]/4" office:value-type="float" office:value="0.7935" calcext:value-type="float">
            <text:p>0.7935</text:p>
          </table:table-cell>
          <table:table-cell/>
          <table:table-cell table:formula="of:=[.D29]/[.E29]" office:value-type="float" office:value="7.74380039555758" calcext:value-type="float">
            <text:p>7.7438003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office:value-type="float" office:value="45.41" calcext:value-type="float">
            <text:p>45.41</text:p>
          </table:table-cell>
          <table:table-cell office:value-type="float" office:value="4.863" calcext:value-type="float">
            <text:p>4.863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1075" calcext:value-type="float">
            <text:p>0.1075</text:p>
          </table:table-cell>
          <table:table-cell office:value-type="float" office:value="87.67" calcext:value-type="float">
            <text:p>87.67</text:p>
          </table:table-cell>
          <table:table-cell office:value-type="float" office:value="3.019" calcext:value-type="float">
            <text:p>3.019</text:p>
          </table:table-cell>
          <table:table-cell table:formula="of:=[.H30]/4" office:value-type="float" office:value="0.75475" calcext:value-type="float">
            <text:p>0.75475</text:p>
          </table:table-cell>
          <table:table-cell/>
          <table:table-cell table:formula="of:=[.D30]/[.E30]" office:value-type="float" office:value="7.82210069165192" calcext:value-type="float">
            <text:p>7.8221006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4" calcext:value-type="float">
            <text:p>0.1994</text:p>
          </table:table-cell>
          <table:table-cell office:value-type="float" office:value="41.16" calcext:value-type="float">
            <text:p>41.16</text:p>
          </table:table-cell>
          <table:table-cell office:value-type="float" office:value="4.846" calcext:value-type="float">
            <text:p>4.846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1448" calcext:value-type="float">
            <text:p>0.1448</text:p>
          </table:table-cell>
          <table:table-cell office:value-type="float" office:value="73.91" calcext:value-type="float">
            <text:p>73.91</text:p>
          </table:table-cell>
          <table:table-cell office:value-type="float" office:value="3.089" calcext:value-type="float">
            <text:p>3.089</text:p>
          </table:table-cell>
          <table:table-cell table:formula="of:=[.H31]/4" office:value-type="float" office:value="0.77225" calcext:value-type="float">
            <text:p>0.77225</text:p>
          </table:table-cell>
          <table:table-cell/>
          <table:table-cell table:formula="of:=[.D31]/[.E31]" office:value-type="float" office:value="7.54476101510198" calcext:value-type="float">
            <text:p>7.5447610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1" calcext:value-type="float">
            <text:p>0.2101</text:p>
          </table:table-cell>
          <table:table-cell office:value-type="float" office:value="29.56" calcext:value-type="float">
            <text:p>29.56</text:p>
          </table:table-cell>
          <table:table-cell office:value-type="float" office:value="5.584" calcext:value-type="float">
            <text:p>5.584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1522" calcext:value-type="float">
            <text:p>0.1522</text:p>
          </table:table-cell>
          <table:table-cell office:value-type="float" office:value="58.59" calcext:value-type="float">
            <text:p>58.59</text:p>
          </table:table-cell>
          <table:table-cell office:value-type="float" office:value="3.279" calcext:value-type="float">
            <text:p>3.279</text:p>
          </table:table-cell>
          <table:table-cell table:formula="of:=[.H32]/4" office:value-type="float" office:value="0.81975" calcext:value-type="float">
            <text:p>0.81975</text:p>
          </table:table-cell>
          <table:table-cell/>
          <table:table-cell table:formula="of:=[.D32]/[.E32]" office:value-type="float" office:value="8.24450022146759" calcext:value-type="float">
            <text:p>8.2445002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64" calcext:value-type="float">
            <text:p>0.1064</text:p>
          </table:table-cell>
          <table:table-cell office:value-type="float" office:value="68.24" calcext:value-type="float">
            <text:p>68.24</text:p>
          </table:table-cell>
          <table:table-cell office:value-type="float" office:value="4.431" calcext:value-type="float">
            <text:p>4.431</text:p>
          </table:table-cell>
          <table:table-cell office:value-type="float" office:value="0.615" calcext:value-type="float">
            <text:p>0.615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129.8" calcext:value-type="float">
            <text:p>129.8</text:p>
          </table:table-cell>
          <table:table-cell office:value-type="float" office:value="2.931" calcext:value-type="float">
            <text:p>2.931</text:p>
          </table:table-cell>
          <table:table-cell table:formula="of:=[.H33]/4" office:value-type="float" office:value="0.73275" calcext:value-type="float">
            <text:p>0.73275</text:p>
          </table:table-cell>
          <table:table-cell/>
          <table:table-cell table:formula="of:=[.D33]/[.E33]" office:value-type="float" office:value="7.20487804878049" calcext:value-type="float">
            <text:p>7.2048780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1" calcext:value-type="float">
            <text:p>0.1281</text:p>
          </table:table-cell>
          <table:table-cell office:value-type="float" office:value="63.75" calcext:value-type="float">
            <text:p>63.75</text:p>
          </table:table-cell>
          <table:table-cell office:value-type="float" office:value="4.363" calcext:value-type="float">
            <text:p>4.363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124.5" calcext:value-type="float">
            <text:p>124.5</text:p>
          </table:table-cell>
          <table:table-cell office:value-type="float" office:value="2.897" calcext:value-type="float">
            <text:p>2.897</text:p>
          </table:table-cell>
          <table:table-cell table:formula="of:=[.H34]/4" office:value-type="float" office:value="0.72425" calcext:value-type="float">
            <text:p>0.72425</text:p>
          </table:table-cell>
          <table:table-cell/>
          <table:table-cell table:formula="of:=[.D34]/[.E34]" office:value-type="float" office:value="7.0701669097391" calcext:value-type="float">
            <text:p>7.0701669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" calcext:value-type="float">
            <text:p>0.1355</text:p>
          </table:table-cell>
          <table:table-cell office:value-type="float" office:value="53.86" calcext:value-type="float">
            <text:p>53.86</text:p>
          </table:table-cell>
          <table:table-cell office:value-type="float" office:value="4.541" calcext:value-type="float">
            <text:p>4.541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06664" calcext:value-type="float">
            <text:p>0.06664</text:p>
          </table:table-cell>
          <table:table-cell office:value-type="float" office:value="93.36" calcext:value-type="float">
            <text:p>93.36</text:p>
          </table:table-cell>
          <table:table-cell office:value-type="float" office:value="3.121" calcext:value-type="float">
            <text:p>3.121</text:p>
          </table:table-cell>
          <table:table-cell table:formula="of:=[.H35]/4" office:value-type="float" office:value="0.78025" calcext:value-type="float">
            <text:p>0.78025</text:p>
          </table:table-cell>
          <table:table-cell/>
          <table:table-cell table:formula="of:=[.D35]/[.E35]" office:value-type="float" office:value="6.7313963830418" calcext:value-type="float">
            <text:p>6.73139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3" calcext:value-type="float">
            <text:p>0.283</text:p>
          </table:table-cell>
          <table:table-cell office:value-type="float" office:value="22" calcext:value-type="float">
            <text:p>22</text:p>
          </table:table-cell>
          <table:table-cell office:value-type="float" office:value="5.802" calcext:value-type="float">
            <text:p>5.802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2303" calcext:value-type="float">
            <text:p>0.2303</text:p>
          </table:table-cell>
          <table:table-cell office:value-type="float" office:value="45" calcext:value-type="float">
            <text:p>45</text:p>
          </table:table-cell>
          <table:table-cell office:value-type="float" office:value="3.425" calcext:value-type="float">
            <text:p>3.425</text:p>
          </table:table-cell>
          <table:table-cell table:formula="of:=[.H36]/4" office:value-type="float" office:value="0.85625" calcext:value-type="float">
            <text:p>0.85625</text:p>
          </table:table-cell>
          <table:table-cell/>
          <table:table-cell table:formula="of:=[.D36]/[.E36]" office:value-type="float" office:value="7.93273174733388" calcext:value-type="float">
            <text:p>7.9327317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6" calcext:value-type="float">
            <text:p>0.1356</text:p>
          </table:table-cell>
          <table:table-cell office:value-type="float" office:value="57.7" calcext:value-type="float">
            <text:p>57.7</text:p>
          </table:table-cell>
          <table:table-cell office:value-type="float" office:value="4.505" calcext:value-type="float">
            <text:p>4.505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06644" calcext:value-type="float">
            <text:p>0.06644</text:p>
          </table:table-cell>
          <table:table-cell office:value-type="float" office:value="104.9" calcext:value-type="float">
            <text:p>104.9</text:p>
          </table:table-cell>
          <table:table-cell office:value-type="float" office:value="2.926" calcext:value-type="float">
            <text:p>2.926</text:p>
          </table:table-cell>
          <table:table-cell table:formula="of:=[.H37]/4" office:value-type="float" office:value="0.7315" calcext:value-type="float">
            <text:p>0.7315</text:p>
          </table:table-cell>
          <table:table-cell/>
          <table:table-cell table:formula="of:=[.D37]/[.E37]" office:value-type="float" office:value="7.39251723006236" calcext:value-type="float">
            <text:p>7.3925172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71" calcext:value-type="float">
            <text:p>0.1271</text:p>
          </table:table-cell>
          <table:table-cell office:value-type="float" office:value="64.69" calcext:value-type="float">
            <text:p>64.69</text:p>
          </table:table-cell>
          <table:table-cell office:value-type="float" office:value="4.237" calcext:value-type="float">
            <text:p>4.237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0664" calcext:value-type="float">
            <text:p>0.0664</text:p>
          </table:table-cell>
          <table:table-cell office:value-type="float" office:value="106.8" calcext:value-type="float">
            <text:p>106.8</text:p>
          </table:table-cell>
          <table:table-cell office:value-type="float" office:value="2.954" calcext:value-type="float">
            <text:p>2.954</text:p>
          </table:table-cell>
          <table:table-cell table:formula="of:=[.H38]/4" office:value-type="float" office:value="0.7385" calcext:value-type="float">
            <text:p>0.7385</text:p>
          </table:table-cell>
          <table:table-cell/>
          <table:table-cell table:formula="of:=[.D38]/[.E38]" office:value-type="float" office:value="6.71686746987952" calcext:value-type="float">
            <text:p>6.7168674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44" calcext:value-type="float">
            <text:p>0.1944</text:p>
          </table:table-cell>
          <table:table-cell office:value-type="float" office:value="48.32" calcext:value-type="float">
            <text:p>48.32</text:p>
          </table:table-cell>
          <table:table-cell office:value-type="float" office:value="4.763" calcext:value-type="float">
            <text:p>4.763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1027" calcext:value-type="float">
            <text:p>0.1027</text:p>
          </table:table-cell>
          <table:table-cell office:value-type="float" office:value="102.8" calcext:value-type="float">
            <text:p>102.8</text:p>
          </table:table-cell>
          <table:table-cell office:value-type="float" office:value="2.898" calcext:value-type="float">
            <text:p>2.898</text:p>
          </table:table-cell>
          <table:table-cell table:formula="of:=[.H39]/4" office:value-type="float" office:value="0.7245" calcext:value-type="float">
            <text:p>0.7245</text:p>
          </table:table-cell>
          <table:table-cell/>
          <table:table-cell table:formula="of:=[.D39]/[.E39]" office:value-type="float" office:value="8.07835820895522" calcext:value-type="float">
            <text:p>8.078358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87" calcext:value-type="float">
            <text:p>0.2087</text:p>
          </table:table-cell>
          <table:table-cell office:value-type="float" office:value="30.56" calcext:value-type="float">
            <text:p>30.56</text:p>
          </table:table-cell>
          <table:table-cell office:value-type="float" office:value="5.527" calcext:value-type="float">
            <text:p>5.527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1656" calcext:value-type="float">
            <text:p>0.1656</text:p>
          </table:table-cell>
          <table:table-cell office:value-type="float" office:value="55.67" calcext:value-type="float">
            <text:p>55.67</text:p>
          </table:table-cell>
          <table:table-cell office:value-type="float" office:value="3.287" calcext:value-type="float">
            <text:p>3.287</text:p>
          </table:table-cell>
          <table:table-cell table:formula="of:=[.H40]/4" office:value-type="float" office:value="0.82175" calcext:value-type="float">
            <text:p>0.82175</text:p>
          </table:table-cell>
          <table:table-cell/>
          <table:table-cell table:formula="of:=[.D40]/[.E40]" office:value-type="float" office:value="8.26034972350919" calcext:value-type="float">
            <text:p>8.2603497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3" calcext:value-type="float">
            <text:p>0.2133</text:p>
          </table:table-cell>
          <table:table-cell office:value-type="float" office:value="30.89" calcext:value-type="float">
            <text:p>30.89</text:p>
          </table:table-cell>
          <table:table-cell office:value-type="float" office:value="5.378" calcext:value-type="float">
            <text:p>5.378</text:p>
          </table:table-cell>
          <table:table-cell office:value-type="float" office:value="0.6922" calcext:value-type="float">
            <text:p>0.6922</text:p>
          </table:table-cell>
          <table:table-cell office:value-type="float" office:value="0.1658" calcext:value-type="float">
            <text:p>0.1658</text:p>
          </table:table-cell>
          <table:table-cell office:value-type="float" office:value="56.35" calcext:value-type="float">
            <text:p>56.35</text:p>
          </table:table-cell>
          <table:table-cell office:value-type="float" office:value="3.311" calcext:value-type="float">
            <text:p>3.311</text:p>
          </table:table-cell>
          <table:table-cell table:formula="of:=[.H41]/4" office:value-type="float" office:value="0.82775" calcext:value-type="float">
            <text:p>0.82775</text:p>
          </table:table-cell>
          <table:table-cell/>
          <table:table-cell table:formula="of:=[.D41]/[.E41]" office:value-type="float" office:value="7.76943080034672" calcext:value-type="float">
            <text:p>7.7694308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29" calcext:value-type="float">
            <text:p>0.1729</text:p>
          </table:table-cell>
          <table:table-cell office:value-type="float" office:value="46.4" calcext:value-type="float">
            <text:p>46.4</text:p>
          </table:table-cell>
          <table:table-cell office:value-type="float" office:value="4.68" calcext:value-type="float">
            <text:p>4.68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1134" calcext:value-type="float">
            <text:p>0.1134</text:p>
          </table:table-cell>
          <table:table-cell office:value-type="float" office:value="82.28" calcext:value-type="float">
            <text:p>82.28</text:p>
          </table:table-cell>
          <table:table-cell office:value-type="float" office:value="3.086" calcext:value-type="float">
            <text:p>3.086</text:p>
          </table:table-cell>
          <table:table-cell table:formula="of:=[.H42]/4" office:value-type="float" office:value="0.7715" calcext:value-type="float">
            <text:p>0.7715</text:p>
          </table:table-cell>
          <table:table-cell/>
          <table:table-cell table:formula="of:=[.D42]/[.E42]" office:value-type="float" office:value="7.13523402957768" calcext:value-type="float">
            <text:p>7.1352340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46.27" calcext:value-type="float">
            <text:p>46.27</text:p>
          </table:table-cell>
          <table:table-cell office:value-type="float" office:value="4.791" calcext:value-type="float">
            <text:p>4.791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1126" calcext:value-type="float">
            <text:p>0.1126</text:p>
          </table:table-cell>
          <table:table-cell office:value-type="float" office:value="85.12" calcext:value-type="float">
            <text:p>85.12</text:p>
          </table:table-cell>
          <table:table-cell office:value-type="float" office:value="3.074" calcext:value-type="float">
            <text:p>3.074</text:p>
          </table:table-cell>
          <table:table-cell table:formula="of:=[.H43]/4" office:value-type="float" office:value="0.7685" calcext:value-type="float">
            <text:p>0.7685</text:p>
          </table:table-cell>
          <table:table-cell/>
          <table:table-cell table:formula="of:=[.D43]/[.E43]" office:value-type="float" office:value="7.48359887535145" calcext:value-type="float">
            <text:p>7.4835988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93" calcext:value-type="float">
            <text:p>0.2293</text:p>
          </table:table-cell>
          <table:table-cell office:value-type="float" office:value="25.96" calcext:value-type="float">
            <text:p>25.96</text:p>
          </table:table-cell>
          <table:table-cell office:value-type="float" office:value="5.747" calcext:value-type="float">
            <text:p>5.747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1948" calcext:value-type="float">
            <text:p>0.1948</text:p>
          </table:table-cell>
          <table:table-cell office:value-type="float" office:value="46.17" calcext:value-type="float">
            <text:p>46.17</text:p>
          </table:table-cell>
          <table:table-cell office:value-type="float" office:value="3.413" calcext:value-type="float">
            <text:p>3.413</text:p>
          </table:table-cell>
          <table:table-cell table:formula="of:=[.H44]/4" office:value-type="float" office:value="0.85325" calcext:value-type="float">
            <text:p>0.85325</text:p>
          </table:table-cell>
          <table:table-cell/>
          <table:table-cell table:formula="of:=[.D44]/[.E44]" office:value-type="float" office:value="8.21939359267735" calcext:value-type="float">
            <text:p>8.2193935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09" calcext:value-type="float">
            <text:p>0.2209</text:p>
          </table:table-cell>
          <table:table-cell office:value-type="float" office:value="31.38" calcext:value-type="float">
            <text:p>31.38</text:p>
          </table:table-cell>
          <table:table-cell office:value-type="float" office:value="5.127" calcext:value-type="float">
            <text:p>5.127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161" calcext:value-type="float">
            <text:p>0.161</text:p>
          </table:table-cell>
          <table:table-cell office:value-type="float" office:value="61.02" calcext:value-type="float">
            <text:p>61.02</text:p>
          </table:table-cell>
          <table:table-cell office:value-type="float" office:value="3.234" calcext:value-type="float">
            <text:p>3.234</text:p>
          </table:table-cell>
          <table:table-cell table:formula="of:=[.H45]/4" office:value-type="float" office:value="0.8085" calcext:value-type="float">
            <text:p>0.8085</text:p>
          </table:table-cell>
          <table:table-cell/>
          <table:table-cell table:formula="of:=[.D45]/[.E45]" office:value-type="float" office:value="7.31279418057338" calcext:value-type="float">
            <text:p>7.3127941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46" calcext:value-type="float">
            <text:p>0.2146</text:p>
          </table:table-cell>
          <table:table-cell office:value-type="float" office:value="33.33" calcext:value-type="float">
            <text:p>33.33</text:p>
          </table:table-cell>
          <table:table-cell office:value-type="float" office:value="5.329" calcext:value-type="float">
            <text:p>5.329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1537" calcext:value-type="float">
            <text:p>0.1537</text:p>
          </table:table-cell>
          <table:table-cell office:value-type="float" office:value="67.14" calcext:value-type="float">
            <text:p>67.14</text:p>
          </table:table-cell>
          <table:table-cell office:value-type="float" office:value="3.128" calcext:value-type="float">
            <text:p>3.128</text:p>
          </table:table-cell>
          <table:table-cell table:formula="of:=[.H46]/4" office:value-type="float" office:value="0.782" calcext:value-type="float">
            <text:p>0.782</text:p>
          </table:table-cell>
          <table:table-cell/>
          <table:table-cell table:formula="of:=[.D46]/[.E46]" office:value-type="float" office:value="8.31616729088639" calcext:value-type="float">
            <text:p>8.3161672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58" calcext:value-type="float">
            <text:p>0.2158</text:p>
          </table:table-cell>
          <table:table-cell office:value-type="float" office:value="32.1" calcext:value-type="float">
            <text:p>32.1</text:p>
          </table:table-cell>
          <table:table-cell office:value-type="float" office:value="5.324" calcext:value-type="float">
            <text:p>5.324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1562" calcext:value-type="float">
            <text:p>0.1562</text:p>
          </table:table-cell>
          <table:table-cell office:value-type="float" office:value="63.35" calcext:value-type="float">
            <text:p>63.35</text:p>
          </table:table-cell>
          <table:table-cell office:value-type="float" office:value="3.198" calcext:value-type="float">
            <text:p>3.198</text:p>
          </table:table-cell>
          <table:table-cell table:formula="of:=[.H47]/4" office:value-type="float" office:value="0.7995" calcext:value-type="float">
            <text:p>0.7995</text:p>
          </table:table-cell>
          <table:table-cell/>
          <table:table-cell table:formula="of:=[.D47]/[.E47]" office:value-type="float" office:value="7.99159411588112" calcext:value-type="float">
            <text:p>7.9915941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53" calcext:value-type="float">
            <text:p>0.1253</text:p>
          </table:table-cell>
          <table:table-cell office:value-type="float" office:value="54.2" calcext:value-type="float">
            <text:p>54.2</text:p>
          </table:table-cell>
          <table:table-cell office:value-type="float" office:value="4.603" calcext:value-type="float">
            <text:p>4.603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95.99" calcext:value-type="float">
            <text:p>95.99</text:p>
          </table:table-cell>
          <table:table-cell office:value-type="float" office:value="3.001" calcext:value-type="float">
            <text:p>3.001</text:p>
          </table:table-cell>
          <table:table-cell table:formula="of:=[.H48]/4" office:value-type="float" office:value="0.75025" calcext:value-type="float">
            <text:p>0.75025</text:p>
          </table:table-cell>
          <table:table-cell/>
          <table:table-cell table:formula="of:=[.D48]/[.E48]" office:value-type="float" office:value="7.34833971902937" calcext:value-type="float">
            <text:p>7.348339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07" calcext:value-type="float">
            <text:p>0.1807</text:p>
          </table:table-cell>
          <table:table-cell office:value-type="float" office:value="36.64" calcext:value-type="float">
            <text:p>36.64</text:p>
          </table:table-cell>
          <table:table-cell office:value-type="float" office:value="5.127" calcext:value-type="float">
            <text:p>5.127</text:p>
          </table:table-cell>
          <table:table-cell office:value-type="float" office:value="0.682" calcext:value-type="float">
            <text:p>0.682</text:p>
          </table:table-cell>
          <table:table-cell office:value-type="float" office:value="0.1409" calcext:value-type="float">
            <text:p>0.1409</text:p>
          </table:table-cell>
          <table:table-cell office:value-type="float" office:value="60.82" calcext:value-type="float">
            <text:p>60.82</text:p>
          </table:table-cell>
          <table:table-cell office:value-type="float" office:value="3.286" calcext:value-type="float">
            <text:p>3.286</text:p>
          </table:table-cell>
          <table:table-cell table:formula="of:=[.H49]/4" office:value-type="float" office:value="0.8215" calcext:value-type="float">
            <text:p>0.8215</text:p>
          </table:table-cell>
          <table:table-cell/>
          <table:table-cell table:formula="of:=[.D49]/[.E49]" office:value-type="float" office:value="7.51759530791789" calcext:value-type="float">
            <text:p>7.5175953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office:value-type="float" office:value="34.87" calcext:value-type="float">
            <text:p>34.87</text:p>
          </table:table-cell>
          <table:table-cell office:value-type="float" office:value="5.092" calcext:value-type="float">
            <text:p>5.092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1555" calcext:value-type="float">
            <text:p>0.1555</text:p>
          </table:table-cell>
          <table:table-cell office:value-type="float" office:value="64.46" calcext:value-type="float">
            <text:p>64.46</text:p>
          </table:table-cell>
          <table:table-cell office:value-type="float" office:value="3.202" calcext:value-type="float">
            <text:p>3.202</text:p>
          </table:table-cell>
          <table:table-cell table:formula="of:=[.H50]/4" office:value-type="float" office:value="0.8005" calcext:value-type="float">
            <text:p>0.8005</text:p>
          </table:table-cell>
          <table:table-cell/>
          <table:table-cell table:formula="of:=[.D50]/[.E50]" office:value-type="float" office:value="7.51919669226226" calcext:value-type="float">
            <text:p>7.519196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8" calcext:value-type="float">
            <text:p>0.1828</text:p>
          </table:table-cell>
          <table:table-cell office:value-type="float" office:value="48.87" calcext:value-type="float">
            <text:p>48.87</text:p>
          </table:table-cell>
          <table:table-cell office:value-type="float" office:value="4.447" calcext:value-type="float">
            <text:p>4.447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1247" calcext:value-type="float">
            <text:p>0.1247</text:p>
          </table:table-cell>
          <table:table-cell office:value-type="float" office:value="84.38" calcext:value-type="float">
            <text:p>84.38</text:p>
          </table:table-cell>
          <table:table-cell office:value-type="float" office:value="3.032" calcext:value-type="float">
            <text:p>3.032</text:p>
          </table:table-cell>
          <table:table-cell table:formula="of:=[.H51]/4" office:value-type="float" office:value="0.758" calcext:value-type="float">
            <text:p>0.758</text:p>
          </table:table-cell>
          <table:table-cell/>
          <table:table-cell table:formula="of:=[.D51]/[.E51]" office:value-type="float" office:value="6.81637032495402" calcext:value-type="float">
            <text:p>6.816370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08" calcext:value-type="float">
            <text:p>0.1808</text:p>
          </table:table-cell>
          <table:table-cell office:value-type="float" office:value="38.78" calcext:value-type="float">
            <text:p>38.78</text:p>
          </table:table-cell>
          <table:table-cell office:value-type="float" office:value="5.344" calcext:value-type="float">
            <text:p>5.344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09966" calcext:value-type="float">
            <text:p>0.09966</text:p>
          </table:table-cell>
          <table:table-cell office:value-type="float" office:value="83.15" calcext:value-type="float">
            <text:p>83.15</text:p>
          </table:table-cell>
          <table:table-cell office:value-type="float" office:value="3.086" calcext:value-type="float">
            <text:p>3.086</text:p>
          </table:table-cell>
          <table:table-cell table:formula="of:=[.H52]/4" office:value-type="float" office:value="0.7715" calcext:value-type="float">
            <text:p>0.7715</text:p>
          </table:table-cell>
          <table:table-cell/>
          <table:table-cell table:formula="of:=[.D52]/[.E52]" office:value-type="float" office:value="8.5408342656225" calcext:value-type="float">
            <text:p>8.5408342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43.25" calcext:value-type="float">
            <text:p>43.25</text:p>
          </table:table-cell>
          <table:table-cell office:value-type="float" office:value="4.798" calcext:value-type="float">
            <text:p>4.798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1228" calcext:value-type="float">
            <text:p>0.1228</text:p>
          </table:table-cell>
          <table:table-cell office:value-type="float" office:value="83.22" calcext:value-type="float">
            <text:p>83.22</text:p>
          </table:table-cell>
          <table:table-cell office:value-type="float" office:value="3.073" calcext:value-type="float">
            <text:p>3.073</text:p>
          </table:table-cell>
          <table:table-cell table:formula="of:=[.H53]/4" office:value-type="float" office:value="0.76825" calcext:value-type="float">
            <text:p>0.76825</text:p>
          </table:table-cell>
          <table:table-cell/>
          <table:table-cell table:formula="of:=[.D53]/[.E53]" office:value-type="float" office:value="7.36115372813747" calcext:value-type="float">
            <text:p>7.3611537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7" calcext:value-type="float">
            <text:p>0.1707</text:p>
          </table:table-cell>
          <table:table-cell office:value-type="float" office:value="38.47" calcext:value-type="float">
            <text:p>38.47</text:p>
          </table:table-cell>
          <table:table-cell office:value-type="float" office:value="4.979" calcext:value-type="float">
            <text:p>4.979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1283" calcext:value-type="float">
            <text:p>0.1283</text:p>
          </table:table-cell>
          <table:table-cell office:value-type="float" office:value="63.15" calcext:value-type="float">
            <text:p>63.15</text:p>
          </table:table-cell>
          <table:table-cell office:value-type="float" office:value="3.326" calcext:value-type="float">
            <text:p>3.326</text:p>
          </table:table-cell>
          <table:table-cell table:formula="of:=[.H54]/4" office:value-type="float" office:value="0.8315" calcext:value-type="float">
            <text:p>0.8315</text:p>
          </table:table-cell>
          <table:table-cell/>
          <table:table-cell table:formula="of:=[.D54]/[.E54]" office:value-type="float" office:value="6.98219043612397" calcext:value-type="float">
            <text:p>6.9821904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3.47" calcext:value-type="float">
            <text:p>73.47</text:p>
          </table:table-cell>
          <table:table-cell office:value-type="float" office:value="4.226" calcext:value-type="float">
            <text:p>4.226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005966" calcext:value-type="float">
            <text:p>0.005966</text:p>
          </table:table-cell>
          <table:table-cell office:value-type="float" office:value="144" calcext:value-type="float">
            <text:p>144</text:p>
          </table:table-cell>
          <table:table-cell office:value-type="float" office:value="2.828" calcext:value-type="float">
            <text:p>2.828</text:p>
          </table:table-cell>
          <table:table-cell table:formula="of:=[.H55]/4" office:value-type="float" office:value="0.707" calcext:value-type="float">
            <text:p>0.707</text:p>
          </table:table-cell>
          <table:table-cell/>
          <table:table-cell table:formula="of:=[.D55]/[.E55]" office:value-type="float" office:value="7.06452691407556" calcext:value-type="float">
            <text:p>7.0645269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34.72" calcext:value-type="float">
            <text:p>34.72</text:p>
          </table:table-cell>
          <table:table-cell office:value-type="float" office:value="5.198" calcext:value-type="float">
            <text:p>5.198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1325" calcext:value-type="float">
            <text:p>0.1325</text:p>
          </table:table-cell>
          <table:table-cell office:value-type="float" office:value="71.43" calcext:value-type="float">
            <text:p>71.43</text:p>
          </table:table-cell>
          <table:table-cell office:value-type="float" office:value="3.17" calcext:value-type="float">
            <text:p>3.17</text:p>
          </table:table-cell>
          <table:table-cell table:formula="of:=[.H56]/4" office:value-type="float" office:value="0.7925" calcext:value-type="float">
            <text:p>0.7925</text:p>
          </table:table-cell>
          <table:table-cell/>
          <table:table-cell table:formula="of:=[.D56]/[.E56]" office:value-type="float" office:value="7.75473668506639" calcext:value-type="float">
            <text:p>7.7547366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1" calcext:value-type="float">
            <text:p>0.1991</text:p>
          </table:table-cell>
          <table:table-cell office:value-type="float" office:value="38.67" calcext:value-type="float">
            <text:p>38.67</text:p>
          </table:table-cell>
          <table:table-cell office:value-type="float" office:value="5.068" calcext:value-type="float">
            <text:p>5.068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1427" calcext:value-type="float">
            <text:p>0.1427</text:p>
          </table:table-cell>
          <table:table-cell office:value-type="float" office:value="72.58" calcext:value-type="float">
            <text:p>72.58</text:p>
          </table:table-cell>
          <table:table-cell office:value-type="float" office:value="3.084" calcext:value-type="float">
            <text:p>3.084</text:p>
          </table:table-cell>
          <table:table-cell table:formula="of:=[.H57]/4" office:value-type="float" office:value="0.771" calcext:value-type="float">
            <text:p>0.771</text:p>
          </table:table-cell>
          <table:table-cell/>
          <table:table-cell table:formula="of:=[.D57]/[.E57]" office:value-type="float" office:value="8.05595294865681" calcext:value-type="float">
            <text:p>8.0559529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46" calcext:value-type="float">
            <text:p>0.1446</text:p>
          </table:table-cell>
          <table:table-cell office:value-type="float" office:value="58.28" calcext:value-type="float">
            <text:p>58.28</text:p>
          </table:table-cell>
          <table:table-cell office:value-type="float" office:value="4.473" calcext:value-type="float">
            <text:p>4.473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05521" calcext:value-type="float">
            <text:p>0.05521</text:p>
          </table:table-cell>
          <table:table-cell office:value-type="float" office:value="113.4" calcext:value-type="float">
            <text:p>113.4</text:p>
          </table:table-cell>
          <table:table-cell office:value-type="float" office:value="2.931" calcext:value-type="float">
            <text:p>2.931</text:p>
          </table:table-cell>
          <table:table-cell table:formula="of:=[.H58]/4" office:value-type="float" office:value="0.73275" calcext:value-type="float">
            <text:p>0.73275</text:p>
          </table:table-cell>
          <table:table-cell/>
          <table:table-cell table:formula="of:=[.D58]/[.E58]" office:value-type="float" office:value="7.22383720930232" calcext:value-type="float">
            <text:p>7.2238372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43" calcext:value-type="float">
            <text:p>0.2243</text:p>
          </table:table-cell>
          <table:table-cell office:value-type="float" office:value="39.02" calcext:value-type="float">
            <text:p>39.02</text:p>
          </table:table-cell>
          <table:table-cell office:value-type="float" office:value="4.807" calcext:value-type="float">
            <text:p>4.807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1537" calcext:value-type="float">
            <text:p>0.1537</text:p>
          </table:table-cell>
          <table:table-cell office:value-type="float" office:value="78.17" calcext:value-type="float">
            <text:p>78.17</text:p>
          </table:table-cell>
          <table:table-cell office:value-type="float" office:value="3.042" calcext:value-type="float">
            <text:p>3.042</text:p>
          </table:table-cell>
          <table:table-cell table:formula="of:=[.H59]/4" office:value-type="float" office:value="0.7605" calcext:value-type="float">
            <text:p>0.7605</text:p>
          </table:table-cell>
          <table:table-cell/>
          <table:table-cell table:formula="of:=[.D59]/[.E59]" office:value-type="float" office:value="7.40792109724149" calcext:value-type="float">
            <text:p>7.4079210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82" calcext:value-type="float">
            <text:p>0.1482</text:p>
          </table:table-cell>
          <table:table-cell office:value-type="float" office:value="55.44" calcext:value-type="float">
            <text:p>55.44</text:p>
          </table:table-cell>
          <table:table-cell office:value-type="float" office:value="4.634" calcext:value-type="float">
            <text:p>4.634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08884" calcext:value-type="float">
            <text:p>0.08884</text:p>
          </table:table-cell>
          <table:table-cell office:value-type="float" office:value="96.32" calcext:value-type="float">
            <text:p>96.32</text:p>
          </table:table-cell>
          <table:table-cell office:value-type="float" office:value="2.983" calcext:value-type="float">
            <text:p>2.983</text:p>
          </table:table-cell>
          <table:table-cell table:formula="of:=[.H60]/4" office:value-type="float" office:value="0.74575" calcext:value-type="float">
            <text:p>0.74575</text:p>
          </table:table-cell>
          <table:table-cell/>
          <table:table-cell table:formula="of:=[.D60]/[.E60]" office:value-type="float" office:value="7.62421849292531" calcext:value-type="float">
            <text:p>7.6242184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" calcext:value-type="float">
            <text:p>0.1703</text:p>
          </table:table-cell>
          <table:table-cell office:value-type="float" office:value="47.7" calcext:value-type="float">
            <text:p>47.7</text:p>
          </table:table-cell>
          <table:table-cell office:value-type="float" office:value="4.664" calcext:value-type="float">
            <text:p>4.664</text:p>
          </table:table-cell>
          <table:table-cell office:value-type="float" office:value="0.665" calcext:value-type="float">
            <text:p>0.665</text:p>
          </table:table-cell>
          <table:table-cell office:value-type="float" office:value="0.1062" calcext:value-type="float">
            <text:p>0.1062</text:p>
          </table:table-cell>
          <table:table-cell office:value-type="float" office:value="84.52" calcext:value-type="float">
            <text:p>84.52</text:p>
          </table:table-cell>
          <table:table-cell office:value-type="float" office:value="3.114" calcext:value-type="float">
            <text:p>3.114</text:p>
          </table:table-cell>
          <table:table-cell table:formula="of:=[.H61]/4" office:value-type="float" office:value="0.7785" calcext:value-type="float">
            <text:p>0.7785</text:p>
          </table:table-cell>
          <table:table-cell/>
          <table:table-cell table:formula="of:=[.D61]/[.E61]" office:value-type="float" office:value="7.01353383458647" calcext:value-type="float">
            <text:p>7.0135338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93" calcext:value-type="float">
            <text:p>0.1293</text:p>
          </table:table-cell>
          <table:table-cell office:value-type="float" office:value="58.58" calcext:value-type="float">
            <text:p>58.58</text:p>
          </table:table-cell>
          <table:table-cell office:value-type="float" office:value="4.444" calcext:value-type="float">
            <text:p>4.444</text:p>
          </table:table-cell>
          <table:table-cell office:value-type="float" office:value="0.634" calcext:value-type="float">
            <text:p>0.634</text:p>
          </table:table-cell>
          <table:table-cell office:value-type="float" office:value="0.06299" calcext:value-type="float">
            <text:p>0.06299</text:p>
          </table:table-cell>
          <table:table-cell office:value-type="float" office:value="102" calcext:value-type="float">
            <text:p>102</text:p>
          </table:table-cell>
          <table:table-cell office:value-type="float" office:value="2.991" calcext:value-type="float">
            <text:p>2.991</text:p>
          </table:table-cell>
          <table:table-cell table:formula="of:=[.H62]/4" office:value-type="float" office:value="0.74775" calcext:value-type="float">
            <text:p>0.74775</text:p>
          </table:table-cell>
          <table:table-cell/>
          <table:table-cell table:formula="of:=[.D62]/[.E62]" office:value-type="float" office:value="7.00946372239748" calcext:value-type="float">
            <text:p>7.0094637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71" calcext:value-type="float">
            <text:p>0.1171</text:p>
          </table:table-cell>
          <table:table-cell office:value-type="float" office:value="61.79" calcext:value-type="float">
            <text:p>61.79</text:p>
          </table:table-cell>
          <table:table-cell office:value-type="float" office:value="4.58" calcext:value-type="float">
            <text:p>4.58</text:p>
          </table:table-cell>
          <table:table-cell office:value-type="float" office:value="0.616" calcext:value-type="float">
            <text:p>0.616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113.3" calcext:value-type="float">
            <text:p>113.3</text:p>
          </table:table-cell>
          <table:table-cell office:value-type="float" office:value="2.976" calcext:value-type="float">
            <text:p>2.976</text:p>
          </table:table-cell>
          <table:table-cell table:formula="of:=[.H63]/4" office:value-type="float" office:value="0.744" calcext:value-type="float">
            <text:p>0.744</text:p>
          </table:table-cell>
          <table:table-cell/>
          <table:table-cell table:formula="of:=[.D63]/[.E63]" office:value-type="float" office:value="7.43506493506494" calcext:value-type="float">
            <text:p>7.4350649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98" calcext:value-type="float">
            <text:p>0.2198</text:p>
          </table:table-cell>
          <table:table-cell office:value-type="float" office:value="36.4" calcext:value-type="float">
            <text:p>36.4</text:p>
          </table:table-cell>
          <table:table-cell office:value-type="float" office:value="5.019" calcext:value-type="float">
            <text:p>5.01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1491" calcext:value-type="float">
            <text:p>0.1491</text:p>
          </table:table-cell>
          <table:table-cell office:value-type="float" office:value="74.75" calcext:value-type="float">
            <text:p>74.75</text:p>
          </table:table-cell>
          <table:table-cell office:value-type="float" office:value="3.078" calcext:value-type="float">
            <text:p>3.078</text:p>
          </table:table-cell>
          <table:table-cell table:formula="of:=[.H64]/4" office:value-type="float" office:value="0.7695" calcext:value-type="float">
            <text:p>0.7695</text:p>
          </table:table-cell>
          <table:table-cell/>
          <table:table-cell table:formula="of:=[.D64]/[.E64]" office:value-type="float" office:value="7.70849331899862" calcext:value-type="float">
            <text:p>7.708493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56" calcext:value-type="float">
            <text:p>0.2356</text:p>
          </table:table-cell>
          <table:table-cell office:value-type="float" office:value="24.93" calcext:value-type="float">
            <text:p>24.93</text:p>
          </table:table-cell>
          <table:table-cell office:value-type="float" office:value="5.729" calcext:value-type="float">
            <text:p>5.729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2007" calcext:value-type="float">
            <text:p>0.2007</text:p>
          </table:table-cell>
          <table:table-cell office:value-type="float" office:value="43.44" calcext:value-type="float">
            <text:p>43.44</text:p>
          </table:table-cell>
          <table:table-cell office:value-type="float" office:value="3.515" calcext:value-type="float">
            <text:p>3.515</text:p>
          </table:table-cell>
          <table:table-cell table:formula="of:=[.H65]/4" office:value-type="float" office:value="0.87875" calcext:value-type="float">
            <text:p>0.87875</text:p>
          </table:table-cell>
          <table:table-cell/>
          <table:table-cell table:formula="of:=[.D65]/[.E65]" office:value-type="float" office:value="7.78820010875476" calcext:value-type="float">
            <text:p>7.7882001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46" calcext:value-type="float">
            <text:p>0.1546</text:p>
          </table:table-cell>
          <table:table-cell office:value-type="float" office:value="45.15" calcext:value-type="float">
            <text:p>45.15</text:p>
          </table:table-cell>
          <table:table-cell office:value-type="float" office:value="4.846" calcext:value-type="float">
            <text:p>4.846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1034" calcext:value-type="float">
            <text:p>0.1034</text:p>
          </table:table-cell>
          <table:table-cell office:value-type="float" office:value="76.76" calcext:value-type="float">
            <text:p>76.76</text:p>
          </table:table-cell>
          <table:table-cell office:value-type="float" office:value="3.163" calcext:value-type="float">
            <text:p>3.163</text:p>
          </table:table-cell>
          <table:table-cell table:formula="of:=[.H66]/4" office:value-type="float" office:value="0.79075" calcext:value-type="float">
            <text:p>0.79075</text:p>
          </table:table-cell>
          <table:table-cell/>
          <table:table-cell table:formula="of:=[.D66]/[.E66]" office:value-type="float" office:value="7.31582125603865" calcext:value-type="float">
            <text:p>7.315821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5" calcext:value-type="float">
            <text:p>0.1425</text:p>
          </table:table-cell>
          <table:table-cell office:value-type="float" office:value="45.09" calcext:value-type="float">
            <text:p>45.09</text:p>
          </table:table-cell>
          <table:table-cell office:value-type="float" office:value="5.05" calcext:value-type="float">
            <text:p>5.05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09675" calcext:value-type="float">
            <text:p>0.09675</text:p>
          </table:table-cell>
          <table:table-cell office:value-type="float" office:value="75.49" calcext:value-type="float">
            <text:p>75.49</text:p>
          </table:table-cell>
          <table:table-cell office:value-type="float" office:value="3.192" calcext:value-type="float">
            <text:p>3.192</text:p>
          </table:table-cell>
          <table:table-cell table:formula="of:=[.H67]/4" office:value-type="float" office:value="0.798" calcext:value-type="float">
            <text:p>0.798</text:p>
          </table:table-cell>
          <table:table-cell/>
          <table:table-cell table:formula="of:=[.D67]/[.E67]" office:value-type="float" office:value="7.78480036997071" calcext:value-type="float">
            <text:p>7.78480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3" calcext:value-type="float">
            <text:p>0.1713</text:p>
          </table:table-cell>
          <table:table-cell office:value-type="float" office:value="49.14" calcext:value-type="float">
            <text:p>49.14</text:p>
          </table:table-cell>
          <table:table-cell office:value-type="float" office:value="4.565" calcext:value-type="float">
            <text:p>4.565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1155" calcext:value-type="float">
            <text:p>0.1155</text:p>
          </table:table-cell>
          <table:table-cell office:value-type="float" office:value="83.92" calcext:value-type="float">
            <text:p>83.92</text:p>
          </table:table-cell>
          <table:table-cell office:value-type="float" office:value="3.069" calcext:value-type="float">
            <text:p>3.069</text:p>
          </table:table-cell>
          <table:table-cell table:formula="of:=[.H68]/4" office:value-type="float" office:value="0.76725" calcext:value-type="float">
            <text:p>0.76725</text:p>
          </table:table-cell>
          <table:table-cell/>
          <table:table-cell table:formula="of:=[.D68]/[.E68]" office:value-type="float" office:value="7.00260776192668" calcext:value-type="float">
            <text:p>7.0026077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91" calcext:value-type="float">
            <text:p>0.1591</text:p>
          </table:table-cell>
          <table:table-cell office:value-type="float" office:value="49.97" calcext:value-type="float">
            <text:p>49.97</text:p>
          </table:table-cell>
          <table:table-cell office:value-type="float" office:value="4.602" calcext:value-type="float">
            <text:p>4.602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0899" calcext:value-type="float">
            <text:p>0.0899</text:p>
          </table:table-cell>
          <table:table-cell office:value-type="float" office:value="92.53" calcext:value-type="float">
            <text:p>92.53</text:p>
          </table:table-cell>
          <table:table-cell office:value-type="float" office:value="2.997" calcext:value-type="float">
            <text:p>2.997</text:p>
          </table:table-cell>
          <table:table-cell table:formula="of:=[.H69]/4" office:value-type="float" office:value="0.74925" calcext:value-type="float">
            <text:p>0.74925</text:p>
          </table:table-cell>
          <table:table-cell/>
          <table:table-cell table:formula="of:=[.D69]/[.E69]" office:value-type="float" office:value="7.26325757575758" calcext:value-type="float">
            <text:p>7.2632575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34" calcext:value-type="float">
            <text:p>0.1734</text:p>
          </table:table-cell>
          <table:table-cell office:value-type="float" office:value="53.79" calcext:value-type="float">
            <text:p>53.79</text:p>
          </table:table-cell>
          <table:table-cell office:value-type="float" office:value="4.469" calcext:value-type="float">
            <text:p>4.469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07754" calcext:value-type="float">
            <text:p>0.07754</text:p>
          </table:table-cell>
          <table:table-cell office:value-type="float" office:value="110.4" calcext:value-type="float">
            <text:p>110.4</text:p>
          </table:table-cell>
          <table:table-cell office:value-type="float" office:value="2.919" calcext:value-type="float">
            <text:p>2.919</text:p>
          </table:table-cell>
          <table:table-cell table:formula="of:=[.H70]/4" office:value-type="float" office:value="0.72975" calcext:value-type="float">
            <text:p>0.72975</text:p>
          </table:table-cell>
          <table:table-cell/>
          <table:table-cell table:formula="of:=[.D70]/[.E70]" office:value-type="float" office:value="7.15956424223006" calcext:value-type="float">
            <text:p>7.1595642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3" calcext:value-type="float">
            <text:p>0.1353</text:p>
          </table:table-cell>
          <table:table-cell office:value-type="float" office:value="57.84" calcext:value-type="float">
            <text:p>57.84</text:p>
          </table:table-cell>
          <table:table-cell office:value-type="float" office:value="4.444" calcext:value-type="float">
            <text:p>4.444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07747" calcext:value-type="float">
            <text:p>0.07747</text:p>
          </table:table-cell>
          <table:table-cell office:value-type="float" office:value="96.29" calcext:value-type="float">
            <text:p>96.29</text:p>
          </table:table-cell>
          <table:table-cell office:value-type="float" office:value="3.04" calcext:value-type="float">
            <text:p>3.04</text:p>
          </table:table-cell>
          <table:table-cell table:formula="of:=[.H71]/4" office:value-type="float" office:value="0.76" calcext:value-type="float">
            <text:p>0.76</text:p>
          </table:table-cell>
          <table:table-cell/>
          <table:table-cell table:formula="of:=[.D71]/[.E71]" office:value-type="float" office:value="6.87074829931973" calcext:value-type="float">
            <text:p>6.8707482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58" calcext:value-type="float">
            <text:p>0.1658</text:p>
          </table:table-cell>
          <table:table-cell office:value-type="float" office:value="53.58" calcext:value-type="float">
            <text:p>53.58</text:p>
          </table:table-cell>
          <table:table-cell office:value-type="float" office:value="4.507" calcext:value-type="float">
            <text:p>4.507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09" calcext:value-type="float">
            <text:p>0.09</text:p>
          </table:table-cell>
          <table:table-cell office:value-type="float" office:value="97.88" calcext:value-type="float">
            <text:p>97.88</text:p>
          </table:table-cell>
          <table:table-cell office:value-type="float" office:value="3.037" calcext:value-type="float">
            <text:p>3.037</text:p>
          </table:table-cell>
          <table:table-cell table:formula="of:=[.H72]/4" office:value-type="float" office:value="0.75925" calcext:value-type="float">
            <text:p>0.75925</text:p>
          </table:table-cell>
          <table:table-cell/>
          <table:table-cell table:formula="of:=[.D72]/[.E72]" office:value-type="float" office:value="6.92851652574942" calcext:value-type="float">
            <text:p>6.9285165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92" calcext:value-type="float">
            <text:p>0.1592</text:p>
          </table:table-cell>
          <table:table-cell office:value-type="float" office:value="45.87" calcext:value-type="float">
            <text:p>45.87</text:p>
          </table:table-cell>
          <table:table-cell office:value-type="float" office:value="4.886" calcext:value-type="float">
            <text:p>4.886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0974" calcext:value-type="float">
            <text:p>0.0974</text:p>
          </table:table-cell>
          <table:table-cell office:value-type="float" office:value="82.98" calcext:value-type="float">
            <text:p>82.98</text:p>
          </table:table-cell>
          <table:table-cell office:value-type="float" office:value="3.116" calcext:value-type="float">
            <text:p>3.116</text:p>
          </table:table-cell>
          <table:table-cell table:formula="of:=[.H73]/4" office:value-type="float" office:value="0.779" calcext:value-type="float">
            <text:p>0.779</text:p>
          </table:table-cell>
          <table:table-cell/>
          <table:table-cell table:formula="of:=[.D73]/[.E73]" office:value-type="float" office:value="7.52966558791802" calcext:value-type="float">
            <text:p>7.5296655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47.08" calcext:value-type="float">
            <text:p>47.08</text:p>
          </table:table-cell>
          <table:table-cell office:value-type="float" office:value="4.938" calcext:value-type="float">
            <text:p>4.938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1054" calcext:value-type="float">
            <text:p>0.1054</text:p>
          </table:table-cell>
          <table:table-cell office:value-type="float" office:value="88.84" calcext:value-type="float">
            <text:p>88.84</text:p>
          </table:table-cell>
          <table:table-cell office:value-type="float" office:value="3.003" calcext:value-type="float">
            <text:p>3.003</text:p>
          </table:table-cell>
          <table:table-cell table:formula="of:=[.H74]/4" office:value-type="float" office:value="0.75075" calcext:value-type="float">
            <text:p>0.75075</text:p>
          </table:table-cell>
          <table:table-cell/>
          <table:table-cell table:formula="of:=[.D74]/[.E74]" office:value-type="float" office:value="8.18498259572352" calcext:value-type="float">
            <text:p>8.1849825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69" calcext:value-type="float">
            <text:p>0.2169</text:p>
          </table:table-cell>
          <table:table-cell office:value-type="float" office:value="33.49" calcext:value-type="float">
            <text:p>33.49</text:p>
          </table:table-cell>
          <table:table-cell office:value-type="float" office:value="5.327" calcext:value-type="float">
            <text:p>5.32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1644" calcext:value-type="float">
            <text:p>0.1644</text:p>
          </table:table-cell>
          <table:table-cell office:value-type="float" office:value="64.72" calcext:value-type="float">
            <text:p>64.72</text:p>
          </table:table-cell>
          <table:table-cell office:value-type="float" office:value="3.122" calcext:value-type="float">
            <text:p>3.122</text:p>
          </table:table-cell>
          <table:table-cell table:formula="of:=[.H75]/4" office:value-type="float" office:value="0.7805" calcext:value-type="float">
            <text:p>0.7805</text:p>
          </table:table-cell>
          <table:table-cell/>
          <table:table-cell table:formula="of:=[.D75]/[.E75]" office:value-type="float" office:value="8.43413552881571" calcext:value-type="float">
            <text:p>8.4341355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1" calcext:value-type="float">
            <text:p>0.1961</text:p>
          </table:table-cell>
          <table:table-cell office:value-type="float" office:value="38.28" calcext:value-type="float">
            <text:p>38.28</text:p>
          </table:table-cell>
          <table:table-cell office:value-type="float" office:value="4.919" calcext:value-type="float">
            <text:p>4.919</text:p>
          </table:table-cell>
          <table:table-cell office:value-type="float" office:value="0.6549" calcext:value-type="float">
            <text:p>0.6549</text:p>
          </table:table-cell>
          <table:table-cell office:value-type="float" office:value="0.1491" calcext:value-type="float">
            <text:p>0.1491</text:p>
          </table:table-cell>
          <table:table-cell office:value-type="float" office:value="66.45" calcext:value-type="float">
            <text:p>66.45</text:p>
          </table:table-cell>
          <table:table-cell office:value-type="float" office:value="3.144" calcext:value-type="float">
            <text:p>3.144</text:p>
          </table:table-cell>
          <table:table-cell table:formula="of:=[.H76]/4" office:value-type="float" office:value="0.786" calcext:value-type="float">
            <text:p>0.786</text:p>
          </table:table-cell>
          <table:table-cell/>
          <table:table-cell table:formula="of:=[.D76]/[.E76]" office:value-type="float" office:value="7.51107039242633" calcext:value-type="float">
            <text:p>7.5110703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7" calcext:value-type="float">
            <text:p>0.2237</text:p>
          </table:table-cell>
          <table:table-cell office:value-type="float" office:value="26.68" calcext:value-type="float">
            <text:p>26.68</text:p>
          </table:table-cell>
          <table:table-cell office:value-type="float" office:value="5.63" calcext:value-type="float">
            <text:p>5.63</text:p>
          </table:table-cell>
          <table:table-cell office:value-type="float" office:value="0.7097" calcext:value-type="float">
            <text:p>0.7097</text:p>
          </table:table-cell>
          <table:table-cell office:value-type="float" office:value="0.1774" calcext:value-type="float">
            <text:p>0.1774</text:p>
          </table:table-cell>
          <table:table-cell office:value-type="float" office:value="50.34" calcext:value-type="float">
            <text:p>50.34</text:p>
          </table:table-cell>
          <table:table-cell office:value-type="float" office:value="3.378" calcext:value-type="float">
            <text:p>3.378</text:p>
          </table:table-cell>
          <table:table-cell table:formula="of:=[.H77]/4" office:value-type="float" office:value="0.8445" calcext:value-type="float">
            <text:p>0.8445</text:p>
          </table:table-cell>
          <table:table-cell/>
          <table:table-cell table:formula="of:=[.D77]/[.E77]" office:value-type="float" office:value="7.9329294067916" calcext:value-type="float">
            <text:p>7.9329294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44.68" calcext:value-type="float">
            <text:p>44.68</text:p>
          </table:table-cell>
          <table:table-cell office:value-type="float" office:value="4.988" calcext:value-type="float">
            <text:p>4.988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09648" calcext:value-type="float">
            <text:p>0.09648</text:p>
          </table:table-cell>
          <table:table-cell office:value-type="float" office:value="79.27" calcext:value-type="float">
            <text:p>79.27</text:p>
          </table:table-cell>
          <table:table-cell office:value-type="float" office:value="3.134" calcext:value-type="float">
            <text:p>3.134</text:p>
          </table:table-cell>
          <table:table-cell table:formula="of:=[.H78]/4" office:value-type="float" office:value="0.7835" calcext:value-type="float">
            <text:p>0.7835</text:p>
          </table:table-cell>
          <table:table-cell/>
          <table:table-cell table:formula="of:=[.D78]/[.E78]" office:value-type="float" office:value="7.76584150708392" calcext:value-type="float">
            <text:p>7.7658415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42.76" calcext:value-type="float">
            <text:p>42.76</text:p>
          </table:table-cell>
          <table:table-cell office:value-type="float" office:value="4.787" calcext:value-type="float">
            <text:p>4.787</text:p>
          </table:table-cell>
          <table:table-cell office:value-type="float" office:value="0.654" calcext:value-type="float">
            <text:p>0.654</text:p>
          </table:table-cell>
          <table:table-cell office:value-type="float" office:value="0.1256" calcext:value-type="float">
            <text:p>0.1256</text:p>
          </table:table-cell>
          <table:table-cell office:value-type="float" office:value="78.94" calcext:value-type="float">
            <text:p>78.94</text:p>
          </table:table-cell>
          <table:table-cell office:value-type="float" office:value="3.095" calcext:value-type="float">
            <text:p>3.095</text:p>
          </table:table-cell>
          <table:table-cell table:formula="of:=[.H79]/4" office:value-type="float" office:value="0.77375" calcext:value-type="float">
            <text:p>0.77375</text:p>
          </table:table-cell>
          <table:table-cell/>
          <table:table-cell table:formula="of:=[.D79]/[.E79]" office:value-type="float" office:value="7.31957186544342" calcext:value-type="float">
            <text:p>7.3195718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38.87" calcext:value-type="float">
            <text:p>38.87</text:p>
          </table:table-cell>
          <table:table-cell office:value-type="float" office:value="4.99" calcext:value-type="float">
            <text:p>4.99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1439" calcext:value-type="float">
            <text:p>0.1439</text:p>
          </table:table-cell>
          <table:table-cell office:value-type="float" office:value="64.5" calcext:value-type="float">
            <text:p>64.5</text:p>
          </table:table-cell>
          <table:table-cell office:value-type="float" office:value="3.2" calcext:value-type="float">
            <text:p>3.2</text:p>
          </table:table-cell>
          <table:table-cell table:formula="of:=[.H80]/4" office:value-type="float" office:value="0.8" calcext:value-type="float">
            <text:p>0.8</text:p>
          </table:table-cell>
          <table:table-cell/>
          <table:table-cell table:formula="of:=[.D80]/[.E80]" office:value-type="float" office:value="7.55373902512867" calcext:value-type="float">
            <text:p>7.553739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52" calcext:value-type="float">
            <text:p>0.1552</text:p>
          </table:table-cell>
          <table:table-cell office:value-type="float" office:value="51.16" calcext:value-type="float">
            <text:p>51.16</text:p>
          </table:table-cell>
          <table:table-cell office:value-type="float" office:value="4.683" calcext:value-type="float">
            <text:p>4.683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09631" calcext:value-type="float">
            <text:p>0.09631</text:p>
          </table:table-cell>
          <table:table-cell office:value-type="float" office:value="88.74" calcext:value-type="float">
            <text:p>88.74</text:p>
          </table:table-cell>
          <table:table-cell office:value-type="float" office:value="3.058" calcext:value-type="float">
            <text:p>3.058</text:p>
          </table:table-cell>
          <table:table-cell table:formula="of:=[.H81]/4" office:value-type="float" office:value="0.7645" calcext:value-type="float">
            <text:p>0.7645</text:p>
          </table:table-cell>
          <table:table-cell/>
          <table:table-cell table:formula="of:=[.D81]/[.E81]" office:value-type="float" office:value="7.37364194615021" calcext:value-type="float">
            <text:p>7.3736419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1" calcext:value-type="float">
            <text:p>0.1971</text:p>
          </table:table-cell>
          <table:table-cell office:value-type="float" office:value="37.02" calcext:value-type="float">
            <text:p>37.02</text:p>
          </table:table-cell>
          <table:table-cell office:value-type="float" office:value="5.301" calcext:value-type="float">
            <text:p>5.301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1338" calcext:value-type="float">
            <text:p>0.1338</text:p>
          </table:table-cell>
          <table:table-cell office:value-type="float" office:value="74.06" calcext:value-type="float">
            <text:p>74.06</text:p>
          </table:table-cell>
          <table:table-cell office:value-type="float" office:value="3.078" calcext:value-type="float">
            <text:p>3.078</text:p>
          </table:table-cell>
          <table:table-cell table:formula="of:=[.H82]/4" office:value-type="float" office:value="0.7695" calcext:value-type="float">
            <text:p>0.7695</text:p>
          </table:table-cell>
          <table:table-cell/>
          <table:table-cell table:formula="of:=[.D82]/[.E82]" office:value-type="float" office:value="8.59017987360233" calcext:value-type="float">
            <text:p>8.5901798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8" calcext:value-type="float">
            <text:p>0.2048</text:p>
          </table:table-cell>
          <table:table-cell office:value-type="float" office:value="37" calcext:value-type="float">
            <text:p>37</text:p>
          </table:table-cell>
          <table:table-cell office:value-type="float" office:value="5.027" calcext:value-type="float">
            <text:p>5.027</text:p>
          </table:table-cell>
          <table:table-cell office:value-type="float" office:value="0.6761" calcext:value-type="float">
            <text:p>0.6761</text:p>
          </table:table-cell>
          <table:table-cell office:value-type="float" office:value="0.1445" calcext:value-type="float">
            <text:p>0.1445</text:p>
          </table:table-cell>
          <table:table-cell office:value-type="float" office:value="68.89" calcext:value-type="float">
            <text:p>68.89</text:p>
          </table:table-cell>
          <table:table-cell office:value-type="float" office:value="3.196" calcext:value-type="float">
            <text:p>3.196</text:p>
          </table:table-cell>
          <table:table-cell table:formula="of:=[.H83]/4" office:value-type="float" office:value="0.799" calcext:value-type="float">
            <text:p>0.799</text:p>
          </table:table-cell>
          <table:table-cell/>
          <table:table-cell table:formula="of:=[.D83]/[.E83]" office:value-type="float" office:value="7.43529063747966" calcext:value-type="float">
            <text:p>7.4352906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87" calcext:value-type="float">
            <text:p>0.1587</text:p>
          </table:table-cell>
          <table:table-cell office:value-type="float" office:value="47.87" calcext:value-type="float">
            <text:p>47.87</text:p>
          </table:table-cell>
          <table:table-cell office:value-type="float" office:value="4.674" calcext:value-type="float">
            <text:p>4.674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85.34" calcext:value-type="float">
            <text:p>85.34</text:p>
          </table:table-cell>
          <table:table-cell office:value-type="float" office:value="3.102" calcext:value-type="float">
            <text:p>3.102</text:p>
          </table:table-cell>
          <table:table-cell table:formula="of:=[.H84]/4" office:value-type="float" office:value="0.7755" calcext:value-type="float">
            <text:p>0.7755</text:p>
          </table:table-cell>
          <table:table-cell/>
          <table:table-cell table:formula="of:=[.D84]/[.E84]" office:value-type="float" office:value="7.05829054666264" calcext:value-type="float">
            <text:p>7.0582905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72" calcext:value-type="float">
            <text:p>0.2272</text:p>
          </table:table-cell>
          <table:table-cell office:value-type="float" office:value="28.54" calcext:value-type="float">
            <text:p>28.54</text:p>
          </table:table-cell>
          <table:table-cell office:value-type="float" office:value="5.323" calcext:value-type="float">
            <text:p>5.323</text:p>
          </table:table-cell>
          <table:table-cell office:value-type="float" office:value="0.708" calcext:value-type="float">
            <text:p>0.708</text:p>
          </table:table-cell>
          <table:table-cell office:value-type="float" office:value="0.1888" calcext:value-type="float">
            <text:p>0.1888</text:p>
          </table:table-cell>
          <table:table-cell office:value-type="float" office:value="49.45" calcext:value-type="float">
            <text:p>49.45</text:p>
          </table:table-cell>
          <table:table-cell office:value-type="float" office:value="3.358" calcext:value-type="float">
            <text:p>3.358</text:p>
          </table:table-cell>
          <table:table-cell table:formula="of:=[.H85]/4" office:value-type="float" office:value="0.8395" calcext:value-type="float">
            <text:p>0.8395</text:p>
          </table:table-cell>
          <table:table-cell/>
          <table:table-cell table:formula="of:=[.D85]/[.E85]" office:value-type="float" office:value="7.51836158192091" calcext:value-type="float">
            <text:p>7.5183615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4" calcext:value-type="float">
            <text:p>0.1814</text:p>
          </table:table-cell>
          <table:table-cell office:value-type="float" office:value="46.04" calcext:value-type="float">
            <text:p>46.04</text:p>
          </table:table-cell>
          <table:table-cell office:value-type="float" office:value="4.765" calcext:value-type="float">
            <text:p>4.765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1018" calcext:value-type="float">
            <text:p>0.1018</text:p>
          </table:table-cell>
          <table:table-cell office:value-type="float" office:value="90.95" calcext:value-type="float">
            <text:p>90.95</text:p>
          </table:table-cell>
          <table:table-cell office:value-type="float" office:value="3.039" calcext:value-type="float">
            <text:p>3.039</text:p>
          </table:table-cell>
          <table:table-cell table:formula="of:=[.H86]/4" office:value-type="float" office:value="0.75975" calcext:value-type="float">
            <text:p>0.75975</text:p>
          </table:table-cell>
          <table:table-cell/>
          <table:table-cell table:formula="of:=[.D86]/[.E86]" office:value-type="float" office:value="7.42096246690547" calcext:value-type="float">
            <text:p>7.4209624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77" calcext:value-type="float">
            <text:p>0.1777</text:p>
          </table:table-cell>
          <table:table-cell office:value-type="float" office:value="49.16" calcext:value-type="float">
            <text:p>49.16</text:p>
          </table:table-cell>
          <table:table-cell office:value-type="float" office:value="4.841" calcext:value-type="float">
            <text:p>4.841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07495" calcext:value-type="float">
            <text:p>0.07495</text:p>
          </table:table-cell>
          <table:table-cell office:value-type="float" office:value="108.8" calcext:value-type="float">
            <text:p>108.8</text:p>
          </table:table-cell>
          <table:table-cell office:value-type="float" office:value="2.941" calcext:value-type="float">
            <text:p>2.941</text:p>
          </table:table-cell>
          <table:table-cell table:formula="of:=[.H87]/4" office:value-type="float" office:value="0.73525" calcext:value-type="float">
            <text:p>0.73525</text:p>
          </table:table-cell>
          <table:table-cell/>
          <table:table-cell table:formula="of:=[.D87]/[.E87]" office:value-type="float" office:value="7.97791694133158" calcext:value-type="float">
            <text:p>7.9779169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75" calcext:value-type="float">
            <text:p>0.1775</text:p>
          </table:table-cell>
          <table:table-cell office:value-type="float" office:value="40.15" calcext:value-type="float">
            <text:p>40.15</text:p>
          </table:table-cell>
          <table:table-cell office:value-type="float" office:value="4.977" calcext:value-type="float">
            <text:p>4.977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1282" calcext:value-type="float">
            <text:p>0.1282</text:p>
          </table:table-cell>
          <table:table-cell office:value-type="float" office:value="69.5" calcext:value-type="float">
            <text:p>69.5</text:p>
          </table:table-cell>
          <table:table-cell office:value-type="float" office:value="3.208" calcext:value-type="float">
            <text:p>3.208</text:p>
          </table:table-cell>
          <table:table-cell table:formula="of:=[.H88]/4" office:value-type="float" office:value="0.802" calcext:value-type="float">
            <text:p>0.802</text:p>
          </table:table-cell>
          <table:table-cell/>
          <table:table-cell table:formula="of:=[.D88]/[.E88]" office:value-type="float" office:value="7.38865795724466" calcext:value-type="float">
            <text:p>7.3886579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09" calcext:value-type="float">
            <text:p>0.1809</text:p>
          </table:table-cell>
          <table:table-cell office:value-type="float" office:value="44.15" calcext:value-type="float">
            <text:p>44.15</text:p>
          </table:table-cell>
          <table:table-cell office:value-type="float" office:value="4.868" calcext:value-type="float">
            <text:p>4.868</text:p>
          </table:table-cell>
          <table:table-cell office:value-type="float" office:value="0.652" calcext:value-type="float">
            <text:p>0.652</text:p>
          </table:table-cell>
          <table:table-cell office:value-type="float" office:value="0.1131" calcext:value-type="float">
            <text:p>0.1131</text:p>
          </table:table-cell>
          <table:table-cell office:value-type="float" office:value="82.82" calcext:value-type="float">
            <text:p>82.82</text:p>
          </table:table-cell>
          <table:table-cell office:value-type="float" office:value="3.106" calcext:value-type="float">
            <text:p>3.106</text:p>
          </table:table-cell>
          <table:table-cell table:formula="of:=[.H89]/4" office:value-type="float" office:value="0.7765" calcext:value-type="float">
            <text:p>0.7765</text:p>
          </table:table-cell>
          <table:table-cell/>
          <table:table-cell table:formula="of:=[.D89]/[.E89]" office:value-type="float" office:value="7.46625766871166" calcext:value-type="float">
            <text:p>7.4662576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4" calcext:value-type="float">
            <text:p>0.1574</text:p>
          </table:table-cell>
          <table:table-cell office:value-type="float" office:value="49.95" calcext:value-type="float">
            <text:p>49.95</text:p>
          </table:table-cell>
          <table:table-cell office:value-type="float" office:value="4.566" calcext:value-type="float">
            <text:p>4.566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1057" calcext:value-type="float">
            <text:p>0.1057</text:p>
          </table:table-cell>
          <table:table-cell office:value-type="float" office:value="81.93" calcext:value-type="float">
            <text:p>81.93</text:p>
          </table:table-cell>
          <table:table-cell office:value-type="float" office:value="3.132" calcext:value-type="float">
            <text:p>3.132</text:p>
          </table:table-cell>
          <table:table-cell table:formula="of:=[.H90]/4" office:value-type="float" office:value="0.783" calcext:value-type="float">
            <text:p>0.783</text:p>
          </table:table-cell>
          <table:table-cell/>
          <table:table-cell table:formula="of:=[.D90]/[.E90]" office:value-type="float" office:value="6.81797819919367" calcext:value-type="float">
            <text:p>6.8179781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34" calcext:value-type="float">
            <text:p>0.1634</text:p>
          </table:table-cell>
          <table:table-cell office:value-type="float" office:value="53.68" calcext:value-type="float">
            <text:p>53.68</text:p>
          </table:table-cell>
          <table:table-cell office:value-type="float" office:value="4.455" calcext:value-type="float">
            <text:p>4.455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08621" calcext:value-type="float">
            <text:p>0.08621</text:p>
          </table:table-cell>
          <table:table-cell office:value-type="float" office:value="101.2" calcext:value-type="float">
            <text:p>101.2</text:p>
          </table:table-cell>
          <table:table-cell office:value-type="float" office:value="2.944" calcext:value-type="float">
            <text:p>2.944</text:p>
          </table:table-cell>
          <table:table-cell table:formula="of:=[.H91]/4" office:value-type="float" office:value="0.736" calcext:value-type="float">
            <text:p>0.736</text:p>
          </table:table-cell>
          <table:table-cell/>
          <table:table-cell table:formula="of:=[.D91]/[.E91]" office:value-type="float" office:value="7.11775043936731" calcext:value-type="float">
            <text:p>7.1177504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72" calcext:value-type="float">
            <text:p>0.1772</text:p>
          </table:table-cell>
          <table:table-cell office:value-type="float" office:value="40.13" calcext:value-type="float">
            <text:p>40.13</text:p>
          </table:table-cell>
          <table:table-cell office:value-type="float" office:value="5.022" calcext:value-type="float">
            <text:p>5.022</text:p>
          </table:table-cell>
          <table:table-cell office:value-type="float" office:value="0.6723" calcext:value-type="float">
            <text:p>0.6723</text:p>
          </table:table-cell>
          <table:table-cell office:value-type="float" office:value="0.1279" calcext:value-type="float">
            <text:p>0.1279</text:p>
          </table:table-cell>
          <table:table-cell office:value-type="float" office:value="69.56" calcext:value-type="float">
            <text:p>69.56</text:p>
          </table:table-cell>
          <table:table-cell office:value-type="float" office:value="3.218" calcext:value-type="float">
            <text:p>3.218</text:p>
          </table:table-cell>
          <table:table-cell table:formula="of:=[.H92]/4" office:value-type="float" office:value="0.8045" calcext:value-type="float">
            <text:p>0.8045</text:p>
          </table:table-cell>
          <table:table-cell/>
          <table:table-cell table:formula="of:=[.D92]/[.E92]" office:value-type="float" office:value="7.46987951807229" calcext:value-type="float">
            <text:p>7.4698795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52" calcext:value-type="float">
            <text:p>0.1752</text:p>
          </table:table-cell>
          <table:table-cell office:value-type="float" office:value="41.58" calcext:value-type="float">
            <text:p>41.58</text:p>
          </table:table-cell>
          <table:table-cell office:value-type="float" office:value="5.041" calcext:value-type="float">
            <text:p>5.041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1148" calcext:value-type="float">
            <text:p>0.1148</text:p>
          </table:table-cell>
          <table:table-cell office:value-type="float" office:value="78.63" calcext:value-type="float">
            <text:p>78.63</text:p>
          </table:table-cell>
          <table:table-cell office:value-type="float" office:value="3.089" calcext:value-type="float">
            <text:p>3.089</text:p>
          </table:table-cell>
          <table:table-cell table:formula="of:=[.H93]/4" office:value-type="float" office:value="0.77225" calcext:value-type="float">
            <text:p>0.77225</text:p>
          </table:table-cell>
          <table:table-cell/>
          <table:table-cell table:formula="of:=[.D93]/[.E93]" office:value-type="float" office:value="7.92360892801006" calcext:value-type="float">
            <text:p>7.923608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office:value-type="float" office:value="43.27" calcext:value-type="float">
            <text:p>43.27</text:p>
          </table:table-cell>
          <table:table-cell office:value-type="float" office:value="4.63" calcext:value-type="float">
            <text:p>4.63</text:p>
          </table:table-cell>
          <table:table-cell office:value-type="float" office:value="0.6876" calcext:value-type="float">
            <text:p>0.6876</text:p>
          </table:table-cell>
          <table:table-cell office:value-type="float" office:value="0.1271" calcext:value-type="float">
            <text:p>0.1271</text:p>
          </table:table-cell>
          <table:table-cell office:value-type="float" office:value="75.89" calcext:value-type="float">
            <text:p>75.89</text:p>
          </table:table-cell>
          <table:table-cell office:value-type="float" office:value="3.15" calcext:value-type="float">
            <text:p>3.15</text:p>
          </table:table-cell>
          <table:table-cell table:formula="of:=[.H94]/4" office:value-type="float" office:value="0.7875" calcext:value-type="float">
            <text:p>0.7875</text:p>
          </table:table-cell>
          <table:table-cell/>
          <table:table-cell table:formula="of:=[.D94]/[.E94]" office:value-type="float" office:value="6.73356602675974" calcext:value-type="float">
            <text:p>6.7335660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05" calcext:value-type="float">
            <text:p>0.1305</text:p>
          </table:table-cell>
          <table:table-cell office:value-type="float" office:value="52.81" calcext:value-type="float">
            <text:p>52.81</text:p>
          </table:table-cell>
          <table:table-cell office:value-type="float" office:value="4.727" calcext:value-type="float">
            <text:p>4.727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0786" calcext:value-type="float">
            <text:p>0.0786</text:p>
          </table:table-cell>
          <table:table-cell office:value-type="float" office:value="88.67" calcext:value-type="float">
            <text:p>88.67</text:p>
          </table:table-cell>
          <table:table-cell office:value-type="float" office:value="3.06" calcext:value-type="float">
            <text:p>3.06</text:p>
          </table:table-cell>
          <table:table-cell table:formula="of:=[.H95]/4" office:value-type="float" office:value="0.765" calcext:value-type="float">
            <text:p>0.765</text:p>
          </table:table-cell>
          <table:table-cell/>
          <table:table-cell table:formula="of:=[.D95]/[.E95]" office:value-type="float" office:value="7.53546947234178" calcext:value-type="float">
            <text:p>7.5354694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93" calcext:value-type="float">
            <text:p>0.2193</text:p>
          </table:table-cell>
          <table:table-cell office:value-type="float" office:value="35.35" calcext:value-type="float">
            <text:p>35.35</text:p>
          </table:table-cell>
          <table:table-cell office:value-type="float" office:value="4.82" calcext:value-type="float">
            <text:p>4.82</text:p>
          </table:table-cell>
          <table:table-cell office:value-type="float" office:value="0.7395" calcext:value-type="float">
            <text:p>0.7395</text:p>
          </table:table-cell>
          <table:table-cell office:value-type="float" office:value="0.1771" calcext:value-type="float">
            <text:p>0.1771</text:p>
          </table:table-cell>
          <table:table-cell office:value-type="float" office:value="57.48" calcext:value-type="float">
            <text:p>57.48</text:p>
          </table:table-cell>
          <table:table-cell office:value-type="float" office:value="3.355" calcext:value-type="float">
            <text:p>3.355</text:p>
          </table:table-cell>
          <table:table-cell table:formula="of:=[.H96]/4" office:value-type="float" office:value="0.83875" calcext:value-type="float">
            <text:p>0.83875</text:p>
          </table:table-cell>
          <table:table-cell/>
          <table:table-cell table:formula="of:=[.D96]/[.E96]" office:value-type="float" office:value="6.51791751183232" calcext:value-type="float">
            <text:p>6.5179175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97" calcext:value-type="float">
            <text:p>0.1497</text:p>
          </table:table-cell>
          <table:table-cell office:value-type="float" office:value="46.98" calcext:value-type="float">
            <text:p>46.98</text:p>
          </table:table-cell>
          <table:table-cell office:value-type="float" office:value="4.823" calcext:value-type="float">
            <text:p>4.823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07304" calcext:value-type="float">
            <text:p>0.07304</text:p>
          </table:table-cell>
          <table:table-cell office:value-type="float" office:value="89.44" calcext:value-type="float">
            <text:p>89.44</text:p>
          </table:table-cell>
          <table:table-cell office:value-type="float" office:value="3.112" calcext:value-type="float">
            <text:p>3.112</text:p>
          </table:table-cell>
          <table:table-cell table:formula="of:=[.H97]/4" office:value-type="float" office:value="0.778" calcext:value-type="float">
            <text:p>0.778</text:p>
          </table:table-cell>
          <table:table-cell/>
          <table:table-cell table:formula="of:=[.D97]/[.E97]" office:value-type="float" office:value="7.28770021154427" calcext:value-type="float">
            <text:p>7.2877002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2" calcext:value-type="float">
            <text:p>0.2072</text:p>
          </table:table-cell>
          <table:table-cell office:value-type="float" office:value="39.15" calcext:value-type="float">
            <text:p>39.15</text:p>
          </table:table-cell>
          <table:table-cell office:value-type="float" office:value="5.09" calcext:value-type="float">
            <text:p>5.0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1305" calcext:value-type="float">
            <text:p>0.1305</text:p>
          </table:table-cell>
          <table:table-cell office:value-type="float" office:value="81.19" calcext:value-type="float">
            <text:p>81.19</text:p>
          </table:table-cell>
          <table:table-cell office:value-type="float" office:value="3.06" calcext:value-type="float">
            <text:p>3.06</text:p>
          </table:table-cell>
          <table:table-cell table:formula="of:=[.H98]/4" office:value-type="float" office:value="0.765" calcext:value-type="float">
            <text:p>0.765</text:p>
          </table:table-cell>
          <table:table-cell/>
          <table:table-cell table:formula="of:=[.D98]/[.E98]" office:value-type="float" office:value="8.07167776720583" calcext:value-type="float">
            <text:p>8.0716777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9" calcext:value-type="float">
            <text:p>0.1859</text:p>
          </table:table-cell>
          <table:table-cell office:value-type="float" office:value="42.29" calcext:value-type="float">
            <text:p>42.29</text:p>
          </table:table-cell>
          <table:table-cell office:value-type="float" office:value="4.743" calcext:value-type="float">
            <text:p>4.743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1358" calcext:value-type="float">
            <text:p>0.1358</text:p>
          </table:table-cell>
          <table:table-cell office:value-type="float" office:value="71.62" calcext:value-type="float">
            <text:p>71.62</text:p>
          </table:table-cell>
          <table:table-cell office:value-type="float" office:value="3.148" calcext:value-type="float">
            <text:p>3.148</text:p>
          </table:table-cell>
          <table:table-cell table:formula="of:=[.H99]/4" office:value-type="float" office:value="0.787" calcext:value-type="float">
            <text:p>0.787</text:p>
          </table:table-cell>
          <table:table-cell/>
          <table:table-cell table:formula="of:=[.D99]/[.E99]" office:value-type="float" office:value="7.12055246959916" calcext:value-type="float">
            <text:p>7.1205524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" calcext:value-type="float">
            <text:p>0.2231</text:p>
          </table:table-cell>
          <table:table-cell office:value-type="float" office:value="33.05" calcext:value-type="float">
            <text:p>33.05</text:p>
          </table:table-cell>
          <table:table-cell office:value-type="float" office:value="5.284" calcext:value-type="float">
            <text:p>5.284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1814" calcext:value-type="float">
            <text:p>0.1814</text:p>
          </table:table-cell>
          <table:table-cell office:value-type="float" office:value="57" calcext:value-type="float">
            <text:p>57</text:p>
          </table:table-cell>
          <table:table-cell office:value-type="float" office:value="3.306" calcext:value-type="float">
            <text:p>3.306</text:p>
          </table:table-cell>
          <table:table-cell table:formula="of:=[.H100]/4" office:value-type="float" office:value="0.8265" calcext:value-type="float">
            <text:p>0.8265</text:p>
          </table:table-cell>
          <table:table-cell/>
          <table:table-cell table:formula="of:=[.D100]/[.E100]" office:value-type="float" office:value="7.76373787834264" calcext:value-type="float">
            <text:p>7.7637378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3" calcext:value-type="float">
            <text:p>0.1623</text:p>
          </table:table-cell>
          <table:table-cell office:value-type="float" office:value="51.11" calcext:value-type="float">
            <text:p>51.11</text:p>
          </table:table-cell>
          <table:table-cell office:value-type="float" office:value="4.585" calcext:value-type="float">
            <text:p>4.585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1081" calcext:value-type="float">
            <text:p>0.1081</text:p>
          </table:table-cell>
          <table:table-cell office:value-type="float" office:value="86.9" calcext:value-type="float">
            <text:p>86.9</text:p>
          </table:table-cell>
          <table:table-cell office:value-type="float" office:value="3.045" calcext:value-type="float">
            <text:p>3.045</text:p>
          </table:table-cell>
          <table:table-cell table:formula="of:=[.H101]/4" office:value-type="float" office:value="0.76125" calcext:value-type="float">
            <text:p>0.76125</text:p>
          </table:table-cell>
          <table:table-cell/>
          <table:table-cell table:formula="of:=[.D101]/[.E101]" office:value-type="float" office:value="7.18089271730619" calcext:value-type="float">
            <text:p>7.1808927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06" calcext:value-type="float">
            <text:p>0.1406</text:p>
          </table:table-cell>
          <table:table-cell office:value-type="float" office:value="62.12" calcext:value-type="float">
            <text:p>62.12</text:p>
          </table:table-cell>
          <table:table-cell office:value-type="float" office:value="4.331" calcext:value-type="float">
            <text:p>4.331</text:p>
          </table:table-cell>
          <table:table-cell office:value-type="float" office:value="0.621" calcext:value-type="float">
            <text:p>0.621</text:p>
          </table:table-cell>
          <table:table-cell office:value-type="float" office:value="0.05213" calcext:value-type="float">
            <text:p>0.05213</text:p>
          </table:table-cell>
          <table:table-cell office:value-type="float" office:value="117.6" calcext:value-type="float">
            <text:p>117.6</text:p>
          </table:table-cell>
          <table:table-cell office:value-type="float" office:value="2.912" calcext:value-type="float">
            <text:p>2.912</text:p>
          </table:table-cell>
          <table:table-cell table:formula="of:=[.H102]/4" office:value-type="float" office:value="0.728" calcext:value-type="float">
            <text:p>0.728</text:p>
          </table:table-cell>
          <table:table-cell/>
          <table:table-cell table:formula="of:=[.D102]/[.E102]" office:value-type="float" office:value="6.97423510466989" calcext:value-type="float">
            <text:p>6.9742351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64" calcext:value-type="float">
            <text:p>0.1464</text:p>
          </table:table-cell>
          <table:table-cell office:value-type="float" office:value="49.03" calcext:value-type="float">
            <text:p>49.03</text:p>
          </table:table-cell>
          <table:table-cell office:value-type="float" office:value="4.836" calcext:value-type="float">
            <text:p>4.836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08461" calcext:value-type="float">
            <text:p>0.08461</text:p>
          </table:table-cell>
          <table:table-cell office:value-type="float" office:value="88.05" calcext:value-type="float">
            <text:p>88.05</text:p>
          </table:table-cell>
          <table:table-cell office:value-type="float" office:value="3.064" calcext:value-type="float">
            <text:p>3.064</text:p>
          </table:table-cell>
          <table:table-cell table:formula="of:=[.H103]/4" office:value-type="float" office:value="0.766" calcext:value-type="float">
            <text:p>0.766</text:p>
          </table:table-cell>
          <table:table-cell/>
          <table:table-cell table:formula="of:=[.D103]/[.E103]" office:value-type="float" office:value="7.67497222663069" calcext:value-type="float">
            <text:p>7.6749722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85" calcext:value-type="float">
            <text:p>0.1185</text:p>
          </table:table-cell>
          <table:table-cell office:value-type="float" office:value="75.73" calcext:value-type="float">
            <text:p>75.73</text:p>
          </table:table-cell>
          <table:table-cell office:value-type="float" office:value="3.953" calcext:value-type="float">
            <text:p>3.953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03537" calcext:value-type="float">
            <text:p>0.03537</text:p>
          </table:table-cell>
          <table:table-cell office:value-type="float" office:value="129" calcext:value-type="float">
            <text:p>129</text:p>
          </table:table-cell>
          <table:table-cell office:value-type="float" office:value="2.917" calcext:value-type="float">
            <text:p>2.917</text:p>
          </table:table-cell>
          <table:table-cell table:formula="of:=[.H104]/4" office:value-type="float" office:value="0.72925" calcext:value-type="float">
            <text:p>0.72925</text:p>
          </table:table-cell>
          <table:table-cell/>
          <table:table-cell table:formula="of:=[.D104]/[.E104]" office:value-type="float" office:value="6.10784919653894" calcext:value-type="float">
            <text:p>6.1078491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88" calcext:value-type="float">
            <text:p>0.1888</text:p>
          </table:table-cell>
          <table:table-cell office:value-type="float" office:value="36.94" calcext:value-type="float">
            <text:p>36.94</text:p>
          </table:table-cell>
          <table:table-cell office:value-type="float" office:value="5.107" calcext:value-type="float">
            <text:p>5.107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133" calcext:value-type="float">
            <text:p>0.133</text:p>
          </table:table-cell>
          <table:table-cell office:value-type="float" office:value="66.3" calcext:value-type="float">
            <text:p>66.3</text:p>
          </table:table-cell>
          <table:table-cell office:value-type="float" office:value="3.277" calcext:value-type="float">
            <text:p>3.277</text:p>
          </table:table-cell>
          <table:table-cell table:formula="of:=[.H105]/4" office:value-type="float" office:value="0.81925" calcext:value-type="float">
            <text:p>0.81925</text:p>
          </table:table-cell>
          <table:table-cell/>
          <table:table-cell table:formula="of:=[.D105]/[.E105]" office:value-type="float" office:value="7.35666954768078" calcext:value-type="float">
            <text:p>7.3566695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2" calcext:value-type="float">
            <text:p>0.2592</text:p>
          </table:table-cell>
          <table:table-cell office:value-type="float" office:value="23.52" calcext:value-type="float">
            <text:p>23.52</text:p>
          </table:table-cell>
          <table:table-cell office:value-type="float" office:value="5.951" calcext:value-type="float">
            <text:p>5.951</text:p>
          </table:table-cell>
          <table:table-cell office:value-type="float" office:value="0.6809" calcext:value-type="float">
            <text:p>0.6809</text:p>
          </table:table-cell>
          <table:table-cell office:value-type="float" office:value="0.2024" calcext:value-type="float">
            <text:p>0.2024</text:p>
          </table:table-cell>
          <table:table-cell office:value-type="float" office:value="50.33" calcext:value-type="float">
            <text:p>50.33</text:p>
          </table:table-cell>
          <table:table-cell office:value-type="float" office:value="3.311" calcext:value-type="float">
            <text:p>3.311</text:p>
          </table:table-cell>
          <table:table-cell table:formula="of:=[.H106]/4" office:value-type="float" office:value="0.82775" calcext:value-type="float">
            <text:p>0.82775</text:p>
          </table:table-cell>
          <table:table-cell/>
          <table:table-cell table:formula="of:=[.D106]/[.E106]" office:value-type="float" office:value="8.73990306946688" calcext:value-type="float">
            <text:p>8.7399030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9" calcext:value-type="float">
            <text:p>0.2119</text:p>
          </table:table-cell>
          <table:table-cell office:value-type="float" office:value="32.59" calcext:value-type="float">
            <text:p>32.59</text:p>
          </table:table-cell>
          <table:table-cell office:value-type="float" office:value="5.216" calcext:value-type="float">
            <text:p>5.216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1633" calcext:value-type="float">
            <text:p>0.1633</text:p>
          </table:table-cell>
          <table:table-cell office:value-type="float" office:value="58.64" calcext:value-type="float">
            <text:p>58.64</text:p>
          </table:table-cell>
          <table:table-cell office:value-type="float" office:value="3.283" calcext:value-type="float">
            <text:p>3.283</text:p>
          </table:table-cell>
          <table:table-cell table:formula="of:=[.H107]/4" office:value-type="float" office:value="0.82075" calcext:value-type="float">
            <text:p>0.82075</text:p>
          </table:table-cell>
          <table:table-cell/>
          <table:table-cell table:formula="of:=[.D107]/[.E107]" office:value-type="float" office:value="7.53321779318313" calcext:value-type="float">
            <text:p>7.5332177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4" calcext:value-type="float">
            <text:p>0.1424</text:p>
          </table:table-cell>
          <table:table-cell office:value-type="float" office:value="53.97" calcext:value-type="float">
            <text:p>53.97</text:p>
          </table:table-cell>
          <table:table-cell office:value-type="float" office:value="4.577" calcext:value-type="float">
            <text:p>4.577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08162" calcext:value-type="float">
            <text:p>0.08162</text:p>
          </table:table-cell>
          <table:table-cell office:value-type="float" office:value="92.45" calcext:value-type="float">
            <text:p>92.45</text:p>
          </table:table-cell>
          <table:table-cell office:value-type="float" office:value="3.043" calcext:value-type="float">
            <text:p>3.043</text:p>
          </table:table-cell>
          <table:table-cell table:formula="of:=[.H108]/4" office:value-type="float" office:value="0.76075" calcext:value-type="float">
            <text:p>0.76075</text:p>
          </table:table-cell>
          <table:table-cell/>
          <table:table-cell table:formula="of:=[.D108]/[.E108]" office:value-type="float" office:value="7.18975808985234" calcext:value-type="float">
            <text:p>7.1897580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02" calcext:value-type="float">
            <text:p>0.1902</text:p>
          </table:table-cell>
          <table:table-cell office:value-type="float" office:value="38.49" calcext:value-type="float">
            <text:p>38.49</text:p>
          </table:table-cell>
          <table:table-cell office:value-type="float" office:value="4.963" calcext:value-type="float">
            <text:p>4.963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1332" calcext:value-type="float">
            <text:p>0.1332</text:p>
          </table:table-cell>
          <table:table-cell office:value-type="float" office:value="69.36" calcext:value-type="float">
            <text:p>69.36</text:p>
          </table:table-cell>
          <table:table-cell office:value-type="float" office:value="3.215" calcext:value-type="float">
            <text:p>3.215</text:p>
          </table:table-cell>
          <table:table-cell table:formula="of:=[.H109]/4" office:value-type="float" office:value="0.80375" calcext:value-type="float">
            <text:p>0.80375</text:p>
          </table:table-cell>
          <table:table-cell/>
          <table:table-cell table:formula="of:=[.D109]/[.E109]" office:value-type="float" office:value="7.24102713743799" calcext:value-type="float">
            <text:p>7.2410271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56" calcext:value-type="float">
            <text:p>0.1556</text:p>
          </table:table-cell>
          <table:table-cell office:value-type="float" office:value="50.04" calcext:value-type="float">
            <text:p>50.04</text:p>
          </table:table-cell>
          <table:table-cell office:value-type="float" office:value="4.617" calcext:value-type="float">
            <text:p>4.617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09324" calcext:value-type="float">
            <text:p>0.09324</text:p>
          </table:table-cell>
          <table:table-cell office:value-type="float" office:value="86" calcext:value-type="float">
            <text:p>86</text:p>
          </table:table-cell>
          <table:table-cell office:value-type="float" office:value="3.135" calcext:value-type="float">
            <text:p>3.135</text:p>
          </table:table-cell>
          <table:table-cell table:formula="of:=[.H110]/4" office:value-type="float" office:value="0.78375" calcext:value-type="float">
            <text:p>0.78375</text:p>
          </table:table-cell>
          <table:table-cell/>
          <table:table-cell table:formula="of:=[.D110]/[.E110]" office:value-type="float" office:value="6.87769998510353" calcext:value-type="float">
            <text:p>6.8776999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55.09" calcext:value-type="float">
            <text:p>55.09</text:p>
          </table:table-cell>
          <table:table-cell office:value-type="float" office:value="4.365" calcext:value-type="float">
            <text:p>4.365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09573" calcext:value-type="float">
            <text:p>0.09573</text:p>
          </table:table-cell>
          <table:table-cell office:value-type="float" office:value="99.63" calcext:value-type="float">
            <text:p>99.63</text:p>
          </table:table-cell>
          <table:table-cell office:value-type="float" office:value="3.013" calcext:value-type="float">
            <text:p>3.013</text:p>
          </table:table-cell>
          <table:table-cell table:formula="of:=[.H111]/4" office:value-type="float" office:value="0.75325" calcext:value-type="float">
            <text:p>0.75325</text:p>
          </table:table-cell>
          <table:table-cell/>
          <table:table-cell table:formula="of:=[.D111]/[.E111]" office:value-type="float" office:value="6.66310486948558" calcext:value-type="float">
            <text:p>6.6631048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4" calcext:value-type="float">
            <text:p>0.1214</text:p>
          </table:table-cell>
          <table:table-cell office:value-type="float" office:value="58.51" calcext:value-type="float">
            <text:p>58.51</text:p>
          </table:table-cell>
          <table:table-cell office:value-type="float" office:value="4.477" calcext:value-type="float">
            <text:p>4.477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98.5" calcext:value-type="float">
            <text:p>98.5</text:p>
          </table:table-cell>
          <table:table-cell office:value-type="float" office:value="3.058" calcext:value-type="float">
            <text:p>3.058</text:p>
          </table:table-cell>
          <table:table-cell table:formula="of:=[.H112]/4" office:value-type="float" office:value="0.7645" calcext:value-type="float">
            <text:p>0.7645</text:p>
          </table:table-cell>
          <table:table-cell/>
          <table:table-cell table:formula="of:=[.D112]/[.E112]" office:value-type="float" office:value="6.87605590539088" calcext:value-type="float">
            <text:p>6.8760559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36" calcext:value-type="float">
            <text:p>0.1636</text:p>
          </table:table-cell>
          <table:table-cell office:value-type="float" office:value="44.4" calcext:value-type="float">
            <text:p>44.4</text:p>
          </table:table-cell>
          <table:table-cell office:value-type="float" office:value="4.753" calcext:value-type="float">
            <text:p>4.753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1201" calcext:value-type="float">
            <text:p>0.1201</text:p>
          </table:table-cell>
          <table:table-cell office:value-type="float" office:value="72.07" calcext:value-type="float">
            <text:p>72.07</text:p>
          </table:table-cell>
          <table:table-cell office:value-type="float" office:value="3.188" calcext:value-type="float">
            <text:p>3.188</text:p>
          </table:table-cell>
          <table:table-cell table:formula="of:=[.H113]/4" office:value-type="float" office:value="0.797" calcext:value-type="float">
            <text:p>0.797</text:p>
          </table:table-cell>
          <table:table-cell/>
          <table:table-cell table:formula="of:=[.D113]/[.E113]" office:value-type="float" office:value="7.04461242033496" calcext:value-type="float">
            <text:p>7.0446124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4" calcext:value-type="float">
            <text:p>0.1664</text:p>
          </table:table-cell>
          <table:table-cell office:value-type="float" office:value="52.11" calcext:value-type="float">
            <text:p>52.11</text:p>
          </table:table-cell>
          <table:table-cell office:value-type="float" office:value="4.563" calcext:value-type="float">
            <text:p>4.563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08894" calcext:value-type="float">
            <text:p>0.08894</text:p>
          </table:table-cell>
          <table:table-cell office:value-type="float" office:value="98.69" calcext:value-type="float">
            <text:p>98.69</text:p>
          </table:table-cell>
          <table:table-cell office:value-type="float" office:value="2.982" calcext:value-type="float">
            <text:p>2.982</text:p>
          </table:table-cell>
          <table:table-cell table:formula="of:=[.H114]/4" office:value-type="float" office:value="0.7455" calcext:value-type="float">
            <text:p>0.7455</text:p>
          </table:table-cell>
          <table:table-cell/>
          <table:table-cell table:formula="of:=[.D114]/[.E114]" office:value-type="float" office:value="7.25091371365009" calcext:value-type="float">
            <text:p>7.2509137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76" calcext:value-type="float">
            <text:p>0.1076</text:p>
          </table:table-cell>
          <table:table-cell office:value-type="float" office:value="57.06" calcext:value-type="float">
            <text:p>57.06</text:p>
          </table:table-cell>
          <table:table-cell office:value-type="float" office:value="4.4" calcext:value-type="float">
            <text:p>4.4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06549" calcext:value-type="float">
            <text:p>0.06549</text:p>
          </table:table-cell>
          <table:table-cell office:value-type="float" office:value="84.81" calcext:value-type="float">
            <text:p>84.81</text:p>
          </table:table-cell>
          <table:table-cell office:value-type="float" office:value="3.189" calcext:value-type="float">
            <text:p>3.189</text:p>
          </table:table-cell>
          <table:table-cell table:formula="of:=[.H115]/4" office:value-type="float" office:value="0.79725" calcext:value-type="float">
            <text:p>0.79725</text:p>
          </table:table-cell>
          <table:table-cell/>
          <table:table-cell table:formula="of:=[.D115]/[.E115]" office:value-type="float" office:value="6.34737449509521" calcext:value-type="float">
            <text:p>6.3473744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48" calcext:value-type="float">
            <text:p>0.1948</text:p>
          </table:table-cell>
          <table:table-cell office:value-type="float" office:value="36.69" calcext:value-type="float">
            <text:p>36.69</text:p>
          </table:table-cell>
          <table:table-cell office:value-type="float" office:value="5.174" calcext:value-type="float">
            <text:p>5.17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1388" calcext:value-type="float">
            <text:p>0.1388</text:p>
          </table:table-cell>
          <table:table-cell office:value-type="float" office:value="69.45" calcext:value-type="float">
            <text:p>69.45</text:p>
          </table:table-cell>
          <table:table-cell office:value-type="float" office:value="3.113" calcext:value-type="float">
            <text:p>3.113</text:p>
          </table:table-cell>
          <table:table-cell table:formula="of:=[.H116]/4" office:value-type="float" office:value="0.77825" calcext:value-type="float">
            <text:p>0.77825</text:p>
          </table:table-cell>
          <table:table-cell/>
          <table:table-cell table:formula="of:=[.D116]/[.E116]" office:value-type="float" office:value="8.15830968148849" calcext:value-type="float">
            <text:p>8.1583096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37" calcext:value-type="float">
            <text:p>0.1037</text:p>
          </table:table-cell>
          <table:table-cell office:value-type="float" office:value="63.3" calcext:value-type="float">
            <text:p>63.3</text:p>
          </table:table-cell>
          <table:table-cell office:value-type="float" office:value="4.446" calcext:value-type="float">
            <text:p>4.446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04366" calcext:value-type="float">
            <text:p>0.04366</text:p>
          </table:table-cell>
          <table:table-cell office:value-type="float" office:value="104.8" calcext:value-type="float">
            <text:p>104.8</text:p>
          </table:table-cell>
          <table:table-cell office:value-type="float" office:value="3.011" calcext:value-type="float">
            <text:p>3.011</text:p>
          </table:table-cell>
          <table:table-cell table:formula="of:=[.H117]/4" office:value-type="float" office:value="0.75275" calcext:value-type="float">
            <text:p>0.75275</text:p>
          </table:table-cell>
          <table:table-cell/>
          <table:table-cell table:formula="of:=[.D117]/[.E117]" office:value-type="float" office:value="7.0381510210543" calcext:value-type="float">
            <text:p>7.0381510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51.98" calcext:value-type="float">
            <text:p>51.98</text:p>
          </table:table-cell>
          <table:table-cell office:value-type="float" office:value="4.658" calcext:value-type="float">
            <text:p>4.658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1019" calcext:value-type="float">
            <text:p>0.1019</text:p>
          </table:table-cell>
          <table:table-cell office:value-type="float" office:value="95.8" calcext:value-type="float">
            <text:p>95.8</text:p>
          </table:table-cell>
          <table:table-cell office:value-type="float" office:value="2.976" calcext:value-type="float">
            <text:p>2.976</text:p>
          </table:table-cell>
          <table:table-cell table:formula="of:=[.H118]/4" office:value-type="float" office:value="0.744" calcext:value-type="float">
            <text:p>0.744</text:p>
          </table:table-cell>
          <table:table-cell/>
          <table:table-cell table:formula="of:=[.D118]/[.E118]" office:value-type="float" office:value="7.60117493472585" calcext:value-type="float">
            <text:p>7.6011749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3" calcext:value-type="float">
            <text:p>0.1663</text:p>
          </table:table-cell>
          <table:table-cell office:value-type="float" office:value="49.49" calcext:value-type="float">
            <text:p>49.49</text:p>
          </table:table-cell>
          <table:table-cell office:value-type="float" office:value="4.73" calcext:value-type="float">
            <text:p>4.73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1109" calcext:value-type="float">
            <text:p>0.1109</text:p>
          </table:table-cell>
          <table:table-cell office:value-type="float" office:value="85.54" calcext:value-type="float">
            <text:p>85.54</text:p>
          </table:table-cell>
          <table:table-cell office:value-type="float" office:value="3.058" calcext:value-type="float">
            <text:p>3.058</text:p>
          </table:table-cell>
          <table:table-cell table:formula="of:=[.H119]/4" office:value-type="float" office:value="0.7645" calcext:value-type="float">
            <text:p>0.7645</text:p>
          </table:table-cell>
          <table:table-cell/>
          <table:table-cell table:formula="of:=[.D119]/[.E119]" office:value-type="float" office:value="7.51270648030496" calcext:value-type="float">
            <text:p>7.5127064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38" calcext:value-type="float">
            <text:p>0.1238</text:p>
          </table:table-cell>
          <table:table-cell office:value-type="float" office:value="55.76" calcext:value-type="float">
            <text:p>55.76</text:p>
          </table:table-cell>
          <table:table-cell office:value-type="float" office:value="4.638" calcext:value-type="float">
            <text:p>4.638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07363" calcext:value-type="float">
            <text:p>0.07363</text:p>
          </table:table-cell>
          <table:table-cell office:value-type="float" office:value="91.29" calcext:value-type="float">
            <text:p>91.29</text:p>
          </table:table-cell>
          <table:table-cell office:value-type="float" office:value="3.078" calcext:value-type="float">
            <text:p>3.078</text:p>
          </table:table-cell>
          <table:table-cell table:formula="of:=[.H120]/4" office:value-type="float" office:value="0.7695" calcext:value-type="float">
            <text:p>0.7695</text:p>
          </table:table-cell>
          <table:table-cell/>
          <table:table-cell table:formula="of:=[.D120]/[.E120]" office:value-type="float" office:value="7.25708026912846" calcext:value-type="float">
            <text:p>7.2570802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1" calcext:value-type="float">
            <text:p>0.2041</text:p>
          </table:table-cell>
          <table:table-cell office:value-type="float" office:value="39.27" calcext:value-type="float">
            <text:p>39.27</text:p>
          </table:table-cell>
          <table:table-cell office:value-type="float" office:value="5.01" calcext:value-type="float">
            <text:p>5.01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1359" calcext:value-type="float">
            <text:p>0.1359</text:p>
          </table:table-cell>
          <table:table-cell office:value-type="float" office:value="77.44" calcext:value-type="float">
            <text:p>77.44</text:p>
          </table:table-cell>
          <table:table-cell office:value-type="float" office:value="3.099" calcext:value-type="float">
            <text:p>3.099</text:p>
          </table:table-cell>
          <table:table-cell table:formula="of:=[.H121]/4" office:value-type="float" office:value="0.77475" calcext:value-type="float">
            <text:p>0.77475</text:p>
          </table:table-cell>
          <table:table-cell/>
          <table:table-cell table:formula="of:=[.D121]/[.E121]" office:value-type="float" office:value="7.72194821208385" calcext:value-type="float">
            <text:p>7.7219482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26" calcext:value-type="float">
            <text:p>0.1926</text:p>
          </table:table-cell>
          <table:table-cell office:value-type="float" office:value="35.07" calcext:value-type="float">
            <text:p>35.07</text:p>
          </table:table-cell>
          <table:table-cell office:value-type="float" office:value="5.2" calcext:value-type="float">
            <text:p>5.2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1528" calcext:value-type="float">
            <text:p>0.1528</text:p>
          </table:table-cell>
          <table:table-cell office:value-type="float" office:value="59.36" calcext:value-type="float">
            <text:p>59.36</text:p>
          </table:table-cell>
          <table:table-cell office:value-type="float" office:value="3.289" calcext:value-type="float">
            <text:p>3.289</text:p>
          </table:table-cell>
          <table:table-cell table:formula="of:=[.H122]/4" office:value-type="float" office:value="0.82225" calcext:value-type="float">
            <text:p>0.82225</text:p>
          </table:table-cell>
          <table:table-cell/>
          <table:table-cell table:formula="of:=[.D122]/[.E122]" office:value-type="float" office:value="7.626870049868" calcext:value-type="float">
            <text:p>7.6268700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74" calcext:value-type="float">
            <text:p>0.1774</text:p>
          </table:table-cell>
          <table:table-cell office:value-type="float" office:value="42" calcext:value-type="float">
            <text:p>42</text:p>
          </table:table-cell>
          <table:table-cell office:value-type="float" office:value="4.844" calcext:value-type="float">
            <text:p>4.844</text:p>
          </table:table-cell>
          <table:table-cell office:value-type="float" office:value="0.6515" calcext:value-type="float">
            <text:p>0.6515</text:p>
          </table:table-cell>
          <table:table-cell office:value-type="float" office:value="0.1203" calcext:value-type="float">
            <text:p>0.1203</text:p>
          </table:table-cell>
          <table:table-cell office:value-type="float" office:value="76.12" calcext:value-type="float">
            <text:p>76.12</text:p>
          </table:table-cell>
          <table:table-cell office:value-type="float" office:value="3.097" calcext:value-type="float">
            <text:p>3.097</text:p>
          </table:table-cell>
          <table:table-cell table:formula="of:=[.H123]/4" office:value-type="float" office:value="0.77425" calcext:value-type="float">
            <text:p>0.77425</text:p>
          </table:table-cell>
          <table:table-cell/>
          <table:table-cell table:formula="of:=[.D123]/[.E123]" office:value-type="float" office:value="7.43514965464313" calcext:value-type="float">
            <text:p>7.4351496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37" calcext:value-type="float">
            <text:p>0.1337</text:p>
          </table:table-cell>
          <table:table-cell office:value-type="float" office:value="56.87" calcext:value-type="float">
            <text:p>56.87</text:p>
          </table:table-cell>
          <table:table-cell office:value-type="float" office:value="4.469" calcext:value-type="float">
            <text:p>4.469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95.14" calcext:value-type="float">
            <text:p>95.14</text:p>
          </table:table-cell>
          <table:table-cell office:value-type="float" office:value="3.055" calcext:value-type="float">
            <text:p>3.055</text:p>
          </table:table-cell>
          <table:table-cell table:formula="of:=[.H124]/4" office:value-type="float" office:value="0.76375" calcext:value-type="float">
            <text:p>0.76375</text:p>
          </table:table-cell>
          <table:table-cell/>
          <table:table-cell table:formula="of:=[.D124]/[.E124]" office:value-type="float" office:value="6.88279685815494" calcext:value-type="float">
            <text:p>6.8827968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72" calcext:value-type="float">
            <text:p>0.1772</text:p>
          </table:table-cell>
          <table:table-cell office:value-type="float" office:value="42.38" calcext:value-type="float">
            <text:p>42.38</text:p>
          </table:table-cell>
          <table:table-cell office:value-type="float" office:value="4.617" calcext:value-type="float">
            <text:p>4.617</text:p>
          </table:table-cell>
          <table:table-cell office:value-type="float" office:value="0.6918" calcext:value-type="float">
            <text:p>0.6918</text:p>
          </table:table-cell>
          <table:table-cell office:value-type="float" office:value="0.1259" calcext:value-type="float">
            <text:p>0.1259</text:p>
          </table:table-cell>
          <table:table-cell office:value-type="float" office:value="71.38" calcext:value-type="float">
            <text:p>71.38</text:p>
          </table:table-cell>
          <table:table-cell office:value-type="float" office:value="3.169" calcext:value-type="float">
            <text:p>3.169</text:p>
          </table:table-cell>
          <table:table-cell table:formula="of:=[.H125]/4" office:value-type="float" office:value="0.79225" calcext:value-type="float">
            <text:p>0.79225</text:p>
          </table:table-cell>
          <table:table-cell/>
          <table:table-cell table:formula="of:=[.D125]/[.E125]" office:value-type="float" office:value="6.67389418907199" calcext:value-type="float">
            <text:p>6.6738941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78" calcext:value-type="float">
            <text:p>0.1778</text:p>
          </table:table-cell>
          <table:table-cell office:value-type="float" office:value="44.3" calcext:value-type="float">
            <text:p>44.3</text:p>
          </table:table-cell>
          <table:table-cell office:value-type="float" office:value="4.623" calcext:value-type="float">
            <text:p>4.623</text:p>
          </table:table-cell>
          <table:table-cell office:value-type="float" office:value="0.694" calcext:value-type="float">
            <text:p>0.694</text:p>
          </table:table-cell>
          <table:table-cell office:value-type="float" office:value="0.1204" calcext:value-type="float">
            <text:p>0.1204</text:p>
          </table:table-cell>
          <table:table-cell office:value-type="float" office:value="76.16" calcext:value-type="float">
            <text:p>76.16</text:p>
          </table:table-cell>
          <table:table-cell office:value-type="float" office:value="3.175" calcext:value-type="float">
            <text:p>3.175</text:p>
          </table:table-cell>
          <table:table-cell table:formula="of:=[.H126]/4" office:value-type="float" office:value="0.79375" calcext:value-type="float">
            <text:p>0.79375</text:p>
          </table:table-cell>
          <table:table-cell/>
          <table:table-cell table:formula="of:=[.D126]/[.E126]" office:value-type="float" office:value="6.66138328530259" calcext:value-type="float">
            <text:p>6.6613832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07" calcext:value-type="float">
            <text:p>0.2207</text:p>
          </table:table-cell>
          <table:table-cell office:value-type="float" office:value="31.78" calcext:value-type="float">
            <text:p>31.78</text:p>
          </table:table-cell>
          <table:table-cell office:value-type="float" office:value="5.357" calcext:value-type="float">
            <text:p>5.357</text:p>
          </table:table-cell>
          <table:table-cell office:value-type="float" office:value="0.647" calcext:value-type="float">
            <text:p>0.647</text:p>
          </table:table-cell>
          <table:table-cell office:value-type="float" office:value="0.1713" calcext:value-type="float">
            <text:p>0.1713</text:p>
          </table:table-cell>
          <table:table-cell office:value-type="float" office:value="60.46" calcext:value-type="float">
            <text:p>60.46</text:p>
          </table:table-cell>
          <table:table-cell office:value-type="float" office:value="3.17" calcext:value-type="float">
            <text:p>3.17</text:p>
          </table:table-cell>
          <table:table-cell table:formula="of:=[.H127]/4" office:value-type="float" office:value="0.7925" calcext:value-type="float">
            <text:p>0.7925</text:p>
          </table:table-cell>
          <table:table-cell/>
          <table:table-cell table:formula="of:=[.D127]/[.E127]" office:value-type="float" office:value="8.27975270479135" calcext:value-type="float">
            <text:p>8.2797527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4" calcext:value-type="float">
            <text:p>0.1894</text:p>
          </table:table-cell>
          <table:table-cell office:value-type="float" office:value="38.59" calcext:value-type="float">
            <text:p>38.59</text:p>
          </table:table-cell>
          <table:table-cell office:value-type="float" office:value="4.928" calcext:value-type="float">
            <text:p>4.928</text:p>
          </table:table-cell>
          <table:table-cell office:value-type="float" office:value="0.6921" calcext:value-type="float">
            <text:p>0.6921</text:p>
          </table:table-cell>
          <table:table-cell office:value-type="float" office:value="0.1317" calcext:value-type="float">
            <text:p>0.1317</text:p>
          </table:table-cell>
          <table:table-cell office:value-type="float" office:value="69.12" calcext:value-type="float">
            <text:p>69.12</text:p>
          </table:table-cell>
          <table:table-cell office:value-type="float" office:value="3.227" calcext:value-type="float">
            <text:p>3.227</text:p>
          </table:table-cell>
          <table:table-cell table:formula="of:=[.H128]/4" office:value-type="float" office:value="0.80675" calcext:value-type="float">
            <text:p>0.80675</text:p>
          </table:table-cell>
          <table:table-cell/>
          <table:table-cell table:formula="of:=[.D128]/[.E128]" office:value-type="float" office:value="7.12035832972114" calcext:value-type="float">
            <text:p>7.1203583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98.89" calcext:value-type="float">
            <text:p>98.89</text:p>
          </table:table-cell>
          <table:table-cell office:value-type="float" office:value="3.982" calcext:value-type="float">
            <text:p>3.982</text:p>
          </table:table-cell>
          <table:table-cell office:value-type="float" office:value="0.6117" calcext:value-type="float">
            <text:p>0.6117</text:p>
          </table:table-cell>
          <table:table-cell office:value-type="float" office:value="-0.06034" calcext:value-type="float">
            <text:p>-0.06034</text:p>
          </table:table-cell>
          <table:table-cell office:value-type="float" office:value="169.7" calcext:value-type="float">
            <text:p>169.7</text:p>
          </table:table-cell>
          <table:table-cell office:value-type="float" office:value="2.851" calcext:value-type="float">
            <text:p>2.851</text:p>
          </table:table-cell>
          <table:table-cell table:formula="of:=[.H129]/4" office:value-type="float" office:value="0.71275" calcext:value-type="float">
            <text:p>0.71275</text:p>
          </table:table-cell>
          <table:table-cell/>
          <table:table-cell table:formula="of:=[.D129]/[.E129]" office:value-type="float" office:value="6.50972699035475" calcext:value-type="float">
            <text:p>6.5097269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9" calcext:value-type="float">
            <text:p>0.2079</text:p>
          </table:table-cell>
          <table:table-cell office:value-type="float" office:value="35.06" calcext:value-type="float">
            <text:p>35.06</text:p>
          </table:table-cell>
          <table:table-cell office:value-type="float" office:value="5.121" calcext:value-type="float">
            <text:p>5.121</text:p>
          </table:table-cell>
          <table:table-cell office:value-type="float" office:value="0.6828" calcext:value-type="float">
            <text:p>0.6828</text:p>
          </table:table-cell>
          <table:table-cell office:value-type="float" office:value="0.1456" calcext:value-type="float">
            <text:p>0.1456</text:p>
          </table:table-cell>
          <table:table-cell office:value-type="float" office:value="67.12" calcext:value-type="float">
            <text:p>67.12</text:p>
          </table:table-cell>
          <table:table-cell office:value-type="float" office:value="3.215" calcext:value-type="float">
            <text:p>3.215</text:p>
          </table:table-cell>
          <table:table-cell table:formula="of:=[.H130]/4" office:value-type="float" office:value="0.80375" calcext:value-type="float">
            <text:p>0.80375</text:p>
          </table:table-cell>
          <table:table-cell/>
          <table:table-cell table:formula="of:=[.D130]/[.E130]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44" calcext:value-type="float">
            <text:p>0.1644</text:p>
          </table:table-cell>
          <table:table-cell office:value-type="float" office:value="44.21" calcext:value-type="float">
            <text:p>44.21</text:p>
          </table:table-cell>
          <table:table-cell office:value-type="float" office:value="4.83" calcext:value-type="float">
            <text:p>4.83</text:p>
          </table:table-cell>
          <table:table-cell office:value-type="float" office:value="0.659" calcext:value-type="float">
            <text:p>0.659</text:p>
          </table:table-cell>
          <table:table-cell office:value-type="float" office:value="0.1058" calcext:value-type="float">
            <text:p>0.1058</text:p>
          </table:table-cell>
          <table:table-cell office:value-type="float" office:value="78.96" calcext:value-type="float">
            <text:p>78.96</text:p>
          </table:table-cell>
          <table:table-cell office:value-type="float" office:value="3.126" calcext:value-type="float">
            <text:p>3.126</text:p>
          </table:table-cell>
          <table:table-cell table:formula="of:=[.H131]/4" office:value-type="float" office:value="0.7815" calcext:value-type="float">
            <text:p>0.7815</text:p>
          </table:table-cell>
          <table:table-cell/>
          <table:table-cell table:formula="of:=[.D131]/[.E131]" office:value-type="float" office:value="7.32928679817906" calcext:value-type="float">
            <text:p>7.3292867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25" calcext:value-type="float">
            <text:p>0.0825</text:p>
          </table:table-cell>
          <table:table-cell office:value-type="float" office:value="59.72" calcext:value-type="float">
            <text:p>59.72</text:p>
          </table:table-cell>
          <table:table-cell office:value-type="float" office:value="4.637" calcext:value-type="float">
            <text:p>4.637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02928" calcext:value-type="float">
            <text:p>0.02928</text:p>
          </table:table-cell>
          <table:table-cell office:value-type="float" office:value="96.99" calcext:value-type="float">
            <text:p>96.99</text:p>
          </table:table-cell>
          <table:table-cell office:value-type="float" office:value="3.124" calcext:value-type="float">
            <text:p>3.124</text:p>
          </table:table-cell>
          <table:table-cell table:formula="of:=[.H132]/4" office:value-type="float" office:value="0.781" calcext:value-type="float">
            <text:p>0.781</text:p>
          </table:table-cell>
          <table:table-cell/>
          <table:table-cell table:formula="of:=[.D132]/[.E132]" office:value-type="float" office:value="7.0535442652875" calcext:value-type="float">
            <text:p>7.0535442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93" calcext:value-type="float">
            <text:p>0.1793</text:p>
          </table:table-cell>
          <table:table-cell office:value-type="float" office:value="41.96" calcext:value-type="float">
            <text:p>41.96</text:p>
          </table:table-cell>
          <table:table-cell office:value-type="float" office:value="5.001" calcext:value-type="float">
            <text:p>5.001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1175" calcext:value-type="float">
            <text:p>0.1175</text:p>
          </table:table-cell>
          <table:table-cell office:value-type="float" office:value="78.55" calcext:value-type="float">
            <text:p>78.55</text:p>
          </table:table-cell>
          <table:table-cell office:value-type="float" office:value="3.104" calcext:value-type="float">
            <text:p>3.104</text:p>
          </table:table-cell>
          <table:table-cell table:formula="of:=[.H133]/4" office:value-type="float" office:value="0.776" calcext:value-type="float">
            <text:p>0.776</text:p>
          </table:table-cell>
          <table:table-cell/>
          <table:table-cell table:formula="of:=[.D133]/[.E133]" office:value-type="float" office:value="7.80430711610487" calcext:value-type="float">
            <text:p>7.804307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48.94" calcext:value-type="float">
            <text:p>48.94</text:p>
          </table:table-cell>
          <table:table-cell office:value-type="float" office:value="4.786" calcext:value-type="float">
            <text:p>4.786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1073" calcext:value-type="float">
            <text:p>0.1073</text:p>
          </table:table-cell>
          <table:table-cell office:value-type="float" office:value="82.73" calcext:value-type="float">
            <text:p>82.73</text:p>
          </table:table-cell>
          <table:table-cell office:value-type="float" office:value="3.013" calcext:value-type="float">
            <text:p>3.013</text:p>
          </table:table-cell>
          <table:table-cell table:formula="of:=[.H134]/4" office:value-type="float" office:value="0.75325" calcext:value-type="float">
            <text:p>0.75325</text:p>
          </table:table-cell>
          <table:table-cell/>
          <table:table-cell table:formula="of:=[.D134]/[.E134]" office:value-type="float" office:value="7.87300542852443" calcext:value-type="float">
            <text:p>7.8730054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13" calcext:value-type="float">
            <text:p>0.1313</text:p>
          </table:table-cell>
          <table:table-cell office:value-type="float" office:value="52.31" calcext:value-type="float">
            <text:p>52.31</text:p>
          </table:table-cell>
          <table:table-cell office:value-type="float" office:value="4.615" calcext:value-type="float">
            <text:p>4.615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07833" calcext:value-type="float">
            <text:p>0.07833</text:p>
          </table:table-cell>
          <table:table-cell office:value-type="float" office:value="85.07" calcext:value-type="float">
            <text:p>85.07</text:p>
          </table:table-cell>
          <table:table-cell office:value-type="float" office:value="3.166" calcext:value-type="float">
            <text:p>3.166</text:p>
          </table:table-cell>
          <table:table-cell table:formula="of:=[.H135]/4" office:value-type="float" office:value="0.7915" calcext:value-type="float">
            <text:p>0.7915</text:p>
          </table:table-cell>
          <table:table-cell/>
          <table:table-cell table:formula="of:=[.D135]/[.E135]" office:value-type="float" office:value="6.8319763138416" calcext:value-type="float">
            <text:p>6.8319763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6" calcext:value-type="float">
            <text:p>0.1836</text:p>
          </table:table-cell>
          <table:table-cell office:value-type="float" office:value="36.91" calcext:value-type="float">
            <text:p>36.91</text:p>
          </table:table-cell>
          <table:table-cell office:value-type="float" office:value="5.069" calcext:value-type="float">
            <text:p>5.06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1273" calcext:value-type="float">
            <text:p>0.1273</text:p>
          </table:table-cell>
          <table:table-cell office:value-type="float" office:value="66.03" calcext:value-type="float">
            <text:p>66.03</text:p>
          </table:table-cell>
          <table:table-cell office:value-type="float" office:value="3.306" calcext:value-type="float">
            <text:p>3.306</text:p>
          </table:table-cell>
          <table:table-cell table:formula="of:=[.H136]/4" office:value-type="float" office:value="0.8265" calcext:value-type="float">
            <text:p>0.8265</text:p>
          </table:table-cell>
          <table:table-cell/>
          <table:table-cell table:formula="of:=[.D136]/[.E136]" office:value-type="float" office:value="7.1163835462586" calcext:value-type="float">
            <text:p>7.11638354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81" calcext:value-type="float">
            <text:p>0.1781</text:p>
          </table:table-cell>
          <table:table-cell office:value-type="float" office:value="41.71" calcext:value-type="float">
            <text:p>41.71</text:p>
          </table:table-cell>
          <table:table-cell office:value-type="float" office:value="4.951" calcext:value-type="float">
            <text:p>4.951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115" calcext:value-type="float">
            <text:p>0.115</text:p>
          </table:table-cell>
          <table:table-cell office:value-type="float" office:value="77.91" calcext:value-type="float">
            <text:p>77.91</text:p>
          </table:table-cell>
          <table:table-cell office:value-type="float" office:value="3.117" calcext:value-type="float">
            <text:p>3.117</text:p>
          </table:table-cell>
          <table:table-cell table:formula="of:=[.H137]/4" office:value-type="float" office:value="0.77925" calcext:value-type="float">
            <text:p>0.77925</text:p>
          </table:table-cell>
          <table:table-cell/>
          <table:table-cell table:formula="of:=[.D137]/[.E137]" office:value-type="float" office:value="7.6063911507144" calcext:value-type="float">
            <text:p>7.6063911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48.92" calcext:value-type="float">
            <text:p>48.92</text:p>
          </table:table-cell>
          <table:table-cell office:value-type="float" office:value="4.806" calcext:value-type="float">
            <text:p>4.806</text:p>
          </table:table-cell>
          <table:table-cell office:value-type="float" office:value="0.6473" calcext:value-type="float">
            <text:p>0.6473</text:p>
          </table:table-cell>
          <table:table-cell office:value-type="float" office:value="0.08481" calcext:value-type="float">
            <text:p>0.08481</text:p>
          </table:table-cell>
          <table:table-cell office:value-type="float" office:value="82.15" calcext:value-type="float">
            <text:p>82.15</text:p>
          </table:table-cell>
          <table:table-cell office:value-type="float" office:value="3.126" calcext:value-type="float">
            <text:p>3.126</text:p>
          </table:table-cell>
          <table:table-cell table:formula="of:=[.H138]/4" office:value-type="float" office:value="0.7815" calcext:value-type="float">
            <text:p>0.7815</text:p>
          </table:table-cell>
          <table:table-cell/>
          <table:table-cell table:formula="of:=[.D138]/[.E138]" office:value-type="float" office:value="7.42468716205778" calcext:value-type="float">
            <text:p>7.4246871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54" calcext:value-type="float">
            <text:p>0.2054</text:p>
          </table:table-cell>
          <table:table-cell office:value-type="float" office:value="28.12" calcext:value-type="float">
            <text:p>28.12</text:p>
          </table:table-cell>
          <table:table-cell office:value-type="float" office:value="5.78" calcext:value-type="float">
            <text:p>5.78</text:p>
          </table:table-cell>
          <table:table-cell office:value-type="float" office:value="0.6853" calcext:value-type="float">
            <text:p>0.6853</text:p>
          </table:table-cell>
          <table:table-cell office:value-type="float" office:value="0.1681" calcext:value-type="float">
            <text:p>0.1681</text:p>
          </table:table-cell>
          <table:table-cell office:value-type="float" office:value="50.14" calcext:value-type="float">
            <text:p>50.14</text:p>
          </table:table-cell>
          <table:table-cell office:value-type="float" office:value="3.394" calcext:value-type="float">
            <text:p>3.394</text:p>
          </table:table-cell>
          <table:table-cell table:formula="of:=[.H139]/4" office:value-type="float" office:value="0.8485" calcext:value-type="float">
            <text:p>0.8485</text:p>
          </table:table-cell>
          <table:table-cell/>
          <table:table-cell table:formula="of:=[.D139]/[.E139]" office:value-type="float" office:value="8.43426236684664" calcext:value-type="float">
            <text:p>8.4342623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36.66" calcext:value-type="float">
            <text:p>36.66</text:p>
          </table:table-cell>
          <table:table-cell office:value-type="float" office:value="4.847" calcext:value-type="float">
            <text:p>4.847</text:p>
          </table:table-cell>
          <table:table-cell office:value-type="float" office:value="0.6859" calcext:value-type="float">
            <text:p>0.6859</text:p>
          </table:table-cell>
          <table:table-cell office:value-type="float" office:value="0.1509" calcext:value-type="float">
            <text:p>0.1509</text:p>
          </table:table-cell>
          <table:table-cell office:value-type="float" office:value="71.36" calcext:value-type="float">
            <text:p>71.36</text:p>
          </table:table-cell>
          <table:table-cell office:value-type="float" office:value="3.143" calcext:value-type="float">
            <text:p>3.143</text:p>
          </table:table-cell>
          <table:table-cell table:formula="of:=[.H140]/4" office:value-type="float" office:value="0.78575" calcext:value-type="float">
            <text:p>0.78575</text:p>
          </table:table-cell>
          <table:table-cell/>
          <table:table-cell table:formula="of:=[.D140]/[.E140]" office:value-type="float" office:value="7.06662778830733" calcext:value-type="float">
            <text:p>7.0666277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93" calcext:value-type="float">
            <text:p>0.1093</text:p>
          </table:table-cell>
          <table:table-cell office:value-type="float" office:value="58.75" calcext:value-type="float">
            <text:p>58.75</text:p>
          </table:table-cell>
          <table:table-cell office:value-type="float" office:value="4.527" calcext:value-type="float">
            <text:p>4.527</text:p>
          </table:table-cell>
          <table:table-cell office:value-type="float" office:value="0.6602" calcext:value-type="float">
            <text:p>0.6602</text:p>
          </table:table-cell>
          <table:table-cell office:value-type="float" office:value="0.06209" calcext:value-type="float">
            <text:p>0.06209</text:p>
          </table:table-cell>
          <table:table-cell office:value-type="float" office:value="91.45" calcext:value-type="float">
            <text:p>91.45</text:p>
          </table:table-cell>
          <table:table-cell office:value-type="float" office:value="3.128" calcext:value-type="float">
            <text:p>3.128</text:p>
          </table:table-cell>
          <table:table-cell table:formula="of:=[.H141]/4" office:value-type="float" office:value="0.782" calcext:value-type="float">
            <text:p>0.782</text:p>
          </table:table-cell>
          <table:table-cell/>
          <table:table-cell table:formula="of:=[.D141]/[.E141]" office:value-type="float" office:value="6.85701302635565" calcext:value-type="float">
            <text:p>6.8570130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71" calcext:value-type="float">
            <text:p>0.1271</text:p>
          </table:table-cell>
          <table:table-cell office:value-type="float" office:value="48.05" calcext:value-type="float">
            <text:p>48.05</text:p>
          </table:table-cell>
          <table:table-cell office:value-type="float" office:value="4.73" calcext:value-type="float">
            <text:p>4.73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08596" calcext:value-type="float">
            <text:p>0.08596</text:p>
          </table:table-cell>
          <table:table-cell office:value-type="float" office:value="74.39" calcext:value-type="float">
            <text:p>74.39</text:p>
          </table:table-cell>
          <table:table-cell office:value-type="float" office:value="3.269" calcext:value-type="float">
            <text:p>3.269</text:p>
          </table:table-cell>
          <table:table-cell table:formula="of:=[.H142]/4" office:value-type="float" office:value="0.81725" calcext:value-type="float">
            <text:p>0.81725</text:p>
          </table:table-cell>
          <table:table-cell/>
          <table:table-cell table:formula="of:=[.D142]/[.E142]" office:value-type="float" office:value="6.76584179659562" calcext:value-type="float">
            <text:p>6.7658417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17" calcext:value-type="float">
            <text:p>0.1517</text:p>
          </table:table-cell>
          <table:table-cell office:value-type="float" office:value="52.52" calcext:value-type="float">
            <text:p>52.52</text:p>
          </table:table-cell>
          <table:table-cell office:value-type="float" office:value="4.422" calcext:value-type="float">
            <text:p>4.422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0809" calcext:value-type="float">
            <text:p>0.0809</text:p>
          </table:table-cell>
          <table:table-cell office:value-type="float" office:value="93.5" calcext:value-type="float">
            <text:p>93.5</text:p>
          </table:table-cell>
          <table:table-cell office:value-type="float" office:value="3.056" calcext:value-type="float">
            <text:p>3.056</text:p>
          </table:table-cell>
          <table:table-cell table:formula="of:=[.H143]/4" office:value-type="float" office:value="0.764" calcext:value-type="float">
            <text:p>0.764</text:p>
          </table:table-cell>
          <table:table-cell/>
          <table:table-cell table:formula="of:=[.D143]/[.E143]" office:value-type="float" office:value="6.60690273419991" calcext:value-type="float">
            <text:p>6.6069027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2" calcext:value-type="float">
            <text:p>0.1122</text:p>
          </table:table-cell>
          <table:table-cell office:value-type="float" office:value="63.46" calcext:value-type="float">
            <text:p>63.46</text:p>
          </table:table-cell>
          <table:table-cell office:value-type="float" office:value="4.51" calcext:value-type="float">
            <text:p>4.51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115" calcext:value-type="float">
            <text:p>115</text:p>
          </table:table-cell>
          <table:table-cell office:value-type="float" office:value="2.948" calcext:value-type="float">
            <text:p>2.948</text:p>
          </table:table-cell>
          <table:table-cell table:formula="of:=[.H144]/4" office:value-type="float" office:value="0.737" calcext:value-type="float">
            <text:p>0.737</text:p>
          </table:table-cell>
          <table:table-cell/>
          <table:table-cell table:formula="of:=[.D144]/[.E144]" office:value-type="float" office:value="7.38617753029807" calcext:value-type="float">
            <text:p>7.3861775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99" calcext:value-type="float">
            <text:p>0.1299</text:p>
          </table:table-cell>
          <table:table-cell office:value-type="float" office:value="65.24" calcext:value-type="float">
            <text:p>65.24</text:p>
          </table:table-cell>
          <table:table-cell office:value-type="float" office:value="4.312" calcext:value-type="float">
            <text:p>4.312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105.6" calcext:value-type="float">
            <text:p>105.6</text:p>
          </table:table-cell>
          <table:table-cell office:value-type="float" office:value="2.977" calcext:value-type="float">
            <text:p>2.977</text:p>
          </table:table-cell>
          <table:table-cell table:formula="of:=[.H145]/4" office:value-type="float" office:value="0.74425" calcext:value-type="float">
            <text:p>0.74425</text:p>
          </table:table-cell>
          <table:table-cell/>
          <table:table-cell table:formula="of:=[.D145]/[.E145]" office:value-type="float" office:value="6.89148154067444" calcext:value-type="float">
            <text:p>6.8914815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43.58" calcext:value-type="float">
            <text:p>43.58</text:p>
          </table:table-cell>
          <table:table-cell office:value-type="float" office:value="4.867" calcext:value-type="float">
            <text:p>4.867</text:p>
          </table:table-cell>
          <table:table-cell office:value-type="float" office:value="0.6886" calcext:value-type="float">
            <text:p>0.6886</text:p>
          </table:table-cell>
          <table:table-cell office:value-type="float" office:value="0.1095" calcext:value-type="float">
            <text:p>0.1095</text:p>
          </table:table-cell>
          <table:table-cell office:value-type="float" office:value="71.51" calcext:value-type="float">
            <text:p>71.51</text:p>
          </table:table-cell>
          <table:table-cell office:value-type="float" office:value="3.253" calcext:value-type="float">
            <text:p>3.253</text:p>
          </table:table-cell>
          <table:table-cell table:formula="of:=[.H146]/4" office:value-type="float" office:value="0.81325" calcext:value-type="float">
            <text:p>0.81325</text:p>
          </table:table-cell>
          <table:table-cell/>
          <table:table-cell table:formula="of:=[.D146]/[.E146]" office:value-type="float" office:value="7.06796398489689" calcext:value-type="float">
            <text:p>7.0679639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28" calcext:value-type="float">
            <text:p>0.2228</text:p>
          </table:table-cell>
          <table:table-cell office:value-type="float" office:value="32.68" calcext:value-type="float">
            <text:p>32.68</text:p>
          </table:table-cell>
          <table:table-cell office:value-type="float" office:value="5.071" calcext:value-type="float">
            <text:p>5.071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1663" calcext:value-type="float">
            <text:p>0.1663</text:p>
          </table:table-cell>
          <table:table-cell office:value-type="float" office:value="61.48" calcext:value-type="float">
            <text:p>61.48</text:p>
          </table:table-cell>
          <table:table-cell office:value-type="float" office:value="3.234" calcext:value-type="float">
            <text:p>3.234</text:p>
          </table:table-cell>
          <table:table-cell table:formula="of:=[.H147]/4" office:value-type="float" office:value="0.8085" calcext:value-type="float">
            <text:p>0.8085</text:p>
          </table:table-cell>
          <table:table-cell/>
          <table:table-cell table:formula="of:=[.D147]/[.E147]" office:value-type="float" office:value="7.27442260794721" calcext:value-type="float">
            <text:p>7.2744226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5" calcext:value-type="float">
            <text:p>0.1855</text:p>
          </table:table-cell>
          <table:table-cell office:value-type="float" office:value="40.02" calcext:value-type="float">
            <text:p>40.02</text:p>
          </table:table-cell>
          <table:table-cell office:value-type="float" office:value="5.148" calcext:value-type="float">
            <text:p>5.148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1161" calcext:value-type="float">
            <text:p>0.1161</text:p>
          </table:table-cell>
          <table:table-cell office:value-type="float" office:value="77.73" calcext:value-type="float">
            <text:p>77.73</text:p>
          </table:table-cell>
          <table:table-cell office:value-type="float" office:value="3.165" calcext:value-type="float">
            <text:p>3.165</text:p>
          </table:table-cell>
          <table:table-cell table:formula="of:=[.H148]/4" office:value-type="float" office:value="0.79125" calcext:value-type="float">
            <text:p>0.79125</text:p>
          </table:table-cell>
          <table:table-cell/>
          <table:table-cell table:formula="of:=[.D148]/[.E148]" office:value-type="float" office:value="7.85354691075515" calcext:value-type="float">
            <text:p>7.8535469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7" calcext:value-type="float">
            <text:p>0.1897</text:p>
          </table:table-cell>
          <table:table-cell office:value-type="float" office:value="32.06" calcext:value-type="float">
            <text:p>32.06</text:p>
          </table:table-cell>
          <table:table-cell office:value-type="float" office:value="5.417" calcext:value-type="float">
            <text:p>5.417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1555" calcext:value-type="float">
            <text:p>0.1555</text:p>
          </table:table-cell>
          <table:table-cell office:value-type="float" office:value="54.18" calcext:value-type="float">
            <text:p>54.18</text:p>
          </table:table-cell>
          <table:table-cell office:value-type="float" office:value="3.327" calcext:value-type="float">
            <text:p>3.327</text:p>
          </table:table-cell>
          <table:table-cell table:formula="of:=[.H149]/4" office:value-type="float" office:value="0.83175" calcext:value-type="float">
            <text:p>0.83175</text:p>
          </table:table-cell>
          <table:table-cell/>
          <table:table-cell table:formula="of:=[.D149]/[.E149]" office:value-type="float" office:value="7.96149323927102" calcext:value-type="float">
            <text:p>7.9614932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4" calcext:value-type="float">
            <text:p>0.1964</text:p>
          </table:table-cell>
          <table:table-cell office:value-type="float" office:value="41.12" calcext:value-type="float">
            <text:p>41.12</text:p>
          </table:table-cell>
          <table:table-cell office:value-type="float" office:value="4.999" calcext:value-type="float">
            <text:p>4.999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1315" calcext:value-type="float">
            <text:p>0.1315</text:p>
          </table:table-cell>
          <table:table-cell office:value-type="float" office:value="79.67" calcext:value-type="float">
            <text:p>79.67</text:p>
          </table:table-cell>
          <table:table-cell office:value-type="float" office:value="3.033" calcext:value-type="float">
            <text:p>3.033</text:p>
          </table:table-cell>
          <table:table-cell table:formula="of:=[.H150]/4" office:value-type="float" office:value="0.75825" calcext:value-type="float">
            <text:p>0.75825</text:p>
          </table:table-cell>
          <table:table-cell/>
          <table:table-cell table:formula="of:=[.D150]/[.E150]" office:value-type="float" office:value="8.10473411154345" calcext:value-type="float">
            <text:p>8.1047341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6" calcext:value-type="float">
            <text:p>0.1476</text:p>
          </table:table-cell>
          <table:table-cell office:value-type="float" office:value="46.64" calcext:value-type="float">
            <text:p>46.64</text:p>
          </table:table-cell>
          <table:table-cell office:value-type="float" office:value="4.776" calcext:value-type="float">
            <text:p>4.776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1008" calcext:value-type="float">
            <text:p>0.1008</text:p>
          </table:table-cell>
          <table:table-cell office:value-type="float" office:value="77.25" calcext:value-type="float">
            <text:p>77.25</text:p>
          </table:table-cell>
          <table:table-cell office:value-type="float" office:value="3.143" calcext:value-type="float">
            <text:p>3.143</text:p>
          </table:table-cell>
          <table:table-cell table:formula="of:=[.H151]/4" office:value-type="float" office:value="0.78575" calcext:value-type="float">
            <text:p>0.78575</text:p>
          </table:table-cell>
          <table:table-cell/>
          <table:table-cell table:formula="of:=[.D151]/[.E151]" office:value-type="float" office:value="7.26056552143509" calcext:value-type="float">
            <text:p>7.2605655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16" calcext:value-type="float">
            <text:p>0.1416</text:p>
          </table:table-cell>
          <table:table-cell office:value-type="float" office:value="57.98" calcext:value-type="float">
            <text:p>57.98</text:p>
          </table:table-cell>
          <table:table-cell office:value-type="float" office:value="4.361" calcext:value-type="float">
            <text:p>4.361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06741" calcext:value-type="float">
            <text:p>0.06741</text:p>
          </table:table-cell>
          <table:table-cell office:value-type="float" office:value="103.9" calcext:value-type="float">
            <text:p>103.9</text:p>
          </table:table-cell>
          <table:table-cell office:value-type="float" office:value="2.98" calcext:value-type="float">
            <text:p>2.98</text:p>
          </table:table-cell>
          <table:table-cell table:formula="of:=[.H152]/4" office:value-type="float" office:value="0.745" calcext:value-type="float">
            <text:p>0.745</text:p>
          </table:table-cell>
          <table:table-cell/>
          <table:table-cell table:formula="of:=[.D152]/[.E152]" office:value-type="float" office:value="6.79177698177854" calcext:value-type="float">
            <text:p>6.7917769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25" calcext:value-type="float">
            <text:p>0.1725</text:p>
          </table:table-cell>
          <table:table-cell office:value-type="float" office:value="49.03" calcext:value-type="float">
            <text:p>49.03</text:p>
          </table:table-cell>
          <table:table-cell office:value-type="float" office:value="4.761" calcext:value-type="float">
            <text:p>4.761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08201" calcext:value-type="float">
            <text:p>0.08201</text:p>
          </table:table-cell>
          <table:table-cell office:value-type="float" office:value="102" calcext:value-type="float">
            <text:p>102</text:p>
          </table:table-cell>
          <table:table-cell office:value-type="float" office:value="2.963" calcext:value-type="float">
            <text:p>2.963</text:p>
          </table:table-cell>
          <table:table-cell table:formula="of:=[.H153]/4" office:value-type="float" office:value="0.74075" calcext:value-type="float">
            <text:p>0.74075</text:p>
          </table:table-cell>
          <table:table-cell/>
          <table:table-cell table:formula="of:=[.D153]/[.E153]" office:value-type="float" office:value="7.71137026239067" calcext:value-type="float">
            <text:p>7.7113702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9" calcext:value-type="float">
            <text:p>0.2099</text:p>
          </table:table-cell>
          <table:table-cell office:value-type="float" office:value="29.94" calcext:value-type="float">
            <text:p>29.94</text:p>
          </table:table-cell>
          <table:table-cell office:value-type="float" office:value="5.382" calcext:value-type="float">
            <text:p>5.382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1767" calcext:value-type="float">
            <text:p>0.1767</text:p>
          </table:table-cell>
          <table:table-cell office:value-type="float" office:value="50.46" calcext:value-type="float">
            <text:p>50.46</text:p>
          </table:table-cell>
          <table:table-cell office:value-type="float" office:value="3.36" calcext:value-type="float">
            <text:p>3.36</text:p>
          </table:table-cell>
          <table:table-cell table:formula="of:=[.H154]/4" office:value-type="float" office:value="0.84" calcext:value-type="float">
            <text:p>0.84</text:p>
          </table:table-cell>
          <table:table-cell/>
          <table:table-cell table:formula="of:=[.D154]/[.E154]" office:value-type="float" office:value="7.71502293577982" calcext:value-type="float">
            <text:p>7.7150229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9" calcext:value-type="float">
            <text:p>0.1219</text:p>
          </table:table-cell>
          <table:table-cell office:value-type="float" office:value="58.44" calcext:value-type="float">
            <text:p>58.44</text:p>
          </table:table-cell>
          <table:table-cell office:value-type="float" office:value="4.52" calcext:value-type="float">
            <text:p>4.52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05327" calcext:value-type="float">
            <text:p>0.05327</text:p>
          </table:table-cell>
          <table:table-cell office:value-type="float" office:value="101" calcext:value-type="float">
            <text:p>101</text:p>
          </table:table-cell>
          <table:table-cell office:value-type="float" office:value="3.075" calcext:value-type="float">
            <text:p>3.075</text:p>
          </table:table-cell>
          <table:table-cell table:formula="of:=[.H155]/4" office:value-type="float" office:value="0.76875" calcext:value-type="float">
            <text:p>0.76875</text:p>
          </table:table-cell>
          <table:table-cell/>
          <table:table-cell table:formula="of:=[.D155]/[.E155]" office:value-type="float" office:value="6.8839476088943" calcext:value-type="float">
            <text:p>6.8839476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61" calcext:value-type="float">
            <text:p>0.1161</text:p>
          </table:table-cell>
          <table:table-cell office:value-type="float" office:value="65.96" calcext:value-type="float">
            <text:p>65.96</text:p>
          </table:table-cell>
          <table:table-cell office:value-type="float" office:value="4.278" calcext:value-type="float">
            <text:p>4.27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03817" calcext:value-type="float">
            <text:p>0.03817</text:p>
          </table:table-cell>
          <table:table-cell office:value-type="float" office:value="116.6" calcext:value-type="float">
            <text:p>116.6</text:p>
          </table:table-cell>
          <table:table-cell office:value-type="float" office:value="2.929" calcext:value-type="float">
            <text:p>2.929</text:p>
          </table:table-cell>
          <table:table-cell table:formula="of:=[.H156]/4" office:value-type="float" office:value="0.73225" calcext:value-type="float">
            <text:p>0.73225</text:p>
          </table:table-cell>
          <table:table-cell/>
          <table:table-cell table:formula="of:=[.D156]/[.E156]" office:value-type="float" office:value="6.85796729721065" calcext:value-type="float">
            <text:p>6.8579672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88" calcext:value-type="float">
            <text:p>0.1188</text:p>
          </table:table-cell>
          <table:table-cell office:value-type="float" office:value="59.8" calcext:value-type="float">
            <text:p>59.8</text:p>
          </table:table-cell>
          <table:table-cell office:value-type="float" office:value="4.479" calcext:value-type="float">
            <text:p>4.479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05713" calcext:value-type="float">
            <text:p>0.05713</text:p>
          </table:table-cell>
          <table:table-cell office:value-type="float" office:value="99.9" calcext:value-type="float">
            <text:p>99.9</text:p>
          </table:table-cell>
          <table:table-cell office:value-type="float" office:value="3.059" calcext:value-type="float">
            <text:p>3.059</text:p>
          </table:table-cell>
          <table:table-cell table:formula="of:=[.H157]/4" office:value-type="float" office:value="0.76475" calcext:value-type="float">
            <text:p>0.76475</text:p>
          </table:table-cell>
          <table:table-cell/>
          <table:table-cell table:formula="of:=[.D157]/[.E157]" office:value-type="float" office:value="6.90351418002466" calcext:value-type="float">
            <text:p>6.90351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18" calcext:value-type="float">
            <text:p>0.2018</text:p>
          </table:table-cell>
          <table:table-cell office:value-type="float" office:value="32.39" calcext:value-type="float">
            <text:p>32.39</text:p>
          </table:table-cell>
          <table:table-cell office:value-type="float" office:value="5.397" calcext:value-type="float">
            <text:p>5.397</text:p>
          </table:table-cell>
          <table:table-cell office:value-type="float" office:value="0.689" calcext:value-type="float">
            <text:p>0.689</text:p>
          </table:table-cell>
          <table:table-cell office:value-type="float" office:value="0.1496" calcext:value-type="float">
            <text:p>0.1496</text:p>
          </table:table-cell>
          <table:table-cell office:value-type="float" office:value="60.11" calcext:value-type="float">
            <text:p>60.11</text:p>
          </table:table-cell>
          <table:table-cell office:value-type="float" office:value="3.302" calcext:value-type="float">
            <text:p>3.302</text:p>
          </table:table-cell>
          <table:table-cell table:formula="of:=[.H158]/4" office:value-type="float" office:value="0.8255" calcext:value-type="float">
            <text:p>0.8255</text:p>
          </table:table-cell>
          <table:table-cell/>
          <table:table-cell table:formula="of:=[.D158]/[.E158]" office:value-type="float" office:value="7.83309143686502" calcext:value-type="float">
            <text:p>7.8330914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22" calcext:value-type="float">
            <text:p>0.2122</text:p>
          </table:table-cell>
          <table:table-cell office:value-type="float" office:value="33.72" calcext:value-type="float">
            <text:p>33.72</text:p>
          </table:table-cell>
          <table:table-cell office:value-type="float" office:value="4.996" calcext:value-type="float">
            <text:p>4.996</text:p>
          </table:table-cell>
          <table:table-cell office:value-type="float" office:value="0.707" calcext:value-type="float">
            <text:p>0.707</text:p>
          </table:table-cell>
          <table:table-cell office:value-type="float" office:value="0.1725" calcext:value-type="float">
            <text:p>0.1725</text:p>
          </table:table-cell>
          <table:table-cell office:value-type="float" office:value="56.24" calcext:value-type="float">
            <text:p>56.24</text:p>
          </table:table-cell>
          <table:table-cell office:value-type="float" office:value="3.302" calcext:value-type="float">
            <text:p>3.302</text:p>
          </table:table-cell>
          <table:table-cell table:formula="of:=[.H159]/4" office:value-type="float" office:value="0.8255" calcext:value-type="float">
            <text:p>0.8255</text:p>
          </table:table-cell>
          <table:table-cell/>
          <table:table-cell table:formula="of:=[.D159]/[.E159]" office:value-type="float" office:value="7.06647807637907" calcext:value-type="float">
            <text:p>7.0664780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34" calcext:value-type="float">
            <text:p>0.2034</text:p>
          </table:table-cell>
          <table:table-cell office:value-type="float" office:value="33.98" calcext:value-type="float">
            <text:p>33.98</text:p>
          </table:table-cell>
          <table:table-cell office:value-type="float" office:value="5.528" calcext:value-type="float">
            <text:p>5.528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1406" calcext:value-type="float">
            <text:p>0.1406</text:p>
          </table:table-cell>
          <table:table-cell office:value-type="float" office:value="70.45" calcext:value-type="float">
            <text:p>70.45</text:p>
          </table:table-cell>
          <table:table-cell office:value-type="float" office:value="3.105" calcext:value-type="float">
            <text:p>3.105</text:p>
          </table:table-cell>
          <table:table-cell table:formula="of:=[.H160]/4" office:value-type="float" office:value="0.77625" calcext:value-type="float">
            <text:p>0.77625</text:p>
          </table:table-cell>
          <table:table-cell/>
          <table:table-cell table:formula="of:=[.D160]/[.E160]" office:value-type="float" office:value="8.93630779178791" calcext:value-type="float">
            <text:p>8.9363077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38" calcext:value-type="float">
            <text:p>0.1438</text:p>
          </table:table-cell>
          <table:table-cell office:value-type="float" office:value="60.32" calcext:value-type="float">
            <text:p>60.32</text:p>
          </table:table-cell>
          <table:table-cell office:value-type="float" office:value="4.37" calcext:value-type="float">
            <text:p>4.37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05864" calcext:value-type="float">
            <text:p>0.05864</text:p>
          </table:table-cell>
          <table:table-cell office:value-type="float" office:value="115.7" calcext:value-type="float">
            <text:p>115.7</text:p>
          </table:table-cell>
          <table:table-cell office:value-type="float" office:value="2.894" calcext:value-type="float">
            <text:p>2.894</text:p>
          </table:table-cell>
          <table:table-cell table:formula="of:=[.H161]/4" office:value-type="float" office:value="0.7235" calcext:value-type="float">
            <text:p>0.7235</text:p>
          </table:table-cell>
          <table:table-cell/>
          <table:table-cell table:formula="of:=[.D161]/[.E161]" office:value-type="float" office:value="7.09645988957454" calcext:value-type="float">
            <text:p>7.0964598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57" calcext:value-type="float">
            <text:p>0.1557</text:p>
          </table:table-cell>
          <table:table-cell office:value-type="float" office:value="56.8" calcext:value-type="float">
            <text:p>56.8</text:p>
          </table:table-cell>
          <table:table-cell office:value-type="float" office:value="4.452" calcext:value-type="float">
            <text:p>4.452</text:p>
          </table:table-cell>
          <table:table-cell office:value-type="float" office:value="0.6202" calcext:value-type="float">
            <text:p>0.6202</text:p>
          </table:table-cell>
          <table:table-cell office:value-type="float" office:value="0.07515" calcext:value-type="float">
            <text:p>0.07515</text:p>
          </table:table-cell>
          <table:table-cell office:value-type="float" office:value="107.4" calcext:value-type="float">
            <text:p>107.4</text:p>
          </table:table-cell>
          <table:table-cell office:value-type="float" office:value="2.934" calcext:value-type="float">
            <text:p>2.934</text:p>
          </table:table-cell>
          <table:table-cell table:formula="of:=[.H162]/4" office:value-type="float" office:value="0.7335" calcext:value-type="float">
            <text:p>0.7335</text:p>
          </table:table-cell>
          <table:table-cell/>
          <table:table-cell table:formula="of:=[.D162]/[.E162]" office:value-type="float" office:value="7.17832957110609" calcext:value-type="float">
            <text:p>7.1783295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5" calcext:value-type="float">
            <text:p>0.2235</text:p>
          </table:table-cell>
          <table:table-cell office:value-type="float" office:value="39.48" calcext:value-type="float">
            <text:p>39.48</text:p>
          </table:table-cell>
          <table:table-cell office:value-type="float" office:value="4.823" calcext:value-type="float">
            <text:p>4.823</text:p>
          </table:table-cell>
          <table:table-cell office:value-type="float" office:value="0.6615" calcext:value-type="float">
            <text:p>0.6615</text:p>
          </table:table-cell>
          <table:table-cell office:value-type="float" office:value="0.1484" calcext:value-type="float">
            <text:p>0.1484</text:p>
          </table:table-cell>
          <table:table-cell office:value-type="float" office:value="79.79" calcext:value-type="float">
            <text:p>79.79</text:p>
          </table:table-cell>
          <table:table-cell office:value-type="float" office:value="3.076" calcext:value-type="float">
            <text:p>3.076</text:p>
          </table:table-cell>
          <table:table-cell table:formula="of:=[.H163]/4" office:value-type="float" office:value="0.769" calcext:value-type="float">
            <text:p>0.769</text:p>
          </table:table-cell>
          <table:table-cell/>
          <table:table-cell table:formula="of:=[.D163]/[.E163]" office:value-type="float" office:value="7.29100529100529" calcext:value-type="float">
            <text:p>7.291005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8" calcext:value-type="float">
            <text:p>28.8</text:p>
          </table:table-cell>
          <table:table-cell office:value-type="float" office:value="5.342" calcext:value-type="float">
            <text:p>5.342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185" calcext:value-type="float">
            <text:p>0.185</text:p>
          </table:table-cell>
          <table:table-cell office:value-type="float" office:value="48.29" calcext:value-type="float">
            <text:p>48.29</text:p>
          </table:table-cell>
          <table:table-cell office:value-type="float" office:value="3.413" calcext:value-type="float">
            <text:p>3.413</text:p>
          </table:table-cell>
          <table:table-cell table:formula="of:=[.H164]/4" office:value-type="float" office:value="0.85325" calcext:value-type="float">
            <text:p>0.85325</text:p>
          </table:table-cell>
          <table:table-cell/>
          <table:table-cell table:formula="of:=[.D164]/[.E164]" office:value-type="float" office:value="7.40504574438592" calcext:value-type="float">
            <text:p>7.4050457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06" calcext:value-type="float">
            <text:p>0.1306</text:p>
          </table:table-cell>
          <table:table-cell office:value-type="float" office:value="55.51" calcext:value-type="float">
            <text:p>55.51</text:p>
          </table:table-cell>
          <table:table-cell office:value-type="float" office:value="4.502" calcext:value-type="float">
            <text:p>4.50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06801" calcext:value-type="float">
            <text:p>0.06801</text:p>
          </table:table-cell>
          <table:table-cell office:value-type="float" office:value="93.44" calcext:value-type="float">
            <text:p>93.44</text:p>
          </table:table-cell>
          <table:table-cell office:value-type="float" office:value="3.1" calcext:value-type="float">
            <text:p>3.1</text:p>
          </table:table-cell>
          <table:table-cell table:formula="of:=[.H165]/4" office:value-type="float" office:value="0.775" calcext:value-type="float">
            <text:p>0.775</text:p>
          </table:table-cell>
          <table:table-cell/>
          <table:table-cell table:formula="of:=[.D165]/[.E165]" office:value-type="float" office:value="6.765855124737" calcext:value-type="float">
            <text:p>6.7658551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14" calcext:value-type="float">
            <text:p>0.1914</text:p>
          </table:table-cell>
          <table:table-cell office:value-type="float" office:value="40.73" calcext:value-type="float">
            <text:p>40.73</text:p>
          </table:table-cell>
          <table:table-cell office:value-type="float" office:value="4.805" calcext:value-type="float">
            <text:p>4.805</text:p>
          </table:table-cell>
          <table:table-cell office:value-type="float" office:value="0.665" calcext:value-type="float">
            <text:p>0.665</text:p>
          </table:table-cell>
          <table:table-cell office:value-type="float" office:value="0.1319" calcext:value-type="float">
            <text:p>0.1319</text:p>
          </table:table-cell>
          <table:table-cell office:value-type="float" office:value="74.74" calcext:value-type="float">
            <text:p>74.74</text:p>
          </table:table-cell>
          <table:table-cell office:value-type="float" office:value="3.114" calcext:value-type="float">
            <text:p>3.114</text:p>
          </table:table-cell>
          <table:table-cell table:formula="of:=[.H166]/4" office:value-type="float" office:value="0.7785" calcext:value-type="float">
            <text:p>0.7785</text:p>
          </table:table-cell>
          <table:table-cell/>
          <table:table-cell table:formula="of:=[.D166]/[.E166]" office:value-type="float" office:value="7.22556390977444" calcext:value-type="float">
            <text:p>7.2255639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1" calcext:value-type="float">
            <text:p>0.1521</text:p>
          </table:table-cell>
          <table:table-cell office:value-type="float" office:value="51.31" calcext:value-type="float">
            <text:p>51.31</text:p>
          </table:table-cell>
          <table:table-cell office:value-type="float" office:value="4.712" calcext:value-type="float">
            <text:p>4.712</text:p>
          </table:table-cell>
          <table:table-cell office:value-type="float" office:value="0.628" calcext:value-type="float">
            <text:p>0.628</text:p>
          </table:table-cell>
          <table:table-cell office:value-type="float" office:value="0.09699" calcext:value-type="float">
            <text:p>0.09699</text:p>
          </table:table-cell>
          <table:table-cell office:value-type="float" office:value="88.47" calcext:value-type="float">
            <text:p>88.47</text:p>
          </table:table-cell>
          <table:table-cell office:value-type="float" office:value="3.046" calcext:value-type="float">
            <text:p>3.046</text:p>
          </table:table-cell>
          <table:table-cell table:formula="of:=[.H167]/4" office:value-type="float" office:value="0.7615" calcext:value-type="float">
            <text:p>0.7615</text:p>
          </table:table-cell>
          <table:table-cell/>
          <table:table-cell table:formula="of:=[.D167]/[.E167]" office:value-type="float" office:value="7.5031847133758" calcext:value-type="float">
            <text:p>7.5031847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47" calcext:value-type="float">
            <text:p>0.1347</text:p>
          </table:table-cell>
          <table:table-cell office:value-type="float" office:value="59.14" calcext:value-type="float">
            <text:p>59.14</text:p>
          </table:table-cell>
          <table:table-cell office:value-type="float" office:value="4.498" calcext:value-type="float">
            <text:p>4.49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07231" calcext:value-type="float">
            <text:p>0.07231</text:p>
          </table:table-cell>
          <table:table-cell office:value-type="float" office:value="101.6" calcext:value-type="float">
            <text:p>101.6</text:p>
          </table:table-cell>
          <table:table-cell office:value-type="float" office:value="2.997" calcext:value-type="float">
            <text:p>2.997</text:p>
          </table:table-cell>
          <table:table-cell table:formula="of:=[.H168]/4" office:value-type="float" office:value="0.74925" calcext:value-type="float">
            <text:p>0.74925</text:p>
          </table:table-cell>
          <table:table-cell/>
          <table:table-cell table:formula="of:=[.D168]/[.E168]" office:value-type="float" office:value="7.18415588564127" calcext:value-type="float">
            <text:p>7.184155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3" calcext:value-type="float">
            <text:p>0.1423</text:p>
          </table:table-cell>
          <table:table-cell office:value-type="float" office:value="47.74" calcext:value-type="float">
            <text:p>47.74</text:p>
          </table:table-cell>
          <table:table-cell office:value-type="float" office:value="4.837" calcext:value-type="float">
            <text:p>4.837</text:p>
          </table:table-cell>
          <table:table-cell office:value-type="float" office:value="0.6432" calcext:value-type="float">
            <text:p>0.6432</text:p>
          </table:table-cell>
          <table:table-cell office:value-type="float" office:value="0.08779" calcext:value-type="float">
            <text:p>0.08779</text:p>
          </table:table-cell>
          <table:table-cell office:value-type="float" office:value="83" calcext:value-type="float">
            <text:p>83</text:p>
          </table:table-cell>
          <table:table-cell office:value-type="float" office:value="3.103" calcext:value-type="float">
            <text:p>3.103</text:p>
          </table:table-cell>
          <table:table-cell table:formula="of:=[.H169]/4" office:value-type="float" office:value="0.77575" calcext:value-type="float">
            <text:p>0.77575</text:p>
          </table:table-cell>
          <table:table-cell/>
          <table:table-cell table:formula="of:=[.D169]/[.E169]" office:value-type="float" office:value="7.52021144278607" calcext:value-type="float">
            <text:p>7.5202114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23" calcext:value-type="float">
            <text:p>0.1323</text:p>
          </table:table-cell>
          <table:table-cell office:value-type="float" office:value="66.77" calcext:value-type="float">
            <text:p>66.77</text:p>
          </table:table-cell>
          <table:table-cell office:value-type="float" office:value="4.288" calcext:value-type="float">
            <text:p>4.288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133.8" calcext:value-type="float">
            <text:p>133.8</text:p>
          </table:table-cell>
          <table:table-cell office:value-type="float" office:value="2.847" calcext:value-type="float">
            <text:p>2.847</text:p>
          </table:table-cell>
          <table:table-cell table:formula="of:=[.H170]/4" office:value-type="float" office:value="0.71175" calcext:value-type="float">
            <text:p>0.71175</text:p>
          </table:table-cell>
          <table:table-cell/>
          <table:table-cell table:formula="of:=[.D170]/[.E170]" office:value-type="float" office:value="7.08175061932287" calcext:value-type="float">
            <text:p>7.0817506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81" calcext:value-type="float">
            <text:p>0.1881</text:p>
          </table:table-cell>
          <table:table-cell office:value-type="float" office:value="40.88" calcext:value-type="float">
            <text:p>40.88</text:p>
          </table:table-cell>
          <table:table-cell office:value-type="float" office:value="4.972" calcext:value-type="float">
            <text:p>4.972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1108" calcext:value-type="float">
            <text:p>0.1108</text:p>
          </table:table-cell>
          <table:table-cell office:value-type="float" office:value="81.81" calcext:value-type="float">
            <text:p>81.81</text:p>
          </table:table-cell>
          <table:table-cell office:value-type="float" office:value="3.11" calcext:value-type="float">
            <text:p>3.11</text:p>
          </table:table-cell>
          <table:table-cell table:formula="of:=[.H171]/4" office:value-type="float" office:value="0.7775" calcext:value-type="float">
            <text:p>0.7775</text:p>
          </table:table-cell>
          <table:table-cell/>
          <table:table-cell table:formula="of:=[.D171]/[.E171]" office:value-type="float" office:value="7.58042384509834" calcext:value-type="float">
            <text:p>7.5804238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47" calcext:value-type="float">
            <text:p>0.1647</text:p>
          </table:table-cell>
          <table:table-cell office:value-type="float" office:value="49.07" calcext:value-type="float">
            <text:p>49.07</text:p>
          </table:table-cell>
          <table:table-cell office:value-type="float" office:value="4.715" calcext:value-type="float">
            <text:p>4.715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09993" calcext:value-type="float">
            <text:p>0.09993</text:p>
          </table:table-cell>
          <table:table-cell office:value-type="float" office:value="88.34" calcext:value-type="float">
            <text:p>88.34</text:p>
          </table:table-cell>
          <table:table-cell office:value-type="float" office:value="3.07" calcext:value-type="float">
            <text:p>3.07</text:p>
          </table:table-cell>
          <table:table-cell table:formula="of:=[.H172]/4" office:value-type="float" office:value="0.7675" calcext:value-type="float">
            <text:p>0.7675</text:p>
          </table:table-cell>
          <table:table-cell/>
          <table:table-cell table:formula="of:=[.D172]/[.E172]" office:value-type="float" office:value="7.32370301335819" calcext:value-type="float">
            <text:p>7.3237030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04" calcext:value-type="float">
            <text:p>0.2204</text:p>
          </table:table-cell>
          <table:table-cell office:value-type="float" office:value="31.64" calcext:value-type="float">
            <text:p>31.64</text:p>
          </table:table-cell>
          <table:table-cell office:value-type="float" office:value="5.231" calcext:value-type="float">
            <text:p>5.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1754" calcext:value-type="float">
            <text:p>0.1754</text:p>
          </table:table-cell>
          <table:table-cell office:value-type="float" office:value="56.08" calcext:value-type="float">
            <text:p>56.08</text:p>
          </table:table-cell>
          <table:table-cell office:value-type="float" office:value="3.317" calcext:value-type="float">
            <text:p>3.317</text:p>
          </table:table-cell>
          <table:table-cell table:formula="of:=[.H173]/4" office:value-type="float" office:value="0.82925" calcext:value-type="float">
            <text:p>0.82925</text:p>
          </table:table-cell>
          <table:table-cell/>
          <table:table-cell table:formula="of:=[.D173]/[.E173]" office:value-type="float" office:value="7.44520352974666" calcext:value-type="float">
            <text:p>7.4452035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19" calcext:value-type="float">
            <text:p>0.2219</text:p>
          </table:table-cell>
          <table:table-cell office:value-type="float" office:value="33.39" calcext:value-type="float">
            <text:p>33.39</text:p>
          </table:table-cell>
          <table:table-cell office:value-type="float" office:value="4.943" calcext:value-type="float">
            <text:p>4.94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1731" calcext:value-type="float">
            <text:p>0.1731</text:p>
          </table:table-cell>
          <table:table-cell office:value-type="float" office:value="58.06" calcext:value-type="float">
            <text:p>58.06</text:p>
          </table:table-cell>
          <table:table-cell office:value-type="float" office:value="3.3" calcext:value-type="float">
            <text:p>3.3</text:p>
          </table:table-cell>
          <table:table-cell table:formula="of:=[.H174]/4" office:value-type="float" office:value="0.825" calcext:value-type="float">
            <text:p>0.825</text:p>
          </table:table-cell>
          <table:table-cell/>
          <table:table-cell table:formula="of:=[.D174]/[.E174]" office:value-type="float" office:value="6.87387011542205" calcext:value-type="float">
            <text:p>6.8738701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43" calcext:value-type="float">
            <text:p>0.1643</text:p>
          </table:table-cell>
          <table:table-cell office:value-type="float" office:value="48.22" calcext:value-type="float">
            <text:p>48.22</text:p>
          </table:table-cell>
          <table:table-cell office:value-type="float" office:value="4.794" calcext:value-type="float">
            <text:p>4.794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1066" calcext:value-type="float">
            <text:p>0.1066</text:p>
          </table:table-cell>
          <table:table-cell office:value-type="float" office:value="88.07" calcext:value-type="float">
            <text:p>88.07</text:p>
          </table:table-cell>
          <table:table-cell office:value-type="float" office:value="2.959" calcext:value-type="float">
            <text:p>2.959</text:p>
          </table:table-cell>
          <table:table-cell table:formula="of:=[.H175]/4" office:value-type="float" office:value="0.73975" calcext:value-type="float">
            <text:p>0.73975</text:p>
          </table:table-cell>
          <table:table-cell/>
          <table:table-cell table:formula="of:=[.D175]/[.E175]" office:value-type="float" office:value="8.01270265752967" calcext:value-type="float">
            <text:p>8.0127026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41" calcext:value-type="float">
            <text:p>0.1741</text:p>
          </table:table-cell>
          <table:table-cell office:value-type="float" office:value="43.21" calcext:value-type="float">
            <text:p>43.21</text:p>
          </table:table-cell>
          <table:table-cell office:value-type="float" office:value="4.683" calcext:value-type="float">
            <text:p>4.683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123" calcext:value-type="float">
            <text:p>0.123</text:p>
          </table:table-cell>
          <table:table-cell office:value-type="float" office:value="72.33" calcext:value-type="float">
            <text:p>72.33</text:p>
          </table:table-cell>
          <table:table-cell office:value-type="float" office:value="3.169" calcext:value-type="float">
            <text:p>3.169</text:p>
          </table:table-cell>
          <table:table-cell table:formula="of:=[.H176]/4" office:value-type="float" office:value="0.79225" calcext:value-type="float">
            <text:p>0.79225</text:p>
          </table:table-cell>
          <table:table-cell/>
          <table:table-cell table:formula="of:=[.D176]/[.E176]" office:value-type="float" office:value="6.89893930465527" calcext:value-type="float">
            <text:p>6.8989393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94" calcext:value-type="float">
            <text:p>0.0694</text:p>
          </table:table-cell>
          <table:table-cell office:value-type="float" office:value="71.34" calcext:value-type="float">
            <text:p>71.34</text:p>
          </table:table-cell>
          <table:table-cell office:value-type="float" office:value="4.304" calcext:value-type="float">
            <text:p>4.304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110.7" calcext:value-type="float">
            <text:p>110.7</text:p>
          </table:table-cell>
          <table:table-cell office:value-type="float" office:value="3.028" calcext:value-type="float">
            <text:p>3.028</text:p>
          </table:table-cell>
          <table:table-cell table:formula="of:=[.H177]/4" office:value-type="float" office:value="0.757" calcext:value-type="float">
            <text:p>0.757</text:p>
          </table:table-cell>
          <table:table-cell/>
          <table:table-cell table:formula="of:=[.D177]/[.E177]" office:value-type="float" office:value="6.68842268842269" calcext:value-type="float">
            <text:p>6.6884226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46" calcext:value-type="float">
            <text:p>0.1646</text:p>
          </table:table-cell>
          <table:table-cell office:value-type="float" office:value="47.96" calcext:value-type="float">
            <text:p>47.96</text:p>
          </table:table-cell>
          <table:table-cell office:value-type="float" office:value="4.633" calcext:value-type="float">
            <text:p>4.633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09835" calcext:value-type="float">
            <text:p>0.09835</text:p>
          </table:table-cell>
          <table:table-cell office:value-type="float" office:value="86.89" calcext:value-type="float">
            <text:p>86.89</text:p>
          </table:table-cell>
          <table:table-cell office:value-type="float" office:value="3.068" calcext:value-type="float">
            <text:p>3.068</text:p>
          </table:table-cell>
          <table:table-cell table:formula="of:=[.H178]/4" office:value-type="float" office:value="0.767" calcext:value-type="float">
            <text:p>0.767</text:p>
          </table:table-cell>
          <table:table-cell/>
          <table:table-cell table:formula="of:=[.D178]/[.E178]" office:value-type="float" office:value="7.06034745504419" calcext:value-type="float">
            <text:p>7.060347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8" calcext:value-type="float">
            <text:p>0.1528</text:p>
          </table:table-cell>
          <table:table-cell office:value-type="float" office:value="49.62" calcext:value-type="float">
            <text:p>49.62</text:p>
          </table:table-cell>
          <table:table-cell office:value-type="float" office:value="4.776" calcext:value-type="float">
            <text:p>4.776</text:p>
          </table:table-cell>
          <table:table-cell office:value-type="float" office:value="0.647" calcext:value-type="float">
            <text:p>0.647</text:p>
          </table:table-cell>
          <table:table-cell office:value-type="float" office:value="0.08258" calcext:value-type="float">
            <text:p>0.08258</text:p>
          </table:table-cell>
          <table:table-cell office:value-type="float" office:value="91.64" calcext:value-type="float">
            <text:p>91.64</text:p>
          </table:table-cell>
          <table:table-cell office:value-type="float" office:value="3.081" calcext:value-type="float">
            <text:p>3.081</text:p>
          </table:table-cell>
          <table:table-cell table:formula="of:=[.H179]/4" office:value-type="float" office:value="0.77025" calcext:value-type="float">
            <text:p>0.77025</text:p>
          </table:table-cell>
          <table:table-cell/>
          <table:table-cell table:formula="of:=[.D179]/[.E179]" office:value-type="float" office:value="7.38176197836167" calcext:value-type="float">
            <text:p>7.3817619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8" calcext:value-type="float">
            <text:p>0.1698</text:p>
          </table:table-cell>
          <table:table-cell office:value-type="float" office:value="48.47" calcext:value-type="float">
            <text:p>48.47</text:p>
          </table:table-cell>
          <table:table-cell office:value-type="float" office:value="4.64" calcext:value-type="float">
            <text:p>4.64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1149" calcext:value-type="float">
            <text:p>0.1149</text:p>
          </table:table-cell>
          <table:table-cell office:value-type="float" office:value="82.3" calcext:value-type="float">
            <text:p>82.3</text:p>
          </table:table-cell>
          <table:table-cell office:value-type="float" office:value="3.105" calcext:value-type="float">
            <text:p>3.105</text:p>
          </table:table-cell>
          <table:table-cell table:formula="of:=[.H180]/4" office:value-type="float" office:value="0.77625" calcext:value-type="float">
            <text:p>0.77625</text:p>
          </table:table-cell>
          <table:table-cell/>
          <table:table-cell table:formula="of:=[.D180]/[.E180]" office:value-type="float" office:value="7.0667072799269" calcext:value-type="float">
            <text:p>7.0667072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2" calcext:value-type="float">
            <text:p>0.1282</text:p>
          </table:table-cell>
          <table:table-cell office:value-type="float" office:value="57.88" calcext:value-type="float">
            <text:p>57.88</text:p>
          </table:table-cell>
          <table:table-cell office:value-type="float" office:value="4.474" calcext:value-type="float">
            <text:p>4.474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06998" calcext:value-type="float">
            <text:p>0.06998</text:p>
          </table:table-cell>
          <table:table-cell office:value-type="float" office:value="95.02" calcext:value-type="float">
            <text:p>95.02</text:p>
          </table:table-cell>
          <table:table-cell office:value-type="float" office:value="3.102" calcext:value-type="float">
            <text:p>3.102</text:p>
          </table:table-cell>
          <table:table-cell table:formula="of:=[.H181]/4" office:value-type="float" office:value="0.7755" calcext:value-type="float">
            <text:p>0.7755</text:p>
          </table:table-cell>
          <table:table-cell/>
          <table:table-cell table:formula="of:=[.D181]/[.E181]" office:value-type="float" office:value="6.72984356197353" calcext:value-type="float">
            <text:p>6.729843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" calcext:value-type="float">
            <text:p>0.1834</text:p>
          </table:table-cell>
          <table:table-cell office:value-type="float" office:value="41.02" calcext:value-type="float">
            <text:p>41.02</text:p>
          </table:table-cell>
          <table:table-cell office:value-type="float" office:value="4.989" calcext:value-type="float">
            <text:p>4.989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108" calcext:value-type="float">
            <text:p>0.108</text:p>
          </table:table-cell>
          <table:table-cell office:value-type="float" office:value="80.76" calcext:value-type="float">
            <text:p>80.76</text:p>
          </table:table-cell>
          <table:table-cell office:value-type="float" office:value="3.141" calcext:value-type="float">
            <text:p>3.141</text:p>
          </table:table-cell>
          <table:table-cell table:formula="of:=[.H182]/4" office:value-type="float" office:value="0.78525" calcext:value-type="float">
            <text:p>0.78525</text:p>
          </table:table-cell>
          <table:table-cell/>
          <table:table-cell table:formula="of:=[.D182]/[.E182]" office:value-type="float" office:value="7.51016107180491" calcext:value-type="float">
            <text:p>7.5101610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48.35" calcext:value-type="float">
            <text:p>48.35</text:p>
          </table:table-cell>
          <table:table-cell office:value-type="float" office:value="4.709" calcext:value-type="float">
            <text:p>4.709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09906" calcext:value-type="float">
            <text:p>0.09906</text:p>
          </table:table-cell>
          <table:table-cell office:value-type="float" office:value="79.81" calcext:value-type="float">
            <text:p>79.81</text:p>
          </table:table-cell>
          <table:table-cell office:value-type="float" office:value="3.187" calcext:value-type="float">
            <text:p>3.187</text:p>
          </table:table-cell>
          <table:table-cell table:formula="of:=[.H183]/4" office:value-type="float" office:value="0.79675" calcext:value-type="float">
            <text:p>0.79675</text:p>
          </table:table-cell>
          <table:table-cell/>
          <table:table-cell table:formula="of:=[.D183]/[.E183]" office:value-type="float" office:value="6.92805649551273" calcext:value-type="float">
            <text:p>6.9280564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86" calcext:value-type="float">
            <text:p>0.1686</text:p>
          </table:table-cell>
          <table:table-cell office:value-type="float" office:value="48.95" calcext:value-type="float">
            <text:p>48.95</text:p>
          </table:table-cell>
          <table:table-cell office:value-type="float" office:value="4.786" calcext:value-type="float">
            <text:p>4.786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1024" calcext:value-type="float">
            <text:p>0.1024</text:p>
          </table:table-cell>
          <table:table-cell office:value-type="float" office:value="89.43" calcext:value-type="float">
            <text:p>89.43</text:p>
          </table:table-cell>
          <table:table-cell office:value-type="float" office:value="3.04" calcext:value-type="float">
            <text:p>3.04</text:p>
          </table:table-cell>
          <table:table-cell table:formula="of:=[.H184]/4" office:value-type="float" office:value="0.76" calcext:value-type="float">
            <text:p>0.76</text:p>
          </table:table-cell>
          <table:table-cell/>
          <table:table-cell table:formula="of:=[.D184]/[.E184]" office:value-type="float" office:value="7.6686428456978" calcext:value-type="float">
            <text:p>7.6686428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9" calcext:value-type="float">
            <text:p>0.1709</text:p>
          </table:table-cell>
          <table:table-cell office:value-type="float" office:value="47.34" calcext:value-type="float">
            <text:p>47.34</text:p>
          </table:table-cell>
          <table:table-cell office:value-type="float" office:value="4.676" calcext:value-type="float">
            <text:p>4.676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1157" calcext:value-type="float">
            <text:p>0.1157</text:p>
          </table:table-cell>
          <table:table-cell office:value-type="float" office:value="79.99" calcext:value-type="float">
            <text:p>79.99</text:p>
          </table:table-cell>
          <table:table-cell office:value-type="float" office:value="3.167" calcext:value-type="float">
            <text:p>3.167</text:p>
          </table:table-cell>
          <table:table-cell table:formula="of:=[.H185]/4" office:value-type="float" office:value="0.79175" calcext:value-type="float">
            <text:p>0.79175</text:p>
          </table:table-cell>
          <table:table-cell/>
          <table:table-cell table:formula="of:=[.D185]/[.E185]" office:value-type="float" office:value="6.90388306511147" calcext:value-type="float">
            <text:p>6.9038830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53" calcext:value-type="float">
            <text:p>0.1653</text:p>
          </table:table-cell>
          <table:table-cell office:value-type="float" office:value="44.28" calcext:value-type="float">
            <text:p>44.28</text:p>
          </table:table-cell>
          <table:table-cell office:value-type="float" office:value="4.921" calcext:value-type="float">
            <text:p>4.921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1085" calcext:value-type="float">
            <text:p>0.1085</text:p>
          </table:table-cell>
          <table:table-cell office:value-type="float" office:value="78.74" calcext:value-type="float">
            <text:p>78.74</text:p>
          </table:table-cell>
          <table:table-cell office:value-type="float" office:value="3.136" calcext:value-type="float">
            <text:p>3.136</text:p>
          </table:table-cell>
          <table:table-cell table:formula="of:=[.H186]/4" office:value-type="float" office:value="0.784" calcext:value-type="float">
            <text:p>0.784</text:p>
          </table:table-cell>
          <table:table-cell/>
          <table:table-cell table:formula="of:=[.D186]/[.E186]" office:value-type="float" office:value="7.55681818181818" calcext:value-type="float">
            <text:p>7.556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1" calcext:value-type="float">
            <text:p>0.1351</text:p>
          </table:table-cell>
          <table:table-cell office:value-type="float" office:value="51.96" calcext:value-type="float">
            <text:p>51.96</text:p>
          </table:table-cell>
          <table:table-cell office:value-type="float" office:value="4.726" calcext:value-type="float">
            <text:p>4.726</text:p>
          </table:table-cell>
          <table:table-cell office:value-type="float" office:value="0.646" calcext:value-type="float">
            <text:p>0.646</text:p>
          </table:table-cell>
          <table:table-cell office:value-type="float" office:value="0.07949" calcext:value-type="float">
            <text:p>0.07949</text:p>
          </table:table-cell>
          <table:table-cell office:value-type="float" office:value="88.6" calcext:value-type="float">
            <text:p>88.6</text:p>
          </table:table-cell>
          <table:table-cell office:value-type="float" office:value="3.097" calcext:value-type="float">
            <text:p>3.097</text:p>
          </table:table-cell>
          <table:table-cell table:formula="of:=[.H187]/4" office:value-type="float" office:value="0.77425" calcext:value-type="float">
            <text:p>0.77425</text:p>
          </table:table-cell>
          <table:table-cell/>
          <table:table-cell table:formula="of:=[.D187]/[.E187]" office:value-type="float" office:value="7.31578947368421" calcext:value-type="float">
            <text:p>7.3157894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86" calcext:value-type="float">
            <text:p>0.1886</text:p>
          </table:table-cell>
          <table:table-cell office:value-type="float" office:value="36.81" calcext:value-type="float">
            <text:p>36.81</text:p>
          </table:table-cell>
          <table:table-cell office:value-type="float" office:value="4.993" calcext:value-type="float">
            <text:p>4.993</text:p>
          </table:table-cell>
          <table:table-cell office:value-type="float" office:value="0.7046" calcext:value-type="float">
            <text:p>0.7046</text:p>
          </table:table-cell>
          <table:table-cell office:value-type="float" office:value="0.149" calcext:value-type="float">
            <text:p>0.149</text:p>
          </table:table-cell>
          <table:table-cell office:value-type="float" office:value="59.66" calcext:value-type="float">
            <text:p>59.66</text:p>
          </table:table-cell>
          <table:table-cell office:value-type="float" office:value="3.322" calcext:value-type="float">
            <text:p>3.322</text:p>
          </table:table-cell>
          <table:table-cell table:formula="of:=[.H188]/4" office:value-type="float" office:value="0.8305" calcext:value-type="float">
            <text:p>0.8305</text:p>
          </table:table-cell>
          <table:table-cell/>
          <table:table-cell table:formula="of:=[.D188]/[.E188]" office:value-type="float" office:value="7.08629009367017" calcext:value-type="float">
            <text:p>7.08629009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68" calcext:value-type="float">
            <text:p>0.1368</text:p>
          </table:table-cell>
          <table:table-cell office:value-type="float" office:value="57.87" calcext:value-type="float">
            <text:p>57.87</text:p>
          </table:table-cell>
          <table:table-cell office:value-type="float" office:value="4.543" calcext:value-type="float">
            <text:p>4.543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03881" calcext:value-type="float">
            <text:p>0.03881</text:p>
          </table:table-cell>
          <table:table-cell office:value-type="float" office:value="119" calcext:value-type="float">
            <text:p>119</text:p>
          </table:table-cell>
          <table:table-cell office:value-type="float" office:value="2.885" calcext:value-type="float">
            <text:p>2.885</text:p>
          </table:table-cell>
          <table:table-cell table:formula="of:=[.H189]/4" office:value-type="float" office:value="0.72125" calcext:value-type="float">
            <text:p>0.72125</text:p>
          </table:table-cell>
          <table:table-cell/>
          <table:table-cell table:formula="of:=[.D189]/[.E189]" office:value-type="float" office:value="7.54525826274705" calcext:value-type="float">
            <text:p>7.5452582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1" calcext:value-type="float">
            <text:p>0.2371</text:p>
          </table:table-cell>
          <table:table-cell office:value-type="float" office:value="28.2" calcext:value-type="float">
            <text:p>28.2</text:p>
          </table:table-cell>
          <table:table-cell office:value-type="float" office:value="5.626" calcext:value-type="float">
            <text:p>5.626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1801" calcext:value-type="float">
            <text:p>0.1801</text:p>
          </table:table-cell>
          <table:table-cell office:value-type="float" office:value="57.7" calcext:value-type="float">
            <text:p>57.7</text:p>
          </table:table-cell>
          <table:table-cell office:value-type="float" office:value="3.216" calcext:value-type="float">
            <text:p>3.216</text:p>
          </table:table-cell>
          <table:table-cell table:formula="of:=[.H190]/4" office:value-type="float" office:value="0.804" calcext:value-type="float">
            <text:p>0.804</text:p>
          </table:table-cell>
          <table:table-cell/>
          <table:table-cell table:formula="of:=[.D190]/[.E190]" office:value-type="float" office:value="8.58276125095347" calcext:value-type="float">
            <text:p>8.582761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1" calcext:value-type="float">
            <text:p>0.1811</text:p>
          </table:table-cell>
          <table:table-cell office:value-type="float" office:value="47.61" calcext:value-type="float">
            <text:p>47.61</text:p>
          </table:table-cell>
          <table:table-cell office:value-type="float" office:value="4.812" calcext:value-type="float">
            <text:p>4.812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08153" calcext:value-type="float">
            <text:p>0.08153</text:p>
          </table:table-cell>
          <table:table-cell office:value-type="float" office:value="105.6" calcext:value-type="float">
            <text:p>105.6</text:p>
          </table:table-cell>
          <table:table-cell office:value-type="float" office:value="2.925" calcext:value-type="float">
            <text:p>2.925</text:p>
          </table:table-cell>
          <table:table-cell table:formula="of:=[.H191]/4" office:value-type="float" office:value="0.73125" calcext:value-type="float">
            <text:p>0.73125</text:p>
          </table:table-cell>
          <table:table-cell/>
          <table:table-cell table:formula="of:=[.D191]/[.E191]" office:value-type="float" office:value="7.92229173526506" calcext:value-type="float">
            <text:p>7.9222917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9" calcext:value-type="float">
            <text:p>0.1709</text:p>
          </table:table-cell>
          <table:table-cell office:value-type="float" office:value="43.84" calcext:value-type="float">
            <text:p>43.84</text:p>
          </table:table-cell>
          <table:table-cell office:value-type="float" office:value="4.904" calcext:value-type="float">
            <text:p>4.904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1086" calcext:value-type="float">
            <text:p>0.1086</text:p>
          </table:table-cell>
          <table:table-cell office:value-type="float" office:value="80.71" calcext:value-type="float">
            <text:p>80.71</text:p>
          </table:table-cell>
          <table:table-cell office:value-type="float" office:value="3.092" calcext:value-type="float">
            <text:p>3.092</text:p>
          </table:table-cell>
          <table:table-cell table:formula="of:=[.H192]/4" office:value-type="float" office:value="0.773" calcext:value-type="float">
            <text:p>0.773</text:p>
          </table:table-cell>
          <table:table-cell/>
          <table:table-cell table:formula="of:=[.D192]/[.E192]" office:value-type="float" office:value="7.64696709808202" calcext:value-type="float">
            <text:p>7.6469670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19" calcext:value-type="float">
            <text:p>0.1019</text:p>
          </table:table-cell>
          <table:table-cell office:value-type="float" office:value="54.16" calcext:value-type="float">
            <text:p>54.16</text:p>
          </table:table-cell>
          <table:table-cell office:value-type="float" office:value="4.831" calcext:value-type="float">
            <text:p>4.831</text:p>
          </table:table-cell>
          <table:table-cell office:value-type="float" office:value="0.64" calcext:value-type="float">
            <text:p>0.64</text:p>
          </table:table-cell>
          <table:table-cell office:value-type="float" office:value="0.05567" calcext:value-type="float">
            <text:p>0.05567</text:p>
          </table:table-cell>
          <table:table-cell office:value-type="float" office:value="87.75" calcext:value-type="float">
            <text:p>87.75</text:p>
          </table:table-cell>
          <table:table-cell office:value-type="float" office:value="3.133" calcext:value-type="float">
            <text:p>3.133</text:p>
          </table:table-cell>
          <table:table-cell table:formula="of:=[.H193]/4" office:value-type="float" office:value="0.78325" calcext:value-type="float">
            <text:p>0.78325</text:p>
          </table:table-cell>
          <table:table-cell/>
          <table:table-cell table:formula="of:=[.D193]/[.E193]" office:value-type="float" office:value="7.5484375" calcext:value-type="float">
            <text:p>7.54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98" calcext:value-type="float">
            <text:p>0.1098</text:p>
          </table:table-cell>
          <table:table-cell office:value-type="float" office:value="59.55" calcext:value-type="float">
            <text:p>59.55</text:p>
          </table:table-cell>
          <table:table-cell office:value-type="float" office:value="4.648" calcext:value-type="float">
            <text:p>4.648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04004" calcext:value-type="float">
            <text:p>0.04004</text:p>
          </table:table-cell>
          <table:table-cell office:value-type="float" office:value="106.3" calcext:value-type="float">
            <text:p>106.3</text:p>
          </table:table-cell>
          <table:table-cell office:value-type="float" office:value="3" calcext:value-type="float">
            <text:p>3</text:p>
          </table:table-cell>
          <table:table-cell table:formula="of:=[.H194]/4" office:value-type="float" office:value="0.75" calcext:value-type="float">
            <text:p>0.75</text:p>
          </table:table-cell>
          <table:table-cell/>
          <table:table-cell table:formula="of:=[.D194]/[.E194]" office:value-type="float" office:value="7.51617076326003" calcext:value-type="float">
            <text:p>7.5161707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95" calcext:value-type="float">
            <text:p>0.1795</text:p>
          </table:table-cell>
          <table:table-cell office:value-type="float" office:value="43.67" calcext:value-type="float">
            <text:p>43.67</text:p>
          </table:table-cell>
          <table:table-cell office:value-type="float" office:value="4.82" calcext:value-type="float">
            <text:p>4.82</text:p>
          </table:table-cell>
          <table:table-cell office:value-type="float" office:value="0.6449" calcext:value-type="float">
            <text:p>0.6449</text:p>
          </table:table-cell>
          <table:table-cell office:value-type="float" office:value="0.1128" calcext:value-type="float">
            <text:p>0.1128</text:p>
          </table:table-cell>
          <table:table-cell office:value-type="float" office:value="82.01" calcext:value-type="float">
            <text:p>82.01</text:p>
          </table:table-cell>
          <table:table-cell office:value-type="float" office:value="3.071" calcext:value-type="float">
            <text:p>3.071</text:p>
          </table:table-cell>
          <table:table-cell table:formula="of:=[.H195]/4" office:value-type="float" office:value="0.76775" calcext:value-type="float">
            <text:p>0.76775</text:p>
          </table:table-cell>
          <table:table-cell/>
          <table:table-cell table:formula="of:=[.D195]/[.E195]" office:value-type="float" office:value="7.47402698092728" calcext:value-type="float">
            <text:p>7.4740269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44.29" calcext:value-type="float">
            <text:p>44.29</text:p>
          </table:table-cell>
          <table:table-cell office:value-type="float" office:value="4.83" calcext:value-type="float">
            <text:p>4.83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121" calcext:value-type="float">
            <text:p>0.121</text:p>
          </table:table-cell>
          <table:table-cell office:value-type="float" office:value="75.55" calcext:value-type="float">
            <text:p>75.55</text:p>
          </table:table-cell>
          <table:table-cell office:value-type="float" office:value="3.102" calcext:value-type="float">
            <text:p>3.102</text:p>
          </table:table-cell>
          <table:table-cell table:formula="of:=[.H196]/4" office:value-type="float" office:value="0.7755" calcext:value-type="float">
            <text:p>0.7755</text:p>
          </table:table-cell>
          <table:table-cell/>
          <table:table-cell table:formula="of:=[.D196]/[.E196]" office:value-type="float" office:value="7.51517037498055" calcext:value-type="float">
            <text:p>7.515170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88" calcext:value-type="float">
            <text:p>0.1888</text:p>
          </table:table-cell>
          <table:table-cell office:value-type="float" office:value="33.31" calcext:value-type="float">
            <text:p>33.31</text:p>
          </table:table-cell>
          <table:table-cell office:value-type="float" office:value="5.325" calcext:value-type="float">
            <text:p>5.325</text:p>
          </table:table-cell>
          <table:table-cell office:value-type="float" office:value="0.719" calcext:value-type="float">
            <text:p>0.719</text:p>
          </table:table-cell>
          <table:table-cell office:value-type="float" office:value="0.1522" calcext:value-type="float">
            <text:p>0.1522</text:p>
          </table:table-cell>
          <table:table-cell office:value-type="float" office:value="54.82" calcext:value-type="float">
            <text:p>54.82</text:p>
          </table:table-cell>
          <table:table-cell office:value-type="float" office:value="3.427" calcext:value-type="float">
            <text:p>3.427</text:p>
          </table:table-cell>
          <table:table-cell table:formula="of:=[.H197]/4" office:value-type="float" office:value="0.85675" calcext:value-type="float">
            <text:p>0.85675</text:p>
          </table:table-cell>
          <table:table-cell/>
          <table:table-cell table:formula="of:=[.D197]/[.E197]" office:value-type="float" office:value="7.40611961057024" calcext:value-type="float">
            <text:p>7.4061196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61" calcext:value-type="float">
            <text:p>0.2161</text:p>
          </table:table-cell>
          <table:table-cell office:value-type="float" office:value="33.39" calcext:value-type="float">
            <text:p>33.39</text:p>
          </table:table-cell>
          <table:table-cell office:value-type="float" office:value="5.022" calcext:value-type="float">
            <text:p>5.022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1674" calcext:value-type="float">
            <text:p>0.1674</text:p>
          </table:table-cell>
          <table:table-cell office:value-type="float" office:value="58.4" calcext:value-type="float">
            <text:p>58.4</text:p>
          </table:table-cell>
          <table:table-cell office:value-type="float" office:value="3.306" calcext:value-type="float">
            <text:p>3.306</text:p>
          </table:table-cell>
          <table:table-cell table:formula="of:=[.H198]/4" office:value-type="float" office:value="0.8265" calcext:value-type="float">
            <text:p>0.8265</text:p>
          </table:table-cell>
          <table:table-cell/>
          <table:table-cell table:formula="of:=[.D198]/[.E198]" office:value-type="float" office:value="7.02967525195969" calcext:value-type="float">
            <text:p>7.029675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55" calcext:value-type="float">
            <text:p>0.1555</text:p>
          </table:table-cell>
          <table:table-cell office:value-type="float" office:value="48.4" calcext:value-type="float">
            <text:p>48.4</text:p>
          </table:table-cell>
          <table:table-cell office:value-type="float" office:value="4.526" calcext:value-type="float">
            <text:p>4.526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101" calcext:value-type="float">
            <text:p>0.101</text:p>
          </table:table-cell>
          <table:table-cell office:value-type="float" office:value="80.02" calcext:value-type="float">
            <text:p>80.02</text:p>
          </table:table-cell>
          <table:table-cell office:value-type="float" office:value="3.163" calcext:value-type="float">
            <text:p>3.163</text:p>
          </table:table-cell>
          <table:table-cell table:formula="of:=[.H199]/4" office:value-type="float" office:value="0.79075" calcext:value-type="float">
            <text:p>0.79075</text:p>
          </table:table-cell>
          <table:table-cell/>
          <table:table-cell table:formula="of:=[.D199]/[.E199]" office:value-type="float" office:value="6.54329911811479" calcext:value-type="float">
            <text:p>6.5432991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569" calcext:value-type="float">
            <text:p>0.07569</text:p>
          </table:table-cell>
          <table:table-cell office:value-type="float" office:value="82.96" calcext:value-type="float">
            <text:p>82.96</text:p>
          </table:table-cell>
          <table:table-cell office:value-type="float" office:value="3.986" calcext:value-type="float">
            <text:p>3.986</text:p>
          </table:table-cell>
          <table:table-cell office:value-type="float" office:value="0.6361" calcext:value-type="float">
            <text:p>0.6361</text:p>
          </table:table-cell>
          <table:table-cell office:value-type="float" office:value="-0.007866" calcext:value-type="float">
            <text:p>-0.007866</text:p>
          </table:table-cell>
          <table:table-cell office:value-type="float" office:value="140.3" calcext:value-type="float">
            <text:p>140.3</text:p>
          </table:table-cell>
          <table:table-cell office:value-type="float" office:value="2.9" calcext:value-type="float">
            <text:p>2.9</text:p>
          </table:table-cell>
          <table:table-cell table:formula="of:=[.H200]/4" office:value-type="float" office:value="0.725" calcext:value-type="float">
            <text:p>0.725</text:p>
          </table:table-cell>
          <table:table-cell/>
          <table:table-cell table:formula="of:=[.D200]/[.E200]" office:value-type="float" office:value="6.26631032856469" calcext:value-type="float">
            <text:p>6.2663103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86" calcext:value-type="float">
            <text:p>0.1486</text:p>
          </table:table-cell>
          <table:table-cell office:value-type="float" office:value="48.54" calcext:value-type="float">
            <text:p>48.54</text:p>
          </table:table-cell>
          <table:table-cell office:value-type="float" office:value="4.78" calcext:value-type="float">
            <text:p>4.78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09783" calcext:value-type="float">
            <text:p>0.09783</text:p>
          </table:table-cell>
          <table:table-cell office:value-type="float" office:value="83.08" calcext:value-type="float">
            <text:p>83.08</text:p>
          </table:table-cell>
          <table:table-cell office:value-type="float" office:value="3.054" calcext:value-type="float">
            <text:p>3.054</text:p>
          </table:table-cell>
          <table:table-cell table:formula="of:=[.H201]/4" office:value-type="float" office:value="0.7635" calcext:value-type="float">
            <text:p>0.7635</text:p>
          </table:table-cell>
          <table:table-cell/>
          <table:table-cell table:formula="of:=[.D201]/[.E201]" office:value-type="float" office:value="7.63700271608883" calcext:value-type="float">
            <text:p>7.6370027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62" calcext:value-type="float">
            <text:p>0.1562</text:p>
          </table:table-cell>
          <table:table-cell office:value-type="float" office:value="45.55" calcext:value-type="float">
            <text:p>45.55</text:p>
          </table:table-cell>
          <table:table-cell office:value-type="float" office:value="4.788" calcext:value-type="float">
            <text:p>4.788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1001" calcext:value-type="float">
            <text:p>0.1001</text:p>
          </table:table-cell>
          <table:table-cell office:value-type="float" office:value="79.23" calcext:value-type="float">
            <text:p>79.23</text:p>
          </table:table-cell>
          <table:table-cell office:value-type="float" office:value="3.137" calcext:value-type="float">
            <text:p>3.137</text:p>
          </table:table-cell>
          <table:table-cell table:formula="of:=[.H202]/4" office:value-type="float" office:value="0.78425" calcext:value-type="float">
            <text:p>0.78425</text:p>
          </table:table-cell>
          <table:table-cell/>
          <table:table-cell table:formula="of:=[.D202]/[.E202]" office:value-type="float" office:value="7.22935225728522" calcext:value-type="float">
            <text:p>7.2293522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04" calcext:value-type="float">
            <text:p>0.1604</text:p>
          </table:table-cell>
          <table:table-cell office:value-type="float" office:value="50.4" calcext:value-type="float">
            <text:p>50.4</text:p>
          </table:table-cell>
          <table:table-cell office:value-type="float" office:value="4.83" calcext:value-type="float">
            <text:p>4.8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08834" calcext:value-type="float">
            <text:p>0.08834</text:p>
          </table:table-cell>
          <table:table-cell office:value-type="float" office:value="95.96" calcext:value-type="float">
            <text:p>95.96</text:p>
          </table:table-cell>
          <table:table-cell office:value-type="float" office:value="3.005" calcext:value-type="float">
            <text:p>3.005</text:p>
          </table:table-cell>
          <table:table-cell table:formula="of:=[.H203]/4" office:value-type="float" office:value="0.75125" calcext:value-type="float">
            <text:p>0.75125</text:p>
          </table:table-cell>
          <table:table-cell/>
          <table:table-cell table:formula="of:=[.D203]/[.E203]" office:value-type="float" office:value="7.86388798436991" calcext:value-type="float">
            <text:p>7.8638879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225" calcext:value-type="float">
            <text:p>0.07225</text:p>
          </table:table-cell>
          <table:table-cell office:value-type="float" office:value="76.29" calcext:value-type="float">
            <text:p>76.29</text:p>
          </table:table-cell>
          <table:table-cell office:value-type="float" office:value="4.239" calcext:value-type="float">
            <text:p>4.239</text:p>
          </table:table-cell>
          <table:table-cell office:value-type="float" office:value="0.6275" calcext:value-type="float">
            <text:p>0.6275</text:p>
          </table:table-cell>
          <table:table-cell office:value-type="float" office:value="-0.01178" calcext:value-type="float">
            <text:p>-0.01178</text:p>
          </table:table-cell>
          <table:table-cell office:value-type="float" office:value="133.1" calcext:value-type="float">
            <text:p>133.1</text:p>
          </table:table-cell>
          <table:table-cell office:value-type="float" office:value="2.938" calcext:value-type="float">
            <text:p>2.938</text:p>
          </table:table-cell>
          <table:table-cell table:formula="of:=[.H204]/4" office:value-type="float" office:value="0.7345" calcext:value-type="float">
            <text:p>0.7345</text:p>
          </table:table-cell>
          <table:table-cell/>
          <table:table-cell table:formula="of:=[.D204]/[.E204]" office:value-type="float" office:value="6.75537848605578" calcext:value-type="float">
            <text:p>6.7553784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4" calcext:value-type="float">
            <text:p>0.1954</text:p>
          </table:table-cell>
          <table:table-cell office:value-type="float" office:value="32.65" calcext:value-type="float">
            <text:p>32.65</text:p>
          </table:table-cell>
          <table:table-cell office:value-type="float" office:value="5.635" calcext:value-type="float">
            <text:p>5.635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1309" calcext:value-type="float">
            <text:p>0.1309</text:p>
          </table:table-cell>
          <table:table-cell office:value-type="float" office:value="65.56" calcext:value-type="float">
            <text:p>65.56</text:p>
          </table:table-cell>
          <table:table-cell office:value-type="float" office:value="3.291" calcext:value-type="float">
            <text:p>3.291</text:p>
          </table:table-cell>
          <table:table-cell table:formula="of:=[.H205]/4" office:value-type="float" office:value="0.82275" calcext:value-type="float">
            <text:p>0.82275</text:p>
          </table:table-cell>
          <table:table-cell/>
          <table:table-cell table:formula="of:=[.D205]/[.E205]" office:value-type="float" office:value="8.35433654558933" calcext:value-type="float">
            <text:p>8.3543365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office:value-type="float" office:value="42.74" calcext:value-type="float">
            <text:p>42.74</text:p>
          </table:table-cell>
          <table:table-cell office:value-type="float" office:value="4.784" calcext:value-type="float">
            <text:p>4.784</text:p>
          </table:table-cell>
          <table:table-cell office:value-type="float" office:value="0.655" calcext:value-type="float">
            <text:p>0.655</text:p>
          </table:table-cell>
          <table:table-cell office:value-type="float" office:value="0.1233" calcext:value-type="float">
            <text:p>0.1233</text:p>
          </table:table-cell>
          <table:table-cell office:value-type="float" office:value="81.41" calcext:value-type="float">
            <text:p>81.41</text:p>
          </table:table-cell>
          <table:table-cell office:value-type="float" office:value="3.078" calcext:value-type="float">
            <text:p>3.078</text:p>
          </table:table-cell>
          <table:table-cell table:formula="of:=[.H206]/4" office:value-type="float" office:value="0.7695" calcext:value-type="float">
            <text:p>0.7695</text:p>
          </table:table-cell>
          <table:table-cell/>
          <table:table-cell table:formula="of:=[.D206]/[.E206]" office:value-type="float" office:value="7.30381679389313" calcext:value-type="float">
            <text:p>7.3038167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3" calcext:value-type="float">
            <text:p>0.2093</text:p>
          </table:table-cell>
          <table:table-cell office:value-type="float" office:value="36.51" calcext:value-type="float">
            <text:p>36.51</text:p>
          </table:table-cell>
          <table:table-cell office:value-type="float" office:value="5.078" calcext:value-type="float">
            <text:p>5.078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1485" calcext:value-type="float">
            <text:p>0.1485</text:p>
          </table:table-cell>
          <table:table-cell office:value-type="float" office:value="69.51" calcext:value-type="float">
            <text:p>69.51</text:p>
          </table:table-cell>
          <table:table-cell office:value-type="float" office:value="3.161" calcext:value-type="float">
            <text:p>3.161</text:p>
          </table:table-cell>
          <table:table-cell table:formula="of:=[.H207]/4" office:value-type="float" office:value="0.79025" calcext:value-type="float">
            <text:p>0.79025</text:p>
          </table:table-cell>
          <table:table-cell/>
          <table:table-cell table:formula="of:=[.D207]/[.E207]" office:value-type="float" office:value="7.66953632381815" calcext:value-type="float">
            <text:p>7.6695363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67" calcext:value-type="float">
            <text:p>0.1767</text:p>
          </table:table-cell>
          <table:table-cell office:value-type="float" office:value="58.32" calcext:value-type="float">
            <text:p>58.32</text:p>
          </table:table-cell>
          <table:table-cell office:value-type="float" office:value="4.333" calcext:value-type="float">
            <text:p>4.333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130.5" calcext:value-type="float">
            <text:p>130.5</text:p>
          </table:table-cell>
          <table:table-cell office:value-type="float" office:value="2.847" calcext:value-type="float">
            <text:p>2.847</text:p>
          </table:table-cell>
          <table:table-cell table:formula="of:=[.H208]/4" office:value-type="float" office:value="0.71175" calcext:value-type="float">
            <text:p>0.71175</text:p>
          </table:table-cell>
          <table:table-cell/>
          <table:table-cell table:formula="of:=[.D208]/[.E208]" office:value-type="float" office:value="7.03066688301152" calcext:value-type="float">
            <text:p>7.030666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45" calcext:value-type="float">
            <text:p>0.1645</text:p>
          </table:table-cell>
          <table:table-cell office:value-type="float" office:value="45.09" calcext:value-type="float">
            <text:p>45.09</text:p>
          </table:table-cell>
          <table:table-cell office:value-type="float" office:value="5.006" calcext:value-type="float">
            <text:p>5.006</text:p>
          </table:table-cell>
          <table:table-cell office:value-type="float" office:value="0.625" calcext:value-type="float">
            <text:p>0.625</text:p>
          </table:table-cell>
          <table:table-cell office:value-type="float" office:value="0.09108" calcext:value-type="float">
            <text:p>0.09108</text:p>
          </table:table-cell>
          <table:table-cell office:value-type="float" office:value="88.37" calcext:value-type="float">
            <text:p>88.37</text:p>
          </table:table-cell>
          <table:table-cell office:value-type="float" office:value="3.054" calcext:value-type="float">
            <text:p>3.054</text:p>
          </table:table-cell>
          <table:table-cell table:formula="of:=[.H209]/4" office:value-type="float" office:value="0.7635" calcext:value-type="float">
            <text:p>0.7635</text:p>
          </table:table-cell>
          <table:table-cell/>
          <table:table-cell table:formula="of:=[.D209]/[.E209]" office:value-type="float" office:value="8.0096" calcext:value-type="float">
            <text:p>8.0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4" calcext:value-type="float">
            <text:p>0.1974</text:p>
          </table:table-cell>
          <table:table-cell office:value-type="float" office:value="33.43" calcext:value-type="float">
            <text:p>33.43</text:p>
          </table:table-cell>
          <table:table-cell office:value-type="float" office:value="5.278" calcext:value-type="float">
            <text:p>5.278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1481" calcext:value-type="float">
            <text:p>0.1481</text:p>
          </table:table-cell>
          <table:table-cell office:value-type="float" office:value="61.51" calcext:value-type="float">
            <text:p>61.51</text:p>
          </table:table-cell>
          <table:table-cell office:value-type="float" office:value="3.238" calcext:value-type="float">
            <text:p>3.238</text:p>
          </table:table-cell>
          <table:table-cell table:formula="of:=[.H210]/4" office:value-type="float" office:value="0.8095" calcext:value-type="float">
            <text:p>0.8095</text:p>
          </table:table-cell>
          <table:table-cell/>
          <table:table-cell table:formula="of:=[.D210]/[.E210]" office:value-type="float" office:value="7.81694312796209" calcext:value-type="float">
            <text:p>7.816943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07" calcext:value-type="float">
            <text:p>0.1107</text:p>
          </table:table-cell>
          <table:table-cell office:value-type="float" office:value="65.46" calcext:value-type="float">
            <text:p>65.46</text:p>
          </table:table-cell>
          <table:table-cell office:value-type="float" office:value="4.384" calcext:value-type="float">
            <text:p>4.384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125" calcext:value-type="float">
            <text:p>125</text:p>
          </table:table-cell>
          <table:table-cell office:value-type="float" office:value="2.881" calcext:value-type="float">
            <text:p>2.881</text:p>
          </table:table-cell>
          <table:table-cell table:formula="of:=[.H211]/4" office:value-type="float" office:value="0.72025" calcext:value-type="float">
            <text:p>0.72025</text:p>
          </table:table-cell>
          <table:table-cell/>
          <table:table-cell table:formula="of:=[.D211]/[.E211]" office:value-type="float" office:value="7.2606823451474" calcext:value-type="float">
            <text:p>7.2606823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84" calcext:value-type="float">
            <text:p>0.1784</text:p>
          </table:table-cell>
          <table:table-cell office:value-type="float" office:value="39.14" calcext:value-type="float">
            <text:p>39.14</text:p>
          </table:table-cell>
          <table:table-cell office:value-type="float" office:value="5.067" calcext:value-type="float">
            <text:p>5.067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1331" calcext:value-type="float">
            <text:p>0.1331</text:p>
          </table:table-cell>
          <table:table-cell office:value-type="float" office:value="67.2" calcext:value-type="float">
            <text:p>67.2</text:p>
          </table:table-cell>
          <table:table-cell office:value-type="float" office:value="3.218" calcext:value-type="float">
            <text:p>3.218</text:p>
          </table:table-cell>
          <table:table-cell table:formula="of:=[.H212]/4" office:value-type="float" office:value="0.8045" calcext:value-type="float">
            <text:p>0.8045</text:p>
          </table:table-cell>
          <table:table-cell/>
          <table:table-cell table:formula="of:=[.D212]/[.E212]" office:value-type="float" office:value="7.5864650396766" calcext:value-type="float">
            <text:p>7.5864650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56" calcext:value-type="float">
            <text:p>0.2056</text:p>
          </table:table-cell>
          <table:table-cell office:value-type="float" office:value="33.56" calcext:value-type="float">
            <text:p>33.56</text:p>
          </table:table-cell>
          <table:table-cell office:value-type="float" office:value="5.399" calcext:value-type="float">
            <text:p>5.39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1678" calcext:value-type="float">
            <text:p>0.1678</text:p>
          </table:table-cell>
          <table:table-cell office:value-type="float" office:value="58.54" calcext:value-type="float">
            <text:p>58.54</text:p>
          </table:table-cell>
          <table:table-cell office:value-type="float" office:value="3.234" calcext:value-type="float">
            <text:p>3.234</text:p>
          </table:table-cell>
          <table:table-cell table:formula="of:=[.H213]/4" office:value-type="float" office:value="0.8085" calcext:value-type="float">
            <text:p>0.8085</text:p>
          </table:table-cell>
          <table:table-cell/>
          <table:table-cell table:formula="of:=[.D213]/[.E213]" office:value-type="float" office:value="8.3305045517667" calcext:value-type="float">
            <text:p>8.3305045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05" calcext:value-type="float">
            <text:p>0.1205</text:p>
          </table:table-cell>
          <table:table-cell office:value-type="float" office:value="59.28" calcext:value-type="float">
            <text:p>59.28</text:p>
          </table:table-cell>
          <table:table-cell office:value-type="float" office:value="4.554" calcext:value-type="float">
            <text:p>4.554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108.5" calcext:value-type="float">
            <text:p>108.5</text:p>
          </table:table-cell>
          <table:table-cell office:value-type="float" office:value="2.97" calcext:value-type="float">
            <text:p>2.97</text:p>
          </table:table-cell>
          <table:table-cell table:formula="of:=[.H214]/4" office:value-type="float" office:value="0.7425" calcext:value-type="float">
            <text:p>0.7425</text:p>
          </table:table-cell>
          <table:table-cell/>
          <table:table-cell table:formula="of:=[.D214]/[.E214]" office:value-type="float" office:value="7.35346358792185" calcext:value-type="float">
            <text:p>7.3534635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61" calcext:value-type="float">
            <text:p>0.2261</text:p>
          </table:table-cell>
          <table:table-cell office:value-type="float" office:value="38.51" calcext:value-type="float">
            <text:p>38.51</text:p>
          </table:table-cell>
          <table:table-cell office:value-type="float" office:value="4.874" calcext:value-type="float">
            <text:p>4.874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1482" calcext:value-type="float">
            <text:p>0.1482</text:p>
          </table:table-cell>
          <table:table-cell office:value-type="float" office:value="81.19" calcext:value-type="float">
            <text:p>81.19</text:p>
          </table:table-cell>
          <table:table-cell office:value-type="float" office:value="2.99" calcext:value-type="float">
            <text:p>2.99</text:p>
          </table:table-cell>
          <table:table-cell table:formula="of:=[.H215]/4" office:value-type="float" office:value="0.7475" calcext:value-type="float">
            <text:p>0.7475</text:p>
          </table:table-cell>
          <table:table-cell/>
          <table:table-cell table:formula="of:=[.D215]/[.E215]" office:value-type="float" office:value="7.76733067729084" calcext:value-type="float">
            <text:p>7.7673306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42" calcext:value-type="float">
            <text:p>0.2242</text:p>
          </table:table-cell>
          <table:table-cell office:value-type="float" office:value="27.49" calcext:value-type="float">
            <text:p>27.49</text:p>
          </table:table-cell>
          <table:table-cell office:value-type="float" office:value="5.519" calcext:value-type="float">
            <text:p>5.519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1791" calcext:value-type="float">
            <text:p>0.1791</text:p>
          </table:table-cell>
          <table:table-cell office:value-type="float" office:value="48.87" calcext:value-type="float">
            <text:p>48.87</text:p>
          </table:table-cell>
          <table:table-cell office:value-type="float" office:value="3.475" calcext:value-type="float">
            <text:p>3.475</text:p>
          </table:table-cell>
          <table:table-cell table:formula="of:=[.H216]/4" office:value-type="float" office:value="0.86875" calcext:value-type="float">
            <text:p>0.86875</text:p>
          </table:table-cell>
          <table:table-cell/>
          <table:table-cell table:formula="of:=[.D216]/[.E216]" office:value-type="float" office:value="7.47325660121869" calcext:value-type="float">
            <text:p>7.4732566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899" calcext:value-type="float">
            <text:p>0.09899</text:p>
          </table:table-cell>
          <table:table-cell office:value-type="float" office:value="59.11" calcext:value-type="float">
            <text:p>59.11</text:p>
          </table:table-cell>
          <table:table-cell office:value-type="float" office:value="4.677" calcext:value-type="float">
            <text:p>4.677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97.02" calcext:value-type="float">
            <text:p>97.02</text:p>
          </table:table-cell>
          <table:table-cell office:value-type="float" office:value="3.047" calcext:value-type="float">
            <text:p>3.047</text:p>
          </table:table-cell>
          <table:table-cell table:formula="of:=[.H217]/4" office:value-type="float" office:value="0.76175" calcext:value-type="float">
            <text:p>0.76175</text:p>
          </table:table-cell>
          <table:table-cell/>
          <table:table-cell table:formula="of:=[.D217]/[.E217]" office:value-type="float" office:value="7.51446015424164" calcext:value-type="float">
            <text:p>7.5144601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7" calcext:value-type="float">
            <text:p>0.1157</text:p>
          </table:table-cell>
          <table:table-cell office:value-type="float" office:value="61.41" calcext:value-type="float">
            <text:p>61.41</text:p>
          </table:table-cell>
          <table:table-cell office:value-type="float" office:value="4.591" calcext:value-type="float">
            <text:p>4.591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111.1" calcext:value-type="float">
            <text:p>111.1</text:p>
          </table:table-cell>
          <table:table-cell office:value-type="float" office:value="2.995" calcext:value-type="float">
            <text:p>2.995</text:p>
          </table:table-cell>
          <table:table-cell table:formula="of:=[.H218]/4" office:value-type="float" office:value="0.74875" calcext:value-type="float">
            <text:p>0.74875</text:p>
          </table:table-cell>
          <table:table-cell/>
          <table:table-cell table:formula="of:=[.D218]/[.E218]" office:value-type="float" office:value="7.38459063857166" calcext:value-type="float">
            <text:p>7.3845906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48.64" calcext:value-type="float">
            <text:p>48.64</text:p>
          </table:table-cell>
          <table:table-cell office:value-type="float" office:value="4.705" calcext:value-type="float">
            <text:p>4.705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08681" calcext:value-type="float">
            <text:p>0.08681</text:p>
          </table:table-cell>
          <table:table-cell office:value-type="float" office:value="95.32" calcext:value-type="float">
            <text:p>95.32</text:p>
          </table:table-cell>
          <table:table-cell office:value-type="float" office:value="3.032" calcext:value-type="float">
            <text:p>3.032</text:p>
          </table:table-cell>
          <table:table-cell table:formula="of:=[.H219]/4" office:value-type="float" office:value="0.758" calcext:value-type="float">
            <text:p>0.758</text:p>
          </table:table-cell>
          <table:table-cell/>
          <table:table-cell table:formula="of:=[.D219]/[.E219]" office:value-type="float" office:value="7.28553731805513" calcext:value-type="float">
            <text:p>7.2855373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6" calcext:value-type="float">
            <text:p>0.1506</text:p>
          </table:table-cell>
          <table:table-cell office:value-type="float" office:value="53.24" calcext:value-type="float">
            <text:p>53.24</text:p>
          </table:table-cell>
          <table:table-cell office:value-type="float" office:value="4.568" calcext:value-type="float">
            <text:p>4.568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07127" calcext:value-type="float">
            <text:p>0.07127</text:p>
          </table:table-cell>
          <table:table-cell office:value-type="float" office:value="99.53" calcext:value-type="float">
            <text:p>99.53</text:p>
          </table:table-cell>
          <table:table-cell office:value-type="float" office:value="3.02" calcext:value-type="float">
            <text:p>3.02</text:p>
          </table:table-cell>
          <table:table-cell table:formula="of:=[.H220]/4" office:value-type="float" office:value="0.755" calcext:value-type="float">
            <text:p>0.755</text:p>
          </table:table-cell>
          <table:table-cell/>
          <table:table-cell table:formula="of:=[.D220]/[.E220]" office:value-type="float" office:value="7.11970074812967" calcext:value-type="float">
            <text:p>7.1197007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85" calcext:value-type="float">
            <text:p>0.1785</text:p>
          </table:table-cell>
          <table:table-cell office:value-type="float" office:value="40.46" calcext:value-type="float">
            <text:p>40.46</text:p>
          </table:table-cell>
          <table:table-cell office:value-type="float" office:value="4.798" calcext:value-type="float">
            <text:p>4.798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1375" calcext:value-type="float">
            <text:p>0.1375</text:p>
          </table:table-cell>
          <table:table-cell office:value-type="float" office:value="64.69" calcext:value-type="float">
            <text:p>64.69</text:p>
          </table:table-cell>
          <table:table-cell office:value-type="float" office:value="3.282" calcext:value-type="float">
            <text:p>3.282</text:p>
          </table:table-cell>
          <table:table-cell table:formula="of:=[.H221]/4" office:value-type="float" office:value="0.8205" calcext:value-type="float">
            <text:p>0.8205</text:p>
          </table:table-cell>
          <table:table-cell/>
          <table:table-cell table:formula="of:=[.D221]/[.E221]" office:value-type="float" office:value="6.79699674174812" calcext:value-type="float">
            <text:p>6.7969967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41" calcext:value-type="float">
            <text:p>0.1641</text:p>
          </table:table-cell>
          <table:table-cell office:value-type="float" office:value="45.73" calcext:value-type="float">
            <text:p>45.73</text:p>
          </table:table-cell>
          <table:table-cell office:value-type="float" office:value="4.601" calcext:value-type="float">
            <text:p>4.601</text:p>
          </table:table-cell>
          <table:table-cell office:value-type="float" office:value="0.6635" calcext:value-type="float">
            <text:p>0.6635</text:p>
          </table:table-cell>
          <table:table-cell office:value-type="float" office:value="0.1191" calcext:value-type="float">
            <text:p>0.1191</text:p>
          </table:table-cell>
          <table:table-cell office:value-type="float" office:value="74.38" calcext:value-type="float">
            <text:p>74.38</text:p>
          </table:table-cell>
          <table:table-cell office:value-type="float" office:value="3.118" calcext:value-type="float">
            <text:p>3.118</text:p>
          </table:table-cell>
          <table:table-cell table:formula="of:=[.H222]/4" office:value-type="float" office:value="0.7795" calcext:value-type="float">
            <text:p>0.7795</text:p>
          </table:table-cell>
          <table:table-cell/>
          <table:table-cell table:formula="of:=[.D222]/[.E222]" office:value-type="float" office:value="6.93443858327054" calcext:value-type="float">
            <text:p>6.9344385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34" calcext:value-type="float">
            <text:p>0.1634</text:p>
          </table:table-cell>
          <table:table-cell office:value-type="float" office:value="53.68" calcext:value-type="float">
            <text:p>53.68</text:p>
          </table:table-cell>
          <table:table-cell office:value-type="float" office:value="4.576" calcext:value-type="float">
            <text:p>4.576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09944" calcext:value-type="float">
            <text:p>0.09944</text:p>
          </table:table-cell>
          <table:table-cell office:value-type="float" office:value="96.85" calcext:value-type="float">
            <text:p>96.85</text:p>
          </table:table-cell>
          <table:table-cell office:value-type="float" office:value="2.951" calcext:value-type="float">
            <text:p>2.951</text:p>
          </table:table-cell>
          <table:table-cell table:formula="of:=[.H223]/4" office:value-type="float" office:value="0.73775" calcext:value-type="float">
            <text:p>0.73775</text:p>
          </table:table-cell>
          <table:table-cell/>
          <table:table-cell table:formula="of:=[.D223]/[.E223]" office:value-type="float" office:value="7.49918059652573" calcext:value-type="float">
            <text:p>7.4991805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53.87" calcext:value-type="float">
            <text:p>53.87</text:p>
          </table:table-cell>
          <table:table-cell office:value-type="float" office:value="4.565" calcext:value-type="float">
            <text:p>4.565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1004" calcext:value-type="float">
            <text:p>0.1004</text:p>
          </table:table-cell>
          <table:table-cell office:value-type="float" office:value="103.5" calcext:value-type="float">
            <text:p>103.5</text:p>
          </table:table-cell>
          <table:table-cell office:value-type="float" office:value="2.898" calcext:value-type="float">
            <text:p>2.898</text:p>
          </table:table-cell>
          <table:table-cell table:formula="of:=[.H224]/4" office:value-type="float" office:value="0.7245" calcext:value-type="float">
            <text:p>0.7245</text:p>
          </table:table-cell>
          <table:table-cell/>
          <table:table-cell table:formula="of:=[.D224]/[.E224]" office:value-type="float" office:value="7.65425888665325" calcext:value-type="float">
            <text:p>7.6542588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9" calcext:value-type="float">
            <text:p>0.1859</text:p>
          </table:table-cell>
          <table:table-cell office:value-type="float" office:value="44.23" calcext:value-type="float">
            <text:p>44.23</text:p>
          </table:table-cell>
          <table:table-cell office:value-type="float" office:value="4.763" calcext:value-type="float">
            <text:p>4.763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1257" calcext:value-type="float">
            <text:p>0.1257</text:p>
          </table:table-cell>
          <table:table-cell office:value-type="float" office:value="79.59" calcext:value-type="float">
            <text:p>79.59</text:p>
          </table:table-cell>
          <table:table-cell office:value-type="float" office:value="3.088" calcext:value-type="float">
            <text:p>3.088</text:p>
          </table:table-cell>
          <table:table-cell table:formula="of:=[.H225]/4" office:value-type="float" office:value="0.772" calcext:value-type="float">
            <text:p>0.772</text:p>
          </table:table-cell>
          <table:table-cell/>
          <table:table-cell table:formula="of:=[.D225]/[.E225]" office:value-type="float" office:value="7.34464148033924" calcext:value-type="float">
            <text:p>7.3446414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48.7" calcext:value-type="float">
            <text:p>48.7</text:p>
          </table:table-cell>
          <table:table-cell office:value-type="float" office:value="4.83" calcext:value-type="float">
            <text:p>4.83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09104" calcext:value-type="float">
            <text:p>0.09104</text:p>
          </table:table-cell>
          <table:table-cell office:value-type="float" office:value="83.61" calcext:value-type="float">
            <text:p>83.61</text:p>
          </table:table-cell>
          <table:table-cell office:value-type="float" office:value="3.132" calcext:value-type="float">
            <text:p>3.132</text:p>
          </table:table-cell>
          <table:table-cell table:formula="of:=[.H226]/4" office:value-type="float" office:value="0.783" calcext:value-type="float">
            <text:p>0.783</text:p>
          </table:table-cell>
          <table:table-cell/>
          <table:table-cell table:formula="of:=[.D226]/[.E226]" office:value-type="float" office:value="7.43763473975978" calcext:value-type="float">
            <text:p>7.4376347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9" calcext:value-type="float">
            <text:p>0.2119</text:p>
          </table:table-cell>
          <table:table-cell office:value-type="float" office:value="33.12" calcext:value-type="float">
            <text:p>33.12</text:p>
          </table:table-cell>
          <table:table-cell office:value-type="float" office:value="5.309" calcext:value-type="float">
            <text:p>5.309</text:p>
          </table:table-cell>
          <table:table-cell office:value-type="float" office:value="0.6817" calcext:value-type="float">
            <text:p>0.6817</text:p>
          </table:table-cell>
          <table:table-cell office:value-type="float" office:value="0.1533" calcext:value-type="float">
            <text:p>0.1533</text:p>
          </table:table-cell>
          <table:table-cell office:value-type="float" office:value="63.62" calcext:value-type="float">
            <text:p>63.62</text:p>
          </table:table-cell>
          <table:table-cell office:value-type="float" office:value="3.251" calcext:value-type="float">
            <text:p>3.251</text:p>
          </table:table-cell>
          <table:table-cell table:formula="of:=[.H227]/4" office:value-type="float" office:value="0.81275" calcext:value-type="float">
            <text:p>0.81275</text:p>
          </table:table-cell>
          <table:table-cell/>
          <table:table-cell table:formula="of:=[.D227]/[.E227]" office:value-type="float" office:value="7.78788323309374" calcext:value-type="float">
            <text:p>7.7878832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7" calcext:value-type="float">
            <text:p>0.2117</text:p>
          </table:table-cell>
          <table:table-cell office:value-type="float" office:value="32.18" calcext:value-type="float">
            <text:p>32.18</text:p>
          </table:table-cell>
          <table:table-cell office:value-type="float" office:value="5.344" calcext:value-type="float">
            <text:p>5.344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1605" calcext:value-type="float">
            <text:p>0.1605</text:p>
          </table:table-cell>
          <table:table-cell office:value-type="float" office:value="59.5" calcext:value-type="float">
            <text:p>59.5</text:p>
          </table:table-cell>
          <table:table-cell office:value-type="float" office:value="3.272" calcext:value-type="float">
            <text:p>3.272</text:p>
          </table:table-cell>
          <table:table-cell table:formula="of:=[.H228]/4" office:value-type="float" office:value="0.818" calcext:value-type="float">
            <text:p>0.818</text:p>
          </table:table-cell>
          <table:table-cell/>
          <table:table-cell table:formula="of:=[.D228]/[.E228]" office:value-type="float" office:value="7.87387652865773" calcext:value-type="float">
            <text:p>7.8738765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45" calcext:value-type="float">
            <text:p>0.1545</text:p>
          </table:table-cell>
          <table:table-cell office:value-type="float" office:value="47.78" calcext:value-type="float">
            <text:p>47.78</text:p>
          </table:table-cell>
          <table:table-cell office:value-type="float" office:value="4.698" calcext:value-type="float">
            <text:p>4.698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1078" calcext:value-type="float">
            <text:p>0.1078</text:p>
          </table:table-cell>
          <table:table-cell office:value-type="float" office:value="78.86" calcext:value-type="float">
            <text:p>78.86</text:p>
          </table:table-cell>
          <table:table-cell office:value-type="float" office:value="3.11" calcext:value-type="float">
            <text:p>3.11</text:p>
          </table:table-cell>
          <table:table-cell table:formula="of:=[.H229]/4" office:value-type="float" office:value="0.7775" calcext:value-type="float">
            <text:p>0.7775</text:p>
          </table:table-cell>
          <table:table-cell/>
          <table:table-cell table:formula="of:=[.D229]/[.E229]" office:value-type="float" office:value="7.22213681783244" calcext:value-type="float">
            <text:p>7.2221368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9" calcext:value-type="float">
            <text:p>0.1899</text:p>
          </table:table-cell>
          <table:table-cell office:value-type="float" office:value="44.03" calcext:value-type="float">
            <text:p>44.03</text:p>
          </table:table-cell>
          <table:table-cell office:value-type="float" office:value="4.931" calcext:value-type="float">
            <text:p>4.931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95.8" calcext:value-type="float">
            <text:p>95.8</text:p>
          </table:table-cell>
          <table:table-cell office:value-type="float" office:value="2.966" calcext:value-type="float">
            <text:p>2.966</text:p>
          </table:table-cell>
          <table:table-cell table:formula="of:=[.H230]/4" office:value-type="float" office:value="0.7415" calcext:value-type="float">
            <text:p>0.7415</text:p>
          </table:table-cell>
          <table:table-cell/>
          <table:table-cell table:formula="of:=[.D230]/[.E230]" office:value-type="float" office:value="8.05455733420451" calcext:value-type="float">
            <text:p>8.0545573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06" calcext:value-type="float">
            <text:p>0.2006</text:p>
          </table:table-cell>
          <table:table-cell office:value-type="float" office:value="35.58" calcext:value-type="float">
            <text:p>35.58</text:p>
          </table:table-cell>
          <table:table-cell office:value-type="float" office:value="5.34" calcext:value-type="float">
            <text:p>5.34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1515" calcext:value-type="float">
            <text:p>0.1515</text:p>
          </table:table-cell>
          <table:table-cell office:value-type="float" office:value="65.54" calcext:value-type="float">
            <text:p>65.54</text:p>
          </table:table-cell>
          <table:table-cell office:value-type="float" office:value="3.162" calcext:value-type="float">
            <text:p>3.162</text:p>
          </table:table-cell>
          <table:table-cell table:formula="of:=[.H231]/4" office:value-type="float" office:value="0.7905" calcext:value-type="float">
            <text:p>0.7905</text:p>
          </table:table-cell>
          <table:table-cell/>
          <table:table-cell table:formula="of:=[.D231]/[.E231]" office:value-type="float" office:value="8.44535821603669" calcext:value-type="float">
            <text:p>8.445358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office:value-type="float" office:value="52.79" calcext:value-type="float">
            <text:p>52.79</text:p>
          </table:table-cell>
          <table:table-cell office:value-type="float" office:value="4.51" calcext:value-type="float">
            <text:p>4.51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09985" calcext:value-type="float">
            <text:p>0.09985</text:p>
          </table:table-cell>
          <table:table-cell office:value-type="float" office:value="89.38" calcext:value-type="float">
            <text:p>89.38</text:p>
          </table:table-cell>
          <table:table-cell office:value-type="float" office:value="3.088" calcext:value-type="float">
            <text:p>3.088</text:p>
          </table:table-cell>
          <table:table-cell table:formula="of:=[.H232]/4" office:value-type="float" office:value="0.772" calcext:value-type="float">
            <text:p>0.772</text:p>
          </table:table-cell>
          <table:table-cell/>
          <table:table-cell table:formula="of:=[.D232]/[.E232]" office:value-type="float" office:value="6.82919442761962" calcext:value-type="float">
            <text:p>6.8291944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8" calcext:value-type="float">
            <text:p>0.1718</text:p>
          </table:table-cell>
          <table:table-cell office:value-type="float" office:value="44.55" calcext:value-type="float">
            <text:p>44.55</text:p>
          </table:table-cell>
          <table:table-cell office:value-type="float" office:value="4.86" calcext:value-type="float">
            <text:p>4.86</text:p>
          </table:table-cell>
          <table:table-cell office:value-type="float" office:value="0.649" calcext:value-type="float">
            <text:p>0.649</text:p>
          </table:table-cell>
          <table:table-cell office:value-type="float" office:value="0.1046" calcext:value-type="float">
            <text:p>0.1046</text:p>
          </table:table-cell>
          <table:table-cell office:value-type="float" office:value="84.04" calcext:value-type="float">
            <text:p>84.04</text:p>
          </table:table-cell>
          <table:table-cell office:value-type="float" office:value="3.087" calcext:value-type="float">
            <text:p>3.087</text:p>
          </table:table-cell>
          <table:table-cell table:formula="of:=[.H233]/4" office:value-type="float" office:value="0.77175" calcext:value-type="float">
            <text:p>0.77175</text:p>
          </table:table-cell>
          <table:table-cell/>
          <table:table-cell table:formula="of:=[.D233]/[.E233]" office:value-type="float" office:value="7.4884437596302" calcext:value-type="float">
            <text:p>7.4884437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9" calcext:value-type="float">
            <text:p>0.1359</text:p>
          </table:table-cell>
          <table:table-cell office:value-type="float" office:value="60.61" calcext:value-type="float">
            <text:p>60.61</text:p>
          </table:table-cell>
          <table:table-cell office:value-type="float" office:value="4.453" calcext:value-type="float">
            <text:p>4.453</text:p>
          </table:table-cell>
          <table:table-cell office:value-type="float" office:value="0.628" calcext:value-type="float">
            <text:p>0.628</text:p>
          </table:table-cell>
          <table:table-cell office:value-type="float" office:value="0.05224" calcext:value-type="float">
            <text:p>0.05224</text:p>
          </table:table-cell>
          <table:table-cell office:value-type="float" office:value="113.6" calcext:value-type="float">
            <text:p>113.6</text:p>
          </table:table-cell>
          <table:table-cell office:value-type="float" office:value="2.96" calcext:value-type="float">
            <text:p>2.96</text:p>
          </table:table-cell>
          <table:table-cell table:formula="of:=[.H234]/4" office:value-type="float" office:value="0.74" calcext:value-type="float">
            <text:p>0.74</text:p>
          </table:table-cell>
          <table:table-cell/>
          <table:table-cell table:formula="of:=[.D234]/[.E234]" office:value-type="float" office:value="7.09076433121019" calcext:value-type="float">
            <text:p>7.0907643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48" calcext:value-type="float">
            <text:p>0.1748</text:p>
          </table:table-cell>
          <table:table-cell office:value-type="float" office:value="40.82" calcext:value-type="float">
            <text:p>40.82</text:p>
          </table:table-cell>
          <table:table-cell office:value-type="float" office:value="4.832" calcext:value-type="float">
            <text:p>4.832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1372" calcext:value-type="float">
            <text:p>0.1372</text:p>
          </table:table-cell>
          <table:table-cell office:value-type="float" office:value="65.66" calcext:value-type="float">
            <text:p>65.66</text:p>
          </table:table-cell>
          <table:table-cell office:value-type="float" office:value="3.202" calcext:value-type="float">
            <text:p>3.202</text:p>
          </table:table-cell>
          <table:table-cell table:formula="of:=[.H235]/4" office:value-type="float" office:value="0.8005" calcext:value-type="float">
            <text:p>0.8005</text:p>
          </table:table-cell>
          <table:table-cell/>
          <table:table-cell table:formula="of:=[.D235]/[.E235]" office:value-type="float" office:value="7.17446176688938" calcext:value-type="float">
            <text:p>7.1744617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17" calcext:value-type="float">
            <text:p>0.1917</text:p>
          </table:table-cell>
          <table:table-cell office:value-type="float" office:value="40.57" calcext:value-type="float">
            <text:p>40.57</text:p>
          </table:table-cell>
          <table:table-cell office:value-type="float" office:value="5.174" calcext:value-type="float">
            <text:p>5.174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1127" calcext:value-type="float">
            <text:p>0.1127</text:p>
          </table:table-cell>
          <table:table-cell office:value-type="float" office:value="84.23" calcext:value-type="float">
            <text:p>84.23</text:p>
          </table:table-cell>
          <table:table-cell office:value-type="float" office:value="3.085" calcext:value-type="float">
            <text:p>3.085</text:p>
          </table:table-cell>
          <table:table-cell table:formula="of:=[.H236]/4" office:value-type="float" office:value="0.77125" calcext:value-type="float">
            <text:p>0.77125</text:p>
          </table:table-cell>
          <table:table-cell/>
          <table:table-cell table:formula="of:=[.D236]/[.E236]" office:value-type="float" office:value="8.19189360354655" calcext:value-type="float">
            <text:p>8.1918936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6" calcext:value-type="float">
            <text:p>0.1966</text:p>
          </table:table-cell>
          <table:table-cell office:value-type="float" office:value="38.73" calcext:value-type="float">
            <text:p>38.73</text:p>
          </table:table-cell>
          <table:table-cell office:value-type="float" office:value="5.05" calcext:value-type="float">
            <text:p>5.05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1325" calcext:value-type="float">
            <text:p>0.1325</text:p>
          </table:table-cell>
          <table:table-cell office:value-type="float" office:value="74.93" calcext:value-type="float">
            <text:p>74.93</text:p>
          </table:table-cell>
          <table:table-cell office:value-type="float" office:value="3.113" calcext:value-type="float">
            <text:p>3.113</text:p>
          </table:table-cell>
          <table:table-cell table:formula="of:=[.H237]/4" office:value-type="float" office:value="0.77825" calcext:value-type="float">
            <text:p>0.77825</text:p>
          </table:table-cell>
          <table:table-cell/>
          <table:table-cell table:formula="of:=[.D237]/[.E237]" office:value-type="float" office:value="7.79441271801204" calcext:value-type="float">
            <text:p>7.794412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55" calcext:value-type="float">
            <text:p>0.2055</text:p>
          </table:table-cell>
          <table:table-cell office:value-type="float" office:value="35.22" calcext:value-type="float">
            <text:p>35.22</text:p>
          </table:table-cell>
          <table:table-cell office:value-type="float" office:value="5.143" calcext:value-type="float">
            <text:p>5.143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1577" calcext:value-type="float">
            <text:p>0.1577</text:p>
          </table:table-cell>
          <table:table-cell office:value-type="float" office:value="63.28" calcext:value-type="float">
            <text:p>63.28</text:p>
          </table:table-cell>
          <table:table-cell office:value-type="float" office:value="3.18" calcext:value-type="float">
            <text:p>3.18</text:p>
          </table:table-cell>
          <table:table-cell table:formula="of:=[.H238]/4" office:value-type="float" office:value="0.795" calcext:value-type="float">
            <text:p>0.795</text:p>
          </table:table-cell>
          <table:table-cell/>
          <table:table-cell table:formula="of:=[.D238]/[.E238]" office:value-type="float" office:value="7.85550633878112" calcext:value-type="float">
            <text:p>7.8555063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21" calcext:value-type="float">
            <text:p>0.2021</text:p>
          </table:table-cell>
          <table:table-cell office:value-type="float" office:value="41.06" calcext:value-type="float">
            <text:p>41.06</text:p>
          </table:table-cell>
          <table:table-cell office:value-type="float" office:value="4.913" calcext:value-type="float">
            <text:p>4.913</text:p>
          </table:table-cell>
          <table:table-cell office:value-type="float" office:value="0.634" calcext:value-type="float">
            <text:p>0.634</text:p>
          </table:table-cell>
          <table:table-cell office:value-type="float" office:value="0.1327" calcext:value-type="float">
            <text:p>0.1327</text:p>
          </table:table-cell>
          <table:table-cell office:value-type="float" office:value="80.92" calcext:value-type="float">
            <text:p>80.92</text:p>
          </table:table-cell>
          <table:table-cell office:value-type="float" office:value="3.046" calcext:value-type="float">
            <text:p>3.046</text:p>
          </table:table-cell>
          <table:table-cell table:formula="of:=[.H239]/4" office:value-type="float" office:value="0.7615" calcext:value-type="float">
            <text:p>0.7615</text:p>
          </table:table-cell>
          <table:table-cell/>
          <table:table-cell table:formula="of:=[.D239]/[.E239]" office:value-type="float" office:value="7.74921135646688" calcext:value-type="float">
            <text:p>7.7492113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4" calcext:value-type="float">
            <text:p>0.1704</text:p>
          </table:table-cell>
          <table:table-cell office:value-type="float" office:value="43.92" calcext:value-type="float">
            <text:p>43.92</text:p>
          </table:table-cell>
          <table:table-cell office:value-type="float" office:value="4.655" calcext:value-type="float">
            <text:p>4.655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1301" calcext:value-type="float">
            <text:p>0.1301</text:p>
          </table:table-cell>
          <table:table-cell office:value-type="float" office:value="70.61" calcext:value-type="float">
            <text:p>70.61</text:p>
          </table:table-cell>
          <table:table-cell office:value-type="float" office:value="3.135" calcext:value-type="float">
            <text:p>3.135</text:p>
          </table:table-cell>
          <table:table-cell table:formula="of:=[.H240]/4" office:value-type="float" office:value="0.78375" calcext:value-type="float">
            <text:p>0.78375</text:p>
          </table:table-cell>
          <table:table-cell/>
          <table:table-cell table:formula="of:=[.D240]/[.E240]" office:value-type="float" office:value="7.00948652311399" calcext:value-type="float">
            <text:p>7.0094865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30.33" calcext:value-type="float">
            <text:p>30.33</text:p>
          </table:table-cell>
          <table:table-cell office:value-type="float" office:value="5.669" calcext:value-type="float">
            <text:p>5.669</text:p>
          </table:table-cell>
          <table:table-cell office:value-type="float" office:value="0.652" calcext:value-type="float">
            <text:p>0.652</text:p>
          </table:table-cell>
          <table:table-cell office:value-type="float" office:value="0.1637" calcext:value-type="float">
            <text:p>0.1637</text:p>
          </table:table-cell>
          <table:table-cell office:value-type="float" office:value="60.33" calcext:value-type="float">
            <text:p>60.33</text:p>
          </table:table-cell>
          <table:table-cell office:value-type="float" office:value="3.238" calcext:value-type="float">
            <text:p>3.238</text:p>
          </table:table-cell>
          <table:table-cell table:formula="of:=[.H241]/4" office:value-type="float" office:value="0.8095" calcext:value-type="float">
            <text:p>0.8095</text:p>
          </table:table-cell>
          <table:table-cell/>
          <table:table-cell table:formula="of:=[.D241]/[.E241]" office:value-type="float" office:value="8.69478527607362" calcext:value-type="float">
            <text:p>8.6947852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53" calcext:value-type="float">
            <text:p>0.1653</text:p>
          </table:table-cell>
          <table:table-cell office:value-type="float" office:value="50.55" calcext:value-type="float">
            <text:p>50.55</text:p>
          </table:table-cell>
          <table:table-cell office:value-type="float" office:value="4.491" calcext:value-type="float">
            <text:p>4.491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09266" calcext:value-type="float">
            <text:p>0.09266</text:p>
          </table:table-cell>
          <table:table-cell office:value-type="float" office:value="92.49" calcext:value-type="float">
            <text:p>92.49</text:p>
          </table:table-cell>
          <table:table-cell office:value-type="float" office:value="3.052" calcext:value-type="float">
            <text:p>3.052</text:p>
          </table:table-cell>
          <table:table-cell table:formula="of:=[.H242]/4" office:value-type="float" office:value="0.763" calcext:value-type="float">
            <text:p>0.763</text:p>
          </table:table-cell>
          <table:table-cell/>
          <table:table-cell table:formula="of:=[.D242]/[.E242]" office:value-type="float" office:value="6.75439915776808" calcext:value-type="float">
            <text:p>6.7543991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13" calcext:value-type="float">
            <text:p>0.2513</text:p>
          </table:table-cell>
          <table:table-cell office:value-type="float" office:value="25.79" calcext:value-type="float">
            <text:p>25.79</text:p>
          </table:table-cell>
          <table:table-cell office:value-type="float" office:value="5.606" calcext:value-type="float">
            <text:p>5.606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2029" calcext:value-type="float">
            <text:p>0.2029</text:p>
          </table:table-cell>
          <table:table-cell office:value-type="float" office:value="50.9" calcext:value-type="float">
            <text:p>50.9</text:p>
          </table:table-cell>
          <table:table-cell office:value-type="float" office:value="3.283" calcext:value-type="float">
            <text:p>3.283</text:p>
          </table:table-cell>
          <table:table-cell table:formula="of:=[.H243]/4" office:value-type="float" office:value="0.82075" calcext:value-type="float">
            <text:p>0.82075</text:p>
          </table:table-cell>
          <table:table-cell/>
          <table:table-cell table:formula="of:=[.D243]/[.E243]" office:value-type="float" office:value="8.20550351288056" calcext:value-type="float">
            <text:p>8.2055035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2" calcext:value-type="float">
            <text:p>0.1812</text:p>
          </table:table-cell>
          <table:table-cell office:value-type="float" office:value="49.99" calcext:value-type="float">
            <text:p>49.99</text:p>
          </table:table-cell>
          <table:table-cell office:value-type="float" office:value="4.402" calcext:value-type="float">
            <text:p>4.402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1219" calcext:value-type="float">
            <text:p>0.1219</text:p>
          </table:table-cell>
          <table:table-cell office:value-type="float" office:value="85.69" calcext:value-type="float">
            <text:p>85.69</text:p>
          </table:table-cell>
          <table:table-cell office:value-type="float" office:value="3.041" calcext:value-type="float">
            <text:p>3.041</text:p>
          </table:table-cell>
          <table:table-cell table:formula="of:=[.H244]/4" office:value-type="float" office:value="0.76025" calcext:value-type="float">
            <text:p>0.76025</text:p>
          </table:table-cell>
          <table:table-cell/>
          <table:table-cell table:formula="of:=[.D244]/[.E244]" office:value-type="float" office:value="6.68387488612208" calcext:value-type="float">
            <text:p>6.683874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7" calcext:value-type="float">
            <text:p>0.1527</text:p>
          </table:table-cell>
          <table:table-cell office:value-type="float" office:value="55.07" calcext:value-type="float">
            <text:p>55.07</text:p>
          </table:table-cell>
          <table:table-cell office:value-type="float" office:value="4.483" calcext:value-type="float">
            <text:p>4.483</text:p>
          </table:table-cell>
          <table:table-cell office:value-type="float" office:value="0.625" calcext:value-type="float">
            <text:p>0.625</text:p>
          </table:table-cell>
          <table:table-cell office:value-type="float" office:value="0.06701" calcext:value-type="float">
            <text:p>0.06701</text:p>
          </table:table-cell>
          <table:table-cell office:value-type="float" office:value="106.7" calcext:value-type="float">
            <text:p>106.7</text:p>
          </table:table-cell>
          <table:table-cell office:value-type="float" office:value="2.943" calcext:value-type="float">
            <text:p>2.943</text:p>
          </table:table-cell>
          <table:table-cell table:formula="of:=[.H245]/4" office:value-type="float" office:value="0.73575" calcext:value-type="float">
            <text:p>0.73575</text:p>
          </table:table-cell>
          <table:table-cell/>
          <table:table-cell table:formula="of:=[.D245]/[.E245]" office:value-type="float" office:value="7.1728" calcext:value-type="float">
            <text:p>7.1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45" calcext:value-type="float">
            <text:p>0.2245</text:p>
          </table:table-cell>
          <table:table-cell office:value-type="float" office:value="34.94" calcext:value-type="float">
            <text:p>34.94</text:p>
          </table:table-cell>
          <table:table-cell office:value-type="float" office:value="5.119" calcext:value-type="float">
            <text:p>5.119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163" calcext:value-type="float">
            <text:p>0.163</text:p>
          </table:table-cell>
          <table:table-cell office:value-type="float" office:value="68.15" calcext:value-type="float">
            <text:p>68.15</text:p>
          </table:table-cell>
          <table:table-cell office:value-type="float" office:value="3.145" calcext:value-type="float">
            <text:p>3.145</text:p>
          </table:table-cell>
          <table:table-cell table:formula="of:=[.H246]/4" office:value-type="float" office:value="0.78625" calcext:value-type="float">
            <text:p>0.78625</text:p>
          </table:table-cell>
          <table:table-cell/>
          <table:table-cell table:formula="of:=[.D246]/[.E246]" office:value-type="float" office:value="7.78910529519172" calcext:value-type="float">
            <text:p>7.7891052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86" calcext:value-type="float">
            <text:p>0.1786</text:p>
          </table:table-cell>
          <table:table-cell office:value-type="float" office:value="51.43" calcext:value-type="float">
            <text:p>51.43</text:p>
          </table:table-cell>
          <table:table-cell office:value-type="float" office:value="4.6" calcext:value-type="float">
            <text:p>4.6</text:p>
          </table:table-cell>
          <table:table-cell office:value-type="float" office:value="0.6209" calcext:value-type="float">
            <text:p>0.6209</text:p>
          </table:table-cell>
          <table:table-cell office:value-type="float" office:value="0.09113" calcext:value-type="float">
            <text:p>0.09113</text:p>
          </table:table-cell>
          <table:table-cell office:value-type="float" office:value="103.7" calcext:value-type="float">
            <text:p>103.7</text:p>
          </table:table-cell>
          <table:table-cell office:value-type="float" office:value="2.948" calcext:value-type="float">
            <text:p>2.948</text:p>
          </table:table-cell>
          <table:table-cell table:formula="of:=[.H247]/4" office:value-type="float" office:value="0.737" calcext:value-type="float">
            <text:p>0.737</text:p>
          </table:table-cell>
          <table:table-cell/>
          <table:table-cell table:formula="of:=[.D247]/[.E247]" office:value-type="float" office:value="7.40860041874698" calcext:value-type="float">
            <text:p>7.4086004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7" calcext:value-type="float">
            <text:p>0.1707</text:p>
          </table:table-cell>
          <table:table-cell office:value-type="float" office:value="51.23" calcext:value-type="float">
            <text:p>51.23</text:p>
          </table:table-cell>
          <table:table-cell office:value-type="float" office:value="4.522" calcext:value-type="float">
            <text:p>4.522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1042" calcext:value-type="float">
            <text:p>0.1042</text:p>
          </table:table-cell>
          <table:table-cell office:value-type="float" office:value="93.8" calcext:value-type="float">
            <text:p>93.8</text:p>
          </table:table-cell>
          <table:table-cell office:value-type="float" office:value="2.966" calcext:value-type="float">
            <text:p>2.966</text:p>
          </table:table-cell>
          <table:table-cell table:formula="of:=[.H248]/4" office:value-type="float" office:value="0.7415" calcext:value-type="float">
            <text:p>0.7415</text:p>
          </table:table-cell>
          <table:table-cell/>
          <table:table-cell table:formula="of:=[.D248]/[.E248]" office:value-type="float" office:value="7.21442246330568" calcext:value-type="float">
            <text:p>7.2144224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86" calcext:value-type="float">
            <text:p>0.1186</text:p>
          </table:table-cell>
          <table:table-cell office:value-type="float" office:value="55.72" calcext:value-type="float">
            <text:p>55.72</text:p>
          </table:table-cell>
          <table:table-cell office:value-type="float" office:value="4.48" calcext:value-type="float">
            <text:p>4.48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08471" calcext:value-type="float">
            <text:p>0.08471</text:p>
          </table:table-cell>
          <table:table-cell office:value-type="float" office:value="80.62" calcext:value-type="float">
            <text:p>80.62</text:p>
          </table:table-cell>
          <table:table-cell office:value-type="float" office:value="3.22" calcext:value-type="float">
            <text:p>3.22</text:p>
          </table:table-cell>
          <table:table-cell table:formula="of:=[.H249]/4" office:value-type="float" office:value="0.805" calcext:value-type="float">
            <text:p>0.805</text:p>
          </table:table-cell>
          <table:table-cell/>
          <table:table-cell table:formula="of:=[.D249]/[.E249]" office:value-type="float" office:value="6.47492412198295" calcext:value-type="float">
            <text:p>6.474924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43" calcext:value-type="float">
            <text:p>0.1843</text:p>
          </table:table-cell>
          <table:table-cell office:value-type="float" office:value="43.58" calcext:value-type="float">
            <text:p>43.58</text:p>
          </table:table-cell>
          <table:table-cell office:value-type="float" office:value="4.811" calcext:value-type="float">
            <text:p>4.811</text:p>
          </table:table-cell>
          <table:table-cell office:value-type="float" office:value="0.6637" calcext:value-type="float">
            <text:p>0.6637</text:p>
          </table:table-cell>
          <table:table-cell office:value-type="float" office:value="0.1195" calcext:value-type="float">
            <text:p>0.1195</text:p>
          </table:table-cell>
          <table:table-cell office:value-type="float" office:value="80.05" calcext:value-type="float">
            <text:p>80.05</text:p>
          </table:table-cell>
          <table:table-cell office:value-type="float" office:value="3.127" calcext:value-type="float">
            <text:p>3.127</text:p>
          </table:table-cell>
          <table:table-cell table:formula="of:=[.H250]/4" office:value-type="float" office:value="0.78175" calcext:value-type="float">
            <text:p>0.78175</text:p>
          </table:table-cell>
          <table:table-cell/>
          <table:table-cell table:formula="of:=[.D250]/[.E250]" office:value-type="float" office:value="7.24875696850987" calcext:value-type="float">
            <text:p>7.2487569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86" calcext:value-type="float">
            <text:p>0.1586</text:p>
          </table:table-cell>
          <table:table-cell office:value-type="float" office:value="54.06" calcext:value-type="float">
            <text:p>54.06</text:p>
          </table:table-cell>
          <table:table-cell office:value-type="float" office:value="4.519" calcext:value-type="float">
            <text:p>4.519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08774" calcext:value-type="float">
            <text:p>0.08774</text:p>
          </table:table-cell>
          <table:table-cell office:value-type="float" office:value="99.51" calcext:value-type="float">
            <text:p>99.51</text:p>
          </table:table-cell>
          <table:table-cell office:value-type="float" office:value="2.971" calcext:value-type="float">
            <text:p>2.971</text:p>
          </table:table-cell>
          <table:table-cell table:formula="of:=[.H251]/4" office:value-type="float" office:value="0.74275" calcext:value-type="float">
            <text:p>0.74275</text:p>
          </table:table-cell>
          <table:table-cell/>
          <table:table-cell table:formula="of:=[.D251]/[.E251]" office:value-type="float" office:value="7.19700589265807" calcext:value-type="float">
            <text:p>7.1970058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06" calcext:value-type="float">
            <text:p>0.1906</text:p>
          </table:table-cell>
          <table:table-cell office:value-type="float" office:value="36" calcext:value-type="float">
            <text:p>36</text:p>
          </table:table-cell>
          <table:table-cell office:value-type="float" office:value="5.32" calcext:value-type="float">
            <text:p>5.32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441" calcext:value-type="float">
            <text:p>0.1441</text:p>
          </table:table-cell>
          <table:table-cell office:value-type="float" office:value="64.12" calcext:value-type="float">
            <text:p>64.12</text:p>
          </table:table-cell>
          <table:table-cell office:value-type="float" office:value="3.237" calcext:value-type="float">
            <text:p>3.237</text:p>
          </table:table-cell>
          <table:table-cell table:formula="of:=[.H252]/4" office:value-type="float" office:value="0.80925" calcext:value-type="float">
            <text:p>0.80925</text:p>
          </table:table-cell>
          <table:table-cell/>
          <table:table-cell table:formula="of:=[.D252]/[.E252]" office:value-type="float" office:value="8.0937167199148" calcext:value-type="float">
            <text:p>8.0937167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13" calcext:value-type="float">
            <text:p>0.2213</text:p>
          </table:table-cell>
          <table:table-cell office:value-type="float" office:value="33.05" calcext:value-type="float">
            <text:p>33.05</text:p>
          </table:table-cell>
          <table:table-cell office:value-type="float" office:value="5.286" calcext:value-type="float">
            <text:p>5.286</text:p>
          </table:table-cell>
          <table:table-cell office:value-type="float" office:value="0.6419" calcext:value-type="float">
            <text:p>0.6419</text:p>
          </table:table-cell>
          <table:table-cell office:value-type="float" office:value="0.1641" calcext:value-type="float">
            <text:p>0.1641</text:p>
          </table:table-cell>
          <table:table-cell office:value-type="float" office:value="65.5" calcext:value-type="float">
            <text:p>65.5</text:p>
          </table:table-cell>
          <table:table-cell office:value-type="float" office:value="3.126" calcext:value-type="float">
            <text:p>3.126</text:p>
          </table:table-cell>
          <table:table-cell table:formula="of:=[.H253]/4" office:value-type="float" office:value="0.7815" calcext:value-type="float">
            <text:p>0.7815</text:p>
          </table:table-cell>
          <table:table-cell/>
          <table:table-cell table:formula="of:=[.D253]/[.E253]" office:value-type="float" office:value="8.23492755880978" calcext:value-type="float">
            <text:p>8.2349275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38" calcext:value-type="float">
            <text:p>0.1438</text:p>
          </table:table-cell>
          <table:table-cell office:value-type="float" office:value="45.02" calcext:value-type="float">
            <text:p>45.02</text:p>
          </table:table-cell>
          <table:table-cell office:value-type="float" office:value="5" calcext:value-type="float">
            <text:p>5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07474" calcext:value-type="float">
            <text:p>0.07474</text:p>
          </table:table-cell>
          <table:table-cell office:value-type="float" office:value="82.93" calcext:value-type="float">
            <text:p>82.93</text:p>
          </table:table-cell>
          <table:table-cell office:value-type="float" office:value="3.193" calcext:value-type="float">
            <text:p>3.193</text:p>
          </table:table-cell>
          <table:table-cell table:formula="of:=[.H254]/4" office:value-type="float" office:value="0.79825" calcext:value-type="float">
            <text:p>0.79825</text:p>
          </table:table-cell>
          <table:table-cell/>
          <table:table-cell table:formula="of:=[.D254]/[.E254]" office:value-type="float" office:value="7.46602956547708" calcext:value-type="float">
            <text:p>7.4660295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24" calcext:value-type="float">
            <text:p>0.1324</text:p>
          </table:table-cell>
          <table:table-cell office:value-type="float" office:value="61.15" calcext:value-type="float">
            <text:p>61.15</text:p>
          </table:table-cell>
          <table:table-cell office:value-type="float" office:value="4.223" calcext:value-type="float">
            <text:p>4.223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99.34" calcext:value-type="float">
            <text:p>99.34</text:p>
          </table:table-cell>
          <table:table-cell office:value-type="float" office:value="3.009" calcext:value-type="float">
            <text:p>3.009</text:p>
          </table:table-cell>
          <table:table-cell table:formula="of:=[.H255]/4" office:value-type="float" office:value="0.75225" calcext:value-type="float">
            <text:p>0.75225</text:p>
          </table:table-cell>
          <table:table-cell/>
          <table:table-cell table:formula="of:=[.D255]/[.E255]" office:value-type="float" office:value="6.44634406960769" calcext:value-type="float">
            <text:p>6.4463440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76" calcext:value-type="float">
            <text:p>0.1876</text:p>
          </table:table-cell>
          <table:table-cell office:value-type="float" office:value="38.43" calcext:value-type="float">
            <text:p>38.43</text:p>
          </table:table-cell>
          <table:table-cell office:value-type="float" office:value="4.929" calcext:value-type="float">
            <text:p>4.929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144" calcext:value-type="float">
            <text:p>0.144</text:p>
          </table:table-cell>
          <table:table-cell office:value-type="float" office:value="65.13" calcext:value-type="float">
            <text:p>65.13</text:p>
          </table:table-cell>
          <table:table-cell office:value-type="float" office:value="3.203" calcext:value-type="float">
            <text:p>3.203</text:p>
          </table:table-cell>
          <table:table-cell table:formula="of:=[.H256]/4" office:value-type="float" office:value="0.80075" calcext:value-type="float">
            <text:p>0.80075</text:p>
          </table:table-cell>
          <table:table-cell/>
          <table:table-cell table:formula="of:=[.D256]/[.E256]" office:value-type="float" office:value="7.29897823189694" calcext:value-type="float">
            <text:p>7.2989782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69" calcext:value-type="float">
            <text:p>0.1769</text:p>
          </table:table-cell>
          <table:table-cell office:value-type="float" office:value="45.13" calcext:value-type="float">
            <text:p>45.13</text:p>
          </table:table-cell>
          <table:table-cell office:value-type="float" office:value="4.644" calcext:value-type="float">
            <text:p>4.644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1173" calcext:value-type="float">
            <text:p>0.1173</text:p>
          </table:table-cell>
          <table:table-cell office:value-type="float" office:value="79.9" calcext:value-type="float">
            <text:p>79.9</text:p>
          </table:table-cell>
          <table:table-cell office:value-type="float" office:value="3.099" calcext:value-type="float">
            <text:p>3.099</text:p>
          </table:table-cell>
          <table:table-cell table:formula="of:=[.H257]/4" office:value-type="float" office:value="0.77475" calcext:value-type="float">
            <text:p>0.77475</text:p>
          </table:table-cell>
          <table:table-cell/>
          <table:table-cell table:formula="of:=[.D257]/[.E257]" office:value-type="float" office:value="6.97821187077386" calcext:value-type="float">
            <text:p>6.9782118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48.86" calcext:value-type="float">
            <text:p>48.86</text:p>
          </table:table-cell>
          <table:table-cell office:value-type="float" office:value="4.537" calcext:value-type="float">
            <text:p>4.537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1102" calcext:value-type="float">
            <text:p>0.1102</text:p>
          </table:table-cell>
          <table:table-cell office:value-type="float" office:value="94.21" calcext:value-type="float">
            <text:p>94.21</text:p>
          </table:table-cell>
          <table:table-cell office:value-type="float" office:value="2.989" calcext:value-type="float">
            <text:p>2.989</text:p>
          </table:table-cell>
          <table:table-cell table:formula="of:=[.H258]/4" office:value-type="float" office:value="0.74725" calcext:value-type="float">
            <text:p>0.74725</text:p>
          </table:table-cell>
          <table:table-cell/>
          <table:table-cell table:formula="of:=[.D258]/[.E258]" office:value-type="float" office:value="7.0923870564327" calcext:value-type="float">
            <text:p>7.0923870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03" calcext:value-type="float">
            <text:p>0.1903</text:p>
          </table:table-cell>
          <table:table-cell office:value-type="float" office:value="44.56" calcext:value-type="float">
            <text:p>44.56</text:p>
          </table:table-cell>
          <table:table-cell office:value-type="float" office:value="4.768" calcext:value-type="float">
            <text:p>4.768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1245" calcext:value-type="float">
            <text:p>0.1245</text:p>
          </table:table-cell>
          <table:table-cell office:value-type="float" office:value="82.56" calcext:value-type="float">
            <text:p>82.56</text:p>
          </table:table-cell>
          <table:table-cell office:value-type="float" office:value="3.091" calcext:value-type="float">
            <text:p>3.091</text:p>
          </table:table-cell>
          <table:table-cell table:formula="of:=[.H259]/4" office:value-type="float" office:value="0.77275" calcext:value-type="float">
            <text:p>0.77275</text:p>
          </table:table-cell>
          <table:table-cell/>
          <table:table-cell table:formula="of:=[.D259]/[.E259]" office:value-type="float" office:value="7.28829104249465" calcext:value-type="float">
            <text:p>7.2882910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48" calcext:value-type="float">
            <text:p>0.1748</text:p>
          </table:table-cell>
          <table:table-cell office:value-type="float" office:value="49.74" calcext:value-type="float">
            <text:p>49.74</text:p>
          </table:table-cell>
          <table:table-cell office:value-type="float" office:value="4.56" calcext:value-type="float">
            <text:p>4.56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0926" calcext:value-type="float">
            <text:p>0.0926</text:p>
          </table:table-cell>
          <table:table-cell office:value-type="float" office:value="94.72" calcext:value-type="float">
            <text:p>94.72</text:p>
          </table:table-cell>
          <table:table-cell office:value-type="float" office:value="3.071" calcext:value-type="float">
            <text:p>3.071</text:p>
          </table:table-cell>
          <table:table-cell table:formula="of:=[.H260]/4" office:value-type="float" office:value="0.76775" calcext:value-type="float">
            <text:p>0.76775</text:p>
          </table:table-cell>
          <table:table-cell/>
          <table:table-cell table:formula="of:=[.D260]/[.E260]" office:value-type="float" office:value="6.81920143562135" calcext:value-type="float">
            <text:p>6.8192014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62" calcext:value-type="float">
            <text:p>0.1862</text:p>
          </table:table-cell>
          <table:table-cell office:value-type="float" office:value="32.57" calcext:value-type="float">
            <text:p>32.57</text:p>
          </table:table-cell>
          <table:table-cell office:value-type="float" office:value="5.451" calcext:value-type="float">
            <text:p>5.451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145" calcext:value-type="float">
            <text:p>0.145</text:p>
          </table:table-cell>
          <table:table-cell office:value-type="float" office:value="55.92" calcext:value-type="float">
            <text:p>55.92</text:p>
          </table:table-cell>
          <table:table-cell office:value-type="float" office:value="3.412" calcext:value-type="float">
            <text:p>3.412</text:p>
          </table:table-cell>
          <table:table-cell table:formula="of:=[.H261]/4" office:value-type="float" office:value="0.853" calcext:value-type="float">
            <text:p>0.853</text:p>
          </table:table-cell>
          <table:table-cell/>
          <table:table-cell table:formula="of:=[.D261]/[.E261]" office:value-type="float" office:value="7.66882386043894" calcext:value-type="float">
            <text:p>7.6688238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81" calcext:value-type="float">
            <text:p>0.1981</text:p>
          </table:table-cell>
          <table:table-cell office:value-type="float" office:value="39.29" calcext:value-type="float">
            <text:p>39.29</text:p>
          </table:table-cell>
          <table:table-cell office:value-type="float" office:value="4.93" calcext:value-type="float">
            <text:p>4.93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1378" calcext:value-type="float">
            <text:p>0.1378</text:p>
          </table:table-cell>
          <table:table-cell office:value-type="float" office:value="74.08" calcext:value-type="float">
            <text:p>74.08</text:p>
          </table:table-cell>
          <table:table-cell office:value-type="float" office:value="3.107" calcext:value-type="float">
            <text:p>3.107</text:p>
          </table:table-cell>
          <table:table-cell table:formula="of:=[.H262]/4" office:value-type="float" office:value="0.77675" calcext:value-type="float">
            <text:p>0.77675</text:p>
          </table:table-cell>
          <table:table-cell/>
          <table:table-cell table:formula="of:=[.D262]/[.E262]" office:value-type="float" office:value="7.530166488468" calcext:value-type="float">
            <text:p>7.5301664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21" calcext:value-type="float">
            <text:p>0.1721</text:p>
          </table:table-cell>
          <table:table-cell office:value-type="float" office:value="51.78" calcext:value-type="float">
            <text:p>51.78</text:p>
          </table:table-cell>
          <table:table-cell office:value-type="float" office:value="4.653" calcext:value-type="float">
            <text:p>4.653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0711" calcext:value-type="float">
            <text:p>0.0711</text:p>
          </table:table-cell>
          <table:table-cell office:value-type="float" office:value="110.7" calcext:value-type="float">
            <text:p>110.7</text:p>
          </table:table-cell>
          <table:table-cell office:value-type="float" office:value="2.938" calcext:value-type="float">
            <text:p>2.938</text:p>
          </table:table-cell>
          <table:table-cell table:formula="of:=[.H263]/4" office:value-type="float" office:value="0.7345" calcext:value-type="float">
            <text:p>0.7345</text:p>
          </table:table-cell>
          <table:table-cell/>
          <table:table-cell table:formula="of:=[.D263]/[.E263]" office:value-type="float" office:value="7.52182347235694" calcext:value-type="float">
            <text:p>7.5218234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3" calcext:value-type="float">
            <text:p>0.1663</text:p>
          </table:table-cell>
          <table:table-cell office:value-type="float" office:value="46.88" calcext:value-type="float">
            <text:p>46.88</text:p>
          </table:table-cell>
          <table:table-cell office:value-type="float" office:value="4.678" calcext:value-type="float">
            <text:p>4.678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1186" calcext:value-type="float">
            <text:p>0.1186</text:p>
          </table:table-cell>
          <table:table-cell office:value-type="float" office:value="78.71" calcext:value-type="float">
            <text:p>78.71</text:p>
          </table:table-cell>
          <table:table-cell office:value-type="float" office:value="3.083" calcext:value-type="float">
            <text:p>3.083</text:p>
          </table:table-cell>
          <table:table-cell table:formula="of:=[.H264]/4" office:value-type="float" office:value="0.77075" calcext:value-type="float">
            <text:p>0.77075</text:p>
          </table:table-cell>
          <table:table-cell/>
          <table:table-cell table:formula="of:=[.D264]/[.E264]" office:value-type="float" office:value="7.23588553750967" calcext:value-type="float">
            <text:p>7.2358855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42" calcext:value-type="float">
            <text:p>0.1742</text:p>
          </table:table-cell>
          <table:table-cell office:value-type="float" office:value="44.42" calcext:value-type="float">
            <text:p>44.42</text:p>
          </table:table-cell>
          <table:table-cell office:value-type="float" office:value="4.788" calcext:value-type="float">
            <text:p>4.788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1138" calcext:value-type="float">
            <text:p>0.1138</text:p>
          </table:table-cell>
          <table:table-cell office:value-type="float" office:value="78.81" calcext:value-type="float">
            <text:p>78.81</text:p>
          </table:table-cell>
          <table:table-cell office:value-type="float" office:value="3.16" calcext:value-type="float">
            <text:p>3.16</text:p>
          </table:table-cell>
          <table:table-cell table:formula="of:=[.H265]/4" office:value-type="float" office:value="0.79" calcext:value-type="float">
            <text:p>0.79</text:p>
          </table:table-cell>
          <table:table-cell/>
          <table:table-cell table:formula="of:=[.D265]/[.E265]" office:value-type="float" office:value="7.10596616206589" calcext:value-type="float">
            <text:p>7.1059661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26" calcext:value-type="float">
            <text:p>0.1926</text:p>
          </table:table-cell>
          <table:table-cell office:value-type="float" office:value="33.25" calcext:value-type="float">
            <text:p>33.25</text:p>
          </table:table-cell>
          <table:table-cell office:value-type="float" office:value="5.336" calcext:value-type="float">
            <text:p>5.336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156" calcext:value-type="float">
            <text:p>0.156</text:p>
          </table:table-cell>
          <table:table-cell office:value-type="float" office:value="55.83" calcext:value-type="float">
            <text:p>55.83</text:p>
          </table:table-cell>
          <table:table-cell office:value-type="float" office:value="3.339" calcext:value-type="float">
            <text:p>3.339</text:p>
          </table:table-cell>
          <table:table-cell table:formula="of:=[.H266]/4" office:value-type="float" office:value="0.83475" calcext:value-type="float">
            <text:p>0.83475</text:p>
          </table:table-cell>
          <table:table-cell/>
          <table:table-cell table:formula="of:=[.D266]/[.E266]" office:value-type="float" office:value="7.75694141590347" calcext:value-type="float">
            <text:p>7.7569414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67" calcext:value-type="float">
            <text:p>0.1067</text:p>
          </table:table-cell>
          <table:table-cell office:value-type="float" office:value="67.44" calcext:value-type="float">
            <text:p>67.44</text:p>
          </table:table-cell>
          <table:table-cell office:value-type="float" office:value="4.369" calcext:value-type="float">
            <text:p>4.369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127.5" calcext:value-type="float">
            <text:p>127.5</text:p>
          </table:table-cell>
          <table:table-cell office:value-type="float" office:value="2.916" calcext:value-type="float">
            <text:p>2.916</text:p>
          </table:table-cell>
          <table:table-cell table:formula="of:=[.H267]/4" office:value-type="float" office:value="0.729" calcext:value-type="float">
            <text:p>0.729</text:p>
          </table:table-cell>
          <table:table-cell/>
          <table:table-cell table:formula="of:=[.D267]/[.E267]" office:value-type="float" office:value="7.06386418755052" calcext:value-type="float">
            <text:p>7.0638641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16" calcext:value-type="float">
            <text:p>0.1316</text:p>
          </table:table-cell>
          <table:table-cell office:value-type="float" office:value="62.41" calcext:value-type="float">
            <text:p>62.41</text:p>
          </table:table-cell>
          <table:table-cell office:value-type="float" office:value="4.16" calcext:value-type="float">
            <text:p>4.16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06793" calcext:value-type="float">
            <text:p>0.06793</text:p>
          </table:table-cell>
          <table:table-cell office:value-type="float" office:value="102" calcext:value-type="float">
            <text:p>102</text:p>
          </table:table-cell>
          <table:table-cell office:value-type="float" office:value="3.011" calcext:value-type="float">
            <text:p>3.011</text:p>
          </table:table-cell>
          <table:table-cell table:formula="of:=[.H268]/4" office:value-type="float" office:value="0.75275" calcext:value-type="float">
            <text:p>0.75275</text:p>
          </table:table-cell>
          <table:table-cell/>
          <table:table-cell table:formula="of:=[.D268]/[.E268]" office:value-type="float" office:value="6.2811414766722" calcext:value-type="float">
            <text:p>6.2811414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7" calcext:value-type="float">
            <text:p>0.2077</text:p>
          </table:table-cell>
          <table:table-cell office:value-type="float" office:value="37.47" calcext:value-type="float">
            <text:p>37.47</text:p>
          </table:table-cell>
          <table:table-cell office:value-type="float" office:value="5.155" calcext:value-type="float">
            <text:p>5.155</text:p>
          </table:table-cell>
          <table:table-cell office:value-type="float" office:value="0.65" calcext:value-type="float">
            <text:p>0.65</text:p>
          </table:table-cell>
          <table:table-cell office:value-type="float" office:value="0.1447" calcext:value-type="float">
            <text:p>0.1447</text:p>
          </table:table-cell>
          <table:table-cell office:value-type="float" office:value="72.63" calcext:value-type="float">
            <text:p>72.63</text:p>
          </table:table-cell>
          <table:table-cell office:value-type="float" office:value="3.145" calcext:value-type="float">
            <text:p>3.145</text:p>
          </table:table-cell>
          <table:table-cell table:formula="of:=[.H269]/4" office:value-type="float" office:value="0.78625" calcext:value-type="float">
            <text:p>0.78625</text:p>
          </table:table-cell>
          <table:table-cell/>
          <table:table-cell table:formula="of:=[.D269]/[.E269]" office:value-type="float" office:value="7.93076923076923" calcext:value-type="float">
            <text:p>7.930769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82" calcext:value-type="float">
            <text:p>0.1782</text:p>
          </table:table-cell>
          <table:table-cell office:value-type="float" office:value="45.65" calcext:value-type="float">
            <text:p>45.65</text:p>
          </table:table-cell>
          <table:table-cell office:value-type="float" office:value="4.771" calcext:value-type="float">
            <text:p>4.771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1149" calcext:value-type="float">
            <text:p>0.1149</text:p>
          </table:table-cell>
          <table:table-cell office:value-type="float" office:value="83.98" calcext:value-type="float">
            <text:p>83.98</text:p>
          </table:table-cell>
          <table:table-cell office:value-type="float" office:value="3.053" calcext:value-type="float">
            <text:p>3.053</text:p>
          </table:table-cell>
          <table:table-cell table:formula="of:=[.H270]/4" office:value-type="float" office:value="0.76325" calcext:value-type="float">
            <text:p>0.76325</text:p>
          </table:table-cell>
          <table:table-cell/>
          <table:table-cell table:formula="of:=[.D270]/[.E270]" office:value-type="float" office:value="7.47922871923499" calcext:value-type="float">
            <text:p>7.4792287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77" calcext:value-type="float">
            <text:p>0.0877</text:p>
          </table:table-cell>
          <table:table-cell office:value-type="float" office:value="80.43" calcext:value-type="float">
            <text:p>80.43</text:p>
          </table:table-cell>
          <table:table-cell office:value-type="float" office:value="4.088" calcext:value-type="float">
            <text:p>4.088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136" calcext:value-type="float">
            <text:p>136</text:p>
          </table:table-cell>
          <table:table-cell office:value-type="float" office:value="2.877" calcext:value-type="float">
            <text:p>2.877</text:p>
          </table:table-cell>
          <table:table-cell table:formula="of:=[.H271]/4" office:value-type="float" office:value="0.71925" calcext:value-type="float">
            <text:p>0.71925</text:p>
          </table:table-cell>
          <table:table-cell/>
          <table:table-cell table:formula="of:=[.D271]/[.E271]" office:value-type="float" office:value="6.64607380913673" calcext:value-type="float">
            <text:p>6.6460738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84" calcext:value-type="float">
            <text:p>0.1084</text:p>
          </table:table-cell>
          <table:table-cell office:value-type="float" office:value="58.12" calcext:value-type="float">
            <text:p>58.12</text:p>
          </table:table-cell>
          <table:table-cell office:value-type="float" office:value="4.617" calcext:value-type="float">
            <text:p>4.617</text:p>
          </table:table-cell>
          <table:table-cell office:value-type="float" office:value="0.6349" calcext:value-type="float">
            <text:p>0.6349</text:p>
          </table:table-cell>
          <table:table-cell office:value-type="float" office:value="0.0534" calcext:value-type="float">
            <text:p>0.0534</text:p>
          </table:table-cell>
          <table:table-cell office:value-type="float" office:value="95.38" calcext:value-type="float">
            <text:p>95.38</text:p>
          </table:table-cell>
          <table:table-cell office:value-type="float" office:value="3.069" calcext:value-type="float">
            <text:p>3.069</text:p>
          </table:table-cell>
          <table:table-cell table:formula="of:=[.H272]/4" office:value-type="float" office:value="0.76725" calcext:value-type="float">
            <text:p>0.76725</text:p>
          </table:table-cell>
          <table:table-cell/>
          <table:table-cell table:formula="of:=[.D272]/[.E272]" office:value-type="float" office:value="7.27201134036856" calcext:value-type="float">
            <text:p>7.2720113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03" calcext:value-type="float">
            <text:p>0.2003</text:p>
          </table:table-cell>
          <table:table-cell office:value-type="float" office:value="38.53" calcext:value-type="float">
            <text:p>38.53</text:p>
          </table:table-cell>
          <table:table-cell office:value-type="float" office:value="4.91" calcext:value-type="float">
            <text:p>4.91</text:p>
          </table:table-cell>
          <table:table-cell office:value-type="float" office:value="0.6761" calcext:value-type="float">
            <text:p>0.6761</text:p>
          </table:table-cell>
          <table:table-cell office:value-type="float" office:value="0.1475" calcext:value-type="float">
            <text:p>0.1475</text:p>
          </table:table-cell>
          <table:table-cell office:value-type="float" office:value="68.19" calcext:value-type="float">
            <text:p>68.19</text:p>
          </table:table-cell>
          <table:table-cell office:value-type="float" office:value="3.189" calcext:value-type="float">
            <text:p>3.189</text:p>
          </table:table-cell>
          <table:table-cell table:formula="of:=[.H273]/4" office:value-type="float" office:value="0.79725" calcext:value-type="float">
            <text:p>0.79725</text:p>
          </table:table-cell>
          <table:table-cell/>
          <table:table-cell table:formula="of:=[.D273]/[.E273]" office:value-type="float" office:value="7.26223931371099" calcext:value-type="float">
            <text:p>7.2622393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" calcext:value-type="float">
            <text:p>0.1834</text:p>
          </table:table-cell>
          <table:table-cell office:value-type="float" office:value="48.69" calcext:value-type="float">
            <text:p>48.69</text:p>
          </table:table-cell>
          <table:table-cell office:value-type="float" office:value="4.438" calcext:value-type="float">
            <text:p>4.438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1117" calcext:value-type="float">
            <text:p>0.1117</text:p>
          </table:table-cell>
          <table:table-cell office:value-type="float" office:value="88.52" calcext:value-type="float">
            <text:p>88.52</text:p>
          </table:table-cell>
          <table:table-cell office:value-type="float" office:value="3.051" calcext:value-type="float">
            <text:p>3.051</text:p>
          </table:table-cell>
          <table:table-cell table:formula="of:=[.H274]/4" office:value-type="float" office:value="0.76275" calcext:value-type="float">
            <text:p>0.76275</text:p>
          </table:table-cell>
          <table:table-cell/>
          <table:table-cell table:formula="of:=[.D274]/[.E274]" office:value-type="float" office:value="6.64271815596468" calcext:value-type="float">
            <text:p>6.642718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9" calcext:value-type="float">
            <text:p>0.1699</text:p>
          </table:table-cell>
          <table:table-cell office:value-type="float" office:value="45.17" calcext:value-type="float">
            <text:p>45.17</text:p>
          </table:table-cell>
          <table:table-cell office:value-type="float" office:value="4.669" calcext:value-type="float">
            <text:p>4.669</text:p>
          </table:table-cell>
          <table:table-cell office:value-type="float" office:value="0.696" calcext:value-type="float">
            <text:p>0.696</text:p>
          </table:table-cell>
          <table:table-cell office:value-type="float" office:value="0.1192" calcext:value-type="float">
            <text:p>0.1192</text:p>
          </table:table-cell>
          <table:table-cell office:value-type="float" office:value="73.92" calcext:value-type="float">
            <text:p>73.92</text:p>
          </table:table-cell>
          <table:table-cell office:value-type="float" office:value="3.223" calcext:value-type="float">
            <text:p>3.223</text:p>
          </table:table-cell>
          <table:table-cell table:formula="of:=[.H275]/4" office:value-type="float" office:value="0.80575" calcext:value-type="float">
            <text:p>0.80575</text:p>
          </table:table-cell>
          <table:table-cell/>
          <table:table-cell table:formula="of:=[.D275]/[.E275]" office:value-type="float" office:value="6.70833333333333" calcext:value-type="float">
            <text:p>6.708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35.59" calcext:value-type="float">
            <text:p>35.59</text:p>
          </table:table-cell>
          <table:table-cell office:value-type="float" office:value="5.124" calcext:value-type="float">
            <text:p>5.124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157" calcext:value-type="float">
            <text:p>0.157</text:p>
          </table:table-cell>
          <table:table-cell office:value-type="float" office:value="61.29" calcext:value-type="float">
            <text:p>61.29</text:p>
          </table:table-cell>
          <table:table-cell office:value-type="float" office:value="3.211" calcext:value-type="float">
            <text:p>3.211</text:p>
          </table:table-cell>
          <table:table-cell table:formula="of:=[.H276]/4" office:value-type="float" office:value="0.80275" calcext:value-type="float">
            <text:p>0.80275</text:p>
          </table:table-cell>
          <table:table-cell/>
          <table:table-cell table:formula="of:=[.D276]/[.E276]" office:value-type="float" office:value="7.71338250790306" calcext:value-type="float">
            <text:p>7.7133825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2" calcext:value-type="float">
            <text:p>0.1622</text:p>
          </table:table-cell>
          <table:table-cell office:value-type="float" office:value="42.13" calcext:value-type="float">
            <text:p>42.13</text:p>
          </table:table-cell>
          <table:table-cell office:value-type="float" office:value="5.017" calcext:value-type="float">
            <text:p>5.017</text:p>
          </table:table-cell>
          <table:table-cell office:value-type="float" office:value="0.6741" calcext:value-type="float">
            <text:p>0.6741</text:p>
          </table:table-cell>
          <table:table-cell office:value-type="float" office:value="0.1032" calcext:value-type="float">
            <text:p>0.1032</text:p>
          </table:table-cell>
          <table:table-cell office:value-type="float" office:value="75.52" calcext:value-type="float">
            <text:p>75.52</text:p>
          </table:table-cell>
          <table:table-cell office:value-type="float" office:value="3.211" calcext:value-type="float">
            <text:p>3.211</text:p>
          </table:table-cell>
          <table:table-cell table:formula="of:=[.H277]/4" office:value-type="float" office:value="0.80275" calcext:value-type="float">
            <text:p>0.80275</text:p>
          </table:table-cell>
          <table:table-cell/>
          <table:table-cell table:formula="of:=[.D277]/[.E277]" office:value-type="float" office:value="7.44251594718885" calcext:value-type="float">
            <text:p>7.4425159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88" calcext:value-type="float">
            <text:p>0.1688</text:p>
          </table:table-cell>
          <table:table-cell office:value-type="float" office:value="49.29" calcext:value-type="float">
            <text:p>49.29</text:p>
          </table:table-cell>
          <table:table-cell office:value-type="float" office:value="4.703" calcext:value-type="float">
            <text:p>4.703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1071" calcext:value-type="float">
            <text:p>0.1071</text:p>
          </table:table-cell>
          <table:table-cell office:value-type="float" office:value="87.76" calcext:value-type="float">
            <text:p>87.76</text:p>
          </table:table-cell>
          <table:table-cell office:value-type="float" office:value="3.053" calcext:value-type="float">
            <text:p>3.053</text:p>
          </table:table-cell>
          <table:table-cell table:formula="of:=[.H278]/4" office:value-type="float" office:value="0.76325" calcext:value-type="float">
            <text:p>0.76325</text:p>
          </table:table-cell>
          <table:table-cell/>
          <table:table-cell table:formula="of:=[.D278]/[.E278]" office:value-type="float" office:value="7.39698018244731" calcext:value-type="float">
            <text:p>7.3969801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office:value-type="float" office:value="54.96" calcext:value-type="float">
            <text:p>54.96</text:p>
          </table:table-cell>
          <table:table-cell office:value-type="float" office:value="4.673" calcext:value-type="float">
            <text:p>4.673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07771" calcext:value-type="float">
            <text:p>0.07771</text:p>
          </table:table-cell>
          <table:table-cell office:value-type="float" office:value="95.9" calcext:value-type="float">
            <text:p>95.9</text:p>
          </table:table-cell>
          <table:table-cell office:value-type="float" office:value="3.011" calcext:value-type="float">
            <text:p>3.011</text:p>
          </table:table-cell>
          <table:table-cell table:formula="of:=[.H279]/4" office:value-type="float" office:value="0.75275" calcext:value-type="float">
            <text:p>0.75275</text:p>
          </table:table-cell>
          <table:table-cell/>
          <table:table-cell table:formula="of:=[.D279]/[.E279]" office:value-type="float" office:value="7.56271241301181" calcext:value-type="float">
            <text:p>7.562712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05" calcext:value-type="float">
            <text:p>0.2005</text:p>
          </table:table-cell>
          <table:table-cell office:value-type="float" office:value="39.68" calcext:value-type="float">
            <text:p>39.68</text:p>
          </table:table-cell>
          <table:table-cell office:value-type="float" office:value="4.903" calcext:value-type="float">
            <text:p>4.903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1444" calcext:value-type="float">
            <text:p>0.1444</text:p>
          </table:table-cell>
          <table:table-cell office:value-type="float" office:value="72.47" calcext:value-type="float">
            <text:p>72.47</text:p>
          </table:table-cell>
          <table:table-cell office:value-type="float" office:value="3.123" calcext:value-type="float">
            <text:p>3.123</text:p>
          </table:table-cell>
          <table:table-cell table:formula="of:=[.H280]/4" office:value-type="float" office:value="0.78075" calcext:value-type="float">
            <text:p>0.78075</text:p>
          </table:table-cell>
          <table:table-cell/>
          <table:table-cell table:formula="of:=[.D280]/[.E280]" office:value-type="float" office:value="7.47066890141704" calcext:value-type="float">
            <text:p>7.4706689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43.82" calcext:value-type="float">
            <text:p>43.82</text:p>
          </table:table-cell>
          <table:table-cell office:value-type="float" office:value="4.964" calcext:value-type="float">
            <text:p>4.964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09063" calcext:value-type="float">
            <text:p>0.09063</text:p>
          </table:table-cell>
          <table:table-cell office:value-type="float" office:value="80.71" calcext:value-type="float">
            <text:p>80.71</text:p>
          </table:table-cell>
          <table:table-cell office:value-type="float" office:value="3.133" calcext:value-type="float">
            <text:p>3.133</text:p>
          </table:table-cell>
          <table:table-cell table:formula="of:=[.H281]/4" office:value-type="float" office:value="0.78325" calcext:value-type="float">
            <text:p>0.78325</text:p>
          </table:table-cell>
          <table:table-cell/>
          <table:table-cell table:formula="of:=[.D281]/[.E281]" office:value-type="float" office:value="7.56591982929432" calcext:value-type="float">
            <text:p>7.5659198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office:value-type="float" office:value="57.37" calcext:value-type="float">
            <text:p>57.37</text:p>
          </table:table-cell>
          <table:table-cell office:value-type="float" office:value="4.544" calcext:value-type="float">
            <text:p>4.544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111.9" calcext:value-type="float">
            <text:p>111.9</text:p>
          </table:table-cell>
          <table:table-cell office:value-type="float" office:value="2.931" calcext:value-type="float">
            <text:p>2.931</text:p>
          </table:table-cell>
          <table:table-cell table:formula="of:=[.H282]/4" office:value-type="float" office:value="0.73275" calcext:value-type="float">
            <text:p>0.73275</text:p>
          </table:table-cell>
          <table:table-cell/>
          <table:table-cell table:formula="of:=[.D282]/[.E282]" office:value-type="float" office:value="7.38621586475943" calcext:value-type="float">
            <text:p>7.3862158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office:value-type="float" office:value="30.97" calcext:value-type="float">
            <text:p>30.97</text:p>
          </table:table-cell>
          <table:table-cell office:value-type="float" office:value="5.292" calcext:value-type="float">
            <text:p>5.292</text:p>
          </table:table-cell>
          <table:table-cell office:value-type="float" office:value="0.6931" calcext:value-type="float">
            <text:p>0.6931</text:p>
          </table:table-cell>
          <table:table-cell office:value-type="float" office:value="0.1794" calcext:value-type="float">
            <text:p>0.1794</text:p>
          </table:table-cell>
          <table:table-cell office:value-type="float" office:value="54.67" calcext:value-type="float">
            <text:p>54.67</text:p>
          </table:table-cell>
          <table:table-cell office:value-type="float" office:value="3.311" calcext:value-type="float">
            <text:p>3.311</text:p>
          </table:table-cell>
          <table:table-cell table:formula="of:=[.H283]/4" office:value-type="float" office:value="0.82775" calcext:value-type="float">
            <text:p>0.82775</text:p>
          </table:table-cell>
          <table:table-cell/>
          <table:table-cell table:formula="of:=[.D283]/[.E283]" office:value-type="float" office:value="7.63526186697446" calcext:value-type="float">
            <text:p>7.635261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88" calcext:value-type="float">
            <text:p>0.1588</text:p>
          </table:table-cell>
          <table:table-cell office:value-type="float" office:value="45.76" calcext:value-type="float">
            <text:p>45.76</text:p>
          </table:table-cell>
          <table:table-cell office:value-type="float" office:value="4.732" calcext:value-type="float">
            <text:p>4.732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108" calcext:value-type="float">
            <text:p>0.108</text:p>
          </table:table-cell>
          <table:table-cell office:value-type="float" office:value="75.52" calcext:value-type="float">
            <text:p>75.52</text:p>
          </table:table-cell>
          <table:table-cell office:value-type="float" office:value="3.226" calcext:value-type="float">
            <text:p>3.226</text:p>
          </table:table-cell>
          <table:table-cell table:formula="of:=[.H284]/4" office:value-type="float" office:value="0.8065" calcext:value-type="float">
            <text:p>0.8065</text:p>
          </table:table-cell>
          <table:table-cell/>
          <table:table-cell table:formula="of:=[.D284]/[.E284]" office:value-type="float" office:value="6.82335976928623" calcext:value-type="float">
            <text:p>6.8233597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5" calcext:value-type="float">
            <text:p>0.1705</text:p>
          </table:table-cell>
          <table:table-cell office:value-type="float" office:value="45.12" calcext:value-type="float">
            <text:p>45.12</text:p>
          </table:table-cell>
          <table:table-cell office:value-type="float" office:value="4.631" calcext:value-type="float">
            <text:p>4.631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1085" calcext:value-type="float">
            <text:p>0.1085</text:p>
          </table:table-cell>
          <table:table-cell office:value-type="float" office:value="79.25" calcext:value-type="float">
            <text:p>79.25</text:p>
          </table:table-cell>
          <table:table-cell office:value-type="float" office:value="3.168" calcext:value-type="float">
            <text:p>3.168</text:p>
          </table:table-cell>
          <table:table-cell table:formula="of:=[.H285]/4" office:value-type="float" office:value="0.792" calcext:value-type="float">
            <text:p>0.792</text:p>
          </table:table-cell>
          <table:table-cell/>
          <table:table-cell table:formula="of:=[.D285]/[.E285]" office:value-type="float" office:value="6.66618684324169" calcext:value-type="float">
            <text:p>6.6661868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32" calcext:value-type="float">
            <text:p>0.1732</text:p>
          </table:table-cell>
          <table:table-cell office:value-type="float" office:value="42.84" calcext:value-type="float">
            <text:p>42.84</text:p>
          </table:table-cell>
          <table:table-cell office:value-type="float" office:value="4.671" calcext:value-type="float">
            <text:p>4.67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1288" calcext:value-type="float">
            <text:p>0.1288</text:p>
          </table:table-cell>
          <table:table-cell office:value-type="float" office:value="70.84" calcext:value-type="float">
            <text:p>70.84</text:p>
          </table:table-cell>
          <table:table-cell office:value-type="float" office:value="3.133" calcext:value-type="float">
            <text:p>3.133</text:p>
          </table:table-cell>
          <table:table-cell table:formula="of:=[.H286]/4" office:value-type="float" office:value="0.78325" calcext:value-type="float">
            <text:p>0.78325</text:p>
          </table:table-cell>
          <table:table-cell/>
          <table:table-cell table:formula="of:=[.D286]/[.E286]" office:value-type="float" office:value="6.98833034111311" calcext:value-type="float">
            <text:p>6.9883303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72" calcext:value-type="float">
            <text:p>0.1872</text:p>
          </table:table-cell>
          <table:table-cell office:value-type="float" office:value="36.62" calcext:value-type="float">
            <text:p>36.62</text:p>
          </table:table-cell>
          <table:table-cell office:value-type="float" office:value="5.151" calcext:value-type="float">
            <text:p>5.151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1472" calcext:value-type="float">
            <text:p>0.1472</text:p>
          </table:table-cell>
          <table:table-cell office:value-type="float" office:value="61.06" calcext:value-type="float">
            <text:p>61.06</text:p>
          </table:table-cell>
          <table:table-cell office:value-type="float" office:value="3.287" calcext:value-type="float">
            <text:p>3.287</text:p>
          </table:table-cell>
          <table:table-cell table:formula="of:=[.H287]/4" office:value-type="float" office:value="0.82175" calcext:value-type="float">
            <text:p>0.82175</text:p>
          </table:table-cell>
          <table:table-cell/>
          <table:table-cell table:formula="of:=[.D287]/[.E287]" office:value-type="float" office:value="7.5705467372134" calcext:value-type="float">
            <text:p>7.5705467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7" calcext:value-type="float">
            <text:p>0.1817</text:p>
          </table:table-cell>
          <table:table-cell office:value-type="float" office:value="39.58" calcext:value-type="float">
            <text:p>39.58</text:p>
          </table:table-cell>
          <table:table-cell office:value-type="float" office:value="5.143" calcext:value-type="float">
            <text:p>5.143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1211" calcext:value-type="float">
            <text:p>0.1211</text:p>
          </table:table-cell>
          <table:table-cell office:value-type="float" office:value="74.76" calcext:value-type="float">
            <text:p>74.76</text:p>
          </table:table-cell>
          <table:table-cell office:value-type="float" office:value="3.135" calcext:value-type="float">
            <text:p>3.135</text:p>
          </table:table-cell>
          <table:table-cell table:formula="of:=[.H288]/4" office:value-type="float" office:value="0.78375" calcext:value-type="float">
            <text:p>0.78375</text:p>
          </table:table-cell>
          <table:table-cell/>
          <table:table-cell table:formula="of:=[.D288]/[.E288]" office:value-type="float" office:value="8.00716176241632" calcext:value-type="float">
            <text:p>8.0071617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2" calcext:value-type="float">
            <text:p>0.1352</text:p>
          </table:table-cell>
          <table:table-cell office:value-type="float" office:value="54.82" calcext:value-type="float">
            <text:p>54.82</text:p>
          </table:table-cell>
          <table:table-cell office:value-type="float" office:value="4.449" calcext:value-type="float">
            <text:p>4.449</text:p>
          </table:table-cell>
          <table:table-cell office:value-type="float" office:value="0.6817" calcext:value-type="float">
            <text:p>0.6817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96.25" calcext:value-type="float">
            <text:p>96.25</text:p>
          </table:table-cell>
          <table:table-cell office:value-type="float" office:value="3.106" calcext:value-type="float">
            <text:p>3.106</text:p>
          </table:table-cell>
          <table:table-cell table:formula="of:=[.H289]/4" office:value-type="float" office:value="0.7765" calcext:value-type="float">
            <text:p>0.7765</text:p>
          </table:table-cell>
          <table:table-cell/>
          <table:table-cell table:formula="of:=[.D289]/[.E289]" office:value-type="float" office:value="6.52633123074666" calcext:value-type="float">
            <text:p>6.5263312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9" calcext:value-type="float">
            <text:p>0.1379</text:p>
          </table:table-cell>
          <table:table-cell office:value-type="float" office:value="49.18" calcext:value-type="float">
            <text:p>49.18</text:p>
          </table:table-cell>
          <table:table-cell office:value-type="float" office:value="4.638" calcext:value-type="float">
            <text:p>4.638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09981" calcext:value-type="float">
            <text:p>0.09981</text:p>
          </table:table-cell>
          <table:table-cell office:value-type="float" office:value="74.07" calcext:value-type="float">
            <text:p>74.07</text:p>
          </table:table-cell>
          <table:table-cell office:value-type="float" office:value="3.25" calcext:value-type="float">
            <text:p>3.25</text:p>
          </table:table-cell>
          <table:table-cell table:formula="of:=[.H290]/4" office:value-type="float" office:value="0.8125" calcext:value-type="float">
            <text:p>0.8125</text:p>
          </table:table-cell>
          <table:table-cell/>
          <table:table-cell table:formula="of:=[.D290]/[.E290]" office:value-type="float" office:value="6.68877992500721" calcext:value-type="float">
            <text:p>6.688779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9" calcext:value-type="float">
            <text:p>0.1899</text:p>
          </table:table-cell>
          <table:table-cell office:value-type="float" office:value="33.38" calcext:value-type="float">
            <text:p>33.38</text:p>
          </table:table-cell>
          <table:table-cell office:value-type="float" office:value="5.282" calcext:value-type="float">
            <text:p>5.282</text:p>
          </table:table-cell>
          <table:table-cell office:value-type="float" office:value="0.7321" calcext:value-type="float">
            <text:p>0.7321</text:p>
          </table:table-cell>
          <table:table-cell office:value-type="float" office:value="0.148" calcext:value-type="float">
            <text:p>0.148</text:p>
          </table:table-cell>
          <table:table-cell office:value-type="float" office:value="55.54" calcext:value-type="float">
            <text:p>55.54</text:p>
          </table:table-cell>
          <table:table-cell office:value-type="float" office:value="3.449" calcext:value-type="float">
            <text:p>3.449</text:p>
          </table:table-cell>
          <table:table-cell table:formula="of:=[.H291]/4" office:value-type="float" office:value="0.86225" calcext:value-type="float">
            <text:p>0.86225</text:p>
          </table:table-cell>
          <table:table-cell/>
          <table:table-cell table:formula="of:=[.D291]/[.E291]" office:value-type="float" office:value="7.21486135773801" calcext:value-type="float">
            <text:p>7.2148613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42" calcext:value-type="float">
            <text:p>0.1942</text:p>
          </table:table-cell>
          <table:table-cell office:value-type="float" office:value="34.57" calcext:value-type="float">
            <text:p>34.57</text:p>
          </table:table-cell>
          <table:table-cell office:value-type="float" office:value="5.187" calcext:value-type="float">
            <text:p>5.187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1562" calcext:value-type="float">
            <text:p>0.1562</text:p>
          </table:table-cell>
          <table:table-cell office:value-type="float" office:value="56.67" calcext:value-type="float">
            <text:p>56.67</text:p>
          </table:table-cell>
          <table:table-cell office:value-type="float" office:value="3.346" calcext:value-type="float">
            <text:p>3.346</text:p>
          </table:table-cell>
          <table:table-cell table:formula="of:=[.H292]/4" office:value-type="float" office:value="0.8365" calcext:value-type="float">
            <text:p>0.8365</text:p>
          </table:table-cell>
          <table:table-cell/>
          <table:table-cell table:formula="of:=[.D292]/[.E292]" office:value-type="float" office:value="7.45579991375593" calcext:value-type="float">
            <text:p>7.4557999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92" calcext:value-type="float">
            <text:p>0.1792</text:p>
          </table:table-cell>
          <table:table-cell office:value-type="float" office:value="49.77" calcext:value-type="float">
            <text:p>49.77</text:p>
          </table:table-cell>
          <table:table-cell office:value-type="float" office:value="4.446" calcext:value-type="float">
            <text:p>4.446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1114" calcext:value-type="float">
            <text:p>0.1114</text:p>
          </table:table-cell>
          <table:table-cell office:value-type="float" office:value="88.11" calcext:value-type="float">
            <text:p>88.11</text:p>
          </table:table-cell>
          <table:table-cell office:value-type="float" office:value="3.085" calcext:value-type="float">
            <text:p>3.085</text:p>
          </table:table-cell>
          <table:table-cell table:formula="of:=[.H293]/4" office:value-type="float" office:value="0.77125" calcext:value-type="float">
            <text:p>0.77125</text:p>
          </table:table-cell>
          <table:table-cell/>
          <table:table-cell table:formula="of:=[.D293]/[.E293]" office:value-type="float" office:value="6.56914893617021" calcext:value-type="float">
            <text:p>6.5691489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25" calcext:value-type="float">
            <text:p>0.1925</text:p>
          </table:table-cell>
          <table:table-cell office:value-type="float" office:value="43.81" calcext:value-type="float">
            <text:p>43.81</text:p>
          </table:table-cell>
          <table:table-cell office:value-type="float" office:value="4.771" calcext:value-type="float">
            <text:p>4.771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1308" calcext:value-type="float">
            <text:p>0.1308</text:p>
          </table:table-cell>
          <table:table-cell office:value-type="float" office:value="82.06" calcext:value-type="float">
            <text:p>82.06</text:p>
          </table:table-cell>
          <table:table-cell office:value-type="float" office:value="3.025" calcext:value-type="float">
            <text:p>3.025</text:p>
          </table:table-cell>
          <table:table-cell table:formula="of:=[.H294]/4" office:value-type="float" office:value="0.75625" calcext:value-type="float">
            <text:p>0.75625</text:p>
          </table:table-cell>
          <table:table-cell/>
          <table:table-cell table:formula="of:=[.D294]/[.E294]" office:value-type="float" office:value="7.53593429158111" calcext:value-type="float">
            <text:p>7.5359342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45.89" calcext:value-type="float">
            <text:p>45.89</text:p>
          </table:table-cell>
          <table:table-cell office:value-type="float" office:value="4.791" calcext:value-type="float">
            <text:p>4.791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109" calcext:value-type="float">
            <text:p>0.109</text:p>
          </table:table-cell>
          <table:table-cell office:value-type="float" office:value="73.39" calcext:value-type="float">
            <text:p>73.39</text:p>
          </table:table-cell>
          <table:table-cell office:value-type="float" office:value="3.213" calcext:value-type="float">
            <text:p>3.213</text:p>
          </table:table-cell>
          <table:table-cell table:formula="of:=[.H295]/4" office:value-type="float" office:value="0.80325" calcext:value-type="float">
            <text:p>0.80325</text:p>
          </table:table-cell>
          <table:table-cell/>
          <table:table-cell table:formula="of:=[.D295]/[.E295]" office:value-type="float" office:value="7.10303928836175" calcext:value-type="float">
            <text:p>7.1030392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37.64" calcext:value-type="float">
            <text:p>37.64</text:p>
          </table:table-cell>
          <table:table-cell office:value-type="float" office:value="5.026" calcext:value-type="float">
            <text:p>5.026</text:p>
          </table:table-cell>
          <table:table-cell office:value-type="float" office:value="0.6946" calcext:value-type="float">
            <text:p>0.6946</text:p>
          </table:table-cell>
          <table:table-cell office:value-type="float" office:value="0.1337" calcext:value-type="float">
            <text:p>0.1337</text:p>
          </table:table-cell>
          <table:table-cell office:value-type="float" office:value="67.82" calcext:value-type="float">
            <text:p>67.82</text:p>
          </table:table-cell>
          <table:table-cell office:value-type="float" office:value="3.251" calcext:value-type="float">
            <text:p>3.251</text:p>
          </table:table-cell>
          <table:table-cell table:formula="of:=[.H296]/4" office:value-type="float" office:value="0.81275" calcext:value-type="float">
            <text:p>0.81275</text:p>
          </table:table-cell>
          <table:table-cell/>
          <table:table-cell table:formula="of:=[.D296]/[.E296]" office:value-type="float" office:value="7.23581917650446" calcext:value-type="float">
            <text:p>7.2358191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35" calcext:value-type="float">
            <text:p>0.1535</text:p>
          </table:table-cell>
          <table:table-cell office:value-type="float" office:value="52.07" calcext:value-type="float">
            <text:p>52.07</text:p>
          </table:table-cell>
          <table:table-cell office:value-type="float" office:value="4.473" calcext:value-type="float">
            <text:p>4.473</text:p>
          </table:table-cell>
          <table:table-cell office:value-type="float" office:value="0.6591" calcext:value-type="float">
            <text:p>0.6591</text:p>
          </table:table-cell>
          <table:table-cell office:value-type="float" office:value="0.1122" calcext:value-type="float">
            <text:p>0.1122</text:p>
          </table:table-cell>
          <table:table-cell office:value-type="float" office:value="80.88" calcext:value-type="float">
            <text:p>80.88</text:p>
          </table:table-cell>
          <table:table-cell office:value-type="float" office:value="3.102" calcext:value-type="float">
            <text:p>3.102</text:p>
          </table:table-cell>
          <table:table-cell table:formula="of:=[.H297]/4" office:value-type="float" office:value="0.7755" calcext:value-type="float">
            <text:p>0.7755</text:p>
          </table:table-cell>
          <table:table-cell/>
          <table:table-cell table:formula="of:=[.D297]/[.E297]" office:value-type="float" office:value="6.78652708238507" calcext:value-type="float">
            <text:p>6.7865270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55.4" calcext:value-type="float">
            <text:p>55.4</text:p>
          </table:table-cell>
          <table:table-cell office:value-type="float" office:value="4.583" calcext:value-type="float">
            <text:p>4.583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07796" calcext:value-type="float">
            <text:p>0.07796</text:p>
          </table:table-cell>
          <table:table-cell office:value-type="float" office:value="103.8" calcext:value-type="float">
            <text:p>103.8</text:p>
          </table:table-cell>
          <table:table-cell office:value-type="float" office:value="2.948" calcext:value-type="float">
            <text:p>2.948</text:p>
          </table:table-cell>
          <table:table-cell table:formula="of:=[.H298]/4" office:value-type="float" office:value="0.737" calcext:value-type="float">
            <text:p>0.737</text:p>
          </table:table-cell>
          <table:table-cell/>
          <table:table-cell table:formula="of:=[.D298]/[.E298]" office:value-type="float" office:value="7.49223475559915" calcext:value-type="float">
            <text:p>7.4922347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48" calcext:value-type="float">
            <text:p>0.1448</text:p>
          </table:table-cell>
          <table:table-cell office:value-type="float" office:value="52.01" calcext:value-type="float">
            <text:p>52.01</text:p>
          </table:table-cell>
          <table:table-cell office:value-type="float" office:value="4.529" calcext:value-type="float">
            <text:p>4.529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08654" calcext:value-type="float">
            <text:p>0.08654</text:p>
          </table:table-cell>
          <table:table-cell office:value-type="float" office:value="86.68" calcext:value-type="float">
            <text:p>86.68</text:p>
          </table:table-cell>
          <table:table-cell office:value-type="float" office:value="3.115" calcext:value-type="float">
            <text:p>3.115</text:p>
          </table:table-cell>
          <table:table-cell table:formula="of:=[.H299]/4" office:value-type="float" office:value="0.77875" calcext:value-type="float">
            <text:p>0.77875</text:p>
          </table:table-cell>
          <table:table-cell/>
          <table:table-cell table:formula="of:=[.D299]/[.E299]" office:value-type="float" office:value="6.78298637112476" calcext:value-type="float">
            <text:p>6.7829863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8" calcext:value-type="float">
            <text:p>0.2048</text:p>
          </table:table-cell>
          <table:table-cell office:value-type="float" office:value="38.09" calcext:value-type="float">
            <text:p>38.09</text:p>
          </table:table-cell>
          <table:table-cell office:value-type="float" office:value="4.974" calcext:value-type="float">
            <text:p>4.974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145" calcext:value-type="float">
            <text:p>0.145</text:p>
          </table:table-cell>
          <table:table-cell office:value-type="float" office:value="70.55" calcext:value-type="float">
            <text:p>70.55</text:p>
          </table:table-cell>
          <table:table-cell office:value-type="float" office:value="3.169" calcext:value-type="float">
            <text:p>3.169</text:p>
          </table:table-cell>
          <table:table-cell table:formula="of:=[.H300]/4" office:value-type="float" office:value="0.79225" calcext:value-type="float">
            <text:p>0.79225</text:p>
          </table:table-cell>
          <table:table-cell/>
          <table:table-cell table:formula="of:=[.D300]/[.E300]" office:value-type="float" office:value="7.44165170556553" calcext:value-type="float">
            <text:p>7.4416517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1" calcext:value-type="float">
            <text:p>0.1661</text:p>
          </table:table-cell>
          <table:table-cell office:value-type="float" office:value="48.27" calcext:value-type="float">
            <text:p>48.27</text:p>
          </table:table-cell>
          <table:table-cell office:value-type="float" office:value="4.636" calcext:value-type="float">
            <text:p>4.636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1067" calcext:value-type="float">
            <text:p>0.1067</text:p>
          </table:table-cell>
          <table:table-cell office:value-type="float" office:value="83.05" calcext:value-type="float">
            <text:p>83.05</text:p>
          </table:table-cell>
          <table:table-cell office:value-type="float" office:value="3.109" calcext:value-type="float">
            <text:p>3.109</text:p>
          </table:table-cell>
          <table:table-cell table:formula="of:=[.H301]/4" office:value-type="float" office:value="0.77725" calcext:value-type="float">
            <text:p>0.77725</text:p>
          </table:table-cell>
          <table:table-cell/>
          <table:table-cell table:formula="of:=[.D301]/[.E301]" office:value-type="float" office:value="7.02637162776599" calcext:value-type="float">
            <text:p>7.0263716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8" calcext:value-type="float">
            <text:p>0.1478</text:p>
          </table:table-cell>
          <table:table-cell office:value-type="float" office:value="47.55" calcext:value-type="float">
            <text:p>47.55</text:p>
          </table:table-cell>
          <table:table-cell office:value-type="float" office:value="4.887" calcext:value-type="float">
            <text:p>4.887</text:p>
          </table:table-cell>
          <table:table-cell office:value-type="float" office:value="0.6355" calcext:value-type="float">
            <text:p>0.6355</text:p>
          </table:table-cell>
          <table:table-cell office:value-type="float" office:value="0.1005" calcext:value-type="float">
            <text:p>0.1005</text:p>
          </table:table-cell>
          <table:table-cell office:value-type="float" office:value="79.7" calcext:value-type="float">
            <text:p>79.7</text:p>
          </table:table-cell>
          <table:table-cell office:value-type="float" office:value="3.119" calcext:value-type="float">
            <text:p>3.119</text:p>
          </table:table-cell>
          <table:table-cell table:formula="of:=[.H302]/4" office:value-type="float" office:value="0.77975" calcext:value-type="float">
            <text:p>0.77975</text:p>
          </table:table-cell>
          <table:table-cell/>
          <table:table-cell table:formula="of:=[.D302]/[.E302]" office:value-type="float" office:value="7.69000786782061" calcext:value-type="float">
            <text:p>7.6900078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22" calcext:value-type="float">
            <text:p>0.1722</text:p>
          </table:table-cell>
          <table:table-cell office:value-type="float" office:value="41.74" calcext:value-type="float">
            <text:p>41.74</text:p>
          </table:table-cell>
          <table:table-cell office:value-type="float" office:value="5.038" calcext:value-type="float">
            <text:p>5.038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117" calcext:value-type="float">
            <text:p>0.117</text:p>
          </table:table-cell>
          <table:table-cell office:value-type="float" office:value="75.65" calcext:value-type="float">
            <text:p>75.65</text:p>
          </table:table-cell>
          <table:table-cell office:value-type="float" office:value="3.13" calcext:value-type="float">
            <text:p>3.13</text:p>
          </table:table-cell>
          <table:table-cell table:formula="of:=[.H303]/4" office:value-type="float" office:value="0.7825" calcext:value-type="float">
            <text:p>0.7825</text:p>
          </table:table-cell>
          <table:table-cell/>
          <table:table-cell table:formula="of:=[.D303]/[.E303]" office:value-type="float" office:value="7.83392940444721" calcext:value-type="float">
            <text:p>7.8339294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9" calcext:value-type="float">
            <text:p>0.1979</text:p>
          </table:table-cell>
          <table:table-cell office:value-type="float" office:value="36.79" calcext:value-type="float">
            <text:p>36.79</text:p>
          </table:table-cell>
          <table:table-cell office:value-type="float" office:value="4.942" calcext:value-type="float">
            <text:p>4.942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1546" calcext:value-type="float">
            <text:p>0.1546</text:p>
          </table:table-cell>
          <table:table-cell office:value-type="float" office:value="61.38" calcext:value-type="float">
            <text:p>61.38</text:p>
          </table:table-cell>
          <table:table-cell office:value-type="float" office:value="3.262" calcext:value-type="float">
            <text:p>3.262</text:p>
          </table:table-cell>
          <table:table-cell table:formula="of:=[.H304]/4" office:value-type="float" office:value="0.8155" calcext:value-type="float">
            <text:p>0.8155</text:p>
          </table:table-cell>
          <table:table-cell/>
          <table:table-cell table:formula="of:=[.D304]/[.E304]" office:value-type="float" office:value="7.14265067206244" calcext:value-type="float">
            <text:p>7.1426506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84" calcext:value-type="float">
            <text:p>0.1884</text:p>
          </table:table-cell>
          <table:table-cell office:value-type="float" office:value="37.86" calcext:value-type="float">
            <text:p>37.86</text:p>
          </table:table-cell>
          <table:table-cell office:value-type="float" office:value="5.257" calcext:value-type="float">
            <text:p>5.257</text:p>
          </table:table-cell>
          <table:table-cell office:value-type="float" office:value="0.625" calcext:value-type="float">
            <text:p>0.625</text:p>
          </table:table-cell>
          <table:table-cell office:value-type="float" office:value="0.1185" calcext:value-type="float">
            <text:p>0.1185</text:p>
          </table:table-cell>
          <table:table-cell office:value-type="float" office:value="77.96" calcext:value-type="float">
            <text:p>77.96</text:p>
          </table:table-cell>
          <table:table-cell office:value-type="float" office:value="3.07" calcext:value-type="float">
            <text:p>3.07</text:p>
          </table:table-cell>
          <table:table-cell table:formula="of:=[.H305]/4" office:value-type="float" office:value="0.7675" calcext:value-type="float">
            <text:p>0.7675</text:p>
          </table:table-cell>
          <table:table-cell/>
          <table:table-cell table:formula="of:=[.D305]/[.E305]" office:value-type="float" office:value="8.4112" calcext:value-type="float">
            <text:p>8.4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17" calcext:value-type="float">
            <text:p>0.2217</text:p>
          </table:table-cell>
          <table:table-cell office:value-type="float" office:value="32.17" calcext:value-type="float">
            <text:p>32.17</text:p>
          </table:table-cell>
          <table:table-cell office:value-type="float" office:value="5.299" calcext:value-type="float">
            <text:p>5.299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1762" calcext:value-type="float">
            <text:p>0.1762</text:p>
          </table:table-cell>
          <table:table-cell office:value-type="float" office:value="58.57" calcext:value-type="float">
            <text:p>58.57</text:p>
          </table:table-cell>
          <table:table-cell office:value-type="float" office:value="3.225" calcext:value-type="float">
            <text:p>3.225</text:p>
          </table:table-cell>
          <table:table-cell table:formula="of:=[.H306]/4" office:value-type="float" office:value="0.80625" calcext:value-type="float">
            <text:p>0.80625</text:p>
          </table:table-cell>
          <table:table-cell/>
          <table:table-cell table:formula="of:=[.D306]/[.E306]" office:value-type="float" office:value="7.98162373851484" calcext:value-type="float">
            <text:p>7.9816237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12" calcext:value-type="float">
            <text:p>0.1912</text:p>
          </table:table-cell>
          <table:table-cell office:value-type="float" office:value="35.14" calcext:value-type="float">
            <text:p>35.14</text:p>
          </table:table-cell>
          <table:table-cell office:value-type="float" office:value="5" calcext:value-type="float">
            <text:p>5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1597" calcext:value-type="float">
            <text:p>0.1597</text:p>
          </table:table-cell>
          <table:table-cell office:value-type="float" office:value="56.26" calcext:value-type="float">
            <text:p>56.26</text:p>
          </table:table-cell>
          <table:table-cell office:value-type="float" office:value="3.255" calcext:value-type="float">
            <text:p>3.255</text:p>
          </table:table-cell>
          <table:table-cell table:formula="of:=[.H307]/4" office:value-type="float" office:value="0.81375" calcext:value-type="float">
            <text:p>0.81375</text:p>
          </table:table-cell>
          <table:table-cell/>
          <table:table-cell table:formula="of:=[.D307]/[.E307]" office:value-type="float" office:value="7.35186002058521" calcext:value-type="float">
            <text:p>7.3518600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94" calcext:value-type="float">
            <text:p>0.1594</text:p>
          </table:table-cell>
          <table:table-cell office:value-type="float" office:value="50.63" calcext:value-type="float">
            <text:p>50.63</text:p>
          </table:table-cell>
          <table:table-cell office:value-type="float" office:value="4.61" calcext:value-type="float">
            <text:p>4.61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09837" calcext:value-type="float">
            <text:p>0.09837</text:p>
          </table:table-cell>
          <table:table-cell office:value-type="float" office:value="86.35" calcext:value-type="float">
            <text:p>86.35</text:p>
          </table:table-cell>
          <table:table-cell office:value-type="float" office:value="3.144" calcext:value-type="float">
            <text:p>3.144</text:p>
          </table:table-cell>
          <table:table-cell table:formula="of:=[.H308]/4" office:value-type="float" office:value="0.786" calcext:value-type="float">
            <text:p>0.786</text:p>
          </table:table-cell>
          <table:table-cell/>
          <table:table-cell table:formula="of:=[.D308]/[.E308]" office:value-type="float" office:value="6.83570581257414" calcext:value-type="float">
            <text:p>6.8357058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4" calcext:value-type="float">
            <text:p>0.1354</text:p>
          </table:table-cell>
          <table:table-cell office:value-type="float" office:value="57.9" calcext:value-type="float">
            <text:p>57.9</text:p>
          </table:table-cell>
          <table:table-cell office:value-type="float" office:value="4.421" calcext:value-type="float">
            <text:p>4.42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4903" calcext:value-type="float">
            <text:p>0.04903</text:p>
          </table:table-cell>
          <table:table-cell office:value-type="float" office:value="109.9" calcext:value-type="float">
            <text:p>109.9</text:p>
          </table:table-cell>
          <table:table-cell office:value-type="float" office:value="2.97" calcext:value-type="float">
            <text:p>2.97</text:p>
          </table:table-cell>
          <table:table-cell table:formula="of:=[.H309]/4" office:value-type="float" office:value="0.7425" calcext:value-type="float">
            <text:p>0.7425</text:p>
          </table:table-cell>
          <table:table-cell/>
          <table:table-cell table:formula="of:=[.D309]/[.E309]" office:value-type="float" office:value="6.90349781386633" calcext:value-type="float">
            <text:p>6.9034978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38.88" calcext:value-type="float">
            <text:p>38.88</text:p>
          </table:table-cell>
          <table:table-cell office:value-type="float" office:value="5.284" calcext:value-type="float">
            <text:p>5.284</text:p>
          </table:table-cell>
          <table:table-cell office:value-type="float" office:value="0.6813" calcext:value-type="float">
            <text:p>0.6813</text:p>
          </table:table-cell>
          <table:table-cell office:value-type="float" office:value="0.1" calcext:value-type="float">
            <text:p>0.1</text:p>
          </table:table-cell>
          <table:table-cell office:value-type="float" office:value="66.29" calcext:value-type="float">
            <text:p>66.29</text:p>
          </table:table-cell>
          <table:table-cell office:value-type="float" office:value="3.316" calcext:value-type="float">
            <text:p>3.316</text:p>
          </table:table-cell>
          <table:table-cell table:formula="of:=[.H310]/4" office:value-type="float" office:value="0.829" calcext:value-type="float">
            <text:p>0.829</text:p>
          </table:table-cell>
          <table:table-cell/>
          <table:table-cell table:formula="of:=[.D310]/[.E310]" office:value-type="float" office:value="7.75576104506091" calcext:value-type="float">
            <text:p>7.7557610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42.14" calcext:value-type="float">
            <text:p>42.14</text:p>
          </table:table-cell>
          <table:table-cell office:value-type="float" office:value="5.046" calcext:value-type="float">
            <text:p>5.046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09992" calcext:value-type="float">
            <text:p>0.09992</text:p>
          </table:table-cell>
          <table:table-cell office:value-type="float" office:value="79.14" calcext:value-type="float">
            <text:p>79.14</text:p>
          </table:table-cell>
          <table:table-cell office:value-type="float" office:value="3.132" calcext:value-type="float">
            <text:p>3.132</text:p>
          </table:table-cell>
          <table:table-cell table:formula="of:=[.H311]/4" office:value-type="float" office:value="0.783" calcext:value-type="float">
            <text:p>0.783</text:p>
          </table:table-cell>
          <table:table-cell/>
          <table:table-cell table:formula="of:=[.D311]/[.E311]" office:value-type="float" office:value="7.75710991544965" calcext:value-type="float">
            <text:p>7.7571099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633" calcext:value-type="float">
            <text:p>0.09633</text:p>
          </table:table-cell>
          <table:table-cell office:value-type="float" office:value="62.19" calcext:value-type="float">
            <text:p>62.19</text:p>
          </table:table-cell>
          <table:table-cell office:value-type="float" office:value="4.548" calcext:value-type="float">
            <text:p>4.548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104.4" calcext:value-type="float">
            <text:p>104.4</text:p>
          </table:table-cell>
          <table:table-cell office:value-type="float" office:value="3.033" calcext:value-type="float">
            <text:p>3.033</text:p>
          </table:table-cell>
          <table:table-cell table:formula="of:=[.H312]/4" office:value-type="float" office:value="0.75825" calcext:value-type="float">
            <text:p>0.75825</text:p>
          </table:table-cell>
          <table:table-cell/>
          <table:table-cell table:formula="of:=[.D312]/[.E312]" office:value-type="float" office:value="7.19165085388994" calcext:value-type="float">
            <text:p>7.1916508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13" calcext:value-type="float">
            <text:p>0.1513</text:p>
          </table:table-cell>
          <table:table-cell office:value-type="float" office:value="53.22" calcext:value-type="float">
            <text:p>53.22</text:p>
          </table:table-cell>
          <table:table-cell office:value-type="float" office:value="4.65" calcext:value-type="float">
            <text:p>4.65</text:p>
          </table:table-cell>
          <table:table-cell office:value-type="float" office:value="0.629" calcext:value-type="float">
            <text:p>0.629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99.33" calcext:value-type="float">
            <text:p>99.33</text:p>
          </table:table-cell>
          <table:table-cell office:value-type="float" office:value="3.006" calcext:value-type="float">
            <text:p>3.006</text:p>
          </table:table-cell>
          <table:table-cell table:formula="of:=[.H313]/4" office:value-type="float" office:value="0.7515" calcext:value-type="float">
            <text:p>0.7515</text:p>
          </table:table-cell>
          <table:table-cell/>
          <table:table-cell table:formula="of:=[.D313]/[.E313]" office:value-type="float" office:value="7.39268680445151" calcext:value-type="float">
            <text:p>7.3926868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45.08" calcext:value-type="float">
            <text:p>45.08</text:p>
          </table:table-cell>
          <table:table-cell office:value-type="float" office:value="4.814" calcext:value-type="float">
            <text:p>4.814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116" calcext:value-type="float">
            <text:p>0.116</text:p>
          </table:table-cell>
          <table:table-cell office:value-type="float" office:value="76.09" calcext:value-type="float">
            <text:p>76.09</text:p>
          </table:table-cell>
          <table:table-cell office:value-type="float" office:value="3.099" calcext:value-type="float">
            <text:p>3.099</text:p>
          </table:table-cell>
          <table:table-cell table:formula="of:=[.H314]/4" office:value-type="float" office:value="0.77475" calcext:value-type="float">
            <text:p>0.77475</text:p>
          </table:table-cell>
          <table:table-cell/>
          <table:table-cell table:formula="of:=[.D314]/[.E314]" office:value-type="float" office:value="7.53718490684202" calcext:value-type="float">
            <text:p>7.5371849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24" calcext:value-type="float">
            <text:p>0.1324</text:p>
          </table:table-cell>
          <table:table-cell office:value-type="float" office:value="47.73" calcext:value-type="float">
            <text:p>47.73</text:p>
          </table:table-cell>
          <table:table-cell office:value-type="float" office:value="4.689" calcext:value-type="float">
            <text:p>4.689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72.42" calcext:value-type="float">
            <text:p>72.42</text:p>
          </table:table-cell>
          <table:table-cell office:value-type="float" office:value="3.296" calcext:value-type="float">
            <text:p>3.296</text:p>
          </table:table-cell>
          <table:table-cell table:formula="of:=[.H315]/4" office:value-type="float" office:value="0.824" calcext:value-type="float">
            <text:p>0.824</text:p>
          </table:table-cell>
          <table:table-cell/>
          <table:table-cell table:formula="of:=[.D315]/[.E315]" office:value-type="float" office:value="6.59957776213934" calcext:value-type="float">
            <text:p>6.5995777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2" calcext:value-type="float">
            <text:p>0.2042</text:p>
          </table:table-cell>
          <table:table-cell office:value-type="float" office:value="36.37" calcext:value-type="float">
            <text:p>36.37</text:p>
          </table:table-cell>
          <table:table-cell office:value-type="float" office:value="4.973" calcext:value-type="float">
            <text:p>4.973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1584" calcext:value-type="float">
            <text:p>0.1584</text:p>
          </table:table-cell>
          <table:table-cell office:value-type="float" office:value="62.42" calcext:value-type="float">
            <text:p>62.42</text:p>
          </table:table-cell>
          <table:table-cell office:value-type="float" office:value="3.26" calcext:value-type="float">
            <text:p>3.26</text:p>
          </table:table-cell>
          <table:table-cell table:formula="of:=[.H316]/4" office:value-type="float" office:value="0.815" calcext:value-type="float">
            <text:p>0.815</text:p>
          </table:table-cell>
          <table:table-cell/>
          <table:table-cell table:formula="of:=[.D316]/[.E316]" office:value-type="float" office:value="7.14408849303261" calcext:value-type="float">
            <text:p>7.144088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196" calcext:value-type="float">
            <text:p>0.07196</text:p>
          </table:table-cell>
          <table:table-cell office:value-type="float" office:value="73.59" calcext:value-type="float">
            <text:p>73.59</text:p>
          </table:table-cell>
          <table:table-cell office:value-type="float" office:value="4.381" calcext:value-type="float">
            <text:p>4.381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0141" calcext:value-type="float">
            <text:p>0.0141</text:p>
          </table:table-cell>
          <table:table-cell office:value-type="float" office:value="119.7" calcext:value-type="float">
            <text:p>119.7</text:p>
          </table:table-cell>
          <table:table-cell office:value-type="float" office:value="2.935" calcext:value-type="float">
            <text:p>2.935</text:p>
          </table:table-cell>
          <table:table-cell table:formula="of:=[.H317]/4" office:value-type="float" office:value="0.73375" calcext:value-type="float">
            <text:p>0.73375</text:p>
          </table:table-cell>
          <table:table-cell/>
          <table:table-cell table:formula="of:=[.D317]/[.E317]" office:value-type="float" office:value="7.26293103448276" calcext:value-type="float">
            <text:p>7.26293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" calcext:value-type="float">
            <text:p>0.2318</text:p>
          </table:table-cell>
          <table:table-cell office:value-type="float" office:value="23.22" calcext:value-type="float">
            <text:p>23.22</text:p>
          </table:table-cell>
          <table:table-cell office:value-type="float" office:value="5.778" calcext:value-type="float">
            <text:p>5.778</text:p>
          </table:table-cell>
          <table:table-cell office:value-type="float" office:value="0.7617" calcext:value-type="float">
            <text:p>0.7617</text:p>
          </table:table-cell>
          <table:table-cell office:value-type="float" office:value="0.2033" calcext:value-type="float">
            <text:p>0.2033</text:p>
          </table:table-cell>
          <table:table-cell office:value-type="float" office:value="38.58" calcext:value-type="float">
            <text:p>38.58</text:p>
          </table:table-cell>
          <table:table-cell office:value-type="float" office:value="3.617" calcext:value-type="float">
            <text:p>3.617</text:p>
          </table:table-cell>
          <table:table-cell table:formula="of:=[.H318]/4" office:value-type="float" office:value="0.90425" calcext:value-type="float">
            <text:p>0.90425</text:p>
          </table:table-cell>
          <table:table-cell/>
          <table:table-cell table:formula="of:=[.D318]/[.E318]" office:value-type="float" office:value="7.58566364710516" calcext:value-type="float">
            <text:p>7.5856636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67" calcext:value-type="float">
            <text:p>0.1467</text:p>
          </table:table-cell>
          <table:table-cell office:value-type="float" office:value="44.78" calcext:value-type="float">
            <text:p>44.78</text:p>
          </table:table-cell>
          <table:table-cell office:value-type="float" office:value="4.738" calcext:value-type="float">
            <text:p>4.738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1176" calcext:value-type="float">
            <text:p>0.1176</text:p>
          </table:table-cell>
          <table:table-cell office:value-type="float" office:value="66.77" calcext:value-type="float">
            <text:p>66.77</text:p>
          </table:table-cell>
          <table:table-cell office:value-type="float" office:value="3.232" calcext:value-type="float">
            <text:p>3.232</text:p>
          </table:table-cell>
          <table:table-cell table:formula="of:=[.H319]/4" office:value-type="float" office:value="0.808" calcext:value-type="float">
            <text:p>0.808</text:p>
          </table:table-cell>
          <table:table-cell/>
          <table:table-cell table:formula="of:=[.D319]/[.E319]" office:value-type="float" office:value="6.98099307499632" calcext:value-type="float">
            <text:p>6.980993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55" calcext:value-type="float">
            <text:p>0.2055</text:p>
          </table:table-cell>
          <table:table-cell office:value-type="float" office:value="35.76" calcext:value-type="float">
            <text:p>35.76</text:p>
          </table:table-cell>
          <table:table-cell office:value-type="float" office:value="5.232" calcext:value-type="float">
            <text:p>5.232</text:p>
          </table:table-cell>
          <table:table-cell office:value-type="float" office:value="0.678" calcext:value-type="float">
            <text:p>0.678</text:p>
          </table:table-cell>
          <table:table-cell office:value-type="float" office:value="0.16" calcext:value-type="float">
            <text:p>0.16</text:p>
          </table:table-cell>
          <table:table-cell office:value-type="float" office:value="61.71" calcext:value-type="float">
            <text:p>61.71</text:p>
          </table:table-cell>
          <table:table-cell office:value-type="float" office:value="3.294" calcext:value-type="float">
            <text:p>3.294</text:p>
          </table:table-cell>
          <table:table-cell table:formula="of:=[.H320]/4" office:value-type="float" office:value="0.8235" calcext:value-type="float">
            <text:p>0.8235</text:p>
          </table:table-cell>
          <table:table-cell/>
          <table:table-cell table:formula="of:=[.D320]/[.E320]" office:value-type="float" office:value="7.71681415929204" calcext:value-type="float">
            <text:p>7.7168141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7" calcext:value-type="float">
            <text:p>0.1047</text:p>
          </table:table-cell>
          <table:table-cell office:value-type="float" office:value="57.21" calcext:value-type="float">
            <text:p>57.21</text:p>
          </table:table-cell>
          <table:table-cell office:value-type="float" office:value="4.674" calcext:value-type="float">
            <text:p>4.674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05229" calcext:value-type="float">
            <text:p>0.05229</text:p>
          </table:table-cell>
          <table:table-cell office:value-type="float" office:value="92.63" calcext:value-type="float">
            <text:p>92.63</text:p>
          </table:table-cell>
          <table:table-cell office:value-type="float" office:value="3.123" calcext:value-type="float">
            <text:p>3.123</text:p>
          </table:table-cell>
          <table:table-cell table:formula="of:=[.H321]/4" office:value-type="float" office:value="0.78075" calcext:value-type="float">
            <text:p>0.78075</text:p>
          </table:table-cell>
          <table:table-cell/>
          <table:table-cell table:formula="of:=[.D321]/[.E321]" office:value-type="float" office:value="7.20740169622205" calcext:value-type="float">
            <text:p>7.2074016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2" calcext:value-type="float">
            <text:p>0.1832</text:p>
          </table:table-cell>
          <table:table-cell office:value-type="float" office:value="41" calcext:value-type="float">
            <text:p>41</text:p>
          </table:table-cell>
          <table:table-cell office:value-type="float" office:value="4.885" calcext:value-type="float">
            <text:p>4.885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1203" calcext:value-type="float">
            <text:p>0.1203</text:p>
          </table:table-cell>
          <table:table-cell office:value-type="float" office:value="77.23" calcext:value-type="float">
            <text:p>77.23</text:p>
          </table:table-cell>
          <table:table-cell office:value-type="float" office:value="3.081" calcext:value-type="float">
            <text:p>3.081</text:p>
          </table:table-cell>
          <table:table-cell table:formula="of:=[.H322]/4" office:value-type="float" office:value="0.77025" calcext:value-type="float">
            <text:p>0.77025</text:p>
          </table:table-cell>
          <table:table-cell/>
          <table:table-cell table:formula="of:=[.D322]/[.E322]" office:value-type="float" office:value="7.54789864029666" calcext:value-type="float">
            <text:p>7.5478986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4" calcext:value-type="float">
            <text:p>0.1024</text:p>
          </table:table-cell>
          <table:table-cell office:value-type="float" office:value="69.23" calcext:value-type="float">
            <text:p>69.23</text:p>
          </table:table-cell>
          <table:table-cell office:value-type="float" office:value="4.142" calcext:value-type="float">
            <text:p>4.142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4546" calcext:value-type="float">
            <text:p>0.04546</text:p>
          </table:table-cell>
          <table:table-cell office:value-type="float" office:value="107.9" calcext:value-type="float">
            <text:p>107.9</text:p>
          </table:table-cell>
          <table:table-cell office:value-type="float" office:value="3.031" calcext:value-type="float">
            <text:p>3.031</text:p>
          </table:table-cell>
          <table:table-cell table:formula="of:=[.H323]/4" office:value-type="float" office:value="0.75775" calcext:value-type="float">
            <text:p>0.75775</text:p>
          </table:table-cell>
          <table:table-cell/>
          <table:table-cell table:formula="of:=[.D323]/[.E323]" office:value-type="float" office:value="6.23138257860689" calcext:value-type="float">
            <text:p>6.2313825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951" calcext:value-type="float">
            <text:p>0.09951</text:p>
          </table:table-cell>
          <table:table-cell office:value-type="float" office:value="59.84" calcext:value-type="float">
            <text:p>59.84</text:p>
          </table:table-cell>
          <table:table-cell office:value-type="float" office:value="4.581" calcext:value-type="float">
            <text:p>4.581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052" calcext:value-type="float">
            <text:p>0.052</text:p>
          </table:table-cell>
          <table:table-cell office:value-type="float" office:value="95.96" calcext:value-type="float">
            <text:p>95.96</text:p>
          </table:table-cell>
          <table:table-cell office:value-type="float" office:value="3.053" calcext:value-type="float">
            <text:p>3.053</text:p>
          </table:table-cell>
          <table:table-cell table:formula="of:=[.H324]/4" office:value-type="float" office:value="0.76325" calcext:value-type="float">
            <text:p>0.76325</text:p>
          </table:table-cell>
          <table:table-cell/>
          <table:table-cell table:formula="of:=[.D324]/[.E324]" office:value-type="float" office:value="7.23925410872313" calcext:value-type="float">
            <text:p>7.2392541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45.83" calcext:value-type="float">
            <text:p>45.83</text:p>
          </table:table-cell>
          <table:table-cell office:value-type="float" office:value="4.868" calcext:value-type="float">
            <text:p>4.868</text:p>
          </table:table-cell>
          <table:table-cell office:value-type="float" office:value="0.6665" calcext:value-type="float">
            <text:p>0.6665</text:p>
          </table:table-cell>
          <table:table-cell office:value-type="float" office:value="0.1053" calcext:value-type="float">
            <text:p>0.1053</text:p>
          </table:table-cell>
          <table:table-cell office:value-type="float" office:value="77.25" calcext:value-type="float">
            <text:p>77.25</text:p>
          </table:table-cell>
          <table:table-cell office:value-type="float" office:value="3.183" calcext:value-type="float">
            <text:p>3.183</text:p>
          </table:table-cell>
          <table:table-cell table:formula="of:=[.H325]/4" office:value-type="float" office:value="0.79575" calcext:value-type="float">
            <text:p>0.79575</text:p>
          </table:table-cell>
          <table:table-cell/>
          <table:table-cell table:formula="of:=[.D325]/[.E325]" office:value-type="float" office:value="7.30382595648912" calcext:value-type="float">
            <text:p>7.3038259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71" calcext:value-type="float">
            <text:p>28.71</text:p>
          </table:table-cell>
          <table:table-cell office:value-type="float" office:value="5.605" calcext:value-type="float">
            <text:p>5.605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1694" calcext:value-type="float">
            <text:p>0.1694</text:p>
          </table:table-cell>
          <table:table-cell office:value-type="float" office:value="55.92" calcext:value-type="float">
            <text:p>55.92</text:p>
          </table:table-cell>
          <table:table-cell office:value-type="float" office:value="3.226" calcext:value-type="float">
            <text:p>3.226</text:p>
          </table:table-cell>
          <table:table-cell table:formula="of:=[.H326]/4" office:value-type="float" office:value="0.8065" calcext:value-type="float">
            <text:p>0.8065</text:p>
          </table:table-cell>
          <table:table-cell/>
          <table:table-cell table:formula="of:=[.D326]/[.E326]" office:value-type="float" office:value="8.59794447001074" calcext:value-type="float">
            <text:p>8.59794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5" calcext:value-type="float">
            <text:p>0.1625</text:p>
          </table:table-cell>
          <table:table-cell office:value-type="float" office:value="47.68" calcext:value-type="float">
            <text:p>47.68</text:p>
          </table:table-cell>
          <table:table-cell office:value-type="float" office:value="4.66" calcext:value-type="float">
            <text:p>4.66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09343" calcext:value-type="float">
            <text:p>0.09343</text:p>
          </table:table-cell>
          <table:table-cell office:value-type="float" office:value="87.61" calcext:value-type="float">
            <text:p>87.61</text:p>
          </table:table-cell>
          <table:table-cell office:value-type="float" office:value="3.066" calcext:value-type="float">
            <text:p>3.066</text:p>
          </table:table-cell>
          <table:table-cell table:formula="of:=[.H327]/4" office:value-type="float" office:value="0.7665" calcext:value-type="float">
            <text:p>0.7665</text:p>
          </table:table-cell>
          <table:table-cell/>
          <table:table-cell table:formula="of:=[.D327]/[.E327]" office:value-type="float" office:value="7.12211523765857" calcext:value-type="float">
            <text:p>7.1221152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6" calcext:value-type="float">
            <text:p>0.2236</text:p>
          </table:table-cell>
          <table:table-cell office:value-type="float" office:value="36.31" calcext:value-type="float">
            <text:p>36.31</text:p>
          </table:table-cell>
          <table:table-cell office:value-type="float" office:value="5.141" calcext:value-type="float">
            <text:p>5.141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1483" calcext:value-type="float">
            <text:p>0.1483</text:p>
          </table:table-cell>
          <table:table-cell office:value-type="float" office:value="75.37" calcext:value-type="float">
            <text:p>75.37</text:p>
          </table:table-cell>
          <table:table-cell office:value-type="float" office:value="3.13" calcext:value-type="float">
            <text:p>3.13</text:p>
          </table:table-cell>
          <table:table-cell table:formula="of:=[.H328]/4" office:value-type="float" office:value="0.7825" calcext:value-type="float">
            <text:p>0.7825</text:p>
          </table:table-cell>
          <table:table-cell/>
          <table:table-cell table:formula="of:=[.D328]/[.E328]" office:value-type="float" office:value="7.83569577808261" calcext:value-type="float">
            <text:p>7.8356957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" calcext:value-type="float">
            <text:p>0.1692</text:p>
          </table:table-cell>
          <table:table-cell office:value-type="float" office:value="40.64" calcext:value-type="float">
            <text:p>40.64</text:p>
          </table:table-cell>
          <table:table-cell office:value-type="float" office:value="5.115" calcext:value-type="float">
            <text:p>5.115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1126" calcext:value-type="float">
            <text:p>0.1126</text:p>
          </table:table-cell>
          <table:table-cell office:value-type="float" office:value="72.28" calcext:value-type="float">
            <text:p>72.28</text:p>
          </table:table-cell>
          <table:table-cell office:value-type="float" office:value="3.223" calcext:value-type="float">
            <text:p>3.223</text:p>
          </table:table-cell>
          <table:table-cell table:formula="of:=[.H329]/4" office:value-type="float" office:value="0.80575" calcext:value-type="float">
            <text:p>0.80575</text:p>
          </table:table-cell>
          <table:table-cell/>
          <table:table-cell table:formula="of:=[.D329]/[.E329]" office:value-type="float" office:value="7.70099367660343" calcext:value-type="float">
            <text:p>7.7009936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46" calcext:value-type="float">
            <text:p>0.1946</text:p>
          </table:table-cell>
          <table:table-cell office:value-type="float" office:value="42.41" calcext:value-type="float">
            <text:p>42.41</text:p>
          </table:table-cell>
          <table:table-cell office:value-type="float" office:value="4.838" calcext:value-type="float">
            <text:p>4.838</text:p>
          </table:table-cell>
          <table:table-cell office:value-type="float" office:value="0.6356" calcext:value-type="float">
            <text:p>0.6356</text:p>
          </table:table-cell>
          <table:table-cell office:value-type="float" office:value="0.115" calcext:value-type="float">
            <text:p>0.115</text:p>
          </table:table-cell>
          <table:table-cell office:value-type="float" office:value="86.83" calcext:value-type="float">
            <text:p>86.83</text:p>
          </table:table-cell>
          <table:table-cell office:value-type="float" office:value="3.016" calcext:value-type="float">
            <text:p>3.016</text:p>
          </table:table-cell>
          <table:table-cell table:formula="of:=[.H330]/4" office:value-type="float" office:value="0.754" calcext:value-type="float">
            <text:p>0.754</text:p>
          </table:table-cell>
          <table:table-cell/>
          <table:table-cell table:formula="of:=[.D330]/[.E330]" office:value-type="float" office:value="7.6117054751416" calcext:value-type="float">
            <text:p>7.6117054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4" calcext:value-type="float">
            <text:p>0.1664</text:p>
          </table:table-cell>
          <table:table-cell office:value-type="float" office:value="39.12" calcext:value-type="float">
            <text:p>39.12</text:p>
          </table:table-cell>
          <table:table-cell office:value-type="float" office:value="5.126" calcext:value-type="float">
            <text:p>5.126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1221" calcext:value-type="float">
            <text:p>0.1221</text:p>
          </table:table-cell>
          <table:table-cell office:value-type="float" office:value="66.93" calcext:value-type="float">
            <text:p>66.93</text:p>
          </table:table-cell>
          <table:table-cell office:value-type="float" office:value="3.206" calcext:value-type="float">
            <text:p>3.206</text:p>
          </table:table-cell>
          <table:table-cell table:formula="of:=[.H331]/4" office:value-type="float" office:value="0.8015" calcext:value-type="float">
            <text:p>0.8015</text:p>
          </table:table-cell>
          <table:table-cell/>
          <table:table-cell table:formula="of:=[.D331]/[.E331]" office:value-type="float" office:value="7.81283340954123" calcext:value-type="float">
            <text:p>7.8128334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16" calcext:value-type="float">
            <text:p>0.1416</text:p>
          </table:table-cell>
          <table:table-cell office:value-type="float" office:value="56.86" calcext:value-type="float">
            <text:p>56.86</text:p>
          </table:table-cell>
          <table:table-cell office:value-type="float" office:value="4.523" calcext:value-type="float">
            <text:p>4.523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07332" calcext:value-type="float">
            <text:p>0.07332</text:p>
          </table:table-cell>
          <table:table-cell office:value-type="float" office:value="101.7" calcext:value-type="float">
            <text:p>101.7</text:p>
          </table:table-cell>
          <table:table-cell office:value-type="float" office:value="2.971" calcext:value-type="float">
            <text:p>2.971</text:p>
          </table:table-cell>
          <table:table-cell table:formula="of:=[.H332]/4" office:value-type="float" office:value="0.74275" calcext:value-type="float">
            <text:p>0.74275</text:p>
          </table:table-cell>
          <table:table-cell/>
          <table:table-cell table:formula="of:=[.D332]/[.E332]" office:value-type="float" office:value="7.29163308076737" calcext:value-type="float">
            <text:p>7.2916330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84" calcext:value-type="float">
            <text:p>0.1584</text:p>
          </table:table-cell>
          <table:table-cell office:value-type="float" office:value="50.67" calcext:value-type="float">
            <text:p>50.67</text:p>
          </table:table-cell>
          <table:table-cell office:value-type="float" office:value="4.741" calcext:value-type="float">
            <text:p>4.741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07673" calcext:value-type="float">
            <text:p>0.07673</text:p>
          </table:table-cell>
          <table:table-cell office:value-type="float" office:value="98.47" calcext:value-type="float">
            <text:p>98.47</text:p>
          </table:table-cell>
          <table:table-cell office:value-type="float" office:value="3.026" calcext:value-type="float">
            <text:p>3.026</text:p>
          </table:table-cell>
          <table:table-cell table:formula="of:=[.H333]/4" office:value-type="float" office:value="0.7565" calcext:value-type="float">
            <text:p>0.7565</text:p>
          </table:table-cell>
          <table:table-cell/>
          <table:table-cell table:formula="of:=[.D333]/[.E333]" office:value-type="float" office:value="7.48854841257305" calcext:value-type="float">
            <text:p>7.4885484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21" calcext:value-type="float">
            <text:p>0.1321</text:p>
          </table:table-cell>
          <table:table-cell office:value-type="float" office:value="64.98" calcext:value-type="float">
            <text:p>64.98</text:p>
          </table:table-cell>
          <table:table-cell office:value-type="float" office:value="4.28" calcext:value-type="float">
            <text:p>4.28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03826" calcext:value-type="float">
            <text:p>0.03826</text:p>
          </table:table-cell>
          <table:table-cell office:value-type="float" office:value="123.2" calcext:value-type="float">
            <text:p>123.2</text:p>
          </table:table-cell>
          <table:table-cell office:value-type="float" office:value="2.936" calcext:value-type="float">
            <text:p>2.936</text:p>
          </table:table-cell>
          <table:table-cell table:formula="of:=[.H334]/4" office:value-type="float" office:value="0.734" calcext:value-type="float">
            <text:p>0.734</text:p>
          </table:table-cell>
          <table:table-cell/>
          <table:table-cell table:formula="of:=[.D334]/[.E334]" office:value-type="float" office:value="6.72850180789184" calcext:value-type="float">
            <text:p>6.7285018079</text:p>
          </table:table-cell>
        </table:table-row>
      </table:table>
      <table:table table:name="Sheet4" table:style-name="ta1">
        <table:table-column table:style-name="co1" table:number-columns-repeated="8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-val</text:p>
          </table:table-cell>
          <table:table-cell table:style-name="ce1" office:value-type="string" calcext:value-type="string">
            <text:p>K11 coop</text:p>
          </table:table-cell>
          <table:table-cell table:style-name="ce1" office:value-type="string" calcext:value-type="string">
            <text:p>L20 coop</text:p>
          </table:table-cell>
          <table:table-cell table:style-name="ce1" office:value-type="string" calcext:value-type="string">
            <text:p>K21 coop</text:p>
          </table:table-cell>
          <table:table-cell table:style-name="ce1" office:value-type="string" calcext:value-type="string">
            <text:p>K22 coop</text:p>
          </table:table-cell>
          <table:table-cell table:style-name="ce1" office:value-type="string" calcext:value-type="string">
            <text:p>K11 nocoop</text:p>
          </table:table-cell>
          <table:table-cell table:style-name="ce1" office:value-type="string" calcext:value-type="string">
            <text:p>L20 nocoop</text:p>
          </table:table-cell>
          <table:table-cell table:style-name="ce1" office:value-type="string" calcext:value-type="string">
            <text:p>K21 nocoop</text:p>
          </table:table-cell>
          <table:table-cell office:value-type="string" calcext:value-type="string">
            <text:p>K21/4</text:p>
          </table:table-cell>
          <table:table-cell table:number-columns-repeated="2"/>
        </table:table-row>
        <table:table-row table:style-name="ro1">
          <table:table-cell office:value-type="float" office:value="0.8381" calcext:value-type="float">
            <text:p>0.8381</text:p>
          </table:table-cell>
          <table:table-cell office:value-type="float" office:value="0.2149" calcext:value-type="float">
            <text:p>0.2149</text:p>
          </table:table-cell>
          <table:table-cell office:value-type="float" office:value="43.21" calcext:value-type="float">
            <text:p>43.21</text:p>
          </table:table-cell>
          <table:table-cell office:value-type="float" office:value="3.322" calcext:value-type="float">
            <text:p>3.322</text:p>
          </table:table-cell>
          <table:table-cell office:value-type="float" office:value="0.842" calcext:value-type="float">
            <text:p>0.842</text:p>
          </table:table-cell>
          <table:table-cell office:value-type="float" office:value="0.2161" calcext:value-type="float">
            <text:p>0.2161</text:p>
          </table:table-cell>
          <table:table-cell office:value-type="float" office:value="42.6" calcext:value-type="float">
            <text:p>42.6</text:p>
          </table:table-cell>
          <table:table-cell office:value-type="float" office:value="3.356" calcext:value-type="float">
            <text:p>3.356</text:p>
          </table:table-cell>
          <table:table-cell table:formula="of:=[.H2]/4" office:value-type="float" office:value="0.839" calcext:value-type="float">
            <text:p>0.839</text:p>
          </table:table-cell>
          <table:table-cell/>
          <table:table-cell table:formula="of:=[.D2]/[.E2]" office:value-type="float" office:value="3.94536817102138" calcext:value-type="float">
            <text:p>3.945368171</text:p>
          </table:table-cell>
        </table:table-row>
        <table:table-row table:style-name="ro1">
          <table:table-cell office:value-type="float" office:value="0.2121" calcext:value-type="float">
            <text:p>0.2121</text:p>
          </table:table-cell>
          <table:table-cell office:value-type="float" office:value="0.2011" calcext:value-type="float">
            <text:p>0.2011</text:p>
          </table:table-cell>
          <table:table-cell office:value-type="float" office:value="48.61" calcext:value-type="float">
            <text:p>48.61</text:p>
          </table:table-cell>
          <table:table-cell office:value-type="float" office:value="3.235" calcext:value-type="float">
            <text:p>3.235</text:p>
          </table:table-cell>
          <table:table-cell office:value-type="float" office:value="0.874" calcext:value-type="float">
            <text:p>0.874</text:p>
          </table:table-cell>
          <table:table-cell office:value-type="float" office:value="0.2081" calcext:value-type="float">
            <text:p>0.2081</text:p>
          </table:table-cell>
          <table:table-cell office:value-type="float" office:value="44.89" calcext:value-type="float">
            <text:p>44.89</text:p>
          </table:table-cell>
          <table:table-cell office:value-type="float" office:value="3.426" calcext:value-type="float">
            <text:p>3.426</text:p>
          </table:table-cell>
          <table:table-cell table:formula="of:=[.H3]/4" office:value-type="float" office:value="0.8565" calcext:value-type="float">
            <text:p>0.8565</text:p>
          </table:table-cell>
          <table:table-cell/>
          <table:table-cell table:formula="of:=[.D3]/[.E3]" office:value-type="float" office:value="3.70137299771167" calcext:value-type="float">
            <text:p>3.7013729977</text:p>
          </table:table-cell>
        </table:table-row>
        <table:table-row table:style-name="ro1">
          <table:table-cell office:value-type="float" office:value="0.3403" calcext:value-type="float">
            <text:p>0.3403</text:p>
          </table:table-cell>
          <table:table-cell office:value-type="float" office:value="0.2081" calcext:value-type="float">
            <text:p>0.2081</text:p>
          </table:table-cell>
          <table:table-cell office:value-type="float" office:value="40" calcext:value-type="float">
            <text:p>40</text:p>
          </table:table-cell>
          <table:table-cell office:value-type="float" office:value="3.544" calcext:value-type="float">
            <text:p>3.544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2041" calcext:value-type="float">
            <text:p>0.2041</text:p>
          </table:table-cell>
          <table:table-cell office:value-type="float" office:value="42.41" calcext:value-type="float">
            <text:p>42.41</text:p>
          </table:table-cell>
          <table:table-cell office:value-type="float" office:value="3.373" calcext:value-type="float">
            <text:p>3.373</text:p>
          </table:table-cell>
          <table:table-cell table:formula="of:=[.H4]/4" office:value-type="float" office:value="0.84325" calcext:value-type="float">
            <text:p>0.84325</text:p>
          </table:table-cell>
          <table:table-cell/>
          <table:table-cell table:formula="of:=[.D4]/[.E4]" office:value-type="float" office:value="4.28588704801064" calcext:value-type="float">
            <text:p>4.285887048</text:p>
          </table:table-cell>
        </table:table-row>
        <table:table-row table:style-name="ro1">
          <table:table-cell office:value-type="float" office:value="0.0819" calcext:value-type="float">
            <text:p>0.0819</text:p>
          </table:table-cell>
          <table:table-cell office:value-type="float" office:value="0.1306" calcext:value-type="float">
            <text:p>0.1306</text:p>
          </table:table-cell>
          <table:table-cell office:value-type="float" office:value="65.92" calcext:value-type="float">
            <text:p>65.92</text:p>
          </table:table-cell>
          <table:table-cell office:value-type="float" office:value="3.344" calcext:value-type="float">
            <text:p>3.344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1189" calcext:value-type="float">
            <text:p>0.1189</text:p>
          </table:table-cell>
          <table:table-cell office:value-type="float" office:value="73.2" calcext:value-type="float">
            <text:p>73.2</text:p>
          </table:table-cell>
          <table:table-cell office:value-type="float" office:value="3.099" calcext:value-type="float">
            <text:p>3.099</text:p>
          </table:table-cell>
          <table:table-cell table:formula="of:=[.H5]/4" office:value-type="float" office:value="0.77475" calcext:value-type="float">
            <text:p>0.77475</text:p>
          </table:table-cell>
          <table:table-cell/>
          <table:table-cell table:formula="of:=[.D5]/[.E5]" office:value-type="float" office:value="4.45688391310143" calcext:value-type="float">
            <text:p>4.4568839131</text:p>
          </table:table-cell>
        </table:table-row>
        <table:table-row table:style-name="ro1">
          <table:table-cell office:value-type="float" office:value="0.8426" calcext:value-type="float">
            <text:p>0.8426</text:p>
          </table:table-cell>
          <table:table-cell office:value-type="float" office:value="0.1659" calcext:value-type="float">
            <text:p>0.1659</text:p>
          </table:table-cell>
          <table:table-cell office:value-type="float" office:value="52.94" calcext:value-type="float">
            <text:p>52.94</text:p>
          </table:table-cell>
          <table:table-cell office:value-type="float" office:value="3.253" calcext:value-type="float">
            <text:p>3.253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1666" calcext:value-type="float">
            <text:p>0.1666</text:p>
          </table:table-cell>
          <table:table-cell office:value-type="float" office:value="52.45" calcext:value-type="float">
            <text:p>52.45</text:p>
          </table:table-cell>
          <table:table-cell office:value-type="float" office:value="3.281" calcext:value-type="float">
            <text:p>3.281</text:p>
          </table:table-cell>
          <table:table-cell table:formula="of:=[.H6]/4" office:value-type="float" office:value="0.82025" calcext:value-type="float">
            <text:p>0.82025</text:p>
          </table:table-cell>
          <table:table-cell/>
          <table:table-cell table:formula="of:=[.D6]/[.E6]" office:value-type="float" office:value="3.94973288003885" calcext:value-type="float">
            <text:p>3.94973288</text:p>
          </table:table-cell>
        </table:table-row>
        <table:table-row table:style-name="ro1">
          <table:table-cell office:value-type="float" office:value="0.8825" calcext:value-type="float">
            <text:p>0.8825</text:p>
          </table:table-cell>
          <table:table-cell office:value-type="float" office:value="0.1572" calcext:value-type="float">
            <text:p>0.1572</text:p>
          </table:table-cell>
          <table:table-cell office:value-type="float" office:value="74.27" calcext:value-type="float">
            <text:p>74.27</text:p>
          </table:table-cell>
          <table:table-cell office:value-type="float" office:value="3.05" calcext:value-type="float">
            <text:p>3.05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1583" calcext:value-type="float">
            <text:p>0.1583</text:p>
          </table:table-cell>
          <table:table-cell office:value-type="float" office:value="73.56" calcext:value-type="float">
            <text:p>73.56</text:p>
          </table:table-cell>
          <table:table-cell office:value-type="float" office:value="3.068" calcext:value-type="float">
            <text:p>3.068</text:p>
          </table:table-cell>
          <table:table-cell table:formula="of:=[.H7]/4" office:value-type="float" office:value="0.767" calcext:value-type="float">
            <text:p>0.767</text:p>
          </table:table-cell>
          <table:table-cell/>
          <table:table-cell table:formula="of:=[.D7]/[.E7]" office:value-type="float" office:value="3.96773773903994" calcext:value-type="float">
            <text:p>3.967737739</text:p>
          </table:table-cell>
        </table:table-row>
        <table:table-row table:style-name="ro1">
          <table:table-cell office:value-type="float" office:value="0.1165" calcext:value-type="float">
            <text:p>0.1165</text:p>
          </table:table-cell>
          <table:table-cell office:value-type="float" office:value="0.2088" calcext:value-type="float">
            <text:p>0.2088</text:p>
          </table:table-cell>
          <table:table-cell office:value-type="float" office:value="41.46" calcext:value-type="float">
            <text:p>41.46</text:p>
          </table:table-cell>
          <table:table-cell office:value-type="float" office:value="3.573" calcext:value-type="float">
            <text:p>3.573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2023" calcext:value-type="float">
            <text:p>0.2023</text:p>
          </table:table-cell>
          <table:table-cell office:value-type="float" office:value="45.28" calcext:value-type="float">
            <text:p>45.28</text:p>
          </table:table-cell>
          <table:table-cell office:value-type="float" office:value="3.318" calcext:value-type="float">
            <text:p>3.318</text:p>
          </table:table-cell>
          <table:table-cell table:formula="of:=[.H8]/4" office:value-type="float" office:value="0.8295" calcext:value-type="float">
            <text:p>0.8295</text:p>
          </table:table-cell>
          <table:table-cell/>
          <table:table-cell table:formula="of:=[.D8]/[.E8]" office:value-type="float" office:value="4.44126786824114" calcext:value-type="float">
            <text:p>4.4412678682</text:p>
          </table:table-cell>
        </table:table-row>
        <table:table-row table:style-name="ro1">
          <table:table-cell office:value-type="float" office:value="0.6348" calcext:value-type="float">
            <text:p>0.6348</text:p>
          </table:table-cell>
          <table:table-cell office:value-type="float" office:value="0.1771" calcext:value-type="float">
            <text:p>0.1771</text:p>
          </table:table-cell>
          <table:table-cell office:value-type="float" office:value="63.08" calcext:value-type="float">
            <text:p>63.08</text:p>
          </table:table-cell>
          <table:table-cell office:value-type="float" office:value="3.084" calcext:value-type="float">
            <text:p>3.084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1799" calcext:value-type="float">
            <text:p>0.1799</text:p>
          </table:table-cell>
          <table:table-cell office:value-type="float" office:value="61.3" calcext:value-type="float">
            <text:p>61.3</text:p>
          </table:table-cell>
          <table:table-cell office:value-type="float" office:value="3.148" calcext:value-type="float">
            <text:p>3.148</text:p>
          </table:table-cell>
          <table:table-cell table:formula="of:=[.H9]/4" office:value-type="float" office:value="0.787" calcext:value-type="float">
            <text:p>0.787</text:p>
          </table:table-cell>
          <table:table-cell/>
          <table:table-cell table:formula="of:=[.D9]/[.E9]" office:value-type="float" office:value="3.88608870967742" calcext:value-type="float">
            <text:p>3.8860887097</text:p>
          </table:table-cell>
        </table:table-row>
        <table:table-row table:style-name="ro1">
          <table:table-cell office:value-type="float" office:value="0.4996" calcext:value-type="float">
            <text:p>0.4996</text:p>
          </table:table-cell>
          <table:table-cell office:value-type="float" office:value="0.2183" calcext:value-type="float">
            <text:p>0.2183</text:p>
          </table:table-cell>
          <table:table-cell office:value-type="float" office:value="44.78" calcext:value-type="float">
            <text:p>44.78</text:p>
          </table:table-cell>
          <table:table-cell office:value-type="float" office:value="3.448" calcext:value-type="float">
            <text:p>3.448</text:p>
          </table:table-cell>
          <table:table-cell office:value-type="float" office:value="0.823" calcext:value-type="float">
            <text:p>0.823</text:p>
          </table:table-cell>
          <table:table-cell office:value-type="float" office:value="0.214" calcext:value-type="float">
            <text:p>0.214</text:p>
          </table:table-cell>
          <table:table-cell office:value-type="float" office:value="47.01" calcext:value-type="float">
            <text:p>47.01</text:p>
          </table:table-cell>
          <table:table-cell office:value-type="float" office:value="3.332" calcext:value-type="float">
            <text:p>3.332</text:p>
          </table:table-cell>
          <table:table-cell table:formula="of:=[.H10]/4" office:value-type="float" office:value="0.833" calcext:value-type="float">
            <text:p>0.833</text:p>
          </table:table-cell>
          <table:table-cell/>
          <table:table-cell table:formula="of:=[.D10]/[.E10]" office:value-type="float" office:value="4.18955042527339" calcext:value-type="float">
            <text:p>4.1895504253</text:p>
          </table:table-cell>
        </table:table-row>
        <table:table-row table:style-name="ro1">
          <table:table-cell office:value-type="float" office:value="0.9881" calcext:value-type="float">
            <text:p>0.9881</text:p>
          </table:table-cell>
          <table:table-cell office:value-type="float" office:value="0.1996" calcext:value-type="float">
            <text:p>0.1996</text:p>
          </table:table-cell>
          <table:table-cell office:value-type="float" office:value="47.52" calcext:value-type="float">
            <text:p>47.52</text:p>
          </table:table-cell>
          <table:table-cell office:value-type="float" office:value="3.347" calcext:value-type="float">
            <text:p>3.34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1997" calcext:value-type="float">
            <text:p>0.1997</text:p>
          </table:table-cell>
          <table:table-cell office:value-type="float" office:value="47.47" calcext:value-type="float">
            <text:p>47.47</text:p>
          </table:table-cell>
          <table:table-cell office:value-type="float" office:value="3.349" calcext:value-type="float">
            <text:p>3.349</text:p>
          </table:table-cell>
          <table:table-cell table:formula="of:=[.H11]/4" office:value-type="float" office:value="0.83725" calcext:value-type="float">
            <text:p>0.83725</text:p>
          </table:table-cell>
          <table:table-cell/>
          <table:table-cell table:formula="of:=[.D11]/[.E11]" office:value-type="float" office:value="3.9968951516599" calcext:value-type="float">
            <text:p>3.9968951517</text:p>
          </table:table-cell>
        </table:table-row>
        <table:table-row table:style-name="ro1">
          <table:table-cell office:value-type="float" office:value="0.8663" calcext:value-type="float">
            <text:p>0.8663</text:p>
          </table:table-cell>
          <table:table-cell office:value-type="float" office:value="0.1902" calcext:value-type="float">
            <text:p>0.1902</text:p>
          </table:table-cell>
          <table:table-cell office:value-type="float" office:value="54.37" calcext:value-type="float">
            <text:p>54.37</text:p>
          </table:table-cell>
          <table:table-cell office:value-type="float" office:value="3.221" calcext:value-type="float">
            <text:p>3.221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1912" calcext:value-type="float">
            <text:p>0.1912</text:p>
          </table:table-cell>
          <table:table-cell office:value-type="float" office:value="53.81" calcext:value-type="float">
            <text:p>53.81</text:p>
          </table:table-cell>
          <table:table-cell office:value-type="float" office:value="3.244" calcext:value-type="float">
            <text:p>3.244</text:p>
          </table:table-cell>
          <table:table-cell table:formula="of:=[.H12]/4" office:value-type="float" office:value="0.811" calcext:value-type="float">
            <text:p>0.811</text:p>
          </table:table-cell>
          <table:table-cell/>
          <table:table-cell table:formula="of:=[.D12]/[.E12]" office:value-type="float" office:value="3.96040821345137" calcext:value-type="float">
            <text:p>3.9604082135</text:p>
          </table:table-cell>
        </table:table-row>
        <table:table-row table:style-name="ro1">
          <table:table-cell office:value-type="float" office:value="0.3297" calcext:value-type="float">
            <text:p>0.3297</text:p>
          </table:table-cell>
          <table:table-cell office:value-type="float" office:value="0.1701" calcext:value-type="float">
            <text:p>0.1701</text:p>
          </table:table-cell>
          <table:table-cell office:value-type="float" office:value="55.14" calcext:value-type="float">
            <text:p>55.14</text:p>
          </table:table-cell>
          <table:table-cell office:value-type="float" office:value="3.175" calcext:value-type="float">
            <text:p>3.175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1747" calcext:value-type="float">
            <text:p>0.1747</text:p>
          </table:table-cell>
          <table:table-cell office:value-type="float" office:value="52.21" calcext:value-type="float">
            <text:p>52.21</text:p>
          </table:table-cell>
          <table:table-cell office:value-type="float" office:value="3.323" calcext:value-type="float">
            <text:p>3.323</text:p>
          </table:table-cell>
          <table:table-cell table:formula="of:=[.H13]/4" office:value-type="float" office:value="0.83075" calcext:value-type="float">
            <text:p>0.83075</text:p>
          </table:table-cell>
          <table:table-cell/>
          <table:table-cell table:formula="of:=[.D13]/[.E13]" office:value-type="float" office:value="3.74675477932499" calcext:value-type="float">
            <text:p>3.7467547793</text:p>
          </table:table-cell>
        </table:table-row>
        <table:table-row table:style-name="ro1">
          <table:table-cell office:value-type="float" office:value="0.2555" calcext:value-type="float">
            <text:p>0.2555</text:p>
          </table:table-cell>
          <table:table-cell office:value-type="float" office:value="0.2071" calcext:value-type="float">
            <text:p>0.2071</text:p>
          </table:table-cell>
          <table:table-cell office:value-type="float" office:value="34.07" calcext:value-type="float">
            <text:p>34.07</text:p>
          </table:table-cell>
          <table:table-cell office:value-type="float" office:value="3.829" calcext:value-type="float">
            <text:p>3.829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2027" calcext:value-type="float">
            <text:p>0.2027</text:p>
          </table:table-cell>
          <table:table-cell office:value-type="float" office:value="36.46" calcext:value-type="float">
            <text:p>36.46</text:p>
          </table:table-cell>
          <table:table-cell office:value-type="float" office:value="3.607" calcext:value-type="float">
            <text:p>3.607</text:p>
          </table:table-cell>
          <table:table-cell table:formula="of:=[.H14]/4" office:value-type="float" office:value="0.90175" calcext:value-type="float">
            <text:p>0.90175</text:p>
          </table:table-cell>
          <table:table-cell/>
          <table:table-cell table:formula="of:=[.D14]/[.E14]" office:value-type="float" office:value="4.34274696608824" calcext:value-type="float">
            <text:p>4.3427469661</text:p>
          </table:table-cell>
        </table:table-row>
        <table:table-row table:style-name="ro1">
          <table:table-cell office:value-type="float" office:value="0.5129" calcext:value-type="float">
            <text:p>0.5129</text:p>
          </table:table-cell>
          <table:table-cell office:value-type="float" office:value="0.1748" calcext:value-type="float">
            <text:p>0.1748</text:p>
          </table:table-cell>
          <table:table-cell office:value-type="float" office:value="55.03" calcext:value-type="float">
            <text:p>55.03</text:p>
          </table:table-cell>
          <table:table-cell office:value-type="float" office:value="3.276" calcext:value-type="float">
            <text:p>3.276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1716" calcext:value-type="float">
            <text:p>0.1716</text:p>
          </table:table-cell>
          <table:table-cell office:value-type="float" office:value="56.97" calcext:value-type="float">
            <text:p>56.97</text:p>
          </table:table-cell>
          <table:table-cell office:value-type="float" office:value="3.192" calcext:value-type="float">
            <text:p>3.192</text:p>
          </table:table-cell>
          <table:table-cell table:formula="of:=[.H15]/4" office:value-type="float" office:value="0.798" calcext:value-type="float">
            <text:p>0.798</text:p>
          </table:table-cell>
          <table:table-cell/>
          <table:table-cell table:formula="of:=[.D15]/[.E15]" office:value-type="float" office:value="4.1478855406432" calcext:value-type="float">
            <text:p>4.147885540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225" calcext:value-type="float">
            <text:p>0.225</text:p>
          </table:table-cell>
          <table:table-cell office:value-type="float" office:value="43.84" calcext:value-type="float">
            <text:p>43.84</text:p>
          </table:table-cell>
          <table:table-cell office:value-type="float" office:value="3.288" calcext:value-type="float">
            <text:p>3.288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2281" calcext:value-type="float">
            <text:p>0.2281</text:p>
          </table:table-cell>
          <table:table-cell office:value-type="float" office:value="42.18" calcext:value-type="float">
            <text:p>42.18</text:p>
          </table:table-cell>
          <table:table-cell office:value-type="float" office:value="3.379" calcext:value-type="float">
            <text:p>3.379</text:p>
          </table:table-cell>
          <table:table-cell table:formula="of:=[.H16]/4" office:value-type="float" office:value="0.84475" calcext:value-type="float">
            <text:p>0.84475</text:p>
          </table:table-cell>
          <table:table-cell/>
          <table:table-cell table:formula="of:=[.D16]/[.E16]" office:value-type="float" office:value="3.85643912737509" calcext:value-type="float">
            <text:p>3.8564391274</text:p>
          </table:table-cell>
        </table:table-row>
        <table:table-row table:style-name="ro1">
          <table:table-cell office:value-type="float" office:value="0.6132" calcext:value-type="float">
            <text:p>0.6132</text:p>
          </table:table-cell>
          <table:table-cell office:value-type="float" office:value="0.1682" calcext:value-type="float">
            <text:p>0.1682</text:p>
          </table:table-cell>
          <table:table-cell office:value-type="float" office:value="78.08" calcext:value-type="float">
            <text:p>78.08</text:p>
          </table:table-cell>
          <table:table-cell office:value-type="float" office:value="3.013" calcext:value-type="float">
            <text:p>3.013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1631" calcext:value-type="float">
            <text:p>0.1631</text:p>
          </table:table-cell>
          <table:table-cell office:value-type="float" office:value="81.29" calcext:value-type="float">
            <text:p>81.29</text:p>
          </table:table-cell>
          <table:table-cell office:value-type="float" office:value="2.945" calcext:value-type="float">
            <text:p>2.945</text:p>
          </table:table-cell>
          <table:table-cell table:formula="of:=[.H17]/4" office:value-type="float" office:value="0.73625" calcext:value-type="float">
            <text:p>0.73625</text:p>
          </table:table-cell>
          <table:table-cell/>
          <table:table-cell table:formula="of:=[.D17]/[.E17]" office:value-type="float" office:value="4.12909414828012" calcext:value-type="float">
            <text:p>4.1290941483</text:p>
          </table:table-cell>
        </table:table-row>
        <table:table-row table:style-name="ro1">
          <table:table-cell office:value-type="float" office:value="0.8814" calcext:value-type="float">
            <text:p>0.8814</text:p>
          </table:table-cell>
          <table:table-cell office:value-type="float" office:value="0.1554" calcext:value-type="float">
            <text:p>0.1554</text:p>
          </table:table-cell>
          <table:table-cell office:value-type="float" office:value="84.12" calcext:value-type="float">
            <text:p>84.12</text:p>
          </table:table-cell>
          <table:table-cell office:value-type="float" office:value="2.921" calcext:value-type="float">
            <text:p>2.921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1572" calcext:value-type="float">
            <text:p>0.1572</text:p>
          </table:table-cell>
          <table:table-cell office:value-type="float" office:value="83.04" calcext:value-type="float">
            <text:p>83.04</text:p>
          </table:table-cell>
          <table:table-cell office:value-type="float" office:value="2.941" calcext:value-type="float">
            <text:p>2.941</text:p>
          </table:table-cell>
          <table:table-cell table:formula="of:=[.H18]/4" office:value-type="float" office:value="0.73525" calcext:value-type="float">
            <text:p>0.73525</text:p>
          </table:table-cell>
          <table:table-cell/>
          <table:table-cell table:formula="of:=[.D18]/[.E18]" office:value-type="float" office:value="3.96282729616063" calcext:value-type="float">
            <text:p>3.9628272962</text:p>
          </table:table-cell>
        </table:table-row>
        <table:table-row table:style-name="ro1">
          <table:table-cell office:value-type="float" office:value="0.3045" calcext:value-type="float">
            <text:p>0.3045</text:p>
          </table:table-cell>
          <table:table-cell office:value-type="float" office:value="0.1467" calcext:value-type="float">
            <text:p>0.1467</text:p>
          </table:table-cell>
          <table:table-cell office:value-type="float" office:value="59.05" calcext:value-type="float">
            <text:p>59.05</text:p>
          </table:table-cell>
          <table:table-cell office:value-type="float" office:value="3.165" calcext:value-type="float">
            <text:p>3.165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1521" calcext:value-type="float">
            <text:p>0.1521</text:p>
          </table:table-cell>
          <table:table-cell office:value-type="float" office:value="55.68" calcext:value-type="float">
            <text:p>55.68</text:p>
          </table:table-cell>
          <table:table-cell office:value-type="float" office:value="3.317" calcext:value-type="float">
            <text:p>3.317</text:p>
          </table:table-cell>
          <table:table-cell table:formula="of:=[.H19]/4" office:value-type="float" office:value="0.82925" calcext:value-type="float">
            <text:p>0.82925</text:p>
          </table:table-cell>
          <table:table-cell/>
          <table:table-cell table:formula="of:=[.D19]/[.E19]" office:value-type="float" office:value="3.74334713187463" calcext:value-type="float">
            <text:p>3.7433471319</text:p>
          </table:table-cell>
        </table:table-row>
        <table:table-row table:style-name="ro1">
          <table:table-cell office:value-type="float" office:value="0.9648" calcext:value-type="float">
            <text:p>0.9648</text:p>
          </table:table-cell>
          <table:table-cell office:value-type="float" office:value="0.1811" calcext:value-type="float">
            <text:p>0.1811</text:p>
          </table:table-cell>
          <table:table-cell office:value-type="float" office:value="59.62" calcext:value-type="float">
            <text:p>59.62</text:p>
          </table:table-cell>
          <table:table-cell office:value-type="float" office:value="3.191" calcext:value-type="float">
            <text:p>3.191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1814" calcext:value-type="float">
            <text:p>0.1814</text:p>
          </table:table-cell>
          <table:table-cell office:value-type="float" office:value="59.45" calcext:value-type="float">
            <text:p>59.45</text:p>
          </table:table-cell>
          <table:table-cell office:value-type="float" office:value="3.197" calcext:value-type="float">
            <text:p>3.197</text:p>
          </table:table-cell>
          <table:table-cell table:formula="of:=[.H20]/4" office:value-type="float" office:value="0.79925" calcext:value-type="float">
            <text:p>0.79925</text:p>
          </table:table-cell>
          <table:table-cell/>
          <table:table-cell table:formula="of:=[.D20]/[.E20]" office:value-type="float" office:value="3.98924865608201" calcext:value-type="float">
            <text:p>3.9892486561</text:p>
          </table:table-cell>
        </table:table-row>
        <table:table-row table:style-name="ro1">
          <table:table-cell office:value-type="float" office:value="0.1737" calcext:value-type="float">
            <text:p>0.1737</text:p>
          </table:table-cell>
          <table:table-cell office:value-type="float" office:value="0.1503" calcext:value-type="float">
            <text:p>0.1503</text:p>
          </table:table-cell>
          <table:table-cell office:value-type="float" office:value="65.59" calcext:value-type="float">
            <text:p>65.59</text:p>
          </table:table-cell>
          <table:table-cell office:value-type="float" office:value="3.032" calcext:value-type="float">
            <text:p>3.032</text:p>
          </table:table-cell>
          <table:table-cell office:value-type="float" office:value="0.828" calcext:value-type="float">
            <text:p>0.828</text:p>
          </table:table-cell>
          <table:table-cell office:value-type="float" office:value="0.158" calcext:value-type="float">
            <text:p>0.158</text:p>
          </table:table-cell>
          <table:table-cell office:value-type="float" office:value="60.62" calcext:value-type="float">
            <text:p>60.62</text:p>
          </table:table-cell>
          <table:table-cell office:value-type="float" office:value="3.224" calcext:value-type="float">
            <text:p>3.224</text:p>
          </table:table-cell>
          <table:table-cell table:formula="of:=[.H21]/4" office:value-type="float" office:value="0.806" calcext:value-type="float">
            <text:p>0.806</text:p>
          </table:table-cell>
          <table:table-cell/>
          <table:table-cell table:formula="of:=[.D21]/[.E21]" office:value-type="float" office:value="3.66183574879227" calcext:value-type="float">
            <text:p>3.6618357488</text:p>
          </table:table-cell>
        </table:table-row>
        <table:table-row table:style-name="ro1">
          <table:table-cell office:value-type="float" office:value="0.9771" calcext:value-type="float">
            <text:p>0.9771</text:p>
          </table:table-cell>
          <table:table-cell office:value-type="float" office:value="0.182" calcext:value-type="float">
            <text:p>0.182</text:p>
          </table:table-cell>
          <table:table-cell office:value-type="float" office:value="53.64" calcext:value-type="float">
            <text:p>53.64</text:p>
          </table:table-cell>
          <table:table-cell office:value-type="float" office:value="3.243" calcext:value-type="float">
            <text:p>3.243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1822" calcext:value-type="float">
            <text:p>0.1822</text:p>
          </table:table-cell>
          <table:table-cell office:value-type="float" office:value="53.53" calcext:value-type="float">
            <text:p>53.53</text:p>
          </table:table-cell>
          <table:table-cell office:value-type="float" office:value="3.248" calcext:value-type="float">
            <text:p>3.248</text:p>
          </table:table-cell>
          <table:table-cell table:formula="of:=[.H22]/4" office:value-type="float" office:value="0.812" calcext:value-type="float">
            <text:p>0.812</text:p>
          </table:table-cell>
          <table:table-cell/>
          <table:table-cell table:formula="of:=[.D22]/[.E22]" office:value-type="float" office:value="3.99236735196356" calcext:value-type="float">
            <text:p>3.99236735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1824" calcext:value-type="float">
            <text:p>0.1824</text:p>
          </table:table-cell>
          <table:table-cell office:value-type="float" office:value="56.22" calcext:value-type="float">
            <text:p>56.22</text:p>
          </table:table-cell>
          <table:table-cell office:value-type="float" office:value="3.157" calcext:value-type="float">
            <text:p>3.157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1875" calcext:value-type="float">
            <text:p>0.1875</text:p>
          </table:table-cell>
          <table:table-cell office:value-type="float" office:value="53.19" calcext:value-type="float">
            <text:p>53.19</text:p>
          </table:table-cell>
          <table:table-cell office:value-type="float" office:value="3.286" calcext:value-type="float">
            <text:p>3.286</text:p>
          </table:table-cell>
          <table:table-cell table:formula="of:=[.H23]/4" office:value-type="float" office:value="0.8215" calcext:value-type="float">
            <text:p>0.8215</text:p>
          </table:table-cell>
          <table:table-cell/>
          <table:table-cell table:formula="of:=[.D23]/[.E23]" office:value-type="float" office:value="3.78446415727643" calcext:value-type="float">
            <text:p>3.7844641573</text:p>
          </table:table-cell>
        </table:table-row>
        <table:table-row table:style-name="ro1">
          <table:table-cell office:value-type="float" office:value="0.9607" calcext:value-type="float">
            <text:p>0.9607</text:p>
          </table:table-cell>
          <table:table-cell office:value-type="float" office:value="0.1714" calcext:value-type="float">
            <text:p>0.1714</text:p>
          </table:table-cell>
          <table:table-cell office:value-type="float" office:value="50.44" calcext:value-type="float">
            <text:p>50.44</text:p>
          </table:table-cell>
          <table:table-cell office:value-type="float" office:value="3.306" calcext:value-type="float">
            <text:p>3.306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1712" calcext:value-type="float">
            <text:p>0.1712</text:p>
          </table:table-cell>
          <table:table-cell office:value-type="float" office:value="50.58" calcext:value-type="float">
            <text:p>50.58</text:p>
          </table:table-cell>
          <table:table-cell office:value-type="float" office:value="3.299" calcext:value-type="float">
            <text:p>3.299</text:p>
          </table:table-cell>
          <table:table-cell table:formula="of:=[.H24]/4" office:value-type="float" office:value="0.82475" calcext:value-type="float">
            <text:p>0.82475</text:p>
          </table:table-cell>
          <table:table-cell/>
          <table:table-cell table:formula="of:=[.D24]/[.E24]" office:value-type="float" office:value="4.01262289112756" calcext:value-type="float">
            <text:p>4.0126228911</text:p>
          </table:table-cell>
        </table:table-row>
        <table:table-row table:style-name="ro1">
          <table:table-cell office:value-type="float" office:value="0.0832" calcext:value-type="float">
            <text:p>0.0832</text:p>
          </table:table-cell>
          <table:table-cell office:value-type="float" office:value="0.1135" calcext:value-type="float">
            <text:p>0.1135</text:p>
          </table:table-cell>
          <table:table-cell office:value-type="float" office:value="83.3" calcext:value-type="float">
            <text:p>83.3</text:p>
          </table:table-cell>
          <table:table-cell office:value-type="float" office:value="3.204" calcext:value-type="float">
            <text:p>3.204</text:p>
          </table:table-cell>
          <table:table-cell office:value-type="float" office:value="0.72" calcext:value-type="float">
            <text:p>0.72</text:p>
          </table:table-cell>
          <table:table-cell office:value-type="float" office:value="0.09901" calcext:value-type="float">
            <text:p>0.09901</text:p>
          </table:table-cell>
          <table:table-cell office:value-type="float" office:value="93.06" calcext:value-type="float">
            <text:p>93.06</text:p>
          </table:table-cell>
          <table:table-cell office:value-type="float" office:value="2.976" calcext:value-type="float">
            <text:p>2.976</text:p>
          </table:table-cell>
          <table:table-cell table:formula="of:=[.H25]/4" office:value-type="float" office:value="0.744" calcext:value-type="float">
            <text:p>0.744</text:p>
          </table:table-cell>
          <table:table-cell/>
          <table:table-cell table:formula="of:=[.D25]/[.E25]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0.0132" calcext:value-type="float">
            <text:p>0.0132</text:p>
          </table:table-cell>
          <table:table-cell office:value-type="float" office:value="0.2015" calcext:value-type="float">
            <text:p>0.2015</text:p>
          </table:table-cell>
          <table:table-cell office:value-type="float" office:value="53.27" calcext:value-type="float">
            <text:p>53.27</text:p>
          </table:table-cell>
          <table:table-cell office:value-type="float" office:value="3.372" calcext:value-type="float">
            <text:p>3.372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1855" calcext:value-type="float">
            <text:p>0.1855</text:p>
          </table:table-cell>
          <table:table-cell office:value-type="float" office:value="62.95" calcext:value-type="float">
            <text:p>62.95</text:p>
          </table:table-cell>
          <table:table-cell office:value-type="float" office:value="3.013" calcext:value-type="float">
            <text:p>3.013</text:p>
          </table:table-cell>
          <table:table-cell table:formula="of:=[.H26]/4" office:value-type="float" office:value="0.75325" calcext:value-type="float">
            <text:p>0.75325</text:p>
          </table:table-cell>
          <table:table-cell/>
          <table:table-cell table:formula="of:=[.D26]/[.E26]" office:value-type="float" office:value="4.67230151032285" calcext:value-type="float">
            <text:p>4.6723015103</text:p>
          </table:table-cell>
        </table:table-row>
        <table:table-row table:style-name="ro1">
          <table:table-cell office:value-type="float" office:value="0.2135" calcext:value-type="float">
            <text:p>0.2135</text:p>
          </table:table-cell>
          <table:table-cell office:value-type="float" office:value="0.2161" calcext:value-type="float">
            <text:p>0.2161</text:p>
          </table:table-cell>
          <table:table-cell office:value-type="float" office:value="40.74" calcext:value-type="float">
            <text:p>40.74</text:p>
          </table:table-cell>
          <table:table-cell office:value-type="float" office:value="3.35" calcext:value-type="float">
            <text:p>3.35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2227" calcext:value-type="float">
            <text:p>0.2227</text:p>
          </table:table-cell>
          <table:table-cell office:value-type="float" office:value="37.39" calcext:value-type="float">
            <text:p>37.39</text:p>
          </table:table-cell>
          <table:table-cell office:value-type="float" office:value="3.569" calcext:value-type="float">
            <text:p>3.569</text:p>
          </table:table-cell>
          <table:table-cell table:formula="of:=[.H27]/4" office:value-type="float" office:value="0.89225" calcext:value-type="float">
            <text:p>0.89225</text:p>
          </table:table-cell>
          <table:table-cell/>
          <table:table-cell table:formula="of:=[.D27]/[.E27]" office:value-type="float" office:value="3.67768141398617" calcext:value-type="float">
            <text:p>3.677681414</text:p>
          </table:table-cell>
        </table:table-row>
        <table:table-row table:style-name="ro1">
          <table:table-cell office:value-type="float" office:value="0.1302" calcext:value-type="float">
            <text:p>0.1302</text:p>
          </table:table-cell>
          <table:table-cell office:value-type="float" office:value="0.1146" calcext:value-type="float">
            <text:p>0.1146</text:p>
          </table:table-cell>
          <table:table-cell office:value-type="float" office:value="92.57" calcext:value-type="float">
            <text:p>92.57</text:p>
          </table:table-cell>
          <table:table-cell office:value-type="float" office:value="2.867" calcext:value-type="float">
            <text:p>2.867</text:p>
          </table:table-cell>
          <table:table-cell office:value-type="float" office:value="0.7788" calcext:value-type="float">
            <text:p>0.7788</text:p>
          </table:table-cell>
          <table:table-cell office:value-type="float" office:value="0.1273" calcext:value-type="float">
            <text:p>0.1273</text:p>
          </table:table-cell>
          <table:table-cell office:value-type="float" office:value="84.15" calcext:value-type="float">
            <text:p>84.15</text:p>
          </table:table-cell>
          <table:table-cell office:value-type="float" office:value="3.041" calcext:value-type="float">
            <text:p>3.041</text:p>
          </table:table-cell>
          <table:table-cell table:formula="of:=[.H28]/4" office:value-type="float" office:value="0.76025" calcext:value-type="float">
            <text:p>0.76025</text:p>
          </table:table-cell>
          <table:table-cell/>
          <table:table-cell table:formula="of:=[.D28]/[.E28]" office:value-type="float" office:value="3.68130457113508" calcext:value-type="float">
            <text:p>3.6813045711</text:p>
          </table:table-cell>
        </table:table-row>
        <table:table-row table:style-name="ro1">
          <table:table-cell office:value-type="float" office:value="0.0403" calcext:value-type="float">
            <text:p>0.0403</text:p>
          </table:table-cell>
          <table:table-cell office:value-type="float" office:value="0.05493" calcext:value-type="float">
            <text:p>0.05493</text:p>
          </table:table-cell>
          <table:table-cell office:value-type="float" office:value="96.82" calcext:value-type="float">
            <text:p>96.82</text:p>
          </table:table-cell>
          <table:table-cell office:value-type="float" office:value="2.871" calcext:value-type="float">
            <text:p>2.871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87.83" calcext:value-type="float">
            <text:p>87.83</text:p>
          </table:table-cell>
          <table:table-cell office:value-type="float" office:value="3.096" calcext:value-type="float">
            <text:p>3.096</text:p>
          </table:table-cell>
          <table:table-cell table:formula="of:=[.H29]/4" office:value-type="float" office:value="0.774" calcext:value-type="float">
            <text:p>0.774</text:p>
          </table:table-cell>
          <table:table-cell/>
          <table:table-cell table:formula="of:=[.D29]/[.E29]" office:value-type="float" office:value="3.5793541952375" calcext:value-type="float">
            <text:p>3.5793541952</text:p>
          </table:table-cell>
        </table:table-row>
        <table:table-row table:style-name="ro1">
          <table:table-cell office:value-type="float" office:value="0.5774" calcext:value-type="float">
            <text:p>0.5774</text:p>
          </table:table-cell>
          <table:table-cell office:value-type="float" office:value="0.1994" calcext:value-type="float">
            <text:p>0.1994</text:p>
          </table:table-cell>
          <table:table-cell office:value-type="float" office:value="45.13" calcext:value-type="float">
            <text:p>45.13</text:p>
          </table:table-cell>
          <table:table-cell office:value-type="float" office:value="3.423" calcext:value-type="float">
            <text:p>3.42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1966" calcext:value-type="float">
            <text:p>0.1966</text:p>
          </table:table-cell>
          <table:table-cell office:value-type="float" office:value="46.73" calcext:value-type="float">
            <text:p>46.73</text:p>
          </table:table-cell>
          <table:table-cell office:value-type="float" office:value="3.331" calcext:value-type="float">
            <text:p>3.331</text:p>
          </table:table-cell>
          <table:table-cell table:formula="of:=[.H30]/4" office:value-type="float" office:value="0.83275" calcext:value-type="float">
            <text:p>0.83275</text:p>
          </table:table-cell>
          <table:table-cell/>
          <table:table-cell table:formula="of:=[.D30]/[.E30]" office:value-type="float" office:value="4.15261433943952" calcext:value-type="float">
            <text:p>4.1526143394</text:p>
          </table:table-cell>
        </table:table-row>
        <table:table-row table:style-name="ro1">
          <table:table-cell office:value-type="float" office:value="0.6937" calcext:value-type="float">
            <text:p>0.6937</text:p>
          </table:table-cell>
          <table:table-cell office:value-type="float" office:value="0.1782" calcext:value-type="float">
            <text:p>0.1782</text:p>
          </table:table-cell>
          <table:table-cell office:value-type="float" office:value="51.27" calcext:value-type="float">
            <text:p>51.27</text:p>
          </table:table-cell>
          <table:table-cell office:value-type="float" office:value="3.331" calcext:value-type="float">
            <text:p>3.331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1763" calcext:value-type="float">
            <text:p>0.1763</text:p>
          </table:table-cell>
          <table:table-cell office:value-type="float" office:value="52.43" calcext:value-type="float">
            <text:p>52.43</text:p>
          </table:table-cell>
          <table:table-cell office:value-type="float" office:value="3.274" calcext:value-type="float">
            <text:p>3.274</text:p>
          </table:table-cell>
          <table:table-cell table:formula="of:=[.H31]/4" office:value-type="float" office:value="0.8185" calcext:value-type="float">
            <text:p>0.8185</text:p>
          </table:table-cell>
          <table:table-cell/>
          <table:table-cell table:formula="of:=[.D31]/[.E31]" office:value-type="float" office:value="4.09767499077377" calcext:value-type="float">
            <text:p>4.0976749908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1443" calcext:value-type="float">
            <text:p>0.1443</text:p>
          </table:table-cell>
          <table:table-cell office:value-type="float" office:value="68.03" calcext:value-type="float">
            <text:p>68.03</text:p>
          </table:table-cell>
          <table:table-cell office:value-type="float" office:value="3.027" calcext:value-type="float">
            <text:p>3.027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1528" calcext:value-type="float">
            <text:p>0.1528</text:p>
          </table:table-cell>
          <table:table-cell office:value-type="float" office:value="62.75" calcext:value-type="float">
            <text:p>62.75</text:p>
          </table:table-cell>
          <table:table-cell office:value-type="float" office:value="3.203" calcext:value-type="float">
            <text:p>3.203</text:p>
          </table:table-cell>
          <table:table-cell table:formula="of:=[.H32]/4" office:value-type="float" office:value="0.80075" calcext:value-type="float">
            <text:p>0.80075</text:p>
          </table:table-cell>
          <table:table-cell/>
          <table:table-cell table:formula="of:=[.D32]/[.E32]" office:value-type="float" office:value="3.69642202955184" calcext:value-type="float">
            <text:p>3.6964220296</text:p>
          </table:table-cell>
        </table:table-row>
        <table:table-row table:style-name="ro1">
          <table:table-cell office:value-type="float" office:value="0.8861" calcext:value-type="float">
            <text:p>0.8861</text:p>
          </table:table-cell>
          <table:table-cell office:value-type="float" office:value="0.1618" calcext:value-type="float">
            <text:p>0.1618</text:p>
          </table:table-cell>
          <table:table-cell office:value-type="float" office:value="73.31" calcext:value-type="float">
            <text:p>73.31</text:p>
          </table:table-cell>
          <table:table-cell office:value-type="float" office:value="3.034" calcext:value-type="float">
            <text:p>3.034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1633" calcext:value-type="float">
            <text:p>0.1633</text:p>
          </table:table-cell>
          <table:table-cell office:value-type="float" office:value="72.44" calcext:value-type="float">
            <text:p>72.44</text:p>
          </table:table-cell>
          <table:table-cell office:value-type="float" office:value="3.053" calcext:value-type="float">
            <text:p>3.053</text:p>
          </table:table-cell>
          <table:table-cell table:formula="of:=[.H33]/4" office:value-type="float" office:value="0.76325" calcext:value-type="float">
            <text:p>0.76325</text:p>
          </table:table-cell>
          <table:table-cell/>
          <table:table-cell table:formula="of:=[.D33]/[.E33]" office:value-type="float" office:value="3.96705020920502" calcext:value-type="float">
            <text:p>3.9670502092</text:p>
          </table:table-cell>
        </table:table-row>
        <table:table-row table:style-name="ro1">
          <table:table-cell office:value-type="float" office:value="0.2759" calcext:value-type="float">
            <text:p>0.2759</text:p>
          </table:table-cell>
          <table:table-cell office:value-type="float" office:value="0.1836" calcext:value-type="float">
            <text:p>0.1836</text:p>
          </table:table-cell>
          <table:table-cell office:value-type="float" office:value="54.85" calcext:value-type="float">
            <text:p>54.85</text:p>
          </table:table-cell>
          <table:table-cell office:value-type="float" office:value="3.31" calcext:value-type="float">
            <text:p>3.31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1772" calcext:value-type="float">
            <text:p>0.1772</text:p>
          </table:table-cell>
          <table:table-cell office:value-type="float" office:value="58.56" calcext:value-type="float">
            <text:p>58.56</text:p>
          </table:table-cell>
          <table:table-cell office:value-type="float" office:value="3.163" calcext:value-type="float">
            <text:p>3.163</text:p>
          </table:table-cell>
          <table:table-cell table:formula="of:=[.H34]/4" office:value-type="float" office:value="0.79075" calcext:value-type="float">
            <text:p>0.79075</text:p>
          </table:table-cell>
          <table:table-cell/>
          <table:table-cell table:formula="of:=[.D34]/[.E34]" office:value-type="float" office:value="4.25887802367473" calcext:value-type="float">
            <text:p>4.2588780237</text:p>
          </table:table-cell>
        </table:table-row>
        <table:table-row table:style-name="ro1">
          <table:table-cell office:value-type="float" office:value="0.0816" calcext:value-type="float">
            <text:p>0.0816</text:p>
          </table:table-cell>
          <table:table-cell office:value-type="float" office:value="0.1672" calcext:value-type="float">
            <text:p>0.1672</text:p>
          </table:table-cell>
          <table:table-cell office:value-type="float" office:value="53.49" calcext:value-type="float">
            <text:p>53.49</text:p>
          </table:table-cell>
          <table:table-cell office:value-type="float" office:value="3.181" calcext:value-type="float">
            <text:p>3.181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1788" calcext:value-type="float">
            <text:p>0.1788</text:p>
          </table:table-cell>
          <table:table-cell office:value-type="float" office:value="47.43" calcext:value-type="float">
            <text:p>47.43</text:p>
          </table:table-cell>
          <table:table-cell office:value-type="float" office:value="3.461" calcext:value-type="float">
            <text:p>3.461</text:p>
          </table:table-cell>
          <table:table-cell table:formula="of:=[.H35]/4" office:value-type="float" office:value="0.86525" calcext:value-type="float">
            <text:p>0.86525</text:p>
          </table:table-cell>
          <table:table-cell/>
          <table:table-cell table:formula="of:=[.D35]/[.E35]" office:value-type="float" office:value="3.57174938243881" calcext:value-type="float">
            <text:p>3.5717493824</text:p>
          </table:table-cell>
        </table:table-row>
        <table:table-row table:style-name="ro1">
          <table:table-cell office:value-type="float" office:value="0.4198" calcext:value-type="float">
            <text:p>0.4198</text:p>
          </table:table-cell>
          <table:table-cell office:value-type="float" office:value="0.2068" calcext:value-type="float">
            <text:p>0.2068</text:p>
          </table:table-cell>
          <table:table-cell office:value-type="float" office:value="40.78" calcext:value-type="float">
            <text:p>40.78</text:p>
          </table:table-cell>
          <table:table-cell office:value-type="float" office:value="3.563" calcext:value-type="float">
            <text:p>3.563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2033" calcext:value-type="float">
            <text:p>0.2033</text:p>
          </table:table-cell>
          <table:table-cell office:value-type="float" office:value="42.68" calcext:value-type="float">
            <text:p>42.68</text:p>
          </table:table-cell>
          <table:table-cell office:value-type="float" office:value="3.434" calcext:value-type="float">
            <text:p>3.434</text:p>
          </table:table-cell>
          <table:table-cell table:formula="of:=[.H36]/4" office:value-type="float" office:value="0.8585" calcext:value-type="float">
            <text:p>0.8585</text:p>
          </table:table-cell>
          <table:table-cell/>
          <table:table-cell table:formula="of:=[.D36]/[.E36]" office:value-type="float" office:value="4.20909627879504" calcext:value-type="float">
            <text:p>4.2090962788</text:p>
          </table:table-cell>
        </table:table-row>
        <table:table-row table:style-name="ro1">
          <table:table-cell office:value-type="float" office:value="0.4922" calcext:value-type="float">
            <text:p>0.4922</text:p>
          </table:table-cell>
          <table:table-cell office:value-type="float" office:value="0.1754" calcext:value-type="float">
            <text:p>0.1754</text:p>
          </table:table-cell>
          <table:table-cell office:value-type="float" office:value="57.67" calcext:value-type="float">
            <text:p>57.67</text:p>
          </table:table-cell>
          <table:table-cell office:value-type="float" office:value="3.259" calcext:value-type="float">
            <text:p>3.259</text:p>
          </table:table-cell>
          <table:table-cell office:value-type="float" office:value="0.7805" calcext:value-type="float">
            <text:p>0.7805</text:p>
          </table:table-cell>
          <table:table-cell office:value-type="float" office:value="0.1716" calcext:value-type="float">
            <text:p>0.1716</text:p>
          </table:table-cell>
          <table:table-cell office:value-type="float" office:value="60" calcext:value-type="float">
            <text:p>60</text:p>
          </table:table-cell>
          <table:table-cell office:value-type="float" office:value="3.162" calcext:value-type="float">
            <text:p>3.162</text:p>
          </table:table-cell>
          <table:table-cell table:formula="of:=[.H37]/4" office:value-type="float" office:value="0.7905" calcext:value-type="float">
            <text:p>0.7905</text:p>
          </table:table-cell>
          <table:table-cell/>
          <table:table-cell table:formula="of:=[.D37]/[.E37]" office:value-type="float" office:value="4.17552850736707" calcext:value-type="float">
            <text:p>4.1755285074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.1049" calcext:value-type="float">
            <text:p>0.1049</text:p>
          </table:table-cell>
          <table:table-cell office:value-type="float" office:value="84.2" calcext:value-type="float">
            <text:p>84.2</text:p>
          </table:table-cell>
          <table:table-cell office:value-type="float" office:value="3.013" calcext:value-type="float">
            <text:p>3.013</text:p>
          </table:table-cell>
          <table:table-cell office:value-type="float" office:value="0.784" calcext:value-type="float">
            <text:p>0.784</text:p>
          </table:table-cell>
          <table:table-cell office:value-type="float" office:value="0.11" calcext:value-type="float">
            <text:p>0.11</text:p>
          </table:table-cell>
          <table:table-cell office:value-type="float" office:value="80.8" calcext:value-type="float">
            <text:p>80.8</text:p>
          </table:table-cell>
          <table:table-cell office:value-type="float" office:value="3.099" calcext:value-type="float">
            <text:p>3.099</text:p>
          </table:table-cell>
          <table:table-cell table:formula="of:=[.H38]/4" office:value-type="float" office:value="0.77475" calcext:value-type="float">
            <text:p>0.77475</text:p>
          </table:table-cell>
          <table:table-cell/>
          <table:table-cell table:formula="of:=[.D38]/[.E38]" office:value-type="float" office:value="3.84311224489796" calcext:value-type="float">
            <text:p>3.8431122449</text:p>
          </table:table-cell>
        </table:table-row>
        <table:table-row table:style-name="ro1">
          <table:table-cell office:value-type="float" office:value="0.9863" calcext:value-type="float">
            <text:p>0.9863</text:p>
          </table:table-cell>
          <table:table-cell office:value-type="float" office:value="0.2151" calcext:value-type="float">
            <text:p>0.2151</text:p>
          </table:table-cell>
          <table:table-cell office:value-type="float" office:value="36.44" calcext:value-type="float">
            <text:p>36.44</text:p>
          </table:table-cell>
          <table:table-cell office:value-type="float" office:value="3.55" calcext:value-type="float">
            <text:p>3.55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2151" calcext:value-type="float">
            <text:p>0.2151</text:p>
          </table:table-cell>
          <table:table-cell office:value-type="float" office:value="36.41" calcext:value-type="float">
            <text:p>36.41</text:p>
          </table:table-cell>
          <table:table-cell office:value-type="float" office:value="3.553" calcext:value-type="float">
            <text:p>3.553</text:p>
          </table:table-cell>
          <table:table-cell table:formula="of:=[.H39]/4" office:value-type="float" office:value="0.88825" calcext:value-type="float">
            <text:p>0.88825</text:p>
          </table:table-cell>
          <table:table-cell/>
          <table:table-cell table:formula="of:=[.D39]/[.E39]" office:value-type="float" office:value="3.99504839072699" calcext:value-type="float">
            <text:p>3.9950483907</text:p>
          </table:table-cell>
        </table:table-row>
        <table:table-row table:style-name="ro1">
          <table:table-cell office:value-type="float" office:value="0.0617" calcext:value-type="float">
            <text:p>0.0617</text:p>
          </table:table-cell>
          <table:table-cell office:value-type="float" office:value="0.1288" calcext:value-type="float">
            <text:p>0.1288</text:p>
          </table:table-cell>
          <table:table-cell office:value-type="float" office:value="79.59" calcext:value-type="float">
            <text:p>79.59</text:p>
          </table:table-cell>
          <table:table-cell office:value-type="float" office:value="2.899" calcext:value-type="float">
            <text:p>2.899</text:p>
          </table:table-cell>
          <table:table-cell office:value-type="float" office:value="0.7991" calcext:value-type="float">
            <text:p>0.7991</text:p>
          </table:table-cell>
          <table:table-cell office:value-type="float" office:value="0.1395" calcext:value-type="float">
            <text:p>0.1395</text:p>
          </table:table-cell>
          <table:table-cell office:value-type="float" office:value="72.28" calcext:value-type="float">
            <text:p>72.28</text:p>
          </table:table-cell>
          <table:table-cell office:value-type="float" office:value="3.104" calcext:value-type="float">
            <text:p>3.104</text:p>
          </table:table-cell>
          <table:table-cell table:formula="of:=[.H40]/4" office:value-type="float" office:value="0.776" calcext:value-type="float">
            <text:p>0.776</text:p>
          </table:table-cell>
          <table:table-cell/>
          <table:table-cell table:formula="of:=[.D40]/[.E40]" office:value-type="float" office:value="3.627831310224" calcext:value-type="float">
            <text:p>3.6278313102</text:p>
          </table:table-cell>
        </table:table-row>
        <table:table-row table:style-name="ro1">
          <table:table-cell office:value-type="float" office:value="0.9722" calcext:value-type="float">
            <text:p>0.9722</text:p>
          </table:table-cell>
          <table:table-cell office:value-type="float" office:value="0.2224" calcext:value-type="float">
            <text:p>0.2224</text:p>
          </table:table-cell>
          <table:table-cell office:value-type="float" office:value="39.73" calcext:value-type="float">
            <text:p>39.73</text:p>
          </table:table-cell>
          <table:table-cell office:value-type="float" office:value="3.464" calcext:value-type="float">
            <text:p>3.464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2223" calcext:value-type="float">
            <text:p>0.2223</text:p>
          </table:table-cell>
          <table:table-cell office:value-type="float" office:value="39.83" calcext:value-type="float">
            <text:p>39.83</text:p>
          </table:table-cell>
          <table:table-cell office:value-type="float" office:value="3.458" calcext:value-type="float">
            <text:p>3.458</text:p>
          </table:table-cell>
          <table:table-cell table:formula="of:=[.H41]/4" office:value-type="float" office:value="0.8645" calcext:value-type="float">
            <text:p>0.8645</text:p>
          </table:table-cell>
          <table:table-cell/>
          <table:table-cell table:formula="of:=[.D41]/[.E41]" office:value-type="float" office:value="4.00972334760968" calcext:value-type="float">
            <text:p>4.0097233476</text:p>
          </table:table-cell>
        </table:table-row>
        <table:table-row table:style-name="ro1">
          <table:table-cell office:value-type="float" office:value="0.7654" calcext:value-type="float">
            <text:p>0.7654</text:p>
          </table:table-cell>
          <table:table-cell office:value-type="float" office:value="0.215" calcext:value-type="float">
            <text:p>0.215</text:p>
          </table:table-cell>
          <table:table-cell office:value-type="float" office:value="42.88" calcext:value-type="float">
            <text:p>42.88</text:p>
          </table:table-cell>
          <table:table-cell office:value-type="float" office:value="3.321" calcext:value-type="float">
            <text:p>3.321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2167" calcext:value-type="float">
            <text:p>0.2167</text:p>
          </table:table-cell>
          <table:table-cell office:value-type="float" office:value="42.01" calcext:value-type="float">
            <text:p>42.01</text:p>
          </table:table-cell>
          <table:table-cell office:value-type="float" office:value="3.372" calcext:value-type="float">
            <text:p>3.372</text:p>
          </table:table-cell>
          <table:table-cell table:formula="of:=[.H42]/4" office:value-type="float" office:value="0.843" calcext:value-type="float">
            <text:p>0.843</text:p>
          </table:table-cell>
          <table:table-cell/>
          <table:table-cell table:formula="of:=[.D42]/[.E42]" office:value-type="float" office:value="3.91950902867933" calcext:value-type="float">
            <text:p>3.9195090287</text:p>
          </table:table-cell>
        </table:table-row>
        <table:table-row table:style-name="ro1">
          <table:table-cell office:value-type="float" office:value="0.5568" calcext:value-type="float">
            <text:p>0.5568</text:p>
          </table:table-cell>
          <table:table-cell office:value-type="float" office:value="0.2377" calcext:value-type="float">
            <text:p>0.2377</text:p>
          </table:table-cell>
          <table:table-cell office:value-type="float" office:value="48.29" calcext:value-type="float">
            <text:p>48.29</text:p>
          </table:table-cell>
          <table:table-cell office:value-type="float" office:value="3.293" calcext:value-type="float">
            <text:p>3.293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2327" calcext:value-type="float">
            <text:p>0.2327</text:p>
          </table:table-cell>
          <table:table-cell office:value-type="float" office:value="50.83" calcext:value-type="float">
            <text:p>50.83</text:p>
          </table:table-cell>
          <table:table-cell office:value-type="float" office:value="3.192" calcext:value-type="float">
            <text:p>3.192</text:p>
          </table:table-cell>
          <table:table-cell table:formula="of:=[.H43]/4" office:value-type="float" office:value="0.798" calcext:value-type="float">
            <text:p>0.798</text:p>
          </table:table-cell>
          <table:table-cell/>
          <table:table-cell table:formula="of:=[.D43]/[.E43]" office:value-type="float" office:value="4.16624493927126" calcext:value-type="float">
            <text:p>4.1662449393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0.1851" calcext:value-type="float">
            <text:p>0.1851</text:p>
          </table:table-cell>
          <table:table-cell office:value-type="float" office:value="62.67" calcext:value-type="float">
            <text:p>62.67</text:p>
          </table:table-cell>
          <table:table-cell office:value-type="float" office:value="3.074" calcext:value-type="float">
            <text:p>3.074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1862" calcext:value-type="float">
            <text:p>0.1862</text:p>
          </table:table-cell>
          <table:table-cell office:value-type="float" office:value="62.07" calcext:value-type="float">
            <text:p>62.07</text:p>
          </table:table-cell>
          <table:table-cell office:value-type="float" office:value="3.091" calcext:value-type="float">
            <text:p>3.091</text:p>
          </table:table-cell>
          <table:table-cell table:formula="of:=[.H44]/4" office:value-type="float" office:value="0.77275" calcext:value-type="float">
            <text:p>0.77275</text:p>
          </table:table-cell>
          <table:table-cell/>
          <table:table-cell table:formula="of:=[.D44]/[.E44]" office:value-type="float" office:value="3.97003745318352" calcext:value-type="float">
            <text:p>3.9700374532</text:p>
          </table:table-cell>
        </table:table-row>
        <table:table-row table:style-name="ro1">
          <table:table-cell office:value-type="float" office:value="0.0384" calcext:value-type="float">
            <text:p>0.0384</text:p>
          </table:table-cell>
          <table:table-cell office:value-type="float" office:value="0.2337" calcext:value-type="float">
            <text:p>0.2337</text:p>
          </table:table-cell>
          <table:table-cell office:value-type="float" office:value="39.64" calcext:value-type="float">
            <text:p>39.64</text:p>
          </table:table-cell>
          <table:table-cell office:value-type="float" office:value="3.212" calcext:value-type="float">
            <text:p>3.212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2449" calcext:value-type="float">
            <text:p>0.2449</text:p>
          </table:table-cell>
          <table:table-cell office:value-type="float" office:value="33.97" calcext:value-type="float">
            <text:p>33.97</text:p>
          </table:table-cell>
          <table:table-cell office:value-type="float" office:value="3.592" calcext:value-type="float">
            <text:p>3.592</text:p>
          </table:table-cell>
          <table:table-cell table:formula="of:=[.H45]/4" office:value-type="float" office:value="0.898" calcext:value-type="float">
            <text:p>0.898</text:p>
          </table:table-cell>
          <table:table-cell/>
          <table:table-cell table:formula="of:=[.D45]/[.E45]" office:value-type="float" office:value="3.45562130177515" calcext:value-type="float">
            <text:p>3.4556213018</text:p>
          </table:table-cell>
        </table:table-row>
        <table:table-row table:style-name="ro1">
          <table:table-cell office:value-type="float" office:value="0.2615" calcext:value-type="float">
            <text:p>0.2615</text:p>
          </table:table-cell>
          <table:table-cell office:value-type="float" office:value="0.1169" calcext:value-type="float">
            <text:p>0.1169</text:p>
          </table:table-cell>
          <table:table-cell office:value-type="float" office:value="68.27" calcext:value-type="float">
            <text:p>68.27</text:p>
          </table:table-cell>
          <table:table-cell office:value-type="float" office:value="3.126" calcext:value-type="float">
            <text:p>3.126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123" calcext:value-type="float">
            <text:p>0.123</text:p>
          </table:table-cell>
          <table:table-cell office:value-type="float" office:value="64.44" calcext:value-type="float">
            <text:p>64.44</text:p>
          </table:table-cell>
          <table:table-cell office:value-type="float" office:value="3.266" calcext:value-type="float">
            <text:p>3.266</text:p>
          </table:table-cell>
          <table:table-cell table:formula="of:=[.H46]/4" office:value-type="float" office:value="0.8165" calcext:value-type="float">
            <text:p>0.8165</text:p>
          </table:table-cell>
          <table:table-cell/>
          <table:table-cell table:formula="of:=[.D46]/[.E46]" office:value-type="float" office:value="3.75947083583885" calcext:value-type="float">
            <text:p>3.7594708358</text:p>
          </table:table-cell>
        </table:table-row>
        <table:table-row table:style-name="ro1">
          <table:table-cell office:value-type="float" office:value="0.7896" calcext:value-type="float">
            <text:p>0.7896</text:p>
          </table:table-cell>
          <table:table-cell office:value-type="float" office:value="0.1888" calcext:value-type="float">
            <text:p>0.1888</text:p>
          </table:table-cell>
          <table:table-cell office:value-type="float" office:value="49.22" calcext:value-type="float">
            <text:p>49.22</text:p>
          </table:table-cell>
          <table:table-cell office:value-type="float" office:value="3.332" calcext:value-type="float">
            <text:p>3.332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1906" calcext:value-type="float">
            <text:p>0.1906</text:p>
          </table:table-cell>
          <table:table-cell office:value-type="float" office:value="48.28" calcext:value-type="float">
            <text:p>48.28</text:p>
          </table:table-cell>
          <table:table-cell office:value-type="float" office:value="3.377" calcext:value-type="float">
            <text:p>3.377</text:p>
          </table:table-cell>
          <table:table-cell table:formula="of:=[.H47]/4" office:value-type="float" office:value="0.84425" calcext:value-type="float">
            <text:p>0.84425</text:p>
          </table:table-cell>
          <table:table-cell/>
          <table:table-cell table:formula="of:=[.D47]/[.E47]" office:value-type="float" office:value="3.92785571142285" calcext:value-type="float">
            <text:p>3.9278557114</text:p>
          </table:table-cell>
        </table:table-row>
        <table:table-row table:style-name="ro1">
          <table:table-cell office:value-type="float" office:value="0.2882" calcext:value-type="float">
            <text:p>0.2882</text:p>
          </table:table-cell>
          <table:table-cell office:value-type="float" office:value="0.1696" calcext:value-type="float">
            <text:p>0.1696</text:p>
          </table:table-cell>
          <table:table-cell office:value-type="float" office:value="50.4" calcext:value-type="float">
            <text:p>50.4</text:p>
          </table:table-cell>
          <table:table-cell office:value-type="float" office:value="3.256" calcext:value-type="float">
            <text:p>3.256</text:p>
          </table:table-cell>
          <table:table-cell office:value-type="float" office:value="0.872" calcext:value-type="float">
            <text:p>0.872</text:p>
          </table:table-cell>
          <table:table-cell office:value-type="float" office:value="0.1746" calcext:value-type="float">
            <text:p>0.1746</text:p>
          </table:table-cell>
          <table:table-cell office:value-type="float" office:value="47.37" calcext:value-type="float">
            <text:p>47.37</text:p>
          </table:table-cell>
          <table:table-cell office:value-type="float" office:value="3.422" calcext:value-type="float">
            <text:p>3.422</text:p>
          </table:table-cell>
          <table:table-cell table:formula="of:=[.H48]/4" office:value-type="float" office:value="0.8555" calcext:value-type="float">
            <text:p>0.8555</text:p>
          </table:table-cell>
          <table:table-cell/>
          <table:table-cell table:formula="of:=[.D48]/[.E48]" office:value-type="float" office:value="3.73394495412844" calcext:value-type="float">
            <text:p>3.7339449541</text:p>
          </table:table-cell>
        </table:table-row>
        <table:table-row table:style-name="ro1">
          <table:table-cell office:value-type="float" office:value="0.1969" calcext:value-type="float">
            <text:p>0.1969</text:p>
          </table:table-cell>
          <table:table-cell office:value-type="float" office:value="0.07837" calcext:value-type="float">
            <text:p>0.07837</text:p>
          </table:table-cell>
          <table:table-cell office:value-type="float" office:value="100.8" calcext:value-type="float">
            <text:p>100.8</text:p>
          </table:table-cell>
          <table:table-cell office:value-type="float" office:value="3.028" calcext:value-type="float">
            <text:p>3.028</text:p>
          </table:table-cell>
          <table:table-cell office:value-type="float" office:value="0.7013" calcext:value-type="float">
            <text:p>0.7013</text:p>
          </table:table-cell>
          <table:table-cell office:value-type="float" office:value="0.06958" calcext:value-type="float">
            <text:p>0.06958</text:p>
          </table:table-cell>
          <table:table-cell office:value-type="float" office:value="108" calcext:value-type="float">
            <text:p>108</text:p>
          </table:table-cell>
          <table:table-cell office:value-type="float" office:value="2.877" calcext:value-type="float">
            <text:p>2.877</text:p>
          </table:table-cell>
          <table:table-cell table:formula="of:=[.H49]/4" office:value-type="float" office:value="0.71925" calcext:value-type="float">
            <text:p>0.71925</text:p>
          </table:table-cell>
          <table:table-cell/>
          <table:table-cell table:formula="of:=[.D49]/[.E49]" office:value-type="float" office:value="4.31769570797091" calcext:value-type="float">
            <text:p>4.317695708</text:p>
          </table:table-cell>
        </table:table-row>
        <table:table-row table:style-name="ro1">
          <table:table-cell office:value-type="float" office:value="0.0706" calcext:value-type="float">
            <text:p>0.0706</text:p>
          </table:table-cell>
          <table:table-cell office:value-type="float" office:value="0.1821" calcext:value-type="float">
            <text:p>0.1821</text:p>
          </table:table-cell>
          <table:table-cell office:value-type="float" office:value="54.44" calcext:value-type="float">
            <text:p>54.44</text:p>
          </table:table-cell>
          <table:table-cell office:value-type="float" office:value="3.105" calcext:value-type="float">
            <text:p>3.105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1931" calcext:value-type="float">
            <text:p>0.1931</text:p>
          </table:table-cell>
          <table:table-cell office:value-type="float" office:value="48.55" calcext:value-type="float">
            <text:p>48.55</text:p>
          </table:table-cell>
          <table:table-cell office:value-type="float" office:value="3.352" calcext:value-type="float">
            <text:p>3.352</text:p>
          </table:table-cell>
          <table:table-cell table:formula="of:=[.H50]/4" office:value-type="float" office:value="0.838" calcext:value-type="float">
            <text:p>0.838</text:p>
          </table:table-cell>
          <table:table-cell/>
          <table:table-cell table:formula="of:=[.D50]/[.E50]" office:value-type="float" office:value="3.61340626091004" calcext:value-type="float">
            <text:p>3.6134062609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0.2072" calcext:value-type="float">
            <text:p>0.2072</text:p>
          </table:table-cell>
          <table:table-cell office:value-type="float" office:value="47.49" calcext:value-type="float">
            <text:p>47.49</text:p>
          </table:table-cell>
          <table:table-cell office:value-type="float" office:value="3.297" calcext:value-type="float">
            <text:p>3.297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2071" calcext:value-type="float">
            <text:p>0.2071</text:p>
          </table:table-cell>
          <table:table-cell office:value-type="float" office:value="47.54" calcext:value-type="float">
            <text:p>47.54</text:p>
          </table:table-cell>
          <table:table-cell office:value-type="float" office:value="3.294" calcext:value-type="float">
            <text:p>3.294</text:p>
          </table:table-cell>
          <table:table-cell table:formula="of:=[.H51]/4" office:value-type="float" office:value="0.8235" calcext:value-type="float">
            <text:p>0.8235</text:p>
          </table:table-cell>
          <table:table-cell/>
          <table:table-cell table:formula="of:=[.D51]/[.E51]" office:value-type="float" office:value="4.00412922030605" calcext:value-type="float">
            <text:p>4.0041292203</text:p>
          </table:table-cell>
        </table:table-row>
        <table:table-row table:style-name="ro1">
          <table:table-cell office:value-type="float" office:value="0.4348" calcext:value-type="float">
            <text:p>0.4348</text:p>
          </table:table-cell>
          <table:table-cell office:value-type="float" office:value="0.1832" calcext:value-type="float">
            <text:p>0.1832</text:p>
          </table:table-cell>
          <table:table-cell office:value-type="float" office:value="53.5" calcext:value-type="float">
            <text:p>53.5</text:p>
          </table:table-cell>
          <table:table-cell office:value-type="float" office:value="3.185" calcext:value-type="float">
            <text:p>3.185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188" calcext:value-type="float">
            <text:p>0.188</text:p>
          </table:table-cell>
          <table:table-cell office:value-type="float" office:value="50.78" calcext:value-type="float">
            <text:p>50.78</text:p>
          </table:table-cell>
          <table:table-cell office:value-type="float" office:value="3.305" calcext:value-type="float">
            <text:p>3.305</text:p>
          </table:table-cell>
          <table:table-cell table:formula="of:=[.H52]/4" office:value-type="float" office:value="0.82625" calcext:value-type="float">
            <text:p>0.82625</text:p>
          </table:table-cell>
          <table:table-cell/>
          <table:table-cell table:formula="of:=[.D52]/[.E52]" office:value-type="float" office:value="3.80434782608696" calcext:value-type="float">
            <text:p>3.8043478261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2286" calcext:value-type="float">
            <text:p>0.2286</text:p>
          </table:table-cell>
          <table:table-cell office:value-type="float" office:value="41.3" calcext:value-type="float">
            <text:p>41.3</text:p>
          </table:table-cell>
          <table:table-cell office:value-type="float" office:value="3.39" calcext:value-type="float">
            <text:p>3.39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2292" calcext:value-type="float">
            <text:p>0.2292</text:p>
          </table:table-cell>
          <table:table-cell office:value-type="float" office:value="40.99" calcext:value-type="float">
            <text:p>40.99</text:p>
          </table:table-cell>
          <table:table-cell office:value-type="float" office:value="3.409" calcext:value-type="float">
            <text:p>3.409</text:p>
          </table:table-cell>
          <table:table-cell table:formula="of:=[.H53]/4" office:value-type="float" office:value="0.85225" calcext:value-type="float">
            <text:p>0.85225</text:p>
          </table:table-cell>
          <table:table-cell/>
          <table:table-cell table:formula="of:=[.D53]/[.E53]" office:value-type="float" office:value="3.97001990865441" calcext:value-type="float">
            <text:p>3.9700199087</text:p>
          </table:table-cell>
        </table:table-row>
        <table:table-row table:style-name="ro1">
          <table:table-cell office:value-type="float" office:value="0.1979" calcext:value-type="float">
            <text:p>0.1979</text:p>
          </table:table-cell>
          <table:table-cell office:value-type="float" office:value="0.1704" calcext:value-type="float">
            <text:p>0.1704</text:p>
          </table:table-cell>
          <table:table-cell office:value-type="float" office:value="59.46" calcext:value-type="float">
            <text:p>59.46</text:p>
          </table:table-cell>
          <table:table-cell office:value-type="float" office:value="3.095" calcext:value-type="float">
            <text:p>3.095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1783" calcext:value-type="float">
            <text:p>0.1783</text:p>
          </table:table-cell>
          <table:table-cell office:value-type="float" office:value="54.82" calcext:value-type="float">
            <text:p>54.82</text:p>
          </table:table-cell>
          <table:table-cell office:value-type="float" office:value="3.281" calcext:value-type="float">
            <text:p>3.281</text:p>
          </table:table-cell>
          <table:table-cell table:formula="of:=[.H54]/4" office:value-type="float" office:value="0.82025" calcext:value-type="float">
            <text:p>0.82025</text:p>
          </table:table-cell>
          <table:table-cell/>
          <table:table-cell table:formula="of:=[.D54]/[.E54]" office:value-type="float" office:value="3.69111508646392" calcext:value-type="float">
            <text:p>3.6911150865</text:p>
          </table:table-cell>
        </table:table-row>
        <table:table-row table:style-name="ro1">
          <table:table-cell office:value-type="float" office:value="0.9321" calcext:value-type="float">
            <text:p>0.9321</text:p>
          </table:table-cell>
          <table:table-cell office:value-type="float" office:value="0.159" calcext:value-type="float">
            <text:p>0.159</text:p>
          </table:table-cell>
          <table:table-cell office:value-type="float" office:value="68.51" calcext:value-type="float">
            <text:p>68.51</text:p>
          </table:table-cell>
          <table:table-cell office:value-type="float" office:value="3.101" calcext:value-type="float">
            <text:p>3.101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1583" calcext:value-type="float">
            <text:p>0.1583</text:p>
          </table:table-cell>
          <table:table-cell office:value-type="float" office:value="68.94" calcext:value-type="float">
            <text:p>68.94</text:p>
          </table:table-cell>
          <table:table-cell office:value-type="float" office:value="3.089" calcext:value-type="float">
            <text:p>3.089</text:p>
          </table:table-cell>
          <table:table-cell table:formula="of:=[.H55]/4" office:value-type="float" office:value="0.77225" calcext:value-type="float">
            <text:p>0.77225</text:p>
          </table:table-cell>
          <table:table-cell/>
          <table:table-cell table:formula="of:=[.D55]/[.E55]" office:value-type="float" office:value="4.02152768771884" calcext:value-type="float">
            <text:p>4.0215276877</text:p>
          </table:table-cell>
        </table:table-row>
        <table:table-row table:style-name="ro1">
          <table:table-cell office:value-type="float" office:value="0.2713" calcext:value-type="float">
            <text:p>0.2713</text:p>
          </table:table-cell>
          <table:table-cell office:value-type="float" office:value="0.1181" calcext:value-type="float">
            <text:p>0.1181</text:p>
          </table:table-cell>
          <table:table-cell office:value-type="float" office:value="81.91" calcext:value-type="float">
            <text:p>81.91</text:p>
          </table:table-cell>
          <table:table-cell office:value-type="float" office:value="2.982" calcext:value-type="float">
            <text:p>2.982</text:p>
          </table:table-cell>
          <table:table-cell office:value-type="float" office:value="0.792" calcext:value-type="float">
            <text:p>0.792</text:p>
          </table:table-cell>
          <table:table-cell office:value-type="float" office:value="0.1242" calcext:value-type="float">
            <text:p>0.1242</text:p>
          </table:table-cell>
          <table:table-cell office:value-type="float" office:value="77.55" calcext:value-type="float">
            <text:p>77.55</text:p>
          </table:table-cell>
          <table:table-cell office:value-type="float" office:value="3.108" calcext:value-type="float">
            <text:p>3.108</text:p>
          </table:table-cell>
          <table:table-cell table:formula="of:=[.H56]/4" office:value-type="float" office:value="0.777" calcext:value-type="float">
            <text:p>0.777</text:p>
          </table:table-cell>
          <table:table-cell/>
          <table:table-cell table:formula="of:=[.D56]/[.E56]" office:value-type="float" office:value="3.76515151515152" calcext:value-type="float">
            <text:p>3.7651515152</text:p>
          </table:table-cell>
        </table:table-row>
        <table:table-row table:style-name="ro1">
          <table:table-cell office:value-type="float" office:value="0.0867" calcext:value-type="float">
            <text:p>0.0867</text:p>
          </table:table-cell>
          <table:table-cell office:value-type="float" office:value="0.229" calcext:value-type="float">
            <text:p>0.229</text:p>
          </table:table-cell>
          <table:table-cell office:value-type="float" office:value="42.09" calcext:value-type="float">
            <text:p>42.09</text:p>
          </table:table-cell>
          <table:table-cell office:value-type="float" office:value="3.567" calcext:value-type="float">
            <text:p>3.567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2164" calcext:value-type="float">
            <text:p>0.2164</text:p>
          </table:table-cell>
          <table:table-cell office:value-type="float" office:value="48.62" calcext:value-type="float">
            <text:p>48.62</text:p>
          </table:table-cell>
          <table:table-cell office:value-type="float" office:value="3.227" calcext:value-type="float">
            <text:p>3.227</text:p>
          </table:table-cell>
          <table:table-cell table:formula="of:=[.H57]/4" office:value-type="float" office:value="0.80675" calcext:value-type="float">
            <text:p>0.80675</text:p>
          </table:table-cell>
          <table:table-cell/>
          <table:table-cell table:formula="of:=[.D57]/[.E57]" office:value-type="float" office:value="4.58071144214717" calcext:value-type="float">
            <text:p>4.5807114421</text:p>
          </table:table-cell>
        </table:table-row>
        <table:table-row table:style-name="ro1">
          <table:table-cell office:value-type="float" office:value="0.3151" calcext:value-type="float">
            <text:p>0.3151</text:p>
          </table:table-cell>
          <table:table-cell office:value-type="float" office:value="0.1807" calcext:value-type="float">
            <text:p>0.1807</text:p>
          </table:table-cell>
          <table:table-cell office:value-type="float" office:value="43.99" calcext:value-type="float">
            <text:p>43.99</text:p>
          </table:table-cell>
          <table:table-cell office:value-type="float" office:value="3.595" calcext:value-type="float">
            <text:p>3.595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1769" calcext:value-type="float">
            <text:p>0.1769</text:p>
          </table:table-cell>
          <table:table-cell office:value-type="float" office:value="46.5" calcext:value-type="float">
            <text:p>46.5</text:p>
          </table:table-cell>
          <table:table-cell office:value-type="float" office:value="3.417" calcext:value-type="float">
            <text:p>3.417</text:p>
          </table:table-cell>
          <table:table-cell table:formula="of:=[.H58]/4" office:value-type="float" office:value="0.85425" calcext:value-type="float">
            <text:p>0.85425</text:p>
          </table:table-cell>
          <table:table-cell/>
          <table:table-cell table:formula="of:=[.D58]/[.E58]" office:value-type="float" office:value="4.30126824599186" calcext:value-type="float">
            <text:p>4.301268246</text:p>
          </table:table-cell>
        </table:table-row>
        <table:table-row table:style-name="ro1">
          <table:table-cell office:value-type="float" office:value="0.4086" calcext:value-type="float">
            <text:p>0.4086</text:p>
          </table:table-cell>
          <table:table-cell office:value-type="float" office:value="0.1617" calcext:value-type="float">
            <text:p>0.1617</text:p>
          </table:table-cell>
          <table:table-cell office:value-type="float" office:value="79.09" calcext:value-type="float">
            <text:p>79.09</text:p>
          </table:table-cell>
          <table:table-cell office:value-type="float" office:value="3.024" calcext:value-type="float">
            <text:p>3.024</text:p>
          </table:table-cell>
          <table:table-cell office:value-type="float" office:value="0.723" calcext:value-type="float">
            <text:p>0.723</text:p>
          </table:table-cell>
          <table:table-cell office:value-type="float" office:value="0.1545" calcext:value-type="float">
            <text:p>0.1545</text:p>
          </table:table-cell>
          <table:table-cell office:value-type="float" office:value="83.72" calcext:value-type="float">
            <text:p>83.72</text:p>
          </table:table-cell>
          <table:table-cell office:value-type="float" office:value="2.928" calcext:value-type="float">
            <text:p>2.928</text:p>
          </table:table-cell>
          <table:table-cell table:formula="of:=[.H59]/4" office:value-type="float" office:value="0.732" calcext:value-type="float">
            <text:p>0.732</text:p>
          </table:table-cell>
          <table:table-cell/>
          <table:table-cell table:formula="of:=[.D59]/[.E59]" office:value-type="float" office:value="4.18257261410788" calcext:value-type="float">
            <text:p>4.1825726141</text:p>
          </table:table-cell>
        </table:table-row>
        <table:table-row table:style-name="ro1">
          <table:table-cell office:value-type="float" office:value="0.4063" calcext:value-type="float">
            <text:p>0.4063</text:p>
          </table:table-cell>
          <table:table-cell office:value-type="float" office:value="0.2035" calcext:value-type="float">
            <text:p>0.2035</text:p>
          </table:table-cell>
          <table:table-cell office:value-type="float" office:value="40.93" calcext:value-type="float">
            <text:p>40.93</text:p>
          </table:table-cell>
          <table:table-cell office:value-type="float" office:value="3.365" calcext:value-type="float">
            <text:p>3.365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2076" calcext:value-type="float">
            <text:p>0.2076</text:p>
          </table:table-cell>
          <table:table-cell office:value-type="float" office:value="38.74" calcext:value-type="float">
            <text:p>38.74</text:p>
          </table:table-cell>
          <table:table-cell office:value-type="float" office:value="3.515" calcext:value-type="float">
            <text:p>3.515</text:p>
          </table:table-cell>
          <table:table-cell table:formula="of:=[.H60]/4" office:value-type="float" office:value="0.87875" calcext:value-type="float">
            <text:p>0.87875</text:p>
          </table:table-cell>
          <table:table-cell/>
          <table:table-cell table:formula="of:=[.D60]/[.E60]" office:value-type="float" office:value="3.7694634255629" calcext:value-type="float">
            <text:p>3.7694634256</text:p>
          </table:table-cell>
        </table:table-row>
        <table:table-row table:style-name="ro1">
          <table:table-cell office:value-type="float" office:value="0.2749" calcext:value-type="float">
            <text:p>0.2749</text:p>
          </table:table-cell>
          <table:table-cell office:value-type="float" office:value="0.1904" calcext:value-type="float">
            <text:p>0.1904</text:p>
          </table:table-cell>
          <table:table-cell office:value-type="float" office:value="56.14" calcext:value-type="float">
            <text:p>56.14</text:p>
          </table:table-cell>
          <table:table-cell office:value-type="float" office:value="3.289" calcext:value-type="float">
            <text:p>3.289</text:p>
          </table:table-cell>
          <table:table-cell office:value-type="float" office:value="0.7673" calcext:value-type="float">
            <text:p>0.7673</text:p>
          </table:table-cell>
          <table:table-cell office:value-type="float" office:value="0.184" calcext:value-type="float">
            <text:p>0.184</text:p>
          </table:table-cell>
          <table:table-cell office:value-type="float" office:value="60.05" calcext:value-type="float">
            <text:p>60.05</text:p>
          </table:table-cell>
          <table:table-cell office:value-type="float" office:value="3.132" calcext:value-type="float">
            <text:p>3.132</text:p>
          </table:table-cell>
          <table:table-cell table:formula="of:=[.H61]/4" office:value-type="float" office:value="0.783" calcext:value-type="float">
            <text:p>0.783</text:p>
          </table:table-cell>
          <table:table-cell/>
          <table:table-cell table:formula="of:=[.D61]/[.E61]" office:value-type="float" office:value="4.28645901212042" calcext:value-type="float">
            <text:p>4.2864590121</text:p>
          </table:table-cell>
        </table:table-row>
        <table:table-row table:style-name="ro1">
          <table:table-cell office:value-type="float" office:value="0.2056" calcext:value-type="float">
            <text:p>0.2056</text:p>
          </table:table-cell>
          <table:table-cell office:value-type="float" office:value="0.1081" calcext:value-type="float">
            <text:p>0.1081</text:p>
          </table:table-cell>
          <table:table-cell office:value-type="float" office:value="91.18" calcext:value-type="float">
            <text:p>91.18</text:p>
          </table:table-cell>
          <table:table-cell office:value-type="float" office:value="3.058" calcext:value-type="float">
            <text:p>3.05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09748" calcext:value-type="float">
            <text:p>0.09748</text:p>
          </table:table-cell>
          <table:table-cell office:value-type="float" office:value="98.64" calcext:value-type="float">
            <text:p>98.64</text:p>
          </table:table-cell>
          <table:table-cell office:value-type="float" office:value="2.909" calcext:value-type="float">
            <text:p>2.909</text:p>
          </table:table-cell>
          <table:table-cell table:formula="of:=[.H62]/4" office:value-type="float" office:value="0.72725" calcext:value-type="float">
            <text:p>0.72725</text:p>
          </table:table-cell>
          <table:table-cell/>
          <table:table-cell table:formula="of:=[.D62]/[.E62]" office:value-type="float" office:value="4.29796205200281" calcext:value-type="float">
            <text:p>4.297962052</text:p>
          </table:table-cell>
        </table:table-row>
        <table:table-row table:style-name="ro1">
          <table:table-cell office:value-type="float" office:value="0.3537" calcext:value-type="float">
            <text:p>0.3537</text:p>
          </table:table-cell>
          <table:table-cell office:value-type="float" office:value="0.1988" calcext:value-type="float">
            <text:p>0.1988</text:p>
          </table:table-cell>
          <table:table-cell office:value-type="float" office:value="52.04" calcext:value-type="float">
            <text:p>52.04</text:p>
          </table:table-cell>
          <table:table-cell office:value-type="float" office:value="3.17" calcext:value-type="float">
            <text:p>3.17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2037" calcext:value-type="float">
            <text:p>0.2037</text:p>
          </table:table-cell>
          <table:table-cell office:value-type="float" office:value="49.32" calcext:value-type="float">
            <text:p>49.32</text:p>
          </table:table-cell>
          <table:table-cell office:value-type="float" office:value="3.29" calcext:value-type="float">
            <text:p>3.29</text:p>
          </table:table-cell>
          <table:table-cell table:formula="of:=[.H63]/4" office:value-type="float" office:value="0.8225" calcext:value-type="float">
            <text:p>0.8225</text:p>
          </table:table-cell>
          <table:table-cell/>
          <table:table-cell table:formula="of:=[.D63]/[.E63]" office:value-type="float" office:value="3.80369570434365" calcext:value-type="float">
            <text:p>3.8036957043</text:p>
          </table:table-cell>
        </table:table-row>
        <table:table-row table:style-name="ro1">
          <table:table-cell office:value-type="float" office:value="0.1625" calcext:value-type="float">
            <text:p>0.1625</text:p>
          </table:table-cell>
          <table:table-cell office:value-type="float" office:value="0.2" calcext:value-type="float">
            <text:p>0.2</text:p>
          </table:table-cell>
          <table:table-cell office:value-type="float" office:value="45.86" calcext:value-type="float">
            <text:p>45.86</text:p>
          </table:table-cell>
          <table:table-cell office:value-type="float" office:value="3.198" calcext:value-type="float">
            <text:p>3.198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2089" calcext:value-type="float">
            <text:p>0.2089</text:p>
          </table:table-cell>
          <table:table-cell office:value-type="float" office:value="41.06" calcext:value-type="float">
            <text:p>41.06</text:p>
          </table:table-cell>
          <table:table-cell office:value-type="float" office:value="3.467" calcext:value-type="float">
            <text:p>3.467</text:p>
          </table:table-cell>
          <table:table-cell table:formula="of:=[.H64]/4" office:value-type="float" office:value="0.86675" calcext:value-type="float">
            <text:p>0.86675</text:p>
          </table:table-cell>
          <table:table-cell/>
          <table:table-cell table:formula="of:=[.D64]/[.E64]" office:value-type="float" office:value="3.58962846559659" calcext:value-type="float">
            <text:p>3.5896284656</text:p>
          </table:table-cell>
        </table:table-row>
        <table:table-row table:style-name="ro1">
          <table:table-cell office:value-type="float" office:value="0.2863" calcext:value-type="float">
            <text:p>0.2863</text:p>
          </table:table-cell>
          <table:table-cell office:value-type="float" office:value="0.09681" calcext:value-type="float">
            <text:p>0.09681</text:p>
          </table:table-cell>
          <table:table-cell office:value-type="float" office:value="95.99" calcext:value-type="float">
            <text:p>95.99</text:p>
          </table:table-cell>
          <table:table-cell office:value-type="float" office:value="3.054" calcext:value-type="float">
            <text:p>3.054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08623" calcext:value-type="float">
            <text:p>0.08623</text:p>
          </table:table-cell>
          <table:table-cell office:value-type="float" office:value="103.1" calcext:value-type="float">
            <text:p>103.1</text:p>
          </table:table-cell>
          <table:table-cell office:value-type="float" office:value="2.928" calcext:value-type="float">
            <text:p>2.928</text:p>
          </table:table-cell>
          <table:table-cell table:formula="of:=[.H65]/4" office:value-type="float" office:value="0.732" calcext:value-type="float">
            <text:p>0.732</text:p>
          </table:table-cell>
          <table:table-cell/>
          <table:table-cell table:formula="of:=[.D65]/[.E65]" office:value-type="float" office:value="4.24697538589904" calcext:value-type="float">
            <text:p>4.2469753859</text:p>
          </table:table-cell>
        </table:table-row>
        <table:table-row table:style-name="ro1">
          <table:table-cell office:value-type="float" office:value="0.6158" calcext:value-type="float">
            <text:p>0.6158</text:p>
          </table:table-cell>
          <table:table-cell office:value-type="float" office:value="0.1965" calcext:value-type="float">
            <text:p>0.1965</text:p>
          </table:table-cell>
          <table:table-cell office:value-type="float" office:value="46.9" calcext:value-type="float">
            <text:p>46.9</text:p>
          </table:table-cell>
          <table:table-cell office:value-type="float" office:value="3.421" calcext:value-type="float">
            <text:p>3.42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1941" calcext:value-type="float">
            <text:p>0.1941</text:p>
          </table:table-cell>
          <table:table-cell office:value-type="float" office:value="48.3" calcext:value-type="float">
            <text:p>48.3</text:p>
          </table:table-cell>
          <table:table-cell office:value-type="float" office:value="3.342" calcext:value-type="float">
            <text:p>3.342</text:p>
          </table:table-cell>
          <table:table-cell table:formula="of:=[.H66]/4" office:value-type="float" office:value="0.8355" calcext:value-type="float">
            <text:p>0.8355</text:p>
          </table:table-cell>
          <table:table-cell/>
          <table:table-cell table:formula="of:=[.D66]/[.E66]" office:value-type="float" office:value="4.13413897280967" calcext:value-type="float">
            <text:p>4.1341389728</text:p>
          </table:table-cell>
        </table:table-row>
        <table:table-row table:style-name="ro1">
          <table:table-cell office:value-type="float" office:value="0.0391" calcext:value-type="float">
            <text:p>0.0391</text:p>
          </table:table-cell>
          <table:table-cell office:value-type="float" office:value="0.1702" calcext:value-type="float">
            <text:p>0.1702</text:p>
          </table:table-cell>
          <table:table-cell office:value-type="float" office:value="53.57" calcext:value-type="float">
            <text:p>53.57</text:p>
          </table:table-cell>
          <table:table-cell office:value-type="float" office:value="3.488" calcext:value-type="float">
            <text:p>3.488</text:p>
          </table:table-cell>
          <table:table-cell office:value-type="float" office:value="0.7721" calcext:value-type="float">
            <text:p>0.7721</text:p>
          </table:table-cell>
          <table:table-cell office:value-type="float" office:value="0.1609" calcext:value-type="float">
            <text:p>0.1609</text:p>
          </table:table-cell>
          <table:table-cell office:value-type="float" office:value="59.46" calcext:value-type="float">
            <text:p>59.46</text:p>
          </table:table-cell>
          <table:table-cell office:value-type="float" office:value="3.204" calcext:value-type="float">
            <text:p>3.204</text:p>
          </table:table-cell>
          <table:table-cell table:formula="of:=[.H67]/4" office:value-type="float" office:value="0.801" calcext:value-type="float">
            <text:p>0.801</text:p>
          </table:table-cell>
          <table:table-cell/>
          <table:table-cell table:formula="of:=[.D67]/[.E67]" office:value-type="float" office:value="4.517549540215" calcext:value-type="float">
            <text:p>4.5175495402</text:p>
          </table:table-cell>
        </table:table-row>
        <table:table-row table:style-name="ro1">
          <table:table-cell office:value-type="float" office:value="0.1244" calcext:value-type="float">
            <text:p>0.1244</text:p>
          </table:table-cell>
          <table:table-cell office:value-type="float" office:value="0.1106" calcext:value-type="float">
            <text:p>0.1106</text:p>
          </table:table-cell>
          <table:table-cell office:value-type="float" office:value="91.95" calcext:value-type="float">
            <text:p>91.95</text:p>
          </table:table-cell>
          <table:table-cell office:value-type="float" office:value="3.085" calcext:value-type="float">
            <text:p>3.085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09655" calcext:value-type="float">
            <text:p>0.09655</text:p>
          </table:table-cell>
          <table:table-cell office:value-type="float" office:value="101.4" calcext:value-type="float">
            <text:p>101.4</text:p>
          </table:table-cell>
          <table:table-cell office:value-type="float" office:value="2.909" calcext:value-type="float">
            <text:p>2.909</text:p>
          </table:table-cell>
          <table:table-cell table:formula="of:=[.H68]/4" office:value-type="float" office:value="0.72725" calcext:value-type="float">
            <text:p>0.72725</text:p>
          </table:table-cell>
          <table:table-cell/>
          <table:table-cell table:formula="of:=[.D68]/[.E68]" office:value-type="float" office:value="4.35181266751305" calcext:value-type="float">
            <text:p>4.3518126675</text:p>
          </table:table-cell>
        </table:table-row>
        <table:table-row table:style-name="ro1">
          <table:table-cell office:value-type="float" office:value="0.3408" calcext:value-type="float">
            <text:p>0.3408</text:p>
          </table:table-cell>
          <table:table-cell office:value-type="float" office:value="0.2014" calcext:value-type="float">
            <text:p>0.2014</text:p>
          </table:table-cell>
          <table:table-cell office:value-type="float" office:value="46.61" calcext:value-type="float">
            <text:p>46.61</text:p>
          </table:table-cell>
          <table:table-cell office:value-type="float" office:value="3.435" calcext:value-type="float">
            <text:p>3.435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1963" calcext:value-type="float">
            <text:p>0.1963</text:p>
          </table:table-cell>
          <table:table-cell office:value-type="float" office:value="49.41" calcext:value-type="float">
            <text:p>49.41</text:p>
          </table:table-cell>
          <table:table-cell office:value-type="float" office:value="3.29" calcext:value-type="float">
            <text:p>3.29</text:p>
          </table:table-cell>
          <table:table-cell table:formula="of:=[.H69]/4" office:value-type="float" office:value="0.8225" calcext:value-type="float">
            <text:p>0.8225</text:p>
          </table:table-cell>
          <table:table-cell/>
          <table:table-cell table:formula="of:=[.D69]/[.E69]" office:value-type="float" office:value="4.24336009882644" calcext:value-type="float">
            <text:p>4.2433600988</text:p>
          </table:table-cell>
        </table:table-row>
        <table:table-row table:style-name="ro1">
          <table:table-cell office:value-type="float" office:value="0.5801" calcext:value-type="float">
            <text:p>0.5801</text:p>
          </table:table-cell>
          <table:table-cell office:value-type="float" office:value="0.07383" calcext:value-type="float">
            <text:p>0.07383</text:p>
          </table:table-cell>
          <table:table-cell office:value-type="float" office:value="99.42" calcext:value-type="float">
            <text:p>99.42</text:p>
          </table:table-cell>
          <table:table-cell office:value-type="float" office:value="2.929" calcext:value-type="float">
            <text:p>2.929</text:p>
          </table:table-cell>
          <table:table-cell office:value-type="float" office:value="0.7549" calcext:value-type="float">
            <text:p>0.7549</text:p>
          </table:table-cell>
          <table:table-cell office:value-type="float" office:value="0.07768" calcext:value-type="float">
            <text:p>0.07768</text:p>
          </table:table-cell>
          <table:table-cell office:value-type="float" office:value="96.55" calcext:value-type="float">
            <text:p>96.55</text:p>
          </table:table-cell>
          <table:table-cell office:value-type="float" office:value="2.991" calcext:value-type="float">
            <text:p>2.991</text:p>
          </table:table-cell>
          <table:table-cell table:formula="of:=[.H70]/4" office:value-type="float" office:value="0.74775" calcext:value-type="float">
            <text:p>0.74775</text:p>
          </table:table-cell>
          <table:table-cell/>
          <table:table-cell table:formula="of:=[.D70]/[.E70]" office:value-type="float" office:value="3.87998410385482" calcext:value-type="float">
            <text:p>3.8799841039</text:p>
          </table:table-cell>
        </table:table-row>
        <table:table-row table:style-name="ro1">
          <table:table-cell office:value-type="float" office:value="0.5303" calcext:value-type="float">
            <text:p>0.5303</text:p>
          </table:table-cell>
          <table:table-cell office:value-type="float" office:value="0.2308" calcext:value-type="float">
            <text:p>0.2308</text:p>
          </table:table-cell>
          <table:table-cell office:value-type="float" office:value="33.56" calcext:value-type="float">
            <text:p>33.56</text:p>
          </table:table-cell>
          <table:table-cell office:value-type="float" office:value="3.563" calcext:value-type="float">
            <text:p>3.563</text:p>
          </table:table-cell>
          <table:table-cell office:value-type="float" office:value="0.936" calcext:value-type="float">
            <text:p>0.936</text:p>
          </table:table-cell>
          <table:table-cell office:value-type="float" office:value="0.2344" calcext:value-type="float">
            <text:p>0.2344</text:p>
          </table:table-cell>
          <table:table-cell office:value-type="float" office:value="31.91" calcext:value-type="float">
            <text:p>31.91</text:p>
          </table:table-cell>
          <table:table-cell office:value-type="float" office:value="3.701" calcext:value-type="float">
            <text:p>3.701</text:p>
          </table:table-cell>
          <table:table-cell table:formula="of:=[.H71]/4" office:value-type="float" office:value="0.92525" calcext:value-type="float">
            <text:p>0.92525</text:p>
          </table:table-cell>
          <table:table-cell/>
          <table:table-cell table:formula="of:=[.D71]/[.E71]" office:value-type="float" office:value="3.80662393162393" calcext:value-type="float">
            <text:p>3.8066239316</text:p>
          </table:table-cell>
        </table:table-row>
        <table:table-row table:style-name="ro1">
          <table:table-cell office:value-type="float" office:value="0.1225" calcext:value-type="float">
            <text:p>0.1225</text:p>
          </table:table-cell>
          <table:table-cell office:value-type="float" office:value="0.1641" calcext:value-type="float">
            <text:p>0.1641</text:p>
          </table:table-cell>
          <table:table-cell office:value-type="float" office:value="64.1" calcext:value-type="float">
            <text:p>64.1</text:p>
          </table:table-cell>
          <table:table-cell office:value-type="float" office:value="3.058" calcext:value-type="float">
            <text:p>3.058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1766" calcext:value-type="float">
            <text:p>0.1766</text:p>
          </table:table-cell>
          <table:table-cell office:value-type="float" office:value="57.32" calcext:value-type="float">
            <text:p>57.32</text:p>
          </table:table-cell>
          <table:table-cell office:value-type="float" office:value="3.278" calcext:value-type="float">
            <text:p>3.278</text:p>
          </table:table-cell>
          <table:table-cell table:formula="of:=[.H72]/4" office:value-type="float" office:value="0.8195" calcext:value-type="float">
            <text:p>0.8195</text:p>
          </table:table-cell>
          <table:table-cell/>
          <table:table-cell table:formula="of:=[.D72]/[.E72]" office:value-type="float" office:value="3.64568431092036" calcext:value-type="float">
            <text:p>3.6456843109</text:p>
          </table:table-cell>
        </table:table-row>
        <table:table-row table:style-name="ro1">
          <table:table-cell office:value-type="float" office:value="0.8439" calcext:value-type="float">
            <text:p>0.8439</text:p>
          </table:table-cell>
          <table:table-cell office:value-type="float" office:value="0.1814" calcext:value-type="float">
            <text:p>0.1814</text:p>
          </table:table-cell>
          <table:table-cell office:value-type="float" office:value="54.7" calcext:value-type="float">
            <text:p>54.7</text:p>
          </table:table-cell>
          <table:table-cell office:value-type="float" office:value="3.29" calcext:value-type="float">
            <text:p>3.2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801" calcext:value-type="float">
            <text:p>0.1801</text:p>
          </table:table-cell>
          <table:table-cell office:value-type="float" office:value="55.41" calcext:value-type="float">
            <text:p>55.41</text:p>
          </table:table-cell>
          <table:table-cell office:value-type="float" office:value="3.261" calcext:value-type="float">
            <text:p>3.261</text:p>
          </table:table-cell>
          <table:table-cell table:formula="of:=[.H73]/4" office:value-type="float" office:value="0.81525" calcext:value-type="float">
            <text:p>0.81525</text:p>
          </table:table-cell>
          <table:table-cell/>
          <table:table-cell table:formula="of:=[.D73]/[.E73]" office:value-type="float" office:value="4.04923076923077" calcext:value-type="float">
            <text:p>4.0492307692</text:p>
          </table:table-cell>
        </table:table-row>
        <table:table-row table:style-name="ro1">
          <table:table-cell office:value-type="float" office:value="0.8889" calcext:value-type="float">
            <text:p>0.8889</text:p>
          </table:table-cell>
          <table:table-cell office:value-type="float" office:value="0.18" calcext:value-type="float">
            <text:p>0.18</text:p>
          </table:table-cell>
          <table:table-cell office:value-type="float" office:value="71.54" calcext:value-type="float">
            <text:p>71.54</text:p>
          </table:table-cell>
          <table:table-cell office:value-type="float" office:value="3.005" calcext:value-type="float">
            <text:p>3.005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1812" calcext:value-type="float">
            <text:p>0.1812</text:p>
          </table:table-cell>
          <table:table-cell office:value-type="float" office:value="70.8" calcext:value-type="float">
            <text:p>70.8</text:p>
          </table:table-cell>
          <table:table-cell office:value-type="float" office:value="3.023" calcext:value-type="float">
            <text:p>3.023</text:p>
          </table:table-cell>
          <table:table-cell table:formula="of:=[.H74]/4" office:value-type="float" office:value="0.75575" calcext:value-type="float">
            <text:p>0.75575</text:p>
          </table:table-cell>
          <table:table-cell/>
          <table:table-cell table:formula="of:=[.D74]/[.E74]" office:value-type="float" office:value="3.96752046474782" calcext:value-type="float">
            <text:p>3.9675204647</text:p>
          </table:table-cell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0.2514" calcext:value-type="float">
            <text:p>0.2514</text:p>
          </table:table-cell>
          <table:table-cell office:value-type="float" office:value="31.96" calcext:value-type="float">
            <text:p>31.96</text:p>
          </table:table-cell>
          <table:table-cell office:value-type="float" office:value="3.84" calcext:value-type="float">
            <text:p>3.84</text:p>
          </table:table-cell>
          <table:table-cell office:value-type="float" office:value="0.83" calcext:value-type="float">
            <text:p>0.83</text:p>
          </table:table-cell>
          <table:table-cell office:value-type="float" office:value="0.2403" calcext:value-type="float">
            <text:p>0.2403</text:p>
          </table:table-cell>
          <table:table-cell office:value-type="float" office:value="37.16" calcext:value-type="float">
            <text:p>37.16</text:p>
          </table:table-cell>
          <table:table-cell office:value-type="float" office:value="3.439" calcext:value-type="float">
            <text:p>3.439</text:p>
          </table:table-cell>
          <table:table-cell table:formula="of:=[.H75]/4" office:value-type="float" office:value="0.85975" calcext:value-type="float">
            <text:p>0.85975</text:p>
          </table:table-cell>
          <table:table-cell/>
          <table:table-cell table:formula="of:=[.D75]/[.E75]" office:value-type="float" office:value="4.62650602409639" calcext:value-type="float">
            <text:p>4.6265060241</text:p>
          </table:table-cell>
        </table:table-row>
        <table:table-row table:style-name="ro1">
          <table:table-cell office:value-type="float" office:value="0.1585" calcext:value-type="float">
            <text:p>0.1585</text:p>
          </table:table-cell>
          <table:table-cell office:value-type="float" office:value="0.1597" calcext:value-type="float">
            <text:p>0.1597</text:p>
          </table:table-cell>
          <table:table-cell office:value-type="float" office:value="62.06" calcext:value-type="float">
            <text:p>62.06</text:p>
          </table:table-cell>
          <table:table-cell office:value-type="float" office:value="3.068" calcext:value-type="float">
            <text:p>3.068</text:p>
          </table:table-cell>
          <table:table-cell office:value-type="float" office:value="0.841" calcext:value-type="float">
            <text:p>0.841</text:p>
          </table:table-cell>
          <table:table-cell office:value-type="float" office:value="0.17" calcext:value-type="float">
            <text:p>0.17</text:p>
          </table:table-cell>
          <table:table-cell office:value-type="float" office:value="56.23" calcext:value-type="float">
            <text:p>56.23</text:p>
          </table:table-cell>
          <table:table-cell office:value-type="float" office:value="3.281" calcext:value-type="float">
            <text:p>3.281</text:p>
          </table:table-cell>
          <table:table-cell table:formula="of:=[.H76]/4" office:value-type="float" office:value="0.82025" calcext:value-type="float">
            <text:p>0.82025</text:p>
          </table:table-cell>
          <table:table-cell/>
          <table:table-cell table:formula="of:=[.D76]/[.E76]" office:value-type="float" office:value="3.64803804994055" calcext:value-type="float">
            <text:p>3.6480380499</text:p>
          </table:table-cell>
        </table:table-row>
        <table:table-row table:style-name="ro1">
          <table:table-cell office:value-type="float" office:value="0.9491" calcext:value-type="float">
            <text:p>0.9491</text:p>
          </table:table-cell>
          <table:table-cell office:value-type="float" office:value="0.1484" calcext:value-type="float">
            <text:p>0.1484</text:p>
          </table:table-cell>
          <table:table-cell office:value-type="float" office:value="71.97" calcext:value-type="float">
            <text:p>71.97</text:p>
          </table:table-cell>
          <table:table-cell office:value-type="float" office:value="3.076" calcext:value-type="float">
            <text:p>3.076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1479" calcext:value-type="float">
            <text:p>0.1479</text:p>
          </table:table-cell>
          <table:table-cell office:value-type="float" office:value="72.25" calcext:value-type="float">
            <text:p>72.25</text:p>
          </table:table-cell>
          <table:table-cell office:value-type="float" office:value="3.067" calcext:value-type="float">
            <text:p>3.067</text:p>
          </table:table-cell>
          <table:table-cell table:formula="of:=[.H77]/4" office:value-type="float" office:value="0.76675" calcext:value-type="float">
            <text:p>0.76675</text:p>
          </table:table-cell>
          <table:table-cell/>
          <table:table-cell table:formula="of:=[.D77]/[.E77]" office:value-type="float" office:value="4.01723912759566" calcext:value-type="float">
            <text:p>4.0172391276</text:p>
          </table:table-cell>
        </table:table-row>
        <table:table-row table:style-name="ro1">
          <table:table-cell office:value-type="float" office:value="0.9125" calcext:value-type="float">
            <text:p>0.9125</text:p>
          </table:table-cell>
          <table:table-cell office:value-type="float" office:value="0.209" calcext:value-type="float">
            <text:p>0.209</text:p>
          </table:table-cell>
          <table:table-cell office:value-type="float" office:value="41.02" calcext:value-type="float">
            <text:p>41.02</text:p>
          </table:table-cell>
          <table:table-cell office:value-type="float" office:value="3.487" calcext:value-type="float">
            <text:p>3.487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2083" calcext:value-type="float">
            <text:p>0.2083</text:p>
          </table:table-cell>
          <table:table-cell office:value-type="float" office:value="41.36" calcext:value-type="float">
            <text:p>41.36</text:p>
          </table:table-cell>
          <table:table-cell office:value-type="float" office:value="3.467" calcext:value-type="float">
            <text:p>3.467</text:p>
          </table:table-cell>
          <table:table-cell table:formula="of:=[.H78]/4" office:value-type="float" office:value="0.86675" calcext:value-type="float">
            <text:p>0.86675</text:p>
          </table:table-cell>
          <table:table-cell/>
          <table:table-cell table:formula="of:=[.D78]/[.E78]" office:value-type="float" office:value="4.03074789041729" calcext:value-type="float">
            <text:p>4.0307478904</text:p>
          </table:table-cell>
        </table:table-row>
        <table:table-row table:style-name="ro1">
          <table:table-cell office:value-type="float" office:value="0.6863" calcext:value-type="float">
            <text:p>0.6863</text:p>
          </table:table-cell>
          <table:table-cell office:value-type="float" office:value="0.1581" calcext:value-type="float">
            <text:p>0.1581</text:p>
          </table:table-cell>
          <table:table-cell office:value-type="float" office:value="73.7" calcext:value-type="float">
            <text:p>73.7</text:p>
          </table:table-cell>
          <table:table-cell office:value-type="float" office:value="3.006" calcext:value-type="float">
            <text:p>3.006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1616" calcext:value-type="float">
            <text:p>0.1616</text:p>
          </table:table-cell>
          <table:table-cell office:value-type="float" office:value="71.58" calcext:value-type="float">
            <text:p>71.58</text:p>
          </table:table-cell>
          <table:table-cell office:value-type="float" office:value="3.059" calcext:value-type="float">
            <text:p>3.059</text:p>
          </table:table-cell>
          <table:table-cell table:formula="of:=[.H79]/4" office:value-type="float" office:value="0.76475" calcext:value-type="float">
            <text:p>0.76475</text:p>
          </table:table-cell>
          <table:table-cell/>
          <table:table-cell table:formula="of:=[.D79]/[.E79]" office:value-type="float" office:value="3.90592515592516" calcext:value-type="float">
            <text:p>3.9059251559</text:p>
          </table:table-cell>
        </table:table-row>
        <table:table-row table:style-name="ro1">
          <table:table-cell office:value-type="float" office:value="0.1809" calcext:value-type="float">
            <text:p>0.1809</text:p>
          </table:table-cell>
          <table:table-cell office:value-type="float" office:value="0.2103" calcext:value-type="float">
            <text:p>0.2103</text:p>
          </table:table-cell>
          <table:table-cell office:value-type="float" office:value="44.73" calcext:value-type="float">
            <text:p>44.73</text:p>
          </table:table-cell>
          <table:table-cell office:value-type="float" office:value="3.243" calcext:value-type="float">
            <text:p>3.243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2165" calcext:value-type="float">
            <text:p>0.2165</text:p>
          </table:table-cell>
          <table:table-cell office:value-type="float" office:value="41.32" calcext:value-type="float">
            <text:p>41.32</text:p>
          </table:table-cell>
          <table:table-cell office:value-type="float" office:value="3.441" calcext:value-type="float">
            <text:p>3.441</text:p>
          </table:table-cell>
          <table:table-cell table:formula="of:=[.H80]/4" office:value-type="float" office:value="0.86025" calcext:value-type="float">
            <text:p>0.86025</text:p>
          </table:table-cell>
          <table:table-cell/>
          <table:table-cell table:formula="of:=[.D80]/[.E80]" office:value-type="float" office:value="3.69151963574274" calcext:value-type="float">
            <text:p>3.6915196357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2086" calcext:value-type="float">
            <text:p>0.2086</text:p>
          </table:table-cell>
          <table:table-cell office:value-type="float" office:value="50.67" calcext:value-type="float">
            <text:p>50.67</text:p>
          </table:table-cell>
          <table:table-cell office:value-type="float" office:value="3.264" calcext:value-type="float">
            <text:p>3.264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2097" calcext:value-type="float">
            <text:p>0.2097</text:p>
          </table:table-cell>
          <table:table-cell office:value-type="float" office:value="50.08" calcext:value-type="float">
            <text:p>50.08</text:p>
          </table:table-cell>
          <table:table-cell office:value-type="float" office:value="3.287" calcext:value-type="float">
            <text:p>3.287</text:p>
          </table:table-cell>
          <table:table-cell table:formula="of:=[.H81]/4" office:value-type="float" office:value="0.82175" calcext:value-type="float">
            <text:p>0.82175</text:p>
          </table:table-cell>
          <table:table-cell/>
          <table:table-cell table:formula="of:=[.D81]/[.E81]" office:value-type="float" office:value="3.96308887809616" calcext:value-type="float">
            <text:p>3.9630888781</text:p>
          </table:table-cell>
        </table:table-row>
        <table:table-row table:style-name="ro1">
          <table:table-cell office:value-type="float" office:value="0.2474" calcext:value-type="float">
            <text:p>0.2474</text:p>
          </table:table-cell>
          <table:table-cell office:value-type="float" office:value="0.2135" calcext:value-type="float">
            <text:p>0.2135</text:p>
          </table:table-cell>
          <table:table-cell office:value-type="float" office:value="35.24" calcext:value-type="float">
            <text:p>35.24</text:p>
          </table:table-cell>
          <table:table-cell office:value-type="float" office:value="3.7" calcext:value-type="float">
            <text:p>3.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2096" calcext:value-type="float">
            <text:p>0.2096</text:p>
          </table:table-cell>
          <table:table-cell office:value-type="float" office:value="37.51" calcext:value-type="float">
            <text:p>37.51</text:p>
          </table:table-cell>
          <table:table-cell office:value-type="float" office:value="3.499" calcext:value-type="float">
            <text:p>3.499</text:p>
          </table:table-cell>
          <table:table-cell table:formula="of:=[.H82]/4" office:value-type="float" office:value="0.87475" calcext:value-type="float">
            <text:p>0.87475</text:p>
          </table:table-cell>
          <table:table-cell/>
          <table:table-cell table:formula="of:=[.D82]/[.E82]" office:value-type="float" office:value="4.32394530793502" calcext:value-type="float">
            <text:p>4.3239453079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0.1878" calcext:value-type="float">
            <text:p>0.1878</text:p>
          </table:table-cell>
          <table:table-cell office:value-type="float" office:value="55.74" calcext:value-type="float">
            <text:p>55.74</text:p>
          </table:table-cell>
          <table:table-cell office:value-type="float" office:value="3.283" calcext:value-type="float">
            <text:p>3.283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1808" calcext:value-type="float">
            <text:p>0.1808</text:p>
          </table:table-cell>
          <table:table-cell office:value-type="float" office:value="59.63" calcext:value-type="float">
            <text:p>59.63</text:p>
          </table:table-cell>
          <table:table-cell office:value-type="float" office:value="3.144" calcext:value-type="float">
            <text:p>3.144</text:p>
          </table:table-cell>
          <table:table-cell table:formula="of:=[.H83]/4" office:value-type="float" office:value="0.786" calcext:value-type="float">
            <text:p>0.786</text:p>
          </table:table-cell>
          <table:table-cell/>
          <table:table-cell table:formula="of:=[.D83]/[.E83]" office:value-type="float" office:value="4.23941115702479" calcext:value-type="float">
            <text:p>4.239411157</text:p>
          </table:table-cell>
        </table:table-row>
        <table:table-row table:style-name="ro1">
          <table:table-cell office:value-type="float" office:value="0.8239" calcext:value-type="float">
            <text:p>0.8239</text:p>
          </table:table-cell>
          <table:table-cell office:value-type="float" office:value="0.2027" calcext:value-type="float">
            <text:p>0.2027</text:p>
          </table:table-cell>
          <table:table-cell office:value-type="float" office:value="47.14" calcext:value-type="float">
            <text:p>47.14</text:p>
          </table:table-cell>
          <table:table-cell office:value-type="float" office:value="3.291" calcext:value-type="float">
            <text:p>3.291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2041" calcext:value-type="float">
            <text:p>0.2041</text:p>
          </table:table-cell>
          <table:table-cell office:value-type="float" office:value="46.42" calcext:value-type="float">
            <text:p>46.42</text:p>
          </table:table-cell>
          <table:table-cell office:value-type="float" office:value="3.327" calcext:value-type="float">
            <text:p>3.327</text:p>
          </table:table-cell>
          <table:table-cell table:formula="of:=[.H84]/4" office:value-type="float" office:value="0.83175" calcext:value-type="float">
            <text:p>0.83175</text:p>
          </table:table-cell>
          <table:table-cell/>
          <table:table-cell table:formula="of:=[.D84]/[.E84]" office:value-type="float" office:value="3.94226161954959" calcext:value-type="float">
            <text:p>3.9422616195</text:p>
          </table:table-cell>
        </table:table-row>
        <table:table-row table:style-name="ro1">
          <table:table-cell office:value-type="float" office:value="0.4832" calcext:value-type="float">
            <text:p>0.4832</text:p>
          </table:table-cell>
          <table:table-cell office:value-type="float" office:value="0.1534" calcext:value-type="float">
            <text:p>0.1534</text:p>
          </table:table-cell>
          <table:table-cell office:value-type="float" office:value="68.31" calcext:value-type="float">
            <text:p>68.31</text:p>
          </table:table-cell>
          <table:table-cell office:value-type="float" office:value="3.091" calcext:value-type="float">
            <text:p>3.091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1574" calcext:value-type="float">
            <text:p>0.1574</text:p>
          </table:table-cell>
          <table:table-cell office:value-type="float" office:value="65.8" calcext:value-type="float">
            <text:p>65.8</text:p>
          </table:table-cell>
          <table:table-cell office:value-type="float" office:value="3.175" calcext:value-type="float">
            <text:p>3.175</text:p>
          </table:table-cell>
          <table:table-cell table:formula="of:=[.H85]/4" office:value-type="float" office:value="0.79375" calcext:value-type="float">
            <text:p>0.79375</text:p>
          </table:table-cell>
          <table:table-cell/>
          <table:table-cell table:formula="of:=[.D85]/[.E85]" office:value-type="float" office:value="3.85219341974078" calcext:value-type="float">
            <text:p>3.8521934197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1231" calcext:value-type="float">
            <text:p>0.1231</text:p>
          </table:table-cell>
          <table:table-cell office:value-type="float" office:value="82.84" calcext:value-type="float">
            <text:p>82.84</text:p>
          </table:table-cell>
          <table:table-cell office:value-type="float" office:value="3.181" calcext:value-type="float">
            <text:p>3.181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104" calcext:value-type="float">
            <text:p>0.104</text:p>
          </table:table-cell>
          <table:table-cell office:value-type="float" office:value="95.6" calcext:value-type="float">
            <text:p>95.6</text:p>
          </table:table-cell>
          <table:table-cell office:value-type="float" office:value="2.907" calcext:value-type="float">
            <text:p>2.907</text:p>
          </table:table-cell>
          <table:table-cell table:formula="of:=[.H86]/4" office:value-type="float" office:value="0.72675" calcext:value-type="float">
            <text:p>0.72675</text:p>
          </table:table-cell>
          <table:table-cell/>
          <table:table-cell table:formula="of:=[.D86]/[.E86]" office:value-type="float" office:value="4.55013588900014" calcext:value-type="float">
            <text:p>4.550135889</text:p>
          </table:table-cell>
        </table:table-row>
        <table:table-row table:style-name="ro1">
          <table:table-cell office:value-type="float" office:value="0.7908" calcext:value-type="float">
            <text:p>0.7908</text:p>
          </table:table-cell>
          <table:table-cell office:value-type="float" office:value="0.1919" calcext:value-type="float">
            <text:p>0.1919</text:p>
          </table:table-cell>
          <table:table-cell office:value-type="float" office:value="59.85" calcext:value-type="float">
            <text:p>59.85</text:p>
          </table:table-cell>
          <table:table-cell office:value-type="float" office:value="3.155" calcext:value-type="float">
            <text:p>3.155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1939" calcext:value-type="float">
            <text:p>0.1939</text:p>
          </table:table-cell>
          <table:table-cell office:value-type="float" office:value="58.69" calcext:value-type="float">
            <text:p>58.69</text:p>
          </table:table-cell>
          <table:table-cell office:value-type="float" office:value="3.196" calcext:value-type="float">
            <text:p>3.196</text:p>
          </table:table-cell>
          <table:table-cell table:formula="of:=[.H87]/4" office:value-type="float" office:value="0.799" calcext:value-type="float">
            <text:p>0.799</text:p>
          </table:table-cell>
          <table:table-cell/>
          <table:table-cell table:formula="of:=[.D87]/[.E87]" office:value-type="float" office:value="3.9309743334164" calcext:value-type="float">
            <text:p>3.9309743334</text:p>
          </table:table-cell>
        </table:table-row>
        <table:table-row table:style-name="ro1">
          <table:table-cell office:value-type="float" office:value="0.0772" calcext:value-type="float">
            <text:p>0.0772</text:p>
          </table:table-cell>
          <table:table-cell office:value-type="float" office:value="0.1755" calcext:value-type="float">
            <text:p>0.1755</text:p>
          </table:table-cell>
          <table:table-cell office:value-type="float" office:value="52.89" calcext:value-type="float">
            <text:p>52.89</text:p>
          </table:table-cell>
          <table:table-cell office:value-type="float" office:value="3.483" calcext:value-type="float">
            <text:p>3.483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1645" calcext:value-type="float">
            <text:p>0.1645</text:p>
          </table:table-cell>
          <table:table-cell office:value-type="float" office:value="59.33" calcext:value-type="float">
            <text:p>59.33</text:p>
          </table:table-cell>
          <table:table-cell office:value-type="float" office:value="3.191" calcext:value-type="float">
            <text:p>3.191</text:p>
          </table:table-cell>
          <table:table-cell table:formula="of:=[.H88]/4" office:value-type="float" office:value="0.79775" calcext:value-type="float">
            <text:p>0.79775</text:p>
          </table:table-cell>
          <table:table-cell/>
          <table:table-cell table:formula="of:=[.D88]/[.E88]" office:value-type="float" office:value="4.52808112324493" calcext:value-type="float">
            <text:p>4.5280811232</text:p>
          </table:table-cell>
        </table:table-row>
        <table:table-row table:style-name="ro1">
          <table:table-cell office:value-type="float" office:value="0.5956" calcext:value-type="float">
            <text:p>0.5956</text:p>
          </table:table-cell>
          <table:table-cell office:value-type="float" office:value="0.178" calcext:value-type="float">
            <text:p>0.178</text:p>
          </table:table-cell>
          <table:table-cell office:value-type="float" office:value="42.11" calcext:value-type="float">
            <text:p>42.11</text:p>
          </table:table-cell>
          <table:table-cell office:value-type="float" office:value="3.467" calcext:value-type="float">
            <text:p>3.467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1802" calcext:value-type="float">
            <text:p>0.1802</text:p>
          </table:table-cell>
          <table:table-cell office:value-type="float" office:value="40.82" calcext:value-type="float">
            <text:p>40.82</text:p>
          </table:table-cell>
          <table:table-cell office:value-type="float" office:value="3.562" calcext:value-type="float">
            <text:p>3.562</text:p>
          </table:table-cell>
          <table:table-cell table:formula="of:=[.H89]/4" office:value-type="float" office:value="0.8905" calcext:value-type="float">
            <text:p>0.8905</text:p>
          </table:table-cell>
          <table:table-cell/>
          <table:table-cell table:formula="of:=[.D89]/[.E89]" office:value-type="float" office:value="3.85265029447716" calcext:value-type="float">
            <text:p>3.8526502945</text:p>
          </table:table-cell>
        </table:table-row>
        <table:table-row table:style-name="ro1">
          <table:table-cell office:value-type="float" office:value="0.8658" calcext:value-type="float">
            <text:p>0.8658</text:p>
          </table:table-cell>
          <table:table-cell office:value-type="float" office:value="0.1139" calcext:value-type="float">
            <text:p>0.1139</text:p>
          </table:table-cell>
          <table:table-cell office:value-type="float" office:value="79.11" calcext:value-type="float">
            <text:p>79.11</text:p>
          </table:table-cell>
          <table:table-cell office:value-type="float" office:value="3.054" calcext:value-type="float">
            <text:p>3.054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1151" calcext:value-type="float">
            <text:p>0.1151</text:p>
          </table:table-cell>
          <table:table-cell office:value-type="float" office:value="78.29" calcext:value-type="float">
            <text:p>78.29</text:p>
          </table:table-cell>
          <table:table-cell office:value-type="float" office:value="3.076" calcext:value-type="float">
            <text:p>3.076</text:p>
          </table:table-cell>
          <table:table-cell table:formula="of:=[.H90]/4" office:value-type="float" office:value="0.769" calcext:value-type="float">
            <text:p>0.769</text:p>
          </table:table-cell>
          <table:table-cell/>
          <table:table-cell table:formula="of:=[.D90]/[.E90]" office:value-type="float" office:value="3.96057580080405" calcext:value-type="float">
            <text:p>3.9605758008</text:p>
          </table:table-cell>
        </table:table-row>
        <table:table-row table:style-name="ro1">
          <table:table-cell office:value-type="float" office:value="0.6941" calcext:value-type="float">
            <text:p>0.6941</text:p>
          </table:table-cell>
          <table:table-cell office:value-type="float" office:value="0.1171" calcext:value-type="float">
            <text:p>0.1171</text:p>
          </table:table-cell>
          <table:table-cell office:value-type="float" office:value="83.69" calcext:value-type="float">
            <text:p>83.69</text:p>
          </table:table-cell>
          <table:table-cell office:value-type="float" office:value="3.013" calcext:value-type="float">
            <text:p>3.013</text:p>
          </table:table-cell>
          <table:table-cell office:value-type="float" office:value="0.773" calcext:value-type="float">
            <text:p>0.773</text:p>
          </table:table-cell>
          <table:table-cell office:value-type="float" office:value="0.1214" calcext:value-type="float">
            <text:p>0.1214</text:p>
          </table:table-cell>
          <table:table-cell office:value-type="float" office:value="81.05" calcext:value-type="float">
            <text:p>81.05</text:p>
          </table:table-cell>
          <table:table-cell office:value-type="float" office:value="3.07" calcext:value-type="float">
            <text:p>3.07</text:p>
          </table:table-cell>
          <table:table-cell table:formula="of:=[.H91]/4" office:value-type="float" office:value="0.7675" calcext:value-type="float">
            <text:p>0.7675</text:p>
          </table:table-cell>
          <table:table-cell/>
          <table:table-cell table:formula="of:=[.D91]/[.E91]" office:value-type="float" office:value="3.89780077619664" calcext:value-type="float">
            <text:p>3.8978007762</text:p>
          </table:table-cell>
        </table:table-row>
        <table:table-row table:style-name="ro1">
          <table:table-cell office:value-type="float" office:value="0.009600001" calcext:value-type="float">
            <text:p>0.009600001</text:p>
          </table:table-cell>
          <table:table-cell office:value-type="float" office:value="0.2087" calcext:value-type="float">
            <text:p>0.2087</text:p>
          </table:table-cell>
          <table:table-cell office:value-type="float" office:value="39.65" calcext:value-type="float">
            <text:p>39.65</text:p>
          </table:table-cell>
          <table:table-cell office:value-type="float" office:value="3.229" calcext:value-type="float">
            <text:p>3.229</text:p>
          </table:table-cell>
          <table:table-cell office:value-type="float" office:value="0.962" calcext:value-type="float">
            <text:p>0.962</text:p>
          </table:table-cell>
          <table:table-cell office:value-type="float" office:value="0.2206" calcext:value-type="float">
            <text:p>0.2206</text:p>
          </table:table-cell>
          <table:table-cell office:value-type="float" office:value="33.55" calcext:value-type="float">
            <text:p>33.55</text:p>
          </table:table-cell>
          <table:table-cell office:value-type="float" office:value="3.682" calcext:value-type="float">
            <text:p>3.682</text:p>
          </table:table-cell>
          <table:table-cell table:formula="of:=[.H92]/4" office:value-type="float" office:value="0.9205" calcext:value-type="float">
            <text:p>0.9205</text:p>
          </table:table-cell>
          <table:table-cell/>
          <table:table-cell table:formula="of:=[.D92]/[.E92]" office:value-type="float" office:value="3.35654885654886" calcext:value-type="float">
            <text:p>3.3565488565</text:p>
          </table:table-cell>
        </table:table-row>
        <table:table-row table:style-name="ro1">
          <table:table-cell office:value-type="float" office:value="0.6003" calcext:value-type="float">
            <text:p>0.6003</text:p>
          </table:table-cell>
          <table:table-cell office:value-type="float" office:value="0.1751" calcext:value-type="float">
            <text:p>0.1751</text:p>
          </table:table-cell>
          <table:table-cell office:value-type="float" office:value="53.51" calcext:value-type="float">
            <text:p>53.51</text:p>
          </table:table-cell>
          <table:table-cell office:value-type="float" office:value="3.242" calcext:value-type="float">
            <text:p>3.242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1779" calcext:value-type="float">
            <text:p>0.1779</text:p>
          </table:table-cell>
          <table:table-cell office:value-type="float" office:value="51.85" calcext:value-type="float">
            <text:p>51.85</text:p>
          </table:table-cell>
          <table:table-cell office:value-type="float" office:value="3.321" calcext:value-type="float">
            <text:p>3.321</text:p>
          </table:table-cell>
          <table:table-cell table:formula="of:=[.H93]/4" office:value-type="float" office:value="0.83025" calcext:value-type="float">
            <text:p>0.83025</text:p>
          </table:table-cell>
          <table:table-cell/>
          <table:table-cell table:formula="of:=[.D93]/[.E93]" office:value-type="float" office:value="3.8668893129771" calcext:value-type="float">
            <text:p>3.866889313</text:p>
          </table:table-cell>
        </table:table-row>
        <table:table-row table:style-name="ro1">
          <table:table-cell office:value-type="float" office:value="0.5883" calcext:value-type="float">
            <text:p>0.5883</text:p>
          </table:table-cell>
          <table:table-cell office:value-type="float" office:value="0.1971" calcext:value-type="float">
            <text:p>0.1971</text:p>
          </table:table-cell>
          <table:table-cell office:value-type="float" office:value="58.54" calcext:value-type="float">
            <text:p>58.54</text:p>
          </table:table-cell>
          <table:table-cell office:value-type="float" office:value="3.195" calcext:value-type="float">
            <text:p>3.195</text:p>
          </table:table-cell>
          <table:table-cell office:value-type="float" office:value="0.7741" calcext:value-type="float">
            <text:p>0.7741</text:p>
          </table:table-cell>
          <table:table-cell office:value-type="float" office:value="0.1935" calcext:value-type="float">
            <text:p>0.1935</text:p>
          </table:table-cell>
          <table:table-cell office:value-type="float" office:value="60.6" calcext:value-type="float">
            <text:p>60.6</text:p>
          </table:table-cell>
          <table:table-cell office:value-type="float" office:value="3.123" calcext:value-type="float">
            <text:p>3.123</text:p>
          </table:table-cell>
          <table:table-cell table:formula="of:=[.H94]/4" office:value-type="float" office:value="0.78075" calcext:value-type="float">
            <text:p>0.78075</text:p>
          </table:table-cell>
          <table:table-cell/>
          <table:table-cell table:formula="of:=[.D94]/[.E94]" office:value-type="float" office:value="4.12737372432502" calcext:value-type="float">
            <text:p>4.1273737243</text:p>
          </table:table-cell>
        </table:table-row>
        <table:table-row table:style-name="ro1">
          <table:table-cell office:value-type="float" office:value="0.7381" calcext:value-type="float">
            <text:p>0.7381</text:p>
          </table:table-cell>
          <table:table-cell office:value-type="float" office:value="0.2076" calcext:value-type="float">
            <text:p>0.2076</text:p>
          </table:table-cell>
          <table:table-cell office:value-type="float" office:value="42.98" calcext:value-type="float">
            <text:p>42.98</text:p>
          </table:table-cell>
          <table:table-cell office:value-type="float" office:value="3.405" calcext:value-type="float">
            <text:p>3.405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2093" calcext:value-type="float">
            <text:p>0.2093</text:p>
          </table:table-cell>
          <table:table-cell office:value-type="float" office:value="42.08" calcext:value-type="float">
            <text:p>42.08</text:p>
          </table:table-cell>
          <table:table-cell office:value-type="float" office:value="3.463" calcext:value-type="float">
            <text:p>3.463</text:p>
          </table:table-cell>
          <table:table-cell table:formula="of:=[.H95]/4" office:value-type="float" office:value="0.86575" calcext:value-type="float">
            <text:p>0.86575</text:p>
          </table:table-cell>
          <table:table-cell/>
          <table:table-cell table:formula="of:=[.D95]/[.E95]" office:value-type="float" office:value="3.90750516410374" calcext:value-type="float">
            <text:p>3.9075051641</text:p>
          </table:table-cell>
        </table:table-row>
        <table:table-row table:style-name="ro1">
          <table:table-cell office:value-type="float" office:value="0.0597" calcext:value-type="float">
            <text:p>0.0597</text:p>
          </table:table-cell>
          <table:table-cell office:value-type="float" office:value="0.1471" calcext:value-type="float">
            <text:p>0.1471</text:p>
          </table:table-cell>
          <table:table-cell office:value-type="float" office:value="68.32" calcext:value-type="float">
            <text:p>68.32</text:p>
          </table:table-cell>
          <table:table-cell office:value-type="float" office:value="3.315" calcext:value-type="float">
            <text:p>3.315</text:p>
          </table:table-cell>
          <table:table-cell office:value-type="float" office:value="0.7398" calcext:value-type="float">
            <text:p>0.7398</text:p>
          </table:table-cell>
          <table:table-cell office:value-type="float" office:value="0.1333" calcext:value-type="float">
            <text:p>0.1333</text:p>
          </table:table-cell>
          <table:table-cell office:value-type="float" office:value="76.71" calcext:value-type="float">
            <text:p>76.71</text:p>
          </table:table-cell>
          <table:table-cell office:value-type="float" office:value="3.062" calcext:value-type="float">
            <text:p>3.062</text:p>
          </table:table-cell>
          <table:table-cell table:formula="of:=[.H96]/4" office:value-type="float" office:value="0.7655" calcext:value-type="float">
            <text:p>0.7655</text:p>
          </table:table-cell>
          <table:table-cell/>
          <table:table-cell table:formula="of:=[.D96]/[.E96]" office:value-type="float" office:value="4.48094079480941" calcext:value-type="float">
            <text:p>4.4809407948</text:p>
          </table:table-cell>
        </table:table-row>
        <table:table-row table:style-name="ro1">
          <table:table-cell office:value-type="float" office:value="0.0023" calcext:value-type="float">
            <text:p>0.0023</text:p>
          </table:table-cell>
          <table:table-cell office:value-type="float" office:value="0.1793" calcext:value-type="float">
            <text:p>0.1793</text:p>
          </table:table-cell>
          <table:table-cell office:value-type="float" office:value="41.42" calcext:value-type="float">
            <text:p>41.42</text:p>
          </table:table-cell>
          <table:table-cell office:value-type="float" office:value="3.835" calcext:value-type="float">
            <text:p>3.835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1696" calcext:value-type="float">
            <text:p>0.1696</text:p>
          </table:table-cell>
          <table:table-cell office:value-type="float" office:value="47.78" calcext:value-type="float">
            <text:p>47.78</text:p>
          </table:table-cell>
          <table:table-cell office:value-type="float" office:value="3.348" calcext:value-type="float">
            <text:p>3.348</text:p>
          </table:table-cell>
          <table:table-cell table:formula="of:=[.H97]/4" office:value-type="float" office:value="0.837" calcext:value-type="float">
            <text:p>0.837</text:p>
          </table:table-cell>
          <table:table-cell/>
          <table:table-cell table:formula="of:=[.D97]/[.E97]" office:value-type="float" office:value="4.87355445418732" calcext:value-type="float">
            <text:p>4.8735544542</text:p>
          </table:table-cell>
        </table:table-row>
        <table:table-row table:style-name="ro1">
          <table:table-cell office:value-type="float" office:value="0.5683" calcext:value-type="float">
            <text:p>0.5683</text:p>
          </table:table-cell>
          <table:table-cell office:value-type="float" office:value="0.1237" calcext:value-type="float">
            <text:p>0.1237</text:p>
          </table:table-cell>
          <table:table-cell office:value-type="float" office:value="81.86" calcext:value-type="float">
            <text:p>81.86</text:p>
          </table:table-cell>
          <table:table-cell office:value-type="float" office:value="2.99" calcext:value-type="float">
            <text:p>2.99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1279" calcext:value-type="float">
            <text:p>0.1279</text:p>
          </table:table-cell>
          <table:table-cell office:value-type="float" office:value="79.15" calcext:value-type="float">
            <text:p>79.15</text:p>
          </table:table-cell>
          <table:table-cell office:value-type="float" office:value="3.057" calcext:value-type="float">
            <text:p>3.057</text:p>
          </table:table-cell>
          <table:table-cell table:formula="of:=[.H98]/4" office:value-type="float" office:value="0.76425" calcext:value-type="float">
            <text:p>0.76425</text:p>
          </table:table-cell>
          <table:table-cell/>
          <table:table-cell table:formula="of:=[.D98]/[.E98]" office:value-type="float" office:value="3.87606948405496" calcext:value-type="float">
            <text:p>3.8760694841</text:p>
          </table:table-cell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1225" calcext:value-type="float">
            <text:p>0.1225</text:p>
          </table:table-cell>
          <table:table-cell office:value-type="float" office:value="78.95" calcext:value-type="float">
            <text:p>78.95</text:p>
          </table:table-cell>
          <table:table-cell office:value-type="float" office:value="2.872" calcext:value-type="float">
            <text:p>2.872</text:p>
          </table:table-cell>
          <table:table-cell office:value-type="float" office:value="0.8406" calcext:value-type="float">
            <text:p>0.8406</text:p>
          </table:table-cell>
          <table:table-cell office:value-type="float" office:value="0.1429" calcext:value-type="float">
            <text:p>0.1429</text:p>
          </table:table-cell>
          <table:table-cell office:value-type="float" office:value="66.44" calcext:value-type="float">
            <text:p>66.44</text:p>
          </table:table-cell>
          <table:table-cell office:value-type="float" office:value="3.218" calcext:value-type="float">
            <text:p>3.218</text:p>
          </table:table-cell>
          <table:table-cell table:formula="of:=[.H99]/4" office:value-type="float" office:value="0.8045" calcext:value-type="float">
            <text:p>0.8045</text:p>
          </table:table-cell>
          <table:table-cell/>
          <table:table-cell table:formula="of:=[.D99]/[.E99]" office:value-type="float" office:value="3.4166071853438" calcext:value-type="float">
            <text:p>3.4166071853</text:p>
          </table:table-cell>
        </table:table-row>
        <table:table-row table:style-name="ro1">
          <table:table-cell office:value-type="float" office:value="0.9829" calcext:value-type="float">
            <text:p>0.9829</text:p>
          </table:table-cell>
          <table:table-cell office:value-type="float" office:value="0.1741" calcext:value-type="float">
            <text:p>0.1741</text:p>
          </table:table-cell>
          <table:table-cell office:value-type="float" office:value="54.99" calcext:value-type="float">
            <text:p>54.99</text:p>
          </table:table-cell>
          <table:table-cell office:value-type="float" office:value="3.292" calcext:value-type="float">
            <text:p>3.292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174" calcext:value-type="float">
            <text:p>0.174</text:p>
          </table:table-cell>
          <table:table-cell office:value-type="float" office:value="55.06" calcext:value-type="float">
            <text:p>55.06</text:p>
          </table:table-cell>
          <table:table-cell office:value-type="float" office:value="3.289" calcext:value-type="float">
            <text:p>3.289</text:p>
          </table:table-cell>
          <table:table-cell table:formula="of:=[.H100]/4" office:value-type="float" office:value="0.82225" calcext:value-type="float">
            <text:p>0.82225</text:p>
          </table:table-cell>
          <table:table-cell/>
          <table:table-cell table:formula="of:=[.D100]/[.E100]" office:value-type="float" office:value="4.00535344932474" calcext:value-type="float">
            <text:p>4.0053534493</text:p>
          </table:table-cell>
        </table:table-row>
        <table:table-row table:style-name="ro1">
          <table:table-cell office:value-type="float" office:value="0.6654" calcext:value-type="float">
            <text:p>0.6654</text:p>
          </table:table-cell>
          <table:table-cell office:value-type="float" office:value="0.2033" calcext:value-type="float">
            <text:p>0.2033</text:p>
          </table:table-cell>
          <table:table-cell office:value-type="float" office:value="37" calcext:value-type="float">
            <text:p>37</text:p>
          </table:table-cell>
          <table:table-cell office:value-type="float" office:value="3.561" calcext:value-type="float">
            <text:p>3.561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2052" calcext:value-type="float">
            <text:p>0.2052</text:p>
          </table:table-cell>
          <table:table-cell office:value-type="float" office:value="35.98" calcext:value-type="float">
            <text:p>35.98</text:p>
          </table:table-cell>
          <table:table-cell office:value-type="float" office:value="3.649" calcext:value-type="float">
            <text:p>3.649</text:p>
          </table:table-cell>
          <table:table-cell table:formula="of:=[.H101]/4" office:value-type="float" office:value="0.91225" calcext:value-type="float">
            <text:p>0.91225</text:p>
          </table:table-cell>
          <table:table-cell/>
          <table:table-cell table:formula="of:=[.D101]/[.E101]" office:value-type="float" office:value="3.86728931364031" calcext:value-type="float">
            <text:p>3.8672893136</text:p>
          </table:table-cell>
        </table:table-row>
        <table:table-row table:style-name="ro1">
          <table:table-cell office:value-type="float" office:value="0.3618" calcext:value-type="float">
            <text:p>0.3618</text:p>
          </table:table-cell>
          <table:table-cell office:value-type="float" office:value="0.1719" calcext:value-type="float">
            <text:p>0.1719</text:p>
          </table:table-cell>
          <table:table-cell office:value-type="float" office:value="53.9" calcext:value-type="float">
            <text:p>53.9</text:p>
          </table:table-cell>
          <table:table-cell office:value-type="float" office:value="3.356" calcext:value-type="float">
            <text:p>3.356</text:p>
          </table:table-cell>
          <table:table-cell office:value-type="float" office:value="0.7913" calcext:value-type="float">
            <text:p>0.7913</text:p>
          </table:table-cell>
          <table:table-cell office:value-type="float" office:value="0.1667" calcext:value-type="float">
            <text:p>0.1667</text:p>
          </table:table-cell>
          <table:table-cell office:value-type="float" office:value="56.97" calcext:value-type="float">
            <text:p>56.97</text:p>
          </table:table-cell>
          <table:table-cell office:value-type="float" office:value="3.219" calcext:value-type="float">
            <text:p>3.219</text:p>
          </table:table-cell>
          <table:table-cell table:formula="of:=[.H102]/4" office:value-type="float" office:value="0.80475" calcext:value-type="float">
            <text:p>0.80475</text:p>
          </table:table-cell>
          <table:table-cell/>
          <table:table-cell table:formula="of:=[.D102]/[.E102]" office:value-type="float" office:value="4.24112220396815" calcext:value-type="float">
            <text:p>4.241122204</text:p>
          </table:table-cell>
        </table:table-row>
        <table:table-row table:style-name="ro1">
          <table:table-cell office:value-type="float" office:value="0.2581" calcext:value-type="float">
            <text:p>0.2581</text:p>
          </table:table-cell>
          <table:table-cell office:value-type="float" office:value="0.1802" calcext:value-type="float">
            <text:p>0.1802</text:p>
          </table:table-cell>
          <table:table-cell office:value-type="float" office:value="66.29" calcext:value-type="float">
            <text:p>66.29</text:p>
          </table:table-cell>
          <table:table-cell office:value-type="float" office:value="2.973" calcext:value-type="float">
            <text:p>2.973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1889" calcext:value-type="float">
            <text:p>0.1889</text:p>
          </table:table-cell>
          <table:table-cell office:value-type="float" office:value="61.22" calcext:value-type="float">
            <text:p>61.22</text:p>
          </table:table-cell>
          <table:table-cell office:value-type="float" office:value="3.117" calcext:value-type="float">
            <text:p>3.117</text:p>
          </table:table-cell>
          <table:table-cell table:formula="of:=[.H103]/4" office:value-type="float" office:value="0.77925" calcext:value-type="float">
            <text:p>0.77925</text:p>
          </table:table-cell>
          <table:table-cell/>
          <table:table-cell table:formula="of:=[.D103]/[.E103]" office:value-type="float" office:value="3.75473604445567" calcext:value-type="float">
            <text:p>3.7547360445</text:p>
          </table:table-cell>
        </table:table-row>
        <table:table-row table:style-name="ro1">
          <table:table-cell office:value-type="float" office:value="0.2268" calcext:value-type="float">
            <text:p>0.2268</text:p>
          </table:table-cell>
          <table:table-cell office:value-type="float" office:value="0.1326" calcext:value-type="float">
            <text:p>0.1326</text:p>
          </table:table-cell>
          <table:table-cell office:value-type="float" office:value="71.04" calcext:value-type="float">
            <text:p>71.04</text:p>
          </table:table-cell>
          <table:table-cell office:value-type="float" office:value="3.212" calcext:value-type="float">
            <text:p>3.212</text:p>
          </table:table-cell>
          <table:table-cell office:value-type="float" office:value="0.7505" calcext:value-type="float">
            <text:p>0.7505</text:p>
          </table:table-cell>
          <table:table-cell office:value-type="float" office:value="0.1264" calcext:value-type="float">
            <text:p>0.1264</text:p>
          </table:table-cell>
          <table:table-cell office:value-type="float" office:value="75.39" calcext:value-type="float">
            <text:p>75.39</text:p>
          </table:table-cell>
          <table:table-cell office:value-type="float" office:value="3.066" calcext:value-type="float">
            <text:p>3.066</text:p>
          </table:table-cell>
          <table:table-cell table:formula="of:=[.H104]/4" office:value-type="float" office:value="0.7665" calcext:value-type="float">
            <text:p>0.7665</text:p>
          </table:table-cell>
          <table:table-cell/>
          <table:table-cell table:formula="of:=[.D104]/[.E104]" office:value-type="float" office:value="4.27981345769487" calcext:value-type="float">
            <text:p>4.2798134577</text:p>
          </table:table-cell>
        </table:table-row>
        <table:table-row table:style-name="ro1">
          <table:table-cell office:value-type="float" office:value="0.4074" calcext:value-type="float">
            <text:p>0.4074</text:p>
          </table:table-cell>
          <table:table-cell office:value-type="float" office:value="0.2066" calcext:value-type="float">
            <text:p>0.2066</text:p>
          </table:table-cell>
          <table:table-cell office:value-type="float" office:value="47.48" calcext:value-type="float">
            <text:p>47.48</text:p>
          </table:table-cell>
          <table:table-cell office:value-type="float" office:value="3.379" calcext:value-type="float">
            <text:p>3.379</text:p>
          </table:table-cell>
          <table:table-cell office:value-type="float" office:value="0.7986" calcext:value-type="float">
            <text:p>0.7986</text:p>
          </table:table-cell>
          <table:table-cell office:value-type="float" office:value="0.2018" calcext:value-type="float">
            <text:p>0.2018</text:p>
          </table:table-cell>
          <table:table-cell office:value-type="float" office:value="50.21" calcext:value-type="float">
            <text:p>50.21</text:p>
          </table:table-cell>
          <table:table-cell office:value-type="float" office:value="3.244" calcext:value-type="float">
            <text:p>3.244</text:p>
          </table:table-cell>
          <table:table-cell table:formula="of:=[.H105]/4" office:value-type="float" office:value="0.811" calcext:value-type="float">
            <text:p>0.811</text:p>
          </table:table-cell>
          <table:table-cell/>
          <table:table-cell table:formula="of:=[.D105]/[.E105]" office:value-type="float" office:value="4.23115452041072" calcext:value-type="float">
            <text:p>4.2311545204</text:p>
          </table:table-cell>
        </table:table-row>
        <table:table-row table:style-name="ro1">
          <table:table-cell office:value-type="float" office:value="0.4227" calcext:value-type="float">
            <text:p>0.4227</text:p>
          </table:table-cell>
          <table:table-cell office:value-type="float" office:value="0.1529" calcext:value-type="float">
            <text:p>0.1529</text:p>
          </table:table-cell>
          <table:table-cell office:value-type="float" office:value="69.91" calcext:value-type="float">
            <text:p>69.91</text:p>
          </table:table-cell>
          <table:table-cell office:value-type="float" office:value="3.074" calcext:value-type="float">
            <text:p>3.074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1592" calcext:value-type="float">
            <text:p>0.1592</text:p>
          </table:table-cell>
          <table:table-cell office:value-type="float" office:value="66.18" calcext:value-type="float">
            <text:p>66.18</text:p>
          </table:table-cell>
          <table:table-cell office:value-type="float" office:value="3.187" calcext:value-type="float">
            <text:p>3.187</text:p>
          </table:table-cell>
          <table:table-cell table:formula="of:=[.H106]/4" office:value-type="float" office:value="0.79675" calcext:value-type="float">
            <text:p>0.79675</text:p>
          </table:table-cell>
          <table:table-cell/>
          <table:table-cell table:formula="of:=[.D106]/[.E106]" office:value-type="float" office:value="3.80398465536443" calcext:value-type="float">
            <text:p>3.8039846554</text:p>
          </table:table-cell>
        </table:table-row>
        <table:table-row table:style-name="ro1">
          <table:table-cell office:value-type="float" office:value="0.2557" calcext:value-type="float">
            <text:p>0.2557</text:p>
          </table:table-cell>
          <table:table-cell office:value-type="float" office:value="0.1304" calcext:value-type="float">
            <text:p>0.1304</text:p>
          </table:table-cell>
          <table:table-cell office:value-type="float" office:value="86.29" calcext:value-type="float">
            <text:p>86.29</text:p>
          </table:table-cell>
          <table:table-cell office:value-type="float" office:value="2.912" calcext:value-type="float">
            <text:p>2.912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143" calcext:value-type="float">
            <text:p>0.143</text:p>
          </table:table-cell>
          <table:table-cell office:value-type="float" office:value="78.6" calcext:value-type="float">
            <text:p>78.6</text:p>
          </table:table-cell>
          <table:table-cell office:value-type="float" office:value="3.065" calcext:value-type="float">
            <text:p>3.065</text:p>
          </table:table-cell>
          <table:table-cell table:formula="of:=[.H107]/4" office:value-type="float" office:value="0.76625" calcext:value-type="float">
            <text:p>0.76625</text:p>
          </table:table-cell>
          <table:table-cell/>
          <table:table-cell table:formula="of:=[.D107]/[.E107]" office:value-type="float" office:value="3.7323763137657" calcext:value-type="float">
            <text:p>3.7323763138</text:p>
          </table:table-cell>
        </table:table-row>
        <table:table-row table:style-name="ro1">
          <table:table-cell office:value-type="float" office:value="0.3733" calcext:value-type="float">
            <text:p>0.3733</text:p>
          </table:table-cell>
          <table:table-cell office:value-type="float" office:value="0.1227" calcext:value-type="float">
            <text:p>0.1227</text:p>
          </table:table-cell>
          <table:table-cell office:value-type="float" office:value="80.88" calcext:value-type="float">
            <text:p>80.88</text:p>
          </table:table-cell>
          <table:table-cell office:value-type="float" office:value="2.988" calcext:value-type="float">
            <text:p>2.988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1289" calcext:value-type="float">
            <text:p>0.1289</text:p>
          </table:table-cell>
          <table:table-cell office:value-type="float" office:value="76.81" calcext:value-type="float">
            <text:p>76.81</text:p>
          </table:table-cell>
          <table:table-cell office:value-type="float" office:value="3.096" calcext:value-type="float">
            <text:p>3.096</text:p>
          </table:table-cell>
          <table:table-cell table:formula="of:=[.H108]/4" office:value-type="float" office:value="0.774" calcext:value-type="float">
            <text:p>0.774</text:p>
          </table:table-cell>
          <table:table-cell/>
          <table:table-cell table:formula="of:=[.D108]/[.E108]" office:value-type="float" office:value="3.80201043389744" calcext:value-type="float">
            <text:p>3.8020104339</text:p>
          </table:table-cell>
        </table:table-row>
        <table:table-row table:style-name="ro1">
          <table:table-cell office:value-type="float" office:value="0.5578" calcext:value-type="float">
            <text:p>0.5578</text:p>
          </table:table-cell>
          <table:table-cell office:value-type="float" office:value="0.1549" calcext:value-type="float">
            <text:p>0.1549</text:p>
          </table:table-cell>
          <table:table-cell office:value-type="float" office:value="61.26" calcext:value-type="float">
            <text:p>61.26</text:p>
          </table:table-cell>
          <table:table-cell office:value-type="float" office:value="3.258" calcext:value-type="float">
            <text:p>3.258</text:p>
          </table:table-cell>
          <table:table-cell office:value-type="float" office:value="0.7847" calcext:value-type="float">
            <text:p>0.7847</text:p>
          </table:table-cell>
          <table:table-cell office:value-type="float" office:value="0.1518" calcext:value-type="float">
            <text:p>0.1518</text:p>
          </table:table-cell>
          <table:table-cell office:value-type="float" office:value="63.31" calcext:value-type="float">
            <text:p>63.31</text:p>
          </table:table-cell>
          <table:table-cell office:value-type="float" office:value="3.174" calcext:value-type="float">
            <text:p>3.174</text:p>
          </table:table-cell>
          <table:table-cell table:formula="of:=[.H109]/4" office:value-type="float" office:value="0.7935" calcext:value-type="float">
            <text:p>0.7935</text:p>
          </table:table-cell>
          <table:table-cell/>
          <table:table-cell table:formula="of:=[.D109]/[.E109]" office:value-type="float" office:value="4.15190518669555" calcext:value-type="float">
            <text:p>4.1519051867</text:p>
          </table:table-cell>
        </table:table-row>
        <table:table-row table:style-name="ro1">
          <table:table-cell office:value-type="float" office:value="0.2261" calcext:value-type="float">
            <text:p>0.2261</text:p>
          </table:table-cell>
          <table:table-cell office:value-type="float" office:value="0.1253" calcext:value-type="float">
            <text:p>0.1253</text:p>
          </table:table-cell>
          <table:table-cell office:value-type="float" office:value="79.25" calcext:value-type="float">
            <text:p>79.25</text:p>
          </table:table-cell>
          <table:table-cell office:value-type="float" office:value="2.952" calcext:value-type="float">
            <text:p>2.952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1338" calcext:value-type="float">
            <text:p>0.1338</text:p>
          </table:table-cell>
          <table:table-cell office:value-type="float" office:value="73.77" calcext:value-type="float">
            <text:p>73.77</text:p>
          </table:table-cell>
          <table:table-cell office:value-type="float" office:value="3.098" calcext:value-type="float">
            <text:p>3.098</text:p>
          </table:table-cell>
          <table:table-cell table:formula="of:=[.H110]/4" office:value-type="float" office:value="0.7745" calcext:value-type="float">
            <text:p>0.7745</text:p>
          </table:table-cell>
          <table:table-cell/>
          <table:table-cell table:formula="of:=[.D110]/[.E110]" office:value-type="float" office:value="3.73718192176225" calcext:value-type="float">
            <text:p>3.7371819218</text:p>
          </table:table-cell>
        </table:table-row>
        <table:table-row table:style-name="ro1">
          <table:table-cell office:value-type="float" office:value="0.6834" calcext:value-type="float">
            <text:p>0.6834</text:p>
          </table:table-cell>
          <table:table-cell office:value-type="float" office:value="0.1356" calcext:value-type="float">
            <text:p>0.1356</text:p>
          </table:table-cell>
          <table:table-cell office:value-type="float" office:value="67.24" calcext:value-type="float">
            <text:p>67.24</text:p>
          </table:table-cell>
          <table:table-cell office:value-type="float" office:value="3.19" calcext:value-type="float">
            <text:p>3.19</text:p>
          </table:table-cell>
          <table:table-cell office:value-type="float" office:value="0.7769" calcext:value-type="float">
            <text:p>0.7769</text:p>
          </table:table-cell>
          <table:table-cell office:value-type="float" office:value="0.1333" calcext:value-type="float">
            <text:p>0.1333</text:p>
          </table:table-cell>
          <table:table-cell office:value-type="float" office:value="68.82" calcext:value-type="float">
            <text:p>68.82</text:p>
          </table:table-cell>
          <table:table-cell office:value-type="float" office:value="3.133" calcext:value-type="float">
            <text:p>3.133</text:p>
          </table:table-cell>
          <table:table-cell table:formula="of:=[.H111]/4" office:value-type="float" office:value="0.78325" calcext:value-type="float">
            <text:p>0.78325</text:p>
          </table:table-cell>
          <table:table-cell/>
          <table:table-cell table:formula="of:=[.D111]/[.E111]" office:value-type="float" office:value="4.10606255631355" calcext:value-type="float">
            <text:p>4.1060625563</text:p>
          </table:table-cell>
        </table:table-row>
        <table:table-row table:style-name="ro1">
          <table:table-cell office:value-type="float" office:value="0.3701" calcext:value-type="float">
            <text:p>0.3701</text:p>
          </table:table-cell>
          <table:table-cell office:value-type="float" office:value="0.1162" calcext:value-type="float">
            <text:p>0.1162</text:p>
          </table:table-cell>
          <table:table-cell office:value-type="float" office:value="77.92" calcext:value-type="float">
            <text:p>77.92</text:p>
          </table:table-cell>
          <table:table-cell office:value-type="float" office:value="3.118" calcext:value-type="float">
            <text:p>3.118</text:p>
          </table:table-cell>
          <table:table-cell office:value-type="float" office:value="0.7414" calcext:value-type="float">
            <text:p>0.7414</text:p>
          </table:table-cell>
          <table:table-cell office:value-type="float" office:value="0.1115" calcext:value-type="float">
            <text:p>0.1115</text:p>
          </table:table-cell>
          <table:table-cell office:value-type="float" office:value="81.37" calcext:value-type="float">
            <text:p>81.37</text:p>
          </table:table-cell>
          <table:table-cell office:value-type="float" office:value="3.014" calcext:value-type="float">
            <text:p>3.014</text:p>
          </table:table-cell>
          <table:table-cell table:formula="of:=[.H112]/4" office:value-type="float" office:value="0.7535" calcext:value-type="float">
            <text:p>0.7535</text:p>
          </table:table-cell>
          <table:table-cell/>
          <table:table-cell table:formula="of:=[.D112]/[.E112]" office:value-type="float" office:value="4.20555705422174" calcext:value-type="float">
            <text:p>4.2055570542</text:p>
          </table:table-cell>
        </table:table-row>
        <table:table-row table:style-name="ro1">
          <table:table-cell office:value-type="float" office:value="0.1337" calcext:value-type="float">
            <text:p>0.1337</text:p>
          </table:table-cell>
          <table:table-cell office:value-type="float" office:value="0.1945" calcext:value-type="float">
            <text:p>0.1945</text:p>
          </table:table-cell>
          <table:table-cell office:value-type="float" office:value="39.68" calcext:value-type="float">
            <text:p>39.68</text:p>
          </table:table-cell>
          <table:table-cell office:value-type="float" office:value="3.403" calcext:value-type="float">
            <text:p>3.403</text:p>
          </table:table-cell>
          <table:table-cell office:value-type="float" office:value="0.947" calcext:value-type="float">
            <text:p>0.947</text:p>
          </table:table-cell>
          <table:table-cell office:value-type="float" office:value="0.2014" calcext:value-type="float">
            <text:p>0.2014</text:p>
          </table:table-cell>
          <table:table-cell office:value-type="float" office:value="36.02" calcext:value-type="float">
            <text:p>36.02</text:p>
          </table:table-cell>
          <table:table-cell office:value-type="float" office:value="3.683" calcext:value-type="float">
            <text:p>3.683</text:p>
          </table:table-cell>
          <table:table-cell table:formula="of:=[.H113]/4" office:value-type="float" office:value="0.92075" calcext:value-type="float">
            <text:p>0.92075</text:p>
          </table:table-cell>
          <table:table-cell/>
          <table:table-cell table:formula="of:=[.D113]/[.E113]" office:value-type="float" office:value="3.5934530095037" calcext:value-type="float">
            <text:p>3.5934530095</text:p>
          </table:table-cell>
        </table:table-row>
        <table:table-row table:style-name="ro1">
          <table:table-cell office:value-type="float" office:value="0.1396" calcext:value-type="float">
            <text:p>0.1396</text:p>
          </table:table-cell>
          <table:table-cell office:value-type="float" office:value="0.1637" calcext:value-type="float">
            <text:p>0.1637</text:p>
          </table:table-cell>
          <table:table-cell office:value-type="float" office:value="63.92" calcext:value-type="float">
            <text:p>63.92</text:p>
          </table:table-cell>
          <table:table-cell office:value-type="float" office:value="2.998" calcext:value-type="float">
            <text:p>2.998</text:p>
          </table:table-cell>
          <table:table-cell office:value-type="float" office:value="0.828" calcext:value-type="float">
            <text:p>0.828</text:p>
          </table:table-cell>
          <table:table-cell office:value-type="float" office:value="0.1732" calcext:value-type="float">
            <text:p>0.1732</text:p>
          </table:table-cell>
          <table:table-cell office:value-type="float" office:value="57.94" calcext:value-type="float">
            <text:p>57.94</text:p>
          </table:table-cell>
          <table:table-cell office:value-type="float" office:value="3.22" calcext:value-type="float">
            <text:p>3.22</text:p>
          </table:table-cell>
          <table:table-cell table:formula="of:=[.H114]/4" office:value-type="float" office:value="0.805" calcext:value-type="float">
            <text:p>0.805</text:p>
          </table:table-cell>
          <table:table-cell/>
          <table:table-cell table:formula="of:=[.D114]/[.E114]" office:value-type="float" office:value="3.6207729468599" calcext:value-type="float">
            <text:p>3.6207729469</text:p>
          </table:table-cell>
        </table:table-row>
        <table:table-row table:style-name="ro1">
          <table:table-cell office:value-type="float" office:value="0.7875" calcext:value-type="float">
            <text:p>0.7875</text:p>
          </table:table-cell>
          <table:table-cell office:value-type="float" office:value="0.1776" calcext:value-type="float">
            <text:p>0.1776</text:p>
          </table:table-cell>
          <table:table-cell office:value-type="float" office:value="52.72" calcext:value-type="float">
            <text:p>52.72</text:p>
          </table:table-cell>
          <table:table-cell office:value-type="float" office:value="3.314" calcext:value-type="float">
            <text:p>3.314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1763" calcext:value-type="float">
            <text:p>0.1763</text:p>
          </table:table-cell>
          <table:table-cell office:value-type="float" office:value="53.53" calcext:value-type="float">
            <text:p>53.53</text:p>
          </table:table-cell>
          <table:table-cell office:value-type="float" office:value="3.272" calcext:value-type="float">
            <text:p>3.272</text:p>
          </table:table-cell>
          <table:table-cell table:formula="of:=[.H115]/4" office:value-type="float" office:value="0.818" calcext:value-type="float">
            <text:p>0.818</text:p>
          </table:table-cell>
          <table:table-cell/>
          <table:table-cell table:formula="of:=[.D115]/[.E115]" office:value-type="float" office:value="4.07375537799631" calcext:value-type="float">
            <text:p>4.073755378</text:p>
          </table:table-cell>
        </table:table-row>
        <table:table-row table:style-name="ro1">
          <table:table-cell office:value-type="float" office:value="0.5386" calcext:value-type="float">
            <text:p>0.5386</text:p>
          </table:table-cell>
          <table:table-cell office:value-type="float" office:value="0.1616" calcext:value-type="float">
            <text:p>0.1616</text:p>
          </table:table-cell>
          <table:table-cell office:value-type="float" office:value="57.93" calcext:value-type="float">
            <text:p>57.93</text:p>
          </table:table-cell>
          <table:table-cell office:value-type="float" office:value="3.304" calcext:value-type="float">
            <text:p>3.304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1577" calcext:value-type="float">
            <text:p>0.1577</text:p>
          </table:table-cell>
          <table:table-cell office:value-type="float" office:value="60.12" calcext:value-type="float">
            <text:p>60.12</text:p>
          </table:table-cell>
          <table:table-cell office:value-type="float" office:value="3.218" calcext:value-type="float">
            <text:p>3.218</text:p>
          </table:table-cell>
          <table:table-cell table:formula="of:=[.H116]/4" office:value-type="float" office:value="0.8045" calcext:value-type="float">
            <text:p>0.8045</text:p>
          </table:table-cell>
          <table:table-cell/>
          <table:table-cell table:formula="of:=[.D116]/[.E116]" office:value-type="float" office:value="4.14919000376742" calcext:value-type="float">
            <text:p>4.1491900038</text:p>
          </table:table-cell>
        </table:table-row>
        <table:table-row table:style-name="ro1">
          <table:table-cell office:value-type="float" office:value="0.0294" calcext:value-type="float">
            <text:p>0.0294</text:p>
          </table:table-cell>
          <table:table-cell office:value-type="float" office:value="0.2008" calcext:value-type="float">
            <text:p>0.2008</text:p>
          </table:table-cell>
          <table:table-cell office:value-type="float" office:value="46.97" calcext:value-type="float">
            <text:p>46.97</text:p>
          </table:table-cell>
          <table:table-cell office:value-type="float" office:value="3.497" calcext:value-type="float">
            <text:p>3.497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1917" calcext:value-type="float">
            <text:p>0.1917</text:p>
          </table:table-cell>
          <table:table-cell office:value-type="float" office:value="52.45" calcext:value-type="float">
            <text:p>52.45</text:p>
          </table:table-cell>
          <table:table-cell office:value-type="float" office:value="3.209" calcext:value-type="float">
            <text:p>3.209</text:p>
          </table:table-cell>
          <table:table-cell table:formula="of:=[.H117]/4" office:value-type="float" office:value="0.80225" calcext:value-type="float">
            <text:p>0.80225</text:p>
          </table:table-cell>
          <table:table-cell/>
          <table:table-cell table:formula="of:=[.D117]/[.E117]" office:value-type="float" office:value="4.5128403664989" calcext:value-type="float">
            <text:p>4.5128403665</text:p>
          </table:table-cell>
        </table:table-row>
        <table:table-row table:style-name="ro1">
          <table:table-cell office:value-type="float" office:value="0.8533" calcext:value-type="float">
            <text:p>0.8533</text:p>
          </table:table-cell>
          <table:table-cell office:value-type="float" office:value="0.2265" calcext:value-type="float">
            <text:p>0.2265</text:p>
          </table:table-cell>
          <table:table-cell office:value-type="float" office:value="37.18" calcext:value-type="float">
            <text:p>37.18</text:p>
          </table:table-cell>
          <table:table-cell office:value-type="float" office:value="3.469" calcext:value-type="float">
            <text:p>3.469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2277" calcext:value-type="float">
            <text:p>0.2277</text:p>
          </table:table-cell>
          <table:table-cell office:value-type="float" office:value="36.6" calcext:value-type="float">
            <text:p>36.6</text:p>
          </table:table-cell>
          <table:table-cell office:value-type="float" office:value="3.509" calcext:value-type="float">
            <text:p>3.509</text:p>
          </table:table-cell>
          <table:table-cell table:formula="of:=[.H118]/4" office:value-type="float" office:value="0.87725" calcext:value-type="float">
            <text:p>0.87725</text:p>
          </table:table-cell>
          <table:table-cell/>
          <table:table-cell table:formula="of:=[.D118]/[.E118]" office:value-type="float" office:value="3.94114973869575" calcext:value-type="float">
            <text:p>3.9411497387</text:p>
          </table:table-cell>
        </table:table-row>
        <table:table-row table:style-name="ro1">
          <table:table-cell office:value-type="float" office:value="0.8732" calcext:value-type="float">
            <text:p>0.8732</text:p>
          </table:table-cell>
          <table:table-cell office:value-type="float" office:value="0.1985" calcext:value-type="float">
            <text:p>0.1985</text:p>
          </table:table-cell>
          <table:table-cell office:value-type="float" office:value="45.92" calcext:value-type="float">
            <text:p>45.92</text:p>
          </table:table-cell>
          <table:table-cell office:value-type="float" office:value="3.395" calcext:value-type="float">
            <text:p>3.395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1977" calcext:value-type="float">
            <text:p>0.1977</text:p>
          </table:table-cell>
          <table:table-cell office:value-type="float" office:value="46.37" calcext:value-type="float">
            <text:p>46.37</text:p>
          </table:table-cell>
          <table:table-cell office:value-type="float" office:value="3.37" calcext:value-type="float">
            <text:p>3.37</text:p>
          </table:table-cell>
          <table:table-cell table:formula="of:=[.H119]/4" office:value-type="float" office:value="0.8425" calcext:value-type="float">
            <text:p>0.8425</text:p>
          </table:table-cell>
          <table:table-cell/>
          <table:table-cell table:formula="of:=[.D119]/[.E119]" office:value-type="float" office:value="4.04118557314605" calcext:value-type="float">
            <text:p>4.0411855731</text:p>
          </table:table-cell>
        </table:table-row>
        <table:table-row table:style-name="ro1">
          <table:table-cell office:value-type="float" office:value="0.9761" calcext:value-type="float">
            <text:p>0.9761</text:p>
          </table:table-cell>
          <table:table-cell office:value-type="float" office:value="0.2155" calcext:value-type="float">
            <text:p>0.2155</text:p>
          </table:table-cell>
          <table:table-cell office:value-type="float" office:value="40.03" calcext:value-type="float">
            <text:p>40.03</text:p>
          </table:table-cell>
          <table:table-cell office:value-type="float" office:value="3.44" calcext:value-type="float">
            <text:p>3.44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2156" calcext:value-type="float">
            <text:p>0.2156</text:p>
          </table:table-cell>
          <table:table-cell office:value-type="float" office:value="39.96" calcext:value-type="float">
            <text:p>39.96</text:p>
          </table:table-cell>
          <table:table-cell office:value-type="float" office:value="3.445" calcext:value-type="float">
            <text:p>3.445</text:p>
          </table:table-cell>
          <table:table-cell table:formula="of:=[.H120]/4" office:value-type="float" office:value="0.86125" calcext:value-type="float">
            <text:p>0.86125</text:p>
          </table:table-cell>
          <table:table-cell/>
          <table:table-cell table:formula="of:=[.D120]/[.E120]" office:value-type="float" office:value="3.99257195914577" calcext:value-type="float">
            <text:p>3.9925719591</text:p>
          </table:table-cell>
        </table:table-row>
        <table:table-row table:style-name="ro1">
          <table:table-cell office:value-type="float" office:value="0.1031" calcext:value-type="float">
            <text:p>0.1031</text:p>
          </table:table-cell>
          <table:table-cell office:value-type="float" office:value="0.2102" calcext:value-type="float">
            <text:p>0.2102</text:p>
          </table:table-cell>
          <table:table-cell office:value-type="float" office:value="43.98" calcext:value-type="float">
            <text:p>43.98</text:p>
          </table:table-cell>
          <table:table-cell office:value-type="float" office:value="3.53" calcext:value-type="float">
            <text:p>3.53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201" calcext:value-type="float">
            <text:p>0.201</text:p>
          </table:table-cell>
          <table:table-cell office:value-type="float" office:value="48.93" calcext:value-type="float">
            <text:p>48.93</text:p>
          </table:table-cell>
          <table:table-cell office:value-type="float" office:value="3.264" calcext:value-type="float">
            <text:p>3.264</text:p>
          </table:table-cell>
          <table:table-cell table:formula="of:=[.H121]/4" office:value-type="float" office:value="0.816" calcext:value-type="float">
            <text:p>0.816</text:p>
          </table:table-cell>
          <table:table-cell/>
          <table:table-cell table:formula="of:=[.D121]/[.E121]" office:value-type="float" office:value="4.45257315842583" calcext:value-type="float">
            <text:p>4.4525731584</text:p>
          </table:table-cell>
        </table:table-row>
        <table:table-row table:style-name="ro1">
          <table:table-cell office:value-type="float" office:value="0.2863" calcext:value-type="float">
            <text:p>0.2863</text:p>
          </table:table-cell>
          <table:table-cell office:value-type="float" office:value="0.1964" calcext:value-type="float">
            <text:p>0.1964</text:p>
          </table:table-cell>
          <table:table-cell office:value-type="float" office:value="41.91" calcext:value-type="float">
            <text:p>41.91</text:p>
          </table:table-cell>
          <table:table-cell office:value-type="float" office:value="3.425" calcext:value-type="float">
            <text:p>3.42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2008" calcext:value-type="float">
            <text:p>0.2008</text:p>
          </table:table-cell>
          <table:table-cell office:value-type="float" office:value="39.56" calcext:value-type="float">
            <text:p>39.56</text:p>
          </table:table-cell>
          <table:table-cell office:value-type="float" office:value="3.595" calcext:value-type="float">
            <text:p>3.595</text:p>
          </table:table-cell>
          <table:table-cell table:formula="of:=[.H122]/4" office:value-type="float" office:value="0.89875" calcext:value-type="float">
            <text:p>0.89875</text:p>
          </table:table-cell>
          <table:table-cell/>
          <table:table-cell table:formula="of:=[.D122]/[.E122]" office:value-type="float" office:value="3.74071647007427" calcext:value-type="float">
            <text:p>3.7407164701</text:p>
          </table:table-cell>
        </table:table-row>
        <table:table-row table:style-name="ro1">
          <table:table-cell office:value-type="float" office:value="0.6295" calcext:value-type="float">
            <text:p>0.6295</text:p>
          </table:table-cell>
          <table:table-cell office:value-type="float" office:value="0.2194" calcext:value-type="float">
            <text:p>0.2194</text:p>
          </table:table-cell>
          <table:table-cell office:value-type="float" office:value="48.13" calcext:value-type="float">
            <text:p>48.13</text:p>
          </table:table-cell>
          <table:table-cell office:value-type="float" office:value="3.327" calcext:value-type="float">
            <text:p>3.327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2159" calcext:value-type="float">
            <text:p>0.2159</text:p>
          </table:table-cell>
          <table:table-cell office:value-type="float" office:value="49.97" calcext:value-type="float">
            <text:p>49.97</text:p>
          </table:table-cell>
          <table:table-cell office:value-type="float" office:value="3.246" calcext:value-type="float">
            <text:p>3.246</text:p>
          </table:table-cell>
          <table:table-cell table:formula="of:=[.H123]/4" office:value-type="float" office:value="0.8115" calcext:value-type="float">
            <text:p>0.8115</text:p>
          </table:table-cell>
          <table:table-cell/>
          <table:table-cell table:formula="of:=[.D123]/[.E123]" office:value-type="float" office:value="4.13394632206759" calcext:value-type="float">
            <text:p>4.1339463221</text:p>
          </table:table-cell>
        </table:table-row>
        <table:table-row table:style-name="ro1">
          <table:table-cell office:value-type="float" office:value="0.7704" calcext:value-type="float">
            <text:p>0.7704</text:p>
          </table:table-cell>
          <table:table-cell office:value-type="float" office:value="0.08769" calcext:value-type="float">
            <text:p>0.08769</text:p>
          </table:table-cell>
          <table:table-cell office:value-type="float" office:value="90.98" calcext:value-type="float">
            <text:p>90.98</text:p>
          </table:table-cell>
          <table:table-cell office:value-type="float" office:value="3.061" calcext:value-type="float">
            <text:p>3.061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08593" calcext:value-type="float">
            <text:p>0.08593</text:p>
          </table:table-cell>
          <table:table-cell office:value-type="float" office:value="92.27" calcext:value-type="float">
            <text:p>92.27</text:p>
          </table:table-cell>
          <table:table-cell office:value-type="float" office:value="3.029" calcext:value-type="float">
            <text:p>3.029</text:p>
          </table:table-cell>
          <table:table-cell table:formula="of:=[.H124]/4" office:value-type="float" office:value="0.75725" calcext:value-type="float">
            <text:p>0.75725</text:p>
          </table:table-cell>
          <table:table-cell/>
          <table:table-cell table:formula="of:=[.D124]/[.E124]" office:value-type="float" office:value="4.06399362719065" calcext:value-type="float">
            <text:p>4.0639936272</text:p>
          </table:table-cell>
        </table:table-row>
        <table:table-row table:style-name="ro1">
          <table:table-cell office:value-type="float" office:value="0.2307" calcext:value-type="float">
            <text:p>0.2307</text:p>
          </table:table-cell>
          <table:table-cell office:value-type="float" office:value="0.1396" calcext:value-type="float">
            <text:p>0.1396</text:p>
          </table:table-cell>
          <table:table-cell office:value-type="float" office:value="68.52" calcext:value-type="float">
            <text:p>68.52</text:p>
          </table:table-cell>
          <table:table-cell office:value-type="float" office:value="3.023" calcext:value-type="float">
            <text:p>3.023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1464" calcext:value-type="float">
            <text:p>0.1464</text:p>
          </table:table-cell>
          <table:table-cell office:value-type="float" office:value="64.01" calcext:value-type="float">
            <text:p>64.01</text:p>
          </table:table-cell>
          <table:table-cell office:value-type="float" office:value="3.184" calcext:value-type="float">
            <text:p>3.184</text:p>
          </table:table-cell>
          <table:table-cell table:formula="of:=[.H125]/4" office:value-type="float" office:value="0.796" calcext:value-type="float">
            <text:p>0.796</text:p>
          </table:table-cell>
          <table:table-cell/>
          <table:table-cell table:formula="of:=[.D125]/[.E125]" office:value-type="float" office:value="3.71512842570972" calcext:value-type="float">
            <text:p>3.7151284257</text:p>
          </table:table-cell>
        </table:table-row>
        <table:table-row table:style-name="ro1">
          <table:table-cell office:value-type="float" office:value="0.1664" calcext:value-type="float">
            <text:p>0.1664</text:p>
          </table:table-cell>
          <table:table-cell office:value-type="float" office:value="0.131" calcext:value-type="float">
            <text:p>0.131</text:p>
          </table:table-cell>
          <table:table-cell office:value-type="float" office:value="64.31" calcext:value-type="float">
            <text:p>64.31</text:p>
          </table:table-cell>
          <table:table-cell office:value-type="float" office:value="3.056" calcext:value-type="float">
            <text:p>3.05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1381" calcext:value-type="float">
            <text:p>0.1381</text:p>
          </table:table-cell>
          <table:table-cell office:value-type="float" office:value="59.68" calcext:value-type="float">
            <text:p>59.68</text:p>
          </table:table-cell>
          <table:table-cell office:value-type="float" office:value="3.235" calcext:value-type="float">
            <text:p>3.235</text:p>
          </table:table-cell>
          <table:table-cell table:formula="of:=[.H126]/4" office:value-type="float" office:value="0.80875" calcext:value-type="float">
            <text:p>0.80875</text:p>
          </table:table-cell>
          <table:table-cell/>
          <table:table-cell table:formula="of:=[.D126]/[.E126]" office:value-type="float" office:value="3.69305135951662" calcext:value-type="float">
            <text:p>3.6930513595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0.1072" calcext:value-type="float">
            <text:p>0.1072</text:p>
          </table:table-cell>
          <table:table-cell office:value-type="float" office:value="86.3" calcext:value-type="float">
            <text:p>86.3</text:p>
          </table:table-cell>
          <table:table-cell office:value-type="float" office:value="3.047" calcext:value-type="float">
            <text:p>3.047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1018" calcext:value-type="float">
            <text:p>0.1018</text:p>
          </table:table-cell>
          <table:table-cell office:value-type="float" office:value="89.74" calcext:value-type="float">
            <text:p>89.74</text:p>
          </table:table-cell>
          <table:table-cell office:value-type="float" office:value="2.978" calcext:value-type="float">
            <text:p>2.978</text:p>
          </table:table-cell>
          <table:table-cell table:formula="of:=[.H127]/4" office:value-type="float" office:value="0.7445" calcext:value-type="float">
            <text:p>0.7445</text:p>
          </table:table-cell>
          <table:table-cell/>
          <table:table-cell table:formula="of:=[.D127]/[.E127]" office:value-type="float" office:value="4.12984548658173" calcext:value-type="float">
            <text:p>4.1298454866</text:p>
          </table:table-cell>
        </table:table-row>
        <table:table-row table:style-name="ro1">
          <table:table-cell office:value-type="float" office:value="0.4818" calcext:value-type="float">
            <text:p>0.4818</text:p>
          </table:table-cell>
          <table:table-cell office:value-type="float" office:value="0.2002" calcext:value-type="float">
            <text:p>0.2002</text:p>
          </table:table-cell>
          <table:table-cell office:value-type="float" office:value="47.89" calcext:value-type="float">
            <text:p>47.89</text:p>
          </table:table-cell>
          <table:table-cell office:value-type="float" office:value="3.294" calcext:value-type="float">
            <text:p>3.294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2044" calcext:value-type="float">
            <text:p>0.2044</text:p>
          </table:table-cell>
          <table:table-cell office:value-type="float" office:value="45.65" calcext:value-type="float">
            <text:p>45.65</text:p>
          </table:table-cell>
          <table:table-cell office:value-type="float" office:value="3.414" calcext:value-type="float">
            <text:p>3.414</text:p>
          </table:table-cell>
          <table:table-cell table:formula="of:=[.H128]/4" office:value-type="float" office:value="0.8535" calcext:value-type="float">
            <text:p>0.8535</text:p>
          </table:table-cell>
          <table:table-cell/>
          <table:table-cell table:formula="of:=[.D128]/[.E128]" office:value-type="float" office:value="3.80941366948074" calcext:value-type="float">
            <text:p>3.8094136695</text:p>
          </table:table-cell>
        </table:table-row>
        <table:table-row table:style-name="ro1">
          <table:table-cell office:value-type="float" office:value="0.0706" calcext:value-type="float">
            <text:p>0.0706</text:p>
          </table:table-cell>
          <table:table-cell office:value-type="float" office:value="0.1291" calcext:value-type="float">
            <text:p>0.1291</text:p>
          </table:table-cell>
          <table:table-cell office:value-type="float" office:value="78.59" calcext:value-type="float">
            <text:p>78.59</text:p>
          </table:table-cell>
          <table:table-cell office:value-type="float" office:value="3.173" calcext:value-type="float">
            <text:p>3.173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1172" calcext:value-type="float">
            <text:p>0.1172</text:p>
          </table:table-cell>
          <table:table-cell office:value-type="float" office:value="86.98" calcext:value-type="float">
            <text:p>86.98</text:p>
          </table:table-cell>
          <table:table-cell office:value-type="float" office:value="2.952" calcext:value-type="float">
            <text:p>2.952</text:p>
          </table:table-cell>
          <table:table-cell table:formula="of:=[.H129]/4" office:value-type="float" office:value="0.738" calcext:value-type="float">
            <text:p>0.738</text:p>
          </table:table-cell>
          <table:table-cell/>
          <table:table-cell table:formula="of:=[.D129]/[.E129]" office:value-type="float" office:value="4.44148936170213" calcext:value-type="float">
            <text:p>4.4414893617</text:p>
          </table:table-cell>
        </table:table-row>
        <table:table-row table:style-name="ro1">
          <table:table-cell office:value-type="float" office:value="0.4425" calcext:value-type="float">
            <text:p>0.4425</text:p>
          </table:table-cell>
          <table:table-cell office:value-type="float" office:value="0.166" calcext:value-type="float">
            <text:p>0.166</text:p>
          </table:table-cell>
          <table:table-cell office:value-type="float" office:value="63.27" calcext:value-type="float">
            <text:p>63.27</text:p>
          </table:table-cell>
          <table:table-cell office:value-type="float" office:value="3.087" calcext:value-type="float">
            <text:p>3.087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1708" calcext:value-type="float">
            <text:p>0.1708</text:p>
          </table:table-cell>
          <table:table-cell office:value-type="float" office:value="60.41" calcext:value-type="float">
            <text:p>60.41</text:p>
          </table:table-cell>
          <table:table-cell office:value-type="float" office:value="3.187" calcext:value-type="float">
            <text:p>3.187</text:p>
          </table:table-cell>
          <table:table-cell table:formula="of:=[.H130]/4" office:value-type="float" office:value="0.79675" calcext:value-type="float">
            <text:p>0.79675</text:p>
          </table:table-cell>
          <table:table-cell/>
          <table:table-cell table:formula="of:=[.D130]/[.E130]" office:value-type="float" office:value="3.828125" calcext:value-type="float">
            <text:p>3.828125</text:p>
          </table:table-cell>
        </table:table-row>
        <table:table-row table:style-name="ro1">
          <table:table-cell office:value-type="float" office:value="0.8561" calcext:value-type="float">
            <text:p>0.8561</text:p>
          </table:table-cell>
          <table:table-cell office:value-type="float" office:value="0.1874" calcext:value-type="float">
            <text:p>0.1874</text:p>
          </table:table-cell>
          <table:table-cell office:value-type="float" office:value="52.54" calcext:value-type="float">
            <text:p>52.54</text:p>
          </table:table-cell>
          <table:table-cell office:value-type="float" office:value="3.251" calcext:value-type="float">
            <text:p>3.251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1884" calcext:value-type="float">
            <text:p>0.1884</text:p>
          </table:table-cell>
          <table:table-cell office:value-type="float" office:value="52" calcext:value-type="float">
            <text:p>52</text:p>
          </table:table-cell>
          <table:table-cell office:value-type="float" office:value="3.275" calcext:value-type="float">
            <text:p>3.275</text:p>
          </table:table-cell>
          <table:table-cell table:formula="of:=[.H131]/4" office:value-type="float" office:value="0.81875" calcext:value-type="float">
            <text:p>0.81875</text:p>
          </table:table-cell>
          <table:table-cell/>
          <table:table-cell table:formula="of:=[.D131]/[.E131]" office:value-type="float" office:value="3.96076998050682" calcext:value-type="float">
            <text:p>3.9607699805</text:p>
          </table:table-cell>
        </table:table-row>
        <table:table-row table:style-name="ro1">
          <table:table-cell office:value-type="float" office:value="0.1224" calcext:value-type="float">
            <text:p>0.1224</text:p>
          </table:table-cell>
          <table:table-cell office:value-type="float" office:value="0.1012" calcext:value-type="float">
            <text:p>0.1012</text:p>
          </table:table-cell>
          <table:table-cell office:value-type="float" office:value="86.39" calcext:value-type="float">
            <text:p>86.39</text:p>
          </table:table-cell>
          <table:table-cell office:value-type="float" office:value="2.921" calcext:value-type="float">
            <text:p>2.921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1088" calcext:value-type="float">
            <text:p>0.1088</text:p>
          </table:table-cell>
          <table:table-cell office:value-type="float" office:value="80.61" calcext:value-type="float">
            <text:p>80.61</text:p>
          </table:table-cell>
          <table:table-cell office:value-type="float" office:value="3.084" calcext:value-type="float">
            <text:p>3.084</text:p>
          </table:table-cell>
          <table:table-cell table:formula="of:=[.H132]/4" office:value-type="float" office:value="0.771" calcext:value-type="float">
            <text:p>0.771</text:p>
          </table:table-cell>
          <table:table-cell/>
          <table:table-cell table:formula="of:=[.D132]/[.E132]" office:value-type="float" office:value="3.69466228181128" calcext:value-type="float">
            <text:p>3.6946622818</text:p>
          </table:table-cell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1869" calcext:value-type="float">
            <text:p>0.1869</text:p>
          </table:table-cell>
          <table:table-cell office:value-type="float" office:value="53.44" calcext:value-type="float">
            <text:p>53.44</text:p>
          </table:table-cell>
          <table:table-cell office:value-type="float" office:value="3.241" calcext:value-type="float">
            <text:p>3.24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1884" calcext:value-type="float">
            <text:p>0.1884</text:p>
          </table:table-cell>
          <table:table-cell office:value-type="float" office:value="52.62" calcext:value-type="float">
            <text:p>52.62</text:p>
          </table:table-cell>
          <table:table-cell office:value-type="float" office:value="3.276" calcext:value-type="float">
            <text:p>3.276</text:p>
          </table:table-cell>
          <table:table-cell table:formula="of:=[.H133]/4" office:value-type="float" office:value="0.819" calcext:value-type="float">
            <text:p>0.819</text:p>
          </table:table-cell>
          <table:table-cell/>
          <table:table-cell table:formula="of:=[.D133]/[.E133]" office:value-type="float" office:value="3.9409046692607" calcext:value-type="float">
            <text:p>3.9409046693</text:p>
          </table:table-cell>
        </table:table-row>
        <table:table-row table:style-name="ro1">
          <table:table-cell office:value-type="float" office:value="0.5768" calcext:value-type="float">
            <text:p>0.5768</text:p>
          </table:table-cell>
          <table:table-cell office:value-type="float" office:value="0.194" calcext:value-type="float">
            <text:p>0.194</text:p>
          </table:table-cell>
          <table:table-cell office:value-type="float" office:value="53.91" calcext:value-type="float">
            <text:p>53.91</text:p>
          </table:table-cell>
          <table:table-cell office:value-type="float" office:value="3.251" calcext:value-type="float">
            <text:p>3.251</text:p>
          </table:table-cell>
          <table:table-cell office:value-type="float" office:value="0.783" calcext:value-type="float">
            <text:p>0.783</text:p>
          </table:table-cell>
          <table:table-cell office:value-type="float" office:value="0.1904" calcext:value-type="float">
            <text:p>0.1904</text:p>
          </table:table-cell>
          <table:table-cell office:value-type="float" office:value="56.04" calcext:value-type="float">
            <text:p>56.04</text:p>
          </table:table-cell>
          <table:table-cell office:value-type="float" office:value="3.164" calcext:value-type="float">
            <text:p>3.164</text:p>
          </table:table-cell>
          <table:table-cell table:formula="of:=[.H134]/4" office:value-type="float" office:value="0.791" calcext:value-type="float">
            <text:p>0.791</text:p>
          </table:table-cell>
          <table:table-cell/>
          <table:table-cell table:formula="of:=[.D134]/[.E134]" office:value-type="float" office:value="4.15197956577267" calcext:value-type="float">
            <text:p>4.1519795658</text:p>
          </table:table-cell>
        </table:table-row>
        <table:table-row table:style-name="ro1">
          <table:table-cell office:value-type="float" office:value="0.9909" calcext:value-type="float">
            <text:p>0.9909</text:p>
          </table:table-cell>
          <table:table-cell office:value-type="float" office:value="0.1283" calcext:value-type="float">
            <text:p>0.1283</text:p>
          </table:table-cell>
          <table:table-cell office:value-type="float" office:value="64.99" calcext:value-type="float">
            <text:p>64.99</text:p>
          </table:table-cell>
          <table:table-cell office:value-type="float" office:value="3.241" calcext:value-type="float">
            <text:p>3.241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1284" calcext:value-type="float">
            <text:p>0.1284</text:p>
          </table:table-cell>
          <table:table-cell office:value-type="float" office:value="64.95" calcext:value-type="float">
            <text:p>64.95</text:p>
          </table:table-cell>
          <table:table-cell office:value-type="float" office:value="3.243" calcext:value-type="float">
            <text:p>3.243</text:p>
          </table:table-cell>
          <table:table-cell table:formula="of:=[.H135]/4" office:value-type="float" office:value="0.81075" calcext:value-type="float">
            <text:p>0.81075</text:p>
          </table:table-cell>
          <table:table-cell/>
          <table:table-cell table:formula="of:=[.D135]/[.E135]" office:value-type="float" office:value="3.99679368602787" calcext:value-type="float">
            <text:p>3.996793686</text:p>
          </table:table-cell>
        </table:table-row>
        <table:table-row table:style-name="ro1">
          <table:table-cell office:value-type="float" office:value="0.6665" calcext:value-type="float">
            <text:p>0.6665</text:p>
          </table:table-cell>
          <table:table-cell office:value-type="float" office:value="0.2137" calcext:value-type="float">
            <text:p>0.2137</text:p>
          </table:table-cell>
          <table:table-cell office:value-type="float" office:value="44.11" calcext:value-type="float">
            <text:p>44.11</text:p>
          </table:table-cell>
          <table:table-cell office:value-type="float" office:value="3.331" calcext:value-type="float">
            <text:p>3.331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2155" calcext:value-type="float">
            <text:p>0.2155</text:p>
          </table:table-cell>
          <table:table-cell office:value-type="float" office:value="43.09" calcext:value-type="float">
            <text:p>43.09</text:p>
          </table:table-cell>
          <table:table-cell office:value-type="float" office:value="3.394" calcext:value-type="float">
            <text:p>3.394</text:p>
          </table:table-cell>
          <table:table-cell table:formula="of:=[.H136]/4" office:value-type="float" office:value="0.8485" calcext:value-type="float">
            <text:p>0.8485</text:p>
          </table:table-cell>
          <table:table-cell/>
          <table:table-cell table:formula="of:=[.D136]/[.E136]" office:value-type="float" office:value="3.8972738972739" calcext:value-type="float">
            <text:p>3.8972738973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1796" calcext:value-type="float">
            <text:p>0.1796</text:p>
          </table:table-cell>
          <table:table-cell office:value-type="float" office:value="56.95" calcext:value-type="float">
            <text:p>56.95</text:p>
          </table:table-cell>
          <table:table-cell office:value-type="float" office:value="3.243" calcext:value-type="float">
            <text:p>3.243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181" calcext:value-type="float">
            <text:p>0.181</text:p>
          </table:table-cell>
          <table:table-cell office:value-type="float" office:value="56.16" calcext:value-type="float">
            <text:p>56.16</text:p>
          </table:table-cell>
          <table:table-cell office:value-type="float" office:value="3.274" calcext:value-type="float">
            <text:p>3.274</text:p>
          </table:table-cell>
          <table:table-cell table:formula="of:=[.H137]/4" office:value-type="float" office:value="0.8185" calcext:value-type="float">
            <text:p>0.8185</text:p>
          </table:table-cell>
          <table:table-cell/>
          <table:table-cell table:formula="of:=[.D137]/[.E137]" office:value-type="float" office:value="3.9481373265157" calcext:value-type="float">
            <text:p>3.9481373265</text:p>
          </table:table-cell>
        </table:table-row>
        <table:table-row table:style-name="ro1">
          <table:table-cell office:value-type="float" office:value="0.6214" calcext:value-type="float">
            <text:p>0.6214</text:p>
          </table:table-cell>
          <table:table-cell office:value-type="float" office:value="0.237" calcext:value-type="float">
            <text:p>0.237</text:p>
          </table:table-cell>
          <table:table-cell office:value-type="float" office:value="37.52" calcext:value-type="float">
            <text:p>37.52</text:p>
          </table:table-cell>
          <table:table-cell office:value-type="float" office:value="3.517" calcext:value-type="float">
            <text:p>3.517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2339" calcext:value-type="float">
            <text:p>0.2339</text:p>
          </table:table-cell>
          <table:table-cell office:value-type="float" office:value="39.06" calcext:value-type="float">
            <text:p>39.06</text:p>
          </table:table-cell>
          <table:table-cell office:value-type="float" office:value="3.419" calcext:value-type="float">
            <text:p>3.419</text:p>
          </table:table-cell>
          <table:table-cell table:formula="of:=[.H138]/4" office:value-type="float" office:value="0.85475" calcext:value-type="float">
            <text:p>0.85475</text:p>
          </table:table-cell>
          <table:table-cell/>
          <table:table-cell table:formula="of:=[.D138]/[.E138]" office:value-type="float" office:value="4.1518120646913" calcext:value-type="float">
            <text:p>4.1518120647</text:p>
          </table:table-cell>
        </table:table-row>
        <table:table-row table:style-name="ro1">
          <table:table-cell office:value-type="float" office:value="0.9688" calcext:value-type="float">
            <text:p>0.9688</text:p>
          </table:table-cell>
          <table:table-cell office:value-type="float" office:value="0.1484" calcext:value-type="float">
            <text:p>0.1484</text:p>
          </table:table-cell>
          <table:table-cell office:value-type="float" office:value="64.99" calcext:value-type="float">
            <text:p>64.99</text:p>
          </table:table-cell>
          <table:table-cell office:value-type="float" office:value="3.149" calcext:value-type="float">
            <text:p>3.149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1481" calcext:value-type="float">
            <text:p>0.1481</text:p>
          </table:table-cell>
          <table:table-cell office:value-type="float" office:value="65.13" calcext:value-type="float">
            <text:p>65.13</text:p>
          </table:table-cell>
          <table:table-cell office:value-type="float" office:value="3.144" calcext:value-type="float">
            <text:p>3.144</text:p>
          </table:table-cell>
          <table:table-cell table:formula="of:=[.H139]/4" office:value-type="float" office:value="0.786" calcext:value-type="float">
            <text:p>0.786</text:p>
          </table:table-cell>
          <table:table-cell/>
          <table:table-cell table:formula="of:=[.D139]/[.E139]" office:value-type="float" office:value="4.008911521324" calcext:value-type="float">
            <text:p>4.0089115213</text:p>
          </table:table-cell>
        </table:table-row>
        <table:table-row table:style-name="ro1">
          <table:table-cell office:value-type="float" office:value="0.3001" calcext:value-type="float">
            <text:p>0.3001</text:p>
          </table:table-cell>
          <table:table-cell office:value-type="float" office:value="0.213" calcext:value-type="float">
            <text:p>0.213</text:p>
          </table:table-cell>
          <table:table-cell office:value-type="float" office:value="41.97" calcext:value-type="float">
            <text:p>41.97</text:p>
          </table:table-cell>
          <table:table-cell office:value-type="float" office:value="3.533" calcext:value-type="float">
            <text:p>3.533</text:p>
          </table:table-cell>
          <table:table-cell office:value-type="float" office:value="0.8283" calcext:value-type="float">
            <text:p>0.8283</text:p>
          </table:table-cell>
          <table:table-cell office:value-type="float" office:value="0.2082" calcext:value-type="float">
            <text:p>0.2082</text:p>
          </table:table-cell>
          <table:table-cell office:value-type="float" office:value="44.51" calcext:value-type="float">
            <text:p>44.51</text:p>
          </table:table-cell>
          <table:table-cell office:value-type="float" office:value="3.373" calcext:value-type="float">
            <text:p>3.373</text:p>
          </table:table-cell>
          <table:table-cell table:formula="of:=[.H140]/4" office:value-type="float" office:value="0.84325" calcext:value-type="float">
            <text:p>0.84325</text:p>
          </table:table-cell>
          <table:table-cell/>
          <table:table-cell table:formula="of:=[.D140]/[.E140]" office:value-type="float" office:value="4.26536279125921" calcext:value-type="float">
            <text:p>4.2653627913</text:p>
          </table:table-cell>
        </table:table-row>
        <table:table-row table:style-name="ro1">
          <table:table-cell office:value-type="float" office:value="0.8991" calcext:value-type="float">
            <text:p>0.8991</text:p>
          </table:table-cell>
          <table:table-cell office:value-type="float" office:value="0.1733" calcext:value-type="float">
            <text:p>0.1733</text:p>
          </table:table-cell>
          <table:table-cell office:value-type="float" office:value="60.8" calcext:value-type="float">
            <text:p>60.8</text:p>
          </table:table-cell>
          <table:table-cell office:value-type="float" office:value="3.157" calcext:value-type="float">
            <text:p>3.157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1741" calcext:value-type="float">
            <text:p>0.1741</text:p>
          </table:table-cell>
          <table:table-cell office:value-type="float" office:value="60.32" calcext:value-type="float">
            <text:p>60.32</text:p>
          </table:table-cell>
          <table:table-cell office:value-type="float" office:value="3.174" calcext:value-type="float">
            <text:p>3.174</text:p>
          </table:table-cell>
          <table:table-cell table:formula="of:=[.H141]/4" office:value-type="float" office:value="0.7935" calcext:value-type="float">
            <text:p>0.7935</text:p>
          </table:table-cell>
          <table:table-cell/>
          <table:table-cell table:formula="of:=[.D141]/[.E141]" office:value-type="float" office:value="3.97056973965539" calcext:value-type="float">
            <text:p>3.9705697397</text:p>
          </table:table-cell>
        </table:table-row>
        <table:table-row table:style-name="ro1">
          <table:table-cell office:value-type="float" office:value="0.9297" calcext:value-type="float">
            <text:p>0.9297</text:p>
          </table:table-cell>
          <table:table-cell office:value-type="float" office:value="0.1533" calcext:value-type="float">
            <text:p>0.1533</text:p>
          </table:table-cell>
          <table:table-cell office:value-type="float" office:value="59.51" calcext:value-type="float">
            <text:p>59.51</text:p>
          </table:table-cell>
          <table:table-cell office:value-type="float" office:value="3.249" calcext:value-type="float">
            <text:p>3.249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1538" calcext:value-type="float">
            <text:p>0.1538</text:p>
          </table:table-cell>
          <table:table-cell office:value-type="float" office:value="59.23" calcext:value-type="float">
            <text:p>59.23</text:p>
          </table:table-cell>
          <table:table-cell office:value-type="float" office:value="3.262" calcext:value-type="float">
            <text:p>3.262</text:p>
          </table:table-cell>
          <table:table-cell table:formula="of:=[.H142]/4" office:value-type="float" office:value="0.8155" calcext:value-type="float">
            <text:p>0.8155</text:p>
          </table:table-cell>
          <table:table-cell/>
          <table:table-cell table:formula="of:=[.D142]/[.E142]" office:value-type="float" office:value="3.97723099522585" calcext:value-type="float">
            <text:p>3.9772309952</text:p>
          </table:table-cell>
        </table:table-row>
        <table:table-row table:style-name="ro1">
          <table:table-cell office:value-type="float" office:value="0.5901" calcext:value-type="float">
            <text:p>0.5901</text:p>
          </table:table-cell>
          <table:table-cell office:value-type="float" office:value="0.1911" calcext:value-type="float">
            <text:p>0.1911</text:p>
          </table:table-cell>
          <table:table-cell office:value-type="float" office:value="55.76" calcext:value-type="float">
            <text:p>55.76</text:p>
          </table:table-cell>
          <table:table-cell office:value-type="float" office:value="3.287" calcext:value-type="float">
            <text:p>3.287</text:p>
          </table:table-cell>
          <table:table-cell office:value-type="float" office:value="0.794" calcext:value-type="float">
            <text:p>0.794</text:p>
          </table:table-cell>
          <table:table-cell office:value-type="float" office:value="0.1874" calcext:value-type="float">
            <text:p>0.1874</text:p>
          </table:table-cell>
          <table:table-cell office:value-type="float" office:value="57.85" calcext:value-type="float">
            <text:p>57.85</text:p>
          </table:table-cell>
          <table:table-cell office:value-type="float" office:value="3.206" calcext:value-type="float">
            <text:p>3.206</text:p>
          </table:table-cell>
          <table:table-cell table:formula="of:=[.H143]/4" office:value-type="float" office:value="0.8015" calcext:value-type="float">
            <text:p>0.8015</text:p>
          </table:table-cell>
          <table:table-cell/>
          <table:table-cell table:formula="of:=[.D143]/[.E143]" office:value-type="float" office:value="4.13979848866499" calcext:value-type="float">
            <text:p>4.1397984887</text:p>
          </table:table-cell>
        </table:table-row>
        <table:table-row table:style-name="ro1">
          <table:table-cell office:value-type="float" office:value="0.5612" calcext:value-type="float">
            <text:p>0.5612</text:p>
          </table:table-cell>
          <table:table-cell office:value-type="float" office:value="0.1629" calcext:value-type="float">
            <text:p>0.1629</text:p>
          </table:table-cell>
          <table:table-cell office:value-type="float" office:value="62.43" calcext:value-type="float">
            <text:p>62.43</text:p>
          </table:table-cell>
          <table:table-cell office:value-type="float" office:value="3.267" calcext:value-type="float">
            <text:p>3.267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1578" calcext:value-type="float">
            <text:p>0.1578</text:p>
          </table:table-cell>
          <table:table-cell office:value-type="float" office:value="65.22" calcext:value-type="float">
            <text:p>65.22</text:p>
          </table:table-cell>
          <table:table-cell office:value-type="float" office:value="3.18" calcext:value-type="float">
            <text:p>3.18</text:p>
          </table:table-cell>
          <table:table-cell table:formula="of:=[.H144]/4" office:value-type="float" office:value="0.795" calcext:value-type="float">
            <text:p>0.795</text:p>
          </table:table-cell>
          <table:table-cell/>
          <table:table-cell table:formula="of:=[.D144]/[.E144]" office:value-type="float" office:value="4.15067971032906" calcext:value-type="float">
            <text:p>4.1506797103</text:p>
          </table:table-cell>
        </table:table-row>
        <table:table-row table:style-name="ro1">
          <table:table-cell office:value-type="float" office:value="0.0481" calcext:value-type="float">
            <text:p>0.0481</text:p>
          </table:table-cell>
          <table:table-cell office:value-type="float" office:value="0.1534" calcext:value-type="float">
            <text:p>0.1534</text:p>
          </table:table-cell>
          <table:table-cell office:value-type="float" office:value="63.37" calcext:value-type="float">
            <text:p>63.37</text:p>
          </table:table-cell>
          <table:table-cell office:value-type="float" office:value="3.061" calcext:value-type="float">
            <text:p>3.061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1654" calcext:value-type="float">
            <text:p>0.1654</text:p>
          </table:table-cell>
          <table:table-cell office:value-type="float" office:value="56.52" calcext:value-type="float">
            <text:p>56.52</text:p>
          </table:table-cell>
          <table:table-cell office:value-type="float" office:value="3.32" calcext:value-type="float">
            <text:p>3.32</text:p>
          </table:table-cell>
          <table:table-cell table:formula="of:=[.H145]/4" office:value-type="float" office:value="0.83" calcext:value-type="float">
            <text:p>0.83</text:p>
          </table:table-cell>
          <table:table-cell/>
          <table:table-cell table:formula="of:=[.D145]/[.E145]" office:value-type="float" office:value="3.57342983889797" calcext:value-type="float">
            <text:p>3.5734298389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1143" calcext:value-type="float">
            <text:p>0.1143</text:p>
          </table:table-cell>
          <table:table-cell office:value-type="float" office:value="87.85" calcext:value-type="float">
            <text:p>87.85</text:p>
          </table:table-cell>
          <table:table-cell office:value-type="float" office:value="2.808" calcext:value-type="float">
            <text:p>2.808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1369" calcext:value-type="float">
            <text:p>0.1369</text:p>
          </table:table-cell>
          <table:table-cell office:value-type="float" office:value="73.63" calcext:value-type="float">
            <text:p>73.63</text:p>
          </table:table-cell>
          <table:table-cell office:value-type="float" office:value="3.141" calcext:value-type="float">
            <text:p>3.141</text:p>
          </table:table-cell>
          <table:table-cell table:formula="of:=[.H146]/4" office:value-type="float" office:value="0.78525" calcext:value-type="float">
            <text:p>0.78525</text:p>
          </table:table-cell>
          <table:table-cell/>
          <table:table-cell table:formula="of:=[.D146]/[.E146]" office:value-type="float" office:value="3.41855368882396" calcext:value-type="float">
            <text:p>3.4185536888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2157" calcext:value-type="float">
            <text:p>0.2157</text:p>
          </table:table-cell>
          <table:table-cell office:value-type="float" office:value="53.87" calcext:value-type="float">
            <text:p>53.87</text:p>
          </table:table-cell>
          <table:table-cell office:value-type="float" office:value="3.111" calcext:value-type="float">
            <text:p>3.111</text:p>
          </table:table-cell>
          <table:table-cell office:value-type="float" office:value="0.807" calcext:value-type="float">
            <text:p>0.807</text:p>
          </table:table-cell>
          <table:table-cell office:value-type="float" office:value="0.2208" calcext:value-type="float">
            <text:p>0.2208</text:p>
          </table:table-cell>
          <table:table-cell office:value-type="float" office:value="51.2" calcext:value-type="float">
            <text:p>51.2</text:p>
          </table:table-cell>
          <table:table-cell office:value-type="float" office:value="3.202" calcext:value-type="float">
            <text:p>3.202</text:p>
          </table:table-cell>
          <table:table-cell table:formula="of:=[.H147]/4" office:value-type="float" office:value="0.8005" calcext:value-type="float">
            <text:p>0.8005</text:p>
          </table:table-cell>
          <table:table-cell/>
          <table:table-cell table:formula="of:=[.D147]/[.E147]" office:value-type="float" office:value="3.85501858736059" calcext:value-type="float">
            <text:p>3.8550185874</text:p>
          </table:table-cell>
        </table:table-row>
        <table:table-row table:style-name="ro1">
          <table:table-cell office:value-type="float" office:value="0.8955" calcext:value-type="float">
            <text:p>0.8955</text:p>
          </table:table-cell>
          <table:table-cell office:value-type="float" office:value="0.1493" calcext:value-type="float">
            <text:p>0.1493</text:p>
          </table:table-cell>
          <table:table-cell office:value-type="float" office:value="67.64" calcext:value-type="float">
            <text:p>67.64</text:p>
          </table:table-cell>
          <table:table-cell office:value-type="float" office:value="3.122" calcext:value-type="float">
            <text:p>3.122</text:p>
          </table:table-cell>
          <table:table-cell office:value-type="float" office:value="0.787" calcext:value-type="float">
            <text:p>0.787</text:p>
          </table:table-cell>
          <table:table-cell office:value-type="float" office:value="0.1501" calcext:value-type="float">
            <text:p>0.1501</text:p>
          </table:table-cell>
          <table:table-cell office:value-type="float" office:value="67.11" calcext:value-type="float">
            <text:p>67.11</text:p>
          </table:table-cell>
          <table:table-cell office:value-type="float" office:value="3.14" calcext:value-type="float">
            <text:p>3.14</text:p>
          </table:table-cell>
          <table:table-cell table:formula="of:=[.H148]/4" office:value-type="float" office:value="0.785" calcext:value-type="float">
            <text:p>0.785</text:p>
          </table:table-cell>
          <table:table-cell/>
          <table:table-cell table:formula="of:=[.D148]/[.E148]" office:value-type="float" office:value="3.96696315120712" calcext:value-type="float">
            <text:p>3.9669631512</text:p>
          </table:table-cell>
        </table:table-row>
        <table:table-row table:style-name="ro1">
          <table:table-cell office:value-type="float" office:value="0.1586" calcext:value-type="float">
            <text:p>0.1586</text:p>
          </table:table-cell>
          <table:table-cell office:value-type="float" office:value="0.2287" calcext:value-type="float">
            <text:p>0.2287</text:p>
          </table:table-cell>
          <table:table-cell office:value-type="float" office:value="39.62" calcext:value-type="float">
            <text:p>39.62</text:p>
          </table:table-cell>
          <table:table-cell office:value-type="float" office:value="3.549" calcext:value-type="float">
            <text:p>3.54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2215" calcext:value-type="float">
            <text:p>0.2215</text:p>
          </table:table-cell>
          <table:table-cell office:value-type="float" office:value="43.51" calcext:value-type="float">
            <text:p>43.51</text:p>
          </table:table-cell>
          <table:table-cell office:value-type="float" office:value="3.302" calcext:value-type="float">
            <text:p>3.302</text:p>
          </table:table-cell>
          <table:table-cell table:formula="of:=[.H149]/4" office:value-type="float" office:value="0.8255" calcext:value-type="float">
            <text:p>0.8255</text:p>
          </table:table-cell>
          <table:table-cell/>
          <table:table-cell table:formula="of:=[.D149]/[.E149]" office:value-type="float" office:value="4.41637630662021" calcext:value-type="float">
            <text:p>4.4163763066</text:p>
          </table:table-cell>
        </table:table-row>
        <table:table-row table:style-name="ro1">
          <table:table-cell office:value-type="float" office:value="0.1597" calcext:value-type="float">
            <text:p>0.1597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98.12" calcext:value-type="float">
            <text:p>98.12</text:p>
          </table:table-cell>
          <table:table-cell office:value-type="float" office:value="2.916" calcext:value-type="float">
            <text:p>2.916</text:p>
          </table:table-cell>
          <table:table-cell office:value-type="float" office:value="0.7887" calcext:value-type="float">
            <text:p>0.7887</text:p>
          </table:table-cell>
          <table:table-cell office:value-type="float" office:value="0.06766" calcext:value-type="float">
            <text:p>0.06766</text:p>
          </table:table-cell>
          <table:table-cell office:value-type="float" office:value="92.46" calcext:value-type="float">
            <text:p>92.46</text:p>
          </table:table-cell>
          <table:table-cell office:value-type="float" office:value="3.072" calcext:value-type="float">
            <text:p>3.072</text:p>
          </table:table-cell>
          <table:table-cell table:formula="of:=[.H150]/4" office:value-type="float" office:value="0.768" calcext:value-type="float">
            <text:p>0.768</text:p>
          </table:table-cell>
          <table:table-cell/>
          <table:table-cell table:formula="of:=[.D150]/[.E150]" office:value-type="float" office:value="3.69722327881324" calcext:value-type="float">
            <text:p>3.6972232788</text:p>
          </table:table-cell>
        </table:table-row>
        <table:table-row table:style-name="ro1">
          <table:table-cell office:value-type="float" office:value="0.6075" calcext:value-type="float">
            <text:p>0.6075</text:p>
          </table:table-cell>
          <table:table-cell office:value-type="float" office:value="0.1996" calcext:value-type="float">
            <text:p>0.1996</text:p>
          </table:table-cell>
          <table:table-cell office:value-type="float" office:value="38.44" calcext:value-type="float">
            <text:p>38.44</text:p>
          </table:table-cell>
          <table:table-cell office:value-type="float" office:value="3.526" calcext:value-type="float">
            <text:p>3.526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2021" calcext:value-type="float">
            <text:p>0.2021</text:p>
          </table:table-cell>
          <table:table-cell office:value-type="float" office:value="37.17" calcext:value-type="float">
            <text:p>37.17</text:p>
          </table:table-cell>
          <table:table-cell office:value-type="float" office:value="3.621" calcext:value-type="float">
            <text:p>3.621</text:p>
          </table:table-cell>
          <table:table-cell table:formula="of:=[.H151]/4" office:value-type="float" office:value="0.90525" calcext:value-type="float">
            <text:p>0.90525</text:p>
          </table:table-cell>
          <table:table-cell/>
          <table:table-cell table:formula="of:=[.D151]/[.E151]" office:value-type="float" office:value="3.86030216772498" calcext:value-type="float">
            <text:p>3.8603021677</text:p>
          </table:table-cell>
        </table:table-row>
        <table:table-row table:style-name="ro1">
          <table:table-cell office:value-type="float" office:value="0.2788" calcext:value-type="float">
            <text:p>0.2788</text:p>
          </table:table-cell>
          <table:table-cell office:value-type="float" office:value="0.2045" calcext:value-type="float">
            <text:p>0.2045</text:p>
          </table:table-cell>
          <table:table-cell office:value-type="float" office:value="43.14" calcext:value-type="float">
            <text:p>43.14</text:p>
          </table:table-cell>
          <table:table-cell office:value-type="float" office:value="3.311" calcext:value-type="float">
            <text:p>3.311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2104" calcext:value-type="float">
            <text:p>0.2104</text:p>
          </table:table-cell>
          <table:table-cell office:value-type="float" office:value="40.06" calcext:value-type="float">
            <text:p>40.06</text:p>
          </table:table-cell>
          <table:table-cell office:value-type="float" office:value="3.503" calcext:value-type="float">
            <text:p>3.503</text:p>
          </table:table-cell>
          <table:table-cell table:formula="of:=[.H152]/4" office:value-type="float" office:value="0.87575" calcext:value-type="float">
            <text:p>0.87575</text:p>
          </table:table-cell>
          <table:table-cell/>
          <table:table-cell table:formula="of:=[.D152]/[.E152]" office:value-type="float" office:value="3.70565193060996" calcext:value-type="float">
            <text:p>3.7056519306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1512" calcext:value-type="float">
            <text:p>0.1512</text:p>
          </table:table-cell>
          <table:table-cell office:value-type="float" office:value="67.33" calcext:value-type="float">
            <text:p>67.33</text:p>
          </table:table-cell>
          <table:table-cell office:value-type="float" office:value="3.178" calcext:value-type="float">
            <text:p>3.178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1467" calcext:value-type="float">
            <text:p>0.1467</text:p>
          </table:table-cell>
          <table:table-cell office:value-type="float" office:value="70.07" calcext:value-type="float">
            <text:p>70.07</text:p>
          </table:table-cell>
          <table:table-cell office:value-type="float" office:value="3.093" calcext:value-type="float">
            <text:p>3.093</text:p>
          </table:table-cell>
          <table:table-cell table:formula="of:=[.H153]/4" office:value-type="float" office:value="0.77325" calcext:value-type="float">
            <text:p>0.77325</text:p>
          </table:table-cell>
          <table:table-cell/>
          <table:table-cell table:formula="of:=[.D153]/[.E153]" office:value-type="float" office:value="4.15696533682145" calcext:value-type="float">
            <text:p>4.1569653368</text:p>
          </table:table-cell>
        </table:table-row>
        <table:table-row table:style-name="ro1">
          <table:table-cell office:value-type="float" office:value="0.5038" calcext:value-type="float">
            <text:p>0.5038</text:p>
          </table:table-cell>
          <table:table-cell office:value-type="float" office:value="0.1638" calcext:value-type="float">
            <text:p>0.1638</text:p>
          </table:table-cell>
          <table:table-cell office:value-type="float" office:value="65.66" calcext:value-type="float">
            <text:p>65.66</text:p>
          </table:table-cell>
          <table:table-cell office:value-type="float" office:value="3.146" calcext:value-type="float">
            <text:p>3.146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1593" calcext:value-type="float">
            <text:p>0.1593</text:p>
          </table:table-cell>
          <table:table-cell office:value-type="float" office:value="68.43" calcext:value-type="float">
            <text:p>68.43</text:p>
          </table:table-cell>
          <table:table-cell office:value-type="float" office:value="3.06" calcext:value-type="float">
            <text:p>3.06</text:p>
          </table:table-cell>
          <table:table-cell table:formula="of:=[.H154]/4" office:value-type="float" office:value="0.765" calcext:value-type="float">
            <text:p>0.765</text:p>
          </table:table-cell>
          <table:table-cell/>
          <table:table-cell table:formula="of:=[.D154]/[.E154]" office:value-type="float" office:value="4.1575261001718" calcext:value-type="float">
            <text:p>4.1575261002</text:p>
          </table:table-cell>
        </table:table-row>
        <table:table-row table:style-name="ro1">
          <table:table-cell office:value-type="float" office:value="0.0164" calcext:value-type="float">
            <text:p>0.0164</text:p>
          </table:table-cell>
          <table:table-cell office:value-type="float" office:value="0.1532" calcext:value-type="float">
            <text:p>0.1532</text:p>
          </table:table-cell>
          <table:table-cell office:value-type="float" office:value="65.64" calcext:value-type="float">
            <text:p>65.64</text:p>
          </table:table-cell>
          <table:table-cell office:value-type="float" office:value="2.947" calcext:value-type="float">
            <text:p>2.947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167" calcext:value-type="float">
            <text:p>0.167</text:p>
          </table:table-cell>
          <table:table-cell office:value-type="float" office:value="56.93" calcext:value-type="float">
            <text:p>56.93</text:p>
          </table:table-cell>
          <table:table-cell office:value-type="float" office:value="3.282" calcext:value-type="float">
            <text:p>3.282</text:p>
          </table:table-cell>
          <table:table-cell table:formula="of:=[.H155]/4" office:value-type="float" office:value="0.8205" calcext:value-type="float">
            <text:p>0.8205</text:p>
          </table:table-cell>
          <table:table-cell/>
          <table:table-cell table:formula="of:=[.D155]/[.E155]" office:value-type="float" office:value="3.43593331001516" calcext:value-type="float">
            <text:p>3.43593331</text:p>
          </table:table-cell>
        </table:table-row>
        <table:table-row table:style-name="ro1">
          <table:table-cell office:value-type="float" office:value="0.0431" calcext:value-type="float">
            <text:p>0.0431</text:p>
          </table:table-cell>
          <table:table-cell office:value-type="float" office:value="0.1827" calcext:value-type="float">
            <text:p>0.1827</text:p>
          </table:table-cell>
          <table:table-cell office:value-type="float" office:value="46.8" calcext:value-type="float">
            <text:p>46.8</text:p>
          </table:table-cell>
          <table:table-cell office:value-type="float" office:value="3.583" calcext:value-type="float">
            <text:p>3.583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1735" calcext:value-type="float">
            <text:p>0.1735</text:p>
          </table:table-cell>
          <table:table-cell office:value-type="float" office:value="52.29" calcext:value-type="float">
            <text:p>52.29</text:p>
          </table:table-cell>
          <table:table-cell office:value-type="float" office:value="3.272" calcext:value-type="float">
            <text:p>3.272</text:p>
          </table:table-cell>
          <table:table-cell table:formula="of:=[.H156]/4" office:value-type="float" office:value="0.818" calcext:value-type="float">
            <text:p>0.818</text:p>
          </table:table-cell>
          <table:table-cell/>
          <table:table-cell table:formula="of:=[.D156]/[.E156]" office:value-type="float" office:value="4.54753141261581" calcext:value-type="float">
            <text:p>4.5475314126</text:p>
          </table:table-cell>
        </table:table-row>
        <table:table-row table:style-name="ro1">
          <table:table-cell office:value-type="float" office:value="0.8659" calcext:value-type="float">
            <text:p>0.8659</text:p>
          </table:table-cell>
          <table:table-cell office:value-type="float" office:value="0.1762" calcext:value-type="float">
            <text:p>0.1762</text:p>
          </table:table-cell>
          <table:table-cell office:value-type="float" office:value="58.5" calcext:value-type="float">
            <text:p>58.5</text:p>
          </table:table-cell>
          <table:table-cell office:value-type="float" office:value="3.199" calcext:value-type="float">
            <text:p>3.199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1775" calcext:value-type="float">
            <text:p>0.1775</text:p>
          </table:table-cell>
          <table:table-cell office:value-type="float" office:value="57.8" calcext:value-type="float">
            <text:p>57.8</text:p>
          </table:table-cell>
          <table:table-cell office:value-type="float" office:value="3.225" calcext:value-type="float">
            <text:p>3.225</text:p>
          </table:table-cell>
          <table:table-cell table:formula="of:=[.H157]/4" office:value-type="float" office:value="0.80625" calcext:value-type="float">
            <text:p>0.80625</text:p>
          </table:table-cell>
          <table:table-cell/>
          <table:table-cell table:formula="of:=[.D157]/[.E157]" office:value-type="float" office:value="3.95475336877241" calcext:value-type="float">
            <text:p>3.9547533688</text:p>
          </table:table-cell>
        </table:table-row>
        <table:table-row table:style-name="ro1">
          <table:table-cell office:value-type="float" office:value="0.1349" calcext:value-type="float">
            <text:p>0.1349</text:p>
          </table:table-cell>
          <table:table-cell office:value-type="float" office:value="0.1912" calcext:value-type="float">
            <text:p>0.1912</text:p>
          </table:table-cell>
          <table:table-cell office:value-type="float" office:value="49.6" calcext:value-type="float">
            <text:p>49.6</text:p>
          </table:table-cell>
          <table:table-cell office:value-type="float" office:value="3.418" calcext:value-type="float">
            <text:p>3.418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1851" calcext:value-type="float">
            <text:p>0.1851</text:p>
          </table:table-cell>
          <table:table-cell office:value-type="float" office:value="53.6" calcext:value-type="float">
            <text:p>53.6</text:p>
          </table:table-cell>
          <table:table-cell office:value-type="float" office:value="3.202" calcext:value-type="float">
            <text:p>3.202</text:p>
          </table:table-cell>
          <table:table-cell table:formula="of:=[.H158]/4" office:value-type="float" office:value="0.8005" calcext:value-type="float">
            <text:p>0.8005</text:p>
          </table:table-cell>
          <table:table-cell/>
          <table:table-cell table:formula="of:=[.D158]/[.E158]" office:value-type="float" office:value="4.39444587297506" calcext:value-type="float">
            <text:p>4.394445873</text:p>
          </table:table-cell>
        </table:table-row>
        <table:table-row table:style-name="ro1">
          <table:table-cell office:value-type="float" office:value="0.4949" calcext:value-type="float">
            <text:p>0.4949</text:p>
          </table:table-cell>
          <table:table-cell office:value-type="float" office:value="0.1993" calcext:value-type="float">
            <text:p>0.1993</text:p>
          </table:table-cell>
          <table:table-cell office:value-type="float" office:value="56.11" calcext:value-type="float">
            <text:p>56.11</text:p>
          </table:table-cell>
          <table:table-cell office:value-type="float" office:value="3.218" calcext:value-type="float">
            <text:p>3.218</text:p>
          </table:table-cell>
          <table:table-cell office:value-type="float" office:value="0.77" calcext:value-type="float">
            <text:p>0.77</text:p>
          </table:table-cell>
          <table:table-cell office:value-type="float" office:value="0.193" calcext:value-type="float">
            <text:p>0.193</text:p>
          </table:table-cell>
          <table:table-cell office:value-type="float" office:value="59.45" calcext:value-type="float">
            <text:p>59.45</text:p>
          </table:table-cell>
          <table:table-cell office:value-type="float" office:value="3.112" calcext:value-type="float">
            <text:p>3.112</text:p>
          </table:table-cell>
          <table:table-cell table:formula="of:=[.H159]/4" office:value-type="float" office:value="0.778" calcext:value-type="float">
            <text:p>0.778</text:p>
          </table:table-cell>
          <table:table-cell/>
          <table:table-cell table:formula="of:=[.D159]/[.E159]" office:value-type="float" office:value="4.17922077922078" calcext:value-type="float">
            <text:p>4.1792207792</text:p>
          </table:table-cell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1444" calcext:value-type="float">
            <text:p>0.1444</text:p>
          </table:table-cell>
          <table:table-cell office:value-type="float" office:value="60.43" calcext:value-type="float">
            <text:p>60.43</text:p>
          </table:table-cell>
          <table:table-cell office:value-type="float" office:value="3.469" calcext:value-type="float">
            <text:p>3.469</text:p>
          </table:table-cell>
          <table:table-cell office:value-type="float" office:value="0.724" calcext:value-type="float">
            <text:p>0.724</text:p>
          </table:table-cell>
          <table:table-cell office:value-type="float" office:value="0.1347" calcext:value-type="float">
            <text:p>0.1347</text:p>
          </table:table-cell>
          <table:table-cell office:value-type="float" office:value="68.35" calcext:value-type="float">
            <text:p>68.35</text:p>
          </table:table-cell>
          <table:table-cell office:value-type="float" office:value="3.079" calcext:value-type="float">
            <text:p>3.079</text:p>
          </table:table-cell>
          <table:table-cell table:formula="of:=[.H160]/4" office:value-type="float" office:value="0.76975" calcext:value-type="float">
            <text:p>0.76975</text:p>
          </table:table-cell>
          <table:table-cell/>
          <table:table-cell table:formula="of:=[.D160]/[.E160]" office:value-type="float" office:value="4.7914364640884" calcext:value-type="float">
            <text:p>4.7914364641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0.1903" calcext:value-type="float">
            <text:p>0.1903</text:p>
          </table:table-cell>
          <table:table-cell office:value-type="float" office:value="47.11" calcext:value-type="float">
            <text:p>47.11</text:p>
          </table:table-cell>
          <table:table-cell office:value-type="float" office:value="3.397" calcext:value-type="float">
            <text:p>3.397</text:p>
          </table:table-cell>
          <table:table-cell office:value-type="float" office:value="0.826" calcext:value-type="float">
            <text:p>0.826</text:p>
          </table:table-cell>
          <table:table-cell office:value-type="float" office:value="0.188" calcext:value-type="float">
            <text:p>0.188</text:p>
          </table:table-cell>
          <table:table-cell office:value-type="float" office:value="48.38" calcext:value-type="float">
            <text:p>48.38</text:p>
          </table:table-cell>
          <table:table-cell office:value-type="float" office:value="3.329" calcext:value-type="float">
            <text:p>3.329</text:p>
          </table:table-cell>
          <table:table-cell table:formula="of:=[.H161]/4" office:value-type="float" office:value="0.83225" calcext:value-type="float">
            <text:p>0.83225</text:p>
          </table:table-cell>
          <table:table-cell/>
          <table:table-cell table:formula="of:=[.D161]/[.E161]" office:value-type="float" office:value="4.11259079903148" calcext:value-type="float">
            <text:p>4.112590799</text:p>
          </table:table-cell>
        </table:table-row>
        <table:table-row table:style-name="ro1">
          <table:table-cell office:value-type="float" office:value="0.6407" calcext:value-type="float">
            <text:p>0.6407</text:p>
          </table:table-cell>
          <table:table-cell office:value-type="float" office:value="0.185" calcext:value-type="float">
            <text:p>0.185</text:p>
          </table:table-cell>
          <table:table-cell office:value-type="float" office:value="45.03" calcext:value-type="float">
            <text:p>45.03</text:p>
          </table:table-cell>
          <table:table-cell office:value-type="float" office:value="3.483" calcext:value-type="float">
            <text:p>3.483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1829" calcext:value-type="float">
            <text:p>0.1829</text:p>
          </table:table-cell>
          <table:table-cell office:value-type="float" office:value="46.2" calcext:value-type="float">
            <text:p>46.2</text:p>
          </table:table-cell>
          <table:table-cell office:value-type="float" office:value="3.413" calcext:value-type="float">
            <text:p>3.413</text:p>
          </table:table-cell>
          <table:table-cell table:formula="of:=[.H162]/4" office:value-type="float" office:value="0.85325" calcext:value-type="float">
            <text:p>0.85325</text:p>
          </table:table-cell>
          <table:table-cell/>
          <table:table-cell table:formula="of:=[.D162]/[.E162]" office:value-type="float" office:value="4.11458948611932" calcext:value-type="float">
            <text:p>4.1145894861</text:p>
          </table:table-cell>
        </table:table-row>
        <table:table-row table:style-name="ro1">
          <table:table-cell office:value-type="float" office:value="0.3847" calcext:value-type="float">
            <text:p>0.3847</text:p>
          </table:table-cell>
          <table:table-cell office:value-type="float" office:value="0.1884" calcext:value-type="float">
            <text:p>0.1884</text:p>
          </table:table-cell>
          <table:table-cell office:value-type="float" office:value="50.92" calcext:value-type="float">
            <text:p>50.92</text:p>
          </table:table-cell>
          <table:table-cell office:value-type="float" office:value="3.358" calcext:value-type="float">
            <text:p>3.358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1837" calcext:value-type="float">
            <text:p>0.1837</text:p>
          </table:table-cell>
          <table:table-cell office:value-type="float" office:value="53.64" calcext:value-type="float">
            <text:p>53.64</text:p>
          </table:table-cell>
          <table:table-cell office:value-type="float" office:value="3.23" calcext:value-type="float">
            <text:p>3.23</text:p>
          </table:table-cell>
          <table:table-cell table:formula="of:=[.H163]/4" office:value-type="float" office:value="0.8075" calcext:value-type="float">
            <text:p>0.8075</text:p>
          </table:table-cell>
          <table:table-cell/>
          <table:table-cell table:formula="of:=[.D163]/[.E163]" office:value-type="float" office:value="4.22230604803219" calcext:value-type="float">
            <text:p>4.222306048</text:p>
          </table:table-cell>
        </table:table-row>
        <table:table-row table:style-name="ro1">
          <table:table-cell office:value-type="float" office:value="0.0301" calcext:value-type="float">
            <text:p>0.0301</text:p>
          </table:table-cell>
          <table:table-cell office:value-type="float" office:value="0.2138" calcext:value-type="float">
            <text:p>0.2138</text:p>
          </table:table-cell>
          <table:table-cell office:value-type="float" office:value="44.83" calcext:value-type="float">
            <text:p>44.83</text:p>
          </table:table-cell>
          <table:table-cell office:value-type="float" office:value="3.134" calcext:value-type="float">
            <text:p>3.134</text:p>
          </table:table-cell>
          <table:table-cell office:value-type="float" office:value="0.917" calcext:value-type="float">
            <text:p>0.917</text:p>
          </table:table-cell>
          <table:table-cell office:value-type="float" office:value="0.2281" calcext:value-type="float">
            <text:p>0.2281</text:p>
          </table:table-cell>
          <table:table-cell office:value-type="float" office:value="37.64" calcext:value-type="float">
            <text:p>37.64</text:p>
          </table:table-cell>
          <table:table-cell office:value-type="float" office:value="3.536" calcext:value-type="float">
            <text:p>3.536</text:p>
          </table:table-cell>
          <table:table-cell table:formula="of:=[.H164]/4" office:value-type="float" office:value="0.884" calcext:value-type="float">
            <text:p>0.884</text:p>
          </table:table-cell>
          <table:table-cell/>
          <table:table-cell table:formula="of:=[.D164]/[.E164]" office:value-type="float" office:value="3.41766630316249" calcext:value-type="float">
            <text:p>3.4176663032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651" calcext:value-type="float">
            <text:p>0.1651</text:p>
          </table:table-cell>
          <table:table-cell office:value-type="float" office:value="66.77" calcext:value-type="float">
            <text:p>66.77</text:p>
          </table:table-cell>
          <table:table-cell office:value-type="float" office:value="2.973" calcext:value-type="float">
            <text:p>2.973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1795" calcext:value-type="float">
            <text:p>0.1795</text:p>
          </table:table-cell>
          <table:table-cell office:value-type="float" office:value="58.28" calcext:value-type="float">
            <text:p>58.28</text:p>
          </table:table-cell>
          <table:table-cell office:value-type="float" office:value="3.26" calcext:value-type="float">
            <text:p>3.26</text:p>
          </table:table-cell>
          <table:table-cell table:formula="of:=[.H165]/4" office:value-type="float" office:value="0.815" calcext:value-type="float">
            <text:p>0.815</text:p>
          </table:table-cell>
          <table:table-cell/>
          <table:table-cell table:formula="of:=[.D165]/[.E165]" office:value-type="float" office:value="3.52126021556319" calcext:value-type="float">
            <text:p>3.5212602156</text:p>
          </table:table-cell>
        </table:table-row>
        <table:table-row table:style-name="ro1">
          <table:table-cell office:value-type="float" office:value="0.8628" calcext:value-type="float">
            <text:p>0.8628</text:p>
          </table:table-cell>
          <table:table-cell office:value-type="float" office:value="0.1586" calcext:value-type="float">
            <text:p>0.1586</text:p>
          </table:table-cell>
          <table:table-cell office:value-type="float" office:value="60.77" calcext:value-type="float">
            <text:p>60.77</text:p>
          </table:table-cell>
          <table:table-cell office:value-type="float" office:value="3.253" calcext:value-type="float">
            <text:p>3.253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1575" calcext:value-type="float">
            <text:p>0.1575</text:p>
          </table:table-cell>
          <table:table-cell office:value-type="float" office:value="61.43" calcext:value-type="float">
            <text:p>61.43</text:p>
          </table:table-cell>
          <table:table-cell office:value-type="float" office:value="3.228" calcext:value-type="float">
            <text:p>3.228</text:p>
          </table:table-cell>
          <table:table-cell table:formula="of:=[.H166]/4" office:value-type="float" office:value="0.807" calcext:value-type="float">
            <text:p>0.807</text:p>
          </table:table-cell>
          <table:table-cell/>
          <table:table-cell table:formula="of:=[.D166]/[.E166]" office:value-type="float" office:value="4.04250031067479" calcext:value-type="float">
            <text:p>4.0425003107</text:p>
          </table:table-cell>
        </table:table-row>
        <table:table-row table:style-name="ro1">
          <table:table-cell office:value-type="float" office:value="0.0193" calcext:value-type="float">
            <text:p>0.0193</text:p>
          </table:table-cell>
          <table:table-cell office:value-type="float" office:value="0.1138" calcext:value-type="float">
            <text:p>0.1138</text:p>
          </table:table-cell>
          <table:table-cell office:value-type="float" office:value="93.61" calcext:value-type="float">
            <text:p>93.61</text:p>
          </table:table-cell>
          <table:table-cell office:value-type="float" office:value="2.762" calcext:value-type="float">
            <text:p>2.762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1375" calcext:value-type="float">
            <text:p>0.1375</text:p>
          </table:table-cell>
          <table:table-cell office:value-type="float" office:value="78.56" calcext:value-type="float">
            <text:p>78.56</text:p>
          </table:table-cell>
          <table:table-cell office:value-type="float" office:value="3.05" calcext:value-type="float">
            <text:p>3.05</text:p>
          </table:table-cell>
          <table:table-cell table:formula="of:=[.H167]/4" office:value-type="float" office:value="0.7625" calcext:value-type="float">
            <text:p>0.7625</text:p>
          </table:table-cell>
          <table:table-cell/>
          <table:table-cell table:formula="of:=[.D167]/[.E167]" office:value-type="float" office:value="3.49399114484503" calcext:value-type="float">
            <text:p>3.4939911448</text:p>
          </table:table-cell>
        </table:table-row>
        <table:table-row table:style-name="ro1">
          <table:table-cell office:value-type="float" office:value="0.4446" calcext:value-type="float">
            <text:p>0.4446</text:p>
          </table:table-cell>
          <table:table-cell office:value-type="float" office:value="0.2346" calcext:value-type="float">
            <text:p>0.2346</text:p>
          </table:table-cell>
          <table:table-cell office:value-type="float" office:value="34.91" calcext:value-type="float">
            <text:p>34.91</text:p>
          </table:table-cell>
          <table:table-cell office:value-type="float" office:value="3.515" calcext:value-type="float">
            <text:p>3.515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2378" calcext:value-type="float">
            <text:p>0.2378</text:p>
          </table:table-cell>
          <table:table-cell office:value-type="float" office:value="33.31" calcext:value-type="float">
            <text:p>33.31</text:p>
          </table:table-cell>
          <table:table-cell office:value-type="float" office:value="3.651" calcext:value-type="float">
            <text:p>3.651</text:p>
          </table:table-cell>
          <table:table-cell table:formula="of:=[.H168]/4" office:value-type="float" office:value="0.91275" calcext:value-type="float">
            <text:p>0.91275</text:p>
          </table:table-cell>
          <table:table-cell/>
          <table:table-cell table:formula="of:=[.D168]/[.E168]" office:value-type="float" office:value="3.79958923359637" calcext:value-type="float">
            <text:p>3.7995892336</text:p>
          </table:table-cell>
        </table:table-row>
        <table:table-row table:style-name="ro1">
          <table:table-cell office:value-type="float" office:value="0.8411" calcext:value-type="float">
            <text:p>0.8411</text:p>
          </table:table-cell>
          <table:table-cell office:value-type="float" office:value="0.1415" calcext:value-type="float">
            <text:p>0.1415</text:p>
          </table:table-cell>
          <table:table-cell office:value-type="float" office:value="85.23" calcext:value-type="float">
            <text:p>85.23</text:p>
          </table:table-cell>
          <table:table-cell office:value-type="float" office:value="2.948" calcext:value-type="float">
            <text:p>2.948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1396" calcext:value-type="float">
            <text:p>0.1396</text:p>
          </table:table-cell>
          <table:table-cell office:value-type="float" office:value="86.48" calcext:value-type="float">
            <text:p>86.48</text:p>
          </table:table-cell>
          <table:table-cell office:value-type="float" office:value="2.922" calcext:value-type="float">
            <text:p>2.922</text:p>
          </table:table-cell>
          <table:table-cell table:formula="of:=[.H169]/4" office:value-type="float" office:value="0.7305" calcext:value-type="float">
            <text:p>0.7305</text:p>
          </table:table-cell>
          <table:table-cell/>
          <table:table-cell table:formula="of:=[.D169]/[.E169]" office:value-type="float" office:value="4.05000686907542" calcext:value-type="float">
            <text:p>4.0500068691</text:p>
          </table:table-cell>
        </table:table-row>
        <table:table-row table:style-name="ro1">
          <table:table-cell office:value-type="float" office:value="0.2888" calcext:value-type="float">
            <text:p>0.2888</text:p>
          </table:table-cell>
          <table:table-cell office:value-type="float" office:value="0.1841" calcext:value-type="float">
            <text:p>0.1841</text:p>
          </table:table-cell>
          <table:table-cell office:value-type="float" office:value="57.23" calcext:value-type="float">
            <text:p>57.23</text:p>
          </table:table-cell>
          <table:table-cell office:value-type="float" office:value="3.276" calcext:value-type="float">
            <text:p>3.276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1763" calcext:value-type="float">
            <text:p>0.1763</text:p>
          </table:table-cell>
          <table:table-cell office:value-type="float" office:value="61.5" calcext:value-type="float">
            <text:p>61.5</text:p>
          </table:table-cell>
          <table:table-cell office:value-type="float" office:value="3.134" calcext:value-type="float">
            <text:p>3.134</text:p>
          </table:table-cell>
          <table:table-cell table:formula="of:=[.H170]/4" office:value-type="float" office:value="0.7835" calcext:value-type="float">
            <text:p>0.7835</text:p>
          </table:table-cell>
          <table:table-cell/>
          <table:table-cell table:formula="of:=[.D170]/[.E170]" office:value-type="float" office:value="4.2457231726283" calcext:value-type="float">
            <text:p>4.2457231726</text:p>
          </table:table-cell>
        </table:table-row>
        <table:table-row table:style-name="ro1">
          <table:table-cell office:value-type="float" office:value="0.3235" calcext:value-type="float">
            <text:p>0.3235</text:p>
          </table:table-cell>
          <table:table-cell office:value-type="float" office:value="0.1743" calcext:value-type="float">
            <text:p>0.1743</text:p>
          </table:table-cell>
          <table:table-cell office:value-type="float" office:value="60.91" calcext:value-type="float">
            <text:p>60.91</text:p>
          </table:table-cell>
          <table:table-cell office:value-type="float" office:value="3.248" calcext:value-type="float">
            <text:p>3.248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1684" calcext:value-type="float">
            <text:p>0.1684</text:p>
          </table:table-cell>
          <table:table-cell office:value-type="float" office:value="64.61" calcext:value-type="float">
            <text:p>64.61</text:p>
          </table:table-cell>
          <table:table-cell office:value-type="float" office:value="3.11" calcext:value-type="float">
            <text:p>3.11</text:p>
          </table:table-cell>
          <table:table-cell table:formula="of:=[.H171]/4" office:value-type="float" office:value="0.7775" calcext:value-type="float">
            <text:p>0.7775</text:p>
          </table:table-cell>
          <table:table-cell/>
          <table:table-cell table:formula="of:=[.D171]/[.E171]" office:value-type="float" office:value="4.25520765098913" calcext:value-type="float">
            <text:p>4.255207651</text:p>
          </table:table-cell>
        </table:table-row>
        <table:table-row table:style-name="ro1">
          <table:table-cell office:value-type="float" office:value="0.5715" calcext:value-type="float">
            <text:p>0.5715</text:p>
          </table:table-cell>
          <table:table-cell office:value-type="float" office:value="0.1449" calcext:value-type="float">
            <text:p>0.1449</text:p>
          </table:table-cell>
          <table:table-cell office:value-type="float" office:value="75.03" calcext:value-type="float">
            <text:p>75.03</text:p>
          </table:table-cell>
          <table:table-cell office:value-type="float" office:value="2.951" calcext:value-type="float">
            <text:p>2.95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1489" calcext:value-type="float">
            <text:p>0.1489</text:p>
          </table:table-cell>
          <table:table-cell office:value-type="float" office:value="72.33" calcext:value-type="float">
            <text:p>72.33</text:p>
          </table:table-cell>
          <table:table-cell office:value-type="float" office:value="3.024" calcext:value-type="float">
            <text:p>3.024</text:p>
          </table:table-cell>
          <table:table-cell table:formula="of:=[.H172]/4" office:value-type="float" office:value="0.756" calcext:value-type="float">
            <text:p>0.756</text:p>
          </table:table-cell>
          <table:table-cell/>
          <table:table-cell table:formula="of:=[.D172]/[.E172]" office:value-type="float" office:value="3.86509495743287" calcext:value-type="float">
            <text:p>3.8650949574</text:p>
          </table:table-cell>
        </table:table-row>
        <table:table-row table:style-name="ro1">
          <table:table-cell office:value-type="float" office:value="0.5019" calcext:value-type="float">
            <text:p>0.5019</text:p>
          </table:table-cell>
          <table:table-cell office:value-type="float" office:value="0.1885" calcext:value-type="float">
            <text:p>0.1885</text:p>
          </table:table-cell>
          <table:table-cell office:value-type="float" office:value="58.19" calcext:value-type="float">
            <text:p>58.19</text:p>
          </table:table-cell>
          <table:table-cell office:value-type="float" office:value="3.143" calcext:value-type="float">
            <text:p>3.143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1937" calcext:value-type="float">
            <text:p>0.1937</text:p>
          </table:table-cell>
          <table:table-cell office:value-type="float" office:value="55.32" calcext:value-type="float">
            <text:p>55.32</text:p>
          </table:table-cell>
          <table:table-cell office:value-type="float" office:value="3.247" calcext:value-type="float">
            <text:p>3.247</text:p>
          </table:table-cell>
          <table:table-cell table:formula="of:=[.H173]/4" office:value-type="float" office:value="0.81175" calcext:value-type="float">
            <text:p>0.81175</text:p>
          </table:table-cell>
          <table:table-cell/>
          <table:table-cell table:formula="of:=[.D173]/[.E173]" office:value-type="float" office:value="3.82872457059325" calcext:value-type="float">
            <text:p>3.8287245706</text:p>
          </table:table-cell>
        </table:table-row>
        <table:table-row table:style-name="ro1">
          <table:table-cell office:value-type="float" office:value="0.7536" calcext:value-type="float">
            <text:p>0.7536</text:p>
          </table:table-cell>
          <table:table-cell office:value-type="float" office:value="0.1529" calcext:value-type="float">
            <text:p>0.1529</text:p>
          </table:table-cell>
          <table:table-cell office:value-type="float" office:value="69.26" calcext:value-type="float">
            <text:p>69.26</text:p>
          </table:table-cell>
          <table:table-cell office:value-type="float" office:value="3.086" calcext:value-type="float">
            <text:p>3.086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1552" calcext:value-type="float">
            <text:p>0.1552</text:p>
          </table:table-cell>
          <table:table-cell office:value-type="float" office:value="67.92" calcext:value-type="float">
            <text:p>67.92</text:p>
          </table:table-cell>
          <table:table-cell office:value-type="float" office:value="3.125" calcext:value-type="float">
            <text:p>3.125</text:p>
          </table:table-cell>
          <table:table-cell table:formula="of:=[.H174]/4" office:value-type="float" office:value="0.78125" calcext:value-type="float">
            <text:p>0.78125</text:p>
          </table:table-cell>
          <table:table-cell/>
          <table:table-cell table:formula="of:=[.D174]/[.E174]" office:value-type="float" office:value="3.93171104599312" calcext:value-type="float">
            <text:p>3.931711046</text:p>
          </table:table-cell>
        </table:table-row>
        <table:table-row table:style-name="ro1">
          <table:table-cell office:value-type="float" office:value="0.7899" calcext:value-type="float">
            <text:p>0.7899</text:p>
          </table:table-cell>
          <table:table-cell office:value-type="float" office:value="0.2009" calcext:value-type="float">
            <text:p>0.2009</text:p>
          </table:table-cell>
          <table:table-cell office:value-type="float" office:value="41.77" calcext:value-type="float">
            <text:p>41.77</text:p>
          </table:table-cell>
          <table:table-cell office:value-type="float" office:value="3.488" calcext:value-type="float">
            <text:p>3.488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1995" calcext:value-type="float">
            <text:p>0.1995</text:p>
          </table:table-cell>
          <table:table-cell office:value-type="float" office:value="42.53" calcext:value-type="float">
            <text:p>42.53</text:p>
          </table:table-cell>
          <table:table-cell office:value-type="float" office:value="3.44" calcext:value-type="float">
            <text:p>3.44</text:p>
          </table:table-cell>
          <table:table-cell table:formula="of:=[.H175]/4" office:value-type="float" office:value="0.86" calcext:value-type="float">
            <text:p>0.86</text:p>
          </table:table-cell>
          <table:table-cell/>
          <table:table-cell table:formula="of:=[.D175]/[.E175]" office:value-type="float" office:value="4.07619492812902" calcext:value-type="float">
            <text:p>4.0761949281</text:p>
          </table:table-cell>
        </table:table-row>
        <table:table-row table:style-name="ro1">
          <table:table-cell office:value-type="float" office:value="0.6237" calcext:value-type="float">
            <text:p>0.6237</text:p>
          </table:table-cell>
          <table:table-cell office:value-type="float" office:value="0.08557" calcext:value-type="float">
            <text:p>0.08557</text:p>
          </table:table-cell>
          <table:table-cell office:value-type="float" office:value="91.76" calcext:value-type="float">
            <text:p>91.76</text:p>
          </table:table-cell>
          <table:table-cell office:value-type="float" office:value="3.069" calcext:value-type="float">
            <text:p>3.069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08219" calcext:value-type="float">
            <text:p>0.08219</text:p>
          </table:table-cell>
          <table:table-cell office:value-type="float" office:value="94.17" calcext:value-type="float">
            <text:p>94.17</text:p>
          </table:table-cell>
          <table:table-cell office:value-type="float" office:value="3.011" calcext:value-type="float">
            <text:p>3.011</text:p>
          </table:table-cell>
          <table:table-cell table:formula="of:=[.H176]/4" office:value-type="float" office:value="0.75275" calcext:value-type="float">
            <text:p>0.75275</text:p>
          </table:table-cell>
          <table:table-cell/>
          <table:table-cell table:formula="of:=[.D176]/[.E176]" office:value-type="float" office:value="4.11283838113106" calcext:value-type="float">
            <text:p>4.1128383811</text:p>
          </table:table-cell>
        </table:table-row>
        <table:table-row table:style-name="ro1">
          <table:table-cell office:value-type="float" office:value="0.1315" calcext:value-type="float">
            <text:p>0.1315</text:p>
          </table:table-cell>
          <table:table-cell office:value-type="float" office:value="0.1774" calcext:value-type="float">
            <text:p>0.1774</text:p>
          </table:table-cell>
          <table:table-cell office:value-type="float" office:value="51.75" calcext:value-type="float">
            <text:p>51.75</text:p>
          </table:table-cell>
          <table:table-cell office:value-type="float" office:value="3.11" calcext:value-type="float">
            <text:p>3.11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1867" calcext:value-type="float">
            <text:p>0.1867</text:p>
          </table:table-cell>
          <table:table-cell office:value-type="float" office:value="46.53" calcext:value-type="float">
            <text:p>46.53</text:p>
          </table:table-cell>
          <table:table-cell office:value-type="float" office:value="3.356" calcext:value-type="float">
            <text:p>3.356</text:p>
          </table:table-cell>
          <table:table-cell table:formula="of:=[.H177]/4" office:value-type="float" office:value="0.839" calcext:value-type="float">
            <text:p>0.839</text:p>
          </table:table-cell>
          <table:table-cell/>
          <table:table-cell table:formula="of:=[.D177]/[.E177]" office:value-type="float" office:value="3.61082085220016" calcext:value-type="float">
            <text:p>3.6108208522</text:p>
          </table:table-cell>
        </table:table-row>
        <table:table-row table:style-name="ro1">
          <table:table-cell office:value-type="float" office:value="0.0405" calcext:value-type="float">
            <text:p>0.0405</text:p>
          </table:table-cell>
          <table:table-cell office:value-type="float" office:value="0.2282" calcext:value-type="float">
            <text:p>0.2282</text:p>
          </table:table-cell>
          <table:table-cell office:value-type="float" office:value="39.86" calcext:value-type="float">
            <text:p>39.86</text:p>
          </table:table-cell>
          <table:table-cell office:value-type="float" office:value="3.223" calcext:value-type="float">
            <text:p>3.223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2396" calcext:value-type="float">
            <text:p>0.2396</text:p>
          </table:table-cell>
          <table:table-cell office:value-type="float" office:value="34.3" calcext:value-type="float">
            <text:p>34.3</text:p>
          </table:table-cell>
          <table:table-cell office:value-type="float" office:value="3.588" calcext:value-type="float">
            <text:p>3.588</text:p>
          </table:table-cell>
          <table:table-cell table:formula="of:=[.H178]/4" office:value-type="float" office:value="0.897" calcext:value-type="float">
            <text:p>0.897</text:p>
          </table:table-cell>
          <table:table-cell/>
          <table:table-cell table:formula="of:=[.D178]/[.E178]" office:value-type="float" office:value="3.4775571860164" calcext:value-type="float">
            <text:p>3.477557186</text:p>
          </table:table-cell>
        </table:table-row>
        <table:table-row table:style-name="ro1">
          <table:table-cell office:value-type="float" office:value="0.3259" calcext:value-type="float">
            <text:p>0.3259</text:p>
          </table:table-cell>
          <table:table-cell office:value-type="float" office:value="0.2549" calcext:value-type="float">
            <text:p>0.2549</text:p>
          </table:table-cell>
          <table:table-cell office:value-type="float" office:value="28.48" calcext:value-type="float">
            <text:p>28.48</text:p>
          </table:table-cell>
          <table:table-cell office:value-type="float" office:value="3.864" calcext:value-type="float">
            <text:p>3.864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2503" calcext:value-type="float">
            <text:p>0.2503</text:p>
          </table:table-cell>
          <table:table-cell office:value-type="float" office:value="30.51" calcext:value-type="float">
            <text:p>30.51</text:p>
          </table:table-cell>
          <table:table-cell office:value-type="float" office:value="3.668" calcext:value-type="float">
            <text:p>3.668</text:p>
          </table:table-cell>
          <table:table-cell table:formula="of:=[.H179]/4" office:value-type="float" office:value="0.917" calcext:value-type="float">
            <text:p>0.917</text:p>
          </table:table-cell>
          <table:table-cell/>
          <table:table-cell table:formula="of:=[.D179]/[.E179]" office:value-type="float" office:value="4.28049185776005" calcext:value-type="float">
            <text:p>4.2804918578</text:p>
          </table:table-cell>
        </table:table-row>
        <table:table-row table:style-name="ro1">
          <table:table-cell office:value-type="float" office:value="0.2537" calcext:value-type="float">
            <text:p>0.2537</text:p>
          </table:table-cell>
          <table:table-cell office:value-type="float" office:value="0.178" calcext:value-type="float">
            <text:p>0.178</text:p>
          </table:table-cell>
          <table:table-cell office:value-type="float" office:value="47.68" calcext:value-type="float">
            <text:p>47.68</text:p>
          </table:table-cell>
          <table:table-cell office:value-type="float" office:value="3.463" calcext:value-type="float">
            <text:p>3.463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1742" calcext:value-type="float">
            <text:p>0.1742</text:p>
          </table:table-cell>
          <table:table-cell office:value-type="float" office:value="50.23" calcext:value-type="float">
            <text:p>50.23</text:p>
          </table:table-cell>
          <table:table-cell office:value-type="float" office:value="3.302" calcext:value-type="float">
            <text:p>3.302</text:p>
          </table:table-cell>
          <table:table-cell table:formula="of:=[.H180]/4" office:value-type="float" office:value="0.8255" calcext:value-type="float">
            <text:p>0.8255</text:p>
          </table:table-cell>
          <table:table-cell/>
          <table:table-cell table:formula="of:=[.D180]/[.E180]" office:value-type="float" office:value="4.28536072268284" calcext:value-type="float">
            <text:p>4.2853607227</text:p>
          </table:table-cell>
        </table:table-row>
        <table:table-row table:style-name="ro1">
          <table:table-cell office:value-type="float" office:value="0.0466" calcext:value-type="float">
            <text:p>0.0466</text:p>
          </table:table-cell>
          <table:table-cell office:value-type="float" office:value="0.1808" calcext:value-type="float">
            <text:p>0.1808</text:p>
          </table:table-cell>
          <table:table-cell office:value-type="float" office:value="58.98" calcext:value-type="float">
            <text:p>58.98</text:p>
          </table:table-cell>
          <table:table-cell office:value-type="float" office:value="3.072" calcext:value-type="float">
            <text:p>3.072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1913" calcext:value-type="float">
            <text:p>0.1913</text:p>
          </table:table-cell>
          <table:table-cell office:value-type="float" office:value="52.87" calcext:value-type="float">
            <text:p>52.87</text:p>
          </table:table-cell>
          <table:table-cell office:value-type="float" office:value="3.321" calcext:value-type="float">
            <text:p>3.321</text:p>
          </table:table-cell>
          <table:table-cell table:formula="of:=[.H181]/4" office:value-type="float" office:value="0.83025" calcext:value-type="float">
            <text:p>0.83025</text:p>
          </table:table-cell>
          <table:table-cell/>
          <table:table-cell table:formula="of:=[.D181]/[.E181]" office:value-type="float" office:value="3.59130231470657" calcext:value-type="float">
            <text:p>3.5913023147</text:p>
          </table:table-cell>
        </table:table-row>
        <table:table-row table:style-name="ro1">
          <table:table-cell office:value-type="float" office:value="0.0433" calcext:value-type="float">
            <text:p>0.0433</text:p>
          </table:table-cell>
          <table:table-cell office:value-type="float" office:value="0.1566" calcext:value-type="float">
            <text:p>0.1566</text:p>
          </table:table-cell>
          <table:table-cell office:value-type="float" office:value="62.95" calcext:value-type="float">
            <text:p>62.95</text:p>
          </table:table-cell>
          <table:table-cell office:value-type="float" office:value="3.014" calcext:value-type="float">
            <text:p>3.014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1683" calcext:value-type="float">
            <text:p>0.1683</text:p>
          </table:table-cell>
          <table:table-cell office:value-type="float" office:value="55.92" calcext:value-type="float">
            <text:p>55.92</text:p>
          </table:table-cell>
          <table:table-cell office:value-type="float" office:value="3.282" calcext:value-type="float">
            <text:p>3.282</text:p>
          </table:table-cell>
          <table:table-cell table:formula="of:=[.H182]/4" office:value-type="float" office:value="0.8205" calcext:value-type="float">
            <text:p>0.8205</text:p>
          </table:table-cell>
          <table:table-cell/>
          <table:table-cell table:formula="of:=[.D182]/[.E182]" office:value-type="float" office:value="3.55466446514919" calcext:value-type="float">
            <text:p>3.5546644651</text:p>
          </table:table-cell>
        </table:table-row>
        <table:table-row table:style-name="ro1">
          <table:table-cell office:value-type="float" office:value="0.3223" calcext:value-type="float">
            <text:p>0.3223</text:p>
          </table:table-cell>
          <table:table-cell office:value-type="float" office:value="0.1934" calcext:value-type="float">
            <text:p>0.1934</text:p>
          </table:table-cell>
          <table:table-cell office:value-type="float" office:value="66.41" calcext:value-type="float">
            <text:p>66.41</text:p>
          </table:table-cell>
          <table:table-cell office:value-type="float" office:value="2.957" calcext:value-type="float">
            <text:p>2.957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2002" calcext:value-type="float">
            <text:p>0.2002</text:p>
          </table:table-cell>
          <table:table-cell office:value-type="float" office:value="62.07" calcext:value-type="float">
            <text:p>62.07</text:p>
          </table:table-cell>
          <table:table-cell office:value-type="float" office:value="3.09" calcext:value-type="float">
            <text:p>3.09</text:p>
          </table:table-cell>
          <table:table-cell table:formula="of:=[.H183]/4" office:value-type="float" office:value="0.7725" calcext:value-type="float">
            <text:p>0.7725</text:p>
          </table:table-cell>
          <table:table-cell/>
          <table:table-cell table:formula="of:=[.D183]/[.E183]" office:value-type="float" office:value="3.76304403156019" calcext:value-type="float">
            <text:p>3.7630440316</text:p>
          </table:table-cell>
        </table:table-row>
        <table:table-row table:style-name="ro1">
          <table:table-cell office:value-type="float" office:value="0.4598" calcext:value-type="float">
            <text:p>0.4598</text:p>
          </table:table-cell>
          <table:table-cell office:value-type="float" office:value="0.1392" calcext:value-type="float">
            <text:p>0.1392</text:p>
          </table:table-cell>
          <table:table-cell office:value-type="float" office:value="79.48" calcext:value-type="float">
            <text:p>79.48</text:p>
          </table:table-cell>
          <table:table-cell office:value-type="float" office:value="2.954" calcext:value-type="float">
            <text:p>2.954</text:p>
          </table:table-cell>
          <table:table-cell office:value-type="float" office:value="0.7706" calcext:value-type="float">
            <text:p>0.7706</text:p>
          </table:table-cell>
          <table:table-cell office:value-type="float" office:value="0.1453" calcext:value-type="float">
            <text:p>0.1453</text:p>
          </table:table-cell>
          <table:table-cell office:value-type="float" office:value="75.61" calcext:value-type="float">
            <text:p>75.61</text:p>
          </table:table-cell>
          <table:table-cell office:value-type="float" office:value="3.046" calcext:value-type="float">
            <text:p>3.046</text:p>
          </table:table-cell>
          <table:table-cell table:formula="of:=[.H184]/4" office:value-type="float" office:value="0.7615" calcext:value-type="float">
            <text:p>0.7615</text:p>
          </table:table-cell>
          <table:table-cell/>
          <table:table-cell table:formula="of:=[.D184]/[.E184]" office:value-type="float" office:value="3.83337658967039" calcext:value-type="float">
            <text:p>3.8333765897</text:p>
          </table:table-cell>
        </table:table-row>
        <table:table-row table:style-name="ro1">
          <table:table-cell office:value-type="float" office:value="0.9505" calcext:value-type="float">
            <text:p>0.9505</text:p>
          </table:table-cell>
          <table:table-cell office:value-type="float" office:value="0.1597" calcext:value-type="float">
            <text:p>0.1597</text:p>
          </table:table-cell>
          <table:table-cell office:value-type="float" office:value="66.64" calcext:value-type="float">
            <text:p>66.64</text:p>
          </table:table-cell>
          <table:table-cell office:value-type="float" office:value="3.141" calcext:value-type="float">
            <text:p>3.141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1603" calcext:value-type="float">
            <text:p>0.1603</text:p>
          </table:table-cell>
          <table:table-cell office:value-type="float" office:value="66.32" calcext:value-type="float">
            <text:p>66.32</text:p>
          </table:table-cell>
          <table:table-cell office:value-type="float" office:value="3.15" calcext:value-type="float">
            <text:p>3.15</text:p>
          </table:table-cell>
          <table:table-cell table:formula="of:=[.H185]/4" office:value-type="float" office:value="0.7875" calcext:value-type="float">
            <text:p>0.7875</text:p>
          </table:table-cell>
          <table:table-cell/>
          <table:table-cell table:formula="of:=[.D185]/[.E185]" office:value-type="float" office:value="3.98502918041106" calcext:value-type="float">
            <text:p>3.9850291804</text:p>
          </table:table-cell>
        </table:table-row>
        <table:table-row table:style-name="ro1">
          <table:table-cell office:value-type="float" office:value="0.7792" calcext:value-type="float">
            <text:p>0.7792</text:p>
          </table:table-cell>
          <table:table-cell office:value-type="float" office:value="0.1359" calcext:value-type="float">
            <text:p>0.1359</text:p>
          </table:table-cell>
          <table:table-cell office:value-type="float" office:value="70.55" calcext:value-type="float">
            <text:p>70.55</text:p>
          </table:table-cell>
          <table:table-cell office:value-type="float" office:value="3.1" calcext:value-type="float">
            <text:p>3.1</text:p>
          </table:table-cell>
          <table:table-cell office:value-type="float" office:value="0.7877" calcext:value-type="float">
            <text:p>0.7877</text:p>
          </table:table-cell>
          <table:table-cell office:value-type="float" office:value="0.1377" calcext:value-type="float">
            <text:p>0.1377</text:p>
          </table:table-cell>
          <table:table-cell office:value-type="float" office:value="69.43" calcext:value-type="float">
            <text:p>69.43</text:p>
          </table:table-cell>
          <table:table-cell office:value-type="float" office:value="3.136" calcext:value-type="float">
            <text:p>3.136</text:p>
          </table:table-cell>
          <table:table-cell table:formula="of:=[.H186]/4" office:value-type="float" office:value="0.784" calcext:value-type="float">
            <text:p>0.784</text:p>
          </table:table-cell>
          <table:table-cell/>
          <table:table-cell table:formula="of:=[.D186]/[.E186]" office:value-type="float" office:value="3.93550844230037" calcext:value-type="float">
            <text:p>3.935508442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086" calcext:value-type="float">
            <text:p>0.2086</text:p>
          </table:table-cell>
          <table:table-cell office:value-type="float" office:value="47.55" calcext:value-type="float">
            <text:p>47.55</text:p>
          </table:table-cell>
          <table:table-cell office:value-type="float" office:value="3.379" calcext:value-type="float">
            <text:p>3.379</text:p>
          </table:table-cell>
          <table:table-cell office:value-type="float" office:value="0.7688" calcext:value-type="float">
            <text:p>0.7688</text:p>
          </table:table-cell>
          <table:table-cell office:value-type="float" office:value="0.2004" calcext:value-type="float">
            <text:p>0.2004</text:p>
          </table:table-cell>
          <table:table-cell office:value-type="float" office:value="52.32" calcext:value-type="float">
            <text:p>52.32</text:p>
          </table:table-cell>
          <table:table-cell office:value-type="float" office:value="3.155" calcext:value-type="float">
            <text:p>3.155</text:p>
          </table:table-cell>
          <table:table-cell table:formula="of:=[.H187]/4" office:value-type="float" office:value="0.78875" calcext:value-type="float">
            <text:p>0.78875</text:p>
          </table:table-cell>
          <table:table-cell/>
          <table:table-cell table:formula="of:=[.D187]/[.E187]" office:value-type="float" office:value="4.39516129032258" calcext:value-type="float">
            <text:p>4.3951612903</text:p>
          </table:table-cell>
        </table:table-row>
        <table:table-row table:style-name="ro1">
          <table:table-cell office:value-type="float" office:value="0.2618" calcext:value-type="float">
            <text:p>0.2618</text:p>
          </table:table-cell>
          <table:table-cell office:value-type="float" office:value="0.1511" calcext:value-type="float">
            <text:p>0.1511</text:p>
          </table:table-cell>
          <table:table-cell office:value-type="float" office:value="61.42" calcext:value-type="float">
            <text:p>61.42</text:p>
          </table:table-cell>
          <table:table-cell office:value-type="float" office:value="3.31" calcext:value-type="float">
            <text:p>3.31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1438" calcext:value-type="float">
            <text:p>0.1438</text:p>
          </table:table-cell>
          <table:table-cell office:value-type="float" office:value="65.64" calcext:value-type="float">
            <text:p>65.64</text:p>
          </table:table-cell>
          <table:table-cell office:value-type="float" office:value="3.164" calcext:value-type="float">
            <text:p>3.164</text:p>
          </table:table-cell>
          <table:table-cell table:formula="of:=[.H188]/4" office:value-type="float" office:value="0.791" calcext:value-type="float">
            <text:p>0.791</text:p>
          </table:table-cell>
          <table:table-cell/>
          <table:table-cell table:formula="of:=[.D188]/[.E188]" office:value-type="float" office:value="4.25668724279835" calcext:value-type="float">
            <text:p>4.2566872428</text:p>
          </table:table-cell>
        </table:table-row>
        <table:table-row table:style-name="ro1">
          <table:table-cell office:value-type="float" office:value="0.2067" calcext:value-type="float">
            <text:p>0.2067</text:p>
          </table:table-cell>
          <table:table-cell office:value-type="float" office:value="0.1229" calcext:value-type="float">
            <text:p>0.1229</text:p>
          </table:table-cell>
          <table:table-cell office:value-type="float" office:value="85.47" calcext:value-type="float">
            <text:p>85.47</text:p>
          </table:table-cell>
          <table:table-cell office:value-type="float" office:value="2.906" calcext:value-type="float">
            <text:p>2.906</text:p>
          </table:table-cell>
          <table:table-cell office:value-type="float" office:value="0.7799" calcext:value-type="float">
            <text:p>0.7799</text:p>
          </table:table-cell>
          <table:table-cell office:value-type="float" office:value="0.1324" calcext:value-type="float">
            <text:p>0.1324</text:p>
          </table:table-cell>
          <table:table-cell office:value-type="float" office:value="79.18" calcext:value-type="float">
            <text:p>79.18</text:p>
          </table:table-cell>
          <table:table-cell office:value-type="float" office:value="3.055" calcext:value-type="float">
            <text:p>3.055</text:p>
          </table:table-cell>
          <table:table-cell table:formula="of:=[.H189]/4" office:value-type="float" office:value="0.76375" calcext:value-type="float">
            <text:p>0.76375</text:p>
          </table:table-cell>
          <table:table-cell/>
          <table:table-cell table:formula="of:=[.D189]/[.E189]" office:value-type="float" office:value="3.72611873317092" calcext:value-type="float">
            <text:p>3.7261187332</text:p>
          </table:table-cell>
        </table:table-row>
        <table:table-row table:style-name="ro1">
          <table:table-cell office:value-type="float" office:value="0.1873" calcext:value-type="float">
            <text:p>0.1873</text:p>
          </table:table-cell>
          <table:table-cell office:value-type="float" office:value="0.2078" calcext:value-type="float">
            <text:p>0.2078</text:p>
          </table:table-cell>
          <table:table-cell office:value-type="float" office:value="46.27" calcext:value-type="float">
            <text:p>46.27</text:p>
          </table:table-cell>
          <table:table-cell office:value-type="float" office:value="3.248" calcext:value-type="float">
            <text:p>3.248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2154" calcext:value-type="float">
            <text:p>0.2154</text:p>
          </table:table-cell>
          <table:table-cell office:value-type="float" office:value="42.38" calcext:value-type="float">
            <text:p>42.38</text:p>
          </table:table-cell>
          <table:table-cell office:value-type="float" office:value="3.451" calcext:value-type="float">
            <text:p>3.451</text:p>
          </table:table-cell>
          <table:table-cell table:formula="of:=[.H190]/4" office:value-type="float" office:value="0.86275" calcext:value-type="float">
            <text:p>0.86275</text:p>
          </table:table-cell>
          <table:table-cell/>
          <table:table-cell table:formula="of:=[.D190]/[.E190]" office:value-type="float" office:value="3.69258753979081" calcext:value-type="float">
            <text:p>3.6925875398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159" calcext:value-type="float">
            <text:p>0.159</text:p>
          </table:table-cell>
          <table:table-cell office:value-type="float" office:value="61.44" calcext:value-type="float">
            <text:p>61.44</text:p>
          </table:table-cell>
          <table:table-cell office:value-type="float" office:value="3.278" calcext:value-type="float">
            <text:p>3.278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1524" calcext:value-type="float">
            <text:p>0.1524</text:p>
          </table:table-cell>
          <table:table-cell office:value-type="float" office:value="65.63" calcext:value-type="float">
            <text:p>65.63</text:p>
          </table:table-cell>
          <table:table-cell office:value-type="float" office:value="3.118" calcext:value-type="float">
            <text:p>3.118</text:p>
          </table:table-cell>
          <table:table-cell table:formula="of:=[.H191]/4" office:value-type="float" office:value="0.7795" calcext:value-type="float">
            <text:p>0.7795</text:p>
          </table:table-cell>
          <table:table-cell/>
          <table:table-cell table:formula="of:=[.D191]/[.E191]" office:value-type="float" office:value="4.29901639344262" calcext:value-type="float">
            <text:p>4.2990163934</text:p>
          </table:table-cell>
        </table:table-row>
        <table:table-row table:style-name="ro1">
          <table:table-cell office:value-type="float" office:value="0.3402" calcext:value-type="float">
            <text:p>0.3402</text:p>
          </table:table-cell>
          <table:table-cell office:value-type="float" office:value="0.2173" calcext:value-type="float">
            <text:p>0.2173</text:p>
          </table:table-cell>
          <table:table-cell office:value-type="float" office:value="47.09" calcext:value-type="float">
            <text:p>47.09</text:p>
          </table:table-cell>
          <table:table-cell office:value-type="float" office:value="3.198" calcext:value-type="float">
            <text:p>3.198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2241" calcext:value-type="float">
            <text:p>0.2241</text:p>
          </table:table-cell>
          <table:table-cell office:value-type="float" office:value="43.61" calcext:value-type="float">
            <text:p>43.61</text:p>
          </table:table-cell>
          <table:table-cell office:value-type="float" office:value="3.363" calcext:value-type="float">
            <text:p>3.363</text:p>
          </table:table-cell>
          <table:table-cell table:formula="of:=[.H192]/4" office:value-type="float" office:value="0.84075" calcext:value-type="float">
            <text:p>0.84075</text:p>
          </table:table-cell>
          <table:table-cell/>
          <table:table-cell table:formula="of:=[.D192]/[.E192]" office:value-type="float" office:value="3.74604662059271" calcext:value-type="float">
            <text:p>3.7460466206</text:p>
          </table:table-cell>
        </table:table-row>
        <table:table-row table:style-name="ro1">
          <table:table-cell office:value-type="float" office:value="0.7418" calcext:value-type="float">
            <text:p>0.7418</text:p>
          </table:table-cell>
          <table:table-cell office:value-type="float" office:value="0.1702" calcext:value-type="float">
            <text:p>0.1702</text:p>
          </table:table-cell>
          <table:table-cell office:value-type="float" office:value="69.03" calcext:value-type="float">
            <text:p>69.03</text:p>
          </table:table-cell>
          <table:table-cell office:value-type="float" office:value="3.091" calcext:value-type="float">
            <text:p>3.091</text:p>
          </table:table-cell>
          <table:table-cell office:value-type="float" office:value="0.7569" calcext:value-type="float">
            <text:p>0.7569</text:p>
          </table:table-cell>
          <table:table-cell office:value-type="float" office:value="0.1673" calcext:value-type="float">
            <text:p>0.1673</text:p>
          </table:table-cell>
          <table:table-cell office:value-type="float" office:value="70.78" calcext:value-type="float">
            <text:p>70.78</text:p>
          </table:table-cell>
          <table:table-cell office:value-type="float" office:value="3.045" calcext:value-type="float">
            <text:p>3.045</text:p>
          </table:table-cell>
          <table:table-cell table:formula="of:=[.H193]/4" office:value-type="float" office:value="0.76125" calcext:value-type="float">
            <text:p>0.76125</text:p>
          </table:table-cell>
          <table:table-cell/>
          <table:table-cell table:formula="of:=[.D193]/[.E193]" office:value-type="float" office:value="4.08376271634298" calcext:value-type="float">
            <text:p>4.0837627163</text:p>
          </table:table-cell>
        </table:table-row>
        <table:table-row table:style-name="ro1">
          <table:table-cell office:value-type="float" office:value="0.3506" calcext:value-type="float">
            <text:p>0.3506</text:p>
          </table:table-cell>
          <table:table-cell office:value-type="float" office:value="0.1981" calcext:value-type="float">
            <text:p>0.1981</text:p>
          </table:table-cell>
          <table:table-cell office:value-type="float" office:value="49.59" calcext:value-type="float">
            <text:p>49.59</text:p>
          </table:table-cell>
          <table:table-cell office:value-type="float" office:value="3.368" calcext:value-type="float">
            <text:p>3.368</text:p>
          </table:table-cell>
          <table:table-cell office:value-type="float" office:value="0.7922" calcext:value-type="float">
            <text:p>0.7922</text:p>
          </table:table-cell>
          <table:table-cell office:value-type="float" office:value="0.192" calcext:value-type="float">
            <text:p>0.192</text:p>
          </table:table-cell>
          <table:table-cell office:value-type="float" office:value="52.93" calcext:value-type="float">
            <text:p>52.93</text:p>
          </table:table-cell>
          <table:table-cell office:value-type="float" office:value="3.22" calcext:value-type="float">
            <text:p>3.22</text:p>
          </table:table-cell>
          <table:table-cell table:formula="of:=[.H194]/4" office:value-type="float" office:value="0.805" calcext:value-type="float">
            <text:p>0.805</text:p>
          </table:table-cell>
          <table:table-cell/>
          <table:table-cell table:formula="of:=[.D194]/[.E194]" office:value-type="float" office:value="4.25145165362282" calcext:value-type="float">
            <text:p>4.2514516536</text:p>
          </table:table-cell>
        </table:table-row>
        <table:table-row table:style-name="ro1">
          <table:table-cell office:value-type="float" office:value="0.7248" calcext:value-type="float">
            <text:p>0.7248</text:p>
          </table:table-cell>
          <table:table-cell office:value-type="float" office:value="0.1893" calcext:value-type="float">
            <text:p>0.1893</text:p>
          </table:table-cell>
          <table:table-cell office:value-type="float" office:value="47.07" calcext:value-type="float">
            <text:p>47.07</text:p>
          </table:table-cell>
          <table:table-cell office:value-type="float" office:value="3.41" calcext:value-type="float">
            <text:p>3.4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1876" calcext:value-type="float">
            <text:p>0.1876</text:p>
          </table:table-cell>
          <table:table-cell office:value-type="float" office:value="48.01" calcext:value-type="float">
            <text:p>48.01</text:p>
          </table:table-cell>
          <table:table-cell office:value-type="float" office:value="3.358" calcext:value-type="float">
            <text:p>3.358</text:p>
          </table:table-cell>
          <table:table-cell table:formula="of:=[.H195]/4" office:value-type="float" office:value="0.8395" calcext:value-type="float">
            <text:p>0.8395</text:p>
          </table:table-cell>
          <table:table-cell/>
          <table:table-cell table:formula="of:=[.D195]/[.E195]" office:value-type="float" office:value="4.08578959980829" calcext:value-type="float">
            <text:p>4.0857895998</text:p>
          </table:table-cell>
        </table:table-row>
        <table:table-row table:style-name="ro1">
          <table:table-cell office:value-type="float" office:value="0.0453" calcext:value-type="float">
            <text:p>0.0453</text:p>
          </table:table-cell>
          <table:table-cell office:value-type="float" office:value="0.03649" calcext:value-type="float">
            <text:p>0.03649</text:p>
          </table:table-cell>
          <table:table-cell office:value-type="float" office:value="138.1" calcext:value-type="float">
            <text:p>138.1</text:p>
          </table:table-cell>
          <table:table-cell office:value-type="float" office:value="2.933" calcext:value-type="float">
            <text:p>2.933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160.5" calcext:value-type="float">
            <text:p>160.5</text:p>
          </table:table-cell>
          <table:table-cell office:value-type="float" office:value="2.723" calcext:value-type="float">
            <text:p>2.723</text:p>
          </table:table-cell>
          <table:table-cell table:formula="of:=[.H196]/4" office:value-type="float" office:value="0.68075" calcext:value-type="float">
            <text:p>0.68075</text:p>
          </table:table-cell>
          <table:table-cell/>
          <table:table-cell table:formula="of:=[.D196]/[.E196]" office:value-type="float" office:value="4.4533859702399" calcext:value-type="float">
            <text:p>4.4533859702</text:p>
          </table:table-cell>
        </table:table-row>
        <table:table-row table:style-name="ro1">
          <table:table-cell office:value-type="float" office:value="0.6744" calcext:value-type="float">
            <text:p>0.6744</text:p>
          </table:table-cell>
          <table:table-cell office:value-type="float" office:value="0.2048" calcext:value-type="float">
            <text:p>0.2048</text:p>
          </table:table-cell>
          <table:table-cell office:value-type="float" office:value="44.74" calcext:value-type="float">
            <text:p>44.74</text:p>
          </table:table-cell>
          <table:table-cell office:value-type="float" office:value="3.352" calcext:value-type="float">
            <text:p>3.352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207" calcext:value-type="float">
            <text:p>0.207</text:p>
          </table:table-cell>
          <table:table-cell office:value-type="float" office:value="43.59" calcext:value-type="float">
            <text:p>43.59</text:p>
          </table:table-cell>
          <table:table-cell office:value-type="float" office:value="3.415" calcext:value-type="float">
            <text:p>3.415</text:p>
          </table:table-cell>
          <table:table-cell table:formula="of:=[.H197]/4" office:value-type="float" office:value="0.85375" calcext:value-type="float">
            <text:p>0.85375</text:p>
          </table:table-cell>
          <table:table-cell/>
          <table:table-cell table:formula="of:=[.D197]/[.E197]" office:value-type="float" office:value="3.90175765335816" calcext:value-type="float">
            <text:p>3.9017576534</text:p>
          </table:table-cell>
        </table:table-row>
        <table:table-row table:style-name="ro1">
          <table:table-cell office:value-type="float" office:value="0.0886" calcext:value-type="float">
            <text:p>0.0886</text:p>
          </table:table-cell>
          <table:table-cell office:value-type="float" office:value="0.1381" calcext:value-type="float">
            <text:p>0.1381</text:p>
          </table:table-cell>
          <table:table-cell office:value-type="float" office:value="71.05" calcext:value-type="float">
            <text:p>71.05</text:p>
          </table:table-cell>
          <table:table-cell office:value-type="float" office:value="3.016" calcext:value-type="float">
            <text:p>3.016</text:p>
          </table:table-cell>
          <table:table-cell office:value-type="float" office:value="0.8381" calcext:value-type="float">
            <text:p>0.8381</text:p>
          </table:table-cell>
          <table:table-cell office:value-type="float" office:value="0.1516" calcext:value-type="float">
            <text:p>0.1516</text:p>
          </table:table-cell>
          <table:table-cell office:value-type="float" office:value="63.19" calcext:value-type="float">
            <text:p>63.19</text:p>
          </table:table-cell>
          <table:table-cell office:value-type="float" office:value="3.257" calcext:value-type="float">
            <text:p>3.257</text:p>
          </table:table-cell>
          <table:table-cell table:formula="of:=[.H198]/4" office:value-type="float" office:value="0.81425" calcext:value-type="float">
            <text:p>0.81425</text:p>
          </table:table-cell>
          <table:table-cell/>
          <table:table-cell table:formula="of:=[.D198]/[.E198]" office:value-type="float" office:value="3.59861591695502" calcext:value-type="float">
            <text:p>3.598615917</text:p>
          </table:table-cell>
        </table:table-row>
        <table:table-row table:style-name="ro1">
          <table:table-cell office:value-type="float" office:value="0.6265" calcext:value-type="float">
            <text:p>0.6265</text:p>
          </table:table-cell>
          <table:table-cell office:value-type="float" office:value="0.1563" calcext:value-type="float">
            <text:p>0.1563</text:p>
          </table:table-cell>
          <table:table-cell office:value-type="float" office:value="65.88" calcext:value-type="float">
            <text:p>65.88</text:p>
          </table:table-cell>
          <table:table-cell office:value-type="float" office:value="3.096" calcext:value-type="float">
            <text:p>3.096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1603" calcext:value-type="float">
            <text:p>0.1603</text:p>
          </table:table-cell>
          <table:table-cell office:value-type="float" office:value="63.64" calcext:value-type="float">
            <text:p>63.64</text:p>
          </table:table-cell>
          <table:table-cell office:value-type="float" office:value="3.164" calcext:value-type="float">
            <text:p>3.164</text:p>
          </table:table-cell>
          <table:table-cell table:formula="of:=[.H199]/4" office:value-type="float" office:value="0.791" calcext:value-type="float">
            <text:p>0.791</text:p>
          </table:table-cell>
          <table:table-cell/>
          <table:table-cell table:formula="of:=[.D199]/[.E199]" office:value-type="float" office:value="3.88359257400903" calcext:value-type="float">
            <text:p>3.883592574</text:p>
          </table:table-cell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1618" calcext:value-type="float">
            <text:p>0.1618</text:p>
          </table:table-cell>
          <table:table-cell office:value-type="float" office:value="59.69" calcext:value-type="float">
            <text:p>59.69</text:p>
          </table:table-cell>
          <table:table-cell office:value-type="float" office:value="3.241" calcext:value-type="float">
            <text:p>3.241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1604" calcext:value-type="float">
            <text:p>0.1604</text:p>
          </table:table-cell>
          <table:table-cell office:value-type="float" office:value="60.51" calcext:value-type="float">
            <text:p>60.51</text:p>
          </table:table-cell>
          <table:table-cell office:value-type="float" office:value="3.209" calcext:value-type="float">
            <text:p>3.209</text:p>
          </table:table-cell>
          <table:table-cell table:formula="of:=[.H200]/4" office:value-type="float" office:value="0.80225" calcext:value-type="float">
            <text:p>0.80225</text:p>
          </table:table-cell>
          <table:table-cell/>
          <table:table-cell table:formula="of:=[.D200]/[.E200]" office:value-type="float" office:value="4.05530530530531" calcext:value-type="float">
            <text:p>4.0553053053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0.1826" calcext:value-type="float">
            <text:p>0.1826</text:p>
          </table:table-cell>
          <table:table-cell office:value-type="float" office:value="48.04" calcext:value-type="float">
            <text:p>48.04</text:p>
          </table:table-cell>
          <table:table-cell office:value-type="float" office:value="3.399" calcext:value-type="float">
            <text:p>3.399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1814" calcext:value-type="float">
            <text:p>0.1814</text:p>
          </table:table-cell>
          <table:table-cell office:value-type="float" office:value="48.83" calcext:value-type="float">
            <text:p>48.83</text:p>
          </table:table-cell>
          <table:table-cell office:value-type="float" office:value="3.349" calcext:value-type="float">
            <text:p>3.349</text:p>
          </table:table-cell>
          <table:table-cell table:formula="of:=[.H201]/4" office:value-type="float" office:value="0.83725" calcext:value-type="float">
            <text:p>0.83725</text:p>
          </table:table-cell>
          <table:table-cell/>
          <table:table-cell table:formula="of:=[.D201]/[.E201]" office:value-type="float" office:value="4.08631882664102" calcext:value-type="float">
            <text:p>4.0863188266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0.2394" calcext:value-type="float">
            <text:p>0.2394</text:p>
          </table:table-cell>
          <table:table-cell office:value-type="float" office:value="38.3" calcext:value-type="float">
            <text:p>38.3</text:p>
          </table:table-cell>
          <table:table-cell office:value-type="float" office:value="3.416" calcext:value-type="float">
            <text:p>3.416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2376" calcext:value-type="float">
            <text:p>0.2376</text:p>
          </table:table-cell>
          <table:table-cell office:value-type="float" office:value="39.23" calcext:value-type="float">
            <text:p>39.23</text:p>
          </table:table-cell>
          <table:table-cell office:value-type="float" office:value="3.356" calcext:value-type="float">
            <text:p>3.356</text:p>
          </table:table-cell>
          <table:table-cell table:formula="of:=[.H202]/4" office:value-type="float" office:value="0.839" calcext:value-type="float">
            <text:p>0.839</text:p>
          </table:table-cell>
          <table:table-cell/>
          <table:table-cell table:formula="of:=[.D202]/[.E202]" office:value-type="float" office:value="4.09543220237382" calcext:value-type="float">
            <text:p>4.0954322024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2047" calcext:value-type="float">
            <text:p>0.2047</text:p>
          </table:table-cell>
          <table:table-cell office:value-type="float" office:value="53.23" calcext:value-type="float">
            <text:p>53.23</text:p>
          </table:table-cell>
          <table:table-cell office:value-type="float" office:value="3.259" calcext:value-type="float">
            <text:p>3.259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999" calcext:value-type="float">
            <text:p>0.1999</text:p>
          </table:table-cell>
          <table:table-cell office:value-type="float" office:value="55.97" calcext:value-type="float">
            <text:p>55.97</text:p>
          </table:table-cell>
          <table:table-cell office:value-type="float" office:value="3.147" calcext:value-type="float">
            <text:p>3.147</text:p>
          </table:table-cell>
          <table:table-cell table:formula="of:=[.H203]/4" office:value-type="float" office:value="0.78675" calcext:value-type="float">
            <text:p>0.78675</text:p>
          </table:table-cell>
          <table:table-cell/>
          <table:table-cell table:formula="of:=[.D203]/[.E203]" office:value-type="float" office:value="4.19811928378204" calcext:value-type="float">
            <text:p>4.1981192838</text:p>
          </table:table-cell>
        </table:table-row>
        <table:table-row table:style-name="ro1">
          <table:table-cell office:value-type="float" office:value="0.5413" calcext:value-type="float">
            <text:p>0.5413</text:p>
          </table:table-cell>
          <table:table-cell office:value-type="float" office:value="0.2034" calcext:value-type="float">
            <text:p>0.2034</text:p>
          </table:table-cell>
          <table:table-cell office:value-type="float" office:value="46.61" calcext:value-type="float">
            <text:p>46.61</text:p>
          </table:table-cell>
          <table:table-cell office:value-type="float" office:value="3.337" calcext:value-type="float">
            <text:p>3.337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207" calcext:value-type="float">
            <text:p>0.207</text:p>
          </table:table-cell>
          <table:table-cell office:value-type="float" office:value="44.71" calcext:value-type="float">
            <text:p>44.71</text:p>
          </table:table-cell>
          <table:table-cell office:value-type="float" office:value="3.442" calcext:value-type="float">
            <text:p>3.442</text:p>
          </table:table-cell>
          <table:table-cell table:formula="of:=[.H204]/4" office:value-type="float" office:value="0.8605" calcext:value-type="float">
            <text:p>0.8605</text:p>
          </table:table-cell>
          <table:table-cell/>
          <table:table-cell table:formula="of:=[.D204]/[.E204]" office:value-type="float" office:value="3.83519135731525" calcext:value-type="float">
            <text:p>3.8351913573</text:p>
          </table:table-cell>
        </table:table-row>
        <table:table-row table:style-name="ro1">
          <table:table-cell office:value-type="float" office:value="0.4158" calcext:value-type="float">
            <text:p>0.4158</text:p>
          </table:table-cell>
          <table:table-cell office:value-type="float" office:value="0.2039" calcext:value-type="float">
            <text:p>0.2039</text:p>
          </table:table-cell>
          <table:table-cell office:value-type="float" office:value="43.17" calcext:value-type="float">
            <text:p>43.17</text:p>
          </table:table-cell>
          <table:table-cell office:value-type="float" office:value="3.368" calcext:value-type="float">
            <text:p>3.368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2082" calcext:value-type="float">
            <text:p>0.2082</text:p>
          </table:table-cell>
          <table:table-cell office:value-type="float" office:value="40.98" calcext:value-type="float">
            <text:p>40.98</text:p>
          </table:table-cell>
          <table:table-cell office:value-type="float" office:value="3.499" calcext:value-type="float">
            <text:p>3.499</text:p>
          </table:table-cell>
          <table:table-cell table:formula="of:=[.H205]/4" office:value-type="float" office:value="0.87475" calcext:value-type="float">
            <text:p>0.87475</text:p>
          </table:table-cell>
          <table:table-cell/>
          <table:table-cell table:formula="of:=[.D205]/[.E205]" office:value-type="float" office:value="3.800067697168" calcext:value-type="float">
            <text:p>3.8000676972</text:p>
          </table:table-cell>
        </table:table-row>
        <table:table-row table:style-name="ro1">
          <table:table-cell office:value-type="float" office:value="0.0647" calcext:value-type="float">
            <text:p>0.0647</text:p>
          </table:table-cell>
          <table:table-cell office:value-type="float" office:value="0.1983" calcext:value-type="float">
            <text:p>0.1983</text:p>
          </table:table-cell>
          <table:table-cell office:value-type="float" office:value="50.11" calcext:value-type="float">
            <text:p>50.11</text:p>
          </table:table-cell>
          <table:table-cell office:value-type="float" office:value="3.094" calcext:value-type="float">
            <text:p>3.094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2099" calcext:value-type="float">
            <text:p>0.2099</text:p>
          </table:table-cell>
          <table:table-cell office:value-type="float" office:value="43.77" calcext:value-type="float">
            <text:p>43.77</text:p>
          </table:table-cell>
          <table:table-cell office:value-type="float" office:value="3.404" calcext:value-type="float">
            <text:p>3.404</text:p>
          </table:table-cell>
          <table:table-cell table:formula="of:=[.H206]/4" office:value-type="float" office:value="0.851" calcext:value-type="float">
            <text:p>0.851</text:p>
          </table:table-cell>
          <table:table-cell/>
          <table:table-cell table:formula="of:=[.D206]/[.E206]" office:value-type="float" office:value="3.51950858832897" calcext:value-type="float">
            <text:p>3.5195085883</text:p>
          </table:table-cell>
        </table:table-row>
        <table:table-row table:style-name="ro1">
          <table:table-cell office:value-type="float" office:value="0.7611" calcext:value-type="float">
            <text:p>0.7611</text:p>
          </table:table-cell>
          <table:table-cell office:value-type="float" office:value="0.1953" calcext:value-type="float">
            <text:p>0.1953</text:p>
          </table:table-cell>
          <table:table-cell office:value-type="float" office:value="55.65" calcext:value-type="float">
            <text:p>55.65</text:p>
          </table:table-cell>
          <table:table-cell office:value-type="float" office:value="3.178" calcext:value-type="float">
            <text:p>3.178</text:p>
          </table:table-cell>
          <table:table-cell office:value-type="float" office:value="0.809" calcext:value-type="float">
            <text:p>0.809</text:p>
          </table:table-cell>
          <table:table-cell office:value-type="float" office:value="0.1975" calcext:value-type="float">
            <text:p>0.1975</text:p>
          </table:table-cell>
          <table:table-cell office:value-type="float" office:value="54.47" calcext:value-type="float">
            <text:p>54.47</text:p>
          </table:table-cell>
          <table:table-cell office:value-type="float" office:value="3.221" calcext:value-type="float">
            <text:p>3.221</text:p>
          </table:table-cell>
          <table:table-cell table:formula="of:=[.H207]/4" office:value-type="float" office:value="0.80525" calcext:value-type="float">
            <text:p>0.80525</text:p>
          </table:table-cell>
          <table:table-cell/>
          <table:table-cell table:formula="of:=[.D207]/[.E207]" office:value-type="float" office:value="3.9283065512979" calcext:value-type="float">
            <text:p>3.9283065513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1344" calcext:value-type="float">
            <text:p>0.1344</text:p>
          </table:table-cell>
          <table:table-cell office:value-type="float" office:value="71.23" calcext:value-type="float">
            <text:p>71.23</text:p>
          </table:table-cell>
          <table:table-cell office:value-type="float" office:value="2.99" calcext:value-type="float">
            <text:p>2.99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15" calcext:value-type="float">
            <text:p>0.15</text:p>
          </table:table-cell>
          <table:table-cell office:value-type="float" office:value="62.07" calcext:value-type="float">
            <text:p>62.07</text:p>
          </table:table-cell>
          <table:table-cell office:value-type="float" office:value="3.28" calcext:value-type="float">
            <text:p>3.28</text:p>
          </table:table-cell>
          <table:table-cell table:formula="of:=[.H208]/4" office:value-type="float" office:value="0.82" calcext:value-type="float">
            <text:p>0.82</text:p>
          </table:table-cell>
          <table:table-cell/>
          <table:table-cell table:formula="of:=[.D208]/[.E208]" office:value-type="float" office:value="3.52054633227364" calcext:value-type="float">
            <text:p>3.5205463323</text:p>
          </table:table-cell>
        </table:table-row>
        <table:table-row table:style-name="ro1">
          <table:table-cell office:value-type="float" office:value="0.2579" calcext:value-type="float">
            <text:p>0.2579</text:p>
          </table:table-cell>
          <table:table-cell office:value-type="float" office:value="0.1952" calcext:value-type="float">
            <text:p>0.1952</text:p>
          </table:table-cell>
          <table:table-cell office:value-type="float" office:value="56.01" calcext:value-type="float">
            <text:p>56.01</text:p>
          </table:table-cell>
          <table:table-cell office:value-type="float" office:value="3.115" calcext:value-type="float">
            <text:p>3.115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2037" calcext:value-type="float">
            <text:p>0.2037</text:p>
          </table:table-cell>
          <table:table-cell office:value-type="float" office:value="51.4" calcext:value-type="float">
            <text:p>51.4</text:p>
          </table:table-cell>
          <table:table-cell office:value-type="float" office:value="3.296" calcext:value-type="float">
            <text:p>3.296</text:p>
          </table:table-cell>
          <table:table-cell table:formula="of:=[.H209]/4" office:value-type="float" office:value="0.824" calcext:value-type="float">
            <text:p>0.824</text:p>
          </table:table-cell>
          <table:table-cell/>
          <table:table-cell table:formula="of:=[.D209]/[.E209]" office:value-type="float" office:value="3.70700940140426" calcext:value-type="float">
            <text:p>3.7070094014</text:p>
          </table:table-cell>
        </table:table-row>
        <table:table-row table:style-name="ro1">
          <table:table-cell office:value-type="float" office:value="0.0208" calcext:value-type="float">
            <text:p>0.0208</text:p>
          </table:table-cell>
          <table:table-cell office:value-type="float" office:value="0.2469" calcext:value-type="float">
            <text:p>0.2469</text:p>
          </table:table-cell>
          <table:table-cell office:value-type="float" office:value="38.08" calcext:value-type="float">
            <text:p>38.08</text:p>
          </table:table-cell>
          <table:table-cell office:value-type="float" office:value="3.674" calcext:value-type="float">
            <text:p>3.674</text:p>
          </table:table-cell>
          <table:table-cell office:value-type="float" office:value="0.7798" calcext:value-type="float">
            <text:p>0.7798</text:p>
          </table:table-cell>
          <table:table-cell office:value-type="float" office:value="0.2325" calcext:value-type="float">
            <text:p>0.2325</text:p>
          </table:table-cell>
          <table:table-cell office:value-type="float" office:value="45.38" calcext:value-type="float">
            <text:p>45.38</text:p>
          </table:table-cell>
          <table:table-cell office:value-type="float" office:value="3.252" calcext:value-type="float">
            <text:p>3.252</text:p>
          </table:table-cell>
          <table:table-cell table:formula="of:=[.H210]/4" office:value-type="float" office:value="0.813" calcext:value-type="float">
            <text:p>0.813</text:p>
          </table:table-cell>
          <table:table-cell/>
          <table:table-cell table:formula="of:=[.D210]/[.E210]" office:value-type="float" office:value="4.7114644780713" calcext:value-type="float">
            <text:p>4.7114644781</text:p>
          </table:table-cell>
        </table:table-row>
        <table:table-row table:style-name="ro1">
          <table:table-cell office:value-type="float" office:value="0.7874" calcext:value-type="float">
            <text:p>0.7874</text:p>
          </table:table-cell>
          <table:table-cell office:value-type="float" office:value="0.1306" calcext:value-type="float">
            <text:p>0.1306</text:p>
          </table:table-cell>
          <table:table-cell office:value-type="float" office:value="74.83" calcext:value-type="float">
            <text:p>74.83</text:p>
          </table:table-cell>
          <table:table-cell office:value-type="float" office:value="3.113" calcext:value-type="float">
            <text:p>3.113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1322" calcext:value-type="float">
            <text:p>0.1322</text:p>
          </table:table-cell>
          <table:table-cell office:value-type="float" office:value="73.79" calcext:value-type="float">
            <text:p>73.79</text:p>
          </table:table-cell>
          <table:table-cell office:value-type="float" office:value="3.147" calcext:value-type="float">
            <text:p>3.147</text:p>
          </table:table-cell>
          <table:table-cell table:formula="of:=[.H211]/4" office:value-type="float" office:value="0.78675" calcext:value-type="float">
            <text:p>0.78675</text:p>
          </table:table-cell>
          <table:table-cell/>
          <table:table-cell table:formula="of:=[.D211]/[.E211]" office:value-type="float" office:value="3.93751581077662" calcext:value-type="float">
            <text:p>3.9375158108</text:p>
          </table:table-cell>
        </table:table-row>
        <table:table-row table:style-name="ro1">
          <table:table-cell office:value-type="float" office:value="0.5252" calcext:value-type="float">
            <text:p>0.5252</text:p>
          </table:table-cell>
          <table:table-cell office:value-type="float" office:value="0.1711" calcext:value-type="float">
            <text:p>0.1711</text:p>
          </table:table-cell>
          <table:table-cell office:value-type="float" office:value="47.67" calcext:value-type="float">
            <text:p>47.67</text:p>
          </table:table-cell>
          <table:table-cell office:value-type="float" office:value="3.482" calcext:value-type="float">
            <text:p>3.482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1683" calcext:value-type="float">
            <text:p>0.1683</text:p>
          </table:table-cell>
          <table:table-cell office:value-type="float" office:value="49.46" calcext:value-type="float">
            <text:p>49.46</text:p>
          </table:table-cell>
          <table:table-cell office:value-type="float" office:value="3.371" calcext:value-type="float">
            <text:p>3.371</text:p>
          </table:table-cell>
          <table:table-cell table:formula="of:=[.H212]/4" office:value-type="float" office:value="0.84275" calcext:value-type="float">
            <text:p>0.84275</text:p>
          </table:table-cell>
          <table:table-cell/>
          <table:table-cell table:formula="of:=[.D212]/[.E212]" office:value-type="float" office:value="4.18962820358561" calcext:value-type="float">
            <text:p>4.1896282036</text:p>
          </table:table-cell>
        </table:table-row>
        <table:table-row table:style-name="ro1">
          <table:table-cell office:value-type="float" office:value="0.4114" calcext:value-type="float">
            <text:p>0.4114</text:p>
          </table:table-cell>
          <table:table-cell office:value-type="float" office:value="0.1671" calcext:value-type="float">
            <text:p>0.1671</text:p>
          </table:table-cell>
          <table:table-cell office:value-type="float" office:value="64.11" calcext:value-type="float">
            <text:p>64.11</text:p>
          </table:table-cell>
          <table:table-cell office:value-type="float" office:value="3.206" calcext:value-type="float">
            <text:p>3.206</text:p>
          </table:table-cell>
          <table:table-cell office:value-type="float" office:value="0.7666" calcext:value-type="float">
            <text:p>0.7666</text:p>
          </table:table-cell>
          <table:table-cell office:value-type="float" office:value="0.1624" calcext:value-type="float">
            <text:p>0.1624</text:p>
          </table:table-cell>
          <table:table-cell office:value-type="float" office:value="67.05" calcext:value-type="float">
            <text:p>67.05</text:p>
          </table:table-cell>
          <table:table-cell office:value-type="float" office:value="3.107" calcext:value-type="float">
            <text:p>3.107</text:p>
          </table:table-cell>
          <table:table-cell table:formula="of:=[.H213]/4" office:value-type="float" office:value="0.77675" calcext:value-type="float">
            <text:p>0.77675</text:p>
          </table:table-cell>
          <table:table-cell/>
          <table:table-cell table:formula="of:=[.D213]/[.E213]" office:value-type="float" office:value="4.18210279154709" calcext:value-type="float">
            <text:p>4.1821027915</text:p>
          </table:table-cell>
        </table:table-row>
        <table:table-row table:style-name="ro1">
          <table:table-cell office:value-type="float" office:value="0.0209" calcext:value-type="float">
            <text:p>0.0209</text:p>
          </table:table-cell>
          <table:table-cell office:value-type="float" office:value="0.1472" calcext:value-type="float">
            <text:p>0.1472</text:p>
          </table:table-cell>
          <table:table-cell office:value-type="float" office:value="76.33" calcext:value-type="float">
            <text:p>76.33</text:p>
          </table:table-cell>
          <table:table-cell office:value-type="float" office:value="2.872" calcext:value-type="float">
            <text:p>2.872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1675" calcext:value-type="float">
            <text:p>0.1675</text:p>
          </table:table-cell>
          <table:table-cell office:value-type="float" office:value="64.52" calcext:value-type="float">
            <text:p>64.52</text:p>
          </table:table-cell>
          <table:table-cell office:value-type="float" office:value="3.172" calcext:value-type="float">
            <text:p>3.172</text:p>
          </table:table-cell>
          <table:table-cell table:formula="of:=[.H214]/4" office:value-type="float" office:value="0.793" calcext:value-type="float">
            <text:p>0.793</text:p>
          </table:table-cell>
          <table:table-cell/>
          <table:table-cell table:formula="of:=[.D214]/[.E214]" office:value-type="float" office:value="3.5007313505607" calcext:value-type="float">
            <text:p>3.5007313506</text:p>
          </table:table-cell>
        </table:table-row>
        <table:table-row table:style-name="ro1">
          <table:table-cell office:value-type="float" office:value="0.1152" calcext:value-type="float">
            <text:p>0.1152</text:p>
          </table:table-cell>
          <table:table-cell office:value-type="float" office:value="0.2377" calcext:value-type="float">
            <text:p>0.2377</text:p>
          </table:table-cell>
          <table:table-cell office:value-type="float" office:value="40.36" calcext:value-type="float">
            <text:p>40.36</text:p>
          </table:table-cell>
          <table:table-cell office:value-type="float" office:value="3.234" calcext:value-type="float">
            <text:p>3.234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2469" calcext:value-type="float">
            <text:p>0.2469</text:p>
          </table:table-cell>
          <table:table-cell office:value-type="float" office:value="35.88" calcext:value-type="float">
            <text:p>35.88</text:p>
          </table:table-cell>
          <table:table-cell office:value-type="float" office:value="3.509" calcext:value-type="float">
            <text:p>3.509</text:p>
          </table:table-cell>
          <table:table-cell table:formula="of:=[.H215]/4" office:value-type="float" office:value="0.87725" calcext:value-type="float">
            <text:p>0.87725</text:p>
          </table:table-cell>
          <table:table-cell/>
          <table:table-cell table:formula="of:=[.D215]/[.E215]" office:value-type="float" office:value="3.59693026359693" calcext:value-type="float">
            <text:p>3.5969302636</text:p>
          </table:table-cell>
        </table:table-row>
        <table:table-row table:style-name="ro1">
          <table:table-cell office:value-type="float" office:value="0.1044" calcext:value-type="float">
            <text:p>0.1044</text:p>
          </table:table-cell>
          <table:table-cell office:value-type="float" office:value="0.2119" calcext:value-type="float">
            <text:p>0.2119</text:p>
          </table:table-cell>
          <table:table-cell office:value-type="float" office:value="37.15" calcext:value-type="float">
            <text:p>37.15</text:p>
          </table:table-cell>
          <table:table-cell office:value-type="float" office:value="3.438" calcext:value-type="float">
            <text:p>3.438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2194" calcext:value-type="float">
            <text:p>0.2194</text:p>
          </table:table-cell>
          <table:table-cell office:value-type="float" office:value="33.38" calcext:value-type="float">
            <text:p>33.38</text:p>
          </table:table-cell>
          <table:table-cell office:value-type="float" office:value="3.757" calcext:value-type="float">
            <text:p>3.757</text:p>
          </table:table-cell>
          <table:table-cell table:formula="of:=[.H216]/4" office:value-type="float" office:value="0.93925" calcext:value-type="float">
            <text:p>0.93925</text:p>
          </table:table-cell>
          <table:table-cell/>
          <table:table-cell table:formula="of:=[.D216]/[.E216]" office:value-type="float" office:value="3.5465236228595" calcext:value-type="float">
            <text:p>3.5465236229</text:p>
          </table:table-cell>
        </table:table-row>
        <table:table-row table:style-name="ro1">
          <table:table-cell office:value-type="float" office:value="0.4079" calcext:value-type="float">
            <text:p>0.4079</text:p>
          </table:table-cell>
          <table:table-cell office:value-type="float" office:value="0.2028" calcext:value-type="float">
            <text:p>0.2028</text:p>
          </table:table-cell>
          <table:table-cell office:value-type="float" office:value="41.01" calcext:value-type="float">
            <text:p>41.01</text:p>
          </table:table-cell>
          <table:table-cell office:value-type="float" office:value="3.408" calcext:value-type="float">
            <text:p>3.408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2075" calcext:value-type="float">
            <text:p>0.2075</text:p>
          </table:table-cell>
          <table:table-cell office:value-type="float" office:value="38.66" calcext:value-type="float">
            <text:p>38.66</text:p>
          </table:table-cell>
          <table:table-cell office:value-type="float" office:value="3.559" calcext:value-type="float">
            <text:p>3.559</text:p>
          </table:table-cell>
          <table:table-cell table:formula="of:=[.H217]/4" office:value-type="float" office:value="0.88975" calcext:value-type="float">
            <text:p>0.88975</text:p>
          </table:table-cell>
          <table:table-cell/>
          <table:table-cell table:formula="of:=[.D217]/[.E217]" office:value-type="float" office:value="3.77659574468085" calcext:value-type="float">
            <text:p>3.7765957447</text:p>
          </table:table-cell>
        </table:table-row>
        <table:table-row table:style-name="ro1">
          <table:table-cell office:value-type="float" office:value="0.3582" calcext:value-type="float">
            <text:p>0.3582</text:p>
          </table:table-cell>
          <table:table-cell office:value-type="float" office:value="0.1727" calcext:value-type="float">
            <text:p>0.1727</text:p>
          </table:table-cell>
          <table:table-cell office:value-type="float" office:value="50.47" calcext:value-type="float">
            <text:p>50.47</text:p>
          </table:table-cell>
          <table:table-cell office:value-type="float" office:value="3.235" calcext:value-type="float">
            <text:p>3.235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1773" calcext:value-type="float">
            <text:p>0.1773</text:p>
          </table:table-cell>
          <table:table-cell office:value-type="float" office:value="47.77" calcext:value-type="float">
            <text:p>47.77</text:p>
          </table:table-cell>
          <table:table-cell office:value-type="float" office:value="3.377" calcext:value-type="float">
            <text:p>3.377</text:p>
          </table:table-cell>
          <table:table-cell table:formula="of:=[.H218]/4" office:value-type="float" office:value="0.84425" calcext:value-type="float">
            <text:p>0.84425</text:p>
          </table:table-cell>
          <table:table-cell/>
          <table:table-cell table:formula="of:=[.D218]/[.E218]" office:value-type="float" office:value="3.76820034944671" calcext:value-type="float">
            <text:p>3.7682003494</text:p>
          </table:table-cell>
        </table:table-row>
        <table:table-row table:style-name="ro1">
          <table:table-cell office:value-type="float" office:value="0.9038" calcext:value-type="float">
            <text:p>0.9038</text:p>
          </table:table-cell>
          <table:table-cell office:value-type="float" office:value="0.1596" calcext:value-type="float">
            <text:p>0.1596</text:p>
          </table:table-cell>
          <table:table-cell office:value-type="float" office:value="73.16" calcext:value-type="float">
            <text:p>73.16</text:p>
          </table:table-cell>
          <table:table-cell office:value-type="float" office:value="3.041" calcext:value-type="float">
            <text:p>3.041</text:p>
          </table:table-cell>
          <table:table-cell office:value-type="float" office:value="0.7653" calcext:value-type="float">
            <text:p>0.7653</text:p>
          </table:table-cell>
          <table:table-cell office:value-type="float" office:value="0.1603" calcext:value-type="float">
            <text:p>0.1603</text:p>
          </table:table-cell>
          <table:table-cell office:value-type="float" office:value="72.7" calcext:value-type="float">
            <text:p>72.7</text:p>
          </table:table-cell>
          <table:table-cell office:value-type="float" office:value="3.055" calcext:value-type="float">
            <text:p>3.055</text:p>
          </table:table-cell>
          <table:table-cell table:formula="of:=[.H219]/4" office:value-type="float" office:value="0.76375" calcext:value-type="float">
            <text:p>0.76375</text:p>
          </table:table-cell>
          <table:table-cell/>
          <table:table-cell table:formula="of:=[.D219]/[.E219]" office:value-type="float" office:value="3.97360512217431" calcext:value-type="float">
            <text:p>3.9736051222</text:p>
          </table:table-cell>
        </table:table-row>
        <table:table-row table:style-name="ro1">
          <table:table-cell office:value-type="float" office:value="0.5524" calcext:value-type="float">
            <text:p>0.5524</text:p>
          </table:table-cell>
          <table:table-cell office:value-type="float" office:value="0.1291" calcext:value-type="float">
            <text:p>0.1291</text:p>
          </table:table-cell>
          <table:table-cell office:value-type="float" office:value="76.51" calcext:value-type="float">
            <text:p>76.51</text:p>
          </table:table-cell>
          <table:table-cell office:value-type="float" office:value="3.134" calcext:value-type="float">
            <text:p>3.134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1243" calcext:value-type="float">
            <text:p>0.1243</text:p>
          </table:table-cell>
          <table:table-cell office:value-type="float" office:value="79.41" calcext:value-type="float">
            <text:p>79.41</text:p>
          </table:table-cell>
          <table:table-cell office:value-type="float" office:value="3.062" calcext:value-type="float">
            <text:p>3.062</text:p>
          </table:table-cell>
          <table:table-cell table:formula="of:=[.H220]/4" office:value-type="float" office:value="0.7655" calcext:value-type="float">
            <text:p>0.7655</text:p>
          </table:table-cell>
          <table:table-cell/>
          <table:table-cell table:formula="of:=[.D220]/[.E220]" office:value-type="float" office:value="4.13238396624473" calcext:value-type="float">
            <text:p>4.1323839662</text:p>
          </table:table-cell>
        </table:table-row>
        <table:table-row table:style-name="ro1">
          <table:table-cell office:value-type="float" office:value="0.0593" calcext:value-type="float">
            <text:p>0.0593</text:p>
          </table:table-cell>
          <table:table-cell office:value-type="float" office:value="0.1339" calcext:value-type="float">
            <text:p>0.1339</text:p>
          </table:table-cell>
          <table:table-cell office:value-type="float" office:value="78.4" calcext:value-type="float">
            <text:p>78.4</text:p>
          </table:table-cell>
          <table:table-cell office:value-type="float" office:value="2.912" calcext:value-type="float">
            <text:p>2.912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1483" calcext:value-type="float">
            <text:p>0.1483</text:p>
          </table:table-cell>
          <table:table-cell office:value-type="float" office:value="69.22" calcext:value-type="float">
            <text:p>69.22</text:p>
          </table:table-cell>
          <table:table-cell office:value-type="float" office:value="3.172" calcext:value-type="float">
            <text:p>3.172</text:p>
          </table:table-cell>
          <table:table-cell table:formula="of:=[.H221]/4" office:value-type="float" office:value="0.793" calcext:value-type="float">
            <text:p>0.793</text:p>
          </table:table-cell>
          <table:table-cell/>
          <table:table-cell table:formula="of:=[.D221]/[.E221]" office:value-type="float" office:value="3.54559844149519" calcext:value-type="float">
            <text:p>3.5455984415</text:p>
          </table:table-cell>
        </table:table-row>
        <table:table-row table:style-name="ro1">
          <table:table-cell office:value-type="float" office:value="0.8217" calcext:value-type="float">
            <text:p>0.8217</text:p>
          </table:table-cell>
          <table:table-cell office:value-type="float" office:value="0.192" calcext:value-type="float">
            <text:p>0.192</text:p>
          </table:table-cell>
          <table:table-cell office:value-type="float" office:value="55.64" calcext:value-type="float">
            <text:p>55.64</text:p>
          </table:table-cell>
          <table:table-cell office:value-type="float" office:value="3.19" calcext:value-type="float">
            <text:p>3.19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1931" calcext:value-type="float">
            <text:p>0.1931</text:p>
          </table:table-cell>
          <table:table-cell office:value-type="float" office:value="54.95" calcext:value-type="float">
            <text:p>54.95</text:p>
          </table:table-cell>
          <table:table-cell office:value-type="float" office:value="3.22" calcext:value-type="float">
            <text:p>3.22</text:p>
          </table:table-cell>
          <table:table-cell table:formula="of:=[.H222]/4" office:value-type="float" office:value="0.805" calcext:value-type="float">
            <text:p>0.805</text:p>
          </table:table-cell>
          <table:table-cell/>
          <table:table-cell table:formula="of:=[.D222]/[.E222]" office:value-type="float" office:value="3.94704281118535" calcext:value-type="float">
            <text:p>3.9470428112</text:p>
          </table:table-cell>
        </table:table-row>
        <table:table-row table:style-name="ro1">
          <table:table-cell office:value-type="float" office:value="0.1102" calcext:value-type="float">
            <text:p>0.1102</text:p>
          </table:table-cell>
          <table:table-cell office:value-type="float" office:value="0.1841" calcext:value-type="float">
            <text:p>0.1841</text:p>
          </table:table-cell>
          <table:table-cell office:value-type="float" office:value="48.86" calcext:value-type="float">
            <text:p>48.86</text:p>
          </table:table-cell>
          <table:table-cell office:value-type="float" office:value="3.54" calcext:value-type="float">
            <text:p>3.54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176" calcext:value-type="float">
            <text:p>0.176</text:p>
          </table:table-cell>
          <table:table-cell office:value-type="float" office:value="53.58" calcext:value-type="float">
            <text:p>53.58</text:p>
          </table:table-cell>
          <table:table-cell office:value-type="float" office:value="3.288" calcext:value-type="float">
            <text:p>3.288</text:p>
          </table:table-cell>
          <table:table-cell table:formula="of:=[.H223]/4" office:value-type="float" office:value="0.822" calcext:value-type="float">
            <text:p>0.822</text:p>
          </table:table-cell>
          <table:table-cell/>
          <table:table-cell table:formula="of:=[.D223]/[.E223]" office:value-type="float" office:value="4.44332873101544" calcext:value-type="float">
            <text:p>4.443328731</text:p>
          </table:table-cell>
        </table:table-row>
        <table:table-row table:style-name="ro1">
          <table:table-cell office:value-type="float" office:value="0.2305" calcext:value-type="float">
            <text:p>0.2305</text:p>
          </table:table-cell>
          <table:table-cell office:value-type="float" office:value="0.1842" calcext:value-type="float">
            <text:p>0.1842</text:p>
          </table:table-cell>
          <table:table-cell office:value-type="float" office:value="54.29" calcext:value-type="float">
            <text:p>54.29</text:p>
          </table:table-cell>
          <table:table-cell office:value-type="float" office:value="3.329" calcext:value-type="float">
            <text:p>3.329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69" calcext:value-type="float">
            <text:p>0.1769</text:p>
          </table:table-cell>
          <table:table-cell office:value-type="float" office:value="58.44" calcext:value-type="float">
            <text:p>58.44</text:p>
          </table:table-cell>
          <table:table-cell office:value-type="float" office:value="3.165" calcext:value-type="float">
            <text:p>3.165</text:p>
          </table:table-cell>
          <table:table-cell table:formula="of:=[.H224]/4" office:value-type="float" office:value="0.79125" calcext:value-type="float">
            <text:p>0.79125</text:p>
          </table:table-cell>
          <table:table-cell/>
          <table:table-cell table:formula="of:=[.D224]/[.E224]" office:value-type="float" office:value="4.28829060930053" calcext:value-type="float">
            <text:p>4.2882906093</text:p>
          </table:table-cell>
        </table:table-row>
        <table:table-row table:style-name="ro1">
          <table:table-cell office:value-type="float" office:value="0.7271" calcext:value-type="float">
            <text:p>0.7271</text:p>
          </table:table-cell>
          <table:table-cell office:value-type="float" office:value="0.1756" calcext:value-type="float">
            <text:p>0.1756</text:p>
          </table:table-cell>
          <table:table-cell office:value-type="float" office:value="51.82" calcext:value-type="float">
            <text:p>51.82</text:p>
          </table:table-cell>
          <table:table-cell office:value-type="float" office:value="3.325" calcext:value-type="float">
            <text:p>3.325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1773" calcext:value-type="float">
            <text:p>0.1773</text:p>
          </table:table-cell>
          <table:table-cell office:value-type="float" office:value="50.84" calcext:value-type="float">
            <text:p>50.84</text:p>
          </table:table-cell>
          <table:table-cell office:value-type="float" office:value="3.376" calcext:value-type="float">
            <text:p>3.376</text:p>
          </table:table-cell>
          <table:table-cell table:formula="of:=[.H225]/4" office:value-type="float" office:value="0.844" calcext:value-type="float">
            <text:p>0.844</text:p>
          </table:table-cell>
          <table:table-cell/>
          <table:table-cell table:formula="of:=[.D225]/[.E225]" office:value-type="float" office:value="3.9145279020485" calcext:value-type="float">
            <text:p>3.914527902</text:p>
          </table:table-cell>
        </table:table-row>
        <table:table-row table:style-name="ro1">
          <table:table-cell office:value-type="float" office:value="0.7651" calcext:value-type="float">
            <text:p>0.7651</text:p>
          </table:table-cell>
          <table:table-cell office:value-type="float" office:value="0.188" calcext:value-type="float">
            <text:p>0.188</text:p>
          </table:table-cell>
          <table:table-cell office:value-type="float" office:value="55.94" calcext:value-type="float">
            <text:p>55.94</text:p>
          </table:table-cell>
          <table:table-cell office:value-type="float" office:value="3.181" calcext:value-type="float">
            <text:p>3.181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1899" calcext:value-type="float">
            <text:p>0.1899</text:p>
          </table:table-cell>
          <table:table-cell office:value-type="float" office:value="54.89" calcext:value-type="float">
            <text:p>54.89</text:p>
          </table:table-cell>
          <table:table-cell office:value-type="float" office:value="3.224" calcext:value-type="float">
            <text:p>3.224</text:p>
          </table:table-cell>
          <table:table-cell table:formula="of:=[.H226]/4" office:value-type="float" office:value="0.806" calcext:value-type="float">
            <text:p>0.806</text:p>
          </table:table-cell>
          <table:table-cell/>
          <table:table-cell table:formula="of:=[.D226]/[.E226]" office:value-type="float" office:value="3.92667571904703" calcext:value-type="float">
            <text:p>3.926675719</text:p>
          </table:table-cell>
        </table:table-row>
        <table:table-row table:style-name="ro1">
          <table:table-cell office:value-type="float" office:value="0.2685" calcext:value-type="float">
            <text:p>0.2685</text:p>
          </table:table-cell>
          <table:table-cell office:value-type="float" office:value="0.2212" calcext:value-type="float">
            <text:p>0.2212</text:p>
          </table:table-cell>
          <table:table-cell office:value-type="float" office:value="45.12" calcext:value-type="float">
            <text:p>45.12</text:p>
          </table:table-cell>
          <table:table-cell office:value-type="float" office:value="3.218" calcext:value-type="float">
            <text:p>3.218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2308" calcext:value-type="float">
            <text:p>0.2308</text:p>
          </table:table-cell>
          <table:table-cell office:value-type="float" office:value="40.54" calcext:value-type="float">
            <text:p>40.54</text:p>
          </table:table-cell>
          <table:table-cell office:value-type="float" office:value="3.444" calcext:value-type="float">
            <text:p>3.444</text:p>
          </table:table-cell>
          <table:table-cell table:formula="of:=[.H227]/4" office:value-type="float" office:value="0.861" calcext:value-type="float">
            <text:p>0.861</text:p>
          </table:table-cell>
          <table:table-cell/>
          <table:table-cell table:formula="of:=[.D227]/[.E227]" office:value-type="float" office:value="3.66890890434386" calcext:value-type="float">
            <text:p>3.6689089043</text:p>
          </table:table-cell>
        </table:table-row>
        <table:table-row table:style-name="ro1">
          <table:table-cell office:value-type="float" office:value="0.4322" calcext:value-type="float">
            <text:p>0.4322</text:p>
          </table:table-cell>
          <table:table-cell office:value-type="float" office:value="0.2061" calcext:value-type="float">
            <text:p>0.2061</text:p>
          </table:table-cell>
          <table:table-cell office:value-type="float" office:value="49.42" calcext:value-type="float">
            <text:p>49.42</text:p>
          </table:table-cell>
          <table:table-cell office:value-type="float" office:value="3.312" calcext:value-type="float">
            <text:p>3.312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2018" calcext:value-type="float">
            <text:p>0.2018</text:p>
          </table:table-cell>
          <table:table-cell office:value-type="float" office:value="52" calcext:value-type="float">
            <text:p>52</text:p>
          </table:table-cell>
          <table:table-cell office:value-type="float" office:value="3.192" calcext:value-type="float">
            <text:p>3.192</text:p>
          </table:table-cell>
          <table:table-cell table:formula="of:=[.H228]/4" office:value-type="float" office:value="0.798" calcext:value-type="float">
            <text:p>0.798</text:p>
          </table:table-cell>
          <table:table-cell/>
          <table:table-cell table:formula="of:=[.D228]/[.E228]" office:value-type="float" office:value="4.20785160716554" calcext:value-type="float">
            <text:p>4.2078516072</text:p>
          </table:table-cell>
        </table:table-row>
        <table:table-row table:style-name="ro1">
          <table:table-cell office:value-type="float" office:value="0.5627" calcext:value-type="float">
            <text:p>0.5627</text:p>
          </table:table-cell>
          <table:table-cell office:value-type="float" office:value="0.1972" calcext:value-type="float">
            <text:p>0.1972</text:p>
          </table:table-cell>
          <table:table-cell office:value-type="float" office:value="44.09" calcext:value-type="float">
            <text:p>44.09</text:p>
          </table:table-cell>
          <table:table-cell office:value-type="float" office:value="3.378" calcext:value-type="float">
            <text:p>3.378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1993" calcext:value-type="float">
            <text:p>0.1993</text:p>
          </table:table-cell>
          <table:table-cell office:value-type="float" office:value="42.79" calcext:value-type="float">
            <text:p>42.79</text:p>
          </table:table-cell>
          <table:table-cell office:value-type="float" office:value="3.471" calcext:value-type="float">
            <text:p>3.471</text:p>
          </table:table-cell>
          <table:table-cell table:formula="of:=[.H229]/4" office:value-type="float" office:value="0.86775" calcext:value-type="float">
            <text:p>0.86775</text:p>
          </table:table-cell>
          <table:table-cell/>
          <table:table-cell table:formula="of:=[.D229]/[.E229]" office:value-type="float" office:value="3.84781865816152" calcext:value-type="float">
            <text:p>3.8478186582</text:p>
          </table:table-cell>
        </table:table-row>
        <table:table-row table:style-name="ro1">
          <table:table-cell office:value-type="float" office:value="0.5248" calcext:value-type="float">
            <text:p>0.5248</text:p>
          </table:table-cell>
          <table:table-cell office:value-type="float" office:value="0.1845" calcext:value-type="float">
            <text:p>0.1845</text:p>
          </table:table-cell>
          <table:table-cell office:value-type="float" office:value="53.32" calcext:value-type="float">
            <text:p>53.32</text:p>
          </table:table-cell>
          <table:table-cell office:value-type="float" office:value="3.331" calcext:value-type="float">
            <text:p>3.331</text:p>
          </table:table-cell>
          <table:table-cell office:value-type="float" office:value="0.801" calcext:value-type="float">
            <text:p>0.801</text:p>
          </table:table-cell>
          <table:table-cell office:value-type="float" office:value="0.1803" calcext:value-type="float">
            <text:p>0.1803</text:p>
          </table:table-cell>
          <table:table-cell office:value-type="float" office:value="55.6" calcext:value-type="float">
            <text:p>55.6</text:p>
          </table:table-cell>
          <table:table-cell office:value-type="float" office:value="3.237" calcext:value-type="float">
            <text:p>3.237</text:p>
          </table:table-cell>
          <table:table-cell table:formula="of:=[.H230]/4" office:value-type="float" office:value="0.80925" calcext:value-type="float">
            <text:p>0.80925</text:p>
          </table:table-cell>
          <table:table-cell/>
          <table:table-cell table:formula="of:=[.D230]/[.E230]" office:value-type="float" office:value="4.1585518102372" calcext:value-type="float">
            <text:p>4.1585518102</text:p>
          </table:table-cell>
        </table:table-row>
        <table:table-row table:style-name="ro1">
          <table:table-cell office:value-type="float" office:value="0.2232" calcext:value-type="float">
            <text:p>0.2232</text:p>
          </table:table-cell>
          <table:table-cell office:value-type="float" office:value="0.2028" calcext:value-type="float">
            <text:p>0.2028</text:p>
          </table:table-cell>
          <table:table-cell office:value-type="float" office:value="48.32" calcext:value-type="float">
            <text:p>48.32</text:p>
          </table:table-cell>
          <table:table-cell office:value-type="float" office:value="3.443" calcext:value-type="float">
            <text:p>3.443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196" calcext:value-type="float">
            <text:p>0.196</text:p>
          </table:table-cell>
          <table:table-cell office:value-type="float" office:value="52.26" calcext:value-type="float">
            <text:p>52.26</text:p>
          </table:table-cell>
          <table:table-cell office:value-type="float" office:value="3.242" calcext:value-type="float">
            <text:p>3.242</text:p>
          </table:table-cell>
          <table:table-cell table:formula="of:=[.H231]/4" office:value-type="float" office:value="0.8105" calcext:value-type="float">
            <text:p>0.8105</text:p>
          </table:table-cell>
          <table:table-cell/>
          <table:table-cell table:formula="of:=[.D231]/[.E231]" office:value-type="float" office:value="4.35326842837274" calcext:value-type="float">
            <text:p>4.3532684284</text:p>
          </table:table-cell>
        </table:table-row>
        <table:table-row table:style-name="ro1">
          <table:table-cell office:value-type="float" office:value="0.5044" calcext:value-type="float">
            <text:p>0.5044</text:p>
          </table:table-cell>
          <table:table-cell office:value-type="float" office:value="0.2096" calcext:value-type="float">
            <text:p>0.2096</text:p>
          </table:table-cell>
          <table:table-cell office:value-type="float" office:value="39.81" calcext:value-type="float">
            <text:p>39.81</text:p>
          </table:table-cell>
          <table:table-cell office:value-type="float" office:value="3.413" calcext:value-type="float">
            <text:p>3.413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2125" calcext:value-type="float">
            <text:p>0.2125</text:p>
          </table:table-cell>
          <table:table-cell office:value-type="float" office:value="38.25" calcext:value-type="float">
            <text:p>38.25</text:p>
          </table:table-cell>
          <table:table-cell office:value-type="float" office:value="3.523" calcext:value-type="float">
            <text:p>3.523</text:p>
          </table:table-cell>
          <table:table-cell table:formula="of:=[.H232]/4" office:value-type="float" office:value="0.88075" calcext:value-type="float">
            <text:p>0.88075</text:p>
          </table:table-cell>
          <table:table-cell/>
          <table:table-cell table:formula="of:=[.D232]/[.E232]" office:value-type="float" office:value="3.8313875168388" calcext:value-type="float">
            <text:p>3.8313875168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.1895" calcext:value-type="float">
            <text:p>0.1895</text:p>
          </table:table-cell>
          <table:table-cell office:value-type="float" office:value="49.38" calcext:value-type="float">
            <text:p>49.38</text:p>
          </table:table-cell>
          <table:table-cell office:value-type="float" office:value="3.268" calcext:value-type="float">
            <text:p>3.268</text:p>
          </table:table-cell>
          <table:table-cell office:value-type="float" office:value="0.826" calcext:value-type="float">
            <text:p>0.826</text:p>
          </table:table-cell>
          <table:table-cell office:value-type="float" office:value="0.1904" calcext:value-type="float">
            <text:p>0.1904</text:p>
          </table:table-cell>
          <table:table-cell office:value-type="float" office:value="48.86" calcext:value-type="float">
            <text:p>48.86</text:p>
          </table:table-cell>
          <table:table-cell office:value-type="float" office:value="3.294" calcext:value-type="float">
            <text:p>3.294</text:p>
          </table:table-cell>
          <table:table-cell table:formula="of:=[.H233]/4" office:value-type="float" office:value="0.8235" calcext:value-type="float">
            <text:p>0.8235</text:p>
          </table:table-cell>
          <table:table-cell/>
          <table:table-cell table:formula="of:=[.D233]/[.E233]" office:value-type="float" office:value="3.95641646489104" calcext:value-type="float">
            <text:p>3.9564164649</text:p>
          </table:table-cell>
        </table:table-row>
        <table:table-row table:style-name="ro1">
          <table:table-cell office:value-type="float" office:value="0.1431" calcext:value-type="float">
            <text:p>0.1431</text:p>
          </table:table-cell>
          <table:table-cell office:value-type="float" office:value="0.1542" calcext:value-type="float">
            <text:p>0.1542</text:p>
          </table:table-cell>
          <table:table-cell office:value-type="float" office:value="76.53" calcext:value-type="float">
            <text:p>76.53</text:p>
          </table:table-cell>
          <table:table-cell office:value-type="float" office:value="3.088" calcext:value-type="float">
            <text:p>3.088</text:p>
          </table:table-cell>
          <table:table-cell office:value-type="float" office:value="0.717" calcext:value-type="float">
            <text:p>0.717</text:p>
          </table:table-cell>
          <table:table-cell office:value-type="float" office:value="0.1415" calcext:value-type="float">
            <text:p>0.1415</text:p>
          </table:table-cell>
          <table:table-cell office:value-type="float" office:value="84.37" calcext:value-type="float">
            <text:p>84.37</text:p>
          </table:table-cell>
          <table:table-cell office:value-type="float" office:value="2.925" calcext:value-type="float">
            <text:p>2.925</text:p>
          </table:table-cell>
          <table:table-cell table:formula="of:=[.H234]/4" office:value-type="float" office:value="0.73125" calcext:value-type="float">
            <text:p>0.73125</text:p>
          </table:table-cell>
          <table:table-cell/>
          <table:table-cell table:formula="of:=[.D234]/[.E234]" office:value-type="float" office:value="4.3068340306834" calcext:value-type="float">
            <text:p>4.3068340307</text:p>
          </table:table-cell>
        </table:table-row>
        <table:table-row table:style-name="ro1">
          <table:table-cell office:value-type="float" office:value="0.7949" calcext:value-type="float">
            <text:p>0.7949</text:p>
          </table:table-cell>
          <table:table-cell office:value-type="float" office:value="0.2071" calcext:value-type="float">
            <text:p>0.2071</text:p>
          </table:table-cell>
          <table:table-cell office:value-type="float" office:value="45.37" calcext:value-type="float">
            <text:p>45.37</text:p>
          </table:table-cell>
          <table:table-cell office:value-type="float" office:value="3.335" calcext:value-type="float">
            <text:p>3.335</text:p>
          </table:table-cell>
          <table:table-cell office:value-type="float" office:value="0.85" calcext:value-type="float">
            <text:p>0.85</text:p>
          </table:table-cell>
          <table:table-cell office:value-type="float" office:value="0.2089" calcext:value-type="float">
            <text:p>0.2089</text:p>
          </table:table-cell>
          <table:table-cell office:value-type="float" office:value="44.48" calcext:value-type="float">
            <text:p>44.48</text:p>
          </table:table-cell>
          <table:table-cell office:value-type="float" office:value="3.383" calcext:value-type="float">
            <text:p>3.383</text:p>
          </table:table-cell>
          <table:table-cell table:formula="of:=[.H235]/4" office:value-type="float" office:value="0.84575" calcext:value-type="float">
            <text:p>0.84575</text:p>
          </table:table-cell>
          <table:table-cell/>
          <table:table-cell table:formula="of:=[.D235]/[.E235]" office:value-type="float" office:value="3.92352941176471" calcext:value-type="float">
            <text:p>3.9235294118</text:p>
          </table:table-cell>
        </table:table-row>
        <table:table-row table:style-name="ro1">
          <table:table-cell office:value-type="float" office:value="0.3873" calcext:value-type="float">
            <text:p>0.3873</text:p>
          </table:table-cell>
          <table:table-cell office:value-type="float" office:value="0.1338" calcext:value-type="float">
            <text:p>0.1338</text:p>
          </table:table-cell>
          <table:table-cell office:value-type="float" office:value="78.1" calcext:value-type="float">
            <text:p>78.1</text:p>
          </table:table-cell>
          <table:table-cell office:value-type="float" office:value="3.114" calcext:value-type="float">
            <text:p>3.11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1289" calcext:value-type="float">
            <text:p>0.1289</text:p>
          </table:table-cell>
          <table:table-cell office:value-type="float" office:value="81.64" calcext:value-type="float">
            <text:p>81.64</text:p>
          </table:table-cell>
          <table:table-cell office:value-type="float" office:value="3.011" calcext:value-type="float">
            <text:p>3.011</text:p>
          </table:table-cell>
          <table:table-cell table:formula="of:=[.H236]/4" office:value-type="float" office:value="0.75275" calcext:value-type="float">
            <text:p>0.75275</text:p>
          </table:table-cell>
          <table:table-cell/>
          <table:table-cell table:formula="of:=[.D236]/[.E236]" office:value-type="float" office:value="4.20356371490281" calcext:value-type="float">
            <text:p>4.2035637149</text:p>
          </table:table-cell>
        </table:table-row>
        <table:table-row table:style-name="ro1">
          <table:table-cell office:value-type="float" office:value="0.4978" calcext:value-type="float">
            <text:p>0.4978</text:p>
          </table:table-cell>
          <table:table-cell office:value-type="float" office:value="0.1755" calcext:value-type="float">
            <text:p>0.1755</text:p>
          </table:table-cell>
          <table:table-cell office:value-type="float" office:value="60.96" calcext:value-type="float">
            <text:p>60.96</text:p>
          </table:table-cell>
          <table:table-cell office:value-type="float" office:value="3.103" calcext:value-type="float">
            <text:p>3.103</text:p>
          </table:table-cell>
          <table:table-cell office:value-type="float" office:value="0.812" calcext:value-type="float">
            <text:p>0.812</text:p>
          </table:table-cell>
          <table:table-cell office:value-type="float" office:value="0.1806" calcext:value-type="float">
            <text:p>0.1806</text:p>
          </table:table-cell>
          <table:table-cell office:value-type="float" office:value="57.94" calcext:value-type="float">
            <text:p>57.94</text:p>
          </table:table-cell>
          <table:table-cell office:value-type="float" office:value="3.209" calcext:value-type="float">
            <text:p>3.209</text:p>
          </table:table-cell>
          <table:table-cell table:formula="of:=[.H237]/4" office:value-type="float" office:value="0.80225" calcext:value-type="float">
            <text:p>0.80225</text:p>
          </table:table-cell>
          <table:table-cell/>
          <table:table-cell table:formula="of:=[.D237]/[.E237]" office:value-type="float" office:value="3.82142857142857" calcext:value-type="float">
            <text:p>3.8214285714</text:p>
          </table:table-cell>
        </table:table-row>
        <table:table-row table:style-name="ro1">
          <table:table-cell office:value-type="float" office:value="0.3161" calcext:value-type="float">
            <text:p>0.3161</text:p>
          </table:table-cell>
          <table:table-cell office:value-type="float" office:value="0.1712" calcext:value-type="float">
            <text:p>0.1712</text:p>
          </table:table-cell>
          <table:table-cell office:value-type="float" office:value="63.79" calcext:value-type="float">
            <text:p>63.79</text:p>
          </table:table-cell>
          <table:table-cell office:value-type="float" office:value="3.196" calcext:value-type="float">
            <text:p>3.196</text:p>
          </table:table-cell>
          <table:table-cell office:value-type="float" office:value="0.7473" calcext:value-type="float">
            <text:p>0.7473</text:p>
          </table:table-cell>
          <table:table-cell office:value-type="float" office:value="0.1638" calcext:value-type="float">
            <text:p>0.1638</text:p>
          </table:table-cell>
          <table:table-cell office:value-type="float" office:value="68.42" calcext:value-type="float">
            <text:p>68.42</text:p>
          </table:table-cell>
          <table:table-cell office:value-type="float" office:value="3.047" calcext:value-type="float">
            <text:p>3.047</text:p>
          </table:table-cell>
          <table:table-cell table:formula="of:=[.H238]/4" office:value-type="float" office:value="0.76175" calcext:value-type="float">
            <text:p>0.76175</text:p>
          </table:table-cell>
          <table:table-cell/>
          <table:table-cell table:formula="of:=[.D238]/[.E238]" office:value-type="float" office:value="4.27672955974843" calcext:value-type="float">
            <text:p>4.2767295597</text:p>
          </table:table-cell>
        </table:table-row>
        <table:table-row table:style-name="ro1">
          <table:table-cell office:value-type="float" office:value="0.1027" calcext:value-type="float">
            <text:p>0.1027</text:p>
          </table:table-cell>
          <table:table-cell office:value-type="float" office:value="0.1117" calcext:value-type="float">
            <text:p>0.1117</text:p>
          </table:table-cell>
          <table:table-cell office:value-type="float" office:value="74.95" calcext:value-type="float">
            <text:p>74.95</text:p>
          </table:table-cell>
          <table:table-cell office:value-type="float" office:value="3.263" calcext:value-type="float">
            <text:p>3.263</text:p>
          </table:table-cell>
          <table:table-cell office:value-type="float" office:value="0.7402" calcext:value-type="float">
            <text:p>0.7402</text:p>
          </table:table-cell>
          <table:table-cell office:value-type="float" office:value="0.09948" calcext:value-type="float">
            <text:p>0.09948</text:p>
          </table:table-cell>
          <table:table-cell office:value-type="float" office:value="82.69" calcext:value-type="float">
            <text:p>82.69</text:p>
          </table:table-cell>
          <table:table-cell office:value-type="float" office:value="3.049" calcext:value-type="float">
            <text:p>3.049</text:p>
          </table:table-cell>
          <table:table-cell table:formula="of:=[.H239]/4" office:value-type="float" office:value="0.76225" calcext:value-type="float">
            <text:p>0.76225</text:p>
          </table:table-cell>
          <table:table-cell/>
          <table:table-cell table:formula="of:=[.D239]/[.E239]" office:value-type="float" office:value="4.40826803566604" calcext:value-type="float">
            <text:p>4.4082680357</text:p>
          </table:table-cell>
        </table:table-row>
        <table:table-row table:style-name="ro1">
          <table:table-cell office:value-type="float" office:value="0.1074" calcext:value-type="float">
            <text:p>0.1074</text:p>
          </table:table-cell>
          <table:table-cell office:value-type="float" office:value="0.2072" calcext:value-type="float">
            <text:p>0.2072</text:p>
          </table:table-cell>
          <table:table-cell office:value-type="float" office:value="54.17" calcext:value-type="float">
            <text:p>54.17</text:p>
          </table:table-cell>
          <table:table-cell office:value-type="float" office:value="3.259" calcext:value-type="float">
            <text:p>3.259</text:p>
          </table:table-cell>
          <table:table-cell office:value-type="float" office:value="0.7386" calcext:value-type="float">
            <text:p>0.7386</text:p>
          </table:table-cell>
          <table:table-cell office:value-type="float" office:value="0.1967" calcext:value-type="float">
            <text:p>0.1967</text:p>
          </table:table-cell>
          <table:table-cell office:value-type="float" office:value="60.32" calcext:value-type="float">
            <text:p>60.32</text:p>
          </table:table-cell>
          <table:table-cell office:value-type="float" office:value="3.035" calcext:value-type="float">
            <text:p>3.035</text:p>
          </table:table-cell>
          <table:table-cell table:formula="of:=[.H240]/4" office:value-type="float" office:value="0.75875" calcext:value-type="float">
            <text:p>0.75875</text:p>
          </table:table-cell>
          <table:table-cell/>
          <table:table-cell table:formula="of:=[.D240]/[.E240]" office:value-type="float" office:value="4.41240184132142" calcext:value-type="float">
            <text:p>4.4124018413</text:p>
          </table:table-cell>
        </table:table-row>
        <table:table-row table:style-name="ro1">
          <table:table-cell office:value-type="float" office:value="0.5875" calcext:value-type="float">
            <text:p>0.5875</text:p>
          </table:table-cell>
          <table:table-cell office:value-type="float" office:value="0.1943" calcext:value-type="float">
            <text:p>0.1943</text:p>
          </table:table-cell>
          <table:table-cell office:value-type="float" office:value="55.22" calcext:value-type="float">
            <text:p>55.22</text:p>
          </table:table-cell>
          <table:table-cell office:value-type="float" office:value="3.158" calcext:value-type="float">
            <text:p>3.158</text:p>
          </table:table-cell>
          <table:table-cell office:value-type="float" office:value="0.8145" calcext:value-type="float">
            <text:p>0.8145</text:p>
          </table:table-cell>
          <table:table-cell office:value-type="float" office:value="0.1971" calcext:value-type="float">
            <text:p>0.1971</text:p>
          </table:table-cell>
          <table:table-cell office:value-type="float" office:value="53.52" calcext:value-type="float">
            <text:p>53.52</text:p>
          </table:table-cell>
          <table:table-cell office:value-type="float" office:value="3.23" calcext:value-type="float">
            <text:p>3.23</text:p>
          </table:table-cell>
          <table:table-cell table:formula="of:=[.H241]/4" office:value-type="float" office:value="0.8075" calcext:value-type="float">
            <text:p>0.8075</text:p>
          </table:table-cell>
          <table:table-cell/>
          <table:table-cell table:formula="of:=[.D241]/[.E241]" office:value-type="float" office:value="3.87722529158993" calcext:value-type="float">
            <text:p>3.8772252916</text:p>
          </table:table-cell>
        </table:table-row>
        <table:table-row table:style-name="ro1">
          <table:table-cell office:value-type="float" office:value="0.2574" calcext:value-type="float">
            <text:p>0.2574</text:p>
          </table:table-cell>
          <table:table-cell office:value-type="float" office:value="0.09646" calcext:value-type="float">
            <text:p>0.09646</text:p>
          </table:table-cell>
          <table:table-cell office:value-type="float" office:value="89.02" calcext:value-type="float">
            <text:p>89.02</text:p>
          </table:table-cell>
          <table:table-cell office:value-type="float" office:value="2.963" calcext:value-type="float">
            <text:p>2.963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1036" calcext:value-type="float">
            <text:p>0.1036</text:p>
          </table:table-cell>
          <table:table-cell office:value-type="float" office:value="83.96" calcext:value-type="float">
            <text:p>83.96</text:p>
          </table:table-cell>
          <table:table-cell office:value-type="float" office:value="3.095" calcext:value-type="float">
            <text:p>3.095</text:p>
          </table:table-cell>
          <table:table-cell table:formula="of:=[.H242]/4" office:value-type="float" office:value="0.77375" calcext:value-type="float">
            <text:p>0.77375</text:p>
          </table:table-cell>
          <table:table-cell/>
          <table:table-cell table:formula="of:=[.D242]/[.E242]" office:value-type="float" office:value="3.75253292806484" calcext:value-type="float">
            <text:p>3.7525329281</text:p>
          </table:table-cell>
        </table:table-row>
        <table:table-row table:style-name="ro1">
          <table:table-cell office:value-type="float" office:value="0.3987" calcext:value-type="float">
            <text:p>0.3987</text:p>
          </table:table-cell>
          <table:table-cell office:value-type="float" office:value="0.2232" calcext:value-type="float">
            <text:p>0.2232</text:p>
          </table:table-cell>
          <table:table-cell office:value-type="float" office:value="35.38" calcext:value-type="float">
            <text:p>35.38</text:p>
          </table:table-cell>
          <table:table-cell office:value-type="float" office:value="3.642" calcext:value-type="float">
            <text:p>3.642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2188" calcext:value-type="float">
            <text:p>0.2188</text:p>
          </table:table-cell>
          <table:table-cell office:value-type="float" office:value="37.54" calcext:value-type="float">
            <text:p>37.54</text:p>
          </table:table-cell>
          <table:table-cell office:value-type="float" office:value="3.481" calcext:value-type="float">
            <text:p>3.481</text:p>
          </table:table-cell>
          <table:table-cell table:formula="of:=[.H243]/4" office:value-type="float" office:value="0.87025" calcext:value-type="float">
            <text:p>0.87025</text:p>
          </table:table-cell>
          <table:table-cell/>
          <table:table-cell table:formula="of:=[.D243]/[.E243]" office:value-type="float" office:value="4.24871675221652" calcext:value-type="float">
            <text:p>4.2487167522</text:p>
          </table:table-cell>
        </table:table-row>
        <table:table-row table:style-name="ro1">
          <table:table-cell office:value-type="float" office:value="0.2787" calcext:value-type="float">
            <text:p>0.2787</text:p>
          </table:table-cell>
          <table:table-cell office:value-type="float" office:value="0.1308" calcext:value-type="float">
            <text:p>0.1308</text:p>
          </table:table-cell>
          <table:table-cell office:value-type="float" office:value="70.09" calcext:value-type="float">
            <text:p>70.09</text:p>
          </table:table-cell>
          <table:table-cell office:value-type="float" office:value="3.061" calcext:value-type="float">
            <text:p>3.061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1395" calcext:value-type="float">
            <text:p>0.1395</text:p>
          </table:table-cell>
          <table:table-cell office:value-type="float" office:value="64.96" calcext:value-type="float">
            <text:p>64.96</text:p>
          </table:table-cell>
          <table:table-cell office:value-type="float" office:value="3.224" calcext:value-type="float">
            <text:p>3.224</text:p>
          </table:table-cell>
          <table:table-cell table:formula="of:=[.H244]/4" office:value-type="float" office:value="0.806" calcext:value-type="float">
            <text:p>0.806</text:p>
          </table:table-cell>
          <table:table-cell/>
          <table:table-cell table:formula="of:=[.D244]/[.E244]" office:value-type="float" office:value="3.72248571081114" calcext:value-type="float">
            <text:p>3.7224857108</text:p>
          </table:table-cell>
        </table:table-row>
        <table:table-row table:style-name="ro1">
          <table:table-cell office:value-type="float" office:value="0.2417" calcext:value-type="float">
            <text:p>0.2417</text:p>
          </table:table-cell>
          <table:table-cell office:value-type="float" office:value="0.1927" calcext:value-type="float">
            <text:p>0.1927</text:p>
          </table:table-cell>
          <table:table-cell office:value-type="float" office:value="48.88" calcext:value-type="float">
            <text:p>48.88</text:p>
          </table:table-cell>
          <table:table-cell office:value-type="float" office:value="3.227" calcext:value-type="float">
            <text:p>3.227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1996" calcext:value-type="float">
            <text:p>0.1996</text:p>
          </table:table-cell>
          <table:table-cell office:value-type="float" office:value="45.17" calcext:value-type="float">
            <text:p>45.17</text:p>
          </table:table-cell>
          <table:table-cell office:value-type="float" office:value="3.421" calcext:value-type="float">
            <text:p>3.421</text:p>
          </table:table-cell>
          <table:table-cell table:formula="of:=[.H245]/4" office:value-type="float" office:value="0.85525" calcext:value-type="float">
            <text:p>0.85525</text:p>
          </table:table-cell>
          <table:table-cell/>
          <table:table-cell table:formula="of:=[.D245]/[.E245]" office:value-type="float" office:value="3.6917972771994" calcext:value-type="float">
            <text:p>3.6917972772</text:p>
          </table:table-cell>
        </table:table-row>
        <table:table-row table:style-name="ro1">
          <table:table-cell office:value-type="float" office:value="0.0653" calcext:value-type="float">
            <text:p>0.0653</text:p>
          </table:table-cell>
          <table:table-cell office:value-type="float" office:value="0.1864" calcext:value-type="float">
            <text:p>0.1864</text:p>
          </table:table-cell>
          <table:table-cell office:value-type="float" office:value="61.39" calcext:value-type="float">
            <text:p>61.39</text:p>
          </table:table-cell>
          <table:table-cell office:value-type="float" office:value="3.057" calcext:value-type="float">
            <text:p>3.057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2009" calcext:value-type="float">
            <text:p>0.2009</text:p>
          </table:table-cell>
          <table:table-cell office:value-type="float" office:value="53.76" calcext:value-type="float">
            <text:p>53.76</text:p>
          </table:table-cell>
          <table:table-cell office:value-type="float" office:value="3.319" calcext:value-type="float">
            <text:p>3.319</text:p>
          </table:table-cell>
          <table:table-cell table:formula="of:=[.H246]/4" office:value-type="float" office:value="0.82975" calcext:value-type="float">
            <text:p>0.82975</text:p>
          </table:table-cell>
          <table:table-cell/>
          <table:table-cell table:formula="of:=[.D246]/[.E246]" office:value-type="float" office:value="3.58340171140546" calcext:value-type="float">
            <text:p>3.5834017114</text:p>
          </table:table-cell>
        </table:table-row>
        <table:table-row table:style-name="ro1">
          <table:table-cell office:value-type="float" office:value="0.4064" calcext:value-type="float">
            <text:p>0.4064</text:p>
          </table:table-cell>
          <table:table-cell office:value-type="float" office:value="0.2246" calcext:value-type="float">
            <text:p>0.2246</text:p>
          </table:table-cell>
          <table:table-cell office:value-type="float" office:value="34.62" calcext:value-type="float">
            <text:p>34.62</text:p>
          </table:table-cell>
          <table:table-cell office:value-type="float" office:value="3.453" calcext:value-type="float">
            <text:p>3.453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2286" calcext:value-type="float">
            <text:p>0.2286</text:p>
          </table:table-cell>
          <table:table-cell office:value-type="float" office:value="32.65" calcext:value-type="float">
            <text:p>32.65</text:p>
          </table:table-cell>
          <table:table-cell office:value-type="float" office:value="3.611" calcext:value-type="float">
            <text:p>3.611</text:p>
          </table:table-cell>
          <table:table-cell table:formula="of:=[.H247]/4" office:value-type="float" office:value="0.90275" calcext:value-type="float">
            <text:p>0.90275</text:p>
          </table:table-cell>
          <table:table-cell/>
          <table:table-cell table:formula="of:=[.D247]/[.E247]" office:value-type="float" office:value="3.77129750982962" calcext:value-type="float">
            <text:p>3.7712975098</text:p>
          </table:table-cell>
        </table:table-row>
        <table:table-row table:style-name="ro1">
          <table:table-cell office:value-type="float" office:value="0.4618" calcext:value-type="float">
            <text:p>0.4618</text:p>
          </table:table-cell>
          <table:table-cell office:value-type="float" office:value="0.2099" calcext:value-type="float">
            <text:p>0.2099</text:p>
          </table:table-cell>
          <table:table-cell office:value-type="float" office:value="42.41" calcext:value-type="float">
            <text:p>42.41</text:p>
          </table:table-cell>
          <table:table-cell office:value-type="float" office:value="3.351" calcext:value-type="float">
            <text:p>3.351</text:p>
          </table:table-cell>
          <table:table-cell office:value-type="float" office:value="0.88" calcext:value-type="float">
            <text:p>0.88</text:p>
          </table:table-cell>
          <table:table-cell office:value-type="float" office:value="0.2134" calcext:value-type="float">
            <text:p>0.2134</text:p>
          </table:table-cell>
          <table:table-cell office:value-type="float" office:value="40.53" calcext:value-type="float">
            <text:p>40.53</text:p>
          </table:table-cell>
          <table:table-cell office:value-type="float" office:value="3.474" calcext:value-type="float">
            <text:p>3.474</text:p>
          </table:table-cell>
          <table:table-cell table:formula="of:=[.H248]/4" office:value-type="float" office:value="0.8685" calcext:value-type="float">
            <text:p>0.8685</text:p>
          </table:table-cell>
          <table:table-cell/>
          <table:table-cell table:formula="of:=[.D248]/[.E248]" office:value-type="float" office:value="3.80795454545455" calcext:value-type="float">
            <text:p>3.8079545455</text:p>
          </table:table-cell>
        </table:table-row>
        <table:table-row table:style-name="ro1">
          <table:table-cell office:value-type="float" office:value="0.2584" calcext:value-type="float">
            <text:p>0.2584</text:p>
          </table:table-cell>
          <table:table-cell office:value-type="float" office:value="0.1727" calcext:value-type="float">
            <text:p>0.1727</text:p>
          </table:table-cell>
          <table:table-cell office:value-type="float" office:value="60.62" calcext:value-type="float">
            <text:p>60.62</text:p>
          </table:table-cell>
          <table:table-cell office:value-type="float" office:value="3.082" calcext:value-type="float">
            <text:p>3.082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1807" calcext:value-type="float">
            <text:p>0.1807</text:p>
          </table:table-cell>
          <table:table-cell office:value-type="float" office:value="56.17" calcext:value-type="float">
            <text:p>56.17</text:p>
          </table:table-cell>
          <table:table-cell office:value-type="float" office:value="3.24" calcext:value-type="float">
            <text:p>3.24</text:p>
          </table:table-cell>
          <table:table-cell table:formula="of:=[.H249]/4" office:value-type="float" office:value="0.81" calcext:value-type="float">
            <text:p>0.81</text:p>
          </table:table-cell>
          <table:table-cell/>
          <table:table-cell table:formula="of:=[.D249]/[.E249]" office:value-type="float" office:value="3.73847646773411" calcext:value-type="float">
            <text:p>3.7384764677</text:p>
          </table:table-cell>
        </table:table-row>
        <table:table-row table:style-name="ro1">
          <table:table-cell office:value-type="float" office:value="0.3394" calcext:value-type="float">
            <text:p>0.3394</text:p>
          </table:table-cell>
          <table:table-cell office:value-type="float" office:value="0.1898" calcext:value-type="float">
            <text:p>0.1898</text:p>
          </table:table-cell>
          <table:table-cell office:value-type="float" office:value="49.32" calcext:value-type="float">
            <text:p>49.32</text:p>
          </table:table-cell>
          <table:table-cell office:value-type="float" office:value="3.239" calcext:value-type="float">
            <text:p>3.239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1954" calcext:value-type="float">
            <text:p>0.1954</text:p>
          </table:table-cell>
          <table:table-cell office:value-type="float" office:value="46.21" calcext:value-type="float">
            <text:p>46.21</text:p>
          </table:table-cell>
          <table:table-cell office:value-type="float" office:value="3.402" calcext:value-type="float">
            <text:p>3.402</text:p>
          </table:table-cell>
          <table:table-cell table:formula="of:=[.H250]/4" office:value-type="float" office:value="0.8505" calcext:value-type="float">
            <text:p>0.8505</text:p>
          </table:table-cell>
          <table:table-cell/>
          <table:table-cell table:formula="of:=[.D250]/[.E250]" office:value-type="float" office:value="3.73888953018585" calcext:value-type="float">
            <text:p>3.7388895302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1685" calcext:value-type="float">
            <text:p>0.1685</text:p>
          </table:table-cell>
          <table:table-cell office:value-type="float" office:value="51.93" calcext:value-type="float">
            <text:p>51.93</text:p>
          </table:table-cell>
          <table:table-cell office:value-type="float" office:value="3.417" calcext:value-type="float">
            <text:p>3.417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1649" calcext:value-type="float">
            <text:p>0.1649</text:p>
          </table:table-cell>
          <table:table-cell office:value-type="float" office:value="54.18" calcext:value-type="float">
            <text:p>54.18</text:p>
          </table:table-cell>
          <table:table-cell office:value-type="float" office:value="3.299" calcext:value-type="float">
            <text:p>3.299</text:p>
          </table:table-cell>
          <table:table-cell table:formula="of:=[.H251]/4" office:value-type="float" office:value="0.82475" calcext:value-type="float">
            <text:p>0.82475</text:p>
          </table:table-cell>
          <table:table-cell/>
          <table:table-cell table:formula="of:=[.D251]/[.E251]" office:value-type="float" office:value="4.20605612998523" calcext:value-type="float">
            <text:p>4.20605613</text:p>
          </table:table-cell>
        </table:table-row>
        <table:table-row table:style-name="ro1">
          <table:table-cell office:value-type="float" office:value="0.3165" calcext:value-type="float">
            <text:p>0.3165</text:p>
          </table:table-cell>
          <table:table-cell office:value-type="float" office:value="0.1475" calcext:value-type="float">
            <text:p>0.1475</text:p>
          </table:table-cell>
          <table:table-cell office:value-type="float" office:value="68.58" calcext:value-type="float">
            <text:p>68.58</text:p>
          </table:table-cell>
          <table:table-cell office:value-type="float" office:value="3.202" calcext:value-type="float">
            <text:p>3.202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1397" calcext:value-type="float">
            <text:p>0.1397</text:p>
          </table:table-cell>
          <table:table-cell office:value-type="float" office:value="73.31" calcext:value-type="float">
            <text:p>73.31</text:p>
          </table:table-cell>
          <table:table-cell office:value-type="float" office:value="3.064" calcext:value-type="float">
            <text:p>3.064</text:p>
          </table:table-cell>
          <table:table-cell table:formula="of:=[.H252]/4" office:value-type="float" office:value="0.766" calcext:value-type="float">
            <text:p>0.766</text:p>
          </table:table-cell>
          <table:table-cell/>
          <table:table-cell table:formula="of:=[.D252]/[.E252]" office:value-type="float" office:value="4.25458410842413" calcext:value-type="float">
            <text:p>4.2545841084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1151" calcext:value-type="float">
            <text:p>0.1151</text:p>
          </table:table-cell>
          <table:table-cell office:value-type="float" office:value="67.31" calcext:value-type="float">
            <text:p>67.31</text:p>
          </table:table-cell>
          <table:table-cell office:value-type="float" office:value="3.206" calcext:value-type="float">
            <text:p>3.206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1174" calcext:value-type="float">
            <text:p>0.1174</text:p>
          </table:table-cell>
          <table:table-cell office:value-type="float" office:value="65.75" calcext:value-type="float">
            <text:p>65.75</text:p>
          </table:table-cell>
          <table:table-cell office:value-type="float" office:value="3.271" calcext:value-type="float">
            <text:p>3.271</text:p>
          </table:table-cell>
          <table:table-cell table:formula="of:=[.H253]/4" office:value-type="float" office:value="0.81775" calcext:value-type="float">
            <text:p>0.81775</text:p>
          </table:table-cell>
          <table:table-cell/>
          <table:table-cell table:formula="of:=[.D253]/[.E253]" office:value-type="float" office:value="3.88370684433677" calcext:value-type="float">
            <text:p>3.8837068443</text:p>
          </table:table-cell>
        </table:table-row>
        <table:table-row table:style-name="ro1">
          <table:table-cell office:value-type="float" office:value="0.1628" calcext:value-type="float">
            <text:p>0.1628</text:p>
          </table:table-cell>
          <table:table-cell office:value-type="float" office:value="0.184" calcext:value-type="float">
            <text:p>0.184</text:p>
          </table:table-cell>
          <table:table-cell office:value-type="float" office:value="53.81" calcext:value-type="float">
            <text:p>53.81</text:p>
          </table:table-cell>
          <table:table-cell office:value-type="float" office:value="3.188" calcext:value-type="float">
            <text:p>3.188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1936" calcext:value-type="float">
            <text:p>0.1936</text:p>
          </table:table-cell>
          <table:table-cell office:value-type="float" office:value="48.73" calcext:value-type="float">
            <text:p>48.73</text:p>
          </table:table-cell>
          <table:table-cell office:value-type="float" office:value="3.412" calcext:value-type="float">
            <text:p>3.412</text:p>
          </table:table-cell>
          <table:table-cell table:formula="of:=[.H254]/4" office:value-type="float" office:value="0.853" calcext:value-type="float">
            <text:p>0.853</text:p>
          </table:table-cell>
          <table:table-cell/>
          <table:table-cell table:formula="of:=[.D254]/[.E254]" office:value-type="float" office:value="3.65261228230981" calcext:value-type="float">
            <text:p>3.6526122823</text:p>
          </table:table-cell>
        </table:table-row>
        <table:table-row table:style-name="ro1">
          <table:table-cell office:value-type="float" office:value="0.2732" calcext:value-type="float">
            <text:p>0.2732</text:p>
          </table:table-cell>
          <table:table-cell office:value-type="float" office:value="0.1849" calcext:value-type="float">
            <text:p>0.1849</text:p>
          </table:table-cell>
          <table:table-cell office:value-type="float" office:value="57.17" calcext:value-type="float">
            <text:p>57.17</text:p>
          </table:table-cell>
          <table:table-cell office:value-type="float" office:value="3.278" calcext:value-type="float">
            <text:p>3.278</text:p>
          </table:table-cell>
          <table:table-cell office:value-type="float" office:value="0.7631" calcext:value-type="float">
            <text:p>0.7631</text:p>
          </table:table-cell>
          <table:table-cell office:value-type="float" office:value="0.1777" calcext:value-type="float">
            <text:p>0.1777</text:p>
          </table:table-cell>
          <table:table-cell office:value-type="float" office:value="61.51" calcext:value-type="float">
            <text:p>61.51</text:p>
          </table:table-cell>
          <table:table-cell office:value-type="float" office:value="3.114" calcext:value-type="float">
            <text:p>3.114</text:p>
          </table:table-cell>
          <table:table-cell table:formula="of:=[.H255]/4" office:value-type="float" office:value="0.7785" calcext:value-type="float">
            <text:p>0.7785</text:p>
          </table:table-cell>
          <table:table-cell/>
          <table:table-cell table:formula="of:=[.D255]/[.E255]" office:value-type="float" office:value="4.29563622067881" calcext:value-type="float">
            <text:p>4.2956362207</text:p>
          </table:table-cell>
        </table:table-row>
        <table:table-row table:style-name="ro1">
          <table:table-cell office:value-type="float" office:value="0.9915" calcext:value-type="float">
            <text:p>0.9915</text:p>
          </table:table-cell>
          <table:table-cell office:value-type="float" office:value="0.2015" calcext:value-type="float">
            <text:p>0.2015</text:p>
          </table:table-cell>
          <table:table-cell office:value-type="float" office:value="55.08" calcext:value-type="float">
            <text:p>55.08</text:p>
          </table:table-cell>
          <table:table-cell office:value-type="float" office:value="3.159" calcext:value-type="float">
            <text:p>3.159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2014" calcext:value-type="float">
            <text:p>0.2014</text:p>
          </table:table-cell>
          <table:table-cell office:value-type="float" office:value="55.12" calcext:value-type="float">
            <text:p>55.12</text:p>
          </table:table-cell>
          <table:table-cell office:value-type="float" office:value="3.157" calcext:value-type="float">
            <text:p>3.157</text:p>
          </table:table-cell>
          <table:table-cell table:formula="of:=[.H256]/4" office:value-type="float" office:value="0.78925" calcext:value-type="float">
            <text:p>0.78925</text:p>
          </table:table-cell>
          <table:table-cell/>
          <table:table-cell table:formula="of:=[.D256]/[.E256]" office:value-type="float" office:value="4.00278763304612" calcext:value-type="float">
            <text:p>4.002787633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1745" calcext:value-type="float">
            <text:p>0.1745</text:p>
          </table:table-cell>
          <table:table-cell office:value-type="float" office:value="48.1" calcext:value-type="float">
            <text:p>48.1</text:p>
          </table:table-cell>
          <table:table-cell office:value-type="float" office:value="3.513" calcext:value-type="float">
            <text:p>3.513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1703" calcext:value-type="float">
            <text:p>0.1703</text:p>
          </table:table-cell>
          <table:table-cell office:value-type="float" office:value="50.66" calcext:value-type="float">
            <text:p>50.66</text:p>
          </table:table-cell>
          <table:table-cell office:value-type="float" office:value="3.363" calcext:value-type="float">
            <text:p>3.363</text:p>
          </table:table-cell>
          <table:table-cell table:formula="of:=[.H257]/4" office:value-type="float" office:value="0.84075" calcext:value-type="float">
            <text:p>0.84075</text:p>
          </table:table-cell>
          <table:table-cell/>
          <table:table-cell table:formula="of:=[.D257]/[.E257]" office:value-type="float" office:value="4.25508720930233" calcext:value-type="float">
            <text:p>4.2550872093</text:p>
          </table:table-cell>
        </table:table-row>
        <table:table-row table:style-name="ro1">
          <table:table-cell office:value-type="float" office:value="0.5515" calcext:value-type="float">
            <text:p>0.5515</text:p>
          </table:table-cell>
          <table:table-cell office:value-type="float" office:value="0.1762" calcext:value-type="float">
            <text:p>0.1762</text:p>
          </table:table-cell>
          <table:table-cell office:value-type="float" office:value="53.11" calcext:value-type="float">
            <text:p>53.11</text:p>
          </table:table-cell>
          <table:table-cell office:value-type="float" office:value="3.288" calcext:value-type="float">
            <text:p>3.288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1799" calcext:value-type="float">
            <text:p>0.1799</text:p>
          </table:table-cell>
          <table:table-cell office:value-type="float" office:value="51.06" calcext:value-type="float">
            <text:p>51.06</text:p>
          </table:table-cell>
          <table:table-cell office:value-type="float" office:value="3.383" calcext:value-type="float">
            <text:p>3.383</text:p>
          </table:table-cell>
          <table:table-cell table:formula="of:=[.H258]/4" office:value-type="float" office:value="0.84575" calcext:value-type="float">
            <text:p>0.84575</text:p>
          </table:table-cell>
          <table:table-cell/>
          <table:table-cell table:formula="of:=[.D258]/[.E258]" office:value-type="float" office:value="3.84696384696385" calcext:value-type="float">
            <text:p>3.846963847</text:p>
          </table:table-cell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0.1238" calcext:value-type="float">
            <text:p>0.1238</text:p>
          </table:table-cell>
          <table:table-cell office:value-type="float" office:value="77.15" calcext:value-type="float">
            <text:p>77.15</text:p>
          </table:table-cell>
          <table:table-cell office:value-type="float" office:value="3.011" calcext:value-type="float">
            <text:p>3.011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1308" calcext:value-type="float">
            <text:p>0.1308</text:p>
          </table:table-cell>
          <table:table-cell office:value-type="float" office:value="72.79" calcext:value-type="float">
            <text:p>72.79</text:p>
          </table:table-cell>
          <table:table-cell office:value-type="float" office:value="3.131" calcext:value-type="float">
            <text:p>3.131</text:p>
          </table:table-cell>
          <table:table-cell table:formula="of:=[.H259]/4" office:value-type="float" office:value="0.78275" calcext:value-type="float">
            <text:p>0.78275</text:p>
          </table:table-cell>
          <table:table-cell/>
          <table:table-cell table:formula="of:=[.D259]/[.E259]" office:value-type="float" office:value="3.78551672114659" calcext:value-type="float">
            <text:p>3.7855167211</text:p>
          </table:table-cell>
        </table:table-row>
        <table:table-row table:style-name="ro1">
          <table:table-cell office:value-type="float" office:value="0.7383" calcext:value-type="float">
            <text:p>0.7383</text:p>
          </table:table-cell>
          <table:table-cell office:value-type="float" office:value="0.1622" calcext:value-type="float">
            <text:p>0.1622</text:p>
          </table:table-cell>
          <table:table-cell office:value-type="float" office:value="73.25" calcext:value-type="float">
            <text:p>73.25</text:p>
          </table:table-cell>
          <table:table-cell office:value-type="float" office:value="3.065" calcext:value-type="float">
            <text:p>3.065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159" calcext:value-type="float">
            <text:p>0.159</text:p>
          </table:table-cell>
          <table:table-cell office:value-type="float" office:value="75.17" calcext:value-type="float">
            <text:p>75.17</text:p>
          </table:table-cell>
          <table:table-cell office:value-type="float" office:value="3.019" calcext:value-type="float">
            <text:p>3.019</text:p>
          </table:table-cell>
          <table:table-cell table:formula="of:=[.H260]/4" office:value-type="float" office:value="0.75475" calcext:value-type="float">
            <text:p>0.75475</text:p>
          </table:table-cell>
          <table:table-cell/>
          <table:table-cell table:formula="of:=[.D260]/[.E260]" office:value-type="float" office:value="4.08231220031966" calcext:value-type="float">
            <text:p>4.0823122003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2109" calcext:value-type="float">
            <text:p>0.2109</text:p>
          </table:table-cell>
          <table:table-cell office:value-type="float" office:value="41.24" calcext:value-type="float">
            <text:p>41.24</text:p>
          </table:table-cell>
          <table:table-cell office:value-type="float" office:value="3.614" calcext:value-type="float">
            <text:p>3.614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2034" calcext:value-type="float">
            <text:p>0.2034</text:p>
          </table:table-cell>
          <table:table-cell office:value-type="float" office:value="46.28" calcext:value-type="float">
            <text:p>46.28</text:p>
          </table:table-cell>
          <table:table-cell office:value-type="float" office:value="3.257" calcext:value-type="float">
            <text:p>3.257</text:p>
          </table:table-cell>
          <table:table-cell table:formula="of:=[.H261]/4" office:value-type="float" office:value="0.81425" calcext:value-type="float">
            <text:p>0.81425</text:p>
          </table:table-cell>
          <table:table-cell/>
          <table:table-cell table:formula="of:=[.D261]/[.E261]" office:value-type="float" office:value="4.64405037265485" calcext:value-type="float">
            <text:p>4.6440503727</text:p>
          </table:table-cell>
        </table:table-row>
        <table:table-row table:style-name="ro1">
          <table:table-cell office:value-type="float" office:value="0.8091" calcext:value-type="float">
            <text:p>0.8091</text:p>
          </table:table-cell>
          <table:table-cell office:value-type="float" office:value="0.1534" calcext:value-type="float">
            <text:p>0.1534</text:p>
          </table:table-cell>
          <table:table-cell office:value-type="float" office:value="61.17" calcext:value-type="float">
            <text:p>61.17</text:p>
          </table:table-cell>
          <table:table-cell office:value-type="float" office:value="3.169" calcext:value-type="float">
            <text:p>3.169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1547" calcext:value-type="float">
            <text:p>0.1547</text:p>
          </table:table-cell>
          <table:table-cell office:value-type="float" office:value="60.33" calcext:value-type="float">
            <text:p>60.33</text:p>
          </table:table-cell>
          <table:table-cell office:value-type="float" office:value="3.202" calcext:value-type="float">
            <text:p>3.202</text:p>
          </table:table-cell>
          <table:table-cell table:formula="of:=[.H262]/4" office:value-type="float" office:value="0.8005" calcext:value-type="float">
            <text:p>0.8005</text:p>
          </table:table-cell>
          <table:table-cell/>
          <table:table-cell table:formula="of:=[.D262]/[.E262]" office:value-type="float" office:value="3.94056204924148" calcext:value-type="float">
            <text:p>3.9405620492</text:p>
          </table:table-cell>
        </table:table-row>
        <table:table-row table:style-name="ro1">
          <table:table-cell office:value-type="float" office:value="0.1471" calcext:value-type="float">
            <text:p>0.1471</text:p>
          </table:table-cell>
          <table:table-cell office:value-type="float" office:value="0.1358" calcext:value-type="float">
            <text:p>0.1358</text:p>
          </table:table-cell>
          <table:table-cell office:value-type="float" office:value="65" calcext:value-type="float">
            <text:p>65</text:p>
          </table:table-cell>
          <table:table-cell office:value-type="float" office:value="3.101" calcext:value-type="float">
            <text:p>3.101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1451" calcext:value-type="float">
            <text:p>0.1451</text:p>
          </table:table-cell>
          <table:table-cell office:value-type="float" office:value="59.59" calcext:value-type="float">
            <text:p>59.59</text:p>
          </table:table-cell>
          <table:table-cell office:value-type="float" office:value="3.301" calcext:value-type="float">
            <text:p>3.301</text:p>
          </table:table-cell>
          <table:table-cell table:formula="of:=[.H263]/4" office:value-type="float" office:value="0.82525" calcext:value-type="float">
            <text:p>0.82525</text:p>
          </table:table-cell>
          <table:table-cell/>
          <table:table-cell table:formula="of:=[.D263]/[.E263]" office:value-type="float" office:value="3.66635138330575" calcext:value-type="float">
            <text:p>3.6663513833</text:p>
          </table:table-cell>
        </table:table-row>
        <table:table-row table:style-name="ro1">
          <table:table-cell office:value-type="float" office:value="0.3038" calcext:value-type="float">
            <text:p>0.3038</text:p>
          </table:table-cell>
          <table:table-cell office:value-type="float" office:value="0.1616" calcext:value-type="float">
            <text:p>0.1616</text:p>
          </table:table-cell>
          <table:table-cell office:value-type="float" office:value="68.13" calcext:value-type="float">
            <text:p>68.13</text:p>
          </table:table-cell>
          <table:table-cell office:value-type="float" office:value="3.017" calcext:value-type="float">
            <text:p>3.017</text:p>
          </table:table-cell>
          <table:table-cell office:value-type="float" office:value="0.803" calcext:value-type="float">
            <text:p>0.803</text:p>
          </table:table-cell>
          <table:table-cell office:value-type="float" office:value="0.169" calcext:value-type="float">
            <text:p>0.169</text:p>
          </table:table-cell>
          <table:table-cell office:value-type="float" office:value="63.7" calcext:value-type="float">
            <text:p>63.7</text:p>
          </table:table-cell>
          <table:table-cell office:value-type="float" office:value="3.156" calcext:value-type="float">
            <text:p>3.156</text:p>
          </table:table-cell>
          <table:table-cell table:formula="of:=[.H264]/4" office:value-type="float" office:value="0.789" calcext:value-type="float">
            <text:p>0.789</text:p>
          </table:table-cell>
          <table:table-cell/>
          <table:table-cell table:formula="of:=[.D264]/[.E264]" office:value-type="float" office:value="3.75716064757161" calcext:value-type="float">
            <text:p>3.7571606476</text:p>
          </table:table-cell>
        </table:table-row>
        <table:table-row table:style-name="ro1">
          <table:table-cell office:value-type="float" office:value="0.4645" calcext:value-type="float">
            <text:p>0.4645</text:p>
          </table:table-cell>
          <table:table-cell office:value-type="float" office:value="0.1962" calcext:value-type="float">
            <text:p>0.1962</text:p>
          </table:table-cell>
          <table:table-cell office:value-type="float" office:value="46.9" calcext:value-type="float">
            <text:p>46.9</text:p>
          </table:table-cell>
          <table:table-cell office:value-type="float" office:value="3.432" calcext:value-type="float">
            <text:p>3.432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192" calcext:value-type="float">
            <text:p>0.192</text:p>
          </table:table-cell>
          <table:table-cell office:value-type="float" office:value="49.12" calcext:value-type="float">
            <text:p>49.12</text:p>
          </table:table-cell>
          <table:table-cell office:value-type="float" office:value="3.319" calcext:value-type="float">
            <text:p>3.319</text:p>
          </table:table-cell>
          <table:table-cell table:formula="of:=[.H265]/4" office:value-type="float" office:value="0.82975" calcext:value-type="float">
            <text:p>0.82975</text:p>
          </table:table-cell>
          <table:table-cell/>
          <table:table-cell table:formula="of:=[.D265]/[.E265]" office:value-type="float" office:value="4.18740849194729" calcext:value-type="float">
            <text:p>4.1874084919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668" calcext:value-type="float">
            <text:p>0.1668</text:p>
          </table:table-cell>
          <table:table-cell office:value-type="float" office:value="63.28" calcext:value-type="float">
            <text:p>63.28</text:p>
          </table:table-cell>
          <table:table-cell office:value-type="float" office:value="3.259" calcext:value-type="float">
            <text:p>3.259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1589" calcext:value-type="float">
            <text:p>0.1589</text:p>
          </table:table-cell>
          <table:table-cell office:value-type="float" office:value="68.62" calcext:value-type="float">
            <text:p>68.62</text:p>
          </table:table-cell>
          <table:table-cell office:value-type="float" office:value="3.055" calcext:value-type="float">
            <text:p>3.055</text:p>
          </table:table-cell>
          <table:table-cell table:formula="of:=[.H266]/4" office:value-type="float" office:value="0.76375" calcext:value-type="float">
            <text:p>0.76375</text:p>
          </table:table-cell>
          <table:table-cell/>
          <table:table-cell table:formula="of:=[.D266]/[.E266]" office:value-type="float" office:value="4.39692390717755" calcext:value-type="float">
            <text:p>4.3969239072</text:p>
          </table:table-cell>
        </table:table-row>
        <table:table-row table:style-name="ro1">
          <table:table-cell office:value-type="float" office:value="0.4538" calcext:value-type="float">
            <text:p>0.4538</text:p>
          </table:table-cell>
          <table:table-cell office:value-type="float" office:value="0.179" calcext:value-type="float">
            <text:p>0.179</text:p>
          </table:table-cell>
          <table:table-cell office:value-type="float" office:value="54.73" calcext:value-type="float">
            <text:p>54.73</text:p>
          </table:table-cell>
          <table:table-cell office:value-type="float" office:value="3.167" calcext:value-type="float">
            <text:p>3.167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1843" calcext:value-type="float">
            <text:p>0.1843</text:p>
          </table:table-cell>
          <table:table-cell office:value-type="float" office:value="51.89" calcext:value-type="float">
            <text:p>51.89</text:p>
          </table:table-cell>
          <table:table-cell office:value-type="float" office:value="3.283" calcext:value-type="float">
            <text:p>3.283</text:p>
          </table:table-cell>
          <table:table-cell table:formula="of:=[.H267]/4" office:value-type="float" office:value="0.82075" calcext:value-type="float">
            <text:p>0.82075</text:p>
          </table:table-cell>
          <table:table-cell/>
          <table:table-cell table:formula="of:=[.D267]/[.E267]" office:value-type="float" office:value="3.81152966662655" calcext:value-type="float">
            <text:p>3.8115296666</text:p>
          </table:table-cell>
        </table:table-row>
        <table:table-row table:style-name="ro1">
          <table:table-cell office:value-type="float" office:value="0.8564" calcext:value-type="float">
            <text:p>0.8564</text:p>
          </table:table-cell>
          <table:table-cell office:value-type="float" office:value="0.1817" calcext:value-type="float">
            <text:p>0.1817</text:p>
          </table:table-cell>
          <table:table-cell office:value-type="float" office:value="51.96" calcext:value-type="float">
            <text:p>51.96</text:p>
          </table:table-cell>
          <table:table-cell office:value-type="float" office:value="3.296" calcext:value-type="float">
            <text:p>3.296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1806" calcext:value-type="float">
            <text:p>0.1806</text:p>
          </table:table-cell>
          <table:table-cell office:value-type="float" office:value="52.54" calcext:value-type="float">
            <text:p>52.54</text:p>
          </table:table-cell>
          <table:table-cell office:value-type="float" office:value="3.27" calcext:value-type="float">
            <text:p>3.27</text:p>
          </table:table-cell>
          <table:table-cell table:formula="of:=[.H268]/4" office:value-type="float" office:value="0.8175" calcext:value-type="float">
            <text:p>0.8175</text:p>
          </table:table-cell>
          <table:table-cell/>
          <table:table-cell table:formula="of:=[.D268]/[.E268]" office:value-type="float" office:value="4.04466805743036" calcext:value-type="float">
            <text:p>4.0446680574</text:p>
          </table:table-cell>
        </table:table-row>
        <table:table-row table:style-name="ro1">
          <table:table-cell office:value-type="float" office:value="0.4821" calcext:value-type="float">
            <text:p>0.4821</text:p>
          </table:table-cell>
          <table:table-cell office:value-type="float" office:value="0.1357" calcext:value-type="float">
            <text:p>0.1357</text:p>
          </table:table-cell>
          <table:table-cell office:value-type="float" office:value="64.5" calcext:value-type="float">
            <text:p>64.5</text:p>
          </table:table-cell>
          <table:table-cell office:value-type="float" office:value="3.224" calcext:value-type="float">
            <text:p>3.224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1326" calcext:value-type="float">
            <text:p>0.1326</text:p>
          </table:table-cell>
          <table:table-cell office:value-type="float" office:value="66.69" calcext:value-type="float">
            <text:p>66.69</text:p>
          </table:table-cell>
          <table:table-cell office:value-type="float" office:value="3.135" calcext:value-type="float">
            <text:p>3.135</text:p>
          </table:table-cell>
          <table:table-cell table:formula="of:=[.H269]/4" office:value-type="float" office:value="0.78375" calcext:value-type="float">
            <text:p>0.78375</text:p>
          </table:table-cell>
          <table:table-cell/>
          <table:table-cell table:formula="of:=[.D269]/[.E269]" office:value-type="float" office:value="4.16752843846949" calcext:value-type="float">
            <text:p>4.1675284385</text:p>
          </table:table-cell>
        </table:table-row>
        <table:table-row table:style-name="ro1">
          <table:table-cell office:value-type="float" office:value="0.1622" calcext:value-type="float">
            <text:p>0.1622</text:p>
          </table:table-cell>
          <table:table-cell office:value-type="float" office:value="0.201" calcext:value-type="float">
            <text:p>0.201</text:p>
          </table:table-cell>
          <table:table-cell office:value-type="float" office:value="52.89" calcext:value-type="float">
            <text:p>52.89</text:p>
          </table:table-cell>
          <table:table-cell office:value-type="float" office:value="3.337" calcext:value-type="float">
            <text:p>3.337</text:p>
          </table:table-cell>
          <table:table-cell office:value-type="float" office:value="0.765" calcext:value-type="float">
            <text:p>0.765</text:p>
          </table:table-cell>
          <table:table-cell office:value-type="float" office:value="0.1905" calcext:value-type="float">
            <text:p>0.1905</text:p>
          </table:table-cell>
          <table:table-cell office:value-type="float" office:value="58.56" calcext:value-type="float">
            <text:p>58.56</text:p>
          </table:table-cell>
          <table:table-cell office:value-type="float" office:value="3.129" calcext:value-type="float">
            <text:p>3.129</text:p>
          </table:table-cell>
          <table:table-cell table:formula="of:=[.H270]/4" office:value-type="float" office:value="0.78225" calcext:value-type="float">
            <text:p>0.78225</text:p>
          </table:table-cell>
          <table:table-cell/>
          <table:table-cell table:formula="of:=[.D270]/[.E270]" office:value-type="float" office:value="4.36209150326797" calcext:value-type="float">
            <text:p>4.3620915033</text:p>
          </table:table-cell>
        </table:table-row>
        <table:table-row table:style-name="ro1">
          <table:table-cell office:value-type="float" office:value="0.4025" calcext:value-type="float">
            <text:p>0.4025</text:p>
          </table:table-cell>
          <table:table-cell office:value-type="float" office:value="0.1748" calcext:value-type="float">
            <text:p>0.1748</text:p>
          </table:table-cell>
          <table:table-cell office:value-type="float" office:value="67.97" calcext:value-type="float">
            <text:p>67.97</text:p>
          </table:table-cell>
          <table:table-cell office:value-type="float" office:value="3.007" calcext:value-type="float">
            <text:p>3.007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1836" calcext:value-type="float">
            <text:p>0.1836</text:p>
          </table:table-cell>
          <table:table-cell office:value-type="float" office:value="63.09" calcext:value-type="float">
            <text:p>63.09</text:p>
          </table:table-cell>
          <table:table-cell office:value-type="float" office:value="3.133" calcext:value-type="float">
            <text:p>3.133</text:p>
          </table:table-cell>
          <table:table-cell table:formula="of:=[.H271]/4" office:value-type="float" office:value="0.78325" calcext:value-type="float">
            <text:p>0.78325</text:p>
          </table:table-cell>
          <table:table-cell/>
          <table:table-cell table:formula="of:=[.D271]/[.E271]" office:value-type="float" office:value="3.79145126717942" calcext:value-type="float">
            <text:p>3.7914512672</text:p>
          </table:table-cell>
        </table:table-row>
        <table:table-row table:style-name="ro1">
          <table:table-cell office:value-type="float" office:value="0.1275" calcext:value-type="float">
            <text:p>0.1275</text:p>
          </table:table-cell>
          <table:table-cell office:value-type="float" office:value="0.1114" calcext:value-type="float">
            <text:p>0.1114</text:p>
          </table:table-cell>
          <table:table-cell office:value-type="float" office:value="80.58" calcext:value-type="float">
            <text:p>80.58</text:p>
          </table:table-cell>
          <table:table-cell office:value-type="float" office:value="2.995" calcext:value-type="float">
            <text:p>2.995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1216" calcext:value-type="float">
            <text:p>0.1216</text:p>
          </table:table-cell>
          <table:table-cell office:value-type="float" office:value="73.85" calcext:value-type="float">
            <text:p>73.85</text:p>
          </table:table-cell>
          <table:table-cell office:value-type="float" office:value="3.19" calcext:value-type="float">
            <text:p>3.19</text:p>
          </table:table-cell>
          <table:table-cell table:formula="of:=[.H272]/4" office:value-type="float" office:value="0.7975" calcext:value-type="float">
            <text:p>0.7975</text:p>
          </table:table-cell>
          <table:table-cell/>
          <table:table-cell table:formula="of:=[.D272]/[.E272]" office:value-type="float" office:value="3.656005859375" calcext:value-type="float">
            <text:p>3.6560058594</text:p>
          </table:table-cell>
        </table:table-row>
        <table:table-row table:style-name="ro1">
          <table:table-cell office:value-type="float" office:value="0.6361" calcext:value-type="float">
            <text:p>0.6361</text:p>
          </table:table-cell>
          <table:table-cell office:value-type="float" office:value="0.1849" calcext:value-type="float">
            <text:p>0.1849</text:p>
          </table:table-cell>
          <table:table-cell office:value-type="float" office:value="50.36" calcext:value-type="float">
            <text:p>50.36</text:p>
          </table:table-cell>
          <table:table-cell office:value-type="float" office:value="3.357" calcext:value-type="float">
            <text:p>3.357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1829" calcext:value-type="float">
            <text:p>0.1829</text:p>
          </table:table-cell>
          <table:table-cell office:value-type="float" office:value="51.57" calcext:value-type="float">
            <text:p>51.57</text:p>
          </table:table-cell>
          <table:table-cell office:value-type="float" office:value="3.294" calcext:value-type="float">
            <text:p>3.294</text:p>
          </table:table-cell>
          <table:table-cell table:formula="of:=[.H273]/4" office:value-type="float" office:value="0.8235" calcext:value-type="float">
            <text:p>0.8235</text:p>
          </table:table-cell>
          <table:table-cell/>
          <table:table-cell table:formula="of:=[.D273]/[.E273]" office:value-type="float" office:value="4.1079295154185" calcext:value-type="float">
            <text:p>4.1079295154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14" calcext:value-type="float">
            <text:p>0.14</text:p>
          </table:table-cell>
          <table:table-cell office:value-type="float" office:value="66.47" calcext:value-type="float">
            <text:p>66.47</text:p>
          </table:table-cell>
          <table:table-cell office:value-type="float" office:value="3.094" calcext:value-type="float">
            <text:p>3.094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1426" calcext:value-type="float">
            <text:p>0.1426</text:p>
          </table:table-cell>
          <table:table-cell office:value-type="float" office:value="64.57" calcext:value-type="float">
            <text:p>64.57</text:p>
          </table:table-cell>
          <table:table-cell office:value-type="float" office:value="3.169" calcext:value-type="float">
            <text:p>3.169</text:p>
          </table:table-cell>
          <table:table-cell table:formula="of:=[.H274]/4" office:value-type="float" office:value="0.79225" calcext:value-type="float">
            <text:p>0.79225</text:p>
          </table:table-cell>
          <table:table-cell/>
          <table:table-cell table:formula="of:=[.D274]/[.E274]" office:value-type="float" office:value="3.86411889596603" calcext:value-type="float">
            <text:p>3.864118896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0.2222" calcext:value-type="float">
            <text:p>0.2222</text:p>
          </table:table-cell>
          <table:table-cell office:value-type="float" office:value="45.92" calcext:value-type="float">
            <text:p>45.92</text:p>
          </table:table-cell>
          <table:table-cell office:value-type="float" office:value="3.265" calcext:value-type="float">
            <text:p>3.265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2264" calcext:value-type="float">
            <text:p>0.2264</text:p>
          </table:table-cell>
          <table:table-cell office:value-type="float" office:value="43.89" calcext:value-type="float">
            <text:p>43.89</text:p>
          </table:table-cell>
          <table:table-cell office:value-type="float" office:value="3.355" calcext:value-type="float">
            <text:p>3.355</text:p>
          </table:table-cell>
          <table:table-cell table:formula="of:=[.H275]/4" office:value-type="float" office:value="0.83875" calcext:value-type="float">
            <text:p>0.83875</text:p>
          </table:table-cell>
          <table:table-cell/>
          <table:table-cell table:formula="of:=[.D275]/[.E275]" office:value-type="float" office:value="3.86299100804543" calcext:value-type="float">
            <text:p>3.862991008</text:p>
          </table:table-cell>
        </table:table-row>
        <table:table-row table:style-name="ro1">
          <table:table-cell office:value-type="float" office:value="0.2461" calcext:value-type="float">
            <text:p>0.2461</text:p>
          </table:table-cell>
          <table:table-cell office:value-type="float" office:value="0.05072" calcext:value-type="float">
            <text:p>0.05072</text:p>
          </table:table-cell>
          <table:table-cell office:value-type="float" office:value="113.7" calcext:value-type="float">
            <text:p>113.7</text:p>
          </table:table-cell>
          <table:table-cell office:value-type="float" office:value="2.974" calcext:value-type="float">
            <text:p>2.974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04214" calcext:value-type="float">
            <text:p>0.04214</text:p>
          </table:table-cell>
          <table:table-cell office:value-type="float" office:value="120.7" calcext:value-type="float">
            <text:p>120.7</text:p>
          </table:table-cell>
          <table:table-cell office:value-type="float" office:value="2.852" calcext:value-type="float">
            <text:p>2.852</text:p>
          </table:table-cell>
          <table:table-cell table:formula="of:=[.H276]/4" office:value-type="float" office:value="0.713" calcext:value-type="float">
            <text:p>0.713</text:p>
          </table:table-cell>
          <table:table-cell/>
          <table:table-cell table:formula="of:=[.D276]/[.E276]" office:value-type="float" office:value="4.25769506084467" calcext:value-type="float">
            <text:p>4.2576950608</text:p>
          </table:table-cell>
        </table:table-row>
        <table:table-row table:style-name="ro1">
          <table:table-cell office:value-type="float" office:value="0.3139" calcext:value-type="float">
            <text:p>0.3139</text:p>
          </table:table-cell>
          <table:table-cell office:value-type="float" office:value="0.2192" calcext:value-type="float">
            <text:p>0.2192</text:p>
          </table:table-cell>
          <table:table-cell office:value-type="float" office:value="45.52" calcext:value-type="float">
            <text:p>45.52</text:p>
          </table:table-cell>
          <table:table-cell office:value-type="float" office:value="3.253" calcext:value-type="float">
            <text:p>3.253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2241" calcext:value-type="float">
            <text:p>0.2241</text:p>
          </table:table-cell>
          <table:table-cell office:value-type="float" office:value="42.76" calcext:value-type="float">
            <text:p>42.76</text:p>
          </table:table-cell>
          <table:table-cell office:value-type="float" office:value="3.416" calcext:value-type="float">
            <text:p>3.416</text:p>
          </table:table-cell>
          <table:table-cell table:formula="of:=[.H277]/4" office:value-type="float" office:value="0.854" calcext:value-type="float">
            <text:p>0.854</text:p>
          </table:table-cell>
          <table:table-cell/>
          <table:table-cell table:formula="of:=[.D277]/[.E277]" office:value-type="float" office:value="3.73693279724296" calcext:value-type="float">
            <text:p>3.7369327972</text:p>
          </table:table-cell>
        </table:table-row>
        <table:table-row table:style-name="ro1">
          <table:table-cell office:value-type="float" office:value="0.5678" calcext:value-type="float">
            <text:p>0.5678</text:p>
          </table:table-cell>
          <table:table-cell office:value-type="float" office:value="0.204" calcext:value-type="float">
            <text:p>0.204</text:p>
          </table:table-cell>
          <table:table-cell office:value-type="float" office:value="48.74" calcext:value-type="float">
            <text:p>48.74</text:p>
          </table:table-cell>
          <table:table-cell office:value-type="float" office:value="3.227" calcext:value-type="float">
            <text:p>3.227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2074" calcext:value-type="float">
            <text:p>0.2074</text:p>
          </table:table-cell>
          <table:table-cell office:value-type="float" office:value="46.87" calcext:value-type="float">
            <text:p>46.87</text:p>
          </table:table-cell>
          <table:table-cell office:value-type="float" office:value="3.318" calcext:value-type="float">
            <text:p>3.318</text:p>
          </table:table-cell>
          <table:table-cell table:formula="of:=[.H278]/4" office:value-type="float" office:value="0.8295" calcext:value-type="float">
            <text:p>0.8295</text:p>
          </table:table-cell>
          <table:table-cell/>
          <table:table-cell table:formula="of:=[.D278]/[.E278]" office:value-type="float" office:value="3.85221439656201" calcext:value-type="float">
            <text:p>3.8522143966</text:p>
          </table:table-cell>
        </table:table-row>
        <table:table-row table:style-name="ro1">
          <table:table-cell office:value-type="float" office:value="0.5394" calcext:value-type="float">
            <text:p>0.5394</text:p>
          </table:table-cell>
          <table:table-cell office:value-type="float" office:value="0.1254" calcext:value-type="float">
            <text:p>0.1254</text:p>
          </table:table-cell>
          <table:table-cell office:value-type="float" office:value="77.1" calcext:value-type="float">
            <text:p>77.1</text:p>
          </table:table-cell>
          <table:table-cell office:value-type="float" office:value="3.02" calcext:value-type="float">
            <text:p>3.02</text:p>
          </table:table-cell>
          <table:table-cell office:value-type="float" office:value="0.7827" calcext:value-type="float">
            <text:p>0.7827</text:p>
          </table:table-cell>
          <table:table-cell office:value-type="float" office:value="0.1287" calcext:value-type="float">
            <text:p>0.1287</text:p>
          </table:table-cell>
          <table:table-cell office:value-type="float" office:value="74.73" calcext:value-type="float">
            <text:p>74.73</text:p>
          </table:table-cell>
          <table:table-cell office:value-type="float" office:value="3.095" calcext:value-type="float">
            <text:p>3.095</text:p>
          </table:table-cell>
          <table:table-cell table:formula="of:=[.H279]/4" office:value-type="float" office:value="0.77375" calcext:value-type="float">
            <text:p>0.77375</text:p>
          </table:table-cell>
          <table:table-cell/>
          <table:table-cell table:formula="of:=[.D279]/[.E279]" office:value-type="float" office:value="3.85843873770282" calcext:value-type="float">
            <text:p>3.8584387377</text:p>
          </table:table-cell>
        </table:table-row>
        <table:table-row table:style-name="ro1">
          <table:table-cell office:value-type="float" office:value="0.0775" calcext:value-type="float">
            <text:p>0.0775</text:p>
          </table:table-cell>
          <table:table-cell office:value-type="float" office:value="0.146" calcext:value-type="float">
            <text:p>0.146</text:p>
          </table:table-cell>
          <table:table-cell office:value-type="float" office:value="74.07" calcext:value-type="float">
            <text:p>74.07</text:p>
          </table:table-cell>
          <table:table-cell office:value-type="float" office:value="2.93" calcext:value-type="float">
            <text:p>2.93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1587" calcext:value-type="float">
            <text:p>0.1587</text:p>
          </table:table-cell>
          <table:table-cell office:value-type="float" office:value="66.18" calcext:value-type="float">
            <text:p>66.18</text:p>
          </table:table-cell>
          <table:table-cell office:value-type="float" office:value="3.161" calcext:value-type="float">
            <text:p>3.161</text:p>
          </table:table-cell>
          <table:table-cell table:formula="of:=[.H280]/4" office:value-type="float" office:value="0.79025" calcext:value-type="float">
            <text:p>0.79025</text:p>
          </table:table-cell>
          <table:table-cell/>
          <table:table-cell table:formula="of:=[.D280]/[.E280]" office:value-type="float" office:value="3.59597447226313" calcext:value-type="float">
            <text:p>3.5959744723</text:p>
          </table:table-cell>
        </table:table-row>
        <table:table-row table:style-name="ro1">
          <table:table-cell office:value-type="float" office:value="0.5403" calcext:value-type="float">
            <text:p>0.5403</text:p>
          </table:table-cell>
          <table:table-cell office:value-type="float" office:value="0.1826" calcext:value-type="float">
            <text:p>0.1826</text:p>
          </table:table-cell>
          <table:table-cell office:value-type="float" office:value="51.29" calcext:value-type="float">
            <text:p>51.29</text:p>
          </table:table-cell>
          <table:table-cell office:value-type="float" office:value="3.254" calcext:value-type="float">
            <text:p>3.254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1859" calcext:value-type="float">
            <text:p>0.1859</text:p>
          </table:table-cell>
          <table:table-cell office:value-type="float" office:value="49.35" calcext:value-type="float">
            <text:p>49.35</text:p>
          </table:table-cell>
          <table:table-cell office:value-type="float" office:value="3.349" calcext:value-type="float">
            <text:p>3.349</text:p>
          </table:table-cell>
          <table:table-cell table:formula="of:=[.H281]/4" office:value-type="float" office:value="0.83725" calcext:value-type="float">
            <text:p>0.83725</text:p>
          </table:table-cell>
          <table:table-cell/>
          <table:table-cell table:formula="of:=[.D281]/[.E281]" office:value-type="float" office:value="3.84588110152464" calcext:value-type="float">
            <text:p>3.8458811015</text:p>
          </table:table-cell>
        </table:table-row>
        <table:table-row table:style-name="ro1">
          <table:table-cell office:value-type="float" office:value="0.8031" calcext:value-type="float">
            <text:p>0.8031</text:p>
          </table:table-cell>
          <table:table-cell office:value-type="float" office:value="0.206" calcext:value-type="float">
            <text:p>0.206</text:p>
          </table:table-cell>
          <table:table-cell office:value-type="float" office:value="40.95" calcext:value-type="float">
            <text:p>40.95</text:p>
          </table:table-cell>
          <table:table-cell office:value-type="float" office:value="3.52" calcext:value-type="float">
            <text:p>3.52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2047" calcext:value-type="float">
            <text:p>0.2047</text:p>
          </table:table-cell>
          <table:table-cell office:value-type="float" office:value="41.63" calcext:value-type="float">
            <text:p>41.63</text:p>
          </table:table-cell>
          <table:table-cell office:value-type="float" office:value="3.474" calcext:value-type="float">
            <text:p>3.474</text:p>
          </table:table-cell>
          <table:table-cell table:formula="of:=[.H282]/4" office:value-type="float" office:value="0.8685" calcext:value-type="float">
            <text:p>0.8685</text:p>
          </table:table-cell>
          <table:table-cell/>
          <table:table-cell table:formula="of:=[.D282]/[.E282]" office:value-type="float" office:value="4.07313121962509" calcext:value-type="float">
            <text:p>4.0731312196</text:p>
          </table:table-cell>
        </table:table-row>
        <table:table-row table:style-name="ro1">
          <table:table-cell office:value-type="float" office:value="0.2864" calcext:value-type="float">
            <text:p>0.2864</text:p>
          </table:table-cell>
          <table:table-cell office:value-type="float" office:value="0.1861" calcext:value-type="float">
            <text:p>0.1861</text:p>
          </table:table-cell>
          <table:table-cell office:value-type="float" office:value="48.98" calcext:value-type="float">
            <text:p>48.98</text:p>
          </table:table-cell>
          <table:table-cell office:value-type="float" office:value="3.233" calcext:value-type="float">
            <text:p>3.233</text:p>
          </table:table-cell>
          <table:table-cell office:value-type="float" office:value="0.871" calcext:value-type="float">
            <text:p>0.871</text:p>
          </table:table-cell>
          <table:table-cell office:value-type="float" office:value="0.1939" calcext:value-type="float">
            <text:p>0.1939</text:p>
          </table:table-cell>
          <table:table-cell office:value-type="float" office:value="45.02" calcext:value-type="float">
            <text:p>45.02</text:p>
          </table:table-cell>
          <table:table-cell office:value-type="float" office:value="3.422" calcext:value-type="float">
            <text:p>3.422</text:p>
          </table:table-cell>
          <table:table-cell table:formula="of:=[.H283]/4" office:value-type="float" office:value="0.8555" calcext:value-type="float">
            <text:p>0.8555</text:p>
          </table:table-cell>
          <table:table-cell/>
          <table:table-cell table:formula="of:=[.D283]/[.E283]" office:value-type="float" office:value="3.71182548794489" calcext:value-type="float">
            <text:p>3.7118254879</text:p>
          </table:table-cell>
        </table:table-row>
        <table:table-row table:style-name="ro1">
          <table:table-cell office:value-type="float" office:value="0.1752" calcext:value-type="float">
            <text:p>0.1752</text:p>
          </table:table-cell>
          <table:table-cell office:value-type="float" office:value="0.1402" calcext:value-type="float">
            <text:p>0.1402</text:p>
          </table:table-cell>
          <table:table-cell office:value-type="float" office:value="67.23" calcext:value-type="float">
            <text:p>67.23</text:p>
          </table:table-cell>
          <table:table-cell office:value-type="float" office:value="3.053" calcext:value-type="float">
            <text:p>3.053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1506" calcext:value-type="float">
            <text:p>0.1506</text:p>
          </table:table-cell>
          <table:table-cell office:value-type="float" office:value="61.45" calcext:value-type="float">
            <text:p>61.45</text:p>
          </table:table-cell>
          <table:table-cell office:value-type="float" office:value="3.23" calcext:value-type="float">
            <text:p>3.23</text:p>
          </table:table-cell>
          <table:table-cell table:formula="of:=[.H284]/4" office:value-type="float" office:value="0.8075" calcext:value-type="float">
            <text:p>0.8075</text:p>
          </table:table-cell>
          <table:table-cell/>
          <table:table-cell table:formula="of:=[.D284]/[.E284]" office:value-type="float" office:value="3.70779693951907" calcext:value-type="float">
            <text:p>3.7077969395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1301" calcext:value-type="float">
            <text:p>0.1301</text:p>
          </table:table-cell>
          <table:table-cell office:value-type="float" office:value="73.33" calcext:value-type="float">
            <text:p>73.33</text:p>
          </table:table-cell>
          <table:table-cell office:value-type="float" office:value="3.169" calcext:value-type="float">
            <text:p>3.169</text:p>
          </table:table-cell>
          <table:table-cell office:value-type="float" office:value="0.7793" calcext:value-type="float">
            <text:p>0.7793</text:p>
          </table:table-cell>
          <table:table-cell office:value-type="float" office:value="0.1285" calcext:value-type="float">
            <text:p>0.1285</text:p>
          </table:table-cell>
          <table:table-cell office:value-type="float" office:value="74.41" calcext:value-type="float">
            <text:p>74.41</text:p>
          </table:table-cell>
          <table:table-cell office:value-type="float" office:value="3.133" calcext:value-type="float">
            <text:p>3.133</text:p>
          </table:table-cell>
          <table:table-cell table:formula="of:=[.H285]/4" office:value-type="float" office:value="0.78325" calcext:value-type="float">
            <text:p>0.78325</text:p>
          </table:table-cell>
          <table:table-cell/>
          <table:table-cell table:formula="of:=[.D285]/[.E285]" office:value-type="float" office:value="4.0664699088926" calcext:value-type="float">
            <text:p>4.0664699089</text:p>
          </table:table-cell>
        </table:table-row>
        <table:table-row table:style-name="ro1">
          <table:table-cell office:value-type="float" office:value="0.4781" calcext:value-type="float">
            <text:p>0.4781</text:p>
          </table:table-cell>
          <table:table-cell office:value-type="float" office:value="0.1641" calcext:value-type="float">
            <text:p>0.1641</text:p>
          </table:table-cell>
          <table:table-cell office:value-type="float" office:value="60.19" calcext:value-type="float">
            <text:p>60.19</text:p>
          </table:table-cell>
          <table:table-cell office:value-type="float" office:value="3.125" calcext:value-type="float">
            <text:p>3.125</text:p>
          </table:table-cell>
          <table:table-cell office:value-type="float" office:value="0.819" calcext:value-type="float">
            <text:p>0.819</text:p>
          </table:table-cell>
          <table:table-cell office:value-type="float" office:value="0.1691" calcext:value-type="float">
            <text:p>0.1691</text:p>
          </table:table-cell>
          <table:table-cell office:value-type="float" office:value="57.27" calcext:value-type="float">
            <text:p>57.27</text:p>
          </table:table-cell>
          <table:table-cell office:value-type="float" office:value="3.234" calcext:value-type="float">
            <text:p>3.234</text:p>
          </table:table-cell>
          <table:table-cell table:formula="of:=[.H286]/4" office:value-type="float" office:value="0.8085" calcext:value-type="float">
            <text:p>0.8085</text:p>
          </table:table-cell>
          <table:table-cell/>
          <table:table-cell table:formula="of:=[.D286]/[.E286]" office:value-type="float" office:value="3.81562881562882" calcext:value-type="float">
            <text:p>3.8156288156</text:p>
          </table:table-cell>
        </table:table-row>
        <table:table-row table:style-name="ro1">
          <table:table-cell office:value-type="float" office:value="0.7043" calcext:value-type="float">
            <text:p>0.7043</text:p>
          </table:table-cell>
          <table:table-cell office:value-type="float" office:value="0.1644" calcext:value-type="float">
            <text:p>0.1644</text:p>
          </table:table-cell>
          <table:table-cell office:value-type="float" office:value="56.21" calcext:value-type="float">
            <text:p>56.21</text:p>
          </table:table-cell>
          <table:table-cell office:value-type="float" office:value="3.273" calcext:value-type="float">
            <text:p>3.273</text:p>
          </table:table-cell>
          <table:table-cell office:value-type="float" office:value="0.7991" calcext:value-type="float">
            <text:p>0.7991</text:p>
          </table:table-cell>
          <table:table-cell office:value-type="float" office:value="0.1623" calcext:value-type="float">
            <text:p>0.1623</text:p>
          </table:table-cell>
          <table:table-cell office:value-type="float" office:value="57.48" calcext:value-type="float">
            <text:p>57.48</text:p>
          </table:table-cell>
          <table:table-cell office:value-type="float" office:value="3.219" calcext:value-type="float">
            <text:p>3.219</text:p>
          </table:table-cell>
          <table:table-cell table:formula="of:=[.H287]/4" office:value-type="float" office:value="0.80475" calcext:value-type="float">
            <text:p>0.80475</text:p>
          </table:table-cell>
          <table:table-cell/>
          <table:table-cell table:formula="of:=[.D287]/[.E287]" office:value-type="float" office:value="4.09585784007008" calcext:value-type="float">
            <text:p>4.0958578401</text:p>
          </table:table-cell>
        </table:table-row>
        <table:table-row table:style-name="ro1">
          <table:table-cell office:value-type="float" office:value="0.1719" calcext:value-type="float">
            <text:p>0.1719</text:p>
          </table:table-cell>
          <table:table-cell office:value-type="float" office:value="0.1246" calcext:value-type="float">
            <text:p>0.1246</text:p>
          </table:table-cell>
          <table:table-cell office:value-type="float" office:value="83.25" calcext:value-type="float">
            <text:p>83.25</text:p>
          </table:table-cell>
          <table:table-cell office:value-type="float" office:value="3.126" calcext:value-type="float">
            <text:p>3.126</text:p>
          </table:table-cell>
          <table:table-cell office:value-type="float" office:value="0.7264" calcext:value-type="float">
            <text:p>0.7264</text:p>
          </table:table-cell>
          <table:table-cell office:value-type="float" office:value="0.115" calcext:value-type="float">
            <text:p>0.115</text:p>
          </table:table-cell>
          <table:table-cell office:value-type="float" office:value="89.68" calcext:value-type="float">
            <text:p>89.68</text:p>
          </table:table-cell>
          <table:table-cell office:value-type="float" office:value="2.972" calcext:value-type="float">
            <text:p>2.972</text:p>
          </table:table-cell>
          <table:table-cell table:formula="of:=[.H288]/4" office:value-type="float" office:value="0.743" calcext:value-type="float">
            <text:p>0.743</text:p>
          </table:table-cell>
          <table:table-cell/>
          <table:table-cell table:formula="of:=[.D288]/[.E288]" office:value-type="float" office:value="4.3034140969163" calcext:value-type="float">
            <text:p>4.3034140969</text:p>
          </table:table-cell>
        </table:table-row>
        <table:table-row table:style-name="ro1">
          <table:table-cell office:value-type="float" office:value="0.0928" calcext:value-type="float">
            <text:p>0.0928</text:p>
          </table:table-cell>
          <table:table-cell office:value-type="float" office:value="0.1771" calcext:value-type="float">
            <text:p>0.1771</text:p>
          </table:table-cell>
          <table:table-cell office:value-type="float" office:value="62.29" calcext:value-type="float">
            <text:p>62.29</text:p>
          </table:table-cell>
          <table:table-cell office:value-type="float" office:value="3.032" calcext:value-type="float">
            <text:p>3.032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1901" calcext:value-type="float">
            <text:p>0.1901</text:p>
          </table:table-cell>
          <table:table-cell office:value-type="float" office:value="55.24" calcext:value-type="float">
            <text:p>55.24</text:p>
          </table:table-cell>
          <table:table-cell office:value-type="float" office:value="3.271" calcext:value-type="float">
            <text:p>3.271</text:p>
          </table:table-cell>
          <table:table-cell table:formula="of:=[.H289]/4" office:value-type="float" office:value="0.81775" calcext:value-type="float">
            <text:p>0.81775</text:p>
          </table:table-cell>
          <table:table-cell/>
          <table:table-cell table:formula="of:=[.D289]/[.E289]" office:value-type="float" office:value="3.61124344926155" calcext:value-type="float">
            <text:p>3.611243449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082" calcext:value-type="float">
            <text:p>0.2082</text:p>
          </table:table-cell>
          <table:table-cell office:value-type="float" office:value="51.14" calcext:value-type="float">
            <text:p>51.14</text:p>
          </table:table-cell>
          <table:table-cell office:value-type="float" office:value="3.179" calcext:value-type="float">
            <text:p>3.179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215" calcext:value-type="float">
            <text:p>0.215</text:p>
          </table:table-cell>
          <table:table-cell office:value-type="float" office:value="47.66" calcext:value-type="float">
            <text:p>47.66</text:p>
          </table:table-cell>
          <table:table-cell office:value-type="float" office:value="3.321" calcext:value-type="float">
            <text:p>3.321</text:p>
          </table:table-cell>
          <table:table-cell table:formula="of:=[.H290]/4" office:value-type="float" office:value="0.83025" calcext:value-type="float">
            <text:p>0.83025</text:p>
          </table:table-cell>
          <table:table-cell/>
          <table:table-cell table:formula="of:=[.D290]/[.E290]" office:value-type="float" office:value="3.77822676491562" calcext:value-type="float">
            <text:p>3.7782267649</text:p>
          </table:table-cell>
        </table:table-row>
        <table:table-row table:style-name="ro1">
          <table:table-cell office:value-type="float" office:value="0.5157" calcext:value-type="float">
            <text:p>0.5157</text:p>
          </table:table-cell>
          <table:table-cell office:value-type="float" office:value="0.2105" calcext:value-type="float">
            <text:p>0.2105</text:p>
          </table:table-cell>
          <table:table-cell office:value-type="float" office:value="40.02" calcext:value-type="float">
            <text:p>40.02</text:p>
          </table:table-cell>
          <table:table-cell office:value-type="float" office:value="3.403" calcext:value-type="float">
            <text:p>3.403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214" calcext:value-type="float">
            <text:p>0.214</text:p>
          </table:table-cell>
          <table:table-cell office:value-type="float" office:value="38.25" calcext:value-type="float">
            <text:p>38.25</text:p>
          </table:table-cell>
          <table:table-cell office:value-type="float" office:value="3.521" calcext:value-type="float">
            <text:p>3.521</text:p>
          </table:table-cell>
          <table:table-cell table:formula="of:=[.H291]/4" office:value-type="float" office:value="0.88025" calcext:value-type="float">
            <text:p>0.88025</text:p>
          </table:table-cell>
          <table:table-cell/>
          <table:table-cell table:formula="of:=[.D291]/[.E291]" office:value-type="float" office:value="3.82273646371602" calcext:value-type="float">
            <text:p>3.8227364637</text:p>
          </table:table-cell>
        </table:table-row>
        <table:table-row table:style-name="ro1">
          <table:table-cell office:value-type="float" office:value="0.1166" calcext:value-type="float">
            <text:p>0.1166</text:p>
          </table:table-cell>
          <table:table-cell office:value-type="float" office:value="0.1168" calcext:value-type="float">
            <text:p>0.1168</text:p>
          </table:table-cell>
          <table:table-cell office:value-type="float" office:value="78.53" calcext:value-type="float">
            <text:p>78.53</text:p>
          </table:table-cell>
          <table:table-cell office:value-type="float" office:value="3.189" calcext:value-type="float">
            <text:p>3.189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1087" calcext:value-type="float">
            <text:p>0.1087</text:p>
          </table:table-cell>
          <table:table-cell office:value-type="float" office:value="84.7" calcext:value-type="float">
            <text:p>84.7</text:p>
          </table:table-cell>
          <table:table-cell office:value-type="float" office:value="2.996" calcext:value-type="float">
            <text:p>2.996</text:p>
          </table:table-cell>
          <table:table-cell table:formula="of:=[.H292]/4" office:value-type="float" office:value="0.749" calcext:value-type="float">
            <text:p>0.749</text:p>
          </table:table-cell>
          <table:table-cell/>
          <table:table-cell table:formula="of:=[.D292]/[.E292]" office:value-type="float" office:value="4.39316710290674" calcext:value-type="float">
            <text:p>4.3931671029</text:p>
          </table:table-cell>
        </table:table-row>
        <table:table-row table:style-name="ro1">
          <table:table-cell office:value-type="float" office:value="0.4491" calcext:value-type="float">
            <text:p>0.4491</text:p>
          </table:table-cell>
          <table:table-cell office:value-type="float" office:value="0.2305" calcext:value-type="float">
            <text:p>0.2305</text:p>
          </table:table-cell>
          <table:table-cell office:value-type="float" office:value="39.81" calcext:value-type="float">
            <text:p>39.81</text:p>
          </table:table-cell>
          <table:table-cell office:value-type="float" office:value="3.543" calcext:value-type="float">
            <text:p>3.543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2268" calcext:value-type="float">
            <text:p>0.2268</text:p>
          </table:table-cell>
          <table:table-cell office:value-type="float" office:value="41.74" calcext:value-type="float">
            <text:p>41.74</text:p>
          </table:table-cell>
          <table:table-cell office:value-type="float" office:value="3.415" calcext:value-type="float">
            <text:p>3.415</text:p>
          </table:table-cell>
          <table:table-cell table:formula="of:=[.H293]/4" office:value-type="float" office:value="0.85375" calcext:value-type="float">
            <text:p>0.85375</text:p>
          </table:table-cell>
          <table:table-cell/>
          <table:table-cell table:formula="of:=[.D293]/[.E293]" office:value-type="float" office:value="4.20833828245635" calcext:value-type="float">
            <text:p>4.2083382825</text:p>
          </table:table-cell>
        </table:table-row>
        <table:table-row table:style-name="ro1">
          <table:table-cell office:value-type="float" office:value="0.8242" calcext:value-type="float">
            <text:p>0.8242</text:p>
          </table:table-cell>
          <table:table-cell office:value-type="float" office:value="0.1701" calcext:value-type="float">
            <text:p>0.1701</text:p>
          </table:table-cell>
          <table:table-cell office:value-type="float" office:value="53.48" calcext:value-type="float">
            <text:p>53.48</text:p>
          </table:table-cell>
          <table:table-cell office:value-type="float" office:value="3.285" calcext:value-type="float">
            <text:p>3.285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1712" calcext:value-type="float">
            <text:p>0.1712</text:p>
          </table:table-cell>
          <table:table-cell office:value-type="float" office:value="52.82" calcext:value-type="float">
            <text:p>52.82</text:p>
          </table:table-cell>
          <table:table-cell office:value-type="float" office:value="3.316" calcext:value-type="float">
            <text:p>3.316</text:p>
          </table:table-cell>
          <table:table-cell table:formula="of:=[.H294]/4" office:value-type="float" office:value="0.829" calcext:value-type="float">
            <text:p>0.829</text:p>
          </table:table-cell>
          <table:table-cell/>
          <table:table-cell table:formula="of:=[.D294]/[.E294]" office:value-type="float" office:value="3.94879192210602" calcext:value-type="float">
            <text:p>3.9487919221</text:p>
          </table:table-cell>
        </table:table-row>
        <table:table-row table:style-name="ro1">
          <table:table-cell office:value-type="float" office:value="0.0077" calcext:value-type="float">
            <text:p>0.0077</text:p>
          </table:table-cell>
          <table:table-cell office:value-type="float" office:value="0.2251" calcext:value-type="float">
            <text:p>0.2251</text:p>
          </table:table-cell>
          <table:table-cell office:value-type="float" office:value="41.14" calcext:value-type="float">
            <text:p>41.14</text:p>
          </table:table-cell>
          <table:table-cell office:value-type="float" office:value="3.167" calcext:value-type="float">
            <text:p>3.167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2382" calcext:value-type="float">
            <text:p>0.2382</text:p>
          </table:table-cell>
          <table:table-cell office:value-type="float" office:value="34.47" calcext:value-type="float">
            <text:p>34.47</text:p>
          </table:table-cell>
          <table:table-cell office:value-type="float" office:value="3.615" calcext:value-type="float">
            <text:p>3.615</text:p>
          </table:table-cell>
          <table:table-cell table:formula="of:=[.H295]/4" office:value-type="float" office:value="0.90375" calcext:value-type="float">
            <text:p>0.90375</text:p>
          </table:table-cell>
          <table:table-cell/>
          <table:table-cell table:formula="of:=[.D295]/[.E295]" office:value-type="float" office:value="3.35593938751722" calcext:value-type="float">
            <text:p>3.3559393875</text:p>
          </table:table-cell>
        </table:table-row>
        <table:table-row table:style-name="ro1">
          <table:table-cell office:value-type="float" office:value="0.9378" calcext:value-type="float">
            <text:p>0.9378</text:p>
          </table:table-cell>
          <table:table-cell office:value-type="float" office:value="0.19" calcext:value-type="float">
            <text:p>0.19</text:p>
          </table:table-cell>
          <table:table-cell office:value-type="float" office:value="58.12" calcext:value-type="float">
            <text:p>58.12</text:p>
          </table:table-cell>
          <table:table-cell office:value-type="float" office:value="3.181" calcext:value-type="float">
            <text:p>3.181</text:p>
          </table:table-cell>
          <table:table-cell office:value-type="float" office:value="0.7916" calcext:value-type="float">
            <text:p>0.7916</text:p>
          </table:table-cell>
          <table:table-cell office:value-type="float" office:value="0.1895" calcext:value-type="float">
            <text:p>0.1895</text:p>
          </table:table-cell>
          <table:table-cell office:value-type="float" office:value="58.4" calcext:value-type="float">
            <text:p>58.4</text:p>
          </table:table-cell>
          <table:table-cell office:value-type="float" office:value="3.17" calcext:value-type="float">
            <text:p>3.17</text:p>
          </table:table-cell>
          <table:table-cell table:formula="of:=[.H296]/4" office:value-type="float" office:value="0.7925" calcext:value-type="float">
            <text:p>0.7925</text:p>
          </table:table-cell>
          <table:table-cell/>
          <table:table-cell table:formula="of:=[.D296]/[.E296]" office:value-type="float" office:value="4.01844365841334" calcext:value-type="float">
            <text:p>4.0184436584</text:p>
          </table:table-cell>
        </table:table-row>
        <table:table-row table:style-name="ro1">
          <table:table-cell office:value-type="float" office:value="0.3801" calcext:value-type="float">
            <text:p>0.3801</text:p>
          </table:table-cell>
          <table:table-cell office:value-type="float" office:value="0.1712" calcext:value-type="float">
            <text:p>0.1712</text:p>
          </table:table-cell>
          <table:table-cell office:value-type="float" office:value="58.25" calcext:value-type="float">
            <text:p>58.25</text:p>
          </table:table-cell>
          <table:table-cell office:value-type="float" office:value="3.314" calcext:value-type="float">
            <text:p>3.314</text:p>
          </table:table-cell>
          <table:table-cell office:value-type="float" office:value="0.786" calcext:value-type="float">
            <text:p>0.786</text:p>
          </table:table-cell>
          <table:table-cell office:value-type="float" office:value="0.1652" calcext:value-type="float">
            <text:p>0.1652</text:p>
          </table:table-cell>
          <table:table-cell office:value-type="float" office:value="61.62" calcext:value-type="float">
            <text:p>61.62</text:p>
          </table:table-cell>
          <table:table-cell office:value-type="float" office:value="3.19" calcext:value-type="float">
            <text:p>3.19</text:p>
          </table:table-cell>
          <table:table-cell table:formula="of:=[.H297]/4" office:value-type="float" office:value="0.7975" calcext:value-type="float">
            <text:p>0.7975</text:p>
          </table:table-cell>
          <table:table-cell/>
          <table:table-cell table:formula="of:=[.D297]/[.E297]" office:value-type="float" office:value="4.21628498727735" calcext:value-type="float">
            <text:p>4.2162849873</text:p>
          </table:table-cell>
        </table:table-row>
        <table:table-row table:style-name="ro1">
          <table:table-cell office:value-type="float" office:value="0.6682" calcext:value-type="float">
            <text:p>0.6682</text:p>
          </table:table-cell>
          <table:table-cell office:value-type="float" office:value="0.2246" calcext:value-type="float">
            <text:p>0.2246</text:p>
          </table:table-cell>
          <table:table-cell office:value-type="float" office:value="35.57" calcext:value-type="float">
            <text:p>35.57</text:p>
          </table:table-cell>
          <table:table-cell office:value-type="float" office:value="3.589" calcext:value-type="float">
            <text:p>3.589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2228" calcext:value-type="float">
            <text:p>0.2228</text:p>
          </table:table-cell>
          <table:table-cell office:value-type="float" office:value="36.58" calcext:value-type="float">
            <text:p>36.58</text:p>
          </table:table-cell>
          <table:table-cell office:value-type="float" office:value="3.504" calcext:value-type="float">
            <text:p>3.504</text:p>
          </table:table-cell>
          <table:table-cell table:formula="of:=[.H298]/4" office:value-type="float" office:value="0.876" calcext:value-type="float">
            <text:p>0.876</text:p>
          </table:table-cell>
          <table:table-cell/>
          <table:table-cell table:formula="of:=[.D298]/[.E298]" office:value-type="float" office:value="4.13431632300426" calcext:value-type="float">
            <text:p>4.134316323</text:p>
          </table:table-cell>
        </table:table-row>
        <table:table-row table:style-name="ro1">
          <table:table-cell office:value-type="float" office:value="0.9413" calcext:value-type="float">
            <text:p>0.9413</text:p>
          </table:table-cell>
          <table:table-cell office:value-type="float" office:value="0.2014" calcext:value-type="float">
            <text:p>0.2014</text:p>
          </table:table-cell>
          <table:table-cell office:value-type="float" office:value="47.35" calcext:value-type="float">
            <text:p>47.35</text:p>
          </table:table-cell>
          <table:table-cell office:value-type="float" office:value="3.353" calcext:value-type="float">
            <text:p>3.353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201" calcext:value-type="float">
            <text:p>0.201</text:p>
          </table:table-cell>
          <table:table-cell office:value-type="float" office:value="47.58" calcext:value-type="float">
            <text:p>47.58</text:p>
          </table:table-cell>
          <table:table-cell office:value-type="float" office:value="3.341" calcext:value-type="float">
            <text:p>3.341</text:p>
          </table:table-cell>
          <table:table-cell table:formula="of:=[.H299]/4" office:value-type="float" office:value="0.83525" calcext:value-type="float">
            <text:p>0.83525</text:p>
          </table:table-cell>
          <table:table-cell/>
          <table:table-cell table:formula="of:=[.D299]/[.E299]" office:value-type="float" office:value="4.01990169044479" calcext:value-type="float">
            <text:p>4.0199016904</text:p>
          </table:table-cell>
        </table:table-row>
        <table:table-row table:style-name="ro1">
          <table:table-cell office:value-type="float" office:value="0.7522" calcext:value-type="float">
            <text:p>0.7522</text:p>
          </table:table-cell>
          <table:table-cell office:value-type="float" office:value="0.1082" calcext:value-type="float">
            <text:p>0.1082</text:p>
          </table:table-cell>
          <table:table-cell office:value-type="float" office:value="84.99" calcext:value-type="float">
            <text:p>84.99</text:p>
          </table:table-cell>
          <table:table-cell office:value-type="float" office:value="3.011" calcext:value-type="float">
            <text:p>3.011</text:p>
          </table:table-cell>
          <table:table-cell office:value-type="float" office:value="0.7662" calcext:value-type="float">
            <text:p>0.7662</text:p>
          </table:table-cell>
          <table:table-cell office:value-type="float" office:value="0.1105" calcext:value-type="float">
            <text:p>0.1105</text:p>
          </table:table-cell>
          <table:table-cell office:value-type="float" office:value="83.44" calcext:value-type="float">
            <text:p>83.44</text:p>
          </table:table-cell>
          <table:table-cell office:value-type="float" office:value="3.048" calcext:value-type="float">
            <text:p>3.048</text:p>
          </table:table-cell>
          <table:table-cell table:formula="of:=[.H300]/4" office:value-type="float" office:value="0.762" calcext:value-type="float">
            <text:p>0.762</text:p>
          </table:table-cell>
          <table:table-cell/>
          <table:table-cell table:formula="of:=[.D300]/[.E300]" office:value-type="float" office:value="3.92978334638476" calcext:value-type="float">
            <text:p>3.9297833464</text:p>
          </table:table-cell>
        </table:table-row>
        <table:table-row table:style-name="ro1">
          <table:table-cell office:value-type="float" office:value="0.4445" calcext:value-type="float">
            <text:p>0.4445</text:p>
          </table:table-cell>
          <table:table-cell office:value-type="float" office:value="0.1815" calcext:value-type="float">
            <text:p>0.1815</text:p>
          </table:table-cell>
          <table:table-cell office:value-type="float" office:value="62.24" calcext:value-type="float">
            <text:p>62.24</text:p>
          </table:table-cell>
          <table:table-cell office:value-type="float" office:value="3.09" calcext:value-type="float">
            <text:p>3.09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1857" calcext:value-type="float">
            <text:p>0.1857</text:p>
          </table:table-cell>
          <table:table-cell office:value-type="float" office:value="59.78" calcext:value-type="float">
            <text:p>59.78</text:p>
          </table:table-cell>
          <table:table-cell office:value-type="float" office:value="3.176" calcext:value-type="float">
            <text:p>3.176</text:p>
          </table:table-cell>
          <table:table-cell table:formula="of:=[.H301]/4" office:value-type="float" office:value="0.794" calcext:value-type="float">
            <text:p>0.794</text:p>
          </table:table-cell>
          <table:table-cell/>
          <table:table-cell table:formula="of:=[.D301]/[.E301]" office:value-type="float" office:value="3.85094715852443" calcext:value-type="float">
            <text:p>3.8509471585</text:p>
          </table:table-cell>
        </table:table-row>
        <table:table-row table:style-name="ro1">
          <table:table-cell office:value-type="float" office:value="0.9794" calcext:value-type="float">
            <text:p>0.9794</text:p>
          </table:table-cell>
          <table:table-cell office:value-type="float" office:value="0.1519" calcext:value-type="float">
            <text:p>0.1519</text:p>
          </table:table-cell>
          <table:table-cell office:value-type="float" office:value="74.57" calcext:value-type="float">
            <text:p>74.57</text:p>
          </table:table-cell>
          <table:table-cell office:value-type="float" office:value="3.01" calcext:value-type="float">
            <text:p>3.01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1518" calcext:value-type="float">
            <text:p>0.1518</text:p>
          </table:table-cell>
          <table:table-cell office:value-type="float" office:value="74.68" calcext:value-type="float">
            <text:p>74.68</text:p>
          </table:table-cell>
          <table:table-cell office:value-type="float" office:value="3.007" calcext:value-type="float">
            <text:p>3.007</text:p>
          </table:table-cell>
          <table:table-cell table:formula="of:=[.H302]/4" office:value-type="float" office:value="0.75175" calcext:value-type="float">
            <text:p>0.75175</text:p>
          </table:table-cell>
          <table:table-cell/>
          <table:table-cell table:formula="of:=[.D302]/[.E302]" office:value-type="float" office:value="4.00638892586184" calcext:value-type="float">
            <text:p>4.0063889259</text:p>
          </table:table-cell>
        </table:table-row>
        <table:table-row table:style-name="ro1">
          <table:table-cell office:value-type="float" office:value="0.1242" calcext:value-type="float">
            <text:p>0.1242</text:p>
          </table:table-cell>
          <table:table-cell office:value-type="float" office:value="0.1429" calcext:value-type="float">
            <text:p>0.1429</text:p>
          </table:table-cell>
          <table:table-cell office:value-type="float" office:value="64.08" calcext:value-type="float">
            <text:p>64.08</text:p>
          </table:table-cell>
          <table:table-cell office:value-type="float" office:value="3.134" calcext:value-type="float">
            <text:p>3.134</text:p>
          </table:table-cell>
          <table:table-cell office:value-type="float" office:value="0.853" calcext:value-type="float">
            <text:p>0.853</text:p>
          </table:table-cell>
          <table:table-cell office:value-type="float" office:value="0.1508" calcext:value-type="float">
            <text:p>0.1508</text:p>
          </table:table-cell>
          <table:table-cell office:value-type="float" office:value="59.3" calcext:value-type="float">
            <text:p>59.3</text:p>
          </table:table-cell>
          <table:table-cell office:value-type="float" office:value="3.327" calcext:value-type="float">
            <text:p>3.327</text:p>
          </table:table-cell>
          <table:table-cell table:formula="of:=[.H303]/4" office:value-type="float" office:value="0.83175" calcext:value-type="float">
            <text:p>0.83175</text:p>
          </table:table-cell>
          <table:table-cell/>
          <table:table-cell table:formula="of:=[.D303]/[.E303]" office:value-type="float" office:value="3.67409144196952" calcext:value-type="float">
            <text:p>3.674091442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1877" calcext:value-type="float">
            <text:p>0.1877</text:p>
          </table:table-cell>
          <table:table-cell office:value-type="float" office:value="55.3" calcext:value-type="float">
            <text:p>55.3</text:p>
          </table:table-cell>
          <table:table-cell office:value-type="float" office:value="3.262" calcext:value-type="float">
            <text:p>3.262</text:p>
          </table:table-cell>
          <table:table-cell office:value-type="float" office:value="0.7799" calcext:value-type="float">
            <text:p>0.7799</text:p>
          </table:table-cell>
          <table:table-cell office:value-type="float" office:value="0.1826" calcext:value-type="float">
            <text:p>0.1826</text:p>
          </table:table-cell>
          <table:table-cell office:value-type="float" office:value="58.17" calcext:value-type="float">
            <text:p>58.17</text:p>
          </table:table-cell>
          <table:table-cell office:value-type="float" office:value="3.156" calcext:value-type="float">
            <text:p>3.156</text:p>
          </table:table-cell>
          <table:table-cell table:formula="of:=[.H304]/4" office:value-type="float" office:value="0.789" calcext:value-type="float">
            <text:p>0.789</text:p>
          </table:table-cell>
          <table:table-cell/>
          <table:table-cell table:formula="of:=[.D304]/[.E304]" office:value-type="float" office:value="4.18258751121939" calcext:value-type="float">
            <text:p>4.1825875112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1958" calcext:value-type="float">
            <text:p>0.1958</text:p>
          </table:table-cell>
          <table:table-cell office:value-type="float" office:value="54.7" calcext:value-type="float">
            <text:p>54.7</text:p>
          </table:table-cell>
          <table:table-cell office:value-type="float" office:value="3.115" calcext:value-type="float">
            <text:p>3.115</text:p>
          </table:table-cell>
          <table:table-cell office:value-type="float" office:value="0.842" calcext:value-type="float">
            <text:p>0.842</text:p>
          </table:table-cell>
          <table:table-cell office:value-type="float" office:value="0.2063" calcext:value-type="float">
            <text:p>0.2063</text:p>
          </table:table-cell>
          <table:table-cell office:value-type="float" office:value="49.39" calcext:value-type="float">
            <text:p>49.39</text:p>
          </table:table-cell>
          <table:table-cell office:value-type="float" office:value="3.31" calcext:value-type="float">
            <text:p>3.31</text:p>
          </table:table-cell>
          <table:table-cell table:formula="of:=[.H305]/4" office:value-type="float" office:value="0.8275" calcext:value-type="float">
            <text:p>0.8275</text:p>
          </table:table-cell>
          <table:table-cell/>
          <table:table-cell table:formula="of:=[.D305]/[.E305]" office:value-type="float" office:value="3.69952494061758" calcext:value-type="float">
            <text:p>3.6995249406</text:p>
          </table:table-cell>
        </table:table-row>
        <table:table-row table:style-name="ro1">
          <table:table-cell office:value-type="float" office:value="0.6269" calcext:value-type="float">
            <text:p>0.6269</text:p>
          </table:table-cell>
          <table:table-cell office:value-type="float" office:value="0.149" calcext:value-type="float">
            <text:p>0.149</text:p>
          </table:table-cell>
          <table:table-cell office:value-type="float" office:value="59.69" calcext:value-type="float">
            <text:p>59.69</text:p>
          </table:table-cell>
          <table:table-cell office:value-type="float" office:value="3.312" calcext:value-type="float">
            <text:p>3.312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1465" calcext:value-type="float">
            <text:p>0.1465</text:p>
          </table:table-cell>
          <table:table-cell office:value-type="float" office:value="61.26" calcext:value-type="float">
            <text:p>61.26</text:p>
          </table:table-cell>
          <table:table-cell office:value-type="float" office:value="3.246" calcext:value-type="float">
            <text:p>3.246</text:p>
          </table:table-cell>
          <table:table-cell table:formula="of:=[.H306]/4" office:value-type="float" office:value="0.8115" calcext:value-type="float">
            <text:p>0.8115</text:p>
          </table:table-cell>
          <table:table-cell/>
          <table:table-cell table:formula="of:=[.D306]/[.E306]" office:value-type="float" office:value="4.11684275947794" calcext:value-type="float">
            <text:p>4.1168427595</text:p>
          </table:table-cell>
        </table:table-row>
        <table:table-row table:style-name="ro1">
          <table:table-cell office:value-type="float" office:value="0.9248" calcext:value-type="float">
            <text:p>0.9248</text:p>
          </table:table-cell>
          <table:table-cell office:value-type="float" office:value="0.1772" calcext:value-type="float">
            <text:p>0.1772</text:p>
          </table:table-cell>
          <table:table-cell office:value-type="float" office:value="49.47" calcext:value-type="float">
            <text:p>49.47</text:p>
          </table:table-cell>
          <table:table-cell office:value-type="float" office:value="3.412" calcext:value-type="float">
            <text:p>3.412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1766" calcext:value-type="float">
            <text:p>0.1766</text:p>
          </table:table-cell>
          <table:table-cell office:value-type="float" office:value="49.77" calcext:value-type="float">
            <text:p>49.77</text:p>
          </table:table-cell>
          <table:table-cell office:value-type="float" office:value="3.396" calcext:value-type="float">
            <text:p>3.396</text:p>
          </table:table-cell>
          <table:table-cell table:formula="of:=[.H307]/4" office:value-type="float" office:value="0.849" calcext:value-type="float">
            <text:p>0.849</text:p>
          </table:table-cell>
          <table:table-cell/>
          <table:table-cell table:formula="of:=[.D307]/[.E307]" office:value-type="float" office:value="4.02500884746962" calcext:value-type="float">
            <text:p>4.0250088475</text:p>
          </table:table-cell>
        </table:table-row>
        <table:table-row table:style-name="ro1">
          <table:table-cell office:value-type="float" office:value="0.8913" calcext:value-type="float">
            <text:p>0.8913</text:p>
          </table:table-cell>
          <table:table-cell office:value-type="float" office:value="0.1324" calcext:value-type="float">
            <text:p>0.1324</text:p>
          </table:table-cell>
          <table:table-cell office:value-type="float" office:value="83.92" calcext:value-type="float">
            <text:p>83.92</text:p>
          </table:table-cell>
          <table:table-cell office:value-type="float" office:value="3.004" calcext:value-type="float">
            <text:p>3.004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1314" calcext:value-type="float">
            <text:p>0.1314</text:p>
          </table:table-cell>
          <table:table-cell office:value-type="float" office:value="84.6" calcext:value-type="float">
            <text:p>84.6</text:p>
          </table:table-cell>
          <table:table-cell office:value-type="float" office:value="2.987" calcext:value-type="float">
            <text:p>2.987</text:p>
          </table:table-cell>
          <table:table-cell table:formula="of:=[.H308]/4" office:value-type="float" office:value="0.74675" calcext:value-type="float">
            <text:p>0.74675</text:p>
          </table:table-cell>
          <table:table-cell/>
          <table:table-cell table:formula="of:=[.D308]/[.E308]" office:value-type="float" office:value="4.03275607464089" calcext:value-type="float">
            <text:p>4.0327560746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1423" calcext:value-type="float">
            <text:p>0.1423</text:p>
          </table:table-cell>
          <table:table-cell office:value-type="float" office:value="71.25" calcext:value-type="float">
            <text:p>71.25</text:p>
          </table:table-cell>
          <table:table-cell office:value-type="float" office:value="3.071" calcext:value-type="float">
            <text:p>3.071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1451" calcext:value-type="float">
            <text:p>0.1451</text:p>
          </table:table-cell>
          <table:table-cell office:value-type="float" office:value="69.45" calcext:value-type="float">
            <text:p>69.45</text:p>
          </table:table-cell>
          <table:table-cell office:value-type="float" office:value="3.128" calcext:value-type="float">
            <text:p>3.128</text:p>
          </table:table-cell>
          <table:table-cell table:formula="of:=[.H309]/4" office:value-type="float" office:value="0.782" calcext:value-type="float">
            <text:p>0.782</text:p>
          </table:table-cell>
          <table:table-cell/>
          <table:table-cell table:formula="of:=[.D309]/[.E309]" office:value-type="float" office:value="3.89523084728564" calcext:value-type="float">
            <text:p>3.8952308473</text:p>
          </table:table-cell>
        </table:table-row>
        <table:table-row table:style-name="ro1">
          <table:table-cell office:value-type="float" office:value="0.6409" calcext:value-type="float">
            <text:p>0.6409</text:p>
          </table:table-cell>
          <table:table-cell office:value-type="float" office:value="0.1913" calcext:value-type="float">
            <text:p>0.1913</text:p>
          </table:table-cell>
          <table:table-cell office:value-type="float" office:value="54.26" calcext:value-type="float">
            <text:p>54.26</text:p>
          </table:table-cell>
          <table:table-cell office:value-type="float" office:value="3.324" calcext:value-type="float">
            <text:p>3.324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188" calcext:value-type="float">
            <text:p>0.188</text:p>
          </table:table-cell>
          <table:table-cell office:value-type="float" office:value="56.02" calcext:value-type="float">
            <text:p>56.02</text:p>
          </table:table-cell>
          <table:table-cell office:value-type="float" office:value="3.255" calcext:value-type="float">
            <text:p>3.255</text:p>
          </table:table-cell>
          <table:table-cell table:formula="of:=[.H310]/4" office:value-type="float" office:value="0.81375" calcext:value-type="float">
            <text:p>0.81375</text:p>
          </table:table-cell>
          <table:table-cell/>
          <table:table-cell table:formula="of:=[.D310]/[.E310]" office:value-type="float" office:value="4.11538937724403" calcext:value-type="float">
            <text:p>4.1153893772</text:p>
          </table:table-cell>
        </table:table-row>
        <table:table-row table:style-name="ro1">
          <table:table-cell office:value-type="float" office:value="0.2954" calcext:value-type="float">
            <text:p>0.2954</text:p>
          </table:table-cell>
          <table:table-cell office:value-type="float" office:value="0.194" calcext:value-type="float">
            <text:p>0.194</text:p>
          </table:table-cell>
          <table:table-cell office:value-type="float" office:value="42.48" calcext:value-type="float">
            <text:p>42.48</text:p>
          </table:table-cell>
          <table:table-cell office:value-type="float" office:value="3.567" calcext:value-type="float">
            <text:p>3.567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1904" calcext:value-type="float">
            <text:p>0.1904</text:p>
          </table:table-cell>
          <table:table-cell office:value-type="float" office:value="44.77" calcext:value-type="float">
            <text:p>44.77</text:p>
          </table:table-cell>
          <table:table-cell office:value-type="float" office:value="3.402" calcext:value-type="float">
            <text:p>3.402</text:p>
          </table:table-cell>
          <table:table-cell table:formula="of:=[.H311]/4" office:value-type="float" office:value="0.8505" calcext:value-type="float">
            <text:p>0.8505</text:p>
          </table:table-cell>
          <table:table-cell/>
          <table:table-cell table:formula="of:=[.D311]/[.E311]" office:value-type="float" office:value="4.27851745232098" calcext:value-type="float">
            <text:p>4.2785174523</text:p>
          </table:table-cell>
        </table:table-row>
        <table:table-row table:style-name="ro1">
          <table:table-cell office:value-type="float" office:value="0.0858" calcext:value-type="float">
            <text:p>0.0858</text:p>
          </table:table-cell>
          <table:table-cell office:value-type="float" office:value="0.1508" calcext:value-type="float">
            <text:p>0.1508</text:p>
          </table:table-cell>
          <table:table-cell office:value-type="float" office:value="65.31" calcext:value-type="float">
            <text:p>65.31</text:p>
          </table:table-cell>
          <table:table-cell office:value-type="float" office:value="3.271" calcext:value-type="float">
            <text:p>3.271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1397" calcext:value-type="float">
            <text:p>0.1397</text:p>
          </table:table-cell>
          <table:table-cell office:value-type="float" office:value="72.33" calcext:value-type="float">
            <text:p>72.33</text:p>
          </table:table-cell>
          <table:table-cell office:value-type="float" office:value="3.049" calcext:value-type="float">
            <text:p>3.049</text:p>
          </table:table-cell>
          <table:table-cell table:formula="of:=[.H312]/4" office:value-type="float" office:value="0.76225" calcext:value-type="float">
            <text:p>0.76225</text:p>
          </table:table-cell>
          <table:table-cell/>
          <table:table-cell table:formula="of:=[.D312]/[.E312]" office:value-type="float" office:value="4.41370935096478" calcext:value-type="float">
            <text:p>4.413709351</text:p>
          </table:table-cell>
        </table:table-row>
        <table:table-row table:style-name="ro1">
          <table:table-cell office:value-type="float" office:value="0.2263" calcext:value-type="float">
            <text:p>0.2263</text:p>
          </table:table-cell>
          <table:table-cell office:value-type="float" office:value="0.2032" calcext:value-type="float">
            <text:p>0.2032</text:p>
          </table:table-cell>
          <table:table-cell office:value-type="float" office:value="50.51" calcext:value-type="float">
            <text:p>50.51</text:p>
          </table:table-cell>
          <table:table-cell office:value-type="float" office:value="3.181" calcext:value-type="float">
            <text:p>3.181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2108" calcext:value-type="float">
            <text:p>0.2108</text:p>
          </table:table-cell>
          <table:table-cell office:value-type="float" office:value="46.49" calcext:value-type="float">
            <text:p>46.49</text:p>
          </table:table-cell>
          <table:table-cell office:value-type="float" office:value="3.365" calcext:value-type="float">
            <text:p>3.365</text:p>
          </table:table-cell>
          <table:table-cell table:formula="of:=[.H313]/4" office:value-type="float" office:value="0.84125" calcext:value-type="float">
            <text:p>0.84125</text:p>
          </table:table-cell>
          <table:table-cell/>
          <table:table-cell table:formula="of:=[.D313]/[.E313]" office:value-type="float" office:value="3.71048641082468" calcext:value-type="float">
            <text:p>3.7104864108</text:p>
          </table:table-cell>
        </table:table-row>
        <table:table-row table:style-name="ro1">
          <table:table-cell office:value-type="float" office:value="0.3905" calcext:value-type="float">
            <text:p>0.3905</text:p>
          </table:table-cell>
          <table:table-cell office:value-type="float" office:value="0.1939" calcext:value-type="float">
            <text:p>0.1939</text:p>
          </table:table-cell>
          <table:table-cell office:value-type="float" office:value="52.88" calcext:value-type="float">
            <text:p>52.88</text:p>
          </table:table-cell>
          <table:table-cell office:value-type="float" office:value="3.297" calcext:value-type="float">
            <text:p>3.297</text:p>
          </table:table-cell>
          <table:table-cell office:value-type="float" office:value="0.781" calcext:value-type="float">
            <text:p>0.781</text:p>
          </table:table-cell>
          <table:table-cell office:value-type="float" office:value="0.1874" calcext:value-type="float">
            <text:p>0.1874</text:p>
          </table:table-cell>
          <table:table-cell office:value-type="float" office:value="56.38" calcext:value-type="float">
            <text:p>56.38</text:p>
          </table:table-cell>
          <table:table-cell office:value-type="float" office:value="3.166" calcext:value-type="float">
            <text:p>3.166</text:p>
          </table:table-cell>
          <table:table-cell table:formula="of:=[.H314]/4" office:value-type="float" office:value="0.7915" calcext:value-type="float">
            <text:p>0.7915</text:p>
          </table:table-cell>
          <table:table-cell/>
          <table:table-cell table:formula="of:=[.D314]/[.E314]" office:value-type="float" office:value="4.22151088348272" calcext:value-type="float">
            <text:p>4.2215108835</text:p>
          </table:table-cell>
        </table:table-row>
        <table:table-row table:style-name="ro1">
          <table:table-cell office:value-type="float" office:value="0.5463" calcext:value-type="float">
            <text:p>0.5463</text:p>
          </table:table-cell>
          <table:table-cell office:value-type="float" office:value="0.1973" calcext:value-type="float">
            <text:p>0.1973</text:p>
          </table:table-cell>
          <table:table-cell office:value-type="float" office:value="47.44" calcext:value-type="float">
            <text:p>47.44</text:p>
          </table:table-cell>
          <table:table-cell office:value-type="float" office:value="3.4" calcext:value-type="float">
            <text:p>3.4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1935" calcext:value-type="float">
            <text:p>0.1935</text:p>
          </table:table-cell>
          <table:table-cell office:value-type="float" office:value="49.46" calcext:value-type="float">
            <text:p>49.46</text:p>
          </table:table-cell>
          <table:table-cell office:value-type="float" office:value="3.301" calcext:value-type="float">
            <text:p>3.301</text:p>
          </table:table-cell>
          <table:table-cell table:formula="of:=[.H315]/4" office:value-type="float" office:value="0.82525" calcext:value-type="float">
            <text:p>0.82525</text:p>
          </table:table-cell>
          <table:table-cell/>
          <table:table-cell table:formula="of:=[.D315]/[.E315]" office:value-type="float" office:value="4.16360519226059" calcext:value-type="float">
            <text:p>4.1636051923</text:p>
          </table:table-cell>
        </table:table-row>
        <table:table-row table:style-name="ro1">
          <table:table-cell office:value-type="float" office:value="0.2575" calcext:value-type="float">
            <text:p>0.2575</text:p>
          </table:table-cell>
          <table:table-cell office:value-type="float" office:value="0.1579" calcext:value-type="float">
            <text:p>0.1579</text:p>
          </table:table-cell>
          <table:table-cell office:value-type="float" office:value="59.31" calcext:value-type="float">
            <text:p>59.31</text:p>
          </table:table-cell>
          <table:table-cell office:value-type="float" office:value="3.148" calcext:value-type="float">
            <text:p>3.148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1641" calcext:value-type="float">
            <text:p>0.1641</text:p>
          </table:table-cell>
          <table:table-cell office:value-type="float" office:value="55.46" calcext:value-type="float">
            <text:p>55.46</text:p>
          </table:table-cell>
          <table:table-cell office:value-type="float" office:value="3.32" calcext:value-type="float">
            <text:p>3.32</text:p>
          </table:table-cell>
          <table:table-cell table:formula="of:=[.H316]/4" office:value-type="float" office:value="0.83" calcext:value-type="float">
            <text:p>0.83</text:p>
          </table:table-cell>
          <table:table-cell/>
          <table:table-cell table:formula="of:=[.D316]/[.E316]" office:value-type="float" office:value="3.7092023094144" calcext:value-type="float">
            <text:p>3.709202309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1201" calcext:value-type="float">
            <text:p>0.1201</text:p>
          </table:table-cell>
          <table:table-cell office:value-type="float" office:value="82.27" calcext:value-type="float">
            <text:p>82.27</text:p>
          </table:table-cell>
          <table:table-cell office:value-type="float" office:value="2.985" calcext:value-type="float">
            <text:p>2.985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1239" calcext:value-type="float">
            <text:p>0.1239</text:p>
          </table:table-cell>
          <table:table-cell office:value-type="float" office:value="79.62" calcext:value-type="float">
            <text:p>79.62</text:p>
          </table:table-cell>
          <table:table-cell office:value-type="float" office:value="3.053" calcext:value-type="float">
            <text:p>3.053</text:p>
          </table:table-cell>
          <table:table-cell table:formula="of:=[.H317]/4" office:value-type="float" office:value="0.76325" calcext:value-type="float">
            <text:p>0.76325</text:p>
          </table:table-cell>
          <table:table-cell/>
          <table:table-cell table:formula="of:=[.D317]/[.E317]" office:value-type="float" office:value="3.87310237446477" calcext:value-type="float">
            <text:p>3.8731023745</text:p>
          </table:table-cell>
        </table:table-row>
        <table:table-row table:style-name="ro1">
          <table:table-cell office:value-type="float" office:value="0.0432" calcext:value-type="float">
            <text:p>0.0432</text:p>
          </table:table-cell>
          <table:table-cell office:value-type="float" office:value="0.157" calcext:value-type="float">
            <text:p>0.157</text:p>
          </table:table-cell>
          <table:table-cell office:value-type="float" office:value="63.37" calcext:value-type="float">
            <text:p>63.37</text:p>
          </table:table-cell>
          <table:table-cell office:value-type="float" office:value="2.979" calcext:value-type="float">
            <text:p>2.979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1742" calcext:value-type="float">
            <text:p>0.1742</text:p>
          </table:table-cell>
          <table:table-cell office:value-type="float" office:value="53.8" calcext:value-type="float">
            <text:p>53.8</text:p>
          </table:table-cell>
          <table:table-cell office:value-type="float" office:value="3.32" calcext:value-type="float">
            <text:p>3.32</text:p>
          </table:table-cell>
          <table:table-cell table:formula="of:=[.H318]/4" office:value-type="float" office:value="0.83" calcext:value-type="float">
            <text:p>0.83</text:p>
          </table:table-cell>
          <table:table-cell/>
          <table:table-cell table:formula="of:=[.D318]/[.E318]" office:value-type="float" office:value="3.45511482254697" calcext:value-type="float">
            <text:p>3.4551148225</text:p>
          </table:table-cell>
        </table:table-row>
        <table:table-row table:style-name="ro1">
          <table:table-cell office:value-type="float" office:value="0.7461" calcext:value-type="float">
            <text:p>0.7461</text:p>
          </table:table-cell>
          <table:table-cell office:value-type="float" office:value="0.2296" calcext:value-type="float">
            <text:p>0.2296</text:p>
          </table:table-cell>
          <table:table-cell office:value-type="float" office:value="38.89" calcext:value-type="float">
            <text:p>38.89</text:p>
          </table:table-cell>
          <table:table-cell office:value-type="float" office:value="3.491" calcext:value-type="float">
            <text:p>3.491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2279" calcext:value-type="float">
            <text:p>0.2279</text:p>
          </table:table-cell>
          <table:table-cell office:value-type="float" office:value="39.78" calcext:value-type="float">
            <text:p>39.78</text:p>
          </table:table-cell>
          <table:table-cell office:value-type="float" office:value="3.43" calcext:value-type="float">
            <text:p>3.43</text:p>
          </table:table-cell>
          <table:table-cell table:formula="of:=[.H319]/4" office:value-type="float" office:value="0.8575" calcext:value-type="float">
            <text:p>0.8575</text:p>
          </table:table-cell>
          <table:table-cell/>
          <table:table-cell table:formula="of:=[.D319]/[.E319]" office:value-type="float" office:value="4.09645623093171" calcext:value-type="float">
            <text:p>4.0964562309</text:p>
          </table:table-cell>
        </table:table-row>
        <table:table-row table:style-name="ro1">
          <table:table-cell office:value-type="float" office:value="0.6777" calcext:value-type="float">
            <text:p>0.6777</text:p>
          </table:table-cell>
          <table:table-cell office:value-type="float" office:value="0.191" calcext:value-type="float">
            <text:p>0.191</text:p>
          </table:table-cell>
          <table:table-cell office:value-type="float" office:value="47.48" calcext:value-type="float">
            <text:p>47.48</text:p>
          </table:table-cell>
          <table:table-cell office:value-type="float" office:value="3.439" calcext:value-type="float">
            <text:p>3.439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1886" calcext:value-type="float">
            <text:p>0.1886</text:p>
          </table:table-cell>
          <table:table-cell office:value-type="float" office:value="48.8" calcext:value-type="float">
            <text:p>48.8</text:p>
          </table:table-cell>
          <table:table-cell office:value-type="float" office:value="3.371" calcext:value-type="float">
            <text:p>3.371</text:p>
          </table:table-cell>
          <table:table-cell table:formula="of:=[.H320]/4" office:value-type="float" office:value="0.84275" calcext:value-type="float">
            <text:p>0.84275</text:p>
          </table:table-cell>
          <table:table-cell/>
          <table:table-cell table:formula="of:=[.D320]/[.E320]" office:value-type="float" office:value="4.11068611044705" calcext:value-type="float">
            <text:p>4.1106861104</text:p>
          </table:table-cell>
        </table:table-row>
        <table:table-row table:style-name="ro1">
          <table:table-cell office:value-type="float" office:value="0.1111" calcext:value-type="float">
            <text:p>0.1111</text:p>
          </table:table-cell>
          <table:table-cell office:value-type="float" office:value="0.1874" calcext:value-type="float">
            <text:p>0.1874</text:p>
          </table:table-cell>
          <table:table-cell office:value-type="float" office:value="59.05" calcext:value-type="float">
            <text:p>59.05</text:p>
          </table:table-cell>
          <table:table-cell office:value-type="float" office:value="3.036" calcext:value-type="float">
            <text:p>3.036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1961" calcext:value-type="float">
            <text:p>0.1961</text:p>
          </table:table-cell>
          <table:table-cell office:value-type="float" office:value="53.78" calcext:value-type="float">
            <text:p>53.78</text:p>
          </table:table-cell>
          <table:table-cell office:value-type="float" office:value="3.247" calcext:value-type="float">
            <text:p>3.247</text:p>
          </table:table-cell>
          <table:table-cell table:formula="of:=[.H321]/4" office:value-type="float" office:value="0.81175" calcext:value-type="float">
            <text:p>0.81175</text:p>
          </table:table-cell>
          <table:table-cell/>
          <table:table-cell table:formula="of:=[.D321]/[.E321]" office:value-type="float" office:value="3.64290856731461" calcext:value-type="float">
            <text:p>3.6429085673</text:p>
          </table:table-cell>
        </table:table-row>
        <table:table-row table:style-name="ro1">
          <table:table-cell office:value-type="float" office:value="0.2502" calcext:value-type="float">
            <text:p>0.2502</text:p>
          </table:table-cell>
          <table:table-cell office:value-type="float" office:value="0.2165" calcext:value-type="float">
            <text:p>0.2165</text:p>
          </table:table-cell>
          <table:table-cell office:value-type="float" office:value="48.5" calcext:value-type="float">
            <text:p>48.5</text:p>
          </table:table-cell>
          <table:table-cell office:value-type="float" office:value="3.384" calcext:value-type="float">
            <text:p>3.384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2065" calcext:value-type="float">
            <text:p>0.2065</text:p>
          </table:table-cell>
          <table:table-cell office:value-type="float" office:value="53.67" calcext:value-type="float">
            <text:p>53.67</text:p>
          </table:table-cell>
          <table:table-cell office:value-type="float" office:value="3.174" calcext:value-type="float">
            <text:p>3.174</text:p>
          </table:table-cell>
          <table:table-cell table:formula="of:=[.H322]/4" office:value-type="float" office:value="0.7935" calcext:value-type="float">
            <text:p>0.7935</text:p>
          </table:table-cell>
          <table:table-cell/>
          <table:table-cell table:formula="of:=[.D322]/[.E322]" office:value-type="float" office:value="4.35689455388181" calcext:value-type="float">
            <text:p>4.3568945539</text:p>
          </table:table-cell>
        </table:table-row>
        <table:table-row table:style-name="ro1">
          <table:table-cell office:value-type="float" office:value="0.4582" calcext:value-type="float">
            <text:p>0.4582</text:p>
          </table:table-cell>
          <table:table-cell office:value-type="float" office:value="0.189" calcext:value-type="float">
            <text:p>0.189</text:p>
          </table:table-cell>
          <table:table-cell office:value-type="float" office:value="45.32" calcext:value-type="float">
            <text:p>45.32</text:p>
          </table:table-cell>
          <table:table-cell office:value-type="float" office:value="3.448" calcext:value-type="float">
            <text:p>3.448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1856" calcext:value-type="float">
            <text:p>0.1856</text:p>
          </table:table-cell>
          <table:table-cell office:value-type="float" office:value="47.2" calcext:value-type="float">
            <text:p>47.2</text:p>
          </table:table-cell>
          <table:table-cell office:value-type="float" office:value="3.338" calcext:value-type="float">
            <text:p>3.338</text:p>
          </table:table-cell>
          <table:table-cell table:formula="of:=[.H323]/4" office:value-type="float" office:value="0.8345" calcext:value-type="float">
            <text:p>0.8345</text:p>
          </table:table-cell>
          <table:table-cell/>
          <table:table-cell table:formula="of:=[.D323]/[.E323]" office:value-type="float" office:value="4.18395825749302" calcext:value-type="float">
            <text:p>4.1839582575</text:p>
          </table:table-cell>
        </table:table-row>
        <table:table-row table:style-name="ro1">
          <table:table-cell office:value-type="float" office:value="0.3113" calcext:value-type="float">
            <text:p>0.3113</text:p>
          </table:table-cell>
          <table:table-cell office:value-type="float" office:value="0.1762" calcext:value-type="float">
            <text:p>0.1762</text:p>
          </table:table-cell>
          <table:table-cell office:value-type="float" office:value="57.44" calcext:value-type="float">
            <text:p>57.44</text:p>
          </table:table-cell>
          <table:table-cell office:value-type="float" office:value="3.092" calcext:value-type="float">
            <text:p>3.092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1826" calcext:value-type="float">
            <text:p>0.1826</text:p>
          </table:table-cell>
          <table:table-cell office:value-type="float" office:value="53.8" calcext:value-type="float">
            <text:p>53.8</text:p>
          </table:table-cell>
          <table:table-cell office:value-type="float" office:value="3.23" calcext:value-type="float">
            <text:p>3.23</text:p>
          </table:table-cell>
          <table:table-cell table:formula="of:=[.H324]/4" office:value-type="float" office:value="0.8075" calcext:value-type="float">
            <text:p>0.8075</text:p>
          </table:table-cell>
          <table:table-cell/>
          <table:table-cell table:formula="of:=[.D324]/[.E324]" office:value-type="float" office:value="3.77027191805877" calcext:value-type="float">
            <text:p>3.7702719181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2084" calcext:value-type="float">
            <text:p>0.2084</text:p>
          </table:table-cell>
          <table:table-cell office:value-type="float" office:value="42.49" calcext:value-type="float">
            <text:p>42.49</text:p>
          </table:table-cell>
          <table:table-cell office:value-type="float" office:value="3.527" calcext:value-type="float">
            <text:p>3.527</text:p>
          </table:table-cell>
          <table:table-cell office:value-type="float" office:value="0.837" calcext:value-type="float">
            <text:p>0.837</text:p>
          </table:table-cell>
          <table:table-cell office:value-type="float" office:value="0.2041" calcext:value-type="float">
            <text:p>0.2041</text:p>
          </table:table-cell>
          <table:table-cell office:value-type="float" office:value="44.7" calcext:value-type="float">
            <text:p>44.7</text:p>
          </table:table-cell>
          <table:table-cell office:value-type="float" office:value="3.395" calcext:value-type="float">
            <text:p>3.395</text:p>
          </table:table-cell>
          <table:table-cell table:formula="of:=[.H325]/4" office:value-type="float" office:value="0.84875" calcext:value-type="float">
            <text:p>0.84875</text:p>
          </table:table-cell>
          <table:table-cell/>
          <table:table-cell table:formula="of:=[.D325]/[.E325]" office:value-type="float" office:value="4.21385902031063" calcext:value-type="float">
            <text:p>4.2138590203</text:p>
          </table:table-cell>
        </table:table-row>
        <table:table-row table:style-name="ro1">
          <table:table-cell office:value-type="float" office:value="0.2656" calcext:value-type="float">
            <text:p>0.2656</text:p>
          </table:table-cell>
          <table:table-cell office:value-type="float" office:value="0.2008" calcext:value-type="float">
            <text:p>0.2008</text:p>
          </table:table-cell>
          <table:table-cell office:value-type="float" office:value="50.19" calcext:value-type="float">
            <text:p>50.19</text:p>
          </table:table-cell>
          <table:table-cell office:value-type="float" office:value="3.361" calcext:value-type="float">
            <text:p>3.361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1936" calcext:value-type="float">
            <text:p>0.1936</text:p>
          </table:table-cell>
          <table:table-cell office:value-type="float" office:value="54.29" calcext:value-type="float">
            <text:p>54.29</text:p>
          </table:table-cell>
          <table:table-cell office:value-type="float" office:value="3.183" calcext:value-type="float">
            <text:p>3.183</text:p>
          </table:table-cell>
          <table:table-cell table:formula="of:=[.H326]/4" office:value-type="float" office:value="0.79575" calcext:value-type="float">
            <text:p>0.79575</text:p>
          </table:table-cell>
          <table:table-cell/>
          <table:table-cell table:formula="of:=[.D326]/[.E326]" office:value-type="float" office:value="4.30786977698026" calcext:value-type="float">
            <text:p>4.307869777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.167" calcext:value-type="float">
            <text:p>0.167</text:p>
          </table:table-cell>
          <table:table-cell office:value-type="float" office:value="62.73" calcext:value-type="float">
            <text:p>62.73</text:p>
          </table:table-cell>
          <table:table-cell office:value-type="float" office:value="3.122" calcext:value-type="float">
            <text:p>3.122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1708" calcext:value-type="float">
            <text:p>0.1708</text:p>
          </table:table-cell>
          <table:table-cell office:value-type="float" office:value="60.57" calcext:value-type="float">
            <text:p>60.57</text:p>
          </table:table-cell>
          <table:table-cell office:value-type="float" office:value="3.195" calcext:value-type="float">
            <text:p>3.195</text:p>
          </table:table-cell>
          <table:table-cell table:formula="of:=[.H327]/4" office:value-type="float" office:value="0.79875" calcext:value-type="float">
            <text:p>0.79875</text:p>
          </table:table-cell>
          <table:table-cell/>
          <table:table-cell table:formula="of:=[.D327]/[.E327]" office:value-type="float" office:value="3.87489139878367" calcext:value-type="float">
            <text:p>3.8748913988</text:p>
          </table:table-cell>
        </table:table-row>
        <table:table-row table:style-name="ro1">
          <table:table-cell office:value-type="float" office:value="0.0219" calcext:value-type="float">
            <text:p>0.0219</text:p>
          </table:table-cell>
          <table:table-cell office:value-type="float" office:value="0.1667" calcext:value-type="float">
            <text:p>0.1667</text:p>
          </table:table-cell>
          <table:table-cell office:value-type="float" office:value="52.01" calcext:value-type="float">
            <text:p>52.01</text:p>
          </table:table-cell>
          <table:table-cell office:value-type="float" office:value="3.503" calcext:value-type="float">
            <text:p>3.503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1576" calcext:value-type="float">
            <text:p>0.1576</text:p>
          </table:table-cell>
          <table:table-cell office:value-type="float" office:value="57.79" calcext:value-type="float">
            <text:p>57.79</text:p>
          </table:table-cell>
          <table:table-cell office:value-type="float" office:value="3.211" calcext:value-type="float">
            <text:p>3.211</text:p>
          </table:table-cell>
          <table:table-cell table:formula="of:=[.H328]/4" office:value-type="float" office:value="0.80275" calcext:value-type="float">
            <text:p>0.80275</text:p>
          </table:table-cell>
          <table:table-cell/>
          <table:table-cell table:formula="of:=[.D328]/[.E328]" office:value-type="float" office:value="4.53286749482402" calcext:value-type="float">
            <text:p>4.5328674948</text:p>
          </table:table-cell>
        </table:table-row>
        <table:table-row table:style-name="ro1">
          <table:table-cell office:value-type="float" office:value="0.9594" calcext:value-type="float">
            <text:p>0.9594</text:p>
          </table:table-cell>
          <table:table-cell office:value-type="float" office:value="0.2061" calcext:value-type="float">
            <text:p>0.2061</text:p>
          </table:table-cell>
          <table:table-cell office:value-type="float" office:value="52.99" calcext:value-type="float">
            <text:p>52.99</text:p>
          </table:table-cell>
          <table:table-cell office:value-type="float" office:value="3.24" calcext:value-type="float">
            <text:p>3.2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2065" calcext:value-type="float">
            <text:p>0.2065</text:p>
          </table:table-cell>
          <table:table-cell office:value-type="float" office:value="52.8" calcext:value-type="float">
            <text:p>52.8</text:p>
          </table:table-cell>
          <table:table-cell office:value-type="float" office:value="3.247" calcext:value-type="float">
            <text:p>3.247</text:p>
          </table:table-cell>
          <table:table-cell table:formula="of:=[.H329]/4" office:value-type="float" office:value="0.81175" calcext:value-type="float">
            <text:p>0.81175</text:p>
          </table:table-cell>
          <table:table-cell/>
          <table:table-cell table:formula="of:=[.D329]/[.E329]" office:value-type="float" office:value="3.98769230769231" calcext:value-type="float">
            <text:p>3.9876923077</text:p>
          </table:table-cell>
        </table:table-row>
        <table:table-row table:style-name="ro1">
          <table:table-cell office:value-type="float" office:value="0.7844" calcext:value-type="float">
            <text:p>0.7844</text:p>
          </table:table-cell>
          <table:table-cell office:value-type="float" office:value="0.187" calcext:value-type="float">
            <text:p>0.187</text:p>
          </table:table-cell>
          <table:table-cell office:value-type="float" office:value="50.5" calcext:value-type="float">
            <text:p>50.5</text:p>
          </table:table-cell>
          <table:table-cell office:value-type="float" office:value="3.312" calcext:value-type="float">
            <text:p>3.312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1856" calcext:value-type="float">
            <text:p>0.1856</text:p>
          </table:table-cell>
          <table:table-cell office:value-type="float" office:value="51.32" calcext:value-type="float">
            <text:p>51.32</text:p>
          </table:table-cell>
          <table:table-cell office:value-type="float" office:value="3.271" calcext:value-type="float">
            <text:p>3.271</text:p>
          </table:table-cell>
          <table:table-cell table:formula="of:=[.H330]/4" office:value-type="float" office:value="0.81775" calcext:value-type="float">
            <text:p>0.81775</text:p>
          </table:table-cell>
          <table:table-cell/>
          <table:table-cell table:formula="of:=[.D330]/[.E330]" office:value-type="float" office:value="4.07029617795256" calcext:value-type="float">
            <text:p>4.070296178</text:p>
          </table:table-cell>
        </table:table-row>
        <table:table-row table:style-name="ro1">
          <table:table-cell office:value-type="float" office:value="0.1368" calcext:value-type="float">
            <text:p>0.1368</text:p>
          </table:table-cell>
          <table:table-cell office:value-type="float" office:value="0.2078" calcext:value-type="float">
            <text:p>0.2078</text:p>
          </table:table-cell>
          <table:table-cell office:value-type="float" office:value="45.32" calcext:value-type="float">
            <text:p>45.32</text:p>
          </table:table-cell>
          <table:table-cell office:value-type="float" office:value="3.177" calcext:value-type="float">
            <text:p>3.177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2167" calcext:value-type="float">
            <text:p>0.2167</text:p>
          </table:table-cell>
          <table:table-cell office:value-type="float" office:value="40.51" calcext:value-type="float">
            <text:p>40.51</text:p>
          </table:table-cell>
          <table:table-cell office:value-type="float" office:value="3.448" calcext:value-type="float">
            <text:p>3.448</text:p>
          </table:table-cell>
          <table:table-cell table:formula="of:=[.H331]/4" office:value-type="float" office:value="0.862" calcext:value-type="float">
            <text:p>0.862</text:p>
          </table:table-cell>
          <table:table-cell/>
          <table:table-cell table:formula="of:=[.D331]/[.E331]" office:value-type="float" office:value="3.58456504569559" calcext:value-type="float">
            <text:p>3.5845650457</text:p>
          </table:table-cell>
        </table:table-row>
        <table:table-row table:style-name="ro1">
          <table:table-cell office:value-type="float" office:value="0.7548" calcext:value-type="float">
            <text:p>0.7548</text:p>
          </table:table-cell>
          <table:table-cell office:value-type="float" office:value="0.1819" calcext:value-type="float">
            <text:p>0.1819</text:p>
          </table:table-cell>
          <table:table-cell office:value-type="float" office:value="50.74" calcext:value-type="float">
            <text:p>50.74</text:p>
          </table:table-cell>
          <table:table-cell office:value-type="float" office:value="3.242" calcext:value-type="float">
            <text:p>3.242</text:p>
          </table:table-cell>
          <table:table-cell office:value-type="float" office:value="0.8279" calcext:value-type="float">
            <text:p>0.8279</text:p>
          </table:table-cell>
          <table:table-cell office:value-type="float" office:value="0.1844" calcext:value-type="float">
            <text:p>0.1844</text:p>
          </table:table-cell>
          <table:table-cell office:value-type="float" office:value="49.45" calcext:value-type="float">
            <text:p>49.45</text:p>
          </table:table-cell>
          <table:table-cell office:value-type="float" office:value="3.295" calcext:value-type="float">
            <text:p>3.295</text:p>
          </table:table-cell>
          <table:table-cell table:formula="of:=[.H332]/4" office:value-type="float" office:value="0.82375" calcext:value-type="float">
            <text:p>0.82375</text:p>
          </table:table-cell>
          <table:table-cell/>
          <table:table-cell table:formula="of:=[.D332]/[.E332]" office:value-type="float" office:value="3.91593187583041" calcext:value-type="float">
            <text:p>3.9159318758</text:p>
          </table:table-cell>
        </table:table-row>
        <table:table-row table:style-name="ro1">
          <table:table-cell office:value-type="float" office:value="0.3789" calcext:value-type="float">
            <text:p>0.3789</text:p>
          </table:table-cell>
          <table:table-cell office:value-type="float" office:value="0.2019" calcext:value-type="float">
            <text:p>0.2019</text:p>
          </table:table-cell>
          <table:table-cell office:value-type="float" office:value="44.23" calcext:value-type="float">
            <text:p>44.23</text:p>
          </table:table-cell>
          <table:table-cell office:value-type="float" office:value="3.485" calcext:value-type="float">
            <text:p>3.485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197" calcext:value-type="float">
            <text:p>0.197</text:p>
          </table:table-cell>
          <table:table-cell office:value-type="float" office:value="46.85" calcext:value-type="float">
            <text:p>46.85</text:p>
          </table:table-cell>
          <table:table-cell office:value-type="float" office:value="3.34" calcext:value-type="float">
            <text:p>3.34</text:p>
          </table:table-cell>
          <table:table-cell table:formula="of:=[.H333]/4" office:value-type="float" office:value="0.835" calcext:value-type="float">
            <text:p>0.835</text:p>
          </table:table-cell>
          <table:table-cell/>
          <table:table-cell table:formula="of:=[.D333]/[.E333]" office:value-type="float" office:value="4.23862807102895" calcext:value-type="float">
            <text:p>4.238628071</text:p>
          </table:table-cell>
        </table:table-row>
        <table:table-row table:style-name="ro1">
          <table:table-cell office:value-type="float" office:value="0.9979" calcext:value-type="float">
            <text:p>0.9979</text:p>
          </table:table-cell>
          <table:table-cell office:value-type="float" office:value="0.1922" calcext:value-type="float">
            <text:p>0.1922</text:p>
          </table:table-cell>
          <table:table-cell office:value-type="float" office:value="45.73" calcext:value-type="float">
            <text:p>45.73</text:p>
          </table:table-cell>
          <table:table-cell office:value-type="float" office:value="3.411" calcext:value-type="float">
            <text:p>3.411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1923" calcext:value-type="float">
            <text:p>0.1923</text:p>
          </table:table-cell>
          <table:table-cell office:value-type="float" office:value="45.72" calcext:value-type="float">
            <text:p>45.72</text:p>
          </table:table-cell>
          <table:table-cell office:value-type="float" office:value="3.411" calcext:value-type="float">
            <text:p>3.411</text:p>
          </table:table-cell>
          <table:table-cell table:formula="of:=[.H334]/4" office:value-type="float" office:value="0.85275" calcext:value-type="float">
            <text:p>0.85275</text:p>
          </table:table-cell>
          <table:table-cell/>
          <table:table-cell table:formula="of:=[.D334]/[.E334]" office:value-type="float" office:value="3.99929651776293" calcext:value-type="float">
            <text:p>3.9992965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 style:data-style-name="N2" text:time-value="17:37:06.8557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47:08.730774000</meta:creation-date>
    <dc:date>2016-03-05T16:02:15.041879000</dc:date>
    <meta:editing-duration>PT4H5M14S</meta:editing-duration>
    <meta:editing-cycles>3</meta:editing-cycles>
    <meta:generator>LibreOffice/5.1.0.3$MacOSX_X86_64 LibreOffice_project/5e3e00a007d9b3b6efb6797a8b8e57b51ab1f737</meta:generator>
    <meta:document-statistic meta:table-count="4" meta:cell-count="15697" meta:object-count="0"/>
  </office:meta>
</office:document-meta>
</file>